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heart_spot_calc.xml" manifest:media-type="text/xml"/>
  <manifest:file-entry manifest:full-path="Basic/Standard/heart_2.xml" manifest:media-type="text/xml"/>
  <manifest:file-entry manifest:full-path="Basic/Standard/hello_world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2.6193in"/>
    </style:style>
    <style:style style:name="co7" style:family="table-column">
      <style:table-column-properties fo:break-before="auto" style:column-width="3.522in"/>
    </style:style>
    <style:style style:name="co8" style:family="table-column">
      <style:table-column-properties fo:break-before="auto" style:column-width="1.0752in"/>
    </style:style>
    <style:style style:name="co9" style:family="table-column">
      <style:table-column-properties fo:break-before="auto" style:column-width="1.0327in"/>
    </style:style>
    <style:style style:name="co10" style:family="table-column">
      <style:table-column-properties fo:break-before="auto" style:column-width="1.128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0.6465in"/>
    </style:style>
    <style:style style:name="co13" style:family="table-column">
      <style:table-column-properties fo:break-before="auto" style:column-width="0.6354in"/>
    </style:style>
    <style:style style:name="co14" style:family="table-column">
      <style:table-column-properties fo:break-before="auto" style:column-width="1.1307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4165in"/>
    </style:style>
    <style:style style:name="co17" style:family="table-column">
      <style:table-column-properties fo:break-before="auto" style:column-width="0.6161in"/>
    </style:style>
    <style:style style:name="co18" style:family="table-column">
      <style:table-column-properties fo:break-before="auto" style:column-width="1.0634in"/>
    </style:style>
    <style:style style:name="co19" style:family="table-column">
      <style:table-column-properties fo:break-before="auto" style:column-width="0.7752in"/>
    </style:style>
    <style:style style:name="co20" style:family="table-column">
      <style:table-column-properties fo:break-before="auto" style:column-width="2.9752in"/>
    </style:style>
    <style:style style:name="co21" style:family="table-column">
      <style:table-column-properties fo:break-before="auto" style:column-width="2.9154in"/>
    </style:style>
    <style:style style:name="co22" style:family="table-column">
      <style:table-column-properties fo:break-before="auto" style:column-width="2.5543in"/>
    </style:style>
    <style:style style:name="co23" style:family="table-column">
      <style:table-column-properties fo:break-before="auto" style:column-width="1.6256in"/>
    </style:style>
    <style:style style:name="co24" style:family="table-column">
      <style:table-column-properties fo:break-before="auto" style:column-width="2.4925in"/>
    </style:style>
    <style:style style:name="co25" style:family="table-column">
      <style:table-column-properties fo:break-before="auto" style:column-width="1.0598in"/>
    </style:style>
    <style:style style:name="co26" style:family="table-column">
      <style:table-column-properties fo:break-before="auto" style:column-width="2.6264in"/>
    </style:style>
    <style:style style:name="co27" style:family="table-column">
      <style:table-column-properties fo:break-before="auto" style:column-width="2.3673in"/>
    </style:style>
    <style:style style:name="co28" style:family="table-column">
      <style:table-column-properties fo:break-before="auto" style:column-width="0.3457in"/>
    </style:style>
    <style:style style:name="co29" style:family="table-column">
      <style:table-column-properties fo:break-before="auto" style:column-width="2.2028in"/>
    </style:style>
    <style:style style:name="co30" style:family="table-column">
      <style:table-column-properties fo:break-before="auto" style:column-width="2.2882in"/>
    </style:style>
    <style:style style:name="co31" style:family="table-column">
      <style:table-column-properties fo:break-before="auto" style:column-width="6.2799in"/>
    </style:style>
    <style:style style:name="co32" style:family="table-column">
      <style:table-column-properties fo:break-before="auto" style:column-width="1.9835in"/>
    </style:style>
    <style:style style:name="co33" style:family="table-column">
      <style:table-column-properties fo:break-before="auto" style:column-width="2.0457in"/>
    </style:style>
    <style:style style:name="co34" style:family="table-column">
      <style:table-column-properties fo:break-before="auto" style:column-width="2.4189in"/>
    </style:style>
    <style:style style:name="co35" style:family="table-column">
      <style:table-column-properties fo:break-before="auto" style:column-width="2.839in"/>
    </style:style>
    <style:style style:name="co36" style:family="table-column">
      <style:table-column-properties fo:break-before="auto" style:column-width="8.3874in"/>
    </style:style>
    <style:style style:name="co37" style:family="table-column">
      <style:table-column-properties fo:break-before="auto" style:column-width="12.5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492in" fo:break-before="auto" style:use-optimal-row-height="false"/>
    </style:style>
    <style:style style:name="ro5" style:family="table-row">
      <style:table-row-properties style:row-height="0.1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map style:condition="is-true-formula([.AF2] &gt;= 1)" style:apply-style-name="Good" style:base-cell-address="Pokemon_cards_1.T2"/>
    </style:style>
    <style:style style:name="ce16" style:family="table-cell" style:parent-style-name="Default">
      <style:table-cell-properties fo:background-color="transparent"/>
      <style:map style:condition="is-true-formula([.AF2] &gt;= 1)" style:apply-style-name="Good" style:base-cell-address="Pokemon_cards_1.T2"/>
    </style:style>
    <style:style style:name="ce36" style:family="table-cell" style:parent-style-name="Default">
      <style:map style:condition="is-true-formula(OR([.AH2] = 2;[.AI2]= 2))" style:apply-style-name="Good" style:base-cell-address="Pokemon_cards_1.U2"/>
    </style:style>
    <style:style style:name="ce37" style:family="table-cell" style:parent-style-name="Default">
      <style:table-cell-properties fo:background-color="transparent"/>
      <style:map style:condition="is-true-formula(OR([.AH2] = 2;[.AI2]= 2))" style:apply-style-name="Good" style:base-cell-address="Pokemon_cards_1.U2"/>
    </style:style>
    <style:style style:name="ce38" style:family="table-cell" style:parent-style-name="Default">
      <style:map style:condition="is-true-formula(OR([.AH2] =3;[.AI2]=3))" style:apply-style-name="Good" style:base-cell-address="Pokemon_cards_1.V2"/>
    </style:style>
    <style:style style:name="ce39" style:family="table-cell" style:parent-style-name="Default">
      <style:table-cell-properties fo:background-color="transparent"/>
      <style:map style:condition="is-true-formula(OR([.AH2] =3;[.AI2]=3))" style:apply-style-name="Good" style:base-cell-address="Pokemon_cards_1.V2"/>
    </style:style>
    <style:style style:name="ce40" style:family="table-cell" style:parent-style-name="Default">
      <style:map style:condition="is-true-formula(OR([.AH2] = 4;[.AI2]=4))" style:apply-style-name="Good" style:base-cell-address="Pokemon_cards_1.W2"/>
    </style:style>
    <style:style style:name="ce41" style:family="table-cell" style:parent-style-name="Default">
      <style:table-cell-properties fo:background-color="transparent"/>
      <style:map style:condition="is-true-formula(OR([.AH2] = 4;[.AI2]=4))" style:apply-style-name="Good" style:base-cell-address="Pokemon_cards_1.W2"/>
    </style:style>
    <style:style style:name="ce42" style:family="table-cell" style:parent-style-name="Default">
      <style:map style:condition="is-true-formula(OR([.AH2] = 5;[.AI2] = 5))" style:apply-style-name="Good" style:base-cell-address="Pokemon_cards_1.X2"/>
    </style:style>
    <style:style style:name="ce43" style:family="table-cell" style:parent-style-name="Default">
      <style:table-cell-properties fo:background-color="transparent"/>
      <style:map style:condition="is-true-formula(OR([.AH2] = 5;[.AI2] = 5))" style:apply-style-name="Good" style:base-cell-address="Pokemon_cards_1.X2"/>
    </style:style>
    <style:style style:name="ce44" style:family="table-cell" style:parent-style-name="Default">
      <style:map style:condition="is-true-formula(OR([.AH2]=6;[.AI2]=6))" style:apply-style-name="Good" style:base-cell-address="Pokemon_cards_1.Y2"/>
    </style:style>
    <style:style style:name="ce45" style:family="table-cell" style:parent-style-name="Default">
      <style:table-cell-properties fo:background-color="transparent"/>
      <style:map style:condition="is-true-formula(OR([.AH2]=6;[.AI2]=6))" style:apply-style-name="Good" style:base-cell-address="Pokemon_cards_1.Y2"/>
    </style:style>
    <style:style style:name="ce46" style:family="table-cell" style:parent-style-name="Default">
      <style:map style:condition="is-true-formula(OR([.AF2]=7;[.AH2]=7;[.AI2]=7))" style:apply-style-name="Good" style:base-cell-address="Pokemon_cards_1.Z2"/>
    </style:style>
    <style:style style:name="ce22" style:family="table-cell" style:parent-style-name="Default">
      <style:table-cell-properties fo:background-color="transparent"/>
      <style:map style:condition="is-true-formula(OR([.AF2]=7;[.AH2]=7;[.AI2]=7))" style:apply-style-name="Good" style:base-cell-address="Pokemon_cards_1.Z2"/>
    </style:style>
    <style:style style:name="ce48" style:family="table-cell" style:parent-style-name="Default">
      <style:map style:condition="is-true-formula(OR([.AF2]=8;[.AH2]=8;[.AI2]=8))" style:apply-style-name="Good" style:base-cell-address="Pokemon_cards_1.AA2"/>
    </style:style>
    <style:style style:name="ce24" style:family="table-cell" style:parent-style-name="Default">
      <style:table-cell-properties fo:background-color="transparent"/>
      <style:map style:condition="is-true-formula(OR([.AF2]=8;[.AH2]=8;[.AI2]=8))" style:apply-style-name="Good" style:base-cell-address="Pokemon_cards_1.AA2"/>
    </style:style>
    <style:style style:name="ce50" style:family="table-cell" style:parent-style-name="Default">
      <style:map style:condition="is-true-formula(OR([.AF2]=9;[.AH2]=9;[.AI2]=9))" style:apply-style-name="Good" style:base-cell-address="Pokemon_cards_1.AB2"/>
    </style:style>
    <style:style style:name="ce26" style:family="table-cell" style:parent-style-name="Default">
      <style:table-cell-properties fo:background-color="transparent"/>
      <style:map style:condition="is-true-formula(OR([.AF2]=9;[.AH2]=9;[.AI2]=9))" style:apply-style-name="Good" style:base-cell-address="Pokemon_cards_1.AB2"/>
    </style:style>
    <style:style style:name="ce52" style:family="table-cell" style:parent-style-name="Default">
      <style:map style:condition="is-true-formula(OR([.AF2]=10;[.AH2]=10;[.AI2]=10))" style:apply-style-name="Good" style:base-cell-address="Pokemon_cards_1.AC2"/>
    </style:style>
    <style:style style:name="ce28" style:family="table-cell" style:parent-style-name="Default">
      <style:table-cell-properties fo:background-color="transparent"/>
      <style:map style:condition="is-true-formula(OR([.AF2]=10;[.AH2]=10;[.AI2]=10))" style:apply-style-name="Good" style:base-cell-address="Pokemon_cards_1.AC2"/>
    </style:style>
    <style:style style:name="ce54" style:family="table-cell" style:parent-style-name="Default">
      <style:map style:condition="is-true-formula(OR([.AF2] = 11;[.AH2]=11;[.AI2]=11))" style:apply-style-name="Good" style:base-cell-address="Pokemon_cards_1.AD2"/>
    </style:style>
    <style:style style:name="ce30" style:family="table-cell" style:parent-style-name="Default">
      <style:table-cell-properties fo:background-color="transparent"/>
      <style:map style:condition="is-true-formula(OR([.AF2] = 11;[.AH2]=11;[.AI2]=11))" style:apply-style-name="Good" style:base-cell-address="Pokemon_cards_1.AD2"/>
    </style:style>
    <style:style style:name="ce56" style:family="table-cell" style:parent-style-name="Default">
      <style:map style:condition="is-true-formula([.AF2]&gt;=12)" style:apply-style-name="Good" style:base-cell-address="Pokemon_cards_1.AE2"/>
    </style:style>
    <style:style style:name="ce32" style:family="table-cell" style:parent-style-name="Default">
      <style:table-cell-properties fo:background-color="transparent"/>
      <style:map style:condition="is-true-formula([.AF2]&gt;=12)" style:apply-style-name="Good" style:base-cell-address="Pokemon_cards_1.AE2"/>
    </style:style>
    <style:style style:name="ce3" style:family="table-cell" style:parent-style-name="Default">
      <style:table-cell-properties fo:background-color="#800080"/>
    </style:style>
    <style:style style:name="ce59" style:family="table-cell" style:parent-style-name="Default"/>
    <style:style style:name="ce1" style:family="table-cell" style:parent-style-name="Default" style:data-style-name="N0"/>
    <style:style style:name="ce17" style:family="table-cell" style:parent-style-name="Default" style:data-style-name="N99"/>
    <style:style style:name="ce20" style:family="table-cell" style:parent-style-name="Default" style:data-style-name="N99">
      <style:table-cell-properties fo:background-color="#ffff00"/>
    </style:style>
    <style:style style:name="ce7" style:family="table-cell" style:parent-style-name="Default" style:data-style-name="N0">
      <style:table-cell-properties fo:background-color="#ffff00"/>
    </style:style>
    <style:style style:name="ce5" style:family="table-cell" style:parent-style-name="Default">
      <style:table-cell-properties fo:background-color="#3a1a0f"/>
    </style:style>
    <style:style style:name="gr1" style:family="graphic">
      <style:graphic-properties fo:background-color="#ff0000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kemon_cards_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alculate hps" form:control-implementation="ooo:com.sun.star.form.component.CommandButton" xml:id="control1" form:id="control1" form:label="Calculate h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heart_2.Main?language=Basic&amp;location=application" xlink:type="simple"/>
              </office:event-listeners>
            </form:button>
          </form:form>
        </office:forms>
        <table:shapes>
          <draw:control draw:z-index="0" draw:style-name="gr1" draw:text-style-name="P1" svg:width="0.8776in" svg:height="0.1673in" svg:x="30.5047in" svg:y="0.0004in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10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ce3"/>
        <table:table-column table:style-name="co15" table:default-cell-style-name="ce3"/>
        <table:table-column table:style-name="co15" table:default-cell-style-name="Default"/>
        <table:table-column table:style-name="co16" table:default-cell-style-name="Default"/>
        <table:table-column table:style-name="co15" table:number-columns-repeated="9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number-columns-repeated="7" table:default-cell-style-name="Default"/>
        <table:table-column table:style-name="co18" table:default-cell-style-name="Default"/>
        <table:table-column table:style-name="co15" table:number-columns-repeated="27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column table:style-name="co15" table:number-columns-repeated="2" table:default-cell-style-name="ce5"/>
        <table:table-column table:style-name="co15" table:number-columns-repeated="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2" table:default-cell-style-name="Default"/>
        <table:table-column table:style-name="co23" table:default-cell-style-name="Default"/>
        <table:table-column table:style-name="co15" table:number-columns-repeated="5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15" table:number-columns-repeated="7" table:default-cell-style-name="Default"/>
        <table:table-column table:style-name="co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9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9" table:default-cell-style-name="Default"/>
        <table:table-column table:style-name="co15" table:number-columns-repeated="26" table:default-cell-style-name="Default"/>
        <table:table-column table:style-name="co31" table:default-cell-style-name="Default"/>
        <table:table-column table:style-name="co15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number-columns-repeated="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number-columns-repeated="802" table:default-cell-style-name="Default"/>
        <table:table-row table:style-name="ro1">
          <table:table-cell office:value-type="string" calcext:value-type="string">
            <text:p>Name 1</text:p>
          </table:table-cell>
          <table:table-cell office:value-type="string" calcext:value-type="string">
            <text:p>Name 2</text:p>
          </table:table-cell>
          <table:table-cell office:value-type="string" calcext:value-type="string">
            <text:p>Name 3</text:p>
          </table:table-cell>
          <table:table-cell office:value-type="string" calcext:value-type="string">
            <text:p>evo_metho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bility_name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Attack type 1-1</text:p>
          </table:table-cell>
          <table:table-cell office:value-type="string" calcext:value-type="string">
            <text:p>Attack type 1-2</text:p>
          </table:table-cell>
          <table:table-cell office:value-type="string" calcext:value-type="string">
            <text:p>Attack type 1-3</text:p>
          </table:table-cell>
          <table:table-cell office:value-type="string" calcext:value-type="string">
            <text:p>Attack type 1-4</text:p>
          </table:table-cell>
          <table:table-cell office:value-type="string" calcext:value-type="string">
            <text:p>Attack type 2-1</text:p>
          </table:table-cell>
          <table:table-cell office:value-type="string" calcext:value-type="string">
            <text:p>Attack type 2-2</text:p>
          </table:table-cell>
          <table:table-cell office:value-type="string" calcext:value-type="string">
            <text:p>Attack type 2-3</text:p>
          </table:table-cell>
          <table:table-cell office:value-type="string" calcext:value-type="string">
            <text:p>Attack type 2-4</text:p>
          </table:table-cell>
          <table:table-cell office:value-type="string" calcext:value-type="string">
            <text:p>Attack type 3-1</text:p>
          </table:table-cell>
          <table:table-cell office:value-type="string" calcext:value-type="string">
            <text:p>Attack type 3-2</text:p>
          </table:table-cell>
          <table:table-cell office:value-type="string" calcext:value-type="string">
            <text:p>Attack type 3-3</text:p>
          </table:table-cell>
          <table:table-cell office:value-type="string" calcext:value-type="string">
            <text:p>Attack type 3-4</text:p>
          </table:table-cell>
          <table:table-cell table:formula="of:=CONCATENATE(&quot;Level_&quot;;[.DX1])" office:value-type="string" office:string-value="Level_1" calcext:value-type="string">
            <text:p>Level_1</text:p>
          </table:table-cell>
          <table:table-cell table:formula="of:=CONCATENATE(&quot;Level_&quot;;[.DY1])" office:value-type="string" office:string-value="Level_2" calcext:value-type="string">
            <text:p>Level_2</text:p>
          </table:table-cell>
          <table:table-cell table:formula="of:=CONCATENATE(&quot;Level_&quot;;[.DZ1])" office:value-type="string" office:string-value="Level_3" calcext:value-type="string">
            <text:p>Level_3</text:p>
          </table:table-cell>
          <table:table-cell table:formula="of:=CONCATENATE(&quot;Level_&quot;;[.EA1])" office:value-type="string" office:string-value="Level_4" calcext:value-type="string">
            <text:p>Level_4</text:p>
          </table:table-cell>
          <table:table-cell table:formula="of:=CONCATENATE(&quot;Level_&quot;;[.EB1])" office:value-type="string" office:string-value="Level_5" calcext:value-type="string">
            <text:p>Level_5</text:p>
          </table:table-cell>
          <table:table-cell table:formula="of:=CONCATENATE(&quot;Level_&quot;;[.EC1])" office:value-type="string" office:string-value="Level_6" calcext:value-type="string">
            <text:p>Level_6</text:p>
          </table:table-cell>
          <table:table-cell table:formula="of:=CONCATENATE(&quot;Level_&quot;;[.ED1])" office:value-type="string" office:string-value="Level_7" calcext:value-type="string">
            <text:p>Level_7</text:p>
          </table:table-cell>
          <table:table-cell table:formula="of:=CONCATENATE(&quot;Level_&quot;;[.EE1])" office:value-type="string" office:string-value="Level_8" calcext:value-type="string">
            <text:p>Level_8</text:p>
          </table:table-cell>
          <table:table-cell table:formula="of:=CONCATENATE(&quot;Level_&quot;;[.EF1])" office:value-type="string" office:string-value="Level_9" calcext:value-type="string">
            <text:p>Level_9</text:p>
          </table:table-cell>
          <table:table-cell table:formula="of:=CONCATENATE(&quot;Level_&quot;;[.EG1])" office:value-type="string" office:string-value="Level_10" calcext:value-type="string">
            <text:p>Level_10</text:p>
          </table:table-cell>
          <table:table-cell table:formula="of:=CONCATENATE(&quot;Level_&quot;;[.EH1])" office:value-type="string" office:string-value="Level_11" calcext:value-type="string">
            <text:p>Level_11</text:p>
          </table:table-cell>
          <table:table-cell table:formula="of:=CONCATENATE(&quot;Level_&quot;;[.EI1])" office:value-type="string" office:string-value="Level_12" calcext:value-type="string">
            <text:p>Level_12</text:p>
          </table:table-cell>
          <table:table-cell office:value-type="string" calcext:value-type="string">
            <text:p>number of levels</text:p>
          </table:table-cell>
          <table:table-cell office:value-type="string" calcext:value-type="string">
            <text:p>hp sum</text:p>
          </table:table-cell>
          <table:table-cell office:value-type="string" calcext:value-type="string">
            <text:p>EV1</text:p>
          </table:table-cell>
          <table:table-cell office:value-type="string" calcext:value-type="string">
            <text:p>Ev2</text:p>
          </table:table-cell>
          <table:table-cell office:value-type="string" calcext:value-type="string">
            <text:p>write_TM_1</text:p>
          </table:table-cell>
          <table:table-cell office:value-type="string" calcext:value-type="string">
            <text:p>Write_tm_2</text:p>
          </table:table-cell>
          <table:table-cell office:value-type="string" calcext:value-type="string">
            <text:p>write_Tm_3</text:p>
          </table:table-cell>
          <table:table-cell office:value-type="string" calcext:value-type="string">
            <text:p>Speed</text:p>
          </table:table-cell>
          <table:table-cell table:formula="of:=CONCATENATE(&quot;learned_tm_&quot;;[.DX1])" office:value-type="string" office:string-value="learned_tm_1" calcext:value-type="string">
            <text:p>learned_tm_1</text:p>
          </table:table-cell>
          <table:table-cell table:formula="of:=CONCATENATE(&quot;learned_tm_&quot;;[.DY1])" office:value-type="string" office:string-value="learned_tm_2" calcext:value-type="string">
            <text:p>learned_tm_2</text:p>
          </table:table-cell>
          <table:table-cell table:formula="of:=CONCATENATE(&quot;learned_tm_&quot;;[.DZ1])" office:value-type="string" office:string-value="learned_tm_3" calcext:value-type="string">
            <text:p>learned_tm_3</text:p>
          </table:table-cell>
          <table:table-cell table:formula="of:=CONCATENATE(&quot;learned_tm_&quot;;[.EA1])" office:value-type="string" office:string-value="learned_tm_4" calcext:value-type="string">
            <text:p>learned_tm_4</text:p>
          </table:table-cell>
          <table:table-cell table:formula="of:=CONCATENATE(&quot;learned_tm_&quot;;[.EB1])" office:value-type="string" office:string-value="learned_tm_5" calcext:value-type="string">
            <text:p>learned_tm_5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area</text:p>
          </table:table-cell>
          <table:table-cell office:value-type="string" calcext:value-type="string">
            <text:p>area modifier</text:p>
          </table:table-cell>
          <table:table-cell/>
          <table:table-cell office:value-type="string" calcext:value-type="string">
            <text:p>ability_modifier</text:p>
          </table:table-cell>
          <table:table-cell office:value-type="string" calcext:value-type="string">
            <text:p>catch_cost</text:p>
          </table:table-cell>
          <table:table-cell office:value-type="string" calcext:value-type="string">
            <text:p>levels to double</text:p>
          </table:table-cell>
          <table:table-cell office:value-type="string" calcext:value-type="string">
            <text:p>Additional_mod</text:p>
          </table:table-cell>
          <table:table-cell office:value-type="string" calcext:value-type="string">
            <text:p>Speed_mod</text:p>
          </table:table-cell>
          <table:table-cell office:value-type="string" calcext:value-type="string">
            <text:p>Range modifier</text:p>
          </table:table-cell>
          <table:table-cell office:value-type="string" calcext:value-type="string">
            <text:p>RangexSpeed</text:p>
          </table:table-cell>
          <table:table-cell office:value-type="string" calcext:value-type="string">
            <text:p>Attack modifier</text:p>
          </table:table-cell>
          <table:table-cell/>
          <table:table-cell office:value-type="string" calcext:value-type="string">
            <text:p>Tm_1_name</text:p>
          </table:table-cell>
          <table:table-cell office:value-type="string" calcext:value-type="string">
            <text:p>tm_2_name</text:p>
          </table:table-cell>
          <table:table-cell office:value-type="string" calcext:value-type="string">
            <text:p>Tm_3_name</text:p>
          </table:table-cell>
          <table:table-cell/>
          <table:table-cell office:value-type="string" calcext:value-type="string">
            <text:p>levels to 1 die</text:p>
          </table:table-cell>
          <table:table-cell office:value-type="string" calcext:value-type="string">
            <text:p>levels to 2 die</text:p>
          </table:table-cell>
          <table:table-cell office:value-type="string" calcext:value-type="string">
            <text:p>levels to 3 die</text:p>
          </table:table-cell>
          <table:table-cell office:value-type="string" calcext:value-type="string">
            <text:p>levels to 4 <text:s/>die</text:p>
          </table:table-cell>
          <table:table-cell office:value-type="string" calcext:value-type="string">
            <text:p>die stage 1</text:p>
          </table:table-cell>
          <table:table-cell office:value-type="string" calcext:value-type="string">
            <text:p>die stage 2</text:p>
          </table:table-cell>
          <table:table-cell office:value-type="string" calcext:value-type="string">
            <text:p>die stage 3</text:p>
          </table:table-cell>
          <table:table-cell office:value-type="string" calcext:value-type="string">
            <text:p>die modifier</text:p>
          </table:table-cell>
          <table:table-cell table:number-columns-repeated="16"/>
          <table:table-cell office:value-type="string" calcext:value-type="string">
            <text:p>Evolutions</text:p>
          </table:table-cell>
          <table:table-cell office:value-type="string" calcext:value-type="string">
            <text:p>Ev1_start</text:p>
          </table:table-cell>
          <table:table-cell office:value-type="string" calcext:value-type="string">
            <text:p>Ev2_start</text:p>
          </table:table-cell>
          <table:table-cell office:value-type="string" calcext:value-type="string">
            <text:p>Ev1_length</text:p>
          </table:table-cell>
          <table:table-cell office:value-type="string" calcext:value-type="string">
            <text:p>Ev2_length</text:p>
          </table:table-cell>
          <table:table-cell office:value-type="string" calcext:value-type="string">
            <text:p>Evo_image</text:p>
          </table:table-cell>
          <table:table-cell office:value-type="string" calcext:value-type="string">
            <text:p>Name_1_length</text:p>
          </table:table-cell>
          <table:table-cell office:value-type="string" calcext:value-type="string">
            <text:p>Name_2_length</text:p>
          </table:table-cell>
          <table:table-cell office:value-type="string" calcext:value-type="string">
            <text:p>Name_3_length</text:p>
          </table:table-cell>
          <table:table-cell office:value-type="string" calcext:value-type="string">
            <text:p>Name_1_out</text:p>
          </table:table-cell>
          <table:table-cell office:value-type="string" calcext:value-type="string">
            <text:p>Name_2_out</text:p>
          </table:table-cell>
          <table:table-cell office:value-type="string" calcext:value-type="string">
            <text:p>Name_3_out</text:p>
          </table:table-cell>
          <table:table-cell table:number-columns-repeated="2"/>
          <table:table-cell table:formula="of:=CONCATENATE(&quot;pos_&quot;; [.DX1];&quot;_horizontal&quot;)" office:value-type="string" office:string-value="pos_1_horizontal" calcext:value-type="string">
            <text:p>pos_1_horizontal</text:p>
          </table:table-cell>
          <table:table-cell table:formula="of:=CONCATENATE(&quot;pos_&quot;; [.DY1];&quot;_horizontal&quot;)" office:value-type="string" office:string-value="pos_2_horizontal" calcext:value-type="string">
            <text:p>pos_2_horizontal</text:p>
          </table:table-cell>
          <table:table-cell table:formula="of:=CONCATENATE(&quot;pos_&quot;; [.DZ1];&quot;_horizontal&quot;)" office:value-type="string" office:string-value="pos_3_horizontal" calcext:value-type="string">
            <text:p>pos_3_horizontal</text:p>
          </table:table-cell>
          <table:table-cell table:formula="of:=CONCATENATE(&quot;pos_&quot;; [.EA1];&quot;_horizontal&quot;)" office:value-type="string" office:string-value="pos_4_horizontal" calcext:value-type="string">
            <text:p>pos_4_horizontal</text:p>
          </table:table-cell>
          <table:table-cell table:formula="of:=CONCATENATE(&quot;pos_&quot;; [.EB1];&quot;_horizontal&quot;)" office:value-type="string" office:string-value="pos_5_horizontal" calcext:value-type="string">
            <text:p>pos_5_horizontal</text:p>
          </table:table-cell>
          <table:table-cell table:formula="of:=CONCATENATE(&quot;pos_&quot;; [.EC1];&quot;_horizontal&quot;)" office:value-type="string" office:string-value="pos_6_horizontal" calcext:value-type="string">
            <text:p>pos_6_horizontal</text:p>
          </table:table-cell>
          <table:table-cell table:formula="of:=CONCATENATE(&quot;pos_&quot;; [.ED1];&quot;_horizontal&quot;)" office:value-type="string" office:string-value="pos_7_horizontal" calcext:value-type="string">
            <text:p>pos_7_horizontal</text:p>
          </table:table-cell>
          <table:table-cell table:formula="of:=CONCATENATE(&quot;pos_&quot;; [.EE1];&quot;_horizontal&quot;)" office:value-type="string" office:string-value="pos_8_horizontal" calcext:value-type="string">
            <text:p>pos_8_horizontal</text:p>
          </table:table-cell>
          <table:table-cell table:formula="of:=CONCATENATE(&quot;pos_&quot;; [.EF1];&quot;_horizontal&quot;)" office:value-type="string" office:string-value="pos_9_horizontal" calcext:value-type="string">
            <text:p>pos_9_horizontal</text:p>
          </table:table-cell>
          <table:table-cell table:formula="of:=CONCATENATE(&quot;pos_&quot;; [.EG1];&quot;_horizontal&quot;)" office:value-type="string" office:string-value="pos_10_horizontal" calcext:value-type="string">
            <text:p>pos_10_horizontal</text:p>
          </table:table-cell>
          <table:table-cell table:formula="of:=CONCATENATE(&quot;pos_&quot;; [.EH1];&quot;_horizontal&quot;)" office:value-type="string" office:string-value="pos_11_horizontal" calcext:value-type="string">
            <text:p>pos_11_horizontal</text:p>
          </table:table-cell>
          <table:table-cell table:formula="of:=CONCATENATE(&quot;pos_&quot;; [.EI1];&quot;_horizontal&quot;)" office:value-type="string" office:string-value="pos_12_horizontal" calcext:value-type="string">
            <text:p>pos_12_horizontal</text:p>
          </table:table-cell>
          <table:table-cell table:formula="of:=CONCATENATE(&quot;pos_&quot;;[.DX1];&quot;_heart&quot;)" office:value-type="string" office:string-value="pos_1_heart" calcext:value-type="string">
            <text:p>pos_1_heart</text:p>
          </table:table-cell>
          <table:table-cell table:formula="of:=CONCATENATE(&quot;pos_&quot;;[.DY1];&quot;_heart&quot;)" office:value-type="string" office:string-value="pos_2_heart" calcext:value-type="string">
            <text:p>pos_2_heart</text:p>
          </table:table-cell>
          <table:table-cell table:formula="of:=CONCATENATE(&quot;pos_&quot;;[.DZ1];&quot;_heart&quot;)" office:value-type="string" office:string-value="pos_3_heart" calcext:value-type="string">
            <text:p>pos_3_heart</text:p>
          </table:table-cell>
          <table:table-cell table:formula="of:=CONCATENATE(&quot;pos_&quot;;[.EA1];&quot;_heart&quot;)" office:value-type="string" office:string-value="pos_4_heart" calcext:value-type="string">
            <text:p>pos_4_heart</text:p>
          </table:table-cell>
          <table:table-cell table:formula="of:=CONCATENATE(&quot;pos_&quot;;[.EB1];&quot;_heart&quot;)" office:value-type="string" office:string-value="pos_5_heart" calcext:value-type="string">
            <text:p>pos_5_heart</text:p>
          </table:table-cell>
          <table:table-cell table:formula="of:=CONCATENATE(&quot;pos_&quot;;[.EC1];&quot;_heart&quot;)" office:value-type="string" office:string-value="pos_6_heart" calcext:value-type="string">
            <text:p>pos_6_heart</text:p>
          </table:table-cell>
          <table:table-cell table:formula="of:=CONCATENATE(&quot;pos_&quot;;[.ED1];&quot;_heart&quot;)" office:value-type="string" office:string-value="pos_7_heart" calcext:value-type="string">
            <text:p>pos_7_heart</text:p>
          </table:table-cell>
          <table:table-cell table:formula="of:=CONCATENATE(&quot;pos_&quot;;[.EE1];&quot;_heart&quot;)" office:value-type="string" office:string-value="pos_8_heart" calcext:value-type="string">
            <text:p>pos_8_heart</text:p>
          </table:table-cell>
          <table:table-cell table:formula="of:=CONCATENATE(&quot;pos_&quot;;[.EF1];&quot;_heart&quot;)" office:value-type="string" office:string-value="pos_9_heart" calcext:value-type="string">
            <text:p>pos_9_heart</text:p>
          </table:table-cell>
          <table:table-cell table:formula="of:=CONCATENATE(&quot;pos_&quot;;[.EG1];&quot;_heart&quot;)" office:value-type="string" office:string-value="pos_10_heart" calcext:value-type="string">
            <text:p>pos_10_heart</text:p>
          </table:table-cell>
          <table:table-cell table:formula="of:=CONCATENATE(&quot;pos_&quot;;[.EH1];&quot;_heart&quot;)" office:value-type="string" office:string-value="pos_11_heart" calcext:value-type="string">
            <text:p>pos_11_heart</text:p>
          </table:table-cell>
          <table:table-cell table:formula="of:=CONCATENATE(&quot;pos_&quot;;[.EI1];&quot;_heart&quot;)" office:value-type="string" office:string-value="pos_12_heart" calcext:value-type="string">
            <text:p>pos_12_hear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CONCATENATE(&quot;TM_&quot;;[.DX1];&quot;_Index&quot;)" office:value-type="string" office:string-value="TM_1_Index" calcext:value-type="string">
            <text:p>TM_1_Index</text:p>
          </table:table-cell>
          <table:table-cell table:formula="of:=CONCATENATE(&quot;TM_&quot;;[.DY1];&quot;_Index&quot;)" office:value-type="string" office:string-value="TM_2_Index" calcext:value-type="string">
            <text:p>TM_2_Index</text:p>
          </table:table-cell>
          <table:table-cell table:formula="of:=CONCATENATE(&quot;TM_&quot;;[.DZ1];&quot;_Index&quot;)" office:value-type="string" office:string-value="TM_3_Index" calcext:value-type="string">
            <text:p>TM_3_Index</text:p>
          </table:table-cell>
          <table:table-cell table:formula="of:=CONCATENATE(&quot;TM_&quot;;[.EA1];&quot;_Index&quot;)" office:value-type="string" office:string-value="TM_4_Index" calcext:value-type="string">
            <text:p>TM_4_Index</text:p>
          </table:table-cell>
          <table:table-cell table:formula="of:=CONCATENATE(&quot;TM_&quot;;[.EB1];&quot;_Index&quot;)" office:value-type="string" office:string-value="TM_5_Index" calcext:value-type="string">
            <text:p>TM_5_Index</text:p>
          </table:table-cell>
          <table:table-cell table:number-columns-repeated="2"/>
          <table:table-cell table:formula="of:=CONCATENATE(&quot;TM_&quot;;[.DX1];&quot;_d_type&quot;)" office:value-type="string" office:string-value="TM_1_d_type" calcext:value-type="string">
            <text:p>TM_1_d_type</text:p>
          </table:table-cell>
          <table:table-cell table:formula="of:=CONCATENATE(&quot;TM_&quot;;[.DY1];&quot;_d_type&quot;)" office:value-type="string" office:string-value="TM_2_d_type" calcext:value-type="string">
            <text:p>TM_2_d_type</text:p>
          </table:table-cell>
          <table:table-cell table:formula="of:=CONCATENATE(&quot;TM_&quot;;[.DZ1];&quot;_d_type&quot;)" office:value-type="string" office:string-value="TM_3_d_type" calcext:value-type="string">
            <text:p>TM_3_d_type</text:p>
          </table:table-cell>
          <table:table-cell table:formula="of:=CONCATENATE(&quot;TM_&quot;;[.EA1];&quot;_d_type&quot;)" office:value-type="string" office:string-value="TM_4_d_type" calcext:value-type="string">
            <text:p>TM_4_d_type</text:p>
          </table:table-cell>
          <table:table-cell table:formula="of:=CONCATENATE(&quot;TM_&quot;;[.EB1];&quot;_d_type&quot;)" office:value-type="string" office:string-value="TM_5_d_type" calcext:value-type="string">
            <text:p>TM_5_d_type</text:p>
          </table:table-cell>
          <table:table-cell table:formula="of:=CONCATENATE(&quot;sorted_&quot;;[.DX1];&quot;_tm_index&quot;)" office:value-type="string" office:string-value="sorted_1_tm_index" calcext:value-type="string">
            <text:p>sorted_1_tm_index</text:p>
          </table:table-cell>
          <table:table-cell table:formula="of:=CONCATENATE(&quot;sorted_&quot;;[.DY1];&quot;_tm_index&quot;)" office:value-type="string" office:string-value="sorted_2_tm_index" calcext:value-type="string">
            <text:p>sorted_2_tm_index</text:p>
          </table:table-cell>
          <table:table-cell table:formula="of:=CONCATENATE(&quot;sorted_&quot;;[.DZ1];&quot;_tm_index&quot;)" office:value-type="string" office:string-value="sorted_3_tm_index" calcext:value-type="string">
            <text:p>sorted_3_tm_index</text:p>
          </table:table-cell>
          <table:table-cell table:formula="of:=CONCATENATE(&quot;sorted_&quot;;[.EA1];&quot;_tm_index&quot;)" office:value-type="string" office:string-value="sorted_4_tm_index" calcext:value-type="string">
            <text:p>sorted_4_tm_index</text:p>
          </table:table-cell>
          <table:table-cell table:formula="of:=CONCATENATE(&quot;sorted_&quot;;[.EB1];&quot;_tm_index&quot;)" office:value-type="string" office:string-value="sorted_5_tm_index" calcext:value-type="string">
            <text:p>sorted_5_tm_index</text:p>
          </table:table-cell>
          <table:table-cell table:formula="of:=CONCATENATE(&quot;tm_&quot;;[.DX1];&quot;_image&quot;)" office:value-type="string" office:string-value="tm_1_image" calcext:value-type="string">
            <text:p>tm_1_image</text:p>
          </table:table-cell>
          <table:table-cell table:formula="of:=CONCATENATE(&quot;tm_&quot;;[.DY1];&quot;_image&quot;)" office:value-type="string" office:string-value="tm_2_image" calcext:value-type="string">
            <text:p>tm_2_image</text:p>
          </table:table-cell>
          <table:table-cell table:formula="of:=CONCATENATE(&quot;tm_&quot;;[.DZ1];&quot;_image&quot;)" office:value-type="string" office:string-value="tm_3_image" calcext:value-type="string">
            <text:p>tm_3_image</text:p>
          </table:table-cell>
          <table:table-cell table:formula="of:=CONCATENATE(&quot;tm_&quot;;[.EA1];&quot;_image&quot;)" office:value-type="string" office:string-value="tm_4_image" calcext:value-type="string">
            <text:p>tm_4_image</text:p>
          </table:table-cell>
          <table:table-cell table:formula="of:=CONCATENATE(&quot;tm_&quot;;[.EB1];&quot;_image&quot;)" office:value-type="string" office:string-value="tm_5_image" calcext:value-type="string">
            <text:p>tm_5_image</text:p>
          </table:table-cell>
          <table:table-cell table:number-columns-repeated="5"/>
          <table:table-cell office:value-type="string" calcext:value-type="string">
            <text:p>Image type</text:p>
          </table:table-cell>
          <table:table-cell office:value-type="string" calcext:value-type="string">
            <text:p>img 1</text:p>
          </table:table-cell>
          <table:table-cell office:value-type="string" calcext:value-type="string">
            <text:p>Img 2</text:p>
          </table:table-cell>
          <table:table-cell office:value-type="string" calcext:value-type="string">
            <text:p>Img 3</text:p>
          </table:table-cell>
          <table:table-cell office:value-type="string" calcext:value-type="string">
            <text:p>Attack stage 1</text:p>
          </table:table-cell>
          <table:table-cell office:value-type="string" calcext:value-type="string">
            <text:p>Attack stage 2</text:p>
          </table:table-cell>
          <table:table-cell office:value-type="string" calcext:value-type="string">
            <text:p>Attack stage 3</text:p>
          </table:table-cell>
          <table:table-cell office:value-type="string" calcext:value-type="string">
            <text:p>1_1_attack_image</text:p>
          </table:table-cell>
          <table:table-cell office:value-type="string" calcext:value-type="string">
            <text:p>1_2_attack_image</text:p>
          </table:table-cell>
          <table:table-cell office:value-type="string" calcext:value-type="string">
            <text:p>1_3_attack_image</text:p>
          </table:table-cell>
          <table:table-cell office:value-type="string" calcext:value-type="string">
            <text:p>1_4_attack_image</text:p>
          </table:table-cell>
          <table:table-cell office:value-type="string" calcext:value-type="string">
            <text:p>2_1_attack_image</text:p>
          </table:table-cell>
          <table:table-cell office:value-type="string" calcext:value-type="string">
            <text:p>2_2_attack_image</text:p>
          </table:table-cell>
          <table:table-cell office:value-type="string" calcext:value-type="string">
            <text:p>2_3_attack_image</text:p>
          </table:table-cell>
          <table:table-cell office:value-type="string" calcext:value-type="string">
            <text:p>2_4_attack_image</text:p>
          </table:table-cell>
          <table:table-cell office:value-type="string" calcext:value-type="string">
            <text:p>3_1_attack_image</text:p>
          </table:table-cell>
          <table:table-cell office:value-type="string" calcext:value-type="string">
            <text:p>3_2_attack_image</text:p>
          </table:table-cell>
          <table:table-cell office:value-type="string" calcext:value-type="string">
            <text:p>3_3_attack_image</text:p>
          </table:table-cell>
          <table:table-cell office:value-type="string" calcext:value-type="string">
            <text:p>3_4_attack_image</text:p>
          </table:table-cell>
          <table:table-cell/>
          <table:table-cell office:value-type="string" calcext:value-type="string">
            <text:p>Speed_texts</text:p>
          </table:table-cell>
          <table:table-cell/>
          <table:table-cell office:value-type="string" calcext:value-type="string">
            <text:p>help_tm_1</text:p>
          </table:table-cell>
          <table:table-cell office:value-type="string" calcext:value-type="string">
            <text:p>help_tm_2</text:p>
          </table:table-cell>
          <table:table-cell office:value-type="string" calcext:value-type="string">
            <text:p>help_tm_3</text:p>
          </table:table-cell>
          <table:table-cell office:value-type="string" calcext:value-type="string">
            <text:p>tm_1_text</text:p>
          </table:table-cell>
          <table:table-cell office:value-type="string" calcext:value-type="string">
            <text:p>Tm_2_text</text:p>
          </table:table-cell>
          <table:table-cell office:value-type="string" calcext:value-type="string">
            <text:p>Tm_3_text</text:p>
          </table:table-cell>
          <table:table-cell office:value-type="string" calcext:value-type="string">
            <text:p>tm_1_cc</text:p>
          </table:table-cell>
          <table:table-cell office:value-type="string" calcext:value-type="string">
            <text:p>Tm_2_cc</text:p>
          </table:table-cell>
          <table:table-cell office:value-type="string" calcext:value-type="string">
            <text:p>Tm_3_cc</text:p>
          </table:table-cell>
          <table:table-cell office:value-type="string" calcext:value-type="string">
            <text:p>Tm_1_damage_out</text:p>
          </table:table-cell>
          <table:table-cell office:value-type="string" calcext:value-type="string">
            <text:p>Tm_2_damage_out</text:p>
          </table:table-cell>
          <table:table-cell office:value-type="string" calcext:value-type="string">
            <text:p>Tm_3_damage_out</text:p>
          </table:table-cell>
          <table:table-cell/>
          <table:table-cell office:value-type="string" calcext:value-type="string">
            <text:p>Learnable</text:p>
          </table:table-cell>
          <table:table-cell table:style-name="ce6" office:value-type="string" calcext:value-type="string">
            <text:p>attack_TM</text:p>
          </table:table-cell>
          <table:table-cell table:style-name="ce6" office:value-type="string" calcext:value-type="string">
            <text:p>attack_name</text:p>
          </table:table-cell>
          <table:table-cell table:style-name="ce6" office:value-type="string" calcext:value-type="string">
            <text:p>Cooldown</text:p>
          </table:table-cell>
          <table:table-cell table:style-name="ce6" office:value-type="string" calcext:value-type="string">
            <text:p>Attack_damage</text:p>
          </table:table-cell>
          <table:table-cell table:style-name="ce6" office:value-type="string" calcext:value-type="string">
            <text:p>tm_Type</text:p>
          </table:table-cell>
          <table:table-cell table:style-name="ce6" office:value-type="string" calcext:value-type="string">
            <text:p>Attack_range</text:p>
          </table:table-cell>
          <table:table-cell table:style-name="ce6" office:value-type="string" calcext:value-type="string">
            <text:p>range_special</text:p>
          </table:table-cell>
          <table:table-cell table:style-name="ce6" office:value-type="string" calcext:value-type="string">
            <text:p>Attack_special_ability</text:p>
          </table:table-cell>
          <table:table-cell table:style-name="ce6" office:value-type="string" calcext:value-type="string">
            <text:p>Attack_text</text:p>
          </table:table-cell>
          <table:table-cell table:style-name="ce6" office:value-type="string" calcext:value-type="string">
            <text:p>help_type</text:p>
          </table:table-cell>
          <table:table-cell table:style-name="ce6" office:value-type="string" calcext:value-type="string">
            <text:p>tm_damage_help</text:p>
          </table:table-cell>
          <table:table-cell table:style-name="ce6"/>
          <table:table-cell table:style-name="ce6" office:value-type="string" calcext:value-type="string">
            <text:p>range_symbol</text:p>
          </table:table-cell>
          <table:table-cell table:style-name="ce6" office:value-type="string" calcext:value-type="string">
            <text:p>help_range</text:p>
          </table:table-cell>
          <table:table-cell table:style-name="ce6" office:value-type="string" calcext:value-type="string">
            <text:p>Plus_x</text:p>
          </table:table-cell>
          <table:table-cell table:style-name="ce6" office:value-type="string" calcext:value-type="string">
            <text:p>Help_name</text:p>
          </table:table-cell>
          <table:table-cell table:style-name="ce6" office:value-type="string" calcext:value-type="string">
            <text:p>TM_img</text:p>
          </table:table-cell>
          <table:table-cell table:style-name="ce6" office:value-type="string" calcext:value-type="string">
            <text:p>TM_name</text:p>
          </table:table-cell>
          <table:table-cell table:style-name="ce6" office:value-type="string" calcext:value-type="string">
            <text:p>TM_Text</text:p>
          </table:table-cell>
          <table:table-cell office:value-type="string" calcext:value-type="string">
            <text:p>Adventure_text_help</text:p>
          </table:table-cell>
          <table:table-cell office:value-type="string" calcext:value-type="string">
            <text:p>attack_range_out</text:p>
          </table:table-cell>
          <table:table-cell table:number-columns-repeated="2"/>
          <table:table-cell office:value-type="string" calcext:value-type="string">
            <text:p>attack_range_1</text:p>
          </table:table-cell>
          <table:table-cell office:value-type="string" calcext:value-type="string">
            <text:p>attack_range_2</text:p>
          </table:table-cell>
          <table:table-cell office:value-type="string" calcext:value-type="string">
            <text:p>attack_range_3</text:p>
          </table:table-cell>
          <table:table-cell table:number-columns-repeated="11"/>
          <table:table-cell office:value-type="string" calcext:value-type="string">
            <text:p>pokemon_background</text:p>
          </table:table-cell>
          <table:table-cell office:value-type="string" calcext:value-type="string">
            <text:p>pokemon_background_img</text:p>
          </table:table-cell>
          <table:table-cell table:number-columns-repeated="2"/>
          <table:table-cell office:value-type="string" calcext:value-type="string">
            <text:p>offset_x1</text:p>
          </table:table-cell>
          <table:table-cell office:value-type="string" calcext:value-type="string">
            <text:p>offset_x2</text:p>
          </table:table-cell>
          <table:table-cell office:value-type="string" calcext:value-type="string">
            <text:p>offset_x3</text:p>
          </table:table-cell>
          <table:table-cell office:value-type="string" calcext:value-type="string">
            <text:p>offset_y1</text:p>
          </table:table-cell>
          <table:table-cell office:value-type="string" calcext:value-type="string">
            <text:p>offset_y2</text:p>
          </table:table-cell>
          <table:table-cell office:value-type="string" calcext:value-type="string">
            <text:p>offset_y3</text:p>
          </table:table-cell>
          <table:table-cell office:value-type="string" calcext:value-type="string">
            <text:p>in_Reverse_1</text:p>
          </table:table-cell>
          <table:table-cell office:value-type="string" calcext:value-type="string">
            <text:p>in_Reverse_2</text:p>
          </table:table-cell>
          <table:table-cell office:value-type="string" calcext:value-type="string">
            <text:p>in_Reverse_3</text:p>
          </table:table-cell>
          <table:table-cell office:value-type="string" calcext:value-type="string">
            <text:p>Reverse_1</text:p>
          </table:table-cell>
          <table:table-cell office:value-type="string" calcext:value-type="string">
            <text:p>Reverse_2</text:p>
          </table:table-cell>
          <table:table-cell office:value-type="string" calcext:value-type="string">
            <text:p>Reverse_3</text:p>
          </table:table-cell>
          <table:table-cell office:value-type="string" calcext:value-type="string">
            <text:p>smaller_x1</text:p>
          </table:table-cell>
          <table:table-cell office:value-type="string" calcext:value-type="string">
            <text:p>smaller_x2</text:p>
          </table:table-cell>
          <table:table-cell office:value-type="string" calcext:value-type="string">
            <text:p>smaller_x3</text:p>
          </table:table-cell>
          <table:table-cell office:value-type="string" calcext:value-type="string">
            <text:p>smaller_y1</text:p>
          </table:table-cell>
          <table:table-cell office:value-type="string" calcext:value-type="string">
            <text:p>smaller_y2</text:p>
          </table:table-cell>
          <table:table-cell office:value-type="string" calcext:value-type="string">
            <text:p>smaller_y3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Venasaur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Overgrow</text:p>
          </table:table-cell>
          <table:table-cell office:value-type="string" calcext:value-type="string">
            <text:p>When having 2 or less (health), attacks that deal (grass) deal an additional (grass).</text:p>
          </table:table-cell>
          <table:table-cell office:value-type="string" calcext:value-type="string">
            <text:p>Grass</text:p>
          </table:table-cell>
          <table:table-cell table:number-columns-repeated="3"/>
          <table:table-cell table:number-columns-repeated="2" office:value-type="string" calcext:value-type="string">
            <text:p>Grass</text:p>
          </table:table-cell>
          <table:table-cell table:number-columns-repeated="2"/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Normal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2:.AE2];&quot;&gt;1&quot;)-COUNTIF([.T2:.AE2];&quot;&gt;2&quot;)-COUNTIF([.T2:.AE2];&quot;&gt;3&quot;)-COUNTIF([.T2:.AE2];&quot;&gt;4&quot;)-COUNTIF([.T2:.AE2];&quot;&gt;5&quot;)-COUNTIF([.T2:.AE2];&quot;&gt;6&quot;)-COUNTIF([.T2:.AE2];&quot;&gt;7&quot;)-COUNTIF([.T2:.AE2];&quot;&gt;8&quot;)" office:value-type="float" office:value="9" calcext:value-type="float">
            <text:p>9</text:p>
          </table:table-cell>
          <table:table-cell table:formula="of:=SUM([.T2:.AE2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Solar b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Sunny Day</text:p>
          </table:table-cell>
          <table:table-cell table:style-name="ce59" table:formula="of:=ROUND([.AG2]+(12-[.AF2])-[.BA2]/2+[.BF2]+[.BG2]-[.BT2]+[.AZ2]*2/3+[.BC2]-[.AX2];1)" office:value-type="float" office:value="10.7" calcext:value-type="float">
            <text:p>10.7</text:p>
          </table:table-cell>
          <table:table-cell table:formula="of:=AVERAGE([.AS2:.AS80])" office:value-type="float" office:value="9.92911392405064" calcext:value-type="float">
            <text:p>9.929113924050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ter</text:p>
          </table:table-cell>
          <table:table-cell table:style-name="ce1" table:formula="of:=IF([.AW2]=&quot;Starter&quot;; 0;IF([.AW2]=&quot;Route 1&quot;;0; IF([.AW2]=&quot;Viridian Forest&quot;;0;IF([.AW2]=&quot;Cycling Road&quot;;0;0.7)))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2]=&quot;&quot;;IF([.I2]&lt;&gt;&quot;&quot;;0;IF([.M2]&lt;&gt;&quot;&quot;;[.AH2]-1;[.AI2]-1));IF([.M2]&lt;&gt;&quot;&quot;;0;IF([.Q2]&lt;&gt;&quot;&quot;;[.AH2]-1)))" office:value-type="float" office:value="3" calcext:value-type="float">
            <text:p>3</text:p>
          </table:table-cell>
          <table:table-cell/>
          <table:table-cell table:formula="of:=IF([.AM2]=1;0;IF([.AM2]=2;1;IF([.AM2]=3;1.7;IF([.AM2]=4;2.2;IF([.AM2]=5;2.55;IF([.AM2]=6;2.8;IF([.AM2]=7;3)))))))" office:value-type="float" office:value="1" calcext:value-type="float">
            <text:p>1</text:p>
          </table:table-cell>
          <table:table-cell table:style-name="ce1" table:formula="of:=0.6" office:value-type="float" office:value="0.6" calcext:value-type="float">
            <text:p>0.6</text:p>
          </table:table-cell>
          <table:table-cell table:formula="of:=[.BD2] *(2 -[.BE2])/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2])" office:value-type="string" office:string-value="Vine Whip" calcext:value-type="string">
            <text:p>Vine Whip</text:p>
          </table:table-cell>
          <table:table-cell table:style-name="ce1" table:formula="of:=INDIRECT(&quot;HJ&quot;&amp;[.GH2])" office:value-type="string" office:string-value="Sleep Powder (cc)" calcext:value-type="string">
            <text:p>Sleep Powder (cc)</text:p>
          </table:table-cell>
          <table:table-cell table:style-name="ce1" table:formula="of:=INDIRECT(&quot;HJ&quot;&amp;[.GI2])" office:value-type="string" office:string-value="Solar Beam (cc)" calcext:value-type="string">
            <text:p>Solar Beam (cc)</text:p>
          </table:table-cell>
          <table:table-cell/>
          <table:table-cell table:style-name="ce1" table:formula="of:=IF([.BQ2]&gt;=1; 0;IF([.BR2]&gt;=1;[.AH2]-1;IF([.BS2]&gt;=1;[.AI2]-1;11)))" office:value-type="float" office:value="0" calcext:value-type="float">
            <text:p>0</text:p>
          </table:table-cell>
          <table:table-cell table:formula="of:=IF([.BQ2]&gt;=2; 0;IF([.BR2]&gt;=2;[.AH2]-1;IF([.BS2]&gt;=2;[.AI2]-1;11)))" office:value-type="float" office:value="3" calcext:value-type="float">
            <text:p>3</text:p>
          </table:table-cell>
          <table:table-cell table:formula="of:=IF([.BQ2]&gt;=3; 0;IF([.BR2]&gt;=3;[.AH2]-1;IF([.BS2]&gt;=3;[.AI2]-1;11)))" office:value-type="float" office:value="6" calcext:value-type="float">
            <text:p>6</text:p>
          </table:table-cell>
          <table:table-cell table:formula="of:=IF([.BQ2]&gt;=4; 0;IF([.BR2]&gt;=4;[.AH2]-1;IF([.BS2]&gt;=4;[.AI2]-1;11)))" office:value-type="float" office:value="11" calcext:value-type="float">
            <text:p>11</text:p>
          </table:table-cell>
          <table:table-cell table:formula="of:= 4- COUNTBLANK([.H2:.K2])" office:value-type="float" office:value="1" calcext:value-type="float">
            <text:p>1</text:p>
          </table:table-cell>
          <table:table-cell table:formula="of:= MAX([.BQ2];4 -COUNTBLANK([.L2:.O2]))" office:value-type="float" office:value="2" calcext:value-type="float">
            <text:p>2</text:p>
          </table:table-cell>
          <table:table-cell table:formula="of:=MAX([.BR2];4-COUNTBLANK([.P2:.S2]))" office:value-type="float" office:value="3" calcext:value-type="float">
            <text:p>3</text:p>
          </table:table-cell>
          <table:table-cell table:formula="of:=IF([.D2]&lt;&gt;&quot;&quot;;4;SUM([.BM2:.BP2])/7)" office:value-type="float" office:value="2.85714285714286" calcext:value-type="float">
            <text:p>2.85714285714286</text:p>
          </table:table-cell>
          <table:table-cell table:formula="of:=AVERAGE([.BT2:.BT75])" office:value-type="float" office:value="3.12741312741313" calcext:value-type="float">
            <text:p>3.12741312741313</text:p>
          </table:table-cell>
          <table:table-cell table:number-columns-repeated="15"/>
          <table:table-cell table:formula="of:=IF([.A2]=&quot;&quot;;0;1)+IF([.B2]=&quot;&quot;;0;1)+IF([.C2]=&quot;&quot;;0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[.D2]=&quot;&quot;;&quot;&quot;;CONCATENATE(&quot;Symbols/Other/&quot;;[.D2];&quot;.png&quot;))">
            <text:p/>
          </table:table-cell>
          <table:table-cell table:formula="of:=LEN([.A2])" office:value-type="float" office:value="9" calcext:value-type="float">
            <text:p>9</text:p>
          </table:table-cell>
          <table:table-cell table:formula="of:=LEN([.B2])" office:value-type="float" office:value="7" calcext:value-type="float">
            <text:p>7</text:p>
          </table:table-cell>
          <table:table-cell table:formula="of:=LEN([.C2])" office:value-type="float" office:value="8" calcext:value-type="float">
            <text:p>8</text:p>
          </table:table-cell>
          <table:table-cell table:formula="of:=CONCATENATE(IF([.FO2]&gt;0; CONCATENATE([.A2];&quot; (die_&quot;; [.H2]);&quot;&quot;); IF([.FO2]&gt;1; CONCATENATE(&quot;_&quot;;[.I2]);&quot;&quot;);IF([.FO2]&gt;2; CONCATENATE(&quot;_&quot;;[.J2]);&quot;&quot;);IF([.FO2]&gt;3; CONCATENATE(&quot;_&quot;;[.K2]);&quot;&quot;);IF([.FO2]&gt;0;&quot;)&quot;;[.A2]))" office:value-type="string" office:string-value="Bulbasaur (die_Grass)" calcext:value-type="string">
            <text:p>Bulbasaur (die_Grass)</text:p>
          </table:table-cell>
          <table:table-cell table:formula="of:=CONCATENATE(IF([.FP2]&gt;0; CONCATENATE([.B2];&quot; (die_&quot;; [.L2]);&quot;&quot;); IF([.FP2]&gt;1; CONCATENATE(&quot;_&quot;;[.M2]);&quot;&quot;);IF([.FP2]&gt;2; CONCATENATE(&quot;_&quot;;[.N2]);&quot;&quot;);IF([.FP2]&gt;3; CONCATENATE(&quot;_&quot;;[.O2]);&quot;&quot;);IF([.FP2]&gt;0;&quot;)&quot;;&quot;&quot;))" office:value-type="string" office:string-value="Ivysaur (die_Grass_Grass)" calcext:value-type="string">
            <text:p>Ivysaur (die_Grass_Grass)</text:p>
          </table:table-cell>
          <table:table-cell table:formula="of:=CONCATENATE(IF([.FQ2]&gt;0; CONCATENATE([.C2];&quot; (die_&quot;; [.P2]);&quot;&quot;); IF([.FQ2]&gt;1; CONCATENATE(&quot;_&quot;;[.Q2]);&quot;&quot;);IF([.FQ2]&gt;2; CONCATENATE(&quot;_&quot;;[.R2]);&quot;&quot;);IF([.FQ2]&gt;3; CONCATENATE(&quot;_&quot;;[.S2]);&quot;&quot;);IF([.FQ2]&gt;0;&quot;)&quot;;&quot;&quot;))" office:value-type="string" office:string-value="Venasaur (die_Grass_Grass_Normal)" calcext:value-type="string">
            <text:p>Venasaur (die_Grass_Grass_Normal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2] = &quot;&quot;; &quot;&quot;;MATCH([.AN2];[.$GV$2:.$GV$100];0)-3)" office:value-type="float" office:value="21" calcext:value-type="float">
            <text:p>21</text:p>
          </table:table-cell>
          <table:table-cell table:formula="of:=IF([.AO2] = &quot;&quot;; &quot;&quot;;MATCH([.AO2];[.$GV$2:.$GV$100];0)-3)" office:value-type="float" office:value="31" calcext:value-type="float">
            <text:p>31</text:p>
          </table:table-cell>
          <table:table-cell table:formula="of:=IF([.AP2] = &quot;&quot;; &quot;&quot;;MATCH([.AP2];[.$GV$2:.$GV$100];0)-3)" office:value-type="float" office:value="3" calcext:value-type="float">
            <text:p>3</text:p>
          </table:table-cell>
          <table:table-cell table:formula="of:=IF([.AQ2] = &quot;&quot;; &quot;&quot;;MATCH([.AQ2];[.$GV$2:.$GV$100];0)-3)" office:value-type="float" office:value="6" calcext:value-type="float">
            <text:p>6</text:p>
          </table:table-cell>
          <table:table-cell table:formula="of:=IF([.AR2] = &quot;&quot;; &quot;&quot;;MATCH([.AR2];[.$GV$2:.$GV$100];0)-3)" office:value-type="float" office:value="7" calcext:value-type="float">
            <text:p>7</text:p>
          </table:table-cell>
          <table:table-cell table:number-columns-repeated="2"/>
          <table:table-cell table:style-name="ce1" table:formula="of:=IFERROR(IF(OR(INDIRECT(&quot;$GX&quot; &amp; [.EV2]+4 )&gt;0;INDIRECT(&quot;$HI&quot; &amp; [.EV2]+4 )&gt;0);INDIRECT(&quot;$GY&quot; &amp; [.EV2]+4);&quot;&quot;);&quot;&quot;)" office:value-type="string" office:string-value="Electric" calcext:value-type="string">
            <text:p>Electric</text:p>
          </table:table-cell>
          <table:table-cell table:style-name="ce1" table:formula="of:=IFERROR(IF(OR(INDIRECT(&quot;$GX&quot; &amp; [.EW2]+4 )&gt;0;INDIRECT(&quot;$HI&quot; &amp; [.EW2]+4 )&gt;0);INDIRECT(&quot;$GY&quot; &amp; [.EW2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X2]+4 )&gt;0;INDIRECT(&quot;$HI&quot; &amp; [.EX2]+4 )&gt;0);INDIRECT(&quot;$GY&quot; &amp; [.EX2]+4);&quot;&quot;);&quot;&quot;)">
            <text:p/>
          </table:table-cell>
          <table:table-cell table:style-name="ce1" table:formula="of:=IFERROR(IF(OR(INDIRECT(&quot;$GX&quot; &amp; [.EY2]+4 )&gt;0;INDIRECT(&quot;$HI&quot; &amp; [.EY2]+4 )&gt;0);INDIRECT(&quot;$GY&quot; &amp; [.EY2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Z2]+4 )&gt;0;INDIRECT(&quot;$HI&quot; &amp; [.EZ2]+4 )&gt;0);INDIRECT(&quot;$GY&quot; &amp; [.EZ2]+4);&quot;&quot;);&quot;&quot;)" office:value-type="string" office:string-value="Normal" calcext:value-type="string">
            <text:p>Normal</text:p>
          </table:table-cell>
          <table:table-cell table:formula="of:=IF([.EJ2]=&quot;&quot;;&quot;&quot;;(SMALL([.$EJ2:.$EN2];[.DX2])))" office:value-type="float" office:value="3" calcext:value-type="float">
            <text:p>3</text:p>
          </table:table-cell>
          <table:table-cell table:formula="of:=IF([.EK2]=&quot;&quot;;&quot;&quot;;(SMALL([.$EJ2:.$EN2];[.DY2])))" office:value-type="float" office:value="6" calcext:value-type="float">
            <text:p>6</text:p>
          </table:table-cell>
          <table:table-cell table:formula="of:=IF([.EL2]=&quot;&quot;;&quot;&quot;;(SMALL([.$EJ2:.$EN2];[.DZ2])))" office:value-type="float" office:value="7" calcext:value-type="float">
            <text:p>7</text:p>
          </table:table-cell>
          <table:table-cell table:style-name="ce1" table:formula="of:=IF([.EM2]=&quot;&quot;;&quot;&quot;;(SMALL([.$EJ2:.$EN2];[.EA2])))" office:value-type="float" office:value="21" calcext:value-type="float">
            <text:p>21</text:p>
          </table:table-cell>
          <table:table-cell table:style-name="ce1" table:formula="of:=IF([.EN2]=&quot;&quot;;&quot;&quot;;(SMALL([.$EJ2:.$EN2];[.EB2])))" office:value-type="float" office:value="31" calcext:value-type="float">
            <text:p>31</text:p>
          </table:table-cell>
          <table:table-cell table:formula="of:=IF([.EQ2]=&quot;&quot;;&quot;&quot;;CONCATENATE(&quot;symbols/types/only_color_exact/&quot;;[.EQ2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formula="of:=IF([.ER2]=&quot;&quot;;&quot;&quot;;CONCATENATE(&quot;symbols/types/only_color_exact/&quot;;[.ER2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S2]=&quot;&quot;;&quot;&quot;;CONCATENATE(&quot;symbols/types/only_color_exact/&quot;;[.ES2];&quot;.png&quot;))">
            <text:p/>
          </table:table-cell>
          <table:table-cell table:formula="of:=IF([.ET2]=&quot;&quot;;&quot;&quot;;CONCATENATE(&quot;symbols/types/only_color_exact/&quot;;[.ET2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U2]=&quot;&quot;;&quot;&quot;;CONCATENATE(&quot;symbols/types/only_color_exact/&quot;;[.EU2];&quot;.png&quot;))" office:value-type="string" office:string-value="symbols/types/only_color_exact/Normal.png" calcext:value-type="string">
            <text:p>symbols/types/only_color_exact/Normal.png</text:p>
          </table:table-cell>
          <table:table-cell table:number-columns-repeated="5"/>
          <table:table-cell table:formula="of:=CONCATENATE(&quot;Symbols/Types/Weaknesses/&quot;; [.E2]; &quot;.png&quot;)" office:value-type="string" office:string-value="Symbols/Types/Weaknesses/Grass.png" calcext:value-type="string">
            <text:p>Symbols/Types/Weaknesses/Grass.png</text:p>
          </table:table-cell>
          <table:table-cell table:formula="of:=CONCATENATE(&quot;Symbols/Pokemon/&quot;;[.A2];&quot;.png&quot;)" office:value-type="string" office:string-value="Symbols/Pokemon/Bulbasaur.png" calcext:value-type="string">
            <text:p>Symbols/Pokemon/Bulbasaur.png</text:p>
          </table:table-cell>
          <table:table-cell table:formula="of:=CONCATENATE(&quot;Symbols/Pokemon/&quot;;[.B2];&quot;.png&quot;)" office:value-type="string" office:string-value="Symbols/Pokemon/Ivysaur.png" calcext:value-type="string">
            <text:p>Symbols/Pokemon/Ivysaur.png</text:p>
          </table:table-cell>
          <table:table-cell table:formula="of:=CONCATENATE(&quot;Symbols/Pokemon/&quot;;[.C2];&quot;.png&quot;)" office:value-type="string" office:string-value="Symbols/Pokemon/Venasaur.png" calcext:value-type="string">
            <text:p>Symbols/Pokemon/Venasaur.png</text:p>
          </table:table-cell>
          <table:table-cell table:formula="of:=IF([.H2]=&quot;&quot;;0;1)+IF([.I2]=&quot;&quot;;0;1) +IF([.J2]=&quot;&quot;;0;1)+ IF([.K2] = &quot;&quot;;0;1)" office:value-type="float" office:value="1" calcext:value-type="float">
            <text:p>1</text:p>
          </table:table-cell>
          <table:table-cell table:formula="of:=IF([.L2]=&quot;&quot;;0;1)+IF([.M2]=&quot;&quot;;0;1) +IF([.N2]=&quot;&quot;;0;1)+ IF([.O2] = &quot;&quot;;0;1)" office:value-type="float" office:value="2" calcext:value-type="float">
            <text:p>2</text:p>
          </table:table-cell>
          <table:table-cell table:formula="of:=IF([.P2]=&quot;&quot;;0;1)+IF([.Q2]=&quot;&quot;;0;1) +IF([.R2]=&quot;&quot;;0;1)+ IF([.S2] = &quot;&quot;;0;1)" office:value-type="float" office:value="3" calcext:value-type="float">
            <text:p>3</text:p>
          </table:table-cell>
          <table:table-cell table:formula="of:=CONCATENATE(&quot;Symbols/Dice/dice_&quot;;[.H2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I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2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M2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N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2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Q2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R2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S2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2])" office:value-type="string" office:string-value="Speed: 2" calcext:value-type="string">
            <text:p>Speed: 2</text:p>
          </table:table-cell>
          <table:table-cell/>
          <table:table-cell table:formula="of:=MATCH([.AJ2]; [.$GV$1:.$GV$1048576];0)" office:value-type="float" office:value="71" calcext:value-type="float">
            <text:p>71</text:p>
          </table:table-cell>
          <table:table-cell table:formula="of:=MATCH([.AK2]; [.$GV$1:.$GV$1048576];0)" office:value-type="float" office:value="13" calcext:value-type="float">
            <text:p>13</text:p>
          </table:table-cell>
          <table:table-cell table:formula="of:=MATCH([.AL2]; [.$GV$1:.$GV$1048576];0)" office:value-type="float" office:value="16" calcext:value-type="float">
            <text:p>16</text:p>
          </table:table-cell>
          <table:table-cell table:style-name="ce1" table:formula="of:=INDIRECT(&quot;HC&quot;&amp;[.GG2])" office:value-type="string" office:string-value="May move target one hexagon." calcext:value-type="string">
            <text:p>May move target one hexagon.</text:p>
          </table:table-cell>
          <table:table-cell table:style-name="ce1" table:formula="of:=INDIRECT(&quot;HC&quot;&amp;[.GH2])" office:value-type="string" office:string-value="Affects: (3_hex). Targets become &lt;b&gt;Asleep&lt;/b&gt;. (Miss next activation)" calcext:value-type="string">
            <text:p>Affects: (3_hex). Targets become &lt;b&gt;Asleep&lt;/b&gt;. (Miss next activation)</text:p>
          </table:table-cell>
          <table:table-cell table:style-name="ce1" table:formula="of:=INDIRECT(&quot;HC&quot;&amp;[.GI2])" office:value-type="string" office:string-value="Affects: (6_line). Can't move during activaton." calcext:value-type="string">
            <text:p>Affects: (6_line). Can't move during activaton.</text:p>
          </table:table-cell>
          <table:table-cell table:style-name="ce1" table:formula="of:=INDIRECT(&quot;GW&quot;&amp;[.GG2])" office:value-type="float" office:value="0" calcext:value-type="float">
            <text:p>0</text:p>
          </table:table-cell>
          <table:table-cell table:style-name="ce1" table:formula="of:=INDIRECT(&quot;GW&quot;&amp;[.GH2])" office:value-type="float" office:value="1" calcext:value-type="float">
            <text:p>1</text:p>
          </table:table-cell>
          <table:table-cell table:style-name="ce1" table:formula="of:=INDIRECT(&quot;GW&quot;&amp;[.GI2])" office:value-type="float" office:value="1" calcext:value-type="float">
            <text:p>1</text:p>
          </table:table-cell>
          <table:table-cell table:style-name="ce1" table:formula="of:=INDIRECT(&quot;HE&quot;&amp;[.GG2])" office:value-type="string" office:string-value="Damage: (Grass)" calcext:value-type="string">
            <text:p>Damage: (Grass)</text:p>
          </table:table-cell>
          <table:table-cell table:style-name="ce1" table:formula="of:=INDIRECT(&quot;HE&quot;&amp;[.GH2])" office:value-type="string" office:string-value="Damage: " calcext:value-type="string">
            <text:p>Damage: </text:p>
          </table:table-cell>
          <table:table-cell table:style-name="ce1" table:formula="of:=INDIRECT(&quot;HE&quot;&amp;[.GI2])" office:value-type="string" office:string-value="Damage: (Grass)(Grass)(Grass)" calcext:value-type="string">
            <text:p>Damage: (Grass)(Grass)(Grass)</text:p>
          </table:table-cell>
          <table:table-cell/>
          <table:table-cell office:value-type="string" calcext:value-type="string">
            <text:p>gy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u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alf</text:p>
          </table:table-cell>
          <table:table-cell table:style-name="ce6"/>
          <table:table-cell table:style-name="ce7" table:formula="of:=CONCATENATE([.HH2]; [.HB2])" office:value-type="string" office:string-value="Affects: (half). " calcext:value-type="string">
            <text:p>Affects: (half). </text:p>
          </table:table-cell>
          <table:table-cell table:style-name="ce6" table:formula="of:=CONCATENATE(&quot;(&quot;;[.GY2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2]&gt;=1;[.HD2];&quot;&quot;);IF([.GX2]&gt;=2;[.HD2];&quot;&quot;);IF([.GX2]&gt;=3;[.HD2];&quot;&quot;);IF([.GX2]&gt;=4;[.HD2];&quot;&quot;);IF([.GX2]&gt;=5;[.HD2];&quot;&quot;);IF([.HI2]=1;CONCATENATE(&quot;(&quot;;[.GY2];&quot;_x)&quot;);&quot;&quot;))" office:value-type="string" office:string-value="Damage: (Normal)(Normal)" calcext:value-type="string">
            <text:p>Damage: (Normal)(Normal)</text:p>
          </table:table-cell>
          <table:table-cell table:style-name="ce6"/>
          <table:table-cell table:style-name="ce6" table:formula="of:=CONCATENATE(IF([.HA2]&lt;&gt;&quot;all hostile Pok&amp;eacute;mon&quot;;&quot;(&quot;;&quot;&quot;);[.HA2];IF([.HA2]&lt;&gt;&quot;all hostile Pok&amp;eacute;mon&quot;; &quot;)&quot;; &quot;&quot;))" office:value-type="string" office:string-value="(half)" calcext:value-type="string">
            <text:p>(half)</text:p>
          </table:table-cell>
          <table:table-cell table:style-name="ce6" table:formula="of:=IF([.HA2] &lt;&gt; &quot;&quot;; CONCATENATE(&quot;Affects: &quot;; [.HG2]; &quot;. &quot;);&quot;&quot;)" office:value-type="string" office:string-value="Affects: (half). " calcext:value-type="string">
            <text:p>Affects: (half). </text:p>
          </table:table-cell>
          <table:table-cell table:style-name="ce6"/>
          <table:table-cell table:style-name="ce6" table:formula="of:=CONCATENATE([.GV2]; IF([.GW2]=1;&quot; (cc)&quot;;&quot;&quot;))" office:value-type="string" office:string-value="Cut" calcext:value-type="string">
            <text:p>Cut</text:p>
          </table:table-cell>
          <table:table-cell table:style-name="ce6" table:formula="of:=CONCATENATE(&quot;Symbols/attack_imgs/&quot;;[.GV2];&quot;.png&quot;)" office:value-type="string" office:string-value="Symbols/attack_imgs/Cut.png" calcext:value-type="string">
            <text:p>Symbols/attack_imgs/Cut.png</text:p>
          </table:table-cell>
          <table:table-cell table:style-name="ce6" table:formula="of:=CONCATENATE(&quot;HM &quot;; [.GU2]; &quot; (&quot;;[.GY2]; &quot;_t) &amp;nbsp &quot;; [.GV2];  IF([.GW2]=1;&quot; (cc)&quot;;&quot;&quot;))" office:value-type="string" office:string-value="HM 1 (Normal_t) &amp;nbsp Cut" calcext:value-type="string">
            <text:p>HM 1 (Normal_t) &amp;nbsp Cut</text:p>
          </table:table-cell>
          <table:table-cell table:style-name="ce6" table:formula="of:=CONCATENATE([.HH2];[.HB2])" office:value-type="string" office:string-value="Affects: (half). " calcext:value-type="string">
            <text:p>Affects: (half). </text:p>
          </table:table-cell>
          <table:table-cell office:value-type="string" calcext:value-type="string">
            <text:p>While one of your Pok&amp;eacute;mon knows Dig, you may once a turn, when in a (brown_node) or (pink_node) node, move to a node connected to any (brown_node) or (pink_node) node respectively.</text:p>
          </table:table-cell>
          <table:table-cell table:formula="of:=IF([.GZ2]=&quot;none&quot;;&quot;&quot;;[.GZ2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2])=&quot;none&quot;;&quot;&quot;;INDIRECT(&quot;GZ&quot;&amp;[.GG2]))" office:value-type="float" office:value="4" calcext:value-type="float">
            <text:p>4</text:p>
          </table:table-cell>
          <table:table-cell table:formula="of:=IF(INDIRECT(&quot;GZ&quot;&amp;[.GH2])=&quot;none&quot;;&quot;&quot;;INDIRECT(&quot;GZ&quot;&amp;[.GH2]))" office:value-type="float" office:value="4" calcext:value-type="float">
            <text:p>4</text:p>
          </table:table-cell>
          <table:table-cell table:formula="of:=IF(INDIRECT(&quot;GZ&quot;&amp;[.GI2])=&quot;none&quot;;&quot;&quot;;INDIRECT(&quot;GZ&quot;&amp;[.GI2]))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IF([.IP2]=1;&quot;H&quot;;&quot;&quot;)">
            <text:p/>
          </table:table-cell>
          <table:table-cell table:formula="of:=IF([.IQ2]=1;&quot;H&quot;;&quot;&quot;)">
            <text:p/>
          </table:table-cell>
          <table:table-cell table:formula="of:=IF([.IR2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izard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When having 2 or less (health), attacks that deal (fire) deal an additional (fire).</text:p>
          </table:table-cell>
          <table:table-cell office:value-type="string" calcext:value-type="string">
            <text:p>Fire</text:p>
          </table:table-cell>
          <table:table-cell table:number-columns-repeated="3"/>
          <table:table-cell table:number-columns-repeated="2" office:value-type="string" calcext:value-type="string">
            <text:p>Fire</text:p>
          </table:table-cell>
          <table:table-cell table:number-columns-repeated="2"/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3:.AE3];&quot;&gt;1&quot;)-COUNTIF([.T3:.AE3];&quot;&gt;2&quot;)-COUNTIF([.T3:.AE3];&quot;&gt;3&quot;)-COUNTIF([.T3:.AE3];&quot;&gt;4&quot;)-COUNTIF([.T3:.AE3];&quot;&gt;5&quot;)-COUNTIF([.T3:.AE3];&quot;&gt;6&quot;)-COUNTIF([.T3:.AE3];&quot;&gt;7&quot;)-COUNTIF([.T3:.AE3];&quot;&gt;8&quot;)" office:value-type="float" office:value="9" calcext:value-type="float">
            <text:p>9</text:p>
          </table:table-cell>
          <table:table-cell table:formula="of:=SUM([.T3:.AE3]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Steel W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Iron Tail</text:p>
          </table:table-cell>
          <table:table-cell table:style-name="ce59" table:formula="of:=ROUND([.AG3]+(12-[.AF3])-[.BA3]/2+[.BF3]+[.BG3]-[.BT3]+[.AZ3]*2/3+[.BC3]-[.AX3];1)" office:value-type="float" office:value="10.6" calcext:value-type="float">
            <text:p>10.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ter</text:p>
          </table:table-cell>
          <table:table-cell table:style-name="ce1" table:formula="of:=IF([.AW3]=&quot;Starter&quot;; 0;IF([.AW3]=&quot;Route 1&quot;;0; IF([.AW3]=&quot;Viridian Forest&quot;;0;IF([.AW3]=&quot;Cycling Road&quot;;0;0.7)))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3]=&quot;&quot;;IF([.I3]&lt;&gt;&quot;&quot;;0;IF([.M3]&lt;&gt;&quot;&quot;;[.AH3]-1;[.AI3]-1));IF([.M3]&lt;&gt;&quot;&quot;;0;IF([.Q3]&lt;&gt;&quot;&quot;;[.AH3]-1)))" office:value-type="float" office:value="4" calcext:value-type="float">
            <text:p>4</text:p>
          </table:table-cell>
          <table:table-cell/>
          <table:table-cell table:formula="of:=IF([.AM3]=1;0;IF([.AM3]=2;1;IF([.AM3]=3;1.7;IF([.AM3]=4;2.2;IF([.AM3]=5;2.55;IF([.AM3]=6;2.8;IF([.AM3]=7;3)))))))"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table:formula="of:=[.BD3] *(2 -[.BE3])/2" office:value-type="float" office:value="1.36" calcext:value-type="float">
            <text:p>1.36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3])" office:value-type="string" office:string-value="Ember" calcext:value-type="string">
            <text:p>Ember</text:p>
          </table:table-cell>
          <table:table-cell table:style-name="ce1" table:formula="of:=INDIRECT(&quot;HJ&quot;&amp;[.GH3])" office:value-type="string" office:string-value="Flamethrower (cc)" calcext:value-type="string">
            <text:p>Flamethrower (cc)</text:p>
          </table:table-cell>
          <table:table-cell table:style-name="ce1" table:formula="of:=INDIRECT(&quot;HJ&quot;&amp;[.GI3])" office:value-type="string" office:string-value="Steel Wing (cc)" calcext:value-type="string">
            <text:p>Steel Wing (cc)</text:p>
          </table:table-cell>
          <table:table-cell/>
          <table:table-cell table:style-name="ce1" table:formula="of:=IF([.BQ3]&gt;=1; 0;IF([.BR3]&gt;=1;[.AH3]-1;IF([.BS3]&gt;=1;[.AI3]-1;11)))" office:value-type="float" office:value="0" calcext:value-type="float">
            <text:p>0</text:p>
          </table:table-cell>
          <table:table-cell table:formula="of:=IF([.BQ3]&gt;=2; 0;IF([.BR3]&gt;=2;[.AH3]-1;IF([.BS3]&gt;=2;[.AI3]-1;11)))" office:value-type="float" office:value="4" calcext:value-type="float">
            <text:p>4</text:p>
          </table:table-cell>
          <table:table-cell table:formula="of:=IF([.BQ3]&gt;=3; 0;IF([.BR3]&gt;=3;[.AH3]-1;IF([.BS3]&gt;=3;[.AI3]-1;11)))" office:value-type="float" office:value="7" calcext:value-type="float">
            <text:p>7</text:p>
          </table:table-cell>
          <table:table-cell table:formula="of:=IF([.BQ3]&gt;=4; 0;IF([.BR3]&gt;=4;[.AH3]-1;IF([.BS3]&gt;=4;[.AI3]-1;11)))" office:value-type="float" office:value="11" calcext:value-type="float">
            <text:p>11</text:p>
          </table:table-cell>
          <table:table-cell table:formula="of:= 4- COUNTBLANK([.H3:.K3])" office:value-type="float" office:value="1" calcext:value-type="float">
            <text:p>1</text:p>
          </table:table-cell>
          <table:table-cell table:formula="of:= MAX([.BQ3];4 -COUNTBLANK([.L3:.O3]))" office:value-type="float" office:value="2" calcext:value-type="float">
            <text:p>2</text:p>
          </table:table-cell>
          <table:table-cell table:formula="of:=MAX([.BR3];4-COUNTBLANK([.P3:.S3]))" office:value-type="float" office:value="3" calcext:value-type="float">
            <text:p>3</text:p>
          </table:table-cell>
          <table:table-cell table:formula="of:=IF([.D3]&lt;&gt;&quot;&quot;;4;SUM([.BM3:.BP3])/7)" office:value-type="float" office:value="3.14285714285714" calcext:value-type="float">
            <text:p>3.14285714285714</text:p>
          </table:table-cell>
          <table:table-cell table:number-columns-repeated="16"/>
          <table:table-cell table:formula="of:=IF([.A3]=&quot;&quot;;0;1)+IF([.B3]=&quot;&quot;;0;1)+IF([.C3]=&quot;&quot;;0;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IF([.D3]=&quot;&quot;;&quot;&quot;;CONCATENATE(&quot;Symbols/Other/&quot;;[.D3];&quot;.png&quot;))">
            <text:p/>
          </table:table-cell>
          <table:table-cell table:formula="of:=LEN([.A3])" office:value-type="float" office:value="10" calcext:value-type="float">
            <text:p>10</text:p>
          </table:table-cell>
          <table:table-cell table:formula="of:=LEN([.B3])" office:value-type="float" office:value="10" calcext:value-type="float">
            <text:p>10</text:p>
          </table:table-cell>
          <table:table-cell table:formula="of:=LEN([.C3])" office:value-type="float" office:value="9" calcext:value-type="float">
            <text:p>9</text:p>
          </table:table-cell>
          <table:table-cell table:formula="of:=CONCATENATE(IF([.FO3]&gt;0; CONCATENATE([.A3];&quot; (die_&quot;; [.H3]);&quot;&quot;); IF([.FO3]&gt;1; CONCATENATE(&quot;_&quot;;[.I3]);&quot;&quot;);IF([.FO3]&gt;2; CONCATENATE(&quot;_&quot;;[.J3]);&quot;&quot;);IF([.FO3]&gt;3; CONCATENATE(&quot;_&quot;;[.K3]);&quot;&quot;);IF([.FO3]&gt;0;&quot;)&quot;;[.A3]))" office:value-type="string" office:string-value="Charmander (die_Fire)" calcext:value-type="string">
            <text:p>Charmander (die_Fire)</text:p>
          </table:table-cell>
          <table:table-cell table:formula="of:=CONCATENATE(IF([.FP3]&gt;0; CONCATENATE([.B3];&quot; (die_&quot;; [.L3]);&quot;&quot;); IF([.FP3]&gt;1; CONCATENATE(&quot;_&quot;;[.M3]);&quot;&quot;);IF([.FP3]&gt;2; CONCATENATE(&quot;_&quot;;[.N3]);&quot;&quot;);IF([.FP3]&gt;3; CONCATENATE(&quot;_&quot;;[.O3]);&quot;&quot;);IF([.FP3]&gt;0;&quot;)&quot;;&quot;&quot;))" office:value-type="string" office:string-value="Charmeleon (die_Fire_Fire)" calcext:value-type="string">
            <text:p>Charmeleon (die_Fire_Fire)</text:p>
          </table:table-cell>
          <table:table-cell table:formula="of:=CONCATENATE(IF([.FQ3]&gt;0; CONCATENATE([.C3];&quot; (die_&quot;; [.P3]);&quot;&quot;); IF([.FQ3]&gt;1; CONCATENATE(&quot;_&quot;;[.Q3]);&quot;&quot;);IF([.FQ3]&gt;2; CONCATENATE(&quot;_&quot;;[.R3]);&quot;&quot;);IF([.FQ3]&gt;3; CONCATENATE(&quot;_&quot;;[.S3]);&quot;&quot;);IF([.FQ3]&gt;0;&quot;)&quot;;&quot;&quot;))" office:value-type="string" office:string-value="Charizard (die_Fire_Fire_Flying)" calcext:value-type="string">
            <text:p>Charizard (die_Fire_Fire_Flying)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3] = &quot;&quot;; &quot;&quot;;MATCH([.AN3];[.$GV$2:.$GV$100];0)-3)" office:value-type="float" office:value="11" calcext:value-type="float">
            <text:p>11</text:p>
          </table:table-cell>
          <table:table-cell table:formula="of:=IF([.AO3] = &quot;&quot;; &quot;&quot;;MATCH([.AO3];[.$GV$2:.$GV$100];0)-3)" office:value-type="float" office:value="34" calcext:value-type="float">
            <text:p>34</text:p>
          </table:table-cell>
          <table:table-cell table:formula="of:=IF([.AP3] = &quot;&quot;; &quot;&quot;;MATCH([.AP3];[.$GV$2:.$GV$100];0)-3)" office:value-type="float" office:value="15" calcext:value-type="float">
            <text:p>15</text:p>
          </table:table-cell>
          <table:table-cell table:formula="of:=IF([.AQ3] = &quot;&quot;; &quot;&quot;;MATCH([.AQ3];[.$GV$2:.$GV$100];0)-3)" office:value-type="float" office:value="5" calcext:value-type="float">
            <text:p>5</text:p>
          </table:table-cell>
          <table:table-cell table:formula="of:=IF([.AR3] = &quot;&quot;; &quot;&quot;;MATCH([.AR3];[.$GV$2:.$GV$100];0)-3)" office:value-type="float" office:value="16" calcext:value-type="float">
            <text:p>16</text:p>
          </table:table-cell>
          <table:table-cell table:number-columns-repeated="2"/>
          <table:table-cell table:style-name="ce1" table:formula="of:=IFERROR(IF(OR(INDIRECT(&quot;$GX&quot; &amp; [.EV3]+4 )&gt;0;INDIRECT(&quot;$HI&quot; &amp; [.EV3]+4 )&gt;0);INDIRECT(&quot;$GY&quot; &amp; [.EV3]+4);&quot;&quot;);&quot;&quot;)" office:value-type="string" office:string-value="Grass" calcext:value-type="string">
            <text:p>Grass</text:p>
          </table:table-cell>
          <table:table-cell table:style-name="ce1" table:formula="of:=IFERROR(IF(OR(INDIRECT(&quot;$GX&quot; &amp; [.EW3]+4 )&gt;0;INDIRECT(&quot;$HI&quot; &amp; [.EW3]+4 )&gt;0);INDIRECT(&quot;$GY&quot; &amp; [.EW3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X3]+4 )&gt;0;INDIRECT(&quot;$HI&quot; &amp; [.EX3]+4 )&gt;0);INDIRECT(&quot;$GY&quot; &amp; [.EX3]+4);&quot;&quot;);&quot;&quot;)" office:value-type="string" office:string-value="Flying" calcext:value-type="string">
            <text:p>Flying</text:p>
          </table:table-cell>
          <table:table-cell table:style-name="ce1" table:formula="of:=IFERROR(IF(OR(INDIRECT(&quot;$GX&quot; &amp; [.EY3]+4 )&gt;0;INDIRECT(&quot;$HI&quot; &amp; [.EY3]+4 )&gt;0);INDIRECT(&quot;$GY&quot; &amp; [.EY3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Z3]+4 )&gt;0;INDIRECT(&quot;$HI&quot; &amp; [.EZ3]+4 )&gt;0);INDIRECT(&quot;$GY&quot; &amp; [.EZ3]+4);&quot;&quot;);&quot;&quot;)" office:value-type="string" office:string-value="Normal" calcext:value-type="string">
            <text:p>Normal</text:p>
          </table:table-cell>
          <table:table-cell table:formula="of:=IF([.EJ3]=&quot;&quot;;&quot;&quot;;(SMALL([.$EJ3:.$EN3];[.DX3])))" office:value-type="float" office:value="5" calcext:value-type="float">
            <text:p>5</text:p>
          </table:table-cell>
          <table:table-cell table:formula="of:=IF([.EK3]=&quot;&quot;;&quot;&quot;;(SMALL([.$EJ3:.$EN3];[.DY3])))" office:value-type="float" office:value="11" calcext:value-type="float">
            <text:p>11</text:p>
          </table:table-cell>
          <table:table-cell table:formula="of:=IF([.EL3]=&quot;&quot;;&quot;&quot;;(SMALL([.$EJ3:.$EN3];[.DZ3])))" office:value-type="float" office:value="15" calcext:value-type="float">
            <text:p>15</text:p>
          </table:table-cell>
          <table:table-cell table:style-name="ce1" table:formula="of:=IF([.EM3]=&quot;&quot;;&quot;&quot;;(SMALL([.$EJ3:.$EN3];[.EA3])))" office:value-type="float" office:value="16" calcext:value-type="float">
            <text:p>16</text:p>
          </table:table-cell>
          <table:table-cell table:style-name="ce1" table:formula="of:=IF([.EN3]=&quot;&quot;;&quot;&quot;;(SMALL([.$EJ3:.$EN3];[.EB3])))" office:value-type="float" office:value="34" calcext:value-type="float">
            <text:p>34</text:p>
          </table:table-cell>
          <table:table-cell table:formula="of:=IF([.EQ3]=&quot;&quot;;&quot;&quot;;CONCATENATE(&quot;symbols/types/only_color_exact/&quot;;[.EQ3];&quot;.png&quot;))" office:value-type="string" office:string-value="symbols/types/only_color_exact/Grass.png" calcext:value-type="string">
            <text:p>symbols/types/only_color_exact/Grass.png</text:p>
          </table:table-cell>
          <table:table-cell table:formula="of:=IF([.ER3]=&quot;&quot;;&quot;&quot;;CONCATENATE(&quot;symbols/types/only_color_exact/&quot;;[.ER3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S3]=&quot;&quot;;&quot;&quot;;CONCATENATE(&quot;symbols/types/only_color_exact/&quot;;[.ES3];&quot;.png&quot;))" office:value-type="string" office:string-value="symbols/types/only_color_exact/Flying.png" calcext:value-type="string">
            <text:p>symbols/types/only_color_exact/Flying.png</text:p>
          </table:table-cell>
          <table:table-cell table:formula="of:=IF([.ET3]=&quot;&quot;;&quot;&quot;;CONCATENATE(&quot;symbols/types/only_color_exact/&quot;;[.ET3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U3]=&quot;&quot;;&quot;&quot;;CONCATENATE(&quot;symbols/types/only_color_exact/&quot;;[.EU3];&quot;.png&quot;))" office:value-type="string" office:string-value="symbols/types/only_color_exact/Normal.png" calcext:value-type="string">
            <text:p>symbols/types/only_color_exact/Normal.png</text:p>
          </table:table-cell>
          <table:table-cell table:number-columns-repeated="5"/>
          <table:table-cell table:formula="of:=CONCATENATE(&quot;Symbols/Types/Weaknesses/&quot;; [.E3]; &quot;.png&quot;)" office:value-type="string" office:string-value="Symbols/Types/Weaknesses/Fire.png" calcext:value-type="string">
            <text:p>Symbols/Types/Weaknesses/Fire.png</text:p>
          </table:table-cell>
          <table:table-cell table:formula="of:=CONCATENATE(&quot;Symbols/Pokemon/&quot;;[.A3];&quot;.png&quot;)" office:value-type="string" office:string-value="Symbols/Pokemon/Charmander.png" calcext:value-type="string">
            <text:p>Symbols/Pokemon/Charmander.png</text:p>
          </table:table-cell>
          <table:table-cell table:formula="of:=CONCATENATE(&quot;Symbols/Pokemon/&quot;;[.B3];&quot;.png&quot;)" office:value-type="string" office:string-value="Symbols/Pokemon/Charmeleon.png" calcext:value-type="string">
            <text:p>Symbols/Pokemon/Charmeleon.png</text:p>
          </table:table-cell>
          <table:table-cell table:formula="of:=CONCATENATE(&quot;Symbols/Pokemon/&quot;;[.C3];&quot;.png&quot;)" office:value-type="string" office:string-value="Symbols/Pokemon/Charizard.png" calcext:value-type="string">
            <text:p>Symbols/Pokemon/Charizard.png</text:p>
          </table:table-cell>
          <table:table-cell table:formula="of:=IF([.H3]=&quot;&quot;;0;1)+IF([.I3]=&quot;&quot;;0;1) +IF([.J3]=&quot;&quot;;0;1)+ IF([.K3] = &quot;&quot;;0;1)" office:value-type="float" office:value="1" calcext:value-type="float">
            <text:p>1</text:p>
          </table:table-cell>
          <table:table-cell table:formula="of:=IF([.L3]=&quot;&quot;;0;1)+IF([.M3]=&quot;&quot;;0;1) +IF([.N3]=&quot;&quot;;0;1)+ IF([.O3] = &quot;&quot;;0;1)" office:value-type="float" office:value="2" calcext:value-type="float">
            <text:p>2</text:p>
          </table:table-cell>
          <table:table-cell table:formula="of:=IF([.P3]=&quot;&quot;;0;1)+IF([.Q3]=&quot;&quot;;0;1) +IF([.R3]=&quot;&quot;;0;1)+ IF([.S3] = &quot;&quot;;0;1)" office:value-type="float" office:value="3" calcext:value-type="float">
            <text:p>3</text:p>
          </table:table-cell>
          <table:table-cell table:formula="of:=CONCATENATE(&quot;Symbols/Dice/dice_&quot;;[.H3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I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3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M3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N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3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Q3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R3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S3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3])" office:value-type="string" office:string-value="Speed: 3" calcext:value-type="string">
            <text:p>Speed: 3</text:p>
          </table:table-cell>
          <table:table-cell/>
          <table:table-cell table:formula="of:=MATCH([.AJ3]; [.$GV$1:.$GV$1048576];0)" office:value-type="float" office:value="63" calcext:value-type="float">
            <text:p>63</text:p>
          </table:table-cell>
          <table:table-cell table:formula="of:=MATCH([.AK3]; [.$GV$1:.$GV$1048576];0)" office:value-type="float" office:value="12" calcext:value-type="float">
            <text:p>12</text:p>
          </table:table-cell>
          <table:table-cell table:formula="of:=MATCH([.AL3]; [.$GV$1:.$GV$1048576];0)" office:value-type="float" office:value="66" calcext:value-type="float">
            <text:p>66</text:p>
          </table:table-cell>
          <table:table-cell table:style-name="ce1" table:formula="of:=INDIRECT(&quot;HC&quot;&amp;[.GG3])" office:value-type="string" office:string-value="Affects: (3_hex). " calcext:value-type="string">
            <text:p>Affects: (3_hex). </text:p>
          </table:table-cell>
          <table:table-cell table:style-name="ce1" table:formula="of:=INDIRECT(&quot;HC&quot;&amp;[.GH3])" office:value-type="string" office:string-value="Affects: (4_line). " calcext:value-type="string">
            <text:p>Affects: (4_line). </text:p>
          </table:table-cell>
          <table:table-cell table:style-name="ce1" table:formula="of:=INDIRECT(&quot;HC&quot;&amp;[.GI3])" office:value-type="string" office:string-value="Affects: (half). " calcext:value-type="string">
            <text:p>Affects: (half). </text:p>
          </table:table-cell>
          <table:table-cell table:style-name="ce1" table:formula="of:=INDIRECT(&quot;GW&quot;&amp;[.GG3])" office:value-type="float" office:value="0" calcext:value-type="float">
            <text:p>0</text:p>
          </table:table-cell>
          <table:table-cell table:style-name="ce1" table:formula="of:=INDIRECT(&quot;GW&quot;&amp;[.GH3])" office:value-type="float" office:value="1" calcext:value-type="float">
            <text:p>1</text:p>
          </table:table-cell>
          <table:table-cell table:style-name="ce1" table:formula="of:=INDIRECT(&quot;GW&quot;&amp;[.GI3])" office:value-type="float" office:value="1" calcext:value-type="float">
            <text:p>1</text:p>
          </table:table-cell>
          <table:table-cell table:style-name="ce1" table:formula="of:=INDIRECT(&quot;HE&quot;&amp;[.GG3])" office:value-type="string" office:string-value="Damage: (fire)" calcext:value-type="string">
            <text:p>Damage: (fire)</text:p>
          </table:table-cell>
          <table:table-cell table:style-name="ce1" table:formula="of:=INDIRECT(&quot;HE&quot;&amp;[.GH3])" office:value-type="string" office:string-value="Damage: (fire)(fire)" calcext:value-type="string">
            <text:p>Damage: (fire)(fire)</text:p>
          </table:table-cell>
          <table:table-cell table:style-name="ce1" table:formula="of:=INDIRECT(&quot;HE&quot;&amp;[.GI3])" office:value-type="string" office:string-value="Damage: (flying)(flying)(flying)" calcext:value-type="string">
            <text:p>Damage: (flying)(flying)(flying)</text:p>
          </table:table-cell>
          <table:table-cell/>
          <table:table-cell office:value-type="string" calcext:value-type="string">
            <text:p>gy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urf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6_line</text:p>
          </table:table-cell>
          <table:table-cell table:style-name="ce6" office:value-type="string" calcext:value-type="string">
            <text:p>After attack, teleport to last available hex affected by attack.</text:p>
          </table:table-cell>
          <table:table-cell table:style-name="ce7" table:formula="of:=CONCATENATE([.HH3]; [.HB3])" office:value-type="string" office:string-value="Affects: (6_line). After attack, teleport to last available hex affected by attack." calcext:value-type="string">
            <text:p>Affects: (6_line). After attack, teleport to last available hex affected by attack.</text:p>
          </table:table-cell>
          <table:table-cell table:style-name="ce6" table:formula="of:=CONCATENATE(&quot;(&quot;;[.GY3];&quot;)&quot;)" office:value-type="string" office:string-value="(Water)" calcext:value-type="string">
            <text:p>(Water)</text:p>
          </table:table-cell>
          <table:table-cell table:style-name="ce6" table:formula="of:=CONCATENATE(&quot;Damage: &quot;;IF([.GX3]&gt;=1;[.HD3];&quot;&quot;);IF([.GX3]&gt;=2;[.HD3];&quot;&quot;);IF([.GX3]&gt;=3;[.HD3];&quot;&quot;);IF([.GX3]&gt;=4;[.HD3];&quot;&quot;);IF([.GX3]&gt;=5;[.HD3];&quot;&quot;);IF([.HI3]=1;CONCATENATE(&quot;(&quot;;[.GY3];&quot;_x)&quot;);&quot;&quot;))" office:value-type="string" office:string-value="Damage: (Water)(Water)" calcext:value-type="string">
            <text:p>Damage: (Water)(Water)</text:p>
          </table:table-cell>
          <table:table-cell table:style-name="ce6"/>
          <table:table-cell table:style-name="ce6" table:formula="of:=CONCATENATE(IF([.HA3]&lt;&gt;&quot;all hostile Pok&amp;eacute;mon&quot;;&quot;(&quot;;&quot;&quot;);[.HA3];IF([.HA3]&lt;&gt;&quot;all hostile Pok&amp;eacute;mon&quot;; &quot;)&quot;; &quot;&quot;))" office:value-type="string" office:string-value="(6_line)" calcext:value-type="string">
            <text:p>(6_line)</text:p>
          </table:table-cell>
          <table:table-cell table:style-name="ce6" table:formula="of:=IF([.HA3] &lt;&gt; &quot;&quot;; CONCATENATE(&quot;Affects: &quot;; [.HG3]; &quot;. &quot;);&quot;&quot;)" office:value-type="string" office:string-value="Affects: (6_line). " calcext:value-type="string">
            <text:p>Affects: (6_line). </text:p>
          </table:table-cell>
          <table:table-cell table:style-name="ce6"/>
          <table:table-cell table:style-name="ce6" table:formula="of:=CONCATENATE([.GV3]; IF([.GW3]=1;&quot; (cc)&quot;;&quot;&quot;))" office:value-type="string" office:string-value="Surf (cc)" calcext:value-type="string">
            <text:p>Surf (cc)</text:p>
          </table:table-cell>
          <table:table-cell table:style-name="ce6" table:formula="of:=CONCATENATE(&quot;Symbols/attack_imgs/&quot;;[.GV3];&quot;.png&quot;)" office:value-type="string" office:string-value="Symbols/attack_imgs/Surf.png" calcext:value-type="string">
            <text:p>Symbols/attack_imgs/Surf.png</text:p>
          </table:table-cell>
          <table:table-cell table:style-name="ce6" table:formula="of:=CONCATENATE(&quot;HM &quot;; [.GU3]; &quot; (&quot;;[.GY3]; &quot;_t) &amp;nbsp &quot;; [.GV3];  IF([.GW3]=1;&quot; (cc)&quot;;&quot;&quot;))" office:value-type="string" office:string-value="HM 2 (Water_t) &amp;nbsp Surf (cc)" calcext:value-type="string">
            <text:p>HM 2 (Water_t) &amp;nbsp Surf (cc)</text:p>
          </table:table-cell>
          <table:table-cell table:style-name="ce6" table:formula="of:=CONCATENATE([.HH3];[.HB3])" office:value-type="string" office:string-value="Affects: (6_line). After attack, teleport to last available hex affected by attack." calcext:value-type="string">
            <text:p>Affects: (6_line). After attack, teleport to last available hex affected by attack.</text:p>
          </table:table-cell>
          <table:table-cell office:value-type="string" calcext:value-type="string">
            <text:p>While one of your Pok&amp;eacute;mon knows Rain Dance, you may once a turn, when adjacent to a (water) obstacle, spend an action to encounter a discarded (blue_token) token.</text:p>
          </table:table-cell>
          <table:table-cell table:style-name="ce1" table:formula="of:=IF([.GZ3]=&quot;none&quot;;&quot;&quot;;[.GZ3])" office:value-type="float" office:value="6" calcext:value-type="float">
            <text:p>6</text:p>
          </table:table-cell>
          <table:table-cell table:number-columns-repeated="2"/>
          <table:table-cell table:formula="of:=IF(INDIRECT(&quot;GZ&quot;&amp;[.GG3])=&quot;none&quot;;&quot;&quot;;INDIRECT(&quot;GZ&quot;&amp;[.GG3]))" office:value-type="float" office:value="4" calcext:value-type="float">
            <text:p>4</text:p>
          </table:table-cell>
          <table:table-cell table:formula="of:=IF(INDIRECT(&quot;GZ&quot;&amp;[.GH3])=&quot;none&quot;;&quot;&quot;;INDIRECT(&quot;GZ&quot;&amp;[.GH3]))" office:value-type="float" office:value="4" calcext:value-type="float">
            <text:p>4</text:p>
          </table:table-cell>
          <table:table-cell table:formula="of:=IF(INDIRECT(&quot;GZ&quot;&amp;[.GI3])=&quot;none&quot;;&quot;&quot;;INDIRECT(&quot;GZ&quot;&amp;[.GI3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[.IP3]=1;&quot;H&quot;;&quot;&quot;)">
            <text:p/>
          </table:table-cell>
          <table:table-cell table:formula="of:=IF([.IQ3]=1;&quot;H&quot;;&quot;&quot;)" office:value-type="string" office:string-value="H" calcext:value-type="string">
            <text:p>H</text:p>
          </table:table-cell>
          <table:table-cell table:formula="of:=IF([.IR3]=1;&quot;H&quot;;&quot;&quot;)" office:value-type="string" office:string-value="H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Blastoise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Torrent</text:p>
          </table:table-cell>
          <table:table-cell office:value-type="string" calcext:value-type="string">
            <text:p>When having 2 or less (health), attacks that deal (water) deal an additional (water).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Normal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4:.AE4];&quot;&gt;1&quot;)-COUNTIF([.T4:.AE4];&quot;&gt;2&quot;)-COUNTIF([.T4:.AE4];&quot;&gt;3&quot;)-COUNTIF([.T4:.AE4];&quot;&gt;4&quot;)-COUNTIF([.T4:.AE4];&quot;&gt;5&quot;)-COUNTIF([.T4:.AE4];&quot;&gt;6&quot;)-COUNTIF([.T4:.AE4];&quot;&gt;7&quot;)-COUNTIF([.T4:.AE4];&quot;&gt;8&quot;)" office:value-type="float" office:value="9" calcext:value-type="float">
            <text:p>9</text:p>
          </table:table-cell>
          <table:table-cell table:formula="of:=SUM([.T4:.AE4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Hydro Pu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Reflect</text:p>
          </table:table-cell>
          <table:table-cell table:style-name="ce59" table:formula="of:=ROUND([.AG4]+(12-[.AF4])-[.BA4]/2+[.BF4]+[.BG4]-[.BT4]+[.AZ4]*2/3+[.BC4]-[.AX4];1)" office:value-type="float" office:value="10.2" calcext:value-type="float">
            <text:p>10.2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ter</text:p>
          </table:table-cell>
          <table:table-cell table:style-name="ce1" table:formula="of:=IF([.AW4]=&quot;Starter&quot;; 0;IF([.AW4]=&quot;Route 1&quot;;0; IF([.AW4]=&quot;Viridian Forest&quot;;0;IF([.AW4]=&quot;Cycling Road&quot;;0;0.7))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4]=&quot;&quot;;IF([.I4]&lt;&gt;&quot;&quot;;0;IF([.M4]&lt;&gt;&quot;&quot;;[.AH4]-1;[.AI4]-1));IF([.M4]&lt;&gt;&quot;&quot;;0;IF([.Q4]&lt;&gt;&quot;&quot;;[.AH4]-1)))" office:value-type="float" office:value="4" calcext:value-type="float">
            <text:p>4</text:p>
          </table:table-cell>
          <table:table-cell/>
          <table:table-cell table:formula="of:=IF([.AM4]=1;0;IF([.AM4]=2;1;IF([.AM4]=3;1.7;IF([.AM4]=4;2.2;IF([.AM4]=5;2.55;IF([.AM4]=6;2.8;IF([.AM4]=7;3)))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D4] *(2 -[.BE4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4])" office:value-type="string" office:string-value="Water Gun" calcext:value-type="string">
            <text:p>Water Gun</text:p>
          </table:table-cell>
          <table:table-cell table:style-name="ce1" table:formula="of:=INDIRECT(&quot;HJ&quot;&amp;[.GH4])" office:value-type="string" office:string-value="Bite (cc)" calcext:value-type="string">
            <text:p>Bite (cc)</text:p>
          </table:table-cell>
          <table:table-cell table:style-name="ce1" table:formula="of:=INDIRECT(&quot;HJ&quot;&amp;[.GI4])" office:value-type="string" office:string-value="Hydro Pump (cc)" calcext:value-type="string">
            <text:p>Hydro Pump (cc)</text:p>
          </table:table-cell>
          <table:table-cell/>
          <table:table-cell table:style-name="ce1" table:formula="of:=IF([.BQ4]&gt;=1; 0;IF([.BR4]&gt;=1;[.AH4]-1;IF([.BS4]&gt;=1;[.AI4]-1;11)))" office:value-type="float" office:value="0" calcext:value-type="float">
            <text:p>0</text:p>
          </table:table-cell>
          <table:table-cell table:formula="of:=IF([.BQ4]&gt;=2; 0;IF([.BR4]&gt;=2;[.AH4]-1;IF([.BS4]&gt;=2;[.AI4]-1;11)))" office:value-type="float" office:value="4" calcext:value-type="float">
            <text:p>4</text:p>
          </table:table-cell>
          <table:table-cell table:formula="of:=IF([.BQ4]&gt;=3; 0;IF([.BR4]&gt;=3;[.AH4]-1;IF([.BS4]&gt;=3;[.AI4]-1;11)))" office:value-type="float" office:value="7" calcext:value-type="float">
            <text:p>7</text:p>
          </table:table-cell>
          <table:table-cell table:formula="of:=IF([.BQ4]&gt;=4; 0;IF([.BR4]&gt;=4;[.AH4]-1;IF([.BS4]&gt;=4;[.AI4]-1;11)))" office:value-type="float" office:value="11" calcext:value-type="float">
            <text:p>11</text:p>
          </table:table-cell>
          <table:table-cell table:formula="of:= 4- COUNTBLANK([.H4:.K4])" office:value-type="float" office:value="1" calcext:value-type="float">
            <text:p>1</text:p>
          </table:table-cell>
          <table:table-cell table:formula="of:= MAX([.BQ4];4 -COUNTBLANK([.L4:.O4]))" office:value-type="float" office:value="2" calcext:value-type="float">
            <text:p>2</text:p>
          </table:table-cell>
          <table:table-cell table:formula="of:=MAX([.BR4];4-COUNTBLANK([.P4:.S4]))" office:value-type="float" office:value="3" calcext:value-type="float">
            <text:p>3</text:p>
          </table:table-cell>
          <table:table-cell table:formula="of:=IF([.D4]&lt;&gt;&quot;&quot;;4;SUM([.BM4:.BP4])/7)" office:value-type="float" office:value="3.14285714285714" calcext:value-type="float">
            <text:p>3.14285714285714</text:p>
          </table:table-cell>
          <table:table-cell table:number-columns-repeated="16"/>
          <table:table-cell table:formula="of:=IF([.A4]=&quot;&quot;;0;1)+IF([.B4]=&quot;&quot;;0;1)+IF([.C4]=&quot;&quot;;0;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IF([.D4]=&quot;&quot;;&quot;&quot;;CONCATENATE(&quot;Symbols/Other/&quot;;[.D4];&quot;.png&quot;))">
            <text:p/>
          </table:table-cell>
          <table:table-cell table:formula="of:=LEN([.A4])" office:value-type="float" office:value="8" calcext:value-type="float">
            <text:p>8</text:p>
          </table:table-cell>
          <table:table-cell table:formula="of:=LEN([.B4])" office:value-type="float" office:value="9" calcext:value-type="float">
            <text:p>9</text:p>
          </table:table-cell>
          <table:table-cell table:formula="of:=LEN([.C4])" office:value-type="float" office:value="9" calcext:value-type="float">
            <text:p>9</text:p>
          </table:table-cell>
          <table:table-cell table:formula="of:=CONCATENATE(IF([.FO4]&gt;0; CONCATENATE([.A4];&quot; (die_&quot;; [.H4]);&quot;&quot;); IF([.FO4]&gt;1; CONCATENATE(&quot;_&quot;;[.I4]);&quot;&quot;);IF([.FO4]&gt;2; CONCATENATE(&quot;_&quot;;[.J4]);&quot;&quot;);IF([.FO4]&gt;3; CONCATENATE(&quot;_&quot;;[.K4]);&quot;&quot;);IF([.FO4]&gt;0;&quot;)&quot;;[.A4]))" office:value-type="string" office:string-value="Squirtle (die_Water)" calcext:value-type="string">
            <text:p>Squirtle (die_Water)</text:p>
          </table:table-cell>
          <table:table-cell table:formula="of:=CONCATENATE(IF([.FP4]&gt;0; CONCATENATE([.B4];&quot; (die_&quot;; [.L4]);&quot;&quot;); IF([.FP4]&gt;1; CONCATENATE(&quot;_&quot;;[.M4]);&quot;&quot;);IF([.FP4]&gt;2; CONCATENATE(&quot;_&quot;;[.N4]);&quot;&quot;);IF([.FP4]&gt;3; CONCATENATE(&quot;_&quot;;[.O4]);&quot;&quot;);IF([.FP4]&gt;0;&quot;)&quot;;&quot;&quot;))" office:value-type="string" office:string-value="Wartortle (die_Water_Normal)" calcext:value-type="string">
            <text:p>Wartortle (die_Water_Normal)</text:p>
          </table:table-cell>
          <table:table-cell table:formula="of:=CONCATENATE(IF([.FQ4]&gt;0; CONCATENATE([.C4];&quot; (die_&quot;; [.P4]);&quot;&quot;); IF([.FQ4]&gt;1; CONCATENATE(&quot;_&quot;;[.Q4]);&quot;&quot;);IF([.FQ4]&gt;2; CONCATENATE(&quot;_&quot;;[.R4]);&quot;&quot;);IF([.FQ4]&gt;3; CONCATENATE(&quot;_&quot;;[.S4]);&quot;&quot;);IF([.FQ4]&gt;0;&quot;)&quot;;&quot;&quot;))" office:value-type="string" office:string-value="Blastoise (die_Water_Water_Normal)" calcext:value-type="string">
            <text:p>Blastoise (die_Water_Water_Normal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4] = &quot;&quot;; &quot;&quot;;MATCH([.AN4];[.$GV$2:.$GV$100];0)-3)" office:value-type="float" office:value="25" calcext:value-type="float">
            <text:p>25</text:p>
          </table:table-cell>
          <table:table-cell table:formula="of:=IF([.AO4] = &quot;&quot;; &quot;&quot;;MATCH([.AO4];[.$GV$2:.$GV$100];0)-3)" office:value-type="float" office:value="11" calcext:value-type="float">
            <text:p>11</text:p>
          </table:table-cell>
          <table:table-cell table:formula="of:=IF([.AP4] = &quot;&quot;; &quot;&quot;;MATCH([.AP4];[.$GV$2:.$GV$100];0)-3)" office:value-type="float" office:value="30" calcext:value-type="float">
            <text:p>30</text:p>
          </table:table-cell>
          <table:table-cell table:formula="of:=IF([.AQ4] = &quot;&quot;; &quot;&quot;;MATCH([.AQ4];[.$GV$2:.$GV$100];0)-3)" office:value-type="float" office:value="5" calcext:value-type="float">
            <text:p>5</text:p>
          </table:table-cell>
          <table:table-cell table:formula="of:=IF([.AR4] = &quot;&quot;; &quot;&quot;;MATCH([.AR4];[.$GV$2:.$GV$100];0)-3)" office:value-type="float" office:value="6" calcext:value-type="float">
            <text:p>6</text:p>
          </table:table-cell>
          <table:table-cell table:number-columns-repeated="2"/>
          <table:table-cell table:style-name="ce1" table:formula="of:=IFERROR(IF(OR(INDIRECT(&quot;$GX&quot; &amp; [.EV4]+4 )&gt;0;INDIRECT(&quot;$HI&quot; &amp; [.EV4]+4 )&gt;0);INDIRECT(&quot;$GY&quot; &amp; [.EV4]+4);&quot;&quot;);&quot;&quot;)" office:value-type="string" office:string-value="Grass" calcext:value-type="string">
            <text:p>Grass</text:p>
          </table:table-cell>
          <table:table-cell table:style-name="ce1" table:formula="of:=IFERROR(IF(OR(INDIRECT(&quot;$GX&quot; &amp; [.EW4]+4 )&gt;0;INDIRECT(&quot;$HI&quot; &amp; [.EW4]+4 )&gt;0);INDIRECT(&quot;$GY&quot; &amp; [.EW4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X4]+4 )&gt;0;INDIRECT(&quot;$HI&quot; &amp; [.EX4]+4 )&gt;0);INDIRECT(&quot;$GY&quot; &amp; [.EX4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Y4]+4 )&gt;0;INDIRECT(&quot;$HI&quot; &amp; [.EY4]+4 )&gt;0);INDIRECT(&quot;$GY&quot; &amp; [.EY4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Z4]+4 )&gt;0;INDIRECT(&quot;$HI&quot; &amp; [.EZ4]+4 )&gt;0);INDIRECT(&quot;$GY&quot; &amp; [.EZ4]+4);&quot;&quot;);&quot;&quot;)" office:value-type="string" office:string-value="Normal" calcext:value-type="string">
            <text:p>Normal</text:p>
          </table:table-cell>
          <table:table-cell table:formula="of:=IF([.EJ4]=&quot;&quot;;&quot;&quot;;(SMALL([.$EJ4:.$EN4];[.DX4])))" office:value-type="float" office:value="5" calcext:value-type="float">
            <text:p>5</text:p>
          </table:table-cell>
          <table:table-cell table:formula="of:=IF([.EK4]=&quot;&quot;;&quot;&quot;;(SMALL([.$EJ4:.$EN4];[.DY4])))" office:value-type="float" office:value="6" calcext:value-type="float">
            <text:p>6</text:p>
          </table:table-cell>
          <table:table-cell table:formula="of:=IF([.EL4]=&quot;&quot;;&quot;&quot;;(SMALL([.$EJ4:.$EN4];[.DZ4])))" office:value-type="float" office:value="11" calcext:value-type="float">
            <text:p>11</text:p>
          </table:table-cell>
          <table:table-cell table:style-name="ce1" table:formula="of:=IF([.EM4]=&quot;&quot;;&quot;&quot;;(SMALL([.$EJ4:.$EN4];[.EA4])))" office:value-type="float" office:value="25" calcext:value-type="float">
            <text:p>25</text:p>
          </table:table-cell>
          <table:table-cell table:style-name="ce1" table:formula="of:=IF([.EN4]=&quot;&quot;;&quot;&quot;;(SMALL([.$EJ4:.$EN4];[.EB4])))" office:value-type="float" office:value="30" calcext:value-type="float">
            <text:p>30</text:p>
          </table:table-cell>
          <table:table-cell table:formula="of:=IF([.EQ4]=&quot;&quot;;&quot;&quot;;CONCATENATE(&quot;symbols/types/only_color_exact/&quot;;[.EQ4];&quot;.png&quot;))" office:value-type="string" office:string-value="symbols/types/only_color_exact/Grass.png" calcext:value-type="string">
            <text:p>symbols/types/only_color_exact/Grass.png</text:p>
          </table:table-cell>
          <table:table-cell table:formula="of:=IF([.ER4]=&quot;&quot;;&quot;&quot;;CONCATENATE(&quot;symbols/types/only_color_exact/&quot;;[.ER4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S4]=&quot;&quot;;&quot;&quot;;CONCATENATE(&quot;symbols/types/only_color_exact/&quot;;[.ES4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T4]=&quot;&quot;;&quot;&quot;;CONCATENATE(&quot;symbols/types/only_color_exact/&quot;;[.ET4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U4]=&quot;&quot;;&quot;&quot;;CONCATENATE(&quot;symbols/types/only_color_exact/&quot;;[.EU4];&quot;.png&quot;))" office:value-type="string" office:string-value="symbols/types/only_color_exact/Normal.png" calcext:value-type="string">
            <text:p>symbols/types/only_color_exact/Normal.png</text:p>
          </table:table-cell>
          <table:table-cell table:style-name="ce1"/>
          <table:table-cell table:number-columns-repeated="4"/>
          <table:table-cell table:formula="of:=CONCATENATE(&quot;Symbols/Types/Weaknesses/&quot;; [.E4]; &quot;.png&quot;)" office:value-type="string" office:string-value="Symbols/Types/Weaknesses/Water.png" calcext:value-type="string">
            <text:p>Symbols/Types/Weaknesses/Water.png</text:p>
          </table:table-cell>
          <table:table-cell table:formula="of:=CONCATENATE(&quot;Symbols/Pokemon/&quot;;[.A4];&quot;.png&quot;)" office:value-type="string" office:string-value="Symbols/Pokemon/Squirtle.png" calcext:value-type="string">
            <text:p>Symbols/Pokemon/Squirtle.png</text:p>
          </table:table-cell>
          <table:table-cell table:formula="of:=CONCATENATE(&quot;Symbols/Pokemon/&quot;;[.B4];&quot;.png&quot;)" office:value-type="string" office:string-value="Symbols/Pokemon/Wartortle.png" calcext:value-type="string">
            <text:p>Symbols/Pokemon/Wartortle.png</text:p>
          </table:table-cell>
          <table:table-cell table:formula="of:=CONCATENATE(&quot;Symbols/Pokemon/&quot;;[.C4];&quot;.png&quot;)" office:value-type="string" office:string-value="Symbols/Pokemon/Blastoise.png" calcext:value-type="string">
            <text:p>Symbols/Pokemon/Blastoise.png</text:p>
          </table:table-cell>
          <table:table-cell table:formula="of:=IF([.H4]=&quot;&quot;;0;1)+IF([.I4]=&quot;&quot;;0;1) +IF([.J4]=&quot;&quot;;0;1)+ IF([.K4] = &quot;&quot;;0;1)" office:value-type="float" office:value="1" calcext:value-type="float">
            <text:p>1</text:p>
          </table:table-cell>
          <table:table-cell table:formula="of:=IF([.L4]=&quot;&quot;;0;1)+IF([.M4]=&quot;&quot;;0;1) +IF([.N4]=&quot;&quot;;0;1)+ IF([.O4] = &quot;&quot;;0;1)" office:value-type="float" office:value="2" calcext:value-type="float">
            <text:p>2</text:p>
          </table:table-cell>
          <table:table-cell table:formula="of:=IF([.P4]=&quot;&quot;;0;1)+IF([.Q4]=&quot;&quot;;0;1) +IF([.R4]=&quot;&quot;;0;1)+ IF([.S4] = &quot;&quot;;0;1)" office:value-type="float" office:value="3" calcext:value-type="float">
            <text:p>3</text:p>
          </table:table-cell>
          <table:table-cell table:formula="of:=CONCATENATE(&quot;Symbols/Dice/dice_&quot;;[.H4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I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4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M4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N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4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Q4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R4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S4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4])" office:value-type="string" office:string-value="Speed: 2" calcext:value-type="string">
            <text:p>Speed: 2</text:p>
          </table:table-cell>
          <table:table-cell/>
          <table:table-cell table:formula="of:=MATCH([.AJ4]; [.$GV$1:.$GV$1048576];0)" office:value-type="float" office:value="68" calcext:value-type="float">
            <text:p>68</text:p>
          </table:table-cell>
          <table:table-cell table:formula="of:=MATCH([.AK4]; [.$GV$1:.$GV$1048576];0)" office:value-type="float" office:value="30" calcext:value-type="float">
            <text:p>30</text:p>
          </table:table-cell>
          <table:table-cell table:formula="of:=MATCH([.AL4]; [.$GV$1:.$GV$1048576];0)" office:value-type="float" office:value="72" calcext:value-type="float">
            <text:p>72</text:p>
          </table:table-cell>
          <table:table-cell table:style-name="ce1" table:formula="of:=INDIRECT(&quot;HC&quot;&amp;[.GG4])" office:value-type="string" office:string-value="Affects: (3_hex). " calcext:value-type="string">
            <text:p>Affects: (3_hex). </text:p>
          </table:table-cell>
          <table:table-cell table:style-name="ce1" table:formula="of:=INDIRECT(&quot;HC&quot;&amp;[.GH4])" office:value-type="string" office:string-value="Target becomes &lt;b&gt;Flinched&lt;/b&gt;. (Can't use exhaustible attacks next activation)" calcext:value-type="string">
            <text:p>Target becomes &lt;b&gt;Flinched&lt;/b&gt;. (Can't use exhaustible attacks next activation)</text:p>
          </table:table-cell>
          <table:table-cell table:style-name="ce1" table:formula="of:=INDIRECT(&quot;HC&quot;&amp;[.GI4])" office:value-type="string" office:string-value="Affects: (5_line). Destroys boulders affected, which each adds (rock) to subsequent hexes." calcext:value-type="string">
            <text:p>Affects: (5_line). Destroys boulders affected, which each adds (rock) to subsequent hexes.</text:p>
          </table:table-cell>
          <table:table-cell table:style-name="ce1" table:formula="of:=INDIRECT(&quot;GW&quot;&amp;[.GG4])" office:value-type="float" office:value="0" calcext:value-type="float">
            <text:p>0</text:p>
          </table:table-cell>
          <table:table-cell table:style-name="ce1" table:formula="of:=INDIRECT(&quot;GW&quot;&amp;[.GH4])" office:value-type="float" office:value="1" calcext:value-type="float">
            <text:p>1</text:p>
          </table:table-cell>
          <table:table-cell table:style-name="ce1" table:formula="of:=INDIRECT(&quot;GW&quot;&amp;[.GI4])" office:value-type="float" office:value="1" calcext:value-type="float">
            <text:p>1</text:p>
          </table:table-cell>
          <table:table-cell table:style-name="ce1" table:formula="of:=INDIRECT(&quot;HE&quot;&amp;[.GG4])" office:value-type="string" office:string-value="Damage: (Water)" calcext:value-type="string">
            <text:p>Damage: (Water)</text:p>
          </table:table-cell>
          <table:table-cell table:style-name="ce1" table:formula="of:=INDIRECT(&quot;HE&quot;&amp;[.GH4])" office:value-type="string" office:string-value="Damage: (Normal)(Normal)" calcext:value-type="string">
            <text:p>Damage: (Normal)(Normal)</text:p>
          </table:table-cell>
          <table:table-cell table:style-name="ce1" table:formula="of:=INDIRECT(&quot;HE&quot;&amp;[.GI4])" office:value-type="string" office:string-value="Damage: (Water)" calcext:value-type="string">
            <text:p>Damage: (Water)</text:p>
          </table:table-cell>
          <table:table-cell/>
          <table:table-cell office:value-type="string" calcext:value-type="string">
            <text:p>gy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Fly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lying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Gain 2 free moves before attacking.</text:p>
          </table:table-cell>
          <table:table-cell table:style-name="ce7" table:formula="of:=CONCATENATE([.HH4]; [.HB4])" office:value-type="string" office:string-value="Gain 2 free moves before attacking." calcext:value-type="string">
            <text:p>Gain 2 free moves before attacking.</text:p>
          </table:table-cell>
          <table:table-cell table:style-name="ce6" table:formula="of:=CONCATENATE(&quot;(&quot;;[.GY4];&quot;)&quot;)" office:value-type="string" office:string-value="(Flying)" calcext:value-type="string">
            <text:p>(Flying)</text:p>
          </table:table-cell>
          <table:table-cell table:style-name="ce6" table:formula="of:=CONCATENATE(&quot;Damage: &quot;;IF([.GX4]&gt;=1;[.HD4];&quot;&quot;);IF([.GX4]&gt;=2;[.HD4];&quot;&quot;);IF([.GX4]&gt;=3;[.HD4];&quot;&quot;);IF([.GX4]&gt;=4;[.HD4];&quot;&quot;);IF([.GX4]&gt;=5;[.HD4];&quot;&quot;);IF([.HI4]=1;CONCATENATE(&quot;(&quot;;[.GY4];&quot;_x)&quot;);&quot;&quot;))" office:value-type="string" office:string-value="Damage: (Flying)(Flying)" calcext:value-type="string">
            <text:p>Damage: (Flying)(Flying)</text:p>
          </table:table-cell>
          <table:table-cell table:style-name="ce6"/>
          <table:table-cell table:style-name="ce6" table:formula="of:=CONCATENATE(IF([.HA4]&lt;&gt;&quot;all hostile Pok&amp;eacute;mon&quot;;&quot;(&quot;;&quot;&quot;);[.HA4];IF([.HA4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4] &lt;&gt; &quot;&quot;; CONCATENATE(&quot;Affects: &quot;; [.HG4]; &quot;. &quot;);&quot;&quot;)">
            <text:p/>
          </table:table-cell>
          <table:table-cell table:style-name="ce6"/>
          <table:table-cell table:style-name="ce6" table:formula="of:=CONCATENATE([.GV4]; IF([.GW4]=1;&quot; (cc)&quot;;&quot;&quot;))" office:value-type="string" office:string-value="Fly" calcext:value-type="string">
            <text:p>Fly</text:p>
          </table:table-cell>
          <table:table-cell table:style-name="ce6" table:formula="of:=CONCATENATE(&quot;Symbols/attack_imgs/&quot;;[.GV4];&quot;.png&quot;)" office:value-type="string" office:string-value="Symbols/attack_imgs/Fly.png" calcext:value-type="string">
            <text:p>Symbols/attack_imgs/Fly.png</text:p>
          </table:table-cell>
          <table:table-cell table:style-name="ce6" table:formula="of:=CONCATENATE(&quot;HM &quot;; [.GU4]; &quot; (&quot;;[.GY4]; &quot;_t) &amp;nbsp &quot;; [.GV4];  IF([.GW4]=1;&quot; (cc)&quot;;&quot;&quot;))" office:value-type="string" office:string-value="HM 3 (Flying_t) &amp;nbsp Fly" calcext:value-type="string">
            <text:p>HM 3 (Flying_t) &amp;nbsp Fly</text:p>
          </table:table-cell>
          <table:table-cell table:style-name="ce6" table:formula="of:=CONCATENATE([.HH4];[.HB4])" office:value-type="string" office:string-value="Gain 2 free moves before attacking." calcext:value-type="string">
            <text:p>Gain 2 free moves before attacking.</text:p>
          </table:table-cell>
          <table:table-cell office:value-type="string" calcext:value-type="string">
            <text:p>While one of your Pok&amp;eacute;mon knows Flash, you may flip tokens for free in your location.</text:p>
          </table:table-cell>
          <table:table-cell table:formula="of:=IF([.GZ4]=&quot;none&quot;;&quot;&quot;;[.GZ4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4])=&quot;none&quot;;&quot;&quot;;INDIRECT(&quot;GZ&quot;&amp;[.GG4]))" office:value-type="float" office:value="4" calcext:value-type="float">
            <text:p>4</text:p>
          </table:table-cell>
          <table:table-cell table:formula="of:=IF(INDIRECT(&quot;GZ&quot;&amp;[.GH4])=&quot;none&quot;;&quot;&quot;;INDIRECT(&quot;GZ&quot;&amp;[.GH4]))" office:value-type="float" office:value="1" calcext:value-type="float">
            <text:p>1</text:p>
          </table:table-cell>
          <table:table-cell table:formula="of:=IF(INDIRECT(&quot;GZ&quot;&amp;[.GI4])=&quot;none&quot;;&quot;&quot;;INDIRECT(&quot;GZ&quot;&amp;[.GI4]))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IP4]=1;&quot;H&quot;;&quot;&quot;)" office:value-type="string" office:string-value="H" calcext:value-type="string">
            <text:p>H</text:p>
          </table:table-cell>
          <table:table-cell table:formula="of:=IF([.IQ4]=1;&quot;H&quot;;&quot;&quot;)" office:value-type="string" office:string-value="H" calcext:value-type="string">
            <text:p>H</text:p>
          </table:table-cell>
          <table:table-cell table:formula="of:=IF([.IR4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Raichu</text:p>
          </table:table-cell>
          <table:table-cell/>
          <table:table-cell office:value-type="string" calcext:value-type="string">
            <text:p>Thunder_ston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After being attacked by adjacent Pok&amp;eacute;mon, deal (electric) to the attacker.</text:p>
          </table:table-cell>
          <table:table-cell office:value-type="string" calcext:value-type="string">
            <text:p>Electric</text:p>
          </table:table-cell>
          <table:table-cell table:number-columns-repeated="3"/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5:.AE5];&quot;&gt;1&quot;)-COUNTIF([.T5:.AE5];&quot;&gt;2&quot;)-COUNTIF([.T5:.AE5];&quot;&gt;3&quot;)-COUNTIF([.T5:.AE5];&quot;&gt;4&quot;)-COUNTIF([.T5:.AE5];&quot;&gt;5&quot;)-COUNTIF([.T5:.AE5];&quot;&gt;6&quot;)-COUNTIF([.T5:.AE5];&quot;&gt;7&quot;)-COUNTIF([.T5:.AE5];&quot;&gt;8&quot;)" office:value-type="float" office:value="10" calcext:value-type="float">
            <text:p>10</text:p>
          </table:table-cell>
          <table:table-cell table:formula="of:=SUM([.T5:.AE5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hunder Shock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Quick Att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Rain Dance</text:p>
          </table:table-cell>
          <table:table-cell table:style-name="ce59" table:formula="of:=ROUND([.AG5]+(12-[.AF5])-[.BA5]/2+[.BF5]+[.BG5]-[.BT5]+[.AZ5]*2/3+[.BC5]-[.AX5];1)" office:value-type="float" office:value="9.7" calcext:value-type="float">
            <text:p>9.7</text:p>
          </table:table-cell>
          <table:table-cell table:formula="of:=INDEX([.AY1:.AY80];MATCH(MIN([.AS2:.AS43]);[.AS2:.AS43];0))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ter</text:p>
          </table:table-cell>
          <table:table-cell table:style-name="ce1" table:formula="of:=IF([.AW5]=&quot;Starter&quot;; 0;IF([.AW5]=&quot;Route 1&quot;;0; IF([.AW5]=&quot;Viridian Forest&quot;;0;IF([.AW5]=&quot;Cycling Road&quot;;0;0.7)))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5]=&quot;&quot;;IF([.I5]&lt;&gt;&quot;&quot;;0;IF([.M5]&lt;&gt;&quot;&quot;;[.AH5]-1;[.AI5]-1));IF([.M5]&lt;&gt;&quot;&quot;;0;IF([.Q5]&lt;&gt;&quot;&quot;;[.AH5]-1)))" office:value-type="float" office:value="0" calcext:value-type="float">
            <text:p>0</text:p>
          </table:table-cell>
          <table:table-cell/>
          <table:table-cell table:formula="of:=IF([.AM5]=1;0;IF([.AM5]=2;1;IF([.AM5]=3;1.7;IF([.AM5]=4;2.2;IF([.AM5]=5;2.55;IF([.AM5]=6;2.8;IF([.AM5]=7;3)))))))"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formula="of:=[.BD5] *(2 -[.BE5])/2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5])" office:value-type="string" office:string-value="Thunder Shock" calcext:value-type="string">
            <text:p>Thunder Shock</text:p>
          </table:table-cell>
          <table:table-cell table:style-name="ce1" table:formula="of:=INDIRECT(&quot;HJ&quot;&amp;[.GH5])" office:value-type="string" office:string-value="Thunderbolt (cc)" calcext:value-type="string">
            <text:p>Thunderbolt (cc)</text:p>
          </table:table-cell>
          <table:table-cell table:style-name="ce1" table:formula="of:=INDIRECT(&quot;HJ&quot;&amp;[.GI5])" office:value-type="string" office:string-value="Quick attack (cc)" calcext:value-type="string">
            <text:p>Quick attack (cc)</text:p>
          </table:table-cell>
          <table:table-cell/>
          <table:table-cell table:style-name="ce1" table:formula="of:=IF([.BQ5]&gt;=1; 0;IF([.BR5]&gt;=1;[.AH5]-1;IF([.BS5]&gt;=1;[.AI5]-1;11)))" office:value-type="float" office:value="0" calcext:value-type="float">
            <text:p>0</text:p>
          </table:table-cell>
          <table:table-cell table:formula="of:=IF([.BQ5]&gt;=2; 0;IF([.BR5]&gt;=2;[.AH5]-1;IF([.BS5]&gt;=2;[.AI5]-1;11)))" office:value-type="float" office:value="-1" calcext:value-type="float">
            <text:p>-1</text:p>
          </table:table-cell>
          <table:table-cell table:formula="of:=IF([.BQ5]&gt;=3; 0;IF([.BR5]&gt;=3;[.AH5]-1;IF([.BS5]&gt;=3;[.AI5]-1;11)))" office:value-type="float" office:value="-1" calcext:value-type="float">
            <text:p>-1</text:p>
          </table:table-cell>
          <table:table-cell table:formula="of:=IF([.BQ5]&gt;=4; 0;IF([.BR5]&gt;=4;[.AH5]-1;IF([.BS5]&gt;=4;[.AI5]-1;11)))" office:value-type="float" office:value="11" calcext:value-type="float">
            <text:p>11</text:p>
          </table:table-cell>
          <table:table-cell table:formula="of:= 4- COUNTBLANK([.H5:.K5])" office:value-type="float" office:value="1" calcext:value-type="float">
            <text:p>1</text:p>
          </table:table-cell>
          <table:table-cell table:formula="of:= MAX([.BQ5];4 -COUNTBLANK([.L5:.O5]))" office:value-type="float" office:value="3" calcext:value-type="float">
            <text:p>3</text:p>
          </table:table-cell>
          <table:table-cell table:formula="of:=MAX([.BR5];4-COUNTBLANK([.P5:.S5]))" office:value-type="float" office:value="3" calcext:value-type="float">
            <text:p>3</text:p>
          </table:table-cell>
          <table:table-cell table:formula="of:=IF([.D5]&lt;&gt;&quot;&quot;;4;SUM([.BM5:.BP5])/7)" office:value-type="float" office:value="4" calcext:value-type="float">
            <text:p>4</text:p>
          </table:table-cell>
          <table:table-cell table:number-columns-repeated="16"/>
          <table:table-cell table:formula="of:=IF([.A5]=&quot;&quot;;0;1)+IF([.B5]=&quot;&quot;;0;1)+IF([.C5]=&quot;&quot;;0;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IF([.D5]=&quot;&quot;;&quot;&quot;;CONCATENATE(&quot;Symbols/Other/&quot;;[.D5];&quot;.png&quot;))" office:value-type="string" office:string-value="Symbols/Other/Thunder_stone.png" calcext:value-type="string">
            <text:p>Symbols/Other/Thunder_stone.png</text:p>
          </table:table-cell>
          <table:table-cell table:formula="of:=LEN([.A5])" office:value-type="float" office:value="7" calcext:value-type="float">
            <text:p>7</text:p>
          </table:table-cell>
          <table:table-cell table:formula="of:=LEN([.B5])" office:value-type="float" office:value="6" calcext:value-type="float">
            <text:p>6</text:p>
          </table:table-cell>
          <table:table-cell table:formula="of:=LEN([.C5])" office:value-type="float" office:value="0" calcext:value-type="float">
            <text:p>0</text:p>
          </table:table-cell>
          <table:table-cell table:formula="of:=CONCATENATE(IF([.FO5]&gt;0; CONCATENATE([.A5];&quot; (die_&quot;; [.H5]);&quot;&quot;); IF([.FO5]&gt;1; CONCATENATE(&quot;_&quot;;[.I5]);&quot;&quot;);IF([.FO5]&gt;2; CONCATENATE(&quot;_&quot;;[.J5]);&quot;&quot;);IF([.FO5]&gt;3; CONCATENATE(&quot;_&quot;;[.K5]);&quot;&quot;);IF([.FO5]&gt;0;&quot;)&quot;;[.A5]))" office:value-type="string" office:string-value="Pikachu (die_Electric)" calcext:value-type="string">
            <text:p>Pikachu (die_Electric)</text:p>
          </table:table-cell>
          <table:table-cell table:formula="of:=CONCATENATE(IF([.FP5]&gt;0; CONCATENATE([.B5];&quot; (die_&quot;; [.L5]);&quot;&quot;); IF([.FP5]&gt;1; CONCATENATE(&quot;_&quot;;[.M5]);&quot;&quot;);IF([.FP5]&gt;2; CONCATENATE(&quot;_&quot;;[.N5]);&quot;&quot;);IF([.FP5]&gt;3; CONCATENATE(&quot;_&quot;;[.O5]);&quot;&quot;);IF([.FP5]&gt;0;&quot;)&quot;;&quot;&quot;))" office:value-type="string" office:string-value="Raichu (die_Electric_Electric_Normal)" calcext:value-type="string">
            <text:p>Raichu (die_Electric_Electric_Normal)</text:p>
          </table:table-cell>
          <table:table-cell table:formula="of:=CONCATENATE(IF([.FQ5]&gt;0; CONCATENATE([.C5];&quot; (die_&quot;; [.P5]);&quot;&quot;); IF([.FQ5]&gt;1; CONCATENATE(&quot;_&quot;;[.Q5]);&quot;&quot;);IF([.FQ5]&gt;2; CONCATENATE(&quot;_&quot;;[.R5]);&quot;&quot;);IF([.FQ5]&gt;3; CONCATENATE(&quot;_&quot;;[.S5]);&quot;&quot;);IF([.FQ5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5] = &quot;&quot;; &quot;&quot;;MATCH([.AN5];[.$GV$2:.$GV$100];0)-3)" office:value-type="float" office:value="31" calcext:value-type="float">
            <text:p>31</text:p>
          </table:table-cell>
          <table:table-cell table:formula="of:=IF([.AO5] = &quot;&quot;; &quot;&quot;;MATCH([.AO5];[.$GV$2:.$GV$100];0)-3)" office:value-type="float" office:value="1" calcext:value-type="float">
            <text:p>1</text:p>
          </table:table-cell>
          <table:table-cell table:formula="of:=IF([.AP5] = &quot;&quot;; &quot;&quot;;MATCH([.AP5];[.$GV$2:.$GV$100];0)-3)" office:value-type="float" office:value="16" calcext:value-type="float">
            <text:p>16</text:p>
          </table:table-cell>
          <table:table-cell table:formula="of:=IF([.AQ5] = &quot;&quot;; &quot;&quot;;MATCH([.AQ5];[.$GV$2:.$GV$100];0)-3)" office:value-type="float" office:value="18" calcext:value-type="float">
            <text:p>18</text:p>
          </table:table-cell>
          <table:table-cell table:formula="of:=IF([.AR5] = &quot;&quot;; &quot;&quot;;MATCH([.AR5];[.$GV$2:.$GV$100];0)-3)" office:value-type="float" office:value="2" calcext:value-type="float">
            <text:p>2</text:p>
          </table:table-cell>
          <table:table-cell table:number-columns-repeated="2"/>
          <table:table-cell table:style-name="ce1" table:formula="of:=IFERROR(IF(OR(INDIRECT(&quot;$GX&quot; &amp; [.EV5]+4 )&gt;0;INDIRECT(&quot;$HI&quot; &amp; [.EV5]+4 )&gt;0);INDIRECT(&quot;$GY&quot; &amp; [.EV5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5]+4 )&gt;0;INDIRECT(&quot;$HI&quot; &amp; [.EW5]+4 )&gt;0);INDIRECT(&quot;$GY&quot; &amp; [.EW5]+4);&quot;&quot;);&quot;&quot;)">
            <text:p/>
          </table:table-cell>
          <table:table-cell table:style-name="ce1" table:formula="of:=IFERROR(IF(OR(INDIRECT(&quot;$GX&quot; &amp; [.EX5]+4 )&gt;0;INDIRECT(&quot;$HI&quot; &amp; [.EX5]+4 )&gt;0);INDIRECT(&quot;$GY&quot; &amp; [.EX5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5]+4 )&gt;0;INDIRECT(&quot;$HI&quot; &amp; [.EY5]+4 )&gt;0);INDIRECT(&quot;$GY&quot; &amp; [.EY5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Z5]+4 )&gt;0;INDIRECT(&quot;$HI&quot; &amp; [.EZ5]+4 )&gt;0);INDIRECT(&quot;$GY&quot; &amp; [.EZ5]+4);&quot;&quot;);&quot;&quot;)" office:value-type="string" office:string-value="Normal" calcext:value-type="string">
            <text:p>Normal</text:p>
          </table:table-cell>
          <table:table-cell table:formula="of:=IF([.EJ5]=&quot;&quot;;&quot;&quot;;(SMALL([.$EJ5:.$EN5];[.DX5])))" office:value-type="float" office:value="1" calcext:value-type="float">
            <text:p>1</text:p>
          </table:table-cell>
          <table:table-cell table:formula="of:=IF([.EK5]=&quot;&quot;;&quot;&quot;;(SMALL([.$EJ5:.$EN5];[.DY5])))" office:value-type="float" office:value="2" calcext:value-type="float">
            <text:p>2</text:p>
          </table:table-cell>
          <table:table-cell table:formula="of:=IF([.EL5]=&quot;&quot;;&quot;&quot;;(SMALL([.$EJ5:.$EN5];[.DZ5])))" office:value-type="float" office:value="16" calcext:value-type="float">
            <text:p>16</text:p>
          </table:table-cell>
          <table:table-cell table:style-name="ce1" table:formula="of:=IF([.EM5]=&quot;&quot;;&quot;&quot;;(SMALL([.$EJ5:.$EN5];[.EA5])))" office:value-type="float" office:value="18" calcext:value-type="float">
            <text:p>18</text:p>
          </table:table-cell>
          <table:table-cell table:style-name="ce1" table:formula="of:=IF([.EN5]=&quot;&quot;;&quot;&quot;;(SMALL([.$EJ5:.$EN5];[.EB5])))" office:value-type="float" office:value="31" calcext:value-type="float">
            <text:p>31</text:p>
          </table:table-cell>
          <table:table-cell table:formula="of:=IF([.EQ5]=&quot;&quot;;&quot;&quot;;CONCATENATE(&quot;symbols/types/only_color_exact/&quot;;[.EQ5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5]=&quot;&quot;;&quot;&quot;;CONCATENATE(&quot;symbols/types/only_color_exact/&quot;;[.ER5];&quot;.png&quot;))">
            <text:p/>
          </table:table-cell>
          <table:table-cell table:formula="of:=IF([.ES5]=&quot;&quot;;&quot;&quot;;CONCATENATE(&quot;symbols/types/only_color_exact/&quot;;[.ES5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5]=&quot;&quot;;&quot;&quot;;CONCATENATE(&quot;symbols/types/only_color_exact/&quot;;[.ET5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U5]=&quot;&quot;;&quot;&quot;;CONCATENATE(&quot;symbols/types/only_color_exact/&quot;;[.EU5];&quot;.png&quot;))" office:value-type="string" office:string-value="symbols/types/only_color_exact/Normal.png" calcext:value-type="string">
            <text:p>symbols/types/only_color_exact/Normal.png</text:p>
          </table:table-cell>
          <table:table-cell table:number-columns-repeated="5"/>
          <table:table-cell table:formula="of:=CONCATENATE(&quot;Symbols/Types/Weaknesses/&quot;; [.E5]; &quot;.png&quot;)" office:value-type="string" office:string-value="Symbols/Types/Weaknesses/Electric.png" calcext:value-type="string">
            <text:p>Symbols/Types/Weaknesses/Electric.png</text:p>
          </table:table-cell>
          <table:table-cell table:formula="of:=CONCATENATE(&quot;Symbols/Pokemon/&quot;;[.A5];&quot;.png&quot;)" office:value-type="string" office:string-value="Symbols/Pokemon/Pikachu.png" calcext:value-type="string">
            <text:p>Symbols/Pokemon/Pikachu.png</text:p>
          </table:table-cell>
          <table:table-cell table:formula="of:=CONCATENATE(&quot;Symbols/Pokemon/&quot;;[.B5];&quot;.png&quot;)" office:value-type="string" office:string-value="Symbols/Pokemon/Raichu.png" calcext:value-type="string">
            <text:p>Symbols/Pokemon/Raichu.png</text:p>
          </table:table-cell>
          <table:table-cell table:formula="of:=CONCATENATE(&quot;Symbols/Pokemon/&quot;;[.C5];&quot;.png&quot;)" office:value-type="string" office:string-value="Symbols/Pokemon/.png" calcext:value-type="string">
            <text:p>Symbols/Pokemon/.png</text:p>
          </table:table-cell>
          <table:table-cell table:formula="of:=IF([.H5]=&quot;&quot;;0;1)+IF([.I5]=&quot;&quot;;0;1) +IF([.J5]=&quot;&quot;;0;1)+ IF([.K5] = &quot;&quot;;0;1)" office:value-type="float" office:value="1" calcext:value-type="float">
            <text:p>1</text:p>
          </table:table-cell>
          <table:table-cell table:formula="of:=IF([.L5]=&quot;&quot;;0;1)+IF([.M5]=&quot;&quot;;0;1) +IF([.N5]=&quot;&quot;;0;1)+ IF([.O5] = &quot;&quot;;0;1)" office:value-type="float" office:value="3" calcext:value-type="float">
            <text:p>3</text:p>
          </table:table-cell>
          <table:table-cell table:formula="of:=IF([.P5]=&quot;&quot;;0;1)+IF([.Q5]=&quot;&quot;;0;1) +IF([.R5]=&quot;&quot;;0;1)+ IF([.S5] = &quot;&quot;;0;1)" office:value-type="float" office:value="0" calcext:value-type="float">
            <text:p>0</text:p>
          </table:table-cell>
          <table:table-cell table:formula="of:=CONCATENATE(&quot;Symbols/Dice/dice_&quot;;[.H5];&quot;.png&quot;)" office:value-type="string" office:string-value="Symbols/Dice/dice_Electric.png" calcext:value-type="string">
            <text:p>Symbols/Dice/dice_Electric.png</text:p>
          </table:table-cell>
          <table:table-cell table:formula="of:=CONCATENATE(&quot;Symbols/Dice/dice_&quot;;[.I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5];&quot;.png&quot;)" office:value-type="string" office:string-value="Symbols/Dice/dice_Electric.png" calcext:value-type="string">
            <text:p>Symbols/Dice/dice_Electric.png</text:p>
          </table:table-cell>
          <table:table-cell table:formula="of:=CONCATENATE(&quot;Symbols/Dice/dice_&quot;;[.M5];&quot;.png&quot;)" office:value-type="string" office:string-value="Symbols/Dice/dice_Electric.png" calcext:value-type="string">
            <text:p>Symbols/Dice/dice_Electric.png</text:p>
          </table:table-cell>
          <table:table-cell table:formula="of:=CONCATENATE(&quot;Symbols/Dice/dice_&quot;;[.N5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O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5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5])" office:value-type="string" office:string-value="Speed: 3" calcext:value-type="string">
            <text:p>Speed: 3</text:p>
          </table:table-cell>
          <table:table-cell/>
          <table:table-cell table:formula="of:=MATCH([.AJ5]; [.$GV$1:.$GV$1048576];0)" office:value-type="float" office:value="28" calcext:value-type="float">
            <text:p>28</text:p>
          </table:table-cell>
          <table:table-cell table:formula="of:=MATCH([.AK5]; [.$GV$1:.$GV$1048576];0)" office:value-type="float" office:value="44" calcext:value-type="float">
            <text:p>44</text:p>
          </table:table-cell>
          <table:table-cell table:formula="of:=MATCH([.AL5]; [.$GV$1:.$GV$1048576];0)" office:value-type="float" office:value="27" calcext:value-type="float">
            <text:p>27</text:p>
          </table:table-cell>
          <table:table-cell table:style-name="ce1" table:formula="of:=INDIRECT(&quot;HC&quot;&amp;[.GG5])">
            <text:p/>
          </table:table-cell>
          <table:table-cell table:style-name="ce1" table:formula="of:=INDIRECT(&quot;HC&quot;&amp;[.GH5])">
            <text:p/>
          </table:table-cell>
          <table:table-cell table:style-name="ce1" table:formula="of:=INDIRECT(&quot;HC&quot;&amp;[.GI5])" office:value-type="string" office:string-value="Gain 2 free moves before attacking. May make a free, different, attack after." calcext:value-type="string">
            <text:p>Gain 2 free moves before attacking. May make a free, different, attack after.</text:p>
          </table:table-cell>
          <table:table-cell table:style-name="ce1" table:formula="of:=INDIRECT(&quot;GW&quot;&amp;[.GG5])" office:value-type="float" office:value="0" calcext:value-type="float">
            <text:p>0</text:p>
          </table:table-cell>
          <table:table-cell table:style-name="ce1" table:formula="of:=INDIRECT(&quot;GW&quot;&amp;[.GH5])" office:value-type="float" office:value="1" calcext:value-type="float">
            <text:p>1</text:p>
          </table:table-cell>
          <table:table-cell table:style-name="ce1" table:formula="of:=INDIRECT(&quot;GW&quot;&amp;[.GI5])" office:value-type="float" office:value="1" calcext:value-type="float">
            <text:p>1</text:p>
          </table:table-cell>
          <table:table-cell table:style-name="ce1" table:formula="of:=INDIRECT(&quot;HE&quot;&amp;[.GG5])" office:value-type="string" office:string-value="Damage: (Electric)" calcext:value-type="string">
            <text:p>Damage: (Electric)</text:p>
          </table:table-cell>
          <table:table-cell table:style-name="ce1" table:formula="of:=INDIRECT(&quot;HE&quot;&amp;[.GH5])" office:value-type="string" office:string-value="Damage: (Electric)(Electric)" calcext:value-type="string">
            <text:p>Damage: (Electric)(Electric)</text:p>
          </table:table-cell>
          <table:table-cell table:style-name="ce1" table:formula="of:=INDIRECT(&quot;HE&quot;&amp;[.GI5])" office:value-type="string" office:string-value="Damage: (Normal)" calcext:value-type="string">
            <text:p>Damage: (Normal)</text:p>
          </table:table-cell>
          <table:table-cell/>
          <table:table-cell office:value-type="string" calcext:value-type="string">
            <text:p>gy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i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ock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Gain 3 free moves before attacking where you ignore obstacles.</text:p>
          </table:table-cell>
          <table:table-cell table:style-name="ce7" table:formula="of:=CONCATENATE([.HH5]; [.HB5])" office:value-type="string" office:string-value="Gain 3 free moves before attacking where you ignore obstacles." calcext:value-type="string">
            <text:p>Gain 3 free moves before attacking where you ignore obstacles.</text:p>
          </table:table-cell>
          <table:table-cell table:style-name="ce6" table:formula="of:=CONCATENATE(&quot;(&quot;;[.GY5];&quot;)&quot;)" office:value-type="string" office:string-value="(Rock)" calcext:value-type="string">
            <text:p>(Rock)</text:p>
          </table:table-cell>
          <table:table-cell table:style-name="ce6" table:formula="of:=CONCATENATE(&quot;Damage: &quot;;IF([.GX5]&gt;=1;[.HD5];&quot;&quot;);IF([.GX5]&gt;=2;[.HD5];&quot;&quot;);IF([.GX5]&gt;=3;[.HD5];&quot;&quot;);IF([.GX5]&gt;=4;[.HD5];&quot;&quot;);IF([.GX5]&gt;=5;[.HD5];&quot;&quot;);IF([.HI5]=1;CONCATENATE(&quot;(&quot;;[.GY5];&quot;_x)&quot;);&quot;&quot;))" office:value-type="string" office:string-value="Damage: (Rock)(Rock)(Rock)" calcext:value-type="string">
            <text:p>Damage: (Rock)(Rock)(Rock)</text:p>
          </table:table-cell>
          <table:table-cell table:style-name="ce6"/>
          <table:table-cell table:style-name="ce6" table:formula="of:=CONCATENATE(IF([.HA5]&lt;&gt;&quot;all hostile Pok&amp;eacute;mon&quot;;&quot;(&quot;;&quot;&quot;);[.HA5];IF([.HA5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5] &lt;&gt; &quot;&quot;; CONCATENATE(&quot;Affects: &quot;; [.HG5]; &quot;. &quot;);&quot;&quot;)">
            <text:p/>
          </table:table-cell>
          <table:table-cell table:style-name="ce6"/>
          <table:table-cell table:style-name="ce6" table:formula="of:=CONCATENATE([.GV5]; IF([.GW5]=1;&quot; (cc)&quot;;&quot;&quot;))" office:value-type="string" office:string-value="Dig (cc)" calcext:value-type="string">
            <text:p>Dig (cc)</text:p>
          </table:table-cell>
          <table:table-cell table:style-name="ce6" table:formula="of:=CONCATENATE(&quot;Symbols/attack_imgs/&quot;;[.GV5];&quot;.png&quot;)" office:value-type="string" office:string-value="Symbols/attack_imgs/Dig.png" calcext:value-type="string">
            <text:p>Symbols/attack_imgs/Dig.png</text:p>
          </table:table-cell>
          <table:table-cell table:style-name="ce6" table:formula="of:=CONCATENATE(&quot;TM &quot;; [.GU5]-3; &quot; (&quot;;[.GY5]; &quot;_t) &amp;nbsp &quot;; [.GV5];  IF([.GW5]=1;&quot; (cc)&quot;;&quot;&quot;))" office:value-type="string" office:string-value="TM 1 (Rock_t) &amp;nbsp Dig (cc)" calcext:value-type="string">
            <text:p>TM 1 (Rock_t) &amp;nbsp Dig (cc)</text:p>
          </table:table-cell>
          <table:table-cell table:style-name="ce6" table:formula="of:=CONCATENATE([.HH5];[.HB5])" office:value-type="string" office:string-value="Gain 3 free moves before attacking where you ignore obstacles." calcext:value-type="string">
            <text:p>Gain 3 free moves before attacking where you ignore obstacles.</text:p>
          </table:table-cell>
          <table:table-cell office:value-type="string" calcext:value-type="string">
            <text:p>While one of your Pok&amp;eacute;mon knows Synthesis, the Pok&amp;eacute;mon may once a turn regain a (health).</text:p>
          </table:table-cell>
          <table:table-cell table:formula="of:=IF([.GZ5]=&quot;none&quot;;&quot;&quot;;[.GZ5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5])=&quot;none&quot;;&quot;&quot;;INDIRECT(&quot;GZ&quot;&amp;[.GG5]))" office:value-type="float" office:value="6" calcext:value-type="float">
            <text:p>6</text:p>
          </table:table-cell>
          <table:table-cell table:formula="of:=IF(INDIRECT(&quot;GZ&quot;&amp;[.GH5])=&quot;none&quot;;&quot;&quot;;INDIRECT(&quot;GZ&quot;&amp;[.GH5]))" office:value-type="float" office:value="7" calcext:value-type="float">
            <text:p>7</text:p>
          </table:table-cell>
          <table:table-cell table:formula="of:=IF(INDIRECT(&quot;GZ&quot;&amp;[.GI5])=&quot;none&quot;;&quot;&quot;;INDIRECT(&quot;GZ&quot;&amp;[.GI5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IP5]=1;&quot;H&quot;;&quot;&quot;)" office:value-type="string" office:string-value="H" calcext:value-type="string">
            <text:p>H</text:p>
          </table:table-cell>
          <table:table-cell table:formula="of:=IF([.IQ5]=1;&quot;H&quot;;&quot;&quot;)" office:value-type="string" office:string-value="H" calcext:value-type="string">
            <text:p>H</text:p>
          </table:table-cell>
          <table:table-cell table:formula="of:=IF([.IR5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icat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Guts</text:p>
          </table:table-cell>
          <table:table-cell office:value-type="string" calcext:value-type="string">
            <text:p>When affected by a condition, attacks deal an additional (normal).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table:number-columns-repeated="2" office:value-type="string" calcext:value-type="string">
            <text:p>Normal</text:p>
          </table:table-cell>
          <table:table-cell table:number-columns-repeated="6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6:.AE6];&quot;&gt;1&quot;)-COUNTIF([.T6:.AE6];&quot;&gt;2&quot;)-COUNTIF([.T6:.AE6];&quot;&gt;3&quot;)-COUNTIF([.T6:.AE6];&quot;&gt;4&quot;)-COUNTIF([.T6:.AE6];&quot;&gt;5&quot;)-COUNTIF([.T6:.AE6];&quot;&gt;6&quot;)-COUNTIF([.T6:.AE6];&quot;&gt;7&quot;)-COUNTIF([.T6:.AE6];&quot;&gt;8&quot;)" office:value-type="float" office:value="10" calcext:value-type="float">
            <text:p>10</text:p>
          </table:table-cell>
          <table:table-cell table:formula="of:=SUM([.T6:.AE6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Hyper Fa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Reflect</text:p>
          </table:table-cell>
          <table:table-cell table:style-name="ce59" table:formula="of:=ROUND([.AG6]+(12-[.AF6])-[.BA6]/2+[.BF6]+[.BG6]-[.BT6]+[.AZ6]*2/3+[.BC6]-[.AX6];1)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ute 1</text:p>
          </table:table-cell>
          <table:table-cell table:style-name="ce1" table:formula="of:=IF([.AW6]=&quot;Starter&quot;; 0;IF([.AW6]=&quot;Route 1&quot;;0; IF([.AW6]=&quot;Viridian Forest&quot;;0;IF([.AW6]=&quot;Cycling Road&quot;;0;0.7)))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]=&quot;&quot;;IF([.I6]&lt;&gt;&quot;&quot;;0;IF([.M6]&lt;&gt;&quot;&quot;;[.AH6]-1;[.AI6]-1));IF([.M6]&lt;&gt;&quot;&quot;;0;IF([.Q6]&lt;&gt;&quot;&quot;;[.AH6]-1)))" office:value-type="float" office:value="3" calcext:value-type="float">
            <text:p>3</text:p>
          </table:table-cell>
          <table:table-cell/>
          <table:table-cell table:formula="of:=IF([.AM6]=1;0;IF([.AM6]=2;1;IF([.AM6]=3;1.7;IF([.AM6]=4;2.2;IF([.AM6]=5;2.55;IF([.AM6]=6;2.8;IF([.AM6]=7;3)))))))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[.BD6] *(2 -[.BE6])/2"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6])" office:value-type="string" office:string-value="Quick attack (cc)" calcext:value-type="string">
            <text:p>Quick attack (cc)</text:p>
          </table:table-cell>
          <table:table-cell table:style-name="ce1" table:formula="of:=INDIRECT(&quot;HJ&quot;&amp;[.GH6])" office:value-type="string" office:string-value="Bite (cc)" calcext:value-type="string">
            <text:p>Bite (cc)</text:p>
          </table:table-cell>
          <table:table-cell table:style-name="ce1" table:formula="of:=INDIRECT(&quot;HJ&quot;&amp;[.GI6])" office:value-type="string" office:string-value="Hyper Fang (cc)" calcext:value-type="string">
            <text:p>Hyper Fang (cc)</text:p>
          </table:table-cell>
          <table:table-cell/>
          <table:table-cell table:style-name="ce1" table:formula="of:=IF([.BQ6]&gt;=1; 0;IF([.BR6]&gt;=1;[.AH6]-1;IF([.BS6]&gt;=1;[.AI6]-1;11)))" office:value-type="float" office:value="0" calcext:value-type="float">
            <text:p>0</text:p>
          </table:table-cell>
          <table:table-cell table:formula="of:=IF([.BQ6]&gt;=2; 0;IF([.BR6]&gt;=2;[.AH6]-1;IF([.BS6]&gt;=2;[.AI6]-1;11)))" office:value-type="float" office:value="3" calcext:value-type="float">
            <text:p>3</text:p>
          </table:table-cell>
          <table:table-cell table:formula="of:=IF([.BQ6]&gt;=3; 0;IF([.BR6]&gt;=3;[.AH6]-1;IF([.BS6]&gt;=3;[.AI6]-1;11)))" office:value-type="float" office:value="11" calcext:value-type="float">
            <text:p>11</text:p>
          </table:table-cell>
          <table:table-cell table:formula="of:=IF([.BQ6]&gt;=4; 0;IF([.BR6]&gt;=4;[.AH6]-1;IF([.BS6]&gt;=4;[.AI6]-1;11)))" office:value-type="float" office:value="11" calcext:value-type="float">
            <text:p>11</text:p>
          </table:table-cell>
          <table:table-cell table:formula="of:= 4- COUNTBLANK([.H6:.K6])" office:value-type="float" office:value="1" calcext:value-type="float">
            <text:p>1</text:p>
          </table:table-cell>
          <table:table-cell table:formula="of:= MAX([.BQ6];4 -COUNTBLANK([.L6:.O6]))" office:value-type="float" office:value="2" calcext:value-type="float">
            <text:p>2</text:p>
          </table:table-cell>
          <table:table-cell table:formula="of:=MAX([.BR6];4-COUNTBLANK([.P6:.S6]))" office:value-type="float" office:value="2" calcext:value-type="float">
            <text:p>2</text:p>
          </table:table-cell>
          <table:table-cell table:formula="of:=IF([.D6]&lt;&gt;&quot;&quot;;4;SUM([.BM6:.BP6])/7)" office:value-type="float" office:value="3.57142857142857" calcext:value-type="float">
            <text:p>3.57142857142857</text:p>
          </table:table-cell>
          <table:table-cell table:number-columns-repeated="16"/>
          <table:table-cell table:formula="of:=IF([.A6]=&quot;&quot;;0;1)+IF([.B6]=&quot;&quot;;0;1)+IF([.C6]=&quot;&quot;;0;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IF([.D6]=&quot;&quot;;&quot;&quot;;CONCATENATE(&quot;Symbols/Other/&quot;;[.D6];&quot;.png&quot;))">
            <text:p/>
          </table:table-cell>
          <table:table-cell table:formula="of:=LEN([.A6])" office:value-type="float" office:value="7" calcext:value-type="float">
            <text:p>7</text:p>
          </table:table-cell>
          <table:table-cell table:formula="of:=LEN([.B6])" office:value-type="float" office:value="8" calcext:value-type="float">
            <text:p>8</text:p>
          </table:table-cell>
          <table:table-cell table:formula="of:=LEN([.C6])" office:value-type="float" office:value="0" calcext:value-type="float">
            <text:p>0</text:p>
          </table:table-cell>
          <table:table-cell table:formula="of:=CONCATENATE(IF([.FO6]&gt;0; CONCATENATE([.A6];&quot; (die_&quot;; [.H6]);&quot;&quot;); IF([.FO6]&gt;1; CONCATENATE(&quot;_&quot;;[.I6]);&quot;&quot;);IF([.FO6]&gt;2; CONCATENATE(&quot;_&quot;;[.J6]);&quot;&quot;);IF([.FO6]&gt;3; CONCATENATE(&quot;_&quot;;[.K6]);&quot;&quot;);IF([.FO6]&gt;0;&quot;)&quot;;[.A6]))" office:value-type="string" office:string-value="Rattata (die_Normal)" calcext:value-type="string">
            <text:p>Rattata (die_Normal)</text:p>
          </table:table-cell>
          <table:table-cell table:formula="of:=CONCATENATE(IF([.FP6]&gt;0; CONCATENATE([.B6];&quot; (die_&quot;; [.L6]);&quot;&quot;); IF([.FP6]&gt;1; CONCATENATE(&quot;_&quot;;[.M6]);&quot;&quot;);IF([.FP6]&gt;2; CONCATENATE(&quot;_&quot;;[.N6]);&quot;&quot;);IF([.FP6]&gt;3; CONCATENATE(&quot;_&quot;;[.O6]);&quot;&quot;);IF([.FP6]&gt;0;&quot;)&quot;;&quot;&quot;))" office:value-type="string" office:string-value="Raticate (die_Normal_Normal)" calcext:value-type="string">
            <text:p>Raticate (die_Normal_Normal)</text:p>
          </table:table-cell>
          <table:table-cell table:formula="of:=CONCATENATE(IF([.FQ6]&gt;0; CONCATENATE([.C6];&quot; (die_&quot;; [.P6]);&quot;&quot;); IF([.FQ6]&gt;1; CONCATENATE(&quot;_&quot;;[.Q6]);&quot;&quot;);IF([.FQ6]&gt;2; CONCATENATE(&quot;_&quot;;[.R6]);&quot;&quot;);IF([.FQ6]&gt;3; CONCATENATE(&quot;_&quot;;[.S6]);&quot;&quot;);IF([.FQ6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6] = &quot;&quot;; &quot;&quot;;MATCH([.AN6];[.$GV$2:.$GV$100];0)-3)" office:value-type="float" office:value="17" calcext:value-type="float">
            <text:p>17</text:p>
          </table:table-cell>
          <table:table-cell table:formula="of:=IF([.AO6] = &quot;&quot;; &quot;&quot;;MATCH([.AO6];[.$GV$2:.$GV$100];0)-3)" office:value-type="float" office:value="1" calcext:value-type="float">
            <text:p>1</text:p>
          </table:table-cell>
          <table:table-cell table:formula="of:=IF([.AP6] = &quot;&quot;; &quot;&quot;;MATCH([.AP6];[.$GV$2:.$GV$100];0)-3)" office:value-type="float" office:value="3" calcext:value-type="float">
            <text:p>3</text:p>
          </table:table-cell>
          <table:table-cell table:formula="of:=IF([.AQ6] = &quot;&quot;; &quot;&quot;;MATCH([.AQ6];[.$GV$2:.$GV$100];0)-3)" office:value-type="float" office:value="2" calcext:value-type="float">
            <text:p>2</text:p>
          </table:table-cell>
          <table:table-cell table:formula="of:=IF([.AR6] = &quot;&quot;; &quot;&quot;;MATCH([.AR6];[.$GV$2:.$GV$100];0)-3)" office:value-type="float" office:value="6" calcext:value-type="float">
            <text:p>6</text:p>
          </table:table-cell>
          <table:table-cell table:number-columns-repeated="2"/>
          <table:table-cell table:style-name="ce1" table:formula="of:=IFERROR(IF(OR(INDIRECT(&quot;$GX&quot; &amp; [.EV6]+4 )&gt;0;INDIRECT(&quot;$HI&quot; &amp; [.EV6]+4 )&gt;0);INDIRECT(&quot;$GY&quot; &amp; [.EV6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6]+4 )&gt;0;INDIRECT(&quot;$HI&quot; &amp; [.EW6]+4 )&gt;0);INDIRECT(&quot;$GY&quot; &amp; [.EW6]+4);&quot;&quot;);&quot;&quot;)">
            <text:p/>
          </table:table-cell>
          <table:table-cell table:style-name="ce1" table:formula="of:=IFERROR(IF(OR(INDIRECT(&quot;$GX&quot; &amp; [.EX6]+4 )&gt;0;INDIRECT(&quot;$HI&quot; &amp; [.EX6]+4 )&gt;0);INDIRECT(&quot;$GY&quot; &amp; [.EX6]+4);&quot;&quot;);&quot;&quot;)" office:value-type="string" office:string-value="Electric" calcext:value-type="string">
            <text:p>Electric</text:p>
          </table:table-cell>
          <table:table-cell table:style-name="ce1" table:formula="of:=IFERROR(IF(OR(INDIRECT(&quot;$GX&quot; &amp; [.EY6]+4 )&gt;0;INDIRECT(&quot;$HI&quot; &amp; [.EY6]+4 )&gt;0);INDIRECT(&quot;$GY&quot; &amp; [.EY6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Z6]+4 )&gt;0;INDIRECT(&quot;$HI&quot; &amp; [.EZ6]+4 )&gt;0);INDIRECT(&quot;$GY&quot; &amp; [.EZ6]+4);&quot;&quot;);&quot;&quot;)" office:value-type="string" office:string-value="Water" calcext:value-type="string">
            <text:p>Water</text:p>
          </table:table-cell>
          <table:table-cell table:formula="of:=IF([.EJ6]=&quot;&quot;;&quot;&quot;;(SMALL([.$EJ6:.$EN6];[.DX6])))" office:value-type="float" office:value="1" calcext:value-type="float">
            <text:p>1</text:p>
          </table:table-cell>
          <table:table-cell table:formula="of:=IF([.EK6]=&quot;&quot;;&quot;&quot;;(SMALL([.$EJ6:.$EN6];[.DY6])))" office:value-type="float" office:value="2" calcext:value-type="float">
            <text:p>2</text:p>
          </table:table-cell>
          <table:table-cell table:formula="of:=IF([.EL6]=&quot;&quot;;&quot;&quot;;(SMALL([.$EJ6:.$EN6];[.DZ6])))" office:value-type="float" office:value="3" calcext:value-type="float">
            <text:p>3</text:p>
          </table:table-cell>
          <table:table-cell table:style-name="ce1" table:formula="of:=IF([.EM6]=&quot;&quot;;&quot;&quot;;(SMALL([.$EJ6:.$EN6];[.EA6])))" office:value-type="float" office:value="6" calcext:value-type="float">
            <text:p>6</text:p>
          </table:table-cell>
          <table:table-cell table:style-name="ce1" table:formula="of:=IF([.EN6]=&quot;&quot;;&quot;&quot;;(SMALL([.$EJ6:.$EN6];[.EB6])))" office:value-type="float" office:value="17" calcext:value-type="float">
            <text:p>17</text:p>
          </table:table-cell>
          <table:table-cell table:formula="of:=IF([.EQ6]=&quot;&quot;;&quot;&quot;;CONCATENATE(&quot;symbols/types/only_color_exact/&quot;;[.EQ6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6]=&quot;&quot;;&quot;&quot;;CONCATENATE(&quot;symbols/types/only_color_exact/&quot;;[.ER6];&quot;.png&quot;))">
            <text:p/>
          </table:table-cell>
          <table:table-cell table:formula="of:=IF([.ES6]=&quot;&quot;;&quot;&quot;;CONCATENATE(&quot;symbols/types/only_color_exact/&quot;;[.ES6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formula="of:=IF([.ET6]=&quot;&quot;;&quot;&quot;;CONCATENATE(&quot;symbols/types/only_color_exact/&quot;;[.ET6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U6]=&quot;&quot;;&quot;&quot;;CONCATENATE(&quot;symbols/types/only_color_exact/&quot;;[.EU6];&quot;.png&quot;))" office:value-type="string" office:string-value="symbols/types/only_color_exact/Water.png" calcext:value-type="string">
            <text:p>symbols/types/only_color_exact/Water.png</text:p>
          </table:table-cell>
          <table:table-cell table:number-columns-repeated="5"/>
          <table:table-cell table:formula="of:=CONCATENATE(&quot;Symbols/Types/Weaknesses/&quot;; [.E6]; &quot;.png&quot;)" office:value-type="string" office:string-value="Symbols/Types/Weaknesses/Normal.png" calcext:value-type="string">
            <text:p>Symbols/Types/Weaknesses/Normal.png</text:p>
          </table:table-cell>
          <table:table-cell table:formula="of:=CONCATENATE(&quot;Symbols/Pokemon/&quot;;[.A6];&quot;.png&quot;)" office:value-type="string" office:string-value="Symbols/Pokemon/Rattata.png" calcext:value-type="string">
            <text:p>Symbols/Pokemon/Rattata.png</text:p>
          </table:table-cell>
          <table:table-cell table:formula="of:=CONCATENATE(&quot;Symbols/Pokemon/&quot;;[.B6];&quot;.png&quot;)" office:value-type="string" office:string-value="Symbols/Pokemon/Raticate.png" calcext:value-type="string">
            <text:p>Symbols/Pokemon/Raticate.png</text:p>
          </table:table-cell>
          <table:table-cell table:formula="of:=CONCATENATE(&quot;Symbols/Pokemon/&quot;;[.C6];&quot;.png&quot;)" office:value-type="string" office:string-value="Symbols/Pokemon/.png" calcext:value-type="string">
            <text:p>Symbols/Pokemon/.png</text:p>
          </table:table-cell>
          <table:table-cell table:formula="of:=IF([.H6]=&quot;&quot;;0;1)+IF([.I6]=&quot;&quot;;0;1) +IF([.J6]=&quot;&quot;;0;1)+ IF([.K6] = &quot;&quot;;0;1)" office:value-type="float" office:value="1" calcext:value-type="float">
            <text:p>1</text:p>
          </table:table-cell>
          <table:table-cell table:formula="of:=IF([.L6]=&quot;&quot;;0;1)+IF([.M6]=&quot;&quot;;0;1) +IF([.N6]=&quot;&quot;;0;1)+ IF([.O6] = &quot;&quot;;0;1)" office:value-type="float" office:value="2" calcext:value-type="float">
            <text:p>2</text:p>
          </table:table-cell>
          <table:table-cell table:formula="of:=IF([.P6]=&quot;&quot;;0;1)+IF([.Q6]=&quot;&quot;;0;1) +IF([.R6]=&quot;&quot;;0;1)+ IF([.S6] = &quot;&quot;;0;1)" office:value-type="float" office:value="0" calcext:value-type="float">
            <text:p>0</text:p>
          </table:table-cell>
          <table:table-cell table:formula="of:=CONCATENATE(&quot;Symbols/Dice/dice_&quot;;[.H6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I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6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M6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N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6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6])" office:value-type="string" office:string-value="Speed: 3" calcext:value-type="string">
            <text:p>Speed: 3</text:p>
          </table:table-cell>
          <table:table-cell/>
          <table:table-cell table:formula="of:=MATCH([.AJ6]; [.$GV$1:.$GV$1048576];0)" office:value-type="float" office:value="27" calcext:value-type="float">
            <text:p>27</text:p>
          </table:table-cell>
          <table:table-cell table:formula="of:=MATCH([.AK6]; [.$GV$1:.$GV$1048576];0)" office:value-type="float" office:value="30" calcext:value-type="float">
            <text:p>30</text:p>
          </table:table-cell>
          <table:table-cell table:formula="of:=MATCH([.AL6]; [.$GV$1:.$GV$1048576];0)" office:value-type="float" office:value="59" calcext:value-type="float">
            <text:p>59</text:p>
          </table:table-cell>
          <table:table-cell table:style-name="ce1" table:formula="of:=INDIRECT(&quot;HC&quot;&amp;[.GG6])" office:value-type="string" office:string-value="Gain 2 free moves before attacking. May make a free, different, attack after." calcext:value-type="string">
            <text:p>Gain 2 free moves before attacking. May make a free, different, attack after.</text:p>
          </table:table-cell>
          <table:table-cell table:style-name="ce1" table:formula="of:=INDIRECT(&quot;HC&quot;&amp;[.GH6])" office:value-type="string" office:string-value="Target becomes &lt;b&gt;Flinched&lt;/b&gt;. (Can't use exhaustible attacks next activation)" calcext:value-type="string">
            <text:p>Target becomes &lt;b&gt;Flinched&lt;/b&gt;. (Can't use exhaustible attacks next activation)</text:p>
          </table:table-cell>
          <table:table-cell table:style-name="ce1" table:formula="of:=INDIRECT(&quot;HC&quot;&amp;[.GI6])" office:value-type="string" office:string-value="If target has more (health) than attacker, deal additional (normal)(normal)." calcext:value-type="string">
            <text:p>If target has more (health) than attacker, deal additional (normal)(normal).</text:p>
          </table:table-cell>
          <table:table-cell table:style-name="ce1" table:formula="of:=INDIRECT(&quot;GW&quot;&amp;[.GG6])" office:value-type="float" office:value="1" calcext:value-type="float">
            <text:p>1</text:p>
          </table:table-cell>
          <table:table-cell table:style-name="ce1" table:formula="of:=INDIRECT(&quot;GW&quot;&amp;[.GH6])" office:value-type="float" office:value="1" calcext:value-type="float">
            <text:p>1</text:p>
          </table:table-cell>
          <table:table-cell table:style-name="ce1" table:formula="of:=INDIRECT(&quot;GW&quot;&amp;[.GI6])" office:value-type="float" office:value="1" calcext:value-type="float">
            <text:p>1</text:p>
          </table:table-cell>
          <table:table-cell table:style-name="ce1" table:formula="of:=INDIRECT(&quot;HE&quot;&amp;[.GG6])" office:value-type="string" office:string-value="Damage: (Normal)" calcext:value-type="string">
            <text:p>Damage: (Normal)</text:p>
          </table:table-cell>
          <table:table-cell table:style-name="ce1" table:formula="of:=INDIRECT(&quot;HE&quot;&amp;[.GH6])" office:value-type="string" office:string-value="Damage: (Normal)(Normal)" calcext:value-type="string">
            <text:p>Damage: (Normal)(Normal)</text:p>
          </table:table-cell>
          <table:table-cell table:style-name="ce1" table:formula="of:=INDIRECT(&quot;HE&quot;&amp;[.GI6])" office:value-type="string" office:string-value="Damage: (Normal)(Normal)" calcext:value-type="string">
            <text:p>Damage: (Normal)(Normal)</text:p>
          </table:table-cell>
          <table:table-cell/>
          <table:table-cell office:value-type="string" calcext:value-type="string">
            <text:p>gym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Rain Dan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none</text:p>
          </table:table-cell>
          <table:table-cell table:style-name="ce6"/>
          <table:table-cell table:style-name="ce6" office:value-type="string" calcext:value-type="string">
            <text:p>Make a free attack. Deal an additional (water) if the attack deals (water). May affect (3_hex) if attack deals (electric).</text:p>
          </table:table-cell>
          <table:table-cell table:style-name="ce7" table:formula="of:=CONCATENATE([.HH6]; [.HB6])" office:value-type="string" office:string-value="Make a free attack. Deal an additional (water) if the attack deals (water). May affect (3_hex) if attack deals (electric)." calcext:value-type="string">
            <text:p>Make a free attack. Deal an additional (water) if the attack deals (water). May affect (3_hex) if attack deals (electric).</text:p>
          </table:table-cell>
          <table:table-cell table:style-name="ce6" table:formula="of:=CONCATENATE(&quot;(&quot;;[.GY6];&quot;)&quot;)" office:value-type="string" office:string-value="(Water)" calcext:value-type="string">
            <text:p>(Water)</text:p>
          </table:table-cell>
          <table:table-cell table:style-name="ce6" table:formula="of:=CONCATENATE(&quot;Damage: &quot;;IF([.GX6]&gt;=1;[.HD6];&quot;&quot;);IF([.GX6]&gt;=2;[.HD6];&quot;&quot;);IF([.GX6]&gt;=3;[.HD6];&quot;&quot;);IF([.GX6]&gt;=4;[.HD6];&quot;&quot;);IF([.GX6]&gt;=5;[.HD6];&quot;&quot;);IF([.HI6]=1;CONCATENATE(&quot;(&quot;;[.GY6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6]&lt;&gt;&quot;all hostile Pok&amp;eacute;mon&quot;;&quot;(&quot;;&quot;&quot;);[.HA6];IF([.HA6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6] &lt;&gt; &quot;&quot;; CONCATENATE(&quot;Affects: &quot;; [.HG6]; &quot;. &quot;);&quot;&quot;)">
            <text:p/>
          </table:table-cell>
          <table:table-cell table:style-name="ce6"/>
          <table:table-cell table:style-name="ce6" table:formula="of:=CONCATENATE([.GV6]; IF([.GW6]=1;&quot; (cc)&quot;;&quot;&quot;))" office:value-type="string" office:string-value="Rain Dance (cc)" calcext:value-type="string">
            <text:p>Rain Dance (cc)</text:p>
          </table:table-cell>
          <table:table-cell table:style-name="ce6" table:formula="of:=CONCATENATE(&quot;Symbols/attack_imgs/&quot;;[.GV6];&quot;.png&quot;)" office:value-type="string" office:string-value="Symbols/attack_imgs/Rain Dance.png" calcext:value-type="string">
            <text:p>Symbols/attack_imgs/Rain Dance.png</text:p>
          </table:table-cell>
          <table:table-cell table:style-name="ce6" table:formula="of:=CONCATENATE(&quot;TM &quot;; [.GU6]-3; &quot; (&quot;;[.GY6]; &quot;_t) &amp;nbsp &quot;; [.GV6];  IF([.GW6]=1;&quot; (cc)&quot;;&quot;&quot;))" office:value-type="string" office:string-value="TM 2 (Water_t) &amp;nbsp Rain Dance (cc)" calcext:value-type="string">
            <text:p>TM 2 (Water_t) &amp;nbsp Rain Dance (cc)</text:p>
          </table:table-cell>
          <table:table-cell table:style-name="ce6" table:formula="of:=CONCATENATE([.HH6];[.HB6])" office:value-type="string" office:string-value="Make a free attack. Deal an additional (water) if the attack deals (water). May affect (3_hex) if attack deals (electric)." calcext:value-type="string">
            <text:p>Make a free attack. Deal an additional (water) if the attack deals (water). May affect (3_hex) if attack deals (electric).</text:p>
          </table:table-cell>
          <table:table-cell office:value-type="string" calcext:value-type="string">
            <text:p>While one of your Pok&amp;eacute;mon knows Smokescreen, you may once a turn run away from trainers. Gain a free movement if you do.</text:p>
          </table:table-cell>
          <table:table-cell table:formula="of:=IF([.GZ6]=&quot;none&quot;;&quot;&quot;;[.GZ6])">
            <text:p/>
          </table:table-cell>
          <table:table-cell table:number-columns-repeated="2"/>
          <table:table-cell table:formula="of:=IF(INDIRECT(&quot;GZ&quot;&amp;[.GG6])=&quot;none&quot;;&quot;&quot;;INDIRECT(&quot;GZ&quot;&amp;[.GG6]))" office:value-type="float" office:value="1" calcext:value-type="float">
            <text:p>1</text:p>
          </table:table-cell>
          <table:table-cell table:formula="of:=IF(INDIRECT(&quot;GZ&quot;&amp;[.GH6])=&quot;none&quot;;&quot;&quot;;INDIRECT(&quot;GZ&quot;&amp;[.GH6]))" office:value-type="float" office:value="1" calcext:value-type="float">
            <text:p>1</text:p>
          </table:table-cell>
          <table:table-cell table:formula="of:=IF(INDIRECT(&quot;GZ&quot;&amp;[.GI6])=&quot;none&quot;;&quot;&quot;;INDIRECT(&quot;GZ&quot;&amp;[.GI6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IP6]=1;&quot;H&quot;;&quot;&quot;)">
            <text:p/>
          </table:table-cell>
          <table:table-cell table:formula="of:=IF([.IQ6]=1;&quot;H&quot;;&quot;&quot;)" office:value-type="string" office:string-value="H" calcext:value-type="string">
            <text:p>H</text:p>
          </table:table-cell>
          <table:table-cell table:formula="of:=IF([.IR6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</text:p>
          </table:table-cell>
          <table:table-cell/>
          <table:table-cell office:value-type="string" calcext:value-type="string">
            <text:p>Flying</text:p>
          </table:table-cell>
          <table:table-cell office:value-type="string" calcext:value-type="string">
            <text:p>Aerilate</text:p>
          </table:table-cell>
          <table:table-cell office:value-type="string" calcext:value-type="string">
            <text:p>When attacking, treat (Normal) as (flying) for super effectivness.</text:p>
          </table:table-cell>
          <table:table-cell office:value-type="string" calcext:value-type="string">
            <text:p>Flying</text:p>
          </table:table-cell>
          <table:table-cell table:number-columns-repeated="3"/>
          <table:table-cell table:number-columns-repeated="2" office:value-type="string" calcext:value-type="string">
            <text:p>Flying</text:p>
          </table:table-cell>
          <table:table-cell table:number-columns-repeated="2"/>
          <table:table-cell table:number-columns-repeated="3" office:value-type="string" calcext:value-type="string">
            <text:p>Flying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7:.AE7];&quot;&gt;1&quot;)-COUNTIF([.T7:.AE7];&quot;&gt;2&quot;)-COUNTIF([.T7:.AE7];&quot;&gt;3&quot;)-COUNTIF([.T7:.AE7];&quot;&gt;4&quot;)-COUNTIF([.T7:.AE7];&quot;&gt;5&quot;)-COUNTIF([.T7:.AE7];&quot;&gt;6&quot;)-COUNTIF([.T7:.AE7];&quot;&gt;7&quot;)-COUNTIF([.T7:.AE7];&quot;&gt;8&quot;)" office:value-type="float" office:value="9" calcext:value-type="float">
            <text:p>9</text:p>
          </table:table-cell>
          <table:table-cell table:formula="of:=SUM([.T7:.AE7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G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table:style-name="ce59" table:formula="of:=ROUND([.AG7]+(12-[.AF7])-[.BA7]/2+[.BF7]+[.BG7]-[.BT7]+[.AZ7]*2/3+[.BC7]-[.AX7];1)" office:value-type="float" office:value="10.2" calcext:value-type="float">
            <text:p>10.2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ute 1</text:p>
          </table:table-cell>
          <table:table-cell table:style-name="ce1" table:formula="of:=IF([.AW7]=&quot;Starter&quot;; 0;IF([.AW7]=&quot;Route 1&quot;;0; IF([.AW7]=&quot;Viridian Forest&quot;;0;IF([.AW7]=&quot;Cycling Road&quot;;0;0.7)))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]=&quot;&quot;;IF([.I7]&lt;&gt;&quot;&quot;;0;IF([.M7]&lt;&gt;&quot;&quot;;[.AH7]-1;[.AI7]-1));IF([.M7]&lt;&gt;&quot;&quot;;0;IF([.Q7]&lt;&gt;&quot;&quot;;[.AH7]-1)))" office:value-type="float" office:value="3" calcext:value-type="float">
            <text:p>3</text:p>
          </table:table-cell>
          <table:table-cell/>
          <table:table-cell table:formula="of:=IF([.AM7]=1;0;IF([.AM7]=2;1;IF([.AM7]=3;1.7;IF([.AM7]=4;2.2;IF([.AM7]=5;2.55;IF([.AM7]=6;2.8;IF([.AM7]=7;3)))))))"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formula="of:=[.BD7] *(2 -[.BE7])/2" office:value-type="float" office:value="1.1" calcext:value-type="float">
            <text:p>1.1</text:p>
          </table:table-cell>
          <table:table-cell office:value-type="float" office:value="-0.5" calcext:value-type="float">
            <text:p>-0.5</text:p>
          </table:table-cell>
          <table:table-cell/>
          <table:table-cell table:style-name="ce1" table:formula="of:=INDIRECT(&quot;HJ&quot;&amp;[.GG7])" office:value-type="string" office:string-value="Wing Attack" calcext:value-type="string">
            <text:p>Wing Attack</text:p>
          </table:table-cell>
          <table:table-cell table:style-name="ce1" table:formula="of:=INDIRECT(&quot;HJ&quot;&amp;[.GH7])" office:value-type="string" office:string-value="Quick attack (cc)" calcext:value-type="string">
            <text:p>Quick attack (cc)</text:p>
          </table:table-cell>
          <table:table-cell table:style-name="ce1" table:formula="of:=INDIRECT(&quot;HJ&quot;&amp;[.GI7])" office:value-type="string" office:string-value="Gust (cc)" calcext:value-type="string">
            <text:p>Gust (cc)</text:p>
          </table:table-cell>
          <table:table-cell/>
          <table:table-cell table:style-name="ce1" table:formula="of:=IF([.BQ7]&gt;=1; 0;IF([.BR7]&gt;=1;[.AH7]-1;IF([.BS7]&gt;=1;[.AI7]-1;11)))" office:value-type="float" office:value="0" calcext:value-type="float">
            <text:p>0</text:p>
          </table:table-cell>
          <table:table-cell table:formula="of:=IF([.BQ7]&gt;=2; 0;IF([.BR7]&gt;=2;[.AH7]-1;IF([.BS7]&gt;=2;[.AI7]-1;11)))" office:value-type="float" office:value="3" calcext:value-type="float">
            <text:p>3</text:p>
          </table:table-cell>
          <table:table-cell table:formula="of:=IF([.BQ7]&gt;=3; 0;IF([.BR7]&gt;=3;[.AH7]-1;IF([.BS7]&gt;=3;[.AI7]-1;11)))" office:value-type="float" office:value="6" calcext:value-type="float">
            <text:p>6</text:p>
          </table:table-cell>
          <table:table-cell table:formula="of:=IF([.BQ7]&gt;=4; 0;IF([.BR7]&gt;=4;[.AH7]-1;IF([.BS7]&gt;=4;[.AI7]-1;11)))" office:value-type="float" office:value="11" calcext:value-type="float">
            <text:p>11</text:p>
          </table:table-cell>
          <table:table-cell table:formula="of:= 4- COUNTBLANK([.H7:.K7])" office:value-type="float" office:value="1" calcext:value-type="float">
            <text:p>1</text:p>
          </table:table-cell>
          <table:table-cell table:formula="of:= MAX([.BQ7];4 -COUNTBLANK([.L7:.O7]))" office:value-type="float" office:value="2" calcext:value-type="float">
            <text:p>2</text:p>
          </table:table-cell>
          <table:table-cell table:formula="of:=MAX([.BR7];4-COUNTBLANK([.P7:.S7]))" office:value-type="float" office:value="3" calcext:value-type="float">
            <text:p>3</text:p>
          </table:table-cell>
          <table:table-cell table:formula="of:=IF([.D7]&lt;&gt;&quot;&quot;;4;SUM([.BM7:.BP7])/7)" office:value-type="float" office:value="2.85714285714286" calcext:value-type="float">
            <text:p>2.85714285714286</text:p>
          </table:table-cell>
          <table:table-cell table:number-columns-repeated="16"/>
          <table:table-cell table:formula="of:=IF([.A7]=&quot;&quot;;0;1)+IF([.B7]=&quot;&quot;;0;1)+IF([.C7]=&quot;&quot;;0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[.D7]=&quot;&quot;;&quot;&quot;;CONCATENATE(&quot;Symbols/Other/&quot;;[.D7];&quot;.png&quot;))">
            <text:p/>
          </table:table-cell>
          <table:table-cell table:formula="of:=LEN([.A7])" office:value-type="float" office:value="6" calcext:value-type="float">
            <text:p>6</text:p>
          </table:table-cell>
          <table:table-cell table:formula="of:=LEN([.B7])" office:value-type="float" office:value="9" calcext:value-type="float">
            <text:p>9</text:p>
          </table:table-cell>
          <table:table-cell table:formula="of:=LEN([.C7])" office:value-type="float" office:value="7" calcext:value-type="float">
            <text:p>7</text:p>
          </table:table-cell>
          <table:table-cell table:formula="of:=CONCATENATE(IF([.FO7]&gt;0; CONCATENATE([.A7];&quot; (die_&quot;; [.H7]);&quot;&quot;); IF([.FO7]&gt;1; CONCATENATE(&quot;_&quot;;[.I7]);&quot;&quot;);IF([.FO7]&gt;2; CONCATENATE(&quot;_&quot;;[.J7]);&quot;&quot;);IF([.FO7]&gt;3; CONCATENATE(&quot;_&quot;;[.K7]);&quot;&quot;);IF([.FO7]&gt;0;&quot;)&quot;;[.A7]))" office:value-type="string" office:string-value="Pidgey (die_Flying)" calcext:value-type="string">
            <text:p>Pidgey (die_Flying)</text:p>
          </table:table-cell>
          <table:table-cell table:formula="of:=CONCATENATE(IF([.FP7]&gt;0; CONCATENATE([.B7];&quot; (die_&quot;; [.L7]);&quot;&quot;); IF([.FP7]&gt;1; CONCATENATE(&quot;_&quot;;[.M7]);&quot;&quot;);IF([.FP7]&gt;2; CONCATENATE(&quot;_&quot;;[.N7]);&quot;&quot;);IF([.FP7]&gt;3; CONCATENATE(&quot;_&quot;;[.O7]);&quot;&quot;);IF([.FP7]&gt;0;&quot;)&quot;;&quot;&quot;))" office:value-type="string" office:string-value="Pidgeotto (die_Flying_Flying)" calcext:value-type="string">
            <text:p>Pidgeotto (die_Flying_Flying)</text:p>
          </table:table-cell>
          <table:table-cell table:formula="of:=CONCATENATE(IF([.FQ7]&gt;0; CONCATENATE([.C7];&quot; (die_&quot;; [.P7]);&quot;&quot;); IF([.FQ7]&gt;1; CONCATENATE(&quot;_&quot;;[.Q7]);&quot;&quot;);IF([.FQ7]&gt;2; CONCATENATE(&quot;_&quot;;[.R7]);&quot;&quot;);IF([.FQ7]&gt;3; CONCATENATE(&quot;_&quot;;[.S7]);&quot;&quot;);IF([.FQ7]&gt;0;&quot;)&quot;;&quot;&quot;))" office:value-type="string" office:string-value="Pidgeot (die_Flying_Flying_Flying)" calcext:value-type="string">
            <text:p>Pidgeot (die_Flying_Flying_Flying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7] = &quot;&quot;; &quot;&quot;;MATCH([.AN7];[.$GV$2:.$GV$100];0)-3)" office:value-type="float" office:value="31" calcext:value-type="float">
            <text:p>31</text:p>
          </table:table-cell>
          <table:table-cell table:formula="of:=IF([.AO7] = &quot;&quot;; &quot;&quot;;MATCH([.AO7];[.$GV$2:.$GV$100];0)-3)" office:value-type="float" office:value="13" calcext:value-type="float">
            <text:p>13</text:p>
          </table:table-cell>
          <table:table-cell table:formula="of:=IF([.AP7] = &quot;&quot;; &quot;&quot;;MATCH([.AP7];[.$GV$2:.$GV$100];0)-3)" office:value-type="float" office:value="34" calcext:value-type="float">
            <text:p>34</text:p>
          </table:table-cell>
          <table:table-cell table:formula="of:=IF([.AQ7] = &quot;&quot;; &quot;&quot;;MATCH([.AQ7];[.$GV$2:.$GV$100];0)-3)">
            <text:p/>
          </table:table-cell>
          <table:table-cell table:formula="of:=IF([.AR7] = &quot;&quot;; &quot;&quot;;MATCH([.AR7];[.$GV$2:.$GV$100];0)-3)">
            <text:p/>
          </table:table-cell>
          <table:table-cell table:number-columns-repeated="2"/>
          <table:table-cell table:style-name="ce1" table:formula="of:=IFERROR(IF(OR(INDIRECT(&quot;$GX&quot; &amp; [.EV7]+4 )&gt;0;INDIRECT(&quot;$HI&quot; &amp; [.EV7]+4 )&gt;0);INDIRECT(&quot;$GY&quot; &amp; [.EV7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W7]+4 )&gt;0;INDIRECT(&quot;$HI&quot; &amp; [.EW7]+4 )&gt;0);INDIRECT(&quot;$GY&quot; &amp; [.EW7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7]+4 )&gt;0;INDIRECT(&quot;$HI&quot; &amp; [.EX7]+4 )&gt;0);INDIRECT(&quot;$GY&quot; &amp; [.EX7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7]+4 )&gt;0;INDIRECT(&quot;$HI&quot; &amp; [.EY7]+4 )&gt;0);INDIRECT(&quot;$GY&quot; &amp; [.EY7]+4);&quot;&quot;);&quot;&quot;)">
            <text:p/>
          </table:table-cell>
          <table:table-cell table:style-name="ce1" table:formula="of:=IFERROR(IF(OR(INDIRECT(&quot;$GX&quot; &amp; [.EZ7]+4 )&gt;0;INDIRECT(&quot;$HI&quot; &amp; [.EZ7]+4 )&gt;0);INDIRECT(&quot;$GY&quot; &amp; [.EZ7]+4);&quot;&quot;);&quot;&quot;)">
            <text:p/>
          </table:table-cell>
          <table:table-cell table:formula="of:=IF([.EJ7]=&quot;&quot;;&quot;&quot;;(SMALL([.$EJ7:.$EN7];[.DX7])))" office:value-type="float" office:value="13" calcext:value-type="float">
            <text:p>13</text:p>
          </table:table-cell>
          <table:table-cell table:formula="of:=IF([.EK7]=&quot;&quot;;&quot;&quot;;(SMALL([.$EJ7:.$EN7];[.DY7])))" office:value-type="float" office:value="31" calcext:value-type="float">
            <text:p>31</text:p>
          </table:table-cell>
          <table:table-cell table:formula="of:=IF([.EL7]=&quot;&quot;;&quot;&quot;;(SMALL([.$EJ7:.$EN7];[.DZ7])))" office:value-type="float" office:value="34" calcext:value-type="float">
            <text:p>34</text:p>
          </table:table-cell>
          <table:table-cell table:style-name="ce1" table:formula="of:=IF([.EM7]=&quot;&quot;;&quot;&quot;;(SMALL([.$EJ7:.$EN7];[.EA7])))">
            <text:p/>
          </table:table-cell>
          <table:table-cell table:style-name="ce1" table:formula="of:=IF([.EN7]=&quot;&quot;;&quot;&quot;;(SMALL([.$EJ7:.$EN7];[.EB7])))">
            <text:p/>
          </table:table-cell>
          <table:table-cell table:formula="of:=IF([.EQ7]=&quot;&quot;;&quot;&quot;;CONCATENATE(&quot;symbols/types/only_color_exact/&quot;;[.EQ7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R7]=&quot;&quot;;&quot;&quot;;CONCATENATE(&quot;symbols/types/only_color_exact/&quot;;[.ER7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7]=&quot;&quot;;&quot;&quot;;CONCATENATE(&quot;symbols/types/only_color_exact/&quot;;[.ES7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7]=&quot;&quot;;&quot;&quot;;CONCATENATE(&quot;symbols/types/only_color_exact/&quot;;[.ET7];&quot;.png&quot;))">
            <text:p/>
          </table:table-cell>
          <table:table-cell table:formula="of:=IF([.EU7]=&quot;&quot;;&quot;&quot;;CONCATENATE(&quot;symbols/types/only_color_exact/&quot;;[.EU7];&quot;.png&quot;))">
            <text:p/>
          </table:table-cell>
          <table:table-cell table:formula="of:=IF([.EV7]=&quot;&quot;;&quot;&quot;;CONCATENATE(&quot;symbols/types/vanilla/&quot;;[.EV7];&quot;.png&quot;))" office:value-type="string" office:string-value="symbols/types/vanilla/13.png" calcext:value-type="string">
            <text:p>symbols/types/vanilla/13.png</text:p>
          </table:table-cell>
          <table:table-cell table:number-columns-repeated="4"/>
          <table:table-cell table:formula="of:=CONCATENATE(&quot;Symbols/Types/Weaknesses/&quot;; [.E7]; &quot;.png&quot;)" office:value-type="string" office:string-value="Symbols/Types/Weaknesses/Flying.png" calcext:value-type="string">
            <text:p>Symbols/Types/Weaknesses/Flying.png</text:p>
          </table:table-cell>
          <table:table-cell table:formula="of:=CONCATENATE(&quot;Symbols/Pokemon/&quot;;[.A7];&quot;.png&quot;)" office:value-type="string" office:string-value="Symbols/Pokemon/Pidgey.png" calcext:value-type="string">
            <text:p>Symbols/Pokemon/Pidgey.png</text:p>
          </table:table-cell>
          <table:table-cell table:formula="of:=CONCATENATE(&quot;Symbols/Pokemon/&quot;;[.B7];&quot;.png&quot;)" office:value-type="string" office:string-value="Symbols/Pokemon/Pidgeotto.png" calcext:value-type="string">
            <text:p>Symbols/Pokemon/Pidgeotto.png</text:p>
          </table:table-cell>
          <table:table-cell table:formula="of:=CONCATENATE(&quot;Symbols/Pokemon/&quot;;[.C7];&quot;.png&quot;)" office:value-type="string" office:string-value="Symbols/Pokemon/Pidgeot.png" calcext:value-type="string">
            <text:p>Symbols/Pokemon/Pidgeot.png</text:p>
          </table:table-cell>
          <table:table-cell table:formula="of:=IF([.H7]=&quot;&quot;;0;1)+IF([.I7]=&quot;&quot;;0;1) +IF([.J7]=&quot;&quot;;0;1)+ IF([.K7] = &quot;&quot;;0;1)" office:value-type="float" office:value="1" calcext:value-type="float">
            <text:p>1</text:p>
          </table:table-cell>
          <table:table-cell table:formula="of:=IF([.L7]=&quot;&quot;;0;1)+IF([.M7]=&quot;&quot;;0;1) +IF([.N7]=&quot;&quot;;0;1)+ IF([.O7] = &quot;&quot;;0;1)" office:value-type="float" office:value="2" calcext:value-type="float">
            <text:p>2</text:p>
          </table:table-cell>
          <table:table-cell table:formula="of:=IF([.P7]=&quot;&quot;;0;1)+IF([.Q7]=&quot;&quot;;0;1) +IF([.R7]=&quot;&quot;;0;1)+ IF([.S7] = &quot;&quot;;0;1)" office:value-type="float" office:value="3" calcext:value-type="float">
            <text:p>3</text:p>
          </table:table-cell>
          <table:table-cell table:formula="of:=CONCATENATE(&quot;Symbols/Dice/dice_&quot;;[.H7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I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7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M7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N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7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Q7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R7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S7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7])" office:value-type="string" office:string-value="Speed: 4" calcext:value-type="string">
            <text:p>Speed: 4</text:p>
          </table:table-cell>
          <table:table-cell/>
          <table:table-cell table:formula="of:=MATCH([.AJ7]; [.$GV$1:.$GV$1048576];0)" office:value-type="float" office:value="19" calcext:value-type="float">
            <text:p>19</text:p>
          </table:table-cell>
          <table:table-cell table:formula="of:=MATCH([.AK7]; [.$GV$1:.$GV$1048576];0)" office:value-type="float" office:value="27" calcext:value-type="float">
            <text:p>27</text:p>
          </table:table-cell>
          <table:table-cell table:formula="of:=MATCH([.AL7]; [.$GV$1:.$GV$1048576];0)" office:value-type="float" office:value="49" calcext:value-type="float">
            <text:p>49</text:p>
          </table:table-cell>
          <table:table-cell table:style-name="ce1" table:formula="of:=INDIRECT(&quot;HC&quot;&amp;[.GG7])">
            <text:p/>
          </table:table-cell>
          <table:table-cell table:style-name="ce1" table:formula="of:=INDIRECT(&quot;HC&quot;&amp;[.GH7])" office:value-type="string" office:string-value="Gain 2 free moves before attacking. May make a free, different, attack after." calcext:value-type="string">
            <text:p>Gain 2 free moves before attacking. May make a free, different, attack after.</text:p>
          </table:table-cell>
          <table:table-cell table:style-name="ce1" table:formula="of:=INDIRECT(&quot;HC&quot;&amp;[.GI7])" office:value-type="string" office:string-value="May move target up to 2 hexes." calcext:value-type="string">
            <text:p>May move target up to 2 hexes.</text:p>
          </table:table-cell>
          <table:table-cell table:style-name="ce1" table:formula="of:=INDIRECT(&quot;GW&quot;&amp;[.GG7])" office:value-type="float" office:value="0" calcext:value-type="float">
            <text:p>0</text:p>
          </table:table-cell>
          <table:table-cell table:style-name="ce1" table:formula="of:=INDIRECT(&quot;GW&quot;&amp;[.GH7])" office:value-type="float" office:value="1" calcext:value-type="float">
            <text:p>1</text:p>
          </table:table-cell>
          <table:table-cell table:style-name="ce1" table:formula="of:=INDIRECT(&quot;GW&quot;&amp;[.GI7])" office:value-type="float" office:value="1" calcext:value-type="float">
            <text:p>1</text:p>
          </table:table-cell>
          <table:table-cell table:style-name="ce1" table:formula="of:=INDIRECT(&quot;HE&quot;&amp;[.GG7])" office:value-type="string" office:string-value="Damage: (Flying)" calcext:value-type="string">
            <text:p>Damage: (Flying)</text:p>
          </table:table-cell>
          <table:table-cell table:style-name="ce1" table:formula="of:=INDIRECT(&quot;HE&quot;&amp;[.GH7])" office:value-type="string" office:string-value="Damage: (Normal)" calcext:value-type="string">
            <text:p>Damage: (Normal)</text:p>
          </table:table-cell>
          <table:table-cell table:style-name="ce1" table:formula="of:=INDIRECT(&quot;HE&quot;&amp;[.GI7])" office:value-type="string" office:string-value="Damage: (Flying)" calcext:value-type="string">
            <text:p>Damage: (Flying)</text:p>
          </table:table-cell>
          <table:table-cell/>
          <table:table-cell office:value-type="string" calcext:value-type="string">
            <text:p>gym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Flash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lectric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ircle</text:p>
          </table:table-cell>
          <table:table-cell table:style-name="ce6" office:value-type="string" calcext:value-type="string">
            <text:p>Targets become &lt;b&gt;Blinded&lt;/b&gt;. (Only have line of sight to adjacent hexagons)</text:p>
          </table:table-cell>
          <table:table-cell table:style-name="ce7" table:formula="of:=CONCATENATE([.HH7]; [.HB7])" office:value-type="string" office:string-value="Affects: (circle). Targets become &lt;b&gt;Blinded&lt;/b&gt;. (Only have line of sight to adjacent hexagons)" calcext:value-type="string">
            <text:p>Affects: (circle). Targets become &lt;b&gt;Blinded&lt;/b&gt;. (Only have line of sight to adjacent hexagons)</text:p>
          </table:table-cell>
          <table:table-cell table:style-name="ce6" table:formula="of:=CONCATENATE(&quot;(&quot;;[.GY7];&quot;)&quot;)" office:value-type="string" office:string-value="(Electric)" calcext:value-type="string">
            <text:p>(Electric)</text:p>
          </table:table-cell>
          <table:table-cell table:style-name="ce6" table:formula="of:=CONCATENATE(&quot;Damage: &quot;;IF([.GX7]&gt;=1;[.HD7];&quot;&quot;);IF([.GX7]&gt;=2;[.HD7];&quot;&quot;);IF([.GX7]&gt;=3;[.HD7];&quot;&quot;);IF([.GX7]&gt;=4;[.HD7];&quot;&quot;);IF([.GX7]&gt;=5;[.HD7];&quot;&quot;);IF([.HI7]=1;CONCATENATE(&quot;(&quot;;[.GY7];&quot;_x)&quot;);&quot;&quot;))" office:value-type="string" office:string-value="Damage: (Electric)" calcext:value-type="string">
            <text:p>Damage: (Electric)</text:p>
          </table:table-cell>
          <table:table-cell table:style-name="ce6"/>
          <table:table-cell table:style-name="ce6" table:formula="of:=CONCATENATE(IF([.HA7]&lt;&gt;&quot;all hostile Pok&amp;eacute;mon&quot;;&quot;(&quot;;&quot;&quot;);[.HA7];IF([.HA7]&lt;&gt;&quot;all hostile Pok&amp;eacute;mon&quot;; &quot;)&quot;; &quot;&quot;))" office:value-type="string" office:string-value="(circle)" calcext:value-type="string">
            <text:p>(circle)</text:p>
          </table:table-cell>
          <table:table-cell table:style-name="ce6" table:formula="of:=IF([.HA7] &lt;&gt; &quot;&quot;; CONCATENATE(&quot;Affects: &quot;; [.HG7]; &quot;. &quot;);&quot;&quot;)" office:value-type="string" office:string-value="Affects: (circle). " calcext:value-type="string">
            <text:p>Affects: (circle). </text:p>
          </table:table-cell>
          <table:table-cell table:style-name="ce6"/>
          <table:table-cell table:style-name="ce6" table:formula="of:=CONCATENATE([.GV7]; IF([.GW7]=1;&quot; (cc)&quot;;&quot;&quot;))" office:value-type="string" office:string-value="Flash (cc)" calcext:value-type="string">
            <text:p>Flash (cc)</text:p>
          </table:table-cell>
          <table:table-cell table:style-name="ce6" table:formula="of:=CONCATENATE(&quot;Symbols/attack_imgs/&quot;;[.GV7];&quot;.png&quot;)" office:value-type="string" office:string-value="Symbols/attack_imgs/Flash.png" calcext:value-type="string">
            <text:p>Symbols/attack_imgs/Flash.png</text:p>
          </table:table-cell>
          <table:table-cell table:style-name="ce6" table:formula="of:=CONCATENATE(&quot;TM &quot;; [.GU7]-3; &quot; (&quot;;[.GY7]; &quot;_t) &amp;nbsp &quot;; [.GV7];  IF([.GW7]=1;&quot; (cc)&quot;;&quot;&quot;))" office:value-type="string" office:string-value="TM 3 (Electric_t) &amp;nbsp Flash (cc)" calcext:value-type="string">
            <text:p>TM 3 (Electric_t) &amp;nbsp Flash (cc)</text:p>
          </table:table-cell>
          <table:table-cell table:style-name="ce6" table:formula="of:=CONCATENATE([.HH7];[.HB7])" office:value-type="string" office:string-value="Affects: (circle). Targets become &lt;b&gt;Blinded&lt;/b&gt;. (Only have line of sight to adjacent hexagons)" calcext:value-type="string">
            <text:p>Affects: (circle). Targets become &lt;b&gt;Blinded&lt;/b&gt;. (Only have line of sight to adjacent hexagons)</text:p>
          </table:table-cell>
          <table:table-cell office:value-type="string" calcext:value-type="string">
            <text:p>While one of your Pok&amp;eacute;mon knows Reflect, you may once a turn ignore damage from a wild Pok&amp;eacute;mon.</text:p>
          </table:table-cell>
          <table:table-cell table:formula="of:=IF([.GZ7]=&quot;none&quot;;&quot;&quot;;[.GZ7])" office:value-type="float" office:value="5" calcext:value-type="float">
            <text:p>5</text:p>
          </table:table-cell>
          <table:table-cell table:number-columns-repeated="2"/>
          <table:table-cell table:formula="of:=IF(INDIRECT(&quot;GZ&quot;&amp;[.GG7])=&quot;none&quot;;&quot;&quot;;INDIRECT(&quot;GZ&quot;&amp;[.GG7]))" office:value-type="float" office:value="5" calcext:value-type="float">
            <text:p>5</text:p>
          </table:table-cell>
          <table:table-cell table:formula="of:=IF(INDIRECT(&quot;GZ&quot;&amp;[.GH7])=&quot;none&quot;;&quot;&quot;;INDIRECT(&quot;GZ&quot;&amp;[.GH7]))" office:value-type="float" office:value="1" calcext:value-type="float">
            <text:p>1</text:p>
          </table:table-cell>
          <table:table-cell table:formula="of:=IF(INDIRECT(&quot;GZ&quot;&amp;[.GI7])=&quot;none&quot;;&quot;&quot;;INDIRECT(&quot;GZ&quot;&amp;[.GI7]))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5.3" calcext:value-type="float">
            <text:p>5.3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IP7]=1;&quot;H&quot;;&quot;&quot;)" office:value-type="string" office:string-value="H" calcext:value-type="string">
            <text:p>H</text:p>
          </table:table-cell>
          <table:table-cell table:formula="of:=IF([.IQ7]=1;&quot;H&quot;;&quot;&quot;)" office:value-type="string" office:string-value="H" calcext:value-type="string">
            <text:p>H</text:p>
          </table:table-cell>
          <table:table-cell table:formula="of:=IF([.IR7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Mankey</text:p>
          </table:table-cell>
          <table:table-cell office:value-type="string" calcext:value-type="string">
            <text:p>Primeape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Must attack an adjacent Pok&amp;eacute;mon if activating adjacent to Pok&amp;eacute;mon.</text:p>
          </table:table-cell>
          <table:table-cell office:value-type="string" calcext:value-type="string">
            <text:p>Rock</text:p>
          </table:table-cell>
          <table:table-cell table:number-columns-repeated="3"/>
          <table:table-cell table:number-columns-repeated="2" office:value-type="string" calcext:value-type="string">
            <text:p>Rock</text:p>
          </table:table-cell>
          <table:table-cell table:number-columns-repeated="6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8:.AE8];&quot;&gt;1&quot;)-COUNTIF([.T8:.AE8];&quot;&gt;2&quot;)-COUNTIF([.T8:.AE8];&quot;&gt;3&quot;)-COUNTIF([.T8:.AE8];&quot;&gt;4&quot;)-COUNTIF([.T8:.AE8];&quot;&gt;5&quot;)-COUNTIF([.T8:.AE8];&quot;&gt;6&quot;)-COUNTIF([.T8:.AE8];&quot;&gt;7&quot;)-COUNTIF([.T8:.AE8];&quot;&gt;8&quot;)" office:value-type="float" office:value="9" calcext:value-type="float">
            <text:p>9</text:p>
          </table:table-cell>
          <table:table-cell table:formula="of:=SUM([.T8:.AE8]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w Kick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Focus Pun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Iron Tail</text:p>
          </table:table-cell>
          <table:table-cell/>
          <table:table-cell table:style-name="ce59" table:formula="of:=ROUND([.AG8]+(12-[.AF8])-[.BA8]/2+[.BF8]+[.BG8]-[.BT8]+[.AZ8]*2/3+[.BC8]-[.AX8];1)" office:value-type="float" office:value="10.2" calcext:value-type="float">
            <text:p>10.2</text:p>
          </table:table-cell>
          <table:table-cell table:formula="of:=INDEX([.AY1:.AY80];MATCH(MAX([.AS2:.AS43]);[.AS2:.AS43];0))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ute 1</text:p>
          </table:table-cell>
          <table:table-cell table:style-name="ce1" table:formula="of:=IF([.AW8]=&quot;Starter&quot;; 0;IF([.AW8]=&quot;Route 1&quot;;0; IF([.AW8]=&quot;Viridian Forest&quot;;0;IF([.AW8]=&quot;Cycling Road&quot;;0;0.7)))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IF([.D8]=&quot;&quot;;IF([.I8]&lt;&gt;&quot;&quot;;0;IF([.M8]&lt;&gt;&quot;&quot;;[.AH8]-1;[.AI8]-1));IF([.M8]&lt;&gt;&quot;&quot;;0;IF([.Q8]&lt;&gt;&quot;&quot;;[.AH8]-1)))" office:value-type="float" office:value="5" calcext:value-type="float">
            <text:p>5</text:p>
          </table:table-cell>
          <table:table-cell/>
          <table:table-cell table:formula="of:=IF([.AM8]=1;0;IF([.AM8]=2;1;IF([.AM8]=3;1.7;IF([.AM8]=4;2.2;IF([.AM8]=5;2.55;IF([.AM8]=6;2.8;IF([.AM8]=7;3)))))))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formula="of:=[.BD8] *(2 -[.BE8])/2" office:value-type="float" office:value="2.2" calcext:value-type="float">
            <text:p>2.2</text:p>
          </table:table-cell>
          <table:table-cell office:value-type="float" office:value="-0.5" calcext:value-type="float">
            <text:p>-0.5</text:p>
          </table:table-cell>
          <table:table-cell/>
          <table:table-cell table:style-name="ce1" table:formula="of:=INDIRECT(&quot;HJ&quot;&amp;[.GG8])" office:value-type="string" office:string-value="Low Kick (cc)" calcext:value-type="string">
            <text:p>Low Kick (cc)</text:p>
          </table:table-cell>
          <table:table-cell table:style-name="ce1" table:formula="of:=INDIRECT(&quot;HJ&quot;&amp;[.GH8])" office:value-type="string" office:string-value="Close Combat" calcext:value-type="string">
            <text:p>Close Combat</text:p>
          </table:table-cell>
          <table:table-cell table:style-name="ce1" table:formula="of:=INDIRECT(&quot;HJ&quot;&amp;[.GI8])" office:value-type="string" office:string-value="Focus Punch (cc)" calcext:value-type="string">
            <text:p>Focus Punch (cc)</text:p>
          </table:table-cell>
          <table:table-cell/>
          <table:table-cell table:style-name="ce1" table:formula="of:=IF([.BQ8]&gt;=1; 0;IF([.BR8]&gt;=1;[.AH8]-1;IF([.BS8]&gt;=1;[.AI8]-1;11)))" office:value-type="float" office:value="0" calcext:value-type="float">
            <text:p>0</text:p>
          </table:table-cell>
          <table:table-cell table:formula="of:=IF([.BQ8]&gt;=2; 0;IF([.BR8]&gt;=2;[.AH8]-1;IF([.BS8]&gt;=2;[.AI8]-1;11)))" office:value-type="float" office:value="5" calcext:value-type="float">
            <text:p>5</text:p>
          </table:table-cell>
          <table:table-cell table:formula="of:=IF([.BQ8]&gt;=3; 0;IF([.BR8]&gt;=3;[.AH8]-1;IF([.BS8]&gt;=3;[.AI8]-1;11)))" office:value-type="float" office:value="11" calcext:value-type="float">
            <text:p>11</text:p>
          </table:table-cell>
          <table:table-cell table:formula="of:=IF([.BQ8]&gt;=4; 0;IF([.BR8]&gt;=4;[.AH8]-1;IF([.BS8]&gt;=4;[.AI8]-1;11)))" office:value-type="float" office:value="11" calcext:value-type="float">
            <text:p>11</text:p>
          </table:table-cell>
          <table:table-cell table:formula="of:= 4- COUNTBLANK([.H8:.K8])" office:value-type="float" office:value="1" calcext:value-type="float">
            <text:p>1</text:p>
          </table:table-cell>
          <table:table-cell table:formula="of:= MAX([.BQ8];4 -COUNTBLANK([.L8:.O8]))" office:value-type="float" office:value="2" calcext:value-type="float">
            <text:p>2</text:p>
          </table:table-cell>
          <table:table-cell table:formula="of:=MAX([.BR8];4-COUNTBLANK([.P8:.S8]))" office:value-type="float" office:value="2" calcext:value-type="float">
            <text:p>2</text:p>
          </table:table-cell>
          <table:table-cell table:formula="of:=IF([.D8]&lt;&gt;&quot;&quot;;4;SUM([.BM8:.BP8])/7)" office:value-type="float" office:value="3.85714285714286" calcext:value-type="float">
            <text:p>3.85714285714286</text:p>
          </table:table-cell>
          <table:table-cell table:number-columns-repeated="16"/>
          <table:table-cell table:formula="of:=IF([.A8]=&quot;&quot;;0;1)+IF([.B8]=&quot;&quot;;0;1)+IF([.C8]=&quot;&quot;;0;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IF([.D8]=&quot;&quot;;&quot;&quot;;CONCATENATE(&quot;Symbols/Other/&quot;;[.D8];&quot;.png&quot;))">
            <text:p/>
          </table:table-cell>
          <table:table-cell table:formula="of:=LEN([.A8])" office:value-type="float" office:value="6" calcext:value-type="float">
            <text:p>6</text:p>
          </table:table-cell>
          <table:table-cell table:formula="of:=LEN([.B8])" office:value-type="float" office:value="8" calcext:value-type="float">
            <text:p>8</text:p>
          </table:table-cell>
          <table:table-cell table:formula="of:=LEN([.C8])" office:value-type="float" office:value="0" calcext:value-type="float">
            <text:p>0</text:p>
          </table:table-cell>
          <table:table-cell table:formula="of:=CONCATENATE(IF([.FO8]&gt;0; CONCATENATE([.A8];&quot; (die_&quot;; [.H8]);&quot;&quot;); IF([.FO8]&gt;1; CONCATENATE(&quot;_&quot;;[.I8]);&quot;&quot;);IF([.FO8]&gt;2; CONCATENATE(&quot;_&quot;;[.J8]);&quot;&quot;);IF([.FO8]&gt;3; CONCATENATE(&quot;_&quot;;[.K8]);&quot;&quot;);IF([.FO8]&gt;0;&quot;)&quot;;[.A8]))" office:value-type="string" office:string-value="Mankey (die_Rock)" calcext:value-type="string">
            <text:p>Mankey (die_Rock)</text:p>
          </table:table-cell>
          <table:table-cell table:formula="of:=CONCATENATE(IF([.FP8]&gt;0; CONCATENATE([.B8];&quot; (die_&quot;; [.L8]);&quot;&quot;); IF([.FP8]&gt;1; CONCATENATE(&quot;_&quot;;[.M8]);&quot;&quot;);IF([.FP8]&gt;2; CONCATENATE(&quot;_&quot;;[.N8]);&quot;&quot;);IF([.FP8]&gt;3; CONCATENATE(&quot;_&quot;;[.O8]);&quot;&quot;);IF([.FP8]&gt;0;&quot;)&quot;;&quot;&quot;))" office:value-type="string" office:string-value="Primeape (die_Rock_Rock)" calcext:value-type="string">
            <text:p>Primeape (die_Rock_Rock)</text:p>
          </table:table-cell>
          <table:table-cell table:formula="of:=CONCATENATE(IF([.FQ8]&gt;0; CONCATENATE([.C8];&quot; (die_&quot;; [.P8]);&quot;&quot;); IF([.FQ8]&gt;1; CONCATENATE(&quot;_&quot;;[.Q8]);&quot;&quot;);IF([.FQ8]&gt;2; CONCATENATE(&quot;_&quot;;[.R8]);&quot;&quot;);IF([.FQ8]&gt;3; CONCATENATE(&quot;_&quot;;[.S8]);&quot;&quot;);IF([.FQ8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8] = &quot;&quot;; &quot;&quot;;MATCH([.AN8];[.$GV$2:.$GV$100];0)-3)" office:value-type="float" office:value="35" calcext:value-type="float">
            <text:p>35</text:p>
          </table:table-cell>
          <table:table-cell table:formula="of:=IF([.AO8] = &quot;&quot;; &quot;&quot;;MATCH([.AO8];[.$GV$2:.$GV$100];0)-3)" office:value-type="float" office:value="7" calcext:value-type="float">
            <text:p>7</text:p>
          </table:table-cell>
          <table:table-cell table:formula="of:=IF([.AP8] = &quot;&quot;; &quot;&quot;;MATCH([.AP8];[.$GV$2:.$GV$100];0)-3)" office:value-type="float" office:value="30" calcext:value-type="float">
            <text:p>30</text:p>
          </table:table-cell>
          <table:table-cell table:formula="of:=IF([.AQ8] = &quot;&quot;; &quot;&quot;;MATCH([.AQ8];[.$GV$2:.$GV$100];0)-3)" office:value-type="float" office:value="16" calcext:value-type="float">
            <text:p>16</text:p>
          </table:table-cell>
          <table:table-cell table:formula="of:=IF([.AR8] = &quot;&quot;; &quot;&quot;;MATCH([.AR8];[.$GV$2:.$GV$100];0)-3)">
            <text:p/>
          </table:table-cell>
          <table:table-cell table:number-columns-repeated="2"/>
          <table:table-cell table:style-name="ce1" table:formula="of:=IFERROR(IF(OR(INDIRECT(&quot;$GX&quot; &amp; [.EV8]+4 )&gt;0;INDIRECT(&quot;$HI&quot; &amp; [.EV8]+4 )&gt;0);INDIRECT(&quot;$GY&quot; &amp; [.EV8]+4);&quot;&quot;);&quot;&quot;)">
            <text:p/>
          </table:table-cell>
          <table:table-cell table:style-name="ce1" table:formula="of:=IFERROR(IF(OR(INDIRECT(&quot;$GX&quot; &amp; [.EW8]+4 )&gt;0;INDIRECT(&quot;$HI&quot; &amp; [.EW8]+4 )&gt;0);INDIRECT(&quot;$GY&quot; &amp; [.EW8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8]+4 )&gt;0;INDIRECT(&quot;$HI&quot; &amp; [.EX8]+4 )&gt;0);INDIRECT(&quot;$GY&quot; &amp; [.EX8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8]+4 )&gt;0;INDIRECT(&quot;$HI&quot; &amp; [.EY8]+4 )&gt;0);INDIRECT(&quot;$GY&quot; &amp; [.EY8]+4);&quot;&quot;);&quot;&quot;)" office:value-type="string" office:string-value="Fire" calcext:value-type="string">
            <text:p>Fire</text:p>
          </table:table-cell>
          <table:table-cell table:style-name="ce1" table:formula="of:=IFERROR(IF(OR(INDIRECT(&quot;$GX&quot; &amp; [.EZ8]+4 )&gt;0;INDIRECT(&quot;$HI&quot; &amp; [.EZ8]+4 )&gt;0);INDIRECT(&quot;$GY&quot; &amp; [.EZ8]+4);&quot;&quot;);&quot;&quot;)">
            <text:p/>
          </table:table-cell>
          <table:table-cell table:formula="of:=IF([.EJ8]=&quot;&quot;;&quot;&quot;;(SMALL([.$EJ8:.$EN8];[.DX8])))" office:value-type="float" office:value="7" calcext:value-type="float">
            <text:p>7</text:p>
          </table:table-cell>
          <table:table-cell table:formula="of:=IF([.EK8]=&quot;&quot;;&quot;&quot;;(SMALL([.$EJ8:.$EN8];[.DY8])))" office:value-type="float" office:value="16" calcext:value-type="float">
            <text:p>16</text:p>
          </table:table-cell>
          <table:table-cell table:formula="of:=IF([.EL8]=&quot;&quot;;&quot;&quot;;(SMALL([.$EJ8:.$EN8];[.DZ8])))" office:value-type="float" office:value="30" calcext:value-type="float">
            <text:p>30</text:p>
          </table:table-cell>
          <table:table-cell table:style-name="ce1" table:formula="of:=IF([.EM8]=&quot;&quot;;&quot;&quot;;(SMALL([.$EJ8:.$EN8];[.EA8])))" office:value-type="float" office:value="35" calcext:value-type="float">
            <text:p>35</text:p>
          </table:table-cell>
          <table:table-cell table:style-name="ce1" table:formula="of:=IF([.EN8]=&quot;&quot;;&quot;&quot;;(SMALL([.$EJ8:.$EN8];[.EB8])))">
            <text:p/>
          </table:table-cell>
          <table:table-cell table:formula="of:=IF([.EQ8]=&quot;&quot;;&quot;&quot;;CONCATENATE(&quot;symbols/types/only_color_exact/&quot;;[.EQ8];&quot;.png&quot;))">
            <text:p/>
          </table:table-cell>
          <table:table-cell table:formula="of:=IF([.ER8]=&quot;&quot;;&quot;&quot;;CONCATENATE(&quot;symbols/types/only_color_exact/&quot;;[.ER8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8]=&quot;&quot;;&quot;&quot;;CONCATENATE(&quot;symbols/types/only_color_exact/&quot;;[.ES8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8]=&quot;&quot;;&quot;&quot;;CONCATENATE(&quot;symbols/types/only_color_exact/&quot;;[.ET8];&quot;.png&quot;))" office:value-type="string" office:string-value="symbols/types/only_color_exact/Fire.png" calcext:value-type="string">
            <text:p>symbols/types/only_color_exact/Fire.png</text:p>
          </table:table-cell>
          <table:table-cell table:formula="of:=IF([.EU8]=&quot;&quot;;&quot;&quot;;CONCATENATE(&quot;symbols/types/only_color_exact/&quot;;[.EU8];&quot;.png&quot;))">
            <text:p/>
          </table:table-cell>
          <table:table-cell table:formula="of:=IF([.EV8]=&quot;&quot;;&quot;&quot;;CONCATENATE(&quot;symbols/types/vanilla/&quot;;[.EV8];&quot;.png&quot;))" office:value-type="string" office:string-value="symbols/types/vanilla/7.png" calcext:value-type="string">
            <text:p>symbols/types/vanilla/7.png</text:p>
          </table:table-cell>
          <table:table-cell table:number-columns-repeated="4"/>
          <table:table-cell table:formula="of:=CONCATENATE(&quot;Symbols/Types/Weaknesses/&quot;; [.E8]; &quot;.png&quot;)" office:value-type="string" office:string-value="Symbols/Types/Weaknesses/Rock.png" calcext:value-type="string">
            <text:p>Symbols/Types/Weaknesses/Rock.png</text:p>
          </table:table-cell>
          <table:table-cell table:formula="of:=CONCATENATE(&quot;Symbols/Pokemon/&quot;;[.A8];&quot;.png&quot;)" office:value-type="string" office:string-value="Symbols/Pokemon/Mankey.png" calcext:value-type="string">
            <text:p>Symbols/Pokemon/Mankey.png</text:p>
          </table:table-cell>
          <table:table-cell table:formula="of:=CONCATENATE(&quot;Symbols/Pokemon/&quot;;[.B8];&quot;.png&quot;)" office:value-type="string" office:string-value="Symbols/Pokemon/Primeape.png" calcext:value-type="string">
            <text:p>Symbols/Pokemon/Primeape.png</text:p>
          </table:table-cell>
          <table:table-cell table:formula="of:=CONCATENATE(&quot;Symbols/Pokemon/&quot;;[.C8];&quot;.png&quot;)" office:value-type="string" office:string-value="Symbols/Pokemon/.png" calcext:value-type="string">
            <text:p>Symbols/Pokemon/.png</text:p>
          </table:table-cell>
          <table:table-cell table:formula="of:=IF([.H8]=&quot;&quot;;0;1)+IF([.I8]=&quot;&quot;;0;1) +IF([.J8]=&quot;&quot;;0;1)+ IF([.K8] = &quot;&quot;;0;1)" office:value-type="float" office:value="1" calcext:value-type="float">
            <text:p>1</text:p>
          </table:table-cell>
          <table:table-cell table:formula="of:=IF([.L8]=&quot;&quot;;0;1)+IF([.M8]=&quot;&quot;;0;1) +IF([.N8]=&quot;&quot;;0;1)+ IF([.O8] = &quot;&quot;;0;1)" office:value-type="float" office:value="2" calcext:value-type="float">
            <text:p>2</text:p>
          </table:table-cell>
          <table:table-cell table:formula="of:=IF([.P8]=&quot;&quot;;0;1)+IF([.Q8]=&quot;&quot;;0;1) +IF([.R8]=&quot;&quot;;0;1)+ IF([.S8] = &quot;&quot;;0;1)" office:value-type="float" office:value="0" calcext:value-type="float">
            <text:p>0</text:p>
          </table:table-cell>
          <table:table-cell table:formula="of:=CONCATENATE(&quot;Symbols/Dice/dice_&quot;;[.H8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I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8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M8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N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8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8])" office:value-type="string" office:string-value="Speed: 4" calcext:value-type="string">
            <text:p>Speed: 4</text:p>
          </table:table-cell>
          <table:table-cell/>
          <table:table-cell table:formula="of:=MATCH([.AJ8]; [.$GV$1:.$GV$1048576];0)" office:value-type="float" office:value="48" calcext:value-type="float">
            <text:p>48</text:p>
          </table:table-cell>
          <table:table-cell table:formula="of:=MATCH([.AK8]; [.$GV$1:.$GV$1048576];0)" office:value-type="float" office:value="36" calcext:value-type="float">
            <text:p>36</text:p>
          </table:table-cell>
          <table:table-cell table:formula="of:=MATCH([.AL8]; [.$GV$1:.$GV$1048576];0)" office:value-type="float" office:value="61" calcext:value-type="float">
            <text:p>61</text:p>
          </table:table-cell>
          <table:table-cell table:style-name="ce1" table:formula="of:=INDIRECT(&quot;HC&quot;&amp;[.GG8])" office:value-type="string" office:string-value="Target becomes &lt;b&gt;Slowed&lt;/b&gt; by 1." calcext:value-type="string">
            <text:p>Target becomes &lt;b&gt;Slowed&lt;/b&gt; by 1.</text:p>
          </table:table-cell>
          <table:table-cell table:style-name="ce1" table:formula="of:=INDIRECT(&quot;HC&quot;&amp;[.GH8])" office:value-type="string" office:string-value="Affects: (all). " calcext:value-type="string">
            <text:p>Affects: (all). </text:p>
          </table:table-cell>
          <table:table-cell table:style-name="ce1" table:formula="of:=INDIRECT(&quot;HC&quot;&amp;[.GI8])" office:value-type="string" office:string-value="Can't move during activaton." calcext:value-type="string">
            <text:p>Can't move during activaton.</text:p>
          </table:table-cell>
          <table:table-cell table:style-name="ce1" table:formula="of:=INDIRECT(&quot;GW&quot;&amp;[.GG8])" office:value-type="float" office:value="1" calcext:value-type="float">
            <text:p>1</text:p>
          </table:table-cell>
          <table:table-cell table:style-name="ce1" table:formula="of:=INDIRECT(&quot;GW&quot;&amp;[.GH8])" office:value-type="float" office:value="0" calcext:value-type="float">
            <text:p>0</text:p>
          </table:table-cell>
          <table:table-cell table:style-name="ce1" table:formula="of:=INDIRECT(&quot;GW&quot;&amp;[.GI8])" office:value-type="float" office:value="1" calcext:value-type="float">
            <text:p>1</text:p>
          </table:table-cell>
          <table:table-cell table:style-name="ce1" table:formula="of:=INDIRECT(&quot;HE&quot;&amp;[.GG8])" office:value-type="string" office:string-value="Damage: (Rock)(Rock)(Rock)" calcext:value-type="string">
            <text:p>Damage: (Rock)(Rock)(Rock)</text:p>
          </table:table-cell>
          <table:table-cell table:style-name="ce1" table:formula="of:=INDIRECT(&quot;HE&quot;&amp;[.GH8])" office:value-type="string" office:string-value="Damage: (Rock)" calcext:value-type="string">
            <text:p>Damage: (Rock)</text:p>
          </table:table-cell>
          <table:table-cell table:style-name="ce1" table:formula="of:=INDIRECT(&quot;HE&quot;&amp;[.GI8])" office:value-type="string" office:string-value="Damage: (Rock)(Rock)(Rock)(Rock)" calcext:value-type="string">
            <text:p>Damage: (Rock)(Rock)(Rock)(Rock)</text:p>
          </table:table-cell>
          <table:table-cell/>
          <table:table-cell office:value-type="string" calcext:value-type="string">
            <text:p>gym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ynthesi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Regain (health)(health)(health)(health)</text:p>
          </table:table-cell>
          <table:table-cell table:style-name="ce7" table:formula="of:=CONCATENATE([.HH8]; [.HB8])" office:value-type="string" office:string-value="Regain (health)(health)(health)(health)" calcext:value-type="string">
            <text:p>Regain (health)(health)(health)(health)</text:p>
          </table:table-cell>
          <table:table-cell table:style-name="ce6" table:formula="of:=CONCATENATE(&quot;(&quot;;[.GY8];&quot;)&quot;)" office:value-type="string" office:string-value="(Grass)" calcext:value-type="string">
            <text:p>(Grass)</text:p>
          </table:table-cell>
          <table:table-cell table:style-name="ce6" table:formula="of:=CONCATENATE(&quot;Damage: &quot;;IF([.GX8]&gt;=1;[.HD8];&quot;&quot;);IF([.GX8]&gt;=2;[.HD8];&quot;&quot;);IF([.GX8]&gt;=3;[.HD8];&quot;&quot;);IF([.GX8]&gt;=4;[.HD8];&quot;&quot;);IF([.GX8]&gt;=5;[.HD8];&quot;&quot;);IF([.HI8]=1;CONCATENATE(&quot;(&quot;;[.GY8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8]&lt;&gt;&quot;all hostile Pok&amp;eacute;mon&quot;;&quot;(&quot;;&quot;&quot;);[.HA8];IF([.HA8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8] &lt;&gt; &quot;&quot;; CONCATENATE(&quot;Affects: &quot;; [.HG8]; &quot;. &quot;);&quot;&quot;)">
            <text:p/>
          </table:table-cell>
          <table:table-cell table:style-name="ce6"/>
          <table:table-cell table:style-name="ce6" table:formula="of:=CONCATENATE([.GV8]; IF([.GW8]=1;&quot; (cc)&quot;;&quot;&quot;))" office:value-type="string" office:string-value="Synthesis (cc)" calcext:value-type="string">
            <text:p>Synthesis (cc)</text:p>
          </table:table-cell>
          <table:table-cell table:style-name="ce6" table:formula="of:=CONCATENATE(&quot;Symbols/attack_imgs/&quot;;[.GV8];&quot;.png&quot;)" office:value-type="string" office:string-value="Symbols/attack_imgs/Synthesis.png" calcext:value-type="string">
            <text:p>Symbols/attack_imgs/Synthesis.png</text:p>
          </table:table-cell>
          <table:table-cell table:style-name="ce6" table:formula="of:=CONCATENATE(&quot;TM &quot;; [.GU8]-3; &quot; (&quot;;[.GY8]; &quot;_t) &amp;nbsp &quot;; [.GV8];  IF([.GW8]=1;&quot; (cc)&quot;;&quot;&quot;))" office:value-type="string" office:string-value="TM 4 (Grass_t) &amp;nbsp Synthesis (cc)" calcext:value-type="string">
            <text:p>TM 4 (Grass_t) &amp;nbsp Synthesis (cc)</text:p>
          </table:table-cell>
          <table:table-cell table:style-name="ce6" table:formula="of:=CONCATENATE([.HH8];[.HB8])" office:value-type="string" office:string-value="Regain (health)(health)(health)(health)" calcext:value-type="string">
            <text:p>Regain (health)(health)(health)(health)</text:p>
          </table:table-cell>
          <table:table-cell office:value-type="string" calcext:value-type="string">
            <text:p>While one of your Pok&amp;eacute;mon knows Sunny Day, you may once a turn, when adjacent to a (tree) obstacle, spend a move to encounter a discarded (green_token) token.</text:p>
          </table:table-cell>
          <table:table-cell table:style-name="ce1" table:formula="of:=IF([.GZ8]=&quot;none&quot;;&quot;&quot;;[.GZ8])" office:value-type="float" office:value="0" calcext:value-type="float">
            <text:p>0</text:p>
          </table:table-cell>
          <table:table-cell table:number-columns-repeated="2"/>
          <table:table-cell table:formula="of:=IF(INDIRECT(&quot;GZ&quot;&amp;[.GG8])=&quot;none&quot;;&quot;&quot;;INDIRECT(&quot;GZ&quot;&amp;[.GG8]))" office:value-type="float" office:value="1" calcext:value-type="float">
            <text:p>1</text:p>
          </table:table-cell>
          <table:table-cell table:formula="of:=IF(INDIRECT(&quot;GZ&quot;&amp;[.GH8])=&quot;none&quot;;&quot;&quot;;INDIRECT(&quot;GZ&quot;&amp;[.GH8]))" office:value-type="float" office:value="1" calcext:value-type="float">
            <text:p>1</text:p>
          </table:table-cell>
          <table:table-cell table:formula="of:=IF(INDIRECT(&quot;GZ&quot;&amp;[.GI8])=&quot;none&quot;;&quot;&quot;;INDIRECT(&quot;GZ&quot;&amp;[.GI8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IP8]=1;&quot;H&quot;;&quot;&quot;)" office:value-type="string" office:string-value="H" calcext:value-type="string">
            <text:p>H</text:p>
          </table:table-cell>
          <table:table-cell table:formula="of:=IF([.IQ8]=1;&quot;H&quot;;&quot;&quot;)">
            <text:p/>
          </table:table-cell>
          <table:table-cell table:formula="of:=IF([.IR8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8" office:value-type="string" calcext:value-type="string">
            <text:p>Grimer</text:p>
          </table:table-cell>
          <table:table-cell table:style-name="ce9" office:value-type="string" calcext:value-type="string">
            <text:p>Muk</text:p>
          </table:table-cell>
          <table:table-cell table:style-name="ce9" table:number-columns-repeated="2"/>
          <table:table-cell table:style-name="ce9" office:value-type="string" calcext:value-type="string">
            <text:p>Grass</text:p>
          </table:table-cell>
          <table:table-cell table:style-name="ce9" office:value-type="string" calcext:value-type="string">
            <text:p>Poisonous</text:p>
          </table:table-cell>
          <table:table-cell table:style-name="ce9" office:value-type="string" calcext:value-type="string">
            <text:p>After being attacked by adjacent Pok&amp;eacute;mon, deal (grass) to the attacker.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9:.AE9];&quot;&gt;1&quot;)-COUNTIF([.T9:.AE9];&quot;&gt;2&quot;)-COUNTIF([.T9:.AE9];&quot;&gt;3&quot;)-COUNTIF([.T9:.AE9];&quot;&gt;4&quot;)-COUNTIF([.T9:.AE9];&quot;&gt;5&quot;)-COUNTIF([.T9:.AE9];&quot;&gt;6&quot;)-COUNTIF([.T9:.AE9];&quot;&gt;7&quot;)-COUNTIF([.T9:.AE9];&quot;&gt;8&quot;)" office:value-type="float" office:value="10" calcext:value-type="float">
            <text:p>10</text:p>
          </table:table-cell>
          <table:table-cell table:formula="of:=SUM([.T9:.AE9]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oison Jab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Self-Destr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Sunny Day</text:p>
          </table:table-cell>
          <table:table-cell table:style-name="ce59" table:formula="of:=ROUND([.AG9]+(12-[.AF9])-[.BA9]/2+[.BF9]+[.BG9]-[.BT9]+[.AZ9]*2/3+[.BC9]-[.AX9];1)" office:value-type="float" office:value="9.4" calcext:value-type="float">
            <text:p>9.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ute 1</text:p>
          </table:table-cell>
          <table:table-cell table:style-name="ce1" table:formula="of:=IF([.AW9]=&quot;Starter&quot;; 0;IF([.AW9]=&quot;Route 1&quot;;0; IF([.AW9]=&quot;Viridian Forest&quot;;0;IF([.AW9]=&quot;Cycling Road&quot;;0;0.7)))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9]=&quot;&quot;;IF([.I9]&lt;&gt;&quot;&quot;;0;IF([.M9]&lt;&gt;&quot;&quot;;[.AH9]-1;[.AI9]-1));IF([.M9]&lt;&gt;&quot;&quot;;0;IF([.Q9]&lt;&gt;&quot;&quot;;[.AH9]-1)))" office:value-type="float" office:value="0" calcext:value-type="float">
            <text:p>0</text:p>
          </table:table-cell>
          <table:table-cell/>
          <table:table-cell table:formula="of:=IF([.AM9]=1;0;IF([.AM9]=2;1;IF([.AM9]=3;1.7;IF([.AM9]=4;2.2;IF([.AM9]=5;2.55;IF([.AM9]=6;2.8;IF([.AM9]=7;3)))))))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formula="of:=[.BD9] *(2 -[.BE9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9])" office:value-type="string" office:string-value="Poison Jab" calcext:value-type="string">
            <text:p>Poison Jab</text:p>
          </table:table-cell>
          <table:table-cell table:style-name="ce1" table:formula="of:=INDIRECT(&quot;HJ&quot;&amp;[.GH9])" office:value-type="string" office:string-value="Sludge Bomb (cc)" calcext:value-type="string">
            <text:p>Sludge Bomb (cc)</text:p>
          </table:table-cell>
          <table:table-cell table:style-name="ce1" table:formula="of:=INDIRECT(&quot;HJ&quot;&amp;[.GI9])" office:value-type="string" office:string-value="Self-Destruct (cc)" calcext:value-type="string">
            <text:p>Self-Destruct (cc)</text:p>
          </table:table-cell>
          <table:table-cell/>
          <table:table-cell table:style-name="ce1" table:formula="of:=IF([.BQ9]&gt;=1; 0;IF([.BR9]&gt;=1;[.AH9]-1;IF([.BS9]&gt;=1;[.AI9]-1;11)))" office:value-type="float" office:value="0" calcext:value-type="float">
            <text:p>0</text:p>
          </table:table-cell>
          <table:table-cell table:formula="of:=IF([.BQ9]&gt;=2; 0;IF([.BR9]&gt;=2;[.AH9]-1;IF([.BS9]&gt;=2;[.AI9]-1;11)))" office:value-type="float" office:value="0" calcext:value-type="float">
            <text:p>0</text:p>
          </table:table-cell>
          <table:table-cell table:formula="of:=IF([.BQ9]&gt;=3; 0;IF([.BR9]&gt;=3;[.AH9]-1;IF([.BS9]&gt;=3;[.AI9]-1;11)))" office:value-type="float" office:value="6" calcext:value-type="float">
            <text:p>6</text:p>
          </table:table-cell>
          <table:table-cell table:formula="of:=IF([.BQ9]&gt;=4; 0;IF([.BR9]&gt;=4;[.AH9]-1;IF([.BS9]&gt;=4;[.AI9]-1;11)))" office:value-type="float" office:value="11" calcext:value-type="float">
            <text:p>11</text:p>
          </table:table-cell>
          <table:table-cell table:formula="of:= 4- COUNTBLANK([.H9:.K9])" office:value-type="float" office:value="2" calcext:value-type="float">
            <text:p>2</text:p>
          </table:table-cell>
          <table:table-cell table:formula="of:= MAX([.BQ9];4 -COUNTBLANK([.L9:.O9]))" office:value-type="float" office:value="3" calcext:value-type="float">
            <text:p>3</text:p>
          </table:table-cell>
          <table:table-cell table:formula="of:=MAX([.BR9];4-COUNTBLANK([.P9:.S9]))" office:value-type="float" office:value="3" calcext:value-type="float">
            <text:p>3</text:p>
          </table:table-cell>
          <table:table-cell table:formula="of:=IF([.D9]&lt;&gt;&quot;&quot;;4;SUM([.BM9:.BP9])/7)" office:value-type="float" office:value="2.42857142857143" calcext:value-type="float">
            <text:p>2.42857142857143</text:p>
          </table:table-cell>
          <table:table-cell table:number-columns-repeated="16"/>
          <table:table-cell table:formula="of:=IF([.A9]=&quot;&quot;;0;1)+IF([.B9]=&quot;&quot;;0;1)+IF([.C9]=&quot;&quot;;0;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IF([.D9]=&quot;&quot;;&quot;&quot;;CONCATENATE(&quot;Symbols/Other/&quot;;[.D9];&quot;.png&quot;))">
            <text:p/>
          </table:table-cell>
          <table:table-cell table:formula="of:=LEN([.A9])" office:value-type="float" office:value="6" calcext:value-type="float">
            <text:p>6</text:p>
          </table:table-cell>
          <table:table-cell table:formula="of:=LEN([.B9])" office:value-type="float" office:value="3" calcext:value-type="float">
            <text:p>3</text:p>
          </table:table-cell>
          <table:table-cell table:formula="of:=LEN([.C9])" office:value-type="float" office:value="0" calcext:value-type="float">
            <text:p>0</text:p>
          </table:table-cell>
          <table:table-cell table:formula="of:=CONCATENATE(IF([.FO9]&gt;0; CONCATENATE([.A9];&quot; (die_&quot;; [.H9]);&quot;&quot;); IF([.FO9]&gt;1; CONCATENATE(&quot;_&quot;;[.I9]);&quot;&quot;);IF([.FO9]&gt;2; CONCATENATE(&quot;_&quot;;[.J9]);&quot;&quot;);IF([.FO9]&gt;3; CONCATENATE(&quot;_&quot;;[.K9]);&quot;&quot;);IF([.FO9]&gt;0;&quot;)&quot;;[.A9]))" office:value-type="string" office:string-value="Grimer (die_Grass_Normal)" calcext:value-type="string">
            <text:p>Grimer (die_Grass_Normal)</text:p>
          </table:table-cell>
          <table:table-cell table:formula="of:=CONCATENATE(IF([.FP9]&gt;0; CONCATENATE([.B9];&quot; (die_&quot;; [.L9]);&quot;&quot;); IF([.FP9]&gt;1; CONCATENATE(&quot;_&quot;;[.M9]);&quot;&quot;);IF([.FP9]&gt;2; CONCATENATE(&quot;_&quot;;[.N9]);&quot;&quot;);IF([.FP9]&gt;3; CONCATENATE(&quot;_&quot;;[.O9]);&quot;&quot;);IF([.FP9]&gt;0;&quot;)&quot;;&quot;&quot;))" office:value-type="string" office:string-value="Muk (die_Grass_Grass_Normal)" calcext:value-type="string">
            <text:p>Muk (die_Grass_Grass_Normal)</text:p>
          </table:table-cell>
          <table:table-cell table:formula="of:=CONCATENATE(IF([.FQ9]&gt;0; CONCATENATE([.C9];&quot; (die_&quot;; [.P9]);&quot;&quot;); IF([.FQ9]&gt;1; CONCATENATE(&quot;_&quot;;[.Q9]);&quot;&quot;);IF([.FQ9]&gt;2; CONCATENATE(&quot;_&quot;;[.R9]);&quot;&quot;);IF([.FQ9]&gt;3; CONCATENATE(&quot;_&quot;;[.S9]);&quot;&quot;);IF([.FQ9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9] = &quot;&quot;; &quot;&quot;;MATCH([.AN9];[.$GV$2:.$GV$100];0)-3)" office:value-type="float" office:value="3" calcext:value-type="float">
            <text:p>3</text:p>
          </table:table-cell>
          <table:table-cell table:formula="of:=IF([.AO9] = &quot;&quot;; &quot;&quot;;MATCH([.AO9];[.$GV$2:.$GV$100];0)-3)" office:value-type="float" office:value="6" calcext:value-type="float">
            <text:p>6</text:p>
          </table:table-cell>
          <table:table-cell table:formula="of:=IF([.AP9] = &quot;&quot;; &quot;&quot;;MATCH([.AP9];[.$GV$2:.$GV$100];0)-3)" office:value-type="float" office:value="8" calcext:value-type="float">
            <text:p>8</text:p>
          </table:table-cell>
          <table:table-cell table:formula="of:=IF([.AQ9] = &quot;&quot;; &quot;&quot;;MATCH([.AQ9];[.$GV$2:.$GV$100];0)-3)" office:value-type="float" office:value="27" calcext:value-type="float">
            <text:p>27</text:p>
          </table:table-cell>
          <table:table-cell table:formula="of:=IF([.AR9] = &quot;&quot;; &quot;&quot;;MATCH([.AR9];[.$GV$2:.$GV$100];0)-3)" office:value-type="float" office:value="7" calcext:value-type="float">
            <text:p>7</text:p>
          </table:table-cell>
          <table:table-cell table:number-columns-repeated="2"/>
          <table:table-cell table:style-name="ce1" table:formula="of:=IFERROR(IF(OR(INDIRECT(&quot;$GX&quot; &amp; [.EV9]+4 )&gt;0;INDIRECT(&quot;$HI&quot; &amp; [.EV9]+4 )&gt;0);INDIRECT(&quot;$GY&quot; &amp; [.EV9]+4);&quot;&quot;);&quot;&quot;)" office:value-type="string" office:string-value="Electric" calcext:value-type="string">
            <text:p>Electric</text:p>
          </table:table-cell>
          <table:table-cell table:style-name="ce1" table:formula="of:=IFERROR(IF(OR(INDIRECT(&quot;$GX&quot; &amp; [.EW9]+4 )&gt;0;INDIRECT(&quot;$HI&quot; &amp; [.EW9]+4 )&gt;0);INDIRECT(&quot;$GY&quot; &amp; [.EW9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X9]+4 )&gt;0;INDIRECT(&quot;$HI&quot; &amp; [.EX9]+4 )&gt;0);INDIRECT(&quot;$GY&quot; &amp; [.EX9]+4);&quot;&quot;);&quot;&quot;)">
            <text:p/>
          </table:table-cell>
          <table:table-cell table:style-name="ce1" table:formula="of:=IFERROR(IF(OR(INDIRECT(&quot;$GX&quot; &amp; [.EY9]+4 )&gt;0;INDIRECT(&quot;$HI&quot; &amp; [.EY9]+4 )&gt;0);INDIRECT(&quot;$GY&quot; &amp; [.EY9]+4);&quot;&quot;);&quot;&quot;)" office:value-type="string" office:string-value="fire" calcext:value-type="string">
            <text:p>fire</text:p>
          </table:table-cell>
          <table:table-cell table:style-name="ce1" table:formula="of:=IFERROR(IF(OR(INDIRECT(&quot;$GX&quot; &amp; [.EZ9]+4 )&gt;0;INDIRECT(&quot;$HI&quot; &amp; [.EZ9]+4 )&gt;0);INDIRECT(&quot;$GY&quot; &amp; [.EZ9]+4);&quot;&quot;);&quot;&quot;)">
            <text:p/>
          </table:table-cell>
          <table:table-cell table:formula="of:=IF([.EJ9]=&quot;&quot;;&quot;&quot;;(SMALL([.$EJ9:.$EN9];[.DX9])))" office:value-type="float" office:value="3" calcext:value-type="float">
            <text:p>3</text:p>
          </table:table-cell>
          <table:table-cell table:formula="of:=IF([.EK9]=&quot;&quot;;&quot;&quot;;(SMALL([.$EJ9:.$EN9];[.DY9])))" office:value-type="float" office:value="6" calcext:value-type="float">
            <text:p>6</text:p>
          </table:table-cell>
          <table:table-cell table:formula="of:=IF([.EL9]=&quot;&quot;;&quot;&quot;;(SMALL([.$EJ9:.$EN9];[.DZ9])))" office:value-type="float" office:value="7" calcext:value-type="float">
            <text:p>7</text:p>
          </table:table-cell>
          <table:table-cell table:style-name="ce1" table:formula="of:=IF([.EM9]=&quot;&quot;;&quot;&quot;;(SMALL([.$EJ9:.$EN9];[.EA9])))" office:value-type="float" office:value="8" calcext:value-type="float">
            <text:p>8</text:p>
          </table:table-cell>
          <table:table-cell table:style-name="ce1" table:formula="of:=IF([.EN9]=&quot;&quot;;&quot;&quot;;(SMALL([.$EJ9:.$EN9];[.EB9])))" office:value-type="float" office:value="27" calcext:value-type="float">
            <text:p>27</text:p>
          </table:table-cell>
          <table:table-cell table:formula="of:=IF([.EQ9]=&quot;&quot;;&quot;&quot;;CONCATENATE(&quot;symbols/types/only_color_exact/&quot;;[.EQ9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formula="of:=IF([.ER9]=&quot;&quot;;&quot;&quot;;CONCATENATE(&quot;symbols/types/only_color_exact/&quot;;[.ER9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S9]=&quot;&quot;;&quot;&quot;;CONCATENATE(&quot;symbols/types/only_color_exact/&quot;;[.ES9];&quot;.png&quot;))">
            <text:p/>
          </table:table-cell>
          <table:table-cell table:formula="of:=IF([.ET9]=&quot;&quot;;&quot;&quot;;CONCATENATE(&quot;symbols/types/only_color_exact/&quot;;[.ET9];&quot;.png&quot;))" office:value-type="string" office:string-value="symbols/types/only_color_exact/fire.png" calcext:value-type="string">
            <text:p>symbols/types/only_color_exact/fire.png</text:p>
          </table:table-cell>
          <table:table-cell table:formula="of:=IF([.EU9]=&quot;&quot;;&quot;&quot;;CONCATENATE(&quot;symbols/types/only_color_exact/&quot;;[.EU9];&quot;.png&quot;))">
            <text:p/>
          </table:table-cell>
          <table:table-cell table:formula="of:=IF([.EV9]=&quot;&quot;;&quot;&quot;;CONCATENATE(&quot;symbols/types/vanilla/&quot;;[.EV9];&quot;.png&quot;))" office:value-type="string" office:string-value="symbols/types/vanilla/3.png" calcext:value-type="string">
            <text:p>symbols/types/vanilla/3.png</text:p>
          </table:table-cell>
          <table:table-cell table:number-columns-repeated="4"/>
          <table:table-cell table:formula="of:=CONCATENATE(&quot;Symbols/Types/Weaknesses/&quot;; [.E9]; &quot;.png&quot;)" office:value-type="string" office:string-value="Symbols/Types/Weaknesses/Grass.png" calcext:value-type="string">
            <text:p>Symbols/Types/Weaknesses/Grass.png</text:p>
          </table:table-cell>
          <table:table-cell table:formula="of:=CONCATENATE(&quot;Symbols/Pokemon/&quot;;[.A9];&quot;.png&quot;)" office:value-type="string" office:string-value="Symbols/Pokemon/Grimer.png" calcext:value-type="string">
            <text:p>Symbols/Pokemon/Grimer.png</text:p>
          </table:table-cell>
          <table:table-cell table:formula="of:=CONCATENATE(&quot;Symbols/Pokemon/&quot;;[.B9];&quot;.png&quot;)" office:value-type="string" office:string-value="Symbols/Pokemon/Muk.png" calcext:value-type="string">
            <text:p>Symbols/Pokemon/Muk.png</text:p>
          </table:table-cell>
          <table:table-cell table:formula="of:=CONCATENATE(&quot;Symbols/Pokemon/&quot;;[.C9];&quot;.png&quot;)" office:value-type="string" office:string-value="Symbols/Pokemon/.png" calcext:value-type="string">
            <text:p>Symbols/Pokemon/.png</text:p>
          </table:table-cell>
          <table:table-cell table:formula="of:=IF([.H9]=&quot;&quot;;0;1)+IF([.I9]=&quot;&quot;;0;1) +IF([.J9]=&quot;&quot;;0;1)+ IF([.K9] = &quot;&quot;;0;1)" office:value-type="float" office:value="2" calcext:value-type="float">
            <text:p>2</text:p>
          </table:table-cell>
          <table:table-cell table:formula="of:=IF([.L9]=&quot;&quot;;0;1)+IF([.M9]=&quot;&quot;;0;1) +IF([.N9]=&quot;&quot;;0;1)+ IF([.O9] = &quot;&quot;;0;1)" office:value-type="float" office:value="3" calcext:value-type="float">
            <text:p>3</text:p>
          </table:table-cell>
          <table:table-cell table:formula="of:=IF([.P9]=&quot;&quot;;0;1)+IF([.Q9]=&quot;&quot;;0;1) +IF([.R9]=&quot;&quot;;0;1)+ IF([.S9] = &quot;&quot;;0;1)" office:value-type="float" office:value="0" calcext:value-type="float">
            <text:p>0</text:p>
          </table:table-cell>
          <table:table-cell table:formula="of:=CONCATENATE(&quot;Symbols/Dice/dice_&quot;;[.H9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I9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J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9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M9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N9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O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9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9])" office:value-type="string" office:string-value="Speed: 1" calcext:value-type="string">
            <text:p>Speed: 1</text:p>
          </table:table-cell>
          <table:table-cell/>
          <table:table-cell table:formula="of:=MATCH([.AJ9]; [.$GV$1:.$GV$1048576];0)" office:value-type="float" office:value="55" calcext:value-type="float">
            <text:p>55</text:p>
          </table:table-cell>
          <table:table-cell table:formula="of:=MATCH([.AK9]; [.$GV$1:.$GV$1048576];0)" office:value-type="float" office:value="45" calcext:value-type="float">
            <text:p>45</text:p>
          </table:table-cell>
          <table:table-cell table:formula="of:=MATCH([.AL9]; [.$GV$1:.$GV$1048576];0)" office:value-type="float" office:value="40" calcext:value-type="float">
            <text:p>40</text:p>
          </table:table-cell>
          <table:table-cell table:style-name="ce1" table:formula="of:=INDIRECT(&quot;HC&quot;&amp;[.GG9])">
            <text:p/>
          </table:table-cell>
          <table:table-cell table:style-name="ce1" table:formula="of:=INDIRECT(&quot;HC&quot;&amp;[.GH9])" office:value-type="string" office:string-value="Affects: (circle). " calcext:value-type="string">
            <text:p>Affects: (circle). </text:p>
          </table:table-cell>
          <table:table-cell table:style-name="ce1" table:formula="of:=INDIRECT(&quot;HC&quot;&amp;[.GI9])" office:value-type="string" office:string-value="Affects: (all). Also affects the attacker." calcext:value-type="string">
            <text:p>Affects: (all). Also affects the attacker.</text:p>
          </table:table-cell>
          <table:table-cell table:style-name="ce1" table:formula="of:=INDIRECT(&quot;GW&quot;&amp;[.GG9])" office:value-type="float" office:value="0" calcext:value-type="float">
            <text:p>0</text:p>
          </table:table-cell>
          <table:table-cell table:style-name="ce1" table:formula="of:=INDIRECT(&quot;GW&quot;&amp;[.GH9])" office:value-type="float" office:value="1" calcext:value-type="float">
            <text:p>1</text:p>
          </table:table-cell>
          <table:table-cell table:style-name="ce1" table:formula="of:=INDIRECT(&quot;GW&quot;&amp;[.GI9])" office:value-type="float" office:value="1" calcext:value-type="float">
            <text:p>1</text:p>
          </table:table-cell>
          <table:table-cell table:style-name="ce1" table:formula="of:=INDIRECT(&quot;HE&quot;&amp;[.GG9])" office:value-type="string" office:string-value="Damage: (Grass)(Grass)" calcext:value-type="string">
            <text:p>Damage: (Grass)(Grass)</text:p>
          </table:table-cell>
          <table:table-cell table:style-name="ce1" table:formula="of:=INDIRECT(&quot;HE&quot;&amp;[.GH9])" office:value-type="string" office:string-value="Damage: (Grass)(Grass)" calcext:value-type="string">
            <text:p>Damage: (Grass)(Grass)</text:p>
          </table:table-cell>
          <table:table-cell table:style-name="ce1" table:formula="of:=INDIRECT(&quot;HE&quot;&amp;[.GI9])" office:value-type="string" office:string-value="Damage: (Normal)(Normal)(Normal)(Normal)" calcext:value-type="string">
            <text:p>Damage: (Normal)(Normal)(Normal)(Normal)</text:p>
          </table:table-cell>
          <table:table-cell/>
          <table:table-cell office:value-type="string" calcext:value-type="string">
            <text:p>HM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mokescreen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3_hex</text:p>
          </table:table-cell>
          <table:table-cell table:style-name="ce6" office:value-type="string" calcext:value-type="string">
            <text:p>Targets become &lt;b&gt;Blinded&lt;/b&gt;. (Only have line of sight to adjacent hexagons)</text:p>
          </table:table-cell>
          <table:table-cell table:style-name="ce7" table:formula="of:=CONCATENATE([.HH9]; [.HB9])" office:value-type="string" office:string-value="Affects: (3_hex). Targets become &lt;b&gt;Blinded&lt;/b&gt;. (Only have line of sight to adjacent hexagons)" calcext:value-type="string">
            <text:p>Affects: (3_hex). Targets become &lt;b&gt;Blinded&lt;/b&gt;. (Only have line of sight to adjacent hexagons)</text:p>
          </table:table-cell>
          <table:table-cell table:style-name="ce6" table:formula="of:=CONCATENATE(&quot;(&quot;;[.GY9];&quot;)&quot;)" office:value-type="string" office:string-value="(Grass)" calcext:value-type="string">
            <text:p>(Grass)</text:p>
          </table:table-cell>
          <table:table-cell table:style-name="ce6" table:formula="of:=CONCATENATE(&quot;Damage: &quot;;IF([.GX9]&gt;=1;[.HD9];&quot;&quot;);IF([.GX9]&gt;=2;[.HD9];&quot;&quot;);IF([.GX9]&gt;=3;[.HD9];&quot;&quot;);IF([.GX9]&gt;=4;[.HD9];&quot;&quot;);IF([.GX9]&gt;=5;[.HD9];&quot;&quot;);IF([.HI9]=1;CONCATENATE(&quot;(&quot;;[.GY9];&quot;_x)&quot;);&quot;&quot;))" office:value-type="string" office:string-value="Damage: (Grass)" calcext:value-type="string">
            <text:p>Damage: (Grass)</text:p>
          </table:table-cell>
          <table:table-cell table:style-name="ce6"/>
          <table:table-cell table:style-name="ce6" table:formula="of:=CONCATENATE(IF([.HA9]&lt;&gt;&quot;all hostile Pok&amp;eacute;mon&quot;;&quot;(&quot;;&quot;&quot;);[.HA9];IF([.HA9]&lt;&gt;&quot;all hostile Pok&amp;eacute;mon&quot;; &quot;)&quot;; &quot;&quot;))" office:value-type="string" office:string-value="(3_hex)" calcext:value-type="string">
            <text:p>(3_hex)</text:p>
          </table:table-cell>
          <table:table-cell table:style-name="ce6" table:formula="of:=IF([.HA9] &lt;&gt; &quot;&quot;; CONCATENATE(&quot;Affects: &quot;; [.HG9]; &quot;. &quot;);&quot;&quot;)" office:value-type="string" office:string-value="Affects: (3_hex). " calcext:value-type="string">
            <text:p>Affects: (3_hex). </text:p>
          </table:table-cell>
          <table:table-cell table:style-name="ce6"/>
          <table:table-cell table:style-name="ce6" table:formula="of:=CONCATENATE([.GV9]; IF([.GW9]=1;&quot; (cc)&quot;;&quot;&quot;))" office:value-type="string" office:string-value="Smokescreen (cc)" calcext:value-type="string">
            <text:p>Smokescreen (cc)</text:p>
          </table:table-cell>
          <table:table-cell table:style-name="ce6" table:formula="of:=CONCATENATE(&quot;Symbols/attack_imgs/&quot;;[.GV9];&quot;.png&quot;)" office:value-type="string" office:string-value="Symbols/attack_imgs/Smokescreen.png" calcext:value-type="string">
            <text:p>Symbols/attack_imgs/Smokescreen.png</text:p>
          </table:table-cell>
          <table:table-cell table:style-name="ce6" table:formula="of:=CONCATENATE(&quot;TM &quot;; [.GU9]-3; &quot; (&quot;;[.GY9]; &quot;_t) &amp;nbsp &quot;; [.GV9];  IF([.GW9]=1;&quot; (cc)&quot;;&quot;&quot;))" office:value-type="string" office:string-value="TM 5 (Grass_t) &amp;nbsp Smokescreen (cc)" calcext:value-type="string">
            <text:p>TM 5 (Grass_t) &amp;nbsp Smokescreen (cc)</text:p>
          </table:table-cell>
          <table:table-cell table:style-name="ce6" table:formula="of:=CONCATENATE([.HH9];[.HB9])" office:value-type="string" office:string-value="Affects: (3_hex). Targets become &lt;b&gt;Blinded&lt;/b&gt;. (Only have line of sight to adjacent hexagons)" calcext:value-type="string">
            <text:p>Affects: (3_hex). Targets become &lt;b&gt;Blinded&lt;/b&gt;. (Only have line of sight to adjacent hexagons)</text:p>
          </table:table-cell>
          <table:table-cell office:value-type="float" office:value="54" calcext:value-type="float">
            <text:p>54</text:p>
          </table:table-cell>
          <table:table-cell table:formula="of:=IF([.GZ9]=&quot;none&quot;;&quot;&quot;;[.GZ9])" office:value-type="float" office:value="7" calcext:value-type="float">
            <text:p>7</text:p>
          </table:table-cell>
          <table:table-cell table:number-columns-repeated="2"/>
          <table:table-cell table:formula="of:=IF(INDIRECT(&quot;GZ&quot;&amp;[.GG9])=&quot;none&quot;;&quot;&quot;;INDIRECT(&quot;GZ&quot;&amp;[.GG9]))" office:value-type="float" office:value="1" calcext:value-type="float">
            <text:p>1</text:p>
          </table:table-cell>
          <table:table-cell table:formula="of:=IF(INDIRECT(&quot;GZ&quot;&amp;[.GH9])=&quot;none&quot;;&quot;&quot;;INDIRECT(&quot;GZ&quot;&amp;[.GH9]))" office:value-type="float" office:value="3" calcext:value-type="float">
            <text:p>3</text:p>
          </table:table-cell>
          <table:table-cell table:formula="of:=IF(INDIRECT(&quot;GZ&quot;&amp;[.GI9])=&quot;none&quot;;&quot;&quot;;INDIRECT(&quot;GZ&quot;&amp;[.GI9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IP9]=1;&quot;H&quot;;&quot;&quot;)" office:value-type="string" office:string-value="H" calcext:value-type="string">
            <text:p>H</text:p>
          </table:table-cell>
          <table:table-cell table:formula="of:=IF([.IQ9]=1;&quot;H&quot;;&quot;&quot;)">
            <text:p/>
          </table:table-cell>
          <table:table-cell table:formula="of:=IF([.IR9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Rapidash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office:value-type="string" calcext:value-type="string">
            <text:p>Blaze speed</text:p>
          </table:table-cell>
          <table:table-cell office:value-type="string" calcext:value-type="string">
            <text:p>Gain 1 free move after attacking and dealing (fire).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10:.AE10];&quot;&gt;1&quot;)-COUNTIF([.T10:.AE10];&quot;&gt;2&quot;)-COUNTIF([.T10:.AE10];&quot;&gt;3&quot;)-COUNTIF([.T10:.AE10];&quot;&gt;4&quot;)-COUNTIF([.T10:.AE10];&quot;&gt;5&quot;)-COUNTIF([.T10:.AE10];&quot;&gt;6&quot;)-COUNTIF([.T10:.AE10];&quot;&gt;7&quot;)-COUNTIF([.T10:.AE10];&quot;&gt;8&quot;)" office:value-type="float" office:value="10" calcext:value-type="float">
            <text:p>10</text:p>
          </table:table-cell>
          <table:table-cell table:formula="of:=SUM([.T10:.AE10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me Wheel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Wild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Smokescreen</text:p>
          </table:table-cell>
          <table:table-cell table:style-name="ce59" table:formula="of:=ROUND([.AG10]+(12-[.AF10])-[.BA10]/2+[.BF10]+[.BG10]-[.BT10]+[.AZ10]*2/3+[.BC10]-[.AX10];1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ute 1</text:p>
          </table:table-cell>
          <table:table-cell table:style-name="ce1" table:formula="of:=IF([.AW10]=&quot;Starter&quot;; 0;IF([.AW10]=&quot;Route 1&quot;;0; IF([.AW10]=&quot;Viridian Forest&quot;;0;IF([.AW10]=&quot;Cycling Road&quot;;0;0.7)))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0]=&quot;&quot;;IF([.I10]&lt;&gt;&quot;&quot;;0;IF([.M10]&lt;&gt;&quot;&quot;;[.AH10]-1;[.AI10]-1));IF([.M10]&lt;&gt;&quot;&quot;;0;IF([.Q10]&lt;&gt;&quot;&quot;;[.AH10]-1)))" office:value-type="float" office:value="0" calcext:value-type="float">
            <text:p>0</text:p>
          </table:table-cell>
          <table:table-cell/>
          <table:table-cell table:formula="of:=IF([.AM10]=1;0;IF([.AM10]=2;1;IF([.AM10]=3;1.7;IF([.AM10]=4;2.2;IF([.AM10]=5;2.55;IF([.AM10]=6;2.8;IF([.AM10]=7;3)))))))"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table:formula="of:=[.BD10] *(2 -[.BE10])/2" office:value-type="float" office:value="2.55" calcext:value-type="float">
            <text:p>2.55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10])" office:value-type="string" office:string-value="Flame Wheel" calcext:value-type="string">
            <text:p>Flame Wheel</text:p>
          </table:table-cell>
          <table:table-cell table:style-name="ce1" table:formula="of:=INDIRECT(&quot;HJ&quot;&amp;[.GH10])" office:value-type="string" office:string-value="Take Down (cc)" calcext:value-type="string">
            <text:p>Take Down (cc)</text:p>
          </table:table-cell>
          <table:table-cell table:style-name="ce1" table:formula="of:=INDIRECT(&quot;HJ&quot;&amp;[.GI10])" office:value-type="string" office:string-value="Wildfire (cc)" calcext:value-type="string">
            <text:p>Wildfire (cc)</text:p>
          </table:table-cell>
          <table:table-cell/>
          <table:table-cell table:style-name="ce1" table:formula="of:=IF([.BQ10]&gt;=1; 0;IF([.BR10]&gt;=1;[.AH10]-1;IF([.BS10]&gt;=1;[.AI10]-1;11)))" office:value-type="float" office:value="0" calcext:value-type="float">
            <text:p>0</text:p>
          </table:table-cell>
          <table:table-cell table:formula="of:=IF([.BQ10]&gt;=2; 0;IF([.BR10]&gt;=2;[.AH10]-1;IF([.BS10]&gt;=2;[.AI10]-1;11)))" office:value-type="float" office:value="0" calcext:value-type="float">
            <text:p>0</text:p>
          </table:table-cell>
          <table:table-cell table:formula="of:=IF([.BQ10]&gt;=3; 0;IF([.BR10]&gt;=3;[.AH10]-1;IF([.BS10]&gt;=3;[.AI10]-1;11)))" office:value-type="float" office:value="6" calcext:value-type="float">
            <text:p>6</text:p>
          </table:table-cell>
          <table:table-cell table:formula="of:=IF([.BQ10]&gt;=4; 0;IF([.BR10]&gt;=4;[.AH10]-1;IF([.BS10]&gt;=4;[.AI10]-1;11)))" office:value-type="float" office:value="11" calcext:value-type="float">
            <text:p>11</text:p>
          </table:table-cell>
          <table:table-cell table:formula="of:= 4- COUNTBLANK([.H10:.K10])" office:value-type="float" office:value="2" calcext:value-type="float">
            <text:p>2</text:p>
          </table:table-cell>
          <table:table-cell table:formula="of:= MAX([.BQ10];4 -COUNTBLANK([.L10:.O10]))" office:value-type="float" office:value="3" calcext:value-type="float">
            <text:p>3</text:p>
          </table:table-cell>
          <table:table-cell table:formula="of:=MAX([.BR10];4-COUNTBLANK([.P10:.S10]))" office:value-type="float" office:value="3" calcext:value-type="float">
            <text:p>3</text:p>
          </table:table-cell>
          <table:table-cell table:formula="of:=IF([.D10]&lt;&gt;&quot;&quot;;4;SUM([.BM10:.BP10])/7)" office:value-type="float" office:value="2.42857142857143" calcext:value-type="float">
            <text:p>2.42857142857143</text:p>
          </table:table-cell>
          <table:table-cell table:number-columns-repeated="16"/>
          <table:table-cell table:formula="of:=IF([.A10]=&quot;&quot;;0;1)+IF([.B10]=&quot;&quot;;0;1)+IF([.C10]=&quot;&quot;;0;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IF([.D10]=&quot;&quot;;&quot;&quot;;CONCATENATE(&quot;Symbols/Other/&quot;;[.D10];&quot;.png&quot;))">
            <text:p/>
          </table:table-cell>
          <table:table-cell table:formula="of:=LEN([.A10])" office:value-type="float" office:value="6" calcext:value-type="float">
            <text:p>6</text:p>
          </table:table-cell>
          <table:table-cell table:formula="of:=LEN([.B10])" office:value-type="float" office:value="8" calcext:value-type="float">
            <text:p>8</text:p>
          </table:table-cell>
          <table:table-cell table:formula="of:=LEN([.C10])" office:value-type="float" office:value="0" calcext:value-type="float">
            <text:p>0</text:p>
          </table:table-cell>
          <table:table-cell table:formula="of:=CONCATENATE(IF([.FO10]&gt;0; CONCATENATE([.A10];&quot; (die_&quot;; [.H10]);&quot;&quot;); IF([.FO10]&gt;1; CONCATENATE(&quot;_&quot;;[.I10]);&quot;&quot;);IF([.FO10]&gt;2; CONCATENATE(&quot;_&quot;;[.J10]);&quot;&quot;);IF([.FO10]&gt;3; CONCATENATE(&quot;_&quot;;[.K10]);&quot;&quot;);IF([.FO10]&gt;0;&quot;)&quot;;[.A10]))" office:value-type="string" office:string-value="Ponyta (die_Fire_Normal)" calcext:value-type="string">
            <text:p>Ponyta (die_Fire_Normal)</text:p>
          </table:table-cell>
          <table:table-cell table:formula="of:=CONCATENATE(IF([.FP10]&gt;0; CONCATENATE([.B10];&quot; (die_&quot;; [.L10]);&quot;&quot;); IF([.FP10]&gt;1; CONCATENATE(&quot;_&quot;;[.M10]);&quot;&quot;);IF([.FP10]&gt;2; CONCATENATE(&quot;_&quot;;[.N10]);&quot;&quot;);IF([.FP10]&gt;3; CONCATENATE(&quot;_&quot;;[.O10]);&quot;&quot;);IF([.FP10]&gt;0;&quot;)&quot;;&quot;&quot;))" office:value-type="string" office:string-value="Rapidash (die_Fire_Fire_Normal)" calcext:value-type="string">
            <text:p>Rapidash (die_Fire_Fire_Normal)</text:p>
          </table:table-cell>
          <table:table-cell table:formula="of:=CONCATENATE(IF([.FQ10]&gt;0; CONCATENATE([.C10];&quot; (die_&quot;; [.P10]);&quot;&quot;); IF([.FQ10]&gt;1; CONCATENATE(&quot;_&quot;;[.Q10]);&quot;&quot;);IF([.FQ10]&gt;2; CONCATENATE(&quot;_&quot;;[.R10]);&quot;&quot;);IF([.FQ10]&gt;3; CONCATENATE(&quot;_&quot;;[.S10]);&quot;&quot;);IF([.FQ10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10] = &quot;&quot;; &quot;&quot;;MATCH([.AN10];[.$GV$2:.$GV$100];0)-3)" office:value-type="float" office:value="30" calcext:value-type="float">
            <text:p>30</text:p>
          </table:table-cell>
          <table:table-cell table:formula="of:=IF([.AO10] = &quot;&quot;; &quot;&quot;;MATCH([.AO10];[.$GV$2:.$GV$100];0)-3)" office:value-type="float" office:value="6" calcext:value-type="float">
            <text:p>6</text:p>
          </table:table-cell>
          <table:table-cell table:formula="of:=IF([.AP10] = &quot;&quot;; &quot;&quot;;MATCH([.AP10];[.$GV$2:.$GV$100];0)-3)" office:value-type="float" office:value="13" calcext:value-type="float">
            <text:p>13</text:p>
          </table:table-cell>
          <table:table-cell table:formula="of:=IF([.AQ10] = &quot;&quot;; &quot;&quot;;MATCH([.AQ10];[.$GV$2:.$GV$100];0)-3)" office:value-type="float" office:value="37" calcext:value-type="float">
            <text:p>37</text:p>
          </table:table-cell>
          <table:table-cell table:formula="of:=IF([.AR10] = &quot;&quot;; &quot;&quot;;MATCH([.AR10];[.$GV$2:.$GV$100];0)-3)" office:value-type="float" office:value="5" calcext:value-type="float">
            <text:p>5</text:p>
          </table:table-cell>
          <table:table-cell table:number-columns-repeated="2"/>
          <table:table-cell table:style-name="ce1" table:formula="of:=IFERROR(IF(OR(INDIRECT(&quot;$GX&quot; &amp; [.EV10]+4 )&gt;0;INDIRECT(&quot;$HI&quot; &amp; [.EV10]+4 )&gt;0);INDIRECT(&quot;$GY&quot; &amp; [.EV10]+4);&quot;&quot;);&quot;&quot;)" office:value-type="string" office:string-value="Grass" calcext:value-type="string">
            <text:p>Grass</text:p>
          </table:table-cell>
          <table:table-cell table:style-name="ce1" table:formula="of:=IFERROR(IF(OR(INDIRECT(&quot;$GX&quot; &amp; [.EW10]+4 )&gt;0;INDIRECT(&quot;$HI&quot; &amp; [.EW10]+4 )&gt;0);INDIRECT(&quot;$GY&quot; &amp; [.EW10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X10]+4 )&gt;0;INDIRECT(&quot;$HI&quot; &amp; [.EX10]+4 )&gt;0);INDIRECT(&quot;$GY&quot; &amp; [.EX10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10]+4 )&gt;0;INDIRECT(&quot;$HI&quot; &amp; [.EY10]+4 )&gt;0);INDIRECT(&quot;$GY&quot; &amp; [.EY10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Z10]+4 )&gt;0;INDIRECT(&quot;$HI&quot; &amp; [.EZ10]+4 )&gt;0);INDIRECT(&quot;$GY&quot; &amp; [.EZ10]+4);&quot;&quot;);&quot;&quot;)">
            <text:p/>
          </table:table-cell>
          <table:table-cell table:formula="of:=IF([.EJ10]=&quot;&quot;;&quot;&quot;;(SMALL([.$EJ10:.$EN10];[.DX10])))" office:value-type="float" office:value="5" calcext:value-type="float">
            <text:p>5</text:p>
          </table:table-cell>
          <table:table-cell table:formula="of:=IF([.EK10]=&quot;&quot;;&quot;&quot;;(SMALL([.$EJ10:.$EN10];[.DY10])))" office:value-type="float" office:value="6" calcext:value-type="float">
            <text:p>6</text:p>
          </table:table-cell>
          <table:table-cell table:formula="of:=IF([.EL10]=&quot;&quot;;&quot;&quot;;(SMALL([.$EJ10:.$EN10];[.DZ10])))" office:value-type="float" office:value="13" calcext:value-type="float">
            <text:p>13</text:p>
          </table:table-cell>
          <table:table-cell table:style-name="ce1" table:formula="of:=IF([.EM10]=&quot;&quot;;&quot;&quot;;(SMALL([.$EJ10:.$EN10];[.EA10])))" office:value-type="float" office:value="30" calcext:value-type="float">
            <text:p>30</text:p>
          </table:table-cell>
          <table:table-cell table:style-name="ce1" table:formula="of:=IF([.EN10]=&quot;&quot;;&quot;&quot;;(SMALL([.$EJ10:.$EN10];[.EB10])))" office:value-type="float" office:value="37" calcext:value-type="float">
            <text:p>37</text:p>
          </table:table-cell>
          <table:table-cell table:formula="of:=IF([.EQ10]=&quot;&quot;;&quot;&quot;;CONCATENATE(&quot;symbols/types/only_color_exact/&quot;;[.EQ10];&quot;.png&quot;))" office:value-type="string" office:string-value="symbols/types/only_color_exact/Grass.png" calcext:value-type="string">
            <text:p>symbols/types/only_color_exact/Grass.png</text:p>
          </table:table-cell>
          <table:table-cell table:formula="of:=IF([.ER10]=&quot;&quot;;&quot;&quot;;CONCATENATE(&quot;symbols/types/only_color_exact/&quot;;[.ER10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S10]=&quot;&quot;;&quot;&quot;;CONCATENATE(&quot;symbols/types/only_color_exact/&quot;;[.ES10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10]=&quot;&quot;;&quot;&quot;;CONCATENATE(&quot;symbols/types/only_color_exact/&quot;;[.ET10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U10]=&quot;&quot;;&quot;&quot;;CONCATENATE(&quot;symbols/types/only_color_exact/&quot;;[.EU10];&quot;.png&quot;))">
            <text:p/>
          </table:table-cell>
          <table:table-cell table:formula="of:=IF([.EV10]=&quot;&quot;;&quot;&quot;;CONCATENATE(&quot;symbols/types/vanilla/&quot;;[.EV10];&quot;.png&quot;))" office:value-type="string" office:string-value="symbols/types/vanilla/5.png" calcext:value-type="string">
            <text:p>symbols/types/vanilla/5.png</text:p>
          </table:table-cell>
          <table:table-cell table:number-columns-repeated="4"/>
          <table:table-cell table:formula="of:=CONCATENATE(&quot;Symbols/Types/Weaknesses/&quot;; [.E10]; &quot;.png&quot;)" office:value-type="string" office:string-value="Symbols/Types/Weaknesses/Fire.png" calcext:value-type="string">
            <text:p>Symbols/Types/Weaknesses/Fire.png</text:p>
          </table:table-cell>
          <table:table-cell table:formula="of:=CONCATENATE(&quot;Symbols/Pokemon/&quot;;[.A10];&quot;.png&quot;)" office:value-type="string" office:string-value="Symbols/Pokemon/Ponyta.png" calcext:value-type="string">
            <text:p>Symbols/Pokemon/Ponyta.png</text:p>
          </table:table-cell>
          <table:table-cell table:formula="of:=CONCATENATE(&quot;Symbols/Pokemon/&quot;;[.B10];&quot;.png&quot;)" office:value-type="string" office:string-value="Symbols/Pokemon/Rapidash.png" calcext:value-type="string">
            <text:p>Symbols/Pokemon/Rapidash.png</text:p>
          </table:table-cell>
          <table:table-cell table:formula="of:=CONCATENATE(&quot;Symbols/Pokemon/&quot;;[.C10];&quot;.png&quot;)" office:value-type="string" office:string-value="Symbols/Pokemon/.png" calcext:value-type="string">
            <text:p>Symbols/Pokemon/.png</text:p>
          </table:table-cell>
          <table:table-cell table:formula="of:=IF([.H10]=&quot;&quot;;0;1)+IF([.I10]=&quot;&quot;;0;1) +IF([.J10]=&quot;&quot;;0;1)+ IF([.K10] = &quot;&quot;;0;1)" office:value-type="float" office:value="2" calcext:value-type="float">
            <text:p>2</text:p>
          </table:table-cell>
          <table:table-cell table:formula="of:=IF([.L10]=&quot;&quot;;0;1)+IF([.M10]=&quot;&quot;;0;1) +IF([.N10]=&quot;&quot;;0;1)+ IF([.O10] = &quot;&quot;;0;1)" office:value-type="float" office:value="3" calcext:value-type="float">
            <text:p>3</text:p>
          </table:table-cell>
          <table:table-cell table:formula="of:=IF([.P10]=&quot;&quot;;0;1)+IF([.Q10]=&quot;&quot;;0;1) +IF([.R10]=&quot;&quot;;0;1)+ IF([.S10] = &quot;&quot;;0;1)" office:value-type="float" office:value="0" calcext:value-type="float">
            <text:p>0</text:p>
          </table:table-cell>
          <table:table-cell table:formula="of:=CONCATENATE(&quot;Symbols/Dice/dice_&quot;;[.H10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I10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J1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1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10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M10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N10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O1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1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1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1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10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10])" office:value-type="string" office:string-value="Speed: 5" calcext:value-type="string">
            <text:p>Speed: 5</text:p>
          </table:table-cell>
          <table:table-cell/>
          <table:table-cell table:formula="of:=MATCH([.AJ10]; [.$GV$1:.$GV$1048576];0)" office:value-type="float" office:value="57" calcext:value-type="float">
            <text:p>57</text:p>
          </table:table-cell>
          <table:table-cell table:formula="of:=MATCH([.AK10]; [.$GV$1:.$GV$1048576];0)" office:value-type="float" office:value="35" calcext:value-type="float">
            <text:p>35</text:p>
          </table:table-cell>
          <table:table-cell table:formula="of:=MATCH([.AL10]; [.$GV$1:.$GV$1048576];0)" office:value-type="float" office:value="65" calcext:value-type="float">
            <text:p>65</text:p>
          </table:table-cell>
          <table:table-cell table:style-name="ce1" table:formula="of:=INDIRECT(&quot;HC&quot;&amp;[.GG10])" office:value-type="string" office:string-value="Affects: (all). " calcext:value-type="string">
            <text:p>Affects: (all). </text:p>
          </table:table-cell>
          <table:table-cell table:style-name="ce1" table:formula="of:=INDIRECT(&quot;HC&quot;&amp;[.GH10])" office:value-type="string" office:string-value="Take (normal) after attack." calcext:value-type="string">
            <text:p>Take (normal) after attack.</text:p>
          </table:table-cell>
          <table:table-cell table:style-name="ce1" table:formula="of:=INDIRECT(&quot;HC&quot;&amp;[.GI10])" office:value-type="string" office:string-value="Gain 2 free moves, Affects each hexagon adjacent to the 2 hexagons moved into." calcext:value-type="string">
            <text:p>Gain 2 free moves, Affects each hexagon adjacent to the 2 hexagons moved into.</text:p>
          </table:table-cell>
          <table:table-cell table:style-name="ce1" table:formula="of:=INDIRECT(&quot;GW&quot;&amp;[.GG10])" office:value-type="float" office:value="0" calcext:value-type="float">
            <text:p>0</text:p>
          </table:table-cell>
          <table:table-cell table:style-name="ce1" table:formula="of:=INDIRECT(&quot;GW&quot;&amp;[.GH10])" office:value-type="float" office:value="1" calcext:value-type="float">
            <text:p>1</text:p>
          </table:table-cell>
          <table:table-cell table:style-name="ce1" table:formula="of:=INDIRECT(&quot;GW&quot;&amp;[.GI10])" office:value-type="float" office:value="1" calcext:value-type="float">
            <text:p>1</text:p>
          </table:table-cell>
          <table:table-cell table:style-name="ce1" table:formula="of:=INDIRECT(&quot;HE&quot;&amp;[.GG10])" office:value-type="string" office:string-value="Damage: (Fire)" calcext:value-type="string">
            <text:p>Damage: (Fire)</text:p>
          </table:table-cell>
          <table:table-cell table:style-name="ce1" table:formula="of:=INDIRECT(&quot;HE&quot;&amp;[.GH10])" office:value-type="string" office:string-value="Damage: (Normal)(Normal)(Normal)(Normal)" calcext:value-type="string">
            <text:p>Damage: (Normal)(Normal)(Normal)(Normal)</text:p>
          </table:table-cell>
          <table:table-cell table:style-name="ce1" table:formula="of:=INDIRECT(&quot;HE&quot;&amp;[.GI10])" office:value-type="string" office:string-value="Damage: (Fire)(Fire)" calcext:value-type="string">
            <text:p>Damage: (Fire)(Fire)</text:p>
          </table:table-cell>
          <table:table-cell/>
          <table:table-cell office:value-type="string" calcext:value-type="string">
            <text:p>HM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Reflec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sychic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Deal a (psychic) for every (health) missing up to (psychic)(psychic)(psychic)(psychic).</text:p>
          </table:table-cell>
          <table:table-cell table:style-name="ce7" table:formula="of:=CONCATENATE([.HH10]; [.HB10])" office:value-type="string" office:string-value="Deal a (psychic) for every (health) missing up to (psychic)(psychic)(psychic)(psychic)." calcext:value-type="string">
            <text:p>Deal a (psychic) for every (health) missing up to (psychic)(psychic)(psychic)(psychic).</text:p>
          </table:table-cell>
          <table:table-cell table:style-name="ce6" table:formula="of:=CONCATENATE(&quot;(&quot;;[.GY10];&quot;)&quot;)" office:value-type="string" office:string-value="(Psychic)" calcext:value-type="string">
            <text:p>(Psychic)</text:p>
          </table:table-cell>
          <table:table-cell table:style-name="ce6" table:formula="of:=CONCATENATE(&quot;Damage: &quot;;IF([.GX10]&gt;=1;[.HD10];&quot;&quot;);IF([.GX10]&gt;=2;[.HD10];&quot;&quot;);IF([.GX10]&gt;=3;[.HD10];&quot;&quot;);IF([.GX10]&gt;=4;[.HD10];&quot;&quot;);IF([.GX10]&gt;=5;[.HD10];&quot;&quot;);IF([.HI10]=1;CONCATENATE(&quot;(&quot;;[.GY10];&quot;_x)&quot;);&quot;&quot;))" office:value-type="string" office:string-value="Damage: (Psychic_x)" calcext:value-type="string">
            <text:p>Damage: (Psychic_x)</text:p>
          </table:table-cell>
          <table:table-cell table:style-name="ce6"/>
          <table:table-cell table:style-name="ce6" table:formula="of:=CONCATENATE(IF([.HA10]&lt;&gt;&quot;all hostile Pok&amp;eacute;mon&quot;;&quot;(&quot;;&quot;&quot;);[.HA10];IF([.HA10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0] &lt;&gt; &quot;&quot;; CONCATENATE(&quot;Affects: &quot;; [.HG10]; &quot;. &quot;);&quot;&quot;)">
            <text:p/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CONCATENATE([.GV10]; IF([.GW10]=1;&quot; (cc)&quot;;&quot;&quot;))" office:value-type="string" office:string-value="Reflect (cc)" calcext:value-type="string">
            <text:p>Reflect (cc)</text:p>
          </table:table-cell>
          <table:table-cell table:style-name="ce6" table:formula="of:=CONCATENATE(&quot;Symbols/attack_imgs/&quot;;[.GV10];&quot;.png&quot;)" office:value-type="string" office:string-value="Symbols/attack_imgs/Reflect.png" calcext:value-type="string">
            <text:p>Symbols/attack_imgs/Reflect.png</text:p>
          </table:table-cell>
          <table:table-cell table:style-name="ce6" table:formula="of:=CONCATENATE(&quot;TM &quot;; [.GU10]-3; &quot; (&quot;;[.GY10]; &quot;_t) &amp;nbsp &quot;; [.GV10];  IF([.GW10]=1;&quot; (cc)&quot;;&quot;&quot;))" office:value-type="string" office:string-value="TM 6 (Psychic_t) &amp;nbsp Reflect (cc)" calcext:value-type="string">
            <text:p>TM 6 (Psychic_t) &amp;nbsp Reflect (cc)</text:p>
          </table:table-cell>
          <table:table-cell table:style-name="ce6" table:formula="of:=CONCATENATE([.HH10];[.HB10])" office:value-type="string" office:string-value="Deal a (psychic) for every (health) missing up to (psychic)(psychic)(psychic)(psychic)." calcext:value-type="string">
            <text:p>Deal a (psychic) for every (health) missing up to (psychic)(psychic)(psychic)(psychic).</text:p>
          </table:table-cell>
          <table:table-cell/>
          <table:table-cell table:formula="of:=IF([.GZ10]=&quot;none&quot;;&quot;&quot;;[.GZ10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10])=&quot;none&quot;;&quot;&quot;;INDIRECT(&quot;GZ&quot;&amp;[.GG10]))" office:value-type="float" office:value="1" calcext:value-type="float">
            <text:p>1</text:p>
          </table:table-cell>
          <table:table-cell table:formula="of:=IF(INDIRECT(&quot;GZ&quot;&amp;[.GH10])=&quot;none&quot;;&quot;&quot;;INDIRECT(&quot;GZ&quot;&amp;[.GH10]))" office:value-type="float" office:value="1" calcext:value-type="float">
            <text:p>1</text:p>
          </table:table-cell>
          <table:table-cell table:formula="of:=IF(INDIRECT(&quot;GZ&quot;&amp;[.GI10])=&quot;none&quot;;&quot;&quot;;INDIRECT(&quot;GZ&quot;&amp;[.GI10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IP10]=1;&quot;H&quot;;&quot;&quot;)" office:value-type="string" office:string-value="H" calcext:value-type="string">
            <text:p>H</text:p>
          </table:table-cell>
          <table:table-cell table:formula="of:=IF([.IQ10]=1;&quot;H&quot;;&quot;&quot;)">
            <text:p/>
          </table:table-cell>
          <table:table-cell table:formula="of:=IF([.IR10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Meowth</text:p>
          </table:table-cell>
          <table:table-cell office:value-type="string" calcext:value-type="string">
            <text:p>Persian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Limber</text:p>
          </table:table-cell>
          <table:table-cell office:value-type="string" calcext:value-type="string">
            <text:p>Immune to the effects of &lt;b&gt;Slowed&lt;/b&gt;.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table:number-columns-repeated="2" office:value-type="string" calcext:value-type="string">
            <text:p>Normal</text:p>
          </table:table-cell>
          <table:table-cell table:number-columns-repeated="6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11:.AE11];&quot;&gt;1&quot;)-COUNTIF([.T11:.AE11];&quot;&gt;2&quot;)-COUNTIF([.T11:.AE11];&quot;&gt;3&quot;)-COUNTIF([.T11:.AE11];&quot;&gt;4&quot;)-COUNTIF([.T11:.AE11];&quot;&gt;5&quot;)-COUNTIF([.T11:.AE11];&quot;&gt;6&quot;)-COUNTIF([.T11:.AE11];&quot;&gt;7&quot;)-COUNTIF([.T11:.AE11];&quot;&gt;8&quot;)" office:value-type="float" office:value="10" calcext:value-type="float">
            <text:p>10</text:p>
          </table:table-cell>
          <table:table-cell table:formula="of:=SUM([.T11:.AE11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it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hunder Shock</text:p>
          </table:table-cell>
          <table:table-cell office:value-type="string" calcext:value-type="string">
            <text:p>Shadow Ball</text:p>
          </table:table-cell>
          <table:table-cell table:style-name="ce59" table:formula="of:=ROUND([.AG11]+(12-[.AF11])-[.BA11]/2+[.BF11]+[.BG11]-[.BT11]+[.AZ11]*2/3+[.BC11]-[.AX11];1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ute 1</text:p>
          </table:table-cell>
          <table:table-cell table:style-name="ce1" table:formula="of:=IF([.AW11]=&quot;Starter&quot;; 0;IF([.AW11]=&quot;Route 1&quot;;0; IF([.AW11]=&quot;Viridian Forest&quot;;0;IF([.AW11]=&quot;Cycling Road&quot;;0;0.7)))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11]=&quot;&quot;;IF([.I11]&lt;&gt;&quot;&quot;;0;IF([.M11]&lt;&gt;&quot;&quot;;[.AH11]-1;[.AI11]-1));IF([.M11]&lt;&gt;&quot;&quot;;0;IF([.Q11]&lt;&gt;&quot;&quot;;[.AH11]-1)))" office:value-type="float" office:value="4" calcext:value-type="float">
            <text:p>4</text:p>
          </table:table-cell>
          <table:table-cell/>
          <table:table-cell table:formula="of:=IF([.AM11]=1;0;IF([.AM11]=2;1;IF([.AM11]=3;1.7;IF([.AM11]=4;2.2;IF([.AM11]=5;2.55;IF([.AM11]=6;2.8;IF([.AM11]=7;3)))))))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formula="of:=[.BD11] *(2 -[.BE11])/2"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11])" office:value-type="string" office:string-value="Bite (cc)" calcext:value-type="string">
            <text:p>Bite (cc)</text:p>
          </table:table-cell>
          <table:table-cell table:style-name="ce1" table:formula="of:=INDIRECT(&quot;HJ&quot;&amp;[.GH11])" office:value-type="string" office:string-value="Slash (cc)" calcext:value-type="string">
            <text:p>Slash (cc)</text:p>
          </table:table-cell>
          <table:table-cell table:style-name="ce1" table:formula="of:=INDIRECT(&quot;HJ&quot;&amp;[.GI11])" office:value-type="string" office:string-value="Iron Tail (cc)" calcext:value-type="string">
            <text:p>Iron Tail (cc)</text:p>
          </table:table-cell>
          <table:table-cell/>
          <table:table-cell table:style-name="ce1" table:formula="of:=IF([.BQ11]&gt;=1; 0;IF([.BR11]&gt;=1;[.AH11]-1;IF([.BS11]&gt;=1;[.AI11]-1;11)))" office:value-type="float" office:value="0" calcext:value-type="float">
            <text:p>0</text:p>
          </table:table-cell>
          <table:table-cell table:formula="of:=IF([.BQ11]&gt;=2; 0;IF([.BR11]&gt;=2;[.AH11]-1;IF([.BS11]&gt;=2;[.AI11]-1;11)))" office:value-type="float" office:value="4" calcext:value-type="float">
            <text:p>4</text:p>
          </table:table-cell>
          <table:table-cell table:formula="of:=IF([.BQ11]&gt;=3; 0;IF([.BR11]&gt;=3;[.AH11]-1;IF([.BS11]&gt;=3;[.AI11]-1;11)))" office:value-type="float" office:value="11" calcext:value-type="float">
            <text:p>11</text:p>
          </table:table-cell>
          <table:table-cell table:formula="of:=IF([.BQ11]&gt;=4; 0;IF([.BR11]&gt;=4;[.AH11]-1;IF([.BS11]&gt;=4;[.AI11]-1;11)))" office:value-type="float" office:value="11" calcext:value-type="float">
            <text:p>11</text:p>
          </table:table-cell>
          <table:table-cell table:formula="of:= 4- COUNTBLANK([.H11:.K11])" office:value-type="float" office:value="1" calcext:value-type="float">
            <text:p>1</text:p>
          </table:table-cell>
          <table:table-cell table:formula="of:= MAX([.BQ11];4 -COUNTBLANK([.L11:.O11]))" office:value-type="float" office:value="2" calcext:value-type="float">
            <text:p>2</text:p>
          </table:table-cell>
          <table:table-cell table:formula="of:=MAX([.BR11];4-COUNTBLANK([.P11:.S11]))" office:value-type="float" office:value="2" calcext:value-type="float">
            <text:p>2</text:p>
          </table:table-cell>
          <table:table-cell table:formula="of:=IF([.D11]&lt;&gt;&quot;&quot;;4;SUM([.BM11:.BP11])/7)" office:value-type="float" office:value="3.71428571428571" calcext:value-type="float">
            <text:p>3.71428571428571</text:p>
          </table:table-cell>
          <table:table-cell table:number-columns-repeated="16"/>
          <table:table-cell table:formula="of:=IF([.A11]=&quot;&quot;;0;1)+IF([.B11]=&quot;&quot;;0;1)+IF([.C11]=&quot;&quot;;0;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IF([.D11]=&quot;&quot;;&quot;&quot;;CONCATENATE(&quot;Symbols/Other/&quot;;[.D11];&quot;.png&quot;))">
            <text:p/>
          </table:table-cell>
          <table:table-cell table:formula="of:=LEN([.A11])" office:value-type="float" office:value="6" calcext:value-type="float">
            <text:p>6</text:p>
          </table:table-cell>
          <table:table-cell table:formula="of:=LEN([.B11])" office:value-type="float" office:value="7" calcext:value-type="float">
            <text:p>7</text:p>
          </table:table-cell>
          <table:table-cell table:formula="of:=LEN([.C11])" office:value-type="float" office:value="0" calcext:value-type="float">
            <text:p>0</text:p>
          </table:table-cell>
          <table:table-cell table:formula="of:=CONCATENATE(IF([.FO11]&gt;0; CONCATENATE([.A11];&quot; (die_&quot;; [.H11]);&quot;&quot;); IF([.FO11]&gt;1; CONCATENATE(&quot;_&quot;;[.I11]);&quot;&quot;);IF([.FO11]&gt;2; CONCATENATE(&quot;_&quot;;[.J11]);&quot;&quot;);IF([.FO11]&gt;3; CONCATENATE(&quot;_&quot;;[.K11]);&quot;&quot;);IF([.FO11]&gt;0;&quot;)&quot;;[.A11]))" office:value-type="string" office:string-value="Meowth (die_Normal)" calcext:value-type="string">
            <text:p>Meowth (die_Normal)</text:p>
          </table:table-cell>
          <table:table-cell table:formula="of:=CONCATENATE(IF([.FP11]&gt;0; CONCATENATE([.B11];&quot; (die_&quot;; [.L11]);&quot;&quot;); IF([.FP11]&gt;1; CONCATENATE(&quot;_&quot;;[.M11]);&quot;&quot;);IF([.FP11]&gt;2; CONCATENATE(&quot;_&quot;;[.N11]);&quot;&quot;);IF([.FP11]&gt;3; CONCATENATE(&quot;_&quot;;[.O11]);&quot;&quot;);IF([.FP11]&gt;0;&quot;)&quot;;&quot;&quot;))" office:value-type="string" office:string-value="Persian (die_Normal_Normal)" calcext:value-type="string">
            <text:p>Persian (die_Normal_Normal)</text:p>
          </table:table-cell>
          <table:table-cell table:formula="of:=CONCATENATE(IF([.FQ11]&gt;0; CONCATENATE([.C11];&quot; (die_&quot;; [.P11]);&quot;&quot;); IF([.FQ11]&gt;1; CONCATENATE(&quot;_&quot;;[.Q11]);&quot;&quot;);IF([.FQ11]&gt;2; CONCATENATE(&quot;_&quot;;[.R11]);&quot;&quot;);IF([.FQ11]&gt;3; CONCATENATE(&quot;_&quot;;[.S11]);&quot;&quot;);IF([.FQ11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11] = &quot;&quot;; &quot;&quot;;MATCH([.AN11];[.$GV$2:.$GV$100];0)-3)" office:value-type="float" office:value="1" calcext:value-type="float">
            <text:p>1</text:p>
          </table:table-cell>
          <table:table-cell table:formula="of:=IF([.AO11] = &quot;&quot;; &quot;&quot;;MATCH([.AO11];[.$GV$2:.$GV$100];0)-3)" office:value-type="float" office:value="3" calcext:value-type="float">
            <text:p>3</text:p>
          </table:table-cell>
          <table:table-cell table:formula="of:=IF([.AP11] = &quot;&quot;; &quot;&quot;;MATCH([.AP11];[.$GV$2:.$GV$100];0)-3)" office:value-type="float" office:value="2" calcext:value-type="float">
            <text:p>2</text:p>
          </table:table-cell>
          <table:table-cell table:formula="of:=IF([.AQ11] = &quot;&quot;; &quot;&quot;;MATCH([.AQ11];[.$GV$2:.$GV$100];0)-3)" office:value-type="float" office:value="24" calcext:value-type="float">
            <text:p>24</text:p>
          </table:table-cell>
          <table:table-cell table:formula="of:=IF([.AR11] = &quot;&quot;; &quot;&quot;;MATCH([.AR11];[.$GV$2:.$GV$100];0)-3)" office:value-type="float" office:value="28" calcext:value-type="float">
            <text:p>28</text:p>
          </table:table-cell>
          <table:table-cell table:number-columns-repeated="2"/>
          <table:table-cell table:style-name="ce1" table:formula="of:=IFERROR(IF(OR(INDIRECT(&quot;$GX&quot; &amp; [.EV11]+4 )&gt;0;INDIRECT(&quot;$HI&quot; &amp; [.EV11]+4 )&gt;0);INDIRECT(&quot;$GY&quot; &amp; [.EV11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11]+4 )&gt;0;INDIRECT(&quot;$HI&quot; &amp; [.EW11]+4 )&gt;0);INDIRECT(&quot;$GY&quot; &amp; [.EW11]+4);&quot;&quot;);&quot;&quot;)">
            <text:p/>
          </table:table-cell>
          <table:table-cell table:style-name="ce1" table:formula="of:=IFERROR(IF(OR(INDIRECT(&quot;$GX&quot; &amp; [.EX11]+4 )&gt;0;INDIRECT(&quot;$HI&quot; &amp; [.EX11]+4 )&gt;0);INDIRECT(&quot;$GY&quot; &amp; [.EX11]+4);&quot;&quot;);&quot;&quot;)" office:value-type="string" office:string-value="Electric" calcext:value-type="string">
            <text:p>Electric</text:p>
          </table:table-cell>
          <table:table-cell table:style-name="ce1" table:formula="of:=IFERROR(IF(OR(INDIRECT(&quot;$GX&quot; &amp; [.EY11]+4 )&gt;0;INDIRECT(&quot;$HI&quot; &amp; [.EY11]+4 )&gt;0);INDIRECT(&quot;$GY&quot; &amp; [.EY11]+4);&quot;&quot;);&quot;&quot;)" office:value-type="string" office:string-value="Electric" calcext:value-type="string">
            <text:p>Electric</text:p>
          </table:table-cell>
          <table:table-cell table:style-name="ce1" table:formula="of:=IFERROR(IF(OR(INDIRECT(&quot;$GX&quot; &amp; [.EZ11]+4 )&gt;0;INDIRECT(&quot;$HI&quot; &amp; [.EZ11]+4 )&gt;0);INDIRECT(&quot;$GY&quot; &amp; [.EZ11]+4);&quot;&quot;);&quot;&quot;)" office:value-type="string" office:string-value="Psychic" calcext:value-type="string">
            <text:p>Psychic</text:p>
          </table:table-cell>
          <table:table-cell table:formula="of:=IF([.EJ11]=&quot;&quot;;&quot;&quot;;(SMALL([.$EJ11:.$EN11];[.DX11])))" office:value-type="float" office:value="1" calcext:value-type="float">
            <text:p>1</text:p>
          </table:table-cell>
          <table:table-cell table:formula="of:=IF([.EK11]=&quot;&quot;;&quot;&quot;;(SMALL([.$EJ11:.$EN11];[.DY11])))" office:value-type="float" office:value="2" calcext:value-type="float">
            <text:p>2</text:p>
          </table:table-cell>
          <table:table-cell table:formula="of:=IF([.EL11]=&quot;&quot;;&quot;&quot;;(SMALL([.$EJ11:.$EN11];[.DZ11])))" office:value-type="float" office:value="3" calcext:value-type="float">
            <text:p>3</text:p>
          </table:table-cell>
          <table:table-cell table:style-name="ce1" table:formula="of:=IF([.EM11]=&quot;&quot;;&quot;&quot;;(SMALL([.$EJ11:.$EN11];[.EA11])))" office:value-type="float" office:value="24" calcext:value-type="float">
            <text:p>24</text:p>
          </table:table-cell>
          <table:table-cell table:style-name="ce1" table:formula="of:=IF([.EN11]=&quot;&quot;;&quot;&quot;;(SMALL([.$EJ11:.$EN11];[.EB11])))" office:value-type="float" office:value="28" calcext:value-type="float">
            <text:p>28</text:p>
          </table:table-cell>
          <table:table-cell table:formula="of:=IF([.EQ11]=&quot;&quot;;&quot;&quot;;CONCATENATE(&quot;symbols/types/only_color_exact/&quot;;[.EQ11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11]=&quot;&quot;;&quot;&quot;;CONCATENATE(&quot;symbols/types/only_color_exact/&quot;;[.ER11];&quot;.png&quot;))">
            <text:p/>
          </table:table-cell>
          <table:table-cell table:formula="of:=IF([.ES11]=&quot;&quot;;&quot;&quot;;CONCATENATE(&quot;symbols/types/only_color_exact/&quot;;[.ES11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formula="of:=IF([.ET11]=&quot;&quot;;&quot;&quot;;CONCATENATE(&quot;symbols/types/only_color_exact/&quot;;[.ET11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formula="of:=IF([.EU11]=&quot;&quot;;&quot;&quot;;CONCATENATE(&quot;symbols/types/only_color_exact/&quot;;[.EU11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V11]=&quot;&quot;;&quot;&quot;;CONCATENATE(&quot;symbols/types/vanilla/&quot;;[.EV11];&quot;.png&quot;))" office:value-type="string" office:string-value="symbols/types/vanilla/1.png" calcext:value-type="string">
            <text:p>symbols/types/vanilla/1.png</text:p>
          </table:table-cell>
          <table:table-cell table:number-columns-repeated="4"/>
          <table:table-cell table:formula="of:=CONCATENATE(&quot;Symbols/Types/Weaknesses/&quot;; [.E11]; &quot;.png&quot;)" office:value-type="string" office:string-value="Symbols/Types/Weaknesses/Normal.png" calcext:value-type="string">
            <text:p>Symbols/Types/Weaknesses/Normal.png</text:p>
          </table:table-cell>
          <table:table-cell table:formula="of:=CONCATENATE(&quot;Symbols/Pokemon/&quot;;[.A11];&quot;.png&quot;)" office:value-type="string" office:string-value="Symbols/Pokemon/Meowth.png" calcext:value-type="string">
            <text:p>Symbols/Pokemon/Meowth.png</text:p>
          </table:table-cell>
          <table:table-cell table:formula="of:=CONCATENATE(&quot;Symbols/Pokemon/&quot;;[.B11];&quot;.png&quot;)" office:value-type="string" office:string-value="Symbols/Pokemon/Persian.png" calcext:value-type="string">
            <text:p>Symbols/Pokemon/Persian.png</text:p>
          </table:table-cell>
          <table:table-cell table:formula="of:=CONCATENATE(&quot;Symbols/Pokemon/&quot;;[.C11];&quot;.png&quot;)" office:value-type="string" office:string-value="Symbols/Pokemon/.png" calcext:value-type="string">
            <text:p>Symbols/Pokemon/.png</text:p>
          </table:table-cell>
          <table:table-cell table:formula="of:=IF([.H11]=&quot;&quot;;0;1)+IF([.I11]=&quot;&quot;;0;1) +IF([.J11]=&quot;&quot;;0;1)+ IF([.K11] = &quot;&quot;;0;1)" office:value-type="float" office:value="1" calcext:value-type="float">
            <text:p>1</text:p>
          </table:table-cell>
          <table:table-cell table:formula="of:=IF([.L11]=&quot;&quot;;0;1)+IF([.M11]=&quot;&quot;;0;1) +IF([.N11]=&quot;&quot;;0;1)+ IF([.O11] = &quot;&quot;;0;1)" office:value-type="float" office:value="2" calcext:value-type="float">
            <text:p>2</text:p>
          </table:table-cell>
          <table:table-cell table:formula="of:=IF([.P11]=&quot;&quot;;0;1)+IF([.Q11]=&quot;&quot;;0;1) +IF([.R11]=&quot;&quot;;0;1)+ IF([.S11] = &quot;&quot;;0;1)" office:value-type="float" office:value="0" calcext:value-type="float">
            <text:p>0</text:p>
          </table:table-cell>
          <table:table-cell table:formula="of:=CONCATENATE(&quot;Symbols/Dice/dice_&quot;;[.H11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I1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1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1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11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M11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N1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1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1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1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1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11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11])" office:value-type="string" office:string-value="Speed: 4" calcext:value-type="string">
            <text:p>Speed: 4</text:p>
          </table:table-cell>
          <table:table-cell/>
          <table:table-cell table:formula="of:=MATCH([.AJ11]; [.$GV$1:.$GV$1048576];0)" office:value-type="float" office:value="30" calcext:value-type="float">
            <text:p>30</text:p>
          </table:table-cell>
          <table:table-cell table:formula="of:=MATCH([.AK11]; [.$GV$1:.$GV$1048576];0)" office:value-type="float" office:value="38" calcext:value-type="float">
            <text:p>38</text:p>
          </table:table-cell>
          <table:table-cell table:formula="of:=MATCH([.AL11]; [.$GV$1:.$GV$1048576];0)" office:value-type="float" office:value="20" calcext:value-type="float">
            <text:p>20</text:p>
          </table:table-cell>
          <table:table-cell table:style-name="ce1" table:formula="of:=INDIRECT(&quot;HC&quot;&amp;[.GG11])" office:value-type="string" office:string-value="Target becomes &lt;b&gt;Flinched&lt;/b&gt;. (Can't use exhaustible attacks next activation)" calcext:value-type="string">
            <text:p>Target becomes &lt;b&gt;Flinched&lt;/b&gt;. (Can't use exhaustible attacks next activation)</text:p>
          </table:table-cell>
          <table:table-cell table:style-name="ce1" table:formula="of:=INDIRECT(&quot;HC&quot;&amp;[.GH11])" office:value-type="string" office:string-value="Affects: (half). " calcext:value-type="string">
            <text:p>Affects: (half). </text:p>
          </table:table-cell>
          <table:table-cell table:style-name="ce1" table:formula="of:=INDIRECT(&quot;HC&quot;&amp;[.GI11])" office:value-type="string" office:string-value="Affects: (half). May move targets 1 hexagon." calcext:value-type="string">
            <text:p>Affects: (half). May move targets 1 hexagon.</text:p>
          </table:table-cell>
          <table:table-cell table:style-name="ce1" table:formula="of:=INDIRECT(&quot;GW&quot;&amp;[.GG11])" office:value-type="float" office:value="1" calcext:value-type="float">
            <text:p>1</text:p>
          </table:table-cell>
          <table:table-cell table:style-name="ce1" table:formula="of:=INDIRECT(&quot;GW&quot;&amp;[.GH11])" office:value-type="float" office:value="1" calcext:value-type="float">
            <text:p>1</text:p>
          </table:table-cell>
          <table:table-cell table:style-name="ce1" table:formula="of:=INDIRECT(&quot;GW&quot;&amp;[.GI11])" office:value-type="float" office:value="1" calcext:value-type="float">
            <text:p>1</text:p>
          </table:table-cell>
          <table:table-cell table:style-name="ce1" table:formula="of:=INDIRECT(&quot;HE&quot;&amp;[.GG11])" office:value-type="string" office:string-value="Damage: (Normal)(Normal)" calcext:value-type="string">
            <text:p>Damage: (Normal)(Normal)</text:p>
          </table:table-cell>
          <table:table-cell table:style-name="ce1" table:formula="of:=INDIRECT(&quot;HE&quot;&amp;[.GH11])" office:value-type="string" office:string-value="Damage: (Normal)(Normal)(Normal)" calcext:value-type="string">
            <text:p>Damage: (Normal)(Normal)(Normal)</text:p>
          </table:table-cell>
          <table:table-cell table:style-name="ce1" table:formula="of:=INDIRECT(&quot;HE&quot;&amp;[.GI11])" office:value-type="string" office:string-value="Damage: (Normal)(Normal)" calcext:value-type="string">
            <text:p>Damage: (Normal)(Normal)</text:p>
          </table:table-cell>
          <table:table-cell/>
          <table:table-cell office:value-type="string" calcext:value-type="string">
            <text:p>HM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unny Da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string" calcext:value-type="string">
            <text:p>none</text:p>
          </table:table-cell>
          <table:table-cell table:style-name="ce6"/>
          <table:table-cell table:style-name="ce6" office:value-type="string" calcext:value-type="string">
            <text:p>Make a free attack. Deal an additional (fire) if the attack deals (fire). The attack can be Solar Beam even if moved during activation.</text:p>
          </table:table-cell>
          <table:table-cell table:style-name="ce7" table:formula="of:=CONCATENATE([.HH11]; [.HB11])" office:value-type="string" office:string-value="Make a free attack. Deal an additional (fire) if the attack deals (fire). The attack can be Solar Beam even if moved during activation." calcext:value-type="string">
            <text:p>Make a free attack. Deal an additional (fire) if the attack deals (fire). The attack can be Solar Beam even if moved during activation.</text:p>
          </table:table-cell>
          <table:table-cell table:style-name="ce6" table:formula="of:=CONCATENATE(&quot;(&quot;;[.GY11];&quot;)&quot;)" office:value-type="string" office:string-value="(Fire)" calcext:value-type="string">
            <text:p>(Fire)</text:p>
          </table:table-cell>
          <table:table-cell table:style-name="ce6" table:formula="of:=CONCATENATE(&quot;Damage: &quot;;IF([.GX11]&gt;=1;[.HD11];&quot;&quot;);IF([.GX11]&gt;=2;[.HD11];&quot;&quot;);IF([.GX11]&gt;=3;[.HD11];&quot;&quot;);IF([.GX11]&gt;=4;[.HD11];&quot;&quot;);IF([.GX11]&gt;=5;[.HD11];&quot;&quot;);IF([.HI11]=1;CONCATENATE(&quot;(&quot;;[.GY11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11]&lt;&gt;&quot;all hostile Pok&amp;eacute;mon&quot;;&quot;(&quot;;&quot;&quot;);[.HA11];IF([.HA11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1] &lt;&gt; &quot;&quot;; CONCATENATE(&quot;Affects: &quot;; [.HG11]; &quot;. &quot;);&quot;&quot;)">
            <text:p/>
          </table:table-cell>
          <table:table-cell table:style-name="ce6"/>
          <table:table-cell table:style-name="ce6" table:formula="of:=CONCATENATE([.GV11]; IF([.GW11]=1;&quot; (cc)&quot;;&quot;&quot;))" office:value-type="string" office:string-value="Sunny Day (cc)" calcext:value-type="string">
            <text:p>Sunny Day (cc)</text:p>
          </table:table-cell>
          <table:table-cell table:style-name="ce6" table:formula="of:=CONCATENATE(&quot;Symbols/attack_imgs/&quot;;[.GV11];&quot;.png&quot;)" office:value-type="string" office:string-value="Symbols/attack_imgs/Sunny Day.png" calcext:value-type="string">
            <text:p>Symbols/attack_imgs/Sunny Day.png</text:p>
          </table:table-cell>
          <table:table-cell table:style-name="ce6" table:formula="of:=CONCATENATE(&quot;TM &quot;; [.GU11]-3; &quot; (&quot;;[.GY11]; &quot;_t) &amp;nbsp &quot;; [.GV11];  IF([.GW11]=1;&quot; (cc)&quot;;&quot;&quot;))" office:value-type="string" office:string-value="TM 7 (Fire_t) &amp;nbsp Sunny Day (cc)" calcext:value-type="string">
            <text:p>TM 7 (Fire_t) &amp;nbsp Sunny Day (cc)</text:p>
          </table:table-cell>
          <table:table-cell table:style-name="ce6" table:formula="of:=CONCATENATE([.HH11];[.HB11])" office:value-type="string" office:string-value="Make a free attack. Deal an additional (fire) if the attack deals (fire). The attack can be Solar Beam even if moved during activation." calcext:value-type="string">
            <text:p>Make a free attack. Deal an additional (fire) if the attack deals (fire). The attack can be Solar Beam even if moved during activation.</text:p>
          </table:table-cell>
          <table:table-cell/>
          <table:table-cell table:formula="of:=IF([.GZ11]=&quot;none&quot;;&quot;&quot;;[.GZ11])">
            <text:p/>
          </table:table-cell>
          <table:table-cell table:number-columns-repeated="2"/>
          <table:table-cell table:formula="of:=IF(INDIRECT(&quot;GZ&quot;&amp;[.GG11])=&quot;none&quot;;&quot;&quot;;INDIRECT(&quot;GZ&quot;&amp;[.GG11]))" office:value-type="float" office:value="1" calcext:value-type="float">
            <text:p>1</text:p>
          </table:table-cell>
          <table:table-cell table:formula="of:=IF(INDIRECT(&quot;GZ&quot;&amp;[.GH11])=&quot;none&quot;;&quot;&quot;;INDIRECT(&quot;GZ&quot;&amp;[.GH11]))" office:value-type="float" office:value="1" calcext:value-type="float">
            <text:p>1</text:p>
          </table:table-cell>
          <table:table-cell table:formula="of:=IF(INDIRECT(&quot;GZ&quot;&amp;[.GI11])=&quot;none&quot;;&quot;&quot;;INDIRECT(&quot;GZ&quot;&amp;[.GI11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9.5" calcext:value-type="float">
            <text:p>-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IP11]=1;&quot;H&quot;;&quot;&quot;)" office:value-type="string" office:string-value="H" calcext:value-type="string">
            <text:p>H</text:p>
          </table:table-cell>
          <table:table-cell table:formula="of:=IF([.IQ11]=1;&quot;H&quot;;&quot;&quot;)">
            <text:p/>
          </table:table-cell>
          <table:table-cell table:formula="of:=IF([.IR11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Fla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Water_st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aptability</text:p>
          </table:table-cell>
          <table:table-cell office:value-type="string" calcext:value-type="string">
            <text:p>Super effective attacks reduce one less (health).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Normal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12:.AE12];&quot;&gt;1&quot;)-COUNTIF([.T12:.AE12];&quot;&gt;2&quot;)-COUNTIF([.T12:.AE12];&quot;&gt;3&quot;)-COUNTIF([.T12:.AE12];&quot;&gt;4&quot;)-COUNTIF([.T12:.AE12];&quot;&gt;5&quot;)-COUNTIF([.T12:.AE12];&quot;&gt;6&quot;)-COUNTIF([.T12:.AE12];&quot;&gt;7&quot;)-COUNTIF([.T12:.AE12];&quot;&gt;8&quot;)" office:value-type="float" office:value="10" calcext:value-type="float">
            <text:p>10</text:p>
          </table:table-cell>
          <table:table-cell table:formula="of:=SUM([.T12:.AE12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Ember</text:p>
          </table:table-cell>
          <table:table-cell office:value-type="string" calcext:value-type="string">
            <text:p>Bubble Beam</text:p>
          </table:table-cell>
          <table:table-cell office:value-type="string" calcext:value-type="string">
            <text:p>Thunder Sh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Iron Tail</text:p>
          </table:table-cell>
          <table:table-cell table:style-name="ce59" table:formula="of:=ROUND([.AG12]+(12-[.AF12])-[.BA12]/2+[.BF12]+[.BG12]-[.BT12]+[.AZ12]*2/3+[.BC12]-[.AX12];1)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ute 1</text:p>
          </table:table-cell>
          <table:table-cell table:style-name="ce1" table:formula="of:=IF([.AW12]=&quot;Starter&quot;; 0;IF([.AW12]=&quot;Route 1&quot;;0; IF([.AW12]=&quot;Viridian Forest&quot;;0;IF([.AW12]=&quot;Cycling Road&quot;;0;0.7)))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12]=&quot;&quot;;IF([.I12]&lt;&gt;&quot;&quot;;0;IF([.M12]&lt;&gt;&quot;&quot;;[.AH12]-1;[.AI12]-1));IF([.M12]&lt;&gt;&quot;&quot;;0;IF([.Q12]&lt;&gt;&quot;&quot;;[.AH12]-1)))" office:value-type="float" office:value="0" calcext:value-type="float">
            <text:p>0</text:p>
          </table:table-cell>
          <table:table-cell/>
          <table:table-cell table:formula="of:=IF([.AM12]=1;0;IF([.AM12]=2;1;IF([.AM12]=3;1.7;IF([.AM12]=4;2.2;IF([.AM12]=5;2.55;IF([.AM12]=6;2.8;IF([.AM12]=7;3)))))))"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table:formula="of:=[.BD12] *(2 -[.BE12])/2" office:value-type="float" office:value="1.76" calcext:value-type="float">
            <text:p>1.76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" table:formula="of:=INDIRECT(&quot;HJ&quot;&amp;[.GG12])" office:value-type="string" office:string-value="Ember" calcext:value-type="string">
            <text:p>Ember</text:p>
          </table:table-cell>
          <table:table-cell table:style-name="ce1" table:formula="of:=INDIRECT(&quot;HJ&quot;&amp;[.GH12])" office:value-type="string" office:string-value="Bubble Beam" calcext:value-type="string">
            <text:p>Bubble Beam</text:p>
          </table:table-cell>
          <table:table-cell table:style-name="ce1" table:formula="of:=INDIRECT(&quot;HJ&quot;&amp;[.GI12])" office:value-type="string" office:string-value="Thunder Shock" calcext:value-type="string">
            <text:p>Thunder Shock</text:p>
          </table:table-cell>
          <table:table-cell/>
          <table:table-cell table:style-name="ce1" table:formula="of:=IF([.BQ12]&gt;=1; 0;IF([.BR12]&gt;=1;[.AH12]-1;IF([.BS12]&gt;=1;[.AI12]-1;11)))" office:value-type="float" office:value="0" calcext:value-type="float">
            <text:p>0</text:p>
          </table:table-cell>
          <table:table-cell table:formula="of:=IF([.BQ12]&gt;=2; 0;IF([.BR12]&gt;=2;[.AH12]-1;IF([.BS12]&gt;=2;[.AI12]-1;11)))" office:value-type="float" office:value="0" calcext:value-type="float">
            <text:p>0</text:p>
          </table:table-cell>
          <table:table-cell table:formula="of:=IF([.BQ12]&gt;=3; 0;IF([.BR12]&gt;=3;[.AH12]-1;IF([.BS12]&gt;=3;[.AI12]-1;11)))" office:value-type="float" office:value="0" calcext:value-type="float">
            <text:p>0</text:p>
          </table:table-cell>
          <table:table-cell table:formula="of:=IF([.BQ12]&gt;=4; 0;IF([.BR12]&gt;=4;[.AH12]-1;IF([.BS12]&gt;=4;[.AI12]-1;11)))" office:value-type="float" office:value="11" calcext:value-type="float">
            <text:p>11</text:p>
          </table:table-cell>
          <table:table-cell table:formula="of:= 4- COUNTBLANK([.H12:.K12])" office:value-type="float" office:value="3" calcext:value-type="float">
            <text:p>3</text:p>
          </table:table-cell>
          <table:table-cell table:formula="of:= MAX([.BQ12];4 -COUNTBLANK([.L12:.O12]))" office:value-type="float" office:value="3" calcext:value-type="float">
            <text:p>3</text:p>
          </table:table-cell>
          <table:table-cell table:formula="of:=MAX([.BR12];4-COUNTBLANK([.P12:.S12]))" office:value-type="float" office:value="3" calcext:value-type="float">
            <text:p>3</text:p>
          </table:table-cell>
          <table:table-cell table:formula="of:=IF([.D12]&lt;&gt;&quot;&quot;;4;SUM([.BM12:.BP12])/7)" office:value-type="float" office:value="4" calcext:value-type="float">
            <text:p>4</text:p>
          </table:table-cell>
          <table:table-cell table:number-columns-repeated="16"/>
          <table:table-cell table:formula="of:=IF([.A12]=&quot;&quot;;0;1)+IF([.B12]=&quot;&quot;;0;1)+IF([.C12]=&quot;&quot;;0;1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IF([.D12]=&quot;&quot;;&quot;&quot;;CONCATENATE(&quot;Symbols/Other/&quot;;[.D12];&quot;.png&quot;))" office:value-type="string" office:string-value="Symbols/Other/Water_stone.png" calcext:value-type="string">
            <text:p>Symbols/Other/Water_stone.png</text:p>
          </table:table-cell>
          <table:table-cell table:formula="of:=LEN([.A12])" office:value-type="float" office:value="7" calcext:value-type="float">
            <text:p>7</text:p>
          </table:table-cell>
          <table:table-cell table:formula="of:=LEN([.B12])" office:value-type="float" office:value="8" calcext:value-type="float">
            <text:p>8</text:p>
          </table:table-cell>
          <table:table-cell table:formula="of:=LEN([.C12])" office:value-type="float" office:value="7" calcext:value-type="float">
            <text:p>7</text:p>
          </table:table-cell>
          <table:table-cell table:formula="of:=CONCATENATE(IF([.FO12]&gt;0; CONCATENATE([.A12];&quot; (die_&quot;; [.H12]);&quot;&quot;); IF([.FO12]&gt;1; CONCATENATE(&quot;_&quot;;[.I12]);&quot;&quot;);IF([.FO12]&gt;2; CONCATENATE(&quot;_&quot;;[.J12]);&quot;&quot;);IF([.FO12]&gt;3; CONCATENATE(&quot;_&quot;;[.K12]);&quot;&quot;);IF([.FO12]&gt;0;&quot;)&quot;;[.A12]))" office:value-type="string" office:string-value="Flareon (die_Fire_Fire_Normal)" calcext:value-type="string">
            <text:p>Flareon (die_Fire_Fire_Normal)</text:p>
          </table:table-cell>
          <table:table-cell table:formula="of:=CONCATENATE(IF([.FP12]&gt;0; CONCATENATE([.B12];&quot; (die_&quot;; [.L12]);&quot;&quot;); IF([.FP12]&gt;1; CONCATENATE(&quot;_&quot;;[.M12]);&quot;&quot;);IF([.FP12]&gt;2; CONCATENATE(&quot;_&quot;;[.N12]);&quot;&quot;);IF([.FP12]&gt;3; CONCATENATE(&quot;_&quot;;[.O12]);&quot;&quot;);IF([.FP12]&gt;0;&quot;)&quot;;&quot;&quot;))" office:value-type="string" office:string-value="Vaporeon (die_Water_Water_Normal)" calcext:value-type="string">
            <text:p>Vaporeon (die_Water_Water_Normal)</text:p>
          </table:table-cell>
          <table:table-cell table:formula="of:=CONCATENATE(IF([.FQ12]&gt;0; CONCATENATE([.C12];&quot; (die_&quot;; [.P12]);&quot;&quot;); IF([.FQ12]&gt;1; CONCATENATE(&quot;_&quot;;[.Q12]);&quot;&quot;);IF([.FQ12]&gt;2; CONCATENATE(&quot;_&quot;;[.R12]);&quot;&quot;);IF([.FQ12]&gt;3; CONCATENATE(&quot;_&quot;;[.S12]);&quot;&quot;);IF([.FQ12]&gt;0;&quot;)&quot;;&quot;&quot;))" office:value-type="string" office:string-value="Jolteon (die_Electric_Electric_Normal)" calcext:value-type="string">
            <text:p>Jolteon (die_Electric_Electric_Normal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12] = &quot;&quot;; &quot;&quot;;MATCH([.AN12];[.$GV$2:.$GV$100];0)-3)" office:value-type="float" office:value="1" calcext:value-type="float">
            <text:p>1</text:p>
          </table:table-cell>
          <table:table-cell table:formula="of:=IF([.AO12] = &quot;&quot;; &quot;&quot;;MATCH([.AO12];[.$GV$2:.$GV$100];0)-3)" office:value-type="float" office:value="2" calcext:value-type="float">
            <text:p>2</text:p>
          </table:table-cell>
          <table:table-cell table:formula="of:=IF([.AP12] = &quot;&quot;; &quot;&quot;;MATCH([.AP12];[.$GV$2:.$GV$100];0)-3)" office:value-type="float" office:value="23" calcext:value-type="float">
            <text:p>23</text:p>
          </table:table-cell>
          <table:table-cell table:formula="of:=IF([.AQ12] = &quot;&quot;; &quot;&quot;;MATCH([.AQ12];[.$GV$2:.$GV$100];0)-3)" office:value-type="float" office:value="18" calcext:value-type="float">
            <text:p>18</text:p>
          </table:table-cell>
          <table:table-cell table:formula="of:=IF([.AR12] = &quot;&quot;; &quot;&quot;;MATCH([.AR12];[.$GV$2:.$GV$100];0)-3)" office:value-type="float" office:value="16" calcext:value-type="float">
            <text:p>16</text:p>
          </table:table-cell>
          <table:table-cell table:number-columns-repeated="2"/>
          <table:table-cell table:style-name="ce1" table:formula="of:=IFERROR(IF(OR(INDIRECT(&quot;$GX&quot; &amp; [.EV12]+4 )&gt;0;INDIRECT(&quot;$HI&quot; &amp; [.EV12]+4 )&gt;0);INDIRECT(&quot;$GY&quot; &amp; [.EV12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12]+4 )&gt;0;INDIRECT(&quot;$HI&quot; &amp; [.EW12]+4 )&gt;0);INDIRECT(&quot;$GY&quot; &amp; [.EW12]+4);&quot;&quot;);&quot;&quot;)">
            <text:p/>
          </table:table-cell>
          <table:table-cell table:style-name="ce1" table:formula="of:=IFERROR(IF(OR(INDIRECT(&quot;$GX&quot; &amp; [.EX12]+4 )&gt;0;INDIRECT(&quot;$HI&quot; &amp; [.EX12]+4 )&gt;0);INDIRECT(&quot;$GY&quot; &amp; [.EX12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12]+4 )&gt;0;INDIRECT(&quot;$HI&quot; &amp; [.EY12]+4 )&gt;0);INDIRECT(&quot;$GY&quot; &amp; [.EY12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Z12]+4 )&gt;0;INDIRECT(&quot;$HI&quot; &amp; [.EZ12]+4 )&gt;0);INDIRECT(&quot;$GY&quot; &amp; [.EZ12]+4);&quot;&quot;);&quot;&quot;)" office:value-type="string" office:string-value="Normal" calcext:value-type="string">
            <text:p>Normal</text:p>
          </table:table-cell>
          <table:table-cell table:formula="of:=IF([.EJ12]=&quot;&quot;;&quot;&quot;;(SMALL([.$EJ12:.$EN12];[.DX12])))" office:value-type="float" office:value="1" calcext:value-type="float">
            <text:p>1</text:p>
          </table:table-cell>
          <table:table-cell table:formula="of:=IF([.EK12]=&quot;&quot;;&quot;&quot;;(SMALL([.$EJ12:.$EN12];[.DY12])))" office:value-type="float" office:value="2" calcext:value-type="float">
            <text:p>2</text:p>
          </table:table-cell>
          <table:table-cell table:formula="of:=IF([.EL12]=&quot;&quot;;&quot;&quot;;(SMALL([.$EJ12:.$EN12];[.DZ12])))" office:value-type="float" office:value="16" calcext:value-type="float">
            <text:p>16</text:p>
          </table:table-cell>
          <table:table-cell table:style-name="ce1" table:formula="of:=IF([.EM12]=&quot;&quot;;&quot;&quot;;(SMALL([.$EJ12:.$EN12];[.EA12])))" office:value-type="float" office:value="18" calcext:value-type="float">
            <text:p>18</text:p>
          </table:table-cell>
          <table:table-cell table:style-name="ce1" table:formula="of:=IF([.EN12]=&quot;&quot;;&quot;&quot;;(SMALL([.$EJ12:.$EN12];[.EB12])))" office:value-type="float" office:value="23" calcext:value-type="float">
            <text:p>23</text:p>
          </table:table-cell>
          <table:table-cell table:formula="of:=IF([.EQ12]=&quot;&quot;;&quot;&quot;;CONCATENATE(&quot;symbols/types/only_color_exact/&quot;;[.EQ12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12]=&quot;&quot;;&quot;&quot;;CONCATENATE(&quot;symbols/types/only_color_exact/&quot;;[.ER12];&quot;.png&quot;))">
            <text:p/>
          </table:table-cell>
          <table:table-cell table:formula="of:=IF([.ES12]=&quot;&quot;;&quot;&quot;;CONCATENATE(&quot;symbols/types/only_color_exact/&quot;;[.ES12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12]=&quot;&quot;;&quot;&quot;;CONCATENATE(&quot;symbols/types/only_color_exact/&quot;;[.ET12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U12]=&quot;&quot;;&quot;&quot;;CONCATENATE(&quot;symbols/types/only_color_exact/&quot;;[.EU12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V12]=&quot;&quot;;&quot;&quot;;CONCATENATE(&quot;symbols/types/vanilla/&quot;;[.EV12];&quot;.png&quot;))" office:value-type="string" office:string-value="symbols/types/vanilla/1.png" calcext:value-type="string">
            <text:p>symbols/types/vanilla/1.png</text:p>
          </table:table-cell>
          <table:table-cell table:number-columns-repeated="4"/>
          <table:table-cell table:formula="of:=CONCATENATE(&quot;Symbols/Types/Weaknesses/&quot;; [.E12]; &quot;.png&quot;)" office:value-type="string" office:string-value="Symbols/Types/Weaknesses/Normal.png" calcext:value-type="string">
            <text:p>Symbols/Types/Weaknesses/Normal.png</text:p>
          </table:table-cell>
          <table:table-cell table:formula="of:=CONCATENATE(&quot;Symbols/Pokemon/&quot;;[.A12];&quot;.png&quot;)" office:value-type="string" office:string-value="Symbols/Pokemon/Flareon.png" calcext:value-type="string">
            <text:p>Symbols/Pokemon/Flareon.png</text:p>
          </table:table-cell>
          <table:table-cell table:formula="of:=CONCATENATE(&quot;Symbols/Pokemon/&quot;;[.B12];&quot;.png&quot;)" office:value-type="string" office:string-value="Symbols/Pokemon/Vaporeon.png" calcext:value-type="string">
            <text:p>Symbols/Pokemon/Vaporeon.png</text:p>
          </table:table-cell>
          <table:table-cell table:formula="of:=CONCATENATE(&quot;Symbols/Pokemon/&quot;;[.C12];&quot;.png&quot;)" office:value-type="string" office:string-value="Symbols/Pokemon/Jolteon.png" calcext:value-type="string">
            <text:p>Symbols/Pokemon/Jolteon.png</text:p>
          </table:table-cell>
          <table:table-cell table:formula="of:=IF([.H12]=&quot;&quot;;0;1)+IF([.I12]=&quot;&quot;;0;1) +IF([.J12]=&quot;&quot;;0;1)+ IF([.K12] = &quot;&quot;;0;1)" office:value-type="float" office:value="3" calcext:value-type="float">
            <text:p>3</text:p>
          </table:table-cell>
          <table:table-cell table:formula="of:=IF([.L12]=&quot;&quot;;0;1)+IF([.M12]=&quot;&quot;;0;1) +IF([.N12]=&quot;&quot;;0;1)+ IF([.O12] = &quot;&quot;;0;1)" office:value-type="float" office:value="3" calcext:value-type="float">
            <text:p>3</text:p>
          </table:table-cell>
          <table:table-cell table:formula="of:=IF([.P12]=&quot;&quot;;0;1)+IF([.Q12]=&quot;&quot;;0;1) +IF([.R12]=&quot;&quot;;0;1)+ IF([.S12] = &quot;&quot;;0;1)" office:value-type="float" office:value="3" calcext:value-type="float">
            <text:p>3</text:p>
          </table:table-cell>
          <table:table-cell table:formula="of:=CONCATENATE(&quot;Symbols/Dice/dice_&quot;;[.H12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I12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J12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K1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12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M12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N12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O1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12];&quot;.png&quot;)" office:value-type="string" office:string-value="Symbols/Dice/dice_Electric.png" calcext:value-type="string">
            <text:p>Symbols/Dice/dice_Electric.png</text:p>
          </table:table-cell>
          <table:table-cell table:formula="of:=CONCATENATE(&quot;Symbols/Dice/dice_&quot;;[.Q12];&quot;.png&quot;)" office:value-type="string" office:string-value="Symbols/Dice/dice_Electric.png" calcext:value-type="string">
            <text:p>Symbols/Dice/dice_Electric.png</text:p>
          </table:table-cell>
          <table:table-cell table:formula="of:=CONCATENATE(&quot;Symbols/Dice/dice_&quot;;[.R12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S12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12])" office:value-type="string" office:string-value="Speed: 4" calcext:value-type="string">
            <text:p>Speed: 4</text:p>
          </table:table-cell>
          <table:table-cell/>
          <table:table-cell table:formula="of:=MATCH([.AJ12]; [.$GV$1:.$GV$1048576];0)" office:value-type="float" office:value="63" calcext:value-type="float">
            <text:p>63</text:p>
          </table:table-cell>
          <table:table-cell table:formula="of:=MATCH([.AK12]; [.$GV$1:.$GV$1048576];0)" office:value-type="float" office:value="83" calcext:value-type="float">
            <text:p>83</text:p>
          </table:table-cell>
          <table:table-cell table:formula="of:=MATCH([.AL12]; [.$GV$1:.$GV$1048576];0)" office:value-type="float" office:value="28" calcext:value-type="float">
            <text:p>28</text:p>
          </table:table-cell>
          <table:table-cell table:style-name="ce1" table:formula="of:=INDIRECT(&quot;HC&quot;&amp;[.GG12])" office:value-type="string" office:string-value="Affects: (3_hex). " calcext:value-type="string">
            <text:p>Affects: (3_hex). </text:p>
          </table:table-cell>
          <table:table-cell table:style-name="ce1" table:formula="of:=INDIRECT(&quot;HC&quot;&amp;[.GH12])" office:value-type="string" office:string-value="Affects: (2_line). " calcext:value-type="string">
            <text:p>Affects: (2_line). </text:p>
          </table:table-cell>
          <table:table-cell table:style-name="ce1" table:formula="of:=INDIRECT(&quot;HC&quot;&amp;[.GI12])">
            <text:p/>
          </table:table-cell>
          <table:table-cell table:style-name="ce1" table:formula="of:=INDIRECT(&quot;GW&quot;&amp;[.GG12])" office:value-type="float" office:value="0" calcext:value-type="float">
            <text:p>0</text:p>
          </table:table-cell>
          <table:table-cell table:style-name="ce1" table:formula="of:=INDIRECT(&quot;GW&quot;&amp;[.GH12])" office:value-type="float" office:value="0" calcext:value-type="float">
            <text:p>0</text:p>
          </table:table-cell>
          <table:table-cell table:style-name="ce1" table:formula="of:=INDIRECT(&quot;GW&quot;&amp;[.GI12])" office:value-type="float" office:value="0" calcext:value-type="float">
            <text:p>0</text:p>
          </table:table-cell>
          <table:table-cell table:style-name="ce1" table:formula="of:=INDIRECT(&quot;HE&quot;&amp;[.GG12])" office:value-type="string" office:string-value="Damage: (fire)" calcext:value-type="string">
            <text:p>Damage: (fire)</text:p>
          </table:table-cell>
          <table:table-cell table:style-name="ce1" table:formula="of:=INDIRECT(&quot;HE&quot;&amp;[.GH12])" office:value-type="string" office:string-value="Damage: (Water)(Water)" calcext:value-type="string">
            <text:p>Damage: (Water)(Water)</text:p>
          </table:table-cell>
          <table:table-cell table:style-name="ce1" table:formula="of:=INDIRECT(&quot;HE&quot;&amp;[.GI12])" office:value-type="string" office:string-value="Damage: (Electric)" calcext:value-type="string">
            <text:p>Damage: (Electric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Flamethrow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4_line</text:p>
          </table:table-cell>
          <table:table-cell table:style-name="ce6"/>
          <table:table-cell table:style-name="ce7" table:formula="of:=CONCATENATE([.HH12]; [.HB12])" office:value-type="string" office:string-value="Affects: (4_line). " calcext:value-type="string">
            <text:p>Affects: (4_line). </text:p>
          </table:table-cell>
          <table:table-cell table:style-name="ce6" table:formula="of:=CONCATENATE(&quot;(&quot;;[.GY12];&quot;)&quot;)" office:value-type="string" office:string-value="(fire)" calcext:value-type="string">
            <text:p>(fire)</text:p>
          </table:table-cell>
          <table:table-cell table:style-name="ce6" table:formula="of:=CONCATENATE(&quot;Damage: &quot;;IF([.GX12]&gt;=1;[.HD12];&quot;&quot;);IF([.GX12]&gt;=2;[.HD12];&quot;&quot;);IF([.GX12]&gt;=3;[.HD12];&quot;&quot;);IF([.GX12]&gt;=4;[.HD12];&quot;&quot;);IF([.GX12]&gt;=5;[.HD12];&quot;&quot;);IF([.HI12]=1;CONCATENATE(&quot;(&quot;;[.GY12];&quot;_x)&quot;);&quot;&quot;))" office:value-type="string" office:string-value="Damage: (fire)(fire)" calcext:value-type="string">
            <text:p>Damage: (fire)(fire)</text:p>
          </table:table-cell>
          <table:table-cell table:style-name="ce6"/>
          <table:table-cell table:style-name="ce6" table:formula="of:=CONCATENATE(IF([.HA12]&lt;&gt;&quot;all hostile Pok&amp;eacute;mon&quot;;&quot;(&quot;;&quot;&quot;);[.HA12];IF([.HA12]&lt;&gt;&quot;all hostile Pok&amp;eacute;mon&quot;; &quot;)&quot;; &quot;&quot;))" office:value-type="string" office:string-value="(4_line)" calcext:value-type="string">
            <text:p>(4_line)</text:p>
          </table:table-cell>
          <table:table-cell table:style-name="ce6" table:formula="of:=IF([.HA12] &lt;&gt; &quot;&quot;; CONCATENATE(&quot;Affects: &quot;; [.HG12]; &quot;. &quot;);&quot;&quot;)" office:value-type="string" office:string-value="Affects: (4_line). " calcext:value-type="string">
            <text:p>Affects: (4_line). </text:p>
          </table:table-cell>
          <table:table-cell table:style-name="ce6"/>
          <table:table-cell table:style-name="ce6" table:formula="of:=CONCATENATE([.GV12]; IF([.GW12]=1;&quot; (cc)&quot;;&quot;&quot;))" office:value-type="string" office:string-value="Flamethrower (cc)" calcext:value-type="string">
            <text:p>Flamethrower (cc)</text:p>
          </table:table-cell>
          <table:table-cell table:style-name="ce6" table:formula="of:=CONCATENATE(&quot;Symbols/attack_imgs/&quot;;[.GV12];&quot;.png&quot;)" office:value-type="string" office:string-value="Symbols/attack_imgs/Flamethrower.png" calcext:value-type="string">
            <text:p>Symbols/attack_imgs/Flamethrower.png</text:p>
          </table:table-cell>
          <table:table-cell table:style-name="ce6" table:formula="of:=CONCATENATE(&quot;TM &quot;; [.GU12]-3; &quot; (&quot;;[.GY12]; &quot;_t) &amp;nbsp &quot;; [.GV12];  IF([.GW12]=1;&quot; (cc)&quot;;&quot;&quot;))" office:value-type="string" office:string-value="TM 8 (fire_t) &amp;nbsp Flamethrower (cc)" calcext:value-type="string">
            <text:p>TM 8 (fire_t) &amp;nbsp Flamethrower (cc)</text:p>
          </table:table-cell>
          <table:table-cell table:style-name="ce6" table:formula="of:=CONCATENATE([.HH12];[.HB12])" office:value-type="string" office:string-value="Affects: (4_line). " calcext:value-type="string">
            <text:p>Affects: (4_line). </text:p>
          </table:table-cell>
          <table:table-cell/>
          <table:table-cell table:formula="of:=IF([.GZ12]=&quot;none&quot;;&quot;&quot;;[.GZ12])" office:value-type="float" office:value="4" calcext:value-type="float">
            <text:p>4</text:p>
          </table:table-cell>
          <table:table-cell table:number-columns-repeated="2"/>
          <table:table-cell table:formula="of:=IF(INDIRECT(&quot;GZ&quot;&amp;[.GG12])=&quot;none&quot;;&quot;&quot;;INDIRECT(&quot;GZ&quot;&amp;[.GG12]))" office:value-type="float" office:value="4" calcext:value-type="float">
            <text:p>4</text:p>
          </table:table-cell>
          <table:table-cell table:formula="of:=IF(INDIRECT(&quot;GZ&quot;&amp;[.GH12])=&quot;none&quot;;&quot;&quot;;INDIRECT(&quot;GZ&quot;&amp;[.GH12]))" office:value-type="float" office:value="2" calcext:value-type="float">
            <text:p>2</text:p>
          </table:table-cell>
          <table:table-cell table:formula="of:=IF(INDIRECT(&quot;GZ&quot;&amp;[.GI12])=&quot;none&quot;;&quot;&quot;;INDIRECT(&quot;GZ&quot;&amp;[.GI12]))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IP12]=1;&quot;H&quot;;&quot;&quot;)" office:value-type="string" office:string-value="H" calcext:value-type="string">
            <text:p>H</text:p>
          </table:table-cell>
          <table:table-cell table:formula="of:=IF([.IQ12]=1;&quot;H&quot;;&quot;&quot;)">
            <text:p/>
          </table:table-cell>
          <table:table-cell table:formula="of:=IF([.IR12]=1;&quot;H&quot;;&quot;&quot;)" office:value-type="string" office:string-value="H" calcext:value-type="string">
            <text:p>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Fearow</text:p>
          </table:table-cell>
          <table:table-cell table:number-columns-repeated="2"/>
          <table:table-cell office:value-type="string" calcext:value-type="string">
            <text:p>Flying</text:p>
          </table:table-cell>
          <table:table-cell office:value-type="string" calcext:value-type="string">
            <text:p>Sky High</text:p>
          </table:table-cell>
          <table:table-cell office:value-type="string" calcext:value-type="string">
            <text:p>When attacked by nonadjacent Pok&amp;eacute;mon, resolve as if being 1 additional hex distant.</text:p>
          </table:table-cell>
          <table:table-cell office:value-type="string" calcext:value-type="string">
            <text:p>Flying</text:p>
          </table:table-cell>
          <table:table-cell table:number-columns-repeated="3"/>
          <table:table-cell table:number-columns-repeated="2" office:value-type="string" calcext:value-type="string">
            <text:p>Flying</text:p>
          </table:table-cell>
          <table:table-cell table:number-columns-repeated="6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13:.AE13];&quot;&gt;1&quot;)-COUNTIF([.T13:.AE13];&quot;&gt;2&quot;)-COUNTIF([.T13:.AE13];&quot;&gt;3&quot;)-COUNTIF([.T13:.AE13];&quot;&gt;4&quot;)-COUNTIF([.T13:.AE13];&quot;&gt;5&quot;)-COUNTIF([.T13:.AE13];&quot;&gt;6&quot;)-COUNTIF([.T13:.AE13];&quot;&gt;7&quot;)-COUNTIF([.T13:.AE13];&quot;&gt;8&quot;)" office:value-type="float" office:value="10" calcext:value-type="float">
            <text:p>10</text:p>
          </table:table-cell>
          <table:table-cell table:formula="of:=SUM([.T13:.AE13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Sky Att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Reflect</text:p>
          </table:table-cell>
          <table:table-cell table:style-name="ce59" table:formula="of:=ROUND([.AG13]+(12-[.AF13])-[.BA13]/2+[.BF13]+[.BG13]-[.BT13]+[.AZ13]*2/3+[.BC13]-[.AX13];1)" office:value-type="float" office:value="9.7" calcext:value-type="float">
            <text:p>9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ute 1</text:p>
          </table:table-cell>
          <table:table-cell table:style-name="ce1" table:formula="of:=IF([.AW13]=&quot;Starter&quot;; 0;IF([.AW13]=&quot;Route 1&quot;;0; IF([.AW13]=&quot;Viridian Forest&quot;;0;IF([.AW13]=&quot;Cycling Road&quot;;0;0.7)))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3]=&quot;&quot;;IF([.I13]&lt;&gt;&quot;&quot;;0;IF([.M13]&lt;&gt;&quot;&quot;;[.AH13]-1;[.AI13]-1));IF([.M13]&lt;&gt;&quot;&quot;;0;IF([.Q13]&lt;&gt;&quot;&quot;;[.AH13]-1)))" office:value-type="float" office:value="3" calcext:value-type="float">
            <text:p>3</text:p>
          </table:table-cell>
          <table:table-cell/>
          <table:table-cell table:formula="of:=IF([.AM13]=1;0;IF([.AM13]=2;1;IF([.AM13]=3;1.7;IF([.AM13]=4;2.2;IF([.AM13]=5;2.55;IF([.AM13]=6;2.8;IF([.AM13]=7;3)))))))" office:value-type="float" office:value="2.55" calcext:value-type="float">
            <text:p>2.55</text:p>
          </table:table-cell>
          <table:table-cell office:value-type="float" office:value="0.5" calcext:value-type="float">
            <text:p>0.5</text:p>
          </table:table-cell>
          <table:table-cell table:formula="of:=[.BD13] *(2 -[.BE13])/2" office:value-type="float" office:value="1.9125" calcext:value-type="float">
            <text:p>1.91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13])" office:value-type="string" office:string-value="Peck" calcext:value-type="string">
            <text:p>Peck</text:p>
          </table:table-cell>
          <table:table-cell table:style-name="ce1" table:formula="of:=INDIRECT(&quot;HJ&quot;&amp;[.GH13])" office:value-type="string" office:string-value="Drill Peck (cc)" calcext:value-type="string">
            <text:p>Drill Peck (cc)</text:p>
          </table:table-cell>
          <table:table-cell table:style-name="ce1" table:formula="of:=INDIRECT(&quot;HJ&quot;&amp;[.GI13])" office:value-type="string" office:string-value="Sky Attack (cc)" calcext:value-type="string">
            <text:p>Sky Attack (cc)</text:p>
          </table:table-cell>
          <table:table-cell/>
          <table:table-cell table:style-name="ce1" table:formula="of:=IF([.BQ13]&gt;=1; 0;IF([.BR13]&gt;=1;[.AH13]-1;IF([.BS13]&gt;=1;[.AI13]-1;11)))" office:value-type="float" office:value="0" calcext:value-type="float">
            <text:p>0</text:p>
          </table:table-cell>
          <table:table-cell table:formula="of:=IF([.BQ13]&gt;=2; 0;IF([.BR13]&gt;=2;[.AH13]-1;IF([.BS13]&gt;=2;[.AI13]-1;11)))" office:value-type="float" office:value="3" calcext:value-type="float">
            <text:p>3</text:p>
          </table:table-cell>
          <table:table-cell table:formula="of:=IF([.BQ13]&gt;=3; 0;IF([.BR13]&gt;=3;[.AH13]-1;IF([.BS13]&gt;=3;[.AI13]-1;11)))" office:value-type="float" office:value="11" calcext:value-type="float">
            <text:p>11</text:p>
          </table:table-cell>
          <table:table-cell table:formula="of:=IF([.BQ13]&gt;=4; 0;IF([.BR13]&gt;=4;[.AH13]-1;IF([.BS13]&gt;=4;[.AI13]-1;11)))" office:value-type="float" office:value="11" calcext:value-type="float">
            <text:p>11</text:p>
          </table:table-cell>
          <table:table-cell table:formula="of:= 4- COUNTBLANK([.H13:.K13])" office:value-type="float" office:value="1" calcext:value-type="float">
            <text:p>1</text:p>
          </table:table-cell>
          <table:table-cell table:formula="of:= MAX([.BQ13];4 -COUNTBLANK([.L13:.O13]))" office:value-type="float" office:value="2" calcext:value-type="float">
            <text:p>2</text:p>
          </table:table-cell>
          <table:table-cell table:formula="of:=MAX([.BR13];4-COUNTBLANK([.P13:.S13]))" office:value-type="float" office:value="2" calcext:value-type="float">
            <text:p>2</text:p>
          </table:table-cell>
          <table:table-cell table:formula="of:=IF([.D13]&lt;&gt;&quot;&quot;;4;SUM([.BM13:.BP13])/7)" office:value-type="float" office:value="3.57142857142857" calcext:value-type="float">
            <text:p>3.57142857142857</text:p>
          </table:table-cell>
          <table:table-cell table:number-columns-repeated="16"/>
          <table:table-cell table:formula="of:=IF([.A13]=&quot;&quot;;0;1)+IF([.B13]=&quot;&quot;;0;1)+IF([.C13]=&quot;&quot;;0;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IF([.D13]=&quot;&quot;;&quot;&quot;;CONCATENATE(&quot;Symbols/Other/&quot;;[.D13];&quot;.png&quot;))">
            <text:p/>
          </table:table-cell>
          <table:table-cell table:formula="of:=LEN([.A13])" office:value-type="float" office:value="7" calcext:value-type="float">
            <text:p>7</text:p>
          </table:table-cell>
          <table:table-cell table:formula="of:=LEN([.B13])" office:value-type="float" office:value="6" calcext:value-type="float">
            <text:p>6</text:p>
          </table:table-cell>
          <table:table-cell table:formula="of:=LEN([.C13])" office:value-type="float" office:value="0" calcext:value-type="float">
            <text:p>0</text:p>
          </table:table-cell>
          <table:table-cell table:formula="of:=CONCATENATE(IF([.FO13]&gt;0; CONCATENATE([.A13];&quot; (die_&quot;; [.H13]);&quot;&quot;); IF([.FO13]&gt;1; CONCATENATE(&quot;_&quot;;[.I13]);&quot;&quot;);IF([.FO13]&gt;2; CONCATENATE(&quot;_&quot;;[.J13]);&quot;&quot;);IF([.FO13]&gt;3; CONCATENATE(&quot;_&quot;;[.K13]);&quot;&quot;);IF([.FO13]&gt;0;&quot;)&quot;;[.A13]))" office:value-type="string" office:string-value="Spearow (die_Flying)" calcext:value-type="string">
            <text:p>Spearow (die_Flying)</text:p>
          </table:table-cell>
          <table:table-cell table:formula="of:=CONCATENATE(IF([.FP13]&gt;0; CONCATENATE([.B13];&quot; (die_&quot;; [.L13]);&quot;&quot;); IF([.FP13]&gt;1; CONCATENATE(&quot;_&quot;;[.M13]);&quot;&quot;);IF([.FP13]&gt;2; CONCATENATE(&quot;_&quot;;[.N13]);&quot;&quot;);IF([.FP13]&gt;3; CONCATENATE(&quot;_&quot;;[.O13]);&quot;&quot;);IF([.FP13]&gt;0;&quot;)&quot;;&quot;&quot;))" office:value-type="string" office:string-value="Fearow (die_Flying_Flying)" calcext:value-type="string">
            <text:p>Fearow (die_Flying_Flying)</text:p>
          </table:table-cell>
          <table:table-cell table:formula="of:=CONCATENATE(IF([.FQ13]&gt;0; CONCATENATE([.C13];&quot; (die_&quot;; [.P13]);&quot;&quot;); IF([.FQ13]&gt;1; CONCATENATE(&quot;_&quot;;[.Q13]);&quot;&quot;);IF([.FQ13]&gt;2; CONCATENATE(&quot;_&quot;;[.R13]);&quot;&quot;);IF([.FQ13]&gt;3; CONCATENATE(&quot;_&quot;;[.S13]);&quot;&quot;);IF([.FQ13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13] = &quot;&quot;; &quot;&quot;;MATCH([.AN13];[.$GV$2:.$GV$100];0)-3)" office:value-type="float" office:value="33" calcext:value-type="float">
            <text:p>33</text:p>
          </table:table-cell>
          <table:table-cell table:formula="of:=IF([.AO13] = &quot;&quot;; &quot;&quot;;MATCH([.AO13];[.$GV$2:.$GV$100];0)-3)" office:value-type="float" office:value="23" calcext:value-type="float">
            <text:p>23</text:p>
          </table:table-cell>
          <table:table-cell table:formula="of:=IF([.AP13] = &quot;&quot;; &quot;&quot;;MATCH([.AP13];[.$GV$2:.$GV$100];0)-3)" office:value-type="float" office:value="18" calcext:value-type="float">
            <text:p>18</text:p>
          </table:table-cell>
          <table:table-cell table:formula="of:=IF([.AQ13] = &quot;&quot;; &quot;&quot;;MATCH([.AQ13];[.$GV$2:.$GV$100];0)-3)" office:value-type="float" office:value="31" calcext:value-type="float">
            <text:p>31</text:p>
          </table:table-cell>
          <table:table-cell table:formula="of:=IF([.AR13] = &quot;&quot;; &quot;&quot;;MATCH([.AR13];[.$GV$2:.$GV$100];0)-3)" office:value-type="float" office:value="6" calcext:value-type="float">
            <text:p>6</text:p>
          </table:table-cell>
          <table:table-cell table:number-columns-repeated="2"/>
          <table:table-cell table:style-name="ce1" table:formula="of:=IFERROR(IF(OR(INDIRECT(&quot;$GX&quot; &amp; [.EV13]+4 )&gt;0;INDIRECT(&quot;$HI&quot; &amp; [.EV13]+4 )&gt;0);INDIRECT(&quot;$GY&quot; &amp; [.EV13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W13]+4 )&gt;0;INDIRECT(&quot;$HI&quot; &amp; [.EW13]+4 )&gt;0);INDIRECT(&quot;$GY&quot; &amp; [.EW13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13]+4 )&gt;0;INDIRECT(&quot;$HI&quot; &amp; [.EX13]+4 )&gt;0);INDIRECT(&quot;$GY&quot; &amp; [.EX13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13]+4 )&gt;0;INDIRECT(&quot;$HI&quot; &amp; [.EY13]+4 )&gt;0);INDIRECT(&quot;$GY&quot; &amp; [.EY13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Z13]+4 )&gt;0;INDIRECT(&quot;$HI&quot; &amp; [.EZ13]+4 )&gt;0);INDIRECT(&quot;$GY&quot; &amp; [.EZ13]+4);&quot;&quot;);&quot;&quot;)" office:value-type="string" office:string-value="Normal" calcext:value-type="string">
            <text:p>Normal</text:p>
          </table:table-cell>
          <table:table-cell table:formula="of:=IF([.EJ13]=&quot;&quot;;&quot;&quot;;(SMALL([.$EJ13:.$EN13];[.DX13])))" office:value-type="float" office:value="6" calcext:value-type="float">
            <text:p>6</text:p>
          </table:table-cell>
          <table:table-cell table:formula="of:=IF([.EK13]=&quot;&quot;;&quot;&quot;;(SMALL([.$EJ13:.$EN13];[.DY13])))" office:value-type="float" office:value="18" calcext:value-type="float">
            <text:p>18</text:p>
          </table:table-cell>
          <table:table-cell table:formula="of:=IF([.EL13]=&quot;&quot;;&quot;&quot;;(SMALL([.$EJ13:.$EN13];[.DZ13])))" office:value-type="float" office:value="23" calcext:value-type="float">
            <text:p>23</text:p>
          </table:table-cell>
          <table:table-cell table:style-name="ce1" table:formula="of:=IF([.EM13]=&quot;&quot;;&quot;&quot;;(SMALL([.$EJ13:.$EN13];[.EA13])))" office:value-type="float" office:value="31" calcext:value-type="float">
            <text:p>31</text:p>
          </table:table-cell>
          <table:table-cell table:style-name="ce1" table:formula="of:=IF([.EN13]=&quot;&quot;;&quot;&quot;;(SMALL([.$EJ13:.$EN13];[.EB13])))" office:value-type="float" office:value="33" calcext:value-type="float">
            <text:p>33</text:p>
          </table:table-cell>
          <table:table-cell table:formula="of:=IF([.EQ13]=&quot;&quot;;&quot;&quot;;CONCATENATE(&quot;symbols/types/only_color_exact/&quot;;[.EQ13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R13]=&quot;&quot;;&quot;&quot;;CONCATENATE(&quot;symbols/types/only_color_exact/&quot;;[.ER13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13]=&quot;&quot;;&quot;&quot;;CONCATENATE(&quot;symbols/types/only_color_exact/&quot;;[.ES13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13]=&quot;&quot;;&quot;&quot;;CONCATENATE(&quot;symbols/types/only_color_exact/&quot;;[.ET13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U13]=&quot;&quot;;&quot;&quot;;CONCATENATE(&quot;symbols/types/only_color_exact/&quot;;[.EU13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V13]=&quot;&quot;;&quot;&quot;;CONCATENATE(&quot;symbols/types/vanilla/&quot;;[.EV13];&quot;.png&quot;))" office:value-type="string" office:string-value="symbols/types/vanilla/6.png" calcext:value-type="string">
            <text:p>symbols/types/vanilla/6.png</text:p>
          </table:table-cell>
          <table:table-cell table:number-columns-repeated="4"/>
          <table:table-cell table:formula="of:=CONCATENATE(&quot;Symbols/Types/Weaknesses/&quot;; [.E13]; &quot;.png&quot;)" office:value-type="string" office:string-value="Symbols/Types/Weaknesses/Flying.png" calcext:value-type="string">
            <text:p>Symbols/Types/Weaknesses/Flying.png</text:p>
          </table:table-cell>
          <table:table-cell table:formula="of:=CONCATENATE(&quot;Symbols/Pokemon/&quot;;[.A13];&quot;.png&quot;)" office:value-type="string" office:string-value="Symbols/Pokemon/Spearow.png" calcext:value-type="string">
            <text:p>Symbols/Pokemon/Spearow.png</text:p>
          </table:table-cell>
          <table:table-cell table:formula="of:=CONCATENATE(&quot;Symbols/Pokemon/&quot;;[.B13];&quot;.png&quot;)" office:value-type="string" office:string-value="Symbols/Pokemon/Fearow.png" calcext:value-type="string">
            <text:p>Symbols/Pokemon/Fearow.png</text:p>
          </table:table-cell>
          <table:table-cell table:formula="of:=CONCATENATE(&quot;Symbols/Pokemon/&quot;;[.C13];&quot;.png&quot;)" office:value-type="string" office:string-value="Symbols/Pokemon/.png" calcext:value-type="string">
            <text:p>Symbols/Pokemon/.png</text:p>
          </table:table-cell>
          <table:table-cell table:formula="of:=IF([.H13]=&quot;&quot;;0;1)+IF([.I13]=&quot;&quot;;0;1) +IF([.J13]=&quot;&quot;;0;1)+ IF([.K13] = &quot;&quot;;0;1)" office:value-type="float" office:value="1" calcext:value-type="float">
            <text:p>1</text:p>
          </table:table-cell>
          <table:table-cell table:formula="of:=IF([.L13]=&quot;&quot;;0;1)+IF([.M13]=&quot;&quot;;0;1) +IF([.N13]=&quot;&quot;;0;1)+ IF([.O13] = &quot;&quot;;0;1)" office:value-type="float" office:value="2" calcext:value-type="float">
            <text:p>2</text:p>
          </table:table-cell>
          <table:table-cell table:formula="of:=IF([.P13]=&quot;&quot;;0;1)+IF([.Q13]=&quot;&quot;;0;1) +IF([.R13]=&quot;&quot;;0;1)+ IF([.S13] = &quot;&quot;;0;1)" office:value-type="float" office:value="0" calcext:value-type="float">
            <text:p>0</text:p>
          </table:table-cell>
          <table:table-cell table:formula="of:=CONCATENATE(&quot;Symbols/Dice/dice_&quot;;[.H13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I1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1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1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13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M13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N1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1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1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1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1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13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13])" office:value-type="string" office:string-value="Speed: 5" calcext:value-type="string">
            <text:p>Speed: 5</text:p>
          </table:table-cell>
          <table:table-cell/>
          <table:table-cell table:formula="of:=MATCH([.AJ13]; [.$GV$1:.$GV$1048576];0)" office:value-type="float" office:value="58" calcext:value-type="float">
            <text:p>58</text:p>
          </table:table-cell>
          <table:table-cell table:formula="of:=MATCH([.AK13]; [.$GV$1:.$GV$1048576];0)" office:value-type="float" office:value="43" calcext:value-type="float">
            <text:p>43</text:p>
          </table:table-cell>
          <table:table-cell table:formula="of:=MATCH([.AL13]; [.$GV$1:.$GV$1048576];0)" office:value-type="float" office:value="73" calcext:value-type="float">
            <text:p>73</text:p>
          </table:table-cell>
          <table:table-cell table:style-name="ce1" table:formula="of:=INDIRECT(&quot;HC&quot;&amp;[.GG13])">
            <text:p/>
          </table:table-cell>
          <table:table-cell table:style-name="ce1" table:formula="of:=INDIRECT(&quot;HC&quot;&amp;[.GH13])">
            <text:p/>
          </table:table-cell>
          <table:table-cell table:style-name="ce1" table:formula="of:=INDIRECT(&quot;HC&quot;&amp;[.GI13])" office:value-type="string" office:string-value="Affects: (6_line). After attack, teleport to last available hex affected." calcext:value-type="string">
            <text:p>Affects: (6_line). After attack, teleport to last available hex affected.</text:p>
          </table:table-cell>
          <table:table-cell table:style-name="ce1" table:formula="of:=INDIRECT(&quot;GW&quot;&amp;[.GG13])" office:value-type="float" office:value="0" calcext:value-type="float">
            <text:p>0</text:p>
          </table:table-cell>
          <table:table-cell table:style-name="ce1" table:formula="of:=INDIRECT(&quot;GW&quot;&amp;[.GH13])" office:value-type="float" office:value="1" calcext:value-type="float">
            <text:p>1</text:p>
          </table:table-cell>
          <table:table-cell table:style-name="ce1" table:formula="of:=INDIRECT(&quot;GW&quot;&amp;[.GI13])" office:value-type="float" office:value="1" calcext:value-type="float">
            <text:p>1</text:p>
          </table:table-cell>
          <table:table-cell table:style-name="ce1" table:formula="of:=INDIRECT(&quot;HE&quot;&amp;[.GG13])" office:value-type="string" office:string-value="Damage: (Flying)(Flying)" calcext:value-type="string">
            <text:p>Damage: (Flying)(Flying)</text:p>
          </table:table-cell>
          <table:table-cell table:style-name="ce1" table:formula="of:=INDIRECT(&quot;HE&quot;&amp;[.GH13])" office:value-type="string" office:string-value="Damage: (Flying)(Flying)(Flying)" calcext:value-type="string">
            <text:p>Damage: (Flying)(Flying)(Flying)</text:p>
          </table:table-cell>
          <table:table-cell table:style-name="ce1" table:formula="of:=INDIRECT(&quot;HE&quot;&amp;[.GI13])" office:value-type="string" office:string-value="Damage: (Flying)(Flying)" calcext:value-type="string">
            <text:p>Damage: (Flying)(Flying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leep Pow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3_hex</text:p>
          </table:table-cell>
          <table:table-cell table:style-name="ce6" office:value-type="string" calcext:value-type="string">
            <text:p>Targets become &lt;b&gt;Asleep&lt;/b&gt;. (Miss next activation)</text:p>
          </table:table-cell>
          <table:table-cell table:style-name="ce7" table:formula="of:=CONCATENATE([.HH13]; [.HB13])" office:value-type="string" office:string-value="Affects: (3_hex). Targets become &lt;b&gt;Asleep&lt;/b&gt;. (Miss next activation)" calcext:value-type="string">
            <text:p>Affects: (3_hex). Targets become &lt;b&gt;Asleep&lt;/b&gt;. (Miss next activation)</text:p>
          </table:table-cell>
          <table:table-cell table:style-name="ce6" table:formula="of:=CONCATENATE(&quot;(&quot;;[.GY13];&quot;)&quot;)" office:value-type="string" office:string-value="(Grass)" calcext:value-type="string">
            <text:p>(Grass)</text:p>
          </table:table-cell>
          <table:table-cell table:style-name="ce6" table:formula="of:=CONCATENATE(&quot;Damage: &quot;;IF([.GX13]&gt;=1;[.HD13];&quot;&quot;);IF([.GX13]&gt;=2;[.HD13];&quot;&quot;);IF([.GX13]&gt;=3;[.HD13];&quot;&quot;);IF([.GX13]&gt;=4;[.HD13];&quot;&quot;);IF([.GX13]&gt;=5;[.HD13];&quot;&quot;);IF([.HI13]=1;CONCATENATE(&quot;(&quot;;[.GY13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13]&lt;&gt;&quot;all hostile Pok&amp;eacute;mon&quot;;&quot;(&quot;;&quot;&quot;);[.HA13];IF([.HA13]&lt;&gt;&quot;all hostile Pok&amp;eacute;mon&quot;; &quot;)&quot;; &quot;&quot;))" office:value-type="string" office:string-value="(3_hex)" calcext:value-type="string">
            <text:p>(3_hex)</text:p>
          </table:table-cell>
          <table:table-cell table:style-name="ce6" table:formula="of:=IF([.HA13] &lt;&gt; &quot;&quot;; CONCATENATE(&quot;Affects: &quot;; [.HG13]; &quot;. &quot;);&quot;&quot;)" office:value-type="string" office:string-value="Affects: (3_hex). " calcext:value-type="string">
            <text:p>Affects: (3_hex). </text:p>
          </table:table-cell>
          <table:table-cell table:style-name="ce6"/>
          <table:table-cell table:style-name="ce6" table:formula="of:=CONCATENATE([.GV13]; IF([.GW13]=1;&quot; (cc)&quot;;&quot;&quot;))" office:value-type="string" office:string-value="Sleep Powder (cc)" calcext:value-type="string">
            <text:p>Sleep Powder (cc)</text:p>
          </table:table-cell>
          <table:table-cell table:style-name="ce6" table:formula="of:=CONCATENATE(&quot;Symbols/attack_imgs/&quot;;[.GV13];&quot;.png&quot;)" office:value-type="string" office:string-value="Symbols/attack_imgs/Sleep Powder.png" calcext:value-type="string">
            <text:p>Symbols/attack_imgs/Sleep Powder.png</text:p>
          </table:table-cell>
          <table:table-cell table:style-name="ce6" table:formula="of:=CONCATENATE(&quot;TM &quot;; [.GU13]-3; &quot; (&quot;;[.GY13]; &quot;_t) &amp;nbsp &quot;; [.GV13];  IF([.GW13]=1;&quot; (cc)&quot;;&quot;&quot;))" office:value-type="string" office:string-value="TM 9 (Grass_t) &amp;nbsp Sleep Powder (cc)" calcext:value-type="string">
            <text:p>TM 9 (Grass_t) &amp;nbsp Sleep Powder (cc)</text:p>
          </table:table-cell>
          <table:table-cell table:style-name="ce6" table:formula="of:=CONCATENATE([.HH13];[.HB13])" office:value-type="string" office:string-value="Affects: (3_hex). Targets become &lt;b&gt;Asleep&lt;/b&gt;. (Miss next activation)" calcext:value-type="string">
            <text:p>Affects: (3_hex). Targets become &lt;b&gt;Asleep&lt;/b&gt;. (Miss next activation)</text:p>
          </table:table-cell>
          <table:table-cell/>
          <table:table-cell table:formula="of:=IF([.GZ13]=&quot;none&quot;;&quot;&quot;;[.GZ13])" office:value-type="float" office:value="4" calcext:value-type="float">
            <text:p>4</text:p>
          </table:table-cell>
          <table:table-cell table:number-columns-repeated="2"/>
          <table:table-cell table:formula="of:=IF(INDIRECT(&quot;GZ&quot;&amp;[.GG13])=&quot;none&quot;;&quot;&quot;;INDIRECT(&quot;GZ&quot;&amp;[.GG13]))" office:value-type="float" office:value="1" calcext:value-type="float">
            <text:p>1</text:p>
          </table:table-cell>
          <table:table-cell table:formula="of:=IF(INDIRECT(&quot;GZ&quot;&amp;[.GH13])=&quot;none&quot;;&quot;&quot;;INDIRECT(&quot;GZ&quot;&amp;[.GH13]))" office:value-type="float" office:value="1" calcext:value-type="float">
            <text:p>1</text:p>
          </table:table-cell>
          <table:table-cell table:formula="of:=IF(INDIRECT(&quot;GZ&quot;&amp;[.GI13])=&quot;none&quot;;&quot;&quot;;INDIRECT(&quot;GZ&quot;&amp;[.GI13]))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11.5" calcext:value-type="float">
            <text:p>-1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IP13]=1;&quot;H&quot;;&quot;&quot;)">
            <text:p/>
          </table:table-cell>
          <table:table-cell table:formula="of:=IF([.IQ13]=1;&quot;H&quot;;&quot;&quot;)" office:value-type="string" office:string-value="H" calcext:value-type="string">
            <text:p>H</text:p>
          </table:table-cell>
          <table:table-cell table:formula="of:=IF([.IR13]=1;&quot;H&quot;;&quot;&quot;)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Weedle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Beedrill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Poison point</text:p>
          </table:table-cell>
          <table:table-cell office:value-type="string" calcext:value-type="string">
            <text:p>Targets of range 1 attacks becomes &lt;b&gt;Poisoned&lt;/b&gt;.</text:p>
          </table:table-cell>
          <table:table-cell office:value-type="string" calcext:value-type="string">
            <text:p>Grass</text:p>
          </table:table-cell>
          <table:table-cell table:number-columns-repeated="3"/>
          <table:table-cell office:value-type="string" calcext:value-type="string">
            <text:p>Grass</text:p>
          </table:table-cell>
          <table:table-cell table:number-columns-repeated="3"/>
          <table:table-cell table:number-columns-repeated="2" office:value-type="string" calcext:value-type="string">
            <text:p>Grass</text:p>
          </table:table-cell>
          <table:table-cell table:number-columns-repeated="2"/>
          <table:table-cell table:style-name="ce33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14:.AE14];&quot;&gt;1&quot;)-COUNTIF([.T14:.AE14];&quot;&gt;2&quot;)-COUNTIF([.T14:.AE14];&quot;&gt;3&quot;)-COUNTIF([.T14:.AE14];&quot;&gt;4&quot;)-COUNTIF([.T14:.AE14];&quot;&gt;5&quot;)-COUNTIF([.T14:.AE14];&quot;&gt;6&quot;)-COUNTIF([.T14:.AE14];&quot;&gt;7&quot;)-COUNTIF([.T14:.AE14];&quot;&gt;8&quot;)" office:value-type="float" office:value="10" calcext:value-type="float">
            <text:p>10</text:p>
          </table:table-cell>
          <table:table-cell table:formula="of:=SUM([.T14:.AE14]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U-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Sunny Day</text:p>
          </table:table-cell>
          <table:table-cell/>
          <table:table-cell table:style-name="ce59" table:formula="of:=ROUND([.AG14]+(12-[.AF14])-[.BA14]/2+[.BF14]+[.BG14]-[.BT14]+[.AZ14]*2/3+[.BC14]-[.AX14];1)" office:value-type="float" office:value="8.6" calcext:value-type="float">
            <text:p>8.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ridian Forest</text:p>
          </table:table-cell>
          <table:table-cell table:style-name="ce1" table:formula="of:=IF([.AW14]=&quot;Starter&quot;; 0;IF([.AW14]=&quot;Route 1&quot;;0; IF([.AW14]=&quot;Viridian Forest&quot;;0;IF([.AW14]=&quot;Cycling Road&quot;;0;0.7)))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4]=&quot;&quot;;IF([.I14]&lt;&gt;&quot;&quot;;0;IF([.M14]&lt;&gt;&quot;&quot;;[.AH14]-1;[.AI14]-1));IF([.M14]&lt;&gt;&quot;&quot;;0;IF([.Q14]&lt;&gt;&quot;&quot;;[.AH14]-1)))" office:value-type="float" office:value="4" calcext:value-type="float">
            <text:p>4</text:p>
          </table:table-cell>
          <table:table-cell/>
          <table:table-cell table:formula="of:=IF([.AM14]=1;0;IF([.AM14]=2;1;IF([.AM14]=3;1.7;IF([.AM14]=4;2.2;IF([.AM14]=5;2.55;IF([.AM14]=6;2.8;IF([.AM14]=7;3)))))))"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table:formula="of:=[.BD14] *(2 -[.BE14])/2" office:value-type="float" office:value="1.65" calcext:value-type="float">
            <text:p>1.65</text:p>
          </table:table-cell>
          <table:table-cell office:value-type="float" office:value="-0.5" calcext:value-type="float">
            <text:p>-0.5</text:p>
          </table:table-cell>
          <table:table-cell/>
          <table:table-cell table:style-name="ce1" table:formula="of:=INDIRECT(&quot;HJ&quot;&amp;[.GG14])" office:value-type="string" office:string-value="Poison Sting" calcext:value-type="string">
            <text:p>Poison Sting</text:p>
          </table:table-cell>
          <table:table-cell table:style-name="ce1" table:formula="of:=INDIRECT(&quot;HJ&quot;&amp;[.GH14])" office:value-type="string" office:string-value="Poison Jab" calcext:value-type="string">
            <text:p>Poison Jab</text:p>
          </table:table-cell>
          <table:table-cell table:style-name="ce1" table:formula="of:=INDIRECT(&quot;HJ&quot;&amp;[.GI14])" office:value-type="string" office:string-value="U-turn (cc)" calcext:value-type="string">
            <text:p>U-turn (cc)</text:p>
          </table:table-cell>
          <table:table-cell/>
          <table:table-cell table:style-name="ce1" table:formula="of:=IF([.BQ14]&gt;=1; 0;IF([.BR14]&gt;=1;[.AH14]-1;IF([.BS14]&gt;=1;[.AI14]-1;11)))" office:value-type="float" office:value="0" calcext:value-type="float">
            <text:p>0</text:p>
          </table:table-cell>
          <table:table-cell table:formula="of:=IF([.BQ14]&gt;=2; 0;IF([.BR14]&gt;=2;[.AH14]-1;IF([.BS14]&gt;=2;[.AI14]-1;11)))" office:value-type="float" office:value="4" calcext:value-type="float">
            <text:p>4</text:p>
          </table:table-cell>
          <table:table-cell table:formula="of:=IF([.BQ14]&gt;=3; 0;IF([.BR14]&gt;=3;[.AH14]-1;IF([.BS14]&gt;=3;[.AI14]-1;11)))" office:value-type="float" office:value="11" calcext:value-type="float">
            <text:p>11</text:p>
          </table:table-cell>
          <table:table-cell table:formula="of:=IF([.BQ14]&gt;=4; 0;IF([.BR14]&gt;=4;[.AH14]-1;IF([.BS14]&gt;=4;[.AI14]-1;11)))" office:value-type="float" office:value="11" calcext:value-type="float">
            <text:p>11</text:p>
          </table:table-cell>
          <table:table-cell table:formula="of:= 4- COUNTBLANK([.H14:.K14])" office:value-type="float" office:value="1" calcext:value-type="float">
            <text:p>1</text:p>
          </table:table-cell>
          <table:table-cell table:formula="of:= MAX([.BQ14];4 -COUNTBLANK([.L14:.O14]))" office:value-type="float" office:value="1" calcext:value-type="float">
            <text:p>1</text:p>
          </table:table-cell>
          <table:table-cell table:formula="of:=MAX([.BR14];4-COUNTBLANK([.P14:.S14]))" office:value-type="float" office:value="2" calcext:value-type="float">
            <text:p>2</text:p>
          </table:table-cell>
          <table:table-cell table:formula="of:=IF([.D14]&lt;&gt;&quot;&quot;;4;SUM([.BM14:.BP14])/7)" office:value-type="float" office:value="3.71428571428571" calcext:value-type="float">
            <text:p>3.71428571428571</text:p>
          </table:table-cell>
          <table:table-cell table:number-columns-repeated="16"/>
          <table:table-cell table:formula="of:=IF([.A14]=&quot;&quot;;0;1)+IF([.B14]=&quot;&quot;;0;1)+IF([.C14]=&quot;&quot;;0;1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IF([.D14]=&quot;&quot;;&quot;&quot;;CONCATENATE(&quot;Symbols/Other/&quot;;[.D14];&quot;.png&quot;))">
            <text:p/>
          </table:table-cell>
          <table:table-cell table:formula="of:=LEN([.A14])" office:value-type="float" office:value="6" calcext:value-type="float">
            <text:p>6</text:p>
          </table:table-cell>
          <table:table-cell table:formula="of:=LEN([.B14])" office:value-type="float" office:value="6" calcext:value-type="float">
            <text:p>6</text:p>
          </table:table-cell>
          <table:table-cell table:formula="of:=LEN([.C14])" office:value-type="float" office:value="8" calcext:value-type="float">
            <text:p>8</text:p>
          </table:table-cell>
          <table:table-cell table:formula="of:=CONCATENATE(IF([.FO14]&gt;0; CONCATENATE([.A14];&quot; (die_&quot;; [.H14]);&quot;&quot;); IF([.FO14]&gt;1; CONCATENATE(&quot;_&quot;;[.I14]);&quot;&quot;);IF([.FO14]&gt;2; CONCATENATE(&quot;_&quot;;[.J14]);&quot;&quot;);IF([.FO14]&gt;3; CONCATENATE(&quot;_&quot;;[.K14]);&quot;&quot;);IF([.FO14]&gt;0;&quot;)&quot;;[.A14]))" office:value-type="string" office:string-value="Weedle (die_Grass)" calcext:value-type="string">
            <text:p>Weedle (die_Grass)</text:p>
          </table:table-cell>
          <table:table-cell table:formula="of:=CONCATENATE(IF([.FP14]&gt;0; CONCATENATE([.B14];&quot; (die_&quot;; [.L14]);&quot;&quot;); IF([.FP14]&gt;1; CONCATENATE(&quot;_&quot;;[.M14]);&quot;&quot;);IF([.FP14]&gt;2; CONCATENATE(&quot;_&quot;;[.N14]);&quot;&quot;);IF([.FP14]&gt;3; CONCATENATE(&quot;_&quot;;[.O14]);&quot;&quot;);IF([.FP14]&gt;0;&quot;)&quot;;&quot;&quot;))" office:value-type="string" office:string-value="Kakuna (die_Grass)" calcext:value-type="string">
            <text:p>Kakuna (die_Grass)</text:p>
          </table:table-cell>
          <table:table-cell table:formula="of:=CONCATENATE(IF([.FQ14]&gt;0; CONCATENATE([.C14];&quot; (die_&quot;; [.P14]);&quot;&quot;); IF([.FQ14]&gt;1; CONCATENATE(&quot;_&quot;;[.Q14]);&quot;&quot;);IF([.FQ14]&gt;2; CONCATENATE(&quot;_&quot;;[.R14]);&quot;&quot;);IF([.FQ14]&gt;3; CONCATENATE(&quot;_&quot;;[.S14]);&quot;&quot;);IF([.FQ14]&gt;0;&quot;)&quot;;&quot;&quot;))" office:value-type="string" office:string-value="Beedrill (die_Grass_Grass)" calcext:value-type="string">
            <text:p>Beedrill (die_Grass_Grass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14] = &quot;&quot;; &quot;&quot;;MATCH([.AN14];[.$GV$2:.$GV$100];0)-3)" office:value-type="float" office:value="33" calcext:value-type="float">
            <text:p>33</text:p>
          </table:table-cell>
          <table:table-cell table:formula="of:=IF([.AO14] = &quot;&quot;; &quot;&quot;;MATCH([.AO14];[.$GV$2:.$GV$100];0)-3)" office:value-type="float" office:value="15" calcext:value-type="float">
            <text:p>15</text:p>
          </table:table-cell>
          <table:table-cell table:formula="of:=IF([.AP14] = &quot;&quot;; &quot;&quot;;MATCH([.AP14];[.$GV$2:.$GV$100];0)-3)" office:value-type="float" office:value="18" calcext:value-type="float">
            <text:p>18</text:p>
          </table:table-cell>
          <table:table-cell table:formula="of:=IF([.AQ14] = &quot;&quot;; &quot;&quot;;MATCH([.AQ14];[.$GV$2:.$GV$100];0)-3)" office:value-type="float" office:value="7" calcext:value-type="float">
            <text:p>7</text:p>
          </table:table-cell>
          <table:table-cell table:formula="of:=IF([.AR14] = &quot;&quot;; &quot;&quot;;MATCH([.AR14];[.$GV$2:.$GV$100];0)-3)">
            <text:p/>
          </table:table-cell>
          <table:table-cell table:number-columns-repeated="2"/>
          <table:table-cell table:style-name="ce1" table:formula="of:=IFERROR(IF(OR(INDIRECT(&quot;$GX&quot; &amp; [.EV14]+4 )&gt;0;INDIRECT(&quot;$HI&quot; &amp; [.EV14]+4 )&gt;0);INDIRECT(&quot;$GY&quot; &amp; [.EV14]+4);&quot;&quot;);&quot;&quot;)">
            <text:p/>
          </table:table-cell>
          <table:table-cell table:style-name="ce1" table:formula="of:=IFERROR(IF(OR(INDIRECT(&quot;$GX&quot; &amp; [.EW14]+4 )&gt;0;INDIRECT(&quot;$HI&quot; &amp; [.EW14]+4 )&gt;0);INDIRECT(&quot;$GY&quot; &amp; [.EW14]+4);&quot;&quot;);&quot;&quot;)" office:value-type="string" office:string-value="Flying" calcext:value-type="string">
            <text:p>Flying</text:p>
          </table:table-cell>
          <table:table-cell table:style-name="ce1" table:formula="of:=IFERROR(IF(OR(INDIRECT(&quot;$GX&quot; &amp; [.EX14]+4 )&gt;0;INDIRECT(&quot;$HI&quot; &amp; [.EX14]+4 )&gt;0);INDIRECT(&quot;$GY&quot; &amp; [.EX14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14]+4 )&gt;0;INDIRECT(&quot;$HI&quot; &amp; [.EY14]+4 )&gt;0);INDIRECT(&quot;$GY&quot; &amp; [.EY14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Z14]+4 )&gt;0;INDIRECT(&quot;$HI&quot; &amp; [.EZ14]+4 )&gt;0);INDIRECT(&quot;$GY&quot; &amp; [.EZ14]+4);&quot;&quot;);&quot;&quot;)">
            <text:p/>
          </table:table-cell>
          <table:table-cell table:formula="of:=IF([.EJ14]=&quot;&quot;;&quot;&quot;;(SMALL([.$EJ14:.$EN14];[.DX14])))" office:value-type="float" office:value="7" calcext:value-type="float">
            <text:p>7</text:p>
          </table:table-cell>
          <table:table-cell table:formula="of:=IF([.EK14]=&quot;&quot;;&quot;&quot;;(SMALL([.$EJ14:.$EN14];[.DY14])))" office:value-type="float" office:value="15" calcext:value-type="float">
            <text:p>15</text:p>
          </table:table-cell>
          <table:table-cell table:formula="of:=IF([.EL14]=&quot;&quot;;&quot;&quot;;(SMALL([.$EJ14:.$EN14];[.DZ14])))" office:value-type="float" office:value="18" calcext:value-type="float">
            <text:p>18</text:p>
          </table:table-cell>
          <table:table-cell table:style-name="ce1" table:formula="of:=IF([.EM14]=&quot;&quot;;&quot;&quot;;(SMALL([.$EJ14:.$EN14];[.EA14])))" office:value-type="float" office:value="33" calcext:value-type="float">
            <text:p>33</text:p>
          </table:table-cell>
          <table:table-cell table:style-name="ce1" table:formula="of:=IF([.EN14]=&quot;&quot;;&quot;&quot;;(SMALL([.$EJ14:.$EN14];[.EB14])))">
            <text:p/>
          </table:table-cell>
          <table:table-cell table:formula="of:=IF([.EQ14]=&quot;&quot;;&quot;&quot;;CONCATENATE(&quot;symbols/types/only_color_exact/&quot;;[.EQ14];&quot;.png&quot;))">
            <text:p/>
          </table:table-cell>
          <table:table-cell table:formula="of:=IF([.ER14]=&quot;&quot;;&quot;&quot;;CONCATENATE(&quot;symbols/types/only_color_exact/&quot;;[.ER14];&quot;.png&quot;))" office:value-type="string" office:string-value="symbols/types/only_color_exact/Flying.png" calcext:value-type="string">
            <text:p>symbols/types/only_color_exact/Flying.png</text:p>
          </table:table-cell>
          <table:table-cell table:formula="of:=IF([.ES14]=&quot;&quot;;&quot;&quot;;CONCATENATE(&quot;symbols/types/only_color_exact/&quot;;[.ES14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14]=&quot;&quot;;&quot;&quot;;CONCATENATE(&quot;symbols/types/only_color_exact/&quot;;[.ET14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U14]=&quot;&quot;;&quot;&quot;;CONCATENATE(&quot;symbols/types/only_color_exact/&quot;;[.EU14];&quot;.png&quot;))">
            <text:p/>
          </table:table-cell>
          <table:table-cell table:formula="of:=IF([.EV14]=&quot;&quot;;&quot;&quot;;CONCATENATE(&quot;symbols/types/vanilla/&quot;;[.EV14];&quot;.png&quot;))" office:value-type="string" office:string-value="symbols/types/vanilla/7.png" calcext:value-type="string">
            <text:p>symbols/types/vanilla/7.png</text:p>
          </table:table-cell>
          <table:table-cell table:number-columns-repeated="4"/>
          <table:table-cell table:formula="of:=CONCATENATE(&quot;Symbols/Types/Weaknesses/&quot;; [.E14]; &quot;.png&quot;)" office:value-type="string" office:string-value="Symbols/Types/Weaknesses/Grass.png" calcext:value-type="string">
            <text:p>Symbols/Types/Weaknesses/Grass.png</text:p>
          </table:table-cell>
          <table:table-cell table:formula="of:=CONCATENATE(&quot;Symbols/Pokemon/&quot;;[.A14];&quot;.png&quot;)" office:value-type="string" office:string-value="Symbols/Pokemon/Weedle.png" calcext:value-type="string">
            <text:p>Symbols/Pokemon/Weedle.png</text:p>
          </table:table-cell>
          <table:table-cell table:formula="of:=CONCATENATE(&quot;Symbols/Pokemon/&quot;;[.B14];&quot;.png&quot;)" office:value-type="string" office:string-value="Symbols/Pokemon/Kakuna.png" calcext:value-type="string">
            <text:p>Symbols/Pokemon/Kakuna.png</text:p>
          </table:table-cell>
          <table:table-cell table:formula="of:=CONCATENATE(&quot;Symbols/Pokemon/&quot;;[.C14];&quot;.png&quot;)" office:value-type="string" office:string-value="Symbols/Pokemon/Beedrill.png" calcext:value-type="string">
            <text:p>Symbols/Pokemon/Beedrill.png</text:p>
          </table:table-cell>
          <table:table-cell table:formula="of:=IF([.H14]=&quot;&quot;;0;1)+IF([.I14]=&quot;&quot;;0;1) +IF([.J14]=&quot;&quot;;0;1)+ IF([.K14] = &quot;&quot;;0;1)" office:value-type="float" office:value="1" calcext:value-type="float">
            <text:p>1</text:p>
          </table:table-cell>
          <table:table-cell table:formula="of:=IF([.L14]=&quot;&quot;;0;1)+IF([.M14]=&quot;&quot;;0;1) +IF([.N14]=&quot;&quot;;0;1)+ IF([.O14] = &quot;&quot;;0;1)" office:value-type="float" office:value="1" calcext:value-type="float">
            <text:p>1</text:p>
          </table:table-cell>
          <table:table-cell table:formula="of:=IF([.P14]=&quot;&quot;;0;1)+IF([.Q14]=&quot;&quot;;0;1) +IF([.R14]=&quot;&quot;;0;1)+ IF([.S14] = &quot;&quot;;0;1)" office:value-type="float" office:value="2" calcext:value-type="float">
            <text:p>2</text:p>
          </table:table-cell>
          <table:table-cell table:formula="of:=CONCATENATE(&quot;Symbols/Dice/dice_&quot;;[.H14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I1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1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1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14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M1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1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1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14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Q14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R1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14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14])" office:value-type="string" office:string-value="Speed: 4" calcext:value-type="string">
            <text:p>Speed: 4</text:p>
          </table:table-cell>
          <table:table-cell/>
          <table:table-cell table:formula="of:=MATCH([.AJ14]; [.$GV$1:.$GV$1048576];0)" office:value-type="float" office:value="14" calcext:value-type="float">
            <text:p>14</text:p>
          </table:table-cell>
          <table:table-cell table:formula="of:=MATCH([.AK14]; [.$GV$1:.$GV$1048576];0)" office:value-type="float" office:value="55" calcext:value-type="float">
            <text:p>55</text:p>
          </table:table-cell>
          <table:table-cell table:formula="of:=MATCH([.AL14]; [.$GV$1:.$GV$1048576];0)" office:value-type="float" office:value="54" calcext:value-type="float">
            <text:p>54</text:p>
          </table:table-cell>
          <table:table-cell table:style-name="ce1" table:formula="of:=INDIRECT(&quot;HC&quot;&amp;[.GG14])" office:value-type="string" office:string-value="Target becomes &lt;b&gt;Poisoned&lt;/b&gt;.  (Take an additional (normal) from attacks)" calcext:value-type="string">
            <text:p>Target becomes &lt;b&gt;Poisoned&lt;/b&gt;. <text:s/>(Take an additional (normal) from attacks)</text:p>
          </table:table-cell>
          <table:table-cell table:style-name="ce1" table:formula="of:=INDIRECT(&quot;HC&quot;&amp;[.GH14])">
            <text:p/>
          </table:table-cell>
          <table:table-cell table:style-name="ce1" table:formula="of:=INDIRECT(&quot;HC&quot;&amp;[.GI14])" office:value-type="string" office:string-value="Gain 2 free moves after attacking." calcext:value-type="string">
            <text:p>Gain 2 free moves after attacking.</text:p>
          </table:table-cell>
          <table:table-cell table:style-name="ce1" table:formula="of:=INDIRECT(&quot;GW&quot;&amp;[.GG14])" office:value-type="float" office:value="0" calcext:value-type="float">
            <text:p>0</text:p>
          </table:table-cell>
          <table:table-cell table:style-name="ce1" table:formula="of:=INDIRECT(&quot;GW&quot;&amp;[.GH14])" office:value-type="float" office:value="0" calcext:value-type="float">
            <text:p>0</text:p>
          </table:table-cell>
          <table:table-cell table:style-name="ce1" table:formula="of:=INDIRECT(&quot;GW&quot;&amp;[.GI14])" office:value-type="float" office:value="1" calcext:value-type="float">
            <text:p>1</text:p>
          </table:table-cell>
          <table:table-cell table:style-name="ce1" table:formula="of:=INDIRECT(&quot;HE&quot;&amp;[.GG14])" office:value-type="string" office:string-value="Damage: " calcext:value-type="string">
            <text:p>Damage: </text:p>
          </table:table-cell>
          <table:table-cell table:style-name="ce1" table:formula="of:=INDIRECT(&quot;HE&quot;&amp;[.GH14])" office:value-type="string" office:string-value="Damage: (Grass)(Grass)" calcext:value-type="string">
            <text:p>Damage: (Grass)(Grass)</text:p>
          </table:table-cell>
          <table:table-cell table:style-name="ce1" table:formula="of:=INDIRECT(&quot;HE&quot;&amp;[.GI14])" office:value-type="string" office:string-value="Damage: (Grass)(Grass)(Grass)" calcext:value-type="string">
            <text:p>Damage: (Grass)(Grass)(Grass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Poison Sting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office:value-type="string" calcext:value-type="string">
            <text:p>Target becomes &lt;b&gt;Poisoned&lt;/b&gt;. <text:s/>(Take an additional (normal) from attacks)</text:p>
          </table:table-cell>
          <table:table-cell table:style-name="ce7" table:formula="of:=CONCATENATE([.HH14]; [.HB14])" office:value-type="string" office:string-value="Target becomes &lt;b&gt;Poisoned&lt;/b&gt;.  (Take an additional (normal) from attacks)" calcext:value-type="string">
            <text:p>Target becomes &lt;b&gt;Poisoned&lt;/b&gt;. <text:s/>(Take an additional (normal) from attacks)</text:p>
          </table:table-cell>
          <table:table-cell table:style-name="ce6" table:formula="of:=CONCATENATE(&quot;(&quot;;[.GY14];&quot;)&quot;)" office:value-type="string" office:string-value="(Grass)" calcext:value-type="string">
            <text:p>(Grass)</text:p>
          </table:table-cell>
          <table:table-cell table:style-name="ce6" table:formula="of:=CONCATENATE(&quot;Damage: &quot;;IF([.GX14]&gt;=1;[.HD14];&quot;&quot;);IF([.GX14]&gt;=2;[.HD14];&quot;&quot;);IF([.GX14]&gt;=3;[.HD14];&quot;&quot;);IF([.GX14]&gt;=4;[.HD14];&quot;&quot;);IF([.GX14]&gt;=5;[.HD14];&quot;&quot;);IF([.HI14]=1;CONCATENATE(&quot;(&quot;;[.GY14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14]&lt;&gt;&quot;all hostile Pok&amp;eacute;mon&quot;;&quot;(&quot;;&quot;&quot;);[.HA14];IF([.HA14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4] &lt;&gt; &quot;&quot;; CONCATENATE(&quot;Affects: &quot;; [.HG14]; &quot;. &quot;);&quot;&quot;)">
            <text:p/>
          </table:table-cell>
          <table:table-cell table:style-name="ce6"/>
          <table:table-cell table:style-name="ce6" table:formula="of:=CONCATENATE([.GV14]; IF([.GW14]=1;&quot; (cc)&quot;;&quot;&quot;))" office:value-type="string" office:string-value="Poison Sting" calcext:value-type="string">
            <text:p>Poison Sting</text:p>
          </table:table-cell>
          <table:table-cell table:style-name="ce6" table:formula="of:=CONCATENATE(&quot;Symbols/attack_imgs/&quot;;[.GV14];&quot;.png&quot;)" office:value-type="string" office:string-value="Symbols/attack_imgs/Poison Sting.png" calcext:value-type="string">
            <text:p>Symbols/attack_imgs/Poison Sting.png</text:p>
          </table:table-cell>
          <table:table-cell table:style-name="ce6" table:formula="of:=CONCATENATE(&quot;TM &quot;; [.GU14]-3; &quot; (&quot;;[.GY14]; &quot;_t) &amp;nbsp &quot;; [.GV14];  IF([.GW14]=1;&quot; (cc)&quot;;&quot;&quot;))" office:value-type="string" office:string-value="TM 10 (Grass_t) &amp;nbsp Poison Sting" calcext:value-type="string">
            <text:p>TM 10 (Grass_t) &amp;nbsp Poison Sting</text:p>
          </table:table-cell>
          <table:table-cell table:style-name="ce6" table:formula="of:=CONCATENATE([.HH14];[.HB14])" office:value-type="string" office:string-value="Target becomes &lt;b&gt;Poisoned&lt;/b&gt;.  (Take an additional (normal) from attacks)" calcext:value-type="string">
            <text:p>Target becomes &lt;b&gt;Poisoned&lt;/b&gt;. <text:s/>(Take an additional (normal) from attacks)</text:p>
          </table:table-cell>
          <table:table-cell/>
          <table:table-cell table:formula="of:=IF([.GZ14]=&quot;none&quot;;&quot;&quot;;[.GZ14])" office:value-type="float" office:value="7" calcext:value-type="float">
            <text:p>7</text:p>
          </table:table-cell>
          <table:table-cell table:number-columns-repeated="2"/>
          <table:table-cell table:formula="of:=IF(INDIRECT(&quot;GZ&quot;&amp;[.GG14])=&quot;none&quot;;&quot;&quot;;INDIRECT(&quot;GZ&quot;&amp;[.GG14]))" office:value-type="float" office:value="7" calcext:value-type="float">
            <text:p>7</text:p>
          </table:table-cell>
          <table:table-cell table:formula="of:=IF(INDIRECT(&quot;GZ&quot;&amp;[.GH14])=&quot;none&quot;;&quot;&quot;;INDIRECT(&quot;GZ&quot;&amp;[.GH14]))" office:value-type="float" office:value="1" calcext:value-type="float">
            <text:p>1</text:p>
          </table:table-cell>
          <table:table-cell table:formula="of:=IF(INDIRECT(&quot;GZ&quot;&amp;[.GI14])=&quot;none&quot;;&quot;&quot;;INDIRECT(&quot;GZ&quot;&amp;[.GI14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P14]=1;&quot;H&quot;;&quot;&quot;)">
            <text:p/>
          </table:table-cell>
          <table:table-cell table:formula="of:=IF([.IQ14]=1;&quot;H&quot;;&quot;&quot;)">
            <text:p/>
          </table:table-cell>
          <table:table-cell table:formula="of:=IF([.IR14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Caterpie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Butterfree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Shield Dust</text:p>
          </table:table-cell>
          <table:table-cell office:value-type="string" calcext:value-type="string">
            <text:p>Can't gain conditions.</text:p>
          </table:table-cell>
          <table:table-cell office:value-type="string" calcext:value-type="string">
            <text:p>Grass</text:p>
          </table:table-cell>
          <table:table-cell table:number-columns-repeated="3"/>
          <table:table-cell office:value-type="string" calcext:value-type="string">
            <text:p>Grass</text:p>
          </table:table-cell>
          <table:table-cell table:number-columns-repeated="3"/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2"/>
          <table:table-cell table:style-name="ce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15:.AE15];&quot;&gt;1&quot;)-COUNTIF([.T15:.AE15];&quot;&gt;2&quot;)-COUNTIF([.T15:.AE15];&quot;&gt;3&quot;)-COUNTIF([.T15:.AE15];&quot;&gt;4&quot;)-COUNTIF([.T15:.AE15];&quot;&gt;5&quot;)-COUNTIF([.T15:.AE15];&quot;&gt;6&quot;)-COUNTIF([.T15:.AE15];&quot;&gt;7&quot;)-COUNTIF([.T15:.AE15];&quot;&gt;8&quot;)" office:value-type="float" office:value="10" calcext:value-type="float">
            <text:p>10</text:p>
          </table:table-cell>
          <table:table-cell table:formula="of:=SUM([.T15:.AE15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Wing att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Rain Dance</text:p>
          </table:table-cell>
          <table:table-cell table:style-name="ce59" table:formula="of:=ROUND([.AG15]+(12-[.AF15])-[.BA15]/2+[.BF15]+[.BG15]-[.BT15]+[.AZ15]*2/3+[.BC15]-[.AX15];1)" office:value-type="float" office:value="8.6" calcext:value-type="float">
            <text:p>8.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ridian Forest</text:p>
          </table:table-cell>
          <table:table-cell table:style-name="ce1" table:formula="of:=IF([.AW15]=&quot;Starter&quot;; 0;IF([.AW15]=&quot;Route 1&quot;;0; IF([.AW15]=&quot;Viridian Forest&quot;;0;IF([.AW15]=&quot;Cycling Road&quot;;0;0.7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5]=&quot;&quot;;IF([.I15]&lt;&gt;&quot;&quot;;0;IF([.M15]&lt;&gt;&quot;&quot;;[.AH15]-1;[.AI15]-1));IF([.M15]&lt;&gt;&quot;&quot;;0;IF([.Q15]&lt;&gt;&quot;&quot;;[.AH15]-1)))" office:value-type="float" office:value="3" calcext:value-type="float">
            <text:p>3</text:p>
          </table:table-cell>
          <table:table-cell/>
          <table:table-cell table:formula="of:=IF([.AM15]=1;0;IF([.AM15]=2;1;IF([.AM15]=3;1.7;IF([.AM15]=4;2.2;IF([.AM15]=5;2.55;IF([.AM15]=6;2.8;IF([.AM15]=7;3)))))))"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formula="of:=[.BD15] *(2 -[.BE15])/2"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15])" office:value-type="string" office:string-value="String Shot" calcext:value-type="string">
            <text:p>String Shot</text:p>
          </table:table-cell>
          <table:table-cell table:style-name="ce1" table:formula="of:=INDIRECT(&quot;HJ&quot;&amp;[.GH15])" office:value-type="string" office:string-value="Sleep Powder (cc)" calcext:value-type="string">
            <text:p>Sleep Powder (cc)</text:p>
          </table:table-cell>
          <table:table-cell table:style-name="ce1" table:formula="of:=INDIRECT(&quot;HJ&quot;&amp;[.GI15])" office:value-type="string" office:string-value="Wing Attack" calcext:value-type="string">
            <text:p>Wing Attack</text:p>
          </table:table-cell>
          <table:table-cell/>
          <table:table-cell table:style-name="ce1" table:formula="of:=IF([.BQ15]&gt;=1; 0;IF([.BR15]&gt;=1;[.AH15]-1;IF([.BS15]&gt;=1;[.AI15]-1;11)))" office:value-type="float" office:value="0" calcext:value-type="float">
            <text:p>0</text:p>
          </table:table-cell>
          <table:table-cell table:formula="of:=IF([.BQ15]&gt;=2; 0;IF([.BR15]&gt;=2;[.AH15]-1;IF([.BS15]&gt;=2;[.AI15]-1;11)))" office:value-type="float" office:value="3" calcext:value-type="float">
            <text:p>3</text:p>
          </table:table-cell>
          <table:table-cell table:formula="of:=IF([.BQ15]&gt;=3; 0;IF([.BR15]&gt;=3;[.AH15]-1;IF([.BS15]&gt;=3;[.AI15]-1;11)))" office:value-type="float" office:value="11" calcext:value-type="float">
            <text:p>11</text:p>
          </table:table-cell>
          <table:table-cell table:formula="of:=IF([.BQ15]&gt;=4; 0;IF([.BR15]&gt;=4;[.AH15]-1;IF([.BS15]&gt;=4;[.AI15]-1;11)))" office:value-type="float" office:value="11" calcext:value-type="float">
            <text:p>11</text:p>
          </table:table-cell>
          <table:table-cell table:formula="of:= 4- COUNTBLANK([.H15:.K15])" office:value-type="float" office:value="1" calcext:value-type="float">
            <text:p>1</text:p>
          </table:table-cell>
          <table:table-cell table:formula="of:= MAX([.BQ15];4 -COUNTBLANK([.L15:.O15]))" office:value-type="float" office:value="1" calcext:value-type="float">
            <text:p>1</text:p>
          </table:table-cell>
          <table:table-cell table:formula="of:=MAX([.BR15];4-COUNTBLANK([.P15:.S15]))" office:value-type="float" office:value="2" calcext:value-type="float">
            <text:p>2</text:p>
          </table:table-cell>
          <table:table-cell table:formula="of:=IF([.D15]&lt;&gt;&quot;&quot;;4;SUM([.BM15:.BP15])/7)" office:value-type="float" office:value="3.57142857142857" calcext:value-type="float">
            <text:p>3.57142857142857</text:p>
          </table:table-cell>
          <table:table-cell table:number-columns-repeated="16"/>
          <table:table-cell table:formula="of:=IF([.A15]=&quot;&quot;;0;1)+IF([.B15]=&quot;&quot;;0;1)+IF([.C15]=&quot;&quot;;0;1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IF([.D15]=&quot;&quot;;&quot;&quot;;CONCATENATE(&quot;Symbols/Other/&quot;;[.D15];&quot;.png&quot;))">
            <text:p/>
          </table:table-cell>
          <table:table-cell table:formula="of:=LEN([.A15])" office:value-type="float" office:value="8" calcext:value-type="float">
            <text:p>8</text:p>
          </table:table-cell>
          <table:table-cell table:formula="of:=LEN([.B15])" office:value-type="float" office:value="7" calcext:value-type="float">
            <text:p>7</text:p>
          </table:table-cell>
          <table:table-cell table:formula="of:=LEN([.C15])" office:value-type="float" office:value="10" calcext:value-type="float">
            <text:p>10</text:p>
          </table:table-cell>
          <table:table-cell table:formula="of:=CONCATENATE(IF([.FO15]&gt;0; CONCATENATE([.A15];&quot; (die_&quot;; [.H15]);&quot;&quot;); IF([.FO15]&gt;1; CONCATENATE(&quot;_&quot;;[.I15]);&quot;&quot;);IF([.FO15]&gt;2; CONCATENATE(&quot;_&quot;;[.J15]);&quot;&quot;);IF([.FO15]&gt;3; CONCATENATE(&quot;_&quot;;[.K15]);&quot;&quot;);IF([.FO15]&gt;0;&quot;)&quot;;[.A15]))" office:value-type="string" office:string-value="Caterpie (die_Grass)" calcext:value-type="string">
            <text:p>Caterpie (die_Grass)</text:p>
          </table:table-cell>
          <table:table-cell table:formula="of:=CONCATENATE(IF([.FP15]&gt;0; CONCATENATE([.B15];&quot; (die_&quot;; [.L15]);&quot;&quot;); IF([.FP15]&gt;1; CONCATENATE(&quot;_&quot;;[.M15]);&quot;&quot;);IF([.FP15]&gt;2; CONCATENATE(&quot;_&quot;;[.N15]);&quot;&quot;);IF([.FP15]&gt;3; CONCATENATE(&quot;_&quot;;[.O15]);&quot;&quot;);IF([.FP15]&gt;0;&quot;)&quot;;&quot;&quot;))" office:value-type="string" office:string-value="Metapod (die_Grass)" calcext:value-type="string">
            <text:p>Metapod (die_Grass)</text:p>
          </table:table-cell>
          <table:table-cell table:formula="of:=CONCATENATE(IF([.FQ15]&gt;0; CONCATENATE([.C15];&quot; (die_&quot;; [.P15]);&quot;&quot;); IF([.FQ15]&gt;1; CONCATENATE(&quot;_&quot;;[.Q15]);&quot;&quot;);IF([.FQ15]&gt;2; CONCATENATE(&quot;_&quot;;[.R15]);&quot;&quot;);IF([.FQ15]&gt;3; CONCATENATE(&quot;_&quot;;[.S15]);&quot;&quot;);IF([.FQ15]&gt;0;&quot;)&quot;;&quot;&quot;))" office:value-type="string" office:string-value="Butterfree (die_Grass_Flying)" calcext:value-type="string">
            <text:p>Butterfree (die_Grass_Flying)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15] = &quot;&quot;; &quot;&quot;;MATCH([.AN15];[.$GV$2:.$GV$100];0)-3)" office:value-type="float" office:value="6" calcext:value-type="float">
            <text:p>6</text:p>
          </table:table-cell>
          <table:table-cell table:formula="of:=IF([.AO15] = &quot;&quot;; &quot;&quot;;MATCH([.AO15];[.$GV$2:.$GV$100];0)-3)" office:value-type="float" office:value="29" calcext:value-type="float">
            <text:p>29</text:p>
          </table:table-cell>
          <table:table-cell table:formula="of:=IF([.AP15] = &quot;&quot;; &quot;&quot;;MATCH([.AP15];[.$GV$2:.$GV$100];0)-3)" office:value-type="float" office:value="7" calcext:value-type="float">
            <text:p>7</text:p>
          </table:table-cell>
          <table:table-cell table:formula="of:=IF([.AQ15] = &quot;&quot;; &quot;&quot;;MATCH([.AQ15];[.$GV$2:.$GV$100];0)-3)" office:value-type="float" office:value="3" calcext:value-type="float">
            <text:p>3</text:p>
          </table:table-cell>
          <table:table-cell table:formula="of:=IF([.AR15] = &quot;&quot;; &quot;&quot;;MATCH([.AR15];[.$GV$2:.$GV$100];0)-3)" office:value-type="float" office:value="2" calcext:value-type="float">
            <text:p>2</text:p>
          </table:table-cell>
          <table:table-cell table:number-columns-repeated="2"/>
          <table:table-cell table:style-name="ce1" table:formula="of:=IFERROR(IF(OR(INDIRECT(&quot;$GX&quot; &amp; [.EV15]+4 )&gt;0;INDIRECT(&quot;$HI&quot; &amp; [.EV15]+4 )&gt;0);INDIRECT(&quot;$GY&quot; &amp; [.EV15]+4);&quot;&quot;);&quot;&quot;)">
            <text:p/>
          </table:table-cell>
          <table:table-cell table:style-name="ce1" table:formula="of:=IFERROR(IF(OR(INDIRECT(&quot;$GX&quot; &amp; [.EW15]+4 )&gt;0;INDIRECT(&quot;$HI&quot; &amp; [.EW15]+4 )&gt;0);INDIRECT(&quot;$GY&quot; &amp; [.EW15]+4);&quot;&quot;);&quot;&quot;)" office:value-type="string" office:string-value="Electric" calcext:value-type="string">
            <text:p>Electric</text:p>
          </table:table-cell>
          <table:table-cell table:style-name="ce1" table:formula="of:=IFERROR(IF(OR(INDIRECT(&quot;$GX&quot; &amp; [.EX15]+4 )&gt;0;INDIRECT(&quot;$HI&quot; &amp; [.EX15]+4 )&gt;0);INDIRECT(&quot;$GY&quot; &amp; [.EX15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Y15]+4 )&gt;0;INDIRECT(&quot;$HI&quot; &amp; [.EY15]+4 )&gt;0);INDIRECT(&quot;$GY&quot; &amp; [.EY15]+4);&quot;&quot;);&quot;&quot;)">
            <text:p/>
          </table:table-cell>
          <table:table-cell table:style-name="ce1" table:formula="of:=IFERROR(IF(OR(INDIRECT(&quot;$GX&quot; &amp; [.EZ15]+4 )&gt;0;INDIRECT(&quot;$HI&quot; &amp; [.EZ15]+4 )&gt;0);INDIRECT(&quot;$GY&quot; &amp; [.EZ15]+4);&quot;&quot;);&quot;&quot;)" office:value-type="string" office:string-value="Psychic" calcext:value-type="string">
            <text:p>Psychic</text:p>
          </table:table-cell>
          <table:table-cell table:formula="of:=IF([.EJ15]=&quot;&quot;;&quot;&quot;;(SMALL([.$EJ15:.$EN15];[.DX15])))" office:value-type="float" office:value="2" calcext:value-type="float">
            <text:p>2</text:p>
          </table:table-cell>
          <table:table-cell table:formula="of:=IF([.EK15]=&quot;&quot;;&quot;&quot;;(SMALL([.$EJ15:.$EN15];[.DY15])))" office:value-type="float" office:value="3" calcext:value-type="float">
            <text:p>3</text:p>
          </table:table-cell>
          <table:table-cell table:formula="of:=IF([.EL15]=&quot;&quot;;&quot;&quot;;(SMALL([.$EJ15:.$EN15];[.DZ15])))" office:value-type="float" office:value="6" calcext:value-type="float">
            <text:p>6</text:p>
          </table:table-cell>
          <table:table-cell table:style-name="ce1" table:formula="of:=IF([.EM15]=&quot;&quot;;&quot;&quot;;(SMALL([.$EJ15:.$EN15];[.EA15])))" office:value-type="float" office:value="7" calcext:value-type="float">
            <text:p>7</text:p>
          </table:table-cell>
          <table:table-cell table:style-name="ce1" table:formula="of:=IF([.EN15]=&quot;&quot;;&quot;&quot;;(SMALL([.$EJ15:.$EN15];[.EB15])))" office:value-type="float" office:value="29" calcext:value-type="float">
            <text:p>29</text:p>
          </table:table-cell>
          <table:table-cell table:formula="of:=IF([.EQ15]=&quot;&quot;;&quot;&quot;;CONCATENATE(&quot;symbols/types/only_color_exact/&quot;;[.EQ15];&quot;.png&quot;))">
            <text:p/>
          </table:table-cell>
          <table:table-cell table:formula="of:=IF([.ER15]=&quot;&quot;;&quot;&quot;;CONCATENATE(&quot;symbols/types/only_color_exact/&quot;;[.ER15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formula="of:=IF([.ES15]=&quot;&quot;;&quot;&quot;;CONCATENATE(&quot;symbols/types/only_color_exact/&quot;;[.ES15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T15]=&quot;&quot;;&quot;&quot;;CONCATENATE(&quot;symbols/types/only_color_exact/&quot;;[.ET15];&quot;.png&quot;))">
            <text:p/>
          </table:table-cell>
          <table:table-cell table:formula="of:=IF([.EU15]=&quot;&quot;;&quot;&quot;;CONCATENATE(&quot;symbols/types/only_color_exact/&quot;;[.EU15];&quot;.png&quot;))" office:value-type="string" office:string-value="symbols/types/only_color_exact/Psychic.png" calcext:value-type="string">
            <text:p>symbols/types/only_color_exact/Psychic.png</text:p>
          </table:table-cell>
          <table:table-cell table:number-columns-repeated="5"/>
          <table:table-cell table:formula="of:=CONCATENATE(&quot;Symbols/Types/Weaknesses/&quot;; [.E15]; &quot;.png&quot;)" office:value-type="string" office:string-value="Symbols/Types/Weaknesses/Grass.png" calcext:value-type="string">
            <text:p>Symbols/Types/Weaknesses/Grass.png</text:p>
          </table:table-cell>
          <table:table-cell table:formula="of:=CONCATENATE(&quot;Symbols/Pokemon/&quot;;[.A15];&quot;.png&quot;)" office:value-type="string" office:string-value="Symbols/Pokemon/Caterpie.png" calcext:value-type="string">
            <text:p>Symbols/Pokemon/Caterpie.png</text:p>
          </table:table-cell>
          <table:table-cell table:formula="of:=CONCATENATE(&quot;Symbols/Pokemon/&quot;;[.B15];&quot;.png&quot;)" office:value-type="string" office:string-value="Symbols/Pokemon/Metapod.png" calcext:value-type="string">
            <text:p>Symbols/Pokemon/Metapod.png</text:p>
          </table:table-cell>
          <table:table-cell table:formula="of:=CONCATENATE(&quot;Symbols/Pokemon/&quot;;[.C15];&quot;.png&quot;)" office:value-type="string" office:string-value="Symbols/Pokemon/Butterfree.png" calcext:value-type="string">
            <text:p>Symbols/Pokemon/Butterfree.png</text:p>
          </table:table-cell>
          <table:table-cell table:formula="of:=IF([.H15]=&quot;&quot;;0;1)+IF([.I15]=&quot;&quot;;0;1) +IF([.J15]=&quot;&quot;;0;1)+ IF([.K15] = &quot;&quot;;0;1)" office:value-type="float" office:value="1" calcext:value-type="float">
            <text:p>1</text:p>
          </table:table-cell>
          <table:table-cell table:formula="of:=IF([.L15]=&quot;&quot;;0;1)+IF([.M15]=&quot;&quot;;0;1) +IF([.N15]=&quot;&quot;;0;1)+ IF([.O15] = &quot;&quot;;0;1)" office:value-type="float" office:value="1" calcext:value-type="float">
            <text:p>1</text:p>
          </table:table-cell>
          <table:table-cell table:formula="of:=IF([.P15]=&quot;&quot;;0;1)+IF([.Q15]=&quot;&quot;;0;1) +IF([.R15]=&quot;&quot;;0;1)+ IF([.S15] = &quot;&quot;;0;1)" office:value-type="float" office:value="2" calcext:value-type="float">
            <text:p>2</text:p>
          </table:table-cell>
          <table:table-cell table:formula="of:=CONCATENATE(&quot;Symbols/Dice/dice_&quot;;[.H15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I1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1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1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15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M1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1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1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15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Q15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R1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15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15])" office:value-type="string" office:string-value="Speed: 3" calcext:value-type="string">
            <text:p>Speed: 3</text:p>
          </table:table-cell>
          <table:table-cell/>
          <table:table-cell table:formula="of:=MATCH([.AJ15]; [.$GV$1:.$GV$1048576];0)" office:value-type="float" office:value="75" calcext:value-type="float">
            <text:p>75</text:p>
          </table:table-cell>
          <table:table-cell table:formula="of:=MATCH([.AK15]; [.$GV$1:.$GV$1048576];0)" office:value-type="float" office:value="13" calcext:value-type="float">
            <text:p>13</text:p>
          </table:table-cell>
          <table:table-cell table:formula="of:=MATCH([.AL15]; [.$GV$1:.$GV$1048576];0)" office:value-type="float" office:value="19" calcext:value-type="float">
            <text:p>19</text:p>
          </table:table-cell>
          <table:table-cell table:style-name="ce1" table:formula="of:=INDIRECT(&quot;HC&quot;&amp;[.GG15])" office:value-type="string" office:string-value="Target becomes &lt;b&gt;Slowed&lt;/b&gt; by 1. (Speed is reduced by 1 next activation)" calcext:value-type="string">
            <text:p>Target becomes &lt;b&gt;Slowed&lt;/b&gt; by 1. (Speed is reduced by 1 next activation)</text:p>
          </table:table-cell>
          <table:table-cell table:style-name="ce1" table:formula="of:=INDIRECT(&quot;HC&quot;&amp;[.GH15])" office:value-type="string" office:string-value="Affects: (3_hex). Targets become &lt;b&gt;Asleep&lt;/b&gt;. (Miss next activation)" calcext:value-type="string">
            <text:p>Affects: (3_hex). Targets become &lt;b&gt;Asleep&lt;/b&gt;. (Miss next activation)</text:p>
          </table:table-cell>
          <table:table-cell table:style-name="ce1" table:formula="of:=INDIRECT(&quot;HC&quot;&amp;[.GI15])">
            <text:p/>
          </table:table-cell>
          <table:table-cell table:style-name="ce1" table:formula="of:=INDIRECT(&quot;GW&quot;&amp;[.GG15])" office:value-type="float" office:value="0" calcext:value-type="float">
            <text:p>0</text:p>
          </table:table-cell>
          <table:table-cell table:style-name="ce1" table:formula="of:=INDIRECT(&quot;GW&quot;&amp;[.GH15])" office:value-type="float" office:value="1" calcext:value-type="float">
            <text:p>1</text:p>
          </table:table-cell>
          <table:table-cell table:style-name="ce1" table:formula="of:=INDIRECT(&quot;GW&quot;&amp;[.GI15])" office:value-type="float" office:value="0" calcext:value-type="float">
            <text:p>0</text:p>
          </table:table-cell>
          <table:table-cell table:style-name="ce1" table:formula="of:=INDIRECT(&quot;HE&quot;&amp;[.GG15])" office:value-type="string" office:string-value="Damage: (Grass)" calcext:value-type="string">
            <text:p>Damage: (Grass)</text:p>
          </table:table-cell>
          <table:table-cell table:style-name="ce1" table:formula="of:=INDIRECT(&quot;HE&quot;&amp;[.GH15])" office:value-type="string" office:string-value="Damage: " calcext:value-type="string">
            <text:p>Damage: </text:p>
          </table:table-cell>
          <table:table-cell table:style-name="ce1" table:formula="of:=INDIRECT(&quot;HE&quot;&amp;[.GI15])" office:value-type="string" office:string-value="Damage: (Flying)" calcext:value-type="string">
            <text:p>Damage: (Flying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eismic Tos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ock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May move target to another hex within range 1.</text:p>
          </table:table-cell>
          <table:table-cell table:style-name="ce7" table:formula="of:=CONCATENATE([.HH15]; [.HB15])" office:value-type="string" office:string-value="May move target to another hex within range 1." calcext:value-type="string">
            <text:p>May move target to another hex within range 1.</text:p>
          </table:table-cell>
          <table:table-cell table:style-name="ce6" table:formula="of:=CONCATENATE(&quot;(&quot;;[.GY15];&quot;)&quot;)" office:value-type="string" office:string-value="(Rock)" calcext:value-type="string">
            <text:p>(Rock)</text:p>
          </table:table-cell>
          <table:table-cell table:style-name="ce6" table:formula="of:=CONCATENATE(&quot;Damage: &quot;;IF([.GX15]&gt;=1;[.HD15];&quot;&quot;);IF([.GX15]&gt;=2;[.HD15];&quot;&quot;);IF([.GX15]&gt;=3;[.HD15];&quot;&quot;);IF([.GX15]&gt;=4;[.HD15];&quot;&quot;);IF([.GX15]&gt;=5;[.HD15];&quot;&quot;);IF([.HI15]=1;CONCATENATE(&quot;(&quot;;[.GY15];&quot;_x)&quot;);&quot;&quot;))" office:value-type="string" office:string-value="Damage: (Rock)(Rock)" calcext:value-type="string">
            <text:p>Damage: (Rock)(Rock)</text:p>
          </table:table-cell>
          <table:table-cell table:style-name="ce6"/>
          <table:table-cell table:style-name="ce6" table:formula="of:=CONCATENATE(IF([.HA15]&lt;&gt;&quot;all hostile Pok&amp;eacute;mon&quot;;&quot;(&quot;;&quot;&quot;);[.HA15];IF([.HA15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5] &lt;&gt; &quot;&quot;; CONCATENATE(&quot;Affects: &quot;; [.HG15]; &quot;. &quot;);&quot;&quot;)">
            <text:p/>
          </table:table-cell>
          <table:table-cell table:style-name="ce6"/>
          <table:table-cell table:style-name="ce6" table:formula="of:=CONCATENATE([.GV15]; IF([.GW15]=1;&quot; (cc)&quot;;&quot;&quot;))" office:value-type="string" office:string-value="Seismic Toss (cc)" calcext:value-type="string">
            <text:p>Seismic Toss (cc)</text:p>
          </table:table-cell>
          <table:table-cell table:style-name="ce6" table:formula="of:=CONCATENATE(&quot;Symbols/attack_imgs/&quot;;[.GV15];&quot;.png&quot;)" office:value-type="string" office:string-value="Symbols/attack_imgs/Seismic Toss.png" calcext:value-type="string">
            <text:p>Symbols/attack_imgs/Seismic Toss.png</text:p>
          </table:table-cell>
          <table:table-cell table:style-name="ce6" table:formula="of:=CONCATENATE(&quot;TM &quot;; [.GU15]-3; &quot; (&quot;;[.GY15]; &quot;_t) &amp;nbsp &quot;; [.GV15];  IF([.GW15]=1;&quot; (cc)&quot;;&quot;&quot;))" office:value-type="string" office:string-value="TM 11 (Rock_t) &amp;nbsp Seismic Toss (cc)" calcext:value-type="string">
            <text:p>TM 11 (Rock_t) &amp;nbsp Seismic Toss (cc)</text:p>
          </table:table-cell>
          <table:table-cell table:style-name="ce6" table:formula="of:=CONCATENATE([.HH15];[.HB15])" office:value-type="string" office:string-value="May move target to another hex within range 1." calcext:value-type="string">
            <text:p>May move target to another hex within range 1.</text:p>
          </table:table-cell>
          <table:table-cell/>
          <table:table-cell table:formula="of:=IF([.GZ15]=&quot;none&quot;;&quot;&quot;;[.GZ15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15])=&quot;none&quot;;&quot;&quot;;INDIRECT(&quot;GZ&quot;&amp;[.GG15]))" office:value-type="float" office:value="4" calcext:value-type="float">
            <text:p>4</text:p>
          </table:table-cell>
          <table:table-cell table:formula="of:=IF(INDIRECT(&quot;GZ&quot;&amp;[.GH15])=&quot;none&quot;;&quot;&quot;;INDIRECT(&quot;GZ&quot;&amp;[.GH15]))" office:value-type="float" office:value="4" calcext:value-type="float">
            <text:p>4</text:p>
          </table:table-cell>
          <table:table-cell table:formula="of:=IF(INDIRECT(&quot;GZ&quot;&amp;[.GI15])=&quot;none&quot;;&quot;&quot;;INDIRECT(&quot;GZ&quot;&amp;[.GI15]))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P15]=1;&quot;H&quot;;&quot;&quot;)">
            <text:p/>
          </table:table-cell>
          <table:table-cell table:formula="of:=IF([.IQ15]=1;&quot;H&quot;;&quot;&quot;)" office:value-type="string" office:string-value="H" calcext:value-type="string">
            <text:p>H</text:p>
          </table:table-cell>
          <table:table-cell table:formula="of:=IF([.IR15]=1;&quot;H&quot;;&quot;&quot;)">
            <text:p/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Leaf_ston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Rooted</text:p>
          </table:table-cell>
          <table:table-cell office:value-type="string" calcext:value-type="string">
            <text:p>Immune to involuntary movement.</text:p>
          </table:table-cell>
          <table:table-cell office:value-type="string" calcext:value-type="string">
            <text:p>Grass</text:p>
          </table:table-cell>
          <table:table-cell table:number-columns-repeated="3"/>
          <table:table-cell office:value-type="string" calcext:value-type="string">
            <text:p>Grass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Normal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16:.AE16];&quot;&gt;1&quot;)-COUNTIF([.T16:.AE16];&quot;&gt;2&quot;)-COUNTIF([.T16:.AE16];&quot;&gt;3&quot;)-COUNTIF([.T16:.AE16];&quot;&gt;4&quot;)-COUNTIF([.T16:.AE16];&quot;&gt;5&quot;)-COUNTIF([.T16:.AE16];&quot;&gt;6&quot;)-COUNTIF([.T16:.AE16];&quot;&gt;7&quot;)-COUNTIF([.T16:.AE16];&quot;&gt;8&quot;)" office:value-type="float" office:value="10" calcext:value-type="float">
            <text:p>10</text:p>
          </table:table-cell>
          <table:table-cell table:formula="of:=SUM([.T16:.AE16]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zor Leaf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Giga D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Reflect</text:p>
          </table:table-cell>
          <table:table-cell/>
          <table:table-cell table:style-name="ce59" table:formula="of:=ROUND([.AG16]+(12-[.AF16])-[.BA16]/2+[.BF16]+[.BG16]-[.BT16]+[.AZ16]*2/3+[.BC16]-[.AX16];1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ridian Forest</text:p>
          </table:table-cell>
          <table:table-cell table:style-name="ce1" table:formula="of:=IF([.AW16]=&quot;Starter&quot;; 0;IF([.AW16]=&quot;Route 1&quot;;0; IF([.AW16]=&quot;Viridian Forest&quot;;0;IF([.AW16]=&quot;Cycling Road&quot;;0;0.7)))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16]=&quot;&quot;;IF([.I16]&lt;&gt;&quot;&quot;;0;IF([.M16]&lt;&gt;&quot;&quot;;[.AH16]-1;[.AI16]-1));IF([.M16]&lt;&gt;&quot;&quot;;0;IF([.Q16]&lt;&gt;&quot;&quot;;[.AH16]-1)))" office:value-type="float" office:value="0" calcext:value-type="float">
            <text:p>0</text:p>
          </table:table-cell>
          <table:table-cell/>
          <table:table-cell table:formula="of:=IF([.AM16]=1;0;IF([.AM16]=2;1;IF([.AM16]=3;1.7;IF([.AM16]=4;2.2;IF([.AM16]=5;2.55;IF([.AM16]=6;2.8;IF([.AM16]=7;3)))))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D16] *(2 -[.BE16])/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NDIRECT(&quot;HJ&quot;&amp;[.GG16])" office:value-type="string" office:string-value="Razor Leaf" calcext:value-type="string">
            <text:p>Razor Leaf</text:p>
          </table:table-cell>
          <table:table-cell table:style-name="ce1" table:formula="of:=INDIRECT(&quot;HJ&quot;&amp;[.GH16])" office:value-type="string" office:string-value="Bite (cc)" calcext:value-type="string">
            <text:p>Bite (cc)</text:p>
          </table:table-cell>
          <table:table-cell table:style-name="ce1" table:formula="of:=INDIRECT(&quot;HJ&quot;&amp;[.GI16])" office:value-type="string" office:string-value="Giga Drain (cc)" calcext:value-type="string">
            <text:p>Giga Drain (cc)</text:p>
          </table:table-cell>
          <table:table-cell/>
          <table:table-cell table:style-name="ce1" table:formula="of:=IF([.BQ16]&gt;=1; 0;IF([.BR16]&gt;=1;[.AH16]-1;IF([.BS16]&gt;=1;[.AI16]-1;11)))" office:value-type="float" office:value="0" calcext:value-type="float">
            <text:p>0</text:p>
          </table:table-cell>
          <table:table-cell table:formula="of:=IF([.BQ16]&gt;=2; 0;IF([.BR16]&gt;=2;[.AH16]-1;IF([.BS16]&gt;=2;[.AI16]-1;11)))" office:value-type="float" office:value="3" calcext:value-type="float">
            <text:p>3</text:p>
          </table:table-cell>
          <table:table-cell table:formula="of:=IF([.BQ16]&gt;=3; 0;IF([.BR16]&gt;=3;[.AH16]-1;IF([.BS16]&gt;=3;[.AI16]-1;11)))" office:value-type="float" office:value="-1" calcext:value-type="float">
            <text:p>-1</text:p>
          </table:table-cell>
          <table:table-cell table:formula="of:=IF([.BQ16]&gt;=4; 0;IF([.BR16]&gt;=4;[.AH16]-1;IF([.BS16]&gt;=4;[.AI16]-1;11)))" office:value-type="float" office:value="11" calcext:value-type="float">
            <text:p>11</text:p>
          </table:table-cell>
          <table:table-cell table:formula="of:= 4- COUNTBLANK([.H16:.K16])" office:value-type="float" office:value="1" calcext:value-type="float">
            <text:p>1</text:p>
          </table:table-cell>
          <table:table-cell table:formula="of:= MAX([.BQ16];4 -COUNTBLANK([.L16:.O16]))" office:value-type="float" office:value="2" calcext:value-type="float">
            <text:p>2</text:p>
          </table:table-cell>
          <table:table-cell table:formula="of:=MAX([.BR16];4-COUNTBLANK([.P16:.S16]))" office:value-type="float" office:value="3" calcext:value-type="float">
            <text:p>3</text:p>
          </table:table-cell>
          <table:table-cell table:formula="of:=IF([.D16]&lt;&gt;&quot;&quot;;4;SUM([.BM16:.BP16])/7)" office:value-type="float" office:value="4" calcext:value-type="float">
            <text:p>4</text:p>
          </table:table-cell>
          <table:table-cell table:number-columns-repeated="16"/>
          <table:table-cell table:formula="of:=IF([.A16]=&quot;&quot;;0;1)+IF([.B16]=&quot;&quot;;0;1)+IF([.C16]=&quot;&quot;;0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IF([.D16]=&quot;&quot;;&quot;&quot;;CONCATENATE(&quot;Symbols/Other/&quot;;[.D16];&quot;.png&quot;))" office:value-type="string" office:string-value="Symbols/Other/Leaf_stone.png" calcext:value-type="string">
            <text:p>Symbols/Other/Leaf_stone.png</text:p>
          </table:table-cell>
          <table:table-cell table:formula="of:=LEN([.A16])" office:value-type="float" office:value="10" calcext:value-type="float">
            <text:p>10</text:p>
          </table:table-cell>
          <table:table-cell table:formula="of:=LEN([.B16])" office:value-type="float" office:value="10" calcext:value-type="float">
            <text:p>10</text:p>
          </table:table-cell>
          <table:table-cell table:formula="of:=LEN([.C16])" office:value-type="float" office:value="10" calcext:value-type="float">
            <text:p>10</text:p>
          </table:table-cell>
          <table:table-cell table:formula="of:=CONCATENATE(IF([.FO16]&gt;0; CONCATENATE([.A16];&quot; (die_&quot;; [.H16]);&quot;&quot;); IF([.FO16]&gt;1; CONCATENATE(&quot;_&quot;;[.I16]);&quot;&quot;);IF([.FO16]&gt;2; CONCATENATE(&quot;_&quot;;[.J16]);&quot;&quot;);IF([.FO16]&gt;3; CONCATENATE(&quot;_&quot;;[.K16]);&quot;&quot;);IF([.FO16]&gt;0;&quot;)&quot;;[.A16]))" office:value-type="string" office:string-value="Bellsprout (die_Grass)" calcext:value-type="string">
            <text:p>Bellsprout (die_Grass)</text:p>
          </table:table-cell>
          <table:table-cell table:formula="of:=CONCATENATE(IF([.FP16]&gt;0; CONCATENATE([.B16];&quot; (die_&quot;; [.L16]);&quot;&quot;); IF([.FP16]&gt;1; CONCATENATE(&quot;_&quot;;[.M16]);&quot;&quot;);IF([.FP16]&gt;2; CONCATENATE(&quot;_&quot;;[.N16]);&quot;&quot;);IF([.FP16]&gt;3; CONCATENATE(&quot;_&quot;;[.O16]);&quot;&quot;);IF([.FP16]&gt;0;&quot;)&quot;;&quot;&quot;))" office:value-type="string" office:string-value="Weepinbell (die_Grass_Normal)" calcext:value-type="string">
            <text:p>Weepinbell (die_Grass_Normal)</text:p>
          </table:table-cell>
          <table:table-cell table:formula="of:=CONCATENATE(IF([.FQ16]&gt;0; CONCATENATE([.C16];&quot; (die_&quot;; [.P16]);&quot;&quot;); IF([.FQ16]&gt;1; CONCATENATE(&quot;_&quot;;[.Q16]);&quot;&quot;);IF([.FQ16]&gt;2; CONCATENATE(&quot;_&quot;;[.R16]);&quot;&quot;);IF([.FQ16]&gt;3; CONCATENATE(&quot;_&quot;;[.S16]);&quot;&quot;);IF([.FQ16]&gt;0;&quot;)&quot;;&quot;&quot;))" office:value-type="string" office:string-value="Victreebel (die_Grass_Grass_Normal)" calcext:value-type="string">
            <text:p>Victreebel (die_Grass_Grass_Normal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16] = &quot;&quot;; &quot;&quot;;MATCH([.AN16];[.$GV$2:.$GV$100];0)-3)" office:value-type="float" office:value="7" calcext:value-type="float">
            <text:p>7</text:p>
          </table:table-cell>
          <table:table-cell table:formula="of:=IF([.AO16] = &quot;&quot;; &quot;&quot;;MATCH([.AO16];[.$GV$2:.$GV$100];0)-3)" office:value-type="float" office:value="38" calcext:value-type="float">
            <text:p>38</text:p>
          </table:table-cell>
          <table:table-cell table:formula="of:=IF([.AP16] = &quot;&quot;; &quot;&quot;;MATCH([.AP16];[.$GV$2:.$GV$100];0)-3)" office:value-type="float" office:value="34" calcext:value-type="float">
            <text:p>34</text:p>
          </table:table-cell>
          <table:table-cell table:formula="of:=IF([.AQ16] = &quot;&quot;; &quot;&quot;;MATCH([.AQ16];[.$GV$2:.$GV$100];0)-3)" office:value-type="float" office:value="6" calcext:value-type="float">
            <text:p>6</text:p>
          </table:table-cell>
          <table:table-cell table:formula="of:=IF([.AR16] = &quot;&quot;; &quot;&quot;;MATCH([.AR16];[.$GV$2:.$GV$100];0)-3)">
            <text:p/>
          </table:table-cell>
          <table:table-cell table:number-columns-repeated="2"/>
          <table:table-cell table:style-name="ce1" table:formula="of:=IFERROR(IF(OR(INDIRECT(&quot;$GX&quot; &amp; [.EV16]+4 )&gt;0;INDIRECT(&quot;$HI&quot; &amp; [.EV16]+4 )&gt;0);INDIRECT(&quot;$GY&quot; &amp; [.EV16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W16]+4 )&gt;0;INDIRECT(&quot;$HI&quot; &amp; [.EW16]+4 )&gt;0);INDIRECT(&quot;$GY&quot; &amp; [.EW16]+4);&quot;&quot;);&quot;&quot;)">
            <text:p/>
          </table:table-cell>
          <table:table-cell table:style-name="ce1" table:formula="of:=IFERROR(IF(OR(INDIRECT(&quot;$GX&quot; &amp; [.EX16]+4 )&gt;0;INDIRECT(&quot;$HI&quot; &amp; [.EX16]+4 )&gt;0);INDIRECT(&quot;$GY&quot; &amp; [.EX16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16]+4 )&gt;0;INDIRECT(&quot;$HI&quot; &amp; [.EY16]+4 )&gt;0);INDIRECT(&quot;$GY&quot; &amp; [.EY16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Z16]+4 )&gt;0;INDIRECT(&quot;$HI&quot; &amp; [.EZ16]+4 )&gt;0);INDIRECT(&quot;$GY&quot; &amp; [.EZ16]+4);&quot;&quot;);&quot;&quot;)">
            <text:p/>
          </table:table-cell>
          <table:table-cell table:formula="of:=IF([.EJ16]=&quot;&quot;;&quot;&quot;;(SMALL([.$EJ16:.$EN16];[.DX16])))" office:value-type="float" office:value="6" calcext:value-type="float">
            <text:p>6</text:p>
          </table:table-cell>
          <table:table-cell table:formula="of:=IF([.EK16]=&quot;&quot;;&quot;&quot;;(SMALL([.$EJ16:.$EN16];[.DY16])))" office:value-type="float" office:value="7" calcext:value-type="float">
            <text:p>7</text:p>
          </table:table-cell>
          <table:table-cell table:formula="of:=IF([.EL16]=&quot;&quot;;&quot;&quot;;(SMALL([.$EJ16:.$EN16];[.DZ16])))" office:value-type="float" office:value="34" calcext:value-type="float">
            <text:p>34</text:p>
          </table:table-cell>
          <table:table-cell table:style-name="ce1" table:formula="of:=IF([.EM16]=&quot;&quot;;&quot;&quot;;(SMALL([.$EJ16:.$EN16];[.EA16])))" office:value-type="float" office:value="38" calcext:value-type="float">
            <text:p>38</text:p>
          </table:table-cell>
          <table:table-cell table:style-name="ce1" table:formula="of:=IF([.EN16]=&quot;&quot;;&quot;&quot;;(SMALL([.$EJ16:.$EN16];[.EB16])))">
            <text:p/>
          </table:table-cell>
          <table:table-cell table:formula="of:=IF([.EQ16]=&quot;&quot;;&quot;&quot;;CONCATENATE(&quot;symbols/types/only_color_exact/&quot;;[.EQ16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R16]=&quot;&quot;;&quot;&quot;;CONCATENATE(&quot;symbols/types/only_color_exact/&quot;;[.ER16];&quot;.png&quot;))">
            <text:p/>
          </table:table-cell>
          <table:table-cell table:formula="of:=IF([.ES16]=&quot;&quot;;&quot;&quot;;CONCATENATE(&quot;symbols/types/only_color_exact/&quot;;[.ES16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16]=&quot;&quot;;&quot;&quot;;CONCATENATE(&quot;symbols/types/only_color_exact/&quot;;[.ET16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U16]=&quot;&quot;;&quot;&quot;;CONCATENATE(&quot;symbols/types/only_color_exact/&quot;;[.EU16];&quot;.png&quot;))">
            <text:p/>
          </table:table-cell>
          <table:table-cell table:formula="of:=IF([.EV16]=&quot;&quot;;&quot;&quot;;CONCATENATE(&quot;symbols/types/vanilla/&quot;;[.EV16];&quot;.png&quot;))" office:value-type="string" office:string-value="symbols/types/vanilla/6.png" calcext:value-type="string">
            <text:p>symbols/types/vanilla/6.png</text:p>
          </table:table-cell>
          <table:table-cell table:number-columns-repeated="4"/>
          <table:table-cell table:formula="of:=CONCATENATE(&quot;Symbols/Types/Weaknesses/&quot;; [.E16]; &quot;.png&quot;)" office:value-type="string" office:string-value="Symbols/Types/Weaknesses/Grass.png" calcext:value-type="string">
            <text:p>Symbols/Types/Weaknesses/Grass.png</text:p>
          </table:table-cell>
          <table:table-cell table:formula="of:=CONCATENATE(&quot;Symbols/Pokemon/&quot;;[.A16];&quot;.png&quot;)" office:value-type="string" office:string-value="Symbols/Pokemon/Bellsprout.png" calcext:value-type="string">
            <text:p>Symbols/Pokemon/Bellsprout.png</text:p>
          </table:table-cell>
          <table:table-cell table:formula="of:=CONCATENATE(&quot;Symbols/Pokemon/&quot;;[.B16];&quot;.png&quot;)" office:value-type="string" office:string-value="Symbols/Pokemon/Weepinbell.png" calcext:value-type="string">
            <text:p>Symbols/Pokemon/Weepinbell.png</text:p>
          </table:table-cell>
          <table:table-cell table:formula="of:=CONCATENATE(&quot;Symbols/Pokemon/&quot;;[.C16];&quot;.png&quot;)" office:value-type="string" office:string-value="Symbols/Pokemon/Victreebel.png" calcext:value-type="string">
            <text:p>Symbols/Pokemon/Victreebel.png</text:p>
          </table:table-cell>
          <table:table-cell table:formula="of:=IF([.H16]=&quot;&quot;;0;1)+IF([.I16]=&quot;&quot;;0;1) +IF([.J16]=&quot;&quot;;0;1)+ IF([.K16] = &quot;&quot;;0;1)" office:value-type="float" office:value="1" calcext:value-type="float">
            <text:p>1</text:p>
          </table:table-cell>
          <table:table-cell table:formula="of:=IF([.L16]=&quot;&quot;;0;1)+IF([.M16]=&quot;&quot;;0;1) +IF([.N16]=&quot;&quot;;0;1)+ IF([.O16] = &quot;&quot;;0;1)" office:value-type="float" office:value="2" calcext:value-type="float">
            <text:p>2</text:p>
          </table:table-cell>
          <table:table-cell table:formula="of:=IF([.P16]=&quot;&quot;;0;1)+IF([.Q16]=&quot;&quot;;0;1) +IF([.R16]=&quot;&quot;;0;1)+ IF([.S16] = &quot;&quot;;0;1)" office:value-type="float" office:value="3" calcext:value-type="float">
            <text:p>3</text:p>
          </table:table-cell>
          <table:table-cell table:formula="of:=CONCATENATE(&quot;Symbols/Dice/dice_&quot;;[.H16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I1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1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1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16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M16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N1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1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16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Q16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R16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S16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16])" office:value-type="string" office:string-value="Speed: 1" calcext:value-type="string">
            <text:p>Speed: 1</text:p>
          </table:table-cell>
          <table:table-cell/>
          <table:table-cell table:formula="of:=MATCH([.AJ16]; [.$GV$1:.$GV$1048576];0)" office:value-type="float" office:value="23" calcext:value-type="float">
            <text:p>23</text:p>
          </table:table-cell>
          <table:table-cell table:formula="of:=MATCH([.AK16]; [.$GV$1:.$GV$1048576];0)" office:value-type="float" office:value="30" calcext:value-type="float">
            <text:p>30</text:p>
          </table:table-cell>
          <table:table-cell table:formula="of:=MATCH([.AL16]; [.$GV$1:.$GV$1048576];0)" office:value-type="float" office:value="76" calcext:value-type="float">
            <text:p>76</text:p>
          </table:table-cell>
          <table:table-cell table:style-name="ce1" table:formula="of:=INDIRECT(&quot;HC&quot;&amp;[.GG16])">
            <text:p/>
          </table:table-cell>
          <table:table-cell table:style-name="ce1" table:formula="of:=INDIRECT(&quot;HC&quot;&amp;[.GH16])" office:value-type="string" office:string-value="Target becomes &lt;b&gt;Flinched&lt;/b&gt;. (Can't use exhaustible attacks next activation)" calcext:value-type="string">
            <text:p>Target becomes &lt;b&gt;Flinched&lt;/b&gt;. (Can't use exhaustible attacks next activation)</text:p>
          </table:table-cell>
          <table:table-cell table:style-name="ce1" table:formula="of:=INDIRECT(&quot;HC&quot;&amp;[.GI16])" office:value-type="string" office:string-value="Regain a (health) for every (health) lost by target." calcext:value-type="string">
            <text:p>Regain a (health) for every (health) lost by target.</text:p>
          </table:table-cell>
          <table:table-cell table:style-name="ce1" table:formula="of:=INDIRECT(&quot;GW&quot;&amp;[.GG16])" office:value-type="float" office:value="0" calcext:value-type="float">
            <text:p>0</text:p>
          </table:table-cell>
          <table:table-cell table:style-name="ce1" table:formula="of:=INDIRECT(&quot;GW&quot;&amp;[.GH16])" office:value-type="float" office:value="1" calcext:value-type="float">
            <text:p>1</text:p>
          </table:table-cell>
          <table:table-cell table:style-name="ce1" table:formula="of:=INDIRECT(&quot;GW&quot;&amp;[.GI16])" office:value-type="float" office:value="1" calcext:value-type="float">
            <text:p>1</text:p>
          </table:table-cell>
          <table:table-cell table:style-name="ce1" table:formula="of:=INDIRECT(&quot;HE&quot;&amp;[.GG16])" office:value-type="string" office:string-value="Damage: (Grass)" calcext:value-type="string">
            <text:p>Damage: (Grass)</text:p>
          </table:table-cell>
          <table:table-cell table:style-name="ce1" table:formula="of:=INDIRECT(&quot;HE&quot;&amp;[.GH16])" office:value-type="string" office:string-value="Damage: (Normal)(Normal)" calcext:value-type="string">
            <text:p>Damage: (Normal)(Normal)</text:p>
          </table:table-cell>
          <table:table-cell table:style-name="ce1" table:formula="of:=INDIRECT(&quot;HE&quot;&amp;[.GI16])" office:value-type="string" office:string-value="Damage: (Grass)(Grass)" calcext:value-type="string">
            <text:p>Damage: (Grass)(Grass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Solar Bea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6_line</text:p>
          </table:table-cell>
          <table:table-cell table:style-name="ce6" office:value-type="string" calcext:value-type="string">
            <text:p>Can't move during activaton.</text:p>
          </table:table-cell>
          <table:table-cell table:style-name="ce7" table:formula="of:=CONCATENATE([.HH16]; [.HB16])" office:value-type="string" office:string-value="Affects: (6_line). Can't move during activaton." calcext:value-type="string">
            <text:p>Affects: (6_line). Can't move during activaton.</text:p>
          </table:table-cell>
          <table:table-cell table:style-name="ce6" table:formula="of:=CONCATENATE(&quot;(&quot;;[.GY16];&quot;)&quot;)" office:value-type="string" office:string-value="(Grass)" calcext:value-type="string">
            <text:p>(Grass)</text:p>
          </table:table-cell>
          <table:table-cell table:style-name="ce6" table:formula="of:=CONCATENATE(&quot;Damage: &quot;;IF([.GX16]&gt;=1;[.HD16];&quot;&quot;);IF([.GX16]&gt;=2;[.HD16];&quot;&quot;);IF([.GX16]&gt;=3;[.HD16];&quot;&quot;);IF([.GX16]&gt;=4;[.HD16];&quot;&quot;);IF([.GX16]&gt;=5;[.HD16];&quot;&quot;);IF([.HI16]=1;CONCATENATE(&quot;(&quot;;[.GY16];&quot;_x)&quot;);&quot;&quot;))" office:value-type="string" office:string-value="Damage: (Grass)(Grass)(Grass)" calcext:value-type="string">
            <text:p>Damage: (Grass)(Grass)(Grass)</text:p>
          </table:table-cell>
          <table:table-cell table:style-name="ce6"/>
          <table:table-cell table:style-name="ce6" table:formula="of:=CONCATENATE(IF([.HA16]&lt;&gt;&quot;all hostile Pok&amp;eacute;mon&quot;;&quot;(&quot;;&quot;&quot;);[.HA16];IF([.HA16]&lt;&gt;&quot;all hostile Pok&amp;eacute;mon&quot;; &quot;)&quot;; &quot;&quot;))" office:value-type="string" office:string-value="(6_line)" calcext:value-type="string">
            <text:p>(6_line)</text:p>
          </table:table-cell>
          <table:table-cell table:style-name="ce6" table:formula="of:=IF([.HA16] &lt;&gt; &quot;&quot;; CONCATENATE(&quot;Affects: &quot;; [.HG16]; &quot;. &quot;);&quot;&quot;)" office:value-type="string" office:string-value="Affects: (6_line). " calcext:value-type="string">
            <text:p>Affects: (6_line). </text:p>
          </table:table-cell>
          <table:table-cell table:style-name="ce6"/>
          <table:table-cell table:style-name="ce6" table:formula="of:=CONCATENATE([.GV16]; IF([.GW16]=1;&quot; (cc)&quot;;&quot;&quot;))" office:value-type="string" office:string-value="Solar Beam (cc)" calcext:value-type="string">
            <text:p>Solar Beam (cc)</text:p>
          </table:table-cell>
          <table:table-cell table:style-name="ce6" table:formula="of:=CONCATENATE(&quot;Symbols/attack_imgs/&quot;;[.GV16];&quot;.png&quot;)" office:value-type="string" office:string-value="Symbols/attack_imgs/Solar Beam.png" calcext:value-type="string">
            <text:p>Symbols/attack_imgs/Solar Beam.png</text:p>
          </table:table-cell>
          <table:table-cell table:style-name="ce6" table:formula="of:=CONCATENATE(&quot;TM &quot;; [.GU16]-3; &quot; (&quot;;[.GY16]; &quot;_t) &amp;nbsp &quot;; [.GV16];  IF([.GW16]=1;&quot; (cc)&quot;;&quot;&quot;))" office:value-type="string" office:string-value="TM 12 (Grass_t) &amp;nbsp Solar Beam (cc)" calcext:value-type="string">
            <text:p>TM 12 (Grass_t) &amp;nbsp Solar Beam (cc)</text:p>
          </table:table-cell>
          <table:table-cell table:style-name="ce6" table:formula="of:=CONCATENATE([.HH16];[.HB16])" office:value-type="string" office:string-value="Affects: (6_line). Can't move during activaton." calcext:value-type="string">
            <text:p>Affects: (6_line). Can't move during activaton.</text:p>
          </table:table-cell>
          <table:table-cell/>
          <table:table-cell table:formula="of:=IF([.GZ16]=&quot;none&quot;;&quot;&quot;;[.GZ16])" office:value-type="float" office:value="6" calcext:value-type="float">
            <text:p>6</text:p>
          </table:table-cell>
          <table:table-cell table:number-columns-repeated="2"/>
          <table:table-cell table:formula="of:=IF(INDIRECT(&quot;GZ&quot;&amp;[.GG16])=&quot;none&quot;;&quot;&quot;;INDIRECT(&quot;GZ&quot;&amp;[.GG16]))" office:value-type="float" office:value="5" calcext:value-type="float">
            <text:p>5</text:p>
          </table:table-cell>
          <table:table-cell table:formula="of:=IF(INDIRECT(&quot;GZ&quot;&amp;[.GH16])=&quot;none&quot;;&quot;&quot;;INDIRECT(&quot;GZ&quot;&amp;[.GH16]))" office:value-type="float" office:value="1" calcext:value-type="float">
            <text:p>1</text:p>
          </table:table-cell>
          <table:table-cell table:formula="of:=IF(INDIRECT(&quot;GZ&quot;&amp;[.GI16])=&quot;none&quot;;&quot;&quot;;INDIRECT(&quot;GZ&quot;&amp;[.GI16]))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IF([.IP16]=1;&quot;H&quot;;&quot;&quot;)">
            <text:p/>
          </table:table-cell>
          <table:table-cell table:formula="of:=IF([.IQ16]=1;&quot;H&quot;;&quot;&quot;)">
            <text:p/>
          </table:table-cell>
          <table:table-cell table:formula="of:=IF([.IR16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Oddish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Leaf_ston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Chlorophyll</text:p>
          </table:table-cell>
          <table:table-cell office:value-type="string" calcext:value-type="string">
            <text:p>Gain double speed when having a friendly (fire) Pok&amp;eacute;mon on the field.</text:p>
          </table:table-cell>
          <table:table-cell office:value-type="string" calcext:value-type="string">
            <text:p>Grass</text:p>
          </table:table-cell>
          <table:table-cell table:number-columns-repeated="3"/>
          <table:table-cell table:number-columns-repeated="2" office:value-type="string" calcext:value-type="string">
            <text:p>Grass</text:p>
          </table:table-cell>
          <table:table-cell table:number-columns-repeated="2"/>
          <table:table-cell table:number-columns-repeated="3" office:value-type="string" calcext:value-type="string">
            <text:p>Grass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17:.AE17];&quot;&gt;1&quot;)-COUNTIF([.T17:.AE17];&quot;&gt;2&quot;)-COUNTIF([.T17:.AE17];&quot;&gt;3&quot;)-COUNTIF([.T17:.AE17];&quot;&gt;4&quot;)-COUNTIF([.T17:.AE17];&quot;&gt;5&quot;)-COUNTIF([.T17:.AE17];&quot;&gt;6&quot;)-COUNTIF([.T17:.AE17];&quot;&gt;7&quot;)-COUNTIF([.T17:.AE17];&quot;&gt;8&quot;)" office:value-type="float" office:value="10" calcext:value-type="float">
            <text:p>10</text:p>
          </table:table-cell>
          <table:table-cell table:formula="of:=SUM([.T17:.AE17])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bsorb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Solar B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Dig</text:p>
          </table:table-cell>
          <table:table-cell table:number-columns-repeated="2"/>
          <table:table-cell table:style-name="ce59" table:formula="of:=ROUND([.AG17]+(12-[.AF17])-[.BA17]/2+[.BF17]+[.BG17]-[.BT17]+[.AZ17]*2/3+[.BC17]-[.AX17];1)" office:value-type="float" office:value="9.9" calcext:value-type="float">
            <text:p>9.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ridian Forest</text:p>
          </table:table-cell>
          <table:table-cell table:style-name="ce1" table:formula="of:=IF([.AW17]=&quot;Starter&quot;; 0;IF([.AW17]=&quot;Route 1&quot;;0; IF([.AW17]=&quot;Viridian Forest&quot;;0;IF([.AW17]=&quot;Cycling Road&quot;;0;0.7)))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17]=&quot;&quot;;IF([.I17]&lt;&gt;&quot;&quot;;0;IF([.M17]&lt;&gt;&quot;&quot;;[.AH17]-1;[.AI17]-1));IF([.M17]&lt;&gt;&quot;&quot;;0;IF([.Q17]&lt;&gt;&quot;&quot;;[.AH17]-1)))" office:value-type="float" office:value="0" calcext:value-type="float">
            <text:p>0</text:p>
          </table:table-cell>
          <table:table-cell/>
          <table:table-cell table:formula="of:=IF([.AM17]=1;0;IF([.AM17]=2;1;IF([.AM17]=3;1.7;IF([.AM17]=4;2.2;IF([.AM17]=5;2.55;IF([.AM17]=6;2.8;IF([.AM17]=7;3))))))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BD17] *(2 -[.BE17])/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17])" office:value-type="string" office:string-value="Absorb" calcext:value-type="string">
            <text:p>Absorb</text:p>
          </table:table-cell>
          <table:table-cell table:style-name="ce1" table:formula="of:=INDIRECT(&quot;HJ&quot;&amp;[.GH17])" office:value-type="string" office:string-value="Sleep Powder (cc)" calcext:value-type="string">
            <text:p>Sleep Powder (cc)</text:p>
          </table:table-cell>
          <table:table-cell table:style-name="ce1" table:formula="of:=INDIRECT(&quot;HJ&quot;&amp;[.GI17])" office:value-type="string" office:string-value="Solar Beam (cc)" calcext:value-type="string">
            <text:p>Solar Beam (cc)</text:p>
          </table:table-cell>
          <table:table-cell/>
          <table:table-cell table:style-name="ce1" table:formula="of:=IF([.BQ17]&gt;=1; 0;IF([.BR17]&gt;=1;[.AH17]-1;IF([.BS17]&gt;=1;[.AI17]-1;11)))" office:value-type="float" office:value="0" calcext:value-type="float">
            <text:p>0</text:p>
          </table:table-cell>
          <table:table-cell table:formula="of:=IF([.BQ17]&gt;=2; 0;IF([.BR17]&gt;=2;[.AH17]-1;IF([.BS17]&gt;=2;[.AI17]-1;11)))" office:value-type="float" office:value="4" calcext:value-type="float">
            <text:p>4</text:p>
          </table:table-cell>
          <table:table-cell table:formula="of:=IF([.BQ17]&gt;=3; 0;IF([.BR17]&gt;=3;[.AH17]-1;IF([.BS17]&gt;=3;[.AI17]-1;11)))" office:value-type="float" office:value="-1" calcext:value-type="float">
            <text:p>-1</text:p>
          </table:table-cell>
          <table:table-cell table:formula="of:=IF([.BQ17]&gt;=4; 0;IF([.BR17]&gt;=4;[.AH17]-1;IF([.BS17]&gt;=4;[.AI17]-1;11)))" office:value-type="float" office:value="11" calcext:value-type="float">
            <text:p>11</text:p>
          </table:table-cell>
          <table:table-cell table:formula="of:= 4- COUNTBLANK([.H17:.K17])" office:value-type="float" office:value="1" calcext:value-type="float">
            <text:p>1</text:p>
          </table:table-cell>
          <table:table-cell table:formula="of:= MAX([.BQ17];4 -COUNTBLANK([.L17:.O17]))" office:value-type="float" office:value="2" calcext:value-type="float">
            <text:p>2</text:p>
          </table:table-cell>
          <table:table-cell table:formula="of:=MAX([.BR17];4-COUNTBLANK([.P17:.S17]))" office:value-type="float" office:value="3" calcext:value-type="float">
            <text:p>3</text:p>
          </table:table-cell>
          <table:table-cell table:formula="of:=IF([.D17]&lt;&gt;&quot;&quot;;4;SUM([.BM17:.BP17])/7)" office:value-type="float" office:value="4" calcext:value-type="float">
            <text:p>4</text:p>
          </table:table-cell>
          <table:table-cell table:number-columns-repeated="16"/>
          <table:table-cell table:formula="of:=IF([.A17]=&quot;&quot;;0;1)+IF([.B17]=&quot;&quot;;0;1)+IF([.C17]=&quot;&quot;;0;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IF([.D17]=&quot;&quot;;&quot;&quot;;CONCATENATE(&quot;Symbols/Other/&quot;;[.D17];&quot;.png&quot;))" office:value-type="string" office:string-value="Symbols/Other/Leaf_stone.png" calcext:value-type="string">
            <text:p>Symbols/Other/Leaf_stone.png</text:p>
          </table:table-cell>
          <table:table-cell table:formula="of:=LEN([.A17])" office:value-type="float" office:value="6" calcext:value-type="float">
            <text:p>6</text:p>
          </table:table-cell>
          <table:table-cell table:formula="of:=LEN([.B17])" office:value-type="float" office:value="5" calcext:value-type="float">
            <text:p>5</text:p>
          </table:table-cell>
          <table:table-cell table:formula="of:=LEN([.C17])" office:value-type="float" office:value="9" calcext:value-type="float">
            <text:p>9</text:p>
          </table:table-cell>
          <table:table-cell table:formula="of:=CONCATENATE(IF([.FO17]&gt;0; CONCATENATE([.A17];&quot; (die_&quot;; [.H17]);&quot;&quot;); IF([.FO17]&gt;1; CONCATENATE(&quot;_&quot;;[.I17]);&quot;&quot;);IF([.FO17]&gt;2; CONCATENATE(&quot;_&quot;;[.J17]);&quot;&quot;);IF([.FO17]&gt;3; CONCATENATE(&quot;_&quot;;[.K17]);&quot;&quot;);IF([.FO17]&gt;0;&quot;)&quot;;[.A17]))" office:value-type="string" office:string-value="Oddish (die_Grass)" calcext:value-type="string">
            <text:p>Oddish (die_Grass)</text:p>
          </table:table-cell>
          <table:table-cell table:formula="of:=CONCATENATE(IF([.FP17]&gt;0; CONCATENATE([.B17];&quot; (die_&quot;; [.L17]);&quot;&quot;); IF([.FP17]&gt;1; CONCATENATE(&quot;_&quot;;[.M17]);&quot;&quot;);IF([.FP17]&gt;2; CONCATENATE(&quot;_&quot;;[.N17]);&quot;&quot;);IF([.FP17]&gt;3; CONCATENATE(&quot;_&quot;;[.O17]);&quot;&quot;);IF([.FP17]&gt;0;&quot;)&quot;;&quot;&quot;))" office:value-type="string" office:string-value="Gloom (die_Grass_Grass)" calcext:value-type="string">
            <text:p>Gloom (die_Grass_Grass)</text:p>
          </table:table-cell>
          <table:table-cell table:formula="of:=CONCATENATE(IF([.FQ17]&gt;0; CONCATENATE([.C17];&quot; (die_&quot;; [.P17]);&quot;&quot;); IF([.FQ17]&gt;1; CONCATENATE(&quot;_&quot;;[.Q17]);&quot;&quot;);IF([.FQ17]&gt;2; CONCATENATE(&quot;_&quot;;[.R17]);&quot;&quot;);IF([.FQ17]&gt;3; CONCATENATE(&quot;_&quot;;[.S17]);&quot;&quot;);IF([.FQ17]&gt;0;&quot;)&quot;;&quot;&quot;))" office:value-type="string" office:string-value="Vileplume (die_Grass_Grass_Grass)" calcext:value-type="string">
            <text:p>Vileplume (die_Grass_Grass_Grass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17] = &quot;&quot;; &quot;&quot;;MATCH([.AN17];[.$GV$2:.$GV$100];0)-3)" office:value-type="float" office:value="7" calcext:value-type="float">
            <text:p>7</text:p>
          </table:table-cell>
          <table:table-cell table:formula="of:=IF([.AO17] = &quot;&quot;; &quot;&quot;;MATCH([.AO17];[.$GV$2:.$GV$100];0)-3)" office:value-type="float" office:value="33" calcext:value-type="float">
            <text:p>33</text:p>
          </table:table-cell>
          <table:table-cell table:formula="of:=IF([.AP17] = &quot;&quot;; &quot;&quot;;MATCH([.AP17];[.$GV$2:.$GV$100];0)-3)" office:value-type="float" office:value="1" calcext:value-type="float">
            <text:p>1</text:p>
          </table:table-cell>
          <table:table-cell table:formula="of:=IF([.AQ17] = &quot;&quot;; &quot;&quot;;MATCH([.AQ17];[.$GV$2:.$GV$100];0)-3)">
            <text:p/>
          </table:table-cell>
          <table:table-cell table:formula="of:=IF([.AR17] = &quot;&quot;; &quot;&quot;;MATCH([.AR17];[.$GV$2:.$GV$100];0)-3)">
            <text:p/>
          </table:table-cell>
          <table:table-cell table:number-columns-repeated="2"/>
          <table:table-cell table:style-name="ce1" table:formula="of:=IFERROR(IF(OR(INDIRECT(&quot;$GX&quot; &amp; [.EV17]+4 )&gt;0;INDIRECT(&quot;$HI&quot; &amp; [.EV17]+4 )&gt;0);INDIRECT(&quot;$GY&quot; &amp; [.EV17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17]+4 )&gt;0;INDIRECT(&quot;$HI&quot; &amp; [.EW17]+4 )&gt;0);INDIRECT(&quot;$GY&quot; &amp; [.EW17]+4);&quot;&quot;);&quot;&quot;)">
            <text:p/>
          </table:table-cell>
          <table:table-cell table:style-name="ce1" table:formula="of:=IFERROR(IF(OR(INDIRECT(&quot;$GX&quot; &amp; [.EX17]+4 )&gt;0;INDIRECT(&quot;$HI&quot; &amp; [.EX17]+4 )&gt;0);INDIRECT(&quot;$GY&quot; &amp; [.EX17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17]+4 )&gt;0;INDIRECT(&quot;$HI&quot; &amp; [.EY17]+4 )&gt;0);INDIRECT(&quot;$GY&quot; &amp; [.EY17]+4);&quot;&quot;);&quot;&quot;)">
            <text:p/>
          </table:table-cell>
          <table:table-cell table:style-name="ce1" table:formula="of:=IFERROR(IF(OR(INDIRECT(&quot;$GX&quot; &amp; [.EZ17]+4 )&gt;0;INDIRECT(&quot;$HI&quot; &amp; [.EZ17]+4 )&gt;0);INDIRECT(&quot;$GY&quot; &amp; [.EZ17]+4);&quot;&quot;);&quot;&quot;)">
            <text:p/>
          </table:table-cell>
          <table:table-cell table:formula="of:=IF([.EJ17]=&quot;&quot;;&quot;&quot;;(SMALL([.$EJ17:.$EN17];[.DX17])))" office:value-type="float" office:value="1" calcext:value-type="float">
            <text:p>1</text:p>
          </table:table-cell>
          <table:table-cell table:formula="of:=IF([.EK17]=&quot;&quot;;&quot;&quot;;(SMALL([.$EJ17:.$EN17];[.DY17])))" office:value-type="float" office:value="7" calcext:value-type="float">
            <text:p>7</text:p>
          </table:table-cell>
          <table:table-cell table:formula="of:=IF([.EL17]=&quot;&quot;;&quot;&quot;;(SMALL([.$EJ17:.$EN17];[.DZ17])))" office:value-type="float" office:value="33" calcext:value-type="float">
            <text:p>33</text:p>
          </table:table-cell>
          <table:table-cell table:style-name="ce1" table:formula="of:=IF([.EM17]=&quot;&quot;;&quot;&quot;;(SMALL([.$EJ17:.$EN17];[.EA17])))">
            <text:p/>
          </table:table-cell>
          <table:table-cell table:style-name="ce1" table:formula="of:=IF([.EN17]=&quot;&quot;;&quot;&quot;;(SMALL([.$EJ17:.$EN17];[.EB17])))">
            <text:p/>
          </table:table-cell>
          <table:table-cell table:formula="of:=IF([.EQ17]=&quot;&quot;;&quot;&quot;;CONCATENATE(&quot;symbols/types/only_color_exact/&quot;;[.EQ17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17]=&quot;&quot;;&quot;&quot;;CONCATENATE(&quot;symbols/types/only_color_exact/&quot;;[.ER17];&quot;.png&quot;))">
            <text:p/>
          </table:table-cell>
          <table:table-cell table:formula="of:=IF([.ES17]=&quot;&quot;;&quot;&quot;;CONCATENATE(&quot;symbols/types/only_color_exact/&quot;;[.ES17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17]=&quot;&quot;;&quot;&quot;;CONCATENATE(&quot;symbols/types/only_color_exact/&quot;;[.ET17];&quot;.png&quot;))">
            <text:p/>
          </table:table-cell>
          <table:table-cell table:formula="of:=IF([.EU17]=&quot;&quot;;&quot;&quot;;CONCATENATE(&quot;symbols/types/only_color_exact/&quot;;[.EU17];&quot;.png&quot;))">
            <text:p/>
          </table:table-cell>
          <table:table-cell table:formula="of:=IF([.EV17]=&quot;&quot;;&quot;&quot;;CONCATENATE(&quot;symbols/types/vanilla/&quot;;[.EV17];&quot;.png&quot;))" office:value-type="string" office:string-value="symbols/types/vanilla/1.png" calcext:value-type="string">
            <text:p>symbols/types/vanilla/1.png</text:p>
          </table:table-cell>
          <table:table-cell table:number-columns-repeated="4"/>
          <table:table-cell table:formula="of:=CONCATENATE(&quot;Symbols/Types/Weaknesses/&quot;; [.E17]; &quot;.png&quot;)" office:value-type="string" office:string-value="Symbols/Types/Weaknesses/Grass.png" calcext:value-type="string">
            <text:p>Symbols/Types/Weaknesses/Grass.png</text:p>
          </table:table-cell>
          <table:table-cell table:formula="of:=CONCATENATE(&quot;Symbols/Pokemon/&quot;;[.A17];&quot;.png&quot;)" office:value-type="string" office:string-value="Symbols/Pokemon/Oddish.png" calcext:value-type="string">
            <text:p>Symbols/Pokemon/Oddish.png</text:p>
          </table:table-cell>
          <table:table-cell table:formula="of:=CONCATENATE(&quot;Symbols/Pokemon/&quot;;[.B17];&quot;.png&quot;)" office:value-type="string" office:string-value="Symbols/Pokemon/Gloom.png" calcext:value-type="string">
            <text:p>Symbols/Pokemon/Gloom.png</text:p>
          </table:table-cell>
          <table:table-cell table:formula="of:=CONCATENATE(&quot;Symbols/Pokemon/&quot;;[.C17];&quot;.png&quot;)" office:value-type="string" office:string-value="Symbols/Pokemon/Vileplume.png" calcext:value-type="string">
            <text:p>Symbols/Pokemon/Vileplume.png</text:p>
          </table:table-cell>
          <table:table-cell table:formula="of:=IF([.H17]=&quot;&quot;;0;1)+IF([.I17]=&quot;&quot;;0;1) +IF([.J17]=&quot;&quot;;0;1)+ IF([.K17] = &quot;&quot;;0;1)" office:value-type="float" office:value="1" calcext:value-type="float">
            <text:p>1</text:p>
          </table:table-cell>
          <table:table-cell table:formula="of:=IF([.L17]=&quot;&quot;;0;1)+IF([.M17]=&quot;&quot;;0;1) +IF([.N17]=&quot;&quot;;0;1)+ IF([.O17] = &quot;&quot;;0;1)" office:value-type="float" office:value="2" calcext:value-type="float">
            <text:p>2</text:p>
          </table:table-cell>
          <table:table-cell table:formula="of:=IF([.P17]=&quot;&quot;;0;1)+IF([.Q17]=&quot;&quot;;0;1) +IF([.R17]=&quot;&quot;;0;1)+ IF([.S17] = &quot;&quot;;0;1)" office:value-type="float" office:value="3" calcext:value-type="float">
            <text:p>3</text:p>
          </table:table-cell>
          <table:table-cell table:formula="of:=CONCATENATE(&quot;Symbols/Dice/dice_&quot;;[.H17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I1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1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1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17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M17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N1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1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17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Q17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R17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S17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17])" office:value-type="string" office:string-value="Speed: 2" calcext:value-type="string">
            <text:p>Speed: 2</text:p>
          </table:table-cell>
          <table:table-cell/>
          <table:table-cell table:formula="of:=MATCH([.AJ17]; [.$GV$1:.$GV$1048576];0)" office:value-type="float" office:value="77" calcext:value-type="float">
            <text:p>77</text:p>
          </table:table-cell>
          <table:table-cell table:formula="of:=MATCH([.AK17]; [.$GV$1:.$GV$1048576];0)" office:value-type="float" office:value="13" calcext:value-type="float">
            <text:p>13</text:p>
          </table:table-cell>
          <table:table-cell table:formula="of:=MATCH([.AL17]; [.$GV$1:.$GV$1048576];0)" office:value-type="float" office:value="16" calcext:value-type="float">
            <text:p>16</text:p>
          </table:table-cell>
          <table:table-cell table:style-name="ce1" table:formula="of:=INDIRECT(&quot;HC&quot;&amp;[.GG17])" office:value-type="string" office:string-value="Regain a (health) for every (health) lost by target." calcext:value-type="string">
            <text:p>Regain a (health) for every (health) lost by target.</text:p>
          </table:table-cell>
          <table:table-cell table:style-name="ce1" table:formula="of:=INDIRECT(&quot;HC&quot;&amp;[.GH17])" office:value-type="string" office:string-value="Affects: (3_hex). Targets become &lt;b&gt;Asleep&lt;/b&gt;. (Miss next activation)" calcext:value-type="string">
            <text:p>Affects: (3_hex). Targets become &lt;b&gt;Asleep&lt;/b&gt;. (Miss next activation)</text:p>
          </table:table-cell>
          <table:table-cell table:style-name="ce1" table:formula="of:=INDIRECT(&quot;HC&quot;&amp;[.GI17])" office:value-type="string" office:string-value="Affects: (6_line). Can't move during activaton." calcext:value-type="string">
            <text:p>Affects: (6_line). Can't move during activaton.</text:p>
          </table:table-cell>
          <table:table-cell table:style-name="ce1" table:formula="of:=INDIRECT(&quot;GW&quot;&amp;[.GG17])" office:value-type="float" office:value="0" calcext:value-type="float">
            <text:p>0</text:p>
          </table:table-cell>
          <table:table-cell table:style-name="ce1" table:formula="of:=INDIRECT(&quot;GW&quot;&amp;[.GH17])" office:value-type="float" office:value="1" calcext:value-type="float">
            <text:p>1</text:p>
          </table:table-cell>
          <table:table-cell table:style-name="ce1" table:formula="of:=INDIRECT(&quot;GW&quot;&amp;[.GI17])" office:value-type="float" office:value="1" calcext:value-type="float">
            <text:p>1</text:p>
          </table:table-cell>
          <table:table-cell table:style-name="ce1" table:formula="of:=INDIRECT(&quot;HE&quot;&amp;[.GG17])" office:value-type="string" office:string-value="Damage: (Grass)" calcext:value-type="string">
            <text:p>Damage: (Grass)</text:p>
          </table:table-cell>
          <table:table-cell table:style-name="ce1" table:formula="of:=INDIRECT(&quot;HE&quot;&amp;[.GH17])" office:value-type="string" office:string-value="Damage: " calcext:value-type="string">
            <text:p>Damage: </text:p>
          </table:table-cell>
          <table:table-cell table:style-name="ce1" table:formula="of:=INDIRECT(&quot;HE&quot;&amp;[.GI17])" office:value-type="string" office:string-value="Damage: (Grass)(Grass)(Grass)" calcext:value-type="string">
            <text:p>Damage: (Grass)(Grass)(Grass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Body Sla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 table:formula="of:=CONCATENATE([.HH17]; [.HB17])">
            <text:p/>
          </table:table-cell>
          <table:table-cell table:style-name="ce6" table:formula="of:=CONCATENATE(&quot;(&quot;;[.GY17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17]&gt;=1;[.HD17];&quot;&quot;);IF([.GX17]&gt;=2;[.HD17];&quot;&quot;);IF([.GX17]&gt;=3;[.HD17];&quot;&quot;);IF([.GX17]&gt;=4;[.HD17];&quot;&quot;);IF([.GX17]&gt;=5;[.HD17];&quot;&quot;);IF([.HI17]=1;CONCATENATE(&quot;(&quot;;[.GY17];&quot;_x)&quot;);&quot;&quot;))" office:value-type="string" office:string-value="Damage: (Normal)(Normal)(Normal)" calcext:value-type="string">
            <text:p>Damage: (Normal)(Normal)(Normal)</text:p>
          </table:table-cell>
          <table:table-cell table:style-name="ce6"/>
          <table:table-cell table:style-name="ce6" table:formula="of:=CONCATENATE(IF([.HA17]&lt;&gt;&quot;all hostile Pok&amp;eacute;mon&quot;;&quot;(&quot;;&quot;&quot;);[.HA17];IF([.HA17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7] &lt;&gt; &quot;&quot;; CONCATENATE(&quot;Affects: &quot;; [.HG17]; &quot;. &quot;);&quot;&quot;)">
            <text:p/>
          </table:table-cell>
          <table:table-cell table:style-name="ce6"/>
          <table:table-cell table:style-name="ce6" table:formula="of:=CONCATENATE([.GV17]; IF([.GW17]=1;&quot; (cc)&quot;;&quot;&quot;))" office:value-type="string" office:string-value="Body Slam (cc)" calcext:value-type="string">
            <text:p>Body Slam (cc)</text:p>
          </table:table-cell>
          <table:table-cell table:style-name="ce6" table:formula="of:=CONCATENATE(&quot;Symbols/attack_imgs/&quot;;[.GV17];&quot;.png&quot;)" office:value-type="string" office:string-value="Symbols/attack_imgs/Body Slam.png" calcext:value-type="string">
            <text:p>Symbols/attack_imgs/Body Slam.png</text:p>
          </table:table-cell>
          <table:table-cell table:style-name="ce6" table:formula="of:=CONCATENATE(&quot;TM &quot;; [.GU17]-3; &quot; (&quot;;[.GY17]; &quot;_t) &amp;nbsp &quot;; [.GV17];  IF([.GW17]=1;&quot; (cc)&quot;;&quot;&quot;))" office:value-type="string" office:string-value="TM 13 (Normal_t) &amp;nbsp Body Slam (cc)" calcext:value-type="string">
            <text:p>TM 13 (Normal_t) &amp;nbsp Body Slam (cc)</text:p>
          </table:table-cell>
          <table:table-cell table:style-name="ce6" table:formula="of:=CONCATENATE([.HH17];[.HB17])">
            <text:p/>
          </table:table-cell>
          <table:table-cell/>
          <table:table-cell table:formula="of:=IF([.GZ17]=&quot;none&quot;;&quot;&quot;;[.GZ17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17])=&quot;none&quot;;&quot;&quot;;INDIRECT(&quot;GZ&quot;&amp;[.GG17]))" office:value-type="float" office:value="2" calcext:value-type="float">
            <text:p>2</text:p>
          </table:table-cell>
          <table:table-cell table:formula="of:=IF(INDIRECT(&quot;GZ&quot;&amp;[.GH17])=&quot;none&quot;;&quot;&quot;;INDIRECT(&quot;GZ&quot;&amp;[.GH17]))" office:value-type="float" office:value="4" calcext:value-type="float">
            <text:p>4</text:p>
          </table:table-cell>
          <table:table-cell table:formula="of:=IF(INDIRECT(&quot;GZ&quot;&amp;[.GI17])=&quot;none&quot;;&quot;&quot;;INDIRECT(&quot;GZ&quot;&amp;[.GI17]))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IF([.IP17]=1;&quot;H&quot;;&quot;&quot;)">
            <text:p/>
          </table:table-cell>
          <table:table-cell table:formula="of:=IF([.IQ17]=1;&quot;H&quot;;&quot;&quot;)">
            <text:p/>
          </table:table-cell>
          <table:table-cell table:formula="of:=IF([.IR17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utor</text:p>
          </table:table-cell>
          <table:table-cell/>
          <table:table-cell office:value-type="string" calcext:value-type="string">
            <text:p>Leaf_ston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When having initiative, regain a (health) after activating.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2"/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5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formula="of:=12-COUNTIF([.T18:.AE18];&quot;&gt;1&quot;)-COUNTIF([.T18:.AE18];&quot;&gt;2&quot;)-COUNTIF([.T18:.AE18];&quot;&gt;3&quot;)-COUNTIF([.T18:.AE18];&quot;&gt;4&quot;)-COUNTIF([.T18:.AE18];&quot;&gt;5&quot;)-COUNTIF([.T18:.AE18];&quot;&gt;6&quot;)-COUNTIF([.T18:.AE18];&quot;&gt;7&quot;)-COUNTIF([.T18:.AE18];&quot;&gt;8&quot;)" office:value-type="float" office:value="11" calcext:value-type="float">
            <text:p>11</text:p>
          </table:table-cell>
          <table:table-cell table:formula="of:=SUM([.T18:.AE18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Razor Leaf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olar B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Smokescreen</text:p>
          </table:table-cell>
          <table:table-cell table:style-name="ce59" table:formula="of:=ROUND([.AG18]+(12-[.AF18])-[.BA18]/2+[.BF18]+[.BG18]-[.BT18]+[.AZ18]*2/3+[.BC18]-[.AX18];1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ridian Forest</text:p>
          </table:table-cell>
          <table:table-cell table:style-name="ce1" table:formula="of:=IF([.AW18]=&quot;Starter&quot;; 0;IF([.AW18]=&quot;Route 1&quot;;0; IF([.AW18]=&quot;Viridian Forest&quot;;0;IF([.AW18]=&quot;Cycling Road&quot;;0;0.7)))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8]=&quot;&quot;;IF([.I18]&lt;&gt;&quot;&quot;;0;IF([.M18]&lt;&gt;&quot;&quot;;[.AH18]-1;[.AI18]-1));IF([.M18]&lt;&gt;&quot;&quot;;0;IF([.Q18]&lt;&gt;&quot;&quot;;[.AH18]-1)))" office:value-type="float" office:value="0" calcext:value-type="float">
            <text:p>0</text:p>
          </table:table-cell>
          <table:table-cell/>
          <table:table-cell table:formula="of:=IF([.AM18]=1;0;IF([.AM18]=2;1;IF([.AM18]=3;1.7;IF([.AM18]=4;2.2;IF([.AM18]=5;2.55;IF([.AM18]=6;2.8;IF([.AM18]=7;3)))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D18] *(2 -[.BE18])/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NDIRECT(&quot;HJ&quot;&amp;[.GG18])" office:value-type="string" office:string-value="Razor Leaf" calcext:value-type="string">
            <text:p>Razor Leaf</text:p>
          </table:table-cell>
          <table:table-cell table:style-name="ce1" table:formula="of:=INDIRECT(&quot;HJ&quot;&amp;[.GH18])" office:value-type="string" office:string-value="Psychic (cc)" calcext:value-type="string">
            <text:p>Psychic (cc)</text:p>
          </table:table-cell>
          <table:table-cell table:style-name="ce1" table:formula="of:=INDIRECT(&quot;HJ&quot;&amp;[.GI18])" office:value-type="string" office:string-value="Solar Beam (cc)" calcext:value-type="string">
            <text:p>Solar Beam (cc)</text:p>
          </table:table-cell>
          <table:table-cell/>
          <table:table-cell table:style-name="ce1" table:formula="of:=IF([.BQ18]&gt;=1; 0;IF([.BR18]&gt;=1;[.AH18]-1;IF([.BS18]&gt;=1;[.AI18]-1;11)))" office:value-type="float" office:value="0" calcext:value-type="float">
            <text:p>0</text:p>
          </table:table-cell>
          <table:table-cell table:formula="of:=IF([.BQ18]&gt;=2; 0;IF([.BR18]&gt;=2;[.AH18]-1;IF([.BS18]&gt;=2;[.AI18]-1;11)))" office:value-type="float" office:value="0" calcext:value-type="float">
            <text:p>0</text:p>
          </table:table-cell>
          <table:table-cell table:formula="of:=IF([.BQ18]&gt;=3; 0;IF([.BR18]&gt;=3;[.AH18]-1;IF([.BS18]&gt;=3;[.AI18]-1;11)))" office:value-type="float" office:value="-1" calcext:value-type="float">
            <text:p>-1</text:p>
          </table:table-cell>
          <table:table-cell table:formula="of:=IF([.BQ18]&gt;=4; 0;IF([.BR18]&gt;=4;[.AH18]-1;IF([.BS18]&gt;=4;[.AI18]-1;11)))" office:value-type="float" office:value="11" calcext:value-type="float">
            <text:p>11</text:p>
          </table:table-cell>
          <table:table-cell table:formula="of:= 4- COUNTBLANK([.H18:.K18])" office:value-type="float" office:value="2" calcext:value-type="float">
            <text:p>2</text:p>
          </table:table-cell>
          <table:table-cell table:formula="of:= MAX([.BQ18];4 -COUNTBLANK([.L18:.O18]))" office:value-type="float" office:value="3" calcext:value-type="float">
            <text:p>3</text:p>
          </table:table-cell>
          <table:table-cell table:formula="of:=MAX([.BR18];4-COUNTBLANK([.P18:.S18]))" office:value-type="float" office:value="3" calcext:value-type="float">
            <text:p>3</text:p>
          </table:table-cell>
          <table:table-cell table:formula="of:=IF([.D18]&lt;&gt;&quot;&quot;;4;SUM([.BM18:.BP18])/7)" office:value-type="float" office:value="4" calcext:value-type="float">
            <text:p>4</text:p>
          </table:table-cell>
          <table:table-cell table:number-columns-repeated="16"/>
          <table:table-cell table:formula="of:=IF([.A18]=&quot;&quot;;0;1)+IF([.B18]=&quot;&quot;;0;1)+IF([.C18]=&quot;&quot;;0;1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IF([.D18]=&quot;&quot;;&quot;&quot;;CONCATENATE(&quot;Symbols/Other/&quot;;[.D18];&quot;.png&quot;))" office:value-type="string" office:string-value="Symbols/Other/Leaf_stone.png" calcext:value-type="string">
            <text:p>Symbols/Other/Leaf_stone.png</text:p>
          </table:table-cell>
          <table:table-cell table:formula="of:=LEN([.A18])" office:value-type="float" office:value="9" calcext:value-type="float">
            <text:p>9</text:p>
          </table:table-cell>
          <table:table-cell table:formula="of:=LEN([.B18])" office:value-type="float" office:value="9" calcext:value-type="float">
            <text:p>9</text:p>
          </table:table-cell>
          <table:table-cell table:formula="of:=LEN([.C18])" office:value-type="float" office:value="0" calcext:value-type="float">
            <text:p>0</text:p>
          </table:table-cell>
          <table:table-cell table:formula="of:=CONCATENATE(IF([.FO18]&gt;0; CONCATENATE([.A18];&quot; (die_&quot;; [.H18]);&quot;&quot;); IF([.FO18]&gt;1; CONCATENATE(&quot;_&quot;;[.I18]);&quot;&quot;);IF([.FO18]&gt;2; CONCATENATE(&quot;_&quot;;[.J18]);&quot;&quot;);IF([.FO18]&gt;3; CONCATENATE(&quot;_&quot;;[.K18]);&quot;&quot;);IF([.FO18]&gt;0;&quot;)&quot;;[.A18]))" office:value-type="string" office:string-value="Exeggcute (die_Grass_Grass)" calcext:value-type="string">
            <text:p>Exeggcute (die_Grass_Grass)</text:p>
          </table:table-cell>
          <table:table-cell table:formula="of:=CONCATENATE(IF([.FP18]&gt;0; CONCATENATE([.B18];&quot; (die_&quot;; [.L18]);&quot;&quot;); IF([.FP18]&gt;1; CONCATENATE(&quot;_&quot;;[.M18]);&quot;&quot;);IF([.FP18]&gt;2; CONCATENATE(&quot;_&quot;;[.N18]);&quot;&quot;);IF([.FP18]&gt;3; CONCATENATE(&quot;_&quot;;[.O18]);&quot;&quot;);IF([.FP18]&gt;0;&quot;)&quot;;&quot;&quot;))" office:value-type="string" office:string-value="Exeggutor (die_Grass_Grass_Psychic)" calcext:value-type="string">
            <text:p>Exeggutor (die_Grass_Grass_Psychic)</text:p>
          </table:table-cell>
          <table:table-cell table:formula="of:=CONCATENATE(IF([.FQ18]&gt;0; CONCATENATE([.C18];&quot; (die_&quot;; [.P18]);&quot;&quot;); IF([.FQ18]&gt;1; CONCATENATE(&quot;_&quot;;[.Q18]);&quot;&quot;);IF([.FQ18]&gt;2; CONCATENATE(&quot;_&quot;;[.R18]);&quot;&quot;);IF([.FQ18]&gt;3; CONCATENATE(&quot;_&quot;;[.S18]);&quot;&quot;);IF([.FQ18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18] = &quot;&quot;; &quot;&quot;;MATCH([.AN18];[.$GV$2:.$GV$100];0)-3)" office:value-type="float" office:value="37" calcext:value-type="float">
            <text:p>37</text:p>
          </table:table-cell>
          <table:table-cell table:formula="of:=IF([.AO18] = &quot;&quot;; &quot;&quot;;MATCH([.AO18];[.$GV$2:.$GV$100];0)-3)" office:value-type="float" office:value="28" calcext:value-type="float">
            <text:p>28</text:p>
          </table:table-cell>
          <table:table-cell table:formula="of:=IF([.AP18] = &quot;&quot;; &quot;&quot;;MATCH([.AP18];[.$GV$2:.$GV$100];0)-3)" office:value-type="float" office:value="7" calcext:value-type="float">
            <text:p>7</text:p>
          </table:table-cell>
          <table:table-cell table:formula="of:=IF([.AQ18] = &quot;&quot;; &quot;&quot;;MATCH([.AQ18];[.$GV$2:.$GV$100];0)-3)" office:value-type="float" office:value="6" calcext:value-type="float">
            <text:p>6</text:p>
          </table:table-cell>
          <table:table-cell table:formula="of:=IF([.AR18] = &quot;&quot;; &quot;&quot;;MATCH([.AR18];[.$GV$2:.$GV$100];0)-3)" office:value-type="float" office:value="5" calcext:value-type="float">
            <text:p>5</text:p>
          </table:table-cell>
          <table:table-cell table:number-columns-repeated="2"/>
          <table:table-cell table:style-name="ce1" table:formula="of:=IFERROR(IF(OR(INDIRECT(&quot;$GX&quot; &amp; [.EV18]+4 )&gt;0;INDIRECT(&quot;$HI&quot; &amp; [.EV18]+4 )&gt;0);INDIRECT(&quot;$GY&quot; &amp; [.EV18]+4);&quot;&quot;);&quot;&quot;)" office:value-type="string" office:string-value="Grass" calcext:value-type="string">
            <text:p>Grass</text:p>
          </table:table-cell>
          <table:table-cell table:style-name="ce1" table:formula="of:=IFERROR(IF(OR(INDIRECT(&quot;$GX&quot; &amp; [.EW18]+4 )&gt;0;INDIRECT(&quot;$HI&quot; &amp; [.EW18]+4 )&gt;0);INDIRECT(&quot;$GY&quot; &amp; [.EW18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X18]+4 )&gt;0;INDIRECT(&quot;$HI&quot; &amp; [.EX18]+4 )&gt;0);INDIRECT(&quot;$GY&quot; &amp; [.EX18]+4);&quot;&quot;);&quot;&quot;)">
            <text:p/>
          </table:table-cell>
          <table:table-cell table:style-name="ce1" table:formula="of:=IFERROR(IF(OR(INDIRECT(&quot;$GX&quot; &amp; [.EY18]+4 )&gt;0;INDIRECT(&quot;$HI&quot; &amp; [.EY18]+4 )&gt;0);INDIRECT(&quot;$GY&quot; &amp; [.EY18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Z18]+4 )&gt;0;INDIRECT(&quot;$HI&quot; &amp; [.EZ18]+4 )&gt;0);INDIRECT(&quot;$GY&quot; &amp; [.EZ18]+4);&quot;&quot;);&quot;&quot;)">
            <text:p/>
          </table:table-cell>
          <table:table-cell table:formula="of:=IF([.EJ18]=&quot;&quot;;&quot;&quot;;(SMALL([.$EJ18:.$EN18];[.DX18])))" office:value-type="float" office:value="5" calcext:value-type="float">
            <text:p>5</text:p>
          </table:table-cell>
          <table:table-cell table:formula="of:=IF([.EK18]=&quot;&quot;;&quot;&quot;;(SMALL([.$EJ18:.$EN18];[.DY18])))" office:value-type="float" office:value="6" calcext:value-type="float">
            <text:p>6</text:p>
          </table:table-cell>
          <table:table-cell table:formula="of:=IF([.EL18]=&quot;&quot;;&quot;&quot;;(SMALL([.$EJ18:.$EN18];[.DZ18])))" office:value-type="float" office:value="7" calcext:value-type="float">
            <text:p>7</text:p>
          </table:table-cell>
          <table:table-cell table:style-name="ce1" table:formula="of:=IF([.EM18]=&quot;&quot;;&quot;&quot;;(SMALL([.$EJ18:.$EN18];[.EA18])))" office:value-type="float" office:value="28" calcext:value-type="float">
            <text:p>28</text:p>
          </table:table-cell>
          <table:table-cell table:style-name="ce1" table:formula="of:=IF([.EN18]=&quot;&quot;;&quot;&quot;;(SMALL([.$EJ18:.$EN18];[.EB18])))" office:value-type="float" office:value="37" calcext:value-type="float">
            <text:p>37</text:p>
          </table:table-cell>
          <table:table-cell table:formula="of:=IF([.EQ18]=&quot;&quot;;&quot;&quot;;CONCATENATE(&quot;symbols/types/only_color_exact/&quot;;[.EQ18];&quot;.png&quot;))" office:value-type="string" office:string-value="symbols/types/only_color_exact/Grass.png" calcext:value-type="string">
            <text:p>symbols/types/only_color_exact/Grass.png</text:p>
          </table:table-cell>
          <table:table-cell table:formula="of:=IF([.ER18]=&quot;&quot;;&quot;&quot;;CONCATENATE(&quot;symbols/types/only_color_exact/&quot;;[.ER18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S18]=&quot;&quot;;&quot;&quot;;CONCATENATE(&quot;symbols/types/only_color_exact/&quot;;[.ES18];&quot;.png&quot;))">
            <text:p/>
          </table:table-cell>
          <table:table-cell table:formula="of:=IF([.ET18]=&quot;&quot;;&quot;&quot;;CONCATENATE(&quot;symbols/types/only_color_exact/&quot;;[.ET18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U18]=&quot;&quot;;&quot;&quot;;CONCATENATE(&quot;symbols/types/only_color_exact/&quot;;[.EU18];&quot;.png&quot;))">
            <text:p/>
          </table:table-cell>
          <table:table-cell table:formula="of:=IF([.EV18]=&quot;&quot;;&quot;&quot;;CONCATENATE(&quot;symbols/types/vanilla/&quot;;[.EV18];&quot;.png&quot;))" office:value-type="string" office:string-value="symbols/types/vanilla/5.png" calcext:value-type="string">
            <text:p>symbols/types/vanilla/5.png</text:p>
          </table:table-cell>
          <table:table-cell table:number-columns-repeated="4"/>
          <table:table-cell table:formula="of:=CONCATENATE(&quot;Symbols/Types/Weaknesses/&quot;; [.E18]; &quot;.png&quot;)" office:value-type="string" office:string-value="Symbols/Types/Weaknesses/Grass.png" calcext:value-type="string">
            <text:p>Symbols/Types/Weaknesses/Grass.png</text:p>
          </table:table-cell>
          <table:table-cell table:formula="of:=CONCATENATE(&quot;Symbols/Pokemon/&quot;;[.A18];&quot;.png&quot;)" office:value-type="string" office:string-value="Symbols/Pokemon/Exeggcute.png" calcext:value-type="string">
            <text:p>Symbols/Pokemon/Exeggcute.png</text:p>
          </table:table-cell>
          <table:table-cell table:formula="of:=CONCATENATE(&quot;Symbols/Pokemon/&quot;;[.B18];&quot;.png&quot;)" office:value-type="string" office:string-value="Symbols/Pokemon/Exeggutor.png" calcext:value-type="string">
            <text:p>Symbols/Pokemon/Exeggutor.png</text:p>
          </table:table-cell>
          <table:table-cell table:formula="of:=CONCATENATE(&quot;Symbols/Pokemon/&quot;;[.C18];&quot;.png&quot;)" office:value-type="string" office:string-value="Symbols/Pokemon/.png" calcext:value-type="string">
            <text:p>Symbols/Pokemon/.png</text:p>
          </table:table-cell>
          <table:table-cell table:formula="of:=IF([.H18]=&quot;&quot;;0;1)+IF([.I18]=&quot;&quot;;0;1) +IF([.J18]=&quot;&quot;;0;1)+ IF([.K18] = &quot;&quot;;0;1)" office:value-type="float" office:value="2" calcext:value-type="float">
            <text:p>2</text:p>
          </table:table-cell>
          <table:table-cell table:formula="of:=IF([.L18]=&quot;&quot;;0;1)+IF([.M18]=&quot;&quot;;0;1) +IF([.N18]=&quot;&quot;;0;1)+ IF([.O18] = &quot;&quot;;0;1)" office:value-type="float" office:value="3" calcext:value-type="float">
            <text:p>3</text:p>
          </table:table-cell>
          <table:table-cell table:formula="of:=IF([.P18]=&quot;&quot;;0;1)+IF([.Q18]=&quot;&quot;;0;1) +IF([.R18]=&quot;&quot;;0;1)+ IF([.S18] = &quot;&quot;;0;1)" office:value-type="float" office:value="0" calcext:value-type="float">
            <text:p>0</text:p>
          </table:table-cell>
          <table:table-cell table:formula="of:=CONCATENATE(&quot;Symbols/Dice/dice_&quot;;[.H18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I18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J1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1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18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M18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N18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O1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1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1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1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18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18])" office:value-type="string" office:string-value="Speed: 2" calcext:value-type="string">
            <text:p>Speed: 2</text:p>
          </table:table-cell>
          <table:table-cell/>
          <table:table-cell table:formula="of:=MATCH([.AJ18]; [.$GV$1:.$GV$1048576];0)" office:value-type="float" office:value="23" calcext:value-type="float">
            <text:p>23</text:p>
          </table:table-cell>
          <table:table-cell table:formula="of:=MATCH([.AK18]; [.$GV$1:.$GV$1048576];0)" office:value-type="float" office:value="33" calcext:value-type="float">
            <text:p>33</text:p>
          </table:table-cell>
          <table:table-cell table:formula="of:=MATCH([.AL18]; [.$GV$1:.$GV$1048576];0)" office:value-type="float" office:value="16" calcext:value-type="float">
            <text:p>16</text:p>
          </table:table-cell>
          <table:table-cell table:style-name="ce1" table:formula="of:=INDIRECT(&quot;HC&quot;&amp;[.GG18])">
            <text:p/>
          </table:table-cell>
          <table:table-cell table:style-name="ce1" table:formula="of:=INDIRECT(&quot;HC&quot;&amp;[.GH18])">
            <text:p/>
          </table:table-cell>
          <table:table-cell table:style-name="ce1" table:formula="of:=INDIRECT(&quot;HC&quot;&amp;[.GI18])" office:value-type="string" office:string-value="Affects: (6_line). Can't move during activaton." calcext:value-type="string">
            <text:p>Affects: (6_line). Can't move during activaton.</text:p>
          </table:table-cell>
          <table:table-cell table:style-name="ce1" table:formula="of:=INDIRECT(&quot;GW&quot;&amp;[.GG18])" office:value-type="float" office:value="0" calcext:value-type="float">
            <text:p>0</text:p>
          </table:table-cell>
          <table:table-cell table:style-name="ce1" table:formula="of:=INDIRECT(&quot;GW&quot;&amp;[.GH18])" office:value-type="float" office:value="1" calcext:value-type="float">
            <text:p>1</text:p>
          </table:table-cell>
          <table:table-cell table:style-name="ce1" table:formula="of:=INDIRECT(&quot;GW&quot;&amp;[.GI18])" office:value-type="float" office:value="1" calcext:value-type="float">
            <text:p>1</text:p>
          </table:table-cell>
          <table:table-cell table:style-name="ce1" table:formula="of:=INDIRECT(&quot;HE&quot;&amp;[.GG18])" office:value-type="string" office:string-value="Damage: (Grass)" calcext:value-type="string">
            <text:p>Damage: (Grass)</text:p>
          </table:table-cell>
          <table:table-cell table:style-name="ce1" table:formula="of:=INDIRECT(&quot;HE&quot;&amp;[.GH18])" office:value-type="string" office:string-value="Damage: (Psychic)(Psychic)" calcext:value-type="string">
            <text:p>Damage: (Psychic)(Psychic)</text:p>
          </table:table-cell>
          <table:table-cell table:style-name="ce1" table:formula="of:=INDIRECT(&quot;HE&quot;&amp;[.GI18])" office:value-type="string" office:string-value="Damage: (Grass)(Grass)(Grass)" calcext:value-type="string">
            <text:p>Damage: (Grass)(Grass)(Grass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Fire Blas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ircle</text:p>
          </table:table-cell>
          <table:table-cell table:style-name="ce6"/>
          <table:table-cell table:style-name="ce7" table:formula="of:=CONCATENATE([.HH18]; [.HB18])" office:value-type="string" office:string-value="Affects: (circle). " calcext:value-type="string">
            <text:p>Affects: (circle). </text:p>
          </table:table-cell>
          <table:table-cell table:style-name="ce6" table:formula="of:=CONCATENATE(&quot;(&quot;;[.GY18];&quot;)&quot;)" office:value-type="string" office:string-value="(Fire)" calcext:value-type="string">
            <text:p>(Fire)</text:p>
          </table:table-cell>
          <table:table-cell table:style-name="ce6" table:formula="of:=CONCATENATE(&quot;Damage: &quot;;IF([.GX18]&gt;=1;[.HD18];&quot;&quot;);IF([.GX18]&gt;=2;[.HD18];&quot;&quot;);IF([.GX18]&gt;=3;[.HD18];&quot;&quot;);IF([.GX18]&gt;=4;[.HD18];&quot;&quot;);IF([.GX18]&gt;=5;[.HD18];&quot;&quot;);IF([.HI18]=1;CONCATENATE(&quot;(&quot;;[.GY18];&quot;_x)&quot;);&quot;&quot;))" office:value-type="string" office:string-value="Damage: (Fire)" calcext:value-type="string">
            <text:p>Damage: (Fire)</text:p>
          </table:table-cell>
          <table:table-cell table:style-name="ce6"/>
          <table:table-cell table:style-name="ce6" table:formula="of:=CONCATENATE(IF([.HA18]&lt;&gt;&quot;all hostile Pok&amp;eacute;mon&quot;;&quot;(&quot;;&quot;&quot;);[.HA18];IF([.HA18]&lt;&gt;&quot;all hostile Pok&amp;eacute;mon&quot;; &quot;)&quot;; &quot;&quot;))" office:value-type="string" office:string-value="(circle)" calcext:value-type="string">
            <text:p>(circle)</text:p>
          </table:table-cell>
          <table:table-cell table:style-name="ce6" table:formula="of:=IF([.HA18] &lt;&gt; &quot;&quot;; CONCATENATE(&quot;Affects: &quot;; [.HG18]; &quot;. &quot;);&quot;&quot;)" office:value-type="string" office:string-value="Affects: (circle). " calcext:value-type="string">
            <text:p>Affects: (circle). </text:p>
          </table:table-cell>
          <table:table-cell table:style-name="ce6"/>
          <table:table-cell table:style-name="ce6" table:formula="of:=CONCATENATE([.GV18]; IF([.GW18]=1;&quot; (cc)&quot;;&quot;&quot;))" office:value-type="string" office:string-value="Fire Blast (cc)" calcext:value-type="string">
            <text:p>Fire Blast (cc)</text:p>
          </table:table-cell>
          <table:table-cell table:style-name="ce6" table:formula="of:=CONCATENATE(&quot;Symbols/attack_imgs/&quot;;[.GV18];&quot;.png&quot;)" office:value-type="string" office:string-value="Symbols/attack_imgs/Fire Blast.png" calcext:value-type="string">
            <text:p>Symbols/attack_imgs/Fire Blast.png</text:p>
          </table:table-cell>
          <table:table-cell table:style-name="ce6" table:formula="of:=CONCATENATE(&quot;TM &quot;; [.GU18]-3; &quot; (&quot;;[.GY18]; &quot;_t) &amp;nbsp &quot;; [.GV18];  IF([.GW18]=1;&quot; (cc)&quot;;&quot;&quot;))" office:value-type="string" office:string-value="TM 14 (Fire_t) &amp;nbsp Fire Blast (cc)" calcext:value-type="string">
            <text:p>TM 14 (Fire_t) &amp;nbsp Fire Blast (cc)</text:p>
          </table:table-cell>
          <table:table-cell table:style-name="ce6" table:formula="of:=CONCATENATE([.HH18];[.HB18])" office:value-type="string" office:string-value="Affects: (circle). " calcext:value-type="string">
            <text:p>Affects: (circle). </text:p>
          </table:table-cell>
          <table:table-cell/>
          <table:table-cell table:formula="of:=IF([.GZ18]=&quot;none&quot;;&quot;&quot;;[.GZ18])" office:value-type="float" office:value="7" calcext:value-type="float">
            <text:p>7</text:p>
          </table:table-cell>
          <table:table-cell table:number-columns-repeated="2"/>
          <table:table-cell table:formula="of:=IF(INDIRECT(&quot;GZ&quot;&amp;[.GG18])=&quot;none&quot;;&quot;&quot;;INDIRECT(&quot;GZ&quot;&amp;[.GG18]))" office:value-type="float" office:value="5" calcext:value-type="float">
            <text:p>5</text:p>
          </table:table-cell>
          <table:table-cell table:formula="of:=IF(INDIRECT(&quot;GZ&quot;&amp;[.GH18])=&quot;none&quot;;&quot;&quot;;INDIRECT(&quot;GZ&quot;&amp;[.GH18]))" office:value-type="float" office:value="7" calcext:value-type="float">
            <text:p>7</text:p>
          </table:table-cell>
          <table:table-cell table:formula="of:=IF(INDIRECT(&quot;GZ&quot;&amp;[.GI18])=&quot;none&quot;;&quot;&quot;;INDIRECT(&quot;GZ&quot;&amp;[.GI18]))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IF([.IP18]=1;&quot;H&quot;;&quot;&quot;)">
            <text:p/>
          </table:table-cell>
          <table:table-cell table:formula="of:=IF([.IQ18]=1;&quot;H&quot;;&quot;&quot;)">
            <text:p/>
          </table:table-cell>
          <table:table-cell table:formula="of:=IF([.IR18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Parasect</text:p>
          </table:table-cell>
          <table:table-cell table:number-columns-repeated="2"/>
          <table:table-cell office:value-type="string" calcext:value-type="string">
            <text:p>Grass</text:p>
          </table:table-cell>
          <table:table-cell office:value-type="string" calcext:value-type="string">
            <text:p>Effect Spore</text:p>
          </table:table-cell>
          <table:table-cell office:value-type="string" calcext:value-type="string">
            <text:p>Adjacent Pok&amp;eacute;mon are &lt;b&gt;Flinched&lt;/b&gt;. (Can't use exhaustible attacks)</text:p>
          </table:table-cell>
          <table:table-cell office:value-type="string" calcext:value-type="string">
            <text:p>Grass</text:p>
          </table:table-cell>
          <table:table-cell table:number-columns-repeated="3"/>
          <table:table-cell office:value-type="string" calcext:value-type="string">
            <text:p>Grass</text:p>
          </table:table-cell>
          <table:table-cell office:value-type="string" calcext:value-type="string">
            <text:p>Normal</text:p>
          </table:table-cell>
          <table:table-cell table:number-columns-repeated="6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19:.AE19];&quot;&gt;1&quot;)-COUNTIF([.T19:.AE19];&quot;&gt;2&quot;)-COUNTIF([.T19:.AE19];&quot;&gt;3&quot;)-COUNTIF([.T19:.AE19];&quot;&gt;4&quot;)-COUNTIF([.T19:.AE19];&quot;&gt;5&quot;)-COUNTIF([.T19:.AE19];&quot;&gt;6&quot;)-COUNTIF([.T19:.AE19];&quot;&gt;7&quot;)-COUNTIF([.T19:.AE19];&quot;&gt;8&quot;)" office:value-type="float" office:value="10" calcext:value-type="float">
            <text:p>10</text:p>
          </table:table-cell>
          <table:table-cell table:formula="of:=SUM([.T19:.AE19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bsorb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ludge Bo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unny Day</text:p>
          </table:table-cell>
          <table:table-cell table:number-columns-repeated="2"/>
          <table:table-cell table:style-name="ce59" table:formula="of:=ROUND([.AG19]+(12-[.AF19])-[.BA19]/2+[.BF19]+[.BG19]-[.BT19]+[.AZ19]*2/3+[.BC19]-[.AX19];1)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ridian Forest</text:p>
          </table:table-cell>
          <table:table-cell table:style-name="ce1" table:formula="of:=IF([.AW19]=&quot;Starter&quot;; 0;IF([.AW19]=&quot;Route 1&quot;;0; IF([.AW19]=&quot;Viridian Forest&quot;;0;IF([.AW19]=&quot;Cycling Road&quot;;0;0.7)))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19]=&quot;&quot;;IF([.I19]&lt;&gt;&quot;&quot;;0;IF([.M19]&lt;&gt;&quot;&quot;;[.AH19]-1;[.AI19]-1));IF([.M19]&lt;&gt;&quot;&quot;;0;IF([.Q19]&lt;&gt;&quot;&quot;;[.AH19]-1)))" office:value-type="float" office:value="4" calcext:value-type="float">
            <text:p>4</text:p>
          </table:table-cell>
          <table:table-cell/>
          <table:table-cell table:formula="of:=IF([.AM19]=1;0;IF([.AM19]=2;1;IF([.AM19]=3;1.7;IF([.AM19]=4;2.2;IF([.AM19]=5;2.55;IF([.AM19]=6;2.8;IF([.AM19]=7;3)))))))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[.BD19] *(2 -[.BE19])/2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NDIRECT(&quot;HJ&quot;&amp;[.GG19])" office:value-type="string" office:string-value="Absorb" calcext:value-type="string">
            <text:p>Absorb</text:p>
          </table:table-cell>
          <table:table-cell table:style-name="ce1" table:formula="of:=INDIRECT(&quot;HJ&quot;&amp;[.GH19])" office:value-type="string" office:string-value="Slash (cc)" calcext:value-type="string">
            <text:p>Slash (cc)</text:p>
          </table:table-cell>
          <table:table-cell table:style-name="ce1" table:formula="of:=INDIRECT(&quot;HJ&quot;&amp;[.GI19])" office:value-type="string" office:string-value="Sludge Bomb (cc)" calcext:value-type="string">
            <text:p>Sludge Bomb (cc)</text:p>
          </table:table-cell>
          <table:table-cell/>
          <table:table-cell table:style-name="ce1" table:formula="of:=IF([.BQ19]&gt;=1; 0;IF([.BR19]&gt;=1;[.AH19]-1;IF([.BS19]&gt;=1;[.AI19]-1;11)))" office:value-type="float" office:value="0" calcext:value-type="float">
            <text:p>0</text:p>
          </table:table-cell>
          <table:table-cell table:formula="of:=IF([.BQ19]&gt;=2; 0;IF([.BR19]&gt;=2;[.AH19]-1;IF([.BS19]&gt;=2;[.AI19]-1;11)))" office:value-type="float" office:value="4" calcext:value-type="float">
            <text:p>4</text:p>
          </table:table-cell>
          <table:table-cell table:formula="of:=IF([.BQ19]&gt;=3; 0;IF([.BR19]&gt;=3;[.AH19]-1;IF([.BS19]&gt;=3;[.AI19]-1;11)))" office:value-type="float" office:value="11" calcext:value-type="float">
            <text:p>11</text:p>
          </table:table-cell>
          <table:table-cell table:formula="of:=IF([.BQ19]&gt;=4; 0;IF([.BR19]&gt;=4;[.AH19]-1;IF([.BS19]&gt;=4;[.AI19]-1;11)))" office:value-type="float" office:value="11" calcext:value-type="float">
            <text:p>11</text:p>
          </table:table-cell>
          <table:table-cell table:formula="of:= 4- COUNTBLANK([.H19:.K19])" office:value-type="float" office:value="1" calcext:value-type="float">
            <text:p>1</text:p>
          </table:table-cell>
          <table:table-cell table:formula="of:= MAX([.BQ19];4 -COUNTBLANK([.L19:.O19]))" office:value-type="float" office:value="2" calcext:value-type="float">
            <text:p>2</text:p>
          </table:table-cell>
          <table:table-cell table:formula="of:=MAX([.BR19];4-COUNTBLANK([.P19:.S19]))" office:value-type="float" office:value="2" calcext:value-type="float">
            <text:p>2</text:p>
          </table:table-cell>
          <table:table-cell table:formula="of:=IF([.D19]&lt;&gt;&quot;&quot;;4;SUM([.BM19:.BP19])/7)" office:value-type="float" office:value="3.71428571428571" calcext:value-type="float">
            <text:p>3.71428571428571</text:p>
          </table:table-cell>
          <table:table-cell table:number-columns-repeated="16"/>
          <table:table-cell table:formula="of:=IF([.A19]=&quot;&quot;;0;1)+IF([.B19]=&quot;&quot;;0;1)+IF([.C19]=&quot;&quot;;0;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IF([.D19]=&quot;&quot;;&quot;&quot;;CONCATENATE(&quot;Symbols/Other/&quot;;[.D19];&quot;.png&quot;))">
            <text:p/>
          </table:table-cell>
          <table:table-cell table:formula="of:=LEN([.A19])" office:value-type="float" office:value="5" calcext:value-type="float">
            <text:p>5</text:p>
          </table:table-cell>
          <table:table-cell table:formula="of:=LEN([.B19])" office:value-type="float" office:value="8" calcext:value-type="float">
            <text:p>8</text:p>
          </table:table-cell>
          <table:table-cell table:formula="of:=LEN([.C19])" office:value-type="float" office:value="0" calcext:value-type="float">
            <text:p>0</text:p>
          </table:table-cell>
          <table:table-cell table:formula="of:=CONCATENATE(IF([.FO19]&gt;0; CONCATENATE([.A19];&quot; (die_&quot;; [.H19]);&quot;&quot;); IF([.FO19]&gt;1; CONCATENATE(&quot;_&quot;;[.I19]);&quot;&quot;);IF([.FO19]&gt;2; CONCATENATE(&quot;_&quot;;[.J19]);&quot;&quot;);IF([.FO19]&gt;3; CONCATENATE(&quot;_&quot;;[.K19]);&quot;&quot;);IF([.FO19]&gt;0;&quot;)&quot;;[.A19]))" office:value-type="string" office:string-value="Paras (die_Grass)" calcext:value-type="string">
            <text:p>Paras (die_Grass)</text:p>
          </table:table-cell>
          <table:table-cell table:formula="of:=CONCATENATE(IF([.FP19]&gt;0; CONCATENATE([.B19];&quot; (die_&quot;; [.L19]);&quot;&quot;); IF([.FP19]&gt;1; CONCATENATE(&quot;_&quot;;[.M19]);&quot;&quot;);IF([.FP19]&gt;2; CONCATENATE(&quot;_&quot;;[.N19]);&quot;&quot;);IF([.FP19]&gt;3; CONCATENATE(&quot;_&quot;;[.O19]);&quot;&quot;);IF([.FP19]&gt;0;&quot;)&quot;;&quot;&quot;))" office:value-type="string" office:string-value="Parasect (die_Grass_Normal)" calcext:value-type="string">
            <text:p>Parasect (die_Grass_Normal)</text:p>
          </table:table-cell>
          <table:table-cell table:formula="of:=CONCATENATE(IF([.FQ19]&gt;0; CONCATENATE([.C19];&quot; (die_&quot;; [.P19]);&quot;&quot;); IF([.FQ19]&gt;1; CONCATENATE(&quot;_&quot;;[.Q19]);&quot;&quot;);IF([.FQ19]&gt;2; CONCATENATE(&quot;_&quot;;[.R19]);&quot;&quot;);IF([.FQ19]&gt;3; CONCATENATE(&quot;_&quot;;[.S19]);&quot;&quot;);IF([.FQ19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19] = &quot;&quot;; &quot;&quot;;MATCH([.AN19];[.$GV$2:.$GV$100];0)-3)" office:value-type="float" office:value="1" calcext:value-type="float">
            <text:p>1</text:p>
          </table:table-cell>
          <table:table-cell table:formula="of:=IF([.AO19] = &quot;&quot;; &quot;&quot;;MATCH([.AO19];[.$GV$2:.$GV$100];0)-3)" office:value-type="float" office:value="34" calcext:value-type="float">
            <text:p>34</text:p>
          </table:table-cell>
          <table:table-cell table:formula="of:=IF([.AP19] = &quot;&quot;; &quot;&quot;;MATCH([.AP19];[.$GV$2:.$GV$100];0)-3)" office:value-type="float" office:value="7" calcext:value-type="float">
            <text:p>7</text:p>
          </table:table-cell>
          <table:table-cell table:formula="of:=IF([.AQ19] = &quot;&quot;; &quot;&quot;;MATCH([.AQ19];[.$GV$2:.$GV$100];0)-3)">
            <text:p/>
          </table:table-cell>
          <table:table-cell table:formula="of:=IF([.AR19] = &quot;&quot;; &quot;&quot;;MATCH([.AR19];[.$GV$2:.$GV$100];0)-3)">
            <text:p/>
          </table:table-cell>
          <table:table-cell table:number-columns-repeated="2"/>
          <table:table-cell table:style-name="ce1" table:formula="of:=IFERROR(IF(OR(INDIRECT(&quot;$GX&quot; &amp; [.EV19]+4 )&gt;0;INDIRECT(&quot;$HI&quot; &amp; [.EV19]+4 )&gt;0);INDIRECT(&quot;$GY&quot; &amp; [.EV19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19]+4 )&gt;0;INDIRECT(&quot;$HI&quot; &amp; [.EW19]+4 )&gt;0);INDIRECT(&quot;$GY&quot; &amp; [.EW19]+4);&quot;&quot;);&quot;&quot;)">
            <text:p/>
          </table:table-cell>
          <table:table-cell table:style-name="ce1" table:formula="of:=IFERROR(IF(OR(INDIRECT(&quot;$GX&quot; &amp; [.EX19]+4 )&gt;0;INDIRECT(&quot;$HI&quot; &amp; [.EX19]+4 )&gt;0);INDIRECT(&quot;$GY&quot; &amp; [.EX19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19]+4 )&gt;0;INDIRECT(&quot;$HI&quot; &amp; [.EY19]+4 )&gt;0);INDIRECT(&quot;$GY&quot; &amp; [.EY19]+4);&quot;&quot;);&quot;&quot;)">
            <text:p/>
          </table:table-cell>
          <table:table-cell table:style-name="ce1" table:formula="of:=IFERROR(IF(OR(INDIRECT(&quot;$GX&quot; &amp; [.EZ19]+4 )&gt;0;INDIRECT(&quot;$HI&quot; &amp; [.EZ19]+4 )&gt;0);INDIRECT(&quot;$GY&quot; &amp; [.EZ19]+4);&quot;&quot;);&quot;&quot;)">
            <text:p/>
          </table:table-cell>
          <table:table-cell table:formula="of:=IF([.EJ19]=&quot;&quot;;&quot;&quot;;(SMALL([.$EJ19:.$EN19];[.DX19])))" office:value-type="float" office:value="1" calcext:value-type="float">
            <text:p>1</text:p>
          </table:table-cell>
          <table:table-cell table:formula="of:=IF([.EK19]=&quot;&quot;;&quot;&quot;;(SMALL([.$EJ19:.$EN19];[.DY19])))" office:value-type="float" office:value="7" calcext:value-type="float">
            <text:p>7</text:p>
          </table:table-cell>
          <table:table-cell table:formula="of:=IF([.EL19]=&quot;&quot;;&quot;&quot;;(SMALL([.$EJ19:.$EN19];[.DZ19])))" office:value-type="float" office:value="34" calcext:value-type="float">
            <text:p>34</text:p>
          </table:table-cell>
          <table:table-cell table:style-name="ce1" table:formula="of:=IF([.EM19]=&quot;&quot;;&quot;&quot;;(SMALL([.$EJ19:.$EN19];[.EA19])))">
            <text:p/>
          </table:table-cell>
          <table:table-cell table:style-name="ce1" table:formula="of:=IF([.EN19]=&quot;&quot;;&quot;&quot;;(SMALL([.$EJ19:.$EN19];[.EB19])))">
            <text:p/>
          </table:table-cell>
          <table:table-cell table:formula="of:=IF([.EQ19]=&quot;&quot;;&quot;&quot;;CONCATENATE(&quot;symbols/types/only_color_exact/&quot;;[.EQ19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19]=&quot;&quot;;&quot;&quot;;CONCATENATE(&quot;symbols/types/only_color_exact/&quot;;[.ER19];&quot;.png&quot;))">
            <text:p/>
          </table:table-cell>
          <table:table-cell table:formula="of:=IF([.ES19]=&quot;&quot;;&quot;&quot;;CONCATENATE(&quot;symbols/types/only_color_exact/&quot;;[.ES19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19]=&quot;&quot;;&quot;&quot;;CONCATENATE(&quot;symbols/types/only_color_exact/&quot;;[.ET19];&quot;.png&quot;))">
            <text:p/>
          </table:table-cell>
          <table:table-cell table:formula="of:=IF([.EU19]=&quot;&quot;;&quot;&quot;;CONCATENATE(&quot;symbols/types/only_color_exact/&quot;;[.EU19];&quot;.png&quot;))">
            <text:p/>
          </table:table-cell>
          <table:table-cell table:number-columns-repeated="5"/>
          <table:table-cell table:formula="of:=CONCATENATE(&quot;Symbols/Types/Weaknesses/&quot;; [.E19]; &quot;.png&quot;)" office:value-type="string" office:string-value="Symbols/Types/Weaknesses/Grass.png" calcext:value-type="string">
            <text:p>Symbols/Types/Weaknesses/Grass.png</text:p>
          </table:table-cell>
          <table:table-cell table:formula="of:=CONCATENATE(&quot;Symbols/Pokemon/&quot;;[.A19];&quot;.png&quot;)" office:value-type="string" office:string-value="Symbols/Pokemon/Paras.png" calcext:value-type="string">
            <text:p>Symbols/Pokemon/Paras.png</text:p>
          </table:table-cell>
          <table:table-cell table:formula="of:=CONCATENATE(&quot;Symbols/Pokemon/&quot;;[.B19];&quot;.png&quot;)" office:value-type="string" office:string-value="Symbols/Pokemon/Parasect.png" calcext:value-type="string">
            <text:p>Symbols/Pokemon/Parasect.png</text:p>
          </table:table-cell>
          <table:table-cell table:formula="of:=CONCATENATE(&quot;Symbols/Pokemon/&quot;;[.C19];&quot;.png&quot;)" office:value-type="string" office:string-value="Symbols/Pokemon/.png" calcext:value-type="string">
            <text:p>Symbols/Pokemon/.png</text:p>
          </table:table-cell>
          <table:table-cell table:formula="of:=IF([.H19]=&quot;&quot;;0;1)+IF([.I19]=&quot;&quot;;0;1) +IF([.J19]=&quot;&quot;;0;1)+ IF([.K19] = &quot;&quot;;0;1)" office:value-type="float" office:value="1" calcext:value-type="float">
            <text:p>1</text:p>
          </table:table-cell>
          <table:table-cell table:formula="of:=IF([.L19]=&quot;&quot;;0;1)+IF([.M19]=&quot;&quot;;0;1) +IF([.N19]=&quot;&quot;;0;1)+ IF([.O19] = &quot;&quot;;0;1)" office:value-type="float" office:value="2" calcext:value-type="float">
            <text:p>2</text:p>
          </table:table-cell>
          <table:table-cell table:formula="of:=IF([.P19]=&quot;&quot;;0;1)+IF([.Q19]=&quot;&quot;;0;1) +IF([.R19]=&quot;&quot;;0;1)+ IF([.S19] = &quot;&quot;;0;1)" office:value-type="float" office:value="0" calcext:value-type="float">
            <text:p>0</text:p>
          </table:table-cell>
          <table:table-cell table:formula="of:=CONCATENATE(&quot;Symbols/Dice/dice_&quot;;[.H19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I1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1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1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19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M19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N1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1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1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1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1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19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19])" office:value-type="string" office:string-value="Speed: 2" calcext:value-type="string">
            <text:p>Speed: 2</text:p>
          </table:table-cell>
          <table:table-cell/>
          <table:table-cell table:formula="of:=MATCH([.AJ19]; [.$GV$1:.$GV$1048576];0)" office:value-type="float" office:value="77" calcext:value-type="float">
            <text:p>77</text:p>
          </table:table-cell>
          <table:table-cell table:formula="of:=MATCH([.AK19]; [.$GV$1:.$GV$1048576];0)" office:value-type="float" office:value="38" calcext:value-type="float">
            <text:p>38</text:p>
          </table:table-cell>
          <table:table-cell table:formula="of:=MATCH([.AL19]; [.$GV$1:.$GV$1048576];0)" office:value-type="float" office:value="45" calcext:value-type="float">
            <text:p>45</text:p>
          </table:table-cell>
          <table:table-cell table:style-name="ce1" table:formula="of:=INDIRECT(&quot;HC&quot;&amp;[.GG19])" office:value-type="string" office:string-value="Regain a (health) for every (health) lost by target." calcext:value-type="string">
            <text:p>Regain a (health) for every (health) lost by target.</text:p>
          </table:table-cell>
          <table:table-cell table:style-name="ce1" table:formula="of:=INDIRECT(&quot;HC&quot;&amp;[.GH19])" office:value-type="string" office:string-value="Affects: (half). " calcext:value-type="string">
            <text:p>Affects: (half). </text:p>
          </table:table-cell>
          <table:table-cell table:style-name="ce1" table:formula="of:=INDIRECT(&quot;HC&quot;&amp;[.GI19])" office:value-type="string" office:string-value="Affects: (circle). " calcext:value-type="string">
            <text:p>Affects: (circle). </text:p>
          </table:table-cell>
          <table:table-cell table:style-name="ce1" table:formula="of:=INDIRECT(&quot;GW&quot;&amp;[.GG19])" office:value-type="float" office:value="0" calcext:value-type="float">
            <text:p>0</text:p>
          </table:table-cell>
          <table:table-cell table:style-name="ce1" table:formula="of:=INDIRECT(&quot;GW&quot;&amp;[.GH19])" office:value-type="float" office:value="1" calcext:value-type="float">
            <text:p>1</text:p>
          </table:table-cell>
          <table:table-cell table:style-name="ce1" table:formula="of:=INDIRECT(&quot;GW&quot;&amp;[.GI19])" office:value-type="float" office:value="1" calcext:value-type="float">
            <text:p>1</text:p>
          </table:table-cell>
          <table:table-cell table:style-name="ce1" table:formula="of:=INDIRECT(&quot;HE&quot;&amp;[.GG19])" office:value-type="string" office:string-value="Damage: (Grass)" calcext:value-type="string">
            <text:p>Damage: (Grass)</text:p>
          </table:table-cell>
          <table:table-cell table:style-name="ce1" table:formula="of:=INDIRECT(&quot;HE&quot;&amp;[.GH19])" office:value-type="string" office:string-value="Damage: (Normal)(Normal)(Normal)" calcext:value-type="string">
            <text:p>Damage: (Normal)(Normal)(Normal)</text:p>
          </table:table-cell>
          <table:table-cell table:style-name="ce1" table:formula="of:=INDIRECT(&quot;HE&quot;&amp;[.GI19])" office:value-type="string" office:string-value="Damage: (Grass)(Grass)" calcext:value-type="string">
            <text:p>Damage: (Grass)(Grass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Wing 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lying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7" table:formula="of:=CONCATENATE([.HH19]; [.HB19])">
            <text:p/>
          </table:table-cell>
          <table:table-cell table:style-name="ce6" table:formula="of:=CONCATENATE(&quot;(&quot;;[.GY19];&quot;)&quot;)" office:value-type="string" office:string-value="(Flying)" calcext:value-type="string">
            <text:p>(Flying)</text:p>
          </table:table-cell>
          <table:table-cell table:style-name="ce6" table:formula="of:=CONCATENATE(&quot;Damage: &quot;;IF([.GX19]&gt;=1;[.HD19];&quot;&quot;);IF([.GX19]&gt;=2;[.HD19];&quot;&quot;);IF([.GX19]&gt;=3;[.HD19];&quot;&quot;);IF([.GX19]&gt;=4;[.HD19];&quot;&quot;);IF([.GX19]&gt;=5;[.HD19];&quot;&quot;);IF([.HI19]=1;CONCATENATE(&quot;(&quot;;[.GY19];&quot;_x)&quot;);&quot;&quot;))" office:value-type="string" office:string-value="Damage: (Flying)" calcext:value-type="string">
            <text:p>Damage: (Flying)</text:p>
          </table:table-cell>
          <table:table-cell table:style-name="ce6"/>
          <table:table-cell table:style-name="ce6" table:formula="of:=CONCATENATE(IF([.HA19]&lt;&gt;&quot;all hostile Pok&amp;eacute;mon&quot;;&quot;(&quot;;&quot;&quot;);[.HA19];IF([.HA19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9] &lt;&gt; &quot;&quot;; CONCATENATE(&quot;Affects: &quot;; [.HG19]; &quot;. &quot;);&quot;&quot;)">
            <text:p/>
          </table:table-cell>
          <table:table-cell table:style-name="ce6"/>
          <table:table-cell table:style-name="ce6" table:formula="of:=CONCATENATE([.GV19]; IF([.GW19]=1;&quot; (cc)&quot;;&quot;&quot;))" office:value-type="string" office:string-value="Wing Attack" calcext:value-type="string">
            <text:p>Wing Attack</text:p>
          </table:table-cell>
          <table:table-cell table:style-name="ce6" table:formula="of:=CONCATENATE(&quot;Symbols/attack_imgs/&quot;;[.GV19];&quot;.png&quot;)" office:value-type="string" office:string-value="Symbols/attack_imgs/Wing Attack.png" calcext:value-type="string">
            <text:p>Symbols/attack_imgs/Wing Attack.png</text:p>
          </table:table-cell>
          <table:table-cell table:style-name="ce6" table:formula="of:=CONCATENATE(&quot;TM &quot;; [.GU19]-3; &quot; (&quot;;[.GY19]; &quot;_t) &amp;nbsp &quot;; [.GV19];  IF([.GW19]=1;&quot; (cc)&quot;;&quot;&quot;))" office:value-type="string" office:string-value="TM 15 (Flying_t) &amp;nbsp Wing Attack" calcext:value-type="string">
            <text:p>TM 15 (Flying_t) &amp;nbsp Wing Attack</text:p>
          </table:table-cell>
          <table:table-cell table:style-name="ce6" table:formula="of:=CONCATENATE([.HH19];[.HB19])">
            <text:p/>
          </table:table-cell>
          <table:table-cell/>
          <table:table-cell table:formula="of:=IF([.GZ19]=&quot;none&quot;;&quot;&quot;;[.GZ19])" office:value-type="float" office:value="5" calcext:value-type="float">
            <text:p>5</text:p>
          </table:table-cell>
          <table:table-cell table:number-columns-repeated="2"/>
          <table:table-cell table:formula="of:=IF(INDIRECT(&quot;GZ&quot;&amp;[.GG19])=&quot;none&quot;;&quot;&quot;;INDIRECT(&quot;GZ&quot;&amp;[.GG19]))" office:value-type="float" office:value="2" calcext:value-type="float">
            <text:p>2</text:p>
          </table:table-cell>
          <table:table-cell table:formula="of:=IF(INDIRECT(&quot;GZ&quot;&amp;[.GH19])=&quot;none&quot;;&quot;&quot;;INDIRECT(&quot;GZ&quot;&amp;[.GH19]))" office:value-type="float" office:value="1" calcext:value-type="float">
            <text:p>1</text:p>
          </table:table-cell>
          <table:table-cell table:formula="of:=IF(INDIRECT(&quot;GZ&quot;&amp;[.GI19])=&quot;none&quot;;&quot;&quot;;INDIRECT(&quot;GZ&quot;&amp;[.GI19]))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IF([.IP19]=1;&quot;H&quot;;&quot;&quot;)">
            <text:p/>
          </table:table-cell>
          <table:table-cell table:formula="of:=IF([.IQ19]=1;&quot;H&quot;;&quot;&quot;)">
            <text:p/>
          </table:table-cell>
          <table:table-cell table:formula="of:=IF([.IR19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Kingler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Vise Grip</text:p>
          </table:table-cell>
          <table:table-cell office:value-type="string" calcext:value-type="string">
            <text:p>When attacking with range 1 attacks, the target becomes &lt;b&gt;Slowed&lt;/b&gt; to 0.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20:.AE20];&quot;&gt;1&quot;)-COUNTIF([.T20:.AE20];&quot;&gt;2&quot;)-COUNTIF([.T20:.AE20];&quot;&gt;3&quot;)-COUNTIF([.T20:.AE20];&quot;&gt;4&quot;)-COUNTIF([.T20:.AE20];&quot;&gt;5&quot;)-COUNTIF([.T20:.AE20];&quot;&gt;6&quot;)-COUNTIF([.T20:.AE20];&quot;&gt;7&quot;)-COUNTIF([.T20:.AE20];&quot;&gt;8&quot;)" office:value-type="float" office:value="10" calcext:value-type="float">
            <text:p>10</text:p>
          </table:table-cell>
          <table:table-cell table:formula="of:=SUM([.T20:.AE20]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ater Pulse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Hyper B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Swift</text:p>
          </table:table-cell>
          <table:table-cell table:style-name="ce59" table:formula="of:=ROUND([.AG20]+(12-[.AF20])-[.BA20]/2+[.BF20]+[.BG20]-[.BT20]+[.AZ20]*2/3+[.BC20]-[.AX20];1)" office:value-type="float" office:value="9.4" calcext:value-type="float">
            <text:p>9.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ridian Forest</text:p>
          </table:table-cell>
          <table:table-cell table:style-name="ce1" table:formula="of:=IF([.AW20]=&quot;Starter&quot;; 0;IF([.AW20]=&quot;Route 1&quot;;0; IF([.AW20]=&quot;Viridian Forest&quot;;0;IF([.AW20]=&quot;Cycling Road&quot;;0;0.7)))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0]=&quot;&quot;;IF([.I20]&lt;&gt;&quot;&quot;;0;IF([.M20]&lt;&gt;&quot;&quot;;[.AH20]-1;[.AI20]-1));IF([.M20]&lt;&gt;&quot;&quot;;0;IF([.Q20]&lt;&gt;&quot;&quot;;[.AH20]-1)))" office:value-type="float" office:value="5" calcext:value-type="float">
            <text:p>5</text:p>
          </table:table-cell>
          <table:table-cell/>
          <table:table-cell table:formula="of:=IF([.AM20]=1;0;IF([.AM20]=2;1;IF([.AM20]=3;1.7;IF([.AM20]=4;2.2;IF([.AM20]=5;2.55;IF([.AM20]=6;2.8;IF([.AM20]=7;3))))))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BD20] *(2 -[.BE20])/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20])" office:value-type="string" office:string-value="Water Pulse (cc)" calcext:value-type="string">
            <text:p>Water Pulse (cc)</text:p>
          </table:table-cell>
          <table:table-cell table:style-name="ce1" table:formula="of:=INDIRECT(&quot;HJ&quot;&amp;[.GH20])" office:value-type="string" office:string-value="Crabhammer" calcext:value-type="string">
            <text:p>Crabhammer</text:p>
          </table:table-cell>
          <table:table-cell table:style-name="ce1" table:formula="of:=INDIRECT(&quot;HJ&quot;&amp;[.GI20])" office:value-type="string" office:string-value="Hyper Beam (cc)" calcext:value-type="string">
            <text:p>Hyper Beam (cc)</text:p>
          </table:table-cell>
          <table:table-cell/>
          <table:table-cell table:style-name="ce1" table:formula="of:=IF([.BQ20]&gt;=1; 0;IF([.BR20]&gt;=1;[.AH20]-1;IF([.BS20]&gt;=1;[.AI20]-1;11)))" office:value-type="float" office:value="0" calcext:value-type="float">
            <text:p>0</text:p>
          </table:table-cell>
          <table:table-cell table:formula="of:=IF([.BQ20]&gt;=2; 0;IF([.BR20]&gt;=2;[.AH20]-1;IF([.BS20]&gt;=2;[.AI20]-1;11)))" office:value-type="float" office:value="5" calcext:value-type="float">
            <text:p>5</text:p>
          </table:table-cell>
          <table:table-cell table:formula="of:=IF([.BQ20]&gt;=3; 0;IF([.BR20]&gt;=3;[.AH20]-1;IF([.BS20]&gt;=3;[.AI20]-1;11)))" office:value-type="float" office:value="5" calcext:value-type="float">
            <text:p>5</text:p>
          </table:table-cell>
          <table:table-cell table:formula="of:=IF([.BQ20]&gt;=4; 0;IF([.BR20]&gt;=4;[.AH20]-1;IF([.BS20]&gt;=4;[.AI20]-1;11)))" office:value-type="float" office:value="11" calcext:value-type="float">
            <text:p>11</text:p>
          </table:table-cell>
          <table:table-cell table:formula="of:= 4- COUNTBLANK([.H20:.K20])" office:value-type="float" office:value="1" calcext:value-type="float">
            <text:p>1</text:p>
          </table:table-cell>
          <table:table-cell table:formula="of:= MAX([.BQ20];4 -COUNTBLANK([.L20:.O20]))" office:value-type="float" office:value="3" calcext:value-type="float">
            <text:p>3</text:p>
          </table:table-cell>
          <table:table-cell table:formula="of:=MAX([.BR20];4-COUNTBLANK([.P20:.S20]))" office:value-type="float" office:value="3" calcext:value-type="float">
            <text:p>3</text:p>
          </table:table-cell>
          <table:table-cell table:formula="of:=IF([.D20]&lt;&gt;&quot;&quot;;4;SUM([.BM20:.BP20])/7)" office:value-type="float" office:value="3" calcext:value-type="float">
            <text:p>3</text:p>
          </table:table-cell>
          <table:table-cell table:number-columns-repeated="16"/>
          <table:table-cell table:formula="of:=IF([.A20]=&quot;&quot;;0;1)+IF([.B20]=&quot;&quot;;0;1)+IF([.C20]=&quot;&quot;;0;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IF([.D20]=&quot;&quot;;&quot;&quot;;CONCATENATE(&quot;Symbols/Other/&quot;;[.D20];&quot;.png&quot;))">
            <text:p/>
          </table:table-cell>
          <table:table-cell table:formula="of:=LEN([.A20])" office:value-type="float" office:value="6" calcext:value-type="float">
            <text:p>6</text:p>
          </table:table-cell>
          <table:table-cell table:formula="of:=LEN([.B20])" office:value-type="float" office:value="7" calcext:value-type="float">
            <text:p>7</text:p>
          </table:table-cell>
          <table:table-cell table:formula="of:=LEN([.C20])" office:value-type="float" office:value="0" calcext:value-type="float">
            <text:p>0</text:p>
          </table:table-cell>
          <table:table-cell table:formula="of:=CONCATENATE(IF([.FO20]&gt;0; CONCATENATE([.A20];&quot; (die_&quot;; [.H20]);&quot;&quot;); IF([.FO20]&gt;1; CONCATENATE(&quot;_&quot;;[.I20]);&quot;&quot;);IF([.FO20]&gt;2; CONCATENATE(&quot;_&quot;;[.J20]);&quot;&quot;);IF([.FO20]&gt;3; CONCATENATE(&quot;_&quot;;[.K20]);&quot;&quot;);IF([.FO20]&gt;0;&quot;)&quot;;[.A20]))" office:value-type="string" office:string-value="Krabby (die_Water)" calcext:value-type="string">
            <text:p>Krabby (die_Water)</text:p>
          </table:table-cell>
          <table:table-cell table:formula="of:=CONCATENATE(IF([.FP20]&gt;0; CONCATENATE([.B20];&quot; (die_&quot;; [.L20]);&quot;&quot;); IF([.FP20]&gt;1; CONCATENATE(&quot;_&quot;;[.M20]);&quot;&quot;);IF([.FP20]&gt;2; CONCATENATE(&quot;_&quot;;[.N20]);&quot;&quot;);IF([.FP20]&gt;3; CONCATENATE(&quot;_&quot;;[.O20]);&quot;&quot;);IF([.FP20]&gt;0;&quot;)&quot;;&quot;&quot;))" office:value-type="string" office:string-value="Kingler (die_Water_Water_Normal)" calcext:value-type="string">
            <text:p>Kingler (die_Water_Water_Normal)</text:p>
          </table:table-cell>
          <table:table-cell table:formula="of:=CONCATENATE(IF([.FQ20]&gt;0; CONCATENATE([.C20];&quot; (die_&quot;; [.P20]);&quot;&quot;); IF([.FQ20]&gt;1; CONCATENATE(&quot;_&quot;;[.Q20]);&quot;&quot;);IF([.FQ20]&gt;2; CONCATENATE(&quot;_&quot;;[.R20]);&quot;&quot;);IF([.FQ20]&gt;3; CONCATENATE(&quot;_&quot;;[.S20]);&quot;&quot;);IF([.FQ20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20] = &quot;&quot;; &quot;&quot;;MATCH([.AN20];[.$GV$2:.$GV$100];0)-3)" office:value-type="float" office:value="22" calcext:value-type="float">
            <text:p>22</text:p>
          </table:table-cell>
          <table:table-cell table:formula="of:=IF([.AO20] = &quot;&quot;; &quot;&quot;;MATCH([.AO20];[.$GV$2:.$GV$100];0)-3)" office:value-type="float" office:value="1" calcext:value-type="float">
            <text:p>1</text:p>
          </table:table-cell>
          <table:table-cell table:formula="of:=IF([.AP20] = &quot;&quot;; &quot;&quot;;MATCH([.AP20];[.$GV$2:.$GV$100];0)-3)" office:value-type="float" office:value="11" calcext:value-type="float">
            <text:p>11</text:p>
          </table:table-cell>
          <table:table-cell table:formula="of:=IF([.AQ20] = &quot;&quot;; &quot;&quot;;MATCH([.AQ20];[.$GV$2:.$GV$100];0)-3)" office:value-type="float" office:value="33" calcext:value-type="float">
            <text:p>33</text:p>
          </table:table-cell>
          <table:table-cell table:formula="of:=IF([.AR20] = &quot;&quot;; &quot;&quot;;MATCH([.AR20];[.$GV$2:.$GV$100];0)-3)" office:value-type="float" office:value="18" calcext:value-type="float">
            <text:p>18</text:p>
          </table:table-cell>
          <table:table-cell table:number-columns-repeated="2"/>
          <table:table-cell table:style-name="ce1" table:formula="of:=IFERROR(IF(OR(INDIRECT(&quot;$GX&quot; &amp; [.EV20]+4 )&gt;0;INDIRECT(&quot;$HI&quot; &amp; [.EV20]+4 )&gt;0);INDIRECT(&quot;$GY&quot; &amp; [.EV20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20]+4 )&gt;0;INDIRECT(&quot;$HI&quot; &amp; [.EW20]+4 )&gt;0);INDIRECT(&quot;$GY&quot; &amp; [.EW20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X20]+4 )&gt;0;INDIRECT(&quot;$HI&quot; &amp; [.EX20]+4 )&gt;0);INDIRECT(&quot;$GY&quot; &amp; [.EX20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20]+4 )&gt;0;INDIRECT(&quot;$HI&quot; &amp; [.EY20]+4 )&gt;0);INDIRECT(&quot;$GY&quot; &amp; [.EY20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Z20]+4 )&gt;0;INDIRECT(&quot;$HI&quot; &amp; [.EZ20]+4 )&gt;0);INDIRECT(&quot;$GY&quot; &amp; [.EZ20]+4);&quot;&quot;);&quot;&quot;)" office:value-type="string" office:string-value="Normal" calcext:value-type="string">
            <text:p>Normal</text:p>
          </table:table-cell>
          <table:table-cell table:formula="of:=IF([.EJ20]=&quot;&quot;;&quot;&quot;;(SMALL([.$EJ20:.$EN20];[.DX20])))" office:value-type="float" office:value="1" calcext:value-type="float">
            <text:p>1</text:p>
          </table:table-cell>
          <table:table-cell table:formula="of:=IF([.EK20]=&quot;&quot;;&quot;&quot;;(SMALL([.$EJ20:.$EN20];[.DY20])))" office:value-type="float" office:value="11" calcext:value-type="float">
            <text:p>11</text:p>
          </table:table-cell>
          <table:table-cell table:formula="of:=IF([.EL20]=&quot;&quot;;&quot;&quot;;(SMALL([.$EJ20:.$EN20];[.DZ20])))" office:value-type="float" office:value="18" calcext:value-type="float">
            <text:p>18</text:p>
          </table:table-cell>
          <table:table-cell table:style-name="ce1" table:formula="of:=IF([.EM20]=&quot;&quot;;&quot;&quot;;(SMALL([.$EJ20:.$EN20];[.EA20])))" office:value-type="float" office:value="22" calcext:value-type="float">
            <text:p>22</text:p>
          </table:table-cell>
          <table:table-cell table:style-name="ce1" table:formula="of:=IF([.EN20]=&quot;&quot;;&quot;&quot;;(SMALL([.$EJ20:.$EN20];[.EB20])))" office:value-type="float" office:value="33" calcext:value-type="float">
            <text:p>33</text:p>
          </table:table-cell>
          <table:table-cell table:formula="of:=IF([.EQ20]=&quot;&quot;;&quot;&quot;;CONCATENATE(&quot;symbols/types/only_color_exact/&quot;;[.EQ20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20]=&quot;&quot;;&quot;&quot;;CONCATENATE(&quot;symbols/types/only_color_exact/&quot;;[.ER20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S20]=&quot;&quot;;&quot;&quot;;CONCATENATE(&quot;symbols/types/only_color_exact/&quot;;[.ES20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20]=&quot;&quot;;&quot;&quot;;CONCATENATE(&quot;symbols/types/only_color_exact/&quot;;[.ET20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U20]=&quot;&quot;;&quot;&quot;;CONCATENATE(&quot;symbols/types/only_color_exact/&quot;;[.EU20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V20]=&quot;&quot;;&quot;&quot;;CONCATENATE(&quot;symbols/types/vanilla/&quot;;[.EV20];&quot;.png&quot;))" office:value-type="string" office:string-value="symbols/types/vanilla/1.png" calcext:value-type="string">
            <text:p>symbols/types/vanilla/1.png</text:p>
          </table:table-cell>
          <table:table-cell table:number-columns-repeated="4"/>
          <table:table-cell table:formula="of:=CONCATENATE(&quot;Symbols/Types/Weaknesses/&quot;; [.E20]; &quot;.png&quot;)" office:value-type="string" office:string-value="Symbols/Types/Weaknesses/Water.png" calcext:value-type="string">
            <text:p>Symbols/Types/Weaknesses/Water.png</text:p>
          </table:table-cell>
          <table:table-cell table:formula="of:=CONCATENATE(&quot;Symbols/Pokemon/&quot;;[.A20];&quot;.png&quot;)" office:value-type="string" office:string-value="Symbols/Pokemon/Krabby.png" calcext:value-type="string">
            <text:p>Symbols/Pokemon/Krabby.png</text:p>
          </table:table-cell>
          <table:table-cell table:formula="of:=CONCATENATE(&quot;Symbols/Pokemon/&quot;;[.B20];&quot;.png&quot;)" office:value-type="string" office:string-value="Symbols/Pokemon/Kingler.png" calcext:value-type="string">
            <text:p>Symbols/Pokemon/Kingler.png</text:p>
          </table:table-cell>
          <table:table-cell table:formula="of:=CONCATENATE(&quot;Symbols/Pokemon/&quot;;[.C20];&quot;.png&quot;)" office:value-type="string" office:string-value="Symbols/Pokemon/.png" calcext:value-type="string">
            <text:p>Symbols/Pokemon/.png</text:p>
          </table:table-cell>
          <table:table-cell table:formula="of:=IF([.H20]=&quot;&quot;;0;1)+IF([.I20]=&quot;&quot;;0;1) +IF([.J20]=&quot;&quot;;0;1)+ IF([.K20] = &quot;&quot;;0;1)" office:value-type="float" office:value="1" calcext:value-type="float">
            <text:p>1</text:p>
          </table:table-cell>
          <table:table-cell table:formula="of:=IF([.L20]=&quot;&quot;;0;1)+IF([.M20]=&quot;&quot;;0;1) +IF([.N20]=&quot;&quot;;0;1)+ IF([.O20] = &quot;&quot;;0;1)" office:value-type="float" office:value="3" calcext:value-type="float">
            <text:p>3</text:p>
          </table:table-cell>
          <table:table-cell table:formula="of:=IF([.P20]=&quot;&quot;;0;1)+IF([.Q20]=&quot;&quot;;0;1) +IF([.R20]=&quot;&quot;;0;1)+ IF([.S20] = &quot;&quot;;0;1)" office:value-type="float" office:value="0" calcext:value-type="float">
            <text:p>0</text:p>
          </table:table-cell>
          <table:table-cell table:formula="of:=CONCATENATE(&quot;Symbols/Dice/dice_&quot;;[.H20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I2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2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2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20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M20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N20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O2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2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2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2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20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20])" office:value-type="string" office:string-value="Speed: 2" calcext:value-type="string">
            <text:p>Speed: 2</text:p>
          </table:table-cell>
          <table:table-cell/>
          <table:table-cell table:formula="of:=MATCH([.AJ20]; [.$GV$1:.$GV$1048576];0)" office:value-type="float" office:value="21" calcext:value-type="float">
            <text:p>21</text:p>
          </table:table-cell>
          <table:table-cell table:formula="of:=MATCH([.AK20]; [.$GV$1:.$GV$1048576];0)" office:value-type="float" office:value="79" calcext:value-type="float">
            <text:p>79</text:p>
          </table:table-cell>
          <table:table-cell table:formula="of:=MATCH([.AL20]; [.$GV$1:.$GV$1048576];0)" office:value-type="float" office:value="37" calcext:value-type="float">
            <text:p>37</text:p>
          </table:table-cell>
          <table:table-cell table:style-name="ce1" table:formula="of:=INDIRECT(&quot;HC&quot;&amp;[.GG20])" office:value-type="string" office:string-value="Target becomes &lt;b&gt;Flinched&lt;/b&gt;. (Can't use exhaustible attacks next activation)" calcext:value-type="string">
            <text:p>Target becomes &lt;b&gt;Flinched&lt;/b&gt;. (Can't use exhaustible attacks next activation)</text:p>
          </table:table-cell>
          <table:table-cell table:style-name="ce1" table:formula="of:=INDIRECT(&quot;HC&quot;&amp;[.GH20])">
            <text:p/>
          </table:table-cell>
          <table:table-cell table:style-name="ce1" table:formula="of:=INDIRECT(&quot;HC&quot;&amp;[.GI20])" office:value-type="string" office:string-value="Affects: (6_line). After activation, become &lt;b&gt;Asleep&lt;/b&gt;. (Miss next activation)" calcext:value-type="string">
            <text:p>Affects: (6_line). After activation, become &lt;b&gt;Asleep&lt;/b&gt;. (Miss next activation)</text:p>
          </table:table-cell>
          <table:table-cell table:style-name="ce1" table:formula="of:=INDIRECT(&quot;GW&quot;&amp;[.GG20])" office:value-type="float" office:value="1" calcext:value-type="float">
            <text:p>1</text:p>
          </table:table-cell>
          <table:table-cell table:style-name="ce1" table:formula="of:=INDIRECT(&quot;GW&quot;&amp;[.GH20])" office:value-type="float" office:value="0" calcext:value-type="float">
            <text:p>0</text:p>
          </table:table-cell>
          <table:table-cell table:style-name="ce1" table:formula="of:=INDIRECT(&quot;GW&quot;&amp;[.GI20])" office:value-type="float" office:value="1" calcext:value-type="float">
            <text:p>1</text:p>
          </table:table-cell>
          <table:table-cell table:style-name="ce1" table:formula="of:=INDIRECT(&quot;HE&quot;&amp;[.GG20])" office:value-type="string" office:string-value="Damage: (Water)" calcext:value-type="string">
            <text:p>Damage: (Water)</text:p>
          </table:table-cell>
          <table:table-cell table:style-name="ce1" table:formula="of:=INDIRECT(&quot;HE&quot;&amp;[.GH20])" office:value-type="string" office:string-value="Damage: (Water)(Water)" calcext:value-type="string">
            <text:p>Damage: (Water)(Water)</text:p>
          </table:table-cell>
          <table:table-cell table:style-name="ce1" table:formula="of:=INDIRECT(&quot;HE&quot;&amp;[.GI20])" office:value-type="string" office:string-value="Damage: (Normal)(Normal)(Normal)" calcext:value-type="string">
            <text:p>Damage: (Normal)(Normal)(Normal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Iron Tai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alf</text:p>
          </table:table-cell>
          <table:table-cell table:style-name="ce6" office:value-type="string" calcext:value-type="string">
            <text:p>May move targets 1 hexagon.</text:p>
          </table:table-cell>
          <table:table-cell table:style-name="ce7" table:formula="of:=CONCATENATE([.HH20]; [.HB20])" office:value-type="string" office:string-value="Affects: (half). May move targets 1 hexagon." calcext:value-type="string">
            <text:p>Affects: (half). May move targets 1 hexagon.</text:p>
          </table:table-cell>
          <table:table-cell table:style-name="ce6" table:formula="of:=CONCATENATE(&quot;(&quot;;[.GY20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20]&gt;=1;[.HD20];&quot;&quot;);IF([.GX20]&gt;=2;[.HD20];&quot;&quot;);IF([.GX20]&gt;=3;[.HD20];&quot;&quot;);IF([.GX20]&gt;=4;[.HD20];&quot;&quot;);IF([.GX20]&gt;=5;[.HD20];&quot;&quot;);IF([.HI20]=1;CONCATENATE(&quot;(&quot;;[.GY20];&quot;_x)&quot;);&quot;&quot;))" office:value-type="string" office:string-value="Damage: (Normal)(Normal)" calcext:value-type="string">
            <text:p>Damage: (Normal)(Normal)</text:p>
          </table:table-cell>
          <table:table-cell table:style-name="ce6"/>
          <table:table-cell table:style-name="ce6" table:formula="of:=CONCATENATE(IF([.HA20]&lt;&gt;&quot;all hostile Pok&amp;eacute;mon&quot;;&quot;(&quot;;&quot;&quot;);[.HA20];IF([.HA20]&lt;&gt;&quot;all hostile Pok&amp;eacute;mon&quot;; &quot;)&quot;; &quot;&quot;))" office:value-type="string" office:string-value="(half)" calcext:value-type="string">
            <text:p>(half)</text:p>
          </table:table-cell>
          <table:table-cell table:style-name="ce6" table:formula="of:=IF([.HA20] &lt;&gt; &quot;&quot;; CONCATENATE(&quot;Affects: &quot;; [.HG20]; &quot;. &quot;);&quot;&quot;)" office:value-type="string" office:string-value="Affects: (half). " calcext:value-type="string">
            <text:p>Affects: (half). </text:p>
          </table:table-cell>
          <table:table-cell table:style-name="ce6"/>
          <table:table-cell table:style-name="ce6" table:formula="of:=CONCATENATE([.GV20]; IF([.GW20]=1;&quot; (cc)&quot;;&quot;&quot;))" office:value-type="string" office:string-value="Iron Tail (cc)" calcext:value-type="string">
            <text:p>Iron Tail (cc)</text:p>
          </table:table-cell>
          <table:table-cell table:style-name="ce6" table:formula="of:=CONCATENATE(&quot;Symbols/attack_imgs/&quot;;[.GV20];&quot;.png&quot;)" office:value-type="string" office:string-value="Symbols/attack_imgs/Iron Tail.png" calcext:value-type="string">
            <text:p>Symbols/attack_imgs/Iron Tail.png</text:p>
          </table:table-cell>
          <table:table-cell table:style-name="ce6" table:formula="of:=CONCATENATE(&quot;TM &quot;; [.GU20]-3; &quot; (&quot;;[.GY20]; &quot;_t) &amp;nbsp &quot;; [.GV20];  IF([.GW20]=1;&quot; (cc)&quot;;&quot;&quot;))" office:value-type="string" office:string-value="TM 16 (Normal_t) &amp;nbsp Iron Tail (cc)" calcext:value-type="string">
            <text:p>TM 16 (Normal_t) &amp;nbsp Iron Tail (cc)</text:p>
          </table:table-cell>
          <table:table-cell table:style-name="ce6" table:formula="of:=CONCATENATE([.HH20];[.HB20])" office:value-type="string" office:string-value="Affects: (half). May move targets 1 hexagon." calcext:value-type="string">
            <text:p>Affects: (half). May move targets 1 hexagon.</text:p>
          </table:table-cell>
          <table:table-cell/>
          <table:table-cell table:formula="of:=IF([.GZ20]=&quot;none&quot;;&quot;&quot;;[.GZ20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20])=&quot;none&quot;;&quot;&quot;;INDIRECT(&quot;GZ&quot;&amp;[.GG20]))" office:value-type="float" office:value="7" calcext:value-type="float">
            <text:p>7</text:p>
          </table:table-cell>
          <table:table-cell table:formula="of:=IF(INDIRECT(&quot;GZ&quot;&amp;[.GH20])=&quot;none&quot;;&quot;&quot;;INDIRECT(&quot;GZ&quot;&amp;[.GH20]))" office:value-type="float" office:value="1" calcext:value-type="float">
            <text:p>1</text:p>
          </table:table-cell>
          <table:table-cell table:formula="of:=IF(INDIRECT(&quot;GZ&quot;&amp;[.GI20])=&quot;none&quot;;&quot;&quot;;INDIRECT(&quot;GZ&quot;&amp;[.GI20]))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P20]=1;&quot;H&quot;;&quot;&quot;)">
            <text:p/>
          </table:table-cell>
          <table:table-cell table:formula="of:=IF([.IQ20]=1;&quot;H&quot;;&quot;&quot;)">
            <text:p/>
          </table:table-cell>
          <table:table-cell table:formula="of:=IF([.IR20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lash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Sand Rush</text:p>
          </table:table-cell>
          <table:table-cell office:value-type="string" calcext:value-type="string">
            <text:p>Gain double speed when activating adjacent to a boulder.</text:p>
          </table:table-cell>
          <table:table-cell office:value-type="string" calcext:value-type="string">
            <text:p>Rock</text:p>
          </table:table-cell>
          <table:table-cell table:number-columns-repeated="3"/>
          <table:table-cell office:value-type="string" calcext:value-type="string">
            <text:p>Rock</text:p>
          </table:table-cell>
          <table:table-cell office:value-type="string" calcext:value-type="string">
            <text:p>Normal</text:p>
          </table:table-cell>
          <table:table-cell table:number-columns-repeated="6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21:.AE21];&quot;&gt;1&quot;)-COUNTIF([.T21:.AE21];&quot;&gt;2&quot;)-COUNTIF([.T21:.AE21];&quot;&gt;3&quot;)-COUNTIF([.T21:.AE21];&quot;&gt;4&quot;)-COUNTIF([.T21:.AE21];&quot;&gt;5&quot;)-COUNTIF([.T21:.AE21];&quot;&gt;6&quot;)-COUNTIF([.T21:.AE21];&quot;&gt;7&quot;)-COUNTIF([.T21:.AE21];&quot;&gt;8&quot;)" office:value-type="float" office:value="9" calcext:value-type="float">
            <text:p>9</text:p>
          </table:table-cell>
          <table:table-cell table:formula="of:=SUM([.T21:.AE21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ollout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Earthqua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ynthesis</text:p>
          </table:table-cell>
          <table:table-cell table:number-columns-repeated="3"/>
          <table:table-cell table:style-name="ce59" table:formula="of:=ROUND([.AG21]+(12-[.AF21])-[.BA21]/2+[.BF21]+[.BG21]-[.BT21]+[.AZ21]*2/3+[.BC21]-[.AX21];1)" office:value-type="float" office:value="10.5" calcext:value-type="float">
            <text:p>10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ridian Forest</text:p>
          </table:table-cell>
          <table:table-cell table:style-name="ce1" table:formula="of:=IF([.AW21]=&quot;Starter&quot;; 0;IF([.AW21]=&quot;Route 1&quot;;0; IF([.AW21]=&quot;Viridian Forest&quot;;0;IF([.AW21]=&quot;Cycling Road&quot;;0;0.7)))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1]=&quot;&quot;;IF([.I21]&lt;&gt;&quot;&quot;;0;IF([.M21]&lt;&gt;&quot;&quot;;[.AH21]-1;[.AI21]-1));IF([.M21]&lt;&gt;&quot;&quot;;0;IF([.Q21]&lt;&gt;&quot;&quot;;[.AH21]-1)))" office:value-type="float" office:value="3" calcext:value-type="float">
            <text:p>3</text:p>
          </table:table-cell>
          <table:table-cell/>
          <table:table-cell table:formula="of:=IF([.AM21]=1;0;IF([.AM21]=2;1;IF([.AM21]=3;1.7;IF([.AM21]=4;2.2;IF([.AM21]=5;2.55;IF([.AM21]=6;2.8;IF([.AM21]=7;3)))))))"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table:formula="of:=[.BD21] *(2 -[.BE21])/2" office:value-type="float" office:value="1.445" calcext:value-type="float">
            <text:p>1.44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21])" office:value-type="string" office:string-value="Rollout" calcext:value-type="string">
            <text:p>Rollout</text:p>
          </table:table-cell>
          <table:table-cell table:style-name="ce1" table:formula="of:=INDIRECT(&quot;HJ&quot;&amp;[.GH21])" office:value-type="string" office:string-value="Rock Slide (cc)" calcext:value-type="string">
            <text:p>Rock Slide (cc)</text:p>
          </table:table-cell>
          <table:table-cell table:style-name="ce1" table:formula="of:=INDIRECT(&quot;HJ&quot;&amp;[.GI21])" office:value-type="string" office:string-value="Earthquake" calcext:value-type="string">
            <text:p>Earthquake</text:p>
          </table:table-cell>
          <table:table-cell/>
          <table:table-cell table:style-name="ce1" table:formula="of:=IF([.BQ21]&gt;=1; 0;IF([.BR21]&gt;=1;[.AH21]-1;IF([.BS21]&gt;=1;[.AI21]-1;11)))" office:value-type="float" office:value="0" calcext:value-type="float">
            <text:p>0</text:p>
          </table:table-cell>
          <table:table-cell table:formula="of:=IF([.BQ21]&gt;=2; 0;IF([.BR21]&gt;=2;[.AH21]-1;IF([.BS21]&gt;=2;[.AI21]-1;11)))" office:value-type="float" office:value="3" calcext:value-type="float">
            <text:p>3</text:p>
          </table:table-cell>
          <table:table-cell table:formula="of:=IF([.BQ21]&gt;=3; 0;IF([.BR21]&gt;=3;[.AH21]-1;IF([.BS21]&gt;=3;[.AI21]-1;11)))" office:value-type="float" office:value="11" calcext:value-type="float">
            <text:p>11</text:p>
          </table:table-cell>
          <table:table-cell table:formula="of:=IF([.BQ21]&gt;=4; 0;IF([.BR21]&gt;=4;[.AH21]-1;IF([.BS21]&gt;=4;[.AI21]-1;11)))" office:value-type="float" office:value="11" calcext:value-type="float">
            <text:p>11</text:p>
          </table:table-cell>
          <table:table-cell table:formula="of:= 4- COUNTBLANK([.H21:.K21])" office:value-type="float" office:value="1" calcext:value-type="float">
            <text:p>1</text:p>
          </table:table-cell>
          <table:table-cell table:formula="of:= MAX([.BQ21];4 -COUNTBLANK([.L21:.O21]))" office:value-type="float" office:value="2" calcext:value-type="float">
            <text:p>2</text:p>
          </table:table-cell>
          <table:table-cell table:formula="of:=MAX([.BR21];4-COUNTBLANK([.P21:.S21]))" office:value-type="float" office:value="2" calcext:value-type="float">
            <text:p>2</text:p>
          </table:table-cell>
          <table:table-cell table:formula="of:=IF([.D21]&lt;&gt;&quot;&quot;;4;SUM([.BM21:.BP21])/7)" office:value-type="float" office:value="3.57142857142857" calcext:value-type="float">
            <text:p>3.57142857142857</text:p>
          </table:table-cell>
          <table:table-cell table:number-columns-repeated="16"/>
          <table:table-cell table:formula="of:=IF([.A21]=&quot;&quot;;0;1)+IF([.B21]=&quot;&quot;;0;1)+IF([.C21]=&quot;&quot;;0;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IF([.D21]=&quot;&quot;;&quot;&quot;;CONCATENATE(&quot;Symbols/Other/&quot;;[.D21];&quot;.png&quot;))">
            <text:p/>
          </table:table-cell>
          <table:table-cell table:formula="of:=LEN([.A21])" office:value-type="float" office:value="9" calcext:value-type="float">
            <text:p>9</text:p>
          </table:table-cell>
          <table:table-cell table:formula="of:=LEN([.B21])" office:value-type="float" office:value="9" calcext:value-type="float">
            <text:p>9</text:p>
          </table:table-cell>
          <table:table-cell table:formula="of:=LEN([.C21])" office:value-type="float" office:value="0" calcext:value-type="float">
            <text:p>0</text:p>
          </table:table-cell>
          <table:table-cell table:formula="of:=CONCATENATE(IF([.FO21]&gt;0; CONCATENATE([.A21];&quot; (die_&quot;; [.H21]);&quot;&quot;); IF([.FO21]&gt;1; CONCATENATE(&quot;_&quot;;[.I21]);&quot;&quot;);IF([.FO21]&gt;2; CONCATENATE(&quot;_&quot;;[.J21]);&quot;&quot;);IF([.FO21]&gt;3; CONCATENATE(&quot;_&quot;;[.K21]);&quot;&quot;);IF([.FO21]&gt;0;&quot;)&quot;;[.A21]))" office:value-type="string" office:string-value="Sandshrew (die_Rock)" calcext:value-type="string">
            <text:p>Sandshrew (die_Rock)</text:p>
          </table:table-cell>
          <table:table-cell table:formula="of:=CONCATENATE(IF([.FP21]&gt;0; CONCATENATE([.B21];&quot; (die_&quot;; [.L21]);&quot;&quot;); IF([.FP21]&gt;1; CONCATENATE(&quot;_&quot;;[.M21]);&quot;&quot;);IF([.FP21]&gt;2; CONCATENATE(&quot;_&quot;;[.N21]);&quot;&quot;);IF([.FP21]&gt;3; CONCATENATE(&quot;_&quot;;[.O21]);&quot;&quot;);IF([.FP21]&gt;0;&quot;)&quot;;&quot;&quot;))" office:value-type="string" office:string-value="Sandslash (die_Rock_Normal)" calcext:value-type="string">
            <text:p>Sandslash (die_Rock_Normal)</text:p>
          </table:table-cell>
          <table:table-cell table:formula="of:=CONCATENATE(IF([.FQ21]&gt;0; CONCATENATE([.C21];&quot; (die_&quot;; [.P21]);&quot;&quot;); IF([.FQ21]&gt;1; CONCATENATE(&quot;_&quot;;[.Q21]);&quot;&quot;);IF([.FQ21]&gt;2; CONCATENATE(&quot;_&quot;;[.R21]);&quot;&quot;);IF([.FQ21]&gt;3; CONCATENATE(&quot;_&quot;;[.S21]);&quot;&quot;);IF([.FQ21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21] = &quot;&quot;; &quot;&quot;;MATCH([.AN21];[.$GV$2:.$GV$100];0)-3)" office:value-type="float" office:value="34" calcext:value-type="float">
            <text:p>34</text:p>
          </table:table-cell>
          <table:table-cell table:formula="of:=IF([.AO21] = &quot;&quot;; &quot;&quot;;MATCH([.AO21];[.$GV$2:.$GV$100];0)-3)" office:value-type="float" office:value="4" calcext:value-type="float">
            <text:p>4</text:p>
          </table:table-cell>
          <table:table-cell table:formula="of:=IF([.AP21] = &quot;&quot;; &quot;&quot;;MATCH([.AP21];[.$GV$2:.$GV$100];0)-3)">
            <text:p/>
          </table:table-cell>
          <table:table-cell table:formula="of:=IF([.AQ21] = &quot;&quot;; &quot;&quot;;MATCH([.AQ21];[.$GV$2:.$GV$100];0)-3)">
            <text:p/>
          </table:table-cell>
          <table:table-cell table:formula="of:=IF([.AR21] = &quot;&quot;; &quot;&quot;;MATCH([.AR21];[.$GV$2:.$GV$100];0)-3)">
            <text:p/>
          </table:table-cell>
          <table:table-cell table:number-columns-repeated="2"/>
          <table:table-cell table:style-name="ce1" table:formula="of:=IFERROR(IF(OR(INDIRECT(&quot;$GX&quot; &amp; [.EV21]+4 )&gt;0;INDIRECT(&quot;$HI&quot; &amp; [.EV21]+4 )&gt;0);INDIRECT(&quot;$GY&quot; &amp; [.EV21]+4);&quot;&quot;);&quot;&quot;)">
            <text:p/>
          </table:table-cell>
          <table:table-cell table:style-name="ce1" table:formula="of:=IFERROR(IF(OR(INDIRECT(&quot;$GX&quot; &amp; [.EW21]+4 )&gt;0;INDIRECT(&quot;$HI&quot; &amp; [.EW21]+4 )&gt;0);INDIRECT(&quot;$GY&quot; &amp; [.EW21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21]+4 )&gt;0;INDIRECT(&quot;$HI&quot; &amp; [.EX21]+4 )&gt;0);INDIRECT(&quot;$GY&quot; &amp; [.EX21]+4);&quot;&quot;);&quot;&quot;)">
            <text:p/>
          </table:table-cell>
          <table:table-cell table:style-name="ce1" table:formula="of:=IFERROR(IF(OR(INDIRECT(&quot;$GX&quot; &amp; [.EY21]+4 )&gt;0;INDIRECT(&quot;$HI&quot; &amp; [.EY21]+4 )&gt;0);INDIRECT(&quot;$GY&quot; &amp; [.EY21]+4);&quot;&quot;);&quot;&quot;)">
            <text:p/>
          </table:table-cell>
          <table:table-cell table:style-name="ce1" table:formula="of:=IFERROR(IF(OR(INDIRECT(&quot;$GX&quot; &amp; [.EZ21]+4 )&gt;0;INDIRECT(&quot;$HI&quot; &amp; [.EZ21]+4 )&gt;0);INDIRECT(&quot;$GY&quot; &amp; [.EZ21]+4);&quot;&quot;);&quot;&quot;)">
            <text:p/>
          </table:table-cell>
          <table:table-cell table:formula="of:=IF([.EJ21]=&quot;&quot;;&quot;&quot;;(SMALL([.$EJ21:.$EN21];[.DX21])))" office:value-type="float" office:value="4" calcext:value-type="float">
            <text:p>4</text:p>
          </table:table-cell>
          <table:table-cell table:formula="of:=IF([.EK21]=&quot;&quot;;&quot;&quot;;(SMALL([.$EJ21:.$EN21];[.DY21])))" office:value-type="float" office:value="34" calcext:value-type="float">
            <text:p>34</text:p>
          </table:table-cell>
          <table:table-cell table:formula="of:=IF([.EL21]=&quot;&quot;;&quot;&quot;;(SMALL([.$EJ21:.$EN21];[.DZ21])))">
            <text:p/>
          </table:table-cell>
          <table:table-cell table:style-name="ce1" table:formula="of:=IF([.EM21]=&quot;&quot;;&quot;&quot;;(SMALL([.$EJ21:.$EN21];[.EA21])))">
            <text:p/>
          </table:table-cell>
          <table:table-cell table:style-name="ce1" table:formula="of:=IF([.EN21]=&quot;&quot;;&quot;&quot;;(SMALL([.$EJ21:.$EN21];[.EB21])))">
            <text:p/>
          </table:table-cell>
          <table:table-cell table:formula="of:=IF([.EQ21]=&quot;&quot;;&quot;&quot;;CONCATENATE(&quot;symbols/types/only_color_exact/&quot;;[.EQ21];&quot;.png&quot;))">
            <text:p/>
          </table:table-cell>
          <table:table-cell table:formula="of:=IF([.ER21]=&quot;&quot;;&quot;&quot;;CONCATENATE(&quot;symbols/types/only_color_exact/&quot;;[.ER21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21]=&quot;&quot;;&quot;&quot;;CONCATENATE(&quot;symbols/types/only_color_exact/&quot;;[.ES21];&quot;.png&quot;))">
            <text:p/>
          </table:table-cell>
          <table:table-cell table:formula="of:=IF([.ET21]=&quot;&quot;;&quot;&quot;;CONCATENATE(&quot;symbols/types/only_color_exact/&quot;;[.ET21];&quot;.png&quot;))">
            <text:p/>
          </table:table-cell>
          <table:table-cell table:formula="of:=IF([.EU21]=&quot;&quot;;&quot;&quot;;CONCATENATE(&quot;symbols/types/only_color_exact/&quot;;[.EU21];&quot;.png&quot;))">
            <text:p/>
          </table:table-cell>
          <table:table-cell table:formula="of:=IF([.EV21]=&quot;&quot;;&quot;&quot;;CONCATENATE(&quot;symbols/types/vanilla/&quot;;[.EV21];&quot;.png&quot;))" office:value-type="string" office:string-value="symbols/types/vanilla/4.png" calcext:value-type="string">
            <text:p>symbols/types/vanilla/4.png</text:p>
          </table:table-cell>
          <table:table-cell table:number-columns-repeated="4"/>
          <table:table-cell table:formula="of:=CONCATENATE(&quot;Symbols/Types/Weaknesses/&quot;; [.E21]; &quot;.png&quot;)" office:value-type="string" office:string-value="Symbols/Types/Weaknesses/Rock.png" calcext:value-type="string">
            <text:p>Symbols/Types/Weaknesses/Rock.png</text:p>
          </table:table-cell>
          <table:table-cell table:formula="of:=CONCATENATE(&quot;Symbols/Pokemon/&quot;;[.A21];&quot;.png&quot;)" office:value-type="string" office:string-value="Symbols/Pokemon/Sandshrew.png" calcext:value-type="string">
            <text:p>Symbols/Pokemon/Sandshrew.png</text:p>
          </table:table-cell>
          <table:table-cell table:formula="of:=CONCATENATE(&quot;Symbols/Pokemon/&quot;;[.B21];&quot;.png&quot;)" office:value-type="string" office:string-value="Symbols/Pokemon/Sandslash.png" calcext:value-type="string">
            <text:p>Symbols/Pokemon/Sandslash.png</text:p>
          </table:table-cell>
          <table:table-cell table:formula="of:=CONCATENATE(&quot;Symbols/Pokemon/&quot;;[.C21];&quot;.png&quot;)" office:value-type="string" office:string-value="Symbols/Pokemon/.png" calcext:value-type="string">
            <text:p>Symbols/Pokemon/.png</text:p>
          </table:table-cell>
          <table:table-cell table:formula="of:=IF([.H21]=&quot;&quot;;0;1)+IF([.I21]=&quot;&quot;;0;1) +IF([.J21]=&quot;&quot;;0;1)+ IF([.K21] = &quot;&quot;;0;1)" office:value-type="float" office:value="1" calcext:value-type="float">
            <text:p>1</text:p>
          </table:table-cell>
          <table:table-cell table:formula="of:=IF([.L21]=&quot;&quot;;0;1)+IF([.M21]=&quot;&quot;;0;1) +IF([.N21]=&quot;&quot;;0;1)+ IF([.O21] = &quot;&quot;;0;1)" office:value-type="float" office:value="2" calcext:value-type="float">
            <text:p>2</text:p>
          </table:table-cell>
          <table:table-cell table:formula="of:=IF([.P21]=&quot;&quot;;0;1)+IF([.Q21]=&quot;&quot;;0;1) +IF([.R21]=&quot;&quot;;0;1)+ IF([.S21] = &quot;&quot;;0;1)" office:value-type="float" office:value="0" calcext:value-type="float">
            <text:p>0</text:p>
          </table:table-cell>
          <table:table-cell table:formula="of:=CONCATENATE(&quot;Symbols/Dice/dice_&quot;;[.H21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I2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2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2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21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M21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N2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2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2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2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2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21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21])" office:value-type="string" office:string-value="Speed: 3" calcext:value-type="string">
            <text:p>Speed: 3</text:p>
          </table:table-cell>
          <table:table-cell/>
          <table:table-cell table:formula="of:=MATCH([.AJ21]; [.$GV$1:.$GV$1048576];0)" office:value-type="float" office:value="24" calcext:value-type="float">
            <text:p>24</text:p>
          </table:table-cell>
          <table:table-cell table:formula="of:=MATCH([.AK21]; [.$GV$1:.$GV$1048576];0)" office:value-type="float" office:value="80" calcext:value-type="float">
            <text:p>80</text:p>
          </table:table-cell>
          <table:table-cell table:formula="of:=MATCH([.AL21]; [.$GV$1:.$GV$1048576];0)" office:value-type="float" office:value="25" calcext:value-type="float">
            <text:p>25</text:p>
          </table:table-cell>
          <table:table-cell table:style-name="ce1" table:formula="of:=INDIRECT(&quot;HC&quot;&amp;[.GG21])" office:value-type="string" office:string-value="Before attacking, put a (+1) on the card. Deal a (rock) for every (+1) collected." calcext:value-type="string">
            <text:p>Before attacking, put a (+1) on the card. Deal a (rock) for every (+1) collected.</text:p>
          </table:table-cell>
          <table:table-cell table:style-name="ce1" table:formula="of:=INDIRECT(&quot;HC&quot;&amp;[.GH21])">
            <text:p/>
          </table:table-cell>
          <table:table-cell table:style-name="ce1" table:formula="of:=INDIRECT(&quot;HC&quot;&amp;[.GI21])" office:value-type="string" office:string-value="Affects: (circle). Ignore line of sight." calcext:value-type="string">
            <text:p>Affects: (circle). Ignore line of sight.</text:p>
          </table:table-cell>
          <table:table-cell table:style-name="ce1" table:formula="of:=INDIRECT(&quot;GW&quot;&amp;[.GG21])" office:value-type="float" office:value="0" calcext:value-type="float">
            <text:p>0</text:p>
          </table:table-cell>
          <table:table-cell table:style-name="ce1" table:formula="of:=INDIRECT(&quot;GW&quot;&amp;[.GH21])" office:value-type="float" office:value="1" calcext:value-type="float">
            <text:p>1</text:p>
          </table:table-cell>
          <table:table-cell table:style-name="ce1" table:formula="of:=INDIRECT(&quot;GW&quot;&amp;[.GI21])" office:value-type="float" office:value="0" calcext:value-type="float">
            <text:p>0</text:p>
          </table:table-cell>
          <table:table-cell table:style-name="ce1" table:formula="of:=INDIRECT(&quot;HE&quot;&amp;[.GG21])" office:value-type="string" office:string-value="Damage: (Rock_x)" calcext:value-type="string">
            <text:p>Damage: (Rock_x)</text:p>
          </table:table-cell>
          <table:table-cell table:style-name="ce1" table:formula="of:=INDIRECT(&quot;HE&quot;&amp;[.GH21])" office:value-type="string" office:string-value="Damage: (Rock)(Rock)" calcext:value-type="string">
            <text:p>Damage: (Rock)(Rock)</text:p>
          </table:table-cell>
          <table:table-cell table:style-name="ce1" table:formula="of:=INDIRECT(&quot;HE&quot;&amp;[.GI21])" office:value-type="string" office:string-value="Damage: (Rock)" calcext:value-type="string">
            <text:p>Damage: (Rock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Water Pulse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office:value-type="string" calcext:value-type="string">
            <text:p>Target becomes &lt;b&gt;Flinched&lt;/b&gt;. (Can't use exhaustible attacks next activation)</text:p>
          </table:table-cell>
          <table:table-cell table:style-name="ce7" table:formula="of:=CONCATENATE([.HH21]; [.HB21])" office:value-type="string" office:string-value="Target becomes &lt;b&gt;Flinched&lt;/b&gt;. (Can't use exhaustible attacks next activation)" calcext:value-type="string">
            <text:p>Target becomes &lt;b&gt;Flinched&lt;/b&gt;. (Can't use exhaustible attacks next activation)</text:p>
          </table:table-cell>
          <table:table-cell table:style-name="ce6" table:formula="of:=CONCATENATE(&quot;(&quot;;[.GY21];&quot;)&quot;)" office:value-type="string" office:string-value="(Water)" calcext:value-type="string">
            <text:p>(Water)</text:p>
          </table:table-cell>
          <table:table-cell table:style-name="ce6" table:formula="of:=CONCATENATE(&quot;Damage: &quot;;IF([.GX21]&gt;=1;[.HD21];&quot;&quot;);IF([.GX21]&gt;=2;[.HD21];&quot;&quot;);IF([.GX21]&gt;=3;[.HD21];&quot;&quot;);IF([.GX21]&gt;=4;[.HD21];&quot;&quot;);IF([.GX21]&gt;=5;[.HD21];&quot;&quot;);IF([.HI21]=1;CONCATENATE(&quot;(&quot;;[.GY21];&quot;_x)&quot;);&quot;&quot;))" office:value-type="string" office:string-value="Damage: (Water)" calcext:value-type="string">
            <text:p>Damage: (Water)</text:p>
          </table:table-cell>
          <table:table-cell table:style-name="ce6"/>
          <table:table-cell table:style-name="ce6" table:formula="of:=CONCATENATE(IF([.HA21]&lt;&gt;&quot;all hostile Pok&amp;eacute;mon&quot;;&quot;(&quot;;&quot;&quot;);[.HA21];IF([.HA21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21] &lt;&gt; &quot;&quot;; CONCATENATE(&quot;Affects: &quot;; [.HG21]; &quot;. &quot;);&quot;&quot;)">
            <text:p/>
          </table:table-cell>
          <table:table-cell table:style-name="ce6"/>
          <table:table-cell table:style-name="ce6" table:formula="of:=CONCATENATE([.GV21]; IF([.GW21]=1;&quot; (cc)&quot;;&quot;&quot;))" office:value-type="string" office:string-value="Water Pulse (cc)" calcext:value-type="string">
            <text:p>Water Pulse (cc)</text:p>
          </table:table-cell>
          <table:table-cell table:style-name="ce6" table:formula="of:=CONCATENATE(&quot;Symbols/attack_imgs/&quot;;[.GV21];&quot;.png&quot;)" office:value-type="string" office:string-value="Symbols/attack_imgs/Water Pulse.png" calcext:value-type="string">
            <text:p>Symbols/attack_imgs/Water Pulse.png</text:p>
          </table:table-cell>
          <table:table-cell table:style-name="ce6" table:formula="of:=CONCATENATE(&quot;TM &quot;; [.GU21]-3; &quot; (&quot;;[.GY21]; &quot;_t) &amp;nbsp &quot;; [.GV21];  IF([.GW21]=1;&quot; (cc)&quot;;&quot;&quot;))" office:value-type="string" office:string-value="TM 17 (Water_t) &amp;nbsp Water Pulse (cc)" calcext:value-type="string">
            <text:p>TM 17 (Water_t) &amp;nbsp Water Pulse (cc)</text:p>
          </table:table-cell>
          <table:table-cell table:style-name="ce6" table:formula="of:=CONCATENATE([.HH21];[.HB21])" office:value-type="string" office:string-value="Target becomes &lt;b&gt;Flinched&lt;/b&gt;. (Can't use exhaustible attacks next activation)" calcext:value-type="string">
            <text:p>Target becomes &lt;b&gt;Flinched&lt;/b&gt;. (Can't use exhaustible attacks next activation)</text:p>
          </table:table-cell>
          <table:table-cell/>
          <table:table-cell table:formula="of:=IF([.GZ21]=&quot;none&quot;;&quot;&quot;;[.GZ21])" office:value-type="float" office:value="7" calcext:value-type="float">
            <text:p>7</text:p>
          </table:table-cell>
          <table:table-cell table:number-columns-repeated="2"/>
          <table:table-cell table:formula="of:=IF(INDIRECT(&quot;GZ&quot;&amp;[.GG21])=&quot;none&quot;;&quot;&quot;;INDIRECT(&quot;GZ&quot;&amp;[.GG21]))" office:value-type="float" office:value="1" calcext:value-type="float">
            <text:p>1</text:p>
          </table:table-cell>
          <table:table-cell table:formula="of:=IF(INDIRECT(&quot;GZ&quot;&amp;[.GH21])=&quot;none&quot;;&quot;&quot;;INDIRECT(&quot;GZ&quot;&amp;[.GH21]))" office:value-type="float" office:value="5" calcext:value-type="float">
            <text:p>5</text:p>
          </table:table-cell>
          <table:table-cell table:formula="of:=IF(INDIRECT(&quot;GZ&quot;&amp;[.GI21])=&quot;none&quot;;&quot;&quot;;INDIRECT(&quot;GZ&quot;&amp;[.GI21]))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12.5" calcext:value-type="float">
            <text:p>-1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IP21]=1;&quot;H&quot;;&quot;&quot;)" office:value-type="string" office:string-value="H" calcext:value-type="string">
            <text:p>H</text:p>
          </table:table-cell>
          <table:table-cell table:formula="of:=IF([.IQ21]=1;&quot;H&quot;;&quot;&quot;)">
            <text:p/>
          </table:table-cell>
          <table:table-cell table:formula="of:=IF([.IR21]=1;&quot;H&quot;;&quot;&quot;)">
            <text:p/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Ekans</text:p>
          </table:table-cell>
          <table:table-cell office:value-type="string" calcext:value-type="string">
            <text:p>Arbok</text:p>
          </table:table-cell>
          <table:table-cell table:number-columns-repeated="2"/>
          <table:table-cell office:value-type="string" calcext:value-type="string">
            <text:p>Grass</text:p>
          </table:table-cell>
          <table:table-cell office:value-type="string" calcext:value-type="string">
            <text:p>Shed Skin</text:p>
          </table:table-cell>
          <table:table-cell office:value-type="string" calcext:value-type="string">
            <text:p>May treat condition as &lt;b&gt;Slowed&lt;/b&gt; to 1.</text:p>
          </table:table-cell>
          <table:table-cell office:value-type="string" calcext:value-type="string">
            <text:p>Grass</text:p>
          </table:table-cell>
          <table:table-cell table:number-columns-repeated="3"/>
          <table:table-cell office:value-type="string" calcext:value-type="string">
            <text:p>Grass</text:p>
          </table:table-cell>
          <table:table-cell office:value-type="string" calcext:value-type="string">
            <text:p>Normal</text:p>
          </table:table-cell>
          <table:table-cell table:number-columns-repeated="6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22:.AE22];&quot;&gt;1&quot;)-COUNTIF([.T22:.AE22];&quot;&gt;2&quot;)-COUNTIF([.T22:.AE22];&quot;&gt;3&quot;)-COUNTIF([.T22:.AE22];&quot;&gt;4&quot;)-COUNTIF([.T22:.AE22];&quot;&gt;5&quot;)-COUNTIF([.T22:.AE22];&quot;&gt;6&quot;)-COUNTIF([.T22:.AE22];&quot;&gt;7&quot;)-COUNTIF([.T22:.AE22];&quot;&gt;8&quot;)" office:value-type="float" office:value="10" calcext:value-type="float">
            <text:p>10</text:p>
          </table:table-cell>
          <table:table-cell table:formula="of:=SUM([.T22:.AE22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ison Sting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Wr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Earthquake</text:p>
          </table:table-cell>
          <table:table-cell/>
          <table:table-cell table:style-name="ce59" table:formula="of:=ROUND([.AG22]+(12-[.AF22])-[.BA22]/2+[.BF22]+[.BG22]-[.BT22]+[.AZ22]*2/3+[.BC22]-[.AX22];1)" office:value-type="float" office:value="10.1" calcext:value-type="float">
            <text:p>10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ycling Road</text:p>
          </table:table-cell>
          <table:table-cell table:style-name="ce1" table:formula="of:=IF([.AW22]=&quot;Starter&quot;; 0;IF([.AW22]=&quot;Route 1&quot;;0; IF([.AW22]=&quot;Viridian Forest&quot;;0;IF([.AW22]=&quot;Cycling Road&quot;;0;0.7)))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2]=&quot;&quot;;IF([.I22]&lt;&gt;&quot;&quot;;0;IF([.M22]&lt;&gt;&quot;&quot;;[.AH22]-1;[.AI22]-1));IF([.M22]&lt;&gt;&quot;&quot;;0;IF([.Q22]&lt;&gt;&quot;&quot;;[.AH22]-1)))" office:value-type="float" office:value="3" calcext:value-type="float">
            <text:p>3</text:p>
          </table:table-cell>
          <table:table-cell/>
          <table:table-cell table:formula="of:=IF([.AM22]=1;0;IF([.AM22]=2;1;IF([.AM22]=3;1.7;IF([.AM22]=4;2.2;IF([.AM22]=5;2.55;IF([.AM22]=6;2.8;IF([.AM22]=7;3)))))))"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table:formula="of:=[.BD22] *(2 -[.BE22])/2" office:value-type="float" office:value="1.54" calcext:value-type="float">
            <text:p>1.54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22])" office:value-type="string" office:string-value="Poison Sting" calcext:value-type="string">
            <text:p>Poison Sting</text:p>
          </table:table-cell>
          <table:table-cell table:style-name="ce1" table:formula="of:=INDIRECT(&quot;HJ&quot;&amp;[.GH22])" office:value-type="string" office:string-value="Sludge Bomb (cc)" calcext:value-type="string">
            <text:p>Sludge Bomb (cc)</text:p>
          </table:table-cell>
          <table:table-cell table:style-name="ce1" table:formula="of:=INDIRECT(&quot;HJ&quot;&amp;[.GI22])" office:value-type="string" office:string-value="Wrap" calcext:value-type="string">
            <text:p>Wrap</text:p>
          </table:table-cell>
          <table:table-cell/>
          <table:table-cell table:style-name="ce1" table:formula="of:=IF([.BQ22]&gt;=1; 0;IF([.BR22]&gt;=1;[.AH22]-1;IF([.BS22]&gt;=1;[.AI22]-1;11)))" office:value-type="float" office:value="0" calcext:value-type="float">
            <text:p>0</text:p>
          </table:table-cell>
          <table:table-cell table:formula="of:=IF([.BQ22]&gt;=2; 0;IF([.BR22]&gt;=2;[.AH22]-1;IF([.BS22]&gt;=2;[.AI22]-1;11)))" office:value-type="float" office:value="3" calcext:value-type="float">
            <text:p>3</text:p>
          </table:table-cell>
          <table:table-cell table:formula="of:=IF([.BQ22]&gt;=3; 0;IF([.BR22]&gt;=3;[.AH22]-1;IF([.BS22]&gt;=3;[.AI22]-1;11)))" office:value-type="float" office:value="11" calcext:value-type="float">
            <text:p>11</text:p>
          </table:table-cell>
          <table:table-cell table:formula="of:=IF([.BQ22]&gt;=4; 0;IF([.BR22]&gt;=4;[.AH22]-1;IF([.BS22]&gt;=4;[.AI22]-1;11)))" office:value-type="float" office:value="11" calcext:value-type="float">
            <text:p>11</text:p>
          </table:table-cell>
          <table:table-cell table:formula="of:= 4- COUNTBLANK([.H22:.K22])" office:value-type="float" office:value="1" calcext:value-type="float">
            <text:p>1</text:p>
          </table:table-cell>
          <table:table-cell table:formula="of:= MAX([.BQ22];4 -COUNTBLANK([.L22:.O22]))" office:value-type="float" office:value="2" calcext:value-type="float">
            <text:p>2</text:p>
          </table:table-cell>
          <table:table-cell table:formula="of:=MAX([.BR22];4-COUNTBLANK([.P22:.S22]))" office:value-type="float" office:value="2" calcext:value-type="float">
            <text:p>2</text:p>
          </table:table-cell>
          <table:table-cell table:formula="of:=IF([.D22]&lt;&gt;&quot;&quot;;4;SUM([.BM22:.BP22])/7)" office:value-type="float" office:value="3.57142857142857" calcext:value-type="float">
            <text:p>3.57142857142857</text:p>
          </table:table-cell>
          <table:table-cell table:number-columns-repeated="16"/>
          <table:table-cell table:formula="of:=IF([.A22]=&quot;&quot;;0;1)+IF([.B22]=&quot;&quot;;0;1)+IF([.C22]=&quot;&quot;;0;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IF([.D22]=&quot;&quot;;&quot;&quot;;CONCATENATE(&quot;Symbols/Other/&quot;;[.D22];&quot;.png&quot;))">
            <text:p/>
          </table:table-cell>
          <table:table-cell table:formula="of:=LEN([.A22])" office:value-type="float" office:value="5" calcext:value-type="float">
            <text:p>5</text:p>
          </table:table-cell>
          <table:table-cell table:formula="of:=LEN([.B22])" office:value-type="float" office:value="5" calcext:value-type="float">
            <text:p>5</text:p>
          </table:table-cell>
          <table:table-cell table:formula="of:=LEN([.C22])" office:value-type="float" office:value="0" calcext:value-type="float">
            <text:p>0</text:p>
          </table:table-cell>
          <table:table-cell table:formula="of:=CONCATENATE(IF([.FO22]&gt;0; CONCATENATE([.A22];&quot; (die_&quot;; [.H22]);&quot;&quot;); IF([.FO22]&gt;1; CONCATENATE(&quot;_&quot;;[.I22]);&quot;&quot;);IF([.FO22]&gt;2; CONCATENATE(&quot;_&quot;;[.J22]);&quot;&quot;);IF([.FO22]&gt;3; CONCATENATE(&quot;_&quot;;[.K22]);&quot;&quot;);IF([.FO22]&gt;0;&quot;)&quot;;[.A22]))" office:value-type="string" office:string-value="Ekans (die_Grass)" calcext:value-type="string">
            <text:p>Ekans (die_Grass)</text:p>
          </table:table-cell>
          <table:table-cell table:formula="of:=CONCATENATE(IF([.FP22]&gt;0; CONCATENATE([.B22];&quot; (die_&quot;; [.L22]);&quot;&quot;); IF([.FP22]&gt;1; CONCATENATE(&quot;_&quot;;[.M22]);&quot;&quot;);IF([.FP22]&gt;2; CONCATENATE(&quot;_&quot;;[.N22]);&quot;&quot;);IF([.FP22]&gt;3; CONCATENATE(&quot;_&quot;;[.O22]);&quot;&quot;);IF([.FP22]&gt;0;&quot;)&quot;;&quot;&quot;))" office:value-type="string" office:string-value="Arbok (die_Grass_Normal)" calcext:value-type="string">
            <text:p>Arbok (die_Grass_Normal)</text:p>
          </table:table-cell>
          <table:table-cell table:formula="of:=CONCATENATE(IF([.FQ22]&gt;0; CONCATENATE([.C22];&quot; (die_&quot;; [.P22]);&quot;&quot;); IF([.FQ22]&gt;1; CONCATENATE(&quot;_&quot;;[.Q22]);&quot;&quot;);IF([.FQ22]&gt;2; CONCATENATE(&quot;_&quot;;[.R22]);&quot;&quot;);IF([.FQ22]&gt;3; CONCATENATE(&quot;_&quot;;[.S22]);&quot;&quot;);IF([.FQ22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22] = &quot;&quot;; &quot;&quot;;MATCH([.AN22];[.$GV$2:.$GV$100];0)-3)" office:value-type="float" office:value="26" calcext:value-type="float">
            <text:p>26</text:p>
          </table:table-cell>
          <table:table-cell table:formula="of:=IF([.AO22] = &quot;&quot;; &quot;&quot;;MATCH([.AO22];[.$GV$2:.$GV$100];0)-3)" office:value-type="float" office:value="7" calcext:value-type="float">
            <text:p>7</text:p>
          </table:table-cell>
          <table:table-cell table:formula="of:=IF([.AP22] = &quot;&quot;; &quot;&quot;;MATCH([.AP22];[.$GV$2:.$GV$100];0)-3)" office:value-type="float" office:value="16" calcext:value-type="float">
            <text:p>16</text:p>
          </table:table-cell>
          <table:table-cell table:formula="of:=IF([.AQ22] = &quot;&quot;; &quot;&quot;;MATCH([.AQ22];[.$GV$2:.$GV$100];0)-3)" office:value-type="float" office:value="21" calcext:value-type="float">
            <text:p>21</text:p>
          </table:table-cell>
          <table:table-cell table:formula="of:=IF([.AR22] = &quot;&quot;; &quot;&quot;;MATCH([.AR22];[.$GV$2:.$GV$100];0)-3)">
            <text:p/>
          </table:table-cell>
          <table:table-cell table:number-columns-repeated="2"/>
          <table:table-cell table:style-name="ce1" table:formula="of:=IFERROR(IF(OR(INDIRECT(&quot;$GX&quot; &amp; [.EV22]+4 )&gt;0;INDIRECT(&quot;$HI&quot; &amp; [.EV22]+4 )&gt;0);INDIRECT(&quot;$GY&quot; &amp; [.EV22]+4);&quot;&quot;);&quot;&quot;)">
            <text:p/>
          </table:table-cell>
          <table:table-cell table:style-name="ce1" table:formula="of:=IFERROR(IF(OR(INDIRECT(&quot;$GX&quot; &amp; [.EW22]+4 )&gt;0;INDIRECT(&quot;$HI&quot; &amp; [.EW22]+4 )&gt;0);INDIRECT(&quot;$GY&quot; &amp; [.EW22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22]+4 )&gt;0;INDIRECT(&quot;$HI&quot; &amp; [.EX22]+4 )&gt;0);INDIRECT(&quot;$GY&quot; &amp; [.EX22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Y22]+4 )&gt;0;INDIRECT(&quot;$HI&quot; &amp; [.EY22]+4 )&gt;0);INDIRECT(&quot;$GY&quot; &amp; [.EY22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Z22]+4 )&gt;0;INDIRECT(&quot;$HI&quot; &amp; [.EZ22]+4 )&gt;0);INDIRECT(&quot;$GY&quot; &amp; [.EZ22]+4);&quot;&quot;);&quot;&quot;)">
            <text:p/>
          </table:table-cell>
          <table:table-cell table:formula="of:=IF([.EJ22]=&quot;&quot;;&quot;&quot;;(SMALL([.$EJ22:.$EN22];[.DX22])))" office:value-type="float" office:value="7" calcext:value-type="float">
            <text:p>7</text:p>
          </table:table-cell>
          <table:table-cell table:formula="of:=IF([.EK22]=&quot;&quot;;&quot;&quot;;(SMALL([.$EJ22:.$EN22];[.DY22])))" office:value-type="float" office:value="16" calcext:value-type="float">
            <text:p>16</text:p>
          </table:table-cell>
          <table:table-cell table:formula="of:=IF([.EL22]=&quot;&quot;;&quot;&quot;;(SMALL([.$EJ22:.$EN22];[.DZ22])))" office:value-type="float" office:value="21" calcext:value-type="float">
            <text:p>21</text:p>
          </table:table-cell>
          <table:table-cell table:style-name="ce1" table:formula="of:=IF([.EM22]=&quot;&quot;;&quot;&quot;;(SMALL([.$EJ22:.$EN22];[.EA22])))" office:value-type="float" office:value="26" calcext:value-type="float">
            <text:p>26</text:p>
          </table:table-cell>
          <table:table-cell table:style-name="ce1" table:formula="of:=IF([.EN22]=&quot;&quot;;&quot;&quot;;(SMALL([.$EJ22:.$EN22];[.EB22])))">
            <text:p/>
          </table:table-cell>
          <table:table-cell table:formula="of:=IF([.EQ22]=&quot;&quot;;&quot;&quot;;CONCATENATE(&quot;symbols/types/only_color_exact/&quot;;[.EQ22];&quot;.png&quot;))">
            <text:p/>
          </table:table-cell>
          <table:table-cell table:formula="of:=IF([.ER22]=&quot;&quot;;&quot;&quot;;CONCATENATE(&quot;symbols/types/only_color_exact/&quot;;[.ER22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22]=&quot;&quot;;&quot;&quot;;CONCATENATE(&quot;symbols/types/only_color_exact/&quot;;[.ES22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T22]=&quot;&quot;;&quot;&quot;;CONCATENATE(&quot;symbols/types/only_color_exact/&quot;;[.ET22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U22]=&quot;&quot;;&quot;&quot;;CONCATENATE(&quot;symbols/types/only_color_exact/&quot;;[.EU22];&quot;.png&quot;))">
            <text:p/>
          </table:table-cell>
          <table:table-cell table:formula="of:=IF([.EV22]=&quot;&quot;;&quot;&quot;;CONCATENATE(&quot;symbols/types/vanilla/&quot;;[.EV22];&quot;.png&quot;))" office:value-type="string" office:string-value="symbols/types/vanilla/7.png" calcext:value-type="string">
            <text:p>symbols/types/vanilla/7.png</text:p>
          </table:table-cell>
          <table:table-cell table:number-columns-repeated="4"/>
          <table:table-cell table:formula="of:=CONCATENATE(&quot;Symbols/Types/Weaknesses/&quot;; [.E22]; &quot;.png&quot;)" office:value-type="string" office:string-value="Symbols/Types/Weaknesses/Grass.png" calcext:value-type="string">
            <text:p>Symbols/Types/Weaknesses/Grass.png</text:p>
          </table:table-cell>
          <table:table-cell table:formula="of:=CONCATENATE(&quot;Symbols/Pokemon/&quot;;[.A22];&quot;.png&quot;)" office:value-type="string" office:string-value="Symbols/Pokemon/Ekans.png" calcext:value-type="string">
            <text:p>Symbols/Pokemon/Ekans.png</text:p>
          </table:table-cell>
          <table:table-cell table:formula="of:=CONCATENATE(&quot;Symbols/Pokemon/&quot;;[.B22];&quot;.png&quot;)" office:value-type="string" office:string-value="Symbols/Pokemon/Arbok.png" calcext:value-type="string">
            <text:p>Symbols/Pokemon/Arbok.png</text:p>
          </table:table-cell>
          <table:table-cell table:formula="of:=CONCATENATE(&quot;Symbols/Pokemon/&quot;;[.C22];&quot;.png&quot;)" office:value-type="string" office:string-value="Symbols/Pokemon/.png" calcext:value-type="string">
            <text:p>Symbols/Pokemon/.png</text:p>
          </table:table-cell>
          <table:table-cell table:formula="of:=IF([.H22]=&quot;&quot;;0;1)+IF([.I22]=&quot;&quot;;0;1) +IF([.J22]=&quot;&quot;;0;1)+ IF([.K22] = &quot;&quot;;0;1)" office:value-type="float" office:value="1" calcext:value-type="float">
            <text:p>1</text:p>
          </table:table-cell>
          <table:table-cell table:formula="of:=IF([.L22]=&quot;&quot;;0;1)+IF([.M22]=&quot;&quot;;0;1) +IF([.N22]=&quot;&quot;;0;1)+ IF([.O22] = &quot;&quot;;0;1)" office:value-type="float" office:value="2" calcext:value-type="float">
            <text:p>2</text:p>
          </table:table-cell>
          <table:table-cell table:formula="of:=IF([.P22]=&quot;&quot;;0;1)+IF([.Q22]=&quot;&quot;;0;1) +IF([.R22]=&quot;&quot;;0;1)+ IF([.S22] = &quot;&quot;;0;1)" office:value-type="float" office:value="0" calcext:value-type="float">
            <text:p>0</text:p>
          </table:table-cell>
          <table:table-cell table:formula="of:=CONCATENATE(&quot;Symbols/Dice/dice_&quot;;[.H22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I2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2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2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22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M22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N2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2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2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2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2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22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22])" office:value-type="string" office:string-value="Speed: 4" calcext:value-type="string">
            <text:p>Speed: 4</text:p>
          </table:table-cell>
          <table:table-cell/>
          <table:table-cell table:formula="of:=MATCH([.AJ22]; [.$GV$1:.$GV$1048576];0)" office:value-type="float" office:value="14" calcext:value-type="float">
            <text:p>14</text:p>
          </table:table-cell>
          <table:table-cell table:formula="of:=MATCH([.AK22]; [.$GV$1:.$GV$1048576];0)" office:value-type="float" office:value="45" calcext:value-type="float">
            <text:p>45</text:p>
          </table:table-cell>
          <table:table-cell table:formula="of:=MATCH([.AL22]; [.$GV$1:.$GV$1048576];0)" office:value-type="float" office:value="42" calcext:value-type="float">
            <text:p>42</text:p>
          </table:table-cell>
          <table:table-cell table:style-name="ce1" table:formula="of:=INDIRECT(&quot;HC&quot;&amp;[.GG22])" office:value-type="string" office:string-value="Target becomes &lt;b&gt;Poisoned&lt;/b&gt;.  (Take an additional (normal) from attacks)" calcext:value-type="string">
            <text:p>Target becomes &lt;b&gt;Poisoned&lt;/b&gt;. <text:s/>(Take an additional (normal) from attacks)</text:p>
          </table:table-cell>
          <table:table-cell table:style-name="ce1" table:formula="of:=INDIRECT(&quot;HC&quot;&amp;[.GH22])" office:value-type="string" office:string-value="Affects: (circle). " calcext:value-type="string">
            <text:p>Affects: (circle). </text:p>
          </table:table-cell>
          <table:table-cell table:style-name="ce1" table:formula="of:=INDIRECT(&quot;HC&quot;&amp;[.GI22])" office:value-type="string" office:string-value="Target becomes &lt;b&gt;Slowed&lt;/b&gt; to 0. (Speed is 0 next activation)" calcext:value-type="string">
            <text:p>Target becomes &lt;b&gt;Slowed&lt;/b&gt; to 0. (Speed is 0 next activation)</text:p>
          </table:table-cell>
          <table:table-cell table:style-name="ce1" table:formula="of:=INDIRECT(&quot;GW&quot;&amp;[.GG22])" office:value-type="float" office:value="0" calcext:value-type="float">
            <text:p>0</text:p>
          </table:table-cell>
          <table:table-cell table:style-name="ce1" table:formula="of:=INDIRECT(&quot;GW&quot;&amp;[.GH22])" office:value-type="float" office:value="1" calcext:value-type="float">
            <text:p>1</text:p>
          </table:table-cell>
          <table:table-cell table:style-name="ce1" table:formula="of:=INDIRECT(&quot;GW&quot;&amp;[.GI22])" office:value-type="float" office:value="0" calcext:value-type="float">
            <text:p>0</text:p>
          </table:table-cell>
          <table:table-cell table:style-name="ce1" table:formula="of:=INDIRECT(&quot;HE&quot;&amp;[.GG22])" office:value-type="string" office:string-value="Damage: " calcext:value-type="string">
            <text:p>Damage: </text:p>
          </table:table-cell>
          <table:table-cell table:style-name="ce1" table:formula="of:=INDIRECT(&quot;HE&quot;&amp;[.GH22])" office:value-type="string" office:string-value="Damage: (Grass)(Grass)" calcext:value-type="string">
            <text:p>Damage: (Grass)(Grass)</text:p>
          </table:table-cell>
          <table:table-cell table:style-name="ce1" table:formula="of:=INDIRECT(&quot;HE&quot;&amp;[.GI22])" office:value-type="string" office:string-value="Damage: (Normal)(Normal)" calcext:value-type="string">
            <text:p>Damage: (Normal)(Normal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Swif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rmal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style-name="ce7" table:formula="of:=CONCATENATE([.HH22]; [.HB22])">
            <text:p/>
          </table:table-cell>
          <table:table-cell table:style-name="ce6" table:formula="of:=CONCATENATE(&quot;(&quot;;[.GY22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22]&gt;=1;[.HD22];&quot;&quot;);IF([.GX22]&gt;=2;[.HD22];&quot;&quot;);IF([.GX22]&gt;=3;[.HD22];&quot;&quot;);IF([.GX22]&gt;=4;[.HD22];&quot;&quot;);IF([.GX22]&gt;=5;[.HD22];&quot;&quot;);IF([.HI22]=1;CONCATENATE(&quot;(&quot;;[.GY22];&quot;_x)&quot;);&quot;&quot;))" office:value-type="string" office:string-value="Damage: (Normal)" calcext:value-type="string">
            <text:p>Damage: (Normal)</text:p>
          </table:table-cell>
          <table:table-cell table:style-name="ce6"/>
          <table:table-cell table:style-name="ce6" table:formula="of:=CONCATENATE(IF([.HA22]&lt;&gt;&quot;all hostile Pok&amp;eacute;mon&quot;;&quot;(&quot;;&quot;&quot;);[.HA22];IF([.HA22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22] &lt;&gt; &quot;&quot;; CONCATENATE(&quot;Affects: &quot;; [.HG22]; &quot;. &quot;);&quot;&quot;)">
            <text:p/>
          </table:table-cell>
          <table:table-cell table:style-name="ce6"/>
          <table:table-cell table:style-name="ce6" table:formula="of:=CONCATENATE([.GV22]; IF([.GW22]=1;&quot; (cc)&quot;;&quot;&quot;))" office:value-type="string" office:string-value="Swift" calcext:value-type="string">
            <text:p>Swift</text:p>
          </table:table-cell>
          <table:table-cell table:style-name="ce6" table:formula="of:=CONCATENATE(&quot;Symbols/attack_imgs/&quot;;[.GV22];&quot;.png&quot;)" office:value-type="string" office:string-value="Symbols/attack_imgs/Swift.png" calcext:value-type="string">
            <text:p>Symbols/attack_imgs/Swift.png</text:p>
          </table:table-cell>
          <table:table-cell table:style-name="ce6" table:formula="of:=CONCATENATE(&quot;TM &quot;; [.GU22]-3; &quot; (&quot;;[.GY22]; &quot;_t) &amp;nbsp &quot;; [.GV22];  IF([.GW22]=1;&quot; (cc)&quot;;&quot;&quot;))" office:value-type="string" office:string-value="TM 18 (Normal_t) &amp;nbsp Swift" calcext:value-type="string">
            <text:p>TM 18 (Normal_t) &amp;nbsp Swift</text:p>
          </table:table-cell>
          <table:table-cell table:style-name="ce6" table:formula="of:=CONCATENATE([.HH22];[.HB22])">
            <text:p/>
          </table:table-cell>
          <table:table-cell/>
          <table:table-cell table:formula="of:=IF([.GZ22]=&quot;none&quot;;&quot;&quot;;[.GZ22])" office:value-type="float" office:value="6" calcext:value-type="float">
            <text:p>6</text:p>
          </table:table-cell>
          <table:table-cell table:number-columns-repeated="2"/>
          <table:table-cell table:formula="of:=IF(INDIRECT(&quot;GZ&quot;&amp;[.GG22])=&quot;none&quot;;&quot;&quot;;INDIRECT(&quot;GZ&quot;&amp;[.GG22]))" office:value-type="float" office:value="7" calcext:value-type="float">
            <text:p>7</text:p>
          </table:table-cell>
          <table:table-cell table:formula="of:=IF(INDIRECT(&quot;GZ&quot;&amp;[.GH22])=&quot;none&quot;;&quot;&quot;;INDIRECT(&quot;GZ&quot;&amp;[.GH22]))" office:value-type="float" office:value="3" calcext:value-type="float">
            <text:p>3</text:p>
          </table:table-cell>
          <table:table-cell table:formula="of:=IF(INDIRECT(&quot;GZ&quot;&amp;[.GI22])=&quot;none&quot;;&quot;&quot;;INDIRECT(&quot;GZ&quot;&amp;[.GI22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P22]=1;&quot;H&quot;;&quot;&quot;)">
            <text:p/>
          </table:table-cell>
          <table:table-cell table:formula="of:=IF([.IQ22]=1;&quot;H&quot;;&quot;&quot;)">
            <text:p/>
          </table:table-cell>
          <table:table-cell table:formula="of:=IF([.IR22]=1;&quot;H&quot;;&quot;&quot;)">
            <text:p/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rio</text:p>
          </table:table-cell>
          <table:table-cell table:number-columns-repeated="2"/>
          <table:table-cell office:value-type="string" calcext:value-type="string">
            <text:p>Flying</text:p>
          </table:table-cell>
          <table:table-cell office:value-type="string" calcext:value-type="string">
            <text:p>Three-headed</text:p>
          </table:table-cell>
          <table:table-cell office:value-type="string" calcext:value-type="string">
            <text:p>May affect (half) when attacking.</text:p>
          </table:table-cell>
          <table:table-cell office:value-type="string" calcext:value-type="string">
            <text:p>Flying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office:value-type="string" calcext:value-type="string">
            <text:p>Normal</text:p>
          </table:table-cell>
          <table:table-cell table:number-columns-repeated="6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23:.AE23];&quot;&gt;1&quot;)-COUNTIF([.T23:.AE23];&quot;&gt;2&quot;)-COUNTIF([.T23:.AE23];&quot;&gt;3&quot;)-COUNTIF([.T23:.AE23];&quot;&gt;4&quot;)-COUNTIF([.T23:.AE23];&quot;&gt;5&quot;)-COUNTIF([.T23:.AE23];&quot;&gt;6&quot;)-COUNTIF([.T23:.AE23];&quot;&gt;7&quot;)-COUNTIF([.T23:.AE23];&quot;&gt;8&quot;)" office:value-type="float" office:value="10" calcext:value-type="float">
            <text:p>10</text:p>
          </table:table-cell>
          <table:table-cell table:formula="of:=SUM([.T23:.AE23]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eck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Stom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Hyper Beam</text:p>
          </table:table-cell>
          <table:table-cell table:number-columns-repeated="2"/>
          <table:table-cell table:style-name="ce59" table:formula="of:=ROUND([.AG23]+(12-[.AF23])-[.BA23]/2+[.BF23]+[.BG23]-[.BT23]+[.AZ23]*2/3+[.BC23]-[.AX23];1)" office:value-type="float" office:value="10.3" calcext:value-type="float">
            <text:p>10.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ycling Road</text:p>
          </table:table-cell>
          <table:table-cell table:style-name="ce1" table:formula="of:=IF([.AW23]=&quot;Starter&quot;; 0;IF([.AW23]=&quot;Route 1&quot;;0; IF([.AW23]=&quot;Viridian Forest&quot;;0;IF([.AW23]=&quot;Cycling Road&quot;;0;0.7)))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3]=&quot;&quot;;IF([.I23]&lt;&gt;&quot;&quot;;0;IF([.M23]&lt;&gt;&quot;&quot;;[.AH23]-1;[.AI23]-1));IF([.M23]&lt;&gt;&quot;&quot;;0;IF([.Q23]&lt;&gt;&quot;&quot;;[.AH23]-1)))" office:value-type="float" office:value="5" calcext:value-type="float">
            <text:p>5</text:p>
          </table:table-cell>
          <table:table-cell/>
          <table:table-cell table:formula="of:=IF([.AM23]=1;0;IF([.AM23]=2;1;IF([.AM23]=3;1.7;IF([.AM23]=4;2.2;IF([.AM23]=5;2.55;IF([.AM23]=6;2.8;IF([.AM23]=7;3)))))))" office:value-type="float" office:value="2.55" calcext:value-type="float">
            <text:p>2.55</text:p>
          </table:table-cell>
          <table:table-cell office:value-type="float" office:value="0.2" calcext:value-type="float">
            <text:p>0.2</text:p>
          </table:table-cell>
          <table:table-cell table:formula="of:=[.BD23] *(2 -[.BE23])/2" office:value-type="float" office:value="2.295" calcext:value-type="float">
            <text:p>2.295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" table:formula="of:=INDIRECT(&quot;HJ&quot;&amp;[.GG23])" office:value-type="string" office:string-value="Peck" calcext:value-type="string">
            <text:p>Peck</text:p>
          </table:table-cell>
          <table:table-cell table:style-name="ce1" table:formula="of:=INDIRECT(&quot;HJ&quot;&amp;[.GH23])" office:value-type="string" office:string-value="Tri Attack (cc)" calcext:value-type="string">
            <text:p>Tri Attack (cc)</text:p>
          </table:table-cell>
          <table:table-cell table:style-name="ce1" table:formula="of:=INDIRECT(&quot;HJ&quot;&amp;[.GI23])" office:value-type="string" office:string-value="Stomp" calcext:value-type="string">
            <text:p>Stomp</text:p>
          </table:table-cell>
          <table:table-cell/>
          <table:table-cell table:style-name="ce1" table:formula="of:=IF([.BQ23]&gt;=1; 0;IF([.BR23]&gt;=1;[.AH23]-1;IF([.BS23]&gt;=1;[.AI23]-1;11)))" office:value-type="float" office:value="0" calcext:value-type="float">
            <text:p>0</text:p>
          </table:table-cell>
          <table:table-cell table:formula="of:=IF([.BQ23]&gt;=2; 0;IF([.BR23]&gt;=2;[.AH23]-1;IF([.BS23]&gt;=2;[.AI23]-1;11)))" office:value-type="float" office:value="5" calcext:value-type="float">
            <text:p>5</text:p>
          </table:table-cell>
          <table:table-cell table:formula="of:=IF([.BQ23]&gt;=3; 0;IF([.BR23]&gt;=3;[.AH23]-1;IF([.BS23]&gt;=3;[.AI23]-1;11)))" office:value-type="float" office:value="11" calcext:value-type="float">
            <text:p>11</text:p>
          </table:table-cell>
          <table:table-cell table:formula="of:=IF([.BQ23]&gt;=4; 0;IF([.BR23]&gt;=4;[.AH23]-1;IF([.BS23]&gt;=4;[.AI23]-1;11)))" office:value-type="float" office:value="11" calcext:value-type="float">
            <text:p>11</text:p>
          </table:table-cell>
          <table:table-cell table:formula="of:= 4- COUNTBLANK([.H23:.K23])" office:value-type="float" office:value="1" calcext:value-type="float">
            <text:p>1</text:p>
          </table:table-cell>
          <table:table-cell table:formula="of:= MAX([.BQ23];4 -COUNTBLANK([.L23:.O23]))" office:value-type="float" office:value="2" calcext:value-type="float">
            <text:p>2</text:p>
          </table:table-cell>
          <table:table-cell table:formula="of:=MAX([.BR23];4-COUNTBLANK([.P23:.S23]))" office:value-type="float" office:value="2" calcext:value-type="float">
            <text:p>2</text:p>
          </table:table-cell>
          <table:table-cell table:formula="of:=IF([.D23]&lt;&gt;&quot;&quot;;4;SUM([.BM23:.BP23])/7)" office:value-type="float" office:value="3.85714285714286" calcext:value-type="float">
            <text:p>3.85714285714286</text:p>
          </table:table-cell>
          <table:table-cell table:number-columns-repeated="16"/>
          <table:table-cell table:formula="of:=IF([.A23]=&quot;&quot;;0;1)+IF([.B23]=&quot;&quot;;0;1)+IF([.C23]=&quot;&quot;;0;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IF([.D23]=&quot;&quot;;&quot;&quot;;CONCATENATE(&quot;Symbols/Other/&quot;;[.D23];&quot;.png&quot;))">
            <text:p/>
          </table:table-cell>
          <table:table-cell table:formula="of:=LEN([.A23])" office:value-type="float" office:value="5" calcext:value-type="float">
            <text:p>5</text:p>
          </table:table-cell>
          <table:table-cell table:formula="of:=LEN([.B23])" office:value-type="float" office:value="6" calcext:value-type="float">
            <text:p>6</text:p>
          </table:table-cell>
          <table:table-cell table:formula="of:=LEN([.C23])" office:value-type="float" office:value="0" calcext:value-type="float">
            <text:p>0</text:p>
          </table:table-cell>
          <table:table-cell table:formula="of:=CONCATENATE(IF([.FO23]&gt;0; CONCATENATE([.A23];&quot; (die_&quot;; [.H23]);&quot;&quot;); IF([.FO23]&gt;1; CONCATENATE(&quot;_&quot;;[.I23]);&quot;&quot;);IF([.FO23]&gt;2; CONCATENATE(&quot;_&quot;;[.J23]);&quot;&quot;);IF([.FO23]&gt;3; CONCATENATE(&quot;_&quot;;[.K23]);&quot;&quot;);IF([.FO23]&gt;0;&quot;)&quot;;[.A23]))" office:value-type="string" office:string-value="Doduo (die_Flying)" calcext:value-type="string">
            <text:p>Doduo (die_Flying)</text:p>
          </table:table-cell>
          <table:table-cell table:formula="of:=CONCATENATE(IF([.FP23]&gt;0; CONCATENATE([.B23];&quot; (die_&quot;; [.L23]);&quot;&quot;); IF([.FP23]&gt;1; CONCATENATE(&quot;_&quot;;[.M23]);&quot;&quot;);IF([.FP23]&gt;2; CONCATENATE(&quot;_&quot;;[.N23]);&quot;&quot;);IF([.FP23]&gt;3; CONCATENATE(&quot;_&quot;;[.O23]);&quot;&quot;);IF([.FP23]&gt;0;&quot;)&quot;;&quot;&quot;))" office:value-type="string" office:string-value="Dodrio (die_Flying_Normal)" calcext:value-type="string">
            <text:p>Dodrio (die_Flying_Normal)</text:p>
          </table:table-cell>
          <table:table-cell table:formula="of:=CONCATENATE(IF([.FQ23]&gt;0; CONCATENATE([.C23];&quot; (die_&quot;; [.P23]);&quot;&quot;); IF([.FQ23]&gt;1; CONCATENATE(&quot;_&quot;;[.Q23]);&quot;&quot;);IF([.FQ23]&gt;2; CONCATENATE(&quot;_&quot;;[.R23]);&quot;&quot;);IF([.FQ23]&gt;3; CONCATENATE(&quot;_&quot;;[.S23]);&quot;&quot;);IF([.FQ23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23] = &quot;&quot;; &quot;&quot;;MATCH([.AN23];[.$GV$2:.$GV$100];0)-3)" office:value-type="float" office:value="13" calcext:value-type="float">
            <text:p>13</text:p>
          </table:table-cell>
          <table:table-cell table:formula="of:=IF([.AO23] = &quot;&quot;; &quot;&quot;;MATCH([.AO23];[.$GV$2:.$GV$100];0)-3)" office:value-type="float" office:value="23" calcext:value-type="float">
            <text:p>23</text:p>
          </table:table-cell>
          <table:table-cell table:formula="of:=IF([.AP23] = &quot;&quot;; &quot;&quot;;MATCH([.AP23];[.$GV$2:.$GV$100];0)-3)" office:value-type="float" office:value="33" calcext:value-type="float">
            <text:p>33</text:p>
          </table:table-cell>
          <table:table-cell table:formula="of:=IF([.AQ23] = &quot;&quot;; &quot;&quot;;MATCH([.AQ23];[.$GV$2:.$GV$100];0)-3)">
            <text:p/>
          </table:table-cell>
          <table:table-cell table:formula="of:=IF([.AR23] = &quot;&quot;; &quot;&quot;;MATCH([.AR23];[.$GV$2:.$GV$100];0)-3)">
            <text:p/>
          </table:table-cell>
          <table:table-cell table:number-columns-repeated="2"/>
          <table:table-cell table:style-name="ce1" table:formula="of:=IFERROR(IF(OR(INDIRECT(&quot;$GX&quot; &amp; [.EV23]+4 )&gt;0;INDIRECT(&quot;$HI&quot; &amp; [.EV23]+4 )&gt;0);INDIRECT(&quot;$GY&quot; &amp; [.EV23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W23]+4 )&gt;0;INDIRECT(&quot;$HI&quot; &amp; [.EW23]+4 )&gt;0);INDIRECT(&quot;$GY&quot; &amp; [.EW23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23]+4 )&gt;0;INDIRECT(&quot;$HI&quot; &amp; [.EX23]+4 )&gt;0);INDIRECT(&quot;$GY&quot; &amp; [.EX23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23]+4 )&gt;0;INDIRECT(&quot;$HI&quot; &amp; [.EY23]+4 )&gt;0);INDIRECT(&quot;$GY&quot; &amp; [.EY23]+4);&quot;&quot;);&quot;&quot;)">
            <text:p/>
          </table:table-cell>
          <table:table-cell table:style-name="ce1" table:formula="of:=IFERROR(IF(OR(INDIRECT(&quot;$GX&quot; &amp; [.EZ23]+4 )&gt;0;INDIRECT(&quot;$HI&quot; &amp; [.EZ23]+4 )&gt;0);INDIRECT(&quot;$GY&quot; &amp; [.EZ23]+4);&quot;&quot;);&quot;&quot;)">
            <text:p/>
          </table:table-cell>
          <table:table-cell table:formula="of:=IF([.EJ23]=&quot;&quot;;&quot;&quot;;(SMALL([.$EJ23:.$EN23];[.DX23])))" office:value-type="float" office:value="13" calcext:value-type="float">
            <text:p>13</text:p>
          </table:table-cell>
          <table:table-cell table:formula="of:=IF([.EK23]=&quot;&quot;;&quot;&quot;;(SMALL([.$EJ23:.$EN23];[.DY23])))" office:value-type="float" office:value="23" calcext:value-type="float">
            <text:p>23</text:p>
          </table:table-cell>
          <table:table-cell table:formula="of:=IF([.EL23]=&quot;&quot;;&quot;&quot;;(SMALL([.$EJ23:.$EN23];[.DZ23])))" office:value-type="float" office:value="33" calcext:value-type="float">
            <text:p>33</text:p>
          </table:table-cell>
          <table:table-cell table:style-name="ce1" table:formula="of:=IF([.EM23]=&quot;&quot;;&quot;&quot;;(SMALL([.$EJ23:.$EN23];[.EA23])))">
            <text:p/>
          </table:table-cell>
          <table:table-cell table:style-name="ce1" table:formula="of:=IF([.EN23]=&quot;&quot;;&quot;&quot;;(SMALL([.$EJ23:.$EN23];[.EB23])))">
            <text:p/>
          </table:table-cell>
          <table:table-cell table:formula="of:=IF([.EQ23]=&quot;&quot;;&quot;&quot;;CONCATENATE(&quot;symbols/types/only_color_exact/&quot;;[.EQ23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R23]=&quot;&quot;;&quot;&quot;;CONCATENATE(&quot;symbols/types/only_color_exact/&quot;;[.ER23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23]=&quot;&quot;;&quot;&quot;;CONCATENATE(&quot;symbols/types/only_color_exact/&quot;;[.ES23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23]=&quot;&quot;;&quot;&quot;;CONCATENATE(&quot;symbols/types/only_color_exact/&quot;;[.ET23];&quot;.png&quot;))">
            <text:p/>
          </table:table-cell>
          <table:table-cell table:formula="of:=IF([.EU23]=&quot;&quot;;&quot;&quot;;CONCATENATE(&quot;symbols/types/only_color_exact/&quot;;[.EU23];&quot;.png&quot;))">
            <text:p/>
          </table:table-cell>
          <table:table-cell table:formula="of:=IF([.EV23]=&quot;&quot;;&quot;&quot;;CONCATENATE(&quot;symbols/types/vanilla/&quot;;[.EV23];&quot;.png&quot;))" office:value-type="string" office:string-value="symbols/types/vanilla/13.png" calcext:value-type="string">
            <text:p>symbols/types/vanilla/13.png</text:p>
          </table:table-cell>
          <table:table-cell table:number-columns-repeated="4"/>
          <table:table-cell table:formula="of:=CONCATENATE(&quot;Symbols/Types/Weaknesses/&quot;; [.E23]; &quot;.png&quot;)" office:value-type="string" office:string-value="Symbols/Types/Weaknesses/Flying.png" calcext:value-type="string">
            <text:p>Symbols/Types/Weaknesses/Flying.png</text:p>
          </table:table-cell>
          <table:table-cell table:formula="of:=CONCATENATE(&quot;Symbols/Pokemon/&quot;;[.A23];&quot;.png&quot;)" office:value-type="string" office:string-value="Symbols/Pokemon/Doduo.png" calcext:value-type="string">
            <text:p>Symbols/Pokemon/Doduo.png</text:p>
          </table:table-cell>
          <table:table-cell table:formula="of:=CONCATENATE(&quot;Symbols/Pokemon/&quot;;[.B23];&quot;.png&quot;)" office:value-type="string" office:string-value="Symbols/Pokemon/Dodrio.png" calcext:value-type="string">
            <text:p>Symbols/Pokemon/Dodrio.png</text:p>
          </table:table-cell>
          <table:table-cell table:formula="of:=CONCATENATE(&quot;Symbols/Pokemon/&quot;;[.C23];&quot;.png&quot;)" office:value-type="string" office:string-value="Symbols/Pokemon/.png" calcext:value-type="string">
            <text:p>Symbols/Pokemon/.png</text:p>
          </table:table-cell>
          <table:table-cell table:formula="of:=IF([.H23]=&quot;&quot;;0;1)+IF([.I23]=&quot;&quot;;0;1) +IF([.J23]=&quot;&quot;;0;1)+ IF([.K23] = &quot;&quot;;0;1)" office:value-type="float" office:value="1" calcext:value-type="float">
            <text:p>1</text:p>
          </table:table-cell>
          <table:table-cell table:formula="of:=IF([.L23]=&quot;&quot;;0;1)+IF([.M23]=&quot;&quot;;0;1) +IF([.N23]=&quot;&quot;;0;1)+ IF([.O23] = &quot;&quot;;0;1)" office:value-type="float" office:value="2" calcext:value-type="float">
            <text:p>2</text:p>
          </table:table-cell>
          <table:table-cell table:formula="of:=IF([.P23]=&quot;&quot;;0;1)+IF([.Q23]=&quot;&quot;;0;1) +IF([.R23]=&quot;&quot;;0;1)+ IF([.S23] = &quot;&quot;;0;1)" office:value-type="float" office:value="0" calcext:value-type="float">
            <text:p>0</text:p>
          </table:table-cell>
          <table:table-cell table:formula="of:=CONCATENATE(&quot;Symbols/Dice/dice_&quot;;[.H23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I2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2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2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23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M23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N2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2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2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2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2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23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23])" office:value-type="string" office:string-value="Speed: 5" calcext:value-type="string">
            <text:p>Speed: 5</text:p>
          </table:table-cell>
          <table:table-cell/>
          <table:table-cell table:formula="of:=MATCH([.AJ23]; [.$GV$1:.$GV$1048576];0)" office:value-type="float" office:value="58" calcext:value-type="float">
            <text:p>58</text:p>
          </table:table-cell>
          <table:table-cell table:formula="of:=MATCH([.AK23]; [.$GV$1:.$GV$1048576];0)" office:value-type="float" office:value="81" calcext:value-type="float">
            <text:p>81</text:p>
          </table:table-cell>
          <table:table-cell table:formula="of:=MATCH([.AL23]; [.$GV$1:.$GV$1048576];0)" office:value-type="float" office:value="90" calcext:value-type="float">
            <text:p>90</text:p>
          </table:table-cell>
          <table:table-cell table:style-name="ce1" table:formula="of:=INDIRECT(&quot;HC&quot;&amp;[.GG23])">
            <text:p/>
          </table:table-cell>
          <table:table-cell table:style-name="ce1" table:formula="of:=INDIRECT(&quot;HC&quot;&amp;[.GH23])" office:value-type="string" office:string-value="Affects: (half). " calcext:value-type="string">
            <text:p>Affects: (half). </text:p>
          </table:table-cell>
          <table:table-cell table:style-name="ce1" table:formula="of:=INDIRECT(&quot;HC&quot;&amp;[.GI23])" office:value-type="string" office:string-value="Can only be used when having 3 or more unused movements." calcext:value-type="string">
            <text:p>Can only be used when having 3 or more unused movements.</text:p>
          </table:table-cell>
          <table:table-cell table:style-name="ce1" table:formula="of:=INDIRECT(&quot;GW&quot;&amp;[.GG23])" office:value-type="float" office:value="0" calcext:value-type="float">
            <text:p>0</text:p>
          </table:table-cell>
          <table:table-cell table:style-name="ce1" table:formula="of:=INDIRECT(&quot;GW&quot;&amp;[.GH23])" office:value-type="float" office:value="1" calcext:value-type="float">
            <text:p>1</text:p>
          </table:table-cell>
          <table:table-cell table:style-name="ce1" table:formula="of:=INDIRECT(&quot;GW&quot;&amp;[.GI23])" office:value-type="float" office:value="0" calcext:value-type="float">
            <text:p>0</text:p>
          </table:table-cell>
          <table:table-cell table:style-name="ce1" table:formula="of:=INDIRECT(&quot;HE&quot;&amp;[.GG23])" office:value-type="string" office:string-value="Damage: (Flying)(Flying)" calcext:value-type="string">
            <text:p>Damage: (Flying)(Flying)</text:p>
          </table:table-cell>
          <table:table-cell table:style-name="ce1" table:formula="of:=INDIRECT(&quot;HE&quot;&amp;[.GH23])" office:value-type="string" office:string-value="Damage: (normal)(normal)" calcext:value-type="string">
            <text:p>Damage: (normal)(normal)</text:p>
          </table:table-cell>
          <table:table-cell table:style-name="ce1" table:formula="of:=INDIRECT(&quot;HE&quot;&amp;[.GI23])" office:value-type="string" office:string-value="Damage: (Normal)(Normal)(Normal)" calcext:value-type="string">
            <text:p>Damage: (Normal)(Normal)(Normal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Razor Lea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7" table:formula="of:=CONCATENATE([.HH23]; [.HB23])">
            <text:p/>
          </table:table-cell>
          <table:table-cell table:style-name="ce6" table:formula="of:=CONCATENATE(&quot;(&quot;;[.GY23];&quot;)&quot;)" office:value-type="string" office:string-value="(Grass)" calcext:value-type="string">
            <text:p>(Grass)</text:p>
          </table:table-cell>
          <table:table-cell table:style-name="ce6" table:formula="of:=CONCATENATE(&quot;Damage: &quot;;IF([.GX23]&gt;=1;[.HD23];&quot;&quot;);IF([.GX23]&gt;=2;[.HD23];&quot;&quot;);IF([.GX23]&gt;=3;[.HD23];&quot;&quot;);IF([.GX23]&gt;=4;[.HD23];&quot;&quot;);IF([.GX23]&gt;=5;[.HD23];&quot;&quot;);IF([.HI23]=1;CONCATENATE(&quot;(&quot;;[.GY23];&quot;_x)&quot;);&quot;&quot;))" office:value-type="string" office:string-value="Damage: (Grass)" calcext:value-type="string">
            <text:p>Damage: (Grass)</text:p>
          </table:table-cell>
          <table:table-cell table:style-name="ce6"/>
          <table:table-cell table:style-name="ce6" table:formula="of:=CONCATENATE(IF([.HA23]&lt;&gt;&quot;all hostile Pok&amp;eacute;mon&quot;;&quot;(&quot;;&quot;&quot;);[.HA23];IF([.HA23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23] &lt;&gt; &quot;&quot;; CONCATENATE(&quot;Affects: &quot;; [.HG23]; &quot;. &quot;);&quot;&quot;)">
            <text:p/>
          </table:table-cell>
          <table:table-cell table:style-name="ce6"/>
          <table:table-cell table:style-name="ce6" table:formula="of:=CONCATENATE([.GV23]; IF([.GW23]=1;&quot; (cc)&quot;;&quot;&quot;))" office:value-type="string" office:string-value="Razor Leaf" calcext:value-type="string">
            <text:p>Razor Leaf</text:p>
          </table:table-cell>
          <table:table-cell table:style-name="ce6" table:formula="of:=CONCATENATE(&quot;Symbols/attack_imgs/&quot;;[.GV23];&quot;.png&quot;)" office:value-type="string" office:string-value="Symbols/attack_imgs/Razor Leaf.png" calcext:value-type="string">
            <text:p>Symbols/attack_imgs/Razor Leaf.png</text:p>
          </table:table-cell>
          <table:table-cell table:style-name="ce6" table:formula="of:=CONCATENATE(&quot;TM &quot;; [.GU23]-3; &quot; (&quot;;[.GY23]; &quot;_t) &amp;nbsp &quot;; [.GV23];  IF([.GW23]=1;&quot; (cc)&quot;;&quot;&quot;))" office:value-type="string" office:string-value="TM 19 (Grass_t) &amp;nbsp Razor Leaf" calcext:value-type="string">
            <text:p>TM 19 (Grass_t) &amp;nbsp Razor Leaf</text:p>
          </table:table-cell>
          <table:table-cell table:style-name="ce6" table:formula="of:=CONCATENATE([.HH23];[.HB23])">
            <text:p/>
          </table:table-cell>
          <table:table-cell/>
          <table:table-cell table:formula="of:=IF([.GZ23]=&quot;none&quot;;&quot;&quot;;[.GZ23])" office:value-type="float" office:value="5" calcext:value-type="float">
            <text:p>5</text:p>
          </table:table-cell>
          <table:table-cell table:number-columns-repeated="2"/>
          <table:table-cell table:formula="of:=IF(INDIRECT(&quot;GZ&quot;&amp;[.GG23])=&quot;none&quot;;&quot;&quot;;INDIRECT(&quot;GZ&quot;&amp;[.GG23]))" office:value-type="float" office:value="1" calcext:value-type="float">
            <text:p>1</text:p>
          </table:table-cell>
          <table:table-cell table:formula="of:=IF(INDIRECT(&quot;GZ&quot;&amp;[.GH23])=&quot;none&quot;;&quot;&quot;;INDIRECT(&quot;GZ&quot;&amp;[.GH23]))" office:value-type="float" office:value="3" calcext:value-type="float">
            <text:p>3</text:p>
          </table:table-cell>
          <table:table-cell table:formula="of:=IF(INDIRECT(&quot;GZ&quot;&amp;[.GI23])=&quot;none&quot;;&quot;&quot;;INDIRECT(&quot;GZ&quot;&amp;[.GI23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IP23]=1;&quot;H&quot;;&quot;&quot;)">
            <text:p/>
          </table:table-cell>
          <table:table-cell table:formula="of:=IF([.IQ23]=1;&quot;H&quot;;&quot;&quot;)" office:value-type="string" office:string-value="H" calcext:value-type="string">
            <text:p>H</text:p>
          </table:table-cell>
          <table:table-cell table:formula="of:=IF([.IR23]=1;&quot;H&quot;;&quot;&quot;)">
            <text:p/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Nidoran (Female)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Moon_ston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Rivalry</text:p>
          </table:table-cell>
          <table:table-cell office:value-type="string" calcext:value-type="string">
            <text:p>When attacked by (grass) or (rock) Pok&amp;eacute;mon, reduce one less (health).</text:p>
          </table:table-cell>
          <table:table-cell office:value-type="string" calcext:value-type="string">
            <text:p>Grass</text:p>
          </table:table-cell>
          <table:table-cell table:number-columns-repeated="3"/>
          <table:table-cell table:number-columns-repeated="2" office:value-type="string" calcext:value-type="string">
            <text:p>Grass</text:p>
          </table:table-cell>
          <table:table-cell table:number-columns-repeated="2"/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Rock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24:.AE24];&quot;&gt;1&quot;)-COUNTIF([.T24:.AE24];&quot;&gt;2&quot;)-COUNTIF([.T24:.AE24];&quot;&gt;3&quot;)-COUNTIF([.T24:.AE24];&quot;&gt;4&quot;)-COUNTIF([.T24:.AE24];&quot;&gt;5&quot;)-COUNTIF([.T24:.AE24];&quot;&gt;6&quot;)-COUNTIF([.T24:.AE24];&quot;&gt;7&quot;)-COUNTIF([.T24:.AE24];&quot;&gt;8&quot;)" office:value-type="float" office:value="10" calcext:value-type="float">
            <text:p>10</text:p>
          </table:table-cell>
          <table:table-cell table:formula="of:=SUM([.T24:.AE24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ison Sting</text:p>
          </table:table-cell>
          <table:table-cell office:value-type="string" calcext:value-type="string">
            <text:p>Mega Horn</text:p>
          </table:table-cell>
          <table:table-cell office:value-type="string" calcext:value-type="string">
            <text:p>Double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hunder Shock</text:p>
          </table:table-cell>
          <table:table-cell table:style-name="ce59" table:formula="of:=ROUND([.AG24]+(12-[.AF24])-[.BA24]/2+[.BF24]+[.BG24]-[.BT24]+[.AZ24]*2/3+[.BC24]-[.AX24];1)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ycling Road</text:p>
          </table:table-cell>
          <table:table-cell table:style-name="ce1" table:formula="of:=IF([.AW24]=&quot;Starter&quot;; 0;IF([.AW24]=&quot;Route 1&quot;;0; IF([.AW24]=&quot;Viridian Forest&quot;;0;IF([.AW24]=&quot;Cycling Road&quot;;0;0.7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D24]=&quot;&quot;;IF([.I24]&lt;&gt;&quot;&quot;;0;IF([.M24]&lt;&gt;&quot;&quot;;[.AH24]-1;[.AI24]-1));IF([.M24]&lt;&gt;&quot;&quot;;0;IF([.Q24]&lt;&gt;&quot;&quot;;[.AH24]-1)))" office:value-type="float" office:value="0" calcext:value-type="float">
            <text:p>0</text:p>
          </table:table-cell>
          <table:table-cell/>
          <table:table-cell table:formula="of:=IF([.AM24]=1;0;IF([.AM24]=2;1;IF([.AM24]=3;1.7;IF([.AM24]=4;2.2;IF([.AM24]=5;2.55;IF([.AM24]=6;2.8;IF([.AM24]=7;3)))))))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formula="of:=[.BD24] *(2 -[.BE24])/2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24])" office:value-type="string" office:string-value="Poison Sting" calcext:value-type="string">
            <text:p>Poison Sting</text:p>
          </table:table-cell>
          <table:table-cell table:style-name="ce1" table:formula="of:=INDIRECT(&quot;HJ&quot;&amp;[.GH24])" office:value-type="string" office:string-value="Mega Horn (cc)" calcext:value-type="string">
            <text:p>Mega Horn (cc)</text:p>
          </table:table-cell>
          <table:table-cell table:style-name="ce1" table:formula="of:=INDIRECT(&quot;HJ&quot;&amp;[.GI24])" office:value-type="string" office:string-value="Double Kick" calcext:value-type="string">
            <text:p>Double Kick</text:p>
          </table:table-cell>
          <table:table-cell/>
          <table:table-cell table:style-name="ce1" table:formula="of:=IF([.BQ24]&gt;=1; 0;IF([.BR24]&gt;=1;[.AH24]-1;IF([.BS24]&gt;=1;[.AI24]-1;11)))" office:value-type="float" office:value="0" calcext:value-type="float">
            <text:p>0</text:p>
          </table:table-cell>
          <table:table-cell table:formula="of:=IF([.BQ24]&gt;=2; 0;IF([.BR24]&gt;=2;[.AH24]-1;IF([.BS24]&gt;=2;[.AI24]-1;11)))" office:value-type="float" office:value="2" calcext:value-type="float">
            <text:p>2</text:p>
          </table:table-cell>
          <table:table-cell table:formula="of:=IF([.BQ24]&gt;=3; 0;IF([.BR24]&gt;=3;[.AH24]-1;IF([.BS24]&gt;=3;[.AI24]-1;11)))" office:value-type="float" office:value="-1" calcext:value-type="float">
            <text:p>-1</text:p>
          </table:table-cell>
          <table:table-cell table:formula="of:=IF([.BQ24]&gt;=4; 0;IF([.BR24]&gt;=4;[.AH24]-1;IF([.BS24]&gt;=4;[.AI24]-1;11)))" office:value-type="float" office:value="11" calcext:value-type="float">
            <text:p>11</text:p>
          </table:table-cell>
          <table:table-cell table:formula="of:= 4- COUNTBLANK([.H24:.K24])" office:value-type="float" office:value="1" calcext:value-type="float">
            <text:p>1</text:p>
          </table:table-cell>
          <table:table-cell table:formula="of:= MAX([.BQ24];4 -COUNTBLANK([.L24:.O24]))" office:value-type="float" office:value="2" calcext:value-type="float">
            <text:p>2</text:p>
          </table:table-cell>
          <table:table-cell table:formula="of:=MAX([.BR24];4-COUNTBLANK([.P24:.S24]))" office:value-type="float" office:value="3" calcext:value-type="float">
            <text:p>3</text:p>
          </table:table-cell>
          <table:table-cell table:formula="of:=IF([.D24]&lt;&gt;&quot;&quot;;4;SUM([.BM24:.BP24])/7)" office:value-type="float" office:value="4" calcext:value-type="float">
            <text:p>4</text:p>
          </table:table-cell>
          <table:table-cell table:number-columns-repeated="16"/>
          <table:table-cell table:formula="of:=IF([.A24]=&quot;&quot;;0;1)+IF([.B24]=&quot;&quot;;0;1)+IF([.C24]=&quot;&quot;;0;1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IF([.D24]=&quot;&quot;;&quot;&quot;;CONCATENATE(&quot;Symbols/Other/&quot;;[.D24];&quot;.png&quot;))" office:value-type="string" office:string-value="Symbols/Other/Moon_stone.png" calcext:value-type="string">
            <text:p>Symbols/Other/Moon_stone.png</text:p>
          </table:table-cell>
          <table:table-cell table:formula="of:=LEN([.A24])" office:value-type="float" office:value="16" calcext:value-type="float">
            <text:p>16</text:p>
          </table:table-cell>
          <table:table-cell table:formula="of:=LEN([.B24])" office:value-type="float" office:value="8" calcext:value-type="float">
            <text:p>8</text:p>
          </table:table-cell>
          <table:table-cell table:formula="of:=LEN([.C24])" office:value-type="float" office:value="9" calcext:value-type="float">
            <text:p>9</text:p>
          </table:table-cell>
          <table:table-cell table:formula="of:=CONCATENATE(IF([.FO24]&gt;0; CONCATENATE([.A24];&quot; (die_&quot;; [.H24]);&quot;&quot;); IF([.FO24]&gt;1; CONCATENATE(&quot;_&quot;;[.I24]);&quot;&quot;);IF([.FO24]&gt;2; CONCATENATE(&quot;_&quot;;[.J24]);&quot;&quot;);IF([.FO24]&gt;3; CONCATENATE(&quot;_&quot;;[.K24]);&quot;&quot;);IF([.FO24]&gt;0;&quot;)&quot;;[.A24]))" office:value-type="string" office:string-value="Nidoran (Female) (die_Grass)" calcext:value-type="string">
            <text:p>Nidoran (Female) (die_Grass)</text:p>
          </table:table-cell>
          <table:table-cell table:formula="of:=CONCATENATE(IF([.FP24]&gt;0; CONCATENATE([.B24];&quot; (die_&quot;; [.L24]);&quot;&quot;); IF([.FP24]&gt;1; CONCATENATE(&quot;_&quot;;[.M24]);&quot;&quot;);IF([.FP24]&gt;2; CONCATENATE(&quot;_&quot;;[.N24]);&quot;&quot;);IF([.FP24]&gt;3; CONCATENATE(&quot;_&quot;;[.O24]);&quot;&quot;);IF([.FP24]&gt;0;&quot;)&quot;;&quot;&quot;))" office:value-type="string" office:string-value="Nidorina (die_Grass_Grass)" calcext:value-type="string">
            <text:p>Nidorina (die_Grass_Grass)</text:p>
          </table:table-cell>
          <table:table-cell table:formula="of:=CONCATENATE(IF([.FQ24]&gt;0; CONCATENATE([.C24];&quot; (die_&quot;; [.P24]);&quot;&quot;); IF([.FQ24]&gt;1; CONCATENATE(&quot;_&quot;;[.Q24]);&quot;&quot;);IF([.FQ24]&gt;2; CONCATENATE(&quot;_&quot;;[.R24]);&quot;&quot;);IF([.FQ24]&gt;3; CONCATENATE(&quot;_&quot;;[.S24]);&quot;&quot;);IF([.FQ24]&gt;0;&quot;)&quot;;&quot;&quot;))" office:value-type="string" office:string-value="Nidoqueen (die_Grass_Grass_Rock)" calcext:value-type="string">
            <text:p>Nidoqueen (die_Grass_Grass_Rock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24] = &quot;&quot;; &quot;&quot;;MATCH([.AN24];[.$GV$2:.$GV$100];0)-3)" office:value-type="float" office:value="33" calcext:value-type="float">
            <text:p>33</text:p>
          </table:table-cell>
          <table:table-cell table:formula="of:=IF([.AO24] = &quot;&quot;; &quot;&quot;;MATCH([.AO24];[.$GV$2:.$GV$100];0)-3)" office:value-type="float" office:value="1" calcext:value-type="float">
            <text:p>1</text:p>
          </table:table-cell>
          <table:table-cell table:formula="of:=IF([.AP24] = &quot;&quot;; &quot;&quot;;MATCH([.AP24];[.$GV$2:.$GV$100];0)-3)" office:value-type="float" office:value="17" calcext:value-type="float">
            <text:p>17</text:p>
          </table:table-cell>
          <table:table-cell table:formula="of:=IF([.AQ24] = &quot;&quot;; &quot;&quot;;MATCH([.AQ24];[.$GV$2:.$GV$100];0)-3)" office:value-type="float" office:value="2" calcext:value-type="float">
            <text:p>2</text:p>
          </table:table-cell>
          <table:table-cell table:formula="of:=IF([.AR24] = &quot;&quot;; &quot;&quot;;MATCH([.AR24];[.$GV$2:.$GV$100];0)-3)" office:value-type="float" office:value="24" calcext:value-type="float">
            <text:p>24</text:p>
          </table:table-cell>
          <table:table-cell table:number-columns-repeated="2"/>
          <table:table-cell table:style-name="ce1" table:formula="of:=IFERROR(IF(OR(INDIRECT(&quot;$GX&quot; &amp; [.EV24]+4 )&gt;0;INDIRECT(&quot;$HI&quot; &amp; [.EV24]+4 )&gt;0);INDIRECT(&quot;$GY&quot; &amp; [.EV24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24]+4 )&gt;0;INDIRECT(&quot;$HI&quot; &amp; [.EW24]+4 )&gt;0);INDIRECT(&quot;$GY&quot; &amp; [.EW24]+4);&quot;&quot;);&quot;&quot;)">
            <text:p/>
          </table:table-cell>
          <table:table-cell table:style-name="ce1" table:formula="of:=IFERROR(IF(OR(INDIRECT(&quot;$GX&quot; &amp; [.EX24]+4 )&gt;0;INDIRECT(&quot;$HI&quot; &amp; [.EX24]+4 )&gt;0);INDIRECT(&quot;$GY&quot; &amp; [.EX24]+4);&quot;&quot;);&quot;&quot;)" office:value-type="string" office:string-value="Water" calcext:value-type="string">
            <text:p>Water</text:p>
          </table:table-cell>
          <table:table-cell table:style-name="ce1" table:formula="of:=IFERROR(IF(OR(INDIRECT(&quot;$GX&quot; &amp; [.EY24]+4 )&gt;0;INDIRECT(&quot;$HI&quot; &amp; [.EY24]+4 )&gt;0);INDIRECT(&quot;$GY&quot; &amp; [.EY24]+4);&quot;&quot;);&quot;&quot;)" office:value-type="string" office:string-value="Electric" calcext:value-type="string">
            <text:p>Electric</text:p>
          </table:table-cell>
          <table:table-cell table:style-name="ce1" table:formula="of:=IFERROR(IF(OR(INDIRECT(&quot;$GX&quot; &amp; [.EZ24]+4 )&gt;0;INDIRECT(&quot;$HI&quot; &amp; [.EZ24]+4 )&gt;0);INDIRECT(&quot;$GY&quot; &amp; [.EZ24]+4);&quot;&quot;);&quot;&quot;)" office:value-type="string" office:string-value="Normal" calcext:value-type="string">
            <text:p>Normal</text:p>
          </table:table-cell>
          <table:table-cell table:formula="of:=IF([.EJ24]=&quot;&quot;;&quot;&quot;;(SMALL([.$EJ24:.$EN24];[.DX24])))" office:value-type="float" office:value="1" calcext:value-type="float">
            <text:p>1</text:p>
          </table:table-cell>
          <table:table-cell table:formula="of:=IF([.EK24]=&quot;&quot;;&quot;&quot;;(SMALL([.$EJ24:.$EN24];[.DY24])))" office:value-type="float" office:value="2" calcext:value-type="float">
            <text:p>2</text:p>
          </table:table-cell>
          <table:table-cell table:formula="of:=IF([.EL24]=&quot;&quot;;&quot;&quot;;(SMALL([.$EJ24:.$EN24];[.DZ24])))" office:value-type="float" office:value="17" calcext:value-type="float">
            <text:p>17</text:p>
          </table:table-cell>
          <table:table-cell table:style-name="ce1" table:formula="of:=IF([.EM24]=&quot;&quot;;&quot;&quot;;(SMALL([.$EJ24:.$EN24];[.EA24])))" office:value-type="float" office:value="24" calcext:value-type="float">
            <text:p>24</text:p>
          </table:table-cell>
          <table:table-cell table:style-name="ce1" table:formula="of:=IF([.EN24]=&quot;&quot;;&quot;&quot;;(SMALL([.$EJ24:.$EN24];[.EB24])))" office:value-type="float" office:value="33" calcext:value-type="float">
            <text:p>33</text:p>
          </table:table-cell>
          <table:table-cell table:formula="of:=IF([.EQ24]=&quot;&quot;;&quot;&quot;;CONCATENATE(&quot;symbols/types/only_color_exact/&quot;;[.EQ24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24]=&quot;&quot;;&quot;&quot;;CONCATENATE(&quot;symbols/types/only_color_exact/&quot;;[.ER24];&quot;.png&quot;))">
            <text:p/>
          </table:table-cell>
          <table:table-cell table:formula="of:=IF([.ES24]=&quot;&quot;;&quot;&quot;;CONCATENATE(&quot;symbols/types/only_color_exact/&quot;;[.ES24];&quot;.png&quot;))" office:value-type="string" office:string-value="symbols/types/only_color_exact/Water.png" calcext:value-type="string">
            <text:p>symbols/types/only_color_exact/Water.png</text:p>
          </table:table-cell>
          <table:table-cell table:formula="of:=IF([.ET24]=&quot;&quot;;&quot;&quot;;CONCATENATE(&quot;symbols/types/only_color_exact/&quot;;[.ET24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formula="of:=IF([.EU24]=&quot;&quot;;&quot;&quot;;CONCATENATE(&quot;symbols/types/only_color_exact/&quot;;[.EU24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V24]=&quot;&quot;;&quot;&quot;;CONCATENATE(&quot;symbols/types/vanilla/&quot;;[.EV24];&quot;.png&quot;))" office:value-type="string" office:string-value="symbols/types/vanilla/1.png" calcext:value-type="string">
            <text:p>symbols/types/vanilla/1.png</text:p>
          </table:table-cell>
          <table:table-cell table:number-columns-repeated="4"/>
          <table:table-cell table:formula="of:=CONCATENATE(&quot;Symbols/Types/Weaknesses/&quot;; [.E24]; &quot;.png&quot;)" office:value-type="string" office:string-value="Symbols/Types/Weaknesses/Grass.png" calcext:value-type="string">
            <text:p>Symbols/Types/Weaknesses/Grass.png</text:p>
          </table:table-cell>
          <table:table-cell table:formula="of:=CONCATENATE(&quot;Symbols/Pokemon/&quot;;[.A24];&quot;.png&quot;)" office:value-type="string" office:string-value="Symbols/Pokemon/Nidoran (Female).png" calcext:value-type="string">
            <text:p>Symbols/Pokemon/Nidoran (Female).png</text:p>
          </table:table-cell>
          <table:table-cell table:formula="of:=CONCATENATE(&quot;Symbols/Pokemon/&quot;;[.B24];&quot;.png&quot;)" office:value-type="string" office:string-value="Symbols/Pokemon/Nidorina.png" calcext:value-type="string">
            <text:p>Symbols/Pokemon/Nidorina.png</text:p>
          </table:table-cell>
          <table:table-cell table:formula="of:=CONCATENATE(&quot;Symbols/Pokemon/&quot;;[.C24];&quot;.png&quot;)" office:value-type="string" office:string-value="Symbols/Pokemon/Nidoqueen.png" calcext:value-type="string">
            <text:p>Symbols/Pokemon/Nidoqueen.png</text:p>
          </table:table-cell>
          <table:table-cell table:formula="of:=IF([.H24]=&quot;&quot;;0;1)+IF([.I24]=&quot;&quot;;0;1) +IF([.J24]=&quot;&quot;;0;1)+ IF([.K24] = &quot;&quot;;0;1)" office:value-type="float" office:value="1" calcext:value-type="float">
            <text:p>1</text:p>
          </table:table-cell>
          <table:table-cell table:formula="of:=IF([.L24]=&quot;&quot;;0;1)+IF([.M24]=&quot;&quot;;0;1) +IF([.N24]=&quot;&quot;;0;1)+ IF([.O24] = &quot;&quot;;0;1)" office:value-type="float" office:value="2" calcext:value-type="float">
            <text:p>2</text:p>
          </table:table-cell>
          <table:table-cell table:formula="of:=IF([.P24]=&quot;&quot;;0;1)+IF([.Q24]=&quot;&quot;;0;1) +IF([.R24]=&quot;&quot;;0;1)+ IF([.S24] = &quot;&quot;;0;1)" office:value-type="float" office:value="3" calcext:value-type="float">
            <text:p>3</text:p>
          </table:table-cell>
          <table:table-cell table:formula="of:=CONCATENATE(&quot;Symbols/Dice/dice_&quot;;[.H24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I2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2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2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24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M24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N2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2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24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Q24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R24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S24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24])" office:value-type="string" office:string-value="Speed: 2" calcext:value-type="string">
            <text:p>Speed: 2</text:p>
          </table:table-cell>
          <table:table-cell/>
          <table:table-cell table:formula="of:=MATCH([.AJ24]; [.$GV$1:.$GV$1048576];0)" office:value-type="float" office:value="14" calcext:value-type="float">
            <text:p>14</text:p>
          </table:table-cell>
          <table:table-cell table:formula="of:=MATCH([.AK24]; [.$GV$1:.$GV$1048576];0)" office:value-type="float" office:value="46" calcext:value-type="float">
            <text:p>46</text:p>
          </table:table-cell>
          <table:table-cell table:formula="of:=MATCH([.AL24]; [.$GV$1:.$GV$1048576];0)" office:value-type="float" office:value="60" calcext:value-type="float">
            <text:p>60</text:p>
          </table:table-cell>
          <table:table-cell table:style-name="ce1" table:formula="of:=INDIRECT(&quot;HC&quot;&amp;[.GG24])" office:value-type="string" office:string-value="Target becomes &lt;b&gt;Poisoned&lt;/b&gt;.  (Take an additional (normal) from attacks)" calcext:value-type="string">
            <text:p>Target becomes &lt;b&gt;Poisoned&lt;/b&gt;. <text:s/>(Take an additional (normal) from attacks)</text:p>
          </table:table-cell>
          <table:table-cell table:style-name="ce1" table:formula="of:=INDIRECT(&quot;HC&quot;&amp;[.GH24])">
            <text:p/>
          </table:table-cell>
          <table:table-cell table:style-name="ce1" table:formula="of:=INDIRECT(&quot;HC&quot;&amp;[.GI24])" office:value-type="string" office:string-value="Make the attack twice." calcext:value-type="string">
            <text:p>Make the attack twice.</text:p>
          </table:table-cell>
          <table:table-cell table:style-name="ce1" table:formula="of:=INDIRECT(&quot;GW&quot;&amp;[.GG24])" office:value-type="float" office:value="0" calcext:value-type="float">
            <text:p>0</text:p>
          </table:table-cell>
          <table:table-cell table:style-name="ce1" table:formula="of:=INDIRECT(&quot;GW&quot;&amp;[.GH24])" office:value-type="float" office:value="1" calcext:value-type="float">
            <text:p>1</text:p>
          </table:table-cell>
          <table:table-cell table:style-name="ce1" table:formula="of:=INDIRECT(&quot;GW&quot;&amp;[.GI24])" office:value-type="float" office:value="0" calcext:value-type="float">
            <text:p>0</text:p>
          </table:table-cell>
          <table:table-cell table:style-name="ce1" table:formula="of:=INDIRECT(&quot;HE&quot;&amp;[.GG24])" office:value-type="string" office:string-value="Damage: " calcext:value-type="string">
            <text:p>Damage: </text:p>
          </table:table-cell>
          <table:table-cell table:style-name="ce1" table:formula="of:=INDIRECT(&quot;HE&quot;&amp;[.GH24])" office:value-type="string" office:string-value="Damage: (Grass)(Grass)(Grass)" calcext:value-type="string">
            <text:p>Damage: (Grass)(Grass)(Grass)</text:p>
          </table:table-cell>
          <table:table-cell table:style-name="ce1" table:formula="of:=INDIRECT(&quot;HE&quot;&amp;[.GI24])" office:value-type="string" office:string-value="Damage: (Rock)" calcext:value-type="string">
            <text:p>Damage: (Rock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ollout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ock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Before attacking, put a (+1) on the card. Deal a (rock) for every (+1) collected.</text:p>
          </table:table-cell>
          <table:table-cell table:style-name="ce7" table:formula="of:=CONCATENATE([.HH24]; [.HB24])" office:value-type="string" office:string-value="Before attacking, put a (+1) on the card. Deal a (rock) for every (+1) collected." calcext:value-type="string">
            <text:p>Before attacking, put a (+1) on the card. Deal a (rock) for every (+1) collected.</text:p>
          </table:table-cell>
          <table:table-cell table:style-name="ce6" table:formula="of:=CONCATENATE(&quot;(&quot;;[.GY24];&quot;)&quot;)" office:value-type="string" office:string-value="(Rock)" calcext:value-type="string">
            <text:p>(Rock)</text:p>
          </table:table-cell>
          <table:table-cell table:style-name="ce6" table:formula="of:=CONCATENATE(&quot;Damage: &quot;;IF([.GX24]&gt;=1;[.HD24];&quot;&quot;);IF([.GX24]&gt;=2;[.HD24];&quot;&quot;);IF([.GX24]&gt;=3;[.HD24];&quot;&quot;);IF([.GX24]&gt;=4;[.HD24];&quot;&quot;);IF([.GX24]&gt;=5;[.HD24];&quot;&quot;);IF([.HI24]=1;CONCATENATE(&quot;(&quot;;[.GY24];&quot;_x)&quot;);&quot;&quot;))" office:value-type="string" office:string-value="Damage: (Rock_x)" calcext:value-type="string">
            <text:p>Damage: (Rock_x)</text:p>
          </table:table-cell>
          <table:table-cell table:style-name="ce6"/>
          <table:table-cell table:style-name="ce6" table:formula="of:=CONCATENATE(IF([.HA24]&lt;&gt;&quot;all hostile Pok&amp;eacute;mon&quot;;&quot;(&quot;;&quot;&quot;);[.HA24];IF([.HA24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24] &lt;&gt; &quot;&quot;; CONCATENATE(&quot;Affects: &quot;; [.HG24]; &quot;. &quot;);&quot;&quot;)">
            <text:p/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CONCATENATE([.GV24]; IF([.GW24]=1;&quot; (cc)&quot;;&quot;&quot;))" office:value-type="string" office:string-value="Rollout" calcext:value-type="string">
            <text:p>Rollout</text:p>
          </table:table-cell>
          <table:table-cell table:style-name="ce6" table:formula="of:=CONCATENATE(&quot;Symbols/attack_imgs/&quot;;[.GV24];&quot;.png&quot;)" office:value-type="string" office:string-value="Symbols/attack_imgs/Rollout.png" calcext:value-type="string">
            <text:p>Symbols/attack_imgs/Rollout.png</text:p>
          </table:table-cell>
          <table:table-cell table:style-name="ce6" table:formula="of:=CONCATENATE(&quot;TM &quot;; [.GU24]-3; &quot; (&quot;;[.GY24]; &quot;_t) &amp;nbsp &quot;; [.GV24];  IF([.GW24]=1;&quot; (cc)&quot;;&quot;&quot;))" office:value-type="string" office:string-value="TM 20 (Rock_t) &amp;nbsp Rollout" calcext:value-type="string">
            <text:p>TM 20 (Rock_t) &amp;nbsp Rollout</text:p>
          </table:table-cell>
          <table:table-cell table:style-name="ce6" table:formula="of:=CONCATENATE([.HH24];[.HB24])" office:value-type="string" office:string-value="Before attacking, put a (+1) on the card. Deal a (rock) for every (+1) collected." calcext:value-type="string">
            <text:p>Before attacking, put a (+1) on the card. Deal a (rock) for every (+1) collected.</text:p>
          </table:table-cell>
          <table:table-cell/>
          <table:table-cell table:formula="of:=IF([.GZ24]=&quot;none&quot;;&quot;&quot;;[.GZ24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24])=&quot;none&quot;;&quot;&quot;;INDIRECT(&quot;GZ&quot;&amp;[.GG24]))" office:value-type="float" office:value="7" calcext:value-type="float">
            <text:p>7</text:p>
          </table:table-cell>
          <table:table-cell table:formula="of:=IF(INDIRECT(&quot;GZ&quot;&amp;[.GH24])=&quot;none&quot;;&quot;&quot;;INDIRECT(&quot;GZ&quot;&amp;[.GH24]))" office:value-type="float" office:value="1" calcext:value-type="float">
            <text:p>1</text:p>
          </table:table-cell>
          <table:table-cell table:formula="of:=IF(INDIRECT(&quot;GZ&quot;&amp;[.GI24])=&quot;none&quot;;&quot;&quot;;INDIRECT(&quot;GZ&quot;&amp;[.GI24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-4" calcext:value-type="float">
            <text:p>-4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IP24]=1;&quot;H&quot;;&quot;&quot;)" office:value-type="string" office:string-value="H" calcext:value-type="string">
            <text:p>H</text:p>
          </table:table-cell>
          <table:table-cell table:formula="of:=IF([.IQ24]=1;&quot;H&quot;;&quot;&quot;)" office:value-type="string" office:string-value="H" calcext:value-type="string">
            <text:p>H</text:p>
          </table:table-cell>
          <table:table-cell table:formula="of:=IF([.IR24]=1;&quot;H&quot;;&quot;&quot;)">
            <text:p/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Nidoran (Male)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Moon_ston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heer Force</text:p>
          </table:table-cell>
          <table:table-cell office:value-type="string" calcext:value-type="string">
            <text:p>May move each target 1 hex after attacking.</text:p>
          </table:table-cell>
          <table:table-cell office:value-type="string" calcext:value-type="string">
            <text:p>Grass</text:p>
          </table:table-cell>
          <table:table-cell table:number-columns-repeated="3"/>
          <table:table-cell table:number-columns-repeated="2" office:value-type="string" calcext:value-type="string">
            <text:p>Grass</text:p>
          </table:table-cell>
          <table:table-cell table:number-columns-repeated="2"/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Rock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25:.AE25];&quot;&gt;1&quot;)-COUNTIF([.T25:.AE25];&quot;&gt;2&quot;)-COUNTIF([.T25:.AE25];&quot;&gt;3&quot;)-COUNTIF([.T25:.AE25];&quot;&gt;4&quot;)-COUNTIF([.T25:.AE25];&quot;&gt;5&quot;)-COUNTIF([.T25:.AE25];&quot;&gt;6&quot;)-COUNTIF([.T25:.AE25];&quot;&gt;7&quot;)-COUNTIF([.T25:.AE25];&quot;&gt;8&quot;)" office:value-type="float" office:value="10" calcext:value-type="float">
            <text:p>10</text:p>
          </table:table-cell>
          <table:table-cell table:formula="of:=SUM([.T25:.AE25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ison Sting</text:p>
          </table:table-cell>
          <table:table-cell office:value-type="string" calcext:value-type="string">
            <text:p>Mega Horn</text:p>
          </table:table-cell>
          <table:table-cell office:value-type="string" calcext:value-type="string">
            <text:p>Earthqu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Seismic Toss</text:p>
          </table:table-cell>
          <table:table-cell table:style-name="ce59" table:formula="of:=ROUND([.AG25]+(12-[.AF25])-[.BA25]/2+[.BF25]+[.BG25]-[.BT25]+[.AZ25]*2/3+[.BC25]-[.AX25];1)" office:value-type="float" office:value="9.6" calcext:value-type="float">
            <text:p>9.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ycling Road</text:p>
          </table:table-cell>
          <table:table-cell table:style-name="ce1" table:formula="of:=IF([.AW25]=&quot;Starter&quot;; 0;IF([.AW25]=&quot;Route 1&quot;;0; IF([.AW25]=&quot;Viridian Forest&quot;;0;IF([.AW25]=&quot;Cycling Road&quot;;0;0.7)))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5]=&quot;&quot;;IF([.I25]&lt;&gt;&quot;&quot;;0;IF([.M25]&lt;&gt;&quot;&quot;;[.AH25]-1;[.AI25]-1));IF([.M25]&lt;&gt;&quot;&quot;;0;IF([.Q25]&lt;&gt;&quot;&quot;;[.AH25]-1)))" office:value-type="float" office:value="0" calcext:value-type="float">
            <text:p>0</text:p>
          </table:table-cell>
          <table:table-cell/>
          <table:table-cell table:formula="of:=IF([.AM25]=1;0;IF([.AM25]=2;1;IF([.AM25]=3;1.7;IF([.AM25]=4;2.2;IF([.AM25]=5;2.55;IF([.AM25]=6;2.8;IF([.AM25]=7;3))))))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BD25] *(2 -[.BE25])/2" office:value-type="float" office:value="0.75" calcext:value-type="float">
            <text:p>0.75</text:p>
          </table:table-cell>
          <table:table-cell office:value-type="float" office:value="-0.5" calcext:value-type="float">
            <text:p>-0.5</text:p>
          </table:table-cell>
          <table:table-cell/>
          <table:table-cell table:style-name="ce1" table:formula="of:=INDIRECT(&quot;HJ&quot;&amp;[.GG25])" office:value-type="string" office:string-value="Poison Sting" calcext:value-type="string">
            <text:p>Poison Sting</text:p>
          </table:table-cell>
          <table:table-cell table:style-name="ce1" table:formula="of:=INDIRECT(&quot;HJ&quot;&amp;[.GH25])" office:value-type="string" office:string-value="Mega Horn (cc)" calcext:value-type="string">
            <text:p>Mega Horn (cc)</text:p>
          </table:table-cell>
          <table:table-cell table:style-name="ce1" table:formula="of:=INDIRECT(&quot;HJ&quot;&amp;[.GI25])" office:value-type="string" office:string-value="Earthquake" calcext:value-type="string">
            <text:p>Earthquake</text:p>
          </table:table-cell>
          <table:table-cell/>
          <table:table-cell table:style-name="ce1" table:formula="of:=IF([.BQ25]&gt;=1; 0;IF([.BR25]&gt;=1;[.AH25]-1;IF([.BS25]&gt;=1;[.AI25]-1;11)))" office:value-type="float" office:value="0" calcext:value-type="float">
            <text:p>0</text:p>
          </table:table-cell>
          <table:table-cell table:formula="of:=IF([.BQ25]&gt;=2; 0;IF([.BR25]&gt;=2;[.AH25]-1;IF([.BS25]&gt;=2;[.AI25]-1;11)))" office:value-type="float" office:value="2" calcext:value-type="float">
            <text:p>2</text:p>
          </table:table-cell>
          <table:table-cell table:formula="of:=IF([.BQ25]&gt;=3; 0;IF([.BR25]&gt;=3;[.AH25]-1;IF([.BS25]&gt;=3;[.AI25]-1;11)))" office:value-type="float" office:value="-1" calcext:value-type="float">
            <text:p>-1</text:p>
          </table:table-cell>
          <table:table-cell table:formula="of:=IF([.BQ25]&gt;=4; 0;IF([.BR25]&gt;=4;[.AH25]-1;IF([.BS25]&gt;=4;[.AI25]-1;11)))" office:value-type="float" office:value="11" calcext:value-type="float">
            <text:p>11</text:p>
          </table:table-cell>
          <table:table-cell table:formula="of:= 4- COUNTBLANK([.H25:.K25])" office:value-type="float" office:value="1" calcext:value-type="float">
            <text:p>1</text:p>
          </table:table-cell>
          <table:table-cell table:formula="of:= MAX([.BQ25];4 -COUNTBLANK([.L25:.O25]))" office:value-type="float" office:value="2" calcext:value-type="float">
            <text:p>2</text:p>
          </table:table-cell>
          <table:table-cell table:formula="of:=MAX([.BR25];4-COUNTBLANK([.P25:.S25]))" office:value-type="float" office:value="3" calcext:value-type="float">
            <text:p>3</text:p>
          </table:table-cell>
          <table:table-cell table:formula="of:=IF([.D25]&lt;&gt;&quot;&quot;;4;SUM([.BM25:.BP25])/7)" office:value-type="float" office:value="4" calcext:value-type="float">
            <text:p>4</text:p>
          </table:table-cell>
          <table:table-cell table:number-columns-repeated="16"/>
          <table:table-cell table:formula="of:=IF([.A25]=&quot;&quot;;0;1)+IF([.B25]=&quot;&quot;;0;1)+IF([.C25]=&quot;&quot;;0;1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D25]=&quot;&quot;;&quot;&quot;;CONCATENATE(&quot;Symbols/Other/&quot;;[.D25];&quot;.png&quot;))" office:value-type="string" office:string-value="Symbols/Other/Moon_stone.png" calcext:value-type="string">
            <text:p>Symbols/Other/Moon_stone.png</text:p>
          </table:table-cell>
          <table:table-cell table:formula="of:=LEN([.A25])" office:value-type="float" office:value="14" calcext:value-type="float">
            <text:p>14</text:p>
          </table:table-cell>
          <table:table-cell table:formula="of:=LEN([.B25])" office:value-type="float" office:value="8" calcext:value-type="float">
            <text:p>8</text:p>
          </table:table-cell>
          <table:table-cell table:formula="of:=LEN([.C25])" office:value-type="float" office:value="8" calcext:value-type="float">
            <text:p>8</text:p>
          </table:table-cell>
          <table:table-cell table:formula="of:=CONCATENATE(IF([.FO25]&gt;0; CONCATENATE([.A25];&quot; (die_&quot;; [.H25]);&quot;&quot;); IF([.FO25]&gt;1; CONCATENATE(&quot;_&quot;;[.I25]);&quot;&quot;);IF([.FO25]&gt;2; CONCATENATE(&quot;_&quot;;[.J25]);&quot;&quot;);IF([.FO25]&gt;3; CONCATENATE(&quot;_&quot;;[.K25]);&quot;&quot;);IF([.FO25]&gt;0;&quot;)&quot;;[.A25]))" office:value-type="string" office:string-value="Nidoran (Male) (die_Grass)" calcext:value-type="string">
            <text:p>Nidoran (Male) (die_Grass)</text:p>
          </table:table-cell>
          <table:table-cell table:formula="of:=CONCATENATE(IF([.FP25]&gt;0; CONCATENATE([.B25];&quot; (die_&quot;; [.L25]);&quot;&quot;); IF([.FP25]&gt;1; CONCATENATE(&quot;_&quot;;[.M25]);&quot;&quot;);IF([.FP25]&gt;2; CONCATENATE(&quot;_&quot;;[.N25]);&quot;&quot;);IF([.FP25]&gt;3; CONCATENATE(&quot;_&quot;;[.O25]);&quot;&quot;);IF([.FP25]&gt;0;&quot;)&quot;;&quot;&quot;))" office:value-type="string" office:string-value="Nidorino (die_Grass_Grass)" calcext:value-type="string">
            <text:p>Nidorino (die_Grass_Grass)</text:p>
          </table:table-cell>
          <table:table-cell table:formula="of:=CONCATENATE(IF([.FQ25]&gt;0; CONCATENATE([.C25];&quot; (die_&quot;; [.P25]);&quot;&quot;); IF([.FQ25]&gt;1; CONCATENATE(&quot;_&quot;;[.Q25]);&quot;&quot;);IF([.FQ25]&gt;2; CONCATENATE(&quot;_&quot;;[.R25]);&quot;&quot;);IF([.FQ25]&gt;3; CONCATENATE(&quot;_&quot;;[.S25]);&quot;&quot;);IF([.FQ25]&gt;0;&quot;)&quot;;&quot;&quot;))" office:value-type="string" office:string-value="Nidoking (die_Grass_Grass_Rock)" calcext:value-type="string">
            <text:p>Nidoking (die_Grass_Grass_Rock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25] = &quot;&quot;; &quot;&quot;;MATCH([.AN25];[.$GV$2:.$GV$100];0)-3)" office:value-type="float" office:value="33" calcext:value-type="float">
            <text:p>33</text:p>
          </table:table-cell>
          <table:table-cell table:formula="of:=IF([.AO25] = &quot;&quot;; &quot;&quot;;MATCH([.AO25];[.$GV$2:.$GV$100];0)-3)" office:value-type="float" office:value="1" calcext:value-type="float">
            <text:p>1</text:p>
          </table:table-cell>
          <table:table-cell table:formula="of:=IF([.AP25] = &quot;&quot;; &quot;&quot;;MATCH([.AP25];[.$GV$2:.$GV$100];0)-3)" office:value-type="float" office:value="7" calcext:value-type="float">
            <text:p>7</text:p>
          </table:table-cell>
          <table:table-cell table:formula="of:=IF([.AQ25] = &quot;&quot;; &quot;&quot;;MATCH([.AQ25];[.$GV$2:.$GV$100];0)-3)" office:value-type="float" office:value="8" calcext:value-type="float">
            <text:p>8</text:p>
          </table:table-cell>
          <table:table-cell table:formula="of:=IF([.AR25] = &quot;&quot;; &quot;&quot;;MATCH([.AR25];[.$GV$2:.$GV$100];0)-3)" office:value-type="float" office:value="11" calcext:value-type="float">
            <text:p>11</text:p>
          </table:table-cell>
          <table:table-cell table:number-columns-repeated="2"/>
          <table:table-cell table:style-name="ce1" table:formula="of:=IFERROR(IF(OR(INDIRECT(&quot;$GX&quot; &amp; [.EV25]+4 )&gt;0;INDIRECT(&quot;$HI&quot; &amp; [.EV25]+4 )&gt;0);INDIRECT(&quot;$GY&quot; &amp; [.EV25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25]+4 )&gt;0;INDIRECT(&quot;$HI&quot; &amp; [.EW25]+4 )&gt;0);INDIRECT(&quot;$GY&quot; &amp; [.EW25]+4);&quot;&quot;);&quot;&quot;)">
            <text:p/>
          </table:table-cell>
          <table:table-cell table:style-name="ce1" table:formula="of:=IFERROR(IF(OR(INDIRECT(&quot;$GX&quot; &amp; [.EX25]+4 )&gt;0;INDIRECT(&quot;$HI&quot; &amp; [.EX25]+4 )&gt;0);INDIRECT(&quot;$GY&quot; &amp; [.EX25]+4);&quot;&quot;);&quot;&quot;)" office:value-type="string" office:string-value="fire" calcext:value-type="string">
            <text:p>fire</text:p>
          </table:table-cell>
          <table:table-cell table:style-name="ce1" table:formula="of:=IFERROR(IF(OR(INDIRECT(&quot;$GX&quot; &amp; [.EY25]+4 )&gt;0;INDIRECT(&quot;$HI&quot; &amp; [.EY25]+4 )&gt;0);INDIRECT(&quot;$GY&quot; &amp; [.EY25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Z25]+4 )&gt;0;INDIRECT(&quot;$HI&quot; &amp; [.EZ25]+4 )&gt;0);INDIRECT(&quot;$GY&quot; &amp; [.EZ25]+4);&quot;&quot;);&quot;&quot;)" office:value-type="string" office:string-value="Normal" calcext:value-type="string">
            <text:p>Normal</text:p>
          </table:table-cell>
          <table:table-cell table:formula="of:=IF([.EJ25]=&quot;&quot;;&quot;&quot;;(SMALL([.$EJ25:.$EN25];[.DX25])))" office:value-type="float" office:value="1" calcext:value-type="float">
            <text:p>1</text:p>
          </table:table-cell>
          <table:table-cell table:formula="of:=IF([.EK25]=&quot;&quot;;&quot;&quot;;(SMALL([.$EJ25:.$EN25];[.DY25])))" office:value-type="float" office:value="7" calcext:value-type="float">
            <text:p>7</text:p>
          </table:table-cell>
          <table:table-cell table:formula="of:=IF([.EL25]=&quot;&quot;;&quot;&quot;;(SMALL([.$EJ25:.$EN25];[.DZ25])))" office:value-type="float" office:value="8" calcext:value-type="float">
            <text:p>8</text:p>
          </table:table-cell>
          <table:table-cell table:style-name="ce1" table:formula="of:=IF([.EM25]=&quot;&quot;;&quot;&quot;;(SMALL([.$EJ25:.$EN25];[.EA25])))" office:value-type="float" office:value="11" calcext:value-type="float">
            <text:p>11</text:p>
          </table:table-cell>
          <table:table-cell table:style-name="ce1" table:formula="of:=IF([.EN25]=&quot;&quot;;&quot;&quot;;(SMALL([.$EJ25:.$EN25];[.EB25])))" office:value-type="float" office:value="33" calcext:value-type="float">
            <text:p>33</text:p>
          </table:table-cell>
          <table:table-cell table:formula="of:=IF([.EQ25]=&quot;&quot;;&quot;&quot;;CONCATENATE(&quot;symbols/types/only_color_exact/&quot;;[.EQ25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25]=&quot;&quot;;&quot;&quot;;CONCATENATE(&quot;symbols/types/only_color_exact/&quot;;[.ER25];&quot;.png&quot;))">
            <text:p/>
          </table:table-cell>
          <table:table-cell table:formula="of:=IF([.ES25]=&quot;&quot;;&quot;&quot;;CONCATENATE(&quot;symbols/types/only_color_exact/&quot;;[.ES25];&quot;.png&quot;))" office:value-type="string" office:string-value="symbols/types/only_color_exact/fire.png" calcext:value-type="string">
            <text:p>symbols/types/only_color_exact/fire.png</text:p>
          </table:table-cell>
          <table:table-cell table:formula="of:=IF([.ET25]=&quot;&quot;;&quot;&quot;;CONCATENATE(&quot;symbols/types/only_color_exact/&quot;;[.ET25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U25]=&quot;&quot;;&quot;&quot;;CONCATENATE(&quot;symbols/types/only_color_exact/&quot;;[.EU25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V25]=&quot;&quot;;&quot;&quot;;CONCATENATE(&quot;symbols/types/vanilla/&quot;;[.EV25];&quot;.png&quot;))" office:value-type="string" office:string-value="symbols/types/vanilla/1.png" calcext:value-type="string">
            <text:p>symbols/types/vanilla/1.png</text:p>
          </table:table-cell>
          <table:table-cell table:number-columns-repeated="4"/>
          <table:table-cell table:formula="of:=CONCATENATE(&quot;Symbols/Types/Weaknesses/&quot;; [.E25]; &quot;.png&quot;)" office:value-type="string" office:string-value="Symbols/Types/Weaknesses/Grass.png" calcext:value-type="string">
            <text:p>Symbols/Types/Weaknesses/Grass.png</text:p>
          </table:table-cell>
          <table:table-cell table:formula="of:=CONCATENATE(&quot;Symbols/Pokemon/&quot;;[.A25];&quot;.png&quot;)" office:value-type="string" office:string-value="Symbols/Pokemon/Nidoran (Male).png" calcext:value-type="string">
            <text:p>Symbols/Pokemon/Nidoran (Male).png</text:p>
          </table:table-cell>
          <table:table-cell table:formula="of:=CONCATENATE(&quot;Symbols/Pokemon/&quot;;[.B25];&quot;.png&quot;)" office:value-type="string" office:string-value="Symbols/Pokemon/Nidorino.png" calcext:value-type="string">
            <text:p>Symbols/Pokemon/Nidorino.png</text:p>
          </table:table-cell>
          <table:table-cell table:formula="of:=CONCATENATE(&quot;Symbols/Pokemon/&quot;;[.C25];&quot;.png&quot;)" office:value-type="string" office:string-value="Symbols/Pokemon/Nidoking.png" calcext:value-type="string">
            <text:p>Symbols/Pokemon/Nidoking.png</text:p>
          </table:table-cell>
          <table:table-cell table:formula="of:=IF([.H25]=&quot;&quot;;0;1)+IF([.I25]=&quot;&quot;;0;1) +IF([.J25]=&quot;&quot;;0;1)+ IF([.K25] = &quot;&quot;;0;1)" office:value-type="float" office:value="1" calcext:value-type="float">
            <text:p>1</text:p>
          </table:table-cell>
          <table:table-cell table:formula="of:=IF([.L25]=&quot;&quot;;0;1)+IF([.M25]=&quot;&quot;;0;1) +IF([.N25]=&quot;&quot;;0;1)+ IF([.O25] = &quot;&quot;;0;1)" office:value-type="float" office:value="2" calcext:value-type="float">
            <text:p>2</text:p>
          </table:table-cell>
          <table:table-cell table:formula="of:=IF([.P25]=&quot;&quot;;0;1)+IF([.Q25]=&quot;&quot;;0;1) +IF([.R25]=&quot;&quot;;0;1)+ IF([.S25] = &quot;&quot;;0;1)" office:value-type="float" office:value="3" calcext:value-type="float">
            <text:p>3</text:p>
          </table:table-cell>
          <table:table-cell table:formula="of:=CONCATENATE(&quot;Symbols/Dice/dice_&quot;;[.H25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I2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2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2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25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M25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N2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2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25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Q25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R25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S25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25])" office:value-type="string" office:string-value="Speed: 2" calcext:value-type="string">
            <text:p>Speed: 2</text:p>
          </table:table-cell>
          <table:table-cell/>
          <table:table-cell table:formula="of:=MATCH([.AJ25]; [.$GV$1:.$GV$1048576];0)" office:value-type="float" office:value="14" calcext:value-type="float">
            <text:p>14</text:p>
          </table:table-cell>
          <table:table-cell table:formula="of:=MATCH([.AK25]; [.$GV$1:.$GV$1048576];0)" office:value-type="float" office:value="46" calcext:value-type="float">
            <text:p>46</text:p>
          </table:table-cell>
          <table:table-cell table:formula="of:=MATCH([.AL25]; [.$GV$1:.$GV$1048576];0)" office:value-type="float" office:value="25" calcext:value-type="float">
            <text:p>25</text:p>
          </table:table-cell>
          <table:table-cell table:style-name="ce1" table:formula="of:=INDIRECT(&quot;HC&quot;&amp;[.GG25])" office:value-type="string" office:string-value="Target becomes &lt;b&gt;Poisoned&lt;/b&gt;.  (Take an additional (normal) from attacks)" calcext:value-type="string">
            <text:p>Target becomes &lt;b&gt;Poisoned&lt;/b&gt;. <text:s/>(Take an additional (normal) from attacks)</text:p>
          </table:table-cell>
          <table:table-cell table:style-name="ce1" table:formula="of:=INDIRECT(&quot;HC&quot;&amp;[.GH25])">
            <text:p/>
          </table:table-cell>
          <table:table-cell table:style-name="ce1" table:formula="of:=INDIRECT(&quot;HC&quot;&amp;[.GI25])" office:value-type="string" office:string-value="Affects: (circle). Ignore line of sight." calcext:value-type="string">
            <text:p>Affects: (circle). Ignore line of sight.</text:p>
          </table:table-cell>
          <table:table-cell table:style-name="ce1" table:formula="of:=INDIRECT(&quot;GW&quot;&amp;[.GG25])" office:value-type="float" office:value="0" calcext:value-type="float">
            <text:p>0</text:p>
          </table:table-cell>
          <table:table-cell table:style-name="ce1" table:formula="of:=INDIRECT(&quot;GW&quot;&amp;[.GH25])" office:value-type="float" office:value="1" calcext:value-type="float">
            <text:p>1</text:p>
          </table:table-cell>
          <table:table-cell table:style-name="ce1" table:formula="of:=INDIRECT(&quot;GW&quot;&amp;[.GI25])" office:value-type="float" office:value="0" calcext:value-type="float">
            <text:p>0</text:p>
          </table:table-cell>
          <table:table-cell table:style-name="ce1" table:formula="of:=INDIRECT(&quot;HE&quot;&amp;[.GG25])" office:value-type="string" office:string-value="Damage: " calcext:value-type="string">
            <text:p>Damage: </text:p>
          </table:table-cell>
          <table:table-cell table:style-name="ce1" table:formula="of:=INDIRECT(&quot;HE&quot;&amp;[.GH25])" office:value-type="string" office:string-value="Damage: (Grass)(Grass)(Grass)" calcext:value-type="string">
            <text:p>Damage: (Grass)(Grass)(Grass)</text:p>
          </table:table-cell>
          <table:table-cell table:style-name="ce1" table:formula="of:=INDIRECT(&quot;HE&quot;&amp;[.GI25])" office:value-type="string" office:string-value="Damage: (Rock)" calcext:value-type="string">
            <text:p>Damage: (Rock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ck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ircle</text:p>
          </table:table-cell>
          <table:table-cell table:style-name="ce6" office:value-type="string" calcext:value-type="string">
            <text:p>Ignore line of sight.</text:p>
          </table:table-cell>
          <table:table-cell table:style-name="ce7" table:formula="of:=CONCATENATE([.HH25]; [.HB25])" office:value-type="string" office:string-value="Affects: (circle). Ignore line of sight." calcext:value-type="string">
            <text:p>Affects: (circle). Ignore line of sight.</text:p>
          </table:table-cell>
          <table:table-cell table:style-name="ce6" table:formula="of:=CONCATENATE(&quot;(&quot;;[.GY25];&quot;)&quot;)" office:value-type="string" office:string-value="(Rock)" calcext:value-type="string">
            <text:p>(Rock)</text:p>
          </table:table-cell>
          <table:table-cell table:style-name="ce6" table:formula="of:=CONCATENATE(&quot;Damage: &quot;;IF([.GX25]&gt;=1;[.HD25];&quot;&quot;);IF([.GX25]&gt;=2;[.HD25];&quot;&quot;);IF([.GX25]&gt;=3;[.HD25];&quot;&quot;);IF([.GX25]&gt;=4;[.HD25];&quot;&quot;);IF([.GX25]&gt;=5;[.HD25];&quot;&quot;);IF([.HI25]=1;CONCATENATE(&quot;(&quot;;[.GY25];&quot;_x)&quot;);&quot;&quot;))" office:value-type="string" office:string-value="Damage: (Rock)" calcext:value-type="string">
            <text:p>Damage: (Rock)</text:p>
          </table:table-cell>
          <table:table-cell table:style-name="ce6"/>
          <table:table-cell table:style-name="ce6" table:formula="of:=CONCATENATE(IF([.HA25]&lt;&gt;&quot;all hostile Pok&amp;eacute;mon&quot;;&quot;(&quot;;&quot;&quot;);[.HA25];IF([.HA25]&lt;&gt;&quot;all hostile Pok&amp;eacute;mon&quot;; &quot;)&quot;; &quot;&quot;))" office:value-type="string" office:string-value="(circle)" calcext:value-type="string">
            <text:p>(circle)</text:p>
          </table:table-cell>
          <table:table-cell table:style-name="ce6" table:formula="of:=IF([.HA25] &lt;&gt; &quot;&quot;; CONCATENATE(&quot;Affects: &quot;; [.HG25]; &quot;. &quot;);&quot;&quot;)" office:value-type="string" office:string-value="Affects: (circle). " calcext:value-type="string">
            <text:p>Affects: (circle). </text:p>
          </table:table-cell>
          <table:table-cell table:style-name="ce6"/>
          <table:table-cell table:style-name="ce6" table:formula="of:=CONCATENATE([.GV25]; IF([.GW25]=1;&quot; (cc)&quot;;&quot;&quot;))" office:value-type="string" office:string-value="Earthquake" calcext:value-type="string">
            <text:p>Earthquake</text:p>
          </table:table-cell>
          <table:table-cell table:style-name="ce6" table:formula="of:=CONCATENATE(&quot;Symbols/attack_imgs/&quot;;[.GV25];&quot;.png&quot;)" office:value-type="string" office:string-value="Symbols/attack_imgs/Earthquake.png" calcext:value-type="string">
            <text:p>Symbols/attack_imgs/Earthquake.png</text:p>
          </table:table-cell>
          <table:table-cell table:style-name="ce6" table:formula="of:=CONCATENATE(&quot;TM &quot;; [.GU25]-3; &quot; (&quot;;[.GY25]; &quot;_t) &amp;nbsp &quot;; [.GV25];  IF([.GW25]=1;&quot; (cc)&quot;;&quot;&quot;))" office:value-type="string" office:string-value="TM 21 (Rock_t) &amp;nbsp Earthquake" calcext:value-type="string">
            <text:p>TM 21 (Rock_t) &amp;nbsp Earthquake</text:p>
          </table:table-cell>
          <table:table-cell table:style-name="ce6" table:formula="of:=CONCATENATE([.HH25];[.HB25])" office:value-type="string" office:string-value="Affects: (circle). Ignore line of sight." calcext:value-type="string">
            <text:p>Affects: (circle). Ignore line of sight.</text:p>
          </table:table-cell>
          <table:table-cell/>
          <table:table-cell table:formula="of:=IF([.GZ25]=&quot;none&quot;;&quot;&quot;;[.GZ25])" office:value-type="float" office:value="3" calcext:value-type="float">
            <text:p>3</text:p>
          </table:table-cell>
          <table:table-cell table:number-columns-repeated="2"/>
          <table:table-cell table:formula="of:=IF(INDIRECT(&quot;GZ&quot;&amp;[.GG25])=&quot;none&quot;;&quot;&quot;;INDIRECT(&quot;GZ&quot;&amp;[.GG25]))" office:value-type="float" office:value="7" calcext:value-type="float">
            <text:p>7</text:p>
          </table:table-cell>
          <table:table-cell table:formula="of:=IF(INDIRECT(&quot;GZ&quot;&amp;[.GH25])=&quot;none&quot;;&quot;&quot;;INDIRECT(&quot;GZ&quot;&amp;[.GH25]))" office:value-type="float" office:value="1" calcext:value-type="float">
            <text:p>1</text:p>
          </table:table-cell>
          <table:table-cell table:formula="of:=IF(INDIRECT(&quot;GZ&quot;&amp;[.GI25])=&quot;none&quot;;&quot;&quot;;INDIRECT(&quot;GZ&quot;&amp;[.GI25]))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IP25]=1;&quot;H&quot;;&quot;&quot;)">
            <text:p/>
          </table:table-cell>
          <table:table-cell table:formula="of:=IF([.IQ25]=1;&quot;H&quot;;&quot;&quot;)">
            <text:p/>
          </table:table-cell>
          <table:table-cell table:formula="of:=IF([.IR25]=1;&quot;H&quot;;&quot;&quot;)" office:value-type="string" office:string-value="H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Water_ston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After a friendly Pok&amp;eacute;mon faints, gain 3 free moves and make a tackle attack.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table:number-columns-repeated="2" office:value-type="string" calcext:value-type="string">
            <text:p>Water</text:p>
          </table:table-cell>
          <table:table-cell table:number-columns-repeated="2"/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26:.AE26];&quot;&gt;1&quot;)-COUNTIF([.T26:.AE26];&quot;&gt;2&quot;)-COUNTIF([.T26:.AE26];&quot;&gt;3&quot;)-COUNTIF([.T26:.AE26];&quot;&gt;4&quot;)-COUNTIF([.T26:.AE26];&quot;&gt;5&quot;)-COUNTIF([.T26:.AE26];&quot;&gt;6&quot;)-COUNTIF([.T26:.AE26];&quot;&gt;7&quot;)-COUNTIF([.T26:.AE26];&quot;&gt;8&quot;)" office:value-type="float" office:value="10" calcext:value-type="float">
            <text:p>10</text:p>
          </table:table-cell>
          <table:table-cell table:formula="of:=SUM([.T26:.AE26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ater Pulse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Bubble Be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Dig</text:p>
          </table:table-cell>
          <table:table-cell table:style-name="ce59" table:formula="of:=ROUND([.AG26]+(12-[.AF26])-[.BA26]/2+[.BF26]+[.BG26]-[.BT26]+[.AZ26]*2/3+[.BC26]-[.AX26];1)" office:value-type="float" office:value="10.1" calcext:value-type="float">
            <text:p>10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ycling Road</text:p>
          </table:table-cell>
          <table:table-cell table:style-name="ce1" table:formula="of:=IF([.AW26]=&quot;Starter&quot;; 0;IF([.AW26]=&quot;Route 1&quot;;0; IF([.AW26]=&quot;Viridian Forest&quot;;0;IF([.AW26]=&quot;Cycling Road&quot;;0;0.7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6]=&quot;&quot;;IF([.I26]&lt;&gt;&quot;&quot;;0;IF([.M26]&lt;&gt;&quot;&quot;;[.AH26]-1;[.AI26]-1));IF([.M26]&lt;&gt;&quot;&quot;;0;IF([.Q26]&lt;&gt;&quot;&quot;;[.AH26]-1)))" office:value-type="float" office:value="0" calcext:value-type="float">
            <text:p>0</text:p>
          </table:table-cell>
          <table:table-cell/>
          <table:table-cell table:formula="of:=IF([.AM26]=1;0;IF([.AM26]=2;1;IF([.AM26]=3;1.7;IF([.AM26]=4;2.2;IF([.AM26]=5;2.55;IF([.AM26]=6;2.8;IF([.AM26]=7;3)))))))"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table:formula="of:=[.BD26] *(2 -[.BE26])/2" office:value-type="float" office:value="1.445" calcext:value-type="float">
            <text:p>1.4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NDIRECT(&quot;HJ&quot;&amp;[.GG26])" office:value-type="string" office:string-value="Water Pulse (cc)" calcext:value-type="string">
            <text:p>Water Pulse (cc)</text:p>
          </table:table-cell>
          <table:table-cell table:style-name="ce1" table:formula="of:=INDIRECT(&quot;HJ&quot;&amp;[.GH26])" office:value-type="string" office:string-value="Mega Punch (cc)" calcext:value-type="string">
            <text:p>Mega Punch (cc)</text:p>
          </table:table-cell>
          <table:table-cell table:style-name="ce1" table:formula="of:=INDIRECT(&quot;HJ&quot;&amp;[.GI26])" office:value-type="string" office:string-value="Bubble Beam" calcext:value-type="string">
            <text:p>Bubble Beam</text:p>
          </table:table-cell>
          <table:table-cell/>
          <table:table-cell table:style-name="ce1" table:formula="of:=IF([.BQ26]&gt;=1; 0;IF([.BR26]&gt;=1;[.AH26]-1;IF([.BS26]&gt;=1;[.AI26]-1;11)))" office:value-type="float" office:value="0" calcext:value-type="float">
            <text:p>0</text:p>
          </table:table-cell>
          <table:table-cell table:formula="of:=IF([.BQ26]&gt;=2; 0;IF([.BR26]&gt;=2;[.AH26]-1;IF([.BS26]&gt;=2;[.AI26]-1;11)))" office:value-type="float" office:value="4" calcext:value-type="float">
            <text:p>4</text:p>
          </table:table-cell>
          <table:table-cell table:formula="of:=IF([.BQ26]&gt;=3; 0;IF([.BR26]&gt;=3;[.AH26]-1;IF([.BS26]&gt;=3;[.AI26]-1;11)))" office:value-type="float" office:value="-1" calcext:value-type="float">
            <text:p>-1</text:p>
          </table:table-cell>
          <table:table-cell table:formula="of:=IF([.BQ26]&gt;=4; 0;IF([.BR26]&gt;=4;[.AH26]-1;IF([.BS26]&gt;=4;[.AI26]-1;11)))" office:value-type="float" office:value="11" calcext:value-type="float">
            <text:p>11</text:p>
          </table:table-cell>
          <table:table-cell table:formula="of:= 4- COUNTBLANK([.H26:.K26])" office:value-type="float" office:value="1" calcext:value-type="float">
            <text:p>1</text:p>
          </table:table-cell>
          <table:table-cell table:formula="of:= MAX([.BQ26];4 -COUNTBLANK([.L26:.O26]))" office:value-type="float" office:value="2" calcext:value-type="float">
            <text:p>2</text:p>
          </table:table-cell>
          <table:table-cell table:formula="of:=MAX([.BR26];4-COUNTBLANK([.P26:.S26]))" office:value-type="float" office:value="3" calcext:value-type="float">
            <text:p>3</text:p>
          </table:table-cell>
          <table:table-cell table:formula="of:=IF([.D26]&lt;&gt;&quot;&quot;;4;SUM([.BM26:.BP26])/7)" office:value-type="float" office:value="4" calcext:value-type="float">
            <text:p>4</text:p>
          </table:table-cell>
          <table:table-cell table:number-columns-repeated="16"/>
          <table:table-cell table:formula="of:=IF([.A26]=&quot;&quot;;0;1)+IF([.B26]=&quot;&quot;;0;1)+IF([.C26]=&quot;&quot;;0;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IF([.D26]=&quot;&quot;;&quot;&quot;;CONCATENATE(&quot;Symbols/Other/&quot;;[.D26];&quot;.png&quot;))" office:value-type="string" office:string-value="Symbols/Other/Water_stone.png" calcext:value-type="string">
            <text:p>Symbols/Other/Water_stone.png</text:p>
          </table:table-cell>
          <table:table-cell table:formula="of:=LEN([.A26])" office:value-type="float" office:value="7" calcext:value-type="float">
            <text:p>7</text:p>
          </table:table-cell>
          <table:table-cell table:formula="of:=LEN([.B26])" office:value-type="float" office:value="9" calcext:value-type="float">
            <text:p>9</text:p>
          </table:table-cell>
          <table:table-cell table:formula="of:=LEN([.C26])" office:value-type="float" office:value="9" calcext:value-type="float">
            <text:p>9</text:p>
          </table:table-cell>
          <table:table-cell table:formula="of:=CONCATENATE(IF([.FO26]&gt;0; CONCATENATE([.A26];&quot; (die_&quot;; [.H26]);&quot;&quot;); IF([.FO26]&gt;1; CONCATENATE(&quot;_&quot;;[.I26]);&quot;&quot;);IF([.FO26]&gt;2; CONCATENATE(&quot;_&quot;;[.J26]);&quot;&quot;);IF([.FO26]&gt;3; CONCATENATE(&quot;_&quot;;[.K26]);&quot;&quot;);IF([.FO26]&gt;0;&quot;)&quot;;[.A26]))" office:value-type="string" office:string-value="Poliwag (die_Water)" calcext:value-type="string">
            <text:p>Poliwag (die_Water)</text:p>
          </table:table-cell>
          <table:table-cell table:formula="of:=CONCATENATE(IF([.FP26]&gt;0; CONCATENATE([.B26];&quot; (die_&quot;; [.L26]);&quot;&quot;); IF([.FP26]&gt;1; CONCATENATE(&quot;_&quot;;[.M26]);&quot;&quot;);IF([.FP26]&gt;2; CONCATENATE(&quot;_&quot;;[.N26]);&quot;&quot;);IF([.FP26]&gt;3; CONCATENATE(&quot;_&quot;;[.O26]);&quot;&quot;);IF([.FP26]&gt;0;&quot;)&quot;;&quot;&quot;))" office:value-type="string" office:string-value="Poliwhirl (die_Water_Water)" calcext:value-type="string">
            <text:p>Poliwhirl (die_Water_Water)</text:p>
          </table:table-cell>
          <table:table-cell table:formula="of:=CONCATENATE(IF([.FQ26]&gt;0; CONCATENATE([.C26];&quot; (die_&quot;; [.P26]);&quot;&quot;); IF([.FQ26]&gt;1; CONCATENATE(&quot;_&quot;;[.Q26]);&quot;&quot;);IF([.FQ26]&gt;2; CONCATENATE(&quot;_&quot;;[.R26]);&quot;&quot;);IF([.FQ26]&gt;3; CONCATENATE(&quot;_&quot;;[.S26]);&quot;&quot;);IF([.FQ26]&gt;0;&quot;)&quot;;&quot;&quot;))" office:value-type="string" office:string-value="Poliwrath (die_Water_Water_Rock)" calcext:value-type="string">
            <text:p>Poliwrath (die_Water_Water_Rock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26] = &quot;&quot;; &quot;&quot;;MATCH([.AN26];[.$GV$2:.$GV$100];0)-3)" office:value-type="float" office:value="37" calcext:value-type="float">
            <text:p>37</text:p>
          </table:table-cell>
          <table:table-cell table:formula="of:=IF([.AO26] = &quot;&quot;; &quot;&quot;;MATCH([.AO26];[.$GV$2:.$GV$100];0)-3)" office:value-type="float" office:value="32" calcext:value-type="float">
            <text:p>32</text:p>
          </table:table-cell>
          <table:table-cell table:formula="of:=IF([.AP26] = &quot;&quot;; &quot;&quot;;MATCH([.AP26];[.$GV$2:.$GV$100];0)-3)" office:value-type="float" office:value="11" calcext:value-type="float">
            <text:p>11</text:p>
          </table:table-cell>
          <table:table-cell table:formula="of:=IF([.AQ26] = &quot;&quot;; &quot;&quot;;MATCH([.AQ26];[.$GV$2:.$GV$100];0)-3)" office:value-type="float" office:value="29" calcext:value-type="float">
            <text:p>29</text:p>
          </table:table-cell>
          <table:table-cell table:formula="of:=IF([.AR26] = &quot;&quot;; &quot;&quot;;MATCH([.AR26];[.$GV$2:.$GV$100];0)-3)" office:value-type="float" office:value="1" calcext:value-type="float">
            <text:p>1</text:p>
          </table:table-cell>
          <table:table-cell table:number-columns-repeated="2"/>
          <table:table-cell table:style-name="ce1" table:formula="of:=IFERROR(IF(OR(INDIRECT(&quot;$GX&quot; &amp; [.EV26]+4 )&gt;0;INDIRECT(&quot;$HI&quot; &amp; [.EV26]+4 )&gt;0);INDIRECT(&quot;$GY&quot; &amp; [.EV26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26]+4 )&gt;0;INDIRECT(&quot;$HI&quot; &amp; [.EW26]+4 )&gt;0);INDIRECT(&quot;$GY&quot; &amp; [.EW26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X26]+4 )&gt;0;INDIRECT(&quot;$HI&quot; &amp; [.EX26]+4 )&gt;0);INDIRECT(&quot;$GY&quot; &amp; [.EX26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Y26]+4 )&gt;0;INDIRECT(&quot;$HI&quot; &amp; [.EY26]+4 )&gt;0);INDIRECT(&quot;$GY&quot; &amp; [.EY26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Z26]+4 )&gt;0;INDIRECT(&quot;$HI&quot; &amp; [.EZ26]+4 )&gt;0);INDIRECT(&quot;$GY&quot; &amp; [.EZ26]+4);&quot;&quot;);&quot;&quot;)">
            <text:p/>
          </table:table-cell>
          <table:table-cell table:formula="of:=IF([.EJ26]=&quot;&quot;;&quot;&quot;;(SMALL([.$EJ26:.$EN26];[.DX26])))" office:value-type="float" office:value="1" calcext:value-type="float">
            <text:p>1</text:p>
          </table:table-cell>
          <table:table-cell table:formula="of:=IF([.EK26]=&quot;&quot;;&quot;&quot;;(SMALL([.$EJ26:.$EN26];[.DY26])))" office:value-type="float" office:value="11" calcext:value-type="float">
            <text:p>11</text:p>
          </table:table-cell>
          <table:table-cell table:formula="of:=IF([.EL26]=&quot;&quot;;&quot;&quot;;(SMALL([.$EJ26:.$EN26];[.DZ26])))" office:value-type="float" office:value="29" calcext:value-type="float">
            <text:p>29</text:p>
          </table:table-cell>
          <table:table-cell table:style-name="ce1" table:formula="of:=IF([.EM26]=&quot;&quot;;&quot;&quot;;(SMALL([.$EJ26:.$EN26];[.EA26])))" office:value-type="float" office:value="32" calcext:value-type="float">
            <text:p>32</text:p>
          </table:table-cell>
          <table:table-cell table:style-name="ce1" table:formula="of:=IF([.EN26]=&quot;&quot;;&quot;&quot;;(SMALL([.$EJ26:.$EN26];[.EB26])))" office:value-type="float" office:value="37" calcext:value-type="float">
            <text:p>37</text:p>
          </table:table-cell>
          <table:table-cell table:formula="of:=IF([.EQ26]=&quot;&quot;;&quot;&quot;;CONCATENATE(&quot;symbols/types/only_color_exact/&quot;;[.EQ26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26]=&quot;&quot;;&quot;&quot;;CONCATENATE(&quot;symbols/types/only_color_exact/&quot;;[.ER26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S26]=&quot;&quot;;&quot;&quot;;CONCATENATE(&quot;symbols/types/only_color_exact/&quot;;[.ES26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T26]=&quot;&quot;;&quot;&quot;;CONCATENATE(&quot;symbols/types/only_color_exact/&quot;;[.ET26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U26]=&quot;&quot;;&quot;&quot;;CONCATENATE(&quot;symbols/types/only_color_exact/&quot;;[.EU26];&quot;.png&quot;))">
            <text:p/>
          </table:table-cell>
          <table:table-cell table:formula="of:=IF([.EV26]=&quot;&quot;;&quot;&quot;;CONCATENATE(&quot;symbols/types/vanilla/&quot;;[.EV26];&quot;.png&quot;))" office:value-type="string" office:string-value="symbols/types/vanilla/1.png" calcext:value-type="string">
            <text:p>symbols/types/vanilla/1.png</text:p>
          </table:table-cell>
          <table:table-cell table:number-columns-repeated="4"/>
          <table:table-cell table:formula="of:=CONCATENATE(&quot;Symbols/Types/Weaknesses/&quot;; [.E26]; &quot;.png&quot;)" office:value-type="string" office:string-value="Symbols/Types/Weaknesses/Water.png" calcext:value-type="string">
            <text:p>Symbols/Types/Weaknesses/Water.png</text:p>
          </table:table-cell>
          <table:table-cell table:formula="of:=CONCATENATE(&quot;Symbols/Pokemon/&quot;;[.A26];&quot;.png&quot;)" office:value-type="string" office:string-value="Symbols/Pokemon/Poliwag.png" calcext:value-type="string">
            <text:p>Symbols/Pokemon/Poliwag.png</text:p>
          </table:table-cell>
          <table:table-cell table:formula="of:=CONCATENATE(&quot;Symbols/Pokemon/&quot;;[.B26];&quot;.png&quot;)" office:value-type="string" office:string-value="Symbols/Pokemon/Poliwhirl.png" calcext:value-type="string">
            <text:p>Symbols/Pokemon/Poliwhirl.png</text:p>
          </table:table-cell>
          <table:table-cell table:formula="of:=CONCATENATE(&quot;Symbols/Pokemon/&quot;;[.C26];&quot;.png&quot;)" office:value-type="string" office:string-value="Symbols/Pokemon/Poliwrath.png" calcext:value-type="string">
            <text:p>Symbols/Pokemon/Poliwrath.png</text:p>
          </table:table-cell>
          <table:table-cell table:formula="of:=IF([.H26]=&quot;&quot;;0;1)+IF([.I26]=&quot;&quot;;0;1) +IF([.J26]=&quot;&quot;;0;1)+ IF([.K26] = &quot;&quot;;0;1)" office:value-type="float" office:value="1" calcext:value-type="float">
            <text:p>1</text:p>
          </table:table-cell>
          <table:table-cell table:formula="of:=IF([.L26]=&quot;&quot;;0;1)+IF([.M26]=&quot;&quot;;0;1) +IF([.N26]=&quot;&quot;;0;1)+ IF([.O26] = &quot;&quot;;0;1)" office:value-type="float" office:value="2" calcext:value-type="float">
            <text:p>2</text:p>
          </table:table-cell>
          <table:table-cell table:formula="of:=IF([.P26]=&quot;&quot;;0;1)+IF([.Q26]=&quot;&quot;;0;1) +IF([.R26]=&quot;&quot;;0;1)+ IF([.S26] = &quot;&quot;;0;1)" office:value-type="float" office:value="3" calcext:value-type="float">
            <text:p>3</text:p>
          </table:table-cell>
          <table:table-cell table:formula="of:=CONCATENATE(&quot;Symbols/Dice/dice_&quot;;[.H26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I2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2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2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26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M26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N2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2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26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Q26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R26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S26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26])" office:value-type="string" office:string-value="Speed: 3" calcext:value-type="string">
            <text:p>Speed: 3</text:p>
          </table:table-cell>
          <table:table-cell/>
          <table:table-cell table:formula="of:=MATCH([.AJ26]; [.$GV$1:.$GV$1048576];0)" office:value-type="float" office:value="21" calcext:value-type="float">
            <text:p>21</text:p>
          </table:table-cell>
          <table:table-cell table:formula="of:=MATCH([.AK26]; [.$GV$1:.$GV$1048576];0)" office:value-type="float" office:value="29" calcext:value-type="float">
            <text:p>29</text:p>
          </table:table-cell>
          <table:table-cell table:formula="of:=MATCH([.AL26]; [.$GV$1:.$GV$1048576];0)" office:value-type="float" office:value="83" calcext:value-type="float">
            <text:p>83</text:p>
          </table:table-cell>
          <table:table-cell table:style-name="ce1" table:formula="of:=INDIRECT(&quot;HC&quot;&amp;[.GG26])" office:value-type="string" office:string-value="Target becomes &lt;b&gt;Flinched&lt;/b&gt;. (Can't use exhaustible attacks next activation)" calcext:value-type="string">
            <text:p>Target becomes &lt;b&gt;Flinched&lt;/b&gt;. (Can't use exhaustible attacks next activation)</text:p>
          </table:table-cell>
          <table:table-cell table:style-name="ce1" table:formula="of:=INDIRECT(&quot;HC&quot;&amp;[.GH26])">
            <text:p/>
          </table:table-cell>
          <table:table-cell table:style-name="ce1" table:formula="of:=INDIRECT(&quot;HC&quot;&amp;[.GI26])" office:value-type="string" office:string-value="Affects: (2_line). " calcext:value-type="string">
            <text:p>Affects: (2_line). </text:p>
          </table:table-cell>
          <table:table-cell table:style-name="ce1" table:formula="of:=INDIRECT(&quot;GW&quot;&amp;[.GG26])" office:value-type="float" office:value="1" calcext:value-type="float">
            <text:p>1</text:p>
          </table:table-cell>
          <table:table-cell table:style-name="ce1" table:formula="of:=INDIRECT(&quot;GW&quot;&amp;[.GH26])" office:value-type="float" office:value="1" calcext:value-type="float">
            <text:p>1</text:p>
          </table:table-cell>
          <table:table-cell table:style-name="ce1" table:formula="of:=INDIRECT(&quot;GW&quot;&amp;[.GI26])" office:value-type="float" office:value="0" calcext:value-type="float">
            <text:p>0</text:p>
          </table:table-cell>
          <table:table-cell table:style-name="ce1" table:formula="of:=INDIRECT(&quot;HE&quot;&amp;[.GG26])" office:value-type="string" office:string-value="Damage: (Water)" calcext:value-type="string">
            <text:p>Damage: (Water)</text:p>
          </table:table-cell>
          <table:table-cell table:style-name="ce1" table:formula="of:=INDIRECT(&quot;HE&quot;&amp;[.GH26])" office:value-type="string" office:string-value="Damage: (Rock)(Rock)(Rock)" calcext:value-type="string">
            <text:p>Damage: (Rock)(Rock)(Rock)</text:p>
          </table:table-cell>
          <table:table-cell table:style-name="ce1" table:formula="of:=INDIRECT(&quot;HE&quot;&amp;[.GI26])" office:value-type="string" office:string-value="Damage: (Water)(Water)" calcext:value-type="string">
            <text:p>Damage: (Water)(Water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ock Tom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ock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3_hex</text:p>
          </table:table-cell>
          <table:table-cell table:style-name="ce6" office:value-type="string" calcext:value-type="string">
            <text:p>Put a boulder on an affected unoccupied hex.</text:p>
          </table:table-cell>
          <table:table-cell table:style-name="ce7" table:formula="of:=CONCATENATE([.HH26]; [.HB26])" office:value-type="string" office:string-value="Affects: (3_hex). Put a boulder on an affected unoccupied hex." calcext:value-type="string">
            <text:p>Affects: (3_hex). Put a boulder on an affected unoccupied hex.</text:p>
          </table:table-cell>
          <table:table-cell table:style-name="ce6" table:formula="of:=CONCATENATE(&quot;(&quot;;[.GY26];&quot;)&quot;)" office:value-type="string" office:string-value="(Rock)" calcext:value-type="string">
            <text:p>(Rock)</text:p>
          </table:table-cell>
          <table:table-cell table:style-name="ce6" table:formula="of:=CONCATENATE(&quot;Damage: &quot;;IF([.GX26]&gt;=1;[.HD26];&quot;&quot;);IF([.GX26]&gt;=2;[.HD26];&quot;&quot;);IF([.GX26]&gt;=3;[.HD26];&quot;&quot;);IF([.GX26]&gt;=4;[.HD26];&quot;&quot;);IF([.GX26]&gt;=5;[.HD26];&quot;&quot;);IF([.HI26]=1;CONCATENATE(&quot;(&quot;;[.GY26];&quot;_x)&quot;);&quot;&quot;))" office:value-type="string" office:string-value="Damage: (Rock)(Rock)" calcext:value-type="string">
            <text:p>Damage: (Rock)(Rock)</text:p>
          </table:table-cell>
          <table:table-cell table:style-name="ce6"/>
          <table:table-cell table:style-name="ce6" table:formula="of:=CONCATENATE(IF([.HA26]&lt;&gt;&quot;all hostile Pok&amp;eacute;mon&quot;;&quot;(&quot;;&quot;&quot;);[.HA26];IF([.HA26]&lt;&gt;&quot;all hostile Pok&amp;eacute;mon&quot;; &quot;)&quot;; &quot;&quot;))" office:value-type="string" office:string-value="(3_hex)" calcext:value-type="string">
            <text:p>(3_hex)</text:p>
          </table:table-cell>
          <table:table-cell table:style-name="ce6" table:formula="of:=IF([.HA26] &lt;&gt; &quot;&quot;; CONCATENATE(&quot;Affects: &quot;; [.HG26]; &quot;. &quot;);&quot;&quot;)" office:value-type="string" office:string-value="Affects: (3_hex). " calcext:value-type="string">
            <text:p>Affects: (3_hex). </text:p>
          </table:table-cell>
          <table:table-cell table:style-name="ce6"/>
          <table:table-cell table:style-name="ce6" table:formula="of:=CONCATENATE([.GV26]; IF([.GW26]=1;&quot; (cc)&quot;;&quot;&quot;))" office:value-type="string" office:string-value="Rock Tomb (cc)" calcext:value-type="string">
            <text:p>Rock Tomb (cc)</text:p>
          </table:table-cell>
          <table:table-cell table:style-name="ce6" table:formula="of:=CONCATENATE(&quot;Symbols/attack_imgs/&quot;;[.GV26];&quot;.png&quot;)" office:value-type="string" office:string-value="Symbols/attack_imgs/Rock Tomb.png" calcext:value-type="string">
            <text:p>Symbols/attack_imgs/Rock Tomb.png</text:p>
          </table:table-cell>
          <table:table-cell table:style-name="ce6" table:formula="of:=CONCATENATE(&quot;TM &quot;; [.GU26]-3; &quot; (&quot;;[.GY26]; &quot;_t) &amp;nbsp &quot;; [.GV26];  IF([.GW26]=1;&quot; (cc)&quot;;&quot;&quot;))" office:value-type="string" office:string-value="TM 22 (Rock_t) &amp;nbsp Rock Tomb (cc)" calcext:value-type="string">
            <text:p>TM 22 (Rock_t) &amp;nbsp Rock Tomb (cc)</text:p>
          </table:table-cell>
          <table:table-cell table:style-name="ce6" table:formula="of:=CONCATENATE([.HH26];[.HB26])" office:value-type="string" office:string-value="Affects: (3_hex). Put a boulder on an affected unoccupied hex." calcext:value-type="string">
            <text:p>Affects: (3_hex). Put a boulder on an affected unoccupied hex.</text:p>
          </table:table-cell>
          <table:table-cell/>
          <table:table-cell table:formula="of:=IF([.GZ26]=&quot;none&quot;;&quot;&quot;;[.GZ26])" office:value-type="float" office:value="3" calcext:value-type="float">
            <text:p>3</text:p>
          </table:table-cell>
          <table:table-cell table:number-columns-repeated="2"/>
          <table:table-cell table:formula="of:=IF(INDIRECT(&quot;GZ&quot;&amp;[.GG26])=&quot;none&quot;;&quot;&quot;;INDIRECT(&quot;GZ&quot;&amp;[.GG26]))" office:value-type="float" office:value="7" calcext:value-type="float">
            <text:p>7</text:p>
          </table:table-cell>
          <table:table-cell table:formula="of:=IF(INDIRECT(&quot;GZ&quot;&amp;[.GH26])=&quot;none&quot;;&quot;&quot;;INDIRECT(&quot;GZ&quot;&amp;[.GH26]))" office:value-type="float" office:value="1" calcext:value-type="float">
            <text:p>1</text:p>
          </table:table-cell>
          <table:table-cell table:formula="of:=IF(INDIRECT(&quot;GZ&quot;&amp;[.GI26])=&quot;none&quot;;&quot;&quot;;INDIRECT(&quot;GZ&quot;&amp;[.GI26]))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IP26]=1;&quot;H&quot;;&quot;&quot;)" office:value-type="string" office:string-value="H" calcext:value-type="string">
            <text:p>H</text:p>
          </table:table-cell>
          <table:table-cell table:formula="of:=IF([.IQ26]=1;&quot;H&quot;;&quot;&quot;)" office:value-type="string" office:string-value="H" calcext:value-type="string">
            <text:p>H</text:p>
          </table:table-cell>
          <table:table-cell table:formula="of:=IF([.IR26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Wigglytuff</text:p>
          </table:table-cell>
          <table:table-cell/>
          <table:table-cell office:value-type="string" calcext:value-type="string">
            <text:p>Moon_st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othing Voice</text:p>
          </table:table-cell>
          <table:table-cell office:value-type="string" calcext:value-type="string">
            <text:p>After activating adjacent to friendly Pok&amp;eacute;mon, remove their conditions.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table:number-columns-repeated="3" office:value-type="string" calcext:value-type="string">
            <text:p>Normal</text:p>
          </table:table-cell>
          <table:table-cell table:number-columns-repeated="5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formula="of:=12-COUNTIF([.T27:.AE27];&quot;&gt;1&quot;)-COUNTIF([.T27:.AE27];&quot;&gt;2&quot;)-COUNTIF([.T27:.AE27];&quot;&gt;3&quot;)-COUNTIF([.T27:.AE27];&quot;&gt;4&quot;)-COUNTIF([.T27:.AE27];&quot;&gt;5&quot;)-COUNTIF([.T27:.AE27];&quot;&gt;6&quot;)-COUNTIF([.T27:.AE27];&quot;&gt;7&quot;)-COUNTIF([.T27:.AE27];&quot;&gt;8&quot;)" office:value-type="float" office:value="11" calcext:value-type="float">
            <text:p>11</text:p>
          </table:table-cell>
          <table:table-cell table:formula="of:=SUM([.T27:.AE27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Body Sl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Solar Beam</text:p>
          </table:table-cell>
          <table:table-cell office:value-type="string" calcext:value-type="string">
            <text:p>Sunny Day</text:p>
          </table:table-cell>
          <table:table-cell table:style-name="ce59" table:formula="of:=ROUND([.AG27]+(12-[.AF27])-[.BA27]/2+[.BF27]+[.BG27]-[.BT27]+[.AZ27]*2/3+[.BC27]-[.AX27];1)" office:value-type="float" office:value="8.7" calcext:value-type="float">
            <text:p>8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ycling Road</text:p>
          </table:table-cell>
          <table:table-cell table:style-name="ce1" table:formula="of:=IF([.AW27]=&quot;Starter&quot;; 0;IF([.AW27]=&quot;Route 1&quot;;0; IF([.AW27]=&quot;Viridian Forest&quot;;0;IF([.AW27]=&quot;Cycling Road&quot;;0;0.7)))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7]=&quot;&quot;;IF([.I27]&lt;&gt;&quot;&quot;;0;IF([.M27]&lt;&gt;&quot;&quot;;[.AH27]-1;[.AI27]-1));IF([.M27]&lt;&gt;&quot;&quot;;0;IF([.Q27]&lt;&gt;&quot;&quot;;[.AH27]-1)))" office:value-type="float" office:value="0" calcext:value-type="float">
            <text:p>0</text:p>
          </table:table-cell>
          <table:table-cell/>
          <table:table-cell table:formula="of:=IF([.AM27]=1;0;IF([.AM27]=2;1;IF([.AM27]=3;1.7;IF([.AM27]=4;2.2;IF([.AM27]=5;2.55;IF([.AM27]=6;2.8;IF([.AM27]=7;3)))))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D27] *(2 -[.BE27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27])" office:value-type="string" office:string-value="Sing (cc)" calcext:value-type="string">
            <text:p>Sing (cc)</text:p>
          </table:table-cell>
          <table:table-cell table:style-name="ce1" table:formula="of:=INDIRECT(&quot;HJ&quot;&amp;[.GH27])" office:value-type="string" office:string-value="Pound" calcext:value-type="string">
            <text:p>Pound</text:p>
          </table:table-cell>
          <table:table-cell table:style-name="ce1" table:formula="of:=INDIRECT(&quot;HJ&quot;&amp;[.GI27])" office:value-type="string" office:string-value="Body Slam (cc)" calcext:value-type="string">
            <text:p>Body Slam (cc)</text:p>
          </table:table-cell>
          <table:table-cell/>
          <table:table-cell table:style-name="ce1" table:formula="of:=IF([.BQ27]&gt;=1; 0;IF([.BR27]&gt;=1;[.AH27]-1;IF([.BS27]&gt;=1;[.AI27]-1;11)))" office:value-type="float" office:value="0" calcext:value-type="float">
            <text:p>0</text:p>
          </table:table-cell>
          <table:table-cell table:formula="of:=IF([.BQ27]&gt;=2; 0;IF([.BR27]&gt;=2;[.AH27]-1;IF([.BS27]&gt;=2;[.AI27]-1;11)))" office:value-type="float" office:value="-1" calcext:value-type="float">
            <text:p>-1</text:p>
          </table:table-cell>
          <table:table-cell table:formula="of:=IF([.BQ27]&gt;=3; 0;IF([.BR27]&gt;=3;[.AH27]-1;IF([.BS27]&gt;=3;[.AI27]-1;11)))" office:value-type="float" office:value="-1" calcext:value-type="float">
            <text:p>-1</text:p>
          </table:table-cell>
          <table:table-cell table:formula="of:=IF([.BQ27]&gt;=4; 0;IF([.BR27]&gt;=4;[.AH27]-1;IF([.BS27]&gt;=4;[.AI27]-1;11)))" office:value-type="float" office:value="11" calcext:value-type="float">
            <text:p>11</text:p>
          </table:table-cell>
          <table:table-cell table:formula="of:= 4- COUNTBLANK([.H27:.K27])" office:value-type="float" office:value="1" calcext:value-type="float">
            <text:p>1</text:p>
          </table:table-cell>
          <table:table-cell table:formula="of:= MAX([.BQ27];4 -COUNTBLANK([.L27:.O27]))" office:value-type="float" office:value="3" calcext:value-type="float">
            <text:p>3</text:p>
          </table:table-cell>
          <table:table-cell table:formula="of:=MAX([.BR27];4-COUNTBLANK([.P27:.S27]))" office:value-type="float" office:value="3" calcext:value-type="float">
            <text:p>3</text:p>
          </table:table-cell>
          <table:table-cell table:formula="of:=IF([.D27]&lt;&gt;&quot;&quot;;4;SUM([.BM27:.BP27])/7)" office:value-type="float" office:value="4" calcext:value-type="float">
            <text:p>4</text:p>
          </table:table-cell>
          <table:table-cell table:number-columns-repeated="16"/>
          <table:table-cell table:formula="of:=IF([.A27]=&quot;&quot;;0;1)+IF([.B27]=&quot;&quot;;0;1)+IF([.C27]=&quot;&quot;;0;1)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IF([.D27]=&quot;&quot;;&quot;&quot;;CONCATENATE(&quot;Symbols/Other/&quot;;[.D27];&quot;.png&quot;))" office:value-type="string" office:string-value="Symbols/Other/Moon_stone.png" calcext:value-type="string">
            <text:p>Symbols/Other/Moon_stone.png</text:p>
          </table:table-cell>
          <table:table-cell table:formula="of:=LEN([.A27])" office:value-type="float" office:value="10" calcext:value-type="float">
            <text:p>10</text:p>
          </table:table-cell>
          <table:table-cell table:formula="of:=LEN([.B27])" office:value-type="float" office:value="10" calcext:value-type="float">
            <text:p>10</text:p>
          </table:table-cell>
          <table:table-cell table:formula="of:=LEN([.C27])" office:value-type="float" office:value="0" calcext:value-type="float">
            <text:p>0</text:p>
          </table:table-cell>
          <table:table-cell table:formula="of:=CONCATENATE(IF([.FO27]&gt;0; CONCATENATE([.A27];&quot; (die_&quot;; [.H27]);&quot;&quot;); IF([.FO27]&gt;1; CONCATENATE(&quot;_&quot;;[.I27]);&quot;&quot;);IF([.FO27]&gt;2; CONCATENATE(&quot;_&quot;;[.J27]);&quot;&quot;);IF([.FO27]&gt;3; CONCATENATE(&quot;_&quot;;[.K27]);&quot;&quot;);IF([.FO27]&gt;0;&quot;)&quot;;[.A27]))" office:value-type="string" office:string-value="Jigglypuff (die_Normal)" calcext:value-type="string">
            <text:p>Jigglypuff (die_Normal)</text:p>
          </table:table-cell>
          <table:table-cell table:formula="of:=CONCATENATE(IF([.FP27]&gt;0; CONCATENATE([.B27];&quot; (die_&quot;; [.L27]);&quot;&quot;); IF([.FP27]&gt;1; CONCATENATE(&quot;_&quot;;[.M27]);&quot;&quot;);IF([.FP27]&gt;2; CONCATENATE(&quot;_&quot;;[.N27]);&quot;&quot;);IF([.FP27]&gt;3; CONCATENATE(&quot;_&quot;;[.O27]);&quot;&quot;);IF([.FP27]&gt;0;&quot;)&quot;;&quot;&quot;))" office:value-type="string" office:string-value="Wigglytuff (die_Normal_Normal_Normal)" calcext:value-type="string">
            <text:p>Wigglytuff (die_Normal_Normal_Normal)</text:p>
          </table:table-cell>
          <table:table-cell table:formula="of:=CONCATENATE(IF([.FQ27]&gt;0; CONCATENATE([.C27];&quot; (die_&quot;; [.P27]);&quot;&quot;); IF([.FQ27]&gt;1; CONCATENATE(&quot;_&quot;;[.Q27]);&quot;&quot;);IF([.FQ27]&gt;2; CONCATENATE(&quot;_&quot;;[.R27]);&quot;&quot;);IF([.FQ27]&gt;3; CONCATENATE(&quot;_&quot;;[.S27]);&quot;&quot;);IF([.FQ27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27] = &quot;&quot;; &quot;&quot;;MATCH([.AN27];[.$GV$2:.$GV$100];0)-3)" office:value-type="float" office:value="27" calcext:value-type="float">
            <text:p>27</text:p>
          </table:table-cell>
          <table:table-cell table:formula="of:=IF([.AO27] = &quot;&quot;; &quot;&quot;;MATCH([.AO27];[.$GV$2:.$GV$100];0)-3)" office:value-type="float" office:value="20" calcext:value-type="float">
            <text:p>20</text:p>
          </table:table-cell>
          <table:table-cell table:formula="of:=IF([.AP27] = &quot;&quot;; &quot;&quot;;MATCH([.AP27];[.$GV$2:.$GV$100];0)-3)" office:value-type="float" office:value="4" calcext:value-type="float">
            <text:p>4</text:p>
          </table:table-cell>
          <table:table-cell table:formula="of:=IF([.AQ27] = &quot;&quot;; &quot;&quot;;MATCH([.AQ27];[.$GV$2:.$GV$100];0)-3)" office:value-type="float" office:value="12" calcext:value-type="float">
            <text:p>12</text:p>
          </table:table-cell>
          <table:table-cell table:formula="of:=IF([.AR27] = &quot;&quot;; &quot;&quot;;MATCH([.AR27];[.$GV$2:.$GV$100];0)-3)" office:value-type="float" office:value="7" calcext:value-type="float">
            <text:p>7</text:p>
          </table:table-cell>
          <table:table-cell table:number-columns-repeated="2"/>
          <table:table-cell table:style-name="ce1" table:formula="of:=IFERROR(IF(OR(INDIRECT(&quot;$GX&quot; &amp; [.EV27]+4 )&gt;0;INDIRECT(&quot;$HI&quot; &amp; [.EV27]+4 )&gt;0);INDIRECT(&quot;$GY&quot; &amp; [.EV27]+4);&quot;&quot;);&quot;&quot;)">
            <text:p/>
          </table:table-cell>
          <table:table-cell table:style-name="ce1" table:formula="of:=IFERROR(IF(OR(INDIRECT(&quot;$GX&quot; &amp; [.EW27]+4 )&gt;0;INDIRECT(&quot;$HI&quot; &amp; [.EW27]+4 )&gt;0);INDIRECT(&quot;$GY&quot; &amp; [.EW27]+4);&quot;&quot;);&quot;&quot;)">
            <text:p/>
          </table:table-cell>
          <table:table-cell table:style-name="ce1" table:formula="of:=IFERROR(IF(OR(INDIRECT(&quot;$GX&quot; &amp; [.EX27]+4 )&gt;0;INDIRECT(&quot;$HI&quot; &amp; [.EX27]+4 )&gt;0);INDIRECT(&quot;$GY&quot; &amp; [.EX27]+4);&quot;&quot;);&quot;&quot;)" office:value-type="string" office:string-value="Grass" calcext:value-type="string">
            <text:p>Grass</text:p>
          </table:table-cell>
          <table:table-cell table:style-name="ce1" table:formula="of:=IFERROR(IF(OR(INDIRECT(&quot;$GX&quot; &amp; [.EY27]+4 )&gt;0;INDIRECT(&quot;$HI&quot; &amp; [.EY27]+4 )&gt;0);INDIRECT(&quot;$GY&quot; &amp; [.EY27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Z27]+4 )&gt;0;INDIRECT(&quot;$HI&quot; &amp; [.EZ27]+4 )&gt;0);INDIRECT(&quot;$GY&quot; &amp; [.EZ27]+4);&quot;&quot;);&quot;&quot;)">
            <text:p/>
          </table:table-cell>
          <table:table-cell table:formula="of:=IF([.EJ27]=&quot;&quot;;&quot;&quot;;(SMALL([.$EJ27:.$EN27];[.DX27])))" office:value-type="float" office:value="4" calcext:value-type="float">
            <text:p>4</text:p>
          </table:table-cell>
          <table:table-cell table:formula="of:=IF([.EK27]=&quot;&quot;;&quot;&quot;;(SMALL([.$EJ27:.$EN27];[.DY27])))" office:value-type="float" office:value="7" calcext:value-type="float">
            <text:p>7</text:p>
          </table:table-cell>
          <table:table-cell table:formula="of:=IF([.EL27]=&quot;&quot;;&quot;&quot;;(SMALL([.$EJ27:.$EN27];[.DZ27])))" office:value-type="float" office:value="12" calcext:value-type="float">
            <text:p>12</text:p>
          </table:table-cell>
          <table:table-cell table:style-name="ce1" table:formula="of:=IF([.EM27]=&quot;&quot;;&quot;&quot;;(SMALL([.$EJ27:.$EN27];[.EA27])))" office:value-type="float" office:value="20" calcext:value-type="float">
            <text:p>20</text:p>
          </table:table-cell>
          <table:table-cell table:style-name="ce1" table:formula="of:=IF([.EN27]=&quot;&quot;;&quot;&quot;;(SMALL([.$EJ27:.$EN27];[.EB27])))" office:value-type="float" office:value="27" calcext:value-type="float">
            <text:p>27</text:p>
          </table:table-cell>
          <table:table-cell table:formula="of:=IF([.EQ27]=&quot;&quot;;&quot;&quot;;CONCATENATE(&quot;symbols/types/only_color_exact/&quot;;[.EQ27];&quot;.png&quot;))">
            <text:p/>
          </table:table-cell>
          <table:table-cell table:formula="of:=IF([.ER27]=&quot;&quot;;&quot;&quot;;CONCATENATE(&quot;symbols/types/only_color_exact/&quot;;[.ER27];&quot;.png&quot;))">
            <text:p/>
          </table:table-cell>
          <table:table-cell table:formula="of:=IF([.ES27]=&quot;&quot;;&quot;&quot;;CONCATENATE(&quot;symbols/types/only_color_exact/&quot;;[.ES27];&quot;.png&quot;))" office:value-type="string" office:string-value="symbols/types/only_color_exact/Grass.png" calcext:value-type="string">
            <text:p>symbols/types/only_color_exact/Grass.png</text:p>
          </table:table-cell>
          <table:table-cell table:formula="of:=IF([.ET27]=&quot;&quot;;&quot;&quot;;CONCATENATE(&quot;symbols/types/only_color_exact/&quot;;[.ET27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U27]=&quot;&quot;;&quot;&quot;;CONCATENATE(&quot;symbols/types/only_color_exact/&quot;;[.EU27];&quot;.png&quot;))">
            <text:p/>
          </table:table-cell>
          <table:table-cell table:style-name="ce1" table:formula="of:=IF([.EV27]=&quot;&quot;;&quot;&quot;;CONCATENATE(&quot;symbols/types/vanilla/&quot;;[.EV27];&quot;.png&quot;))" office:value-type="string" office:string-value="symbols/types/vanilla/4.png" calcext:value-type="string">
            <text:p>symbols/types/vanilla/4.png</text:p>
          </table:table-cell>
          <table:table-cell table:number-columns-repeated="4"/>
          <table:table-cell table:formula="of:=CONCATENATE(&quot;Symbols/Types/Weaknesses/&quot;; [.E27]; &quot;.png&quot;)" office:value-type="string" office:string-value="Symbols/Types/Weaknesses/Normal.png" calcext:value-type="string">
            <text:p>Symbols/Types/Weaknesses/Normal.png</text:p>
          </table:table-cell>
          <table:table-cell table:formula="of:=CONCATENATE(&quot;Symbols/Pokemon/&quot;;[.A27];&quot;.png&quot;)" office:value-type="string" office:string-value="Symbols/Pokemon/Jigglypuff.png" calcext:value-type="string">
            <text:p>Symbols/Pokemon/Jigglypuff.png</text:p>
          </table:table-cell>
          <table:table-cell table:formula="of:=CONCATENATE(&quot;Symbols/Pokemon/&quot;;[.B27];&quot;.png&quot;)" office:value-type="string" office:string-value="Symbols/Pokemon/Wigglytuff.png" calcext:value-type="string">
            <text:p>Symbols/Pokemon/Wigglytuff.png</text:p>
          </table:table-cell>
          <table:table-cell table:formula="of:=CONCATENATE(&quot;Symbols/Pokemon/&quot;;[.C27];&quot;.png&quot;)" office:value-type="string" office:string-value="Symbols/Pokemon/.png" calcext:value-type="string">
            <text:p>Symbols/Pokemon/.png</text:p>
          </table:table-cell>
          <table:table-cell table:formula="of:=IF([.H27]=&quot;&quot;;0;1)+IF([.I27]=&quot;&quot;;0;1) +IF([.J27]=&quot;&quot;;0;1)+ IF([.K27] = &quot;&quot;;0;1)" office:value-type="float" office:value="1" calcext:value-type="float">
            <text:p>1</text:p>
          </table:table-cell>
          <table:table-cell table:formula="of:=IF([.L27]=&quot;&quot;;0;1)+IF([.M27]=&quot;&quot;;0;1) +IF([.N27]=&quot;&quot;;0;1)+ IF([.O27] = &quot;&quot;;0;1)" office:value-type="float" office:value="3" calcext:value-type="float">
            <text:p>3</text:p>
          </table:table-cell>
          <table:table-cell table:formula="of:=IF([.P27]=&quot;&quot;;0;1)+IF([.Q27]=&quot;&quot;;0;1) +IF([.R27]=&quot;&quot;;0;1)+ IF([.S27] = &quot;&quot;;0;1)" office:value-type="float" office:value="0" calcext:value-type="float">
            <text:p>0</text:p>
          </table:table-cell>
          <table:table-cell table:formula="of:=CONCATENATE(&quot;Symbols/Dice/dice_&quot;;[.H27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I2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2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2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27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M27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N27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O2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2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2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2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27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27])" office:value-type="string" office:string-value="Speed: 2" calcext:value-type="string">
            <text:p>Speed: 2</text:p>
          </table:table-cell>
          <table:table-cell/>
          <table:table-cell table:formula="of:=MATCH([.AJ27]; [.$GV$1:.$GV$1048576];0)" office:value-type="float" office:value="56" calcext:value-type="float">
            <text:p>56</text:p>
          </table:table-cell>
          <table:table-cell table:formula="of:=MATCH([.AK27]; [.$GV$1:.$GV$1048576];0)" office:value-type="float" office:value="84" calcext:value-type="float">
            <text:p>84</text:p>
          </table:table-cell>
          <table:table-cell table:formula="of:=MATCH([.AL27]; [.$GV$1:.$GV$1048576];0)" office:value-type="float" office:value="17" calcext:value-type="float">
            <text:p>17</text:p>
          </table:table-cell>
          <table:table-cell table:style-name="ce1" table:formula="of:=INDIRECT(&quot;HC&quot;&amp;[.GG27])" office:value-type="string" office:string-value="Affects: (all). Targets become &lt;b&gt;Asleep&lt;/b&gt;." calcext:value-type="string">
            <text:p>Affects: (all). Targets become &lt;b&gt;Asleep&lt;/b&gt;.</text:p>
          </table:table-cell>
          <table:table-cell table:style-name="ce1" table:formula="of:=INDIRECT(&quot;HC&quot;&amp;[.GH27])">
            <text:p/>
          </table:table-cell>
          <table:table-cell table:style-name="ce1" table:formula="of:=INDIRECT(&quot;HC&quot;&amp;[.GI27])">
            <text:p/>
          </table:table-cell>
          <table:table-cell table:style-name="ce1" table:formula="of:=INDIRECT(&quot;GW&quot;&amp;[.GG27])" office:value-type="float" office:value="1" calcext:value-type="float">
            <text:p>1</text:p>
          </table:table-cell>
          <table:table-cell table:style-name="ce1" table:formula="of:=INDIRECT(&quot;GW&quot;&amp;[.GH27])" office:value-type="float" office:value="0" calcext:value-type="float">
            <text:p>0</text:p>
          </table:table-cell>
          <table:table-cell table:style-name="ce1" table:formula="of:=INDIRECT(&quot;GW&quot;&amp;[.GI27])" office:value-type="float" office:value="1" calcext:value-type="float">
            <text:p>1</text:p>
          </table:table-cell>
          <table:table-cell table:style-name="ce1" table:formula="of:=INDIRECT(&quot;HE&quot;&amp;[.GG27])" office:value-type="string" office:string-value="Damage: " calcext:value-type="string">
            <text:p>Damage: </text:p>
          </table:table-cell>
          <table:table-cell table:style-name="ce1" table:formula="of:=INDIRECT(&quot;HE&quot;&amp;[.GH27])" office:value-type="string" office:string-value="Damage: (Normal)(Normal)" calcext:value-type="string">
            <text:p>Damage: (Normal)(Normal)</text:p>
          </table:table-cell>
          <table:table-cell table:style-name="ce1" table:formula="of:=INDIRECT(&quot;HE&quot;&amp;[.GI27])" office:value-type="string" office:string-value="Damage: (Normal)(Normal)(Normal)" calcext:value-type="string">
            <text:p>Damage: (Normal)(Normal)(Normal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Quick attack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rmal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Gain 2 free moves before attacking. May make a free, different, attack after.</text:p>
          </table:table-cell>
          <table:table-cell table:style-name="ce7" table:formula="of:=CONCATENATE([.HH27]; [.HB27])" office:value-type="string" office:string-value="Gain 2 free moves before attacking. May make a free, different, attack after." calcext:value-type="string">
            <text:p>Gain 2 free moves before attacking. May make a free, different, attack after.</text:p>
          </table:table-cell>
          <table:table-cell table:style-name="ce6" table:formula="of:=CONCATENATE(&quot;(&quot;;[.GY27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27]&gt;=1;[.HD27];&quot;&quot;);IF([.GX27]&gt;=2;[.HD27];&quot;&quot;);IF([.GX27]&gt;=3;[.HD27];&quot;&quot;);IF([.GX27]&gt;=4;[.HD27];&quot;&quot;);IF([.GX27]&gt;=5;[.HD27];&quot;&quot;);IF([.HI27]=1;CONCATENATE(&quot;(&quot;;[.GY27];&quot;_x)&quot;);&quot;&quot;))" office:value-type="string" office:string-value="Damage: (Normal)" calcext:value-type="string">
            <text:p>Damage: (Normal)</text:p>
          </table:table-cell>
          <table:table-cell table:style-name="ce6"/>
          <table:table-cell table:style-name="ce6" table:formula="of:=CONCATENATE(IF([.HA27]&lt;&gt;&quot;all hostile Pok&amp;eacute;mon&quot;;&quot;(&quot;;&quot;&quot;);[.HA27];IF([.HA27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27] &lt;&gt; &quot;&quot;; CONCATENATE(&quot;Affects: &quot;; [.HG27]; &quot;. &quot;);&quot;&quot;)">
            <text:p/>
          </table:table-cell>
          <table:table-cell table:style-name="ce6"/>
          <table:table-cell table:style-name="ce6" table:formula="of:=CONCATENATE([.GV27]; IF([.GW27]=1;&quot; (cc)&quot;;&quot;&quot;))" office:value-type="string" office:string-value="Quick attack (cc)" calcext:value-type="string">
            <text:p>Quick attack (cc)</text:p>
          </table:table-cell>
          <table:table-cell table:style-name="ce6" table:formula="of:=CONCATENATE(&quot;Symbols/attack_imgs/&quot;;[.GV27];&quot;.png&quot;)" office:value-type="string" office:string-value="Symbols/attack_imgs/Quick attack.png" calcext:value-type="string">
            <text:p>Symbols/attack_imgs/Quick attack.png</text:p>
          </table:table-cell>
          <table:table-cell table:style-name="ce6" table:formula="of:=CONCATENATE(&quot;TM &quot;; [.GU27]-3; &quot; (&quot;;[.GY27]; &quot;_t) &amp;nbsp &quot;; [.GV27];  IF([.GW27]=1;&quot; (cc)&quot;;&quot;&quot;))" office:value-type="string" office:string-value="TM 23 (Normal_t) &amp;nbsp Quick attack (cc)" calcext:value-type="string">
            <text:p>TM 23 (Normal_t) &amp;nbsp Quick attack (cc)</text:p>
          </table:table-cell>
          <table:table-cell table:style-name="ce6" table:formula="of:=CONCATENATE([.HH27];[.HB27])" office:value-type="string" office:string-value="Gain 2 free moves before attacking. May make a free, different, attack after." calcext:value-type="string">
            <text:p>Gain 2 free moves before attacking. May make a free, different, attack after.</text:p>
          </table:table-cell>
          <table:table-cell/>
          <table:table-cell table:formula="of:=IF([.GZ27]=&quot;none&quot;;&quot;&quot;;[.GZ27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27])=&quot;none&quot;;&quot;&quot;;INDIRECT(&quot;GZ&quot;&amp;[.GG27]))" office:value-type="float" office:value="1" calcext:value-type="float">
            <text:p>1</text:p>
          </table:table-cell>
          <table:table-cell table:formula="of:=IF(INDIRECT(&quot;GZ&quot;&amp;[.GH27])=&quot;none&quot;;&quot;&quot;;INDIRECT(&quot;GZ&quot;&amp;[.GH27]))" office:value-type="float" office:value="1" calcext:value-type="float">
            <text:p>1</text:p>
          </table:table-cell>
          <table:table-cell table:formula="of:=IF(INDIRECT(&quot;GZ&quot;&amp;[.GI27])=&quot;none&quot;;&quot;&quot;;INDIRECT(&quot;GZ&quot;&amp;[.GI27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-7.5" calcext:value-type="float">
            <text:p>-7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IF([.IP27]=1;&quot;H&quot;;&quot;&quot;)">
            <text:p/>
          </table:table-cell>
          <table:table-cell table:formula="of:=IF([.IQ27]=1;&quot;H&quot;;&quot;&quot;)">
            <text:p/>
          </table:table-cell>
          <table:table-cell table:formula="of:=IF([.IR27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mie</text:p>
          </table:table-cell>
          <table:table-cell/>
          <table:table-cell office:value-type="string" calcext:value-type="string">
            <text:p>Water_ston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nalytic</text:p>
          </table:table-cell>
          <table:table-cell office:value-type="string" calcext:value-type="string">
            <text:p>May pass once a round, to activate later.</text:p>
          </table:table-cell>
          <table:table-cell table:number-columns-repeated="2" office:value-type="string" calcext:value-type="string">
            <text:p>Water</text:p>
          </table:table-cell>
          <table:table-cell table:number-columns-repeated="2"/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5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formula="of:=12-COUNTIF([.T28:.AE28];&quot;&gt;1&quot;)-COUNTIF([.T28:.AE28];&quot;&gt;2&quot;)-COUNTIF([.T28:.AE28];&quot;&gt;3&quot;)-COUNTIF([.T28:.AE28];&quot;&gt;4&quot;)-COUNTIF([.T28:.AE28];&quot;&gt;5&quot;)-COUNTIF([.T28:.AE28];&quot;&gt;6&quot;)-COUNTIF([.T28:.AE28];&quot;&gt;7&quot;)-COUNTIF([.T28:.AE28];&quot;&gt;8&quot;)" office:value-type="float" office:value="11" calcext:value-type="float">
            <text:p>11</text:p>
          </table:table-cell>
          <table:table-cell table:formula="of:=SUM([.T28:.AE28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apid Spin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Water Pu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Thunder Shock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Reflect</text:p>
          </table:table-cell>
          <table:table-cell table:style-name="ce59" table:formula="of:=ROUND([.AG28]+(12-[.AF28])-[.BA28]/2+[.BF28]+[.BG28]-[.BT28]+[.AZ28]*2/3+[.BC28]-[.AX28];1)" office:value-type="float" office:value="8.8" calcext:value-type="float">
            <text:p>8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ycling Road</text:p>
          </table:table-cell>
          <table:table-cell table:style-name="ce1" table:formula="of:=IF([.AW28]=&quot;Starter&quot;; 0;IF([.AW28]=&quot;Route 1&quot;;0; IF([.AW28]=&quot;Viridian Forest&quot;;0;IF([.AW28]=&quot;Cycling Road&quot;;0;0.7)))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28]=&quot;&quot;;IF([.I28]&lt;&gt;&quot;&quot;;0;IF([.M28]&lt;&gt;&quot;&quot;;[.AH28]-1;[.AI28]-1));IF([.M28]&lt;&gt;&quot;&quot;;0;IF([.Q28]&lt;&gt;&quot;&quot;;[.AH28]-1)))" office:value-type="float" office:value="0" calcext:value-type="float">
            <text:p>0</text:p>
          </table:table-cell>
          <table:table-cell/>
          <table:table-cell table:formula="of:=IF([.AM28]=1;0;IF([.AM28]=2;1;IF([.AM28]=3;1.7;IF([.AM28]=4;2.2;IF([.AM28]=5;2.55;IF([.AM28]=6;2.8;IF([.AM28]=7;3)))))))"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table:formula="of:=[.BD28] *(2 -[.BE28])/2" office:value-type="float" office:value="1.275" calcext:value-type="float">
            <text:p>1.27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28])" office:value-type="string" office:string-value="Rapid Spin" calcext:value-type="string">
            <text:p>Rapid Spin</text:p>
          </table:table-cell>
          <table:table-cell table:style-name="ce1" table:formula="of:=INDIRECT(&quot;HJ&quot;&amp;[.GH28])" office:value-type="string" office:string-value="Psybeam (cc)" calcext:value-type="string">
            <text:p>Psybeam (cc)</text:p>
          </table:table-cell>
          <table:table-cell table:style-name="ce1" table:formula="of:=INDIRECT(&quot;HJ&quot;&amp;[.GI28])" office:value-type="string" office:string-value="Water Pulse (cc)" calcext:value-type="string">
            <text:p>Water Pulse (cc)</text:p>
          </table:table-cell>
          <table:table-cell/>
          <table:table-cell table:style-name="ce1" table:formula="of:=IF([.BQ28]&gt;=1; 0;IF([.BR28]&gt;=1;[.AH28]-1;IF([.BS28]&gt;=1;[.AI28]-1;11)))" office:value-type="float" office:value="0" calcext:value-type="float">
            <text:p>0</text:p>
          </table:table-cell>
          <table:table-cell table:formula="of:=IF([.BQ28]&gt;=2; 0;IF([.BR28]&gt;=2;[.AH28]-1;IF([.BS28]&gt;=2;[.AI28]-1;11)))" office:value-type="float" office:value="0" calcext:value-type="float">
            <text:p>0</text:p>
          </table:table-cell>
          <table:table-cell table:formula="of:=IF([.BQ28]&gt;=3; 0;IF([.BR28]&gt;=3;[.AH28]-1;IF([.BS28]&gt;=3;[.AI28]-1;11)))" office:value-type="float" office:value="-1" calcext:value-type="float">
            <text:p>-1</text:p>
          </table:table-cell>
          <table:table-cell table:formula="of:=IF([.BQ28]&gt;=4; 0;IF([.BR28]&gt;=4;[.AH28]-1;IF([.BS28]&gt;=4;[.AI28]-1;11)))" office:value-type="float" office:value="11" calcext:value-type="float">
            <text:p>11</text:p>
          </table:table-cell>
          <table:table-cell table:formula="of:= 4- COUNTBLANK([.H28:.K28])" office:value-type="float" office:value="2" calcext:value-type="float">
            <text:p>2</text:p>
          </table:table-cell>
          <table:table-cell table:formula="of:= MAX([.BQ28];4 -COUNTBLANK([.L28:.O28]))" office:value-type="float" office:value="3" calcext:value-type="float">
            <text:p>3</text:p>
          </table:table-cell>
          <table:table-cell table:formula="of:=MAX([.BR28];4-COUNTBLANK([.P28:.S28]))" office:value-type="float" office:value="3" calcext:value-type="float">
            <text:p>3</text:p>
          </table:table-cell>
          <table:table-cell table:formula="of:=IF([.D28]&lt;&gt;&quot;&quot;;4;SUM([.BM28:.BP28])/7)" office:value-type="float" office:value="4" calcext:value-type="float">
            <text:p>4</text:p>
          </table:table-cell>
          <table:table-cell table:number-columns-repeated="16"/>
          <table:table-cell table:formula="of:=IF([.A28]=&quot;&quot;;0;1)+IF([.B28]=&quot;&quot;;0;1)+IF([.C28]=&quot;&quot;;0;1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IF([.D28]=&quot;&quot;;&quot;&quot;;CONCATENATE(&quot;Symbols/Other/&quot;;[.D28];&quot;.png&quot;))" office:value-type="string" office:string-value="Symbols/Other/Water_stone.png" calcext:value-type="string">
            <text:p>Symbols/Other/Water_stone.png</text:p>
          </table:table-cell>
          <table:table-cell table:formula="of:=LEN([.A28])" office:value-type="float" office:value="6" calcext:value-type="float">
            <text:p>6</text:p>
          </table:table-cell>
          <table:table-cell table:formula="of:=LEN([.B28])" office:value-type="float" office:value="7" calcext:value-type="float">
            <text:p>7</text:p>
          </table:table-cell>
          <table:table-cell table:formula="of:=LEN([.C28])" office:value-type="float" office:value="0" calcext:value-type="float">
            <text:p>0</text:p>
          </table:table-cell>
          <table:table-cell table:formula="of:=CONCATENATE(IF([.FO28]&gt;0; CONCATENATE([.A28];&quot; (die_&quot;; [.H28]);&quot;&quot;); IF([.FO28]&gt;1; CONCATENATE(&quot;_&quot;;[.I28]);&quot;&quot;);IF([.FO28]&gt;2; CONCATENATE(&quot;_&quot;;[.J28]);&quot;&quot;);IF([.FO28]&gt;3; CONCATENATE(&quot;_&quot;;[.K28]);&quot;&quot;);IF([.FO28]&gt;0;&quot;)&quot;;[.A28]))" office:value-type="string" office:string-value="Staryu (die_Water_Water)" calcext:value-type="string">
            <text:p>Staryu (die_Water_Water)</text:p>
          </table:table-cell>
          <table:table-cell table:formula="of:=CONCATENATE(IF([.FP28]&gt;0; CONCATENATE([.B28];&quot; (die_&quot;; [.L28]);&quot;&quot;); IF([.FP28]&gt;1; CONCATENATE(&quot;_&quot;;[.M28]);&quot;&quot;);IF([.FP28]&gt;2; CONCATENATE(&quot;_&quot;;[.N28]);&quot;&quot;);IF([.FP28]&gt;3; CONCATENATE(&quot;_&quot;;[.O28]);&quot;&quot;);IF([.FP28]&gt;0;&quot;)&quot;;&quot;&quot;))" office:value-type="string" office:string-value="Starmie (die_Water_Water_Psychic)" calcext:value-type="string">
            <text:p>Starmie (die_Water_Water_Psychic)</text:p>
          </table:table-cell>
          <table:table-cell table:formula="of:=CONCATENATE(IF([.FQ28]&gt;0; CONCATENATE([.C28];&quot; (die_&quot;; [.P28]);&quot;&quot;); IF([.FQ28]&gt;1; CONCATENATE(&quot;_&quot;;[.Q28]);&quot;&quot;);IF([.FQ28]&gt;2; CONCATENATE(&quot;_&quot;;[.R28]);&quot;&quot;);IF([.FQ28]&gt;3; CONCATENATE(&quot;_&quot;;[.S28]);&quot;&quot;);IF([.FQ28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28] = &quot;&quot;; &quot;&quot;;MATCH([.AN28];[.$GV$2:.$GV$100];0)-3)" office:value-type="float" office:value="29" calcext:value-type="float">
            <text:p>29</text:p>
          </table:table-cell>
          <table:table-cell table:formula="of:=IF([.AO28] = &quot;&quot;; &quot;&quot;;MATCH([.AO28];[.$GV$2:.$GV$100];0)-3)" office:value-type="float" office:value="24" calcext:value-type="float">
            <text:p>24</text:p>
          </table:table-cell>
          <table:table-cell table:formula="of:=IF([.AP28] = &quot;&quot;; &quot;&quot;;MATCH([.AP28];[.$GV$2:.$GV$100];0)-3)" office:value-type="float" office:value="18" calcext:value-type="float">
            <text:p>18</text:p>
          </table:table-cell>
          <table:table-cell table:formula="of:=IF([.AQ28] = &quot;&quot;; &quot;&quot;;MATCH([.AQ28];[.$GV$2:.$GV$100];0)-3)" office:value-type="float" office:value="3" calcext:value-type="float">
            <text:p>3</text:p>
          </table:table-cell>
          <table:table-cell table:formula="of:=IF([.AR28] = &quot;&quot;; &quot;&quot;;MATCH([.AR28];[.$GV$2:.$GV$100];0)-3)" office:value-type="float" office:value="6" calcext:value-type="float">
            <text:p>6</text:p>
          </table:table-cell>
          <table:table-cell table:number-columns-repeated="2"/>
          <table:table-cell table:style-name="ce1" table:formula="of:=IFERROR(IF(OR(INDIRECT(&quot;$GX&quot; &amp; [.EV28]+4 )&gt;0;INDIRECT(&quot;$HI&quot; &amp; [.EV28]+4 )&gt;0);INDIRECT(&quot;$GY&quot; &amp; [.EV28]+4);&quot;&quot;);&quot;&quot;)" office:value-type="string" office:string-value="Electric" calcext:value-type="string">
            <text:p>Electric</text:p>
          </table:table-cell>
          <table:table-cell table:style-name="ce1" table:formula="of:=IFERROR(IF(OR(INDIRECT(&quot;$GX&quot; &amp; [.EW28]+4 )&gt;0;INDIRECT(&quot;$HI&quot; &amp; [.EW28]+4 )&gt;0);INDIRECT(&quot;$GY&quot; &amp; [.EW28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X28]+4 )&gt;0;INDIRECT(&quot;$HI&quot; &amp; [.EX28]+4 )&gt;0);INDIRECT(&quot;$GY&quot; &amp; [.EX28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28]+4 )&gt;0;INDIRECT(&quot;$HI&quot; &amp; [.EY28]+4 )&gt;0);INDIRECT(&quot;$GY&quot; &amp; [.EY28]+4);&quot;&quot;);&quot;&quot;)" office:value-type="string" office:string-value="Electric" calcext:value-type="string">
            <text:p>Electric</text:p>
          </table:table-cell>
          <table:table-cell table:style-name="ce1" table:formula="of:=IFERROR(IF(OR(INDIRECT(&quot;$GX&quot; &amp; [.EZ28]+4 )&gt;0;INDIRECT(&quot;$HI&quot; &amp; [.EZ28]+4 )&gt;0);INDIRECT(&quot;$GY&quot; &amp; [.EZ28]+4);&quot;&quot;);&quot;&quot;)" office:value-type="string" office:string-value="Psychic" calcext:value-type="string">
            <text:p>Psychic</text:p>
          </table:table-cell>
          <table:table-cell table:formula="of:=IF([.EJ28]=&quot;&quot;;&quot;&quot;;(SMALL([.$EJ28:.$EN28];[.DX28])))" office:value-type="float" office:value="3" calcext:value-type="float">
            <text:p>3</text:p>
          </table:table-cell>
          <table:table-cell table:formula="of:=IF([.EK28]=&quot;&quot;;&quot;&quot;;(SMALL([.$EJ28:.$EN28];[.DY28])))" office:value-type="float" office:value="6" calcext:value-type="float">
            <text:p>6</text:p>
          </table:table-cell>
          <table:table-cell table:formula="of:=IF([.EL28]=&quot;&quot;;&quot;&quot;;(SMALL([.$EJ28:.$EN28];[.DZ28])))" office:value-type="float" office:value="18" calcext:value-type="float">
            <text:p>18</text:p>
          </table:table-cell>
          <table:table-cell table:style-name="ce1" table:formula="of:=IF([.EM28]=&quot;&quot;;&quot;&quot;;(SMALL([.$EJ28:.$EN28];[.EA28])))" office:value-type="float" office:value="24" calcext:value-type="float">
            <text:p>24</text:p>
          </table:table-cell>
          <table:table-cell table:style-name="ce1" table:formula="of:=IF([.EN28]=&quot;&quot;;&quot;&quot;;(SMALL([.$EJ28:.$EN28];[.EB28])))" office:value-type="float" office:value="29" calcext:value-type="float">
            <text:p>29</text:p>
          </table:table-cell>
          <table:table-cell table:formula="of:=IF([.EQ28]=&quot;&quot;;&quot;&quot;;CONCATENATE(&quot;symbols/types/only_color_exact/&quot;;[.EQ28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formula="of:=IF([.ER28]=&quot;&quot;;&quot;&quot;;CONCATENATE(&quot;symbols/types/only_color_exact/&quot;;[.ER28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S28]=&quot;&quot;;&quot;&quot;;CONCATENATE(&quot;symbols/types/only_color_exact/&quot;;[.ES28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28]=&quot;&quot;;&quot;&quot;;CONCATENATE(&quot;symbols/types/only_color_exact/&quot;;[.ET28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formula="of:=IF([.EU28]=&quot;&quot;;&quot;&quot;;CONCATENATE(&quot;symbols/types/only_color_exact/&quot;;[.EU28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V28]=&quot;&quot;;&quot;&quot;;CONCATENATE(&quot;symbols/types/vanilla/&quot;;[.EV28];&quot;.png&quot;))" office:value-type="string" office:string-value="symbols/types/vanilla/3.png" calcext:value-type="string">
            <text:p>symbols/types/vanilla/3.png</text:p>
          </table:table-cell>
          <table:table-cell table:number-columns-repeated="4"/>
          <table:table-cell table:formula="of:=CONCATENATE(&quot;Symbols/Types/Weaknesses/&quot;; [.E28]; &quot;.png&quot;)" office:value-type="string" office:string-value="Symbols/Types/Weaknesses/Water.png" calcext:value-type="string">
            <text:p>Symbols/Types/Weaknesses/Water.png</text:p>
          </table:table-cell>
          <table:table-cell table:formula="of:=CONCATENATE(&quot;Symbols/Pokemon/&quot;;[.A28];&quot;.png&quot;)" office:value-type="string" office:string-value="Symbols/Pokemon/Staryu.png" calcext:value-type="string">
            <text:p>Symbols/Pokemon/Staryu.png</text:p>
          </table:table-cell>
          <table:table-cell table:formula="of:=CONCATENATE(&quot;Symbols/Pokemon/&quot;;[.B28];&quot;.png&quot;)" office:value-type="string" office:string-value="Symbols/Pokemon/Starmie.png" calcext:value-type="string">
            <text:p>Symbols/Pokemon/Starmie.png</text:p>
          </table:table-cell>
          <table:table-cell table:formula="of:=CONCATENATE(&quot;Symbols/Pokemon/&quot;;[.C28];&quot;.png&quot;)" office:value-type="string" office:string-value="Symbols/Pokemon/.png" calcext:value-type="string">
            <text:p>Symbols/Pokemon/.png</text:p>
          </table:table-cell>
          <table:table-cell table:formula="of:=IF([.H28]=&quot;&quot;;0;1)+IF([.I28]=&quot;&quot;;0;1) +IF([.J28]=&quot;&quot;;0;1)+ IF([.K28] = &quot;&quot;;0;1)" office:value-type="float" office:value="2" calcext:value-type="float">
            <text:p>2</text:p>
          </table:table-cell>
          <table:table-cell table:formula="of:=IF([.L28]=&quot;&quot;;0;1)+IF([.M28]=&quot;&quot;;0;1) +IF([.N28]=&quot;&quot;;0;1)+ IF([.O28] = &quot;&quot;;0;1)" office:value-type="float" office:value="3" calcext:value-type="float">
            <text:p>3</text:p>
          </table:table-cell>
          <table:table-cell table:formula="of:=IF([.P28]=&quot;&quot;;0;1)+IF([.Q28]=&quot;&quot;;0;1) +IF([.R28]=&quot;&quot;;0;1)+ IF([.S28] = &quot;&quot;;0;1)" office:value-type="float" office:value="0" calcext:value-type="float">
            <text:p>0</text:p>
          </table:table-cell>
          <table:table-cell table:formula="of:=CONCATENATE(&quot;Symbols/Dice/dice_&quot;;[.H28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I28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J2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2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28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M28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N28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O2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2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2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2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28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28])" office:value-type="string" office:string-value="Speed: 3" calcext:value-type="string">
            <text:p>Speed: 3</text:p>
          </table:table-cell>
          <table:table-cell/>
          <table:table-cell table:formula="of:=MATCH([.AJ28]; [.$GV$1:.$GV$1048576];0)" office:value-type="float" office:value="86" calcext:value-type="float">
            <text:p>86</text:p>
          </table:table-cell>
          <table:table-cell table:formula="of:=MATCH([.AK28]; [.$GV$1:.$GV$1048576];0)" office:value-type="float" office:value="85" calcext:value-type="float">
            <text:p>85</text:p>
          </table:table-cell>
          <table:table-cell table:formula="of:=MATCH([.AL28]; [.$GV$1:.$GV$1048576];0)" office:value-type="float" office:value="21" calcext:value-type="float">
            <text:p>21</text:p>
          </table:table-cell>
          <table:table-cell table:style-name="ce1" table:formula="of:=INDIRECT(&quot;HC&quot;&amp;[.GG28])" office:value-type="string" office:string-value="Affects: (all). May make 2 free moves before attacking." calcext:value-type="string">
            <text:p>Affects: (all). May make 2 free moves before attacking.</text:p>
          </table:table-cell>
          <table:table-cell table:style-name="ce1" table:formula="of:=INDIRECT(&quot;HC&quot;&amp;[.GH28])" office:value-type="string" office:string-value="Affects: (4_line). " calcext:value-type="string">
            <text:p>Affects: (4_line). </text:p>
          </table:table-cell>
          <table:table-cell table:style-name="ce1" table:formula="of:=INDIRECT(&quot;HC&quot;&amp;[.GI28])" office:value-type="string" office:string-value="Target becomes &lt;b&gt;Flinched&lt;/b&gt;. (Can't use exhaustible attacks next activation)" calcext:value-type="string">
            <text:p>Target becomes &lt;b&gt;Flinched&lt;/b&gt;. (Can't use exhaustible attacks next activation)</text:p>
          </table:table-cell>
          <table:table-cell table:style-name="ce1" table:formula="of:=INDIRECT(&quot;GW&quot;&amp;[.GG28])" office:value-type="float" office:value="0" calcext:value-type="float">
            <text:p>0</text:p>
          </table:table-cell>
          <table:table-cell table:style-name="ce1" table:formula="of:=INDIRECT(&quot;GW&quot;&amp;[.GH28])" office:value-type="float" office:value="1" calcext:value-type="float">
            <text:p>1</text:p>
          </table:table-cell>
          <table:table-cell table:style-name="ce1" table:formula="of:=INDIRECT(&quot;GW&quot;&amp;[.GI28])" office:value-type="float" office:value="1" calcext:value-type="float">
            <text:p>1</text:p>
          </table:table-cell>
          <table:table-cell table:style-name="ce1" table:formula="of:=INDIRECT(&quot;HE&quot;&amp;[.GG28])" office:value-type="string" office:string-value="Damage: (Normal)" calcext:value-type="string">
            <text:p>Damage: (Normal)</text:p>
          </table:table-cell>
          <table:table-cell table:style-name="ce1" table:formula="of:=INDIRECT(&quot;HE&quot;&amp;[.GH28])" office:value-type="string" office:string-value="Damage: (Psychic)(Psychic)" calcext:value-type="string">
            <text:p>Damage: (Psychic)(Psychic)</text:p>
          </table:table-cell>
          <table:table-cell table:style-name="ce1" table:formula="of:=INDIRECT(&quot;HE&quot;&amp;[.GI28])" office:value-type="string" office:string-value="Damage: (Water)" calcext:value-type="string">
            <text:p>Damage: (Water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Thunder Sho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lectric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style-name="ce7" table:formula="of:=CONCATENATE([.HH28]; [.HB28])">
            <text:p/>
          </table:table-cell>
          <table:table-cell table:style-name="ce6" table:formula="of:=CONCATENATE(&quot;(&quot;;[.GY28];&quot;)&quot;)" office:value-type="string" office:string-value="(Electric)" calcext:value-type="string">
            <text:p>(Electric)</text:p>
          </table:table-cell>
          <table:table-cell table:style-name="ce6" table:formula="of:=CONCATENATE(&quot;Damage: &quot;;IF([.GX28]&gt;=1;[.HD28];&quot;&quot;);IF([.GX28]&gt;=2;[.HD28];&quot;&quot;);IF([.GX28]&gt;=3;[.HD28];&quot;&quot;);IF([.GX28]&gt;=4;[.HD28];&quot;&quot;);IF([.GX28]&gt;=5;[.HD28];&quot;&quot;);IF([.HI28]=1;CONCATENATE(&quot;(&quot;;[.GY28];&quot;_x)&quot;);&quot;&quot;))" office:value-type="string" office:string-value="Damage: (Electric)" calcext:value-type="string">
            <text:p>Damage: (Electric)</text:p>
          </table:table-cell>
          <table:table-cell table:style-name="ce6"/>
          <table:table-cell table:style-name="ce6" table:formula="of:=CONCATENATE(IF([.HA28]&lt;&gt;&quot;all hostile Pok&amp;eacute;mon&quot;;&quot;(&quot;;&quot;&quot;);[.HA28];IF([.HA28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28] &lt;&gt; &quot;&quot;; CONCATENATE(&quot;Affects: &quot;; [.HG28]; &quot;. &quot;);&quot;&quot;)">
            <text:p/>
          </table:table-cell>
          <table:table-cell table:style-name="ce6"/>
          <table:table-cell table:style-name="ce6" table:formula="of:=CONCATENATE([.GV28]; IF([.GW28]=1;&quot; (cc)&quot;;&quot;&quot;))" office:value-type="string" office:string-value="Thunder Shock" calcext:value-type="string">
            <text:p>Thunder Shock</text:p>
          </table:table-cell>
          <table:table-cell table:style-name="ce6" table:formula="of:=CONCATENATE(&quot;Symbols/attack_imgs/&quot;;[.GV28];&quot;.png&quot;)" office:value-type="string" office:string-value="Symbols/attack_imgs/Thunder Shock.png" calcext:value-type="string">
            <text:p>Symbols/attack_imgs/Thunder Shock.png</text:p>
          </table:table-cell>
          <table:table-cell table:style-name="ce6" table:formula="of:=CONCATENATE(&quot;TM &quot;; [.GU28]-3; &quot; (&quot;;[.GY28]; &quot;_t) &amp;nbsp &quot;; [.GV28];  IF([.GW28]=1;&quot; (cc)&quot;;&quot;&quot;))" office:value-type="string" office:string-value="TM 24 (Electric_t) &amp;nbsp Thunder Shock" calcext:value-type="string">
            <text:p>TM 24 (Electric_t) &amp;nbsp Thunder Shock</text:p>
          </table:table-cell>
          <table:table-cell table:style-name="ce6" table:formula="of:=CONCATENATE([.HH28];[.HB28])">
            <text:p/>
          </table:table-cell>
          <table:table-cell/>
          <table:table-cell table:formula="of:=IF([.GZ28]=&quot;none&quot;;&quot;&quot;;[.GZ28])" office:value-type="float" office:value="6" calcext:value-type="float">
            <text:p>6</text:p>
          </table:table-cell>
          <table:table-cell table:number-columns-repeated="2"/>
          <table:table-cell table:formula="of:=IF(INDIRECT(&quot;GZ&quot;&amp;[.GG28])=&quot;none&quot;;&quot;&quot;;INDIRECT(&quot;GZ&quot;&amp;[.GG28]))" office:value-type="float" office:value="1" calcext:value-type="float">
            <text:p>1</text:p>
          </table:table-cell>
          <table:table-cell table:formula="of:=IF(INDIRECT(&quot;GZ&quot;&amp;[.GH28])=&quot;none&quot;;&quot;&quot;;INDIRECT(&quot;GZ&quot;&amp;[.GH28]))" office:value-type="float" office:value="4" calcext:value-type="float">
            <text:p>4</text:p>
          </table:table-cell>
          <table:table-cell table:formula="of:=IF(INDIRECT(&quot;GZ&quot;&amp;[.GI28])=&quot;none&quot;;&quot;&quot;;INDIRECT(&quot;GZ&quot;&amp;[.GI28]))"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IF([.IP28]=1;&quot;H&quot;;&quot;&quot;)">
            <text:p/>
          </table:table-cell>
          <table:table-cell table:formula="of:=IF([.IQ28]=1;&quot;H&quot;;&quot;&quot;)">
            <text:p/>
          </table:table-cell>
          <table:table-cell table:formula="of:=IF([.IR28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2">
          <table:table-cell office:value-type="string" calcext:value-type="string">
            <text:p>Koffing</text:p>
          </table:table-cell>
          <table:table-cell office:value-type="string" calcext:value-type="string">
            <text:p>Weezing</text:p>
          </table:table-cell>
          <table:table-cell table:number-columns-repeated="2"/>
          <table:table-cell office:value-type="string" calcext:value-type="string">
            <text:p>Grass</text:p>
          </table:table-cell>
          <table:table-cell office:value-type="string" calcext:value-type="string">
            <text:p>Neutralizing Gas</text:p>
          </table:table-cell>
          <table:table-cell office:value-type="string" calcext:value-type="string">
            <text:p>Adjacent Pok&amp;eacute;mon's abilities have no effect.</text:p>
          </table:table-cell>
          <table:table-cell office:value-type="string" calcext:value-type="string">
            <text:p>Grass</text:p>
          </table:table-cell>
          <table:table-cell table:number-columns-repeated="3"/>
          <table:table-cell table:number-columns-repeated="2" office:value-type="string" calcext:value-type="string">
            <text:p>Grass</text:p>
          </table:table-cell>
          <table:table-cell table:number-columns-repeated="6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29:.AE29];&quot;&gt;1&quot;)-COUNTIF([.T29:.AE29];&quot;&gt;2&quot;)-COUNTIF([.T29:.AE29];&quot;&gt;3&quot;)-COUNTIF([.T29:.AE29];&quot;&gt;4&quot;)-COUNTIF([.T29:.AE29];&quot;&gt;5&quot;)-COUNTIF([.T29:.AE29];&quot;&gt;6&quot;)-COUNTIF([.T29:.AE29];&quot;&gt;7&quot;)-COUNTIF([.T29:.AE29];&quot;&gt;8&quot;)" office:value-type="float" office:value="10" calcext:value-type="float">
            <text:p>10</text:p>
          </table:table-cell>
          <table:table-cell table:formula="of:=SUM([.T29:.AE29]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mog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Slud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f-Destruct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Flash</text:p>
          </table:table-cell>
          <table:table-cell/>
          <table:table-cell table:style-name="ce59" table:formula="of:=ROUND([.AG29]+(12-[.AF29])-[.BA29]/2+[.BF29]+[.BG29]-[.BT29]+[.AZ29]*2/3+[.BC29]-[.AX29];1)" office:value-type="float" office:value="9.5" calcext:value-type="float">
            <text:p>9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ycling Road</text:p>
          </table:table-cell>
          <table:table-cell table:style-name="ce1" table:formula="of:=IF([.AW29]=&quot;Starter&quot;; 0;IF([.AW29]=&quot;Route 1&quot;;0; IF([.AW29]=&quot;Viridian Forest&quot;;0;IF([.AW29]=&quot;Cycling Road&quot;;0;0.7)))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9]=&quot;&quot;;IF([.I29]&lt;&gt;&quot;&quot;;0;IF([.M29]&lt;&gt;&quot;&quot;;[.AH29]-1;[.AI29]-1));IF([.M29]&lt;&gt;&quot;&quot;;0;IF([.Q29]&lt;&gt;&quot;&quot;;[.AH29]-1)))" office:value-type="float" office:value="5" calcext:value-type="float">
            <text:p>5</text:p>
          </table:table-cell>
          <table:table-cell/>
          <table:table-cell table:formula="of:=IF([.AM29]=1;0;IF([.AM29]=2;1;IF([.AM29]=3;1.7;IF([.AM29]=4;2.2;IF([.AM29]=5;2.55;IF([.AM29]=6;2.8;IF([.AM29]=7;3)))))))"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table:formula="of:=[.BD29] *(2 -[.BE29])/2" office:value-type="float" office:value="1.19" calcext:value-type="float">
            <text:p>1.19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29])" office:value-type="string" office:string-value="Smog (cc)" calcext:value-type="string">
            <text:p>Smog (cc)</text:p>
          </table:table-cell>
          <table:table-cell table:style-name="ce1" table:formula="of:=INDIRECT(&quot;HJ&quot;&amp;[.GH29])" office:value-type="string" office:string-value="Sludge Bomb (cc)" calcext:value-type="string">
            <text:p>Sludge Bomb (cc)</text:p>
          </table:table-cell>
          <table:table-cell table:style-name="ce1" table:formula="of:=INDIRECT(&quot;HJ&quot;&amp;[.GI29])" office:value-type="string" office:string-value="Sludge (cc)" calcext:value-type="string">
            <text:p>Sludge (cc)</text:p>
          </table:table-cell>
          <table:table-cell/>
          <table:table-cell table:style-name="ce1" table:formula="of:=IF([.BQ29]&gt;=1; 0;IF([.BR29]&gt;=1;[.AH29]-1;IF([.BS29]&gt;=1;[.AI29]-1;11)))" office:value-type="float" office:value="0" calcext:value-type="float">
            <text:p>0</text:p>
          </table:table-cell>
          <table:table-cell table:formula="of:=IF([.BQ29]&gt;=2; 0;IF([.BR29]&gt;=2;[.AH29]-1;IF([.BS29]&gt;=2;[.AI29]-1;11)))" office:value-type="float" office:value="5" calcext:value-type="float">
            <text:p>5</text:p>
          </table:table-cell>
          <table:table-cell table:formula="of:=IF([.BQ29]&gt;=3; 0;IF([.BR29]&gt;=3;[.AH29]-1;IF([.BS29]&gt;=3;[.AI29]-1;11)))" office:value-type="float" office:value="11" calcext:value-type="float">
            <text:p>11</text:p>
          </table:table-cell>
          <table:table-cell table:formula="of:=IF([.BQ29]&gt;=4; 0;IF([.BR29]&gt;=4;[.AH29]-1;IF([.BS29]&gt;=4;[.AI29]-1;11)))" office:value-type="float" office:value="11" calcext:value-type="float">
            <text:p>11</text:p>
          </table:table-cell>
          <table:table-cell table:formula="of:= 4- COUNTBLANK([.H29:.K29])" office:value-type="float" office:value="1" calcext:value-type="float">
            <text:p>1</text:p>
          </table:table-cell>
          <table:table-cell table:formula="of:= MAX([.BQ29];4 -COUNTBLANK([.L29:.O29]))" office:value-type="float" office:value="2" calcext:value-type="float">
            <text:p>2</text:p>
          </table:table-cell>
          <table:table-cell table:formula="of:=MAX([.BR29];4-COUNTBLANK([.P29:.S29]))" office:value-type="float" office:value="2" calcext:value-type="float">
            <text:p>2</text:p>
          </table:table-cell>
          <table:table-cell table:formula="of:=IF([.D29]&lt;&gt;&quot;&quot;;4;SUM([.BM29:.BP29])/7)" office:value-type="float" office:value="3.85714285714286" calcext:value-type="float">
            <text:p>3.85714285714286</text:p>
          </table:table-cell>
          <table:table-cell table:number-columns-repeated="16"/>
          <table:table-cell table:formula="of:=IF([.A29]=&quot;&quot;;0;1)+IF([.B29]=&quot;&quot;;0;1)+IF([.C29]=&quot;&quot;;0;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IF([.D29]=&quot;&quot;;&quot;&quot;;CONCATENATE(&quot;Symbols/Other/&quot;;[.D29];&quot;.png&quot;))">
            <text:p/>
          </table:table-cell>
          <table:table-cell table:formula="of:=LEN([.A29])" office:value-type="float" office:value="7" calcext:value-type="float">
            <text:p>7</text:p>
          </table:table-cell>
          <table:table-cell table:formula="of:=LEN([.B29])" office:value-type="float" office:value="7" calcext:value-type="float">
            <text:p>7</text:p>
          </table:table-cell>
          <table:table-cell table:formula="of:=LEN([.C29])" office:value-type="float" office:value="0" calcext:value-type="float">
            <text:p>0</text:p>
          </table:table-cell>
          <table:table-cell table:formula="of:=CONCATENATE(IF([.FO29]&gt;0; CONCATENATE([.A29];&quot; (die_&quot;; [.H29]);&quot;&quot;); IF([.FO29]&gt;1; CONCATENATE(&quot;_&quot;;[.I29]);&quot;&quot;);IF([.FO29]&gt;2; CONCATENATE(&quot;_&quot;;[.J29]);&quot;&quot;);IF([.FO29]&gt;3; CONCATENATE(&quot;_&quot;;[.K29]);&quot;&quot;);IF([.FO29]&gt;0;&quot;)&quot;;[.A29]))" office:value-type="string" office:string-value="Koffing (die_Grass)" calcext:value-type="string">
            <text:p>Koffing (die_Grass)</text:p>
          </table:table-cell>
          <table:table-cell table:formula="of:=CONCATENATE(IF([.FP29]&gt;0; CONCATENATE([.B29];&quot; (die_&quot;; [.L29]);&quot;&quot;); IF([.FP29]&gt;1; CONCATENATE(&quot;_&quot;;[.M29]);&quot;&quot;);IF([.FP29]&gt;2; CONCATENATE(&quot;_&quot;;[.N29]);&quot;&quot;);IF([.FP29]&gt;3; CONCATENATE(&quot;_&quot;;[.O29]);&quot;&quot;);IF([.FP29]&gt;0;&quot;)&quot;;&quot;&quot;))" office:value-type="string" office:string-value="Weezing (die_Grass_Grass)" calcext:value-type="string">
            <text:p>Weezing (die_Grass_Grass)</text:p>
          </table:table-cell>
          <table:table-cell table:formula="of:=CONCATENATE(IF([.FQ29]&gt;0; CONCATENATE([.C29];&quot; (die_&quot;; [.P29]);&quot;&quot;); IF([.FQ29]&gt;1; CONCATENATE(&quot;_&quot;;[.Q29]);&quot;&quot;);IF([.FQ29]&gt;2; CONCATENATE(&quot;_&quot;;[.R29]);&quot;&quot;);IF([.FQ29]&gt;3; CONCATENATE(&quot;_&quot;;[.S29]);&quot;&quot;);IF([.FQ29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29] = &quot;&quot;; &quot;&quot;;MATCH([.AN29];[.$GV$2:.$GV$100];0)-3)" office:value-type="float" office:value="36" calcext:value-type="float">
            <text:p>36</text:p>
          </table:table-cell>
          <table:table-cell table:formula="of:=IF([.AO29] = &quot;&quot;; &quot;&quot;;MATCH([.AO29];[.$GV$2:.$GV$100];0)-3)" office:value-type="float" office:value="7" calcext:value-type="float">
            <text:p>7</text:p>
          </table:table-cell>
          <table:table-cell table:formula="of:=IF([.AP29] = &quot;&quot;; &quot;&quot;;MATCH([.AP29];[.$GV$2:.$GV$100];0)-3)" office:value-type="float" office:value="14" calcext:value-type="float">
            <text:p>14</text:p>
          </table:table-cell>
          <table:table-cell table:formula="of:=IF([.AQ29] = &quot;&quot;; &quot;&quot;;MATCH([.AQ29];[.$GV$2:.$GV$100];0)-3)" office:value-type="float" office:value="3" calcext:value-type="float">
            <text:p>3</text:p>
          </table:table-cell>
          <table:table-cell table:formula="of:=IF([.AR29] = &quot;&quot;; &quot;&quot;;MATCH([.AR29];[.$GV$2:.$GV$100];0)-3)">
            <text:p/>
          </table:table-cell>
          <table:table-cell table:number-columns-repeated="2"/>
          <table:table-cell table:style-name="ce1" table:formula="of:=IFERROR(IF(OR(INDIRECT(&quot;$GX&quot; &amp; [.EV29]+4 )&gt;0;INDIRECT(&quot;$HI&quot; &amp; [.EV29]+4 )&gt;0);INDIRECT(&quot;$GY&quot; &amp; [.EV29]+4);&quot;&quot;);&quot;&quot;)" office:value-type="string" office:string-value="Electric" calcext:value-type="string">
            <text:p>Electric</text:p>
          </table:table-cell>
          <table:table-cell table:style-name="ce1" table:formula="of:=IFERROR(IF(OR(INDIRECT(&quot;$GX&quot; &amp; [.EW29]+4 )&gt;0;INDIRECT(&quot;$HI&quot; &amp; [.EW29]+4 )&gt;0);INDIRECT(&quot;$GY&quot; &amp; [.EW29]+4);&quot;&quot;);&quot;&quot;)">
            <text:p/>
          </table:table-cell>
          <table:table-cell table:style-name="ce1" table:formula="of:=IFERROR(IF(OR(INDIRECT(&quot;$GX&quot; &amp; [.EX29]+4 )&gt;0;INDIRECT(&quot;$HI&quot; &amp; [.EX29]+4 )&gt;0);INDIRECT(&quot;$GY&quot; &amp; [.EX29]+4);&quot;&quot;);&quot;&quot;)" office:value-type="string" office:string-value="Fire" calcext:value-type="string">
            <text:p>Fire</text:p>
          </table:table-cell>
          <table:table-cell table:style-name="ce1" table:formula="of:=IFERROR(IF(OR(INDIRECT(&quot;$GX&quot; &amp; [.EY29]+4 )&gt;0;INDIRECT(&quot;$HI&quot; &amp; [.EY29]+4 )&gt;0);INDIRECT(&quot;$GY&quot; &amp; [.EY29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Z29]+4 )&gt;0;INDIRECT(&quot;$HI&quot; &amp; [.EZ29]+4 )&gt;0);INDIRECT(&quot;$GY&quot; &amp; [.EZ29]+4);&quot;&quot;);&quot;&quot;)">
            <text:p/>
          </table:table-cell>
          <table:table-cell table:formula="of:=IF([.EJ29]=&quot;&quot;;&quot;&quot;;(SMALL([.$EJ29:.$EN29];[.DX29])))" office:value-type="float" office:value="3" calcext:value-type="float">
            <text:p>3</text:p>
          </table:table-cell>
          <table:table-cell table:formula="of:=IF([.EK29]=&quot;&quot;;&quot;&quot;;(SMALL([.$EJ29:.$EN29];[.DY29])))" office:value-type="float" office:value="7" calcext:value-type="float">
            <text:p>7</text:p>
          </table:table-cell>
          <table:table-cell table:formula="of:=IF([.EL29]=&quot;&quot;;&quot;&quot;;(SMALL([.$EJ29:.$EN29];[.DZ29])))" office:value-type="float" office:value="14" calcext:value-type="float">
            <text:p>14</text:p>
          </table:table-cell>
          <table:table-cell table:style-name="ce1" table:formula="of:=IF([.EM29]=&quot;&quot;;&quot;&quot;;(SMALL([.$EJ29:.$EN29];[.EA29])))" office:value-type="float" office:value="36" calcext:value-type="float">
            <text:p>36</text:p>
          </table:table-cell>
          <table:table-cell table:style-name="ce1" table:formula="of:=IF([.EN29]=&quot;&quot;;&quot;&quot;;(SMALL([.$EJ29:.$EN29];[.EB29])))">
            <text:p/>
          </table:table-cell>
          <table:table-cell table:formula="of:=IF([.EQ29]=&quot;&quot;;&quot;&quot;;CONCATENATE(&quot;symbols/types/only_color_exact/&quot;;[.EQ29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formula="of:=IF([.ER29]=&quot;&quot;;&quot;&quot;;CONCATENATE(&quot;symbols/types/only_color_exact/&quot;;[.ER29];&quot;.png&quot;))">
            <text:p/>
          </table:table-cell>
          <table:table-cell table:formula="of:=IF([.ES29]=&quot;&quot;;&quot;&quot;;CONCATENATE(&quot;symbols/types/only_color_exact/&quot;;[.ES29];&quot;.png&quot;))" office:value-type="string" office:string-value="symbols/types/only_color_exact/Fire.png" calcext:value-type="string">
            <text:p>symbols/types/only_color_exact/Fire.png</text:p>
          </table:table-cell>
          <table:table-cell table:formula="of:=IF([.ET29]=&quot;&quot;;&quot;&quot;;CONCATENATE(&quot;symbols/types/only_color_exact/&quot;;[.ET29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U29]=&quot;&quot;;&quot;&quot;;CONCATENATE(&quot;symbols/types/only_color_exact/&quot;;[.EU29];&quot;.png&quot;))">
            <text:p/>
          </table:table-cell>
          <table:table-cell table:style-name="ce1" table:formula="of:=IF([.EV29]=&quot;&quot;;&quot;&quot;;CONCATENATE(&quot;symbols/types/vanilla/&quot;;[.EV29];&quot;.png&quot;))" office:value-type="string" office:string-value="symbols/types/vanilla/3.png" calcext:value-type="string">
            <text:p>symbols/types/vanilla/3.png</text:p>
          </table:table-cell>
          <table:table-cell table:number-columns-repeated="4"/>
          <table:table-cell table:formula="of:=CONCATENATE(&quot;Symbols/Types/Weaknesses/&quot;; [.E29]; &quot;.png&quot;)" office:value-type="string" office:string-value="Symbols/Types/Weaknesses/Grass.png" calcext:value-type="string">
            <text:p>Symbols/Types/Weaknesses/Grass.png</text:p>
          </table:table-cell>
          <table:table-cell table:formula="of:=CONCATENATE(&quot;Symbols/Pokemon/&quot;;[.A29];&quot;.png&quot;)" office:value-type="string" office:string-value="Symbols/Pokemon/Koffing.png" calcext:value-type="string">
            <text:p>Symbols/Pokemon/Koffing.png</text:p>
          </table:table-cell>
          <table:table-cell table:formula="of:=CONCATENATE(&quot;Symbols/Pokemon/&quot;;[.B29];&quot;.png&quot;)" office:value-type="string" office:string-value="Symbols/Pokemon/Weezing.png" calcext:value-type="string">
            <text:p>Symbols/Pokemon/Weezing.png</text:p>
          </table:table-cell>
          <table:table-cell table:formula="of:=CONCATENATE(&quot;Symbols/Pokemon/&quot;;[.C29];&quot;.png&quot;)" office:value-type="string" office:string-value="Symbols/Pokemon/.png" calcext:value-type="string">
            <text:p>Symbols/Pokemon/.png</text:p>
          </table:table-cell>
          <table:table-cell table:formula="of:=IF([.H29]=&quot;&quot;;0;1)+IF([.I29]=&quot;&quot;;0;1) +IF([.J29]=&quot;&quot;;0;1)+ IF([.K29] = &quot;&quot;;0;1)" office:value-type="float" office:value="1" calcext:value-type="float">
            <text:p>1</text:p>
          </table:table-cell>
          <table:table-cell table:formula="of:=IF([.L29]=&quot;&quot;;0;1)+IF([.M29]=&quot;&quot;;0;1) +IF([.N29]=&quot;&quot;;0;1)+ IF([.O29] = &quot;&quot;;0;1)" office:value-type="float" office:value="2" calcext:value-type="float">
            <text:p>2</text:p>
          </table:table-cell>
          <table:table-cell table:formula="of:=IF([.P29]=&quot;&quot;;0;1)+IF([.Q29]=&quot;&quot;;0;1) +IF([.R29]=&quot;&quot;;0;1)+ IF([.S29] = &quot;&quot;;0;1)" office:value-type="float" office:value="0" calcext:value-type="float">
            <text:p>0</text:p>
          </table:table-cell>
          <table:table-cell table:formula="of:=CONCATENATE(&quot;Symbols/Dice/dice_&quot;;[.H29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I2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2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2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29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M29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N2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2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2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2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2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29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29])" office:value-type="string" office:string-value="Speed: 3" calcext:value-type="string">
            <text:p>Speed: 3</text:p>
          </table:table-cell>
          <table:table-cell/>
          <table:table-cell table:formula="of:=MATCH([.AJ29]; [.$GV$1:.$GV$1048576];0)" office:value-type="float" office:value="87" calcext:value-type="float">
            <text:p>87</text:p>
          </table:table-cell>
          <table:table-cell table:formula="of:=MATCH([.AK29]; [.$GV$1:.$GV$1048576];0)" office:value-type="float" office:value="45" calcext:value-type="float">
            <text:p>45</text:p>
          </table:table-cell>
          <table:table-cell table:formula="of:=MATCH([.AL29]; [.$GV$1:.$GV$1048576];0)" office:value-type="float" office:value="88" calcext:value-type="float">
            <text:p>88</text:p>
          </table:table-cell>
          <table:table-cell table:style-name="ce1" table:formula="of:=INDIRECT(&quot;HC&quot;&amp;[.GG29])" office:value-type="string" office:string-value="Affects: (circle). Targets become &lt;b&gt;Poisoned&lt;/b&gt;. (Take an additional (normal) from attacks)" calcext:value-type="string">
            <text:p>Affects: (circle). Targets become &lt;b&gt;Poisoned&lt;/b&gt;. (Take an additional (normal) from attacks)</text:p>
          </table:table-cell>
          <table:table-cell table:style-name="ce1" table:formula="of:=INDIRECT(&quot;HC&quot;&amp;[.GH29])" office:value-type="string" office:string-value="Affects: (circle). " calcext:value-type="string">
            <text:p>Affects: (circle). </text:p>
          </table:table-cell>
          <table:table-cell table:style-name="ce1" table:formula="of:=INDIRECT(&quot;HC&quot;&amp;[.GI29])" office:value-type="string" office:string-value="Affects: (3_hex). Targets become &lt;b&gt;Poisoned&lt;/b&gt;. (Take an additional (normal) from attacks)" calcext:value-type="string">
            <text:p>Affects: (3_hex). Targets become &lt;b&gt;Poisoned&lt;/b&gt;. (Take an additional (normal) from attacks)</text:p>
          </table:table-cell>
          <table:table-cell table:style-name="ce1" table:formula="of:=INDIRECT(&quot;GW&quot;&amp;[.GG29])" office:value-type="float" office:value="1" calcext:value-type="float">
            <text:p>1</text:p>
          </table:table-cell>
          <table:table-cell table:style-name="ce1" table:formula="of:=INDIRECT(&quot;GW&quot;&amp;[.GH29])" office:value-type="float" office:value="1" calcext:value-type="float">
            <text:p>1</text:p>
          </table:table-cell>
          <table:table-cell table:style-name="ce1" table:formula="of:=INDIRECT(&quot;GW&quot;&amp;[.GI29])" office:value-type="float" office:value="1" calcext:value-type="float">
            <text:p>1</text:p>
          </table:table-cell>
          <table:table-cell table:style-name="ce1" table:formula="of:=INDIRECT(&quot;HE&quot;&amp;[.GG29])" office:value-type="string" office:string-value="Damage: (Grass)" calcext:value-type="string">
            <text:p>Damage: (Grass)</text:p>
          </table:table-cell>
          <table:table-cell table:style-name="ce1" table:formula="of:=INDIRECT(&quot;HE&quot;&amp;[.GH29])" office:value-type="string" office:string-value="Damage: (Grass)(Grass)" calcext:value-type="string">
            <text:p>Damage: (Grass)(Grass)</text:p>
          </table:table-cell>
          <table:table-cell table:style-name="ce1" table:formula="of:=INDIRECT(&quot;HE&quot;&amp;[.GI29])" office:value-type="string" office:string-value="Damage: (Grass)(Grass)" calcext:value-type="string">
            <text:p>Damage: (Grass)(Grass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Mega Punc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o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 table:formula="of:=CONCATENATE([.HH29]; [.HB29])">
            <text:p/>
          </table:table-cell>
          <table:table-cell table:style-name="ce6" table:formula="of:=CONCATENATE(&quot;(&quot;;[.GY29];&quot;)&quot;)" office:value-type="string" office:string-value="(Rock)" calcext:value-type="string">
            <text:p>(Rock)</text:p>
          </table:table-cell>
          <table:table-cell table:style-name="ce6" table:formula="of:=CONCATENATE(&quot;Damage: &quot;;IF([.GX29]&gt;=1;[.HD29];&quot;&quot;);IF([.GX29]&gt;=2;[.HD29];&quot;&quot;);IF([.GX29]&gt;=3;[.HD29];&quot;&quot;);IF([.GX29]&gt;=4;[.HD29];&quot;&quot;);IF([.GX29]&gt;=5;[.HD29];&quot;&quot;);IF([.HI29]=1;CONCATENATE(&quot;(&quot;;[.GY29];&quot;_x)&quot;);&quot;&quot;))" office:value-type="string" office:string-value="Damage: (Rock)(Rock)(Rock)" calcext:value-type="string">
            <text:p>Damage: (Rock)(Rock)(Rock)</text:p>
          </table:table-cell>
          <table:table-cell table:style-name="ce6"/>
          <table:table-cell table:style-name="ce6" table:formula="of:=CONCATENATE(IF([.HA29]&lt;&gt;&quot;all hostile Pok&amp;eacute;mon&quot;;&quot;(&quot;;&quot;&quot;);[.HA29];IF([.HA29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29] &lt;&gt; &quot;&quot;; CONCATENATE(&quot;Affects: &quot;; [.HG29]; &quot;. &quot;);&quot;&quot;)">
            <text:p/>
          </table:table-cell>
          <table:table-cell table:style-name="ce6"/>
          <table:table-cell table:style-name="ce6" table:formula="of:=CONCATENATE([.GV29]; IF([.GW29]=1;&quot; (cc)&quot;;&quot;&quot;))" office:value-type="string" office:string-value="Mega Punch (cc)" calcext:value-type="string">
            <text:p>Mega Punch (cc)</text:p>
          </table:table-cell>
          <table:table-cell table:style-name="ce6" table:formula="of:=CONCATENATE(&quot;Symbols/attack_imgs/&quot;;[.GV29];&quot;.png&quot;)" office:value-type="string" office:string-value="Symbols/attack_imgs/Mega Punch.png" calcext:value-type="string">
            <text:p>Symbols/attack_imgs/Mega Punch.png</text:p>
          </table:table-cell>
          <table:table-cell table:style-name="ce6" table:formula="of:=CONCATENATE(&quot;TM &quot;; [.GU29]-3; &quot; (&quot;;[.GY29]; &quot;_t) &amp;nbsp &quot;; [.GV29];  IF([.GW29]=1;&quot; (cc)&quot;;&quot;&quot;))" office:value-type="string" office:string-value="TM 25 (Rock_t) &amp;nbsp Mega Punch (cc)" calcext:value-type="string">
            <text:p>TM 25 (Rock_t) &amp;nbsp Mega Punch (cc)</text:p>
          </table:table-cell>
          <table:table-cell table:style-name="ce6" table:formula="of:=CONCATENATE([.HH29];[.HB29])">
            <text:p/>
          </table:table-cell>
          <table:table-cell/>
          <table:table-cell table:formula="of:=IF([.GZ29]=&quot;none&quot;;&quot;&quot;;[.GZ29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29])=&quot;none&quot;;&quot;&quot;;INDIRECT(&quot;GZ&quot;&amp;[.GG29]))" office:value-type="float" office:value="4" calcext:value-type="float">
            <text:p>4</text:p>
          </table:table-cell>
          <table:table-cell table:formula="of:=IF(INDIRECT(&quot;GZ&quot;&amp;[.GH29])=&quot;none&quot;;&quot;&quot;;INDIRECT(&quot;GZ&quot;&amp;[.GH29]))" office:value-type="float" office:value="3" calcext:value-type="float">
            <text:p>3</text:p>
          </table:table-cell>
          <table:table-cell table:formula="of:=IF(INDIRECT(&quot;GZ&quot;&amp;[.GI29])=&quot;none&quot;;&quot;&quot;;INDIRECT(&quot;GZ&quot;&amp;[.GI29]))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IP29]=1;&quot;H&quot;;&quot;&quot;)">
            <text:p/>
          </table:table-cell>
          <table:table-cell table:formula="of:=IF([.IQ29]=1;&quot;H&quot;;&quot;&quot;)" office:value-type="string" office:string-value="H" calcext:value-type="string">
            <text:p>H</text:p>
          </table:table-cell>
          <table:table-cell table:formula="of:=IF([.IR29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Venomoth</text:p>
          </table:table-cell>
          <table:table-cell table:number-columns-repeated="2"/>
          <table:table-cell office:value-type="string" calcext:value-type="string">
            <text:p>Grass</text:p>
          </table:table-cell>
          <table:table-cell office:value-type="string" calcext:value-type="string">
            <text:p>Grassy Surge</text:p>
          </table:table-cell>
          <table:table-cell office:value-type="string" calcext:value-type="string">
            <text:p>When activating and not adjacent to a boulder, gain double speed.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5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30:.AE30];&quot;&gt;1&quot;)-COUNTIF([.T30:.AE30];&quot;&gt;2&quot;)-COUNTIF([.T30:.AE30];&quot;&gt;3&quot;)-COUNTIF([.T30:.AE30];&quot;&gt;4&quot;)-COUNTIF([.T30:.AE30];&quot;&gt;5&quot;)-COUNTIF([.T30:.AE30];&quot;&gt;6&quot;)-COUNTIF([.T30:.AE30];&quot;&gt;7&quot;)-COUNTIF([.T30:.AE30];&quot;&gt;8&quot;)" office:value-type="float" office:value="10" calcext:value-type="float">
            <text:p>10</text:p>
          </table:table-cell>
          <table:table-cell table:formula="of:=SUM([.T30:.AE30]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bsorb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leep Pow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Hypnosis</text:p>
          </table:table-cell>
          <table:table-cell table:style-name="ce59" table:formula="of:=ROUND([.AG30]+(12-[.AF30])-[.BA30]/2+[.BF30]+[.BG30]-[.BT30]+[.AZ30]*2/3+[.BC30]-[.AX30];1)" office:value-type="float" office:value="9.5" calcext:value-type="float">
            <text:p>9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fari</text:p>
          </table:table-cell>
          <table:table-cell table:style-name="ce1" table:formula="of:=IF([.AW30]=&quot;Starter&quot;; 0;IF([.AW30]=&quot;Route 1&quot;;0; IF([.AW30]=&quot;Viridian Forest&quot;;0;IF([.AW30]=&quot;Cycling Road&quot;;0;0.7))))" office:value-type="float" office:value="0.7" calcext:value-type="float">
            <text:p>0.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D30]=&quot;&quot;;IF([.I30]&lt;&gt;&quot;&quot;;0;IF([.M30]&lt;&gt;&quot;&quot;;[.AH30]-1;[.AI30]-1));IF([.M30]&lt;&gt;&quot;&quot;;0;IF([.Q30]&lt;&gt;&quot;&quot;;[.AH30]-1)))" office:value-type="float" office:value="0" calcext:value-type="float">
            <text:p>0</text:p>
          </table:table-cell>
          <table:table-cell/>
          <table:table-cell table:formula="of:=IF([.AM30]=1;0;IF([.AM30]=2;1;IF([.AM30]=3;1.7;IF([.AM30]=4;2.2;IF([.AM30]=5;2.55;IF([.AM30]=6;2.8;IF([.AM30]=7;3)))))))"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table:formula="of:=[.BD30] *(2 -[.BE30])/2" office:value-type="float" office:value="1.19" calcext:value-type="float">
            <text:p>1.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NDIRECT(&quot;HJ&quot;&amp;[.GG30])" office:value-type="string" office:string-value="Absorb" calcext:value-type="string">
            <text:p>Absorb</text:p>
          </table:table-cell>
          <table:table-cell table:style-name="ce1" table:formula="of:=INDIRECT(&quot;HJ&quot;&amp;[.GH30])" office:value-type="string" office:string-value="Psychic (cc)" calcext:value-type="string">
            <text:p>Psychic (cc)</text:p>
          </table:table-cell>
          <table:table-cell table:style-name="ce1" table:formula="of:=INDIRECT(&quot;HJ&quot;&amp;[.GI30])" office:value-type="string" office:string-value="Sleep Powder (cc)" calcext:value-type="string">
            <text:p>Sleep Powder (cc)</text:p>
          </table:table-cell>
          <table:table-cell/>
          <table:table-cell table:style-name="ce1" table:formula="of:=IF([.BQ30]&gt;=1; 0;IF([.BR30]&gt;=1;[.AH30]-1;IF([.BS30]&gt;=1;[.AI30]-1;11)))" office:value-type="float" office:value="0" calcext:value-type="float">
            <text:p>0</text:p>
          </table:table-cell>
          <table:table-cell table:formula="of:=IF([.BQ30]&gt;=2; 0;IF([.BR30]&gt;=2;[.AH30]-1;IF([.BS30]&gt;=2;[.AI30]-1;11)))" office:value-type="float" office:value="0" calcext:value-type="float">
            <text:p>0</text:p>
          </table:table-cell>
          <table:table-cell table:formula="of:=IF([.BQ30]&gt;=3; 0;IF([.BR30]&gt;=3;[.AH30]-1;IF([.BS30]&gt;=3;[.AI30]-1;11)))" office:value-type="float" office:value="4" calcext:value-type="float">
            <text:p>4</text:p>
          </table:table-cell>
          <table:table-cell table:formula="of:=IF([.BQ30]&gt;=4; 0;IF([.BR30]&gt;=4;[.AH30]-1;IF([.BS30]&gt;=4;[.AI30]-1;11)))" office:value-type="float" office:value="11" calcext:value-type="float">
            <text:p>11</text:p>
          </table:table-cell>
          <table:table-cell table:formula="of:= 4- COUNTBLANK([.H30:.K30])" office:value-type="float" office:value="2" calcext:value-type="float">
            <text:p>2</text:p>
          </table:table-cell>
          <table:table-cell table:formula="of:= MAX([.BQ30];4 -COUNTBLANK([.L30:.O30]))" office:value-type="float" office:value="3" calcext:value-type="float">
            <text:p>3</text:p>
          </table:table-cell>
          <table:table-cell table:formula="of:=MAX([.BR30];4-COUNTBLANK([.P30:.S30]))" office:value-type="float" office:value="3" calcext:value-type="float">
            <text:p>3</text:p>
          </table:table-cell>
          <table:table-cell table:formula="of:=IF([.D30]&lt;&gt;&quot;&quot;;4;SUM([.BM30:.BP30])/7)" office:value-type="float" office:value="2.14285714285714" calcext:value-type="float">
            <text:p>2.14285714285714</text:p>
          </table:table-cell>
          <table:table-cell table:number-columns-repeated="16"/>
          <table:table-cell table:formula="of:=IF([.A30]=&quot;&quot;;0;1)+IF([.B30]=&quot;&quot;;0;1)+IF([.C30]=&quot;&quot;;0;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IF([.D30]=&quot;&quot;;&quot;&quot;;CONCATENATE(&quot;Symbols/Other/&quot;;[.D30];&quot;.png&quot;))">
            <text:p/>
          </table:table-cell>
          <table:table-cell table:formula="of:=LEN([.A30])" office:value-type="float" office:value="7" calcext:value-type="float">
            <text:p>7</text:p>
          </table:table-cell>
          <table:table-cell table:formula="of:=LEN([.B30])" office:value-type="float" office:value="8" calcext:value-type="float">
            <text:p>8</text:p>
          </table:table-cell>
          <table:table-cell table:formula="of:=LEN([.C30])" office:value-type="float" office:value="0" calcext:value-type="float">
            <text:p>0</text:p>
          </table:table-cell>
          <table:table-cell table:formula="of:=CONCATENATE(IF([.FO30]&gt;0; CONCATENATE([.A30];&quot; (die_&quot;; [.H30]);&quot;&quot;); IF([.FO30]&gt;1; CONCATENATE(&quot;_&quot;;[.I30]);&quot;&quot;);IF([.FO30]&gt;2; CONCATENATE(&quot;_&quot;;[.J30]);&quot;&quot;);IF([.FO30]&gt;3; CONCATENATE(&quot;_&quot;;[.K30]);&quot;&quot;);IF([.FO30]&gt;0;&quot;)&quot;;[.A30]))" office:value-type="string" office:string-value="Venonat (die_Grass_Psychic)" calcext:value-type="string">
            <text:p>Venonat (die_Grass_Psychic)</text:p>
          </table:table-cell>
          <table:table-cell table:formula="of:=CONCATENATE(IF([.FP30]&gt;0; CONCATENATE([.B30];&quot; (die_&quot;; [.L30]);&quot;&quot;); IF([.FP30]&gt;1; CONCATENATE(&quot;_&quot;;[.M30]);&quot;&quot;);IF([.FP30]&gt;2; CONCATENATE(&quot;_&quot;;[.N30]);&quot;&quot;);IF([.FP30]&gt;3; CONCATENATE(&quot;_&quot;;[.O30]);&quot;&quot;);IF([.FP30]&gt;0;&quot;)&quot;;&quot;&quot;))" office:value-type="string" office:string-value="Venomoth (die_Grass_Psychic_Flying)" calcext:value-type="string">
            <text:p>Venomoth (die_Grass_Psychic_Flying)</text:p>
          </table:table-cell>
          <table:table-cell table:formula="of:=CONCATENATE(IF([.FQ30]&gt;0; CONCATENATE([.C30];&quot; (die_&quot;; [.P30]);&quot;&quot;); IF([.FQ30]&gt;1; CONCATENATE(&quot;_&quot;;[.Q30]);&quot;&quot;);IF([.FQ30]&gt;2; CONCATENATE(&quot;_&quot;;[.R30]);&quot;&quot;);IF([.FQ30]&gt;3; CONCATENATE(&quot;_&quot;;[.S30]);&quot;&quot;);IF([.FQ30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30] = &quot;&quot;; &quot;&quot;;MATCH([.AN30];[.$GV$2:.$GV$100];0)-3)" office:value-type="float" office:value="6" calcext:value-type="float">
            <text:p>6</text:p>
          </table:table-cell>
          <table:table-cell table:formula="of:=IF([.AO30] = &quot;&quot;; &quot;&quot;;MATCH([.AO30];[.$GV$2:.$GV$100];0)-3)" office:value-type="float" office:value="7" calcext:value-type="float">
            <text:p>7</text:p>
          </table:table-cell>
          <table:table-cell table:formula="of:=IF([.AP30] = &quot;&quot;; &quot;&quot;;MATCH([.AP30];[.$GV$2:.$GV$100];0)-3)" office:value-type="float" office:value="3" calcext:value-type="float">
            <text:p>3</text:p>
          </table:table-cell>
          <table:table-cell table:formula="of:=IF([.AQ30] = &quot;&quot;; &quot;&quot;;MATCH([.AQ30];[.$GV$2:.$GV$100];0)-3)" office:value-type="float" office:value="28" calcext:value-type="float">
            <text:p>28</text:p>
          </table:table-cell>
          <table:table-cell table:formula="of:=IF([.AR30] = &quot;&quot;; &quot;&quot;;MATCH([.AR30];[.$GV$2:.$GV$100];0)-3)" office:value-type="float" office:value="37" calcext:value-type="float">
            <text:p>37</text:p>
          </table:table-cell>
          <table:table-cell table:number-columns-repeated="2"/>
          <table:table-cell table:style-name="ce1" table:formula="of:=IFERROR(IF(OR(INDIRECT(&quot;$GX&quot; &amp; [.EV30]+4 )&gt;0;INDIRECT(&quot;$HI&quot; &amp; [.EV30]+4 )&gt;0);INDIRECT(&quot;$GY&quot; &amp; [.EV30]+4);&quot;&quot;);&quot;&quot;)" office:value-type="string" office:string-value="Electric" calcext:value-type="string">
            <text:p>Electric</text:p>
          </table:table-cell>
          <table:table-cell table:style-name="ce1" table:formula="of:=IFERROR(IF(OR(INDIRECT(&quot;$GX&quot; &amp; [.EW30]+4 )&gt;0;INDIRECT(&quot;$HI&quot; &amp; [.EW30]+4 )&gt;0);INDIRECT(&quot;$GY&quot; &amp; [.EW30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X30]+4 )&gt;0;INDIRECT(&quot;$HI&quot; &amp; [.EX30]+4 )&gt;0);INDIRECT(&quot;$GY&quot; &amp; [.EX30]+4);&quot;&quot;);&quot;&quot;)">
            <text:p/>
          </table:table-cell>
          <table:table-cell table:style-name="ce1" table:formula="of:=IFERROR(IF(OR(INDIRECT(&quot;$GX&quot; &amp; [.EY30]+4 )&gt;0;INDIRECT(&quot;$HI&quot; &amp; [.EY30]+4 )&gt;0);INDIRECT(&quot;$GY&quot; &amp; [.EY30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Z30]+4 )&gt;0;INDIRECT(&quot;$HI&quot; &amp; [.EZ30]+4 )&gt;0);INDIRECT(&quot;$GY&quot; &amp; [.EZ30]+4);&quot;&quot;);&quot;&quot;)">
            <text:p/>
          </table:table-cell>
          <table:table-cell table:formula="of:=IF([.EJ30]=&quot;&quot;;&quot;&quot;;(SMALL([.$EJ30:.$EN30];[.DX30])))" office:value-type="float" office:value="3" calcext:value-type="float">
            <text:p>3</text:p>
          </table:table-cell>
          <table:table-cell table:formula="of:=IF([.EK30]=&quot;&quot;;&quot;&quot;;(SMALL([.$EJ30:.$EN30];[.DY30])))" office:value-type="float" office:value="6" calcext:value-type="float">
            <text:p>6</text:p>
          </table:table-cell>
          <table:table-cell table:formula="of:=IF([.EL30]=&quot;&quot;;&quot;&quot;;(SMALL([.$EJ30:.$EN30];[.DZ30])))" office:value-type="float" office:value="7" calcext:value-type="float">
            <text:p>7</text:p>
          </table:table-cell>
          <table:table-cell table:style-name="ce1" table:formula="of:=IF([.EM30]=&quot;&quot;;&quot;&quot;;(SMALL([.$EJ30:.$EN30];[.EA30])))" office:value-type="float" office:value="28" calcext:value-type="float">
            <text:p>28</text:p>
          </table:table-cell>
          <table:table-cell table:style-name="ce1" table:formula="of:=IF([.EN30]=&quot;&quot;;&quot;&quot;;(SMALL([.$EJ30:.$EN30];[.EB30])))" office:value-type="float" office:value="37" calcext:value-type="float">
            <text:p>37</text:p>
          </table:table-cell>
          <table:table-cell table:formula="of:=IF([.EQ30]=&quot;&quot;;&quot;&quot;;CONCATENATE(&quot;symbols/types/only_color_exact/&quot;;[.EQ30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formula="of:=IF([.ER30]=&quot;&quot;;&quot;&quot;;CONCATENATE(&quot;symbols/types/only_color_exact/&quot;;[.ER30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S30]=&quot;&quot;;&quot;&quot;;CONCATENATE(&quot;symbols/types/only_color_exact/&quot;;[.ES30];&quot;.png&quot;))">
            <text:p/>
          </table:table-cell>
          <table:table-cell table:formula="of:=IF([.ET30]=&quot;&quot;;&quot;&quot;;CONCATENATE(&quot;symbols/types/only_color_exact/&quot;;[.ET30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U30]=&quot;&quot;;&quot;&quot;;CONCATENATE(&quot;symbols/types/only_color_exact/&quot;;[.EU30];&quot;.png&quot;))">
            <text:p/>
          </table:table-cell>
          <table:table-cell table:formula="of:=IF([.EV30]=&quot;&quot;;&quot;&quot;;CONCATENATE(&quot;symbols/types/vanilla/&quot;;[.EV30];&quot;.png&quot;))" office:value-type="string" office:string-value="symbols/types/vanilla/3.png" calcext:value-type="string">
            <text:p>symbols/types/vanilla/3.png</text:p>
          </table:table-cell>
          <table:table-cell table:number-columns-repeated="4"/>
          <table:table-cell table:formula="of:=CONCATENATE(&quot;Symbols/Types/Weaknesses/&quot;; [.E30]; &quot;.png&quot;)" office:value-type="string" office:string-value="Symbols/Types/Weaknesses/Grass.png" calcext:value-type="string">
            <text:p>Symbols/Types/Weaknesses/Grass.png</text:p>
          </table:table-cell>
          <table:table-cell table:formula="of:=CONCATENATE(&quot;Symbols/Pokemon/&quot;;[.A30];&quot;.png&quot;)" office:value-type="string" office:string-value="Symbols/Pokemon/Venonat.png" calcext:value-type="string">
            <text:p>Symbols/Pokemon/Venonat.png</text:p>
          </table:table-cell>
          <table:table-cell table:formula="of:=CONCATENATE(&quot;Symbols/Pokemon/&quot;;[.B30];&quot;.png&quot;)" office:value-type="string" office:string-value="Symbols/Pokemon/Venomoth.png" calcext:value-type="string">
            <text:p>Symbols/Pokemon/Venomoth.png</text:p>
          </table:table-cell>
          <table:table-cell table:formula="of:=CONCATENATE(&quot;Symbols/Pokemon/&quot;;[.C30];&quot;.png&quot;)" office:value-type="string" office:string-value="Symbols/Pokemon/.png" calcext:value-type="string">
            <text:p>Symbols/Pokemon/.png</text:p>
          </table:table-cell>
          <table:table-cell table:formula="of:=IF([.H30]=&quot;&quot;;0;1)+IF([.I30]=&quot;&quot;;0;1) +IF([.J30]=&quot;&quot;;0;1)+ IF([.K30] = &quot;&quot;;0;1)" office:value-type="float" office:value="2" calcext:value-type="float">
            <text:p>2</text:p>
          </table:table-cell>
          <table:table-cell table:formula="of:=IF([.L30]=&quot;&quot;;0;1)+IF([.M30]=&quot;&quot;;0;1) +IF([.N30]=&quot;&quot;;0;1)+ IF([.O30] = &quot;&quot;;0;1)" office:value-type="float" office:value="3" calcext:value-type="float">
            <text:p>3</text:p>
          </table:table-cell>
          <table:table-cell table:formula="of:=IF([.P30]=&quot;&quot;;0;1)+IF([.Q30]=&quot;&quot;;0;1) +IF([.R30]=&quot;&quot;;0;1)+ IF([.S30] = &quot;&quot;;0;1)" office:value-type="float" office:value="0" calcext:value-type="float">
            <text:p>0</text:p>
          </table:table-cell>
          <table:table-cell table:formula="of:=CONCATENATE(&quot;Symbols/Dice/dice_&quot;;[.H30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I30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J3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3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30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M30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N30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O3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3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3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3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30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30])" office:value-type="string" office:string-value="Speed: 3" calcext:value-type="string">
            <text:p>Speed: 3</text:p>
          </table:table-cell>
          <table:table-cell/>
          <table:table-cell table:formula="of:=MATCH([.AJ30]; [.$GV$1:.$GV$1048576];0)" office:value-type="float" office:value="77" calcext:value-type="float">
            <text:p>77</text:p>
          </table:table-cell>
          <table:table-cell table:formula="of:=MATCH([.AK30]; [.$GV$1:.$GV$1048576];0)" office:value-type="float" office:value="33" calcext:value-type="float">
            <text:p>33</text:p>
          </table:table-cell>
          <table:table-cell table:formula="of:=MATCH([.AL30]; [.$GV$1:.$GV$1048576];0)" office:value-type="float" office:value="13" calcext:value-type="float">
            <text:p>13</text:p>
          </table:table-cell>
          <table:table-cell table:style-name="ce1" table:formula="of:=INDIRECT(&quot;HC&quot;&amp;[.GG30])" office:value-type="string" office:string-value="Regain a (health) for every (health) lost by target." calcext:value-type="string">
            <text:p>Regain a (health) for every (health) lost by target.</text:p>
          </table:table-cell>
          <table:table-cell table:style-name="ce1" table:formula="of:=INDIRECT(&quot;HC&quot;&amp;[.GH30])">
            <text:p/>
          </table:table-cell>
          <table:table-cell table:style-name="ce1" table:formula="of:=INDIRECT(&quot;HC&quot;&amp;[.GI30])" office:value-type="string" office:string-value="Affects: (3_hex). Targets become &lt;b&gt;Asleep&lt;/b&gt;. (Miss next activation)" calcext:value-type="string">
            <text:p>Affects: (3_hex). Targets become &lt;b&gt;Asleep&lt;/b&gt;. (Miss next activation)</text:p>
          </table:table-cell>
          <table:table-cell table:style-name="ce1" table:formula="of:=INDIRECT(&quot;GW&quot;&amp;[.GG30])" office:value-type="float" office:value="0" calcext:value-type="float">
            <text:p>0</text:p>
          </table:table-cell>
          <table:table-cell table:style-name="ce1" table:formula="of:=INDIRECT(&quot;GW&quot;&amp;[.GH30])" office:value-type="float" office:value="1" calcext:value-type="float">
            <text:p>1</text:p>
          </table:table-cell>
          <table:table-cell table:style-name="ce1" table:formula="of:=INDIRECT(&quot;GW&quot;&amp;[.GI30])" office:value-type="float" office:value="1" calcext:value-type="float">
            <text:p>1</text:p>
          </table:table-cell>
          <table:table-cell table:style-name="ce1" table:formula="of:=INDIRECT(&quot;HE&quot;&amp;[.GG30])" office:value-type="string" office:string-value="Damage: (Grass)" calcext:value-type="string">
            <text:p>Damage: (Grass)</text:p>
          </table:table-cell>
          <table:table-cell table:style-name="ce1" table:formula="of:=INDIRECT(&quot;HE&quot;&amp;[.GH30])" office:value-type="string" office:string-value="Damage: (Psychic)(Psychic)" calcext:value-type="string">
            <text:p>Damage: (Psychic)(Psychic)</text:p>
          </table:table-cell>
          <table:table-cell table:style-name="ce1" table:formula="of:=INDIRECT(&quot;HE&quot;&amp;[.GI30])" office:value-type="string" office:string-value="Damage: " calcext:value-type="string">
            <text:p>Damage: 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it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mal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Target becomes &lt;b&gt;Flinched&lt;/b&gt;. (Can't use exhaustible attacks next activation)</text:p>
          </table:table-cell>
          <table:table-cell table:style-name="ce7" table:formula="of:=CONCATENATE([.HH30]; [.HB30])" office:value-type="string" office:string-value="Target becomes &lt;b&gt;Flinched&lt;/b&gt;. (Can't use exhaustible attacks next activation)" calcext:value-type="string">
            <text:p>Target becomes &lt;b&gt;Flinched&lt;/b&gt;. (Can't use exhaustible attacks next activation)</text:p>
          </table:table-cell>
          <table:table-cell table:style-name="ce6" table:formula="of:=CONCATENATE(&quot;(&quot;;[.GY30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30]&gt;=1;[.HD30];&quot;&quot;);IF([.GX30]&gt;=2;[.HD30];&quot;&quot;);IF([.GX30]&gt;=3;[.HD30];&quot;&quot;);IF([.GX30]&gt;=4;[.HD30];&quot;&quot;);IF([.GX30]&gt;=5;[.HD30];&quot;&quot;);IF([.HI30]=1;CONCATENATE(&quot;(&quot;;[.GY30];&quot;_x)&quot;);&quot;&quot;))" office:value-type="string" office:string-value="Damage: (Normal)(Normal)" calcext:value-type="string">
            <text:p>Damage: (Normal)(Normal)</text:p>
          </table:table-cell>
          <table:table-cell table:style-name="ce6"/>
          <table:table-cell table:style-name="ce6" table:formula="of:=CONCATENATE(IF([.HA30]&lt;&gt;&quot;all hostile Pok&amp;eacute;mon&quot;;&quot;(&quot;;&quot;&quot;);[.HA30];IF([.HA30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30] &lt;&gt; &quot;&quot;; CONCATENATE(&quot;Affects: &quot;; [.HG30]; &quot;. &quot;);&quot;&quot;)">
            <text:p/>
          </table:table-cell>
          <table:table-cell table:style-name="ce6"/>
          <table:table-cell table:style-name="ce6" table:formula="of:=CONCATENATE([.GV30]; IF([.GW30]=1;&quot; (cc)&quot;;&quot;&quot;))" office:value-type="string" office:string-value="Bite (cc)" calcext:value-type="string">
            <text:p>Bite (cc)</text:p>
          </table:table-cell>
          <table:table-cell table:style-name="ce6" table:formula="of:=CONCATENATE(&quot;Symbols/attack_imgs/&quot;;[.GV30];&quot;.png&quot;)" office:value-type="string" office:string-value="Symbols/attack_imgs/Bite.png" calcext:value-type="string">
            <text:p>Symbols/attack_imgs/Bite.png</text:p>
          </table:table-cell>
          <table:table-cell table:style-name="ce6" table:formula="of:=CONCATENATE(&quot;TM &quot;; [.GU30]-3; &quot; (&quot;;[.GY30]; &quot;_t) &amp;nbsp &quot;; [.GV30];  IF([.GW30]=1;&quot; (cc)&quot;;&quot;&quot;))" office:value-type="string" office:string-value="TM 26 (Normal_t) &amp;nbsp Bite (cc)" calcext:value-type="string">
            <text:p>TM 26 (Normal_t) &amp;nbsp Bite (cc)</text:p>
          </table:table-cell>
          <table:table-cell table:style-name="ce6" table:formula="of:=CONCATENATE([.HH30];[.HB30])" office:value-type="string" office:string-value="Target becomes &lt;b&gt;Flinched&lt;/b&gt;. (Can't use exhaustible attacks next activation)" calcext:value-type="string">
            <text:p>Target becomes &lt;b&gt;Flinched&lt;/b&gt;. (Can't use exhaustible attacks next activation)</text:p>
          </table:table-cell>
          <table:table-cell/>
          <table:table-cell table:formula="of:=IF([.GZ30]=&quot;none&quot;;&quot;&quot;;[.GZ30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30])=&quot;none&quot;;&quot;&quot;;INDIRECT(&quot;GZ&quot;&amp;[.GG30]))" office:value-type="float" office:value="2" calcext:value-type="float">
            <text:p>2</text:p>
          </table:table-cell>
          <table:table-cell table:formula="of:=IF(INDIRECT(&quot;GZ&quot;&amp;[.GH30])=&quot;none&quot;;&quot;&quot;;INDIRECT(&quot;GZ&quot;&amp;[.GH30]))" office:value-type="float" office:value="7" calcext:value-type="float">
            <text:p>7</text:p>
          </table:table-cell>
          <table:table-cell table:formula="of:=IF(INDIRECT(&quot;GZ&quot;&amp;[.GI30])=&quot;none&quot;;&quot;&quot;;INDIRECT(&quot;GZ&quot;&amp;[.GI30]))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IP30]=1;&quot;H&quot;;&quot;&quot;)" office:value-type="string" office:string-value="H" calcext:value-type="string">
            <text:p>H</text:p>
          </table:table-cell>
          <table:table-cell table:formula="of:=IF([.IQ30]=1;&quot;H&quot;;&quot;&quot;)">
            <text:p/>
          </table:table-cell>
          <table:table-cell table:formula="of:=IF([.IR30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Tangela</text:p>
          </table:table-cell>
          <table:table-cell table:number-columns-repeated="3"/>
          <table:table-cell office:value-type="string" calcext:value-type="string">
            <text:p>Grass</text:p>
          </table:table-cell>
          <table:table-cell office:value-type="string" calcext:value-type="string">
            <text:p>Entangle</text:p>
          </table:table-cell>
          <table:table-cell office:value-type="string" calcext:value-type="string">
            <text:p>Hostile Pok&amp;eacute;mon adjacent to tangela are &lt;b&gt;Slowed&lt;/b&gt; to 0.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Normal</text:p>
          </table:table-cell>
          <table:table-cell table:number-columns-repeated="10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formula="of:=12-COUNTIF([.T31:.AE31];&quot;&gt;1&quot;)-COUNTIF([.T31:.AE31];&quot;&gt;2&quot;)-COUNTIF([.T31:.AE31];&quot;&gt;3&quot;)-COUNTIF([.T31:.AE31];&quot;&gt;4&quot;)-COUNTIF([.T31:.AE31];&quot;&gt;5&quot;)-COUNTIF([.T31:.AE31];&quot;&gt;6&quot;)-COUNTIF([.T31:.AE31];&quot;&gt;7&quot;)-COUNTIF([.T31:.AE31];&quot;&gt;8&quot;)" office:value-type="float" office:value="11" calcext:value-type="float">
            <text:p>11</text:p>
          </table:table-cell>
          <table:table-cell table:formula="of:=SUM([.T31:.AE31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Giga Drain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Constri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Dig</text:p>
          </table:table-cell>
          <table:table-cell/>
          <table:table-cell table:style-name="ce59" table:formula="of:=ROUND([.AG31]+(12-[.AF31])-[.BA31]/2+[.BF31]+[.BG31]-[.BT31]+[.AZ31]*2/3+[.BC31]-[.AX31];1)" office:value-type="float" office:value="9.3" calcext:value-type="float">
            <text:p>9.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fari</text:p>
          </table:table-cell>
          <table:table-cell table:style-name="ce1" table:formula="of:=IF([.AW31]=&quot;Starter&quot;; 0;IF([.AW31]=&quot;Route 1&quot;;0; IF([.AW31]=&quot;Viridian Forest&quot;;0;IF([.AW31]=&quot;Cycling Road&quot;;0;0.7))))" office:value-type="float" office:value="0.7" calcext:value-type="float">
            <text:p>0.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31]=&quot;&quot;;IF([.I31]&lt;&gt;&quot;&quot;;0;IF([.M31]&lt;&gt;&quot;&quot;;[.AH31]-1;[.AI31]-1));IF([.M31]&lt;&gt;&quot;&quot;;0;IF([.Q31]&lt;&gt;&quot;&quot;;[.AH31]-1)))" office:value-type="float" office:value="0" calcext:value-type="float">
            <text:p>0</text:p>
          </table:table-cell>
          <table:table-cell/>
          <table:table-cell table:formula="of:=IF([.AM31]=1;0;IF([.AM31]=2;1;IF([.AM31]=3;1.7;IF([.AM31]=4;2.2;IF([.AM31]=5;2.55;IF([.AM31]=6;2.8;IF([.AM31]=7;3)))))))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BD31] *(2 -[.BE31])/2" office:value-type="float" office:value="0.95" calcext:value-type="float">
            <text:p>0.95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" table:formula="of:=INDIRECT(&quot;HJ&quot;&amp;[.GG31])" office:value-type="string" office:string-value="Giga Drain (cc)" calcext:value-type="string">
            <text:p>Giga Drain (cc)</text:p>
          </table:table-cell>
          <table:table-cell table:style-name="ce1" table:formula="of:=INDIRECT(&quot;HJ&quot;&amp;[.GH31])" office:value-type="string" office:string-value="Vine Whip" calcext:value-type="string">
            <text:p>Vine Whip</text:p>
          </table:table-cell>
          <table:table-cell table:style-name="ce1" table:formula="of:=INDIRECT(&quot;HJ&quot;&amp;[.GI31])" office:value-type="string" office:string-value="Constrict (cc)" calcext:value-type="string">
            <text:p>Constrict (cc)</text:p>
          </table:table-cell>
          <table:table-cell/>
          <table:table-cell table:style-name="ce1" table:formula="of:=IF([.BQ31]&gt;=1; 0;IF([.BR31]&gt;=1;[.AH31]-1;IF([.BS31]&gt;=1;[.AI31]-1;11)))" office:value-type="float" office:value="0" calcext:value-type="float">
            <text:p>0</text:p>
          </table:table-cell>
          <table:table-cell table:formula="of:=IF([.BQ31]&gt;=2; 0;IF([.BR31]&gt;=2;[.AH31]-1;IF([.BS31]&gt;=2;[.AI31]-1;11)))" office:value-type="float" office:value="0" calcext:value-type="float">
            <text:p>0</text:p>
          </table:table-cell>
          <table:table-cell table:formula="of:=IF([.BQ31]&gt;=3; 0;IF([.BR31]&gt;=3;[.AH31]-1;IF([.BS31]&gt;=3;[.AI31]-1;11)))" office:value-type="float" office:value="11" calcext:value-type="float">
            <text:p>11</text:p>
          </table:table-cell>
          <table:table-cell table:formula="of:=IF([.BQ31]&gt;=4; 0;IF([.BR31]&gt;=4;[.AH31]-1;IF([.BS31]&gt;=4;[.AI31]-1;11)))" office:value-type="float" office:value="11" calcext:value-type="float">
            <text:p>11</text:p>
          </table:table-cell>
          <table:table-cell table:formula="of:= 4- COUNTBLANK([.H31:.K31])" office:value-type="float" office:value="2" calcext:value-type="float">
            <text:p>2</text:p>
          </table:table-cell>
          <table:table-cell table:formula="of:= MAX([.BQ31];4 -COUNTBLANK([.L31:.O31]))" office:value-type="float" office:value="2" calcext:value-type="float">
            <text:p>2</text:p>
          </table:table-cell>
          <table:table-cell table:formula="of:=MAX([.BR31];4-COUNTBLANK([.P31:.S31]))" office:value-type="float" office:value="2" calcext:value-type="float">
            <text:p>2</text:p>
          </table:table-cell>
          <table:table-cell table:formula="of:=IF([.D31]&lt;&gt;&quot;&quot;;4;SUM([.BM31:.BP31])/7)" office:value-type="float" office:value="3.14285714285714" calcext:value-type="float">
            <text:p>3.14285714285714</text:p>
          </table:table-cell>
          <table:table-cell table:number-columns-repeated="16"/>
          <table:table-cell table:formula="of:=IF([.A31]=&quot;&quot;;0;1)+IF([.B31]=&quot;&quot;;0;1)+IF([.C31]=&quot;&quot;;0;1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IF([.D31]=&quot;&quot;;&quot;&quot;;CONCATENATE(&quot;Symbols/Other/&quot;;[.D31];&quot;.png&quot;))">
            <text:p/>
          </table:table-cell>
          <table:table-cell table:formula="of:=LEN([.A31])" office:value-type="float" office:value="7" calcext:value-type="float">
            <text:p>7</text:p>
          </table:table-cell>
          <table:table-cell table:formula="of:=LEN([.B31])" office:value-type="float" office:value="0" calcext:value-type="float">
            <text:p>0</text:p>
          </table:table-cell>
          <table:table-cell table:formula="of:=LEN([.C31])" office:value-type="float" office:value="0" calcext:value-type="float">
            <text:p>0</text:p>
          </table:table-cell>
          <table:table-cell table:formula="of:=CONCATENATE(IF([.FO31]&gt;0; CONCATENATE([.A31];&quot; (die_&quot;; [.H31]);&quot;&quot;); IF([.FO31]&gt;1; CONCATENATE(&quot;_&quot;;[.I31]);&quot;&quot;);IF([.FO31]&gt;2; CONCATENATE(&quot;_&quot;;[.J31]);&quot;&quot;);IF([.FO31]&gt;3; CONCATENATE(&quot;_&quot;;[.K31]);&quot;&quot;);IF([.FO31]&gt;0;&quot;)&quot;;[.A31]))" office:value-type="string" office:string-value="Tangela (die_Grass_Normal)" calcext:value-type="string">
            <text:p>Tangela (die_Grass_Normal)</text:p>
          </table:table-cell>
          <table:table-cell table:formula="of:=CONCATENATE(IF([.FP31]&gt;0; CONCATENATE([.B31];&quot; (die_&quot;; [.L31]);&quot;&quot;); IF([.FP31]&gt;1; CONCATENATE(&quot;_&quot;;[.M31]);&quot;&quot;);IF([.FP31]&gt;2; CONCATENATE(&quot;_&quot;;[.N31]);&quot;&quot;);IF([.FP31]&gt;3; CONCATENATE(&quot;_&quot;;[.O31]);&quot;&quot;);IF([.FP31]&gt;0;&quot;)&quot;;&quot;&quot;))">
            <text:p/>
          </table:table-cell>
          <table:table-cell table:formula="of:=CONCATENATE(IF([.FQ31]&gt;0; CONCATENATE([.C31];&quot; (die_&quot;; [.P31]);&quot;&quot;); IF([.FQ31]&gt;1; CONCATENATE(&quot;_&quot;;[.Q31]);&quot;&quot;);IF([.FQ31]&gt;2; CONCATENATE(&quot;_&quot;;[.R31]);&quot;&quot;);IF([.FQ31]&gt;3; CONCATENATE(&quot;_&quot;;[.S31]);&quot;&quot;);IF([.FQ31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31] = &quot;&quot;; &quot;&quot;;MATCH([.AN31];[.$GV$2:.$GV$100];0)-3)" office:value-type="float" office:value="7" calcext:value-type="float">
            <text:p>7</text:p>
          </table:table-cell>
          <table:table-cell table:formula="of:=IF([.AO31] = &quot;&quot;; &quot;&quot;;MATCH([.AO31];[.$GV$2:.$GV$100];0)-3)" office:value-type="float" office:value="38" calcext:value-type="float">
            <text:p>38</text:p>
          </table:table-cell>
          <table:table-cell table:formula="of:=IF([.AP31] = &quot;&quot;; &quot;&quot;;MATCH([.AP31];[.$GV$2:.$GV$100];0)-3)" office:value-type="float" office:value="13" calcext:value-type="float">
            <text:p>13</text:p>
          </table:table-cell>
          <table:table-cell table:formula="of:=IF([.AQ31] = &quot;&quot;; &quot;&quot;;MATCH([.AQ31];[.$GV$2:.$GV$100];0)-3)" office:value-type="float" office:value="1" calcext:value-type="float">
            <text:p>1</text:p>
          </table:table-cell>
          <table:table-cell table:formula="of:=IF([.AR31] = &quot;&quot;; &quot;&quot;;MATCH([.AR31];[.$GV$2:.$GV$100];0)-3)">
            <text:p/>
          </table:table-cell>
          <table:table-cell table:number-columns-repeated="2"/>
          <table:table-cell table:style-name="ce1" table:formula="of:=IFERROR(IF(OR(INDIRECT(&quot;$GX&quot; &amp; [.EV31]+4 )&gt;0;INDIRECT(&quot;$HI&quot; &amp; [.EV31]+4 )&gt;0);INDIRECT(&quot;$GY&quot; &amp; [.EV31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31]+4 )&gt;0;INDIRECT(&quot;$HI&quot; &amp; [.EW31]+4 )&gt;0);INDIRECT(&quot;$GY&quot; &amp; [.EW31]+4);&quot;&quot;);&quot;&quot;)">
            <text:p/>
          </table:table-cell>
          <table:table-cell table:style-name="ce1" table:formula="of:=IFERROR(IF(OR(INDIRECT(&quot;$GX&quot; &amp; [.EX31]+4 )&gt;0;INDIRECT(&quot;$HI&quot; &amp; [.EX31]+4 )&gt;0);INDIRECT(&quot;$GY&quot; &amp; [.EX31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31]+4 )&gt;0;INDIRECT(&quot;$HI&quot; &amp; [.EY31]+4 )&gt;0);INDIRECT(&quot;$GY&quot; &amp; [.EY31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Z31]+4 )&gt;0;INDIRECT(&quot;$HI&quot; &amp; [.EZ31]+4 )&gt;0);INDIRECT(&quot;$GY&quot; &amp; [.EZ31]+4);&quot;&quot;);&quot;&quot;)">
            <text:p/>
          </table:table-cell>
          <table:table-cell table:formula="of:=IF([.EJ31]=&quot;&quot;;&quot;&quot;;(SMALL([.$EJ31:.$EN31];[.DX31])))" office:value-type="float" office:value="1" calcext:value-type="float">
            <text:p>1</text:p>
          </table:table-cell>
          <table:table-cell table:formula="of:=IF([.EK31]=&quot;&quot;;&quot;&quot;;(SMALL([.$EJ31:.$EN31];[.DY31])))" office:value-type="float" office:value="7" calcext:value-type="float">
            <text:p>7</text:p>
          </table:table-cell>
          <table:table-cell table:formula="of:=IF([.EL31]=&quot;&quot;;&quot;&quot;;(SMALL([.$EJ31:.$EN31];[.DZ31])))" office:value-type="float" office:value="13" calcext:value-type="float">
            <text:p>13</text:p>
          </table:table-cell>
          <table:table-cell table:style-name="ce1" table:formula="of:=IF([.EM31]=&quot;&quot;;&quot;&quot;;(SMALL([.$EJ31:.$EN31];[.EA31])))" office:value-type="float" office:value="38" calcext:value-type="float">
            <text:p>38</text:p>
          </table:table-cell>
          <table:table-cell table:style-name="ce1" table:formula="of:=IF([.EN31]=&quot;&quot;;&quot;&quot;;(SMALL([.$EJ31:.$EN31];[.EB31])))">
            <text:p/>
          </table:table-cell>
          <table:table-cell table:formula="of:=IF([.EQ31]=&quot;&quot;;&quot;&quot;;CONCATENATE(&quot;symbols/types/only_color_exact/&quot;;[.EQ31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31]=&quot;&quot;;&quot;&quot;;CONCATENATE(&quot;symbols/types/only_color_exact/&quot;;[.ER31];&quot;.png&quot;))">
            <text:p/>
          </table:table-cell>
          <table:table-cell table:formula="of:=IF([.ES31]=&quot;&quot;;&quot;&quot;;CONCATENATE(&quot;symbols/types/only_color_exact/&quot;;[.ES31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31]=&quot;&quot;;&quot;&quot;;CONCATENATE(&quot;symbols/types/only_color_exact/&quot;;[.ET31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U31]=&quot;&quot;;&quot;&quot;;CONCATENATE(&quot;symbols/types/only_color_exact/&quot;;[.EU31];&quot;.png&quot;))">
            <text:p/>
          </table:table-cell>
          <table:table-cell table:formula="of:=IF([.EV31]=&quot;&quot;;&quot;&quot;;CONCATENATE(&quot;symbols/types/vanilla/&quot;;[.EV31];&quot;.png&quot;))" office:value-type="string" office:string-value="symbols/types/vanilla/1.png" calcext:value-type="string">
            <text:p>symbols/types/vanilla/1.png</text:p>
          </table:table-cell>
          <table:table-cell table:number-columns-repeated="4"/>
          <table:table-cell table:formula="of:=CONCATENATE(&quot;Symbols/Types/Weaknesses/&quot;; [.E31]; &quot;.png&quot;)" office:value-type="string" office:string-value="Symbols/Types/Weaknesses/Grass.png" calcext:value-type="string">
            <text:p>Symbols/Types/Weaknesses/Grass.png</text:p>
          </table:table-cell>
          <table:table-cell table:formula="of:=CONCATENATE(&quot;Symbols/Pokemon/&quot;;[.A31];&quot;.png&quot;)" office:value-type="string" office:string-value="Symbols/Pokemon/Tangela.png" calcext:value-type="string">
            <text:p>Symbols/Pokemon/Tangela.png</text:p>
          </table:table-cell>
          <table:table-cell table:formula="of:=CONCATENATE(&quot;Symbols/Pokemon/&quot;;[.B31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31];&quot;.png&quot;)" office:value-type="string" office:string-value="Symbols/Pokemon/.png" calcext:value-type="string">
            <text:p>Symbols/Pokemon/.png</text:p>
          </table:table-cell>
          <table:table-cell table:formula="of:=IF([.H31]=&quot;&quot;;0;1)+IF([.I31]=&quot;&quot;;0;1) +IF([.J31]=&quot;&quot;;0;1)+ IF([.K31] = &quot;&quot;;0;1)" office:value-type="float" office:value="2" calcext:value-type="float">
            <text:p>2</text:p>
          </table:table-cell>
          <table:table-cell table:formula="of:=IF([.L31]=&quot;&quot;;0;1)+IF([.M31]=&quot;&quot;;0;1) +IF([.N31]=&quot;&quot;;0;1)+ IF([.O31] = &quot;&quot;;0;1)" office:value-type="float" office:value="0" calcext:value-type="float">
            <text:p>0</text:p>
          </table:table-cell>
          <table:table-cell table:formula="of:=IF([.P31]=&quot;&quot;;0;1)+IF([.Q31]=&quot;&quot;;0;1) +IF([.R31]=&quot;&quot;;0;1)+ IF([.S31] = &quot;&quot;;0;1)" office:value-type="float" office:value="0" calcext:value-type="float">
            <text:p>0</text:p>
          </table:table-cell>
          <table:table-cell table:formula="of:=CONCATENATE(&quot;Symbols/Dice/dice_&quot;;[.H31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I31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J3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3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3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3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3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3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3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3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3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31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31])" office:value-type="string" office:string-value="Speed: 2" calcext:value-type="string">
            <text:p>Speed: 2</text:p>
          </table:table-cell>
          <table:table-cell/>
          <table:table-cell table:formula="of:=MATCH([.AJ31]; [.$GV$1:.$GV$1048576];0)" office:value-type="float" office:value="76" calcext:value-type="float">
            <text:p>76</text:p>
          </table:table-cell>
          <table:table-cell table:formula="of:=MATCH([.AK31]; [.$GV$1:.$GV$1048576];0)" office:value-type="float" office:value="71" calcext:value-type="float">
            <text:p>71</text:p>
          </table:table-cell>
          <table:table-cell table:formula="of:=MATCH([.AL31]; [.$GV$1:.$GV$1048576];0)" office:value-type="float" office:value="89" calcext:value-type="float">
            <text:p>89</text:p>
          </table:table-cell>
          <table:table-cell table:style-name="ce1" table:formula="of:=INDIRECT(&quot;HC&quot;&amp;[.GG31])" office:value-type="string" office:string-value="Regain a (health) for every (health) lost by target." calcext:value-type="string">
            <text:p>Regain a (health) for every (health) lost by target.</text:p>
          </table:table-cell>
          <table:table-cell table:style-name="ce1" table:formula="of:=INDIRECT(&quot;HC&quot;&amp;[.GH31])" office:value-type="string" office:string-value="May move target one hexagon." calcext:value-type="string">
            <text:p>May move target one hexagon.</text:p>
          </table:table-cell>
          <table:table-cell table:style-name="ce1" table:formula="of:=INDIRECT(&quot;HC&quot;&amp;[.GI31])" office:value-type="string" office:string-value="Can only be used on Pok&amp;eacute;mon with speed 0." calcext:value-type="string">
            <text:p>Can only be used on Pok&amp;eacute;mon with speed 0.</text:p>
          </table:table-cell>
          <table:table-cell table:style-name="ce1" table:formula="of:=INDIRECT(&quot;GW&quot;&amp;[.GG31])" office:value-type="float" office:value="1" calcext:value-type="float">
            <text:p>1</text:p>
          </table:table-cell>
          <table:table-cell table:style-name="ce1" table:formula="of:=INDIRECT(&quot;GW&quot;&amp;[.GH31])" office:value-type="float" office:value="0" calcext:value-type="float">
            <text:p>0</text:p>
          </table:table-cell>
          <table:table-cell table:style-name="ce1" table:formula="of:=INDIRECT(&quot;GW&quot;&amp;[.GI31])" office:value-type="float" office:value="1" calcext:value-type="float">
            <text:p>1</text:p>
          </table:table-cell>
          <table:table-cell table:style-name="ce1" table:formula="of:=INDIRECT(&quot;HE&quot;&amp;[.GG31])" office:value-type="string" office:string-value="Damage: (Grass)(Grass)" calcext:value-type="string">
            <text:p>Damage: (Grass)(Grass)</text:p>
          </table:table-cell>
          <table:table-cell table:style-name="ce1" table:formula="of:=INDIRECT(&quot;HE&quot;&amp;[.GH31])" office:value-type="string" office:string-value="Damage: (Grass)" calcext:value-type="string">
            <text:p>Damage: (Grass)</text:p>
          </table:table-cell>
          <table:table-cell table:style-name="ce1" table:formula="of:=INDIRECT(&quot;HE&quot;&amp;[.GI31])" office:value-type="string" office:string-value="Damage: (Normal)(Normal)(Normal)(Normal)" calcext:value-type="string">
            <text:p>Damage: (Normal)(Normal)(Normal)(Normal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Disabl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sychic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office:value-type="string" calcext:value-type="string">
            <text:p>Exhaust one of the target's attacks.</text:p>
          </table:table-cell>
          <table:table-cell table:style-name="ce7" table:formula="of:=CONCATENATE([.HH31]; [.HB31])" office:value-type="string" office:string-value="Exhaust one of the target's attacks." calcext:value-type="string">
            <text:p>Exhaust one of the target's attacks.</text:p>
          </table:table-cell>
          <table:table-cell table:style-name="ce6" table:formula="of:=CONCATENATE(&quot;(&quot;;[.GY31];&quot;)&quot;)" office:value-type="string" office:string-value="(Psychic)" calcext:value-type="string">
            <text:p>(Psychic)</text:p>
          </table:table-cell>
          <table:table-cell table:style-name="ce6" table:formula="of:=CONCATENATE(&quot;Damage: &quot;;IF([.GX31]&gt;=1;[.HD31];&quot;&quot;);IF([.GX31]&gt;=2;[.HD31];&quot;&quot;);IF([.GX31]&gt;=3;[.HD31];&quot;&quot;);IF([.GX31]&gt;=4;[.HD31];&quot;&quot;);IF([.GX31]&gt;=5;[.HD31];&quot;&quot;);IF([.HI31]=1;CONCATENATE(&quot;(&quot;;[.GY31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31]&lt;&gt;&quot;all hostile Pok&amp;eacute;mon&quot;;&quot;(&quot;;&quot;&quot;);[.HA31];IF([.HA31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31] &lt;&gt; &quot;&quot;; CONCATENATE(&quot;Affects: &quot;; [.HG31]; &quot;. &quot;);&quot;&quot;)">
            <text:p/>
          </table:table-cell>
          <table:table-cell table:style-name="ce6"/>
          <table:table-cell table:style-name="ce6" table:formula="of:=CONCATENATE([.GV31]; IF([.GW31]=1;&quot; (cc)&quot;;&quot;&quot;))" office:value-type="string" office:string-value="Disable (cc)" calcext:value-type="string">
            <text:p>Disable (cc)</text:p>
          </table:table-cell>
          <table:table-cell table:style-name="ce6" table:formula="of:=CONCATENATE(&quot;Symbols/attack_imgs/&quot;;[.GV31];&quot;.png&quot;)" office:value-type="string" office:string-value="Symbols/attack_imgs/Disable.png" calcext:value-type="string">
            <text:p>Symbols/attack_imgs/Disable.png</text:p>
          </table:table-cell>
          <table:table-cell table:style-name="ce6" table:formula="of:=CONCATENATE(&quot;TM &quot;; [.GU31]-3; &quot; (&quot;;[.GY31]; &quot;_t) &amp;nbsp &quot;; [.GV31];  IF([.GW31]=1;&quot; (cc)&quot;;&quot;&quot;))" office:value-type="string" office:string-value="TM 27 (Psychic_t) &amp;nbsp Disable (cc)" calcext:value-type="string">
            <text:p>TM 27 (Psychic_t) &amp;nbsp Disable (cc)</text:p>
          </table:table-cell>
          <table:table-cell table:style-name="ce6" table:formula="of:=CONCATENATE([.HH31];[.HB31])" office:value-type="string" office:string-value="Exhaust one of the target's attacks." calcext:value-type="string">
            <text:p>Exhaust one of the target's attacks.</text:p>
          </table:table-cell>
          <table:table-cell/>
          <table:table-cell table:formula="of:=IF([.GZ31]=&quot;none&quot;;&quot;&quot;;[.GZ31])" office:value-type="float" office:value="7" calcext:value-type="float">
            <text:p>7</text:p>
          </table:table-cell>
          <table:table-cell table:number-columns-repeated="2"/>
          <table:table-cell table:formula="of:=IF(INDIRECT(&quot;GZ&quot;&amp;[.GG31])=&quot;none&quot;;&quot;&quot;;INDIRECT(&quot;GZ&quot;&amp;[.GG31]))" office:value-type="float" office:value="2" calcext:value-type="float">
            <text:p>2</text:p>
          </table:table-cell>
          <table:table-cell table:formula="of:=IF(INDIRECT(&quot;GZ&quot;&amp;[.GH31])=&quot;none&quot;;&quot;&quot;;INDIRECT(&quot;GZ&quot;&amp;[.GH31]))" office:value-type="float" office:value="4" calcext:value-type="float">
            <text:p>4</text:p>
          </table:table-cell>
          <table:table-cell table:formula="of:=IF(INDIRECT(&quot;GZ&quot;&amp;[.GI31])=&quot;none&quot;;&quot;&quot;;INDIRECT(&quot;GZ&quot;&amp;[.GI31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IF([.IP31]=1;&quot;H&quot;;&quot;&quot;)">
            <text:p/>
          </table:table-cell>
          <table:table-cell table:formula="of:=IF([.IQ31]=1;&quot;H&quot;;&quot;&quot;)">
            <text:p/>
          </table:table-cell>
          <table:table-cell table:formula="of:=IF([.IR31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3">
          <table:table-cell table:style-name="ce2" office:value-type="string" calcext:value-type="string">
            <text:p>Tauro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office:value-type="string" calcext:value-type="string">
            <text:p>Anger Point</text:p>
          </table:table-cell>
          <table:table-cell table:style-name="ce2" office:value-type="string" calcext:value-type="string">
            <text:p>When affected by a super effective attack, gain 2 free movement and make an attack.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formula="of:=12-COUNTIF([.T32:.AE32];&quot;&gt;1&quot;)-COUNTIF([.T32:.AE32];&quot;&gt;2&quot;)-COUNTIF([.T32:.AE32];&quot;&gt;3&quot;)-COUNTIF([.T32:.AE32];&quot;&gt;4&quot;)-COUNTIF([.T32:.AE32];&quot;&gt;5&quot;)-COUNTIF([.T32:.AE32];&quot;&gt;6&quot;)-COUNTIF([.T32:.AE32];&quot;&gt;7&quot;)-COUNTIF([.T32:.AE32];&quot;&gt;8&quot;)" office:value-type="float" office:value="11" calcext:value-type="float">
            <text:p>11</text:p>
          </table:table-cell>
          <table:table-cell table:formula="of:=SUM([.T32:.AE32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ake Down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Iron Ta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Dig</text:p>
          </table:table-cell>
          <table:table-cell table:number-columns-repeated="2"/>
          <table:table-cell table:style-name="ce59" table:formula="of:=ROUND([.AG32]+(12-[.AF32])-[.BA32]/2+[.BF32]+[.BG32]-[.BT32]+[.AZ32]*2/3+[.BC32]-[.AX32];1)" office:value-type="float" office:value="8.7" calcext:value-type="float">
            <text:p>8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fari</text:p>
          </table:table-cell>
          <table:table-cell table:style-name="ce1" table:formula="of:=IF([.AW32]=&quot;Starter&quot;; 0;IF([.AW32]=&quot;Route 1&quot;;0; IF([.AW32]=&quot;Viridian Forest&quot;;0;IF([.AW32]=&quot;Cycling Road&quot;;0;0.7))))"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32]=&quot;&quot;;IF([.I32]&lt;&gt;&quot;&quot;;0;IF([.M32]&lt;&gt;&quot;&quot;;[.AH32]-1;[.AI32]-1));IF([.M32]&lt;&gt;&quot;&quot;;0;IF([.Q32]&lt;&gt;&quot;&quot;;[.AH32]-1)))" office:value-type="float" office:value="0" calcext:value-type="float">
            <text:p>0</text:p>
          </table:table-cell>
          <table:table-cell/>
          <table:table-cell table:formula="of:=IF([.AM32]=1;0;IF([.AM32]=2;1;IF([.AM32]=3;1.7;IF([.AM32]=4;2.2;IF([.AM32]=5;2.55;IF([.AM32]=6;2.8;IF([.AM32]=7;3)))))))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formula="of:=[.BD32] *(2 -[.BE32])/2"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" table:formula="of:=INDIRECT(&quot;HJ&quot;&amp;[.GG32])" office:value-type="string" office:string-value="Take Down (cc)" calcext:value-type="string">
            <text:p>Take Down (cc)</text:p>
          </table:table-cell>
          <table:table-cell table:style-name="ce1" table:formula="of:=INDIRECT(&quot;HJ&quot;&amp;[.GH32])" office:value-type="string" office:string-value="Stomp" calcext:value-type="string">
            <text:p>Stomp</text:p>
          </table:table-cell>
          <table:table-cell table:style-name="ce1" table:formula="of:=INDIRECT(&quot;HJ&quot;&amp;[.GI32])" office:value-type="string" office:string-value="Iron Tail (cc)" calcext:value-type="string">
            <text:p>Iron Tail (cc)</text:p>
          </table:table-cell>
          <table:table-cell/>
          <table:table-cell table:style-name="ce1" table:formula="of:=IF([.BQ32]&gt;=1; 0;IF([.BR32]&gt;=1;[.AH32]-1;IF([.BS32]&gt;=1;[.AI32]-1;11)))" office:value-type="float" office:value="0" calcext:value-type="float">
            <text:p>0</text:p>
          </table:table-cell>
          <table:table-cell table:formula="of:=IF([.BQ32]&gt;=2; 0;IF([.BR32]&gt;=2;[.AH32]-1;IF([.BS32]&gt;=2;[.AI32]-1;11)))" office:value-type="float" office:value="0" calcext:value-type="float">
            <text:p>0</text:p>
          </table:table-cell>
          <table:table-cell table:formula="of:=IF([.BQ32]&gt;=3; 0;IF([.BR32]&gt;=3;[.AH32]-1;IF([.BS32]&gt;=3;[.AI32]-1;11)))" office:value-type="float" office:value="11" calcext:value-type="float">
            <text:p>11</text:p>
          </table:table-cell>
          <table:table-cell table:formula="of:=IF([.BQ32]&gt;=4; 0;IF([.BR32]&gt;=4;[.AH32]-1;IF([.BS32]&gt;=4;[.AI32]-1;11)))" office:value-type="float" office:value="11" calcext:value-type="float">
            <text:p>11</text:p>
          </table:table-cell>
          <table:table-cell table:formula="of:= 4- COUNTBLANK([.H32:.K32])" office:value-type="float" office:value="2" calcext:value-type="float">
            <text:p>2</text:p>
          </table:table-cell>
          <table:table-cell table:formula="of:= MAX([.BQ32];4 -COUNTBLANK([.L32:.O32]))" office:value-type="float" office:value="2" calcext:value-type="float">
            <text:p>2</text:p>
          </table:table-cell>
          <table:table-cell table:formula="of:=MAX([.BR32];4-COUNTBLANK([.P32:.S32]))" office:value-type="float" office:value="2" calcext:value-type="float">
            <text:p>2</text:p>
          </table:table-cell>
          <table:table-cell table:formula="of:=IF([.D32]&lt;&gt;&quot;&quot;;4;SUM([.BM32:.BP32])/7)" office:value-type="float" office:value="3.14285714285714" calcext:value-type="float">
            <text:p>3.14285714285714</text:p>
          </table:table-cell>
          <table:table-cell table:number-columns-repeated="16"/>
          <table:table-cell table:formula="of:=IF([.A32]=&quot;&quot;;0;1)+IF([.B32]=&quot;&quot;;0;1)+IF([.C32]=&quot;&quot;;0;1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IF([.D32]=&quot;&quot;;&quot;&quot;;CONCATENATE(&quot;Symbols/Other/&quot;;[.D32];&quot;.png&quot;))">
            <text:p/>
          </table:table-cell>
          <table:table-cell table:formula="of:=LEN([.A32])" office:value-type="float" office:value="6" calcext:value-type="float">
            <text:p>6</text:p>
          </table:table-cell>
          <table:table-cell table:formula="of:=LEN([.B32])" office:value-type="float" office:value="0" calcext:value-type="float">
            <text:p>0</text:p>
          </table:table-cell>
          <table:table-cell table:formula="of:=LEN([.C32])" office:value-type="float" office:value="0" calcext:value-type="float">
            <text:p>0</text:p>
          </table:table-cell>
          <table:table-cell table:formula="of:=CONCATENATE(IF([.FO32]&gt;0; CONCATENATE([.A32];&quot; (die_&quot;; [.H32]);&quot;&quot;); IF([.FO32]&gt;1; CONCATENATE(&quot;_&quot;;[.I32]);&quot;&quot;);IF([.FO32]&gt;2; CONCATENATE(&quot;_&quot;;[.J32]);&quot;&quot;);IF([.FO32]&gt;3; CONCATENATE(&quot;_&quot;;[.K32]);&quot;&quot;);IF([.FO32]&gt;0;&quot;)&quot;;[.A32]))" office:value-type="string" office:string-value="Tauros (die_Normal_Normal)" calcext:value-type="string">
            <text:p>Tauros (die_Normal_Normal)</text:p>
          </table:table-cell>
          <table:table-cell table:formula="of:=CONCATENATE(IF([.FP32]&gt;0; CONCATENATE([.B32];&quot; (die_&quot;; [.L32]);&quot;&quot;); IF([.FP32]&gt;1; CONCATENATE(&quot;_&quot;;[.M32]);&quot;&quot;);IF([.FP32]&gt;2; CONCATENATE(&quot;_&quot;;[.N32]);&quot;&quot;);IF([.FP32]&gt;3; CONCATENATE(&quot;_&quot;;[.O32]);&quot;&quot;);IF([.FP32]&gt;0;&quot;)&quot;;&quot;&quot;))">
            <text:p/>
          </table:table-cell>
          <table:table-cell table:formula="of:=CONCATENATE(IF([.FQ32]&gt;0; CONCATENATE([.C32];&quot; (die_&quot;; [.P32]);&quot;&quot;); IF([.FQ32]&gt;1; CONCATENATE(&quot;_&quot;;[.Q32]);&quot;&quot;);IF([.FQ32]&gt;2; CONCATENATE(&quot;_&quot;;[.R32]);&quot;&quot;);IF([.FQ32]&gt;3; CONCATENATE(&quot;_&quot;;[.S32]);&quot;&quot;);IF([.FQ32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32] = &quot;&quot;; &quot;&quot;;MATCH([.AN32];[.$GV$2:.$GV$100];0)-3)" office:value-type="float" office:value="21" calcext:value-type="float">
            <text:p>21</text:p>
          </table:table-cell>
          <table:table-cell table:formula="of:=IF([.AO32] = &quot;&quot;; &quot;&quot;;MATCH([.AO32];[.$GV$2:.$GV$100];0)-3)" office:value-type="float" office:value="4" calcext:value-type="float">
            <text:p>4</text:p>
          </table:table-cell>
          <table:table-cell table:formula="of:=IF([.AP32] = &quot;&quot;; &quot;&quot;;MATCH([.AP32];[.$GV$2:.$GV$100];0)-3)" office:value-type="float" office:value="1" calcext:value-type="float">
            <text:p>1</text:p>
          </table:table-cell>
          <table:table-cell table:formula="of:=IF([.AQ32] = &quot;&quot;; &quot;&quot;;MATCH([.AQ32];[.$GV$2:.$GV$100];0)-3)">
            <text:p/>
          </table:table-cell>
          <table:table-cell table:formula="of:=IF([.AR32] = &quot;&quot;; &quot;&quot;;MATCH([.AR32];[.$GV$2:.$GV$100];0)-3)">
            <text:p/>
          </table:table-cell>
          <table:table-cell table:number-columns-repeated="2"/>
          <table:table-cell table:style-name="ce1" table:formula="of:=IFERROR(IF(OR(INDIRECT(&quot;$GX&quot; &amp; [.EV32]+4 )&gt;0;INDIRECT(&quot;$HI&quot; &amp; [.EV32]+4 )&gt;0);INDIRECT(&quot;$GY&quot; &amp; [.EV32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32]+4 )&gt;0;INDIRECT(&quot;$HI&quot; &amp; [.EW32]+4 )&gt;0);INDIRECT(&quot;$GY&quot; &amp; [.EW32]+4);&quot;&quot;);&quot;&quot;)">
            <text:p/>
          </table:table-cell>
          <table:table-cell table:style-name="ce1" table:formula="of:=IFERROR(IF(OR(INDIRECT(&quot;$GX&quot; &amp; [.EX32]+4 )&gt;0;INDIRECT(&quot;$HI&quot; &amp; [.EX32]+4 )&gt;0);INDIRECT(&quot;$GY&quot; &amp; [.EX32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Y32]+4 )&gt;0;INDIRECT(&quot;$HI&quot; &amp; [.EY32]+4 )&gt;0);INDIRECT(&quot;$GY&quot; &amp; [.EY32]+4);&quot;&quot;);&quot;&quot;)">
            <text:p/>
          </table:table-cell>
          <table:table-cell table:style-name="ce1" table:formula="of:=IFERROR(IF(OR(INDIRECT(&quot;$GX&quot; &amp; [.EZ32]+4 )&gt;0;INDIRECT(&quot;$HI&quot; &amp; [.EZ32]+4 )&gt;0);INDIRECT(&quot;$GY&quot; &amp; [.EZ32]+4);&quot;&quot;);&quot;&quot;)">
            <text:p/>
          </table:table-cell>
          <table:table-cell table:formula="of:=IF([.EJ32]=&quot;&quot;;&quot;&quot;;(SMALL([.$EJ32:.$EN32];[.DX32])))" office:value-type="float" office:value="1" calcext:value-type="float">
            <text:p>1</text:p>
          </table:table-cell>
          <table:table-cell table:formula="of:=IF([.EK32]=&quot;&quot;;&quot;&quot;;(SMALL([.$EJ32:.$EN32];[.DY32])))" office:value-type="float" office:value="4" calcext:value-type="float">
            <text:p>4</text:p>
          </table:table-cell>
          <table:table-cell table:formula="of:=IF([.EL32]=&quot;&quot;;&quot;&quot;;(SMALL([.$EJ32:.$EN32];[.DZ32])))" office:value-type="float" office:value="21" calcext:value-type="float">
            <text:p>21</text:p>
          </table:table-cell>
          <table:table-cell table:style-name="ce1" table:formula="of:=IF([.EM32]=&quot;&quot;;&quot;&quot;;(SMALL([.$EJ32:.$EN32];[.EA32])))">
            <text:p/>
          </table:table-cell>
          <table:table-cell table:style-name="ce1" table:formula="of:=IF([.EN32]=&quot;&quot;;&quot;&quot;;(SMALL([.$EJ32:.$EN32];[.EB32])))">
            <text:p/>
          </table:table-cell>
          <table:table-cell table:formula="of:=IF([.EQ32]=&quot;&quot;;&quot;&quot;;CONCATENATE(&quot;symbols/types/only_color_exact/&quot;;[.EQ32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32]=&quot;&quot;;&quot;&quot;;CONCATENATE(&quot;symbols/types/only_color_exact/&quot;;[.ER32];&quot;.png&quot;))">
            <text:p/>
          </table:table-cell>
          <table:table-cell table:formula="of:=IF([.ES32]=&quot;&quot;;&quot;&quot;;CONCATENATE(&quot;symbols/types/only_color_exact/&quot;;[.ES32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T32]=&quot;&quot;;&quot;&quot;;CONCATENATE(&quot;symbols/types/only_color_exact/&quot;;[.ET32];&quot;.png&quot;))">
            <text:p/>
          </table:table-cell>
          <table:table-cell table:formula="of:=IF([.EU32]=&quot;&quot;;&quot;&quot;;CONCATENATE(&quot;symbols/types/only_color_exact/&quot;;[.EU32];&quot;.png&quot;))">
            <text:p/>
          </table:table-cell>
          <table:table-cell table:number-columns-repeated="5"/>
          <table:table-cell table:formula="of:=CONCATENATE(&quot;Symbols/Types/Weaknesses/&quot;; [.E32]; &quot;.png&quot;)" office:value-type="string" office:string-value="Symbols/Types/Weaknesses/Normal.png" calcext:value-type="string">
            <text:p>Symbols/Types/Weaknesses/Normal.png</text:p>
          </table:table-cell>
          <table:table-cell table:formula="of:=CONCATENATE(&quot;Symbols/Pokemon/&quot;;[.A32];&quot;.png&quot;)" office:value-type="string" office:string-value="Symbols/Pokemon/Tauros.png" calcext:value-type="string">
            <text:p>Symbols/Pokemon/Tauros.png</text:p>
          </table:table-cell>
          <table:table-cell table:formula="of:=CONCATENATE(&quot;Symbols/Pokemon/&quot;;[.B32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32];&quot;.png&quot;)" office:value-type="string" office:string-value="Symbols/Pokemon/.png" calcext:value-type="string">
            <text:p>Symbols/Pokemon/.png</text:p>
          </table:table-cell>
          <table:table-cell table:formula="of:=IF([.H32]=&quot;&quot;;0;1)+IF([.I32]=&quot;&quot;;0;1) +IF([.J32]=&quot;&quot;;0;1)+ IF([.K32] = &quot;&quot;;0;1)" office:value-type="float" office:value="2" calcext:value-type="float">
            <text:p>2</text:p>
          </table:table-cell>
          <table:table-cell table:formula="of:=IF([.L32]=&quot;&quot;;0;1)+IF([.M32]=&quot;&quot;;0;1) +IF([.N32]=&quot;&quot;;0;1)+ IF([.O32] = &quot;&quot;;0;1)" office:value-type="float" office:value="0" calcext:value-type="float">
            <text:p>0</text:p>
          </table:table-cell>
          <table:table-cell table:formula="of:=IF([.P32]=&quot;&quot;;0;1)+IF([.Q32]=&quot;&quot;;0;1) +IF([.R32]=&quot;&quot;;0;1)+ IF([.S32] = &quot;&quot;;0;1)" office:value-type="float" office:value="0" calcext:value-type="float">
            <text:p>0</text:p>
          </table:table-cell>
          <table:table-cell table:formula="of:=CONCATENATE(&quot;Symbols/Dice/dice_&quot;;[.H32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I32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J3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3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3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3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3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3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3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3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3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32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32])" office:value-type="string" office:string-value="Speed: 4" calcext:value-type="string">
            <text:p>Speed: 4</text:p>
          </table:table-cell>
          <table:table-cell/>
          <table:table-cell table:formula="of:=MATCH([.AJ32]; [.$GV$1:.$GV$1048576];0)" office:value-type="float" office:value="35" calcext:value-type="float">
            <text:p>35</text:p>
          </table:table-cell>
          <table:table-cell table:formula="of:=MATCH([.AK32]; [.$GV$1:.$GV$1048576];0)" office:value-type="float" office:value="90" calcext:value-type="float">
            <text:p>90</text:p>
          </table:table-cell>
          <table:table-cell table:formula="of:=MATCH([.AL32]; [.$GV$1:.$GV$1048576];0)" office:value-type="float" office:value="20" calcext:value-type="float">
            <text:p>20</text:p>
          </table:table-cell>
          <table:table-cell table:style-name="ce1" table:formula="of:=INDIRECT(&quot;HC&quot;&amp;[.GG32])" office:value-type="string" office:string-value="Take (normal) after attack." calcext:value-type="string">
            <text:p>Take (normal) after attack.</text:p>
          </table:table-cell>
          <table:table-cell table:style-name="ce1" table:formula="of:=INDIRECT(&quot;HC&quot;&amp;[.GH32])" office:value-type="string" office:string-value="Can only be used when having 3 or more unused movements." calcext:value-type="string">
            <text:p>Can only be used when having 3 or more unused movements.</text:p>
          </table:table-cell>
          <table:table-cell table:style-name="ce1" table:formula="of:=INDIRECT(&quot;HC&quot;&amp;[.GI32])" office:value-type="string" office:string-value="Affects: (half). May move targets 1 hexagon." calcext:value-type="string">
            <text:p>Affects: (half). May move targets 1 hexagon.</text:p>
          </table:table-cell>
          <table:table-cell table:style-name="ce1" table:formula="of:=INDIRECT(&quot;GW&quot;&amp;[.GG32])" office:value-type="float" office:value="1" calcext:value-type="float">
            <text:p>1</text:p>
          </table:table-cell>
          <table:table-cell table:style-name="ce1" table:formula="of:=INDIRECT(&quot;GW&quot;&amp;[.GH32])" office:value-type="float" office:value="0" calcext:value-type="float">
            <text:p>0</text:p>
          </table:table-cell>
          <table:table-cell table:style-name="ce1" table:formula="of:=INDIRECT(&quot;GW&quot;&amp;[.GI32])" office:value-type="float" office:value="1" calcext:value-type="float">
            <text:p>1</text:p>
          </table:table-cell>
          <table:table-cell table:style-name="ce1" table:formula="of:=INDIRECT(&quot;HE&quot;&amp;[.GG32])" office:value-type="string" office:string-value="Damage: (Normal)(Normal)(Normal)(Normal)" calcext:value-type="string">
            <text:p>Damage: (Normal)(Normal)(Normal)(Normal)</text:p>
          </table:table-cell>
          <table:table-cell table:style-name="ce1" table:formula="of:=INDIRECT(&quot;HE&quot;&amp;[.GH32])" office:value-type="string" office:string-value="Damage: (Normal)(Normal)(Normal)" calcext:value-type="string">
            <text:p>Damage: (Normal)(Normal)(Normal)</text:p>
          </table:table-cell>
          <table:table-cell table:style-name="ce1" table:formula="of:=INDIRECT(&quot;HE&quot;&amp;[.GI32])" office:value-type="string" office:string-value="Damage: (Normal)(Normal)" calcext:value-type="string">
            <text:p>Damage: (Normal)(Normal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hadow Ba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sychic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style-name="ce7" table:formula="of:=CONCATENATE([.HH32]; [.HB32])">
            <text:p/>
          </table:table-cell>
          <table:table-cell table:style-name="ce6" table:formula="of:=CONCATENATE(&quot;(&quot;;[.GY32];&quot;)&quot;)" office:value-type="string" office:string-value="(Psychic)" calcext:value-type="string">
            <text:p>(Psychic)</text:p>
          </table:table-cell>
          <table:table-cell table:style-name="ce6" table:formula="of:=CONCATENATE(&quot;Damage: &quot;;IF([.GX32]&gt;=1;[.HD32];&quot;&quot;);IF([.GX32]&gt;=2;[.HD32];&quot;&quot;);IF([.GX32]&gt;=3;[.HD32];&quot;&quot;);IF([.GX32]&gt;=4;[.HD32];&quot;&quot;);IF([.GX32]&gt;=5;[.HD32];&quot;&quot;);IF([.HI32]=1;CONCATENATE(&quot;(&quot;;[.GY32];&quot;_x)&quot;);&quot;&quot;))" office:value-type="string" office:string-value="Damage: (Psychic)" calcext:value-type="string">
            <text:p>Damage: (Psychic)</text:p>
          </table:table-cell>
          <table:table-cell table:style-name="ce6"/>
          <table:table-cell table:style-name="ce6" table:formula="of:=CONCATENATE(IF([.HA32]&lt;&gt;&quot;all hostile Pok&amp;eacute;mon&quot;;&quot;(&quot;;&quot;&quot;);[.HA32];IF([.HA32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32] &lt;&gt; &quot;&quot;; CONCATENATE(&quot;Affects: &quot;; [.HG32]; &quot;. &quot;);&quot;&quot;)">
            <text:p/>
          </table:table-cell>
          <table:table-cell table:style-name="ce6"/>
          <table:table-cell table:style-name="ce6" table:formula="of:=CONCATENATE([.GV32]; IF([.GW32]=1;&quot; (cc)&quot;;&quot;&quot;))" office:value-type="string" office:string-value="Shadow Ball" calcext:value-type="string">
            <text:p>Shadow Ball</text:p>
          </table:table-cell>
          <table:table-cell table:style-name="ce6" table:formula="of:=CONCATENATE(&quot;Symbols/attack_imgs/&quot;;[.GV32];&quot;.png&quot;)" office:value-type="string" office:string-value="Symbols/attack_imgs/Shadow Ball.png" calcext:value-type="string">
            <text:p>Symbols/attack_imgs/Shadow Ball.png</text:p>
          </table:table-cell>
          <table:table-cell table:style-name="ce6" table:formula="of:=CONCATENATE(&quot;TM &quot;; [.GU32]-3; &quot; (&quot;;[.GY32]; &quot;_t) &amp;nbsp &quot;; [.GV32];  IF([.GW32]=1;&quot; (cc)&quot;;&quot;&quot;))" office:value-type="string" office:string-value="TM 28 (Psychic_t) &amp;nbsp Shadow Ball" calcext:value-type="string">
            <text:p>TM 28 (Psychic_t) &amp;nbsp Shadow Ball</text:p>
          </table:table-cell>
          <table:table-cell table:style-name="ce6" table:formula="of:=CONCATENATE([.HH32];[.HB32])">
            <text:p/>
          </table:table-cell>
          <table:table-cell/>
          <table:table-cell table:formula="of:=IF([.GZ32]=&quot;none&quot;;&quot;&quot;;[.GZ32])" office:value-type="float" office:value="7" calcext:value-type="float">
            <text:p>7</text:p>
          </table:table-cell>
          <table:table-cell table:number-columns-repeated="2"/>
          <table:table-cell table:formula="of:=IF(INDIRECT(&quot;GZ&quot;&amp;[.GG32])=&quot;none&quot;;&quot;&quot;;INDIRECT(&quot;GZ&quot;&amp;[.GG32]))" office:value-type="float" office:value="1" calcext:value-type="float">
            <text:p>1</text:p>
          </table:table-cell>
          <table:table-cell table:formula="of:=IF(INDIRECT(&quot;GZ&quot;&amp;[.GH32])=&quot;none&quot;;&quot;&quot;;INDIRECT(&quot;GZ&quot;&amp;[.GH32]))" office:value-type="float" office:value="1" calcext:value-type="float">
            <text:p>1</text:p>
          </table:table-cell>
          <table:table-cell table:formula="of:=IF(INDIRECT(&quot;GZ&quot;&amp;[.GI32])=&quot;none&quot;;&quot;&quot;;INDIRECT(&quot;GZ&quot;&amp;[.GI32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IP32]=1;&quot;H&quot;;&quot;&quot;)" office:value-type="string" office:string-value="H" calcext:value-type="string">
            <text:p>H</text:p>
          </table:table-cell>
          <table:table-cell table:formula="of:=IF([.IQ32]=1;&quot;H&quot;;&quot;&quot;)">
            <text:p/>
          </table:table-cell>
          <table:table-cell table:formula="of:=IF([.IR32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Kangaskhan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office:value-type="string" calcext:value-type="string">
            <text:p>Parental Bond</text:p>
          </table:table-cell>
          <table:table-cell office:value-type="string" calcext:value-type="string">
            <text:p>After attacking, make a free tackle attack.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9"/>
          <table:table-cell table:style-name="ce33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33:.AE33];&quot;&gt;1&quot;)-COUNTIF([.T33:.AE33];&quot;&gt;2&quot;)-COUNTIF([.T33:.AE33];&quot;&gt;3&quot;)-COUNTIF([.T33:.AE33];&quot;&gt;4&quot;)-COUNTIF([.T33:.AE33];&quot;&gt;5&quot;)-COUNTIF([.T33:.AE33];&quot;&gt;6&quot;)-COUNTIF([.T33:.AE33];&quot;&gt;7&quot;)-COUNTIF([.T33:.AE33];&quot;&gt;8&quot;)" office:value-type="float" office:value="9" calcext:value-type="float">
            <text:p>9</text:p>
          </table:table-cell>
          <table:table-cell table:formula="of:=SUM([.T33:.AE33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Body Slam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B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Dig</text:p>
          </table:table-cell>
          <table:table-cell/>
          <table:table-cell table:style-name="ce59" table:formula="of:=ROUND([.AG33]+(12-[.AF33])-[.BA33]/2+[.BF33]+[.BG33]-[.BT33]+[.AZ33]*2/3+[.BC33]-[.AX33];1)" office:value-type="float" office:value="10.2" calcext:value-type="float">
            <text:p>10.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fari</text:p>
          </table:table-cell>
          <table:table-cell table:style-name="ce1" table:formula="of:=IF([.AW33]=&quot;Starter&quot;; 0;IF([.AW33]=&quot;Route 1&quot;;0; IF([.AW33]=&quot;Viridian Forest&quot;;0;IF([.AW33]=&quot;Cycling Road&quot;;0;0.7))))" office:value-type="float" office:value="0.7" calcext:value-type="float">
            <text:p>0.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[.D33]=&quot;&quot;;IF([.I33]&lt;&gt;&quot;&quot;;0;IF([.M33]&lt;&gt;&quot;&quot;;[.AH33]-1;[.AI33]-1));IF([.M33]&lt;&gt;&quot;&quot;;0;IF([.Q33]&lt;&gt;&quot;&quot;;[.AH33]-1)))" office:value-type="float" office:value="0" calcext:value-type="float">
            <text:p>0</text:p>
          </table:table-cell>
          <table:table-cell/>
          <table:table-cell table:formula="of:=IF([.AM33]=1;0;IF([.AM33]=2;1;IF([.AM33]=3;1.7;IF([.AM33]=4;2.2;IF([.AM33]=5;2.55;IF([.AM33]=6;2.8;IF([.AM33]=7;3)))))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D33] *(2 -[.BE33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33])" office:value-type="string" office:string-value="Body Slam (cc)" calcext:value-type="string">
            <text:p>Body Slam (cc)</text:p>
          </table:table-cell>
          <table:table-cell table:style-name="ce1" table:formula="of:=INDIRECT(&quot;HJ&quot;&amp;[.GH33])" office:value-type="string" office:string-value="Mega Punch (cc)" calcext:value-type="string">
            <text:p>Mega Punch (cc)</text:p>
          </table:table-cell>
          <table:table-cell table:style-name="ce1" table:formula="of:=INDIRECT(&quot;HJ&quot;&amp;[.GI33])" office:value-type="string" office:string-value="Bite (cc)" calcext:value-type="string">
            <text:p>Bite (cc)</text:p>
          </table:table-cell>
          <table:table-cell/>
          <table:table-cell table:style-name="ce1" table:formula="of:=IF([.BQ33]&gt;=1; 0;IF([.BR33]&gt;=1;[.AH33]-1;IF([.BS33]&gt;=1;[.AI33]-1;11)))" office:value-type="float" office:value="0" calcext:value-type="float">
            <text:p>0</text:p>
          </table:table-cell>
          <table:table-cell table:formula="of:=IF([.BQ33]&gt;=2; 0;IF([.BR33]&gt;=2;[.AH33]-1;IF([.BS33]&gt;=2;[.AI33]-1;11)))" office:value-type="float" office:value="0" calcext:value-type="float">
            <text:p>0</text:p>
          </table:table-cell>
          <table:table-cell table:formula="of:=IF([.BQ33]&gt;=3; 0;IF([.BR33]&gt;=3;[.AH33]-1;IF([.BS33]&gt;=3;[.AI33]-1;11)))" office:value-type="float" office:value="0" calcext:value-type="float">
            <text:p>0</text:p>
          </table:table-cell>
          <table:table-cell table:formula="of:=IF([.BQ33]&gt;=4; 0;IF([.BR33]&gt;=4;[.AH33]-1;IF([.BS33]&gt;=4;[.AI33]-1;11)))" office:value-type="float" office:value="11" calcext:value-type="float">
            <text:p>11</text:p>
          </table:table-cell>
          <table:table-cell table:formula="of:= 4- COUNTBLANK([.H33:.K33])" office:value-type="float" office:value="3" calcext:value-type="float">
            <text:p>3</text:p>
          </table:table-cell>
          <table:table-cell table:formula="of:= MAX([.BQ33];4 -COUNTBLANK([.L33:.O33]))" office:value-type="float" office:value="3" calcext:value-type="float">
            <text:p>3</text:p>
          </table:table-cell>
          <table:table-cell table:formula="of:=MAX([.BR33];4-COUNTBLANK([.P33:.S33]))" office:value-type="float" office:value="3" calcext:value-type="float">
            <text:p>3</text:p>
          </table:table-cell>
          <table:table-cell table:formula="of:=IF([.D33]&lt;&gt;&quot;&quot;;4;SUM([.BM33:.BP33])/7)" office:value-type="float" office:value="1.57142857142857" calcext:value-type="float">
            <text:p>1.57142857142857</text:p>
          </table:table-cell>
          <table:table-cell table:number-columns-repeated="16"/>
          <table:table-cell table:formula="of:=IF([.A33]=&quot;&quot;;0;1)+IF([.B33]=&quot;&quot;;0;1)+IF([.C33]=&quot;&quot;;0;1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IF([.D33]=&quot;&quot;;&quot;&quot;;CONCATENATE(&quot;Symbols/Other/&quot;;[.D33];&quot;.png&quot;))">
            <text:p/>
          </table:table-cell>
          <table:table-cell table:formula="of:=LEN([.A33])" office:value-type="float" office:value="10" calcext:value-type="float">
            <text:p>10</text:p>
          </table:table-cell>
          <table:table-cell table:formula="of:=LEN([.B33])" office:value-type="float" office:value="0" calcext:value-type="float">
            <text:p>0</text:p>
          </table:table-cell>
          <table:table-cell table:formula="of:=LEN([.C33])" office:value-type="float" office:value="0" calcext:value-type="float">
            <text:p>0</text:p>
          </table:table-cell>
          <table:table-cell table:formula="of:=CONCATENATE(IF([.FO33]&gt;0; CONCATENATE([.A33];&quot; (die_&quot;; [.H33]);&quot;&quot;); IF([.FO33]&gt;1; CONCATENATE(&quot;_&quot;;[.I33]);&quot;&quot;);IF([.FO33]&gt;2; CONCATENATE(&quot;_&quot;;[.J33]);&quot;&quot;);IF([.FO33]&gt;3; CONCATENATE(&quot;_&quot;;[.K33]);&quot;&quot;);IF([.FO33]&gt;0;&quot;)&quot;;[.A33]))" office:value-type="string" office:string-value="Kangaskhan (die_Normal_Normal_Normal)" calcext:value-type="string">
            <text:p>Kangaskhan (die_Normal_Normal_Normal)</text:p>
          </table:table-cell>
          <table:table-cell table:formula="of:=CONCATENATE(IF([.FP33]&gt;0; CONCATENATE([.B33];&quot; (die_&quot;; [.L33]);&quot;&quot;); IF([.FP33]&gt;1; CONCATENATE(&quot;_&quot;;[.M33]);&quot;&quot;);IF([.FP33]&gt;2; CONCATENATE(&quot;_&quot;;[.N33]);&quot;&quot;);IF([.FP33]&gt;3; CONCATENATE(&quot;_&quot;;[.O33]);&quot;&quot;);IF([.FP33]&gt;0;&quot;)&quot;;&quot;&quot;))">
            <text:p/>
          </table:table-cell>
          <table:table-cell table:formula="of:=CONCATENATE(IF([.FQ33]&gt;0; CONCATENATE([.C33];&quot; (die_&quot;; [.P33]);&quot;&quot;); IF([.FQ33]&gt;1; CONCATENATE(&quot;_&quot;;[.Q33]);&quot;&quot;);IF([.FQ33]&gt;2; CONCATENATE(&quot;_&quot;;[.R33]);&quot;&quot;);IF([.FQ33]&gt;3; CONCATENATE(&quot;_&quot;;[.S33]);&quot;&quot;);IF([.FQ33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33] = &quot;&quot;; &quot;&quot;;MATCH([.AN33];[.$GV$2:.$GV$100];0)-3)" office:value-type="float" office:value="21" calcext:value-type="float">
            <text:p>21</text:p>
          </table:table-cell>
          <table:table-cell table:formula="of:=IF([.AO33] = &quot;&quot;; &quot;&quot;;MATCH([.AO33];[.$GV$2:.$GV$100];0)-3)" office:value-type="float" office:value="4" calcext:value-type="float">
            <text:p>4</text:p>
          </table:table-cell>
          <table:table-cell table:formula="of:=IF([.AP33] = &quot;&quot;; &quot;&quot;;MATCH([.AP33];[.$GV$2:.$GV$100];0)-3)" office:value-type="float" office:value="22" calcext:value-type="float">
            <text:p>22</text:p>
          </table:table-cell>
          <table:table-cell table:formula="of:=IF([.AQ33] = &quot;&quot;; &quot;&quot;;MATCH([.AQ33];[.$GV$2:.$GV$100];0)-3)" office:value-type="float" office:value="1" calcext:value-type="float">
            <text:p>1</text:p>
          </table:table-cell>
          <table:table-cell table:formula="of:=IF([.AR33] = &quot;&quot;; &quot;&quot;;MATCH([.AR33];[.$GV$2:.$GV$100];0)-3)">
            <text:p/>
          </table:table-cell>
          <table:table-cell table:number-columns-repeated="2"/>
          <table:table-cell table:style-name="ce1" table:formula="of:=IFERROR(IF(OR(INDIRECT(&quot;$GX&quot; &amp; [.EV33]+4 )&gt;0;INDIRECT(&quot;$HI&quot; &amp; [.EV33]+4 )&gt;0);INDIRECT(&quot;$GY&quot; &amp; [.EV33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33]+4 )&gt;0;INDIRECT(&quot;$HI&quot; &amp; [.EW33]+4 )&gt;0);INDIRECT(&quot;$GY&quot; &amp; [.EW33]+4);&quot;&quot;);&quot;&quot;)">
            <text:p/>
          </table:table-cell>
          <table:table-cell table:style-name="ce1" table:formula="of:=IFERROR(IF(OR(INDIRECT(&quot;$GX&quot; &amp; [.EX33]+4 )&gt;0;INDIRECT(&quot;$HI&quot; &amp; [.EX33]+4 )&gt;0);INDIRECT(&quot;$GY&quot; &amp; [.EX33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Y33]+4 )&gt;0;INDIRECT(&quot;$HI&quot; &amp; [.EY33]+4 )&gt;0);INDIRECT(&quot;$GY&quot; &amp; [.EY33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Z33]+4 )&gt;0;INDIRECT(&quot;$HI&quot; &amp; [.EZ33]+4 )&gt;0);INDIRECT(&quot;$GY&quot; &amp; [.EZ33]+4);&quot;&quot;);&quot;&quot;)">
            <text:p/>
          </table:table-cell>
          <table:table-cell table:formula="of:=IF([.EJ33]=&quot;&quot;;&quot;&quot;;(SMALL([.$EJ33:.$EN33];[.DX33])))" office:value-type="float" office:value="1" calcext:value-type="float">
            <text:p>1</text:p>
          </table:table-cell>
          <table:table-cell table:formula="of:=IF([.EK33]=&quot;&quot;;&quot;&quot;;(SMALL([.$EJ33:.$EN33];[.DY33])))" office:value-type="float" office:value="4" calcext:value-type="float">
            <text:p>4</text:p>
          </table:table-cell>
          <table:table-cell table:formula="of:=IF([.EL33]=&quot;&quot;;&quot;&quot;;(SMALL([.$EJ33:.$EN33];[.DZ33])))" office:value-type="float" office:value="21" calcext:value-type="float">
            <text:p>21</text:p>
          </table:table-cell>
          <table:table-cell table:style-name="ce1" table:formula="of:=IF([.EM33]=&quot;&quot;;&quot;&quot;;(SMALL([.$EJ33:.$EN33];[.EA33])))" office:value-type="float" office:value="22" calcext:value-type="float">
            <text:p>22</text:p>
          </table:table-cell>
          <table:table-cell table:style-name="ce1" table:formula="of:=IF([.EN33]=&quot;&quot;;&quot;&quot;;(SMALL([.$EJ33:.$EN33];[.EB33])))">
            <text:p/>
          </table:table-cell>
          <table:table-cell table:formula="of:=IF([.EQ33]=&quot;&quot;;&quot;&quot;;CONCATENATE(&quot;symbols/types/only_color_exact/&quot;;[.EQ33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33]=&quot;&quot;;&quot;&quot;;CONCATENATE(&quot;symbols/types/only_color_exact/&quot;;[.ER33];&quot;.png&quot;))">
            <text:p/>
          </table:table-cell>
          <table:table-cell table:formula="of:=IF([.ES33]=&quot;&quot;;&quot;&quot;;CONCATENATE(&quot;symbols/types/only_color_exact/&quot;;[.ES33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T33]=&quot;&quot;;&quot;&quot;;CONCATENATE(&quot;symbols/types/only_color_exact/&quot;;[.ET33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U33]=&quot;&quot;;&quot;&quot;;CONCATENATE(&quot;symbols/types/only_color_exact/&quot;;[.EU33];&quot;.png&quot;))">
            <text:p/>
          </table:table-cell>
          <table:table-cell table:formula="of:=IF([.EV33]=&quot;&quot;;&quot;&quot;;CONCATENATE(&quot;symbols/types/vanilla/&quot;;[.EV33];&quot;.png&quot;))" office:value-type="string" office:string-value="symbols/types/vanilla/1.png" calcext:value-type="string">
            <text:p>symbols/types/vanilla/1.png</text:p>
          </table:table-cell>
          <table:table-cell table:number-columns-repeated="4"/>
          <table:table-cell table:formula="of:=CONCATENATE(&quot;Symbols/Types/Weaknesses/&quot;; [.E33]; &quot;.png&quot;)" office:value-type="string" office:string-value="Symbols/Types/Weaknesses/Normal.png" calcext:value-type="string">
            <text:p>Symbols/Types/Weaknesses/Normal.png</text:p>
          </table:table-cell>
          <table:table-cell table:formula="of:=CONCATENATE(&quot;Symbols/Pokemon/&quot;;[.A33];&quot;.png&quot;)" office:value-type="string" office:string-value="Symbols/Pokemon/Kangaskhan.png" calcext:value-type="string">
            <text:p>Symbols/Pokemon/Kangaskhan.png</text:p>
          </table:table-cell>
          <table:table-cell table:formula="of:=CONCATENATE(&quot;Symbols/Pokemon/&quot;;[.B33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33];&quot;.png&quot;)" office:value-type="string" office:string-value="Symbols/Pokemon/.png" calcext:value-type="string">
            <text:p>Symbols/Pokemon/.png</text:p>
          </table:table-cell>
          <table:table-cell table:formula="of:=IF([.H33]=&quot;&quot;;0;1)+IF([.I33]=&quot;&quot;;0;1) +IF([.J33]=&quot;&quot;;0;1)+ IF([.K33] = &quot;&quot;;0;1)" office:value-type="float" office:value="3" calcext:value-type="float">
            <text:p>3</text:p>
          </table:table-cell>
          <table:table-cell table:formula="of:=IF([.L33]=&quot;&quot;;0;1)+IF([.M33]=&quot;&quot;;0;1) +IF([.N33]=&quot;&quot;;0;1)+ IF([.O33] = &quot;&quot;;0;1)" office:value-type="float" office:value="0" calcext:value-type="float">
            <text:p>0</text:p>
          </table:table-cell>
          <table:table-cell table:formula="of:=IF([.P33]=&quot;&quot;;0;1)+IF([.Q33]=&quot;&quot;;0;1) +IF([.R33]=&quot;&quot;;0;1)+ IF([.S33] = &quot;&quot;;0;1)" office:value-type="float" office:value="0" calcext:value-type="float">
            <text:p>0</text:p>
          </table:table-cell>
          <table:table-cell table:formula="of:=CONCATENATE(&quot;Symbols/Dice/dice_&quot;;[.H33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I33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J33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K3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3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3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3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3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3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3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3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33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33])" office:value-type="string" office:string-value="Speed: 2" calcext:value-type="string">
            <text:p>Speed: 2</text:p>
          </table:table-cell>
          <table:table-cell/>
          <table:table-cell table:formula="of:=MATCH([.AJ33]; [.$GV$1:.$GV$1048576];0)" office:value-type="float" office:value="17" calcext:value-type="float">
            <text:p>17</text:p>
          </table:table-cell>
          <table:table-cell table:formula="of:=MATCH([.AK33]; [.$GV$1:.$GV$1048576];0)" office:value-type="float" office:value="29" calcext:value-type="float">
            <text:p>29</text:p>
          </table:table-cell>
          <table:table-cell table:formula="of:=MATCH([.AL33]; [.$GV$1:.$GV$1048576];0)" office:value-type="float" office:value="30" calcext:value-type="float">
            <text:p>30</text:p>
          </table:table-cell>
          <table:table-cell table:style-name="ce1" table:formula="of:=INDIRECT(&quot;HC&quot;&amp;[.GG33])">
            <text:p/>
          </table:table-cell>
          <table:table-cell table:style-name="ce1" table:formula="of:=INDIRECT(&quot;HC&quot;&amp;[.GH33])">
            <text:p/>
          </table:table-cell>
          <table:table-cell table:style-name="ce1" table:formula="of:=INDIRECT(&quot;HC&quot;&amp;[.GI33])" office:value-type="string" office:string-value="Target becomes &lt;b&gt;Flinched&lt;/b&gt;. (Can't use exhaustible attacks next activation)" calcext:value-type="string">
            <text:p>Target becomes &lt;b&gt;Flinched&lt;/b&gt;. (Can't use exhaustible attacks next activation)</text:p>
          </table:table-cell>
          <table:table-cell table:style-name="ce1" table:formula="of:=INDIRECT(&quot;GW&quot;&amp;[.GG33])" office:value-type="float" office:value="1" calcext:value-type="float">
            <text:p>1</text:p>
          </table:table-cell>
          <table:table-cell table:style-name="ce1" table:formula="of:=INDIRECT(&quot;GW&quot;&amp;[.GH33])" office:value-type="float" office:value="1" calcext:value-type="float">
            <text:p>1</text:p>
          </table:table-cell>
          <table:table-cell table:style-name="ce1" table:formula="of:=INDIRECT(&quot;GW&quot;&amp;[.GI33])" office:value-type="float" office:value="1" calcext:value-type="float">
            <text:p>1</text:p>
          </table:table-cell>
          <table:table-cell table:style-name="ce1" table:formula="of:=INDIRECT(&quot;HE&quot;&amp;[.GG33])" office:value-type="string" office:string-value="Damage: (Normal)(Normal)(Normal)" calcext:value-type="string">
            <text:p>Damage: (Normal)(Normal)(Normal)</text:p>
          </table:table-cell>
          <table:table-cell table:style-name="ce1" table:formula="of:=INDIRECT(&quot;HE&quot;&amp;[.GH33])" office:value-type="string" office:string-value="Damage: (Rock)(Rock)(Rock)" calcext:value-type="string">
            <text:p>Damage: (Rock)(Rock)(Rock)</text:p>
          </table:table-cell>
          <table:table-cell table:style-name="ce1" table:formula="of:=INDIRECT(&quot;HE&quot;&amp;[.GI33])" office:value-type="string" office:string-value="Damage: (Normal)(Normal)" calcext:value-type="string">
            <text:p>Damage: (Normal)(Normal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Psychi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sychic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style-name="ce7" table:formula="of:=CONCATENATE([.HH33]; [.HB33])">
            <text:p/>
          </table:table-cell>
          <table:table-cell table:style-name="ce6" table:formula="of:=CONCATENATE(&quot;(&quot;;[.GY33];&quot;)&quot;)" office:value-type="string" office:string-value="(Psychic)" calcext:value-type="string">
            <text:p>(Psychic)</text:p>
          </table:table-cell>
          <table:table-cell table:style-name="ce6" table:formula="of:=CONCATENATE(&quot;Damage: &quot;;IF([.GX33]&gt;=1;[.HD33];&quot;&quot;);IF([.GX33]&gt;=2;[.HD33];&quot;&quot;);IF([.GX33]&gt;=3;[.HD33];&quot;&quot;);IF([.GX33]&gt;=4;[.HD33];&quot;&quot;);IF([.GX33]&gt;=5;[.HD33];&quot;&quot;);IF([.HI33]=1;CONCATENATE(&quot;(&quot;;[.GY33];&quot;_x)&quot;);&quot;&quot;))" office:value-type="string" office:string-value="Damage: (Psychic)(Psychic)" calcext:value-type="string">
            <text:p>Damage: (Psychic)(Psychic)</text:p>
          </table:table-cell>
          <table:table-cell table:style-name="ce6"/>
          <table:table-cell table:style-name="ce6" table:formula="of:=CONCATENATE(IF([.HA33]&lt;&gt;&quot;all hostile Pok&amp;eacute;mon&quot;;&quot;(&quot;;&quot;&quot;);[.HA33];IF([.HA33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33] &lt;&gt; &quot;&quot;; CONCATENATE(&quot;Affects: &quot;; [.HG33]; &quot;. &quot;);&quot;&quot;)">
            <text:p/>
          </table:table-cell>
          <table:table-cell table:style-name="ce6"/>
          <table:table-cell table:style-name="ce6" table:formula="of:=CONCATENATE([.GV33]; IF([.GW33]=1;&quot; (cc)&quot;;&quot;&quot;))" office:value-type="string" office:string-value="Psychic (cc)" calcext:value-type="string">
            <text:p>Psychic (cc)</text:p>
          </table:table-cell>
          <table:table-cell table:style-name="ce6" table:formula="of:=CONCATENATE(&quot;Symbols/attack_imgs/&quot;;[.GV33];&quot;.png&quot;)" office:value-type="string" office:string-value="Symbols/attack_imgs/Psychic.png" calcext:value-type="string">
            <text:p>Symbols/attack_imgs/Psychic.png</text:p>
          </table:table-cell>
          <table:table-cell table:style-name="ce6" table:formula="of:=CONCATENATE(&quot;TM &quot;; [.GU33]-3; &quot; (&quot;;[.GY33]; &quot;_t) &amp;nbsp &quot;; [.GV33];  IF([.GW33]=1;&quot; (cc)&quot;;&quot;&quot;))" office:value-type="string" office:string-value="TM 29 (Psychic_t) &amp;nbsp Psychic (cc)" calcext:value-type="string">
            <text:p>TM 29 (Psychic_t) &amp;nbsp Psychic (cc)</text:p>
          </table:table-cell>
          <table:table-cell table:style-name="ce6" table:formula="of:=CONCATENATE([.HH33];[.HB33])">
            <text:p/>
          </table:table-cell>
          <table:table-cell/>
          <table:table-cell table:formula="of:=IF([.GZ33]=&quot;none&quot;;&quot;&quot;;[.GZ33])" office:value-type="float" office:value="7" calcext:value-type="float">
            <text:p>7</text:p>
          </table:table-cell>
          <table:table-cell table:number-columns-repeated="2"/>
          <table:table-cell table:formula="of:=IF(INDIRECT(&quot;GZ&quot;&amp;[.GG33])=&quot;none&quot;;&quot;&quot;;INDIRECT(&quot;GZ&quot;&amp;[.GG33]))" office:value-type="float" office:value="1" calcext:value-type="float">
            <text:p>1</text:p>
          </table:table-cell>
          <table:table-cell table:formula="of:=IF(INDIRECT(&quot;GZ&quot;&amp;[.GH33])=&quot;none&quot;;&quot;&quot;;INDIRECT(&quot;GZ&quot;&amp;[.GH33]))" office:value-type="float" office:value="1" calcext:value-type="float">
            <text:p>1</text:p>
          </table:table-cell>
          <table:table-cell table:formula="of:=IF(INDIRECT(&quot;GZ&quot;&amp;[.GI33])=&quot;none&quot;;&quot;&quot;;INDIRECT(&quot;GZ&quot;&amp;[.GI33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P33]=1;&quot;H&quot;;&quot;&quot;)">
            <text:p/>
          </table:table-cell>
          <table:table-cell table:formula="of:=IF([.IQ33]=1;&quot;H&quot;;&quot;&quot;)">
            <text:p/>
          </table:table-cell>
          <table:table-cell table:formula="of:=IF([.IR33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Pinsir</text:p>
          </table:table-cell>
          <table:table-cell table:number-columns-repeated="3"/>
          <table:table-cell office:value-type="string" calcext:value-type="string">
            <text:p>Grass</text:p>
          </table:table-cell>
          <table:table-cell office:value-type="string" calcext:value-type="string">
            <text:p>Enrage</text:p>
          </table:table-cell>
          <table:table-cell office:value-type="string" calcext:value-type="string">
            <text:p>After hostile Pok&amp;eacute;mon faints, unexhaust all attack.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Normal</text:p>
          </table:table-cell>
          <table:table-cell table:number-columns-repeated="9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34:.AE34];&quot;&gt;1&quot;)-COUNTIF([.T34:.AE34];&quot;&gt;2&quot;)-COUNTIF([.T34:.AE34];&quot;&gt;3&quot;)-COUNTIF([.T34:.AE34];&quot;&gt;4&quot;)-COUNTIF([.T34:.AE34];&quot;&gt;5&quot;)-COUNTIF([.T34:.AE34];&quot;&gt;6&quot;)-COUNTIF([.T34:.AE34];&quot;&gt;7&quot;)-COUNTIF([.T34:.AE34];&quot;&gt;8&quot;)" office:value-type="float" office:value="10" calcext:value-type="float">
            <text:p>10</text:p>
          </table:table-cell>
          <table:table-cell table:formula="of:=SUM([.T34:.AE34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Wrap</text:p>
          </table:table-cell>
          <table:table-cell office:value-type="string" calcext:value-type="string">
            <text:p>Mega Horn</text:p>
          </table:table-cell>
          <table:table-cell office:value-type="string" calcext:value-type="string">
            <text:p>Close Comb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Body Slam</text:p>
          </table:table-cell>
          <table:table-cell/>
          <table:table-cell table:style-name="ce59" table:formula="of:=ROUND([.AG34]+(12-[.AF34])-[.BA34]/2+[.BF34]+[.BG34]-[.BT34]+[.AZ34]*2/3+[.BC34]-[.AX34];1)" office:value-type="float" office:value="10.1" calcext:value-type="float">
            <text:p>10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fari</text:p>
          </table:table-cell>
          <table:table-cell table:style-name="ce1" table:formula="of:=IF([.AW34]=&quot;Starter&quot;; 0;IF([.AW34]=&quot;Route 1&quot;;0; IF([.AW34]=&quot;Viridian Forest&quot;;0;IF([.AW34]=&quot;Cycling Road&quot;;0;0.7))))" office:value-type="float" office:value="0.7" calcext:value-type="float">
            <text:p>0.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.D34]=&quot;&quot;;IF([.I34]&lt;&gt;&quot;&quot;;0;IF([.M34]&lt;&gt;&quot;&quot;;[.AH34]-1;[.AI34]-1));IF([.M34]&lt;&gt;&quot;&quot;;0;IF([.Q34]&lt;&gt;&quot;&quot;;[.AH34]-1)))" office:value-type="float" office:value="0" calcext:value-type="float">
            <text:p>0</text:p>
          </table:table-cell>
          <table:table-cell/>
          <table:table-cell table:formula="of:=IF([.AM34]=1;0;IF([.AM34]=2;1;IF([.AM34]=3;1.7;IF([.AM34]=4;2.2;IF([.AM34]=5;2.55;IF([.AM34]=6;2.8;IF([.AM34]=7;3)))))))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[.BD34] *(2 -[.BE34])/2"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34])" office:value-type="string" office:string-value="Wrap" calcext:value-type="string">
            <text:p>Wrap</text:p>
          </table:table-cell>
          <table:table-cell table:style-name="ce1" table:formula="of:=INDIRECT(&quot;HJ&quot;&amp;[.GH34])" office:value-type="string" office:string-value="Mega Horn (cc)" calcext:value-type="string">
            <text:p>Mega Horn (cc)</text:p>
          </table:table-cell>
          <table:table-cell table:style-name="ce1" table:formula="of:=INDIRECT(&quot;HJ&quot;&amp;[.GI34])" office:value-type="string" office:string-value="Close Combat" calcext:value-type="string">
            <text:p>Close Combat</text:p>
          </table:table-cell>
          <table:table-cell/>
          <table:table-cell table:style-name="ce1" table:formula="of:=IF([.BQ34]&gt;=1; 0;IF([.BR34]&gt;=1;[.AH34]-1;IF([.BS34]&gt;=1;[.AI34]-1;11)))" office:value-type="float" office:value="0" calcext:value-type="float">
            <text:p>0</text:p>
          </table:table-cell>
          <table:table-cell table:formula="of:=IF([.BQ34]&gt;=2; 0;IF([.BR34]&gt;=2;[.AH34]-1;IF([.BS34]&gt;=2;[.AI34]-1;11)))" office:value-type="float" office:value="0" calcext:value-type="float">
            <text:p>0</text:p>
          </table:table-cell>
          <table:table-cell table:formula="of:=IF([.BQ34]&gt;=3; 0;IF([.BR34]&gt;=3;[.AH34]-1;IF([.BS34]&gt;=3;[.AI34]-1;11)))" office:value-type="float" office:value="0" calcext:value-type="float">
            <text:p>0</text:p>
          </table:table-cell>
          <table:table-cell table:formula="of:=IF([.BQ34]&gt;=4; 0;IF([.BR34]&gt;=4;[.AH34]-1;IF([.BS34]&gt;=4;[.AI34]-1;11)))" office:value-type="float" office:value="11" calcext:value-type="float">
            <text:p>11</text:p>
          </table:table-cell>
          <table:table-cell table:formula="of:= 4- COUNTBLANK([.H34:.K34])" office:value-type="float" office:value="3" calcext:value-type="float">
            <text:p>3</text:p>
          </table:table-cell>
          <table:table-cell table:formula="of:= MAX([.BQ34];4 -COUNTBLANK([.L34:.O34]))" office:value-type="float" office:value="3" calcext:value-type="float">
            <text:p>3</text:p>
          </table:table-cell>
          <table:table-cell table:formula="of:=MAX([.BR34];4-COUNTBLANK([.P34:.S34]))" office:value-type="float" office:value="3" calcext:value-type="float">
            <text:p>3</text:p>
          </table:table-cell>
          <table:table-cell table:formula="of:=IF([.D34]&lt;&gt;&quot;&quot;;4;SUM([.BM34:.BP34])/7)" office:value-type="float" office:value="1.57142857142857" calcext:value-type="float">
            <text:p>1.57142857142857</text:p>
          </table:table-cell>
          <table:table-cell table:number-columns-repeated="16"/>
          <table:table-cell table:formula="of:=IF([.A34]=&quot;&quot;;0;1)+IF([.B34]=&quot;&quot;;0;1)+IF([.C34]=&quot;&quot;;0;1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IF([.D34]=&quot;&quot;;&quot;&quot;;CONCATENATE(&quot;Symbols/Other/&quot;;[.D34];&quot;.png&quot;))">
            <text:p/>
          </table:table-cell>
          <table:table-cell table:formula="of:=LEN([.A34])" office:value-type="float" office:value="6" calcext:value-type="float">
            <text:p>6</text:p>
          </table:table-cell>
          <table:table-cell table:formula="of:=LEN([.B34])" office:value-type="float" office:value="0" calcext:value-type="float">
            <text:p>0</text:p>
          </table:table-cell>
          <table:table-cell table:formula="of:=LEN([.C34])" office:value-type="float" office:value="0" calcext:value-type="float">
            <text:p>0</text:p>
          </table:table-cell>
          <table:table-cell table:formula="of:=CONCATENATE(IF([.FO34]&gt;0; CONCATENATE([.A34];&quot; (die_&quot;; [.H34]);&quot;&quot;); IF([.FO34]&gt;1; CONCATENATE(&quot;_&quot;;[.I34]);&quot;&quot;);IF([.FO34]&gt;2; CONCATENATE(&quot;_&quot;;[.J34]);&quot;&quot;);IF([.FO34]&gt;3; CONCATENATE(&quot;_&quot;;[.K34]);&quot;&quot;);IF([.FO34]&gt;0;&quot;)&quot;;[.A34]))" office:value-type="string" office:string-value="Pinsir (die_Grass_Grass_Normal)" calcext:value-type="string">
            <text:p>Pinsir (die_Grass_Grass_Normal)</text:p>
          </table:table-cell>
          <table:table-cell table:formula="of:=CONCATENATE(IF([.FP34]&gt;0; CONCATENATE([.B34];&quot; (die_&quot;; [.L34]);&quot;&quot;); IF([.FP34]&gt;1; CONCATENATE(&quot;_&quot;;[.M34]);&quot;&quot;);IF([.FP34]&gt;2; CONCATENATE(&quot;_&quot;;[.N34]);&quot;&quot;);IF([.FP34]&gt;3; CONCATENATE(&quot;_&quot;;[.O34]);&quot;&quot;);IF([.FP34]&gt;0;&quot;)&quot;;&quot;&quot;))">
            <text:p/>
          </table:table-cell>
          <table:table-cell table:formula="of:=CONCATENATE(IF([.FQ34]&gt;0; CONCATENATE([.C34];&quot; (die_&quot;; [.P34]);&quot;&quot;); IF([.FQ34]&gt;1; CONCATENATE(&quot;_&quot;;[.Q34]);&quot;&quot;);IF([.FQ34]&gt;2; CONCATENATE(&quot;_&quot;;[.R34]);&quot;&quot;);IF([.FQ34]&gt;3; CONCATENATE(&quot;_&quot;;[.S34]);&quot;&quot;);IF([.FQ34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34] = &quot;&quot;; &quot;&quot;;MATCH([.AN34];[.$GV$2:.$GV$100];0)-3)" office:value-type="float" office:value="26" calcext:value-type="float">
            <text:p>26</text:p>
          </table:table-cell>
          <table:table-cell table:formula="of:=IF([.AO34] = &quot;&quot;; &quot;&quot;;MATCH([.AO34];[.$GV$2:.$GV$100];0)-3)" office:value-type="float" office:value="25" calcext:value-type="float">
            <text:p>25</text:p>
          </table:table-cell>
          <table:table-cell table:formula="of:=IF([.AP34] = &quot;&quot;; &quot;&quot;;MATCH([.AP34];[.$GV$2:.$GV$100];0)-3)" office:value-type="float" office:value="1" calcext:value-type="float">
            <text:p>1</text:p>
          </table:table-cell>
          <table:table-cell table:formula="of:=IF([.AQ34] = &quot;&quot;; &quot;&quot;;MATCH([.AQ34];[.$GV$2:.$GV$100];0)-3)" office:value-type="float" office:value="13" calcext:value-type="float">
            <text:p>13</text:p>
          </table:table-cell>
          <table:table-cell table:formula="of:=IF([.AR34] = &quot;&quot;; &quot;&quot;;MATCH([.AR34];[.$GV$2:.$GV$100];0)-3)">
            <text:p/>
          </table:table-cell>
          <table:table-cell table:number-columns-repeated="2"/>
          <table:table-cell table:style-name="ce1" table:formula="of:=IFERROR(IF(OR(INDIRECT(&quot;$GX&quot; &amp; [.EV34]+4 )&gt;0;INDIRECT(&quot;$HI&quot; &amp; [.EV34]+4 )&gt;0);INDIRECT(&quot;$GY&quot; &amp; [.EV34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34]+4 )&gt;0;INDIRECT(&quot;$HI&quot; &amp; [.EW34]+4 )&gt;0);INDIRECT(&quot;$GY&quot; &amp; [.EW34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34]+4 )&gt;0;INDIRECT(&quot;$HI&quot; &amp; [.EX34]+4 )&gt;0);INDIRECT(&quot;$GY&quot; &amp; [.EX34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Y34]+4 )&gt;0;INDIRECT(&quot;$HI&quot; &amp; [.EY34]+4 )&gt;0);INDIRECT(&quot;$GY&quot; &amp; [.EY34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Z34]+4 )&gt;0;INDIRECT(&quot;$HI&quot; &amp; [.EZ34]+4 )&gt;0);INDIRECT(&quot;$GY&quot; &amp; [.EZ34]+4);&quot;&quot;);&quot;&quot;)">
            <text:p/>
          </table:table-cell>
          <table:table-cell table:formula="of:=IF([.EJ34]=&quot;&quot;;&quot;&quot;;(SMALL([.$EJ34:.$EN34];[.DX34])))" office:value-type="float" office:value="1" calcext:value-type="float">
            <text:p>1</text:p>
          </table:table-cell>
          <table:table-cell table:formula="of:=IF([.EK34]=&quot;&quot;;&quot;&quot;;(SMALL([.$EJ34:.$EN34];[.DY34])))" office:value-type="float" office:value="13" calcext:value-type="float">
            <text:p>13</text:p>
          </table:table-cell>
          <table:table-cell table:formula="of:=IF([.EL34]=&quot;&quot;;&quot;&quot;;(SMALL([.$EJ34:.$EN34];[.DZ34])))" office:value-type="float" office:value="25" calcext:value-type="float">
            <text:p>25</text:p>
          </table:table-cell>
          <table:table-cell table:style-name="ce1" table:formula="of:=IF([.EM34]=&quot;&quot;;&quot;&quot;;(SMALL([.$EJ34:.$EN34];[.EA34])))" office:value-type="float" office:value="26" calcext:value-type="float">
            <text:p>26</text:p>
          </table:table-cell>
          <table:table-cell table:style-name="ce1" table:formula="of:=IF([.EN34]=&quot;&quot;;&quot;&quot;;(SMALL([.$EJ34:.$EN34];[.EB34])))">
            <text:p/>
          </table:table-cell>
          <table:table-cell table:formula="of:=IF([.EQ34]=&quot;&quot;;&quot;&quot;;CONCATENATE(&quot;symbols/types/only_color_exact/&quot;;[.EQ34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34]=&quot;&quot;;&quot;&quot;;CONCATENATE(&quot;symbols/types/only_color_exact/&quot;;[.ER34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34]=&quot;&quot;;&quot;&quot;;CONCATENATE(&quot;symbols/types/only_color_exact/&quot;;[.ES34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T34]=&quot;&quot;;&quot;&quot;;CONCATENATE(&quot;symbols/types/only_color_exact/&quot;;[.ET34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U34]=&quot;&quot;;&quot;&quot;;CONCATENATE(&quot;symbols/types/only_color_exact/&quot;;[.EU34];&quot;.png&quot;))">
            <text:p/>
          </table:table-cell>
          <table:table-cell table:formula="of:=IF([.EV34]=&quot;&quot;;&quot;&quot;;CONCATENATE(&quot;symbols/types/vanilla/&quot;;[.EV34];&quot;.png&quot;))" office:value-type="string" office:string-value="symbols/types/vanilla/1.png" calcext:value-type="string">
            <text:p>symbols/types/vanilla/1.png</text:p>
          </table:table-cell>
          <table:table-cell table:number-columns-repeated="4"/>
          <table:table-cell table:formula="of:=CONCATENATE(&quot;Symbols/Types/Weaknesses/&quot;; [.E34]; &quot;.png&quot;)" office:value-type="string" office:string-value="Symbols/Types/Weaknesses/Grass.png" calcext:value-type="string">
            <text:p>Symbols/Types/Weaknesses/Grass.png</text:p>
          </table:table-cell>
          <table:table-cell table:formula="of:=CONCATENATE(&quot;Symbols/Pokemon/&quot;;[.A34];&quot;.png&quot;)" office:value-type="string" office:string-value="Symbols/Pokemon/Pinsir.png" calcext:value-type="string">
            <text:p>Symbols/Pokemon/Pinsir.png</text:p>
          </table:table-cell>
          <table:table-cell table:formula="of:=CONCATENATE(&quot;Symbols/Pokemon/&quot;;[.B34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34];&quot;.png&quot;)" office:value-type="string" office:string-value="Symbols/Pokemon/.png" calcext:value-type="string">
            <text:p>Symbols/Pokemon/.png</text:p>
          </table:table-cell>
          <table:table-cell table:formula="of:=IF([.H34]=&quot;&quot;;0;1)+IF([.I34]=&quot;&quot;;0;1) +IF([.J34]=&quot;&quot;;0;1)+ IF([.K34] = &quot;&quot;;0;1)" office:value-type="float" office:value="3" calcext:value-type="float">
            <text:p>3</text:p>
          </table:table-cell>
          <table:table-cell table:formula="of:=IF([.L34]=&quot;&quot;;0;1)+IF([.M34]=&quot;&quot;;0;1) +IF([.N34]=&quot;&quot;;0;1)+ IF([.O34] = &quot;&quot;;0;1)" office:value-type="float" office:value="0" calcext:value-type="float">
            <text:p>0</text:p>
          </table:table-cell>
          <table:table-cell table:formula="of:=IF([.P34]=&quot;&quot;;0;1)+IF([.Q34]=&quot;&quot;;0;1) +IF([.R34]=&quot;&quot;;0;1)+ IF([.S34] = &quot;&quot;;0;1)" office:value-type="float" office:value="0" calcext:value-type="float">
            <text:p>0</text:p>
          </table:table-cell>
          <table:table-cell table:formula="of:=CONCATENATE(&quot;Symbols/Dice/dice_&quot;;[.H34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I34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J34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K3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3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3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3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3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3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3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3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34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34])" office:value-type="string" office:string-value="Speed: 3" calcext:value-type="string">
            <text:p>Speed: 3</text:p>
          </table:table-cell>
          <table:table-cell/>
          <table:table-cell table:formula="of:=MATCH([.AJ34]; [.$GV$1:.$GV$1048576];0)" office:value-type="float" office:value="42" calcext:value-type="float">
            <text:p>42</text:p>
          </table:table-cell>
          <table:table-cell table:formula="of:=MATCH([.AK34]; [.$GV$1:.$GV$1048576];0)" office:value-type="float" office:value="46" calcext:value-type="float">
            <text:p>46</text:p>
          </table:table-cell>
          <table:table-cell table:formula="of:=MATCH([.AL34]; [.$GV$1:.$GV$1048576];0)" office:value-type="float" office:value="36" calcext:value-type="float">
            <text:p>36</text:p>
          </table:table-cell>
          <table:table-cell table:style-name="ce1" table:formula="of:=INDIRECT(&quot;HC&quot;&amp;[.GG34])" office:value-type="string" office:string-value="Target becomes &lt;b&gt;Slowed&lt;/b&gt; to 0. (Speed is 0 next activation)" calcext:value-type="string">
            <text:p>Target becomes &lt;b&gt;Slowed&lt;/b&gt; to 0. (Speed is 0 next activation)</text:p>
          </table:table-cell>
          <table:table-cell table:style-name="ce1" table:formula="of:=INDIRECT(&quot;HC&quot;&amp;[.GH34])">
            <text:p/>
          </table:table-cell>
          <table:table-cell table:style-name="ce1" table:formula="of:=INDIRECT(&quot;HC&quot;&amp;[.GI34])" office:value-type="string" office:string-value="Affects: (all). " calcext:value-type="string">
            <text:p>Affects: (all). </text:p>
          </table:table-cell>
          <table:table-cell table:style-name="ce1" table:formula="of:=INDIRECT(&quot;GW&quot;&amp;[.GG34])" office:value-type="float" office:value="0" calcext:value-type="float">
            <text:p>0</text:p>
          </table:table-cell>
          <table:table-cell table:style-name="ce1" table:formula="of:=INDIRECT(&quot;GW&quot;&amp;[.GH34])" office:value-type="float" office:value="1" calcext:value-type="float">
            <text:p>1</text:p>
          </table:table-cell>
          <table:table-cell table:style-name="ce1" table:formula="of:=INDIRECT(&quot;GW&quot;&amp;[.GI34])" office:value-type="float" office:value="0" calcext:value-type="float">
            <text:p>0</text:p>
          </table:table-cell>
          <table:table-cell table:style-name="ce1" table:formula="of:=INDIRECT(&quot;HE&quot;&amp;[.GG34])" office:value-type="string" office:string-value="Damage: (Normal)(Normal)" calcext:value-type="string">
            <text:p>Damage: (Normal)(Normal)</text:p>
          </table:table-cell>
          <table:table-cell table:style-name="ce1" table:formula="of:=INDIRECT(&quot;HE&quot;&amp;[.GH34])" office:value-type="string" office:string-value="Damage: (Grass)(Grass)(Grass)" calcext:value-type="string">
            <text:p>Damage: (Grass)(Grass)(Grass)</text:p>
          </table:table-cell>
          <table:table-cell table:style-name="ce1" table:formula="of:=INDIRECT(&quot;HE&quot;&amp;[.GI34])" office:value-type="string" office:string-value="Damage: (Rock)" calcext:value-type="string">
            <text:p>Damage: (Rock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kull Bas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rmal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Target becomes &lt;b&gt;Flinched&lt;/b&gt;. After activation, become &lt;b&gt;Asleep&lt;/b&gt;.</text:p>
          </table:table-cell>
          <table:table-cell table:style-name="ce7" table:formula="of:=CONCATENATE([.HH34]; [.HB34])" office:value-type="string" office:string-value="Target becomes &lt;b&gt;Flinched&lt;/b&gt;. After activation, become &lt;b&gt;Asleep&lt;/b&gt;." calcext:value-type="string">
            <text:p>Target becomes &lt;b&gt;Flinched&lt;/b&gt;. After activation, become &lt;b&gt;Asleep&lt;/b&gt;.</text:p>
          </table:table-cell>
          <table:table-cell table:style-name="ce6" table:formula="of:=CONCATENATE(&quot;(&quot;;[.GY34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34]&gt;=1;[.HD34];&quot;&quot;);IF([.GX34]&gt;=2;[.HD34];&quot;&quot;);IF([.GX34]&gt;=3;[.HD34];&quot;&quot;);IF([.GX34]&gt;=4;[.HD34];&quot;&quot;);IF([.GX34]&gt;=5;[.HD34];&quot;&quot;);IF([.HI34]=1;CONCATENATE(&quot;(&quot;;[.GY34];&quot;_x)&quot;);&quot;&quot;))" office:value-type="string" office:string-value="Damage: (Normal)(Normal)(Normal)(Normal)" calcext:value-type="string">
            <text:p>Damage: (Normal)(Normal)(Normal)(Normal)</text:p>
          </table:table-cell>
          <table:table-cell table:style-name="ce6"/>
          <table:table-cell table:style-name="ce6" table:formula="of:=CONCATENATE(IF([.HA34]&lt;&gt;&quot;all hostile Pok&amp;eacute;mon&quot;;&quot;(&quot;;&quot;&quot;);[.HA34];IF([.HA34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34] &lt;&gt; &quot;&quot;; CONCATENATE(&quot;Affects: &quot;; [.HG34]; &quot;. &quot;);&quot;&quot;)">
            <text:p/>
          </table:table-cell>
          <table:table-cell table:style-name="ce6"/>
          <table:table-cell table:style-name="ce6" table:formula="of:=CONCATENATE([.GV34]; IF([.GW34]=1;&quot; (cc)&quot;;&quot;&quot;))" office:value-type="string" office:string-value="Skull Bash (cc)" calcext:value-type="string">
            <text:p>Skull Bash (cc)</text:p>
          </table:table-cell>
          <table:table-cell table:style-name="ce6" table:formula="of:=CONCATENATE(&quot;Symbols/attack_imgs/&quot;;[.GV34];&quot;.png&quot;)" office:value-type="string" office:string-value="Symbols/attack_imgs/Skull Bash.png" calcext:value-type="string">
            <text:p>Symbols/attack_imgs/Skull Bash.png</text:p>
          </table:table-cell>
          <table:table-cell table:style-name="ce6" table:formula="of:=CONCATENATE(&quot;TM &quot;; [.GU34]-3; &quot; (&quot;;[.GY34]; &quot;_t) &amp;nbsp &quot;; [.GV34];  IF([.GW34]=1;&quot; (cc)&quot;;&quot;&quot;))" office:value-type="string" office:string-value="TM 30 (Normal_t) &amp;nbsp Skull Bash (cc)" calcext:value-type="string">
            <text:p>TM 30 (Normal_t) &amp;nbsp Skull Bash (cc)</text:p>
          </table:table-cell>
          <table:table-cell table:style-name="ce6" table:formula="of:=CONCATENATE([.HH34];[.HB34])" office:value-type="string" office:string-value="Target becomes &lt;b&gt;Flinched&lt;/b&gt;. After activation, become &lt;b&gt;Asleep&lt;/b&gt;." calcext:value-type="string">
            <text:p>Target becomes &lt;b&gt;Flinched&lt;/b&gt;. After activation, become &lt;b&gt;Asleep&lt;/b&gt;.</text:p>
          </table:table-cell>
          <table:table-cell/>
          <table:table-cell table:formula="of:=IF([.GZ34]=&quot;none&quot;;&quot;&quot;;[.GZ34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34])=&quot;none&quot;;&quot;&quot;;INDIRECT(&quot;GZ&quot;&amp;[.GG34]))" office:value-type="float" office:value="1" calcext:value-type="float">
            <text:p>1</text:p>
          </table:table-cell>
          <table:table-cell table:formula="of:=IF(INDIRECT(&quot;GZ&quot;&amp;[.GH34])=&quot;none&quot;;&quot;&quot;;INDIRECT(&quot;GZ&quot;&amp;[.GH34]))" office:value-type="float" office:value="1" calcext:value-type="float">
            <text:p>1</text:p>
          </table:table-cell>
          <table:table-cell table:formula="of:=IF(INDIRECT(&quot;GZ&quot;&amp;[.GI34])=&quot;none&quot;;&quot;&quot;;INDIRECT(&quot;GZ&quot;&amp;[.GI34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P34]=1;&quot;H&quot;;&quot;&quot;)">
            <text:p/>
          </table:table-cell>
          <table:table-cell table:formula="of:=IF([.IQ34]=1;&quot;H&quot;;&quot;&quot;)">
            <text:p/>
          </table:table-cell>
          <table:table-cell table:formula="of:=IF([.IR34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Scyther</text:p>
          </table:table-cell>
          <table:table-cell table:number-columns-repeated="3"/>
          <table:table-cell office:value-type="string" calcext:value-type="string">
            <text:p>Grass</text:p>
          </table:table-cell>
          <table:table-cell office:value-type="string" calcext:value-type="string">
            <text:p>Hyper Cutter</text:p>
          </table:table-cell>
          <table:table-cell office:value-type="string" calcext:value-type="string">
            <text:p>Deal an additional (normal) when attacking with range 1 attacks.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Normal</text:p>
          </table:table-cell>
          <table:table-cell table:number-columns-repeated="9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35:.AE35];&quot;&gt;1&quot;)-COUNTIF([.T35:.AE35];&quot;&gt;2&quot;)-COUNTIF([.T35:.AE35];&quot;&gt;3&quot;)-COUNTIF([.T35:.AE35];&quot;&gt;4&quot;)-COUNTIF([.T35:.AE35];&quot;&gt;5&quot;)-COUNTIF([.T35:.AE35];&quot;&gt;6&quot;)-COUNTIF([.T35:.AE35];&quot;&gt;7&quot;)-COUNTIF([.T35:.AE35];&quot;&gt;8&quot;)" office:value-type="float" office:value="10" calcext:value-type="float">
            <text:p>10</text:p>
          </table:table-cell>
          <table:table-cell table:formula="of:=SUM([.T35:.AE35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ury Cutter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Air Cut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Close Combat</text:p>
          </table:table-cell>
          <table:table-cell table:number-columns-repeated="2"/>
          <table:table-cell table:style-name="ce59" table:formula="of:=ROUND([.AG35]+(12-[.AF35])-[.BA35]/2+[.BF35]+[.BG35]-[.BT35]+[.AZ35]*2/3+[.BC35]-[.AX35];1)" office:value-type="float" office:value="11.1" calcext:value-type="float">
            <text:p>11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fari</text:p>
          </table:table-cell>
          <table:table-cell table:style-name="ce1" table:formula="of:=IF([.AW35]=&quot;Starter&quot;; 0;IF([.AW35]=&quot;Route 1&quot;;0; IF([.AW35]=&quot;Viridian Forest&quot;;0;IF([.AW35]=&quot;Cycling Road&quot;;0;0.7))))" office:value-type="float" office:value="0.7" calcext:value-type="float">
            <text:p>0.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[.D35]=&quot;&quot;;IF([.I35]&lt;&gt;&quot;&quot;;0;IF([.M35]&lt;&gt;&quot;&quot;;[.AH35]-1;[.AI35]-1));IF([.M35]&lt;&gt;&quot;&quot;;0;IF([.Q35]&lt;&gt;&quot;&quot;;[.AH35]-1)))" office:value-type="float" office:value="0" calcext:value-type="float">
            <text:p>0</text:p>
          </table:table-cell>
          <table:table-cell/>
          <table:table-cell table:formula="of:=IF([.AM35]=1;0;IF([.AM35]=2;1;IF([.AM35]=3;1.7;IF([.AM35]=4;2.2;IF([.AM35]=5;2.55;IF([.AM35]=6;2.8;IF([.AM35]=7;3)))))))"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table:formula="of:=[.BD35] *(2 -[.BE35])/2" office:value-type="float" office:value="1.87" calcext:value-type="float">
            <text:p>1.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NDIRECT(&quot;HJ&quot;&amp;[.GG35])" office:value-type="string" office:string-value="Fury Cutter" calcext:value-type="string">
            <text:p>Fury Cutter</text:p>
          </table:table-cell>
          <table:table-cell table:style-name="ce1" table:formula="of:=INDIRECT(&quot;HJ&quot;&amp;[.GH35])" office:value-type="string" office:string-value="Slash (cc)" calcext:value-type="string">
            <text:p>Slash (cc)</text:p>
          </table:table-cell>
          <table:table-cell table:style-name="ce1" table:formula="of:=INDIRECT(&quot;HJ&quot;&amp;[.GI35])" office:value-type="string" office:string-value="Air Cutter (cc)" calcext:value-type="string">
            <text:p>Air Cutter (cc)</text:p>
          </table:table-cell>
          <table:table-cell/>
          <table:table-cell table:style-name="ce1" table:formula="of:=IF([.BQ35]&gt;=1; 0;IF([.BR35]&gt;=1;[.AH35]-1;IF([.BS35]&gt;=1;[.AI35]-1;11)))" office:value-type="float" office:value="0" calcext:value-type="float">
            <text:p>0</text:p>
          </table:table-cell>
          <table:table-cell table:formula="of:=IF([.BQ35]&gt;=2; 0;IF([.BR35]&gt;=2;[.AH35]-1;IF([.BS35]&gt;=2;[.AI35]-1;11)))" office:value-type="float" office:value="0" calcext:value-type="float">
            <text:p>0</text:p>
          </table:table-cell>
          <table:table-cell table:formula="of:=IF([.BQ35]&gt;=3; 0;IF([.BR35]&gt;=3;[.AH35]-1;IF([.BS35]&gt;=3;[.AI35]-1;11)))" office:value-type="float" office:value="0" calcext:value-type="float">
            <text:p>0</text:p>
          </table:table-cell>
          <table:table-cell table:formula="of:=IF([.BQ35]&gt;=4; 0;IF([.BR35]&gt;=4;[.AH35]-1;IF([.BS35]&gt;=4;[.AI35]-1;11)))" office:value-type="float" office:value="11" calcext:value-type="float">
            <text:p>11</text:p>
          </table:table-cell>
          <table:table-cell table:formula="of:= 4- COUNTBLANK([.H35:.K35])" office:value-type="float" office:value="3" calcext:value-type="float">
            <text:p>3</text:p>
          </table:table-cell>
          <table:table-cell table:formula="of:= MAX([.BQ35];4 -COUNTBLANK([.L35:.O35]))" office:value-type="float" office:value="3" calcext:value-type="float">
            <text:p>3</text:p>
          </table:table-cell>
          <table:table-cell table:formula="of:=MAX([.BR35];4-COUNTBLANK([.P35:.S35]))" office:value-type="float" office:value="3" calcext:value-type="float">
            <text:p>3</text:p>
          </table:table-cell>
          <table:table-cell table:formula="of:=IF([.D35]&lt;&gt;&quot;&quot;;4;SUM([.BM35:.BP35])/7)" office:value-type="float" office:value="1.57142857142857" calcext:value-type="float">
            <text:p>1.57142857142857</text:p>
          </table:table-cell>
          <table:table-cell table:number-columns-repeated="16"/>
          <table:table-cell table:formula="of:=IF([.A35]=&quot;&quot;;0;1)+IF([.B35]=&quot;&quot;;0;1)+IF([.C35]=&quot;&quot;;0;1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IF([.D35]=&quot;&quot;;&quot;&quot;;CONCATENATE(&quot;Symbols/Other/&quot;;[.D35];&quot;.png&quot;))">
            <text:p/>
          </table:table-cell>
          <table:table-cell table:formula="of:=LEN([.A35])" office:value-type="float" office:value="7" calcext:value-type="float">
            <text:p>7</text:p>
          </table:table-cell>
          <table:table-cell table:formula="of:=LEN([.B35])" office:value-type="float" office:value="0" calcext:value-type="float">
            <text:p>0</text:p>
          </table:table-cell>
          <table:table-cell table:formula="of:=LEN([.C35])" office:value-type="float" office:value="0" calcext:value-type="float">
            <text:p>0</text:p>
          </table:table-cell>
          <table:table-cell table:formula="of:=CONCATENATE(IF([.FO35]&gt;0; CONCATENATE([.A35];&quot; (die_&quot;; [.H35]);&quot;&quot;); IF([.FO35]&gt;1; CONCATENATE(&quot;_&quot;;[.I35]);&quot;&quot;);IF([.FO35]&gt;2; CONCATENATE(&quot;_&quot;;[.J35]);&quot;&quot;);IF([.FO35]&gt;3; CONCATENATE(&quot;_&quot;;[.K35]);&quot;&quot;);IF([.FO35]&gt;0;&quot;)&quot;;[.A35]))" office:value-type="string" office:string-value="Scyther (die_Grass_Flying_Normal)" calcext:value-type="string">
            <text:p>Scyther (die_Grass_Flying_Normal)</text:p>
          </table:table-cell>
          <table:table-cell table:formula="of:=CONCATENATE(IF([.FP35]&gt;0; CONCATENATE([.B35];&quot; (die_&quot;; [.L35]);&quot;&quot;); IF([.FP35]&gt;1; CONCATENATE(&quot;_&quot;;[.M35]);&quot;&quot;);IF([.FP35]&gt;2; CONCATENATE(&quot;_&quot;;[.N35]);&quot;&quot;);IF([.FP35]&gt;3; CONCATENATE(&quot;_&quot;;[.O35]);&quot;&quot;);IF([.FP35]&gt;0;&quot;)&quot;;&quot;&quot;))">
            <text:p/>
          </table:table-cell>
          <table:table-cell table:formula="of:=CONCATENATE(IF([.FQ35]&gt;0; CONCATENATE([.C35];&quot; (die_&quot;; [.P35]);&quot;&quot;); IF([.FQ35]&gt;1; CONCATENATE(&quot;_&quot;;[.Q35]);&quot;&quot;);IF([.FQ35]&gt;2; CONCATENATE(&quot;_&quot;;[.R35]);&quot;&quot;);IF([.FQ35]&gt;3; CONCATENATE(&quot;_&quot;;[.S35]);&quot;&quot;);IF([.FQ35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35] = &quot;&quot;; &quot;&quot;;MATCH([.AN35];[.$GV$2:.$GV$100];0)-3)" office:value-type="float" office:value="23" calcext:value-type="float">
            <text:p>23</text:p>
          </table:table-cell>
          <table:table-cell table:formula="of:=IF([.AO35] = &quot;&quot;; &quot;&quot;;MATCH([.AO35];[.$GV$2:.$GV$100];0)-3)" office:value-type="float" office:value="15" calcext:value-type="float">
            <text:p>15</text:p>
          </table:table-cell>
          <table:table-cell table:formula="of:=IF([.AP35] = &quot;&quot;; &quot;&quot;;MATCH([.AP35];[.$GV$2:.$GV$100];0)-3)" office:value-type="float" office:value="32" calcext:value-type="float">
            <text:p>32</text:p>
          </table:table-cell>
          <table:table-cell table:formula="of:=IF([.AQ35] = &quot;&quot;; &quot;&quot;;MATCH([.AQ35];[.$GV$2:.$GV$100];0)-3)">
            <text:p/>
          </table:table-cell>
          <table:table-cell table:formula="of:=IF([.AR35] = &quot;&quot;; &quot;&quot;;MATCH([.AR35];[.$GV$2:.$GV$100];0)-3)">
            <text:p/>
          </table:table-cell>
          <table:table-cell table:number-columns-repeated="2"/>
          <table:table-cell table:style-name="ce1" table:formula="of:=IFERROR(IF(OR(INDIRECT(&quot;$GX&quot; &amp; [.EV35]+4 )&gt;0;INDIRECT(&quot;$HI&quot; &amp; [.EV35]+4 )&gt;0);INDIRECT(&quot;$GY&quot; &amp; [.EV35]+4);&quot;&quot;);&quot;&quot;)" office:value-type="string" office:string-value="Flying" calcext:value-type="string">
            <text:p>Flying</text:p>
          </table:table-cell>
          <table:table-cell table:style-name="ce1" table:formula="of:=IFERROR(IF(OR(INDIRECT(&quot;$GX&quot; &amp; [.EW35]+4 )&gt;0;INDIRECT(&quot;$HI&quot; &amp; [.EW35]+4 )&gt;0);INDIRECT(&quot;$GY&quot; &amp; [.EW35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35]+4 )&gt;0;INDIRECT(&quot;$HI&quot; &amp; [.EX35]+4 )&gt;0);INDIRECT(&quot;$GY&quot; &amp; [.EX35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Y35]+4 )&gt;0;INDIRECT(&quot;$HI&quot; &amp; [.EY35]+4 )&gt;0);INDIRECT(&quot;$GY&quot; &amp; [.EY35]+4);&quot;&quot;);&quot;&quot;)">
            <text:p/>
          </table:table-cell>
          <table:table-cell table:style-name="ce1" table:formula="of:=IFERROR(IF(OR(INDIRECT(&quot;$GX&quot; &amp; [.EZ35]+4 )&gt;0;INDIRECT(&quot;$HI&quot; &amp; [.EZ35]+4 )&gt;0);INDIRECT(&quot;$GY&quot; &amp; [.EZ35]+4);&quot;&quot;);&quot;&quot;)">
            <text:p/>
          </table:table-cell>
          <table:table-cell table:formula="of:=IF([.EJ35]=&quot;&quot;;&quot;&quot;;(SMALL([.$EJ35:.$EN35];[.DX35])))" office:value-type="float" office:value="15" calcext:value-type="float">
            <text:p>15</text:p>
          </table:table-cell>
          <table:table-cell table:formula="of:=IF([.EK35]=&quot;&quot;;&quot;&quot;;(SMALL([.$EJ35:.$EN35];[.DY35])))" office:value-type="float" office:value="23" calcext:value-type="float">
            <text:p>23</text:p>
          </table:table-cell>
          <table:table-cell table:formula="of:=IF([.EL35]=&quot;&quot;;&quot;&quot;;(SMALL([.$EJ35:.$EN35];[.DZ35])))" office:value-type="float" office:value="32" calcext:value-type="float">
            <text:p>32</text:p>
          </table:table-cell>
          <table:table-cell table:style-name="ce1" table:formula="of:=IF([.EM35]=&quot;&quot;;&quot;&quot;;(SMALL([.$EJ35:.$EN35];[.EA35])))">
            <text:p/>
          </table:table-cell>
          <table:table-cell table:style-name="ce1" table:formula="of:=IF([.EN35]=&quot;&quot;;&quot;&quot;;(SMALL([.$EJ35:.$EN35];[.EB35])))">
            <text:p/>
          </table:table-cell>
          <table:table-cell table:formula="of:=IF([.EQ35]=&quot;&quot;;&quot;&quot;;CONCATENATE(&quot;symbols/types/only_color_exact/&quot;;[.EQ35];&quot;.png&quot;))" office:value-type="string" office:string-value="symbols/types/only_color_exact/Flying.png" calcext:value-type="string">
            <text:p>symbols/types/only_color_exact/Flying.png</text:p>
          </table:table-cell>
          <table:table-cell table:formula="of:=IF([.ER35]=&quot;&quot;;&quot;&quot;;CONCATENATE(&quot;symbols/types/only_color_exact/&quot;;[.ER35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35]=&quot;&quot;;&quot;&quot;;CONCATENATE(&quot;symbols/types/only_color_exact/&quot;;[.ES35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T35]=&quot;&quot;;&quot;&quot;;CONCATENATE(&quot;symbols/types/only_color_exact/&quot;;[.ET35];&quot;.png&quot;))">
            <text:p/>
          </table:table-cell>
          <table:table-cell table:formula="of:=IF([.EU35]=&quot;&quot;;&quot;&quot;;CONCATENATE(&quot;symbols/types/only_color_exact/&quot;;[.EU35];&quot;.png&quot;))">
            <text:p/>
          </table:table-cell>
          <table:table-cell table:formula="of:=IF([.EV35]=&quot;&quot;;&quot;&quot;;CONCATENATE(&quot;symbols/types/vanilla/&quot;;[.EV35];&quot;.png&quot;))" office:value-type="string" office:string-value="symbols/types/vanilla/15.png" calcext:value-type="string">
            <text:p>symbols/types/vanilla/15.png</text:p>
          </table:table-cell>
          <table:table-cell table:number-columns-repeated="4"/>
          <table:table-cell table:formula="of:=CONCATENATE(&quot;Symbols/Types/Weaknesses/&quot;; [.E35]; &quot;.png&quot;)" office:value-type="string" office:string-value="Symbols/Types/Weaknesses/Grass.png" calcext:value-type="string">
            <text:p>Symbols/Types/Weaknesses/Grass.png</text:p>
          </table:table-cell>
          <table:table-cell table:formula="of:=CONCATENATE(&quot;Symbols/Pokemon/&quot;;[.A35];&quot;.png&quot;)" office:value-type="string" office:string-value="Symbols/Pokemon/Scyther.png" calcext:value-type="string">
            <text:p>Symbols/Pokemon/Scyther.png</text:p>
          </table:table-cell>
          <table:table-cell table:formula="of:=CONCATENATE(&quot;Symbols/Pokemon/&quot;;[.B35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35];&quot;.png&quot;)" office:value-type="string" office:string-value="Symbols/Pokemon/.png" calcext:value-type="string">
            <text:p>Symbols/Pokemon/.png</text:p>
          </table:table-cell>
          <table:table-cell table:formula="of:=IF([.H35]=&quot;&quot;;0;1)+IF([.I35]=&quot;&quot;;0;1) +IF([.J35]=&quot;&quot;;0;1)+ IF([.K35] = &quot;&quot;;0;1)" office:value-type="float" office:value="3" calcext:value-type="float">
            <text:p>3</text:p>
          </table:table-cell>
          <table:table-cell table:formula="of:=IF([.L35]=&quot;&quot;;0;1)+IF([.M35]=&quot;&quot;;0;1) +IF([.N35]=&quot;&quot;;0;1)+ IF([.O35] = &quot;&quot;;0;1)" office:value-type="float" office:value="0" calcext:value-type="float">
            <text:p>0</text:p>
          </table:table-cell>
          <table:table-cell table:formula="of:=IF([.P35]=&quot;&quot;;0;1)+IF([.Q35]=&quot;&quot;;0;1) +IF([.R35]=&quot;&quot;;0;1)+ IF([.S35] = &quot;&quot;;0;1)" office:value-type="float" office:value="0" calcext:value-type="float">
            <text:p>0</text:p>
          </table:table-cell>
          <table:table-cell table:formula="of:=CONCATENATE(&quot;Symbols/Dice/dice_&quot;;[.H35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I35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J35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K3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3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3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3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3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3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3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3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35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35])" office:value-type="string" office:string-value="Speed: 4" calcext:value-type="string">
            <text:p>Speed: 4</text:p>
          </table:table-cell>
          <table:table-cell/>
          <table:table-cell table:formula="of:=MATCH([.AJ35]; [.$GV$1:.$GV$1048576];0)" office:value-type="float" office:value="70" calcext:value-type="float">
            <text:p>70</text:p>
          </table:table-cell>
          <table:table-cell table:formula="of:=MATCH([.AK35]; [.$GV$1:.$GV$1048576];0)" office:value-type="float" office:value="38" calcext:value-type="float">
            <text:p>38</text:p>
          </table:table-cell>
          <table:table-cell table:formula="of:=MATCH([.AL35]; [.$GV$1:.$GV$1048576];0)" office:value-type="float" office:value="50" calcext:value-type="float">
            <text:p>50</text:p>
          </table:table-cell>
          <table:table-cell table:style-name="ce1" table:formula="of:=INDIRECT(&quot;HC&quot;&amp;[.GG35])" office:value-type="string" office:string-value="Before attacking, put a (+1) on the card. Deal a (grass) for every (+1) collected." calcext:value-type="string">
            <text:p>Before attacking, put a (+1) on the card. Deal a (grass) for every (+1) collected.</text:p>
          </table:table-cell>
          <table:table-cell table:style-name="ce1" table:formula="of:=INDIRECT(&quot;HC&quot;&amp;[.GH35])" office:value-type="string" office:string-value="Affects: (half). " calcext:value-type="string">
            <text:p>Affects: (half). </text:p>
          </table:table-cell>
          <table:table-cell table:style-name="ce1" table:formula="of:=INDIRECT(&quot;HC&quot;&amp;[.GI35])" office:value-type="string" office:string-value="Affects: (half). " calcext:value-type="string">
            <text:p>Affects: (half). </text:p>
          </table:table-cell>
          <table:table-cell table:style-name="ce1" table:formula="of:=INDIRECT(&quot;GW&quot;&amp;[.GG35])" office:value-type="float" office:value="0" calcext:value-type="float">
            <text:p>0</text:p>
          </table:table-cell>
          <table:table-cell table:style-name="ce1" table:formula="of:=INDIRECT(&quot;GW&quot;&amp;[.GH35])" office:value-type="float" office:value="1" calcext:value-type="float">
            <text:p>1</text:p>
          </table:table-cell>
          <table:table-cell table:style-name="ce1" table:formula="of:=INDIRECT(&quot;GW&quot;&amp;[.GI35])" office:value-type="float" office:value="1" calcext:value-type="float">
            <text:p>1</text:p>
          </table:table-cell>
          <table:table-cell table:style-name="ce1" table:formula="of:=INDIRECT(&quot;HE&quot;&amp;[.GG35])" office:value-type="string" office:string-value="Damage: (Grass_x)" calcext:value-type="string">
            <text:p>Damage: (Grass_x)</text:p>
          </table:table-cell>
          <table:table-cell table:style-name="ce1" table:formula="of:=INDIRECT(&quot;HE&quot;&amp;[.GH35])" office:value-type="string" office:string-value="Damage: (Normal)(Normal)(Normal)" calcext:value-type="string">
            <text:p>Damage: (Normal)(Normal)(Normal)</text:p>
          </table:table-cell>
          <table:table-cell table:style-name="ce1" table:formula="of:=INDIRECT(&quot;HE&quot;&amp;[.GI35])" office:value-type="string" office:string-value="Damage: (Flying)(Flying)" calcext:value-type="string">
            <text:p>Damage: (Flying)(Flying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Take Dow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rmal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Take (normal) after attack.</text:p>
          </table:table-cell>
          <table:table-cell table:style-name="ce7" table:formula="of:=CONCATENATE([.HH35]; [.HB35])" office:value-type="string" office:string-value="Take (normal) after attack." calcext:value-type="string">
            <text:p>Take (normal) after attack.</text:p>
          </table:table-cell>
          <table:table-cell table:style-name="ce6" table:formula="of:=CONCATENATE(&quot;(&quot;;[.GY35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35]&gt;=1;[.HD35];&quot;&quot;);IF([.GX35]&gt;=2;[.HD35];&quot;&quot;);IF([.GX35]&gt;=3;[.HD35];&quot;&quot;);IF([.GX35]&gt;=4;[.HD35];&quot;&quot;);IF([.GX35]&gt;=5;[.HD35];&quot;&quot;);IF([.HI35]=1;CONCATENATE(&quot;(&quot;;[.GY35];&quot;_x)&quot;);&quot;&quot;))" office:value-type="string" office:string-value="Damage: (Normal)(Normal)(Normal)(Normal)" calcext:value-type="string">
            <text:p>Damage: (Normal)(Normal)(Normal)(Normal)</text:p>
          </table:table-cell>
          <table:table-cell table:style-name="ce6"/>
          <table:table-cell table:style-name="ce6" table:formula="of:=CONCATENATE(IF([.HA35]&lt;&gt;&quot;all hostile Pok&amp;eacute;mon&quot;;&quot;(&quot;;&quot;&quot;);[.HA35];IF([.HA35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35] &lt;&gt; &quot;&quot;; CONCATENATE(&quot;Affects: &quot;; [.HG35]; &quot;. &quot;);&quot;&quot;)">
            <text:p/>
          </table:table-cell>
          <table:table-cell table:style-name="ce6"/>
          <table:table-cell table:style-name="ce6" table:formula="of:=CONCATENATE([.GV35]; IF([.GW35]=1;&quot; (cc)&quot;;&quot;&quot;))" office:value-type="string" office:string-value="Take Down (cc)" calcext:value-type="string">
            <text:p>Take Down (cc)</text:p>
          </table:table-cell>
          <table:table-cell table:style-name="ce6" table:formula="of:=CONCATENATE(&quot;Symbols/attack_imgs/&quot;;[.GV35];&quot;.png&quot;)" office:value-type="string" office:string-value="Symbols/attack_imgs/Take Down.png" calcext:value-type="string">
            <text:p>Symbols/attack_imgs/Take Down.png</text:p>
          </table:table-cell>
          <table:table-cell table:style-name="ce6" table:formula="of:=CONCATENATE(&quot;TM &quot;; [.GU35]-3; &quot; (&quot;;[.GY35]; &quot;_t) &amp;nbsp &quot;; [.GV35];  IF([.GW35]=1;&quot; (cc)&quot;;&quot;&quot;))" office:value-type="string" office:string-value="TM 31 (Normal_t) &amp;nbsp Take Down (cc)" calcext:value-type="string">
            <text:p>TM 31 (Normal_t) &amp;nbsp Take Down (cc)</text:p>
          </table:table-cell>
          <table:table-cell table:style-name="ce6" table:formula="of:=CONCATENATE([.HH35];[.HB35])" office:value-type="string" office:string-value="Take (normal) after attack." calcext:value-type="string">
            <text:p>Take (normal) after attack.</text:p>
          </table:table-cell>
          <table:table-cell/>
          <table:table-cell table:formula="of:=IF([.GZ35]=&quot;none&quot;;&quot;&quot;;[.GZ35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35])=&quot;none&quot;;&quot;&quot;;INDIRECT(&quot;GZ&quot;&amp;[.GG35]))" office:value-type="float" office:value="1" calcext:value-type="float">
            <text:p>1</text:p>
          </table:table-cell>
          <table:table-cell table:formula="of:=IF(INDIRECT(&quot;GZ&quot;&amp;[.GH35])=&quot;none&quot;;&quot;&quot;;INDIRECT(&quot;GZ&quot;&amp;[.GH35]))" office:value-type="float" office:value="1" calcext:value-type="float">
            <text:p>1</text:p>
          </table:table-cell>
          <table:table-cell table:formula="of:=IF(INDIRECT(&quot;GZ&quot;&amp;[.GI35])=&quot;none&quot;;&quot;&quot;;INDIRECT(&quot;GZ&quot;&amp;[.GI35]))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IF([.IP35]=1;&quot;H&quot;;&quot;&quot;)">
            <text:p/>
          </table:table-cell>
          <table:table-cell table:formula="of:=IF([.IQ35]=1;&quot;H&quot;;&quot;&quot;)">
            <text:p/>
          </table:table-cell>
          <table:table-cell table:formula="of:=IF([.IR35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Chansey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After activating adjacent to friendly Pok&amp;eacute;mon, each of them regains a (health).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"/>
          <table:table-cell table:style-name="ce33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36:.AE36];&quot;&gt;1&quot;)-COUNTIF([.T36:.AE36];&quot;&gt;2&quot;)-COUNTIF([.T36:.AE36];&quot;&gt;3&quot;)-COUNTIF([.T36:.AE36];&quot;&gt;4&quot;)-COUNTIF([.T36:.AE36];&quot;&gt;5&quot;)-COUNTIF([.T36:.AE36];&quot;&gt;6&quot;)-COUNTIF([.T36:.AE36];&quot;&gt;7&quot;)-COUNTIF([.T36:.AE36];&quot;&gt;8&quot;)" office:value-type="float" office:value="9" calcext:value-type="float">
            <text:p>9</text:p>
          </table:table-cell>
          <table:table-cell table:formula="of:=SUM([.T36:.AE36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ody Slam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Soft-Boi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Synthesis</text:p>
          </table:table-cell>
          <table:table-cell table:number-columns-repeated="2"/>
          <table:table-cell table:style-name="ce59" table:formula="of:=ROUND([.AG36]+(12-[.AF36])-[.BA36]/2+[.BF36]+[.BG36]-[.BT36]+[.AZ36]*2/3+[.BC36]-[.AX36];1)" office:value-type="float" office:value="10.7" calcext:value-type="float">
            <text:p>10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fari</text:p>
          </table:table-cell>
          <table:table-cell table:style-name="ce1" table:formula="of:=IF([.AW36]=&quot;Starter&quot;; 0;IF([.AW36]=&quot;Route 1&quot;;0; IF([.AW36]=&quot;Viridian Forest&quot;;0;IF([.AW36]=&quot;Cycling Road&quot;;0;0.7))))" office:value-type="float" office:value="0.7" calcext:value-type="float">
            <text:p>0.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[.D36]=&quot;&quot;;IF([.I36]&lt;&gt;&quot;&quot;;0;IF([.M36]&lt;&gt;&quot;&quot;;[.AH36]-1;[.AI36]-1));IF([.M36]&lt;&gt;&quot;&quot;;0;IF([.Q36]&lt;&gt;&quot;&quot;;[.AH36]-1)))" office:value-type="float" office:value="0" calcext:value-type="float">
            <text:p>0</text:p>
          </table:table-cell>
          <table:table-cell/>
          <table:table-cell table:formula="of:=IF([.AM36]=1;0;IF([.AM36]=2;1;IF([.AM36]=3;1.7;IF([.AM36]=4;2.2;IF([.AM36]=5;2.55;IF([.AM36]=6;2.8;IF([.AM36]=7;3)))))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D36] *(2 -[.BE36])/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36])" office:value-type="string" office:string-value="Body Slam (cc)" calcext:value-type="string">
            <text:p>Body Slam (cc)</text:p>
          </table:table-cell>
          <table:table-cell table:style-name="ce1" table:formula="of:=INDIRECT(&quot;HJ&quot;&amp;[.GH36])" office:value-type="string" office:string-value="Pound" calcext:value-type="string">
            <text:p>Pound</text:p>
          </table:table-cell>
          <table:table-cell table:style-name="ce1" table:formula="of:=INDIRECT(&quot;HJ&quot;&amp;[.GI36])" office:value-type="string" office:string-value="Soft-Boiled (cc)" calcext:value-type="string">
            <text:p>Soft-Boiled (cc)</text:p>
          </table:table-cell>
          <table:table-cell/>
          <table:table-cell table:style-name="ce1" table:formula="of:=IF([.BQ36]&gt;=1; 0;IF([.BR36]&gt;=1;[.AH36]-1;IF([.BS36]&gt;=1;[.AI36]-1;11)))" office:value-type="float" office:value="0" calcext:value-type="float">
            <text:p>0</text:p>
          </table:table-cell>
          <table:table-cell table:formula="of:=IF([.BQ36]&gt;=2; 0;IF([.BR36]&gt;=2;[.AH36]-1;IF([.BS36]&gt;=2;[.AI36]-1;11)))" office:value-type="float" office:value="0" calcext:value-type="float">
            <text:p>0</text:p>
          </table:table-cell>
          <table:table-cell table:formula="of:=IF([.BQ36]&gt;=3; 0;IF([.BR36]&gt;=3;[.AH36]-1;IF([.BS36]&gt;=3;[.AI36]-1;11)))" office:value-type="float" office:value="11" calcext:value-type="float">
            <text:p>11</text:p>
          </table:table-cell>
          <table:table-cell table:formula="of:=IF([.BQ36]&gt;=4; 0;IF([.BR36]&gt;=4;[.AH36]-1;IF([.BS36]&gt;=4;[.AI36]-1;11)))" office:value-type="float" office:value="11" calcext:value-type="float">
            <text:p>11</text:p>
          </table:table-cell>
          <table:table-cell table:formula="of:= 4- COUNTBLANK([.H36:.K36])" office:value-type="float" office:value="2" calcext:value-type="float">
            <text:p>2</text:p>
          </table:table-cell>
          <table:table-cell table:formula="of:= MAX([.BQ36];4 -COUNTBLANK([.L36:.O36]))" office:value-type="float" office:value="2" calcext:value-type="float">
            <text:p>2</text:p>
          </table:table-cell>
          <table:table-cell table:formula="of:=MAX([.BR36];4-COUNTBLANK([.P36:.S36]))" office:value-type="float" office:value="2" calcext:value-type="float">
            <text:p>2</text:p>
          </table:table-cell>
          <table:table-cell table:formula="of:=IF([.D36]&lt;&gt;&quot;&quot;;4;SUM([.BM36:.BP36])/7)" office:value-type="float" office:value="3.14285714285714" calcext:value-type="float">
            <text:p>3.14285714285714</text:p>
          </table:table-cell>
          <table:table-cell table:number-columns-repeated="16"/>
          <table:table-cell table:formula="of:=IF([.A36]=&quot;&quot;;0;1)+IF([.B36]=&quot;&quot;;0;1)+IF([.C36]=&quot;&quot;;0;1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IF([.D36]=&quot;&quot;;&quot;&quot;;CONCATENATE(&quot;Symbols/Other/&quot;;[.D36];&quot;.png&quot;))">
            <text:p/>
          </table:table-cell>
          <table:table-cell table:formula="of:=LEN([.A36])" office:value-type="float" office:value="7" calcext:value-type="float">
            <text:p>7</text:p>
          </table:table-cell>
          <table:table-cell table:formula="of:=LEN([.B36])" office:value-type="float" office:value="0" calcext:value-type="float">
            <text:p>0</text:p>
          </table:table-cell>
          <table:table-cell table:formula="of:=LEN([.C36])" office:value-type="float" office:value="0" calcext:value-type="float">
            <text:p>0</text:p>
          </table:table-cell>
          <table:table-cell table:formula="of:=CONCATENATE(IF([.FO36]&gt;0; CONCATENATE([.A36];&quot; (die_&quot;; [.H36]);&quot;&quot;); IF([.FO36]&gt;1; CONCATENATE(&quot;_&quot;;[.I36]);&quot;&quot;);IF([.FO36]&gt;2; CONCATENATE(&quot;_&quot;;[.J36]);&quot;&quot;);IF([.FO36]&gt;3; CONCATENATE(&quot;_&quot;;[.K36]);&quot;&quot;);IF([.FO36]&gt;0;&quot;)&quot;;[.A36]))" office:value-type="string" office:string-value="Chansey (die_Normal_Normal)" calcext:value-type="string">
            <text:p>Chansey (die_Normal_Normal)</text:p>
          </table:table-cell>
          <table:table-cell table:formula="of:=CONCATENATE(IF([.FP36]&gt;0; CONCATENATE([.B36];&quot; (die_&quot;; [.L36]);&quot;&quot;); IF([.FP36]&gt;1; CONCATENATE(&quot;_&quot;;[.M36]);&quot;&quot;);IF([.FP36]&gt;2; CONCATENATE(&quot;_&quot;;[.N36]);&quot;&quot;);IF([.FP36]&gt;3; CONCATENATE(&quot;_&quot;;[.O36]);&quot;&quot;);IF([.FP36]&gt;0;&quot;)&quot;;&quot;&quot;))">
            <text:p/>
          </table:table-cell>
          <table:table-cell table:formula="of:=CONCATENATE(IF([.FQ36]&gt;0; CONCATENATE([.C36];&quot; (die_&quot;; [.P36]);&quot;&quot;); IF([.FQ36]&gt;1; CONCATENATE(&quot;_&quot;;[.Q36]);&quot;&quot;);IF([.FQ36]&gt;2; CONCATENATE(&quot;_&quot;;[.R36]);&quot;&quot;);IF([.FQ36]&gt;3; CONCATENATE(&quot;_&quot;;[.S36]);&quot;&quot;);IF([.FQ36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36] = &quot;&quot;; &quot;&quot;;MATCH([.AN36];[.$GV$2:.$GV$100];0)-3)" office:value-type="float" office:value="6" calcext:value-type="float">
            <text:p>6</text:p>
          </table:table-cell>
          <table:table-cell table:formula="of:=IF([.AO36] = &quot;&quot;; &quot;&quot;;MATCH([.AO36];[.$GV$2:.$GV$100];0)-3)" office:value-type="float" office:value="20" calcext:value-type="float">
            <text:p>20</text:p>
          </table:table-cell>
          <table:table-cell table:formula="of:=IF([.AP36] = &quot;&quot;; &quot;&quot;;MATCH([.AP36];[.$GV$2:.$GV$100];0)-3)" office:value-type="float" office:value="4" calcext:value-type="float">
            <text:p>4</text:p>
          </table:table-cell>
          <table:table-cell table:formula="of:=IF([.AQ36] = &quot;&quot;; &quot;&quot;;MATCH([.AQ36];[.$GV$2:.$GV$100];0)-3)">
            <text:p/>
          </table:table-cell>
          <table:table-cell table:formula="of:=IF([.AR36] = &quot;&quot;; &quot;&quot;;MATCH([.AR36];[.$GV$2:.$GV$100];0)-3)">
            <text:p/>
          </table:table-cell>
          <table:table-cell table:number-columns-repeated="2"/>
          <table:table-cell table:style-name="ce1" table:formula="of:=IFERROR(IF(OR(INDIRECT(&quot;$GX&quot; &amp; [.EV36]+4 )&gt;0;INDIRECT(&quot;$HI&quot; &amp; [.EV36]+4 )&gt;0);INDIRECT(&quot;$GY&quot; &amp; [.EV36]+4);&quot;&quot;);&quot;&quot;)">
            <text:p/>
          </table:table-cell>
          <table:table-cell table:style-name="ce1" table:formula="of:=IFERROR(IF(OR(INDIRECT(&quot;$GX&quot; &amp; [.EW36]+4 )&gt;0;INDIRECT(&quot;$HI&quot; &amp; [.EW36]+4 )&gt;0);INDIRECT(&quot;$GY&quot; &amp; [.EW36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X36]+4 )&gt;0;INDIRECT(&quot;$HI&quot; &amp; [.EX36]+4 )&gt;0);INDIRECT(&quot;$GY&quot; &amp; [.EX36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Y36]+4 )&gt;0;INDIRECT(&quot;$HI&quot; &amp; [.EY36]+4 )&gt;0);INDIRECT(&quot;$GY&quot; &amp; [.EY36]+4);&quot;&quot;);&quot;&quot;)">
            <text:p/>
          </table:table-cell>
          <table:table-cell table:style-name="ce1" table:formula="of:=IFERROR(IF(OR(INDIRECT(&quot;$GX&quot; &amp; [.EZ36]+4 )&gt;0;INDIRECT(&quot;$HI&quot; &amp; [.EZ36]+4 )&gt;0);INDIRECT(&quot;$GY&quot; &amp; [.EZ36]+4);&quot;&quot;);&quot;&quot;)">
            <text:p/>
          </table:table-cell>
          <table:table-cell table:formula="of:=IF([.EJ36]=&quot;&quot;;&quot;&quot;;(SMALL([.$EJ36:.$EN36];[.DX36])))" office:value-type="float" office:value="4" calcext:value-type="float">
            <text:p>4</text:p>
          </table:table-cell>
          <table:table-cell table:formula="of:=IF([.EK36]=&quot;&quot;;&quot;&quot;;(SMALL([.$EJ36:.$EN36];[.DY36])))" office:value-type="float" office:value="6" calcext:value-type="float">
            <text:p>6</text:p>
          </table:table-cell>
          <table:table-cell table:formula="of:=IF([.EL36]=&quot;&quot;;&quot;&quot;;(SMALL([.$EJ36:.$EN36];[.DZ36])))" office:value-type="float" office:value="20" calcext:value-type="float">
            <text:p>20</text:p>
          </table:table-cell>
          <table:table-cell table:style-name="ce1" table:formula="of:=IF([.EM36]=&quot;&quot;;&quot;&quot;;(SMALL([.$EJ36:.$EN36];[.EA36])))">
            <text:p/>
          </table:table-cell>
          <table:table-cell table:style-name="ce1" table:formula="of:=IF([.EN36]=&quot;&quot;;&quot;&quot;;(SMALL([.$EJ36:.$EN36];[.EB36])))">
            <text:p/>
          </table:table-cell>
          <table:table-cell table:formula="of:=IF([.EQ36]=&quot;&quot;;&quot;&quot;;CONCATENATE(&quot;symbols/types/only_color_exact/&quot;;[.EQ36];&quot;.png&quot;))">
            <text:p/>
          </table:table-cell>
          <table:table-cell table:formula="of:=IF([.ER36]=&quot;&quot;;&quot;&quot;;CONCATENATE(&quot;symbols/types/only_color_exact/&quot;;[.ER36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S36]=&quot;&quot;;&quot;&quot;;CONCATENATE(&quot;symbols/types/only_color_exact/&quot;;[.ES36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T36]=&quot;&quot;;&quot;&quot;;CONCATENATE(&quot;symbols/types/only_color_exact/&quot;;[.ET36];&quot;.png&quot;))">
            <text:p/>
          </table:table-cell>
          <table:table-cell table:formula="of:=IF([.EU36]=&quot;&quot;;&quot;&quot;;CONCATENATE(&quot;symbols/types/only_color_exact/&quot;;[.EU36];&quot;.png&quot;))">
            <text:p/>
          </table:table-cell>
          <table:table-cell table:formula="of:=IF([.EV36]=&quot;&quot;;&quot;&quot;;CONCATENATE(&quot;symbols/types/vanilla/&quot;;[.EV36];&quot;.png&quot;))" office:value-type="string" office:string-value="symbols/types/vanilla/4.png" calcext:value-type="string">
            <text:p>symbols/types/vanilla/4.png</text:p>
          </table:table-cell>
          <table:table-cell table:number-columns-repeated="4"/>
          <table:table-cell table:formula="of:=CONCATENATE(&quot;Symbols/Types/Weaknesses/&quot;; [.E36]; &quot;.png&quot;)" office:value-type="string" office:string-value="Symbols/Types/Weaknesses/Normal.png" calcext:value-type="string">
            <text:p>Symbols/Types/Weaknesses/Normal.png</text:p>
          </table:table-cell>
          <table:table-cell table:formula="of:=CONCATENATE(&quot;Symbols/Pokemon/&quot;;[.A36];&quot;.png&quot;)" office:value-type="string" office:string-value="Symbols/Pokemon/Chansey.png" calcext:value-type="string">
            <text:p>Symbols/Pokemon/Chansey.png</text:p>
          </table:table-cell>
          <table:table-cell table:formula="of:=CONCATENATE(&quot;Symbols/Pokemon/&quot;;[.B36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36];&quot;.png&quot;)" office:value-type="string" office:string-value="Symbols/Pokemon/.png" calcext:value-type="string">
            <text:p>Symbols/Pokemon/.png</text:p>
          </table:table-cell>
          <table:table-cell table:formula="of:=IF([.H36]=&quot;&quot;;0;1)+IF([.I36]=&quot;&quot;;0;1) +IF([.J36]=&quot;&quot;;0;1)+ IF([.K36] = &quot;&quot;;0;1)" office:value-type="float" office:value="2" calcext:value-type="float">
            <text:p>2</text:p>
          </table:table-cell>
          <table:table-cell table:formula="of:=IF([.L36]=&quot;&quot;;0;1)+IF([.M36]=&quot;&quot;;0;1) +IF([.N36]=&quot;&quot;;0;1)+ IF([.O36] = &quot;&quot;;0;1)" office:value-type="float" office:value="0" calcext:value-type="float">
            <text:p>0</text:p>
          </table:table-cell>
          <table:table-cell table:formula="of:=IF([.P36]=&quot;&quot;;0;1)+IF([.Q36]=&quot;&quot;;0;1) +IF([.R36]=&quot;&quot;;0;1)+ IF([.S36] = &quot;&quot;;0;1)" office:value-type="float" office:value="0" calcext:value-type="float">
            <text:p>0</text:p>
          </table:table-cell>
          <table:table-cell table:formula="of:=CONCATENATE(&quot;Symbols/Dice/dice_&quot;;[.H36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I36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J3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3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3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3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3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3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3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3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3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36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36])" office:value-type="string" office:string-value="Speed: 2" calcext:value-type="string">
            <text:p>Speed: 2</text:p>
          </table:table-cell>
          <table:table-cell/>
          <table:table-cell table:formula="of:=MATCH([.AJ36]; [.$GV$1:.$GV$1048576];0)" office:value-type="float" office:value="17" calcext:value-type="float">
            <text:p>17</text:p>
          </table:table-cell>
          <table:table-cell table:formula="of:=MATCH([.AK36]; [.$GV$1:.$GV$1048576];0)" office:value-type="float" office:value="84" calcext:value-type="float">
            <text:p>84</text:p>
          </table:table-cell>
          <table:table-cell table:formula="of:=MATCH([.AL36]; [.$GV$1:.$GV$1048576];0)" office:value-type="float" office:value="91" calcext:value-type="float">
            <text:p>91</text:p>
          </table:table-cell>
          <table:table-cell table:style-name="ce1" table:formula="of:=INDIRECT(&quot;HC&quot;&amp;[.GG36])">
            <text:p/>
          </table:table-cell>
          <table:table-cell table:style-name="ce1" table:formula="of:=INDIRECT(&quot;HC&quot;&amp;[.GH36])">
            <text:p/>
          </table:table-cell>
          <table:table-cell table:style-name="ce1" table:formula="of:=INDIRECT(&quot;HC&quot;&amp;[.GI36])" office:value-type="string" office:string-value="Regain (health)(health)(health)(health)." calcext:value-type="string">
            <text:p>Regain (health)(health)(health)(health).</text:p>
          </table:table-cell>
          <table:table-cell table:style-name="ce1" table:formula="of:=INDIRECT(&quot;GW&quot;&amp;[.GG36])" office:value-type="float" office:value="1" calcext:value-type="float">
            <text:p>1</text:p>
          </table:table-cell>
          <table:table-cell table:style-name="ce1" table:formula="of:=INDIRECT(&quot;GW&quot;&amp;[.GH36])" office:value-type="float" office:value="0" calcext:value-type="float">
            <text:p>0</text:p>
          </table:table-cell>
          <table:table-cell table:style-name="ce1" table:formula="of:=INDIRECT(&quot;GW&quot;&amp;[.GI36])" office:value-type="float" office:value="1" calcext:value-type="float">
            <text:p>1</text:p>
          </table:table-cell>
          <table:table-cell table:style-name="ce1" table:formula="of:=INDIRECT(&quot;HE&quot;&amp;[.GG36])" office:value-type="string" office:string-value="Damage: (Normal)(Normal)(Normal)" calcext:value-type="string">
            <text:p>Damage: (Normal)(Normal)(Normal)</text:p>
          </table:table-cell>
          <table:table-cell table:style-name="ce1" table:formula="of:=INDIRECT(&quot;HE&quot;&amp;[.GH36])" office:value-type="string" office:string-value="Damage: (Normal)(Normal)" calcext:value-type="string">
            <text:p>Damage: (Normal)(Normal)</text:p>
          </table:table-cell>
          <table:table-cell table:style-name="ce1" table:formula="of:=INDIRECT(&quot;HE&quot;&amp;[.GI36])" office:value-type="string" office:string-value="Damage: " calcext:value-type="string">
            <text:p>Damage: 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lose Comba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ll</text:p>
          </table:table-cell>
          <table:table-cell table:style-name="ce6"/>
          <table:table-cell table:style-name="ce7" table:formula="of:=CONCATENATE([.HH36]; [.HB36])" office:value-type="string" office:string-value="Affects: (all). " calcext:value-type="string">
            <text:p>Affects: (all). </text:p>
          </table:table-cell>
          <table:table-cell table:style-name="ce6" table:formula="of:=CONCATENATE(&quot;(&quot;;[.GY36];&quot;)&quot;)" office:value-type="string" office:string-value="(Rock)" calcext:value-type="string">
            <text:p>(Rock)</text:p>
          </table:table-cell>
          <table:table-cell table:style-name="ce6" table:formula="of:=CONCATENATE(&quot;Damage: &quot;;IF([.GX36]&gt;=1;[.HD36];&quot;&quot;);IF([.GX36]&gt;=2;[.HD36];&quot;&quot;);IF([.GX36]&gt;=3;[.HD36];&quot;&quot;);IF([.GX36]&gt;=4;[.HD36];&quot;&quot;);IF([.GX36]&gt;=5;[.HD36];&quot;&quot;);IF([.HI36]=1;CONCATENATE(&quot;(&quot;;[.GY36];&quot;_x)&quot;);&quot;&quot;))" office:value-type="string" office:string-value="Damage: (Rock)" calcext:value-type="string">
            <text:p>Damage: (Rock)</text:p>
          </table:table-cell>
          <table:table-cell table:style-name="ce6"/>
          <table:table-cell table:style-name="ce6" table:formula="of:=CONCATENATE(IF([.HA36]&lt;&gt;&quot;all hostile Pok&amp;eacute;mon&quot;;&quot;(&quot;;&quot;&quot;);[.HA36];IF([.HA36]&lt;&gt;&quot;all hostile Pok&amp;eacute;mon&quot;; &quot;)&quot;; &quot;&quot;))" office:value-type="string" office:string-value="(all)" calcext:value-type="string">
            <text:p>(all)</text:p>
          </table:table-cell>
          <table:table-cell table:style-name="ce6" table:formula="of:=IF([.HA36] &lt;&gt; &quot;&quot;; CONCATENATE(&quot;Affects: &quot;; [.HG36]; &quot;. &quot;);&quot;&quot;)" office:value-type="string" office:string-value="Affects: (all). " calcext:value-type="string">
            <text:p>Affects: (all). </text:p>
          </table:table-cell>
          <table:table-cell table:style-name="ce6"/>
          <table:table-cell table:style-name="ce6" table:formula="of:=CONCATENATE([.GV36]; IF([.GW36]=1;&quot; (cc)&quot;;&quot;&quot;))" office:value-type="string" office:string-value="Close Combat" calcext:value-type="string">
            <text:p>Close Combat</text:p>
          </table:table-cell>
          <table:table-cell table:style-name="ce6" table:formula="of:=CONCATENATE(&quot;Symbols/attack_imgs/&quot;;[.GV36];&quot;.png&quot;)" office:value-type="string" office:string-value="Symbols/attack_imgs/Close Combat.png" calcext:value-type="string">
            <text:p>Symbols/attack_imgs/Close Combat.png</text:p>
          </table:table-cell>
          <table:table-cell table:style-name="ce6" table:formula="of:=CONCATENATE(&quot;TM &quot;; [.GU36]-3; &quot; (&quot;;[.GY36]; &quot;_t) &amp;nbsp &quot;; [.GV36];  IF([.GW36]=1;&quot; (cc)&quot;;&quot;&quot;))" office:value-type="string" office:string-value="TM 32 (Rock_t) &amp;nbsp Close Combat" calcext:value-type="string">
            <text:p>TM 32 (Rock_t) &amp;nbsp Close Combat</text:p>
          </table:table-cell>
          <table:table-cell table:style-name="ce6" table:formula="of:=CONCATENATE([.HH36];[.HB36])" office:value-type="string" office:string-value="Affects: (all). " calcext:value-type="string">
            <text:p>Affects: (all). </text:p>
          </table:table-cell>
          <table:table-cell/>
          <table:table-cell table:formula="of:=IF([.GZ36]=&quot;none&quot;;&quot;&quot;;[.GZ36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36])=&quot;none&quot;;&quot;&quot;;INDIRECT(&quot;GZ&quot;&amp;[.GG36]))" office:value-type="float" office:value="1" calcext:value-type="float">
            <text:p>1</text:p>
          </table:table-cell>
          <table:table-cell table:formula="of:=IF(INDIRECT(&quot;GZ&quot;&amp;[.GH36])=&quot;none&quot;;&quot;&quot;;INDIRECT(&quot;GZ&quot;&amp;[.GH36]))" office:value-type="float" office:value="1" calcext:value-type="float">
            <text:p>1</text:p>
          </table:table-cell>
          <table:table-cell table:formula="of:=IF(INDIRECT(&quot;GZ&quot;&amp;[.GI36])=&quot;none&quot;;&quot;&quot;;INDIRECT(&quot;GZ&quot;&amp;[.GI36]))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IF([.IP36]=1;&quot;H&quot;;&quot;&quot;)">
            <text:p/>
          </table:table-cell>
          <table:table-cell table:formula="of:=IF([.IQ36]=1;&quot;H&quot;;&quot;&quot;)">
            <text:p/>
          </table:table-cell>
          <table:table-cell table:formula="of:=IF([.IR36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ite</text:p>
          </table:table-cell>
          <table:table-cell/>
          <table:table-cell office:value-type="string" calcext:value-type="string">
            <text:p>Flying</text:p>
          </table:table-cell>
          <table:table-cell office:value-type="string" calcext:value-type="string">
            <text:p>Relentless</text:p>
          </table:table-cell>
          <table:table-cell office:value-type="string" calcext:value-type="string">
            <text:p>May attack with 2 different attacks, when having initiative.</text:p>
          </table:table-cell>
          <table:table-cell office:value-type="string" calcext:value-type="string">
            <text:p>Flying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Fly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ormal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2"/>
          <table:table-cell table:style-name="ce54"/>
          <table:table-cell table:style-name="ce56"/>
          <table:table-cell table:formula="of:=12-COUNTIF([.T37:.AE37];&quot;&gt;1&quot;)-COUNTIF([.T37:.AE37];&quot;&gt;2&quot;)-COUNTIF([.T37:.AE37];&quot;&gt;3&quot;)-COUNTIF([.T37:.AE37];&quot;&gt;4&quot;)-COUNTIF([.T37:.AE37];&quot;&gt;5&quot;)-COUNTIF([.T37:.AE37];&quot;&gt;6&quot;)-COUNTIF([.T37:.AE37];&quot;&gt;7&quot;)-COUNTIF([.T37:.AE37];&quot;&gt;8&quot;)" office:value-type="float" office:value="9" calcext:value-type="float">
            <text:p>9</text:p>
          </table:table-cell>
          <table:table-cell table:formula="of:=SUM([.T37:.AE37]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Wing Att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Rain Dance</text:p>
          </table:table-cell>
          <table:table-cell table:style-name="ce59" table:formula="of:=ROUND([.AG37]+(12-[.AF37])-[.BA37]/2+[.BF37]+[.BG37]-[.BT37]+[.AZ37]*2/3+[.BC37]-[.AX37];1)" office:value-type="float" office:value="12.2" calcext:value-type="float">
            <text:p>12.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fari</text:p>
          </table:table-cell>
          <table:table-cell table:style-name="ce1" table:formula="of:=IF([.AW37]=&quot;Starter&quot;; 0;IF([.AW37]=&quot;Route 1&quot;;0; IF([.AW37]=&quot;Viridian Forest&quot;;0;IF([.AW37]=&quot;Cycling Road&quot;;0;0.7))))" office:value-type="float" office:value="0.7" calcext:value-type="float">
            <text:p>0.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D37]=&quot;&quot;;IF([.I37]&lt;&gt;&quot;&quot;;0;IF([.M37]&lt;&gt;&quot;&quot;;[.AH37]-1;[.AI37]-1));IF([.M37]&lt;&gt;&quot;&quot;;0;IF([.Q37]&lt;&gt;&quot;&quot;;[.AH37]-1)))" office:value-type="float" office:value="6" calcext:value-type="float">
            <text:p>6</text:p>
          </table:table-cell>
          <table:table-cell/>
          <table:table-cell table:formula="of:=IF([.AM37]=1;0;IF([.AM37]=2;1;IF([.AM37]=3;1.7;IF([.AM37]=4;2.2;IF([.AM37]=5;2.55;IF([.AM37]=6;2.8;IF([.AM37]=7;3)))))))"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formula="of:=[.BD37] *(2 -[.BE37])/2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37])" office:value-type="string" office:string-value="Dragon Rage (cc)" calcext:value-type="string">
            <text:p>Dragon Rage (cc)</text:p>
          </table:table-cell>
          <table:table-cell table:style-name="ce1" table:formula="of:=INDIRECT(&quot;HJ&quot;&amp;[.GH37])" office:value-type="string" office:string-value="Hyper Beam (cc)" calcext:value-type="string">
            <text:p>Hyper Beam (cc)</text:p>
          </table:table-cell>
          <table:table-cell table:style-name="ce1" table:formula="of:=INDIRECT(&quot;HJ&quot;&amp;[.GI37])" office:value-type="string" office:string-value="Wing Attack" calcext:value-type="string">
            <text:p>Wing Attack</text:p>
          </table:table-cell>
          <table:table-cell/>
          <table:table-cell table:style-name="ce1" table:formula="of:=IF([.BQ37]&gt;=1; 0;IF([.BR37]&gt;=1;[.AH37]-1;IF([.BS37]&gt;=1;[.AI37]-1;11)))" office:value-type="float" office:value="0" calcext:value-type="float">
            <text:p>0</text:p>
          </table:table-cell>
          <table:table-cell table:formula="of:=IF([.BQ37]&gt;=2; 0;IF([.BR37]&gt;=2;[.AH37]-1;IF([.BS37]&gt;=2;[.AI37]-1;11)))" office:value-type="float" office:value="6" calcext:value-type="float">
            <text:p>6</text:p>
          </table:table-cell>
          <table:table-cell table:formula="of:=IF([.BQ37]&gt;=3; 0;IF([.BR37]&gt;=3;[.AH37]-1;IF([.BS37]&gt;=3;[.AI37]-1;11)))" office:value-type="float" office:value="8" calcext:value-type="float">
            <text:p>8</text:p>
          </table:table-cell>
          <table:table-cell table:formula="of:=IF([.BQ37]&gt;=4; 0;IF([.BR37]&gt;=4;[.AH37]-1;IF([.BS37]&gt;=4;[.AI37]-1;11)))" office:value-type="float" office:value="8" calcext:value-type="float">
            <text:p>8</text:p>
          </table:table-cell>
          <table:table-cell table:formula="of:= 4- COUNTBLANK([.H37:.K37])" office:value-type="float" office:value="1" calcext:value-type="float">
            <text:p>1</text:p>
          </table:table-cell>
          <table:table-cell table:formula="of:= MAX([.BQ37];4 -COUNTBLANK([.L37:.O37]))" office:value-type="float" office:value="2" calcext:value-type="float">
            <text:p>2</text:p>
          </table:table-cell>
          <table:table-cell table:formula="of:=MAX([.BR37];4-COUNTBLANK([.P37:.S37]))" office:value-type="float" office:value="4" calcext:value-type="float">
            <text:p>4</text:p>
          </table:table-cell>
          <table:table-cell table:formula="of:=IF([.D37]&lt;&gt;&quot;&quot;;4;SUM([.BM37:.BP37])/7)" office:value-type="float" office:value="3.14285714285714" calcext:value-type="float">
            <text:p>3.14285714285714</text:p>
          </table:table-cell>
          <table:table-cell table:number-columns-repeated="16"/>
          <table:table-cell table:formula="of:=IF([.A37]=&quot;&quot;;0;1)+IF([.B37]=&quot;&quot;;0;1)+IF([.C37]=&quot;&quot;;0;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IF([.D37]=&quot;&quot;;&quot;&quot;;CONCATENATE(&quot;Symbols/Other/&quot;;[.D37];&quot;.png&quot;))">
            <text:p/>
          </table:table-cell>
          <table:table-cell table:formula="of:=LEN([.A37])" office:value-type="float" office:value="7" calcext:value-type="float">
            <text:p>7</text:p>
          </table:table-cell>
          <table:table-cell table:formula="of:=LEN([.B37])" office:value-type="float" office:value="9" calcext:value-type="float">
            <text:p>9</text:p>
          </table:table-cell>
          <table:table-cell table:formula="of:=LEN([.C37])" office:value-type="float" office:value="9" calcext:value-type="float">
            <text:p>9</text:p>
          </table:table-cell>
          <table:table-cell table:formula="of:=CONCATENATE(IF([.FO37]&gt;0; CONCATENATE([.A37];&quot; (die_&quot;; [.H37]);&quot;&quot;); IF([.FO37]&gt;1; CONCATENATE(&quot;_&quot;;[.I37]);&quot;&quot;);IF([.FO37]&gt;2; CONCATENATE(&quot;_&quot;;[.J37]);&quot;&quot;);IF([.FO37]&gt;3; CONCATENATE(&quot;_&quot;;[.K37]);&quot;&quot;);IF([.FO37]&gt;0;&quot;)&quot;;[.A37]))" office:value-type="string" office:string-value="Dratini (die_Flying)" calcext:value-type="string">
            <text:p>Dratini (die_Flying)</text:p>
          </table:table-cell>
          <table:table-cell table:formula="of:=CONCATENATE(IF([.FP37]&gt;0; CONCATENATE([.B37];&quot; (die_&quot;; [.L37]);&quot;&quot;); IF([.FP37]&gt;1; CONCATENATE(&quot;_&quot;;[.M37]);&quot;&quot;);IF([.FP37]&gt;2; CONCATENATE(&quot;_&quot;;[.N37]);&quot;&quot;);IF([.FP37]&gt;3; CONCATENATE(&quot;_&quot;;[.O37]);&quot;&quot;);IF([.FP37]&gt;0;&quot;)&quot;;&quot;&quot;))" office:value-type="string" office:string-value="Dragonair (die_Flying_Normal)" calcext:value-type="string">
            <text:p>Dragonair (die_Flying_Normal)</text:p>
          </table:table-cell>
          <table:table-cell table:formula="of:=CONCATENATE(IF([.FQ37]&gt;0; CONCATENATE([.C37];&quot; (die_&quot;; [.P37]);&quot;&quot;); IF([.FQ37]&gt;1; CONCATENATE(&quot;_&quot;;[.Q37]);&quot;&quot;);IF([.FQ37]&gt;2; CONCATENATE(&quot;_&quot;;[.R37]);&quot;&quot;);IF([.FQ37]&gt;3; CONCATENATE(&quot;_&quot;;[.S37]);&quot;&quot;);IF([.FQ37]&gt;0;&quot;)&quot;;&quot;&quot;))" office:value-type="string" office:string-value="Dragonite (die_Flying_flying_fire_normal)" calcext:value-type="string">
            <text:p>Dragonite (die_Flying_flying_fire_normal)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37] = &quot;&quot;; &quot;&quot;;MATCH([.AN37];[.$GV$2:.$GV$100];0)-3)" office:value-type="float" office:value="7" calcext:value-type="float">
            <text:p>7</text:p>
          </table:table-cell>
          <table:table-cell table:formula="of:=IF([.AO37] = &quot;&quot;; &quot;&quot;;MATCH([.AO37];[.$GV$2:.$GV$100];0)-3)" office:value-type="float" office:value="14" calcext:value-type="float">
            <text:p>14</text:p>
          </table:table-cell>
          <table:table-cell table:formula="of:=IF([.AP37] = &quot;&quot;; &quot;&quot;;MATCH([.AP37];[.$GV$2:.$GV$100];0)-3)" office:value-type="float" office:value="17" calcext:value-type="float">
            <text:p>17</text:p>
          </table:table-cell>
          <table:table-cell table:formula="of:=IF([.AQ37] = &quot;&quot;; &quot;&quot;;MATCH([.AQ37];[.$GV$2:.$GV$100];0)-3)" office:value-type="float" office:value="40" calcext:value-type="float">
            <text:p>40</text:p>
          </table:table-cell>
          <table:table-cell table:formula="of:=IF([.AR37] = &quot;&quot;; &quot;&quot;;MATCH([.AR37];[.$GV$2:.$GV$100];0)-3)" office:value-type="float" office:value="2" calcext:value-type="float">
            <text:p>2</text:p>
          </table:table-cell>
          <table:table-cell table:number-columns-repeated="2"/>
          <table:table-cell table:style-name="ce1" table:formula="of:=IFERROR(IF(OR(INDIRECT(&quot;$GX&quot; &amp; [.EV37]+4 )&gt;0;INDIRECT(&quot;$HI&quot; &amp; [.EV37]+4 )&gt;0);INDIRECT(&quot;$GY&quot; &amp; [.EV37]+4);&quot;&quot;);&quot;&quot;)">
            <text:p/>
          </table:table-cell>
          <table:table-cell table:style-name="ce1" table:formula="of:=IFERROR(IF(OR(INDIRECT(&quot;$GX&quot; &amp; [.EW37]+4 )&gt;0;INDIRECT(&quot;$HI&quot; &amp; [.EW37]+4 )&gt;0);INDIRECT(&quot;$GY&quot; &amp; [.EW37]+4);&quot;&quot;);&quot;&quot;)">
            <text:p/>
          </table:table-cell>
          <table:table-cell table:style-name="ce1" table:formula="of:=IFERROR(IF(OR(INDIRECT(&quot;$GX&quot; &amp; [.EX37]+4 )&gt;0;INDIRECT(&quot;$HI&quot; &amp; [.EX37]+4 )&gt;0);INDIRECT(&quot;$GY&quot; &amp; [.EX37]+4);&quot;&quot;);&quot;&quot;)" office:value-type="string" office:string-value="Fire" calcext:value-type="string">
            <text:p>Fire</text:p>
          </table:table-cell>
          <table:table-cell table:style-name="ce1" table:formula="of:=IFERROR(IF(OR(INDIRECT(&quot;$GX&quot; &amp; [.EY37]+4 )&gt;0;INDIRECT(&quot;$HI&quot; &amp; [.EY37]+4 )&gt;0);INDIRECT(&quot;$GY&quot; &amp; [.EY37]+4);&quot;&quot;);&quot;&quot;)" office:value-type="string" office:string-value="Water" calcext:value-type="string">
            <text:p>Water</text:p>
          </table:table-cell>
          <table:table-cell table:style-name="ce1" table:formula="of:=IFERROR(IF(OR(INDIRECT(&quot;$GX&quot; &amp; [.EZ37]+4 )&gt;0;INDIRECT(&quot;$HI&quot; &amp; [.EZ37]+4 )&gt;0);INDIRECT(&quot;$GY&quot; &amp; [.EZ37]+4);&quot;&quot;);&quot;&quot;)" office:value-type="string" office:string-value="Electric" calcext:value-type="string">
            <text:p>Electric</text:p>
          </table:table-cell>
          <table:table-cell table:formula="of:=IF([.EJ37]=&quot;&quot;;&quot;&quot;;(SMALL([.$EJ37:.$EN37];[.DX37])))" office:value-type="float" office:value="2" calcext:value-type="float">
            <text:p>2</text:p>
          </table:table-cell>
          <table:table-cell table:formula="of:=IF([.EK37]=&quot;&quot;;&quot;&quot;;(SMALL([.$EJ37:.$EN37];[.DY37])))" office:value-type="float" office:value="7" calcext:value-type="float">
            <text:p>7</text:p>
          </table:table-cell>
          <table:table-cell table:formula="of:=IF([.EL37]=&quot;&quot;;&quot;&quot;;(SMALL([.$EJ37:.$EN37];[.DZ37])))" office:value-type="float" office:value="14" calcext:value-type="float">
            <text:p>14</text:p>
          </table:table-cell>
          <table:table-cell table:style-name="ce1" table:formula="of:=IF([.EM37]=&quot;&quot;;&quot;&quot;;(SMALL([.$EJ37:.$EN37];[.EA37])))" office:value-type="float" office:value="17" calcext:value-type="float">
            <text:p>17</text:p>
          </table:table-cell>
          <table:table-cell table:style-name="ce1" table:formula="of:=IF([.EN37]=&quot;&quot;;&quot;&quot;;(SMALL([.$EJ37:.$EN37];[.EB37])))" office:value-type="float" office:value="40" calcext:value-type="float">
            <text:p>40</text:p>
          </table:table-cell>
          <table:table-cell table:formula="of:=IF([.EQ37]=&quot;&quot;;&quot;&quot;;CONCATENATE(&quot;symbols/types/only_color_exact/&quot;;[.EQ37];&quot;.png&quot;))">
            <text:p/>
          </table:table-cell>
          <table:table-cell table:formula="of:=IF([.ER37]=&quot;&quot;;&quot;&quot;;CONCATENATE(&quot;symbols/types/only_color_exact/&quot;;[.ER37];&quot;.png&quot;))">
            <text:p/>
          </table:table-cell>
          <table:table-cell table:formula="of:=IF([.ES37]=&quot;&quot;;&quot;&quot;;CONCATENATE(&quot;symbols/types/only_color_exact/&quot;;[.ES37];&quot;.png&quot;))" office:value-type="string" office:string-value="symbols/types/only_color_exact/Fire.png" calcext:value-type="string">
            <text:p>symbols/types/only_color_exact/Fire.png</text:p>
          </table:table-cell>
          <table:table-cell table:formula="of:=IF([.ET37]=&quot;&quot;;&quot;&quot;;CONCATENATE(&quot;symbols/types/only_color_exact/&quot;;[.ET37];&quot;.png&quot;))" office:value-type="string" office:string-value="symbols/types/only_color_exact/Water.png" calcext:value-type="string">
            <text:p>symbols/types/only_color_exact/Water.png</text:p>
          </table:table-cell>
          <table:table-cell table:formula="of:=IF([.EU37]=&quot;&quot;;&quot;&quot;;CONCATENATE(&quot;symbols/types/only_color_exact/&quot;;[.EU37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formula="of:=IF([.EV37]=&quot;&quot;;&quot;&quot;;CONCATENATE(&quot;symbols/types/vanilla/&quot;;[.EV37];&quot;.png&quot;))" office:value-type="string" office:string-value="symbols/types/vanilla/2.png" calcext:value-type="string">
            <text:p>symbols/types/vanilla/2.png</text:p>
          </table:table-cell>
          <table:table-cell table:number-columns-repeated="4"/>
          <table:table-cell table:formula="of:=CONCATENATE(&quot;Symbols/Types/Weaknesses/&quot;; [.E37]; &quot;.png&quot;)" office:value-type="string" office:string-value="Symbols/Types/Weaknesses/Flying.png" calcext:value-type="string">
            <text:p>Symbols/Types/Weaknesses/Flying.png</text:p>
          </table:table-cell>
          <table:table-cell table:formula="of:=CONCATENATE(&quot;Symbols/Pokemon/&quot;;[.A37];&quot;.png&quot;)" office:value-type="string" office:string-value="Symbols/Pokemon/Dratini.png" calcext:value-type="string">
            <text:p>Symbols/Pokemon/Dratini.png</text:p>
          </table:table-cell>
          <table:table-cell table:formula="of:=CONCATENATE(&quot;Symbols/Pokemon/&quot;;[.B37];&quot;.png&quot;)" office:value-type="string" office:string-value="Symbols/Pokemon/Dragonair.png" calcext:value-type="string">
            <text:p>Symbols/Pokemon/Dragonair.png</text:p>
          </table:table-cell>
          <table:table-cell table:formula="of:=CONCATENATE(&quot;Symbols/Pokemon/&quot;;[.C37];&quot;.png&quot;)" office:value-type="string" office:string-value="Symbols/Pokemon/Dragonite.png" calcext:value-type="string">
            <text:p>Symbols/Pokemon/Dragonite.png</text:p>
          </table:table-cell>
          <table:table-cell table:formula="of:=IF([.H37]=&quot;&quot;;0;1)+IF([.I37]=&quot;&quot;;0;1) +IF([.J37]=&quot;&quot;;0;1)+ IF([.K37] = &quot;&quot;;0;1)" office:value-type="float" office:value="1" calcext:value-type="float">
            <text:p>1</text:p>
          </table:table-cell>
          <table:table-cell table:formula="of:=IF([.L37]=&quot;&quot;;0;1)+IF([.M37]=&quot;&quot;;0;1) +IF([.N37]=&quot;&quot;;0;1)+ IF([.O37] = &quot;&quot;;0;1)" office:value-type="float" office:value="2" calcext:value-type="float">
            <text:p>2</text:p>
          </table:table-cell>
          <table:table-cell table:formula="of:=IF([.P37]=&quot;&quot;;0;1)+IF([.Q37]=&quot;&quot;;0;1) +IF([.R37]=&quot;&quot;;0;1)+ IF([.S37] = &quot;&quot;;0;1)" office:value-type="float" office:value="4" calcext:value-type="float">
            <text:p>4</text:p>
          </table:table-cell>
          <table:table-cell table:formula="of:=CONCATENATE(&quot;Symbols/Dice/dice_&quot;;[.H37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I3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3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3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37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M37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N3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3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37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Q37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R37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S37];&quot;.png&quot;)" office:value-type="string" office:string-value="Symbols/Dice/dice_normal.png" calcext:value-type="string">
            <text:p>Symbols/Dice/dice_normal.png</text:p>
          </table:table-cell>
          <table:table-cell/>
          <table:table-cell table:formula="of:=CONCATENATE(&quot;Speed: &quot;; [.AM37])" office:value-type="string" office:string-value="Speed: 3" calcext:value-type="string">
            <text:p>Speed: 3</text:p>
          </table:table-cell>
          <table:table-cell/>
          <table:table-cell table:formula="of:=MATCH([.AJ37]; [.$GV$1:.$GV$1048576];0)" office:value-type="float" office:value="39" calcext:value-type="float">
            <text:p>39</text:p>
          </table:table-cell>
          <table:table-cell table:formula="of:=MATCH([.AK37]; [.$GV$1:.$GV$1048576];0)" office:value-type="float" office:value="37" calcext:value-type="float">
            <text:p>37</text:p>
          </table:table-cell>
          <table:table-cell table:formula="of:=MATCH([.AL37]; [.$GV$1:.$GV$1048576];0)" office:value-type="float" office:value="19" calcext:value-type="float">
            <text:p>19</text:p>
          </table:table-cell>
          <table:table-cell table:style-name="ce1" table:formula="of:=INDIRECT(&quot;HC&quot;&amp;[.GG37])" office:value-type="string" office:string-value="When having 2 or less (health), deal additional (fire)(fire)." calcext:value-type="string">
            <text:p>When having 2 or less (health), deal additional (fire)(fire).</text:p>
          </table:table-cell>
          <table:table-cell table:style-name="ce1" table:formula="of:=INDIRECT(&quot;HC&quot;&amp;[.GH37])" office:value-type="string" office:string-value="Affects: (6_line). After activation, become &lt;b&gt;Asleep&lt;/b&gt;. (Miss next activation)" calcext:value-type="string">
            <text:p>Affects: (6_line). After activation, become &lt;b&gt;Asleep&lt;/b&gt;. (Miss next activation)</text:p>
          </table:table-cell>
          <table:table-cell table:style-name="ce1" table:formula="of:=INDIRECT(&quot;HC&quot;&amp;[.GI37])">
            <text:p/>
          </table:table-cell>
          <table:table-cell table:style-name="ce1" table:formula="of:=INDIRECT(&quot;GW&quot;&amp;[.GG37])" office:value-type="float" office:value="1" calcext:value-type="float">
            <text:p>1</text:p>
          </table:table-cell>
          <table:table-cell table:style-name="ce1" table:formula="of:=INDIRECT(&quot;GW&quot;&amp;[.GH37])" office:value-type="float" office:value="1" calcext:value-type="float">
            <text:p>1</text:p>
          </table:table-cell>
          <table:table-cell table:style-name="ce1" table:formula="of:=INDIRECT(&quot;GW&quot;&amp;[.GI37])" office:value-type="float" office:value="0" calcext:value-type="float">
            <text:p>0</text:p>
          </table:table-cell>
          <table:table-cell table:style-name="ce1" table:formula="of:=INDIRECT(&quot;HE&quot;&amp;[.GG37])" office:value-type="string" office:string-value="Damage: (Fire)(Fire)" calcext:value-type="string">
            <text:p>Damage: (Fire)(Fire)</text:p>
          </table:table-cell>
          <table:table-cell table:style-name="ce1" table:formula="of:=INDIRECT(&quot;HE&quot;&amp;[.GH37])" office:value-type="string" office:string-value="Damage: (Normal)(Normal)(Normal)" calcext:value-type="string">
            <text:p>Damage: (Normal)(Normal)(Normal)</text:p>
          </table:table-cell>
          <table:table-cell table:style-name="ce1" table:formula="of:=INDIRECT(&quot;HE&quot;&amp;[.GI37])" office:value-type="string" office:string-value="Damage: (Flying)" calcext:value-type="string">
            <text:p>Damage: (Flying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Hyper Bea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rmal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6_line</text:p>
          </table:table-cell>
          <table:table-cell table:style-name="ce6" office:value-type="string" calcext:value-type="string">
            <text:p>After activation, become &lt;b&gt;Asleep&lt;/b&gt;. (Miss next activation)</text:p>
          </table:table-cell>
          <table:table-cell table:style-name="ce7" table:formula="of:=CONCATENATE([.HH37]; [.HB37])" office:value-type="string" office:string-value="Affects: (6_line). After activation, become &lt;b&gt;Asleep&lt;/b&gt;. (Miss next activation)" calcext:value-type="string">
            <text:p>Affects: (6_line). After activation, become &lt;b&gt;Asleep&lt;/b&gt;. (Miss next activation)</text:p>
          </table:table-cell>
          <table:table-cell table:style-name="ce6" table:formula="of:=CONCATENATE(&quot;(&quot;;[.GY37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37]&gt;=1;[.HD37];&quot;&quot;);IF([.GX37]&gt;=2;[.HD37];&quot;&quot;);IF([.GX37]&gt;=3;[.HD37];&quot;&quot;);IF([.GX37]&gt;=4;[.HD37];&quot;&quot;);IF([.GX37]&gt;=5;[.HD37];&quot;&quot;);IF([.HI37]=1;CONCATENATE(&quot;(&quot;;[.GY37];&quot;_x)&quot;);&quot;&quot;))" office:value-type="string" office:string-value="Damage: (Normal)(Normal)(Normal)" calcext:value-type="string">
            <text:p>Damage: (Normal)(Normal)(Normal)</text:p>
          </table:table-cell>
          <table:table-cell table:style-name="ce6"/>
          <table:table-cell table:style-name="ce6" table:formula="of:=CONCATENATE(IF([.HA37]&lt;&gt;&quot;all hostile Pok&amp;eacute;mon&quot;;&quot;(&quot;;&quot;&quot;);[.HA37];IF([.HA37]&lt;&gt;&quot;all hostile Pok&amp;eacute;mon&quot;; &quot;)&quot;; &quot;&quot;))" office:value-type="string" office:string-value="(6_line)" calcext:value-type="string">
            <text:p>(6_line)</text:p>
          </table:table-cell>
          <table:table-cell table:style-name="ce6" table:formula="of:=IF([.HA37] &lt;&gt; &quot;&quot;; CONCATENATE(&quot;Affects: &quot;; [.HG37]; &quot;. &quot;);&quot;&quot;)" office:value-type="string" office:string-value="Affects: (6_line). " calcext:value-type="string">
            <text:p>Affects: (6_line). </text:p>
          </table:table-cell>
          <table:table-cell table:style-name="ce6"/>
          <table:table-cell table:style-name="ce6" table:formula="of:=CONCATENATE([.GV37]; IF([.GW37]=1;&quot; (cc)&quot;;&quot;&quot;))" office:value-type="string" office:string-value="Hyper Beam (cc)" calcext:value-type="string">
            <text:p>Hyper Beam (cc)</text:p>
          </table:table-cell>
          <table:table-cell table:style-name="ce6" table:formula="of:=CONCATENATE(&quot;Symbols/attack_imgs/&quot;;[.GV37];&quot;.png&quot;)" office:value-type="string" office:string-value="Symbols/attack_imgs/Hyper Beam.png" calcext:value-type="string">
            <text:p>Symbols/attack_imgs/Hyper Beam.png</text:p>
          </table:table-cell>
          <table:table-cell table:style-name="ce6" table:formula="of:=CONCATENATE(&quot;TM &quot;; [.GU37]-3; &quot; (&quot;;[.GY37]; &quot;_t) &amp;nbsp &quot;; [.GV37];  IF([.GW37]=1;&quot; (cc)&quot;;&quot;&quot;))" office:value-type="string" office:string-value="TM 33 (Normal_t) &amp;nbsp Hyper Beam (cc)" calcext:value-type="string">
            <text:p>TM 33 (Normal_t) &amp;nbsp Hyper Beam (cc)</text:p>
          </table:table-cell>
          <table:table-cell table:style-name="ce6" table:formula="of:=CONCATENATE([.HH37];[.HB37])" office:value-type="string" office:string-value="Affects: (6_line). After activation, become &lt;b&gt;Asleep&lt;/b&gt;. (Miss next activation)" calcext:value-type="string">
            <text:p>Affects: (6_line). After activation, become &lt;b&gt;Asleep&lt;/b&gt;. (Miss next activation)</text:p>
          </table:table-cell>
          <table:table-cell/>
          <table:table-cell table:formula="of:=IF([.GZ37]=&quot;none&quot;;&quot;&quot;;[.GZ37])" office:value-type="float" office:value="6" calcext:value-type="float">
            <text:p>6</text:p>
          </table:table-cell>
          <table:table-cell table:number-columns-repeated="2"/>
          <table:table-cell table:formula="of:=IF(INDIRECT(&quot;GZ&quot;&amp;[.GG37])=&quot;none&quot;;&quot;&quot;;INDIRECT(&quot;GZ&quot;&amp;[.GG37]))" office:value-type="float" office:value="3" calcext:value-type="float">
            <text:p>3</text:p>
          </table:table-cell>
          <table:table-cell table:formula="of:=IF(INDIRECT(&quot;GZ&quot;&amp;[.GH37])=&quot;none&quot;;&quot;&quot;;INDIRECT(&quot;GZ&quot;&amp;[.GH37]))" office:value-type="float" office:value="6" calcext:value-type="float">
            <text:p>6</text:p>
          </table:table-cell>
          <table:table-cell table:formula="of:=IF(INDIRECT(&quot;GZ&quot;&amp;[.GI37])=&quot;none&quot;;&quot;&quot;;INDIRECT(&quot;GZ&quot;&amp;[.GI37]))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IP37]=1;&quot;H&quot;;&quot;&quot;)">
            <text:p/>
          </table:table-cell>
          <table:table-cell table:formula="of:=IF([.IQ37]=1;&quot;H&quot;;&quot;&quot;)">
            <text:p/>
          </table:table-cell>
          <table:table-cell table:formula="of:=IF([.IR37]=1;&quot;H&quot;;&quot;&quot;)" office:value-type="string" office:string-value="H" calcext:value-type="string">
            <text:p>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Slowbro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Own Tempo</text:p>
          </table:table-cell>
          <table:table-cell office:value-type="string" calcext:value-type="string">
            <text:p>Activates after all other Pok&amp;eacute;mon.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6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38:.AE38];&quot;&gt;1&quot;)-COUNTIF([.T38:.AE38];&quot;&gt;2&quot;)-COUNTIF([.T38:.AE38];&quot;&gt;3&quot;)-COUNTIF([.T38:.AE38];&quot;&gt;4&quot;)-COUNTIF([.T38:.AE38];&quot;&gt;5&quot;)-COUNTIF([.T38:.AE38];&quot;&gt;6&quot;)-COUNTIF([.T38:.AE38];&quot;&gt;7&quot;)-COUNTIF([.T38:.AE38];&quot;&gt;8&quot;)" office:value-type="float" office:value="9" calcext:value-type="float">
            <text:p>9</text:p>
          </table:table-cell>
          <table:table-cell table:formula="of:=SUM([.T38:.AE38]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kull B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under Shock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Reflect</text:p>
          </table:table-cell>
          <table:table-cell table:style-name="ce59" table:formula="of:=ROUND([.AG38]+(12-[.AF38])-[.BA38]/2+[.BF38]+[.BG38]-[.BT38]+[.AZ38]*2/3+[.BC38]-[.AX38];1)" office:value-type="float" office:value="9.1" calcext:value-type="float">
            <text:p>9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fari</text:p>
          </table:table-cell>
          <table:table-cell table:style-name="ce1" table:formula="of:=IF([.AW38]=&quot;Starter&quot;; 0;IF([.AW38]=&quot;Route 1&quot;;0; IF([.AW38]=&quot;Viridian Forest&quot;;0;IF([.AW38]=&quot;Cycling Road&quot;;0;0.7))))" office:value-type="float" office:value="0.7" calcext:value-type="float">
            <text:p>0.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IF([.D38]=&quot;&quot;;IF([.I38]&lt;&gt;&quot;&quot;;0;IF([.M38]&lt;&gt;&quot;&quot;;[.AH38]-1;[.AI38]-1));IF([.M38]&lt;&gt;&quot;&quot;;0;IF([.Q38]&lt;&gt;&quot;&quot;;[.AH38]-1)))" office:value-type="float" office:value="3" calcext:value-type="float">
            <text:p>3</text:p>
          </table:table-cell>
          <table:table-cell/>
          <table:table-cell table:formula="of:=IF([.AM38]=1;0;IF([.AM38]=2;1;IF([.AM38]=3;1.7;IF([.AM38]=4;2.2;IF([.AM38]=5;2.55;IF([.AM38]=6;2.8;IF([.AM38]=7;3)))))))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[.BD38] *(2 -[.BE38])/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NDIRECT(&quot;HJ&quot;&amp;[.GG38])" office:value-type="string" office:string-value="Water Gun" calcext:value-type="string">
            <text:p>Water Gun</text:p>
          </table:table-cell>
          <table:table-cell table:style-name="ce1" table:formula="of:=INDIRECT(&quot;HJ&quot;&amp;[.GH38])" office:value-type="string" office:string-value="Psychic (cc)" calcext:value-type="string">
            <text:p>Psychic (cc)</text:p>
          </table:table-cell>
          <table:table-cell table:style-name="ce1" table:formula="of:=INDIRECT(&quot;HJ&quot;&amp;[.GI38])" office:value-type="string" office:string-value="Skull Bash (cc)" calcext:value-type="string">
            <text:p>Skull Bash (cc)</text:p>
          </table:table-cell>
          <table:table-cell/>
          <table:table-cell table:style-name="ce1" table:formula="of:=IF([.BQ38]&gt;=1; 0;IF([.BR38]&gt;=1;[.AH38]-1;IF([.BS38]&gt;=1;[.AI38]-1;11)))" office:value-type="float" office:value="0" calcext:value-type="float">
            <text:p>0</text:p>
          </table:table-cell>
          <table:table-cell table:formula="of:=IF([.BQ38]&gt;=2; 0;IF([.BR38]&gt;=2;[.AH38]-1;IF([.BS38]&gt;=2;[.AI38]-1;11)))" office:value-type="float" office:value="3" calcext:value-type="float">
            <text:p>3</text:p>
          </table:table-cell>
          <table:table-cell table:formula="of:=IF([.BQ38]&gt;=3; 0;IF([.BR38]&gt;=3;[.AH38]-1;IF([.BS38]&gt;=3;[.AI38]-1;11)))" office:value-type="float" office:value="11" calcext:value-type="float">
            <text:p>11</text:p>
          </table:table-cell>
          <table:table-cell table:formula="of:=IF([.BQ38]&gt;=4; 0;IF([.BR38]&gt;=4;[.AH38]-1;IF([.BS38]&gt;=4;[.AI38]-1;11)))" office:value-type="float" office:value="11" calcext:value-type="float">
            <text:p>11</text:p>
          </table:table-cell>
          <table:table-cell table:formula="of:= 4- COUNTBLANK([.H38:.K38])" office:value-type="float" office:value="1" calcext:value-type="float">
            <text:p>1</text:p>
          </table:table-cell>
          <table:table-cell table:formula="of:= MAX([.BQ38];4 -COUNTBLANK([.L38:.O38]))" office:value-type="float" office:value="2" calcext:value-type="float">
            <text:p>2</text:p>
          </table:table-cell>
          <table:table-cell table:formula="of:=MAX([.BR38];4-COUNTBLANK([.P38:.S38]))" office:value-type="float" office:value="2" calcext:value-type="float">
            <text:p>2</text:p>
          </table:table-cell>
          <table:table-cell table:formula="of:=IF([.D38]&lt;&gt;&quot;&quot;;4;SUM([.BM38:.BP38])/7)" office:value-type="float" office:value="3.57142857142857" calcext:value-type="float">
            <text:p>3.57142857142857</text:p>
          </table:table-cell>
          <table:table-cell table:number-columns-repeated="16"/>
          <table:table-cell table:formula="of:=IF([.A38]=&quot;&quot;;0;1)+IF([.B38]=&quot;&quot;;0;1)+IF([.C38]=&quot;&quot;;0;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IF([.D38]=&quot;&quot;;&quot;&quot;;CONCATENATE(&quot;Symbols/Other/&quot;;[.D38];&quot;.png&quot;))">
            <text:p/>
          </table:table-cell>
          <table:table-cell table:formula="of:=LEN([.A38])" office:value-type="float" office:value="8" calcext:value-type="float">
            <text:p>8</text:p>
          </table:table-cell>
          <table:table-cell table:formula="of:=LEN([.B38])" office:value-type="float" office:value="7" calcext:value-type="float">
            <text:p>7</text:p>
          </table:table-cell>
          <table:table-cell table:formula="of:=LEN([.C38])" office:value-type="float" office:value="0" calcext:value-type="float">
            <text:p>0</text:p>
          </table:table-cell>
          <table:table-cell table:formula="of:=CONCATENATE(IF([.FO38]&gt;0; CONCATENATE([.A38];&quot; (die_&quot;; [.H38]);&quot;&quot;); IF([.FO38]&gt;1; CONCATENATE(&quot;_&quot;;[.I38]);&quot;&quot;);IF([.FO38]&gt;2; CONCATENATE(&quot;_&quot;;[.J38]);&quot;&quot;);IF([.FO38]&gt;3; CONCATENATE(&quot;_&quot;;[.K38]);&quot;&quot;);IF([.FO38]&gt;0;&quot;)&quot;;[.A38]))" office:value-type="string" office:string-value="Slowpoke (die_Water)" calcext:value-type="string">
            <text:p>Slowpoke (die_Water)</text:p>
          </table:table-cell>
          <table:table-cell table:formula="of:=CONCATENATE(IF([.FP38]&gt;0; CONCATENATE([.B38];&quot; (die_&quot;; [.L38]);&quot;&quot;); IF([.FP38]&gt;1; CONCATENATE(&quot;_&quot;;[.M38]);&quot;&quot;);IF([.FP38]&gt;2; CONCATENATE(&quot;_&quot;;[.N38]);&quot;&quot;);IF([.FP38]&gt;3; CONCATENATE(&quot;_&quot;;[.O38]);&quot;&quot;);IF([.FP38]&gt;0;&quot;)&quot;;&quot;&quot;))" office:value-type="string" office:string-value="Slowbro (die_Water_Psychic)" calcext:value-type="string">
            <text:p>Slowbro (die_Water_Psychic)</text:p>
          </table:table-cell>
          <table:table-cell table:formula="of:=CONCATENATE(IF([.FQ38]&gt;0; CONCATENATE([.C38];&quot; (die_&quot;; [.P38]);&quot;&quot;); IF([.FQ38]&gt;1; CONCATENATE(&quot;_&quot;;[.Q38]);&quot;&quot;);IF([.FQ38]&gt;2; CONCATENATE(&quot;_&quot;;[.R38]);&quot;&quot;);IF([.FQ38]&gt;3; CONCATENATE(&quot;_&quot;;[.S38]);&quot;&quot;);IF([.FQ38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38] = &quot;&quot;; &quot;&quot;;MATCH([.AN38];[.$GV$2:.$GV$100];0)-3)" office:value-type="float" office:value="24" calcext:value-type="float">
            <text:p>24</text:p>
          </table:table-cell>
          <table:table-cell table:formula="of:=IF([.AO38] = &quot;&quot;; &quot;&quot;;MATCH([.AO38];[.$GV$2:.$GV$100];0)-3)" office:value-type="float" office:value="27" calcext:value-type="float">
            <text:p>27</text:p>
          </table:table-cell>
          <table:table-cell table:formula="of:=IF([.AP38] = &quot;&quot;; &quot;&quot;;MATCH([.AP38];[.$GV$2:.$GV$100];0)-3)" office:value-type="float" office:value="28" calcext:value-type="float">
            <text:p>28</text:p>
          </table:table-cell>
          <table:table-cell table:formula="of:=IF([.AQ38] = &quot;&quot;; &quot;&quot;;MATCH([.AQ38];[.$GV$2:.$GV$100];0)-3)" office:value-type="float" office:value="1" calcext:value-type="float">
            <text:p>1</text:p>
          </table:table-cell>
          <table:table-cell table:formula="of:=IF([.AR38] = &quot;&quot;; &quot;&quot;;MATCH([.AR38];[.$GV$2:.$GV$100];0)-3)" office:value-type="float" office:value="6" calcext:value-type="float">
            <text:p>6</text:p>
          </table:table-cell>
          <table:table-cell table:number-columns-repeated="2"/>
          <table:table-cell table:style-name="ce1" table:formula="of:=IFERROR(IF(OR(INDIRECT(&quot;$GX&quot; &amp; [.EV38]+4 )&gt;0;INDIRECT(&quot;$HI&quot; &amp; [.EV38]+4 )&gt;0);INDIRECT(&quot;$GY&quot; &amp; [.EV38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38]+4 )&gt;0;INDIRECT(&quot;$HI&quot; &amp; [.EW38]+4 )&gt;0);INDIRECT(&quot;$GY&quot; &amp; [.EW38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X38]+4 )&gt;0;INDIRECT(&quot;$HI&quot; &amp; [.EX38]+4 )&gt;0);INDIRECT(&quot;$GY&quot; &amp; [.EX38]+4);&quot;&quot;);&quot;&quot;)" office:value-type="string" office:string-value="Electric" calcext:value-type="string">
            <text:p>Electric</text:p>
          </table:table-cell>
          <table:table-cell table:style-name="ce1" table:formula="of:=IFERROR(IF(OR(INDIRECT(&quot;$GX&quot; &amp; [.EY38]+4 )&gt;0;INDIRECT(&quot;$HI&quot; &amp; [.EY38]+4 )&gt;0);INDIRECT(&quot;$GY&quot; &amp; [.EY38]+4);&quot;&quot;);&quot;&quot;)">
            <text:p/>
          </table:table-cell>
          <table:table-cell table:style-name="ce1" table:formula="of:=IFERROR(IF(OR(INDIRECT(&quot;$GX&quot; &amp; [.EZ38]+4 )&gt;0;INDIRECT(&quot;$HI&quot; &amp; [.EZ38]+4 )&gt;0);INDIRECT(&quot;$GY&quot; &amp; [.EZ38]+4);&quot;&quot;);&quot;&quot;)" office:value-type="string" office:string-value="Psychic" calcext:value-type="string">
            <text:p>Psychic</text:p>
          </table:table-cell>
          <table:table-cell table:formula="of:=IF([.EJ38]=&quot;&quot;;&quot;&quot;;(SMALL([.$EJ38:.$EN38];[.DX38])))" office:value-type="float" office:value="1" calcext:value-type="float">
            <text:p>1</text:p>
          </table:table-cell>
          <table:table-cell table:formula="of:=IF([.EK38]=&quot;&quot;;&quot;&quot;;(SMALL([.$EJ38:.$EN38];[.DY38])))" office:value-type="float" office:value="6" calcext:value-type="float">
            <text:p>6</text:p>
          </table:table-cell>
          <table:table-cell table:formula="of:=IF([.EL38]=&quot;&quot;;&quot;&quot;;(SMALL([.$EJ38:.$EN38];[.DZ38])))" office:value-type="float" office:value="24" calcext:value-type="float">
            <text:p>24</text:p>
          </table:table-cell>
          <table:table-cell table:style-name="ce1" table:formula="of:=IF([.EM38]=&quot;&quot;;&quot;&quot;;(SMALL([.$EJ38:.$EN38];[.EA38])))" office:value-type="float" office:value="27" calcext:value-type="float">
            <text:p>27</text:p>
          </table:table-cell>
          <table:table-cell table:style-name="ce1" table:formula="of:=IF([.EN38]=&quot;&quot;;&quot;&quot;;(SMALL([.$EJ38:.$EN38];[.EB38])))" office:value-type="float" office:value="28" calcext:value-type="float">
            <text:p>28</text:p>
          </table:table-cell>
          <table:table-cell table:formula="of:=IF([.EQ38]=&quot;&quot;;&quot;&quot;;CONCATENATE(&quot;symbols/types/only_color_exact/&quot;;[.EQ38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38]=&quot;&quot;;&quot;&quot;;CONCATENATE(&quot;symbols/types/only_color_exact/&quot;;[.ER38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S38]=&quot;&quot;;&quot;&quot;;CONCATENATE(&quot;symbols/types/only_color_exact/&quot;;[.ES38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formula="of:=IF([.ET38]=&quot;&quot;;&quot;&quot;;CONCATENATE(&quot;symbols/types/only_color_exact/&quot;;[.ET38];&quot;.png&quot;))">
            <text:p/>
          </table:table-cell>
          <table:table-cell table:formula="of:=IF([.EU38]=&quot;&quot;;&quot;&quot;;CONCATENATE(&quot;symbols/types/only_color_exact/&quot;;[.EU38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V38]=&quot;&quot;;&quot;&quot;;CONCATENATE(&quot;symbols/types/vanilla/&quot;;[.EV38];&quot;.png&quot;))" office:value-type="string" office:string-value="symbols/types/vanilla/1.png" calcext:value-type="string">
            <text:p>symbols/types/vanilla/1.png</text:p>
          </table:table-cell>
          <table:table-cell table:number-columns-repeated="4"/>
          <table:table-cell table:formula="of:=CONCATENATE(&quot;Symbols/Types/Weaknesses/&quot;; [.E38]; &quot;.png&quot;)" office:value-type="string" office:string-value="Symbols/Types/Weaknesses/Water.png" calcext:value-type="string">
            <text:p>Symbols/Types/Weaknesses/Water.png</text:p>
          </table:table-cell>
          <table:table-cell table:formula="of:=CONCATENATE(&quot;Symbols/Pokemon/&quot;;[.A38];&quot;.png&quot;)" office:value-type="string" office:string-value="Symbols/Pokemon/Slowpoke.png" calcext:value-type="string">
            <text:p>Symbols/Pokemon/Slowpoke.png</text:p>
          </table:table-cell>
          <table:table-cell table:formula="of:=CONCATENATE(&quot;Symbols/Pokemon/&quot;;[.B38];&quot;.png&quot;)" office:value-type="string" office:string-value="Symbols/Pokemon/Slowbro.png" calcext:value-type="string">
            <text:p>Symbols/Pokemon/Slowbro.png</text:p>
          </table:table-cell>
          <table:table-cell table:formula="of:=CONCATENATE(&quot;Symbols/Pokemon/&quot;;[.C38];&quot;.png&quot;)" office:value-type="string" office:string-value="Symbols/Pokemon/.png" calcext:value-type="string">
            <text:p>Symbols/Pokemon/.png</text:p>
          </table:table-cell>
          <table:table-cell table:formula="of:=IF([.H38]=&quot;&quot;;0;1)+IF([.I38]=&quot;&quot;;0;1) +IF([.J38]=&quot;&quot;;0;1)+ IF([.K38] = &quot;&quot;;0;1)" office:value-type="float" office:value="1" calcext:value-type="float">
            <text:p>1</text:p>
          </table:table-cell>
          <table:table-cell table:formula="of:=IF([.L38]=&quot;&quot;;0;1)+IF([.M38]=&quot;&quot;;0;1) +IF([.N38]=&quot;&quot;;0;1)+ IF([.O38] = &quot;&quot;;0;1)" office:value-type="float" office:value="2" calcext:value-type="float">
            <text:p>2</text:p>
          </table:table-cell>
          <table:table-cell table:formula="of:=IF([.P38]=&quot;&quot;;0;1)+IF([.Q38]=&quot;&quot;;0;1) +IF([.R38]=&quot;&quot;;0;1)+ IF([.S38] = &quot;&quot;;0;1)" office:value-type="float" office:value="0" calcext:value-type="float">
            <text:p>0</text:p>
          </table:table-cell>
          <table:table-cell table:formula="of:=CONCATENATE(&quot;Symbols/Dice/dice_&quot;;[.H38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I3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3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3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38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M38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N3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3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3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3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3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38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38])" office:value-type="string" office:string-value="Speed: 1" calcext:value-type="string">
            <text:p>Speed: 1</text:p>
          </table:table-cell>
          <table:table-cell/>
          <table:table-cell table:formula="of:=MATCH([.AJ38]; [.$GV$1:.$GV$1048576];0)" office:value-type="float" office:value="68" calcext:value-type="float">
            <text:p>68</text:p>
          </table:table-cell>
          <table:table-cell table:formula="of:=MATCH([.AK38]; [.$GV$1:.$GV$1048576];0)" office:value-type="float" office:value="33" calcext:value-type="float">
            <text:p>33</text:p>
          </table:table-cell>
          <table:table-cell table:formula="of:=MATCH([.AL38]; [.$GV$1:.$GV$1048576];0)" office:value-type="float" office:value="34" calcext:value-type="float">
            <text:p>34</text:p>
          </table:table-cell>
          <table:table-cell table:style-name="ce1" table:formula="of:=INDIRECT(&quot;HC&quot;&amp;[.GG38])" office:value-type="string" office:string-value="Affects: (3_hex). " calcext:value-type="string">
            <text:p>Affects: (3_hex). </text:p>
          </table:table-cell>
          <table:table-cell table:style-name="ce1" table:formula="of:=INDIRECT(&quot;HC&quot;&amp;[.GH38])">
            <text:p/>
          </table:table-cell>
          <table:table-cell table:style-name="ce1" table:formula="of:=INDIRECT(&quot;HC&quot;&amp;[.GI38])" office:value-type="string" office:string-value="Target becomes &lt;b&gt;Flinched&lt;/b&gt;. After activation, become &lt;b&gt;Asleep&lt;/b&gt;." calcext:value-type="string">
            <text:p>Target becomes &lt;b&gt;Flinched&lt;/b&gt;. After activation, become &lt;b&gt;Asleep&lt;/b&gt;.</text:p>
          </table:table-cell>
          <table:table-cell table:style-name="ce1" table:formula="of:=INDIRECT(&quot;GW&quot;&amp;[.GG38])" office:value-type="float" office:value="0" calcext:value-type="float">
            <text:p>0</text:p>
          </table:table-cell>
          <table:table-cell table:style-name="ce1" table:formula="of:=INDIRECT(&quot;GW&quot;&amp;[.GH38])" office:value-type="float" office:value="1" calcext:value-type="float">
            <text:p>1</text:p>
          </table:table-cell>
          <table:table-cell table:style-name="ce1" table:formula="of:=INDIRECT(&quot;GW&quot;&amp;[.GI38])" office:value-type="float" office:value="1" calcext:value-type="float">
            <text:p>1</text:p>
          </table:table-cell>
          <table:table-cell table:style-name="ce1" table:formula="of:=INDIRECT(&quot;HE&quot;&amp;[.GG38])" office:value-type="string" office:string-value="Damage: (Water)" calcext:value-type="string">
            <text:p>Damage: (Water)</text:p>
          </table:table-cell>
          <table:table-cell table:style-name="ce1" table:formula="of:=INDIRECT(&quot;HE&quot;&amp;[.GH38])" office:value-type="string" office:string-value="Damage: (Psychic)(Psychic)" calcext:value-type="string">
            <text:p>Damage: (Psychic)(Psychic)</text:p>
          </table:table-cell>
          <table:table-cell table:style-name="ce1" table:formula="of:=INDIRECT(&quot;HE&quot;&amp;[.GI38])" office:value-type="string" office:string-value="Damage: (Normal)(Normal)(Normal)(Normal)" calcext:value-type="string">
            <text:p>Damage: (Normal)(Normal)(Normal)(Normal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Slas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alf</text:p>
          </table:table-cell>
          <table:table-cell table:style-name="ce6"/>
          <table:table-cell table:style-name="ce7" table:formula="of:=CONCATENATE([.HH38]; [.HB38])" office:value-type="string" office:string-value="Affects: (half). " calcext:value-type="string">
            <text:p>Affects: (half). </text:p>
          </table:table-cell>
          <table:table-cell table:style-name="ce6" table:formula="of:=CONCATENATE(&quot;(&quot;;[.GY38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38]&gt;=1;[.HD38];&quot;&quot;);IF([.GX38]&gt;=2;[.HD38];&quot;&quot;);IF([.GX38]&gt;=3;[.HD38];&quot;&quot;);IF([.GX38]&gt;=4;[.HD38];&quot;&quot;);IF([.GX38]&gt;=5;[.HD38];&quot;&quot;);IF([.HI38]=1;CONCATENATE(&quot;(&quot;;[.GY38];&quot;_x)&quot;);&quot;&quot;))" office:value-type="string" office:string-value="Damage: (Normal)(Normal)(Normal)" calcext:value-type="string">
            <text:p>Damage: (Normal)(Normal)(Normal)</text:p>
          </table:table-cell>
          <table:table-cell table:style-name="ce6"/>
          <table:table-cell table:style-name="ce6" table:formula="of:=CONCATENATE(IF([.HA38]&lt;&gt;&quot;all hostile Pok&amp;eacute;mon&quot;;&quot;(&quot;;&quot;&quot;);[.HA38];IF([.HA38]&lt;&gt;&quot;all hostile Pok&amp;eacute;mon&quot;; &quot;)&quot;; &quot;&quot;))" office:value-type="string" office:string-value="(half)" calcext:value-type="string">
            <text:p>(half)</text:p>
          </table:table-cell>
          <table:table-cell table:style-name="ce6" table:formula="of:=IF([.HA38] &lt;&gt; &quot;&quot;; CONCATENATE(&quot;Affects: &quot;; [.HG38]; &quot;. &quot;);&quot;&quot;)" office:value-type="string" office:string-value="Affects: (half). " calcext:value-type="string">
            <text:p>Affects: (half). </text:p>
          </table:table-cell>
          <table:table-cell table:style-name="ce6"/>
          <table:table-cell table:style-name="ce6" table:formula="of:=CONCATENATE([.GV38]; IF([.GW38]=1;&quot; (cc)&quot;;&quot;&quot;))" office:value-type="string" office:string-value="Slash (cc)" calcext:value-type="string">
            <text:p>Slash (cc)</text:p>
          </table:table-cell>
          <table:table-cell table:style-name="ce6" table:formula="of:=CONCATENATE(&quot;Symbols/attack_imgs/&quot;;[.GV38];&quot;.png&quot;)" office:value-type="string" office:string-value="Symbols/attack_imgs/Slash.png" calcext:value-type="string">
            <text:p>Symbols/attack_imgs/Slash.png</text:p>
          </table:table-cell>
          <table:table-cell table:style-name="ce6" table:formula="of:=CONCATENATE(&quot;TM &quot;; [.GU38]-3; &quot; (&quot;;[.GY38]; &quot;_t) &amp;nbsp &quot;; [.GV38];  IF([.GW38]=1;&quot; (cc)&quot;;&quot;&quot;))" office:value-type="string" office:string-value="TM 34 (Normal_t) &amp;nbsp Slash (cc)" calcext:value-type="string">
            <text:p>TM 34 (Normal_t) &amp;nbsp Slash (cc)</text:p>
          </table:table-cell>
          <table:table-cell table:style-name="ce6" table:formula="of:=CONCATENATE([.HH38];[.HB38])" office:value-type="string" office:string-value="Affects: (half). " calcext:value-type="string">
            <text:p>Affects: (half). </text:p>
          </table:table-cell>
          <table:table-cell/>
          <table:table-cell table:formula="of:=IF([.GZ38]=&quot;none&quot;;&quot;&quot;;[.GZ38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38])=&quot;none&quot;;&quot;&quot;;INDIRECT(&quot;GZ&quot;&amp;[.GG38]))" office:value-type="float" office:value="4" calcext:value-type="float">
            <text:p>4</text:p>
          </table:table-cell>
          <table:table-cell table:formula="of:=IF(INDIRECT(&quot;GZ&quot;&amp;[.GH38])=&quot;none&quot;;&quot;&quot;;INDIRECT(&quot;GZ&quot;&amp;[.GH38]))" office:value-type="float" office:value="7" calcext:value-type="float">
            <text:p>7</text:p>
          </table:table-cell>
          <table:table-cell table:formula="of:=IF(INDIRECT(&quot;GZ&quot;&amp;[.GI38])=&quot;none&quot;;&quot;&quot;;INDIRECT(&quot;GZ&quot;&amp;[.GI38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IP38]=1;&quot;H&quot;;&quot;&quot;)">
            <text:p/>
          </table:table-cell>
          <table:table-cell table:formula="of:=IF([.IQ38]=1;&quot;H&quot;;&quot;&quot;)" office:value-type="string" office:string-value="H" calcext:value-type="string">
            <text:p>H</text:p>
          </table:table-cell>
          <table:table-cell table:formula="of:=IF([.IR38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Lickitung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office:value-type="string" calcext:value-type="string">
            <text:p>Long Tongue</text:p>
          </table:table-cell>
          <table:table-cell office:value-type="string" calcext:value-type="string">
            <text:p>Treat range 1 attacks as range 2 attacks.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"/>
          <table:table-cell table:style-name="ce33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39:.AE39];&quot;&gt;1&quot;)-COUNTIF([.T39:.AE39];&quot;&gt;2&quot;)-COUNTIF([.T39:.AE39];&quot;&gt;3&quot;)-COUNTIF([.T39:.AE39];&quot;&gt;4&quot;)-COUNTIF([.T39:.AE39];&quot;&gt;5&quot;)-COUNTIF([.T39:.AE39];&quot;&gt;6&quot;)-COUNTIF([.T39:.AE39];&quot;&gt;7&quot;)-COUNTIF([.T39:.AE39];&quot;&gt;8&quot;)" office:value-type="float" office:value="9" calcext:value-type="float">
            <text:p>9</text:p>
          </table:table-cell>
          <table:table-cell table:formula="of:=SUM([.T39:.AE39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Wrap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L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Disable</text:p>
          </table:table-cell>
          <table:table-cell table:number-columns-repeated="2"/>
          <table:table-cell table:style-name="ce59" table:formula="of:=ROUND([.AG39]+(12-[.AF39])-[.BA39]/2+[.BF39]+[.BG39]-[.BT39]+[.AZ39]*2/3+[.BC39]-[.AX39];1)" office:value-type="float" office:value="10.3" calcext:value-type="float">
            <text:p>10.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fari</text:p>
          </table:table-cell>
          <table:table-cell table:style-name="ce1" table:formula="of:=IF([.AW39]=&quot;Starter&quot;; 0;IF([.AW39]=&quot;Route 1&quot;;0; IF([.AW39]=&quot;Viridian Forest&quot;;0;IF([.AW39]=&quot;Cycling Road&quot;;0;0.7))))" office:value-type="float" office:value="0.7" calcext:value-type="float">
            <text:p>0.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D39]=&quot;&quot;;IF([.I39]&lt;&gt;&quot;&quot;;0;IF([.M39]&lt;&gt;&quot;&quot;;[.AH39]-1;[.AI39]-1));IF([.M39]&lt;&gt;&quot;&quot;;0;IF([.Q39]&lt;&gt;&quot;&quot;;[.AH39]-1)))" office:value-type="float" office:value="0" calcext:value-type="float">
            <text:p>0</text:p>
          </table:table-cell>
          <table:table-cell/>
          <table:table-cell table:formula="of:=IF([.AM39]=1;0;IF([.AM39]=2;1;IF([.AM39]=3;1.7;IF([.AM39]=4;2.2;IF([.AM39]=5;2.55;IF([.AM39]=6;2.8;IF([.AM39]=7;3)))))))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BD39] *(2 -[.BE39])/2"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39])" office:value-type="string" office:string-value="Wrap" calcext:value-type="string">
            <text:p>Wrap</text:p>
          </table:table-cell>
          <table:table-cell table:style-name="ce1" table:formula="of:=INDIRECT(&quot;HJ&quot;&amp;[.GH39])" office:value-type="string" office:string-value="Take Down (cc)" calcext:value-type="string">
            <text:p>Take Down (cc)</text:p>
          </table:table-cell>
          <table:table-cell table:style-name="ce1" table:formula="of:=INDIRECT(&quot;HJ&quot;&amp;[.GI39])" office:value-type="string" office:string-value="Lick (cc)" calcext:value-type="string">
            <text:p>Lick (cc)</text:p>
          </table:table-cell>
          <table:table-cell/>
          <table:table-cell table:style-name="ce1" table:formula="of:=IF([.BQ39]&gt;=1; 0;IF([.BR39]&gt;=1;[.AH39]-1;IF([.BS39]&gt;=1;[.AI39]-1;11)))" office:value-type="float" office:value="0" calcext:value-type="float">
            <text:p>0</text:p>
          </table:table-cell>
          <table:table-cell table:formula="of:=IF([.BQ39]&gt;=2; 0;IF([.BR39]&gt;=2;[.AH39]-1;IF([.BS39]&gt;=2;[.AI39]-1;11)))" office:value-type="float" office:value="0" calcext:value-type="float">
            <text:p>0</text:p>
          </table:table-cell>
          <table:table-cell table:formula="of:=IF([.BQ39]&gt;=3; 0;IF([.BR39]&gt;=3;[.AH39]-1;IF([.BS39]&gt;=3;[.AI39]-1;11)))" office:value-type="float" office:value="11" calcext:value-type="float">
            <text:p>11</text:p>
          </table:table-cell>
          <table:table-cell table:formula="of:=IF([.BQ39]&gt;=4; 0;IF([.BR39]&gt;=4;[.AH39]-1;IF([.BS39]&gt;=4;[.AI39]-1;11)))" office:value-type="float" office:value="11" calcext:value-type="float">
            <text:p>11</text:p>
          </table:table-cell>
          <table:table-cell table:formula="of:= 4- COUNTBLANK([.H39:.K39])" office:value-type="float" office:value="2" calcext:value-type="float">
            <text:p>2</text:p>
          </table:table-cell>
          <table:table-cell table:formula="of:= MAX([.BQ39];4 -COUNTBLANK([.L39:.O39]))" office:value-type="float" office:value="2" calcext:value-type="float">
            <text:p>2</text:p>
          </table:table-cell>
          <table:table-cell table:formula="of:=MAX([.BR39];4-COUNTBLANK([.P39:.S39]))" office:value-type="float" office:value="2" calcext:value-type="float">
            <text:p>2</text:p>
          </table:table-cell>
          <table:table-cell table:formula="of:=IF([.D39]&lt;&gt;&quot;&quot;;4;SUM([.BM39:.BP39])/7)" office:value-type="float" office:value="3.14285714285714" calcext:value-type="float">
            <text:p>3.14285714285714</text:p>
          </table:table-cell>
          <table:table-cell table:number-columns-repeated="16"/>
          <table:table-cell table:formula="of:=IF([.A39]=&quot;&quot;;0;1)+IF([.B39]=&quot;&quot;;0;1)+IF([.C39]=&quot;&quot;;0;1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IF([.D39]=&quot;&quot;;&quot;&quot;;CONCATENATE(&quot;Symbols/Other/&quot;;[.D39];&quot;.png&quot;))">
            <text:p/>
          </table:table-cell>
          <table:table-cell table:formula="of:=LEN([.A39])" office:value-type="float" office:value="9" calcext:value-type="float">
            <text:p>9</text:p>
          </table:table-cell>
          <table:table-cell table:formula="of:=LEN([.B39])" office:value-type="float" office:value="0" calcext:value-type="float">
            <text:p>0</text:p>
          </table:table-cell>
          <table:table-cell table:formula="of:=LEN([.C39])" office:value-type="float" office:value="0" calcext:value-type="float">
            <text:p>0</text:p>
          </table:table-cell>
          <table:table-cell table:formula="of:=CONCATENATE(IF([.FO39]&gt;0; CONCATENATE([.A39];&quot; (die_&quot;; [.H39]);&quot;&quot;); IF([.FO39]&gt;1; CONCATENATE(&quot;_&quot;;[.I39]);&quot;&quot;);IF([.FO39]&gt;2; CONCATENATE(&quot;_&quot;;[.J39]);&quot;&quot;);IF([.FO39]&gt;3; CONCATENATE(&quot;_&quot;;[.K39]);&quot;&quot;);IF([.FO39]&gt;0;&quot;)&quot;;[.A39]))" office:value-type="string" office:string-value="Lickitung (die_Normal_Normal)" calcext:value-type="string">
            <text:p>Lickitung (die_Normal_Normal)</text:p>
          </table:table-cell>
          <table:table-cell table:formula="of:=CONCATENATE(IF([.FP39]&gt;0; CONCATENATE([.B39];&quot; (die_&quot;; [.L39]);&quot;&quot;); IF([.FP39]&gt;1; CONCATENATE(&quot;_&quot;;[.M39]);&quot;&quot;);IF([.FP39]&gt;2; CONCATENATE(&quot;_&quot;;[.N39]);&quot;&quot;);IF([.FP39]&gt;3; CONCATENATE(&quot;_&quot;;[.O39]);&quot;&quot;);IF([.FP39]&gt;0;&quot;)&quot;;&quot;&quot;))">
            <text:p/>
          </table:table-cell>
          <table:table-cell table:formula="of:=CONCATENATE(IF([.FQ39]&gt;0; CONCATENATE([.C39];&quot; (die_&quot;; [.P39]);&quot;&quot;); IF([.FQ39]&gt;1; CONCATENATE(&quot;_&quot;;[.Q39]);&quot;&quot;);IF([.FQ39]&gt;2; CONCATENATE(&quot;_&quot;;[.R39]);&quot;&quot;);IF([.FQ39]&gt;3; CONCATENATE(&quot;_&quot;;[.S39]);&quot;&quot;);IF([.FQ39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39] = &quot;&quot;; &quot;&quot;;MATCH([.AN39];[.$GV$2:.$GV$100];0)-3)" office:value-type="float" office:value="1" calcext:value-type="float">
            <text:p>1</text:p>
          </table:table-cell>
          <table:table-cell table:formula="of:=IF([.AO39] = &quot;&quot;; &quot;&quot;;MATCH([.AO39];[.$GV$2:.$GV$100];0)-3)" office:value-type="float" office:value="20" calcext:value-type="float">
            <text:p>20</text:p>
          </table:table-cell>
          <table:table-cell table:formula="of:=IF([.AP39] = &quot;&quot;; &quot;&quot;;MATCH([.AP39];[.$GV$2:.$GV$100];0)-3)" office:value-type="float" office:value="27" calcext:value-type="float">
            <text:p>27</text:p>
          </table:table-cell>
          <table:table-cell table:formula="of:=IF([.AQ39] = &quot;&quot;; &quot;&quot;;MATCH([.AQ39];[.$GV$2:.$GV$100];0)-3)">
            <text:p/>
          </table:table-cell>
          <table:table-cell table:formula="of:=IF([.AR39] = &quot;&quot;; &quot;&quot;;MATCH([.AR39];[.$GV$2:.$GV$100];0)-3)">
            <text:p/>
          </table:table-cell>
          <table:table-cell table:number-columns-repeated="2"/>
          <table:table-cell table:style-name="ce1" table:formula="of:=IFERROR(IF(OR(INDIRECT(&quot;$GX&quot; &amp; [.EV39]+4 )&gt;0;INDIRECT(&quot;$HI&quot; &amp; [.EV39]+4 )&gt;0);INDIRECT(&quot;$GY&quot; &amp; [.EV39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39]+4 )&gt;0;INDIRECT(&quot;$HI&quot; &amp; [.EW39]+4 )&gt;0);INDIRECT(&quot;$GY&quot; &amp; [.EW39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X39]+4 )&gt;0;INDIRECT(&quot;$HI&quot; &amp; [.EX39]+4 )&gt;0);INDIRECT(&quot;$GY&quot; &amp; [.EX39]+4);&quot;&quot;);&quot;&quot;)">
            <text:p/>
          </table:table-cell>
          <table:table-cell table:style-name="ce1" table:formula="of:=IFERROR(IF(OR(INDIRECT(&quot;$GX&quot; &amp; [.EY39]+4 )&gt;0;INDIRECT(&quot;$HI&quot; &amp; [.EY39]+4 )&gt;0);INDIRECT(&quot;$GY&quot; &amp; [.EY39]+4);&quot;&quot;);&quot;&quot;)">
            <text:p/>
          </table:table-cell>
          <table:table-cell table:style-name="ce1" table:formula="of:=IFERROR(IF(OR(INDIRECT(&quot;$GX&quot; &amp; [.EZ39]+4 )&gt;0;INDIRECT(&quot;$HI&quot; &amp; [.EZ39]+4 )&gt;0);INDIRECT(&quot;$GY&quot; &amp; [.EZ39]+4);&quot;&quot;);&quot;&quot;)">
            <text:p/>
          </table:table-cell>
          <table:table-cell table:formula="of:=IF([.EJ39]=&quot;&quot;;&quot;&quot;;(SMALL([.$EJ39:.$EN39];[.DX39])))" office:value-type="float" office:value="1" calcext:value-type="float">
            <text:p>1</text:p>
          </table:table-cell>
          <table:table-cell table:formula="of:=IF([.EK39]=&quot;&quot;;&quot;&quot;;(SMALL([.$EJ39:.$EN39];[.DY39])))" office:value-type="float" office:value="20" calcext:value-type="float">
            <text:p>20</text:p>
          </table:table-cell>
          <table:table-cell table:formula="of:=IF([.EL39]=&quot;&quot;;&quot;&quot;;(SMALL([.$EJ39:.$EN39];[.DZ39])))" office:value-type="float" office:value="27" calcext:value-type="float">
            <text:p>27</text:p>
          </table:table-cell>
          <table:table-cell table:style-name="ce1" table:formula="of:=IF([.EM39]=&quot;&quot;;&quot;&quot;;(SMALL([.$EJ39:.$EN39];[.EA39])))">
            <text:p/>
          </table:table-cell>
          <table:table-cell table:style-name="ce1" table:formula="of:=IF([.EN39]=&quot;&quot;;&quot;&quot;;(SMALL([.$EJ39:.$EN39];[.EB39])))">
            <text:p/>
          </table:table-cell>
          <table:table-cell table:formula="of:=IF([.EQ39]=&quot;&quot;;&quot;&quot;;CONCATENATE(&quot;symbols/types/only_color_exact/&quot;;[.EQ39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39]=&quot;&quot;;&quot;&quot;;CONCATENATE(&quot;symbols/types/only_color_exact/&quot;;[.ER39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S39]=&quot;&quot;;&quot;&quot;;CONCATENATE(&quot;symbols/types/only_color_exact/&quot;;[.ES39];&quot;.png&quot;))">
            <text:p/>
          </table:table-cell>
          <table:table-cell table:formula="of:=IF([.ET39]=&quot;&quot;;&quot;&quot;;CONCATENATE(&quot;symbols/types/only_color_exact/&quot;;[.ET39];&quot;.png&quot;))">
            <text:p/>
          </table:table-cell>
          <table:table-cell table:formula="of:=IF([.EU39]=&quot;&quot;;&quot;&quot;;CONCATENATE(&quot;symbols/types/only_color_exact/&quot;;[.EU39];&quot;.png&quot;))">
            <text:p/>
          </table:table-cell>
          <table:table-cell table:formula="of:=IF([.EV39]=&quot;&quot;;&quot;&quot;;CONCATENATE(&quot;symbols/types/vanilla/&quot;;[.EV39];&quot;.png&quot;))" office:value-type="string" office:string-value="symbols/types/vanilla/1.png" calcext:value-type="string">
            <text:p>symbols/types/vanilla/1.png</text:p>
          </table:table-cell>
          <table:table-cell table:number-columns-repeated="4"/>
          <table:table-cell table:formula="of:=CONCATENATE(&quot;Symbols/Types/Weaknesses/&quot;; [.E39]; &quot;.png&quot;)" office:value-type="string" office:string-value="Symbols/Types/Weaknesses/Normal.png" calcext:value-type="string">
            <text:p>Symbols/Types/Weaknesses/Normal.png</text:p>
          </table:table-cell>
          <table:table-cell table:formula="of:=CONCATENATE(&quot;Symbols/Pokemon/&quot;;[.A39];&quot;.png&quot;)" office:value-type="string" office:string-value="Symbols/Pokemon/Lickitung.png" calcext:value-type="string">
            <text:p>Symbols/Pokemon/Lickitung.png</text:p>
          </table:table-cell>
          <table:table-cell table:formula="of:=CONCATENATE(&quot;Symbols/Pokemon/&quot;;[.B39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39];&quot;.png&quot;)" office:value-type="string" office:string-value="Symbols/Pokemon/.png" calcext:value-type="string">
            <text:p>Symbols/Pokemon/.png</text:p>
          </table:table-cell>
          <table:table-cell table:formula="of:=IF([.H39]=&quot;&quot;;0;1)+IF([.I39]=&quot;&quot;;0;1) +IF([.J39]=&quot;&quot;;0;1)+ IF([.K39] = &quot;&quot;;0;1)" office:value-type="float" office:value="2" calcext:value-type="float">
            <text:p>2</text:p>
          </table:table-cell>
          <table:table-cell table:formula="of:=IF([.L39]=&quot;&quot;;0;1)+IF([.M39]=&quot;&quot;;0;1) +IF([.N39]=&quot;&quot;;0;1)+ IF([.O39] = &quot;&quot;;0;1)" office:value-type="float" office:value="0" calcext:value-type="float">
            <text:p>0</text:p>
          </table:table-cell>
          <table:table-cell table:formula="of:=IF([.P39]=&quot;&quot;;0;1)+IF([.Q39]=&quot;&quot;;0;1) +IF([.R39]=&quot;&quot;;0;1)+ IF([.S39] = &quot;&quot;;0;1)" office:value-type="float" office:value="0" calcext:value-type="float">
            <text:p>0</text:p>
          </table:table-cell>
          <table:table-cell table:formula="of:=CONCATENATE(&quot;Symbols/Dice/dice_&quot;;[.H39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I39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J3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3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3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3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3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3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3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3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3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39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39])" office:value-type="string" office:string-value="Speed: 2" calcext:value-type="string">
            <text:p>Speed: 2</text:p>
          </table:table-cell>
          <table:table-cell/>
          <table:table-cell table:formula="of:=MATCH([.AJ39]; [.$GV$1:.$GV$1048576];0)" office:value-type="float" office:value="42" calcext:value-type="float">
            <text:p>42</text:p>
          </table:table-cell>
          <table:table-cell table:formula="of:=MATCH([.AK39]; [.$GV$1:.$GV$1048576];0)" office:value-type="float" office:value="35" calcext:value-type="float">
            <text:p>35</text:p>
          </table:table-cell>
          <table:table-cell table:formula="of:=MATCH([.AL39]; [.$GV$1:.$GV$1048576];0)" office:value-type="float" office:value="92" calcext:value-type="float">
            <text:p>92</text:p>
          </table:table-cell>
          <table:table-cell table:style-name="ce1" table:formula="of:=INDIRECT(&quot;HC&quot;&amp;[.GG39])" office:value-type="string" office:string-value="Target becomes &lt;b&gt;Slowed&lt;/b&gt; to 0. (Speed is 0 next activation)" calcext:value-type="string">
            <text:p>Target becomes &lt;b&gt;Slowed&lt;/b&gt; to 0. (Speed is 0 next activation)</text:p>
          </table:table-cell>
          <table:table-cell table:style-name="ce1" table:formula="of:=INDIRECT(&quot;HC&quot;&amp;[.GH39])" office:value-type="string" office:string-value="Take (normal) after attack." calcext:value-type="string">
            <text:p>Take (normal) after attack.</text:p>
          </table:table-cell>
          <table:table-cell table:style-name="ce1" table:formula="of:=INDIRECT(&quot;HC&quot;&amp;[.GI39])" office:value-type="string" office:string-value="Target becomes &lt;b&gt; Flinched&lt;/b&gt;. (Can't use exhaustible attacks next activation)" calcext:value-type="string">
            <text:p>Target becomes &lt;b&gt; Flinched&lt;/b&gt;. (Can't use exhaustible attacks next activation)</text:p>
          </table:table-cell>
          <table:table-cell table:style-name="ce1" table:formula="of:=INDIRECT(&quot;GW&quot;&amp;[.GG39])" office:value-type="float" office:value="0" calcext:value-type="float">
            <text:p>0</text:p>
          </table:table-cell>
          <table:table-cell table:style-name="ce1" table:formula="of:=INDIRECT(&quot;GW&quot;&amp;[.GH39])" office:value-type="float" office:value="1" calcext:value-type="float">
            <text:p>1</text:p>
          </table:table-cell>
          <table:table-cell table:style-name="ce1" table:formula="of:=INDIRECT(&quot;GW&quot;&amp;[.GI39])" office:value-type="float" office:value="1" calcext:value-type="float">
            <text:p>1</text:p>
          </table:table-cell>
          <table:table-cell table:style-name="ce1" table:formula="of:=INDIRECT(&quot;HE&quot;&amp;[.GG39])" office:value-type="string" office:string-value="Damage: (Normal)(Normal)" calcext:value-type="string">
            <text:p>Damage: (Normal)(Normal)</text:p>
          </table:table-cell>
          <table:table-cell table:style-name="ce1" table:formula="of:=INDIRECT(&quot;HE&quot;&amp;[.GH39])" office:value-type="string" office:string-value="Damage: (Normal)(Normal)(Normal)(Normal)" calcext:value-type="string">
            <text:p>Damage: (Normal)(Normal)(Normal)(Normal)</text:p>
          </table:table-cell>
          <table:table-cell table:style-name="ce1" table:formula="of:=INDIRECT(&quot;HE&quot;&amp;[.GI39])" office:value-type="string" office:string-value="Damage: (Psychic)(Psychic)" calcext:value-type="string">
            <text:p>Damage: (Psychic)(Psychic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Dragon Rag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When having 2 or less (health), deal additional (fire)(fire).</text:p>
          </table:table-cell>
          <table:table-cell table:style-name="ce7" table:formula="of:=CONCATENATE([.HH39]; [.HB39])" office:value-type="string" office:string-value="When having 2 or less (health), deal additional (fire)(fire)." calcext:value-type="string">
            <text:p>When having 2 or less (health), deal additional (fire)(fire).</text:p>
          </table:table-cell>
          <table:table-cell table:style-name="ce6" table:formula="of:=CONCATENATE(&quot;(&quot;;[.GY39];&quot;)&quot;)" office:value-type="string" office:string-value="(Fire)" calcext:value-type="string">
            <text:p>(Fire)</text:p>
          </table:table-cell>
          <table:table-cell table:style-name="ce6" table:formula="of:=CONCATENATE(&quot;Damage: &quot;;IF([.GX39]&gt;=1;[.HD39];&quot;&quot;);IF([.GX39]&gt;=2;[.HD39];&quot;&quot;);IF([.GX39]&gt;=3;[.HD39];&quot;&quot;);IF([.GX39]&gt;=4;[.HD39];&quot;&quot;);IF([.GX39]&gt;=5;[.HD39];&quot;&quot;);IF([.HI39]=1;CONCATENATE(&quot;(&quot;;[.GY39];&quot;_x)&quot;);&quot;&quot;))" office:value-type="string" office:string-value="Damage: (Fire)(Fire)" calcext:value-type="string">
            <text:p>Damage: (Fire)(Fire)</text:p>
          </table:table-cell>
          <table:table-cell table:style-name="ce6"/>
          <table:table-cell table:style-name="ce6" table:formula="of:=CONCATENATE(IF([.HA39]&lt;&gt;&quot;all hostile Pok&amp;eacute;mon&quot;;&quot;(&quot;;&quot;&quot;);[.HA39];IF([.HA39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39] &lt;&gt; &quot;&quot;; CONCATENATE(&quot;Affects: &quot;; [.HG39]; &quot;. &quot;);&quot;&quot;)">
            <text:p/>
          </table:table-cell>
          <table:table-cell table:style-name="ce6"/>
          <table:table-cell table:style-name="ce6" table:formula="of:=CONCATENATE([.GV39]; IF([.GW39]=1;&quot; (cc)&quot;;&quot;&quot;))" office:value-type="string" office:string-value="Dragon Rage (cc)" calcext:value-type="string">
            <text:p>Dragon Rage (cc)</text:p>
          </table:table-cell>
          <table:table-cell table:style-name="ce6" table:formula="of:=CONCATENATE(&quot;Symbols/attack_imgs/&quot;;[.GV39];&quot;.png&quot;)" office:value-type="string" office:string-value="Symbols/attack_imgs/Dragon Rage.png" calcext:value-type="string">
            <text:p>Symbols/attack_imgs/Dragon Rage.png</text:p>
          </table:table-cell>
          <table:table-cell table:style-name="ce6" table:formula="of:=CONCATENATE(&quot;TM &quot;; [.GU39]-3; &quot; (&quot;;[.GY39]; &quot;_t) &amp;nbsp &quot;; [.GV39];  IF([.GW39]=1;&quot; (cc)&quot;;&quot;&quot;))" office:value-type="string" office:string-value="TM 35 (Fire_t) &amp;nbsp Dragon Rage (cc)" calcext:value-type="string">
            <text:p>TM 35 (Fire_t) &amp;nbsp Dragon Rage (cc)</text:p>
          </table:table-cell>
          <table:table-cell table:style-name="ce6" table:formula="of:=CONCATENATE([.HH39];[.HB39])" office:value-type="string" office:string-value="When having 2 or less (health), deal additional (fire)(fire)." calcext:value-type="string">
            <text:p>When having 2 or less (health), deal additional (fire)(fire).</text:p>
          </table:table-cell>
          <table:table-cell/>
          <table:table-cell table:formula="of:=IF([.GZ39]=&quot;none&quot;;&quot;&quot;;[.GZ39])" office:value-type="float" office:value="3" calcext:value-type="float">
            <text:p>3</text:p>
          </table:table-cell>
          <table:table-cell table:number-columns-repeated="2"/>
          <table:table-cell table:formula="of:=IF(INDIRECT(&quot;GZ&quot;&amp;[.GG39])=&quot;none&quot;;&quot;&quot;;INDIRECT(&quot;GZ&quot;&amp;[.GG39]))" office:value-type="float" office:value="1" calcext:value-type="float">
            <text:p>1</text:p>
          </table:table-cell>
          <table:table-cell table:formula="of:=IF(INDIRECT(&quot;GZ&quot;&amp;[.GH39])=&quot;none&quot;;&quot;&quot;;INDIRECT(&quot;GZ&quot;&amp;[.GH39]))" office:value-type="float" office:value="1" calcext:value-type="float">
            <text:p>1</text:p>
          </table:table-cell>
          <table:table-cell table:formula="of:=IF(INDIRECT(&quot;GZ&quot;&amp;[.GI39])=&quot;none&quot;;&quot;&quot;;INDIRECT(&quot;GZ&quot;&amp;[.GI39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IF([.IP39]=1;&quot;H&quot;;&quot;&quot;)">
            <text:p/>
          </table:table-cell>
          <table:table-cell table:formula="of:=IF([.IQ39]=1;&quot;H&quot;;&quot;&quot;)">
            <text:p/>
          </table:table-cell>
          <table:table-cell table:formula="of:=IF([.IR39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ble</text:p>
          </table:table-cell>
          <table:table-cell/>
          <table:table-cell office:value-type="string" calcext:value-type="string">
            <text:p>Moon_st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riend Guard</text:p>
          </table:table-cell>
          <table:table-cell office:value-type="string" calcext:value-type="string">
            <text:p>Adjacent friendly Pok&amp;eacute;mon lose 1 less (health) when attacked.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table:number-columns-repeated="3" office:value-type="string" calcext:value-type="string">
            <text:p>Normal</text:p>
          </table:table-cell>
          <table:table-cell table:number-columns-repeated="5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formula="of:=12-COUNTIF([.T40:.AE40];&quot;&gt;1&quot;)-COUNTIF([.T40:.AE40];&quot;&gt;2&quot;)-COUNTIF([.T40:.AE40];&quot;&gt;3&quot;)-COUNTIF([.T40:.AE40];&quot;&gt;4&quot;)-COUNTIF([.T40:.AE40];&quot;&gt;5&quot;)-COUNTIF([.T40:.AE40];&quot;&gt;6&quot;)-COUNTIF([.T40:.AE40];&quot;&gt;7&quot;)-COUNTIF([.T40:.AE40];&quot;&gt;8&quot;)" office:value-type="float" office:value="11" calcext:value-type="float">
            <text:p>11</text:p>
          </table:table-cell>
          <table:table-cell table:formula="of:=SUM([.T40:.AE40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ound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Metron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Mega Punch</text:p>
          </table:table-cell>
          <table:table-cell table:number-columns-repeated="3"/>
          <table:table-cell table:style-name="ce59" table:formula="of:=ROUND([.AG40]+(12-[.AF40])-[.BA40]/2+[.BF40]+[.BG40]-[.BT40]+[.AZ40]*2/3+[.BC40]-[.AX40];1)" office:value-type="float" office:value="8.8" calcext:value-type="float">
            <text:p>8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t. Moon</text:p>
          </table:table-cell>
          <table:table-cell table:style-name="ce1" table:formula="of:=IF([.AW40]=&quot;Starter&quot;; 0;IF([.AW40]=&quot;Route 1&quot;;0; IF([.AW40]=&quot;Viridian Forest&quot;;0;IF([.AW40]=&quot;Cycling Road&quot;;0;0.7))))" office:value-type="float" office:value="0.7" calcext:value-type="float">
            <text:p>0.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D40]=&quot;&quot;;IF([.I40]&lt;&gt;&quot;&quot;;0;IF([.M40]&lt;&gt;&quot;&quot;;[.AH40]-1;[.AI40]-1));IF([.M40]&lt;&gt;&quot;&quot;;0;IF([.Q40]&lt;&gt;&quot;&quot;;[.AH40]-1)))" office:value-type="float" office:value="0" calcext:value-type="float">
            <text:p>0</text:p>
          </table:table-cell>
          <table:table-cell/>
          <table:table-cell table:formula="of:=IF([.AM40]=1;0;IF([.AM40]=2;1;IF([.AM40]=3;1.7;IF([.AM40]=4;2.2;IF([.AM40]=5;2.55;IF([.AM40]=6;2.8;IF([.AM40]=7;3)))))))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[.BD40] *(2 -[.BE40])/2"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40])" office:value-type="string" office:string-value="Pound" calcext:value-type="string">
            <text:p>Pound</text:p>
          </table:table-cell>
          <table:table-cell table:style-name="ce1" table:formula="of:=INDIRECT(&quot;HJ&quot;&amp;[.GH40])" office:value-type="string" office:string-value="Body Slam (cc)" calcext:value-type="string">
            <text:p>Body Slam (cc)</text:p>
          </table:table-cell>
          <table:table-cell table:style-name="ce1" table:formula="of:=INDIRECT(&quot;HJ&quot;&amp;[.GI40])" office:value-type="string" office:string-value="Metronome (cc)" calcext:value-type="string">
            <text:p>Metronome (cc)</text:p>
          </table:table-cell>
          <table:table-cell/>
          <table:table-cell table:style-name="ce1" table:formula="of:=IF([.BQ40]&gt;=1; 0;IF([.BR40]&gt;=1;[.AH40]-1;IF([.BS40]&gt;=1;[.AI40]-1;11)))" office:value-type="float" office:value="0" calcext:value-type="float">
            <text:p>0</text:p>
          </table:table-cell>
          <table:table-cell table:formula="of:=IF([.BQ40]&gt;=2; 0;IF([.BR40]&gt;=2;[.AH40]-1;IF([.BS40]&gt;=2;[.AI40]-1;11)))" office:value-type="float" office:value="-1" calcext:value-type="float">
            <text:p>-1</text:p>
          </table:table-cell>
          <table:table-cell table:formula="of:=IF([.BQ40]&gt;=3; 0;IF([.BR40]&gt;=3;[.AH40]-1;IF([.BS40]&gt;=3;[.AI40]-1;11)))" office:value-type="float" office:value="-1" calcext:value-type="float">
            <text:p>-1</text:p>
          </table:table-cell>
          <table:table-cell table:formula="of:=IF([.BQ40]&gt;=4; 0;IF([.BR40]&gt;=4;[.AH40]-1;IF([.BS40]&gt;=4;[.AI40]-1;11)))" office:value-type="float" office:value="11" calcext:value-type="float">
            <text:p>11</text:p>
          </table:table-cell>
          <table:table-cell table:formula="of:= 4- COUNTBLANK([.H40:.K40])" office:value-type="float" office:value="1" calcext:value-type="float">
            <text:p>1</text:p>
          </table:table-cell>
          <table:table-cell table:formula="of:= MAX([.BQ40];4 -COUNTBLANK([.L40:.O40]))" office:value-type="float" office:value="3" calcext:value-type="float">
            <text:p>3</text:p>
          </table:table-cell>
          <table:table-cell table:formula="of:=MAX([.BR40];4-COUNTBLANK([.P40:.S40]))" office:value-type="float" office:value="3" calcext:value-type="float">
            <text:p>3</text:p>
          </table:table-cell>
          <table:table-cell table:formula="of:=IF([.D40]&lt;&gt;&quot;&quot;;4;SUM([.BM40:.BP40])/7)" office:value-type="float" office:value="4" calcext:value-type="float">
            <text:p>4</text:p>
          </table:table-cell>
          <table:table-cell table:number-columns-repeated="16"/>
          <table:table-cell table:formula="of:=IF([.A40]=&quot;&quot;;0;1)+IF([.B40]=&quot;&quot;;0;1)+IF([.C40]=&quot;&quot;;0;1)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IF([.D40]=&quot;&quot;;&quot;&quot;;CONCATENATE(&quot;Symbols/Other/&quot;;[.D40];&quot;.png&quot;))" office:value-type="string" office:string-value="Symbols/Other/Moon_stone.png" calcext:value-type="string">
            <text:p>Symbols/Other/Moon_stone.png</text:p>
          </table:table-cell>
          <table:table-cell table:formula="of:=LEN([.A40])" office:value-type="float" office:value="8" calcext:value-type="float">
            <text:p>8</text:p>
          </table:table-cell>
          <table:table-cell table:formula="of:=LEN([.B40])" office:value-type="float" office:value="8" calcext:value-type="float">
            <text:p>8</text:p>
          </table:table-cell>
          <table:table-cell table:formula="of:=LEN([.C40])" office:value-type="float" office:value="0" calcext:value-type="float">
            <text:p>0</text:p>
          </table:table-cell>
          <table:table-cell table:formula="of:=CONCATENATE(IF([.FO40]&gt;0; CONCATENATE([.A40];&quot; (die_&quot;; [.H40]);&quot;&quot;); IF([.FO40]&gt;1; CONCATENATE(&quot;_&quot;;[.I40]);&quot;&quot;);IF([.FO40]&gt;2; CONCATENATE(&quot;_&quot;;[.J40]);&quot;&quot;);IF([.FO40]&gt;3; CONCATENATE(&quot;_&quot;;[.K40]);&quot;&quot;);IF([.FO40]&gt;0;&quot;)&quot;;[.A40]))" office:value-type="string" office:string-value="Clefairy (die_Normal)" calcext:value-type="string">
            <text:p>Clefairy (die_Normal)</text:p>
          </table:table-cell>
          <table:table-cell table:formula="of:=CONCATENATE(IF([.FP40]&gt;0; CONCATENATE([.B40];&quot; (die_&quot;; [.L40]);&quot;&quot;); IF([.FP40]&gt;1; CONCATENATE(&quot;_&quot;;[.M40]);&quot;&quot;);IF([.FP40]&gt;2; CONCATENATE(&quot;_&quot;;[.N40]);&quot;&quot;);IF([.FP40]&gt;3; CONCATENATE(&quot;_&quot;;[.O40]);&quot;&quot;);IF([.FP40]&gt;0;&quot;)&quot;;&quot;&quot;))" office:value-type="string" office:string-value="Clefable (die_Normal_Normal_Normal)" calcext:value-type="string">
            <text:p>Clefable (die_Normal_Normal_Normal)</text:p>
          </table:table-cell>
          <table:table-cell table:formula="of:=CONCATENATE(IF([.FQ40]&gt;0; CONCATENATE([.C40];&quot; (die_&quot;; [.P40]);&quot;&quot;); IF([.FQ40]&gt;1; CONCATENATE(&quot;_&quot;;[.Q40]);&quot;&quot;);IF([.FQ40]&gt;2; CONCATENATE(&quot;_&quot;;[.R40]);&quot;&quot;);IF([.FQ40]&gt;3; CONCATENATE(&quot;_&quot;;[.S40]);&quot;&quot;);IF([.FQ40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40] = &quot;&quot;; &quot;&quot;;MATCH([.AN40];[.$GV$2:.$GV$100];0)-3)" office:value-type="float" office:value="1" calcext:value-type="float">
            <text:p>1</text:p>
          </table:table-cell>
          <table:table-cell table:formula="of:=IF([.AO40] = &quot;&quot;; &quot;&quot;;MATCH([.AO40];[.$GV$2:.$GV$100];0)-3)" office:value-type="float" office:value="25" calcext:value-type="float">
            <text:p>25</text:p>
          </table:table-cell>
          <table:table-cell table:formula="of:=IF([.AP40] = &quot;&quot;; &quot;&quot;;MATCH([.AP40];[.$GV$2:.$GV$100];0)-3)">
            <text:p/>
          </table:table-cell>
          <table:table-cell table:formula="of:=IF([.AQ40] = &quot;&quot;; &quot;&quot;;MATCH([.AQ40];[.$GV$2:.$GV$100];0)-3)">
            <text:p/>
          </table:table-cell>
          <table:table-cell table:formula="of:=IF([.AR40] = &quot;&quot;; &quot;&quot;;MATCH([.AR40];[.$GV$2:.$GV$100];0)-3)">
            <text:p/>
          </table:table-cell>
          <table:table-cell table:number-columns-repeated="2"/>
          <table:table-cell table:style-name="ce1" table:formula="of:=IFERROR(IF(OR(INDIRECT(&quot;$GX&quot; &amp; [.EV40]+4 )&gt;0;INDIRECT(&quot;$HI&quot; &amp; [.EV40]+4 )&gt;0);INDIRECT(&quot;$GY&quot; &amp; [.EV40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40]+4 )&gt;0;INDIRECT(&quot;$HI&quot; &amp; [.EW40]+4 )&gt;0);INDIRECT(&quot;$GY&quot; &amp; [.EW40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X40]+4 )&gt;0;INDIRECT(&quot;$HI&quot; &amp; [.EX40]+4 )&gt;0);INDIRECT(&quot;$GY&quot; &amp; [.EX40]+4);&quot;&quot;);&quot;&quot;)">
            <text:p/>
          </table:table-cell>
          <table:table-cell table:style-name="ce1" table:formula="of:=IFERROR(IF(OR(INDIRECT(&quot;$GX&quot; &amp; [.EY40]+4 )&gt;0;INDIRECT(&quot;$HI&quot; &amp; [.EY40]+4 )&gt;0);INDIRECT(&quot;$GY&quot; &amp; [.EY40]+4);&quot;&quot;);&quot;&quot;)">
            <text:p/>
          </table:table-cell>
          <table:table-cell table:style-name="ce1" table:formula="of:=IFERROR(IF(OR(INDIRECT(&quot;$GX&quot; &amp; [.EZ40]+4 )&gt;0;INDIRECT(&quot;$HI&quot; &amp; [.EZ40]+4 )&gt;0);INDIRECT(&quot;$GY&quot; &amp; [.EZ40]+4);&quot;&quot;);&quot;&quot;)">
            <text:p/>
          </table:table-cell>
          <table:table-cell table:formula="of:=IF([.EJ40]=&quot;&quot;;&quot;&quot;;(SMALL([.$EJ40:.$EN40];[.DX40])))" office:value-type="float" office:value="1" calcext:value-type="float">
            <text:p>1</text:p>
          </table:table-cell>
          <table:table-cell table:formula="of:=IF([.EK40]=&quot;&quot;;&quot;&quot;;(SMALL([.$EJ40:.$EN40];[.DY40])))" office:value-type="float" office:value="25" calcext:value-type="float">
            <text:p>25</text:p>
          </table:table-cell>
          <table:table-cell table:formula="of:=IF([.EL40]=&quot;&quot;;&quot;&quot;;(SMALL([.$EJ40:.$EN40];[.DZ40])))">
            <text:p/>
          </table:table-cell>
          <table:table-cell table:style-name="ce1" table:formula="of:=IF([.EM40]=&quot;&quot;;&quot;&quot;;(SMALL([.$EJ40:.$EN40];[.EA40])))">
            <text:p/>
          </table:table-cell>
          <table:table-cell table:style-name="ce1" table:formula="of:=IF([.EN40]=&quot;&quot;;&quot;&quot;;(SMALL([.$EJ40:.$EN40];[.EB40])))">
            <text:p/>
          </table:table-cell>
          <table:table-cell table:formula="of:=IF([.EQ40]=&quot;&quot;;&quot;&quot;;CONCATENATE(&quot;symbols/types/only_color_exact/&quot;;[.EQ40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40]=&quot;&quot;;&quot;&quot;;CONCATENATE(&quot;symbols/types/only_color_exact/&quot;;[.ER40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S40]=&quot;&quot;;&quot;&quot;;CONCATENATE(&quot;symbols/types/only_color_exact/&quot;;[.ES40];&quot;.png&quot;))">
            <text:p/>
          </table:table-cell>
          <table:table-cell table:formula="of:=IF([.ET40]=&quot;&quot;;&quot;&quot;;CONCATENATE(&quot;symbols/types/only_color_exact/&quot;;[.ET40];&quot;.png&quot;))">
            <text:p/>
          </table:table-cell>
          <table:table-cell table:formula="of:=IF([.EU40]=&quot;&quot;;&quot;&quot;;CONCATENATE(&quot;symbols/types/only_color_exact/&quot;;[.EU40];&quot;.png&quot;))">
            <text:p/>
          </table:table-cell>
          <table:table-cell table:formula="of:=IF([.EV40]=&quot;&quot;;&quot;&quot;;CONCATENATE(&quot;symbols/types/vanilla/&quot;;[.EV40];&quot;.png&quot;))" office:value-type="string" office:string-value="symbols/types/vanilla/1.png" calcext:value-type="string">
            <text:p>symbols/types/vanilla/1.png</text:p>
          </table:table-cell>
          <table:table-cell table:number-columns-repeated="4"/>
          <table:table-cell table:formula="of:=CONCATENATE(&quot;Symbols/Types/Weaknesses/&quot;; [.E40]; &quot;.png&quot;)" office:value-type="string" office:string-value="Symbols/Types/Weaknesses/Normal.png" calcext:value-type="string">
            <text:p>Symbols/Types/Weaknesses/Normal.png</text:p>
          </table:table-cell>
          <table:table-cell table:formula="of:=CONCATENATE(&quot;Symbols/Pokemon/&quot;;[.A40];&quot;.png&quot;)" office:value-type="string" office:string-value="Symbols/Pokemon/Clefairy.png" calcext:value-type="string">
            <text:p>Symbols/Pokemon/Clefairy.png</text:p>
          </table:table-cell>
          <table:table-cell table:formula="of:=CONCATENATE(&quot;Symbols/Pokemon/&quot;;[.B40];&quot;.png&quot;)" office:value-type="string" office:string-value="Symbols/Pokemon/Clefable.png" calcext:value-type="string">
            <text:p>Symbols/Pokemon/Clefable.png</text:p>
          </table:table-cell>
          <table:table-cell table:formula="of:=CONCATENATE(&quot;Symbols/Pokemon/&quot;;[.C40];&quot;.png&quot;)" office:value-type="string" office:string-value="Symbols/Pokemon/.png" calcext:value-type="string">
            <text:p>Symbols/Pokemon/.png</text:p>
          </table:table-cell>
          <table:table-cell table:formula="of:=IF([.H40]=&quot;&quot;;0;1)+IF([.I40]=&quot;&quot;;0;1) +IF([.J40]=&quot;&quot;;0;1)+ IF([.K40] = &quot;&quot;;0;1)" office:value-type="float" office:value="1" calcext:value-type="float">
            <text:p>1</text:p>
          </table:table-cell>
          <table:table-cell table:formula="of:=IF([.L40]=&quot;&quot;;0;1)+IF([.M40]=&quot;&quot;;0;1) +IF([.N40]=&quot;&quot;;0;1)+ IF([.O40] = &quot;&quot;;0;1)" office:value-type="float" office:value="3" calcext:value-type="float">
            <text:p>3</text:p>
          </table:table-cell>
          <table:table-cell table:formula="of:=IF([.P40]=&quot;&quot;;0;1)+IF([.Q40]=&quot;&quot;;0;1) +IF([.R40]=&quot;&quot;;0;1)+ IF([.S40] = &quot;&quot;;0;1)" office:value-type="float" office:value="0" calcext:value-type="float">
            <text:p>0</text:p>
          </table:table-cell>
          <table:table-cell table:formula="of:=CONCATENATE(&quot;Symbols/Dice/dice_&quot;;[.H40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I4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4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4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40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M40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N40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O4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4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4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4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40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40])" office:value-type="string" office:string-value="Speed: 2" calcext:value-type="string">
            <text:p>Speed: 2</text:p>
          </table:table-cell>
          <table:table-cell/>
          <table:table-cell table:formula="of:=MATCH([.AJ40]; [.$GV$1:.$GV$1048576];0)" office:value-type="float" office:value="84" calcext:value-type="float">
            <text:p>84</text:p>
          </table:table-cell>
          <table:table-cell table:formula="of:=MATCH([.AK40]; [.$GV$1:.$GV$1048576];0)" office:value-type="float" office:value="17" calcext:value-type="float">
            <text:p>17</text:p>
          </table:table-cell>
          <table:table-cell table:formula="of:=MATCH([.AL40]; [.$GV$1:.$GV$1048576];0)" office:value-type="float" office:value="93" calcext:value-type="float">
            <text:p>93</text:p>
          </table:table-cell>
          <table:table-cell table:style-name="ce1" table:formula="of:=INDIRECT(&quot;HC&quot;&amp;[.GG40])">
            <text:p/>
          </table:table-cell>
          <table:table-cell table:style-name="ce1" table:formula="of:=INDIRECT(&quot;HC&quot;&amp;[.GH40])">
            <text:p/>
          </table:table-cell>
          <table:table-cell table:style-name="ce1" table:formula="of:=INDIRECT(&quot;HC&quot;&amp;[.GI40])" office:value-type="string" office:string-value="Use an attack used by a hostile Pok&amp;eacute;mon in the current round." calcext:value-type="string">
            <text:p>Use an attack used by a hostile Pok&amp;eacute;mon in the current round.</text:p>
          </table:table-cell>
          <table:table-cell table:style-name="ce1" table:formula="of:=INDIRECT(&quot;GW&quot;&amp;[.GG40])" office:value-type="float" office:value="0" calcext:value-type="float">
            <text:p>0</text:p>
          </table:table-cell>
          <table:table-cell table:style-name="ce1" table:formula="of:=INDIRECT(&quot;GW&quot;&amp;[.GH40])" office:value-type="float" office:value="1" calcext:value-type="float">
            <text:p>1</text:p>
          </table:table-cell>
          <table:table-cell table:style-name="ce1" table:formula="of:=INDIRECT(&quot;GW&quot;&amp;[.GI40])" office:value-type="float" office:value="1" calcext:value-type="float">
            <text:p>1</text:p>
          </table:table-cell>
          <table:table-cell table:style-name="ce1" table:formula="of:=INDIRECT(&quot;HE&quot;&amp;[.GG40])" office:value-type="string" office:string-value="Damage: (Normal)(Normal)" calcext:value-type="string">
            <text:p>Damage: (Normal)(Normal)</text:p>
          </table:table-cell>
          <table:table-cell table:style-name="ce1" table:formula="of:=INDIRECT(&quot;HE&quot;&amp;[.GH40])" office:value-type="string" office:string-value="Damage: (Normal)(Normal)(Normal)" calcext:value-type="string">
            <text:p>Damage: (Normal)(Normal)(Normal)</text:p>
          </table:table-cell>
          <table:table-cell table:style-name="ce1" table:formula="of:=INDIRECT(&quot;HE&quot;&amp;[.GI40])" office:value-type="string" office:string-value="Damage: " calcext:value-type="string">
            <text:p>Damage: 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Self-Destruc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string" calcext:value-type="string">
            <text:p>Also affects the attacker.</text:p>
          </table:table-cell>
          <table:table-cell table:style-name="ce7" table:formula="of:=CONCATENATE([.HH40]; [.HB40])" office:value-type="string" office:string-value="Affects: (all). Also affects the attacker." calcext:value-type="string">
            <text:p>Affects: (all). Also affects the attacker.</text:p>
          </table:table-cell>
          <table:table-cell table:style-name="ce6" table:formula="of:=CONCATENATE(&quot;(&quot;;[.GY40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40]&gt;=1;[.HD40];&quot;&quot;);IF([.GX40]&gt;=2;[.HD40];&quot;&quot;);IF([.GX40]&gt;=3;[.HD40];&quot;&quot;);IF([.GX40]&gt;=4;[.HD40];&quot;&quot;);IF([.GX40]&gt;=5;[.HD40];&quot;&quot;);IF([.HI40]=1;CONCATENATE(&quot;(&quot;;[.GY40];&quot;_x)&quot;);&quot;&quot;))" office:value-type="string" office:string-value="Damage: (Normal)(Normal)(Normal)(Normal)" calcext:value-type="string">
            <text:p>Damage: (Normal)(Normal)(Normal)(Normal)</text:p>
          </table:table-cell>
          <table:table-cell table:style-name="ce6"/>
          <table:table-cell table:style-name="ce6" table:formula="of:=CONCATENATE(IF([.HA40]&lt;&gt;&quot;all hostile Pok&amp;eacute;mon&quot;;&quot;(&quot;;&quot;&quot;);[.HA40];IF([.HA40]&lt;&gt;&quot;all hostile Pok&amp;eacute;mon&quot;; &quot;)&quot;; &quot;&quot;))" office:value-type="string" office:string-value="(all)" calcext:value-type="string">
            <text:p>(all)</text:p>
          </table:table-cell>
          <table:table-cell table:style-name="ce6" table:formula="of:=IF([.HA40] &lt;&gt; &quot;&quot;; CONCATENATE(&quot;Affects: &quot;; [.HG40]; &quot;. &quot;);&quot;&quot;)" office:value-type="string" office:string-value="Affects: (all). " calcext:value-type="string">
            <text:p>Affects: (all). </text:p>
          </table:table-cell>
          <table:table-cell table:style-name="ce6"/>
          <table:table-cell table:style-name="ce6" table:formula="of:=CONCATENATE([.GV40]; IF([.GW40]=1;&quot; (cc)&quot;;&quot;&quot;))" office:value-type="string" office:string-value="Self-Destruct (cc)" calcext:value-type="string">
            <text:p>Self-Destruct (cc)</text:p>
          </table:table-cell>
          <table:table-cell table:style-name="ce6" table:formula="of:=CONCATENATE(&quot;Symbols/attack_imgs/&quot;;[.GV40];&quot;.png&quot;)" office:value-type="string" office:string-value="Symbols/attack_imgs/Self-Destruct.png" calcext:value-type="string">
            <text:p>Symbols/attack_imgs/Self-Destruct.png</text:p>
          </table:table-cell>
          <table:table-cell table:style-name="ce6" table:formula="of:=CONCATENATE(&quot;TM &quot;; [.GU40]-3; &quot; (&quot;;[.GY40]; &quot;_t) &amp;nbsp &quot;; [.GV40];  IF([.GW40]=1;&quot; (cc)&quot;;&quot;&quot;))" office:value-type="string" office:string-value="TM 36 (Normal_t) &amp;nbsp Self-Destruct (cc)" calcext:value-type="string">
            <text:p>TM 36 (Normal_t) &amp;nbsp Self-Destruct (cc)</text:p>
          </table:table-cell>
          <table:table-cell table:style-name="ce6" table:formula="of:=CONCATENATE([.HH40];[.HB40])" office:value-type="string" office:string-value="Affects: (all). Also affects the attacker." calcext:value-type="string">
            <text:p>Affects: (all). Also affects the attacker.</text:p>
          </table:table-cell>
          <table:table-cell/>
          <table:table-cell table:formula="of:=IF([.GZ40]=&quot;none&quot;;&quot;&quot;;[.GZ40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40])=&quot;none&quot;;&quot;&quot;;INDIRECT(&quot;GZ&quot;&amp;[.GG40]))" office:value-type="float" office:value="1" calcext:value-type="float">
            <text:p>1</text:p>
          </table:table-cell>
          <table:table-cell table:formula="of:=IF(INDIRECT(&quot;GZ&quot;&amp;[.GH40])=&quot;none&quot;;&quot;&quot;;INDIRECT(&quot;GZ&quot;&amp;[.GH40]))" office:value-type="float" office:value="1" calcext:value-type="float">
            <text:p>1</text:p>
          </table:table-cell>
          <table:table-cell table:formula="of:=IF(INDIRECT(&quot;GZ&quot;&amp;[.GI40])=&quot;none&quot;;&quot;&quot;;INDIRECT(&quot;GZ&quot;&amp;[.GI40]))">
            <text:p/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IF([.IP40]=1;&quot;H&quot;;&quot;&quot;)">
            <text:p/>
          </table:table-cell>
          <table:table-cell table:formula="of:=IF([.IQ40]=1;&quot;H&quot;;&quot;&quot;)">
            <text:p/>
          </table:table-cell>
          <table:table-cell table:formula="of:=IF([.IR40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Zubat</text:p>
          </table:table-cell>
          <table:table-cell office:value-type="string" calcext:value-type="string">
            <text:p>Golbat</text:p>
          </table:table-cell>
          <table:table-cell table:number-columns-repeated="2"/>
          <table:table-cell office:value-type="string" calcext:value-type="string">
            <text:p>Flying</text:p>
          </table:table-cell>
          <table:table-cell table:style-name="ce13" office:value-type="string" calcext:value-type="string">
            <text:p>Echolocation</text:p>
          </table:table-cell>
          <table:table-cell office:value-type="string" calcext:value-type="string">
            <text:p>Doesn't require line of sight.</text:p>
          </table:table-cell>
          <table:table-cell office:value-type="string" calcext:value-type="string">
            <text:p>Flying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office:value-type="string" calcext:value-type="string">
            <text:p>Grass</text:p>
          </table:table-cell>
          <table:table-cell table:number-columns-repeated="6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41:.AE41];&quot;&gt;1&quot;)-COUNTIF([.T41:.AE41];&quot;&gt;2&quot;)-COUNTIF([.T41:.AE41];&quot;&gt;3&quot;)-COUNTIF([.T41:.AE41];&quot;&gt;4&quot;)-COUNTIF([.T41:.AE41];&quot;&gt;5&quot;)-COUNTIF([.T41:.AE41];&quot;&gt;6&quot;)-COUNTIF([.T41:.AE41];&quot;&gt;7&quot;)-COUNTIF([.T41:.AE41];&quot;&gt;8&quot;)" office:value-type="float" office:value="10" calcext:value-type="float">
            <text:p>10</text:p>
          </table:table-cell>
          <table:table-cell table:formula="of:=SUM([.T41:.AE41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ing attack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B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Hypnosis</text:p>
          </table:table-cell>
          <table:table-cell/>
          <table:table-cell table:style-name="ce59" table:formula="of:=ROUND([.AG41]+(12-[.AF41])-[.BA41]/2+[.BF41]+[.BG41]-[.BT41]+[.AZ41]*2/3+[.BC41]-[.AX41];1)" office:value-type="float" office:value="9.6" calcext:value-type="float">
            <text:p>9.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t. Moon</text:p>
          </table:table-cell>
          <table:table-cell table:style-name="ce1" table:formula="of:=IF([.AW41]=&quot;Starter&quot;; 0;IF([.AW41]=&quot;Route 1&quot;;0; IF([.AW41]=&quot;Viridian Forest&quot;;0;IF([.AW41]=&quot;Cycling Road&quot;;0;0.7))))" office:value-type="float" office:value="0.7" calcext:value-type="float">
            <text:p>0.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41]=&quot;&quot;;IF([.I41]&lt;&gt;&quot;&quot;;0;IF([.M41]&lt;&gt;&quot;&quot;;[.AH41]-1;[.AI41]-1));IF([.M41]&lt;&gt;&quot;&quot;;0;IF([.Q41]&lt;&gt;&quot;&quot;;[.AH41]-1)))" office:value-type="float" office:value="2" calcext:value-type="float">
            <text:p>2</text:p>
          </table:table-cell>
          <table:table-cell/>
          <table:table-cell table:formula="of:=IF([.AM41]=1;0;IF([.AM41]=2;1;IF([.AM41]=3;1.7;IF([.AM41]=4;2.2;IF([.AM41]=5;2.55;IF([.AM41]=6;2.8;IF([.AM41]=7;3)))))))"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formula="of:=[.BD41] *(2 -[.BE41])/2"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41])" office:value-type="string" office:string-value="Wing Attack" calcext:value-type="string">
            <text:p>Wing Attack</text:p>
          </table:table-cell>
          <table:table-cell table:style-name="ce1" table:formula="of:=INDIRECT(&quot;HJ&quot;&amp;[.GH41])" office:value-type="string" office:string-value="Sludge Bomb (cc)" calcext:value-type="string">
            <text:p>Sludge Bomb (cc)</text:p>
          </table:table-cell>
          <table:table-cell table:style-name="ce1" table:formula="of:=INDIRECT(&quot;HJ&quot;&amp;[.GI41])" office:value-type="string" office:string-value="Bite (cc)" calcext:value-type="string">
            <text:p>Bite (cc)</text:p>
          </table:table-cell>
          <table:table-cell/>
          <table:table-cell table:style-name="ce1" table:formula="of:=IF([.BQ41]&gt;=1; 0;IF([.BR41]&gt;=1;[.AH41]-1;IF([.BS41]&gt;=1;[.AI41]-1;11)))" office:value-type="float" office:value="0" calcext:value-type="float">
            <text:p>0</text:p>
          </table:table-cell>
          <table:table-cell table:formula="of:=IF([.BQ41]&gt;=2; 0;IF([.BR41]&gt;=2;[.AH41]-1;IF([.BS41]&gt;=2;[.AI41]-1;11)))" office:value-type="float" office:value="2" calcext:value-type="float">
            <text:p>2</text:p>
          </table:table-cell>
          <table:table-cell table:formula="of:=IF([.BQ41]&gt;=3; 0;IF([.BR41]&gt;=3;[.AH41]-1;IF([.BS41]&gt;=3;[.AI41]-1;11)))" office:value-type="float" office:value="11" calcext:value-type="float">
            <text:p>11</text:p>
          </table:table-cell>
          <table:table-cell table:formula="of:=IF([.BQ41]&gt;=4; 0;IF([.BR41]&gt;=4;[.AH41]-1;IF([.BS41]&gt;=4;[.AI41]-1;11)))" office:value-type="float" office:value="11" calcext:value-type="float">
            <text:p>11</text:p>
          </table:table-cell>
          <table:table-cell table:formula="of:= 4- COUNTBLANK([.H41:.K41])" office:value-type="float" office:value="1" calcext:value-type="float">
            <text:p>1</text:p>
          </table:table-cell>
          <table:table-cell table:formula="of:= MAX([.BQ41];4 -COUNTBLANK([.L41:.O41]))" office:value-type="float" office:value="2" calcext:value-type="float">
            <text:p>2</text:p>
          </table:table-cell>
          <table:table-cell table:formula="of:=MAX([.BR41];4-COUNTBLANK([.P41:.S41]))" office:value-type="float" office:value="2" calcext:value-type="float">
            <text:p>2</text:p>
          </table:table-cell>
          <table:table-cell table:formula="of:=IF([.D41]&lt;&gt;&quot;&quot;;4;SUM([.BM41:.BP41])/7)" office:value-type="float" office:value="3.42857142857143" calcext:value-type="float">
            <text:p>3.42857142857143</text:p>
          </table:table-cell>
          <table:table-cell table:number-columns-repeated="16"/>
          <table:table-cell table:formula="of:=IF([.A41]=&quot;&quot;;0;1)+IF([.B41]=&quot;&quot;;0;1)+IF([.C41]=&quot;&quot;;0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IF([.D41]=&quot;&quot;;&quot;&quot;;CONCATENATE(&quot;Symbols/Other/&quot;;[.D41];&quot;.png&quot;))">
            <text:p/>
          </table:table-cell>
          <table:table-cell table:formula="of:=LEN([.A41])" office:value-type="float" office:value="5" calcext:value-type="float">
            <text:p>5</text:p>
          </table:table-cell>
          <table:table-cell table:formula="of:=LEN([.B41])" office:value-type="float" office:value="6" calcext:value-type="float">
            <text:p>6</text:p>
          </table:table-cell>
          <table:table-cell table:formula="of:=LEN([.C41])" office:value-type="float" office:value="0" calcext:value-type="float">
            <text:p>0</text:p>
          </table:table-cell>
          <table:table-cell table:formula="of:=CONCATENATE(IF([.FO41]&gt;0; CONCATENATE([.A41];&quot; (die_&quot;; [.H41]);&quot;&quot;); IF([.FO41]&gt;1; CONCATENATE(&quot;_&quot;;[.I41]);&quot;&quot;);IF([.FO41]&gt;2; CONCATENATE(&quot;_&quot;;[.J41]);&quot;&quot;);IF([.FO41]&gt;3; CONCATENATE(&quot;_&quot;;[.K41]);&quot;&quot;);IF([.FO41]&gt;0;&quot;)&quot;;[.A41]))" office:value-type="string" office:string-value="Zubat (die_Flying)" calcext:value-type="string">
            <text:p>Zubat (die_Flying)</text:p>
          </table:table-cell>
          <table:table-cell table:formula="of:=CONCATENATE(IF([.FP41]&gt;0; CONCATENATE([.B41];&quot; (die_&quot;; [.L41]);&quot;&quot;); IF([.FP41]&gt;1; CONCATENATE(&quot;_&quot;;[.M41]);&quot;&quot;);IF([.FP41]&gt;2; CONCATENATE(&quot;_&quot;;[.N41]);&quot;&quot;);IF([.FP41]&gt;3; CONCATENATE(&quot;_&quot;;[.O41]);&quot;&quot;);IF([.FP41]&gt;0;&quot;)&quot;;&quot;&quot;))" office:value-type="string" office:string-value="Golbat (die_Flying_Grass)" calcext:value-type="string">
            <text:p>Golbat (die_Flying_Grass)</text:p>
          </table:table-cell>
          <table:table-cell table:formula="of:=CONCATENATE(IF([.FQ41]&gt;0; CONCATENATE([.C41];&quot; (die_&quot;; [.P41]);&quot;&quot;); IF([.FQ41]&gt;1; CONCATENATE(&quot;_&quot;;[.Q41]);&quot;&quot;);IF([.FQ41]&gt;2; CONCATENATE(&quot;_&quot;;[.R41]);&quot;&quot;);IF([.FQ41]&gt;3; CONCATENATE(&quot;_&quot;;[.S41]);&quot;&quot;);IF([.FQ41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41] = &quot;&quot;; &quot;&quot;;MATCH([.AN41];[.$GV$2:.$GV$100];0)-3)" office:value-type="float" office:value="10" calcext:value-type="float">
            <text:p>10</text:p>
          </table:table-cell>
          <table:table-cell table:formula="of:=IF([.AO41] = &quot;&quot;; &quot;&quot;;MATCH([.AO41];[.$GV$2:.$GV$100];0)-3)" office:value-type="float" office:value="31" calcext:value-type="float">
            <text:p>31</text:p>
          </table:table-cell>
          <table:table-cell table:formula="of:=IF([.AP41] = &quot;&quot;; &quot;&quot;;MATCH([.AP41];[.$GV$2:.$GV$100];0)-3)" office:value-type="float" office:value="4" calcext:value-type="float">
            <text:p>4</text:p>
          </table:table-cell>
          <table:table-cell table:formula="of:=IF([.AQ41] = &quot;&quot;; &quot;&quot;;MATCH([.AQ41];[.$GV$2:.$GV$100];0)-3)" office:value-type="float" office:value="37" calcext:value-type="float">
            <text:p>37</text:p>
          </table:table-cell>
          <table:table-cell table:formula="of:=IF([.AR41] = &quot;&quot;; &quot;&quot;;MATCH([.AR41];[.$GV$2:.$GV$100];0)-3)">
            <text:p/>
          </table:table-cell>
          <table:table-cell table:number-columns-repeated="2"/>
          <table:table-cell table:style-name="ce1" table:formula="of:=IFERROR(IF(OR(INDIRECT(&quot;$GX&quot; &amp; [.EV41]+4 )&gt;0;INDIRECT(&quot;$HI&quot; &amp; [.EV41]+4 )&gt;0);INDIRECT(&quot;$GY&quot; &amp; [.EV41]+4);&quot;&quot;);&quot;&quot;)">
            <text:p/>
          </table:table-cell>
          <table:table-cell table:style-name="ce1" table:formula="of:=IFERROR(IF(OR(INDIRECT(&quot;$GX&quot; &amp; [.EW41]+4 )&gt;0;INDIRECT(&quot;$HI&quot; &amp; [.EW41]+4 )&gt;0);INDIRECT(&quot;$GY&quot; &amp; [.EW41]+4);&quot;&quot;);&quot;&quot;)">
            <text:p/>
          </table:table-cell>
          <table:table-cell table:style-name="ce1" table:formula="of:=IFERROR(IF(OR(INDIRECT(&quot;$GX&quot; &amp; [.EX41]+4 )&gt;0;INDIRECT(&quot;$HI&quot; &amp; [.EX41]+4 )&gt;0);INDIRECT(&quot;$GY&quot; &amp; [.EX41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41]+4 )&gt;0;INDIRECT(&quot;$HI&quot; &amp; [.EY41]+4 )&gt;0);INDIRECT(&quot;$GY&quot; &amp; [.EY41]+4);&quot;&quot;);&quot;&quot;)">
            <text:p/>
          </table:table-cell>
          <table:table-cell table:style-name="ce1" table:formula="of:=IFERROR(IF(OR(INDIRECT(&quot;$GX&quot; &amp; [.EZ41]+4 )&gt;0;INDIRECT(&quot;$HI&quot; &amp; [.EZ41]+4 )&gt;0);INDIRECT(&quot;$GY&quot; &amp; [.EZ41]+4);&quot;&quot;);&quot;&quot;)">
            <text:p/>
          </table:table-cell>
          <table:table-cell table:formula="of:=IF([.EJ41]=&quot;&quot;;&quot;&quot;;(SMALL([.$EJ41:.$EN41];[.DX41])))" office:value-type="float" office:value="4" calcext:value-type="float">
            <text:p>4</text:p>
          </table:table-cell>
          <table:table-cell table:formula="of:=IF([.EK41]=&quot;&quot;;&quot;&quot;;(SMALL([.$EJ41:.$EN41];[.DY41])))" office:value-type="float" office:value="10" calcext:value-type="float">
            <text:p>10</text:p>
          </table:table-cell>
          <table:table-cell table:formula="of:=IF([.EL41]=&quot;&quot;;&quot;&quot;;(SMALL([.$EJ41:.$EN41];[.DZ41])))" office:value-type="float" office:value="31" calcext:value-type="float">
            <text:p>31</text:p>
          </table:table-cell>
          <table:table-cell table:style-name="ce1" table:formula="of:=IF([.EM41]=&quot;&quot;;&quot;&quot;;(SMALL([.$EJ41:.$EN41];[.EA41])))" office:value-type="float" office:value="37" calcext:value-type="float">
            <text:p>37</text:p>
          </table:table-cell>
          <table:table-cell table:style-name="ce1" table:formula="of:=IF([.EN41]=&quot;&quot;;&quot;&quot;;(SMALL([.$EJ41:.$EN41];[.EB41])))">
            <text:p/>
          </table:table-cell>
          <table:table-cell table:formula="of:=IF([.EQ41]=&quot;&quot;;&quot;&quot;;CONCATENATE(&quot;symbols/types/only_color_exact/&quot;;[.EQ41];&quot;.png&quot;))">
            <text:p/>
          </table:table-cell>
          <table:table-cell table:formula="of:=IF([.ER41]=&quot;&quot;;&quot;&quot;;CONCATENATE(&quot;symbols/types/only_color_exact/&quot;;[.ER41];&quot;.png&quot;))">
            <text:p/>
          </table:table-cell>
          <table:table-cell table:formula="of:=IF([.ES41]=&quot;&quot;;&quot;&quot;;CONCATENATE(&quot;symbols/types/only_color_exact/&quot;;[.ES41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41]=&quot;&quot;;&quot;&quot;;CONCATENATE(&quot;symbols/types/only_color_exact/&quot;;[.ET41];&quot;.png&quot;))">
            <text:p/>
          </table:table-cell>
          <table:table-cell table:formula="of:=IF([.EU41]=&quot;&quot;;&quot;&quot;;CONCATENATE(&quot;symbols/types/only_color_exact/&quot;;[.EU41];&quot;.png&quot;))">
            <text:p/>
          </table:table-cell>
          <table:table-cell table:formula="of:=IF([.EV41]=&quot;&quot;;&quot;&quot;;CONCATENATE(&quot;symbols/types/vanilla/&quot;;[.EV41];&quot;.png&quot;))" office:value-type="string" office:string-value="symbols/types/vanilla/4.png" calcext:value-type="string">
            <text:p>symbols/types/vanilla/4.png</text:p>
          </table:table-cell>
          <table:table-cell table:number-columns-repeated="4"/>
          <table:table-cell table:formula="of:=CONCATENATE(&quot;Symbols/Types/Weaknesses/&quot;; [.E41]; &quot;.png&quot;)" office:value-type="string" office:string-value="Symbols/Types/Weaknesses/Flying.png" calcext:value-type="string">
            <text:p>Symbols/Types/Weaknesses/Flying.png</text:p>
          </table:table-cell>
          <table:table-cell table:formula="of:=CONCATENATE(&quot;Symbols/Pokemon/&quot;;[.A41];&quot;.png&quot;)" office:value-type="string" office:string-value="Symbols/Pokemon/Zubat.png" calcext:value-type="string">
            <text:p>Symbols/Pokemon/Zubat.png</text:p>
          </table:table-cell>
          <table:table-cell table:formula="of:=CONCATENATE(&quot;Symbols/Pokemon/&quot;;[.B41];&quot;.png&quot;)" office:value-type="string" office:string-value="Symbols/Pokemon/Golbat.png" calcext:value-type="string">
            <text:p>Symbols/Pokemon/Golbat.png</text:p>
          </table:table-cell>
          <table:table-cell table:formula="of:=CONCATENATE(&quot;Symbols/Pokemon/&quot;;[.C41];&quot;.png&quot;)" office:value-type="string" office:string-value="Symbols/Pokemon/.png" calcext:value-type="string">
            <text:p>Symbols/Pokemon/.png</text:p>
          </table:table-cell>
          <table:table-cell table:formula="of:=IF([.H41]=&quot;&quot;;0;1)+IF([.I41]=&quot;&quot;;0;1) +IF([.J41]=&quot;&quot;;0;1)+ IF([.K41] = &quot;&quot;;0;1)" office:value-type="float" office:value="1" calcext:value-type="float">
            <text:p>1</text:p>
          </table:table-cell>
          <table:table-cell table:formula="of:=IF([.L41]=&quot;&quot;;0;1)+IF([.M41]=&quot;&quot;;0;1) +IF([.N41]=&quot;&quot;;0;1)+ IF([.O41] = &quot;&quot;;0;1)" office:value-type="float" office:value="2" calcext:value-type="float">
            <text:p>2</text:p>
          </table:table-cell>
          <table:table-cell table:formula="of:=IF([.P41]=&quot;&quot;;0;1)+IF([.Q41]=&quot;&quot;;0;1) +IF([.R41]=&quot;&quot;;0;1)+ IF([.S41] = &quot;&quot;;0;1)" office:value-type="float" office:value="0" calcext:value-type="float">
            <text:p>0</text:p>
          </table:table-cell>
          <table:table-cell table:formula="of:=CONCATENATE(&quot;Symbols/Dice/dice_&quot;;[.H41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I4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4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4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41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M41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N4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4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4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4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4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41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41])" office:value-type="string" office:string-value="Speed: 4" calcext:value-type="string">
            <text:p>Speed: 4</text:p>
          </table:table-cell>
          <table:table-cell/>
          <table:table-cell table:formula="of:=MATCH([.AJ41]; [.$GV$1:.$GV$1048576];0)" office:value-type="float" office:value="19" calcext:value-type="float">
            <text:p>19</text:p>
          </table:table-cell>
          <table:table-cell table:formula="of:=MATCH([.AK41]; [.$GV$1:.$GV$1048576];0)" office:value-type="float" office:value="45" calcext:value-type="float">
            <text:p>45</text:p>
          </table:table-cell>
          <table:table-cell table:formula="of:=MATCH([.AL41]; [.$GV$1:.$GV$1048576];0)" office:value-type="float" office:value="30" calcext:value-type="float">
            <text:p>30</text:p>
          </table:table-cell>
          <table:table-cell table:style-name="ce1" table:formula="of:=INDIRECT(&quot;HC&quot;&amp;[.GG41])">
            <text:p/>
          </table:table-cell>
          <table:table-cell table:style-name="ce1" table:formula="of:=INDIRECT(&quot;HC&quot;&amp;[.GH41])" office:value-type="string" office:string-value="Affects: (circle). " calcext:value-type="string">
            <text:p>Affects: (circle). </text:p>
          </table:table-cell>
          <table:table-cell table:style-name="ce1" table:formula="of:=INDIRECT(&quot;HC&quot;&amp;[.GI41])" office:value-type="string" office:string-value="Target becomes &lt;b&gt;Flinched&lt;/b&gt;. (Can't use exhaustible attacks next activation)" calcext:value-type="string">
            <text:p>Target becomes &lt;b&gt;Flinched&lt;/b&gt;. (Can't use exhaustible attacks next activation)</text:p>
          </table:table-cell>
          <table:table-cell table:style-name="ce1" table:formula="of:=INDIRECT(&quot;GW&quot;&amp;[.GG41])" office:value-type="float" office:value="0" calcext:value-type="float">
            <text:p>0</text:p>
          </table:table-cell>
          <table:table-cell table:style-name="ce1" table:formula="of:=INDIRECT(&quot;GW&quot;&amp;[.GH41])" office:value-type="float" office:value="1" calcext:value-type="float">
            <text:p>1</text:p>
          </table:table-cell>
          <table:table-cell table:style-name="ce1" table:formula="of:=INDIRECT(&quot;GW&quot;&amp;[.GI41])" office:value-type="float" office:value="1" calcext:value-type="float">
            <text:p>1</text:p>
          </table:table-cell>
          <table:table-cell table:style-name="ce1" table:formula="of:=INDIRECT(&quot;HE&quot;&amp;[.GG41])" office:value-type="string" office:string-value="Damage: (Flying)" calcext:value-type="string">
            <text:p>Damage: (Flying)</text:p>
          </table:table-cell>
          <table:table-cell table:style-name="ce1" table:formula="of:=INDIRECT(&quot;HE&quot;&amp;[.GH41])" office:value-type="string" office:string-value="Damage: (Grass)(Grass)" calcext:value-type="string">
            <text:p>Damage: (Grass)(Grass)</text:p>
          </table:table-cell>
          <table:table-cell table:style-name="ce1" table:formula="of:=INDIRECT(&quot;HE&quot;&amp;[.GI41])" office:value-type="string" office:string-value="Damage: (Normal)(Normal)" calcext:value-type="string">
            <text:p>Damage: (Normal)(Normal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Hypnosi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sychic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Target becomes &lt;b&gt;Asleep&lt;/b&gt;. (Miss next activation)</text:p>
          </table:table-cell>
          <table:table-cell table:style-name="ce7" table:formula="of:=CONCATENATE([.HH41]; [.HB41])" office:value-type="string" office:string-value="Target becomes &lt;b&gt;Asleep&lt;/b&gt;. (Miss next activation)" calcext:value-type="string">
            <text:p>Target becomes &lt;b&gt;Asleep&lt;/b&gt;. (Miss next activation)</text:p>
          </table:table-cell>
          <table:table-cell table:style-name="ce6" table:formula="of:=CONCATENATE(&quot;(&quot;;[.GY41];&quot;)&quot;)" office:value-type="string" office:string-value="(Psychic)" calcext:value-type="string">
            <text:p>(Psychic)</text:p>
          </table:table-cell>
          <table:table-cell table:style-name="ce6" table:formula="of:=CONCATENATE(&quot;Damage: &quot;;IF([.GX41]&gt;=1;[.HD41];&quot;&quot;);IF([.GX41]&gt;=2;[.HD41];&quot;&quot;);IF([.GX41]&gt;=3;[.HD41];&quot;&quot;);IF([.GX41]&gt;=4;[.HD41];&quot;&quot;);IF([.GX41]&gt;=5;[.HD41];&quot;&quot;);IF([.HI41]=1;CONCATENATE(&quot;(&quot;;[.GY41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41]&lt;&gt;&quot;all hostile Pok&amp;eacute;mon&quot;;&quot;(&quot;;&quot;&quot;);[.HA41];IF([.HA41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41] &lt;&gt; &quot;&quot;; CONCATENATE(&quot;Affects: &quot;; [.HG41]; &quot;. &quot;);&quot;&quot;)">
            <text:p/>
          </table:table-cell>
          <table:table-cell table:style-name="ce6"/>
          <table:table-cell table:style-name="ce6" table:formula="of:=CONCATENATE([.GV41]; IF([.GW41]=1;&quot; (cc)&quot;;&quot;&quot;))" office:value-type="string" office:string-value="Hypnosis (cc)" calcext:value-type="string">
            <text:p>Hypnosis (cc)</text:p>
          </table:table-cell>
          <table:table-cell table:style-name="ce6" table:formula="of:=CONCATENATE(&quot;Symbols/attack_imgs/&quot;;[.GV41];&quot;.png&quot;)" office:value-type="string" office:string-value="Symbols/attack_imgs/Hypnosis.png" calcext:value-type="string">
            <text:p>Symbols/attack_imgs/Hypnosis.png</text:p>
          </table:table-cell>
          <table:table-cell table:style-name="ce6" table:formula="of:=CONCATENATE(&quot;TM &quot;; [.GU41]-3; &quot; (&quot;;[.GY41]; &quot;_t) &amp;nbsp &quot;; [.GV41];  IF([.GW41]=1;&quot; (cc)&quot;;&quot;&quot;))" office:value-type="string" office:string-value="TM 37 (Psychic_t) &amp;nbsp Hypnosis (cc)" calcext:value-type="string">
            <text:p>TM 37 (Psychic_t) &amp;nbsp Hypnosis (cc)</text:p>
          </table:table-cell>
          <table:table-cell table:style-name="ce6" table:formula="of:=CONCATENATE([.HH41];[.HB41])" office:value-type="string" office:string-value="Target becomes &lt;b&gt;Asleep&lt;/b&gt;. (Miss next activation)" calcext:value-type="string">
            <text:p>Target becomes &lt;b&gt;Asleep&lt;/b&gt;. (Miss next activation)</text:p>
          </table:table-cell>
          <table:table-cell/>
          <table:table-cell table:formula="of:=IF([.GZ41]=&quot;none&quot;;&quot;&quot;;[.GZ41])" office:value-type="float" office:value="6" calcext:value-type="float">
            <text:p>6</text:p>
          </table:table-cell>
          <table:table-cell table:number-columns-repeated="2"/>
          <table:table-cell table:formula="of:=IF(INDIRECT(&quot;GZ&quot;&amp;[.GG41])=&quot;none&quot;;&quot;&quot;;INDIRECT(&quot;GZ&quot;&amp;[.GG41]))" office:value-type="float" office:value="5" calcext:value-type="float">
            <text:p>5</text:p>
          </table:table-cell>
          <table:table-cell table:formula="of:=IF(INDIRECT(&quot;GZ&quot;&amp;[.GH41])=&quot;none&quot;;&quot;&quot;;INDIRECT(&quot;GZ&quot;&amp;[.GH41]))" office:value-type="float" office:value="3" calcext:value-type="float">
            <text:p>3</text:p>
          </table:table-cell>
          <table:table-cell table:formula="of:=IF(INDIRECT(&quot;GZ&quot;&amp;[.GI41])=&quot;none&quot;;&quot;&quot;;INDIRECT(&quot;GZ&quot;&amp;[.GI41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IP41]=1;&quot;H&quot;;&quot;&quot;)">
            <text:p/>
          </table:table-cell>
          <table:table-cell table:formula="of:=IF([.IQ41]=1;&quot;H&quot;;&quot;&quot;)" office:value-type="string" office:string-value="H" calcext:value-type="string">
            <text:p>H</text:p>
          </table:table-cell>
          <table:table-cell table:formula="of:=IF([.IR41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ock Body</text:p>
          </table:table-cell>
          <table:table-cell office:value-type="string" calcext:value-type="string">
            <text:p>Can't lose more than three (health) from a single attack.</text:p>
          </table:table-cell>
          <table:table-cell office:value-type="string" calcext:value-type="string">
            <text:p>Rock</text:p>
          </table:table-cell>
          <table:table-cell table:number-columns-repeated="3"/>
          <table:table-cell table:number-columns-repeated="2" office:value-type="string" calcext:value-type="string">
            <text:p>Rock</text:p>
          </table:table-cell>
          <table:table-cell table:number-columns-repeated="2"/>
          <table:table-cell table:number-columns-repeated="3" office:value-type="string" calcext:value-type="string">
            <text:p>Rock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42:.AE42];&quot;&gt;1&quot;)-COUNTIF([.T42:.AE42];&quot;&gt;2&quot;)-COUNTIF([.T42:.AE42];&quot;&gt;3&quot;)-COUNTIF([.T42:.AE42];&quot;&gt;4&quot;)-COUNTIF([.T42:.AE42];&quot;&gt;5&quot;)-COUNTIF([.T42:.AE42];&quot;&gt;6&quot;)-COUNTIF([.T42:.AE42];&quot;&gt;7&quot;)-COUNTIF([.T42:.AE42];&quot;&gt;8&quot;)" office:value-type="float" office:value="9" calcext:value-type="float">
            <text:p>9</text:p>
          </table:table-cell>
          <table:table-cell table:formula="of:=SUM([.T42:.AE42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Self-Destruct</text:p>
          </table:table-cell>
          <table:table-cell office:value-type="string" calcext:value-type="string">
            <text:p>Roll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Take Down</text:p>
          </table:table-cell>
          <table:table-cell/>
          <table:table-cell table:style-name="ce59" table:formula="of:=ROUND([.AG42]+(12-[.AF42])-[.BA42]/2+[.BF42]+[.BG42]-[.BT42]+[.AZ42]*2/3+[.BC42]-[.AX42];1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t. Moon</text:p>
          </table:table-cell>
          <table:table-cell table:style-name="ce1" table:formula="of:=IF([.AW42]=&quot;Starter&quot;; 0;IF([.AW42]=&quot;Route 1&quot;;0; IF([.AW42]=&quot;Viridian Forest&quot;;0;IF([.AW42]=&quot;Cycling Road&quot;;0;0.7))))" office:value-type="float" office:value="0.7" calcext:value-type="float">
            <text:p>0.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42]=&quot;&quot;;IF([.I42]&lt;&gt;&quot;&quot;;0;IF([.M42]&lt;&gt;&quot;&quot;;[.AH42]-1;[.AI42]-1));IF([.M42]&lt;&gt;&quot;&quot;;0;IF([.Q42]&lt;&gt;&quot;&quot;;[.AH42]-1)))" office:value-type="float" office:value="0" calcext:value-type="float">
            <text:p>0</text:p>
          </table:table-cell>
          <table:table-cell/>
          <table:table-cell table:formula="of:=IF([.AM42]=1;0;IF([.AM42]=2;1;IF([.AM42]=3;1.7;IF([.AM42]=4;2.2;IF([.AM42]=5;2.55;IF([.AM42]=6;2.8;IF([.AM42]=7;3)))))))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[.BD42] *(2 -[.BE42])/2" office:value-type="float" office:value="0.85" calcext:value-type="float">
            <text:p>0.85</text:p>
          </table:table-cell>
          <table:table-cell office:value-type="float" office:value="-0.5" calcext:value-type="float">
            <text:p>-0.5</text:p>
          </table:table-cell>
          <table:table-cell/>
          <table:table-cell table:style-name="ce1" table:formula="of:=INDIRECT(&quot;HJ&quot;&amp;[.GG42])" office:value-type="string" office:string-value="Rock Slide (cc)" calcext:value-type="string">
            <text:p>Rock Slide (cc)</text:p>
          </table:table-cell>
          <table:table-cell table:style-name="ce1" table:formula="of:=INDIRECT(&quot;HJ&quot;&amp;[.GH42])" office:value-type="string" office:string-value="Self-Destruct (cc)" calcext:value-type="string">
            <text:p>Self-Destruct (cc)</text:p>
          </table:table-cell>
          <table:table-cell table:style-name="ce1" table:formula="of:=INDIRECT(&quot;HJ&quot;&amp;[.GI42])" office:value-type="string" office:string-value="Rollout" calcext:value-type="string">
            <text:p>Rollout</text:p>
          </table:table-cell>
          <table:table-cell/>
          <table:table-cell table:style-name="ce1" table:formula="of:=IF([.BQ42]&gt;=1; 0;IF([.BR42]&gt;=1;[.AH42]-1;IF([.BS42]&gt;=1;[.AI42]-1;11)))" office:value-type="float" office:value="0" calcext:value-type="float">
            <text:p>0</text:p>
          </table:table-cell>
          <table:table-cell table:formula="of:=IF([.BQ42]&gt;=2; 0;IF([.BR42]&gt;=2;[.AH42]-1;IF([.BS42]&gt;=2;[.AI42]-1;11)))" office:value-type="float" office:value="2" calcext:value-type="float">
            <text:p>2</text:p>
          </table:table-cell>
          <table:table-cell table:formula="of:=IF([.BQ42]&gt;=3; 0;IF([.BR42]&gt;=3;[.AH42]-1;IF([.BS42]&gt;=3;[.AI42]-1;11)))" office:value-type="float" office:value="-1" calcext:value-type="float">
            <text:p>-1</text:p>
          </table:table-cell>
          <table:table-cell table:formula="of:=IF([.BQ42]&gt;=4; 0;IF([.BR42]&gt;=4;[.AH42]-1;IF([.BS42]&gt;=4;[.AI42]-1;11)))" office:value-type="float" office:value="11" calcext:value-type="float">
            <text:p>11</text:p>
          </table:table-cell>
          <table:table-cell table:formula="of:= 4- COUNTBLANK([.H42:.K42])" office:value-type="float" office:value="1" calcext:value-type="float">
            <text:p>1</text:p>
          </table:table-cell>
          <table:table-cell table:formula="of:= MAX([.BQ42];4 -COUNTBLANK([.L42:.O42]))" office:value-type="float" office:value="2" calcext:value-type="float">
            <text:p>2</text:p>
          </table:table-cell>
          <table:table-cell table:formula="of:=MAX([.BR42];4-COUNTBLANK([.P42:.S42]))" office:value-type="float" office:value="3" calcext:value-type="float">
            <text:p>3</text:p>
          </table:table-cell>
          <table:table-cell table:formula="of:=IF([.D42]&lt;&gt;&quot;&quot;;4;SUM([.BM42:.BP42])/7)" office:value-type="float" office:value="4" calcext:value-type="float">
            <text:p>4</text:p>
          </table:table-cell>
          <table:table-cell table:number-columns-repeated="16"/>
          <table:table-cell table:formula="of:=IF([.A42]=&quot;&quot;;0;1)+IF([.B42]=&quot;&quot;;0;1)+IF([.C42]=&quot;&quot;;0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IF([.D42]=&quot;&quot;;&quot;&quot;;CONCATENATE(&quot;Symbols/Other/&quot;;[.D42];&quot;.png&quot;))" office:value-type="string" office:string-value="Symbols/Other/Trade.png" calcext:value-type="string">
            <text:p>Symbols/Other/Trade.png</text:p>
          </table:table-cell>
          <table:table-cell table:formula="of:=LEN([.A42])" office:value-type="float" office:value="7" calcext:value-type="float">
            <text:p>7</text:p>
          </table:table-cell>
          <table:table-cell table:formula="of:=LEN([.B42])" office:value-type="float" office:value="8" calcext:value-type="float">
            <text:p>8</text:p>
          </table:table-cell>
          <table:table-cell table:formula="of:=LEN([.C42])" office:value-type="float" office:value="5" calcext:value-type="float">
            <text:p>5</text:p>
          </table:table-cell>
          <table:table-cell table:formula="of:=CONCATENATE(IF([.FO42]&gt;0; CONCATENATE([.A42];&quot; (die_&quot;; [.H42]);&quot;&quot;); IF([.FO42]&gt;1; CONCATENATE(&quot;_&quot;;[.I42]);&quot;&quot;);IF([.FO42]&gt;2; CONCATENATE(&quot;_&quot;;[.J42]);&quot;&quot;);IF([.FO42]&gt;3; CONCATENATE(&quot;_&quot;;[.K42]);&quot;&quot;);IF([.FO42]&gt;0;&quot;)&quot;;[.A42]))" office:value-type="string" office:string-value="Geodude (die_Rock)" calcext:value-type="string">
            <text:p>Geodude (die_Rock)</text:p>
          </table:table-cell>
          <table:table-cell table:formula="of:=CONCATENATE(IF([.FP42]&gt;0; CONCATENATE([.B42];&quot; (die_&quot;; [.L42]);&quot;&quot;); IF([.FP42]&gt;1; CONCATENATE(&quot;_&quot;;[.M42]);&quot;&quot;);IF([.FP42]&gt;2; CONCATENATE(&quot;_&quot;;[.N42]);&quot;&quot;);IF([.FP42]&gt;3; CONCATENATE(&quot;_&quot;;[.O42]);&quot;&quot;);IF([.FP42]&gt;0;&quot;)&quot;;&quot;&quot;))" office:value-type="string" office:string-value="Graveler (die_Rock_Rock)" calcext:value-type="string">
            <text:p>Graveler (die_Rock_Rock)</text:p>
          </table:table-cell>
          <table:table-cell table:formula="of:=CONCATENATE(IF([.FQ42]&gt;0; CONCATENATE([.C42];&quot; (die_&quot;; [.P42]);&quot;&quot;); IF([.FQ42]&gt;1; CONCATENATE(&quot;_&quot;;[.Q42]);&quot;&quot;);IF([.FQ42]&gt;2; CONCATENATE(&quot;_&quot;;[.R42]);&quot;&quot;);IF([.FQ42]&gt;3; CONCATENATE(&quot;_&quot;;[.S42]);&quot;&quot;);IF([.FQ42]&gt;0;&quot;)&quot;;&quot;&quot;))" office:value-type="string" office:string-value="Golem (die_Rock_Rock_Rock)" calcext:value-type="string">
            <text:p>Golem (die_Rock_Rock_Rock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42] = &quot;&quot;; &quot;&quot;;MATCH([.AN42];[.$GV$2:.$GV$100];0)-3)" office:value-type="float" office:value="13" calcext:value-type="float">
            <text:p>13</text:p>
          </table:table-cell>
          <table:table-cell table:formula="of:=IF([.AO42] = &quot;&quot;; &quot;&quot;;MATCH([.AO42];[.$GV$2:.$GV$100];0)-3)" office:value-type="float" office:value="7" calcext:value-type="float">
            <text:p>7</text:p>
          </table:table-cell>
          <table:table-cell table:formula="of:=IF([.AP42] = &quot;&quot;; &quot;&quot;;MATCH([.AP42];[.$GV$2:.$GV$100];0)-3)" office:value-type="float" office:value="14" calcext:value-type="float">
            <text:p>14</text:p>
          </table:table-cell>
          <table:table-cell table:formula="of:=IF([.AQ42] = &quot;&quot;; &quot;&quot;;MATCH([.AQ42];[.$GV$2:.$GV$100];0)-3)" office:value-type="float" office:value="31" calcext:value-type="float">
            <text:p>31</text:p>
          </table:table-cell>
          <table:table-cell table:formula="of:=IF([.AR42] = &quot;&quot;; &quot;&quot;;MATCH([.AR42];[.$GV$2:.$GV$100];0)-3)">
            <text:p/>
          </table:table-cell>
          <table:table-cell table:number-columns-repeated="2"/>
          <table:table-cell table:style-name="ce1" table:formula="of:=IFERROR(IF(OR(INDIRECT(&quot;$GX&quot; &amp; [.EV42]+4 )&gt;0;INDIRECT(&quot;$HI&quot; &amp; [.EV42]+4 )&gt;0);INDIRECT(&quot;$GY&quot; &amp; [.EV42]+4);&quot;&quot;);&quot;&quot;)">
            <text:p/>
          </table:table-cell>
          <table:table-cell table:style-name="ce1" table:formula="of:=IFERROR(IF(OR(INDIRECT(&quot;$GX&quot; &amp; [.EW42]+4 )&gt;0;INDIRECT(&quot;$HI&quot; &amp; [.EW42]+4 )&gt;0);INDIRECT(&quot;$GY&quot; &amp; [.EW42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42]+4 )&gt;0;INDIRECT(&quot;$HI&quot; &amp; [.EX42]+4 )&gt;0);INDIRECT(&quot;$GY&quot; &amp; [.EX42]+4);&quot;&quot;);&quot;&quot;)" office:value-type="string" office:string-value="Fire" calcext:value-type="string">
            <text:p>Fire</text:p>
          </table:table-cell>
          <table:table-cell table:style-name="ce1" table:formula="of:=IFERROR(IF(OR(INDIRECT(&quot;$GX&quot; &amp; [.EY42]+4 )&gt;0;INDIRECT(&quot;$HI&quot; &amp; [.EY42]+4 )&gt;0);INDIRECT(&quot;$GY&quot; &amp; [.EY42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Z42]+4 )&gt;0;INDIRECT(&quot;$HI&quot; &amp; [.EZ42]+4 )&gt;0);INDIRECT(&quot;$GY&quot; &amp; [.EZ42]+4);&quot;&quot;);&quot;&quot;)">
            <text:p/>
          </table:table-cell>
          <table:table-cell table:formula="of:=IF([.EJ42]=&quot;&quot;;&quot;&quot;;(SMALL([.$EJ42:.$EN42];[.DX42])))" office:value-type="float" office:value="7" calcext:value-type="float">
            <text:p>7</text:p>
          </table:table-cell>
          <table:table-cell table:formula="of:=IF([.EK42]=&quot;&quot;;&quot;&quot;;(SMALL([.$EJ42:.$EN42];[.DY42])))" office:value-type="float" office:value="13" calcext:value-type="float">
            <text:p>13</text:p>
          </table:table-cell>
          <table:table-cell table:formula="of:=IF([.EL42]=&quot;&quot;;&quot;&quot;;(SMALL([.$EJ42:.$EN42];[.DZ42])))" office:value-type="float" office:value="14" calcext:value-type="float">
            <text:p>14</text:p>
          </table:table-cell>
          <table:table-cell table:style-name="ce1" table:formula="of:=IF([.EM42]=&quot;&quot;;&quot;&quot;;(SMALL([.$EJ42:.$EN42];[.EA42])))" office:value-type="float" office:value="31" calcext:value-type="float">
            <text:p>31</text:p>
          </table:table-cell>
          <table:table-cell table:style-name="ce1" table:formula="of:=IF([.EN42]=&quot;&quot;;&quot;&quot;;(SMALL([.$EJ42:.$EN42];[.EB42])))">
            <text:p/>
          </table:table-cell>
          <table:table-cell table:formula="of:=IF([.EQ42]=&quot;&quot;;&quot;&quot;;CONCATENATE(&quot;symbols/types/only_color_exact/&quot;;[.EQ42];&quot;.png&quot;))">
            <text:p/>
          </table:table-cell>
          <table:table-cell table:formula="of:=IF([.ER42]=&quot;&quot;;&quot;&quot;;CONCATENATE(&quot;symbols/types/only_color_exact/&quot;;[.ER42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42]=&quot;&quot;;&quot;&quot;;CONCATENATE(&quot;symbols/types/only_color_exact/&quot;;[.ES42];&quot;.png&quot;))" office:value-type="string" office:string-value="symbols/types/only_color_exact/Fire.png" calcext:value-type="string">
            <text:p>symbols/types/only_color_exact/Fire.png</text:p>
          </table:table-cell>
          <table:table-cell table:formula="of:=IF([.ET42]=&quot;&quot;;&quot;&quot;;CONCATENATE(&quot;symbols/types/only_color_exact/&quot;;[.ET42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U42]=&quot;&quot;;&quot;&quot;;CONCATENATE(&quot;symbols/types/only_color_exact/&quot;;[.EU42];&quot;.png&quot;))">
            <text:p/>
          </table:table-cell>
          <table:table-cell table:number-columns-repeated="5"/>
          <table:table-cell table:formula="of:=CONCATENATE(&quot;Symbols/Types/Weaknesses/&quot;; [.E42]; &quot;.png&quot;)" office:value-type="string" office:string-value="Symbols/Types/Weaknesses/Rock.png" calcext:value-type="string">
            <text:p>Symbols/Types/Weaknesses/Rock.png</text:p>
          </table:table-cell>
          <table:table-cell table:formula="of:=CONCATENATE(&quot;Symbols/Pokemon/&quot;;[.A42];&quot;.png&quot;)" office:value-type="string" office:string-value="Symbols/Pokemon/Geodude.png" calcext:value-type="string">
            <text:p>Symbols/Pokemon/Geodude.png</text:p>
          </table:table-cell>
          <table:table-cell table:formula="of:=CONCATENATE(&quot;Symbols/Pokemon/&quot;;[.B42];&quot;.png&quot;)" office:value-type="string" office:string-value="Symbols/Pokemon/Graveler.png" calcext:value-type="string">
            <text:p>Symbols/Pokemon/Graveler.png</text:p>
          </table:table-cell>
          <table:table-cell table:formula="of:=CONCATENATE(&quot;Symbols/Pokemon/&quot;;[.C42];&quot;.png&quot;)" office:value-type="string" office:string-value="Symbols/Pokemon/Golem.png" calcext:value-type="string">
            <text:p>Symbols/Pokemon/Golem.png</text:p>
          </table:table-cell>
          <table:table-cell table:formula="of:=IF([.H42]=&quot;&quot;;0;1)+IF([.I42]=&quot;&quot;;0;1) +IF([.J42]=&quot;&quot;;0;1)+ IF([.K42] = &quot;&quot;;0;1)" office:value-type="float" office:value="1" calcext:value-type="float">
            <text:p>1</text:p>
          </table:table-cell>
          <table:table-cell table:formula="of:=IF([.L42]=&quot;&quot;;0;1)+IF([.M42]=&quot;&quot;;0;1) +IF([.N42]=&quot;&quot;;0;1)+ IF([.O42] = &quot;&quot;;0;1)" office:value-type="float" office:value="2" calcext:value-type="float">
            <text:p>2</text:p>
          </table:table-cell>
          <table:table-cell table:formula="of:=IF([.P42]=&quot;&quot;;0;1)+IF([.Q42]=&quot;&quot;;0;1) +IF([.R42]=&quot;&quot;;0;1)+ IF([.S42] = &quot;&quot;;0;1)" office:value-type="float" office:value="3" calcext:value-type="float">
            <text:p>3</text:p>
          </table:table-cell>
          <table:table-cell table:formula="of:=CONCATENATE(&quot;Symbols/Dice/dice_&quot;;[.H42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I4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4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4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42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M42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N4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4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42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Q42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R42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S42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42])" office:value-type="string" office:string-value="Speed: 2" calcext:value-type="string">
            <text:p>Speed: 2</text:p>
          </table:table-cell>
          <table:table-cell/>
          <table:table-cell table:formula="of:=MATCH([.AJ42]; [.$GV$1:.$GV$1048576];0)" office:value-type="float" office:value="80" calcext:value-type="float">
            <text:p>80</text:p>
          </table:table-cell>
          <table:table-cell table:formula="of:=MATCH([.AK42]; [.$GV$1:.$GV$1048576];0)" office:value-type="float" office:value="40" calcext:value-type="float">
            <text:p>40</text:p>
          </table:table-cell>
          <table:table-cell table:formula="of:=MATCH([.AL42]; [.$GV$1:.$GV$1048576];0)" office:value-type="float" office:value="24" calcext:value-type="float">
            <text:p>24</text:p>
          </table:table-cell>
          <table:table-cell table:style-name="ce1" table:formula="of:=INDIRECT(&quot;HC&quot;&amp;[.GG42])">
            <text:p/>
          </table:table-cell>
          <table:table-cell table:style-name="ce1" table:formula="of:=INDIRECT(&quot;HC&quot;&amp;[.GH42])" office:value-type="string" office:string-value="Affects: (all). Also affects the attacker." calcext:value-type="string">
            <text:p>Affects: (all). Also affects the attacker.</text:p>
          </table:table-cell>
          <table:table-cell table:style-name="ce1" table:formula="of:=INDIRECT(&quot;HC&quot;&amp;[.GI42])" office:value-type="string" office:string-value="Before attacking, put a (+1) on the card. Deal a (rock) for every (+1) collected." calcext:value-type="string">
            <text:p>Before attacking, put a (+1) on the card. Deal a (rock) for every (+1) collected.</text:p>
          </table:table-cell>
          <table:table-cell table:style-name="ce1" table:formula="of:=INDIRECT(&quot;GW&quot;&amp;[.GG42])" office:value-type="float" office:value="1" calcext:value-type="float">
            <text:p>1</text:p>
          </table:table-cell>
          <table:table-cell table:style-name="ce1" table:formula="of:=INDIRECT(&quot;GW&quot;&amp;[.GH42])" office:value-type="float" office:value="1" calcext:value-type="float">
            <text:p>1</text:p>
          </table:table-cell>
          <table:table-cell table:style-name="ce1" table:formula="of:=INDIRECT(&quot;GW&quot;&amp;[.GI42])" office:value-type="float" office:value="0" calcext:value-type="float">
            <text:p>0</text:p>
          </table:table-cell>
          <table:table-cell table:style-name="ce1" table:formula="of:=INDIRECT(&quot;HE&quot;&amp;[.GG42])" office:value-type="string" office:string-value="Damage: (Rock)(Rock)" calcext:value-type="string">
            <text:p>Damage: (Rock)(Rock)</text:p>
          </table:table-cell>
          <table:table-cell table:style-name="ce1" table:formula="of:=INDIRECT(&quot;HE&quot;&amp;[.GH42])" office:value-type="string" office:string-value="Damage: (Normal)(Normal)(Normal)(Normal)" calcext:value-type="string">
            <text:p>Damage: (Normal)(Normal)(Normal)(Normal)</text:p>
          </table:table-cell>
          <table:table-cell table:style-name="ce1" table:formula="of:=INDIRECT(&quot;HE&quot;&amp;[.GI42])" office:value-type="string" office:string-value="Damage: (Rock_x)" calcext:value-type="string">
            <text:p>Damage: (Rock_x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41" calcext:value-type="float">
            <text:p>41</text:p>
          </table:table-cell>
          <table:table-cell office:value-type="string" calcext:value-type="string">
            <text:p>Wra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rget becomes &lt;b&gt;Slowed&lt;/b&gt; to 0. (Speed is 0 next activation)</text:p>
          </table:table-cell>
          <table:table-cell table:style-name="ce7" table:formula="of:=CONCATENATE([.HH42]; [.HB42])" office:value-type="string" office:string-value="Target becomes &lt;b&gt;Slowed&lt;/b&gt; to 0. (Speed is 0 next activation)" calcext:value-type="string">
            <text:p>Target becomes &lt;b&gt;Slowed&lt;/b&gt; to 0. (Speed is 0 next activation)</text:p>
          </table:table-cell>
          <table:table-cell table:style-name="ce6" table:formula="of:=CONCATENATE(&quot;(&quot;;[.GY42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42]&gt;=1;[.HD42];&quot;&quot;);IF([.GX42]&gt;=2;[.HD42];&quot;&quot;);IF([.GX42]&gt;=3;[.HD42];&quot;&quot;);IF([.GX42]&gt;=4;[.HD42];&quot;&quot;);IF([.GX42]&gt;=5;[.HD42];&quot;&quot;);IF([.HI42]=1;CONCATENATE(&quot;(&quot;;[.GY42];&quot;_x)&quot;);&quot;&quot;))" office:value-type="string" office:string-value="Damage: (Normal)(Normal)" calcext:value-type="string">
            <text:p>Damage: (Normal)(Normal)</text:p>
          </table:table-cell>
          <table:table-cell table:style-name="ce6"/>
          <table:table-cell table:style-name="ce6" table:formula="of:=CONCATENATE(IF([.HA42]&lt;&gt;&quot;all hostile Pok&amp;eacute;mon&quot;;&quot;(&quot;;&quot;&quot;);[.HA42];IF([.HA42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42] &lt;&gt; &quot;&quot;; CONCATENATE(&quot;Affects: &quot;; [.HG42]; &quot;. &quot;);&quot;&quot;)">
            <text:p/>
          </table:table-cell>
          <table:table-cell table:style-name="ce6"/>
          <table:table-cell table:style-name="ce6" table:formula="of:=CONCATENATE([.GV42]; IF([.GW42]=1;&quot; (cc)&quot;;&quot;&quot;))" office:value-type="string" office:string-value="Wrap" calcext:value-type="string">
            <text:p>Wrap</text:p>
          </table:table-cell>
          <table:table-cell table:style-name="ce6" table:formula="of:=CONCATENATE(&quot;Symbols/attack_imgs/&quot;;[.GV42];&quot;.png&quot;)" office:value-type="string" office:string-value="Symbols/attack_imgs/Wrap.png" calcext:value-type="string">
            <text:p>Symbols/attack_imgs/Wrap.png</text:p>
          </table:table-cell>
          <table:table-cell table:style-name="ce6" table:formula="of:=CONCATENATE(&quot;TM &quot;; [.GU42]-3; &quot; (&quot;;[.GY42]; &quot;_t) &amp;nbsp &quot;; [.GV42];  IF([.GW42]=1;&quot; (cc)&quot;;&quot;&quot;))" office:value-type="string" office:string-value="TM 38 (Normal_t) &amp;nbsp Wrap" calcext:value-type="string">
            <text:p>TM 38 (Normal_t) &amp;nbsp Wrap</text:p>
          </table:table-cell>
          <table:table-cell table:style-name="ce6" table:formula="of:=CONCATENATE([.HH42];[.HB42])" office:value-type="string" office:string-value="Target becomes &lt;b&gt;Slowed&lt;/b&gt; to 0. (Speed is 0 next activation)" calcext:value-type="string">
            <text:p>Target becomes &lt;b&gt;Slowed&lt;/b&gt; to 0. (Speed is 0 next activation)</text:p>
          </table:table-cell>
          <table:table-cell/>
          <table:table-cell table:formula="of:=IF([.GZ42]=&quot;none&quot;;&quot;&quot;;[.GZ42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42])=&quot;none&quot;;&quot;&quot;;INDIRECT(&quot;GZ&quot;&amp;[.GG42]))" office:value-type="float" office:value="5" calcext:value-type="float">
            <text:p>5</text:p>
          </table:table-cell>
          <table:table-cell table:formula="of:=IF(INDIRECT(&quot;GZ&quot;&amp;[.GH42])=&quot;none&quot;;&quot;&quot;;INDIRECT(&quot;GZ&quot;&amp;[.GH42]))" office:value-type="float" office:value="1" calcext:value-type="float">
            <text:p>1</text:p>
          </table:table-cell>
          <table:table-cell table:formula="of:=IF(INDIRECT(&quot;GZ&quot;&amp;[.GI42])=&quot;none&quot;;&quot;&quot;;INDIRECT(&quot;GZ&quot;&amp;[.GI42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IP42]=1;&quot;H&quot;;&quot;&quot;)" office:value-type="string" office:string-value="H" calcext:value-type="string">
            <text:p>H</text:p>
          </table:table-cell>
          <table:table-cell table:formula="of:=IF([.IQ42]=1;&quot;H&quot;;&quot;&quot;)">
            <text:p/>
          </table:table-cell>
          <table:table-cell table:formula="of:=IF([.IR42]=1;&quot;H&quot;;&quot;&quot;)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Seaking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Swift Swim</text:p>
          </table:table-cell>
          <table:table-cell office:value-type="string" calcext:value-type="string">
            <text:p>Gain 2 free moves after attacking and dealing (water).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office:value-type="string" calcext:value-type="string">
            <text:p>Normal</text:p>
          </table:table-cell>
          <table:table-cell table:number-columns-repeated="6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43:.AE43];&quot;&gt;1&quot;)-COUNTIF([.T43:.AE43];&quot;&gt;2&quot;)-COUNTIF([.T43:.AE43];&quot;&gt;3&quot;)-COUNTIF([.T43:.AE43];&quot;&gt;4&quot;)-COUNTIF([.T43:.AE43];&quot;&gt;5&quot;)-COUNTIF([.T43:.AE43];&quot;&gt;6&quot;)-COUNTIF([.T43:.AE43];&quot;&gt;7&quot;)-COUNTIF([.T43:.AE43];&quot;&gt;8&quot;)" office:value-type="float" office:value="9" calcext:value-type="float">
            <text:p>9</text:p>
          </table:table-cell>
          <table:table-cell table:formula="of:=SUM([.T43:.AE43]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Mega Horn</text:p>
          </table:table-cell>
          <table:table-cell office:value-type="string" calcext:value-type="string">
            <text:p>Bubble B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Hyper Beam</text:p>
          </table:table-cell>
          <table:table-cell table:number-columns-repeated="2"/>
          <table:table-cell table:style-name="ce59" table:formula="of:=ROUND([.AG43]+(12-[.AF43])-[.BA43]/2+[.BF43]+[.BG43]-[.BT43]+[.AZ43]*2/3+[.BC43]-[.AX43];1)" office:value-type="float" office:value="9.9" calcext:value-type="float">
            <text:p>9.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t. Moon</text:p>
          </table:table-cell>
          <table:table-cell table:style-name="ce1" table:formula="of:=IF([.AW43]=&quot;Starter&quot;; 0;IF([.AW43]=&quot;Route 1&quot;;0; IF([.AW43]=&quot;Viridian Forest&quot;;0;IF([.AW43]=&quot;Cycling Road&quot;;0;0.7))))" office:value-type="float" office:value="0.7" calcext:value-type="float">
            <text:p>0.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43]=&quot;&quot;;IF([.I43]&lt;&gt;&quot;&quot;;0;IF([.M43]&lt;&gt;&quot;&quot;;[.AH43]-1;[.AI43]-1));IF([.M43]&lt;&gt;&quot;&quot;;0;IF([.Q43]&lt;&gt;&quot;&quot;;[.AH43]-1)))" office:value-type="float" office:value="3" calcext:value-type="float">
            <text:p>3</text:p>
          </table:table-cell>
          <table:table-cell/>
          <table:table-cell table:formula="of:=IF([.AM43]=1;0;IF([.AM43]=2;1;IF([.AM43]=3;1.7;IF([.AM43]=4;2.2;IF([.AM43]=5;2.55;IF([.AM43]=6;2.8;IF([.AM43]=7;3)))))))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formula="of:=[.BD43] *(2 -[.BE43])/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43])" office:value-type="string" office:string-value="Water Gun" calcext:value-type="string">
            <text:p>Water Gun</text:p>
          </table:table-cell>
          <table:table-cell table:style-name="ce1" table:formula="of:=INDIRECT(&quot;HJ&quot;&amp;[.GH43])" office:value-type="string" office:string-value="Mega Horn (cc)" calcext:value-type="string">
            <text:p>Mega Horn (cc)</text:p>
          </table:table-cell>
          <table:table-cell table:style-name="ce1" table:formula="of:=INDIRECT(&quot;HJ&quot;&amp;[.GI43])" office:value-type="string" office:string-value="Bubble Beam" calcext:value-type="string">
            <text:p>Bubble Beam</text:p>
          </table:table-cell>
          <table:table-cell/>
          <table:table-cell table:style-name="ce1" table:formula="of:=IF([.BQ43]&gt;=1; 0;IF([.BR43]&gt;=1;[.AH43]-1;IF([.BS43]&gt;=1;[.AI43]-1;11)))" office:value-type="float" office:value="0" calcext:value-type="float">
            <text:p>0</text:p>
          </table:table-cell>
          <table:table-cell table:formula="of:=IF([.BQ43]&gt;=2; 0;IF([.BR43]&gt;=2;[.AH43]-1;IF([.BS43]&gt;=2;[.AI43]-1;11)))" office:value-type="float" office:value="3" calcext:value-type="float">
            <text:p>3</text:p>
          </table:table-cell>
          <table:table-cell table:formula="of:=IF([.BQ43]&gt;=3; 0;IF([.BR43]&gt;=3;[.AH43]-1;IF([.BS43]&gt;=3;[.AI43]-1;11)))" office:value-type="float" office:value="11" calcext:value-type="float">
            <text:p>11</text:p>
          </table:table-cell>
          <table:table-cell table:formula="of:=IF([.BQ43]&gt;=4; 0;IF([.BR43]&gt;=4;[.AH43]-1;IF([.BS43]&gt;=4;[.AI43]-1;11)))" office:value-type="float" office:value="11" calcext:value-type="float">
            <text:p>11</text:p>
          </table:table-cell>
          <table:table-cell table:formula="of:= 4- COUNTBLANK([.H43:.K43])" office:value-type="float" office:value="1" calcext:value-type="float">
            <text:p>1</text:p>
          </table:table-cell>
          <table:table-cell table:formula="of:= MAX([.BQ43];4 -COUNTBLANK([.L43:.O43]))" office:value-type="float" office:value="2" calcext:value-type="float">
            <text:p>2</text:p>
          </table:table-cell>
          <table:table-cell table:formula="of:=MAX([.BR43];4-COUNTBLANK([.P43:.S43]))" office:value-type="float" office:value="2" calcext:value-type="float">
            <text:p>2</text:p>
          </table:table-cell>
          <table:table-cell table:formula="of:=IF([.D43]&lt;&gt;&quot;&quot;;4;SUM([.BM43:.BP43])/7)" office:value-type="float" office:value="3.57142857142857" calcext:value-type="float">
            <text:p>3.57142857142857</text:p>
          </table:table-cell>
          <table:table-cell table:number-columns-repeated="16"/>
          <table:table-cell table:formula="of:=IF([.A43]=&quot;&quot;;0;1)+IF([.B43]=&quot;&quot;;0;1)+IF([.C43]=&quot;&quot;;0;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IF([.D43]=&quot;&quot;;&quot;&quot;;CONCATENATE(&quot;Symbols/Other/&quot;;[.D43];&quot;.png&quot;))">
            <text:p/>
          </table:table-cell>
          <table:table-cell table:formula="of:=LEN([.A43])" office:value-type="float" office:value="7" calcext:value-type="float">
            <text:p>7</text:p>
          </table:table-cell>
          <table:table-cell table:formula="of:=LEN([.B43])" office:value-type="float" office:value="7" calcext:value-type="float">
            <text:p>7</text:p>
          </table:table-cell>
          <table:table-cell table:formula="of:=LEN([.C43])" office:value-type="float" office:value="0" calcext:value-type="float">
            <text:p>0</text:p>
          </table:table-cell>
          <table:table-cell table:formula="of:=CONCATENATE(IF([.FO43]&gt;0; CONCATENATE([.A43];&quot; (die_&quot;; [.H43]);&quot;&quot;); IF([.FO43]&gt;1; CONCATENATE(&quot;_&quot;;[.I43]);&quot;&quot;);IF([.FO43]&gt;2; CONCATENATE(&quot;_&quot;;[.J43]);&quot;&quot;);IF([.FO43]&gt;3; CONCATENATE(&quot;_&quot;;[.K43]);&quot;&quot;);IF([.FO43]&gt;0;&quot;)&quot;;[.A43]))" office:value-type="string" office:string-value="Goldeen (die_Water)" calcext:value-type="string">
            <text:p>Goldeen (die_Water)</text:p>
          </table:table-cell>
          <table:table-cell table:formula="of:=CONCATENATE(IF([.FP43]&gt;0; CONCATENATE([.B43];&quot; (die_&quot;; [.L43]);&quot;&quot;); IF([.FP43]&gt;1; CONCATENATE(&quot;_&quot;;[.M43]);&quot;&quot;);IF([.FP43]&gt;2; CONCATENATE(&quot;_&quot;;[.N43]);&quot;&quot;);IF([.FP43]&gt;3; CONCATENATE(&quot;_&quot;;[.O43]);&quot;&quot;);IF([.FP43]&gt;0;&quot;)&quot;;&quot;&quot;))" office:value-type="string" office:string-value="Seaking (die_Water_Normal)" calcext:value-type="string">
            <text:p>Seaking (die_Water_Normal)</text:p>
          </table:table-cell>
          <table:table-cell table:formula="of:=CONCATENATE(IF([.FQ43]&gt;0; CONCATENATE([.C43];&quot; (die_&quot;; [.P43]);&quot;&quot;); IF([.FQ43]&gt;1; CONCATENATE(&quot;_&quot;;[.Q43]);&quot;&quot;);IF([.FQ43]&gt;2; CONCATENATE(&quot;_&quot;;[.R43]);&quot;&quot;);IF([.FQ43]&gt;3; CONCATENATE(&quot;_&quot;;[.S43]);&quot;&quot;);IF([.FQ43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43] = &quot;&quot;; &quot;&quot;;MATCH([.AN43];[.$GV$2:.$GV$100];0)-3)" office:value-type="float" office:value="31" calcext:value-type="float">
            <text:p>31</text:p>
          </table:table-cell>
          <table:table-cell table:formula="of:=IF([.AO43] = &quot;&quot;; &quot;&quot;;MATCH([.AO43];[.$GV$2:.$GV$100];0)-3)" office:value-type="float" office:value="13" calcext:value-type="float">
            <text:p>13</text:p>
          </table:table-cell>
          <table:table-cell table:formula="of:=IF([.AP43] = &quot;&quot;; &quot;&quot;;MATCH([.AP43];[.$GV$2:.$GV$100];0)-3)" office:value-type="float" office:value="33" calcext:value-type="float">
            <text:p>33</text:p>
          </table:table-cell>
          <table:table-cell table:formula="of:=IF([.AQ43] = &quot;&quot;; &quot;&quot;;MATCH([.AQ43];[.$GV$2:.$GV$100];0)-3)">
            <text:p/>
          </table:table-cell>
          <table:table-cell table:formula="of:=IF([.AR43] = &quot;&quot;; &quot;&quot;;MATCH([.AR43];[.$GV$2:.$GV$100];0)-3)">
            <text:p/>
          </table:table-cell>
          <table:table-cell table:number-columns-repeated="2"/>
          <table:table-cell table:style-name="ce1" table:formula="of:=IFERROR(IF(OR(INDIRECT(&quot;$GX&quot; &amp; [.EV43]+4 )&gt;0;INDIRECT(&quot;$HI&quot; &amp; [.EV43]+4 )&gt;0);INDIRECT(&quot;$GY&quot; &amp; [.EV43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W43]+4 )&gt;0;INDIRECT(&quot;$HI&quot; &amp; [.EW43]+4 )&gt;0);INDIRECT(&quot;$GY&quot; &amp; [.EW43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43]+4 )&gt;0;INDIRECT(&quot;$HI&quot; &amp; [.EX43]+4 )&gt;0);INDIRECT(&quot;$GY&quot; &amp; [.EX43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43]+4 )&gt;0;INDIRECT(&quot;$HI&quot; &amp; [.EY43]+4 )&gt;0);INDIRECT(&quot;$GY&quot; &amp; [.EY43]+4);&quot;&quot;);&quot;&quot;)">
            <text:p/>
          </table:table-cell>
          <table:table-cell table:style-name="ce1" table:formula="of:=IFERROR(IF(OR(INDIRECT(&quot;$GX&quot; &amp; [.EZ43]+4 )&gt;0;INDIRECT(&quot;$HI&quot; &amp; [.EZ43]+4 )&gt;0);INDIRECT(&quot;$GY&quot; &amp; [.EZ43]+4);&quot;&quot;);&quot;&quot;)">
            <text:p/>
          </table:table-cell>
          <table:table-cell table:formula="of:=IF([.EJ43]=&quot;&quot;;&quot;&quot;;(SMALL([.$EJ43:.$EN43];[.DX43])))" office:value-type="float" office:value="13" calcext:value-type="float">
            <text:p>13</text:p>
          </table:table-cell>
          <table:table-cell table:formula="of:=IF([.EK43]=&quot;&quot;;&quot;&quot;;(SMALL([.$EJ43:.$EN43];[.DY43])))" office:value-type="float" office:value="31" calcext:value-type="float">
            <text:p>31</text:p>
          </table:table-cell>
          <table:table-cell table:formula="of:=IF([.EL43]=&quot;&quot;;&quot;&quot;;(SMALL([.$EJ43:.$EN43];[.DZ43])))" office:value-type="float" office:value="33" calcext:value-type="float">
            <text:p>33</text:p>
          </table:table-cell>
          <table:table-cell table:style-name="ce1" table:formula="of:=IF([.EM43]=&quot;&quot;;&quot;&quot;;(SMALL([.$EJ43:.$EN43];[.EA43])))">
            <text:p/>
          </table:table-cell>
          <table:table-cell table:style-name="ce1" table:formula="of:=IF([.EN43]=&quot;&quot;;&quot;&quot;;(SMALL([.$EJ43:.$EN43];[.EB43])))">
            <text:p/>
          </table:table-cell>
          <table:table-cell table:formula="of:=IF([.EQ43]=&quot;&quot;;&quot;&quot;;CONCATENATE(&quot;symbols/types/only_color_exact/&quot;;[.EQ43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R43]=&quot;&quot;;&quot;&quot;;CONCATENATE(&quot;symbols/types/only_color_exact/&quot;;[.ER43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43]=&quot;&quot;;&quot;&quot;;CONCATENATE(&quot;symbols/types/only_color_exact/&quot;;[.ES43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43]=&quot;&quot;;&quot;&quot;;CONCATENATE(&quot;symbols/types/only_color_exact/&quot;;[.ET43];&quot;.png&quot;))">
            <text:p/>
          </table:table-cell>
          <table:table-cell table:formula="of:=IF([.EU43]=&quot;&quot;;&quot;&quot;;CONCATENATE(&quot;symbols/types/only_color_exact/&quot;;[.EU43];&quot;.png&quot;))">
            <text:p/>
          </table:table-cell>
          <table:table-cell table:number-columns-repeated="5"/>
          <table:table-cell table:formula="of:=CONCATENATE(&quot;Symbols/Types/Weaknesses/&quot;; [.E43]; &quot;.png&quot;)" office:value-type="string" office:string-value="Symbols/Types/Weaknesses/Water.png" calcext:value-type="string">
            <text:p>Symbols/Types/Weaknesses/Water.png</text:p>
          </table:table-cell>
          <table:table-cell table:formula="of:=CONCATENATE(&quot;Symbols/Pokemon/&quot;;[.A43];&quot;.png&quot;)" office:value-type="string" office:string-value="Symbols/Pokemon/Goldeen.png" calcext:value-type="string">
            <text:p>Symbols/Pokemon/Goldeen.png</text:p>
          </table:table-cell>
          <table:table-cell table:formula="of:=CONCATENATE(&quot;Symbols/Pokemon/&quot;;[.B43];&quot;.png&quot;)" office:value-type="string" office:string-value="Symbols/Pokemon/Seaking.png" calcext:value-type="string">
            <text:p>Symbols/Pokemon/Seaking.png</text:p>
          </table:table-cell>
          <table:table-cell table:formula="of:=CONCATENATE(&quot;Symbols/Pokemon/&quot;;[.C43];&quot;.png&quot;)" office:value-type="string" office:string-value="Symbols/Pokemon/.png" calcext:value-type="string">
            <text:p>Symbols/Pokemon/.png</text:p>
          </table:table-cell>
          <table:table-cell table:formula="of:=IF([.H43]=&quot;&quot;;0;1)+IF([.I43]=&quot;&quot;;0;1) +IF([.J43]=&quot;&quot;;0;1)+ IF([.K43] = &quot;&quot;;0;1)" office:value-type="float" office:value="1" calcext:value-type="float">
            <text:p>1</text:p>
          </table:table-cell>
          <table:table-cell table:formula="of:=IF([.L43]=&quot;&quot;;0;1)+IF([.M43]=&quot;&quot;;0;1) +IF([.N43]=&quot;&quot;;0;1)+ IF([.O43] = &quot;&quot;;0;1)" office:value-type="float" office:value="2" calcext:value-type="float">
            <text:p>2</text:p>
          </table:table-cell>
          <table:table-cell table:formula="of:=IF([.P43]=&quot;&quot;;0;1)+IF([.Q43]=&quot;&quot;;0;1) +IF([.R43]=&quot;&quot;;0;1)+ IF([.S43] = &quot;&quot;;0;1)" office:value-type="float" office:value="0" calcext:value-type="float">
            <text:p>0</text:p>
          </table:table-cell>
          <table:table-cell table:formula="of:=CONCATENATE(&quot;Symbols/Dice/dice_&quot;;[.H43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I4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4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4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43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M43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N4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4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4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4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4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43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43])" office:value-type="string" office:string-value="Speed: 1" calcext:value-type="string">
            <text:p>Speed: 1</text:p>
          </table:table-cell>
          <table:table-cell/>
          <table:table-cell table:formula="of:=MATCH([.AJ43]; [.$GV$1:.$GV$1048576];0)" office:value-type="float" office:value="68" calcext:value-type="float">
            <text:p>68</text:p>
          </table:table-cell>
          <table:table-cell table:formula="of:=MATCH([.AK43]; [.$GV$1:.$GV$1048576];0)" office:value-type="float" office:value="46" calcext:value-type="float">
            <text:p>46</text:p>
          </table:table-cell>
          <table:table-cell table:formula="of:=MATCH([.AL43]; [.$GV$1:.$GV$1048576];0)" office:value-type="float" office:value="83" calcext:value-type="float">
            <text:p>83</text:p>
          </table:table-cell>
          <table:table-cell table:style-name="ce1" table:formula="of:=INDIRECT(&quot;HC&quot;&amp;[.GG43])" office:value-type="string" office:string-value="Affects: (3_hex). " calcext:value-type="string">
            <text:p>Affects: (3_hex). </text:p>
          </table:table-cell>
          <table:table-cell table:style-name="ce1" table:formula="of:=INDIRECT(&quot;HC&quot;&amp;[.GH43])">
            <text:p/>
          </table:table-cell>
          <table:table-cell table:style-name="ce1" table:formula="of:=INDIRECT(&quot;HC&quot;&amp;[.GI43])" office:value-type="string" office:string-value="Affects: (2_line). " calcext:value-type="string">
            <text:p>Affects: (2_line). </text:p>
          </table:table-cell>
          <table:table-cell table:style-name="ce1" table:formula="of:=INDIRECT(&quot;GW&quot;&amp;[.GG43])" office:value-type="float" office:value="0" calcext:value-type="float">
            <text:p>0</text:p>
          </table:table-cell>
          <table:table-cell table:style-name="ce1" table:formula="of:=INDIRECT(&quot;GW&quot;&amp;[.GH43])" office:value-type="float" office:value="1" calcext:value-type="float">
            <text:p>1</text:p>
          </table:table-cell>
          <table:table-cell table:style-name="ce1" table:formula="of:=INDIRECT(&quot;GW&quot;&amp;[.GI43])" office:value-type="float" office:value="0" calcext:value-type="float">
            <text:p>0</text:p>
          </table:table-cell>
          <table:table-cell table:style-name="ce1" table:formula="of:=INDIRECT(&quot;HE&quot;&amp;[.GG43])" office:value-type="string" office:string-value="Damage: (Water)" calcext:value-type="string">
            <text:p>Damage: (Water)</text:p>
          </table:table-cell>
          <table:table-cell table:style-name="ce1" table:formula="of:=INDIRECT(&quot;HE&quot;&amp;[.GH43])" office:value-type="string" office:string-value="Damage: (Grass)(Grass)(Grass)" calcext:value-type="string">
            <text:p>Damage: (Grass)(Grass)(Grass)</text:p>
          </table:table-cell>
          <table:table-cell table:style-name="ce1" table:formula="of:=INDIRECT(&quot;HE&quot;&amp;[.GI43])" office:value-type="string" office:string-value="Damage: (Water)(Water)" calcext:value-type="string">
            <text:p>Damage: (Water)(Water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Drill Pe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Flyin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 table:formula="of:=CONCATENATE([.HH43]; [.HB43])">
            <text:p/>
          </table:table-cell>
          <table:table-cell table:style-name="ce6" table:formula="of:=CONCATENATE(&quot;(&quot;;[.GY43];&quot;)&quot;)" office:value-type="string" office:string-value="(Flying)" calcext:value-type="string">
            <text:p>(Flying)</text:p>
          </table:table-cell>
          <table:table-cell table:style-name="ce6" table:formula="of:=CONCATENATE(&quot;Damage: &quot;;IF([.GX43]&gt;=1;[.HD43];&quot;&quot;);IF([.GX43]&gt;=2;[.HD43];&quot;&quot;);IF([.GX43]&gt;=3;[.HD43];&quot;&quot;);IF([.GX43]&gt;=4;[.HD43];&quot;&quot;);IF([.GX43]&gt;=5;[.HD43];&quot;&quot;);IF([.HI43]=1;CONCATENATE(&quot;(&quot;;[.GY43];&quot;_x)&quot;);&quot;&quot;))" office:value-type="string" office:string-value="Damage: (Flying)(Flying)(Flying)" calcext:value-type="string">
            <text:p>Damage: (Flying)(Flying)(Flying)</text:p>
          </table:table-cell>
          <table:table-cell table:style-name="ce6"/>
          <table:table-cell table:style-name="ce6" table:formula="of:=CONCATENATE(IF([.HA43]&lt;&gt;&quot;all hostile Pok&amp;eacute;mon&quot;;&quot;(&quot;;&quot;&quot;);[.HA43];IF([.HA43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43] &lt;&gt; &quot;&quot;; CONCATENATE(&quot;Affects: &quot;; [.HG43]; &quot;. &quot;);&quot;&quot;)">
            <text:p/>
          </table:table-cell>
          <table:table-cell table:style-name="ce6"/>
          <table:table-cell table:style-name="ce6" table:formula="of:=CONCATENATE([.GV43]; IF([.GW43]=1;&quot; (cc)&quot;;&quot;&quot;))" office:value-type="string" office:string-value="Drill Peck (cc)" calcext:value-type="string">
            <text:p>Drill Peck (cc)</text:p>
          </table:table-cell>
          <table:table-cell table:style-name="ce6" table:formula="of:=CONCATENATE(&quot;Symbols/attack_imgs/&quot;;[.GV43];&quot;.png&quot;)" office:value-type="string" office:string-value="Symbols/attack_imgs/Drill Peck.png" calcext:value-type="string">
            <text:p>Symbols/attack_imgs/Drill Peck.png</text:p>
          </table:table-cell>
          <table:table-cell table:style-name="ce6" table:formula="of:=CONCATENATE(&quot;TM &quot;; [.GU43]-3; &quot; (&quot;;[.GY43]; &quot;_t) &amp;nbsp &quot;; [.GV43];  IF([.GW43]=1;&quot; (cc)&quot;;&quot;&quot;))" office:value-type="string" office:string-value="TM 39 (Flying_t) &amp;nbsp Drill Peck (cc)" calcext:value-type="string">
            <text:p>TM 39 (Flying_t) &amp;nbsp Drill Peck (cc)</text:p>
          </table:table-cell>
          <table:table-cell table:style-name="ce6" table:formula="of:=CONCATENATE([.HH43];[.HB43])">
            <text:p/>
          </table:table-cell>
          <table:table-cell/>
          <table:table-cell table:formula="of:=IF([.GZ43]=&quot;none&quot;;&quot;&quot;;[.GZ43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43])=&quot;none&quot;;&quot;&quot;;INDIRECT(&quot;GZ&quot;&amp;[.GG43]))" office:value-type="float" office:value="4" calcext:value-type="float">
            <text:p>4</text:p>
          </table:table-cell>
          <table:table-cell table:formula="of:=IF(INDIRECT(&quot;GZ&quot;&amp;[.GH43])=&quot;none&quot;;&quot;&quot;;INDIRECT(&quot;GZ&quot;&amp;[.GH43]))" office:value-type="float" office:value="1" calcext:value-type="float">
            <text:p>1</text:p>
          </table:table-cell>
          <table:table-cell table:formula="of:=IF(INDIRECT(&quot;GZ&quot;&amp;[.GI43])=&quot;none&quot;;&quot;&quot;;INDIRECT(&quot;GZ&quot;&amp;[.GI43]))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IP43]=1;&quot;H&quot;;&quot;&quot;)">
            <text:p/>
          </table:table-cell>
          <table:table-cell table:formula="of:=IF([.IQ43]=1;&quot;H&quot;;&quot;&quot;)" office:value-type="string" office:string-value="H" calcext:value-type="string">
            <text:p>H</text:p>
          </table:table-cell>
          <table:table-cell table:formula="of:=IF([.IR43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4">
          <table:table-cell table:style-name="ce2" office:value-type="string" calcext:value-type="string">
            <text:p>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ynchronize</text:p>
          </table:table-cell>
          <table:table-cell office:value-type="string" calcext:value-type="string">
            <text:p>When gaining a condition, choose a Pok&amp;eacute;mon to also gain the condition.</text:p>
          </table:table-cell>
          <table:table-cell table:number-columns-repeated="4"/>
          <table:table-cell table:number-columns-repeated="2" office:value-type="string" calcext:value-type="string">
            <text:p>Psychic</text:p>
          </table:table-cell>
          <table:table-cell table:number-columns-repeated="2"/>
          <table:table-cell table:number-columns-repeated="3" office:value-type="string" calcext:value-type="string">
            <text:p>Psychic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44:.AE44];&quot;&gt;1&quot;)-COUNTIF([.T44:.AE44];&quot;&gt;2&quot;)-COUNTIF([.T44:.AE44];&quot;&gt;3&quot;)-COUNTIF([.T44:.AE44];&quot;&gt;4&quot;)-COUNTIF([.T44:.AE44];&quot;&gt;5&quot;)-COUNTIF([.T44:.AE44];&quot;&gt;6&quot;)-COUNTIF([.T44:.AE44];&quot;&gt;7&quot;)-COUNTIF([.T44:.AE44];&quot;&gt;8&quot;)" office:value-type="float" office:value="9" calcext:value-type="float">
            <text:p>9</text:p>
          </table:table-cell>
          <table:table-cell table:formula="of:=SUM([.T44:.AE44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Shadow 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Solar Beam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Thunderbolt</text:p>
          </table:table-cell>
          <table:table-cell table:style-name="ce59" table:formula="of:=ROUND([.AG44]+(12-[.AF44])-[.BA44]/2+[.BF44]+[.BG44]-[.BT44]+[.AZ44]*2/3+[.BC44]-[.AX44];1)" office:value-type="float" office:value="8.6" calcext:value-type="float">
            <text:p>8.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t. Moon</text:p>
          </table:table-cell>
          <table:table-cell table:style-name="ce1" table:formula="of:=IF([.AW44]=&quot;Starter&quot;; 0;IF([.AW44]=&quot;Route 1&quot;;0; IF([.AW44]=&quot;Viridian Forest&quot;;0;IF([.AW44]=&quot;Cycling Road&quot;;0;0.7))))" office:value-type="float" office:value="0.7" calcext:value-type="float">
            <text:p>0.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D44]=&quot;&quot;;IF([.I44]&lt;&gt;&quot;&quot;;0;IF([.M44]&lt;&gt;&quot;&quot;;[.AH44]-1;[.AI44]-1));IF([.M44]&lt;&gt;&quot;&quot;;0;IF([.Q44]&lt;&gt;&quot;&quot;;[.AH44]-1)))" office:value-type="float" office:value="0" calcext:value-type="float">
            <text:p>0</text:p>
          </table:table-cell>
          <table:table-cell/>
          <table:table-cell table:formula="of:=IF([.AM44]=1;0;IF([.AM44]=2;1;IF([.AM44]=3;1.7;IF([.AM44]=4;2.2;IF([.AM44]=5;2.55;IF([.AM44]=6;2.8;IF([.AM44]=7;3)))))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D44] *(2 -[.BE44])/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NDIRECT(&quot;HJ&quot;&amp;[.GG44])" office:value-type="string" office:string-value="Teleport (cc)" calcext:value-type="string">
            <text:p>Teleport (cc)</text:p>
          </table:table-cell>
          <table:table-cell table:style-name="ce1" table:formula="of:=INDIRECT(&quot;HJ&quot;&amp;[.GH44])" office:value-type="string" office:string-value="Disable (cc)" calcext:value-type="string">
            <text:p>Disable (cc)</text:p>
          </table:table-cell>
          <table:table-cell table:style-name="ce1" table:formula="of:=INDIRECT(&quot;HJ&quot;&amp;[.GI44])" office:value-type="string" office:string-value="Shadow Ball" calcext:value-type="string">
            <text:p>Shadow Ball</text:p>
          </table:table-cell>
          <table:table-cell/>
          <table:table-cell table:style-name="ce1" table:formula="of:=IF([.BQ44]&gt;=1; 0;IF([.BR44]&gt;=1;[.AH44]-1;IF([.BS44]&gt;=1;[.AI44]-1;11)))" office:value-type="float" office:value="2" calcext:value-type="float">
            <text:p>2</text:p>
          </table:table-cell>
          <table:table-cell table:formula="of:=IF([.BQ44]&gt;=2; 0;IF([.BR44]&gt;=2;[.AH44]-1;IF([.BS44]&gt;=2;[.AI44]-1;11)))" office:value-type="float" office:value="2" calcext:value-type="float">
            <text:p>2</text:p>
          </table:table-cell>
          <table:table-cell table:formula="of:=IF([.BQ44]&gt;=3; 0;IF([.BR44]&gt;=3;[.AH44]-1;IF([.BS44]&gt;=3;[.AI44]-1;11)))" office:value-type="float" office:value="-1" calcext:value-type="float">
            <text:p>-1</text:p>
          </table:table-cell>
          <table:table-cell table:formula="of:=IF([.BQ44]&gt;=4; 0;IF([.BR44]&gt;=4;[.AH44]-1;IF([.BS44]&gt;=4;[.AI44]-1;11)))" office:value-type="float" office:value="11" calcext:value-type="float">
            <text:p>11</text:p>
          </table:table-cell>
          <table:table-cell table:formula="of:= 4- COUNTBLANK([.H44:.K44])" office:value-type="float" office:value="0" calcext:value-type="float">
            <text:p>0</text:p>
          </table:table-cell>
          <table:table-cell table:formula="of:= MAX([.BQ44];4 -COUNTBLANK([.L44:.O44]))" office:value-type="float" office:value="2" calcext:value-type="float">
            <text:p>2</text:p>
          </table:table-cell>
          <table:table-cell table:formula="of:=MAX([.BR44];4-COUNTBLANK([.P44:.S44]))" office:value-type="float" office:value="3" calcext:value-type="float">
            <text:p>3</text:p>
          </table:table-cell>
          <table:table-cell table:formula="of:=IF([.D44]&lt;&gt;&quot;&quot;;4;SUM([.BM44:.BP44])/7)" office:value-type="float" office:value="4" calcext:value-type="float">
            <text:p>4</text:p>
          </table:table-cell>
          <table:table-cell table:number-columns-repeated="16"/>
          <table:table-cell table:formula="of:=IF([.A44]=&quot;&quot;;0;1)+IF([.B44]=&quot;&quot;;0;1)+IF([.C44]=&quot;&quot;;0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IF([.D44]=&quot;&quot;;&quot;&quot;;CONCATENATE(&quot;Symbols/Other/&quot;;[.D44];&quot;.png&quot;))" office:value-type="string" office:string-value="Symbols/Other/Trade.png" calcext:value-type="string">
            <text:p>Symbols/Other/Trade.png</text:p>
          </table:table-cell>
          <table:table-cell table:formula="of:=LEN([.A44])" office:value-type="float" office:value="4" calcext:value-type="float">
            <text:p>4</text:p>
          </table:table-cell>
          <table:table-cell table:formula="of:=LEN([.B44])" office:value-type="float" office:value="7" calcext:value-type="float">
            <text:p>7</text:p>
          </table:table-cell>
          <table:table-cell table:formula="of:=LEN([.C44])" office:value-type="float" office:value="8" calcext:value-type="float">
            <text:p>8</text:p>
          </table:table-cell>
          <table:table-cell table:formula="of:=CONCATENATE(IF([.FO44]&gt;0; CONCATENATE([.A44];&quot; (die_&quot;; [.H44]);&quot;&quot;); IF([.FO44]&gt;1; CONCATENATE(&quot;_&quot;;[.I44]);&quot;&quot;);IF([.FO44]&gt;2; CONCATENATE(&quot;_&quot;;[.J44]);&quot;&quot;);IF([.FO44]&gt;3; CONCATENATE(&quot;_&quot;;[.K44]);&quot;&quot;);IF([.FO44]&gt;0;&quot;)&quot;;[.A44]))" office:value-type="string" office:string-value="Abra" calcext:value-type="string">
            <text:p>Abra</text:p>
          </table:table-cell>
          <table:table-cell table:formula="of:=CONCATENATE(IF([.FP44]&gt;0; CONCATENATE([.B44];&quot; (die_&quot;; [.L44]);&quot;&quot;); IF([.FP44]&gt;1; CONCATENATE(&quot;_&quot;;[.M44]);&quot;&quot;);IF([.FP44]&gt;2; CONCATENATE(&quot;_&quot;;[.N44]);&quot;&quot;);IF([.FP44]&gt;3; CONCATENATE(&quot;_&quot;;[.O44]);&quot;&quot;);IF([.FP44]&gt;0;&quot;)&quot;;&quot;&quot;))" office:value-type="string" office:string-value="Kadabra (die_Psychic_Psychic)" calcext:value-type="string">
            <text:p>Kadabra (die_Psychic_Psychic)</text:p>
          </table:table-cell>
          <table:table-cell table:formula="of:=CONCATENATE(IF([.FQ44]&gt;0; CONCATENATE([.C44];&quot; (die_&quot;; [.P44]);&quot;&quot;); IF([.FQ44]&gt;1; CONCATENATE(&quot;_&quot;;[.Q44]);&quot;&quot;);IF([.FQ44]&gt;2; CONCATENATE(&quot;_&quot;;[.R44]);&quot;&quot;);IF([.FQ44]&gt;3; CONCATENATE(&quot;_&quot;;[.S44]);&quot;&quot;);IF([.FQ44]&gt;0;&quot;)&quot;;&quot;&quot;))" office:value-type="string" office:string-value="Alakazam (die_Psychic_Psychic_Psychic)" calcext:value-type="string">
            <text:p>Alakazam (die_Psychic_Psychic_Psychic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44] = &quot;&quot;; &quot;&quot;;MATCH([.AN44];[.$GV$2:.$GV$100];0)-3)" office:value-type="float" office:value="7" calcext:value-type="float">
            <text:p>7</text:p>
          </table:table-cell>
          <table:table-cell table:formula="of:=IF([.AO44] = &quot;&quot;; &quot;&quot;;MATCH([.AO44];[.$GV$2:.$GV$100];0)-3)" office:value-type="float" office:value="14" calcext:value-type="float">
            <text:p>14</text:p>
          </table:table-cell>
          <table:table-cell table:formula="of:=IF([.AP44] = &quot;&quot;; &quot;&quot;;MATCH([.AP44];[.$GV$2:.$GV$100];0)-3)" office:value-type="float" office:value="12" calcext:value-type="float">
            <text:p>12</text:p>
          </table:table-cell>
          <table:table-cell table:formula="of:=IF([.AQ44] = &quot;&quot;; &quot;&quot;;MATCH([.AQ44];[.$GV$2:.$GV$100];0)-3)" office:value-type="float" office:value="4" calcext:value-type="float">
            <text:p>4</text:p>
          </table:table-cell>
          <table:table-cell table:formula="of:=IF([.AR44] = &quot;&quot;; &quot;&quot;;MATCH([.AR44];[.$GV$2:.$GV$100];0)-3)" office:value-type="float" office:value="40" calcext:value-type="float">
            <text:p>40</text:p>
          </table:table-cell>
          <table:table-cell table:number-columns-repeated="2"/>
          <table:table-cell table:style-name="ce1" table:formula="of:=IFERROR(IF(OR(INDIRECT(&quot;$GX&quot; &amp; [.EV44]+4 )&gt;0;INDIRECT(&quot;$HI&quot; &amp; [.EV44]+4 )&gt;0);INDIRECT(&quot;$GY&quot; &amp; [.EV44]+4);&quot;&quot;);&quot;&quot;)">
            <text:p/>
          </table:table-cell>
          <table:table-cell table:style-name="ce1" table:formula="of:=IFERROR(IF(OR(INDIRECT(&quot;$GX&quot; &amp; [.EW44]+4 )&gt;0;INDIRECT(&quot;$HI&quot; &amp; [.EW44]+4 )&gt;0);INDIRECT(&quot;$GY&quot; &amp; [.EW44]+4);&quot;&quot;);&quot;&quot;)">
            <text:p/>
          </table:table-cell>
          <table:table-cell table:style-name="ce1" table:formula="of:=IFERROR(IF(OR(INDIRECT(&quot;$GX&quot; &amp; [.EX44]+4 )&gt;0;INDIRECT(&quot;$HI&quot; &amp; [.EX44]+4 )&gt;0);INDIRECT(&quot;$GY&quot; &amp; [.EX44]+4);&quot;&quot;);&quot;&quot;)" office:value-type="string" office:string-value="Grass" calcext:value-type="string">
            <text:p>Grass</text:p>
          </table:table-cell>
          <table:table-cell table:style-name="ce1" table:formula="of:=IFERROR(IF(OR(INDIRECT(&quot;$GX&quot; &amp; [.EY44]+4 )&gt;0;INDIRECT(&quot;$HI&quot; &amp; [.EY44]+4 )&gt;0);INDIRECT(&quot;$GY&quot; &amp; [.EY44]+4);&quot;&quot;);&quot;&quot;)" office:value-type="string" office:string-value="Fire" calcext:value-type="string">
            <text:p>Fire</text:p>
          </table:table-cell>
          <table:table-cell table:style-name="ce1" table:formula="of:=IFERROR(IF(OR(INDIRECT(&quot;$GX&quot; &amp; [.EZ44]+4 )&gt;0;INDIRECT(&quot;$HI&quot; &amp; [.EZ44]+4 )&gt;0);INDIRECT(&quot;$GY&quot; &amp; [.EZ44]+4);&quot;&quot;);&quot;&quot;)" office:value-type="string" office:string-value="Electric" calcext:value-type="string">
            <text:p>Electric</text:p>
          </table:table-cell>
          <table:table-cell table:formula="of:=IF([.EJ44]=&quot;&quot;;&quot;&quot;;(SMALL([.$EJ44:.$EN44];[.DX44])))" office:value-type="float" office:value="4" calcext:value-type="float">
            <text:p>4</text:p>
          </table:table-cell>
          <table:table-cell table:formula="of:=IF([.EK44]=&quot;&quot;;&quot;&quot;;(SMALL([.$EJ44:.$EN44];[.DY44])))" office:value-type="float" office:value="7" calcext:value-type="float">
            <text:p>7</text:p>
          </table:table-cell>
          <table:table-cell table:formula="of:=IF([.EL44]=&quot;&quot;;&quot;&quot;;(SMALL([.$EJ44:.$EN44];[.DZ44])))" office:value-type="float" office:value="12" calcext:value-type="float">
            <text:p>12</text:p>
          </table:table-cell>
          <table:table-cell table:style-name="ce1" table:formula="of:=IF([.EM44]=&quot;&quot;;&quot;&quot;;(SMALL([.$EJ44:.$EN44];[.EA44])))" office:value-type="float" office:value="14" calcext:value-type="float">
            <text:p>14</text:p>
          </table:table-cell>
          <table:table-cell table:style-name="ce1" table:formula="of:=IF([.EN44]=&quot;&quot;;&quot;&quot;;(SMALL([.$EJ44:.$EN44];[.EB44])))" office:value-type="float" office:value="40" calcext:value-type="float">
            <text:p>40</text:p>
          </table:table-cell>
          <table:table-cell table:formula="of:=IF([.EQ44]=&quot;&quot;;&quot;&quot;;CONCATENATE(&quot;symbols/types/only_color_exact/&quot;;[.EQ44];&quot;.png&quot;))">
            <text:p/>
          </table:table-cell>
          <table:table-cell table:formula="of:=IF([.ER44]=&quot;&quot;;&quot;&quot;;CONCATENATE(&quot;symbols/types/only_color_exact/&quot;;[.ER44];&quot;.png&quot;))">
            <text:p/>
          </table:table-cell>
          <table:table-cell table:formula="of:=IF([.ES44]=&quot;&quot;;&quot;&quot;;CONCATENATE(&quot;symbols/types/only_color_exact/&quot;;[.ES44];&quot;.png&quot;))" office:value-type="string" office:string-value="symbols/types/only_color_exact/Grass.png" calcext:value-type="string">
            <text:p>symbols/types/only_color_exact/Grass.png</text:p>
          </table:table-cell>
          <table:table-cell table:formula="of:=IF([.ET44]=&quot;&quot;;&quot;&quot;;CONCATENATE(&quot;symbols/types/only_color_exact/&quot;;[.ET44];&quot;.png&quot;))" office:value-type="string" office:string-value="symbols/types/only_color_exact/Fire.png" calcext:value-type="string">
            <text:p>symbols/types/only_color_exact/Fire.png</text:p>
          </table:table-cell>
          <table:table-cell table:formula="of:=IF([.EU44]=&quot;&quot;;&quot;&quot;;CONCATENATE(&quot;symbols/types/only_color_exact/&quot;;[.EU44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number-columns-repeated="5"/>
          <table:table-cell table:formula="of:=CONCATENATE(&quot;Symbols/Types/Weaknesses/&quot;; [.E44]; &quot;.png&quot;)" office:value-type="string" office:string-value="Symbols/Types/Weaknesses/Psychic.png" calcext:value-type="string">
            <text:p>Symbols/Types/Weaknesses/Psychic.png</text:p>
          </table:table-cell>
          <table:table-cell table:formula="of:=CONCATENATE(&quot;Symbols/Pokemon/&quot;;[.A44];&quot;.png&quot;)" office:value-type="string" office:string-value="Symbols/Pokemon/Abra.png" calcext:value-type="string">
            <text:p>Symbols/Pokemon/Abra.png</text:p>
          </table:table-cell>
          <table:table-cell table:formula="of:=CONCATENATE(&quot;Symbols/Pokemon/&quot;;[.B44];&quot;.png&quot;)" office:value-type="string" office:string-value="Symbols/Pokemon/Kadabra.png" calcext:value-type="string">
            <text:p>Symbols/Pokemon/Kadabra.png</text:p>
          </table:table-cell>
          <table:table-cell table:formula="of:=CONCATENATE(&quot;Symbols/Pokemon/&quot;;[.C44];&quot;.png&quot;)" office:value-type="string" office:string-value="Symbols/Pokemon/Alakazam.png" calcext:value-type="string">
            <text:p>Symbols/Pokemon/Alakazam.png</text:p>
          </table:table-cell>
          <table:table-cell table:formula="of:=IF([.H44]=&quot;&quot;;0;1)+IF([.I44]=&quot;&quot;;0;1) +IF([.J44]=&quot;&quot;;0;1)+ IF([.K44] = &quot;&quot;;0;1)" office:value-type="float" office:value="0" calcext:value-type="float">
            <text:p>0</text:p>
          </table:table-cell>
          <table:table-cell table:formula="of:=IF([.L44]=&quot;&quot;;0;1)+IF([.M44]=&quot;&quot;;0;1) +IF([.N44]=&quot;&quot;;0;1)+ IF([.O44] = &quot;&quot;;0;1)" office:value-type="float" office:value="2" calcext:value-type="float">
            <text:p>2</text:p>
          </table:table-cell>
          <table:table-cell table:formula="of:=IF([.P44]=&quot;&quot;;0;1)+IF([.Q44]=&quot;&quot;;0;1) +IF([.R44]=&quot;&quot;;0;1)+ IF([.S44] = &quot;&quot;;0;1)" office:value-type="float" office:value="3" calcext:value-type="float">
            <text:p>3</text:p>
          </table:table-cell>
          <table:table-cell table:formula="of:=CONCATENATE(&quot;Symbols/Dice/dice_&quot;;[.H4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I4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4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4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44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M44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N4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4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44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Q44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R44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S44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44])" office:value-type="string" office:string-value="Speed: 1" calcext:value-type="string">
            <text:p>Speed: 1</text:p>
          </table:table-cell>
          <table:table-cell/>
          <table:table-cell table:formula="of:=MATCH([.AJ44]; [.$GV$1:.$GV$1048576];0)" office:value-type="float" office:value="94" calcext:value-type="float">
            <text:p>94</text:p>
          </table:table-cell>
          <table:table-cell table:formula="of:=MATCH([.AK44]; [.$GV$1:.$GV$1048576];0)" office:value-type="float" office:value="31" calcext:value-type="float">
            <text:p>31</text:p>
          </table:table-cell>
          <table:table-cell table:formula="of:=MATCH([.AL44]; [.$GV$1:.$GV$1048576];0)" office:value-type="float" office:value="32" calcext:value-type="float">
            <text:p>32</text:p>
          </table:table-cell>
          <table:table-cell table:style-name="ce1" table:formula="of:=INDIRECT(&quot;HC&quot;&amp;[.GG44])" office:value-type="string" office:string-value="Change a Pok&amp;eacute;mon's position to any available hex." calcext:value-type="string">
            <text:p>Change a Pok&amp;eacute;mon's position to any available hex.</text:p>
          </table:table-cell>
          <table:table-cell table:style-name="ce1" table:formula="of:=INDIRECT(&quot;HC&quot;&amp;[.GH44])" office:value-type="string" office:string-value="Exhaust one of the target's attacks." calcext:value-type="string">
            <text:p>Exhaust one of the target's attacks.</text:p>
          </table:table-cell>
          <table:table-cell table:style-name="ce1" table:formula="of:=INDIRECT(&quot;HC&quot;&amp;[.GI44])">
            <text:p/>
          </table:table-cell>
          <table:table-cell table:style-name="ce1" table:formula="of:=INDIRECT(&quot;GW&quot;&amp;[.GG44])" office:value-type="float" office:value="1" calcext:value-type="float">
            <text:p>1</text:p>
          </table:table-cell>
          <table:table-cell table:style-name="ce1" table:formula="of:=INDIRECT(&quot;GW&quot;&amp;[.GH44])" office:value-type="float" office:value="1" calcext:value-type="float">
            <text:p>1</text:p>
          </table:table-cell>
          <table:table-cell table:style-name="ce1" table:formula="of:=INDIRECT(&quot;GW&quot;&amp;[.GI44])" office:value-type="float" office:value="0" calcext:value-type="float">
            <text:p>0</text:p>
          </table:table-cell>
          <table:table-cell table:style-name="ce1" table:formula="of:=INDIRECT(&quot;HE&quot;&amp;[.GG44])" office:value-type="string" office:string-value="Damage: " calcext:value-type="string">
            <text:p>Damage: </text:p>
          </table:table-cell>
          <table:table-cell table:style-name="ce1" table:formula="of:=INDIRECT(&quot;HE&quot;&amp;[.GH44])" office:value-type="string" office:string-value="Damage: " calcext:value-type="string">
            <text:p>Damage: </text:p>
          </table:table-cell>
          <table:table-cell table:style-name="ce1" table:formula="of:=INDIRECT(&quot;HE&quot;&amp;[.GI44])" office:value-type="string" office:string-value="Damage: (Psychic)" calcext:value-type="string">
            <text:p>Damage: (Psychic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Thunderbol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lectric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style-name="ce7" table:formula="of:=CONCATENATE([.HH44]; [.HB44])">
            <text:p/>
          </table:table-cell>
          <table:table-cell table:style-name="ce6" table:formula="of:=CONCATENATE(&quot;(&quot;;[.GY44];&quot;)&quot;)" office:value-type="string" office:string-value="(Electric)" calcext:value-type="string">
            <text:p>(Electric)</text:p>
          </table:table-cell>
          <table:table-cell table:style-name="ce6" table:formula="of:=CONCATENATE(&quot;Damage: &quot;;IF([.GX44]&gt;=1;[.HD44];&quot;&quot;);IF([.GX44]&gt;=2;[.HD44];&quot;&quot;);IF([.GX44]&gt;=3;[.HD44];&quot;&quot;);IF([.GX44]&gt;=4;[.HD44];&quot;&quot;);IF([.GX44]&gt;=5;[.HD44];&quot;&quot;);IF([.HI44]=1;CONCATENATE(&quot;(&quot;;[.GY44];&quot;_x)&quot;);&quot;&quot;))" office:value-type="string" office:string-value="Damage: (Electric)(Electric)" calcext:value-type="string">
            <text:p>Damage: (Electric)(Electric)</text:p>
          </table:table-cell>
          <table:table-cell table:style-name="ce6"/>
          <table:table-cell table:style-name="ce6" table:formula="of:=CONCATENATE(IF([.HA44]&lt;&gt;&quot;all hostile Pok&amp;eacute;mon&quot;;&quot;(&quot;;&quot;&quot;);[.HA44];IF([.HA44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44] &lt;&gt; &quot;&quot;; CONCATENATE(&quot;Affects: &quot;; [.HG44]; &quot;. &quot;);&quot;&quot;)">
            <text:p/>
          </table:table-cell>
          <table:table-cell table:style-name="ce6"/>
          <table:table-cell table:style-name="ce6" table:formula="of:=CONCATENATE([.GV44]; IF([.GW44]=1;&quot; (cc)&quot;;&quot;&quot;))" office:value-type="string" office:string-value="Thunderbolt (cc)" calcext:value-type="string">
            <text:p>Thunderbolt (cc)</text:p>
          </table:table-cell>
          <table:table-cell table:style-name="ce6" table:formula="of:=CONCATENATE(&quot;Symbols/attack_imgs/&quot;;[.GV44];&quot;.png&quot;)" office:value-type="string" office:string-value="Symbols/attack_imgs/Thunderbolt.png" calcext:value-type="string">
            <text:p>Symbols/attack_imgs/Thunderbolt.png</text:p>
          </table:table-cell>
          <table:table-cell table:style-name="ce6" table:formula="of:=CONCATENATE(&quot;TM &quot;; [.GU44]-3; &quot; (&quot;;[.GY44]; &quot;_t) &amp;nbsp &quot;; [.GV44];  IF([.GW44]=1;&quot; (cc)&quot;;&quot;&quot;))" office:value-type="string" office:string-value="TM 40 (Electric_t) &amp;nbsp Thunderbolt (cc)" calcext:value-type="string">
            <text:p>TM 40 (Electric_t) &amp;nbsp Thunderbolt (cc)</text:p>
          </table:table-cell>
          <table:table-cell table:style-name="ce6" table:formula="of:=CONCATENATE([.HH44];[.HB44])">
            <text:p/>
          </table:table-cell>
          <table:table-cell/>
          <table:table-cell table:formula="of:=IF([.GZ44]=&quot;none&quot;;&quot;&quot;;[.GZ44])" office:value-type="float" office:value="7" calcext:value-type="float">
            <text:p>7</text:p>
          </table:table-cell>
          <table:table-cell table:number-columns-repeated="2"/>
          <table:table-cell table:formula="of:=IF(INDIRECT(&quot;GZ&quot;&amp;[.GG44])=&quot;none&quot;;&quot;&quot;;INDIRECT(&quot;GZ&quot;&amp;[.GG44]))" office:value-type="float" office:value="9" calcext:value-type="float">
            <text:p>9</text:p>
          </table:table-cell>
          <table:table-cell table:formula="of:=IF(INDIRECT(&quot;GZ&quot;&amp;[.GH44])=&quot;none&quot;;&quot;&quot;;INDIRECT(&quot;GZ&quot;&amp;[.GH44]))" office:value-type="float" office:value="7" calcext:value-type="float">
            <text:p>7</text:p>
          </table:table-cell>
          <table:table-cell table:formula="of:=IF(INDIRECT(&quot;GZ&quot;&amp;[.GI44])=&quot;none&quot;;&quot;&quot;;INDIRECT(&quot;GZ&quot;&amp;[.GI44]))"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P44]=1;&quot;H&quot;;&quot;&quot;)">
            <text:p/>
          </table:table-cell>
          <table:table-cell table:formula="of:=IF([.IQ44]=1;&quot;H&quot;;&quot;&quot;)">
            <text:p/>
          </table:table-cell>
          <table:table-cell table:formula="of:=IF([.IR44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5">
          <table:table-cell office:value-type="string" calcext:value-type="string">
            <text:p>Psyduck</text:p>
          </table:table-cell>
          <table:table-cell office:value-type="string" calcext:value-type="string">
            <text:p>Golduck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Headache</text:p>
          </table:table-cell>
          <table:table-cell office:value-type="string" calcext:value-type="string">
            <text:p>After activating, take (normal) and deal (psychic) to each adjacent Pok&amp;eacute;mon.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5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45:.AE45];&quot;&gt;1&quot;)-COUNTIF([.T45:.AE45];&quot;&gt;2&quot;)-COUNTIF([.T45:.AE45];&quot;&gt;3&quot;)-COUNTIF([.T45:.AE45];&quot;&gt;4&quot;)-COUNTIF([.T45:.AE45];&quot;&gt;5&quot;)-COUNTIF([.T45:.AE45];&quot;&gt;6&quot;)-COUNTIF([.T45:.AE45];&quot;&gt;7&quot;)-COUNTIF([.T45:.AE45];&quot;&gt;8&quot;)" office:value-type="float" office:value="9" calcext:value-type="float">
            <text:p>9</text:p>
          </table:table-cell>
          <table:table-cell table:formula="of:=SUM([.T45:.AE45])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ubble Beam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Skull Bash</text:p>
          </table:table-cell>
          <table:table-cell table:number-columns-repeated="2"/>
          <table:table-cell table:style-name="ce59" table:formula="of:=ROUND([.AG45]+(12-[.AF45])-[.BA45]/2+[.BF45]+[.BG45]-[.BT45]+[.AZ45]*2/3+[.BC45]-[.AX45];1)" office:value-type="float" office:value="10.8" calcext:value-type="float">
            <text:p>10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t. Moon</text:p>
          </table:table-cell>
          <table:table-cell table:style-name="ce1" table:formula="of:=IF([.AW45]=&quot;Starter&quot;; 0;IF([.AW45]=&quot;Route 1&quot;;0; IF([.AW45]=&quot;Viridian Forest&quot;;0;IF([.AW45]=&quot;Cycling Road&quot;;0;0.7))))" office:value-type="float" office:value="0.7" calcext:value-type="float">
            <text:p>0.7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formula="of:=IF([.D45]=&quot;&quot;;IF([.I45]&lt;&gt;&quot;&quot;;0;IF([.M45]&lt;&gt;&quot;&quot;;[.AH45]-1;[.AI45]-1));IF([.M45]&lt;&gt;&quot;&quot;;0;IF([.Q45]&lt;&gt;&quot;&quot;;[.AH45]-1)))" office:value-type="float" office:value="4" calcext:value-type="float">
            <text:p>4</text:p>
          </table:table-cell>
          <table:table-cell/>
          <table:table-cell table:formula="of:=IF([.AM45]=1;0;IF([.AM45]=2;1;IF([.AM45]=3;1.7;IF([.AM45]=4;2.2;IF([.AM45]=5;2.55;IF([.AM45]=6;2.8;IF([.AM45]=7;3)))))))"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table:formula="of:=[.BD45] *(2 -[.BE45])/2"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NDIRECT(&quot;HJ&quot;&amp;[.GG45])" office:value-type="string" office:string-value="Bubble Beam" calcext:value-type="string">
            <text:p>Bubble Beam</text:p>
          </table:table-cell>
          <table:table-cell table:style-name="ce1" table:formula="of:=INDIRECT(&quot;HJ&quot;&amp;[.GH45])" office:value-type="string" office:string-value="Psychic (cc)" calcext:value-type="string">
            <text:p>Psychic (cc)</text:p>
          </table:table-cell>
          <table:table-cell table:style-name="ce1" table:formula="of:=INDIRECT(&quot;HJ&quot;&amp;[.GI45])" office:value-type="string" office:string-value="Slash (cc)" calcext:value-type="string">
            <text:p>Slash (cc)</text:p>
          </table:table-cell>
          <table:table-cell/>
          <table:table-cell table:style-name="ce1" table:formula="of:=IF([.BQ45]&gt;=1; 0;IF([.BR45]&gt;=1;[.AH45]-1;IF([.BS45]&gt;=1;[.AI45]-1;11)))" office:value-type="float" office:value="0" calcext:value-type="float">
            <text:p>0</text:p>
          </table:table-cell>
          <table:table-cell table:formula="of:=IF([.BQ45]&gt;=2; 0;IF([.BR45]&gt;=2;[.AH45]-1;IF([.BS45]&gt;=2;[.AI45]-1;11)))" office:value-type="float" office:value="4" calcext:value-type="float">
            <text:p>4</text:p>
          </table:table-cell>
          <table:table-cell table:formula="of:=IF([.BQ45]&gt;=3; 0;IF([.BR45]&gt;=3;[.AH45]-1;IF([.BS45]&gt;=3;[.AI45]-1;11)))" office:value-type="float" office:value="4" calcext:value-type="float">
            <text:p>4</text:p>
          </table:table-cell>
          <table:table-cell table:formula="of:=IF([.BQ45]&gt;=4; 0;IF([.BR45]&gt;=4;[.AH45]-1;IF([.BS45]&gt;=4;[.AI45]-1;11)))" office:value-type="float" office:value="11" calcext:value-type="float">
            <text:p>11</text:p>
          </table:table-cell>
          <table:table-cell table:formula="of:= 4- COUNTBLANK([.H45:.K45])" office:value-type="float" office:value="1" calcext:value-type="float">
            <text:p>1</text:p>
          </table:table-cell>
          <table:table-cell table:formula="of:= MAX([.BQ45];4 -COUNTBLANK([.L45:.O45]))" office:value-type="float" office:value="3" calcext:value-type="float">
            <text:p>3</text:p>
          </table:table-cell>
          <table:table-cell table:formula="of:=MAX([.BR45];4-COUNTBLANK([.P45:.S45]))" office:value-type="float" office:value="3" calcext:value-type="float">
            <text:p>3</text:p>
          </table:table-cell>
          <table:table-cell table:formula="of:=IF([.D45]&lt;&gt;&quot;&quot;;4;SUM([.BM45:.BP45])/7)" office:value-type="float" office:value="2.71428571428571" calcext:value-type="float">
            <text:p>2.71428571428571</text:p>
          </table:table-cell>
          <table:table-cell table:number-columns-repeated="16"/>
          <table:table-cell table:formula="of:=IF([.A45]=&quot;&quot;;0;1)+IF([.B45]=&quot;&quot;;0;1)+IF([.C45]=&quot;&quot;;0;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IF([.D45]=&quot;&quot;;&quot;&quot;;CONCATENATE(&quot;Symbols/Other/&quot;;[.D45];&quot;.png&quot;))">
            <text:p/>
          </table:table-cell>
          <table:table-cell table:formula="of:=LEN([.A45])" office:value-type="float" office:value="7" calcext:value-type="float">
            <text:p>7</text:p>
          </table:table-cell>
          <table:table-cell table:formula="of:=LEN([.B45])" office:value-type="float" office:value="7" calcext:value-type="float">
            <text:p>7</text:p>
          </table:table-cell>
          <table:table-cell table:formula="of:=LEN([.C45])" office:value-type="float" office:value="0" calcext:value-type="float">
            <text:p>0</text:p>
          </table:table-cell>
          <table:table-cell table:formula="of:=CONCATENATE(IF([.FO45]&gt;0; CONCATENATE([.A45];&quot; (die_&quot;; [.H45]);&quot;&quot;); IF([.FO45]&gt;1; CONCATENATE(&quot;_&quot;;[.I45]);&quot;&quot;);IF([.FO45]&gt;2; CONCATENATE(&quot;_&quot;;[.J45]);&quot;&quot;);IF([.FO45]&gt;3; CONCATENATE(&quot;_&quot;;[.K45]);&quot;&quot;);IF([.FO45]&gt;0;&quot;)&quot;;[.A45]))" office:value-type="string" office:string-value="Psyduck (die_Water)" calcext:value-type="string">
            <text:p>Psyduck (die_Water)</text:p>
          </table:table-cell>
          <table:table-cell table:formula="of:=CONCATENATE(IF([.FP45]&gt;0; CONCATENATE([.B45];&quot; (die_&quot;; [.L45]);&quot;&quot;); IF([.FP45]&gt;1; CONCATENATE(&quot;_&quot;;[.M45]);&quot;&quot;);IF([.FP45]&gt;2; CONCATENATE(&quot;_&quot;;[.N45]);&quot;&quot;);IF([.FP45]&gt;3; CONCATENATE(&quot;_&quot;;[.O45]);&quot;&quot;);IF([.FP45]&gt;0;&quot;)&quot;;&quot;&quot;))" office:value-type="string" office:string-value="Golduck (die_Water_Water_Psychic)" calcext:value-type="string">
            <text:p>Golduck (die_Water_Water_Psychic)</text:p>
          </table:table-cell>
          <table:table-cell table:formula="of:=CONCATENATE(IF([.FQ45]&gt;0; CONCATENATE([.C45];&quot; (die_&quot;; [.P45]);&quot;&quot;); IF([.FQ45]&gt;1; CONCATENATE(&quot;_&quot;;[.Q45]);&quot;&quot;);IF([.FQ45]&gt;2; CONCATENATE(&quot;_&quot;;[.R45]);&quot;&quot;);IF([.FQ45]&gt;3; CONCATENATE(&quot;_&quot;;[.S45]);&quot;&quot;);IF([.FQ45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45] = &quot;&quot;; &quot;&quot;;MATCH([.AN45];[.$GV$2:.$GV$100];0)-3)" office:value-type="float" office:value="33" calcext:value-type="float">
            <text:p>33</text:p>
          </table:table-cell>
          <table:table-cell table:formula="of:=IF([.AO45] = &quot;&quot;; &quot;&quot;;MATCH([.AO45];[.$GV$2:.$GV$100];0)-3)" office:value-type="float" office:value="1" calcext:value-type="float">
            <text:p>1</text:p>
          </table:table-cell>
          <table:table-cell table:formula="of:=IF([.AP45] = &quot;&quot;; &quot;&quot;;MATCH([.AP45];[.$GV$2:.$GV$100];0)-3)" office:value-type="float" office:value="30" calcext:value-type="float">
            <text:p>30</text:p>
          </table:table-cell>
          <table:table-cell table:formula="of:=IF([.AQ45] = &quot;&quot;; &quot;&quot;;MATCH([.AQ45];[.$GV$2:.$GV$100];0)-3)">
            <text:p/>
          </table:table-cell>
          <table:table-cell table:formula="of:=IF([.AR45] = &quot;&quot;; &quot;&quot;;MATCH([.AR45];[.$GV$2:.$GV$100];0)-3)">
            <text:p/>
          </table:table-cell>
          <table:table-cell table:number-columns-repeated="2"/>
          <table:table-cell table:style-name="ce1" table:formula="of:=IFERROR(IF(OR(INDIRECT(&quot;$GX&quot; &amp; [.EV45]+4 )&gt;0;INDIRECT(&quot;$HI&quot; &amp; [.EV45]+4 )&gt;0);INDIRECT(&quot;$GY&quot; &amp; [.EV45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45]+4 )&gt;0;INDIRECT(&quot;$HI&quot; &amp; [.EW45]+4 )&gt;0);INDIRECT(&quot;$GY&quot; &amp; [.EW45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45]+4 )&gt;0;INDIRECT(&quot;$HI&quot; &amp; [.EX45]+4 )&gt;0);INDIRECT(&quot;$GY&quot; &amp; [.EX45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45]+4 )&gt;0;INDIRECT(&quot;$HI&quot; &amp; [.EY45]+4 )&gt;0);INDIRECT(&quot;$GY&quot; &amp; [.EY45]+4);&quot;&quot;);&quot;&quot;)">
            <text:p/>
          </table:table-cell>
          <table:table-cell table:style-name="ce1" table:formula="of:=IFERROR(IF(OR(INDIRECT(&quot;$GX&quot; &amp; [.EZ45]+4 )&gt;0;INDIRECT(&quot;$HI&quot; &amp; [.EZ45]+4 )&gt;0);INDIRECT(&quot;$GY&quot; &amp; [.EZ45]+4);&quot;&quot;);&quot;&quot;)">
            <text:p/>
          </table:table-cell>
          <table:table-cell table:formula="of:=IF([.EJ45]=&quot;&quot;;&quot;&quot;;(SMALL([.$EJ45:.$EN45];[.DX45])))" office:value-type="float" office:value="1" calcext:value-type="float">
            <text:p>1</text:p>
          </table:table-cell>
          <table:table-cell table:formula="of:=IF([.EK45]=&quot;&quot;;&quot;&quot;;(SMALL([.$EJ45:.$EN45];[.DY45])))" office:value-type="float" office:value="30" calcext:value-type="float">
            <text:p>30</text:p>
          </table:table-cell>
          <table:table-cell table:formula="of:=IF([.EL45]=&quot;&quot;;&quot;&quot;;(SMALL([.$EJ45:.$EN45];[.DZ45])))" office:value-type="float" office:value="33" calcext:value-type="float">
            <text:p>33</text:p>
          </table:table-cell>
          <table:table-cell table:style-name="ce1" table:formula="of:=IF([.EM45]=&quot;&quot;;&quot;&quot;;(SMALL([.$EJ45:.$EN45];[.EA45])))">
            <text:p/>
          </table:table-cell>
          <table:table-cell table:style-name="ce1" table:formula="of:=IF([.EN45]=&quot;&quot;;&quot;&quot;;(SMALL([.$EJ45:.$EN45];[.EB45])))">
            <text:p/>
          </table:table-cell>
          <table:table-cell table:formula="of:=IF([.EQ45]=&quot;&quot;;&quot;&quot;;CONCATENATE(&quot;symbols/types/only_color_exact/&quot;;[.EQ45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45]=&quot;&quot;;&quot;&quot;;CONCATENATE(&quot;symbols/types/only_color_exact/&quot;;[.ER45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45]=&quot;&quot;;&quot;&quot;;CONCATENATE(&quot;symbols/types/only_color_exact/&quot;;[.ES45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45]=&quot;&quot;;&quot;&quot;;CONCATENATE(&quot;symbols/types/only_color_exact/&quot;;[.ET45];&quot;.png&quot;))">
            <text:p/>
          </table:table-cell>
          <table:table-cell table:formula="of:=IF([.EU45]=&quot;&quot;;&quot;&quot;;CONCATENATE(&quot;symbols/types/only_color_exact/&quot;;[.EU45];&quot;.png&quot;))">
            <text:p/>
          </table:table-cell>
          <table:table-cell table:number-columns-repeated="5"/>
          <table:table-cell table:formula="of:=CONCATENATE(&quot;Symbols/Types/Weaknesses/&quot;; [.E45]; &quot;.png&quot;)" office:value-type="string" office:string-value="Symbols/Types/Weaknesses/Water.png" calcext:value-type="string">
            <text:p>Symbols/Types/Weaknesses/Water.png</text:p>
          </table:table-cell>
          <table:table-cell table:formula="of:=CONCATENATE(&quot;Symbols/Pokemon/&quot;;[.A45];&quot;.png&quot;)" office:value-type="string" office:string-value="Symbols/Pokemon/Psyduck.png" calcext:value-type="string">
            <text:p>Symbols/Pokemon/Psyduck.png</text:p>
          </table:table-cell>
          <table:table-cell table:formula="of:=CONCATENATE(&quot;Symbols/Pokemon/&quot;;[.B45];&quot;.png&quot;)" office:value-type="string" office:string-value="Symbols/Pokemon/Golduck.png" calcext:value-type="string">
            <text:p>Symbols/Pokemon/Golduck.png</text:p>
          </table:table-cell>
          <table:table-cell table:formula="of:=CONCATENATE(&quot;Symbols/Pokemon/&quot;;[.C45];&quot;.png&quot;)" office:value-type="string" office:string-value="Symbols/Pokemon/.png" calcext:value-type="string">
            <text:p>Symbols/Pokemon/.png</text:p>
          </table:table-cell>
          <table:table-cell table:formula="of:=IF([.H45]=&quot;&quot;;0;1)+IF([.I45]=&quot;&quot;;0;1) +IF([.J45]=&quot;&quot;;0;1)+ IF([.K45] = &quot;&quot;;0;1)" office:value-type="float" office:value="1" calcext:value-type="float">
            <text:p>1</text:p>
          </table:table-cell>
          <table:table-cell table:formula="of:=IF([.L45]=&quot;&quot;;0;1)+IF([.M45]=&quot;&quot;;0;1) +IF([.N45]=&quot;&quot;;0;1)+ IF([.O45] = &quot;&quot;;0;1)" office:value-type="float" office:value="3" calcext:value-type="float">
            <text:p>3</text:p>
          </table:table-cell>
          <table:table-cell table:formula="of:=IF([.P45]=&quot;&quot;;0;1)+IF([.Q45]=&quot;&quot;;0;1) +IF([.R45]=&quot;&quot;;0;1)+ IF([.S45] = &quot;&quot;;0;1)" office:value-type="float" office:value="0" calcext:value-type="float">
            <text:p>0</text:p>
          </table:table-cell>
          <table:table-cell table:formula="of:=CONCATENATE(&quot;Symbols/Dice/dice_&quot;;[.H45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I4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4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4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45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M45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N45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O4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4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4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4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45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45])" office:value-type="string" office:string-value="Speed: 3" calcext:value-type="string">
            <text:p>Speed: 3</text:p>
          </table:table-cell>
          <table:table-cell/>
          <table:table-cell table:formula="of:=MATCH([.AJ45]; [.$GV$1:.$GV$1048576];0)" office:value-type="float" office:value="83" calcext:value-type="float">
            <text:p>83</text:p>
          </table:table-cell>
          <table:table-cell table:formula="of:=MATCH([.AK45]; [.$GV$1:.$GV$1048576];0)" office:value-type="float" office:value="33" calcext:value-type="float">
            <text:p>33</text:p>
          </table:table-cell>
          <table:table-cell table:formula="of:=MATCH([.AL45]; [.$GV$1:.$GV$1048576];0)" office:value-type="float" office:value="38" calcext:value-type="float">
            <text:p>38</text:p>
          </table:table-cell>
          <table:table-cell table:style-name="ce1" table:formula="of:=INDIRECT(&quot;HC&quot;&amp;[.GG45])" office:value-type="string" office:string-value="Affects: (2_line). " calcext:value-type="string">
            <text:p>Affects: (2_line). </text:p>
          </table:table-cell>
          <table:table-cell table:style-name="ce1" table:formula="of:=INDIRECT(&quot;HC&quot;&amp;[.GH45])">
            <text:p/>
          </table:table-cell>
          <table:table-cell table:style-name="ce1" table:formula="of:=INDIRECT(&quot;HC&quot;&amp;[.GI45])" office:value-type="string" office:string-value="Affects: (half). " calcext:value-type="string">
            <text:p>Affects: (half). </text:p>
          </table:table-cell>
          <table:table-cell table:style-name="ce1" table:formula="of:=INDIRECT(&quot;GW&quot;&amp;[.GG45])" office:value-type="float" office:value="0" calcext:value-type="float">
            <text:p>0</text:p>
          </table:table-cell>
          <table:table-cell table:style-name="ce1" table:formula="of:=INDIRECT(&quot;GW&quot;&amp;[.GH45])" office:value-type="float" office:value="1" calcext:value-type="float">
            <text:p>1</text:p>
          </table:table-cell>
          <table:table-cell table:style-name="ce1" table:formula="of:=INDIRECT(&quot;GW&quot;&amp;[.GI45])" office:value-type="float" office:value="1" calcext:value-type="float">
            <text:p>1</text:p>
          </table:table-cell>
          <table:table-cell table:style-name="ce1" table:formula="of:=INDIRECT(&quot;HE&quot;&amp;[.GG45])" office:value-type="string" office:string-value="Damage: (Water)(Water)" calcext:value-type="string">
            <text:p>Damage: (Water)(Water)</text:p>
          </table:table-cell>
          <table:table-cell table:style-name="ce1" table:formula="of:=INDIRECT(&quot;HE&quot;&amp;[.GH45])" office:value-type="string" office:string-value="Damage: (Psychic)(Psychic)" calcext:value-type="string">
            <text:p>Damage: (Psychic)(Psychic)</text:p>
          </table:table-cell>
          <table:table-cell table:style-name="ce1" table:formula="of:=INDIRECT(&quot;HE&quot;&amp;[.GI45])" office:value-type="string" office:string-value="Damage: (Normal)(Normal)(Normal)" calcext:value-type="string">
            <text:p>Damage: (Normal)(Normal)(Normal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Sludge Bom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ircle</text:p>
          </table:table-cell>
          <table:table-cell table:style-name="ce6"/>
          <table:table-cell table:style-name="ce7" table:formula="of:=CONCATENATE([.HH45]; [.HB45])" office:value-type="string" office:string-value="Affects: (circle). " calcext:value-type="string">
            <text:p>Affects: (circle). </text:p>
          </table:table-cell>
          <table:table-cell table:style-name="ce6" table:formula="of:=CONCATENATE(&quot;(&quot;;[.GY45];&quot;)&quot;)" office:value-type="string" office:string-value="(Grass)" calcext:value-type="string">
            <text:p>(Grass)</text:p>
          </table:table-cell>
          <table:table-cell table:style-name="ce6" table:formula="of:=CONCATENATE(&quot;Damage: &quot;;IF([.GX45]&gt;=1;[.HD45];&quot;&quot;);IF([.GX45]&gt;=2;[.HD45];&quot;&quot;);IF([.GX45]&gt;=3;[.HD45];&quot;&quot;);IF([.GX45]&gt;=4;[.HD45];&quot;&quot;);IF([.GX45]&gt;=5;[.HD45];&quot;&quot;);IF([.HI45]=1;CONCATENATE(&quot;(&quot;;[.GY45];&quot;_x)&quot;);&quot;&quot;))" office:value-type="string" office:string-value="Damage: (Grass)(Grass)" calcext:value-type="string">
            <text:p>Damage: (Grass)(Grass)</text:p>
          </table:table-cell>
          <table:table-cell table:style-name="ce6"/>
          <table:table-cell table:style-name="ce6" table:formula="of:=CONCATENATE(IF([.HA45]&lt;&gt;&quot;all hostile Pok&amp;eacute;mon&quot;;&quot;(&quot;;&quot;&quot;);[.HA45];IF([.HA45]&lt;&gt;&quot;all hostile Pok&amp;eacute;mon&quot;; &quot;)&quot;; &quot;&quot;))" office:value-type="string" office:string-value="(circle)" calcext:value-type="string">
            <text:p>(circle)</text:p>
          </table:table-cell>
          <table:table-cell table:style-name="ce6" table:formula="of:=IF([.HA45] &lt;&gt; &quot;&quot;; CONCATENATE(&quot;Affects: &quot;; [.HG45]; &quot;. &quot;);&quot;&quot;)" office:value-type="string" office:string-value="Affects: (circle). " calcext:value-type="string">
            <text:p>Affects: (circle). </text:p>
          </table:table-cell>
          <table:table-cell table:style-name="ce6"/>
          <table:table-cell table:style-name="ce6" table:formula="of:=CONCATENATE([.GV45]; IF([.GW45]=1;&quot; (cc)&quot;;&quot;&quot;))" office:value-type="string" office:string-value="Sludge Bomb (cc)" calcext:value-type="string">
            <text:p>Sludge Bomb (cc)</text:p>
          </table:table-cell>
          <table:table-cell table:style-name="ce6" table:formula="of:=CONCATENATE(&quot;Symbols/attack_imgs/&quot;;[.GV45];&quot;.png&quot;)" office:value-type="string" office:string-value="Symbols/attack_imgs/Sludge Bomb.png" calcext:value-type="string">
            <text:p>Symbols/attack_imgs/Sludge Bomb.png</text:p>
          </table:table-cell>
          <table:table-cell table:style-name="ce6" table:formula="of:=CONCATENATE(&quot;TM &quot;; [.GU45]-3; &quot; (&quot;;[.GY45]; &quot;_t) &amp;nbsp &quot;; [.GV45];  IF([.GW45]=1;&quot; (cc)&quot;;&quot;&quot;))" office:value-type="string" office:string-value="TM 41 (Grass_t) &amp;nbsp Sludge Bomb (cc)" calcext:value-type="string">
            <text:p>TM 41 (Grass_t) &amp;nbsp Sludge Bomb (cc)</text:p>
          </table:table-cell>
          <table:table-cell table:style-name="ce6" table:formula="of:=CONCATENATE([.HH45];[.HB45])" office:value-type="string" office:string-value="Affects: (circle). " calcext:value-type="string">
            <text:p>Affects: (circle). </text:p>
          </table:table-cell>
          <table:table-cell/>
          <table:table-cell table:formula="of:=IF([.GZ45]=&quot;none&quot;;&quot;&quot;;[.GZ45])" office:value-type="float" office:value="3" calcext:value-type="float">
            <text:p>3</text:p>
          </table:table-cell>
          <table:table-cell table:number-columns-repeated="2"/>
          <table:table-cell table:formula="of:=IF(INDIRECT(&quot;GZ&quot;&amp;[.GG45])=&quot;none&quot;;&quot;&quot;;INDIRECT(&quot;GZ&quot;&amp;[.GG45]))" office:value-type="float" office:value="2" calcext:value-type="float">
            <text:p>2</text:p>
          </table:table-cell>
          <table:table-cell table:formula="of:=IF(INDIRECT(&quot;GZ&quot;&amp;[.GH45])=&quot;none&quot;;&quot;&quot;;INDIRECT(&quot;GZ&quot;&amp;[.GH45]))" office:value-type="float" office:value="7" calcext:value-type="float">
            <text:p>7</text:p>
          </table:table-cell>
          <table:table-cell table:formula="of:=IF(INDIRECT(&quot;GZ&quot;&amp;[.GI45])=&quot;none&quot;;&quot;&quot;;INDIRECT(&quot;GZ&quot;&amp;[.GI45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IP45]=1;&quot;H&quot;;&quot;&quot;)">
            <text:p/>
          </table:table-cell>
          <table:table-cell table:formula="of:=IF([.IQ45]=1;&quot;H&quot;;&quot;&quot;)" office:value-type="string" office:string-value="H" calcext:value-type="string">
            <text:p>H</text:p>
          </table:table-cell>
          <table:table-cell table:formula="of:=IF([.IR45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Omanyte</text:p>
          </table:table-cell>
          <table:table-cell office:value-type="string" calcext:value-type="string">
            <text:p>Omastar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Light Armor</text:p>
          </table:table-cell>
          <table:table-cell office:value-type="string" calcext:value-type="string">
            <text:p>Reduce (health) lost by 1 when attacked by nonadjacent Pok&amp;eacute;mon.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2"/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5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46:.AE46];&quot;&gt;1&quot;)-COUNTIF([.T46:.AE46];&quot;&gt;2&quot;)-COUNTIF([.T46:.AE46];&quot;&gt;3&quot;)-COUNTIF([.T46:.AE46];&quot;&gt;4&quot;)-COUNTIF([.T46:.AE46];&quot;&gt;5&quot;)-COUNTIF([.T46:.AE46];&quot;&gt;6&quot;)-COUNTIF([.T46:.AE46];&quot;&gt;7&quot;)-COUNTIF([.T46:.AE46];&quot;&gt;8&quot;)" office:value-type="float" office:value="9" calcext:value-type="float">
            <text:p>9</text:p>
          </table:table-cell>
          <table:table-cell table:formula="of:=SUM([.T46:.AE46])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ubble Beam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Hydro P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Iron Tail</text:p>
          </table:table-cell>
          <table:table-cell table:style-name="ce59" table:formula="of:=ROUND([.AG46]+(12-[.AF46])-[.BA46]/2+[.BF46]+[.BG46]-[.BT46]+[.AZ46]*2/3+[.BC46]-[.AX46];1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t. Moon</text:p>
          </table:table-cell>
          <table:table-cell table:style-name="ce1" table:formula="of:=IF([.AW46]=&quot;Starter&quot;; 0;IF([.AW46]=&quot;Route 1&quot;;0; IF([.AW46]=&quot;Viridian Forest&quot;;0;IF([.AW46]=&quot;Cycling Road&quot;;0;0.7))))" office:value-type="float" office:value="0.7" calcext:value-type="float">
            <text:p>0.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D46]=&quot;&quot;;IF([.I46]&lt;&gt;&quot;&quot;;0;IF([.M46]&lt;&gt;&quot;&quot;;[.AH46]-1;[.AI46]-1));IF([.M46]&lt;&gt;&quot;&quot;;0;IF([.Q46]&lt;&gt;&quot;&quot;;[.AH46]-1)))" office:value-type="float" office:value="0" calcext:value-type="float">
            <text:p>0</text:p>
          </table:table-cell>
          <table:table-cell/>
          <table:table-cell table:formula="of:=IF([.AM46]=1;0;IF([.AM46]=2;1;IF([.AM46]=3;1.7;IF([.AM46]=4;2.2;IF([.AM46]=5;2.55;IF([.AM46]=6;2.8;IF([.AM46]=7;3)))))))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.BD46] *(2 -[.BE46])/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46])" office:value-type="string" office:string-value="Bubble Beam" calcext:value-type="string">
            <text:p>Bubble Beam</text:p>
          </table:table-cell>
          <table:table-cell table:style-name="ce1" table:formula="of:=INDIRECT(&quot;HJ&quot;&amp;[.GH46])" office:value-type="string" office:string-value="Ancient Power (cc)" calcext:value-type="string">
            <text:p>Ancient Power (cc)</text:p>
          </table:table-cell>
          <table:table-cell table:style-name="ce1" table:formula="of:=INDIRECT(&quot;HJ&quot;&amp;[.GI46])" office:value-type="string" office:string-value="Hydro Pump (cc)" calcext:value-type="string">
            <text:p>Hydro Pump (cc)</text:p>
          </table:table-cell>
          <table:table-cell/>
          <table:table-cell table:style-name="ce1" table:formula="of:=IF([.BQ46]&gt;=1; 0;IF([.BR46]&gt;=1;[.AH46]-1;IF([.BS46]&gt;=1;[.AI46]-1;11)))" office:value-type="float" office:value="0" calcext:value-type="float">
            <text:p>0</text:p>
          </table:table-cell>
          <table:table-cell table:formula="of:=IF([.BQ46]&gt;=2; 0;IF([.BR46]&gt;=2;[.AH46]-1;IF([.BS46]&gt;=2;[.AI46]-1;11)))" office:value-type="float" office:value="0" calcext:value-type="float">
            <text:p>0</text:p>
          </table:table-cell>
          <table:table-cell table:formula="of:=IF([.BQ46]&gt;=3; 0;IF([.BR46]&gt;=3;[.AH46]-1;IF([.BS46]&gt;=3;[.AI46]-1;11)))" office:value-type="float" office:value="4" calcext:value-type="float">
            <text:p>4</text:p>
          </table:table-cell>
          <table:table-cell table:formula="of:=IF([.BQ46]&gt;=4; 0;IF([.BR46]&gt;=4;[.AH46]-1;IF([.BS46]&gt;=4;[.AI46]-1;11)))" office:value-type="float" office:value="11" calcext:value-type="float">
            <text:p>11</text:p>
          </table:table-cell>
          <table:table-cell table:formula="of:= 4- COUNTBLANK([.H46:.K46])" office:value-type="float" office:value="2" calcext:value-type="float">
            <text:p>2</text:p>
          </table:table-cell>
          <table:table-cell table:formula="of:= MAX([.BQ46];4 -COUNTBLANK([.L46:.O46]))" office:value-type="float" office:value="3" calcext:value-type="float">
            <text:p>3</text:p>
          </table:table-cell>
          <table:table-cell table:formula="of:=MAX([.BR46];4-COUNTBLANK([.P46:.S46]))" office:value-type="float" office:value="3" calcext:value-type="float">
            <text:p>3</text:p>
          </table:table-cell>
          <table:table-cell table:formula="of:=IF([.D46]&lt;&gt;&quot;&quot;;4;SUM([.BM46:.BP46])/7)" office:value-type="float" office:value="2.14285714285714" calcext:value-type="float">
            <text:p>2.14285714285714</text:p>
          </table:table-cell>
          <table:table-cell table:number-columns-repeated="16"/>
          <table:table-cell table:formula="of:=IF([.A46]=&quot;&quot;;0;1)+IF([.B46]=&quot;&quot;;0;1)+IF([.C46]=&quot;&quot;;0;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IF([.D46]=&quot;&quot;;&quot;&quot;;CONCATENATE(&quot;Symbols/Other/&quot;;[.D46];&quot;.png&quot;))">
            <text:p/>
          </table:table-cell>
          <table:table-cell table:formula="of:=LEN([.A46])" office:value-type="float" office:value="7" calcext:value-type="float">
            <text:p>7</text:p>
          </table:table-cell>
          <table:table-cell table:formula="of:=LEN([.B46])" office:value-type="float" office:value="7" calcext:value-type="float">
            <text:p>7</text:p>
          </table:table-cell>
          <table:table-cell table:formula="of:=LEN([.C46])" office:value-type="float" office:value="0" calcext:value-type="float">
            <text:p>0</text:p>
          </table:table-cell>
          <table:table-cell table:formula="of:=CONCATENATE(IF([.FO46]&gt;0; CONCATENATE([.A46];&quot; (die_&quot;; [.H46]);&quot;&quot;); IF([.FO46]&gt;1; CONCATENATE(&quot;_&quot;;[.I46]);&quot;&quot;);IF([.FO46]&gt;2; CONCATENATE(&quot;_&quot;;[.J46]);&quot;&quot;);IF([.FO46]&gt;3; CONCATENATE(&quot;_&quot;;[.K46]);&quot;&quot;);IF([.FO46]&gt;0;&quot;)&quot;;[.A46]))" office:value-type="string" office:string-value="Omanyte (die_Water_Rock)" calcext:value-type="string">
            <text:p>Omanyte (die_Water_Rock)</text:p>
          </table:table-cell>
          <table:table-cell table:formula="of:=CONCATENATE(IF([.FP46]&gt;0; CONCATENATE([.B46];&quot; (die_&quot;; [.L46]);&quot;&quot;); IF([.FP46]&gt;1; CONCATENATE(&quot;_&quot;;[.M46]);&quot;&quot;);IF([.FP46]&gt;2; CONCATENATE(&quot;_&quot;;[.N46]);&quot;&quot;);IF([.FP46]&gt;3; CONCATENATE(&quot;_&quot;;[.O46]);&quot;&quot;);IF([.FP46]&gt;0;&quot;)&quot;;&quot;&quot;))" office:value-type="string" office:string-value="Omastar (die_Water_Water_Rock)" calcext:value-type="string">
            <text:p>Omastar (die_Water_Water_Rock)</text:p>
          </table:table-cell>
          <table:table-cell table:formula="of:=CONCATENATE(IF([.FQ46]&gt;0; CONCATENATE([.C46];&quot; (die_&quot;; [.P46]);&quot;&quot;); IF([.FQ46]&gt;1; CONCATENATE(&quot;_&quot;;[.Q46]);&quot;&quot;);IF([.FQ46]&gt;2; CONCATENATE(&quot;_&quot;;[.R46]);&quot;&quot;);IF([.FQ46]&gt;3; CONCATENATE(&quot;_&quot;;[.S46]);&quot;&quot;);IF([.FQ46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46] = &quot;&quot;; &quot;&quot;;MATCH([.AN46];[.$GV$2:.$GV$100];0)-3)" office:value-type="float" office:value="22" calcext:value-type="float">
            <text:p>22</text:p>
          </table:table-cell>
          <table:table-cell table:formula="of:=IF([.AO46] = &quot;&quot;; &quot;&quot;;MATCH([.AO46];[.$GV$2:.$GV$100];0)-3)" office:value-type="float" office:value="1" calcext:value-type="float">
            <text:p>1</text:p>
          </table:table-cell>
          <table:table-cell table:formula="of:=IF([.AP46] = &quot;&quot;; &quot;&quot;;MATCH([.AP46];[.$GV$2:.$GV$100];0)-3)" office:value-type="float" office:value="26" calcext:value-type="float">
            <text:p>26</text:p>
          </table:table-cell>
          <table:table-cell table:formula="of:=IF([.AQ46] = &quot;&quot;; &quot;&quot;;MATCH([.AQ46];[.$GV$2:.$GV$100];0)-3)" office:value-type="float" office:value="6" calcext:value-type="float">
            <text:p>6</text:p>
          </table:table-cell>
          <table:table-cell table:formula="of:=IF([.AR46] = &quot;&quot;; &quot;&quot;;MATCH([.AR46];[.$GV$2:.$GV$100];0)-3)" office:value-type="float" office:value="16" calcext:value-type="float">
            <text:p>16</text:p>
          </table:table-cell>
          <table:table-cell table:number-columns-repeated="2"/>
          <table:table-cell table:style-name="ce1" table:formula="of:=IFERROR(IF(OR(INDIRECT(&quot;$GX&quot; &amp; [.EV46]+4 )&gt;0;INDIRECT(&quot;$HI&quot; &amp; [.EV46]+4 )&gt;0);INDIRECT(&quot;$GY&quot; &amp; [.EV46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46]+4 )&gt;0;INDIRECT(&quot;$HI&quot; &amp; [.EW46]+4 )&gt;0);INDIRECT(&quot;$GY&quot; &amp; [.EW46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X46]+4 )&gt;0;INDIRECT(&quot;$HI&quot; &amp; [.EX46]+4 )&gt;0);INDIRECT(&quot;$GY&quot; &amp; [.EX46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46]+4 )&gt;0;INDIRECT(&quot;$HI&quot; &amp; [.EY46]+4 )&gt;0);INDIRECT(&quot;$GY&quot; &amp; [.EY46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Z46]+4 )&gt;0;INDIRECT(&quot;$HI&quot; &amp; [.EZ46]+4 )&gt;0);INDIRECT(&quot;$GY&quot; &amp; [.EZ46]+4);&quot;&quot;);&quot;&quot;)" office:value-type="string" office:string-value="Normal" calcext:value-type="string">
            <text:p>Normal</text:p>
          </table:table-cell>
          <table:table-cell table:formula="of:=IF([.EJ46]=&quot;&quot;;&quot;&quot;;(SMALL([.$EJ46:.$EN46];[.DX46])))" office:value-type="float" office:value="1" calcext:value-type="float">
            <text:p>1</text:p>
          </table:table-cell>
          <table:table-cell table:formula="of:=IF([.EK46]=&quot;&quot;;&quot;&quot;;(SMALL([.$EJ46:.$EN46];[.DY46])))" office:value-type="float" office:value="6" calcext:value-type="float">
            <text:p>6</text:p>
          </table:table-cell>
          <table:table-cell table:formula="of:=IF([.EL46]=&quot;&quot;;&quot;&quot;;(SMALL([.$EJ46:.$EN46];[.DZ46])))" office:value-type="float" office:value="16" calcext:value-type="float">
            <text:p>16</text:p>
          </table:table-cell>
          <table:table-cell table:style-name="ce1" table:formula="of:=IF([.EM46]=&quot;&quot;;&quot;&quot;;(SMALL([.$EJ46:.$EN46];[.EA46])))" office:value-type="float" office:value="22" calcext:value-type="float">
            <text:p>22</text:p>
          </table:table-cell>
          <table:table-cell table:style-name="ce1" table:formula="of:=IF([.EN46]=&quot;&quot;;&quot;&quot;;(SMALL([.$EJ46:.$EN46];[.EB46])))" office:value-type="float" office:value="26" calcext:value-type="float">
            <text:p>26</text:p>
          </table:table-cell>
          <table:table-cell table:formula="of:=IF([.EQ46]=&quot;&quot;;&quot;&quot;;CONCATENATE(&quot;symbols/types/only_color_exact/&quot;;[.EQ46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46]=&quot;&quot;;&quot;&quot;;CONCATENATE(&quot;symbols/types/only_color_exact/&quot;;[.ER46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S46]=&quot;&quot;;&quot;&quot;;CONCATENATE(&quot;symbols/types/only_color_exact/&quot;;[.ES46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46]=&quot;&quot;;&quot;&quot;;CONCATENATE(&quot;symbols/types/only_color_exact/&quot;;[.ET46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U46]=&quot;&quot;;&quot;&quot;;CONCATENATE(&quot;symbols/types/only_color_exact/&quot;;[.EU46];&quot;.png&quot;))" office:value-type="string" office:string-value="symbols/types/only_color_exact/Normal.png" calcext:value-type="string">
            <text:p>symbols/types/only_color_exact/Normal.png</text:p>
          </table:table-cell>
          <table:table-cell table:number-columns-repeated="5"/>
          <table:table-cell table:formula="of:=CONCATENATE(&quot;Symbols/Types/Weaknesses/&quot;; [.E46]; &quot;.png&quot;)" office:value-type="string" office:string-value="Symbols/Types/Weaknesses/Water.png" calcext:value-type="string">
            <text:p>Symbols/Types/Weaknesses/Water.png</text:p>
          </table:table-cell>
          <table:table-cell table:formula="of:=CONCATENATE(&quot;Symbols/Pokemon/&quot;;[.A46];&quot;.png&quot;)" office:value-type="string" office:string-value="Symbols/Pokemon/Omanyte.png" calcext:value-type="string">
            <text:p>Symbols/Pokemon/Omanyte.png</text:p>
          </table:table-cell>
          <table:table-cell table:formula="of:=CONCATENATE(&quot;Symbols/Pokemon/&quot;;[.B46];&quot;.png&quot;)" office:value-type="string" office:string-value="Symbols/Pokemon/Omastar.png" calcext:value-type="string">
            <text:p>Symbols/Pokemon/Omastar.png</text:p>
          </table:table-cell>
          <table:table-cell table:formula="of:=CONCATENATE(&quot;Symbols/Pokemon/&quot;;[.C46];&quot;.png&quot;)" office:value-type="string" office:string-value="Symbols/Pokemon/.png" calcext:value-type="string">
            <text:p>Symbols/Pokemon/.png</text:p>
          </table:table-cell>
          <table:table-cell table:formula="of:=IF([.H46]=&quot;&quot;;0;1)+IF([.I46]=&quot;&quot;;0;1) +IF([.J46]=&quot;&quot;;0;1)+ IF([.K46] = &quot;&quot;;0;1)" office:value-type="float" office:value="2" calcext:value-type="float">
            <text:p>2</text:p>
          </table:table-cell>
          <table:table-cell table:formula="of:=IF([.L46]=&quot;&quot;;0;1)+IF([.M46]=&quot;&quot;;0;1) +IF([.N46]=&quot;&quot;;0;1)+ IF([.O46] = &quot;&quot;;0;1)" office:value-type="float" office:value="3" calcext:value-type="float">
            <text:p>3</text:p>
          </table:table-cell>
          <table:table-cell table:formula="of:=IF([.P46]=&quot;&quot;;0;1)+IF([.Q46]=&quot;&quot;;0;1) +IF([.R46]=&quot;&quot;;0;1)+ IF([.S46] = &quot;&quot;;0;1)" office:value-type="float" office:value="0" calcext:value-type="float">
            <text:p>0</text:p>
          </table:table-cell>
          <table:table-cell table:formula="of:=CONCATENATE(&quot;Symbols/Dice/dice_&quot;;[.H46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I46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J4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4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46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M46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N46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O4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4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4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4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46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46])" office:value-type="string" office:string-value="Speed: 1" calcext:value-type="string">
            <text:p>Speed: 1</text:p>
          </table:table-cell>
          <table:table-cell/>
          <table:table-cell table:formula="of:=MATCH([.AJ46]; [.$GV$1:.$GV$1048576];0)" office:value-type="float" office:value="83" calcext:value-type="float">
            <text:p>83</text:p>
          </table:table-cell>
          <table:table-cell table:formula="of:=MATCH([.AK46]; [.$GV$1:.$GV$1048576];0)" office:value-type="float" office:value="95" calcext:value-type="float">
            <text:p>95</text:p>
          </table:table-cell>
          <table:table-cell table:formula="of:=MATCH([.AL46]; [.$GV$1:.$GV$1048576];0)" office:value-type="float" office:value="72" calcext:value-type="float">
            <text:p>72</text:p>
          </table:table-cell>
          <table:table-cell table:style-name="ce1" table:formula="of:=INDIRECT(&quot;HC&quot;&amp;[.GG46])" office:value-type="string" office:string-value="Affects: (2_line). " calcext:value-type="string">
            <text:p>Affects: (2_line). </text:p>
          </table:table-cell>
          <table:table-cell table:style-name="ce1" table:formula="of:=INDIRECT(&quot;HC&quot;&amp;[.GH46])" office:value-type="string" office:string-value="Make the attack three times." calcext:value-type="string">
            <text:p>Make the attack three times.</text:p>
          </table:table-cell>
          <table:table-cell table:style-name="ce1" table:formula="of:=INDIRECT(&quot;HC&quot;&amp;[.GI46])" office:value-type="string" office:string-value="Affects: (5_line). Destroys boulders affected, which each adds (rock) to subsequent hexes." calcext:value-type="string">
            <text:p>Affects: (5_line). Destroys boulders affected, which each adds (rock) to subsequent hexes.</text:p>
          </table:table-cell>
          <table:table-cell table:style-name="ce1" table:formula="of:=INDIRECT(&quot;GW&quot;&amp;[.GG46])" office:value-type="float" office:value="0" calcext:value-type="float">
            <text:p>0</text:p>
          </table:table-cell>
          <table:table-cell table:style-name="ce1" table:formula="of:=INDIRECT(&quot;GW&quot;&amp;[.GH46])" office:value-type="float" office:value="1" calcext:value-type="float">
            <text:p>1</text:p>
          </table:table-cell>
          <table:table-cell table:style-name="ce1" table:formula="of:=INDIRECT(&quot;GW&quot;&amp;[.GI46])" office:value-type="float" office:value="1" calcext:value-type="float">
            <text:p>1</text:p>
          </table:table-cell>
          <table:table-cell table:style-name="ce1" table:formula="of:=INDIRECT(&quot;HE&quot;&amp;[.GG46])" office:value-type="string" office:string-value="Damage: (Water)(Water)" calcext:value-type="string">
            <text:p>Damage: (Water)(Water)</text:p>
          </table:table-cell>
          <table:table-cell table:style-name="ce1" table:formula="of:=INDIRECT(&quot;HE&quot;&amp;[.GH46])" office:value-type="string" office:string-value="Damage: (Rock)" calcext:value-type="string">
            <text:p>Damage: (Rock)</text:p>
          </table:table-cell>
          <table:table-cell table:style-name="ce1" table:formula="of:=INDIRECT(&quot;HE&quot;&amp;[.GI46])" office:value-type="string" office:string-value="Damage: (Water)" calcext:value-type="string">
            <text:p>Damage: (Water)</text:p>
          </table:table-cell>
          <table:table-cell table:number-columns-repeated="2"/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Mega Hor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 table:formula="of:=CONCATENATE([.HH46]; [.HB46])">
            <text:p/>
          </table:table-cell>
          <table:table-cell table:style-name="ce6" table:formula="of:=CONCATENATE(&quot;(&quot;;[.GY46];&quot;)&quot;)" office:value-type="string" office:string-value="(Grass)" calcext:value-type="string">
            <text:p>(Grass)</text:p>
          </table:table-cell>
          <table:table-cell table:style-name="ce6" table:formula="of:=CONCATENATE(&quot;Damage: &quot;;IF([.GX46]&gt;=1;[.HD46];&quot;&quot;);IF([.GX46]&gt;=2;[.HD46];&quot;&quot;);IF([.GX46]&gt;=3;[.HD46];&quot;&quot;);IF([.GX46]&gt;=4;[.HD46];&quot;&quot;);IF([.GX46]&gt;=5;[.HD46];&quot;&quot;);IF([.HI46]=1;CONCATENATE(&quot;(&quot;;[.GY46];&quot;_x)&quot;);&quot;&quot;))" office:value-type="string" office:string-value="Damage: (Grass)(Grass)(Grass)" calcext:value-type="string">
            <text:p>Damage: (Grass)(Grass)(Grass)</text:p>
          </table:table-cell>
          <table:table-cell table:style-name="ce6"/>
          <table:table-cell table:style-name="ce6" table:formula="of:=CONCATENATE(IF([.HA46]&lt;&gt;&quot;all hostile Pok&amp;eacute;mon&quot;;&quot;(&quot;;&quot;&quot;);[.HA46];IF([.HA46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46] &lt;&gt; &quot;&quot;; CONCATENATE(&quot;Affects: &quot;; [.HG46]; &quot;. &quot;);&quot;&quot;)">
            <text:p/>
          </table:table-cell>
          <table:table-cell table:style-name="ce6"/>
          <table:table-cell table:style-name="ce6" table:formula="of:=CONCATENATE([.GV46]; IF([.GW46]=1;&quot; (cc)&quot;;&quot;&quot;))" office:value-type="string" office:string-value="Mega Horn (cc)" calcext:value-type="string">
            <text:p>Mega Horn (cc)</text:p>
          </table:table-cell>
          <table:table-cell table:style-name="ce6" table:formula="of:=CONCATENATE(&quot;Symbols/attack_imgs/&quot;;[.GV46];&quot;.png&quot;)" office:value-type="string" office:string-value="Symbols/attack_imgs/Mega Horn.png" calcext:value-type="string">
            <text:p>Symbols/attack_imgs/Mega Horn.png</text:p>
          </table:table-cell>
          <table:table-cell table:style-name="ce6" table:formula="of:=CONCATENATE(&quot;TM &quot;; [.GU46]-3; &quot; (&quot;;[.GY46]; &quot;_t) &amp;nbsp &quot;; [.GV46];  IF([.GW46]=1;&quot; (cc)&quot;;&quot;&quot;))" office:value-type="string" office:string-value="TM 42 (Grass_t) &amp;nbsp Mega Horn (cc)" calcext:value-type="string">
            <text:p>TM 42 (Grass_t) &amp;nbsp Mega Horn (cc)</text:p>
          </table:table-cell>
          <table:table-cell table:style-name="ce6" table:formula="of:=CONCATENATE([.HH46];[.HB46])">
            <text:p/>
          </table:table-cell>
          <table:table-cell/>
          <table:table-cell table:formula="of:=IF([.GZ46]=&quot;none&quot;;&quot;&quot;;[.GZ46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46])=&quot;none&quot;;&quot;&quot;;INDIRECT(&quot;GZ&quot;&amp;[.GG46]))" office:value-type="float" office:value="2" calcext:value-type="float">
            <text:p>2</text:p>
          </table:table-cell>
          <table:table-cell table:formula="of:=IF(INDIRECT(&quot;GZ&quot;&amp;[.GH46])=&quot;none&quot;;&quot;&quot;;INDIRECT(&quot;GZ&quot;&amp;[.GH46]))" office:value-type="float" office:value="1" calcext:value-type="float">
            <text:p>1</text:p>
          </table:table-cell>
          <table:table-cell table:formula="of:=IF(INDIRECT(&quot;GZ&quot;&amp;[.GI46])=&quot;none&quot;;&quot;&quot;;INDIRECT(&quot;GZ&quot;&amp;[.GI46]))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IP46]=1;&quot;H&quot;;&quot;&quot;)">
            <text:p/>
          </table:table-cell>
          <table:table-cell table:formula="of:=IF([.IQ46]=1;&quot;H&quot;;&quot;&quot;)" office:value-type="string" office:string-value="H" calcext:value-type="string">
            <text:p>H</text:p>
          </table:table-cell>
          <table:table-cell table:formula="of:=IF([.IR46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ps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Battle Armor</text:p>
          </table:table-cell>
          <table:table-cell office:value-type="string" calcext:value-type="string">
            <text:p>After being attacked by adjacent Pok&amp;eacute;mon, deal (rock) to the attacker.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table:number-columns-repeated="2"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47:.AE47];&quot;&gt;1&quot;)-COUNTIF([.T47:.AE47];&quot;&gt;2&quot;)-COUNTIF([.T47:.AE47];&quot;&gt;3&quot;)-COUNTIF([.T47:.AE47];&quot;&gt;4&quot;)-COUNTIF([.T47:.AE47];&quot;&gt;5&quot;)-COUNTIF([.T47:.AE47];&quot;&gt;6&quot;)-COUNTIF([.T47:.AE47];&quot;&gt;7&quot;)-COUNTIF([.T47:.AE47];&quot;&gt;8&quot;)" office:value-type="float" office:value="9" calcext:value-type="float">
            <text:p>9</text:p>
          </table:table-cell>
          <table:table-cell table:formula="of:=SUM([.T47:.AE47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ncient Power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Water Pu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Slash</text:p>
          </table:table-cell>
          <table:table-cell/>
          <table:table-cell table:style-name="ce59" table:formula="of:=ROUND([.AG47]+(12-[.AF47])-[.BA47]/2+[.BF47]+[.BG47]-[.BT47]+[.AZ47]*2/3+[.BC47]-[.AX47];1)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t. Moon</text:p>
          </table:table-cell>
          <table:table-cell table:style-name="ce1" table:formula="of:=IF([.AW47]=&quot;Starter&quot;; 0;IF([.AW47]=&quot;Route 1&quot;;0; IF([.AW47]=&quot;Viridian Forest&quot;;0;IF([.AW47]=&quot;Cycling Road&quot;;0;0.7))))" office:value-type="float" office:value="0.7" calcext:value-type="float">
            <text:p>0.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D47]=&quot;&quot;;IF([.I47]&lt;&gt;&quot;&quot;;0;IF([.M47]&lt;&gt;&quot;&quot;;[.AH47]-1;[.AI47]-1));IF([.M47]&lt;&gt;&quot;&quot;;0;IF([.Q47]&lt;&gt;&quot;&quot;;[.AH47]-1)))" office:value-type="float" office:value="0" calcext:value-type="float">
            <text:p>0</text:p>
          </table:table-cell>
          <table:table-cell/>
          <table:table-cell table:formula="of:=IF([.AM47]=1;0;IF([.AM47]=2;1;IF([.AM47]=3;1.7;IF([.AM47]=4;2.2;IF([.AM47]=5;2.55;IF([.AM47]=6;2.8;IF([.AM47]=7;3)))))))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formula="of:=[.BD47] *(2 -[.BE47])/2"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/>
          <table:table-cell table:style-name="ce1" table:formula="of:=INDIRECT(&quot;HJ&quot;&amp;[.GG47])" office:value-type="string" office:string-value="Ancient Power (cc)" calcext:value-type="string">
            <text:p>Ancient Power (cc)</text:p>
          </table:table-cell>
          <table:table-cell table:style-name="ce1" table:formula="of:=INDIRECT(&quot;HJ&quot;&amp;[.GH47])" office:value-type="string" office:string-value="Close Combat" calcext:value-type="string">
            <text:p>Close Combat</text:p>
          </table:table-cell>
          <table:table-cell table:style-name="ce1" table:formula="of:=INDIRECT(&quot;HJ&quot;&amp;[.GI47])" office:value-type="string" office:string-value="Water Pulse (cc)" calcext:value-type="string">
            <text:p>Water Pulse (cc)</text:p>
          </table:table-cell>
          <table:table-cell/>
          <table:table-cell table:style-name="ce1" table:formula="of:=IF([.BQ47]&gt;=1; 0;IF([.BR47]&gt;=1;[.AH47]-1;IF([.BS47]&gt;=1;[.AI47]-1;11)))" office:value-type="float" office:value="0" calcext:value-type="float">
            <text:p>0</text:p>
          </table:table-cell>
          <table:table-cell table:formula="of:=IF([.BQ47]&gt;=2; 0;IF([.BR47]&gt;=2;[.AH47]-1;IF([.BS47]&gt;=2;[.AI47]-1;11)))" office:value-type="float" office:value="0" calcext:value-type="float">
            <text:p>0</text:p>
          </table:table-cell>
          <table:table-cell table:formula="of:=IF([.BQ47]&gt;=3; 0;IF([.BR47]&gt;=3;[.AH47]-1;IF([.BS47]&gt;=3;[.AI47]-1;11)))" office:value-type="float" office:value="4" calcext:value-type="float">
            <text:p>4</text:p>
          </table:table-cell>
          <table:table-cell table:formula="of:=IF([.BQ47]&gt;=4; 0;IF([.BR47]&gt;=4;[.AH47]-1;IF([.BS47]&gt;=4;[.AI47]-1;11)))" office:value-type="float" office:value="11" calcext:value-type="float">
            <text:p>11</text:p>
          </table:table-cell>
          <table:table-cell table:formula="of:= 4- COUNTBLANK([.H47:.K47])" office:value-type="float" office:value="2" calcext:value-type="float">
            <text:p>2</text:p>
          </table:table-cell>
          <table:table-cell table:formula="of:= MAX([.BQ47];4 -COUNTBLANK([.L47:.O47]))" office:value-type="float" office:value="3" calcext:value-type="float">
            <text:p>3</text:p>
          </table:table-cell>
          <table:table-cell table:formula="of:=MAX([.BR47];4-COUNTBLANK([.P47:.S47]))" office:value-type="float" office:value="3" calcext:value-type="float">
            <text:p>3</text:p>
          </table:table-cell>
          <table:table-cell table:formula="of:=IF([.D47]&lt;&gt;&quot;&quot;;4;SUM([.BM47:.BP47])/7)" office:value-type="float" office:value="2.14285714285714" calcext:value-type="float">
            <text:p>2.14285714285714</text:p>
          </table:table-cell>
          <table:table-cell table:number-columns-repeated="16"/>
          <table:table-cell table:formula="of:=IF([.A47]=&quot;&quot;;0;1)+IF([.B47]=&quot;&quot;;0;1)+IF([.C47]=&quot;&quot;;0;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IF([.D47]=&quot;&quot;;&quot;&quot;;CONCATENATE(&quot;Symbols/Other/&quot;;[.D47];&quot;.png&quot;))">
            <text:p/>
          </table:table-cell>
          <table:table-cell table:formula="of:=LEN([.A47])" office:value-type="float" office:value="6" calcext:value-type="float">
            <text:p>6</text:p>
          </table:table-cell>
          <table:table-cell table:formula="of:=LEN([.B47])" office:value-type="float" office:value="8" calcext:value-type="float">
            <text:p>8</text:p>
          </table:table-cell>
          <table:table-cell table:formula="of:=LEN([.C47])" office:value-type="float" office:value="0" calcext:value-type="float">
            <text:p>0</text:p>
          </table:table-cell>
          <table:table-cell table:formula="of:=CONCATENATE(IF([.FO47]&gt;0; CONCATENATE([.A47];&quot; (die_&quot;; [.H47]);&quot;&quot;); IF([.FO47]&gt;1; CONCATENATE(&quot;_&quot;;[.I47]);&quot;&quot;);IF([.FO47]&gt;2; CONCATENATE(&quot;_&quot;;[.J47]);&quot;&quot;);IF([.FO47]&gt;3; CONCATENATE(&quot;_&quot;;[.K47]);&quot;&quot;);IF([.FO47]&gt;0;&quot;)&quot;;[.A47]))" office:value-type="string" office:string-value="Kabuto (die_Rock_Water)" calcext:value-type="string">
            <text:p>Kabuto (die_Rock_Water)</text:p>
          </table:table-cell>
          <table:table-cell table:formula="of:=CONCATENATE(IF([.FP47]&gt;0; CONCATENATE([.B47];&quot; (die_&quot;; [.L47]);&quot;&quot;); IF([.FP47]&gt;1; CONCATENATE(&quot;_&quot;;[.M47]);&quot;&quot;);IF([.FP47]&gt;2; CONCATENATE(&quot;_&quot;;[.N47]);&quot;&quot;);IF([.FP47]&gt;3; CONCATENATE(&quot;_&quot;;[.O47]);&quot;&quot;);IF([.FP47]&gt;0;&quot;)&quot;;&quot;&quot;))" office:value-type="string" office:string-value="Kabutops (die_Rock_Rock_Water)" calcext:value-type="string">
            <text:p>Kabutops (die_Rock_Rock_Water)</text:p>
          </table:table-cell>
          <table:table-cell table:formula="of:=CONCATENATE(IF([.FQ47]&gt;0; CONCATENATE([.C47];&quot; (die_&quot;; [.P47]);&quot;&quot;); IF([.FQ47]&gt;1; CONCATENATE(&quot;_&quot;;[.Q47]);&quot;&quot;);IF([.FQ47]&gt;2; CONCATENATE(&quot;_&quot;;[.R47]);&quot;&quot;);IF([.FQ47]&gt;3; CONCATENATE(&quot;_&quot;;[.S47]);&quot;&quot;);IF([.FQ47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47] = &quot;&quot;; &quot;&quot;;MATCH([.AN47];[.$GV$2:.$GV$100];0)-3)" office:value-type="float" office:value="6" calcext:value-type="float">
            <text:p>6</text:p>
          </table:table-cell>
          <table:table-cell table:formula="of:=IF([.AO47] = &quot;&quot;; &quot;&quot;;MATCH([.AO47];[.$GV$2:.$GV$100];0)-3)" office:value-type="float" office:value="17" calcext:value-type="float">
            <text:p>17</text:p>
          </table:table-cell>
          <table:table-cell table:formula="of:=IF([.AP47] = &quot;&quot;; &quot;&quot;;MATCH([.AP47];[.$GV$2:.$GV$100];0)-3)" office:value-type="float" office:value="2" calcext:value-type="float">
            <text:p>2</text:p>
          </table:table-cell>
          <table:table-cell table:formula="of:=IF([.AQ47] = &quot;&quot;; &quot;&quot;;MATCH([.AQ47];[.$GV$2:.$GV$100];0)-3)" office:value-type="float" office:value="34" calcext:value-type="float">
            <text:p>34</text:p>
          </table:table-cell>
          <table:table-cell table:formula="of:=IF([.AR47] = &quot;&quot;; &quot;&quot;;MATCH([.AR47];[.$GV$2:.$GV$100];0)-3)">
            <text:p/>
          </table:table-cell>
          <table:table-cell table:number-columns-repeated="2"/>
          <table:table-cell table:style-name="ce1" table:formula="of:=IFERROR(IF(OR(INDIRECT(&quot;$GX&quot; &amp; [.EV47]+4 )&gt;0;INDIRECT(&quot;$HI&quot; &amp; [.EV47]+4 )&gt;0);INDIRECT(&quot;$GY&quot; &amp; [.EV47]+4);&quot;&quot;);&quot;&quot;)">
            <text:p/>
          </table:table-cell>
          <table:table-cell table:style-name="ce1" table:formula="of:=IFERROR(IF(OR(INDIRECT(&quot;$GX&quot; &amp; [.EW47]+4 )&gt;0;INDIRECT(&quot;$HI&quot; &amp; [.EW47]+4 )&gt;0);INDIRECT(&quot;$GY&quot; &amp; [.EW47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X47]+4 )&gt;0;INDIRECT(&quot;$HI&quot; &amp; [.EX47]+4 )&gt;0);INDIRECT(&quot;$GY&quot; &amp; [.EX47]+4);&quot;&quot;);&quot;&quot;)" office:value-type="string" office:string-value="Water" calcext:value-type="string">
            <text:p>Water</text:p>
          </table:table-cell>
          <table:table-cell table:style-name="ce1" table:formula="of:=IFERROR(IF(OR(INDIRECT(&quot;$GX&quot; &amp; [.EY47]+4 )&gt;0;INDIRECT(&quot;$HI&quot; &amp; [.EY47]+4 )&gt;0);INDIRECT(&quot;$GY&quot; &amp; [.EY47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Z47]+4 )&gt;0;INDIRECT(&quot;$HI&quot; &amp; [.EZ47]+4 )&gt;0);INDIRECT(&quot;$GY&quot; &amp; [.EZ47]+4);&quot;&quot;);&quot;&quot;)">
            <text:p/>
          </table:table-cell>
          <table:table-cell table:formula="of:=IF([.EJ47]=&quot;&quot;;&quot;&quot;;(SMALL([.$EJ47:.$EN47];[.DX47])))" office:value-type="float" office:value="2" calcext:value-type="float">
            <text:p>2</text:p>
          </table:table-cell>
          <table:table-cell table:formula="of:=IF([.EK47]=&quot;&quot;;&quot;&quot;;(SMALL([.$EJ47:.$EN47];[.DY47])))" office:value-type="float" office:value="6" calcext:value-type="float">
            <text:p>6</text:p>
          </table:table-cell>
          <table:table-cell table:formula="of:=IF([.EL47]=&quot;&quot;;&quot;&quot;;(SMALL([.$EJ47:.$EN47];[.DZ47])))" office:value-type="float" office:value="17" calcext:value-type="float">
            <text:p>17</text:p>
          </table:table-cell>
          <table:table-cell table:style-name="ce1" table:formula="of:=IF([.EM47]=&quot;&quot;;&quot;&quot;;(SMALL([.$EJ47:.$EN47];[.EA47])))" office:value-type="float" office:value="34" calcext:value-type="float">
            <text:p>34</text:p>
          </table:table-cell>
          <table:table-cell table:style-name="ce1" table:formula="of:=IF([.EN47]=&quot;&quot;;&quot;&quot;;(SMALL([.$EJ47:.$EN47];[.EB47])))">
            <text:p/>
          </table:table-cell>
          <table:table-cell table:formula="of:=IF([.EQ47]=&quot;&quot;;&quot;&quot;;CONCATENATE(&quot;symbols/types/only_color_exact/&quot;;[.EQ47];&quot;.png&quot;))">
            <text:p/>
          </table:table-cell>
          <table:table-cell table:formula="of:=IF([.ER47]=&quot;&quot;;&quot;&quot;;CONCATENATE(&quot;symbols/types/only_color_exact/&quot;;[.ER47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S47]=&quot;&quot;;&quot;&quot;;CONCATENATE(&quot;symbols/types/only_color_exact/&quot;;[.ES47];&quot;.png&quot;))" office:value-type="string" office:string-value="symbols/types/only_color_exact/Water.png" calcext:value-type="string">
            <text:p>symbols/types/only_color_exact/Water.png</text:p>
          </table:table-cell>
          <table:table-cell table:formula="of:=IF([.ET47]=&quot;&quot;;&quot;&quot;;CONCATENATE(&quot;symbols/types/only_color_exact/&quot;;[.ET47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U47]=&quot;&quot;;&quot;&quot;;CONCATENATE(&quot;symbols/types/only_color_exact/&quot;;[.EU47];&quot;.png&quot;))">
            <text:p/>
          </table:table-cell>
          <table:table-cell table:number-columns-repeated="5"/>
          <table:table-cell table:formula="of:=CONCATENATE(&quot;Symbols/Types/Weaknesses/&quot;; [.E47]; &quot;.png&quot;)" office:value-type="string" office:string-value="Symbols/Types/Weaknesses/Rock.png" calcext:value-type="string">
            <text:p>Symbols/Types/Weaknesses/Rock.png</text:p>
          </table:table-cell>
          <table:table-cell table:formula="of:=CONCATENATE(&quot;Symbols/Pokemon/&quot;;[.A47];&quot;.png&quot;)" office:value-type="string" office:string-value="Symbols/Pokemon/Kabuto.png" calcext:value-type="string">
            <text:p>Symbols/Pokemon/Kabuto.png</text:p>
          </table:table-cell>
          <table:table-cell table:formula="of:=CONCATENATE(&quot;Symbols/Pokemon/&quot;;[.B47];&quot;.png&quot;)" office:value-type="string" office:string-value="Symbols/Pokemon/Kabutops.png" calcext:value-type="string">
            <text:p>Symbols/Pokemon/Kabutops.png</text:p>
          </table:table-cell>
          <table:table-cell table:formula="of:=CONCATENATE(&quot;Symbols/Pokemon/&quot;;[.C47];&quot;.png&quot;)" office:value-type="string" office:string-value="Symbols/Pokemon/.png" calcext:value-type="string">
            <text:p>Symbols/Pokemon/.png</text:p>
          </table:table-cell>
          <table:table-cell table:formula="of:=IF([.H47]=&quot;&quot;;0;1)+IF([.I47]=&quot;&quot;;0;1) +IF([.J47]=&quot;&quot;;0;1)+ IF([.K47] = &quot;&quot;;0;1)" office:value-type="float" office:value="2" calcext:value-type="float">
            <text:p>2</text:p>
          </table:table-cell>
          <table:table-cell table:formula="of:=IF([.L47]=&quot;&quot;;0;1)+IF([.M47]=&quot;&quot;;0;1) +IF([.N47]=&quot;&quot;;0;1)+ IF([.O47] = &quot;&quot;;0;1)" office:value-type="float" office:value="3" calcext:value-type="float">
            <text:p>3</text:p>
          </table:table-cell>
          <table:table-cell table:formula="of:=IF([.P47]=&quot;&quot;;0;1)+IF([.Q47]=&quot;&quot;;0;1) +IF([.R47]=&quot;&quot;;0;1)+ IF([.S47] = &quot;&quot;;0;1)" office:value-type="float" office:value="0" calcext:value-type="float">
            <text:p>0</text:p>
          </table:table-cell>
          <table:table-cell table:formula="of:=CONCATENATE(&quot;Symbols/Dice/dice_&quot;;[.H47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I47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J4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4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47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M47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N47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O4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4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4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4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47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47])" office:value-type="string" office:string-value="Speed: 2" calcext:value-type="string">
            <text:p>Speed: 2</text:p>
          </table:table-cell>
          <table:table-cell/>
          <table:table-cell table:formula="of:=MATCH([.AJ47]; [.$GV$1:.$GV$1048576];0)" office:value-type="float" office:value="95" calcext:value-type="float">
            <text:p>95</text:p>
          </table:table-cell>
          <table:table-cell table:formula="of:=MATCH([.AK47]; [.$GV$1:.$GV$1048576];0)" office:value-type="float" office:value="36" calcext:value-type="float">
            <text:p>36</text:p>
          </table:table-cell>
          <table:table-cell table:formula="of:=MATCH([.AL47]; [.$GV$1:.$GV$1048576];0)" office:value-type="float" office:value="21" calcext:value-type="float">
            <text:p>21</text:p>
          </table:table-cell>
          <table:table-cell table:style-name="ce1" table:formula="of:=INDIRECT(&quot;HC&quot;&amp;[.GG47])" office:value-type="string" office:string-value="Make the attack three times." calcext:value-type="string">
            <text:p>Make the attack three times.</text:p>
          </table:table-cell>
          <table:table-cell table:style-name="ce1" table:formula="of:=INDIRECT(&quot;HC&quot;&amp;[.GH47])" office:value-type="string" office:string-value="Affects: (all). " calcext:value-type="string">
            <text:p>Affects: (all). </text:p>
          </table:table-cell>
          <table:table-cell table:style-name="ce1" table:formula="of:=INDIRECT(&quot;HC&quot;&amp;[.GI47])" office:value-type="string" office:string-value="Target becomes &lt;b&gt;Flinched&lt;/b&gt;. (Can't use exhaustible attacks next activation)" calcext:value-type="string">
            <text:p>Target becomes &lt;b&gt;Flinched&lt;/b&gt;. (Can't use exhaustible attacks next activation)</text:p>
          </table:table-cell>
          <table:table-cell table:style-name="ce1" table:formula="of:=INDIRECT(&quot;GW&quot;&amp;[.GG47])" office:value-type="float" office:value="1" calcext:value-type="float">
            <text:p>1</text:p>
          </table:table-cell>
          <table:table-cell table:style-name="ce1" table:formula="of:=INDIRECT(&quot;GW&quot;&amp;[.GH47])" office:value-type="float" office:value="0" calcext:value-type="float">
            <text:p>0</text:p>
          </table:table-cell>
          <table:table-cell table:style-name="ce1" table:formula="of:=INDIRECT(&quot;GW&quot;&amp;[.GI47])" office:value-type="float" office:value="1" calcext:value-type="float">
            <text:p>1</text:p>
          </table:table-cell>
          <table:table-cell table:style-name="ce1" table:formula="of:=INDIRECT(&quot;HE&quot;&amp;[.GG47])" office:value-type="string" office:string-value="Damage: (Rock)" calcext:value-type="string">
            <text:p>Damage: (Rock)</text:p>
          </table:table-cell>
          <table:table-cell table:style-name="ce1" table:formula="of:=INDIRECT(&quot;HE&quot;&amp;[.GH47])" office:value-type="string" office:string-value="Damage: (Rock)" calcext:value-type="string">
            <text:p>Damage: (Rock)</text:p>
          </table:table-cell>
          <table:table-cell table:style-name="ce1" table:formula="of:=INDIRECT(&quot;HE&quot;&amp;[.GI47])" office:value-type="string" office:string-value="Damage: (Water)" calcext:value-type="string">
            <text:p>Damage: (Water)</text:p>
          </table:table-cell>
          <table:table-cell table:number-columns-repeated="2"/>
          <table:table-cell table:style-name="ce6" office:value-type="float" office:value="46" calcext:value-type="float">
            <text:p>46</text:p>
          </table:table-cell>
          <table:table-cell table:style-name="ce6" table:number-columns-repeated="7"/>
          <table:table-cell table:style-name="ce7" table:formula="of:=CONCATENATE([.HH47]; [.HB47])">
            <text:p/>
          </table:table-cell>
          <table:table-cell table:style-name="ce6" table:formula="of:=CONCATENATE(&quot;(&quot;;[.GY47];&quot;)&quot;)" office:value-type="string" office:string-value="()" calcext:value-type="string">
            <text:p>()</text:p>
          </table:table-cell>
          <table:table-cell table:style-name="ce6" table:formula="of:=CONCATENATE(&quot;Damage: &quot;;IF([.GX47]&gt;=1;[.HD47];&quot;&quot;);IF([.GX47]&gt;=2;[.HD47];&quot;&quot;);IF([.GX47]&gt;=3;[.HD47];&quot;&quot;);IF([.GX47]&gt;=4;[.HD47];&quot;&quot;);IF([.GX47]&gt;=5;[.HD47];&quot;&quot;);IF([.HI47]=1;CONCATENATE(&quot;(&quot;;[.GY47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47]&lt;&gt;&quot;all hostile Pok&amp;eacute;mon&quot;;&quot;(&quot;;&quot;&quot;);[.HA47];IF([.HA47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47] &lt;&gt; &quot;&quot;; CONCATENATE(&quot;Affects: &quot;; [.HG47]; &quot;. &quot;);&quot;&quot;)">
            <text:p/>
          </table:table-cell>
          <table:table-cell table:style-name="ce6"/>
          <table:table-cell table:style-name="ce6" table:formula="of:=CONCATENATE([.GV47]; IF([.GW47]=1;&quot; (cc)&quot;;&quot;&quot;))">
            <text:p/>
          </table:table-cell>
          <table:table-cell table:style-name="ce6" table:formula="of:=CONCATENATE(&quot;Symbols/attack_imgs/&quot;;[.GV47];&quot;.png&quot;)" office:value-type="string" office:string-value="Symbols/attack_imgs/.png" calcext:value-type="string">
            <text:p>Symbols/attack_imgs/.png</text:p>
          </table:table-cell>
          <table:table-cell table:style-name="ce6" table:formula="of:=CONCATENATE(&quot;TM &quot;; [.GU47]-3; &quot; (&quot;;[.GY47]; &quot;_t) &amp;nbsp &quot;; [.GV47];  IF([.GW47]=1;&quot; (cc)&quot;;&quot;&quot;))" office:value-type="string" office:string-value="TM 43 (_t) &amp;nbsp " calcext:value-type="string">
            <text:p>TM 43 (_t) &amp;nbsp </text:p>
          </table:table-cell>
          <table:table-cell table:style-name="ce6" table:formula="of:=CONCATENATE([.HH47];[.HB47])">
            <text:p/>
          </table:table-cell>
          <table:table-cell/>
          <table:table-cell table:formula="of:=IF([.GZ47]=&quot;none&quot;;&quot;&quot;;[.GZ47])" office:value-type="float" office:value="0" calcext:value-type="float">
            <text:p>0</text:p>
          </table:table-cell>
          <table:table-cell table:number-columns-repeated="2"/>
          <table:table-cell table:formula="of:=IF(INDIRECT(&quot;GZ&quot;&amp;[.GG47])=&quot;none&quot;;&quot;&quot;;INDIRECT(&quot;GZ&quot;&amp;[.GG47]))" office:value-type="float" office:value="1" calcext:value-type="float">
            <text:p>1</text:p>
          </table:table-cell>
          <table:table-cell table:formula="of:=IF(INDIRECT(&quot;GZ&quot;&amp;[.GH47])=&quot;none&quot;;&quot;&quot;;INDIRECT(&quot;GZ&quot;&amp;[.GH47]))" office:value-type="float" office:value="1" calcext:value-type="float">
            <text:p>1</text:p>
          </table:table-cell>
          <table:table-cell table:formula="of:=IF(INDIRECT(&quot;GZ&quot;&amp;[.GI47])=&quot;none&quot;;&quot;&quot;;INDIRECT(&quot;GZ&quot;&amp;[.GI47]))"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IP47]=1;&quot;H&quot;;&quot;&quot;)">
            <text:p/>
          </table:table-cell>
          <table:table-cell table:formula="of:=IF([.IQ47]=1;&quot;H&quot;;&quot;&quot;)" office:value-type="string" office:string-value="H" calcext:value-type="string">
            <text:p>H</text:p>
          </table:table-cell>
          <table:table-cell table:formula="of:=IF([.IR47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Dugtrio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Sand Force</text:p>
          </table:table-cell>
          <table:table-cell office:value-type="string" calcext:value-type="string">
            <text:p>When adjacent to a boulder, reduce (health) lost by 1 when attacked.</text:p>
          </table:table-cell>
          <table:table-cell office:value-type="string" calcext:value-type="string">
            <text:p>Rock</text:p>
          </table:table-cell>
          <table:table-cell table:number-columns-repeated="3"/>
          <table:table-cell table:number-columns-repeated="2" office:value-type="string" calcext:value-type="string">
            <text:p>Rock</text:p>
          </table:table-cell>
          <table:table-cell table:number-columns-repeated="6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48:.AE48];&quot;&gt;1&quot;)-COUNTIF([.T48:.AE48];&quot;&gt;2&quot;)-COUNTIF([.T48:.AE48];&quot;&gt;3&quot;)-COUNTIF([.T48:.AE48];&quot;&gt;4&quot;)-COUNTIF([.T48:.AE48];&quot;&gt;5&quot;)-COUNTIF([.T48:.AE48];&quot;&gt;6&quot;)-COUNTIF([.T48:.AE48];&quot;&gt;7&quot;)-COUNTIF([.T48:.AE48];&quot;&gt;8&quot;)" office:value-type="float" office:value="10" calcext:value-type="float">
            <text:p>10</text:p>
          </table:table-cell>
          <table:table-cell table:formula="of:=SUM([.T48:.AE48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Rock Tom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ake Down</text:p>
          </table:table-cell>
          <table:table-cell table:number-columns-repeated="2"/>
          <table:table-cell table:style-name="ce59" table:formula="of:=ROUND([.AG48]+(12-[.AF48])-[.BA48]/2+[.BF48]+[.BG48]-[.BT48]+[.AZ48]*2/3+[.BC48]-[.AX48];1)" office:value-type="float" office:value="10.9" calcext:value-type="float">
            <text:p>10.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ck Tunnel</text:p>
          </table:table-cell>
          <table:table-cell table:style-name="ce1" table:formula="of:=IF([.AW48]=&quot;Starter&quot;; 0;IF([.AW48]=&quot;Route 1&quot;;0; IF([.AW48]=&quot;Viridian Forest&quot;;0;IF([.AW48]=&quot;Cycling Road&quot;;0;0.7))))" office:value-type="float" office:value="0.7" calcext:value-type="float">
            <text:p>0.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48]=&quot;&quot;;IF([.I48]&lt;&gt;&quot;&quot;;0;IF([.M48]&lt;&gt;&quot;&quot;;[.AH48]-1;[.AI48]-1));IF([.M48]&lt;&gt;&quot;&quot;;0;IF([.Q48]&lt;&gt;&quot;&quot;;[.AH48]-1)))" office:value-type="float" office:value="2" calcext:value-type="float">
            <text:p>2</text:p>
          </table:table-cell>
          <table:table-cell/>
          <table:table-cell table:formula="of:=IF([.AM48]=1;0;IF([.AM48]=2;1;IF([.AM48]=3;1.7;IF([.AM48]=4;2.2;IF([.AM48]=5;2.55;IF([.AM48]=6;2.8;IF([.AM48]=7;3)))))))"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table:formula="of:=[.BD48] *(2 -[.BE48])/2" office:value-type="float" office:value="1.19" calcext:value-type="float">
            <text:p>1.19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48])" office:value-type="string" office:string-value="Rock Slide (cc)" calcext:value-type="string">
            <text:p>Rock Slide (cc)</text:p>
          </table:table-cell>
          <table:table-cell table:style-name="ce1" table:formula="of:=INDIRECT(&quot;HJ&quot;&amp;[.GH48])" office:value-type="string" office:string-value="Earthquake" calcext:value-type="string">
            <text:p>Earthquake</text:p>
          </table:table-cell>
          <table:table-cell table:style-name="ce1" table:formula="of:=INDIRECT(&quot;HJ&quot;&amp;[.GI48])" office:value-type="string" office:string-value="Rock Tomb (cc)" calcext:value-type="string">
            <text:p>Rock Tomb (cc)</text:p>
          </table:table-cell>
          <table:table-cell/>
          <table:table-cell table:style-name="ce1" table:formula="of:=IF([.BQ48]&gt;=1; 0;IF([.BR48]&gt;=1;[.AH48]-1;IF([.BS48]&gt;=1;[.AI48]-1;11)))" office:value-type="float" office:value="0" calcext:value-type="float">
            <text:p>0</text:p>
          </table:table-cell>
          <table:table-cell table:formula="of:=IF([.BQ48]&gt;=2; 0;IF([.BR48]&gt;=2;[.AH48]-1;IF([.BS48]&gt;=2;[.AI48]-1;11)))" office:value-type="float" office:value="2" calcext:value-type="float">
            <text:p>2</text:p>
          </table:table-cell>
          <table:table-cell table:formula="of:=IF([.BQ48]&gt;=3; 0;IF([.BR48]&gt;=3;[.AH48]-1;IF([.BS48]&gt;=3;[.AI48]-1;11)))" office:value-type="float" office:value="11" calcext:value-type="float">
            <text:p>11</text:p>
          </table:table-cell>
          <table:table-cell table:formula="of:=IF([.BQ48]&gt;=4; 0;IF([.BR48]&gt;=4;[.AH48]-1;IF([.BS48]&gt;=4;[.AI48]-1;11)))" office:value-type="float" office:value="11" calcext:value-type="float">
            <text:p>11</text:p>
          </table:table-cell>
          <table:table-cell table:formula="of:= 4- COUNTBLANK([.H48:.K48])" office:value-type="float" office:value="1" calcext:value-type="float">
            <text:p>1</text:p>
          </table:table-cell>
          <table:table-cell table:formula="of:= MAX([.BQ48];4 -COUNTBLANK([.L48:.O48]))" office:value-type="float" office:value="2" calcext:value-type="float">
            <text:p>2</text:p>
          </table:table-cell>
          <table:table-cell table:formula="of:=MAX([.BR48];4-COUNTBLANK([.P48:.S48]))" office:value-type="float" office:value="2" calcext:value-type="float">
            <text:p>2</text:p>
          </table:table-cell>
          <table:table-cell table:formula="of:=IF([.D48]&lt;&gt;&quot;&quot;;4;SUM([.BM48:.BP48])/7)" office:value-type="float" office:value="3.42857142857143" calcext:value-type="float">
            <text:p>3.42857142857143</text:p>
          </table:table-cell>
          <table:table-cell table:number-columns-repeated="16"/>
          <table:table-cell table:formula="of:=IF([.A48]=&quot;&quot;;0;1)+IF([.B48]=&quot;&quot;;0;1)+IF([.C48]=&quot;&quot;;0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IF([.D48]=&quot;&quot;;&quot;&quot;;CONCATENATE(&quot;Symbols/Other/&quot;;[.D48];&quot;.png&quot;))">
            <text:p/>
          </table:table-cell>
          <table:table-cell table:formula="of:=LEN([.A48])" office:value-type="float" office:value="7" calcext:value-type="float">
            <text:p>7</text:p>
          </table:table-cell>
          <table:table-cell table:formula="of:=LEN([.B48])" office:value-type="float" office:value="7" calcext:value-type="float">
            <text:p>7</text:p>
          </table:table-cell>
          <table:table-cell table:formula="of:=LEN([.C48])" office:value-type="float" office:value="0" calcext:value-type="float">
            <text:p>0</text:p>
          </table:table-cell>
          <table:table-cell table:formula="of:=CONCATENATE(IF([.FO48]&gt;0; CONCATENATE([.A48];&quot; (die_&quot;; [.H48]);&quot;&quot;); IF([.FO48]&gt;1; CONCATENATE(&quot;_&quot;;[.I48]);&quot;&quot;);IF([.FO48]&gt;2; CONCATENATE(&quot;_&quot;;[.J48]);&quot;&quot;);IF([.FO48]&gt;3; CONCATENATE(&quot;_&quot;;[.K48]);&quot;&quot;);IF([.FO48]&gt;0;&quot;)&quot;;[.A48]))" office:value-type="string" office:string-value="Diglett (die_Rock)" calcext:value-type="string">
            <text:p>Diglett (die_Rock)</text:p>
          </table:table-cell>
          <table:table-cell table:formula="of:=CONCATENATE(IF([.FP48]&gt;0; CONCATENATE([.B48];&quot; (die_&quot;; [.L48]);&quot;&quot;); IF([.FP48]&gt;1; CONCATENATE(&quot;_&quot;;[.M48]);&quot;&quot;);IF([.FP48]&gt;2; CONCATENATE(&quot;_&quot;;[.N48]);&quot;&quot;);IF([.FP48]&gt;3; CONCATENATE(&quot;_&quot;;[.O48]);&quot;&quot;);IF([.FP48]&gt;0;&quot;)&quot;;&quot;&quot;))" office:value-type="string" office:string-value="Dugtrio (die_Rock_Rock)" calcext:value-type="string">
            <text:p>Dugtrio (die_Rock_Rock)</text:p>
          </table:table-cell>
          <table:table-cell table:formula="of:=CONCATENATE(IF([.FQ48]&gt;0; CONCATENATE([.C48];&quot; (die_&quot;; [.P48]);&quot;&quot;); IF([.FQ48]&gt;1; CONCATENATE(&quot;_&quot;;[.Q48]);&quot;&quot;);IF([.FQ48]&gt;2; CONCATENATE(&quot;_&quot;;[.R48]);&quot;&quot;);IF([.FQ48]&gt;3; CONCATENATE(&quot;_&quot;;[.S48]);&quot;&quot;);IF([.FQ48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48] = &quot;&quot;; &quot;&quot;;MATCH([.AN48];[.$GV$2:.$GV$100];0)-3)" office:value-type="float" office:value="30" calcext:value-type="float">
            <text:p>30</text:p>
          </table:table-cell>
          <table:table-cell table:formula="of:=IF([.AO48] = &quot;&quot;; &quot;&quot;;MATCH([.AO48];[.$GV$2:.$GV$100];0)-3)" office:value-type="float" office:value="33" calcext:value-type="float">
            <text:p>33</text:p>
          </table:table-cell>
          <table:table-cell table:formula="of:=IF([.AP48] = &quot;&quot;; &quot;&quot;;MATCH([.AP48];[.$GV$2:.$GV$100];0)-3)" office:value-type="float" office:value="31" calcext:value-type="float">
            <text:p>31</text:p>
          </table:table-cell>
          <table:table-cell table:formula="of:=IF([.AQ48] = &quot;&quot;; &quot;&quot;;MATCH([.AQ48];[.$GV$2:.$GV$100];0)-3)">
            <text:p/>
          </table:table-cell>
          <table:table-cell table:formula="of:=IF([.AR48] = &quot;&quot;; &quot;&quot;;MATCH([.AR48];[.$GV$2:.$GV$100];0)-3)">
            <text:p/>
          </table:table-cell>
          <table:table-cell table:number-columns-repeated="2"/>
          <table:table-cell table:style-name="ce1" table:formula="of:=IFERROR(IF(OR(INDIRECT(&quot;$GX&quot; &amp; [.EV48]+4 )&gt;0;INDIRECT(&quot;$HI&quot; &amp; [.EV48]+4 )&gt;0);INDIRECT(&quot;$GY&quot; &amp; [.EV48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W48]+4 )&gt;0;INDIRECT(&quot;$HI&quot; &amp; [.EW48]+4 )&gt;0);INDIRECT(&quot;$GY&quot; &amp; [.EW48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48]+4 )&gt;0;INDIRECT(&quot;$HI&quot; &amp; [.EX48]+4 )&gt;0);INDIRECT(&quot;$GY&quot; &amp; [.EX48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48]+4 )&gt;0;INDIRECT(&quot;$HI&quot; &amp; [.EY48]+4 )&gt;0);INDIRECT(&quot;$GY&quot; &amp; [.EY48]+4);&quot;&quot;);&quot;&quot;)">
            <text:p/>
          </table:table-cell>
          <table:table-cell table:style-name="ce1" table:formula="of:=IFERROR(IF(OR(INDIRECT(&quot;$GX&quot; &amp; [.EZ48]+4 )&gt;0;INDIRECT(&quot;$HI&quot; &amp; [.EZ48]+4 )&gt;0);INDIRECT(&quot;$GY&quot; &amp; [.EZ48]+4);&quot;&quot;);&quot;&quot;)">
            <text:p/>
          </table:table-cell>
          <table:table-cell table:formula="of:=IF([.EJ48]=&quot;&quot;;&quot;&quot;;(SMALL([.$EJ48:.$EN48];[.DX48])))" office:value-type="float" office:value="30" calcext:value-type="float">
            <text:p>30</text:p>
          </table:table-cell>
          <table:table-cell table:formula="of:=IF([.EK48]=&quot;&quot;;&quot;&quot;;(SMALL([.$EJ48:.$EN48];[.DY48])))" office:value-type="float" office:value="31" calcext:value-type="float">
            <text:p>31</text:p>
          </table:table-cell>
          <table:table-cell table:formula="of:=IF([.EL48]=&quot;&quot;;&quot;&quot;;(SMALL([.$EJ48:.$EN48];[.DZ48])))" office:value-type="float" office:value="33" calcext:value-type="float">
            <text:p>33</text:p>
          </table:table-cell>
          <table:table-cell table:style-name="ce1" table:formula="of:=IF([.EM48]=&quot;&quot;;&quot;&quot;;(SMALL([.$EJ48:.$EN48];[.EA48])))">
            <text:p/>
          </table:table-cell>
          <table:table-cell table:style-name="ce1" table:formula="of:=IF([.EN48]=&quot;&quot;;&quot;&quot;;(SMALL([.$EJ48:.$EN48];[.EB48])))">
            <text:p/>
          </table:table-cell>
          <table:table-cell table:formula="of:=IF([.EQ48]=&quot;&quot;;&quot;&quot;;CONCATENATE(&quot;symbols/types/only_color_exact/&quot;;[.EQ48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R48]=&quot;&quot;;&quot;&quot;;CONCATENATE(&quot;symbols/types/only_color_exact/&quot;;[.ER48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48]=&quot;&quot;;&quot;&quot;;CONCATENATE(&quot;symbols/types/only_color_exact/&quot;;[.ES48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48]=&quot;&quot;;&quot;&quot;;CONCATENATE(&quot;symbols/types/only_color_exact/&quot;;[.ET48];&quot;.png&quot;))">
            <text:p/>
          </table:table-cell>
          <table:table-cell table:formula="of:=IF([.EU48]=&quot;&quot;;&quot;&quot;;CONCATENATE(&quot;symbols/types/only_color_exact/&quot;;[.EU48];&quot;.png&quot;))">
            <text:p/>
          </table:table-cell>
          <table:table-cell table:number-columns-repeated="5"/>
          <table:table-cell table:formula="of:=CONCATENATE(&quot;Symbols/Types/Weaknesses/&quot;; [.E48]; &quot;.png&quot;)" office:value-type="string" office:string-value="Symbols/Types/Weaknesses/Rock.png" calcext:value-type="string">
            <text:p>Symbols/Types/Weaknesses/Rock.png</text:p>
          </table:table-cell>
          <table:table-cell table:formula="of:=CONCATENATE(&quot;Symbols/Pokemon/&quot;;[.A48];&quot;.png&quot;)" office:value-type="string" office:string-value="Symbols/Pokemon/Diglett.png" calcext:value-type="string">
            <text:p>Symbols/Pokemon/Diglett.png</text:p>
          </table:table-cell>
          <table:table-cell table:formula="of:=CONCATENATE(&quot;Symbols/Pokemon/&quot;;[.B48];&quot;.png&quot;)" office:value-type="string" office:string-value="Symbols/Pokemon/Dugtrio.png" calcext:value-type="string">
            <text:p>Symbols/Pokemon/Dugtrio.png</text:p>
          </table:table-cell>
          <table:table-cell table:formula="of:=CONCATENATE(&quot;Symbols/Pokemon/&quot;;[.C48];&quot;.png&quot;)" office:value-type="string" office:string-value="Symbols/Pokemon/.png" calcext:value-type="string">
            <text:p>Symbols/Pokemon/.png</text:p>
          </table:table-cell>
          <table:table-cell table:formula="of:=IF([.H48]=&quot;&quot;;0;1)+IF([.I48]=&quot;&quot;;0;1) +IF([.J48]=&quot;&quot;;0;1)+ IF([.K48] = &quot;&quot;;0;1)" office:value-type="float" office:value="1" calcext:value-type="float">
            <text:p>1</text:p>
          </table:table-cell>
          <table:table-cell table:formula="of:=IF([.L48]=&quot;&quot;;0;1)+IF([.M48]=&quot;&quot;;0;1) +IF([.N48]=&quot;&quot;;0;1)+ IF([.O48] = &quot;&quot;;0;1)" office:value-type="float" office:value="2" calcext:value-type="float">
            <text:p>2</text:p>
          </table:table-cell>
          <table:table-cell table:formula="of:=IF([.P48]=&quot;&quot;;0;1)+IF([.Q48]=&quot;&quot;;0;1) +IF([.R48]=&quot;&quot;;0;1)+ IF([.S48] = &quot;&quot;;0;1)" office:value-type="float" office:value="0" calcext:value-type="float">
            <text:p>0</text:p>
          </table:table-cell>
          <table:table-cell table:formula="of:=CONCATENATE(&quot;Symbols/Dice/dice_&quot;;[.H48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I4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4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4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48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M48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N4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4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4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4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4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48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48])" office:value-type="string" office:string-value="Speed: 3" calcext:value-type="string">
            <text:p>Speed: 3</text:p>
          </table:table-cell>
          <table:table-cell/>
          <table:table-cell table:formula="of:=MATCH([.AJ48]; [.$GV$1:.$GV$1048576];0)" office:value-type="float" office:value="80" calcext:value-type="float">
            <text:p>80</text:p>
          </table:table-cell>
          <table:table-cell table:formula="of:=MATCH([.AK48]; [.$GV$1:.$GV$1048576];0)" office:value-type="float" office:value="25" calcext:value-type="float">
            <text:p>25</text:p>
          </table:table-cell>
          <table:table-cell table:formula="of:=MATCH([.AL48]; [.$GV$1:.$GV$1048576];0)" office:value-type="float" office:value="26" calcext:value-type="float">
            <text:p>26</text:p>
          </table:table-cell>
          <table:table-cell table:style-name="ce1" table:formula="of:=INDIRECT(&quot;HC&quot;&amp;[.GG48])">
            <text:p/>
          </table:table-cell>
          <table:table-cell table:style-name="ce1" table:formula="of:=INDIRECT(&quot;HC&quot;&amp;[.GH48])" office:value-type="string" office:string-value="Affects: (circle). Ignore line of sight." calcext:value-type="string">
            <text:p>Affects: (circle). Ignore line of sight.</text:p>
          </table:table-cell>
          <table:table-cell table:style-name="ce1" table:formula="of:=INDIRECT(&quot;HC&quot;&amp;[.GI48])" office:value-type="string" office:string-value="Affects: (3_hex). Put a boulder on an affected unoccupied hex." calcext:value-type="string">
            <text:p>Affects: (3_hex). Put a boulder on an affected unoccupied hex.</text:p>
          </table:table-cell>
          <table:table-cell table:style-name="ce1" table:formula="of:=INDIRECT(&quot;GW&quot;&amp;[.GG48])" office:value-type="float" office:value="1" calcext:value-type="float">
            <text:p>1</text:p>
          </table:table-cell>
          <table:table-cell table:style-name="ce1" table:formula="of:=INDIRECT(&quot;GW&quot;&amp;[.GH48])" office:value-type="float" office:value="0" calcext:value-type="float">
            <text:p>0</text:p>
          </table:table-cell>
          <table:table-cell table:style-name="ce1" table:formula="of:=INDIRECT(&quot;GW&quot;&amp;[.GI48])" office:value-type="float" office:value="1" calcext:value-type="float">
            <text:p>1</text:p>
          </table:table-cell>
          <table:table-cell table:style-name="ce1" table:formula="of:=INDIRECT(&quot;HE&quot;&amp;[.GG48])" office:value-type="string" office:string-value="Damage: (Rock)(Rock)" calcext:value-type="string">
            <text:p>Damage: (Rock)(Rock)</text:p>
          </table:table-cell>
          <table:table-cell table:style-name="ce1" table:formula="of:=INDIRECT(&quot;HE&quot;&amp;[.GH48])" office:value-type="string" office:string-value="Damage: (Rock)" calcext:value-type="string">
            <text:p>Damage: (Rock)</text:p>
          </table:table-cell>
          <table:table-cell table:style-name="ce1" table:formula="of:=INDIRECT(&quot;HE&quot;&amp;[.GI48])" office:value-type="string" office:string-value="Damage: (Rock)(Rock)" calcext:value-type="string">
            <text:p>Damage: (Rock)(Rock)</text:p>
          </table:table-cell>
          <table:table-cell table:number-columns-repeated="2"/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Low Ki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ock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Target becomes &lt;b&gt;Slowed&lt;/b&gt; by 1.</text:p>
          </table:table-cell>
          <table:table-cell table:style-name="ce7" table:formula="of:=CONCATENATE([.HH48]; [.HB48])" office:value-type="string" office:string-value="Target becomes &lt;b&gt;Slowed&lt;/b&gt; by 1." calcext:value-type="string">
            <text:p>Target becomes &lt;b&gt;Slowed&lt;/b&gt; by 1.</text:p>
          </table:table-cell>
          <table:table-cell table:style-name="ce6" table:formula="of:=CONCATENATE(&quot;(&quot;;[.GY48];&quot;)&quot;)" office:value-type="string" office:string-value="(Rock)" calcext:value-type="string">
            <text:p>(Rock)</text:p>
          </table:table-cell>
          <table:table-cell table:style-name="ce6" table:formula="of:=CONCATENATE(&quot;Damage: &quot;;IF([.GX48]&gt;=1;[.HD48];&quot;&quot;);IF([.GX48]&gt;=2;[.HD48];&quot;&quot;);IF([.GX48]&gt;=3;[.HD48];&quot;&quot;);IF([.GX48]&gt;=4;[.HD48];&quot;&quot;);IF([.GX48]&gt;=5;[.HD48];&quot;&quot;);IF([.HI48]=1;CONCATENATE(&quot;(&quot;;[.GY48];&quot;_x)&quot;);&quot;&quot;))" office:value-type="string" office:string-value="Damage: (Rock)(Rock)(Rock)" calcext:value-type="string">
            <text:p>Damage: (Rock)(Rock)(Rock)</text:p>
          </table:table-cell>
          <table:table-cell table:style-name="ce6"/>
          <table:table-cell table:style-name="ce6" table:formula="of:=CONCATENATE(IF([.HA48]&lt;&gt;&quot;all hostile Pok&amp;eacute;mon&quot;;&quot;(&quot;;&quot;&quot;);[.HA48];IF([.HA48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48] &lt;&gt; &quot;&quot;; CONCATENATE(&quot;Affects: &quot;; [.HG48]; &quot;. &quot;);&quot;&quot;)">
            <text:p/>
          </table:table-cell>
          <table:table-cell table:style-name="ce6"/>
          <table:table-cell table:style-name="ce6" table:formula="of:=CONCATENATE([.GV48]; IF([.GW48]=1;&quot; (cc)&quot;;&quot;&quot;))" office:value-type="string" office:string-value="Low Kick (cc)" calcext:value-type="string">
            <text:p>Low Kick (cc)</text:p>
          </table:table-cell>
          <table:table-cell table:style-name="ce6" table:formula="of:=CONCATENATE(&quot;Symbols/attack_imgs/&quot;;[.GV48];&quot;.png&quot;)" office:value-type="string" office:string-value="Symbols/attack_imgs/Low Kick.png" calcext:value-type="string">
            <text:p>Symbols/attack_imgs/Low Kick.png</text:p>
          </table:table-cell>
          <table:table-cell table:style-name="ce6" table:formula="of:=CONCATENATE(&quot;TM &quot;; [.GU48]-3; &quot; (&quot;;[.GY48]; &quot;_t) &amp;nbsp &quot;; [.GV48];  IF([.GW48]=1;&quot; (cc)&quot;;&quot;&quot;))" office:value-type="string" office:string-value="TM 44 (Rock_t) &amp;nbsp Low Kick (cc)" calcext:value-type="string">
            <text:p>TM 44 (Rock_t) &amp;nbsp Low Kick (cc)</text:p>
          </table:table-cell>
          <table:table-cell table:style-name="ce6" table:formula="of:=CONCATENATE([.HH48];[.HB48])" office:value-type="string" office:string-value="Target becomes &lt;b&gt;Slowed&lt;/b&gt; by 1." calcext:value-type="string">
            <text:p>Target becomes &lt;b&gt;Slowed&lt;/b&gt; by 1.</text:p>
          </table:table-cell>
          <table:table-cell/>
          <table:table-cell table:formula="of:=IF([.GZ48]=&quot;none&quot;;&quot;&quot;;[.GZ48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48])=&quot;none&quot;;&quot;&quot;;INDIRECT(&quot;GZ&quot;&amp;[.GG48]))" office:value-type="float" office:value="5" calcext:value-type="float">
            <text:p>5</text:p>
          </table:table-cell>
          <table:table-cell table:formula="of:=IF(INDIRECT(&quot;GZ&quot;&amp;[.GH48])=&quot;none&quot;;&quot;&quot;;INDIRECT(&quot;GZ&quot;&amp;[.GH48]))" office:value-type="float" office:value="3" calcext:value-type="float">
            <text:p>3</text:p>
          </table:table-cell>
          <table:table-cell table:formula="of:=IF(INDIRECT(&quot;GZ&quot;&amp;[.GI48])=&quot;none&quot;;&quot;&quot;;INDIRECT(&quot;GZ&quot;&amp;[.GI48]))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P48]=1;&quot;H&quot;;&quot;&quot;)">
            <text:p/>
          </table:table-cell>
          <table:table-cell table:formula="of:=IF([.IQ48]=1;&quot;H&quot;;&quot;&quot;)">
            <text:p/>
          </table:table-cell>
          <table:table-cell table:formula="of:=IF([.IR48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3"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don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Charge</text:p>
          </table:table-cell>
          <table:table-cell table:style-name="ce2" office:value-type="string" calcext:value-type="string">
            <text:p>Deal an additional (rock) with range 1 attacks when activating at least 4 hexagons from target.</text:p>
          </table:table-cell>
          <table:table-cell table:number-columns-repeated="2" office:value-type="string" calcext:value-type="string">
            <text:p>Rock</text:p>
          </table:table-cell>
          <table:table-cell table:number-columns-repeated="2"/>
          <table:table-cell table:number-columns-repeated="2" office:value-type="string" calcext:value-type="string">
            <text:p>Rock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49:.AE49];&quot;&gt;1&quot;)-COUNTIF([.T49:.AE49];&quot;&gt;2&quot;)-COUNTIF([.T49:.AE49];&quot;&gt;3&quot;)-COUNTIF([.T49:.AE49];&quot;&gt;4&quot;)-COUNTIF([.T49:.AE49];&quot;&gt;5&quot;)-COUNTIF([.T49:.AE49];&quot;&gt;6&quot;)-COUNTIF([.T49:.AE49];&quot;&gt;7&quot;)-COUNTIF([.T49:.AE49];&quot;&gt;8&quot;)" office:value-type="float" office:value="9" calcext:value-type="float">
            <text:p>9</text:p>
          </table:table-cell>
          <table:table-cell table:formula="of:=SUM([.T49:.AE49]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Mega Horn</text:p>
          </table:table-cell>
          <table:table-cell office:value-type="string" calcext:value-type="string">
            <text:p>Rock Tom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hunderbolt</text:p>
          </table:table-cell>
          <table:table-cell table:style-name="ce59" table:formula="of:=ROUND([.AG49]+(12-[.AF49])-[.BA49]/2+[.BF49]+[.BG49]-[.BT49]+[.AZ49]*2/3+[.BC49]-[.AX49];1)" office:value-type="float" office:value="11.3" calcext:value-type="float">
            <text:p>11.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ck Tunnel</text:p>
          </table:table-cell>
          <table:table-cell table:style-name="ce1" table:formula="of:=IF([.AW49]=&quot;Starter&quot;; 0;IF([.AW49]=&quot;Route 1&quot;;0; IF([.AW49]=&quot;Viridian Forest&quot;;0;IF([.AW49]=&quot;Cycling Road&quot;;0;0.7))))" office:value-type="float" office:value="0.7" calcext:value-type="float">
            <text:p>0.7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D49]=&quot;&quot;;IF([.I49]&lt;&gt;&quot;&quot;;0;IF([.M49]&lt;&gt;&quot;&quot;;[.AH49]-1;[.AI49]-1));IF([.M49]&lt;&gt;&quot;&quot;;0;IF([.Q49]&lt;&gt;&quot;&quot;;[.AH49]-1)))" office:value-type="float" office:value="0" calcext:value-type="float">
            <text:p>0</text:p>
          </table:table-cell>
          <table:table-cell/>
          <table:table-cell table:formula="of:=IF([.AM49]=1;0;IF([.AM49]=2;1;IF([.AM49]=3;1.7;IF([.AM49]=4;2.2;IF([.AM49]=5;2.55;IF([.AM49]=6;2.8;IF([.AM49]=7;3)))))))"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table:formula="of:=[.BD49] *(2 -[.BE49])/2" office:value-type="float" office:value="1.445" calcext:value-type="float">
            <text:p>1.445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49])" office:value-type="string" office:string-value="Take Down (cc)" calcext:value-type="string">
            <text:p>Take Down (cc)</text:p>
          </table:table-cell>
          <table:table-cell table:style-name="ce1" table:formula="of:=INDIRECT(&quot;HJ&quot;&amp;[.GH49])" office:value-type="string" office:string-value="Mega Horn (cc)" calcext:value-type="string">
            <text:p>Mega Horn (cc)</text:p>
          </table:table-cell>
          <table:table-cell table:style-name="ce1" table:formula="of:=INDIRECT(&quot;HJ&quot;&amp;[.GI49])" office:value-type="string" office:string-value="Rock Tomb (cc)" calcext:value-type="string">
            <text:p>Rock Tomb (cc)</text:p>
          </table:table-cell>
          <table:table-cell/>
          <table:table-cell table:style-name="ce1" table:formula="of:=IF([.BQ49]&gt;=1; 0;IF([.BR49]&gt;=1;[.AH49]-1;IF([.BS49]&gt;=1;[.AI49]-1;11)))" office:value-type="float" office:value="0" calcext:value-type="float">
            <text:p>0</text:p>
          </table:table-cell>
          <table:table-cell table:formula="of:=IF([.BQ49]&gt;=2; 0;IF([.BR49]&gt;=2;[.AH49]-1;IF([.BS49]&gt;=2;[.AI49]-1;11)))" office:value-type="float" office:value="0" calcext:value-type="float">
            <text:p>0</text:p>
          </table:table-cell>
          <table:table-cell table:formula="of:=IF([.BQ49]&gt;=3; 0;IF([.BR49]&gt;=3;[.AH49]-1;IF([.BS49]&gt;=3;[.AI49]-1;11)))" office:value-type="float" office:value="5" calcext:value-type="float">
            <text:p>5</text:p>
          </table:table-cell>
          <table:table-cell table:formula="of:=IF([.BQ49]&gt;=4; 0;IF([.BR49]&gt;=4;[.AH49]-1;IF([.BS49]&gt;=4;[.AI49]-1;11)))" office:value-type="float" office:value="11" calcext:value-type="float">
            <text:p>11</text:p>
          </table:table-cell>
          <table:table-cell table:formula="of:= 4- COUNTBLANK([.H49:.K49])" office:value-type="float" office:value="2" calcext:value-type="float">
            <text:p>2</text:p>
          </table:table-cell>
          <table:table-cell table:formula="of:= MAX([.BQ49];4 -COUNTBLANK([.L49:.O49]))" office:value-type="float" office:value="3" calcext:value-type="float">
            <text:p>3</text:p>
          </table:table-cell>
          <table:table-cell table:formula="of:=MAX([.BR49];4-COUNTBLANK([.P49:.S49]))" office:value-type="float" office:value="3" calcext:value-type="float">
            <text:p>3</text:p>
          </table:table-cell>
          <table:table-cell table:formula="of:=IF([.D49]&lt;&gt;&quot;&quot;;4;SUM([.BM49:.BP49])/7)" office:value-type="float" office:value="2.28571428571429" calcext:value-type="float">
            <text:p>2.28571428571429</text:p>
          </table:table-cell>
          <table:table-cell table:number-columns-repeated="16"/>
          <table:table-cell table:formula="of:=IF([.A49]=&quot;&quot;;0;1)+IF([.B49]=&quot;&quot;;0;1)+IF([.C49]=&quot;&quot;;0;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IF([.D49]=&quot;&quot;;&quot;&quot;;CONCATENATE(&quot;Symbols/Other/&quot;;[.D49];&quot;.png&quot;))">
            <text:p/>
          </table:table-cell>
          <table:table-cell table:formula="of:=LEN([.A49])" office:value-type="float" office:value="7" calcext:value-type="float">
            <text:p>7</text:p>
          </table:table-cell>
          <table:table-cell table:formula="of:=LEN([.B49])" office:value-type="float" office:value="6" calcext:value-type="float">
            <text:p>6</text:p>
          </table:table-cell>
          <table:table-cell table:formula="of:=LEN([.C49])" office:value-type="float" office:value="0" calcext:value-type="float">
            <text:p>0</text:p>
          </table:table-cell>
          <table:table-cell table:formula="of:=CONCATENATE(IF([.FO49]&gt;0; CONCATENATE([.A49];&quot; (die_&quot;; [.H49]);&quot;&quot;); IF([.FO49]&gt;1; CONCATENATE(&quot;_&quot;;[.I49]);&quot;&quot;);IF([.FO49]&gt;2; CONCATENATE(&quot;_&quot;;[.J49]);&quot;&quot;);IF([.FO49]&gt;3; CONCATENATE(&quot;_&quot;;[.K49]);&quot;&quot;);IF([.FO49]&gt;0;&quot;)&quot;;[.A49]))" office:value-type="string" office:string-value="Rhyhorn (die_Rock_Rock)" calcext:value-type="string">
            <text:p>Rhyhorn (die_Rock_Rock)</text:p>
          </table:table-cell>
          <table:table-cell table:formula="of:=CONCATENATE(IF([.FP49]&gt;0; CONCATENATE([.B49];&quot; (die_&quot;; [.L49]);&quot;&quot;); IF([.FP49]&gt;1; CONCATENATE(&quot;_&quot;;[.M49]);&quot;&quot;);IF([.FP49]&gt;2; CONCATENATE(&quot;_&quot;;[.N49]);&quot;&quot;);IF([.FP49]&gt;3; CONCATENATE(&quot;_&quot;;[.O49]);&quot;&quot;);IF([.FP49]&gt;0;&quot;)&quot;;&quot;&quot;))" office:value-type="string" office:string-value="Rhydon (die_Rock_Rock_Normal)" calcext:value-type="string">
            <text:p>Rhydon (die_Rock_Rock_Normal)</text:p>
          </table:table-cell>
          <table:table-cell table:formula="of:=CONCATENATE(IF([.FQ49]&gt;0; CONCATENATE([.C49];&quot; (die_&quot;; [.P49]);&quot;&quot;); IF([.FQ49]&gt;1; CONCATENATE(&quot;_&quot;;[.Q49]);&quot;&quot;);IF([.FQ49]&gt;2; CONCATENATE(&quot;_&quot;;[.R49]);&quot;&quot;);IF([.FQ49]&gt;3; CONCATENATE(&quot;_&quot;;[.S49]);&quot;&quot;);IF([.FQ49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49] = &quot;&quot;; &quot;&quot;;MATCH([.AN49];[.$GV$2:.$GV$100];0)-3)" office:value-type="float" office:value="30" calcext:value-type="float">
            <text:p>30</text:p>
          </table:table-cell>
          <table:table-cell table:formula="of:=IF([.AO49] = &quot;&quot;; &quot;&quot;;MATCH([.AO49];[.$GV$2:.$GV$100];0)-3)" office:value-type="float" office:value="16" calcext:value-type="float">
            <text:p>16</text:p>
          </table:table-cell>
          <table:table-cell table:formula="of:=IF([.AP49] = &quot;&quot;; &quot;&quot;;MATCH([.AP49];[.$GV$2:.$GV$100];0)-3)" office:value-type="float" office:value="34" calcext:value-type="float">
            <text:p>34</text:p>
          </table:table-cell>
          <table:table-cell table:formula="of:=IF([.AQ49] = &quot;&quot;; &quot;&quot;;MATCH([.AQ49];[.$GV$2:.$GV$100];0)-3)" office:value-type="float" office:value="2" calcext:value-type="float">
            <text:p>2</text:p>
          </table:table-cell>
          <table:table-cell table:formula="of:=IF([.AR49] = &quot;&quot;; &quot;&quot;;MATCH([.AR49];[.$GV$2:.$GV$100];0)-3)" office:value-type="float" office:value="40" calcext:value-type="float">
            <text:p>40</text:p>
          </table:table-cell>
          <table:table-cell table:number-columns-repeated="2"/>
          <table:table-cell table:style-name="ce1" table:formula="of:=IFERROR(IF(OR(INDIRECT(&quot;$GX&quot; &amp; [.EV49]+4 )&gt;0;INDIRECT(&quot;$HI&quot; &amp; [.EV49]+4 )&gt;0);INDIRECT(&quot;$GY&quot; &amp; [.EV49]+4);&quot;&quot;);&quot;&quot;)">
            <text:p/>
          </table:table-cell>
          <table:table-cell table:style-name="ce1" table:formula="of:=IFERROR(IF(OR(INDIRECT(&quot;$GX&quot; &amp; [.EW49]+4 )&gt;0;INDIRECT(&quot;$HI&quot; &amp; [.EW49]+4 )&gt;0);INDIRECT(&quot;$GY&quot; &amp; [.EW49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49]+4 )&gt;0;INDIRECT(&quot;$HI&quot; &amp; [.EX49]+4 )&gt;0);INDIRECT(&quot;$GY&quot; &amp; [.EX49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49]+4 )&gt;0;INDIRECT(&quot;$HI&quot; &amp; [.EY49]+4 )&gt;0);INDIRECT(&quot;$GY&quot; &amp; [.EY49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Z49]+4 )&gt;0;INDIRECT(&quot;$HI&quot; &amp; [.EZ49]+4 )&gt;0);INDIRECT(&quot;$GY&quot; &amp; [.EZ49]+4);&quot;&quot;);&quot;&quot;)" office:value-type="string" office:string-value="Electric" calcext:value-type="string">
            <text:p>Electric</text:p>
          </table:table-cell>
          <table:table-cell table:formula="of:=IF([.EJ49]=&quot;&quot;;&quot;&quot;;(SMALL([.$EJ49:.$EN49];[.DX49])))" office:value-type="float" office:value="2" calcext:value-type="float">
            <text:p>2</text:p>
          </table:table-cell>
          <table:table-cell table:formula="of:=IF([.EK49]=&quot;&quot;;&quot;&quot;;(SMALL([.$EJ49:.$EN49];[.DY49])))" office:value-type="float" office:value="16" calcext:value-type="float">
            <text:p>16</text:p>
          </table:table-cell>
          <table:table-cell table:formula="of:=IF([.EL49]=&quot;&quot;;&quot;&quot;;(SMALL([.$EJ49:.$EN49];[.DZ49])))" office:value-type="float" office:value="30" calcext:value-type="float">
            <text:p>30</text:p>
          </table:table-cell>
          <table:table-cell table:style-name="ce1" table:formula="of:=IF([.EM49]=&quot;&quot;;&quot;&quot;;(SMALL([.$EJ49:.$EN49];[.EA49])))" office:value-type="float" office:value="34" calcext:value-type="float">
            <text:p>34</text:p>
          </table:table-cell>
          <table:table-cell table:style-name="ce1" table:formula="of:=IF([.EN49]=&quot;&quot;;&quot;&quot;;(SMALL([.$EJ49:.$EN49];[.EB49])))" office:value-type="float" office:value="40" calcext:value-type="float">
            <text:p>40</text:p>
          </table:table-cell>
          <table:table-cell table:formula="of:=IF([.EQ49]=&quot;&quot;;&quot;&quot;;CONCATENATE(&quot;symbols/types/only_color_exact/&quot;;[.EQ49];&quot;.png&quot;))">
            <text:p/>
          </table:table-cell>
          <table:table-cell table:formula="of:=IF([.ER49]=&quot;&quot;;&quot;&quot;;CONCATENATE(&quot;symbols/types/only_color_exact/&quot;;[.ER49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49]=&quot;&quot;;&quot;&quot;;CONCATENATE(&quot;symbols/types/only_color_exact/&quot;;[.ES49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49]=&quot;&quot;;&quot;&quot;;CONCATENATE(&quot;symbols/types/only_color_exact/&quot;;[.ET49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U49]=&quot;&quot;;&quot;&quot;;CONCATENATE(&quot;symbols/types/only_color_exact/&quot;;[.EU49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number-columns-repeated="5"/>
          <table:table-cell table:formula="of:=CONCATENATE(&quot;Symbols/Types/Weaknesses/&quot;; [.E49]; &quot;.png&quot;)" office:value-type="string" office:string-value="Symbols/Types/Weaknesses/Rock.png" calcext:value-type="string">
            <text:p>Symbols/Types/Weaknesses/Rock.png</text:p>
          </table:table-cell>
          <table:table-cell table:formula="of:=CONCATENATE(&quot;Symbols/Pokemon/&quot;;[.A49];&quot;.png&quot;)" office:value-type="string" office:string-value="Symbols/Pokemon/Rhyhorn.png" calcext:value-type="string">
            <text:p>Symbols/Pokemon/Rhyhorn.png</text:p>
          </table:table-cell>
          <table:table-cell table:formula="of:=CONCATENATE(&quot;Symbols/Pokemon/&quot;;[.B49];&quot;.png&quot;)" office:value-type="string" office:string-value="Symbols/Pokemon/Rhydon.png" calcext:value-type="string">
            <text:p>Symbols/Pokemon/Rhydon.png</text:p>
          </table:table-cell>
          <table:table-cell table:formula="of:=CONCATENATE(&quot;Symbols/Pokemon/&quot;;[.C49];&quot;.png&quot;)" office:value-type="string" office:string-value="Symbols/Pokemon/.png" calcext:value-type="string">
            <text:p>Symbols/Pokemon/.png</text:p>
          </table:table-cell>
          <table:table-cell table:formula="of:=IF([.H49]=&quot;&quot;;0;1)+IF([.I49]=&quot;&quot;;0;1) +IF([.J49]=&quot;&quot;;0;1)+ IF([.K49] = &quot;&quot;;0;1)" office:value-type="float" office:value="2" calcext:value-type="float">
            <text:p>2</text:p>
          </table:table-cell>
          <table:table-cell table:formula="of:=IF([.L49]=&quot;&quot;;0;1)+IF([.M49]=&quot;&quot;;0;1) +IF([.N49]=&quot;&quot;;0;1)+ IF([.O49] = &quot;&quot;;0;1)" office:value-type="float" office:value="3" calcext:value-type="float">
            <text:p>3</text:p>
          </table:table-cell>
          <table:table-cell table:formula="of:=IF([.P49]=&quot;&quot;;0;1)+IF([.Q49]=&quot;&quot;;0;1) +IF([.R49]=&quot;&quot;;0;1)+ IF([.S49] = &quot;&quot;;0;1)" office:value-type="float" office:value="0" calcext:value-type="float">
            <text:p>0</text:p>
          </table:table-cell>
          <table:table-cell table:formula="of:=CONCATENATE(&quot;Symbols/Dice/dice_&quot;;[.H49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I49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J4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4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49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M49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N49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O4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4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4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4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49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49])" office:value-type="string" office:string-value="Speed: 3" calcext:value-type="string">
            <text:p>Speed: 3</text:p>
          </table:table-cell>
          <table:table-cell/>
          <table:table-cell table:formula="of:=MATCH([.AJ49]; [.$GV$1:.$GV$1048576];0)" office:value-type="float" office:value="35" calcext:value-type="float">
            <text:p>35</text:p>
          </table:table-cell>
          <table:table-cell table:formula="of:=MATCH([.AK49]; [.$GV$1:.$GV$1048576];0)" office:value-type="float" office:value="46" calcext:value-type="float">
            <text:p>46</text:p>
          </table:table-cell>
          <table:table-cell table:formula="of:=MATCH([.AL49]; [.$GV$1:.$GV$1048576];0)" office:value-type="float" office:value="26" calcext:value-type="float">
            <text:p>26</text:p>
          </table:table-cell>
          <table:table-cell table:style-name="ce1" table:formula="of:=INDIRECT(&quot;HC&quot;&amp;[.GG49])" office:value-type="string" office:string-value="Take (normal) after attack." calcext:value-type="string">
            <text:p>Take (normal) after attack.</text:p>
          </table:table-cell>
          <table:table-cell table:style-name="ce1" table:formula="of:=INDIRECT(&quot;HC&quot;&amp;[.GH49])">
            <text:p/>
          </table:table-cell>
          <table:table-cell table:style-name="ce1" table:formula="of:=INDIRECT(&quot;HC&quot;&amp;[.GI49])" office:value-type="string" office:string-value="Affects: (3_hex). Put a boulder on an affected unoccupied hex." calcext:value-type="string">
            <text:p>Affects: (3_hex). Put a boulder on an affected unoccupied hex.</text:p>
          </table:table-cell>
          <table:table-cell table:style-name="ce1" table:formula="of:=INDIRECT(&quot;GW&quot;&amp;[.GG49])" office:value-type="float" office:value="1" calcext:value-type="float">
            <text:p>1</text:p>
          </table:table-cell>
          <table:table-cell table:style-name="ce1" table:formula="of:=INDIRECT(&quot;GW&quot;&amp;[.GH49])" office:value-type="float" office:value="1" calcext:value-type="float">
            <text:p>1</text:p>
          </table:table-cell>
          <table:table-cell table:style-name="ce1" table:formula="of:=INDIRECT(&quot;GW&quot;&amp;[.GI49])" office:value-type="float" office:value="1" calcext:value-type="float">
            <text:p>1</text:p>
          </table:table-cell>
          <table:table-cell table:style-name="ce1" table:formula="of:=INDIRECT(&quot;HE&quot;&amp;[.GG49])" office:value-type="string" office:string-value="Damage: (Normal)(Normal)(Normal)(Normal)" calcext:value-type="string">
            <text:p>Damage: (Normal)(Normal)(Normal)(Normal)</text:p>
          </table:table-cell>
          <table:table-cell table:style-name="ce1" table:formula="of:=INDIRECT(&quot;HE&quot;&amp;[.GH49])" office:value-type="string" office:string-value="Damage: (Grass)(Grass)(Grass)" calcext:value-type="string">
            <text:p>Damage: (Grass)(Grass)(Grass)</text:p>
          </table:table-cell>
          <table:table-cell table:style-name="ce1" table:formula="of:=INDIRECT(&quot;HE&quot;&amp;[.GI49])" office:value-type="string" office:string-value="Damage: (Rock)(Rock)" calcext:value-type="string">
            <text:p>Damage: (Rock)(Rock)</text:p>
          </table:table-cell>
          <table:table-cell table:number-columns-repeated="2"/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Gus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lying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May move target up to 2 hexes.</text:p>
          </table:table-cell>
          <table:table-cell table:style-name="ce7" table:formula="of:=CONCATENATE([.HH49]; [.HB49])" office:value-type="string" office:string-value="May move target up to 2 hexes." calcext:value-type="string">
            <text:p>May move target up to 2 hexes.</text:p>
          </table:table-cell>
          <table:table-cell table:style-name="ce6" table:formula="of:=CONCATENATE(&quot;(&quot;;[.GY49];&quot;)&quot;)" office:value-type="string" office:string-value="(Flying)" calcext:value-type="string">
            <text:p>(Flying)</text:p>
          </table:table-cell>
          <table:table-cell table:style-name="ce6" table:formula="of:=CONCATENATE(&quot;Damage: &quot;;IF([.GX49]&gt;=1;[.HD49];&quot;&quot;);IF([.GX49]&gt;=2;[.HD49];&quot;&quot;);IF([.GX49]&gt;=3;[.HD49];&quot;&quot;);IF([.GX49]&gt;=4;[.HD49];&quot;&quot;);IF([.GX49]&gt;=5;[.HD49];&quot;&quot;);IF([.HI49]=1;CONCATENATE(&quot;(&quot;;[.GY49];&quot;_x)&quot;);&quot;&quot;))" office:value-type="string" office:string-value="Damage: (Flying)" calcext:value-type="string">
            <text:p>Damage: (Flying)</text:p>
          </table:table-cell>
          <table:table-cell table:style-name="ce6"/>
          <table:table-cell table:style-name="ce6" table:formula="of:=CONCATENATE(IF([.HA49]&lt;&gt;&quot;all hostile Pok&amp;eacute;mon&quot;;&quot;(&quot;;&quot;&quot;);[.HA49];IF([.HA49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49] &lt;&gt; &quot;&quot;; CONCATENATE(&quot;Affects: &quot;; [.HG49]; &quot;. &quot;);&quot;&quot;)">
            <text:p/>
          </table:table-cell>
          <table:table-cell table:style-name="ce6"/>
          <table:table-cell table:style-name="ce6" table:formula="of:=CONCATENATE([.GV49]; IF([.GW49]=1;&quot; (cc)&quot;;&quot;&quot;))" office:value-type="string" office:string-value="Gust (cc)" calcext:value-type="string">
            <text:p>Gust (cc)</text:p>
          </table:table-cell>
          <table:table-cell table:style-name="ce6" table:formula="of:=CONCATENATE(&quot;Symbols/attack_imgs/&quot;;[.GV49];&quot;.png&quot;)" office:value-type="string" office:string-value="Symbols/attack_imgs/Gust.png" calcext:value-type="string">
            <text:p>Symbols/attack_imgs/Gust.png</text:p>
          </table:table-cell>
          <table:table-cell table:style-name="ce6" table:formula="of:=CONCATENATE(&quot;TM &quot;; [.GU49]-3; &quot; (&quot;;[.GY49]; &quot;_t) &amp;nbsp &quot;; [.GV49];  IF([.GW49]=1;&quot; (cc)&quot;;&quot;&quot;))" office:value-type="string" office:string-value="TM 45 (Flying_t) &amp;nbsp Gust (cc)" calcext:value-type="string">
            <text:p>TM 45 (Flying_t) &amp;nbsp Gust (cc)</text:p>
          </table:table-cell>
          <table:table-cell table:style-name="ce6" table:formula="of:=CONCATENATE([.HH49];[.HB49])" office:value-type="string" office:string-value="May move target up to 2 hexes." calcext:value-type="string">
            <text:p>May move target up to 2 hexes.</text:p>
          </table:table-cell>
          <table:table-cell/>
          <table:table-cell table:formula="of:=IF([.GZ49]=&quot;none&quot;;&quot;&quot;;[.GZ49])" office:value-type="float" office:value="5" calcext:value-type="float">
            <text:p>5</text:p>
          </table:table-cell>
          <table:table-cell table:number-columns-repeated="2"/>
          <table:table-cell table:formula="of:=IF(INDIRECT(&quot;GZ&quot;&amp;[.GG49])=&quot;none&quot;;&quot;&quot;;INDIRECT(&quot;GZ&quot;&amp;[.GG49]))" office:value-type="float" office:value="1" calcext:value-type="float">
            <text:p>1</text:p>
          </table:table-cell>
          <table:table-cell table:formula="of:=IF(INDIRECT(&quot;GZ&quot;&amp;[.GH49])=&quot;none&quot;;&quot;&quot;;INDIRECT(&quot;GZ&quot;&amp;[.GH49]))" office:value-type="float" office:value="1" calcext:value-type="float">
            <text:p>1</text:p>
          </table:table-cell>
          <table:table-cell table:formula="of:=IF(INDIRECT(&quot;GZ&quot;&amp;[.GI49])=&quot;none&quot;;&quot;&quot;;INDIRECT(&quot;GZ&quot;&amp;[.GI49]))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IP49]=1;&quot;H&quot;;&quot;&quot;)" office:value-type="string" office:string-value="H" calcext:value-type="string">
            <text:p>H</text:p>
          </table:table-cell>
          <table:table-cell table:formula="of:=IF([.IQ49]=1;&quot;H&quot;;&quot;&quot;)" office:value-type="string" office:string-value="H" calcext:value-type="string">
            <text:p>H</text:p>
          </table:table-cell>
          <table:table-cell table:formula="of:=IF([.IR49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artial Arts</text:p>
          </table:table-cell>
          <table:table-cell office:value-type="string" calcext:value-type="string">
            <text:p>When dealing (rock) with a range 1 attack, the target becomes &lt;b&gt;Flinched&lt;/b&gt;.</text:p>
          </table:table-cell>
          <table:table-cell office:value-type="string" calcext:value-type="string">
            <text:p>Rock</text:p>
          </table:table-cell>
          <table:table-cell table:number-columns-repeated="3"/>
          <table:table-cell office:value-type="string" calcext:value-type="string">
            <text:p>Rock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table:number-columns-repeated="2" office:value-type="string" calcext:value-type="string">
            <text:p>Rock</text:p>
          </table:table-cell>
          <table:table-cell office:value-type="string" calcext:value-type="string">
            <text:p>Normal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50:.AE50];&quot;&gt;1&quot;)-COUNTIF([.T50:.AE50];&quot;&gt;2&quot;)-COUNTIF([.T50:.AE50];&quot;&gt;3&quot;)-COUNTIF([.T50:.AE50];&quot;&gt;4&quot;)-COUNTIF([.T50:.AE50];&quot;&gt;5&quot;)-COUNTIF([.T50:.AE50];&quot;&gt;6&quot;)-COUNTIF([.T50:.AE50];&quot;&gt;7&quot;)-COUNTIF([.T50:.AE50];&quot;&gt;8&quot;)" office:value-type="float" office:value="9" calcext:value-type="float">
            <text:p>9</text:p>
          </table:table-cell>
          <table:table-cell table:formula="of:=SUM([.T50:.AE50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w Kick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Cross Ch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Fire Blast</text:p>
          </table:table-cell>
          <table:table-cell table:number-columns-repeated="2"/>
          <table:table-cell table:style-name="ce59" table:formula="of:=ROUND([.AG50]+(12-[.AF50])-[.BA50]/2+[.BF50]+[.BG50]-[.BT50]+[.AZ50]*2/3+[.BC50]-[.AX50];1)" office:value-type="float" office:value="9.3" calcext:value-type="float">
            <text:p>9.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ck Tunnel</text:p>
          </table:table-cell>
          <table:table-cell table:style-name="ce1" table:formula="of:=IF([.AW50]=&quot;Starter&quot;; 0;IF([.AW50]=&quot;Route 1&quot;;0; IF([.AW50]=&quot;Viridian Forest&quot;;0;IF([.AW50]=&quot;Cycling Road&quot;;0;0.7))))" office:value-type="float" office:value="0.7" calcext:value-type="float">
            <text:p>0.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D50]=&quot;&quot;;IF([.I50]&lt;&gt;&quot;&quot;;0;IF([.M50]&lt;&gt;&quot;&quot;;[.AH50]-1;[.AI50]-1));IF([.M50]&lt;&gt;&quot;&quot;;0;IF([.Q50]&lt;&gt;&quot;&quot;;[.AH50]-1)))" office:value-type="float" office:value="0" calcext:value-type="float">
            <text:p>0</text:p>
          </table:table-cell>
          <table:table-cell/>
          <table:table-cell table:formula="of:=IF([.AM50]=1;0;IF([.AM50]=2;1;IF([.AM50]=3;1.7;IF([.AM50]=4;2.2;IF([.AM50]=5;2.55;IF([.AM50]=6;2.8;IF([.AM50]=7;3)))))))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[.BD50] *(2 -[.BE50])/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50])" office:value-type="string" office:string-value="Low Kick (cc)" calcext:value-type="string">
            <text:p>Low Kick (cc)</text:p>
          </table:table-cell>
          <table:table-cell table:style-name="ce1" table:formula="of:=INDIRECT(&quot;HJ&quot;&amp;[.GH50])" office:value-type="string" office:string-value="Seismic Toss (cc)" calcext:value-type="string">
            <text:p>Seismic Toss (cc)</text:p>
          </table:table-cell>
          <table:table-cell table:style-name="ce1" table:formula="of:=INDIRECT(&quot;HJ&quot;&amp;[.GI50])" office:value-type="string" office:string-value="Cross Chop" calcext:value-type="string">
            <text:p>Cross Chop</text:p>
          </table:table-cell>
          <table:table-cell/>
          <table:table-cell table:style-name="ce1" table:formula="of:=IF([.BQ50]&gt;=1; 0;IF([.BR50]&gt;=1;[.AH50]-1;IF([.BS50]&gt;=1;[.AI50]-1;11)))" office:value-type="float" office:value="0" calcext:value-type="float">
            <text:p>0</text:p>
          </table:table-cell>
          <table:table-cell table:formula="of:=IF([.BQ50]&gt;=2; 0;IF([.BR50]&gt;=2;[.AH50]-1;IF([.BS50]&gt;=2;[.AI50]-1;11)))" office:value-type="float" office:value="3" calcext:value-type="float">
            <text:p>3</text:p>
          </table:table-cell>
          <table:table-cell table:formula="of:=IF([.BQ50]&gt;=3; 0;IF([.BR50]&gt;=3;[.AH50]-1;IF([.BS50]&gt;=3;[.AI50]-1;11)))" office:value-type="float" office:value="-1" calcext:value-type="float">
            <text:p>-1</text:p>
          </table:table-cell>
          <table:table-cell table:formula="of:=IF([.BQ50]&gt;=4; 0;IF([.BR50]&gt;=4;[.AH50]-1;IF([.BS50]&gt;=4;[.AI50]-1;11)))" office:value-type="float" office:value="11" calcext:value-type="float">
            <text:p>11</text:p>
          </table:table-cell>
          <table:table-cell table:formula="of:= 4- COUNTBLANK([.H50:.K50])" office:value-type="float" office:value="1" calcext:value-type="float">
            <text:p>1</text:p>
          </table:table-cell>
          <table:table-cell table:formula="of:= MAX([.BQ50];4 -COUNTBLANK([.L50:.O50]))" office:value-type="float" office:value="2" calcext:value-type="float">
            <text:p>2</text:p>
          </table:table-cell>
          <table:table-cell table:formula="of:=MAX([.BR50];4-COUNTBLANK([.P50:.S50]))" office:value-type="float" office:value="3" calcext:value-type="float">
            <text:p>3</text:p>
          </table:table-cell>
          <table:table-cell table:formula="of:=IF([.D50]&lt;&gt;&quot;&quot;;4;SUM([.BM50:.BP50])/7)" office:value-type="float" office:value="4" calcext:value-type="float">
            <text:p>4</text:p>
          </table:table-cell>
          <table:table-cell table:number-columns-repeated="16"/>
          <table:table-cell table:formula="of:=IF([.A50]=&quot;&quot;;0;1)+IF([.B50]=&quot;&quot;;0;1)+IF([.C50]=&quot;&quot;;0;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IF([.D50]=&quot;&quot;;&quot;&quot;;CONCATENATE(&quot;Symbols/Other/&quot;;[.D50];&quot;.png&quot;))" office:value-type="string" office:string-value="Symbols/Other/Trade.png" calcext:value-type="string">
            <text:p>Symbols/Other/Trade.png</text:p>
          </table:table-cell>
          <table:table-cell table:formula="of:=LEN([.A50])" office:value-type="float" office:value="6" calcext:value-type="float">
            <text:p>6</text:p>
          </table:table-cell>
          <table:table-cell table:formula="of:=LEN([.B50])" office:value-type="float" office:value="7" calcext:value-type="float">
            <text:p>7</text:p>
          </table:table-cell>
          <table:table-cell table:formula="of:=LEN([.C50])" office:value-type="float" office:value="7" calcext:value-type="float">
            <text:p>7</text:p>
          </table:table-cell>
          <table:table-cell table:formula="of:=CONCATENATE(IF([.FO50]&gt;0; CONCATENATE([.A50];&quot; (die_&quot;; [.H50]);&quot;&quot;); IF([.FO50]&gt;1; CONCATENATE(&quot;_&quot;;[.I50]);&quot;&quot;);IF([.FO50]&gt;2; CONCATENATE(&quot;_&quot;;[.J50]);&quot;&quot;);IF([.FO50]&gt;3; CONCATENATE(&quot;_&quot;;[.K50]);&quot;&quot;);IF([.FO50]&gt;0;&quot;)&quot;;[.A50]))" office:value-type="string" office:string-value="Machop (die_Rock)" calcext:value-type="string">
            <text:p>Machop (die_Rock)</text:p>
          </table:table-cell>
          <table:table-cell table:formula="of:=CONCATENATE(IF([.FP50]&gt;0; CONCATENATE([.B50];&quot; (die_&quot;; [.L50]);&quot;&quot;); IF([.FP50]&gt;1; CONCATENATE(&quot;_&quot;;[.M50]);&quot;&quot;);IF([.FP50]&gt;2; CONCATENATE(&quot;_&quot;;[.N50]);&quot;&quot;);IF([.FP50]&gt;3; CONCATENATE(&quot;_&quot;;[.O50]);&quot;&quot;);IF([.FP50]&gt;0;&quot;)&quot;;&quot;&quot;))" office:value-type="string" office:string-value="Machoke (die_Rock_Normal)" calcext:value-type="string">
            <text:p>Machoke (die_Rock_Normal)</text:p>
          </table:table-cell>
          <table:table-cell table:formula="of:=CONCATENATE(IF([.FQ50]&gt;0; CONCATENATE([.C50];&quot; (die_&quot;; [.P50]);&quot;&quot;); IF([.FQ50]&gt;1; CONCATENATE(&quot;_&quot;;[.Q50]);&quot;&quot;);IF([.FQ50]&gt;2; CONCATENATE(&quot;_&quot;;[.R50]);&quot;&quot;);IF([.FQ50]&gt;3; CONCATENATE(&quot;_&quot;;[.S50]);&quot;&quot;);IF([.FQ50]&gt;0;&quot;)&quot;;&quot;&quot;))" office:value-type="string" office:string-value="Machamp (die_Rock_Rock_Normal)" calcext:value-type="string">
            <text:p>Machamp (die_Rock_Rock_Normal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50] = &quot;&quot;; &quot;&quot;;MATCH([.AN50];[.$GV$2:.$GV$100];0)-3)" office:value-type="float" office:value="1" calcext:value-type="float">
            <text:p>1</text:p>
          </table:table-cell>
          <table:table-cell table:formula="of:=IF([.AO50] = &quot;&quot;; &quot;&quot;;MATCH([.AO50];[.$GV$2:.$GV$100];0)-3)" office:value-type="float" office:value="7" calcext:value-type="float">
            <text:p>7</text:p>
          </table:table-cell>
          <table:table-cell table:formula="of:=IF([.AP50] = &quot;&quot;; &quot;&quot;;MATCH([.AP50];[.$GV$2:.$GV$100];0)-3)" office:value-type="float" office:value="14" calcext:value-type="float">
            <text:p>14</text:p>
          </table:table-cell>
          <table:table-cell table:formula="of:=IF([.AQ50] = &quot;&quot;; &quot;&quot;;MATCH([.AQ50];[.$GV$2:.$GV$100];0)-3)">
            <text:p/>
          </table:table-cell>
          <table:table-cell table:formula="of:=IF([.AR50] = &quot;&quot;; &quot;&quot;;MATCH([.AR50];[.$GV$2:.$GV$100];0)-3)">
            <text:p/>
          </table:table-cell>
          <table:table-cell table:number-columns-repeated="2"/>
          <table:table-cell table:style-name="ce1" table:formula="of:=IFERROR(IF(OR(INDIRECT(&quot;$GX&quot; &amp; [.EV50]+4 )&gt;0;INDIRECT(&quot;$HI&quot; &amp; [.EV50]+4 )&gt;0);INDIRECT(&quot;$GY&quot; &amp; [.EV50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50]+4 )&gt;0;INDIRECT(&quot;$HI&quot; &amp; [.EW50]+4 )&gt;0);INDIRECT(&quot;$GY&quot; &amp; [.EW50]+4);&quot;&quot;);&quot;&quot;)">
            <text:p/>
          </table:table-cell>
          <table:table-cell table:style-name="ce1" table:formula="of:=IFERROR(IF(OR(INDIRECT(&quot;$GX&quot; &amp; [.EX50]+4 )&gt;0;INDIRECT(&quot;$HI&quot; &amp; [.EX50]+4 )&gt;0);INDIRECT(&quot;$GY&quot; &amp; [.EX50]+4);&quot;&quot;);&quot;&quot;)" office:value-type="string" office:string-value="Fire" calcext:value-type="string">
            <text:p>Fire</text:p>
          </table:table-cell>
          <table:table-cell table:style-name="ce1" table:formula="of:=IFERROR(IF(OR(INDIRECT(&quot;$GX&quot; &amp; [.EY50]+4 )&gt;0;INDIRECT(&quot;$HI&quot; &amp; [.EY50]+4 )&gt;0);INDIRECT(&quot;$GY&quot; &amp; [.EY50]+4);&quot;&quot;);&quot;&quot;)">
            <text:p/>
          </table:table-cell>
          <table:table-cell table:style-name="ce1" table:formula="of:=IFERROR(IF(OR(INDIRECT(&quot;$GX&quot; &amp; [.EZ50]+4 )&gt;0;INDIRECT(&quot;$HI&quot; &amp; [.EZ50]+4 )&gt;0);INDIRECT(&quot;$GY&quot; &amp; [.EZ50]+4);&quot;&quot;);&quot;&quot;)">
            <text:p/>
          </table:table-cell>
          <table:table-cell table:formula="of:=IF([.EJ50]=&quot;&quot;;&quot;&quot;;(SMALL([.$EJ50:.$EN50];[.DX50])))" office:value-type="float" office:value="1" calcext:value-type="float">
            <text:p>1</text:p>
          </table:table-cell>
          <table:table-cell table:formula="of:=IF([.EK50]=&quot;&quot;;&quot;&quot;;(SMALL([.$EJ50:.$EN50];[.DY50])))" office:value-type="float" office:value="7" calcext:value-type="float">
            <text:p>7</text:p>
          </table:table-cell>
          <table:table-cell table:formula="of:=IF([.EL50]=&quot;&quot;;&quot;&quot;;(SMALL([.$EJ50:.$EN50];[.DZ50])))" office:value-type="float" office:value="14" calcext:value-type="float">
            <text:p>14</text:p>
          </table:table-cell>
          <table:table-cell table:style-name="ce1" table:formula="of:=IF([.EM50]=&quot;&quot;;&quot;&quot;;(SMALL([.$EJ50:.$EN50];[.EA50])))">
            <text:p/>
          </table:table-cell>
          <table:table-cell table:style-name="ce1" table:formula="of:=IF([.EN50]=&quot;&quot;;&quot;&quot;;(SMALL([.$EJ50:.$EN50];[.EB50])))">
            <text:p/>
          </table:table-cell>
          <table:table-cell table:formula="of:=IF([.EQ50]=&quot;&quot;;&quot;&quot;;CONCATENATE(&quot;symbols/types/only_color_exact/&quot;;[.EQ50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50]=&quot;&quot;;&quot;&quot;;CONCATENATE(&quot;symbols/types/only_color_exact/&quot;;[.ER50];&quot;.png&quot;))">
            <text:p/>
          </table:table-cell>
          <table:table-cell table:formula="of:=IF([.ES50]=&quot;&quot;;&quot;&quot;;CONCATENATE(&quot;symbols/types/only_color_exact/&quot;;[.ES50];&quot;.png&quot;))" office:value-type="string" office:string-value="symbols/types/only_color_exact/Fire.png" calcext:value-type="string">
            <text:p>symbols/types/only_color_exact/Fire.png</text:p>
          </table:table-cell>
          <table:table-cell table:formula="of:=IF([.ET50]=&quot;&quot;;&quot;&quot;;CONCATENATE(&quot;symbols/types/only_color_exact/&quot;;[.ET50];&quot;.png&quot;))">
            <text:p/>
          </table:table-cell>
          <table:table-cell table:formula="of:=IF([.EU50]=&quot;&quot;;&quot;&quot;;CONCATENATE(&quot;symbols/types/only_color_exact/&quot;;[.EU50];&quot;.png&quot;))">
            <text:p/>
          </table:table-cell>
          <table:table-cell table:number-columns-repeated="5"/>
          <table:table-cell table:formula="of:=CONCATENATE(&quot;Symbols/Types/Weaknesses/&quot;; [.E50]; &quot;.png&quot;)" office:value-type="string" office:string-value="Symbols/Types/Weaknesses/Rock.png" calcext:value-type="string">
            <text:p>Symbols/Types/Weaknesses/Rock.png</text:p>
          </table:table-cell>
          <table:table-cell table:formula="of:=CONCATENATE(&quot;Symbols/Pokemon/&quot;;[.A50];&quot;.png&quot;)" office:value-type="string" office:string-value="Symbols/Pokemon/Machop.png" calcext:value-type="string">
            <text:p>Symbols/Pokemon/Machop.png</text:p>
          </table:table-cell>
          <table:table-cell table:formula="of:=CONCATENATE(&quot;Symbols/Pokemon/&quot;;[.B50];&quot;.png&quot;)" office:value-type="string" office:string-value="Symbols/Pokemon/Machoke.png" calcext:value-type="string">
            <text:p>Symbols/Pokemon/Machoke.png</text:p>
          </table:table-cell>
          <table:table-cell table:formula="of:=CONCATENATE(&quot;Symbols/Pokemon/&quot;;[.C50];&quot;.png&quot;)" office:value-type="string" office:string-value="Symbols/Pokemon/Machamp.png" calcext:value-type="string">
            <text:p>Symbols/Pokemon/Machamp.png</text:p>
          </table:table-cell>
          <table:table-cell table:formula="of:=IF([.H50]=&quot;&quot;;0;1)+IF([.I50]=&quot;&quot;;0;1) +IF([.J50]=&quot;&quot;;0;1)+ IF([.K50] = &quot;&quot;;0;1)" office:value-type="float" office:value="1" calcext:value-type="float">
            <text:p>1</text:p>
          </table:table-cell>
          <table:table-cell table:formula="of:=IF([.L50]=&quot;&quot;;0;1)+IF([.M50]=&quot;&quot;;0;1) +IF([.N50]=&quot;&quot;;0;1)+ IF([.O50] = &quot;&quot;;0;1)" office:value-type="float" office:value="2" calcext:value-type="float">
            <text:p>2</text:p>
          </table:table-cell>
          <table:table-cell table:formula="of:=IF([.P50]=&quot;&quot;;0;1)+IF([.Q50]=&quot;&quot;;0;1) +IF([.R50]=&quot;&quot;;0;1)+ IF([.S50] = &quot;&quot;;0;1)" office:value-type="float" office:value="3" calcext:value-type="float">
            <text:p>3</text:p>
          </table:table-cell>
          <table:table-cell table:formula="of:=CONCATENATE(&quot;Symbols/Dice/dice_&quot;;[.H50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I5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5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5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50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M50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N5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5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50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Q50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R50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S50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50])" office:value-type="string" office:string-value="Speed: 3" calcext:value-type="string">
            <text:p>Speed: 3</text:p>
          </table:table-cell>
          <table:table-cell/>
          <table:table-cell table:formula="of:=MATCH([.AJ50]; [.$GV$1:.$GV$1048576];0)" office:value-type="float" office:value="48" calcext:value-type="float">
            <text:p>48</text:p>
          </table:table-cell>
          <table:table-cell table:formula="of:=MATCH([.AK50]; [.$GV$1:.$GV$1048576];0)" office:value-type="float" office:value="15" calcext:value-type="float">
            <text:p>15</text:p>
          </table:table-cell>
          <table:table-cell table:formula="of:=MATCH([.AL50]; [.$GV$1:.$GV$1048576];0)" office:value-type="float" office:value="53" calcext:value-type="float">
            <text:p>53</text:p>
          </table:table-cell>
          <table:table-cell table:style-name="ce1" table:formula="of:=INDIRECT(&quot;HC&quot;&amp;[.GG50])" office:value-type="string" office:string-value="Target becomes &lt;b&gt;Slowed&lt;/b&gt; by 1." calcext:value-type="string">
            <text:p>Target becomes &lt;b&gt;Slowed&lt;/b&gt; by 1.</text:p>
          </table:table-cell>
          <table:table-cell table:style-name="ce1" table:formula="of:=INDIRECT(&quot;HC&quot;&amp;[.GH50])" office:value-type="string" office:string-value="May move target to another hex within range 1." calcext:value-type="string">
            <text:p>May move target to another hex within range 1.</text:p>
          </table:table-cell>
          <table:table-cell table:style-name="ce1" table:formula="of:=INDIRECT(&quot;HC&quot;&amp;[.GI50])">
            <text:p/>
          </table:table-cell>
          <table:table-cell table:style-name="ce1" table:formula="of:=INDIRECT(&quot;GW&quot;&amp;[.GG50])" office:value-type="float" office:value="1" calcext:value-type="float">
            <text:p>1</text:p>
          </table:table-cell>
          <table:table-cell table:style-name="ce1" table:formula="of:=INDIRECT(&quot;GW&quot;&amp;[.GH50])" office:value-type="float" office:value="1" calcext:value-type="float">
            <text:p>1</text:p>
          </table:table-cell>
          <table:table-cell table:style-name="ce1" table:formula="of:=INDIRECT(&quot;GW&quot;&amp;[.GI50])" office:value-type="float" office:value="0" calcext:value-type="float">
            <text:p>0</text:p>
          </table:table-cell>
          <table:table-cell table:style-name="ce1" table:formula="of:=INDIRECT(&quot;HE&quot;&amp;[.GG50])" office:value-type="string" office:string-value="Damage: (Rock)(Rock)(Rock)" calcext:value-type="string">
            <text:p>Damage: (Rock)(Rock)(Rock)</text:p>
          </table:table-cell>
          <table:table-cell table:style-name="ce1" table:formula="of:=INDIRECT(&quot;HE&quot;&amp;[.GH50])" office:value-type="string" office:string-value="Damage: (Rock)(Rock)" calcext:value-type="string">
            <text:p>Damage: (Rock)(Rock)</text:p>
          </table:table-cell>
          <table:table-cell table:style-name="ce1" table:formula="of:=INDIRECT(&quot;HE&quot;&amp;[.GI50])" office:value-type="string" office:string-value="Damage: (Rock)(Rock)" calcext:value-type="string">
            <text:p>Damage: (Rock)(Rock)</text:p>
          </table:table-cell>
          <table:table-cell table:number-columns-repeated="2"/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ir Cutt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lying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half</text:p>
          </table:table-cell>
          <table:table-cell table:style-name="ce6"/>
          <table:table-cell table:style-name="ce7" table:formula="of:=CONCATENATE([.HH50]; [.HB50])" office:value-type="string" office:string-value="Affects: (half). " calcext:value-type="string">
            <text:p>Affects: (half). </text:p>
          </table:table-cell>
          <table:table-cell table:style-name="ce6" table:formula="of:=CONCATENATE(&quot;(&quot;;[.GY50];&quot;)&quot;)" office:value-type="string" office:string-value="(Flying)" calcext:value-type="string">
            <text:p>(Flying)</text:p>
          </table:table-cell>
          <table:table-cell table:style-name="ce6" table:formula="of:=CONCATENATE(&quot;Damage: &quot;;IF([.GX50]&gt;=1;[.HD50];&quot;&quot;);IF([.GX50]&gt;=2;[.HD50];&quot;&quot;);IF([.GX50]&gt;=3;[.HD50];&quot;&quot;);IF([.GX50]&gt;=4;[.HD50];&quot;&quot;);IF([.GX50]&gt;=5;[.HD50];&quot;&quot;);IF([.HI50]=1;CONCATENATE(&quot;(&quot;;[.GY50];&quot;_x)&quot;);&quot;&quot;))" office:value-type="string" office:string-value="Damage: (Flying)(Flying)" calcext:value-type="string">
            <text:p>Damage: (Flying)(Flying)</text:p>
          </table:table-cell>
          <table:table-cell table:style-name="ce6"/>
          <table:table-cell table:style-name="ce6" table:formula="of:=CONCATENATE(IF([.HA50]&lt;&gt;&quot;all hostile Pok&amp;eacute;mon&quot;;&quot;(&quot;;&quot;&quot;);[.HA50];IF([.HA50]&lt;&gt;&quot;all hostile Pok&amp;eacute;mon&quot;; &quot;)&quot;; &quot;&quot;))" office:value-type="string" office:string-value="(half)" calcext:value-type="string">
            <text:p>(half)</text:p>
          </table:table-cell>
          <table:table-cell table:style-name="ce6" table:formula="of:=IF([.HA50] &lt;&gt; &quot;&quot;; CONCATENATE(&quot;Affects: &quot;; [.HG50]; &quot;. &quot;);&quot;&quot;)" office:value-type="string" office:string-value="Affects: (half). " calcext:value-type="string">
            <text:p>Affects: (half). </text:p>
          </table:table-cell>
          <table:table-cell table:style-name="ce6"/>
          <table:table-cell table:style-name="ce6" table:formula="of:=CONCATENATE([.GV50]; IF([.GW50]=1;&quot; (cc)&quot;;&quot;&quot;))" office:value-type="string" office:string-value="Air Cutter (cc)" calcext:value-type="string">
            <text:p>Air Cutter (cc)</text:p>
          </table:table-cell>
          <table:table-cell table:style-name="ce6" table:formula="of:=CONCATENATE(&quot;Symbols/attack_imgs/&quot;;[.GV50];&quot;.png&quot;)" office:value-type="string" office:string-value="Symbols/attack_imgs/Air Cutter.png" calcext:value-type="string">
            <text:p>Symbols/attack_imgs/Air Cutter.png</text:p>
          </table:table-cell>
          <table:table-cell table:style-name="ce6" table:formula="of:=CONCATENATE(&quot;TM &quot;; [.GU50]-3; &quot; (&quot;;[.GY50]; &quot;_t) &amp;nbsp &quot;; [.GV50];  IF([.GW50]=1;&quot; (cc)&quot;;&quot;&quot;))" office:value-type="string" office:string-value="TM 46 (Flying_t) &amp;nbsp Air Cutter (cc)" calcext:value-type="string">
            <text:p>TM 46 (Flying_t) &amp;nbsp Air Cutter (cc)</text:p>
          </table:table-cell>
          <table:table-cell table:style-name="ce6" table:formula="of:=CONCATENATE([.HH50];[.HB50])" office:value-type="string" office:string-value="Affects: (half). " calcext:value-type="string">
            <text:p>Affects: (half). </text:p>
          </table:table-cell>
          <table:table-cell/>
          <table:table-cell table:formula="of:=IF([.GZ50]=&quot;none&quot;;&quot;&quot;;[.GZ50])" office:value-type="float" office:value="4" calcext:value-type="float">
            <text:p>4</text:p>
          </table:table-cell>
          <table:table-cell table:number-columns-repeated="2"/>
          <table:table-cell table:formula="of:=IF(INDIRECT(&quot;GZ&quot;&amp;[.GG50])=&quot;none&quot;;&quot;&quot;;INDIRECT(&quot;GZ&quot;&amp;[.GG50]))" office:value-type="float" office:value="1" calcext:value-type="float">
            <text:p>1</text:p>
          </table:table-cell>
          <table:table-cell table:formula="of:=IF(INDIRECT(&quot;GZ&quot;&amp;[.GH50])=&quot;none&quot;;&quot;&quot;;INDIRECT(&quot;GZ&quot;&amp;[.GH50]))" office:value-type="float" office:value="1" calcext:value-type="float">
            <text:p>1</text:p>
          </table:table-cell>
          <table:table-cell table:formula="of:=IF(INDIRECT(&quot;GZ&quot;&amp;[.GI50])=&quot;none&quot;;&quot;&quot;;INDIRECT(&quot;GZ&quot;&amp;[.GI50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P50]=1;&quot;H&quot;;&quot;&quot;)">
            <text:p/>
          </table:table-cell>
          <table:table-cell table:formula="of:=IF([.IQ50]=1;&quot;H&quot;;&quot;&quot;)">
            <text:p/>
          </table:table-cell>
          <table:table-cell table:formula="of:=IF([.IR50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Voltorb</text:p>
          </table:table-cell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Electric</text:p>
          </table:table-cell>
          <table:table-cell office:value-type="string" calcext:value-type="string">
            <text:p>Aftermath</text:p>
          </table:table-cell>
          <table:table-cell office:value-type="string" calcext:value-type="string">
            <text:p>Before fainting, make a free attack.</text:p>
          </table:table-cell>
          <table:table-cell table:number-columns-repeated="2" office:value-type="string" calcext:value-type="string">
            <text:p>Electric</text:p>
          </table:table-cell>
          <table:table-cell table:number-columns-repeated="2"/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51:.AE51];&quot;&gt;1&quot;)-COUNTIF([.T51:.AE51];&quot;&gt;2&quot;)-COUNTIF([.T51:.AE51];&quot;&gt;3&quot;)-COUNTIF([.T51:.AE51];&quot;&gt;4&quot;)-COUNTIF([.T51:.AE51];&quot;&gt;5&quot;)-COUNTIF([.T51:.AE51];&quot;&gt;6&quot;)-COUNTIF([.T51:.AE51];&quot;&gt;7&quot;)-COUNTIF([.T51:.AE51];&quot;&gt;8&quot;)" office:value-type="float" office:value="10" calcext:value-type="float">
            <text:p>10</text:p>
          </table:table-cell>
          <table:table-cell table:formula="of:=SUM([.T51:.AE51]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nder Shock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Self-Destru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Smokescreen</text:p>
          </table:table-cell>
          <table:table-cell/>
          <table:table-cell table:style-name="ce59" table:formula="of:=ROUND([.AG51]+(12-[.AF51])-[.BA51]/2+[.BF51]+[.BG51]-[.BT51]+[.AZ51]*2/3+[.BC51]-[.AX51];1)" office:value-type="float" office:value="8.8" calcext:value-type="float">
            <text:p>8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ck Tunnel</text:p>
          </table:table-cell>
          <table:table-cell table:style-name="ce1" table:formula="of:=IF([.AW51]=&quot;Starter&quot;; 0;IF([.AW51]=&quot;Route 1&quot;;0; IF([.AW51]=&quot;Viridian Forest&quot;;0;IF([.AW51]=&quot;Cycling Road&quot;;0;0.7))))" office:value-type="float" office:value="0.7" calcext:value-type="float">
            <text:p>0.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D51]=&quot;&quot;;IF([.I51]&lt;&gt;&quot;&quot;;0;IF([.M51]&lt;&gt;&quot;&quot;;[.AH51]-1;[.AI51]-1));IF([.M51]&lt;&gt;&quot;&quot;;0;IF([.Q51]&lt;&gt;&quot;&quot;;[.AH51]-1)))" office:value-type="float" office:value="0" calcext:value-type="float">
            <text:p>0</text:p>
          </table:table-cell>
          <table:table-cell/>
          <table:table-cell table:formula="of:=IF([.AM51]=1;0;IF([.AM51]=2;1;IF([.AM51]=3;1.7;IF([.AM51]=4;2.2;IF([.AM51]=5;2.55;IF([.AM51]=6;2.8;IF([.AM51]=7;3)))))))" office:value-type="float" office:value="2.55" calcext:value-type="float">
            <text:p>2.55</text:p>
          </table:table-cell>
          <table:table-cell office:value-type="float" office:value="1" calcext:value-type="float">
            <text:p>1</text:p>
          </table:table-cell>
          <table:table-cell table:formula="of:=[.BD51] *(2 -[.BE51])/2" office:value-type="float" office:value="1.275" calcext:value-type="float">
            <text:p>1.27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51])" office:value-type="string" office:string-value="Thunder Shock" calcext:value-type="string">
            <text:p>Thunder Shock</text:p>
          </table:table-cell>
          <table:table-cell table:style-name="ce1" table:formula="of:=INDIRECT(&quot;HJ&quot;&amp;[.GH51])" office:value-type="string" office:string-value="Thunderbolt (cc)" calcext:value-type="string">
            <text:p>Thunderbolt (cc)</text:p>
          </table:table-cell>
          <table:table-cell table:style-name="ce1" table:formula="of:=INDIRECT(&quot;HJ&quot;&amp;[.GI51])" office:value-type="string" office:string-value="Self-Destruct (cc)" calcext:value-type="string">
            <text:p>Self-Destruct (cc)</text:p>
          </table:table-cell>
          <table:table-cell/>
          <table:table-cell table:style-name="ce1" table:formula="of:=IF([.BQ51]&gt;=1; 0;IF([.BR51]&gt;=1;[.AH51]-1;IF([.BS51]&gt;=1;[.AI51]-1;11)))" office:value-type="float" office:value="0" calcext:value-type="float">
            <text:p>0</text:p>
          </table:table-cell>
          <table:table-cell table:formula="of:=IF([.BQ51]&gt;=2; 0;IF([.BR51]&gt;=2;[.AH51]-1;IF([.BS51]&gt;=2;[.AI51]-1;11)))" office:value-type="float" office:value="0" calcext:value-type="float">
            <text:p>0</text:p>
          </table:table-cell>
          <table:table-cell table:formula="of:=IF([.BQ51]&gt;=3; 0;IF([.BR51]&gt;=3;[.AH51]-1;IF([.BS51]&gt;=3;[.AI51]-1;11)))" office:value-type="float" office:value="4" calcext:value-type="float">
            <text:p>4</text:p>
          </table:table-cell>
          <table:table-cell table:formula="of:=IF([.BQ51]&gt;=4; 0;IF([.BR51]&gt;=4;[.AH51]-1;IF([.BS51]&gt;=4;[.AI51]-1;11)))" office:value-type="float" office:value="11" calcext:value-type="float">
            <text:p>11</text:p>
          </table:table-cell>
          <table:table-cell table:formula="of:= 4- COUNTBLANK([.H51:.K51])" office:value-type="float" office:value="2" calcext:value-type="float">
            <text:p>2</text:p>
          </table:table-cell>
          <table:table-cell table:formula="of:= MAX([.BQ51];4 -COUNTBLANK([.L51:.O51]))" office:value-type="float" office:value="3" calcext:value-type="float">
            <text:p>3</text:p>
          </table:table-cell>
          <table:table-cell table:formula="of:=MAX([.BR51];4-COUNTBLANK([.P51:.S51]))" office:value-type="float" office:value="3" calcext:value-type="float">
            <text:p>3</text:p>
          </table:table-cell>
          <table:table-cell table:formula="of:=IF([.D51]&lt;&gt;&quot;&quot;;4;SUM([.BM51:.BP51])/7)" office:value-type="float" office:value="2.14285714285714" calcext:value-type="float">
            <text:p>2.14285714285714</text:p>
          </table:table-cell>
          <table:table-cell table:number-columns-repeated="16"/>
          <table:table-cell table:formula="of:=IF([.A51]=&quot;&quot;;0;1)+IF([.B51]=&quot;&quot;;0;1)+IF([.C51]=&quot;&quot;;0;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IF([.D51]=&quot;&quot;;&quot;&quot;;CONCATENATE(&quot;Symbols/Other/&quot;;[.D51];&quot;.png&quot;))">
            <text:p/>
          </table:table-cell>
          <table:table-cell table:formula="of:=LEN([.A51])" office:value-type="float" office:value="7" calcext:value-type="float">
            <text:p>7</text:p>
          </table:table-cell>
          <table:table-cell table:formula="of:=LEN([.B51])" office:value-type="float" office:value="9" calcext:value-type="float">
            <text:p>9</text:p>
          </table:table-cell>
          <table:table-cell table:formula="of:=LEN([.C51])" office:value-type="float" office:value="0" calcext:value-type="float">
            <text:p>0</text:p>
          </table:table-cell>
          <table:table-cell table:formula="of:=CONCATENATE(IF([.FO51]&gt;0; CONCATENATE([.A51];&quot; (die_&quot;; [.H51]);&quot;&quot;); IF([.FO51]&gt;1; CONCATENATE(&quot;_&quot;;[.I51]);&quot;&quot;);IF([.FO51]&gt;2; CONCATENATE(&quot;_&quot;;[.J51]);&quot;&quot;);IF([.FO51]&gt;3; CONCATENATE(&quot;_&quot;;[.K51]);&quot;&quot;);IF([.FO51]&gt;0;&quot;)&quot;;[.A51]))" office:value-type="string" office:string-value="Voltorb (die_Electric_Electric)" calcext:value-type="string">
            <text:p>Voltorb (die_Electric_Electric)</text:p>
          </table:table-cell>
          <table:table-cell table:formula="of:=CONCATENATE(IF([.FP51]&gt;0; CONCATENATE([.B51];&quot; (die_&quot;; [.L51]);&quot;&quot;); IF([.FP51]&gt;1; CONCATENATE(&quot;_&quot;;[.M51]);&quot;&quot;);IF([.FP51]&gt;2; CONCATENATE(&quot;_&quot;;[.N51]);&quot;&quot;);IF([.FP51]&gt;3; CONCATENATE(&quot;_&quot;;[.O51]);&quot;&quot;);IF([.FP51]&gt;0;&quot;)&quot;;&quot;&quot;))" office:value-type="string" office:string-value="Electrode (die_Electric_Electric_Normal)" calcext:value-type="string">
            <text:p>Electrode (die_Electric_Electric_Normal)</text:p>
          </table:table-cell>
          <table:table-cell table:formula="of:=CONCATENATE(IF([.FQ51]&gt;0; CONCATENATE([.C51];&quot; (die_&quot;; [.P51]);&quot;&quot;); IF([.FQ51]&gt;1; CONCATENATE(&quot;_&quot;;[.Q51]);&quot;&quot;);IF([.FQ51]&gt;2; CONCATENATE(&quot;_&quot;;[.R51]);&quot;&quot;);IF([.FQ51]&gt;3; CONCATENATE(&quot;_&quot;;[.S51]);&quot;&quot;);IF([.FQ51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51] = &quot;&quot;; &quot;&quot;;MATCH([.AN51];[.$GV$2:.$GV$100];0)-3)" office:value-type="float" office:value="20" calcext:value-type="float">
            <text:p>20</text:p>
          </table:table-cell>
          <table:table-cell table:formula="of:=IF([.AO51] = &quot;&quot;; &quot;&quot;;MATCH([.AO51];[.$GV$2:.$GV$100];0)-3)" office:value-type="float" office:value="2" calcext:value-type="float">
            <text:p>2</text:p>
          </table:table-cell>
          <table:table-cell table:formula="of:=IF([.AP51] = &quot;&quot;; &quot;&quot;;MATCH([.AP51];[.$GV$2:.$GV$100];0)-3)" office:value-type="float" office:value="6" calcext:value-type="float">
            <text:p>6</text:p>
          </table:table-cell>
          <table:table-cell table:formula="of:=IF([.AQ51] = &quot;&quot;; &quot;&quot;;MATCH([.AQ51];[.$GV$2:.$GV$100];0)-3)" office:value-type="float" office:value="5" calcext:value-type="float">
            <text:p>5</text:p>
          </table:table-cell>
          <table:table-cell table:formula="of:=IF([.AR51] = &quot;&quot;; &quot;&quot;;MATCH([.AR51];[.$GV$2:.$GV$100];0)-3)">
            <text:p/>
          </table:table-cell>
          <table:table-cell table:number-columns-repeated="2"/>
          <table:table-cell table:style-name="ce1" table:formula="of:=IFERROR(IF(OR(INDIRECT(&quot;$GX&quot; &amp; [.EV51]+4 )&gt;0;INDIRECT(&quot;$HI&quot; &amp; [.EV51]+4 )&gt;0);INDIRECT(&quot;$GY&quot; &amp; [.EV51]+4);&quot;&quot;);&quot;&quot;)">
            <text:p/>
          </table:table-cell>
          <table:table-cell table:style-name="ce1" table:formula="of:=IFERROR(IF(OR(INDIRECT(&quot;$GX&quot; &amp; [.EW51]+4 )&gt;0;INDIRECT(&quot;$HI&quot; &amp; [.EW51]+4 )&gt;0);INDIRECT(&quot;$GY&quot; &amp; [.EW51]+4);&quot;&quot;);&quot;&quot;)" office:value-type="string" office:string-value="Grass" calcext:value-type="string">
            <text:p>Grass</text:p>
          </table:table-cell>
          <table:table-cell table:style-name="ce1" table:formula="of:=IFERROR(IF(OR(INDIRECT(&quot;$GX&quot; &amp; [.EX51]+4 )&gt;0;INDIRECT(&quot;$HI&quot; &amp; [.EX51]+4 )&gt;0);INDIRECT(&quot;$GY&quot; &amp; [.EX51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Y51]+4 )&gt;0;INDIRECT(&quot;$HI&quot; &amp; [.EY51]+4 )&gt;0);INDIRECT(&quot;$GY&quot; &amp; [.EY51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Z51]+4 )&gt;0;INDIRECT(&quot;$HI&quot; &amp; [.EZ51]+4 )&gt;0);INDIRECT(&quot;$GY&quot; &amp; [.EZ51]+4);&quot;&quot;);&quot;&quot;)">
            <text:p/>
          </table:table-cell>
          <table:table-cell table:formula="of:=IF([.EJ51]=&quot;&quot;;&quot;&quot;;(SMALL([.$EJ51:.$EN51];[.DX51])))" office:value-type="float" office:value="2" calcext:value-type="float">
            <text:p>2</text:p>
          </table:table-cell>
          <table:table-cell table:formula="of:=IF([.EK51]=&quot;&quot;;&quot;&quot;;(SMALL([.$EJ51:.$EN51];[.DY51])))" office:value-type="float" office:value="5" calcext:value-type="float">
            <text:p>5</text:p>
          </table:table-cell>
          <table:table-cell table:formula="of:=IF([.EL51]=&quot;&quot;;&quot;&quot;;(SMALL([.$EJ51:.$EN51];[.DZ51])))" office:value-type="float" office:value="6" calcext:value-type="float">
            <text:p>6</text:p>
          </table:table-cell>
          <table:table-cell table:style-name="ce1" table:formula="of:=IF([.EM51]=&quot;&quot;;&quot;&quot;;(SMALL([.$EJ51:.$EN51];[.EA51])))" office:value-type="float" office:value="20" calcext:value-type="float">
            <text:p>20</text:p>
          </table:table-cell>
          <table:table-cell table:style-name="ce1" table:formula="of:=IF([.EN51]=&quot;&quot;;&quot;&quot;;(SMALL([.$EJ51:.$EN51];[.EB51])))">
            <text:p/>
          </table:table-cell>
          <table:table-cell table:formula="of:=IF([.EQ51]=&quot;&quot;;&quot;&quot;;CONCATENATE(&quot;symbols/types/only_color_exact/&quot;;[.EQ51];&quot;.png&quot;))">
            <text:p/>
          </table:table-cell>
          <table:table-cell table:formula="of:=IF([.ER51]=&quot;&quot;;&quot;&quot;;CONCATENATE(&quot;symbols/types/only_color_exact/&quot;;[.ER51];&quot;.png&quot;))" office:value-type="string" office:string-value="symbols/types/only_color_exact/Grass.png" calcext:value-type="string">
            <text:p>symbols/types/only_color_exact/Grass.png</text:p>
          </table:table-cell>
          <table:table-cell table:formula="of:=IF([.ES51]=&quot;&quot;;&quot;&quot;;CONCATENATE(&quot;symbols/types/only_color_exact/&quot;;[.ES51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T51]=&quot;&quot;;&quot;&quot;;CONCATENATE(&quot;symbols/types/only_color_exact/&quot;;[.ET51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U51]=&quot;&quot;;&quot;&quot;;CONCATENATE(&quot;symbols/types/only_color_exact/&quot;;[.EU51];&quot;.png&quot;))">
            <text:p/>
          </table:table-cell>
          <table:table-cell table:number-columns-repeated="5"/>
          <table:table-cell table:formula="of:=CONCATENATE(&quot;Symbols/Types/Weaknesses/&quot;; [.E51]; &quot;.png&quot;)" office:value-type="string" office:string-value="Symbols/Types/Weaknesses/Electric.png" calcext:value-type="string">
            <text:p>Symbols/Types/Weaknesses/Electric.png</text:p>
          </table:table-cell>
          <table:table-cell table:formula="of:=CONCATENATE(&quot;Symbols/Pokemon/&quot;;[.A51];&quot;.png&quot;)" office:value-type="string" office:string-value="Symbols/Pokemon/Voltorb.png" calcext:value-type="string">
            <text:p>Symbols/Pokemon/Voltorb.png</text:p>
          </table:table-cell>
          <table:table-cell table:formula="of:=CONCATENATE(&quot;Symbols/Pokemon/&quot;;[.B51];&quot;.png&quot;)" office:value-type="string" office:string-value="Symbols/Pokemon/Electrode.png" calcext:value-type="string">
            <text:p>Symbols/Pokemon/Electrode.png</text:p>
          </table:table-cell>
          <table:table-cell table:formula="of:=CONCATENATE(&quot;Symbols/Pokemon/&quot;;[.C51];&quot;.png&quot;)" office:value-type="string" office:string-value="Symbols/Pokemon/.png" calcext:value-type="string">
            <text:p>Symbols/Pokemon/.png</text:p>
          </table:table-cell>
          <table:table-cell table:formula="of:=IF([.H51]=&quot;&quot;;0;1)+IF([.I51]=&quot;&quot;;0;1) +IF([.J51]=&quot;&quot;;0;1)+ IF([.K51] = &quot;&quot;;0;1)" office:value-type="float" office:value="2" calcext:value-type="float">
            <text:p>2</text:p>
          </table:table-cell>
          <table:table-cell table:formula="of:=IF([.L51]=&quot;&quot;;0;1)+IF([.M51]=&quot;&quot;;0;1) +IF([.N51]=&quot;&quot;;0;1)+ IF([.O51] = &quot;&quot;;0;1)" office:value-type="float" office:value="3" calcext:value-type="float">
            <text:p>3</text:p>
          </table:table-cell>
          <table:table-cell table:formula="of:=IF([.P51]=&quot;&quot;;0;1)+IF([.Q51]=&quot;&quot;;0;1) +IF([.R51]=&quot;&quot;;0;1)+ IF([.S51] = &quot;&quot;;0;1)" office:value-type="float" office:value="0" calcext:value-type="float">
            <text:p>0</text:p>
          </table:table-cell>
          <table:table-cell table:formula="of:=CONCATENATE(&quot;Symbols/Dice/dice_&quot;;[.H51];&quot;.png&quot;)" office:value-type="string" office:string-value="Symbols/Dice/dice_Electric.png" calcext:value-type="string">
            <text:p>Symbols/Dice/dice_Electric.png</text:p>
          </table:table-cell>
          <table:table-cell table:formula="of:=CONCATENATE(&quot;Symbols/Dice/dice_&quot;;[.I51];&quot;.png&quot;)" office:value-type="string" office:string-value="Symbols/Dice/dice_Electric.png" calcext:value-type="string">
            <text:p>Symbols/Dice/dice_Electric.png</text:p>
          </table:table-cell>
          <table:table-cell table:formula="of:=CONCATENATE(&quot;Symbols/Dice/dice_&quot;;[.J5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5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51];&quot;.png&quot;)" office:value-type="string" office:string-value="Symbols/Dice/dice_Electric.png" calcext:value-type="string">
            <text:p>Symbols/Dice/dice_Electric.png</text:p>
          </table:table-cell>
          <table:table-cell table:formula="of:=CONCATENATE(&quot;Symbols/Dice/dice_&quot;;[.M51];&quot;.png&quot;)" office:value-type="string" office:string-value="Symbols/Dice/dice_Electric.png" calcext:value-type="string">
            <text:p>Symbols/Dice/dice_Electric.png</text:p>
          </table:table-cell>
          <table:table-cell table:formula="of:=CONCATENATE(&quot;Symbols/Dice/dice_&quot;;[.N51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O5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5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5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5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51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51])" office:value-type="string" office:string-value="Speed: 5" calcext:value-type="string">
            <text:p>Speed: 5</text:p>
          </table:table-cell>
          <table:table-cell/>
          <table:table-cell table:formula="of:=MATCH([.AJ51]; [.$GV$1:.$GV$1048576];0)" office:value-type="float" office:value="28" calcext:value-type="float">
            <text:p>28</text:p>
          </table:table-cell>
          <table:table-cell table:formula="of:=MATCH([.AK51]; [.$GV$1:.$GV$1048576];0)" office:value-type="float" office:value="44" calcext:value-type="float">
            <text:p>44</text:p>
          </table:table-cell>
          <table:table-cell table:formula="of:=MATCH([.AL51]; [.$GV$1:.$GV$1048576];0)" office:value-type="float" office:value="40" calcext:value-type="float">
            <text:p>40</text:p>
          </table:table-cell>
          <table:table-cell table:style-name="ce1" table:formula="of:=INDIRECT(&quot;HC&quot;&amp;[.GG51])">
            <text:p/>
          </table:table-cell>
          <table:table-cell table:style-name="ce1" table:formula="of:=INDIRECT(&quot;HC&quot;&amp;[.GH51])">
            <text:p/>
          </table:table-cell>
          <table:table-cell table:style-name="ce1" table:formula="of:=INDIRECT(&quot;HC&quot;&amp;[.GI51])" office:value-type="string" office:string-value="Affects: (all). Also affects the attacker." calcext:value-type="string">
            <text:p>Affects: (all). Also affects the attacker.</text:p>
          </table:table-cell>
          <table:table-cell table:style-name="ce1" table:formula="of:=INDIRECT(&quot;GW&quot;&amp;[.GG51])" office:value-type="float" office:value="0" calcext:value-type="float">
            <text:p>0</text:p>
          </table:table-cell>
          <table:table-cell table:style-name="ce1" table:formula="of:=INDIRECT(&quot;GW&quot;&amp;[.GH51])" office:value-type="float" office:value="1" calcext:value-type="float">
            <text:p>1</text:p>
          </table:table-cell>
          <table:table-cell table:style-name="ce1" table:formula="of:=INDIRECT(&quot;GW&quot;&amp;[.GI51])" office:value-type="float" office:value="1" calcext:value-type="float">
            <text:p>1</text:p>
          </table:table-cell>
          <table:table-cell table:style-name="ce1" table:formula="of:=INDIRECT(&quot;HE&quot;&amp;[.GG51])" office:value-type="string" office:string-value="Damage: (Electric)" calcext:value-type="string">
            <text:p>Damage: (Electric)</text:p>
          </table:table-cell>
          <table:table-cell table:style-name="ce1" table:formula="of:=INDIRECT(&quot;HE&quot;&amp;[.GH51])" office:value-type="string" office:string-value="Damage: (Electric)(Electric)" calcext:value-type="string">
            <text:p>Damage: (Electric)(Electric)</text:p>
          </table:table-cell>
          <table:table-cell table:style-name="ce1" table:formula="of:=INDIRECT(&quot;HE&quot;&amp;[.GI51])" office:value-type="string" office:string-value="Damage: (Normal)(Normal)(Normal)(Normal)" calcext:value-type="string">
            <text:p>Damage: (Normal)(Normal)(Normal)(Normal)</text:p>
          </table:table-cell>
          <table:table-cell table:number-columns-repeated="2"/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Ice Bea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4_line</text:p>
          </table:table-cell>
          <table:table-cell table:style-name="ce6" office:value-type="string" calcext:value-type="string">
            <text:p>Targets become &lt;b&gt;Slowed&lt;/b&gt; by 1.</text:p>
          </table:table-cell>
          <table:table-cell table:style-name="ce7" table:formula="of:=CONCATENATE([.HH51]; [.HB51])" office:value-type="string" office:string-value="Affects: (4_line). Targets become &lt;b&gt;Slowed&lt;/b&gt; by 1." calcext:value-type="string">
            <text:p>Affects: (4_line). Targets become &lt;b&gt;Slowed&lt;/b&gt; by 1.</text:p>
          </table:table-cell>
          <table:table-cell table:style-name="ce6" table:formula="of:=CONCATENATE(&quot;(&quot;;[.GY51];&quot;)&quot;)" office:value-type="string" office:string-value="(Water)" calcext:value-type="string">
            <text:p>(Water)</text:p>
          </table:table-cell>
          <table:table-cell table:style-name="ce6" table:formula="of:=CONCATENATE(&quot;Damage: &quot;;IF([.GX51]&gt;=1;[.HD51];&quot;&quot;);IF([.GX51]&gt;=2;[.HD51];&quot;&quot;);IF([.GX51]&gt;=3;[.HD51];&quot;&quot;);IF([.GX51]&gt;=4;[.HD51];&quot;&quot;);IF([.GX51]&gt;=5;[.HD51];&quot;&quot;);IF([.HI51]=1;CONCATENATE(&quot;(&quot;;[.GY51];&quot;_x)&quot;);&quot;&quot;))" office:value-type="string" office:string-value="Damage: (Water)" calcext:value-type="string">
            <text:p>Damage: (Water)</text:p>
          </table:table-cell>
          <table:table-cell table:style-name="ce6"/>
          <table:table-cell table:style-name="ce6" table:formula="of:=CONCATENATE(IF([.HA51]&lt;&gt;&quot;all hostile Pok&amp;eacute;mon&quot;;&quot;(&quot;;&quot;&quot;);[.HA51];IF([.HA51]&lt;&gt;&quot;all hostile Pok&amp;eacute;mon&quot;; &quot;)&quot;; &quot;&quot;))" office:value-type="string" office:string-value="(4_line)" calcext:value-type="string">
            <text:p>(4_line)</text:p>
          </table:table-cell>
          <table:table-cell table:style-name="ce6" table:formula="of:=IF([.HA51] &lt;&gt; &quot;&quot;; CONCATENATE(&quot;Affects: &quot;; [.HG51]; &quot;. &quot;);&quot;&quot;)" office:value-type="string" office:string-value="Affects: (4_line). " calcext:value-type="string">
            <text:p>Affects: (4_line). </text:p>
          </table:table-cell>
          <table:table-cell table:style-name="ce6"/>
          <table:table-cell table:style-name="ce6" table:formula="of:=CONCATENATE([.GV51]; IF([.GW51]=1;&quot; (cc)&quot;;&quot;&quot;))" office:value-type="string" office:string-value="Ice Beam" calcext:value-type="string">
            <text:p>Ice Beam</text:p>
          </table:table-cell>
          <table:table-cell table:style-name="ce6" table:formula="of:=CONCATENATE(&quot;Symbols/attack_imgs/&quot;;[.GV51];&quot;.png&quot;)" office:value-type="string" office:string-value="Symbols/attack_imgs/Ice Beam.png" calcext:value-type="string">
            <text:p>Symbols/attack_imgs/Ice Beam.png</text:p>
          </table:table-cell>
          <table:table-cell table:style-name="ce6" table:formula="of:=CONCATENATE(&quot;TM &quot;; [.GU51]-3; &quot; (&quot;;[.GY51]; &quot;_t) &amp;nbsp &quot;; [.GV51];  IF([.GW51]=1;&quot; (cc)&quot;;&quot;&quot;))" office:value-type="string" office:string-value="TM 47 (Water_t) &amp;nbsp Ice Beam" calcext:value-type="string">
            <text:p>TM 47 (Water_t) &amp;nbsp Ice Beam</text:p>
          </table:table-cell>
          <table:table-cell table:style-name="ce6" table:formula="of:=CONCATENATE([.HH51];[.HB51])" office:value-type="string" office:string-value="Affects: (4_line). Targets become &lt;b&gt;Slowed&lt;/b&gt; by 1." calcext:value-type="string">
            <text:p>Affects: (4_line). Targets become &lt;b&gt;Slowed&lt;/b&gt; by 1.</text:p>
          </table:table-cell>
          <table:table-cell/>
          <table:table-cell table:formula="of:=IF([.GZ51]=&quot;none&quot;;&quot;&quot;;[.GZ51])" office:value-type="float" office:value="4" calcext:value-type="float">
            <text:p>4</text:p>
          </table:table-cell>
          <table:table-cell table:number-columns-repeated="2"/>
          <table:table-cell table:formula="of:=IF(INDIRECT(&quot;GZ&quot;&amp;[.GG51])=&quot;none&quot;;&quot;&quot;;INDIRECT(&quot;GZ&quot;&amp;[.GG51]))" office:value-type="float" office:value="6" calcext:value-type="float">
            <text:p>6</text:p>
          </table:table-cell>
          <table:table-cell table:formula="of:=IF(INDIRECT(&quot;GZ&quot;&amp;[.GH51])=&quot;none&quot;;&quot;&quot;;INDIRECT(&quot;GZ&quot;&amp;[.GH51]))" office:value-type="float" office:value="7" calcext:value-type="float">
            <text:p>7</text:p>
          </table:table-cell>
          <table:table-cell table:formula="of:=IF(INDIRECT(&quot;GZ&quot;&amp;[.GI51])=&quot;none&quot;;&quot;&quot;;INDIRECT(&quot;GZ&quot;&amp;[.GI51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P51]=1;&quot;H&quot;;&quot;&quot;)">
            <text:p/>
          </table:table-cell>
          <table:table-cell table:formula="of:=IF([.IQ51]=1;&quot;H&quot;;&quot;&quot;)">
            <text:p/>
          </table:table-cell>
          <table:table-cell table:formula="of:=IF([.IR51]=1;&quot;H&quot;;&quot;&quot;)">
            <text:p/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Electabuzz</text:p>
          </table:table-cell>
          <table:table-cell table:number-columns-repeated="3"/>
          <table:table-cell office:value-type="string" calcext:value-type="string">
            <text:p>Electr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After taking damage, deal (electric) to all adjacent hostile Pok&amp;eacute;mon.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Normal</text:p>
          </table:table-cell>
          <table:table-cell table:number-columns-repeated="9"/>
          <table:table-cell table:style-name="ce33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52:.AE52];&quot;&gt;1&quot;)-COUNTIF([.T52:.AE52];&quot;&gt;2&quot;)-COUNTIF([.T52:.AE52];&quot;&gt;3&quot;)-COUNTIF([.T52:.AE52];&quot;&gt;4&quot;)-COUNTIF([.T52:.AE52];&quot;&gt;5&quot;)-COUNTIF([.T52:.AE52];&quot;&gt;6&quot;)-COUNTIF([.T52:.AE52];&quot;&gt;7&quot;)-COUNTIF([.T52:.AE52];&quot;&gt;8&quot;)" office:value-type="float" office:value="9" calcext:value-type="float">
            <text:p>9</text:p>
          </table:table-cell>
          <table:table-cell table:formula="of:=SUM([.T52:.AE52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hunder Punch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Iron Tail</text:p>
          </table:table-cell>
          <table:table-cell table:number-columns-repeated="2"/>
          <table:table-cell table:style-name="ce59" table:formula="of:=ROUND([.AG52]+(12-[.AF52])-[.BA52]/2+[.BF52]+[.BG52]-[.BT52]+[.AZ52]*2/3+[.BC52]-[.AX52];1)" office:value-type="float" office:value="10.2" calcext:value-type="float">
            <text:p>10.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ck Tunnel</text:p>
          </table:table-cell>
          <table:table-cell table:style-name="ce1" table:formula="of:=IF([.AW52]=&quot;Starter&quot;; 0;IF([.AW52]=&quot;Route 1&quot;;0; IF([.AW52]=&quot;Viridian Forest&quot;;0;IF([.AW52]=&quot;Cycling Road&quot;;0;0.7))))" office:value-type="float" office:value="0.7" calcext:value-type="float">
            <text:p>0.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D52]=&quot;&quot;;IF([.I52]&lt;&gt;&quot;&quot;;0;IF([.M52]&lt;&gt;&quot;&quot;;[.AH52]-1;[.AI52]-1));IF([.M52]&lt;&gt;&quot;&quot;;0;IF([.Q52]&lt;&gt;&quot;&quot;;[.AH52]-1)))" office:value-type="float" office:value="0" calcext:value-type="float">
            <text:p>0</text:p>
          </table:table-cell>
          <table:table-cell/>
          <table:table-cell table:style-name="ce1" table:formula="of:=IF([.AM52]=1;0;IF([.AM52]=2;1;IF([.AM52]=3;1.7;IF([.AM52]=4;2.2;IF([.AM52]=5;2.55;IF([.AM52]=6;2.8;IF([.AM52]=7;3)))))))"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table:formula="of:=[.BD52] *(2 -[.BE52])/2" office:value-type="float" office:value="1.43" calcext:value-type="float">
            <text:p>1.43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52])" office:value-type="string" office:string-value="Thunder Punch" calcext:value-type="string">
            <text:p>Thunder Punch</text:p>
          </table:table-cell>
          <table:table-cell table:style-name="ce1" table:formula="of:=INDIRECT(&quot;HJ&quot;&amp;[.GH52])" office:value-type="string" office:string-value="Thunderbolt (cc)" calcext:value-type="string">
            <text:p>Thunderbolt (cc)</text:p>
          </table:table-cell>
          <table:table-cell table:style-name="ce1" table:formula="of:=INDIRECT(&quot;HJ&quot;&amp;[.GI52])" office:value-type="string" office:string-value="Thunder (cc)" calcext:value-type="string">
            <text:p>Thunder (cc)</text:p>
          </table:table-cell>
          <table:table-cell/>
          <table:table-cell table:style-name="ce1" table:formula="of:=IF([.BQ52]&gt;=1; 0;IF([.BR52]&gt;=1;[.AH52]-1;IF([.BS52]&gt;=1;[.AI52]-1;11)))" office:value-type="float" office:value="0" calcext:value-type="float">
            <text:p>0</text:p>
          </table:table-cell>
          <table:table-cell table:formula="of:=IF([.BQ52]&gt;=2; 0;IF([.BR52]&gt;=2;[.AH52]-1;IF([.BS52]&gt;=2;[.AI52]-1;11)))" office:value-type="float" office:value="0" calcext:value-type="float">
            <text:p>0</text:p>
          </table:table-cell>
          <table:table-cell table:formula="of:=IF([.BQ52]&gt;=3; 0;IF([.BR52]&gt;=3;[.AH52]-1;IF([.BS52]&gt;=3;[.AI52]-1;11)))" office:value-type="float" office:value="0" calcext:value-type="float">
            <text:p>0</text:p>
          </table:table-cell>
          <table:table-cell table:formula="of:=IF([.BQ52]&gt;=4; 0;IF([.BR52]&gt;=4;[.AH52]-1;IF([.BS52]&gt;=4;[.AI52]-1;11)))" office:value-type="float" office:value="11" calcext:value-type="float">
            <text:p>11</text:p>
          </table:table-cell>
          <table:table-cell table:formula="of:= 4- COUNTBLANK([.H52:.K52])" office:value-type="float" office:value="3" calcext:value-type="float">
            <text:p>3</text:p>
          </table:table-cell>
          <table:table-cell table:formula="of:= MAX([.BQ52];4 -COUNTBLANK([.L52:.O52]))" office:value-type="float" office:value="3" calcext:value-type="float">
            <text:p>3</text:p>
          </table:table-cell>
          <table:table-cell table:formula="of:=MAX([.BR52];4-COUNTBLANK([.P52:.S52]))" office:value-type="float" office:value="3" calcext:value-type="float">
            <text:p>3</text:p>
          </table:table-cell>
          <table:table-cell table:formula="of:=IF([.D52]&lt;&gt;&quot;&quot;;4;SUM([.BM52:.BP52])/7)" office:value-type="float" office:value="1.57142857142857" calcext:value-type="float">
            <text:p>1.57142857142857</text:p>
          </table:table-cell>
          <table:table-cell table:number-columns-repeated="16"/>
          <table:table-cell table:formula="of:=IF([.A52]=&quot;&quot;;0;1)+IF([.B52]=&quot;&quot;;0;1)+IF([.C52]=&quot;&quot;;0;1)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IF([.D52]=&quot;&quot;;&quot;&quot;;CONCATENATE(&quot;Symbols/Other/&quot;;[.D52];&quot;.png&quot;))">
            <text:p/>
          </table:table-cell>
          <table:table-cell table:formula="of:=LEN([.A52])" office:value-type="float" office:value="10" calcext:value-type="float">
            <text:p>10</text:p>
          </table:table-cell>
          <table:table-cell table:formula="of:=LEN([.B52])" office:value-type="float" office:value="0" calcext:value-type="float">
            <text:p>0</text:p>
          </table:table-cell>
          <table:table-cell table:formula="of:=LEN([.C52])" office:value-type="float" office:value="0" calcext:value-type="float">
            <text:p>0</text:p>
          </table:table-cell>
          <table:table-cell table:formula="of:=CONCATENATE(IF([.FO52]&gt;0; CONCATENATE([.A52];&quot; (die_&quot;; [.H52]);&quot;&quot;); IF([.FO52]&gt;1; CONCATENATE(&quot;_&quot;;[.I52]);&quot;&quot;);IF([.FO52]&gt;2; CONCATENATE(&quot;_&quot;;[.J52]);&quot;&quot;);IF([.FO52]&gt;3; CONCATENATE(&quot;_&quot;;[.K52]);&quot;&quot;);IF([.FO52]&gt;0;&quot;)&quot;;[.A52]))" office:value-type="string" office:string-value="Electabuzz (die_Electric_Electric_Normal)" calcext:value-type="string">
            <text:p>Electabuzz (die_Electric_Electric_Normal)</text:p>
          </table:table-cell>
          <table:table-cell table:formula="of:=CONCATENATE(IF([.FP52]&gt;0; CONCATENATE([.B52];&quot; (die_&quot;; [.L52]);&quot;&quot;); IF([.FP52]&gt;1; CONCATENATE(&quot;_&quot;;[.M52]);&quot;&quot;);IF([.FP52]&gt;2; CONCATENATE(&quot;_&quot;;[.N52]);&quot;&quot;);IF([.FP52]&gt;3; CONCATENATE(&quot;_&quot;;[.O52]);&quot;&quot;);IF([.FP52]&gt;0;&quot;)&quot;;&quot;&quot;))">
            <text:p/>
          </table:table-cell>
          <table:table-cell table:formula="of:=CONCATENATE(IF([.FQ52]&gt;0; CONCATENATE([.C52];&quot; (die_&quot;; [.P52]);&quot;&quot;); IF([.FQ52]&gt;1; CONCATENATE(&quot;_&quot;;[.Q52]);&quot;&quot;);IF([.FQ52]&gt;2; CONCATENATE(&quot;_&quot;;[.R52]);&quot;&quot;);IF([.FQ52]&gt;3; CONCATENATE(&quot;_&quot;;[.S52]);&quot;&quot;);IF([.FQ52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52] = &quot;&quot;; &quot;&quot;;MATCH([.AN52];[.$GV$2:.$GV$100];0)-3)" office:value-type="float" office:value="25" calcext:value-type="float">
            <text:p>25</text:p>
          </table:table-cell>
          <table:table-cell table:formula="of:=IF([.AO52] = &quot;&quot;; &quot;&quot;;MATCH([.AO52];[.$GV$2:.$GV$100];0)-3)" office:value-type="float" office:value="2" calcext:value-type="float">
            <text:p>2</text:p>
          </table:table-cell>
          <table:table-cell table:formula="of:=IF([.AP52] = &quot;&quot;; &quot;&quot;;MATCH([.AP52];[.$GV$2:.$GV$100];0)-3)" office:value-type="float" office:value="16" calcext:value-type="float">
            <text:p>16</text:p>
          </table:table-cell>
          <table:table-cell table:formula="of:=IF([.AQ52] = &quot;&quot;; &quot;&quot;;MATCH([.AQ52];[.$GV$2:.$GV$100];0)-3)">
            <text:p/>
          </table:table-cell>
          <table:table-cell table:formula="of:=IF([.AR52] = &quot;&quot;; &quot;&quot;;MATCH([.AR52];[.$GV$2:.$GV$100];0)-3)">
            <text:p/>
          </table:table-cell>
          <table:table-cell table:number-columns-repeated="2"/>
          <table:table-cell table:style-name="ce1" table:formula="of:=IFERROR(IF(OR(INDIRECT(&quot;$GX&quot; &amp; [.EV52]+4 )&gt;0;INDIRECT(&quot;$HI&quot; &amp; [.EV52]+4 )&gt;0);INDIRECT(&quot;$GY&quot; &amp; [.EV52]+4);&quot;&quot;);&quot;&quot;)">
            <text:p/>
          </table:table-cell>
          <table:table-cell table:style-name="ce1" table:formula="of:=IFERROR(IF(OR(INDIRECT(&quot;$GX&quot; &amp; [.EW52]+4 )&gt;0;INDIRECT(&quot;$HI&quot; &amp; [.EW52]+4 )&gt;0);INDIRECT(&quot;$GY&quot; &amp; [.EW52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52]+4 )&gt;0;INDIRECT(&quot;$HI&quot; &amp; [.EX52]+4 )&gt;0);INDIRECT(&quot;$GY&quot; &amp; [.EX52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Y52]+4 )&gt;0;INDIRECT(&quot;$HI&quot; &amp; [.EY52]+4 )&gt;0);INDIRECT(&quot;$GY&quot; &amp; [.EY52]+4);&quot;&quot;);&quot;&quot;)">
            <text:p/>
          </table:table-cell>
          <table:table-cell table:style-name="ce1" table:formula="of:=IFERROR(IF(OR(INDIRECT(&quot;$GX&quot; &amp; [.EZ52]+4 )&gt;0;INDIRECT(&quot;$HI&quot; &amp; [.EZ52]+4 )&gt;0);INDIRECT(&quot;$GY&quot; &amp; [.EZ52]+4);&quot;&quot;);&quot;&quot;)">
            <text:p/>
          </table:table-cell>
          <table:table-cell table:style-name="ce1" table:formula="of:=IF([.EJ52]=&quot;&quot;;&quot;&quot;;(SMALL([.$EJ52:.$EN52];[.DX52])))" office:value-type="float" office:value="2" calcext:value-type="float">
            <text:p>2</text:p>
          </table:table-cell>
          <table:table-cell table:style-name="ce1" table:formula="of:=IF([.EK52]=&quot;&quot;;&quot;&quot;;(SMALL([.$EJ52:.$EN52];[.DY52])))" office:value-type="float" office:value="16" calcext:value-type="float">
            <text:p>16</text:p>
          </table:table-cell>
          <table:table-cell table:style-name="ce1" table:formula="of:=IF([.EL52]=&quot;&quot;;&quot;&quot;;(SMALL([.$EJ52:.$EN52];[.DZ52])))" office:value-type="float" office:value="25" calcext:value-type="float">
            <text:p>25</text:p>
          </table:table-cell>
          <table:table-cell table:style-name="ce1" table:formula="of:=IF([.EM52]=&quot;&quot;;&quot;&quot;;(SMALL([.$EJ52:.$EN52];[.EA52])))">
            <text:p/>
          </table:table-cell>
          <table:table-cell table:style-name="ce1" table:formula="of:=IF([.EN52]=&quot;&quot;;&quot;&quot;;(SMALL([.$EJ52:.$EN52];[.EB52])))">
            <text:p/>
          </table:table-cell>
          <table:table-cell table:formula="of:=IF([.EQ52]=&quot;&quot;;&quot;&quot;;CONCATENATE(&quot;symbols/types/only_color_exact/&quot;;[.EQ52];&quot;.png&quot;))">
            <text:p/>
          </table:table-cell>
          <table:table-cell table:formula="of:=IF([.ER52]=&quot;&quot;;&quot;&quot;;CONCATENATE(&quot;symbols/types/only_color_exact/&quot;;[.ER52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52]=&quot;&quot;;&quot;&quot;;CONCATENATE(&quot;symbols/types/only_color_exact/&quot;;[.ES52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T52]=&quot;&quot;;&quot;&quot;;CONCATENATE(&quot;symbols/types/only_color_exact/&quot;;[.ET52];&quot;.png&quot;))">
            <text:p/>
          </table:table-cell>
          <table:table-cell table:formula="of:=IF([.EU52]=&quot;&quot;;&quot;&quot;;CONCATENATE(&quot;symbols/types/only_color_exact/&quot;;[.EU52];&quot;.png&quot;))">
            <text:p/>
          </table:table-cell>
          <table:table-cell table:number-columns-repeated="5"/>
          <table:table-cell table:formula="of:=CONCATENATE(&quot;Symbols/Types/Weaknesses/&quot;; [.E52]; &quot;.png&quot;)" office:value-type="string" office:string-value="Symbols/Types/Weaknesses/Electric.png" calcext:value-type="string">
            <text:p>Symbols/Types/Weaknesses/Electric.png</text:p>
          </table:table-cell>
          <table:table-cell table:formula="of:=CONCATENATE(&quot;Symbols/Pokemon/&quot;;[.A52];&quot;.png&quot;)" office:value-type="string" office:string-value="Symbols/Pokemon/Electabuzz.png" calcext:value-type="string">
            <text:p>Symbols/Pokemon/Electabuzz.png</text:p>
          </table:table-cell>
          <table:table-cell table:formula="of:=CONCATENATE(&quot;Symbols/Pokemon/&quot;;[.B52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52];&quot;.png&quot;)" office:value-type="string" office:string-value="Symbols/Pokemon/.png" calcext:value-type="string">
            <text:p>Symbols/Pokemon/.png</text:p>
          </table:table-cell>
          <table:table-cell table:formula="of:=IF([.H52]=&quot;&quot;;0;1)+IF([.I52]=&quot;&quot;;0;1) +IF([.J52]=&quot;&quot;;0;1)+ IF([.K52] = &quot;&quot;;0;1)" office:value-type="float" office:value="3" calcext:value-type="float">
            <text:p>3</text:p>
          </table:table-cell>
          <table:table-cell table:formula="of:=IF([.L52]=&quot;&quot;;0;1)+IF([.M52]=&quot;&quot;;0;1) +IF([.N52]=&quot;&quot;;0;1)+ IF([.O52] = &quot;&quot;;0;1)" office:value-type="float" office:value="0" calcext:value-type="float">
            <text:p>0</text:p>
          </table:table-cell>
          <table:table-cell table:formula="of:=IF([.P52]=&quot;&quot;;0;1)+IF([.Q52]=&quot;&quot;;0;1) +IF([.R52]=&quot;&quot;;0;1)+ IF([.S52] = &quot;&quot;;0;1)" office:value-type="float" office:value="0" calcext:value-type="float">
            <text:p>0</text:p>
          </table:table-cell>
          <table:table-cell table:formula="of:=CONCATENATE(&quot;Symbols/Dice/dice_&quot;;[.H52];&quot;.png&quot;)" office:value-type="string" office:string-value="Symbols/Dice/dice_Electric.png" calcext:value-type="string">
            <text:p>Symbols/Dice/dice_Electric.png</text:p>
          </table:table-cell>
          <table:table-cell table:formula="of:=CONCATENATE(&quot;Symbols/Dice/dice_&quot;;[.I52];&quot;.png&quot;)" office:value-type="string" office:string-value="Symbols/Dice/dice_Electric.png" calcext:value-type="string">
            <text:p>Symbols/Dice/dice_Electric.png</text:p>
          </table:table-cell>
          <table:table-cell table:formula="of:=CONCATENATE(&quot;Symbols/Dice/dice_&quot;;[.J52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K5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5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5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5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5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5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5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5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52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52])" office:value-type="string" office:string-value="Speed: 4" calcext:value-type="string">
            <text:p>Speed: 4</text:p>
          </table:table-cell>
          <table:table-cell/>
          <table:table-cell table:formula="of:=MATCH([.AJ52]; [.$GV$1:.$GV$1048576];0)" office:value-type="float" office:value="96" calcext:value-type="float">
            <text:p>96</text:p>
          </table:table-cell>
          <table:table-cell table:formula="of:=MATCH([.AK52]; [.$GV$1:.$GV$1048576];0)" office:value-type="float" office:value="44" calcext:value-type="float">
            <text:p>44</text:p>
          </table:table-cell>
          <table:table-cell table:formula="of:=MATCH([.AL52]; [.$GV$1:.$GV$1048576];0)" office:value-type="float" office:value="97" calcext:value-type="float">
            <text:p>97</text:p>
          </table:table-cell>
          <table:table-cell table:style-name="ce1" table:formula="of:=INDIRECT(&quot;HC&quot;&amp;[.GG52])" office:value-type="string" office:string-value="Target becomes &lt;b&gt;Flinched&lt;/b&gt;. (Can't use exhaustible attacks next activation)" calcext:value-type="string">
            <text:p>Target becomes &lt;b&gt;Flinched&lt;/b&gt;. (Can't use exhaustible attacks next activation)</text:p>
          </table:table-cell>
          <table:table-cell table:style-name="ce1" table:formula="of:=INDIRECT(&quot;HC&quot;&amp;[.GH52])">
            <text:p/>
          </table:table-cell>
          <table:table-cell table:style-name="ce1" table:formula="of:=INDIRECT(&quot;HC&quot;&amp;[.GI52])" office:value-type="string" office:string-value="Affects: (circle). Destroys boulders affected, which each adds (rock) to the attack." calcext:value-type="string">
            <text:p>Affects: (circle). Destroys boulders affected, which each adds (rock) to the attack.</text:p>
          </table:table-cell>
          <table:table-cell table:style-name="ce1" table:formula="of:=INDIRECT(&quot;GW&quot;&amp;[.GG52])" office:value-type="float" office:value="0" calcext:value-type="float">
            <text:p>0</text:p>
          </table:table-cell>
          <table:table-cell table:style-name="ce1" table:formula="of:=INDIRECT(&quot;GW&quot;&amp;[.GH52])" office:value-type="float" office:value="1" calcext:value-type="float">
            <text:p>1</text:p>
          </table:table-cell>
          <table:table-cell table:style-name="ce1" table:formula="of:=INDIRECT(&quot;GW&quot;&amp;[.GI52])" office:value-type="float" office:value="1" calcext:value-type="float">
            <text:p>1</text:p>
          </table:table-cell>
          <table:table-cell table:style-name="ce1" table:formula="of:=INDIRECT(&quot;HE&quot;&amp;[.GG52])" office:value-type="string" office:string-value="Damage: (Electric)" calcext:value-type="string">
            <text:p>Damage: (Electric)</text:p>
          </table:table-cell>
          <table:table-cell table:style-name="ce1" table:formula="of:=INDIRECT(&quot;HE&quot;&amp;[.GH52])" office:value-type="string" office:string-value="Damage: (Electric)(Electric)" calcext:value-type="string">
            <text:p>Damage: (Electric)(Electric)</text:p>
          </table:table-cell>
          <table:table-cell table:style-name="ce1" table:formula="of:=INDIRECT(&quot;HE&quot;&amp;[.GI52])" office:value-type="string" office:string-value="Damage: (Electric)" calcext:value-type="string">
            <text:p>Damage: (Electric)</text:p>
          </table:table-cell>
          <table:table-cell table:number-columns-repeated="2"/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Blizzar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ircle</text:p>
          </table:table-cell>
          <table:table-cell table:style-name="ce6"/>
          <table:table-cell table:style-name="ce7" table:formula="of:=CONCATENATE([.HH52]; [.HB52])" office:value-type="string" office:string-value="Affects: (circle). " calcext:value-type="string">
            <text:p>Affects: (circle). </text:p>
          </table:table-cell>
          <table:table-cell table:style-name="ce6" table:formula="of:=CONCATENATE(&quot;(&quot;;[.GY52];&quot;)&quot;)" office:value-type="string" office:string-value="(Water)" calcext:value-type="string">
            <text:p>(Water)</text:p>
          </table:table-cell>
          <table:table-cell table:style-name="ce6" table:formula="of:=CONCATENATE(&quot;Damage: &quot;;IF([.GX52]&gt;=1;[.HD52];&quot;&quot;);IF([.GX52]&gt;=2;[.HD52];&quot;&quot;);IF([.GX52]&gt;=3;[.HD52];&quot;&quot;);IF([.GX52]&gt;=4;[.HD52];&quot;&quot;);IF([.GX52]&gt;=5;[.HD52];&quot;&quot;);IF([.HI52]=1;CONCATENATE(&quot;(&quot;;[.GY52];&quot;_x)&quot;);&quot;&quot;))" office:value-type="string" office:string-value="Damage: (Water)(Water)" calcext:value-type="string">
            <text:p>Damage: (Water)(Water)</text:p>
          </table:table-cell>
          <table:table-cell table:style-name="ce6"/>
          <table:table-cell table:style-name="ce6" table:formula="of:=CONCATENATE(IF([.HA52]&lt;&gt;&quot;all hostile Pok&amp;eacute;mon&quot;;&quot;(&quot;;&quot;&quot;);[.HA52];IF([.HA52]&lt;&gt;&quot;all hostile Pok&amp;eacute;mon&quot;; &quot;)&quot;; &quot;&quot;))" office:value-type="string" office:string-value="(circle)" calcext:value-type="string">
            <text:p>(circle)</text:p>
          </table:table-cell>
          <table:table-cell table:style-name="ce6" table:formula="of:=IF([.HA52] &lt;&gt; &quot;&quot;; CONCATENATE(&quot;Affects: &quot;; [.HG52]; &quot;. &quot;);&quot;&quot;)" office:value-type="string" office:string-value="Affects: (circle). " calcext:value-type="string">
            <text:p>Affects: (circle). </text:p>
          </table:table-cell>
          <table:table-cell table:style-name="ce6"/>
          <table:table-cell table:style-name="ce6" table:formula="of:=CONCATENATE([.GV52]; IF([.GW52]=1;&quot; (cc)&quot;;&quot;&quot;))" office:value-type="string" office:string-value="Blizzard (cc)" calcext:value-type="string">
            <text:p>Blizzard (cc)</text:p>
          </table:table-cell>
          <table:table-cell table:style-name="ce6" table:formula="of:=CONCATENATE(&quot;Symbols/attack_imgs/&quot;;[.GV52];&quot;.png&quot;)" office:value-type="string" office:string-value="Symbols/attack_imgs/Blizzard.png" calcext:value-type="string">
            <text:p>Symbols/attack_imgs/Blizzard.png</text:p>
          </table:table-cell>
          <table:table-cell table:style-name="ce6" table:formula="of:=CONCATENATE(&quot;TM &quot;; [.GU52]-3; &quot; (&quot;;[.GY52]; &quot;_t) &amp;nbsp &quot;; [.GV52];  IF([.GW52]=1;&quot; (cc)&quot;;&quot;&quot;))" office:value-type="string" office:string-value="TM 48 (Water_t) &amp;nbsp Blizzard (cc)" calcext:value-type="string">
            <text:p>TM 48 (Water_t) &amp;nbsp Blizzard (cc)</text:p>
          </table:table-cell>
          <table:table-cell table:style-name="ce6" table:formula="of:=CONCATENATE([.HH52];[.HB52])" office:value-type="string" office:string-value="Affects: (circle). " calcext:value-type="string">
            <text:p>Affects: (circle). </text:p>
          </table:table-cell>
          <table:table-cell/>
          <table:table-cell table:formula="of:=IF([.GZ52]=&quot;none&quot;;&quot;&quot;;[.GZ52])" office:value-type="float" office:value="3" calcext:value-type="float">
            <text:p>3</text:p>
          </table:table-cell>
          <table:table-cell table:number-columns-repeated="2"/>
          <table:table-cell table:formula="of:=IF(INDIRECT(&quot;GZ&quot;&amp;[.GG52])=&quot;none&quot;;&quot;&quot;;INDIRECT(&quot;GZ&quot;&amp;[.GG52]))" office:value-type="float" office:value="1" calcext:value-type="float">
            <text:p>1</text:p>
          </table:table-cell>
          <table:table-cell table:formula="of:=IF(INDIRECT(&quot;GZ&quot;&amp;[.GH52])=&quot;none&quot;;&quot;&quot;;INDIRECT(&quot;GZ&quot;&amp;[.GH52]))" office:value-type="float" office:value="7" calcext:value-type="float">
            <text:p>7</text:p>
          </table:table-cell>
          <table:table-cell table:formula="of:=IF(INDIRECT(&quot;GZ&quot;&amp;[.GI52])=&quot;none&quot;;&quot;&quot;;INDIRECT(&quot;GZ&quot;&amp;[.GI52]))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IP52]=1;&quot;H&quot;;&quot;&quot;)" office:value-type="string" office:string-value="H" calcext:value-type="string">
            <text:p>H</text:p>
          </table:table-cell>
          <table:table-cell table:formula="of:=IF([.IQ52]=1;&quot;H&quot;;&quot;&quot;)">
            <text:p/>
          </table:table-cell>
          <table:table-cell table:formula="of:=IF([.IR52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Magneton</text:p>
          </table:table-cell>
          <table:table-cell table:number-columns-repeated="2"/>
          <table:table-cell office:value-type="string" calcext:value-type="string">
            <text:p>Electric</text:p>
          </table:table-cell>
          <table:table-cell office:value-type="string" calcext:value-type="string">
            <text:p>Sturdy</text:p>
          </table:table-cell>
          <table:table-cell office:value-type="string" calcext:value-type="string">
            <text:p>When at full health, can't be reduced to lower than 1 (health) from a single attack.</text:p>
          </table:table-cell>
          <table:table-cell office:value-type="string" calcext:value-type="string">
            <text:p>Electric</text:p>
          </table:table-cell>
          <table:table-cell table:number-columns-repeated="3"/>
          <table:table-cell table:number-columns-repeated="2" office:value-type="string" calcext:value-type="string">
            <text:p>Electric</text:p>
          </table:table-cell>
          <table:table-cell table:number-columns-repeated="6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53:.AE53];&quot;&gt;1&quot;)-COUNTIF([.T53:.AE53];&quot;&gt;2&quot;)-COUNTIF([.T53:.AE53];&quot;&gt;3&quot;)-COUNTIF([.T53:.AE53];&quot;&gt;4&quot;)-COUNTIF([.T53:.AE53];&quot;&gt;5&quot;)-COUNTIF([.T53:.AE53];&quot;&gt;6&quot;)-COUNTIF([.T53:.AE53];&quot;&gt;7&quot;)-COUNTIF([.T53:.AE53];&quot;&gt;8&quot;)" office:value-type="float" office:value="9" calcext:value-type="float">
            <text:p>9</text:p>
          </table:table-cell>
          <table:table-cell table:formula="of:=SUM([.T53:.AE53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nic Boom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Sp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Swift</text:p>
          </table:table-cell>
          <table:table-cell/>
          <table:table-cell table:style-name="ce59" table:formula="of:=ROUND([.AG53]+(12-[.AF53])-[.BA53]/2+[.BF53]+[.BG53]-[.BT53]+[.AZ53]*2/3+[.BC53]-[.AX53];1)" office:value-type="float" office:value="10.3" calcext:value-type="float">
            <text:p>10.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ck Tunnel</text:p>
          </table:table-cell>
          <table:table-cell table:style-name="ce1" table:formula="of:=IF([.AW53]=&quot;Starter&quot;; 0;IF([.AW53]=&quot;Route 1&quot;;0; IF([.AW53]=&quot;Viridian Forest&quot;;0;IF([.AW53]=&quot;Cycling Road&quot;;0;0.7))))" office:value-type="float" office:value="0.7" calcext:value-type="float">
            <text:p>0.7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53]=&quot;&quot;;IF([.I53]&lt;&gt;&quot;&quot;;0;IF([.M53]&lt;&gt;&quot;&quot;;[.AH53]-1;[.AI53]-1));IF([.M53]&lt;&gt;&quot;&quot;;0;IF([.Q53]&lt;&gt;&quot;&quot;;[.AH53]-1)))" office:value-type="float" office:value="2" calcext:value-type="float">
            <text:p>2</text:p>
          </table:table-cell>
          <table:table-cell/>
          <table:table-cell table:style-name="ce1" table:formula="of:=IF([.AM53]=1;0;IF([.AM53]=2;1;IF([.AM53]=3;1.7;IF([.AM53]=4;2.2;IF([.AM53]=5;2.55;IF([.AM53]=6;2.8;IF([.AM53]=7;3)))))))"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table:formula="of:=[.BD53] *(2 -[.BE53])/2" office:value-type="float" office:value="1.275" calcext:value-type="float">
            <text:p>1.275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53])" office:value-type="string" office:string-value="Sonic Boom" calcext:value-type="string">
            <text:p>Sonic Boom</text:p>
          </table:table-cell>
          <table:table-cell table:style-name="ce1" table:formula="of:=INDIRECT(&quot;HJ&quot;&amp;[.GH53])" office:value-type="string" office:string-value="Thunderbolt (cc)" calcext:value-type="string">
            <text:p>Thunderbolt (cc)</text:p>
          </table:table-cell>
          <table:table-cell table:style-name="ce1" table:formula="of:=INDIRECT(&quot;HJ&quot;&amp;[.GI53])" office:value-type="string" office:string-value="Spark (cc)" calcext:value-type="string">
            <text:p>Spark (cc)</text:p>
          </table:table-cell>
          <table:table-cell/>
          <table:table-cell table:style-name="ce1" table:formula="of:=IF([.BQ53]&gt;=1; 0;IF([.BR53]&gt;=1;[.AH53]-1;IF([.BS53]&gt;=1;[.AI53]-1;11)))" office:value-type="float" office:value="0" calcext:value-type="float">
            <text:p>0</text:p>
          </table:table-cell>
          <table:table-cell table:formula="of:=IF([.BQ53]&gt;=2; 0;IF([.BR53]&gt;=2;[.AH53]-1;IF([.BS53]&gt;=2;[.AI53]-1;11)))" office:value-type="float" office:value="2" calcext:value-type="float">
            <text:p>2</text:p>
          </table:table-cell>
          <table:table-cell table:formula="of:=IF([.BQ53]&gt;=3; 0;IF([.BR53]&gt;=3;[.AH53]-1;IF([.BS53]&gt;=3;[.AI53]-1;11)))" office:value-type="float" office:value="11" calcext:value-type="float">
            <text:p>11</text:p>
          </table:table-cell>
          <table:table-cell table:formula="of:=IF([.BQ53]&gt;=4; 0;IF([.BR53]&gt;=4;[.AH53]-1;IF([.BS53]&gt;=4;[.AI53]-1;11)))" office:value-type="float" office:value="11" calcext:value-type="float">
            <text:p>11</text:p>
          </table:table-cell>
          <table:table-cell table:formula="of:= 4- COUNTBLANK([.H53:.K53])" office:value-type="float" office:value="1" calcext:value-type="float">
            <text:p>1</text:p>
          </table:table-cell>
          <table:table-cell table:formula="of:= MAX([.BQ53];4 -COUNTBLANK([.L53:.O53]))" office:value-type="float" office:value="2" calcext:value-type="float">
            <text:p>2</text:p>
          </table:table-cell>
          <table:table-cell table:formula="of:=MAX([.BR53];4-COUNTBLANK([.P53:.S53]))" office:value-type="float" office:value="2" calcext:value-type="float">
            <text:p>2</text:p>
          </table:table-cell>
          <table:table-cell table:formula="of:=IF([.D53]&lt;&gt;&quot;&quot;;4;SUM([.BM53:.BP53])/7)" office:value-type="float" office:value="3.42857142857143" calcext:value-type="float">
            <text:p>3.42857142857143</text:p>
          </table:table-cell>
          <table:table-cell table:number-columns-repeated="16"/>
          <table:table-cell table:formula="of:=IF([.A53]=&quot;&quot;;0;1)+IF([.B53]=&quot;&quot;;0;1)+IF([.C53]=&quot;&quot;;0;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IF([.D53]=&quot;&quot;;&quot;&quot;;CONCATENATE(&quot;Symbols/Other/&quot;;[.D53];&quot;.png&quot;))">
            <text:p/>
          </table:table-cell>
          <table:table-cell table:formula="of:=LEN([.A53])" office:value-type="float" office:value="9" calcext:value-type="float">
            <text:p>9</text:p>
          </table:table-cell>
          <table:table-cell table:formula="of:=LEN([.B53])" office:value-type="float" office:value="8" calcext:value-type="float">
            <text:p>8</text:p>
          </table:table-cell>
          <table:table-cell table:formula="of:=LEN([.C53])" office:value-type="float" office:value="0" calcext:value-type="float">
            <text:p>0</text:p>
          </table:table-cell>
          <table:table-cell table:formula="of:=CONCATENATE(IF([.FO53]&gt;0; CONCATENATE([.A53];&quot; (die_&quot;; [.H53]);&quot;&quot;); IF([.FO53]&gt;1; CONCATENATE(&quot;_&quot;;[.I53]);&quot;&quot;);IF([.FO53]&gt;2; CONCATENATE(&quot;_&quot;;[.J53]);&quot;&quot;);IF([.FO53]&gt;3; CONCATENATE(&quot;_&quot;;[.K53]);&quot;&quot;);IF([.FO53]&gt;0;&quot;)&quot;;[.A53]))" office:value-type="string" office:string-value="Magnemite (die_Electric)" calcext:value-type="string">
            <text:p>Magnemite (die_Electric)</text:p>
          </table:table-cell>
          <table:table-cell table:formula="of:=CONCATENATE(IF([.FP53]&gt;0; CONCATENATE([.B53];&quot; (die_&quot;; [.L53]);&quot;&quot;); IF([.FP53]&gt;1; CONCATENATE(&quot;_&quot;;[.M53]);&quot;&quot;);IF([.FP53]&gt;2; CONCATENATE(&quot;_&quot;;[.N53]);&quot;&quot;);IF([.FP53]&gt;3; CONCATENATE(&quot;_&quot;;[.O53]);&quot;&quot;);IF([.FP53]&gt;0;&quot;)&quot;;&quot;&quot;))" office:value-type="string" office:string-value="Magneton (die_Electric_Electric)" calcext:value-type="string">
            <text:p>Magneton (die_Electric_Electric)</text:p>
          </table:table-cell>
          <table:table-cell table:formula="of:=CONCATENATE(IF([.FQ53]&gt;0; CONCATENATE([.C53];&quot; (die_&quot;; [.P53]);&quot;&quot;); IF([.FQ53]&gt;1; CONCATENATE(&quot;_&quot;;[.Q53]);&quot;&quot;);IF([.FQ53]&gt;2; CONCATENATE(&quot;_&quot;;[.R53]);&quot;&quot;);IF([.FQ53]&gt;3; CONCATENATE(&quot;_&quot;;[.S53]);&quot;&quot;);IF([.FQ53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53] = &quot;&quot;; &quot;&quot;;MATCH([.AN53];[.$GV$2:.$GV$100];0)-3)" office:value-type="float" office:value="2" calcext:value-type="float">
            <text:p>2</text:p>
          </table:table-cell>
          <table:table-cell table:formula="of:=IF([.AO53] = &quot;&quot;; &quot;&quot;;MATCH([.AO53];[.$GV$2:.$GV$100];0)-3)" office:value-type="float" office:value="6" calcext:value-type="float">
            <text:p>6</text:p>
          </table:table-cell>
          <table:table-cell table:formula="of:=IF([.AP53] = &quot;&quot;; &quot;&quot;;MATCH([.AP53];[.$GV$2:.$GV$100];0)-3)" office:value-type="float" office:value="5" calcext:value-type="float">
            <text:p>5</text:p>
          </table:table-cell>
          <table:table-cell table:formula="of:=IF([.AQ53] = &quot;&quot;; &quot;&quot;;MATCH([.AQ53];[.$GV$2:.$GV$100];0)-3)" office:value-type="float" office:value="18" calcext:value-type="float">
            <text:p>18</text:p>
          </table:table-cell>
          <table:table-cell table:formula="of:=IF([.AR53] = &quot;&quot;; &quot;&quot;;MATCH([.AR53];[.$GV$2:.$GV$100];0)-3)">
            <text:p/>
          </table:table-cell>
          <table:table-cell table:number-columns-repeated="2"/>
          <table:table-cell table:style-name="ce1" table:formula="of:=IFERROR(IF(OR(INDIRECT(&quot;$GX&quot; &amp; [.EV53]+4 )&gt;0;INDIRECT(&quot;$HI&quot; &amp; [.EV53]+4 )&gt;0);INDIRECT(&quot;$GY&quot; &amp; [.EV53]+4);&quot;&quot;);&quot;&quot;)">
            <text:p/>
          </table:table-cell>
          <table:table-cell table:style-name="ce1" table:formula="of:=IFERROR(IF(OR(INDIRECT(&quot;$GX&quot; &amp; [.EW53]+4 )&gt;0;INDIRECT(&quot;$HI&quot; &amp; [.EW53]+4 )&gt;0);INDIRECT(&quot;$GY&quot; &amp; [.EW53]+4);&quot;&quot;);&quot;&quot;)" office:value-type="string" office:string-value="Grass" calcext:value-type="string">
            <text:p>Grass</text:p>
          </table:table-cell>
          <table:table-cell table:style-name="ce1" table:formula="of:=IFERROR(IF(OR(INDIRECT(&quot;$GX&quot; &amp; [.EX53]+4 )&gt;0;INDIRECT(&quot;$HI&quot; &amp; [.EX53]+4 )&gt;0);INDIRECT(&quot;$GY&quot; &amp; [.EX53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Y53]+4 )&gt;0;INDIRECT(&quot;$HI&quot; &amp; [.EY53]+4 )&gt;0);INDIRECT(&quot;$GY&quot; &amp; [.EY53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Z53]+4 )&gt;0;INDIRECT(&quot;$HI&quot; &amp; [.EZ53]+4 )&gt;0);INDIRECT(&quot;$GY&quot; &amp; [.EZ53]+4);&quot;&quot;);&quot;&quot;)">
            <text:p/>
          </table:table-cell>
          <table:table-cell table:style-name="ce1" table:formula="of:=IF([.EJ53]=&quot;&quot;;&quot;&quot;;(SMALL([.$EJ53:.$EN53];[.DX53])))" office:value-type="float" office:value="2" calcext:value-type="float">
            <text:p>2</text:p>
          </table:table-cell>
          <table:table-cell table:style-name="ce1" table:formula="of:=IF([.EK53]=&quot;&quot;;&quot;&quot;;(SMALL([.$EJ53:.$EN53];[.DY53])))" office:value-type="float" office:value="5" calcext:value-type="float">
            <text:p>5</text:p>
          </table:table-cell>
          <table:table-cell table:style-name="ce1" table:formula="of:=IF([.EL53]=&quot;&quot;;&quot;&quot;;(SMALL([.$EJ53:.$EN53];[.DZ53])))" office:value-type="float" office:value="6" calcext:value-type="float">
            <text:p>6</text:p>
          </table:table-cell>
          <table:table-cell table:style-name="ce1" table:formula="of:=IF([.EM53]=&quot;&quot;;&quot;&quot;;(SMALL([.$EJ53:.$EN53];[.EA53])))" office:value-type="float" office:value="18" calcext:value-type="float">
            <text:p>18</text:p>
          </table:table-cell>
          <table:table-cell table:style-name="ce1" table:formula="of:=IF([.EN53]=&quot;&quot;;&quot;&quot;;(SMALL([.$EJ53:.$EN53];[.EB53])))">
            <text:p/>
          </table:table-cell>
          <table:table-cell table:formula="of:=IF([.EQ53]=&quot;&quot;;&quot;&quot;;CONCATENATE(&quot;symbols/types/only_color_exact/&quot;;[.EQ53];&quot;.png&quot;))">
            <text:p/>
          </table:table-cell>
          <table:table-cell table:formula="of:=IF([.ER53]=&quot;&quot;;&quot;&quot;;CONCATENATE(&quot;symbols/types/only_color_exact/&quot;;[.ER53];&quot;.png&quot;))" office:value-type="string" office:string-value="symbols/types/only_color_exact/Grass.png" calcext:value-type="string">
            <text:p>symbols/types/only_color_exact/Grass.png</text:p>
          </table:table-cell>
          <table:table-cell table:formula="of:=IF([.ES53]=&quot;&quot;;&quot;&quot;;CONCATENATE(&quot;symbols/types/only_color_exact/&quot;;[.ES53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T53]=&quot;&quot;;&quot;&quot;;CONCATENATE(&quot;symbols/types/only_color_exact/&quot;;[.ET53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U53]=&quot;&quot;;&quot;&quot;;CONCATENATE(&quot;symbols/types/only_color_exact/&quot;;[.EU53];&quot;.png&quot;))">
            <text:p/>
          </table:table-cell>
          <table:table-cell table:number-columns-repeated="5"/>
          <table:table-cell table:formula="of:=CONCATENATE(&quot;Symbols/Types/Weaknesses/&quot;; [.E53]; &quot;.png&quot;)" office:value-type="string" office:string-value="Symbols/Types/Weaknesses/Electric.png" calcext:value-type="string">
            <text:p>Symbols/Types/Weaknesses/Electric.png</text:p>
          </table:table-cell>
          <table:table-cell table:formula="of:=CONCATENATE(&quot;Symbols/Pokemon/&quot;;[.A53];&quot;.png&quot;)" office:value-type="string" office:string-value="Symbols/Pokemon/Magnemite.png" calcext:value-type="string">
            <text:p>Symbols/Pokemon/Magnemite.png</text:p>
          </table:table-cell>
          <table:table-cell table:formula="of:=CONCATENATE(&quot;Symbols/Pokemon/&quot;;[.B53];&quot;.png&quot;)" office:value-type="string" office:string-value="Symbols/Pokemon/Magneton.png" calcext:value-type="string">
            <text:p>Symbols/Pokemon/Magneton.png</text:p>
          </table:table-cell>
          <table:table-cell table:formula="of:=CONCATENATE(&quot;Symbols/Pokemon/&quot;;[.C53];&quot;.png&quot;)" office:value-type="string" office:string-value="Symbols/Pokemon/.png" calcext:value-type="string">
            <text:p>Symbols/Pokemon/.png</text:p>
          </table:table-cell>
          <table:table-cell table:formula="of:=IF([.H53]=&quot;&quot;;0;1)+IF([.I53]=&quot;&quot;;0;1) +IF([.J53]=&quot;&quot;;0;1)+ IF([.K53] = &quot;&quot;;0;1)" office:value-type="float" office:value="1" calcext:value-type="float">
            <text:p>1</text:p>
          </table:table-cell>
          <table:table-cell table:formula="of:=IF([.L53]=&quot;&quot;;0;1)+IF([.M53]=&quot;&quot;;0;1) +IF([.N53]=&quot;&quot;;0;1)+ IF([.O53] = &quot;&quot;;0;1)" office:value-type="float" office:value="2" calcext:value-type="float">
            <text:p>2</text:p>
          </table:table-cell>
          <table:table-cell table:formula="of:=IF([.P53]=&quot;&quot;;0;1)+IF([.Q53]=&quot;&quot;;0;1) +IF([.R53]=&quot;&quot;;0;1)+ IF([.S53] = &quot;&quot;;0;1)" office:value-type="float" office:value="0" calcext:value-type="float">
            <text:p>0</text:p>
          </table:table-cell>
          <table:table-cell table:formula="of:=CONCATENATE(&quot;Symbols/Dice/dice_&quot;;[.H53];&quot;.png&quot;)" office:value-type="string" office:string-value="Symbols/Dice/dice_Electric.png" calcext:value-type="string">
            <text:p>Symbols/Dice/dice_Electric.png</text:p>
          </table:table-cell>
          <table:table-cell table:formula="of:=CONCATENATE(&quot;Symbols/Dice/dice_&quot;;[.I5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5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5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53];&quot;.png&quot;)" office:value-type="string" office:string-value="Symbols/Dice/dice_Electric.png" calcext:value-type="string">
            <text:p>Symbols/Dice/dice_Electric.png</text:p>
          </table:table-cell>
          <table:table-cell table:formula="of:=CONCATENATE(&quot;Symbols/Dice/dice_&quot;;[.M53];&quot;.png&quot;)" office:value-type="string" office:string-value="Symbols/Dice/dice_Electric.png" calcext:value-type="string">
            <text:p>Symbols/Dice/dice_Electric.png</text:p>
          </table:table-cell>
          <table:table-cell table:formula="of:=CONCATENATE(&quot;Symbols/Dice/dice_&quot;;[.N5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5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5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5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5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53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53])" office:value-type="string" office:string-value="Speed: 3" calcext:value-type="string">
            <text:p>Speed: 3</text:p>
          </table:table-cell>
          <table:table-cell/>
          <table:table-cell table:formula="of:=MATCH([.AJ53]; [.$GV$1:.$GV$1048576];0)" office:value-type="float" office:value="98" calcext:value-type="float">
            <text:p>98</text:p>
          </table:table-cell>
          <table:table-cell table:formula="of:=MATCH([.AK53]; [.$GV$1:.$GV$1048576];0)" office:value-type="float" office:value="44" calcext:value-type="float">
            <text:p>44</text:p>
          </table:table-cell>
          <table:table-cell table:formula="of:=MATCH([.AL53]; [.$GV$1:.$GV$1048576];0)" office:value-type="float" office:value="99" calcext:value-type="float">
            <text:p>99</text:p>
          </table:table-cell>
          <table:table-cell table:style-name="ce1" table:formula="of:=INDIRECT(&quot;HC&quot;&amp;[.GG53])" office:value-type="string" office:string-value="Affects: (3_hex). " calcext:value-type="string">
            <text:p>Affects: (3_hex). </text:p>
          </table:table-cell>
          <table:table-cell table:style-name="ce1" table:formula="of:=INDIRECT(&quot;HC&quot;&amp;[.GH53])">
            <text:p/>
          </table:table-cell>
          <table:table-cell table:style-name="ce1" table:formula="of:=INDIRECT(&quot;HC&quot;&amp;[.GI53])">
            <text:p/>
          </table:table-cell>
          <table:table-cell table:style-name="ce1" table:formula="of:=INDIRECT(&quot;GW&quot;&amp;[.GG53])" office:value-type="float" office:value="0" calcext:value-type="float">
            <text:p>0</text:p>
          </table:table-cell>
          <table:table-cell table:style-name="ce1" table:formula="of:=INDIRECT(&quot;GW&quot;&amp;[.GH53])" office:value-type="float" office:value="1" calcext:value-type="float">
            <text:p>1</text:p>
          </table:table-cell>
          <table:table-cell table:style-name="ce1" table:formula="of:=INDIRECT(&quot;GW&quot;&amp;[.GI53])" office:value-type="float" office:value="1" calcext:value-type="float">
            <text:p>1</text:p>
          </table:table-cell>
          <table:table-cell table:style-name="ce1" table:formula="of:=INDIRECT(&quot;HE&quot;&amp;[.GG53])" office:value-type="string" office:string-value="Damage: (Normal)" calcext:value-type="string">
            <text:p>Damage: (Normal)</text:p>
          </table:table-cell>
          <table:table-cell table:style-name="ce1" table:formula="of:=INDIRECT(&quot;HE&quot;&amp;[.GH53])" office:value-type="string" office:string-value="Damage: (Electric)(Electric)" calcext:value-type="string">
            <text:p>Damage: (Electric)(Electric)</text:p>
          </table:table-cell>
          <table:table-cell table:style-name="ce1" table:formula="of:=INDIRECT(&quot;HE&quot;&amp;[.GI53])" office:value-type="string" office:string-value="Damage: (Electric)(Electric)(Electric)" calcext:value-type="string">
            <text:p>Damage: (Electric)(Electric)(Electric)</text:p>
          </table:table-cell>
          <table:table-cell table:number-columns-repeated="2"/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Cross Chop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o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 table:formula="of:=CONCATENATE([.HH53]; [.HB53])">
            <text:p/>
          </table:table-cell>
          <table:table-cell table:style-name="ce6" table:formula="of:=CONCATENATE(&quot;(&quot;;[.GY53];&quot;)&quot;)" office:value-type="string" office:string-value="(Rock)" calcext:value-type="string">
            <text:p>(Rock)</text:p>
          </table:table-cell>
          <table:table-cell table:style-name="ce6" table:formula="of:=CONCATENATE(&quot;Damage: &quot;;IF([.GX53]&gt;=1;[.HD53];&quot;&quot;);IF([.GX53]&gt;=2;[.HD53];&quot;&quot;);IF([.GX53]&gt;=3;[.HD53];&quot;&quot;);IF([.GX53]&gt;=4;[.HD53];&quot;&quot;);IF([.GX53]&gt;=5;[.HD53];&quot;&quot;);IF([.HI53]=1;CONCATENATE(&quot;(&quot;;[.GY53];&quot;_x)&quot;);&quot;&quot;))" office:value-type="string" office:string-value="Damage: (Rock)(Rock)" calcext:value-type="string">
            <text:p>Damage: (Rock)(Rock)</text:p>
          </table:table-cell>
          <table:table-cell table:style-name="ce6"/>
          <table:table-cell table:style-name="ce6" table:formula="of:=CONCATENATE(IF([.HA53]&lt;&gt;&quot;all hostile Pok&amp;eacute;mon&quot;;&quot;(&quot;;&quot;&quot;);[.HA53];IF([.HA53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53] &lt;&gt; &quot;&quot;; CONCATENATE(&quot;Affects: &quot;; [.HG53]; &quot;. &quot;);&quot;&quot;)">
            <text:p/>
          </table:table-cell>
          <table:table-cell table:style-name="ce6"/>
          <table:table-cell table:style-name="ce6" table:formula="of:=CONCATENATE([.GV53]; IF([.GW53]=1;&quot; (cc)&quot;;&quot;&quot;))" office:value-type="string" office:string-value="Cross Chop" calcext:value-type="string">
            <text:p>Cross Chop</text:p>
          </table:table-cell>
          <table:table-cell table:style-name="ce6" table:formula="of:=CONCATENATE(&quot;Symbols/attack_imgs/&quot;;[.GV53];&quot;.png&quot;)" office:value-type="string" office:string-value="Symbols/attack_imgs/Cross Chop.png" calcext:value-type="string">
            <text:p>Symbols/attack_imgs/Cross Chop.png</text:p>
          </table:table-cell>
          <table:table-cell table:style-name="ce6" table:formula="of:=CONCATENATE(&quot;TM &quot;; [.GU53]-3; &quot; (&quot;;[.GY53]; &quot;_t) &amp;nbsp &quot;; [.GV53];  IF([.GW53]=1;&quot; (cc)&quot;;&quot;&quot;))" office:value-type="string" office:string-value="TM 49 (Rock_t) &amp;nbsp Cross Chop" calcext:value-type="string">
            <text:p>TM 49 (Rock_t) &amp;nbsp Cross Chop</text:p>
          </table:table-cell>
          <table:table-cell table:style-name="ce6" table:formula="of:=CONCATENATE([.HH53];[.HB53])">
            <text:p/>
          </table:table-cell>
          <table:table-cell/>
          <table:table-cell table:formula="of:=IF([.GZ53]=&quot;none&quot;;&quot;&quot;;[.GZ53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53])=&quot;none&quot;;&quot;&quot;;INDIRECT(&quot;GZ&quot;&amp;[.GG53]))" office:value-type="float" office:value="4" calcext:value-type="float">
            <text:p>4</text:p>
          </table:table-cell>
          <table:table-cell table:formula="of:=IF(INDIRECT(&quot;GZ&quot;&amp;[.GH53])=&quot;none&quot;;&quot;&quot;;INDIRECT(&quot;GZ&quot;&amp;[.GH53]))" office:value-type="float" office:value="7" calcext:value-type="float">
            <text:p>7</text:p>
          </table:table-cell>
          <table:table-cell table:formula="of:=IF(INDIRECT(&quot;GZ&quot;&amp;[.GI53])=&quot;none&quot;;&quot;&quot;;INDIRECT(&quot;GZ&quot;&amp;[.GI53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IF([.IP53]=1;&quot;H&quot;;&quot;&quot;)">
            <text:p/>
          </table:table-cell>
          <table:table-cell table:formula="of:=IF([.IQ53]=1;&quot;H&quot;;&quot;&quot;)">
            <text:p/>
          </table:table-cell>
          <table:table-cell table:formula="of:=IF([.IR53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Onix</text:p>
          </table:table-cell>
          <table:table-cell table:number-columns-repeated="3"/>
          <table:table-cell office:value-type="string" calcext:value-type="string">
            <text:p>Rock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A tail token occupies the head's previous hex. Can both be attacked and attack from the tail.</text:p>
          </table:table-cell>
          <table:table-cell table:number-columns-repeated="2" office:value-type="string" calcext:value-type="string">
            <text:p>Rock</text:p>
          </table:table-cell>
          <table:table-cell office:value-type="string" calcext:value-type="string">
            <text:p>Normal</text:p>
          </table:table-cell>
          <table:table-cell table:number-columns-repeated="9"/>
          <table:table-cell table:style-name="ce33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54:.AE54];&quot;&gt;1&quot;)-COUNTIF([.T54:.AE54];&quot;&gt;2&quot;)-COUNTIF([.T54:.AE54];&quot;&gt;3&quot;)-COUNTIF([.T54:.AE54];&quot;&gt;4&quot;)-COUNTIF([.T54:.AE54];&quot;&gt;5&quot;)-COUNTIF([.T54:.AE54];&quot;&gt;6&quot;)-COUNTIF([.T54:.AE54];&quot;&gt;7&quot;)-COUNTIF([.T54:.AE54];&quot;&gt;8&quot;)" office:value-type="float" office:value="9" calcext:value-type="float">
            <text:p>9</text:p>
          </table:table-cell>
          <table:table-cell table:formula="of:=SUM([.T54:.AE54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Rock Tomb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B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Self-Destruct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kull Bash</text:p>
          </table:table-cell>
          <table:table-cell/>
          <table:table-cell table:style-name="ce59" table:formula="of:=ROUND([.AG54]+(12-[.AF54])-[.BA54]/2+[.BF54]+[.BG54]-[.BT54]+[.AZ54]*2/3+[.BC54]-[.AX54];1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ck Tunnel</text:p>
          </table:table-cell>
          <table:table-cell table:style-name="ce1" table:formula="of:=IF([.AW54]=&quot;Starter&quot;; 0;IF([.AW54]=&quot;Route 1&quot;;0; IF([.AW54]=&quot;Viridian Forest&quot;;0;IF([.AW54]=&quot;Cycling Road&quot;;0;0.7))))" office:value-type="float" office:value="0.7" calcext:value-type="float">
            <text:p>0.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D54]=&quot;&quot;;IF([.I54]&lt;&gt;&quot;&quot;;0;IF([.M54]&lt;&gt;&quot;&quot;;[.AH54]-1;[.AI54]-1));IF([.M54]&lt;&gt;&quot;&quot;;0;IF([.Q54]&lt;&gt;&quot;&quot;;[.AH54]-1)))" office:value-type="float" office:value="0" calcext:value-type="float">
            <text:p>0</text:p>
          </table:table-cell>
          <table:table-cell/>
          <table:table-cell table:style-name="ce1" table:formula="of:=IF([.AM54]=1;0;IF([.AM54]=2;1;IF([.AM54]=3;1.7;IF([.AM54]=4;2.2;IF([.AM54]=5;2.55;IF([.AM54]=6;2.8;IF([.AM54]=7;3)))))))"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table:formula="of:=[.BD54] *(2 -[.BE54])/2" office:value-type="float" office:value="1.275" calcext:value-type="float">
            <text:p>1.275</text:p>
          </table:table-cell>
          <table:table-cell office:value-type="float" office:value="-0.5" calcext:value-type="float">
            <text:p>-0.5</text:p>
          </table:table-cell>
          <table:table-cell/>
          <table:table-cell table:style-name="ce1" table:formula="of:=INDIRECT(&quot;HJ&quot;&amp;[.GG54])" office:value-type="string" office:string-value="Rock Tomb (cc)" calcext:value-type="string">
            <text:p>Rock Tomb (cc)</text:p>
          </table:table-cell>
          <table:table-cell table:style-name="ce1" table:formula="of:=INDIRECT(&quot;HJ&quot;&amp;[.GH54])" office:value-type="string" office:string-value="Rock Slide (cc)" calcext:value-type="string">
            <text:p>Rock Slide (cc)</text:p>
          </table:table-cell>
          <table:table-cell table:style-name="ce1" table:formula="of:=INDIRECT(&quot;HJ&quot;&amp;[.GI54])" office:value-type="string" office:string-value="Bind" calcext:value-type="string">
            <text:p>Bind</text:p>
          </table:table-cell>
          <table:table-cell/>
          <table:table-cell table:style-name="ce1" table:formula="of:=IF([.BQ54]&gt;=1; 0;IF([.BR54]&gt;=1;[.AH54]-1;IF([.BS54]&gt;=1;[.AI54]-1;11)))" office:value-type="float" office:value="0" calcext:value-type="float">
            <text:p>0</text:p>
          </table:table-cell>
          <table:table-cell table:formula="of:=IF([.BQ54]&gt;=2; 0;IF([.BR54]&gt;=2;[.AH54]-1;IF([.BS54]&gt;=2;[.AI54]-1;11)))" office:value-type="float" office:value="0" calcext:value-type="float">
            <text:p>0</text:p>
          </table:table-cell>
          <table:table-cell table:formula="of:=IF([.BQ54]&gt;=3; 0;IF([.BR54]&gt;=3;[.AH54]-1;IF([.BS54]&gt;=3;[.AI54]-1;11)))" office:value-type="float" office:value="0" calcext:value-type="float">
            <text:p>0</text:p>
          </table:table-cell>
          <table:table-cell table:formula="of:=IF([.BQ54]&gt;=4; 0;IF([.BR54]&gt;=4;[.AH54]-1;IF([.BS54]&gt;=4;[.AI54]-1;11)))" office:value-type="float" office:value="11" calcext:value-type="float">
            <text:p>11</text:p>
          </table:table-cell>
          <table:table-cell table:formula="of:= 4- COUNTBLANK([.H54:.K54])" office:value-type="float" office:value="3" calcext:value-type="float">
            <text:p>3</text:p>
          </table:table-cell>
          <table:table-cell table:formula="of:= MAX([.BQ54];4 -COUNTBLANK([.L54:.O54]))" office:value-type="float" office:value="3" calcext:value-type="float">
            <text:p>3</text:p>
          </table:table-cell>
          <table:table-cell table:formula="of:=MAX([.BR54];4-COUNTBLANK([.P54:.S54]))" office:value-type="float" office:value="3" calcext:value-type="float">
            <text:p>3</text:p>
          </table:table-cell>
          <table:table-cell table:formula="of:=IF([.D54]&lt;&gt;&quot;&quot;;4;SUM([.BM54:.BP54])/7)" office:value-type="float" office:value="1.57142857142857" calcext:value-type="float">
            <text:p>1.57142857142857</text:p>
          </table:table-cell>
          <table:table-cell table:number-columns-repeated="16"/>
          <table:table-cell table:formula="of:=IF([.A54]=&quot;&quot;;0;1)+IF([.B54]=&quot;&quot;;0;1)+IF([.C54]=&quot;&quot;;0;1)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IF([.D54]=&quot;&quot;;&quot;&quot;;CONCATENATE(&quot;Symbols/Other/&quot;;[.D54];&quot;.png&quot;))">
            <text:p/>
          </table:table-cell>
          <table:table-cell table:formula="of:=LEN([.A54])" office:value-type="float" office:value="4" calcext:value-type="float">
            <text:p>4</text:p>
          </table:table-cell>
          <table:table-cell table:formula="of:=LEN([.B54])" office:value-type="float" office:value="0" calcext:value-type="float">
            <text:p>0</text:p>
          </table:table-cell>
          <table:table-cell table:formula="of:=LEN([.C54])" office:value-type="float" office:value="0" calcext:value-type="float">
            <text:p>0</text:p>
          </table:table-cell>
          <table:table-cell table:formula="of:=CONCATENATE(IF([.FO54]&gt;0; CONCATENATE([.A54];&quot; (die_&quot;; [.H54]);&quot;&quot;); IF([.FO54]&gt;1; CONCATENATE(&quot;_&quot;;[.I54]);&quot;&quot;);IF([.FO54]&gt;2; CONCATENATE(&quot;_&quot;;[.J54]);&quot;&quot;);IF([.FO54]&gt;3; CONCATENATE(&quot;_&quot;;[.K54]);&quot;&quot;);IF([.FO54]&gt;0;&quot;)&quot;;[.A54]))" office:value-type="string" office:string-value="Onix (die_Rock_Rock_Normal)" calcext:value-type="string">
            <text:p>Onix (die_Rock_Rock_Normal)</text:p>
          </table:table-cell>
          <table:table-cell table:formula="of:=CONCATENATE(IF([.FP54]&gt;0; CONCATENATE([.B54];&quot; (die_&quot;; [.L54]);&quot;&quot;); IF([.FP54]&gt;1; CONCATENATE(&quot;_&quot;;[.M54]);&quot;&quot;);IF([.FP54]&gt;2; CONCATENATE(&quot;_&quot;;[.N54]);&quot;&quot;);IF([.FP54]&gt;3; CONCATENATE(&quot;_&quot;;[.O54]);&quot;&quot;);IF([.FP54]&gt;0;&quot;)&quot;;&quot;&quot;))">
            <text:p/>
          </table:table-cell>
          <table:table-cell table:formula="of:=CONCATENATE(IF([.FQ54]&gt;0; CONCATENATE([.C54];&quot; (die_&quot;; [.P54]);&quot;&quot;); IF([.FQ54]&gt;1; CONCATENATE(&quot;_&quot;;[.Q54]);&quot;&quot;);IF([.FQ54]&gt;2; CONCATENATE(&quot;_&quot;;[.R54]);&quot;&quot;);IF([.FQ54]&gt;3; CONCATENATE(&quot;_&quot;;[.S54]);&quot;&quot;);IF([.FQ54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54] = &quot;&quot;; &quot;&quot;;MATCH([.AN54];[.$GV$2:.$GV$100];0)-3)" office:value-type="float" office:value="31" calcext:value-type="float">
            <text:p>31</text:p>
          </table:table-cell>
          <table:table-cell table:formula="of:=IF([.AO54] = &quot;&quot;; &quot;&quot;;MATCH([.AO54];[.$GV$2:.$GV$100];0)-3)" office:value-type="float" office:value="36" calcext:value-type="float">
            <text:p>36</text:p>
          </table:table-cell>
          <table:table-cell table:formula="of:=IF([.AP54] = &quot;&quot;; &quot;&quot;;MATCH([.AP54];[.$GV$2:.$GV$100];0)-3)" office:value-type="float" office:value="16" calcext:value-type="float">
            <text:p>16</text:p>
          </table:table-cell>
          <table:table-cell table:formula="of:=IF([.AQ54] = &quot;&quot;; &quot;&quot;;MATCH([.AQ54];[.$GV$2:.$GV$100];0)-3)" office:value-type="float" office:value="30" calcext:value-type="float">
            <text:p>30</text:p>
          </table:table-cell>
          <table:table-cell table:formula="of:=IF([.AR54] = &quot;&quot;; &quot;&quot;;MATCH([.AR54];[.$GV$2:.$GV$100];0)-3)">
            <text:p/>
          </table:table-cell>
          <table:table-cell table:number-columns-repeated="2"/>
          <table:table-cell table:style-name="ce1" table:formula="of:=IFERROR(IF(OR(INDIRECT(&quot;$GX&quot; &amp; [.EV54]+4 )&gt;0;INDIRECT(&quot;$HI&quot; &amp; [.EV54]+4 )&gt;0);INDIRECT(&quot;$GY&quot; &amp; [.EV54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W54]+4 )&gt;0;INDIRECT(&quot;$HI&quot; &amp; [.EW54]+4 )&gt;0);INDIRECT(&quot;$GY&quot; &amp; [.EW54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54]+4 )&gt;0;INDIRECT(&quot;$HI&quot; &amp; [.EX54]+4 )&gt;0);INDIRECT(&quot;$GY&quot; &amp; [.EX54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54]+4 )&gt;0;INDIRECT(&quot;$HI&quot; &amp; [.EY54]+4 )&gt;0);INDIRECT(&quot;$GY&quot; &amp; [.EY54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Z54]+4 )&gt;0;INDIRECT(&quot;$HI&quot; &amp; [.EZ54]+4 )&gt;0);INDIRECT(&quot;$GY&quot; &amp; [.EZ54]+4);&quot;&quot;);&quot;&quot;)">
            <text:p/>
          </table:table-cell>
          <table:table-cell table:style-name="ce1" table:formula="of:=IF([.EJ54]=&quot;&quot;;&quot;&quot;;(SMALL([.$EJ54:.$EN54];[.DX54])))" office:value-type="float" office:value="16" calcext:value-type="float">
            <text:p>16</text:p>
          </table:table-cell>
          <table:table-cell table:style-name="ce1" table:formula="of:=IF([.EK54]=&quot;&quot;;&quot;&quot;;(SMALL([.$EJ54:.$EN54];[.DY54])))" office:value-type="float" office:value="30" calcext:value-type="float">
            <text:p>30</text:p>
          </table:table-cell>
          <table:table-cell table:style-name="ce1" table:formula="of:=IF([.EL54]=&quot;&quot;;&quot;&quot;;(SMALL([.$EJ54:.$EN54];[.DZ54])))" office:value-type="float" office:value="31" calcext:value-type="float">
            <text:p>31</text:p>
          </table:table-cell>
          <table:table-cell table:style-name="ce1" table:formula="of:=IF([.EM54]=&quot;&quot;;&quot;&quot;;(SMALL([.$EJ54:.$EN54];[.EA54])))" office:value-type="float" office:value="36" calcext:value-type="float">
            <text:p>36</text:p>
          </table:table-cell>
          <table:table-cell table:style-name="ce1" table:formula="of:=IF([.EN54]=&quot;&quot;;&quot;&quot;;(SMALL([.$EJ54:.$EN54];[.EB54])))">
            <text:p/>
          </table:table-cell>
          <table:table-cell table:formula="of:=IF([.EQ54]=&quot;&quot;;&quot;&quot;;CONCATENATE(&quot;symbols/types/only_color_exact/&quot;;[.EQ54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R54]=&quot;&quot;;&quot;&quot;;CONCATENATE(&quot;symbols/types/only_color_exact/&quot;;[.ER54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54]=&quot;&quot;;&quot;&quot;;CONCATENATE(&quot;symbols/types/only_color_exact/&quot;;[.ES54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54]=&quot;&quot;;&quot;&quot;;CONCATENATE(&quot;symbols/types/only_color_exact/&quot;;[.ET54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U54]=&quot;&quot;;&quot;&quot;;CONCATENATE(&quot;symbols/types/only_color_exact/&quot;;[.EU54];&quot;.png&quot;))">
            <text:p/>
          </table:table-cell>
          <table:table-cell table:number-columns-repeated="5"/>
          <table:table-cell table:formula="of:=CONCATENATE(&quot;Symbols/Types/Weaknesses/&quot;; [.E54]; &quot;.png&quot;)" office:value-type="string" office:string-value="Symbols/Types/Weaknesses/Rock.png" calcext:value-type="string">
            <text:p>Symbols/Types/Weaknesses/Rock.png</text:p>
          </table:table-cell>
          <table:table-cell table:formula="of:=CONCATENATE(&quot;Symbols/Pokemon/&quot;;[.A54];&quot;.png&quot;)" office:value-type="string" office:string-value="Symbols/Pokemon/Onix.png" calcext:value-type="string">
            <text:p>Symbols/Pokemon/Onix.png</text:p>
          </table:table-cell>
          <table:table-cell table:formula="of:=CONCATENATE(&quot;Symbols/Pokemon/&quot;;[.B54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54];&quot;.png&quot;)" office:value-type="string" office:string-value="Symbols/Pokemon/.png" calcext:value-type="string">
            <text:p>Symbols/Pokemon/.png</text:p>
          </table:table-cell>
          <table:table-cell table:formula="of:=IF([.H54]=&quot;&quot;;0;1)+IF([.I54]=&quot;&quot;;0;1) +IF([.J54]=&quot;&quot;;0;1)+ IF([.K54] = &quot;&quot;;0;1)" office:value-type="float" office:value="3" calcext:value-type="float">
            <text:p>3</text:p>
          </table:table-cell>
          <table:table-cell table:formula="of:=IF([.L54]=&quot;&quot;;0;1)+IF([.M54]=&quot;&quot;;0;1) +IF([.N54]=&quot;&quot;;0;1)+ IF([.O54] = &quot;&quot;;0;1)" office:value-type="float" office:value="0" calcext:value-type="float">
            <text:p>0</text:p>
          </table:table-cell>
          <table:table-cell table:formula="of:=IF([.P54]=&quot;&quot;;0;1)+IF([.Q54]=&quot;&quot;;0;1) +IF([.R54]=&quot;&quot;;0;1)+ IF([.S54] = &quot;&quot;;0;1)" office:value-type="float" office:value="0" calcext:value-type="float">
            <text:p>0</text:p>
          </table:table-cell>
          <table:table-cell table:formula="of:=CONCATENATE(&quot;Symbols/Dice/dice_&quot;;[.H54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I54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J54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K5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5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5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5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5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5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5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5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54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54])" office:value-type="string" office:string-value="Speed: 3" calcext:value-type="string">
            <text:p>Speed: 3</text:p>
          </table:table-cell>
          <table:table-cell/>
          <table:table-cell table:formula="of:=MATCH([.AJ54]; [.$GV$1:.$GV$1048576];0)" office:value-type="float" office:value="26" calcext:value-type="float">
            <text:p>26</text:p>
          </table:table-cell>
          <table:table-cell table:formula="of:=MATCH([.AK54]; [.$GV$1:.$GV$1048576];0)" office:value-type="float" office:value="80" calcext:value-type="float">
            <text:p>80</text:p>
          </table:table-cell>
          <table:table-cell table:formula="of:=MATCH([.AL54]; [.$GV$1:.$GV$1048576];0)" office:value-type="float" office:value="100" calcext:value-type="float">
            <text:p>100</text:p>
          </table:table-cell>
          <table:table-cell table:style-name="ce1" table:formula="of:=INDIRECT(&quot;HC&quot;&amp;[.GG54])" office:value-type="string" office:string-value="Affects: (3_hex). Put a boulder on an affected unoccupied hex." calcext:value-type="string">
            <text:p>Affects: (3_hex). Put a boulder on an affected unoccupied hex.</text:p>
          </table:table-cell>
          <table:table-cell table:style-name="ce1" table:formula="of:=INDIRECT(&quot;HC&quot;&amp;[.GH54])">
            <text:p/>
          </table:table-cell>
          <table:table-cell table:style-name="ce1" table:formula="of:=INDIRECT(&quot;HC&quot;&amp;[.GI54])" office:value-type="string" office:string-value="Affects: (all). Affects hexes adjacent to tail. Targets become &lt;b&gt;Slowed&lt;/b&gt; to 0." calcext:value-type="string">
            <text:p>Affects: (all). Affects hexes adjacent to tail. Targets become &lt;b&gt;Slowed&lt;/b&gt; to 0.</text:p>
          </table:table-cell>
          <table:table-cell table:style-name="ce1" table:formula="of:=INDIRECT(&quot;GW&quot;&amp;[.GG54])" office:value-type="float" office:value="1" calcext:value-type="float">
            <text:p>1</text:p>
          </table:table-cell>
          <table:table-cell table:style-name="ce1" table:formula="of:=INDIRECT(&quot;GW&quot;&amp;[.GH54])" office:value-type="float" office:value="1" calcext:value-type="float">
            <text:p>1</text:p>
          </table:table-cell>
          <table:table-cell table:style-name="ce1" table:formula="of:=INDIRECT(&quot;GW&quot;&amp;[.GI54])" office:value-type="float" office:value="0" calcext:value-type="float">
            <text:p>0</text:p>
          </table:table-cell>
          <table:table-cell table:style-name="ce1" table:formula="of:=INDIRECT(&quot;HE&quot;&amp;[.GG54])" office:value-type="string" office:string-value="Damage: (Rock)(Rock)" calcext:value-type="string">
            <text:p>Damage: (Rock)(Rock)</text:p>
          </table:table-cell>
          <table:table-cell table:style-name="ce1" table:formula="of:=INDIRECT(&quot;HE&quot;&amp;[.GH54])" office:value-type="string" office:string-value="Damage: (Rock)(Rock)" calcext:value-type="string">
            <text:p>Damage: (Rock)(Rock)</text:p>
          </table:table-cell>
          <table:table-cell table:style-name="ce1" table:formula="of:=INDIRECT(&quot;HE&quot;&amp;[.GI54])" office:value-type="string" office:string-value="Damage: (Normal)" calcext:value-type="string">
            <text:p>Damage: (Normal)</text:p>
          </table:table-cell>
          <table:table-cell table:number-columns-repeated="2"/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U-tur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Gain 2 free moves after attacking.</text:p>
          </table:table-cell>
          <table:table-cell table:style-name="ce7" table:formula="of:=CONCATENATE([.HH54]; [.HB54])" office:value-type="string" office:string-value="Gain 2 free moves after attacking." calcext:value-type="string">
            <text:p>Gain 2 free moves after attacking.</text:p>
          </table:table-cell>
          <table:table-cell table:style-name="ce6" table:formula="of:=CONCATENATE(&quot;(&quot;;[.GY54];&quot;)&quot;)" office:value-type="string" office:string-value="(Grass)" calcext:value-type="string">
            <text:p>(Grass)</text:p>
          </table:table-cell>
          <table:table-cell table:style-name="ce6" table:formula="of:=CONCATENATE(&quot;Damage: &quot;;IF([.GX54]&gt;=1;[.HD54];&quot;&quot;);IF([.GX54]&gt;=2;[.HD54];&quot;&quot;);IF([.GX54]&gt;=3;[.HD54];&quot;&quot;);IF([.GX54]&gt;=4;[.HD54];&quot;&quot;);IF([.GX54]&gt;=5;[.HD54];&quot;&quot;);IF([.HI54]=1;CONCATENATE(&quot;(&quot;;[.GY54];&quot;_x)&quot;);&quot;&quot;))" office:value-type="string" office:string-value="Damage: (Grass)(Grass)(Grass)" calcext:value-type="string">
            <text:p>Damage: (Grass)(Grass)(Grass)</text:p>
          </table:table-cell>
          <table:table-cell table:style-name="ce6"/>
          <table:table-cell table:style-name="ce6" table:formula="of:=CONCATENATE(IF([.HA54]&lt;&gt;&quot;all hostile Pok&amp;eacute;mon&quot;;&quot;(&quot;;&quot;&quot;);[.HA54];IF([.HA54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54] &lt;&gt; &quot;&quot;; CONCATENATE(&quot;Affects: &quot;; [.HG54]; &quot;. &quot;);&quot;&quot;)">
            <text:p/>
          </table:table-cell>
          <table:table-cell table:style-name="ce6"/>
          <table:table-cell table:style-name="ce6" table:formula="of:=CONCATENATE([.GV54]; IF([.GW54]=1;&quot; (cc)&quot;;&quot;&quot;))" office:value-type="string" office:string-value="U-turn (cc)" calcext:value-type="string">
            <text:p>U-turn (cc)</text:p>
          </table:table-cell>
          <table:table-cell table:style-name="ce6" table:formula="of:=CONCATENATE(&quot;Symbols/attack_imgs/&quot;;[.GV54];&quot;.png&quot;)" office:value-type="string" office:string-value="Symbols/attack_imgs/U-turn.png" calcext:value-type="string">
            <text:p>Symbols/attack_imgs/U-turn.png</text:p>
          </table:table-cell>
          <table:table-cell table:style-name="ce6" table:formula="of:=CONCATENATE(&quot;TM &quot;; [.GU54]-3; &quot; (&quot;;[.GY54]; &quot;_t) &amp;nbsp &quot;; [.GV54];  IF([.GW54]=1;&quot; (cc)&quot;;&quot;&quot;))" office:value-type="string" office:string-value="TM 50 (Grass_t) &amp;nbsp U-turn (cc)" calcext:value-type="string">
            <text:p>TM 50 (Grass_t) &amp;nbsp U-turn (cc)</text:p>
          </table:table-cell>
          <table:table-cell table:style-name="ce6" table:formula="of:=CONCATENATE([.HH54];[.HB54])" office:value-type="string" office:string-value="Gain 2 free moves after attacking." calcext:value-type="string">
            <text:p>Gain 2 free moves after attacking.</text:p>
          </table:table-cell>
          <table:table-cell/>
          <table:table-cell table:formula="of:=IF([.GZ54]=&quot;none&quot;;&quot;&quot;;[.GZ54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54])=&quot;none&quot;;&quot;&quot;;INDIRECT(&quot;GZ&quot;&amp;[.GG54]))" office:value-type="float" office:value="3" calcext:value-type="float">
            <text:p>3</text:p>
          </table:table-cell>
          <table:table-cell table:formula="of:=IF(INDIRECT(&quot;GZ&quot;&amp;[.GH54])=&quot;none&quot;;&quot;&quot;;INDIRECT(&quot;GZ&quot;&amp;[.GH54]))" office:value-type="float" office:value="5" calcext:value-type="float">
            <text:p>5</text:p>
          </table:table-cell>
          <table:table-cell table:formula="of:=IF(INDIRECT(&quot;GZ&quot;&amp;[.GI54])=&quot;none&quot;;&quot;&quot;;INDIRECT(&quot;GZ&quot;&amp;[.GI54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IP54]=1;&quot;H&quot;;&quot;&quot;)" office:value-type="string" office:string-value="H" calcext:value-type="string">
            <text:p>H</text:p>
          </table:table-cell>
          <table:table-cell table:formula="of:=IF([.IQ54]=1;&quot;H&quot;;&quot;&quot;)">
            <text:p/>
          </table:table-cell>
          <table:table-cell table:formula="of:=IF([.IR54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Ghastly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Bad Dreams</text:p>
          </table:table-cell>
          <table:table-cell office:value-type="string" calcext:value-type="string">
            <text:p>Hostile Pok&amp;eacute;mon becoming &lt;b&gt;Asleep&lt;/b&gt; take (psychic)(psychic).</text:p>
          </table:table-cell>
          <table:table-cell office:value-type="string" calcext:value-type="string">
            <text:p>Psychic</text:p>
          </table:table-cell>
          <table:table-cell table:number-columns-repeated="3"/>
          <table:table-cell table:number-columns-repeated="2" office:value-type="string" calcext:value-type="string">
            <text:p>Psychic</text:p>
          </table:table-cell>
          <table:table-cell table:number-columns-repeated="2"/>
          <table:table-cell table:number-columns-repeated="2" office:value-type="string" calcext:value-type="string">
            <text:p>Psychic</text:p>
          </table:table-cell>
          <table:table-cell office:value-type="string" calcext:value-type="string">
            <text:p>Grass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55:.AE55];&quot;&gt;1&quot;)-COUNTIF([.T55:.AE55];&quot;&gt;2&quot;)-COUNTIF([.T55:.AE55];&quot;&gt;3&quot;)-COUNTIF([.T55:.AE55];&quot;&gt;4&quot;)-COUNTIF([.T55:.AE55];&quot;&gt;5&quot;)-COUNTIF([.T55:.AE55];&quot;&gt;6&quot;)-COUNTIF([.T55:.AE55];&quot;&gt;7&quot;)-COUNTIF([.T55:.AE55];&quot;&gt;8&quot;)" office:value-type="float" office:value="10" calcext:value-type="float">
            <text:p>10</text:p>
          </table:table-cell>
          <table:table-cell table:formula="of:=SUM([.T55:.AE55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ck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Shadow B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Self-Destruct</text:p>
          </table:table-cell>
          <table:table-cell table:style-name="ce59" table:formula="of:=ROUND([.AG55]+(12-[.AF55])-[.BA55]/2+[.BF55]+[.BG55]-[.BT55]+[.AZ55]*2/3+[.BC55]-[.AX55];1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kemon Tower</text:p>
          </table:table-cell>
          <table:table-cell table:style-name="ce1" table:formula="of:=IF([.AW55]=&quot;Starter&quot;; 0;IF([.AW55]=&quot;Route 1&quot;;0; IF([.AW55]=&quot;Viridian Forest&quot;;0;IF([.AW55]=&quot;Cycling Road&quot;;0;0.7))))" office:value-type="float" office:value="0.7" calcext:value-type="float">
            <text:p>0.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formula="of:=IF([.D55]=&quot;&quot;;IF([.I55]&lt;&gt;&quot;&quot;;0;IF([.M55]&lt;&gt;&quot;&quot;;[.AH55]-1;[.AI55]-1));IF([.M55]&lt;&gt;&quot;&quot;;0;IF([.Q55]&lt;&gt;&quot;&quot;;[.AH55]-1)))" office:value-type="float" office:value="0" calcext:value-type="float">
            <text:p>0</text:p>
          </table:table-cell>
          <table:table-cell/>
          <table:table-cell table:style-name="ce1" table:formula="of:=IF([.AM55]=1;0;IF([.AM55]=2;1;IF([.AM55]=3;1.7;IF([.AM55]=4;2.2;IF([.AM55]=5;2.55;IF([.AM55]=6;2.8;IF([.AM55]=7;3)))))))"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table:formula="of:=[.BD55] *(2 -[.BE55])/2" office:value-type="float" office:value="1.21" calcext:value-type="float">
            <text:p>1.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55])" office:value-type="string" office:string-value="Lick (cc)" calcext:value-type="string">
            <text:p>Lick (cc)</text:p>
          </table:table-cell>
          <table:table-cell table:style-name="ce1" table:formula="of:=INDIRECT(&quot;HJ&quot;&amp;[.GH55])" office:value-type="string" office:string-value="Hypnosis (cc)" calcext:value-type="string">
            <text:p>Hypnosis (cc)</text:p>
          </table:table-cell>
          <table:table-cell table:style-name="ce1" table:formula="of:=INDIRECT(&quot;HJ&quot;&amp;[.GI55])" office:value-type="string" office:string-value="Shadow Ball" calcext:value-type="string">
            <text:p>Shadow Ball</text:p>
          </table:table-cell>
          <table:table-cell/>
          <table:table-cell table:style-name="ce1" table:formula="of:=IF([.BQ55]&gt;=1; 0;IF([.BR55]&gt;=1;[.AH55]-1;IF([.BS55]&gt;=1;[.AI55]-1;11)))" office:value-type="float" office:value="0" calcext:value-type="float">
            <text:p>0</text:p>
          </table:table-cell>
          <table:table-cell table:formula="of:=IF([.BQ55]&gt;=2; 0;IF([.BR55]&gt;=2;[.AH55]-1;IF([.BS55]&gt;=2;[.AI55]-1;11)))" office:value-type="float" office:value="2" calcext:value-type="float">
            <text:p>2</text:p>
          </table:table-cell>
          <table:table-cell table:formula="of:=IF([.BQ55]&gt;=3; 0;IF([.BR55]&gt;=3;[.AH55]-1;IF([.BS55]&gt;=3;[.AI55]-1;11)))" office:value-type="float" office:value="-1" calcext:value-type="float">
            <text:p>-1</text:p>
          </table:table-cell>
          <table:table-cell table:formula="of:=IF([.BQ55]&gt;=4; 0;IF([.BR55]&gt;=4;[.AH55]-1;IF([.BS55]&gt;=4;[.AI55]-1;11)))" office:value-type="float" office:value="11" calcext:value-type="float">
            <text:p>11</text:p>
          </table:table-cell>
          <table:table-cell table:formula="of:= 4- COUNTBLANK([.H55:.K55])" office:value-type="float" office:value="1" calcext:value-type="float">
            <text:p>1</text:p>
          </table:table-cell>
          <table:table-cell table:formula="of:= MAX([.BQ55];4 -COUNTBLANK([.L55:.O55]))" office:value-type="float" office:value="2" calcext:value-type="float">
            <text:p>2</text:p>
          </table:table-cell>
          <table:table-cell table:formula="of:=MAX([.BR55];4-COUNTBLANK([.P55:.S55]))" office:value-type="float" office:value="3" calcext:value-type="float">
            <text:p>3</text:p>
          </table:table-cell>
          <table:table-cell table:formula="of:=IF([.D55]&lt;&gt;&quot;&quot;;4;SUM([.BM55:.BP55])/7)" office:value-type="float" office:value="4" calcext:value-type="float">
            <text:p>4</text:p>
          </table:table-cell>
          <table:table-cell table:number-columns-repeated="16"/>
          <table:table-cell table:formula="of:=IF([.A55]=&quot;&quot;;0;1)+IF([.B55]=&quot;&quot;;0;1)+IF([.C55]=&quot;&quot;;0;1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IF([.D55]=&quot;&quot;;&quot;&quot;;CONCATENATE(&quot;Symbols/Other/&quot;;[.D55];&quot;.png&quot;))" office:value-type="string" office:string-value="Symbols/Other/Trade.png" calcext:value-type="string">
            <text:p>Symbols/Other/Trade.png</text:p>
          </table:table-cell>
          <table:table-cell table:formula="of:=LEN([.A55])" office:value-type="float" office:value="7" calcext:value-type="float">
            <text:p>7</text:p>
          </table:table-cell>
          <table:table-cell table:formula="of:=LEN([.B55])" office:value-type="float" office:value="7" calcext:value-type="float">
            <text:p>7</text:p>
          </table:table-cell>
          <table:table-cell table:formula="of:=LEN([.C55])" office:value-type="float" office:value="6" calcext:value-type="float">
            <text:p>6</text:p>
          </table:table-cell>
          <table:table-cell table:formula="of:=CONCATENATE(IF([.FO55]&gt;0; CONCATENATE([.A55];&quot; (die_&quot;; [.H55]);&quot;&quot;); IF([.FO55]&gt;1; CONCATENATE(&quot;_&quot;;[.I55]);&quot;&quot;);IF([.FO55]&gt;2; CONCATENATE(&quot;_&quot;;[.J55]);&quot;&quot;);IF([.FO55]&gt;3; CONCATENATE(&quot;_&quot;;[.K55]);&quot;&quot;);IF([.FO55]&gt;0;&quot;)&quot;;[.A55]))" office:value-type="string" office:string-value="Ghastly (die_Psychic)" calcext:value-type="string">
            <text:p>Ghastly (die_Psychic)</text:p>
          </table:table-cell>
          <table:table-cell table:formula="of:=CONCATENATE(IF([.FP55]&gt;0; CONCATENATE([.B55];&quot; (die_&quot;; [.L55]);&quot;&quot;); IF([.FP55]&gt;1; CONCATENATE(&quot;_&quot;;[.M55]);&quot;&quot;);IF([.FP55]&gt;2; CONCATENATE(&quot;_&quot;;[.N55]);&quot;&quot;);IF([.FP55]&gt;3; CONCATENATE(&quot;_&quot;;[.O55]);&quot;&quot;);IF([.FP55]&gt;0;&quot;)&quot;;&quot;&quot;))" office:value-type="string" office:string-value="Haunter (die_Psychic_Psychic)" calcext:value-type="string">
            <text:p>Haunter (die_Psychic_Psychic)</text:p>
          </table:table-cell>
          <table:table-cell table:formula="of:=CONCATENATE(IF([.FQ55]&gt;0; CONCATENATE([.C55];&quot; (die_&quot;; [.P55]);&quot;&quot;); IF([.FQ55]&gt;1; CONCATENATE(&quot;_&quot;;[.Q55]);&quot;&quot;);IF([.FQ55]&gt;2; CONCATENATE(&quot;_&quot;;[.R55]);&quot;&quot;);IF([.FQ55]&gt;3; CONCATENATE(&quot;_&quot;;[.S55]);&quot;&quot;);IF([.FQ55]&gt;0;&quot;)&quot;;&quot;&quot;))" office:value-type="string" office:string-value="Gengar (die_Psychic_Psychic_Grass)" calcext:value-type="string">
            <text:p>Gengar (die_Psychic_Psychic_Grass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55] = &quot;&quot;; &quot;&quot;;MATCH([.AN55];[.$GV$2:.$GV$100];0)-3)" office:value-type="float" office:value="3" calcext:value-type="float">
            <text:p>3</text:p>
          </table:table-cell>
          <table:table-cell table:formula="of:=IF([.AO55] = &quot;&quot;; &quot;&quot;;MATCH([.AO55];[.$GV$2:.$GV$100];0)-3)" office:value-type="float" office:value="2" calcext:value-type="float">
            <text:p>2</text:p>
          </table:table-cell>
          <table:table-cell table:formula="of:=IF([.AP55] = &quot;&quot;; &quot;&quot;;MATCH([.AP55];[.$GV$2:.$GV$100];0)-3)" office:value-type="float" office:value="4" calcext:value-type="float">
            <text:p>4</text:p>
          </table:table-cell>
          <table:table-cell table:formula="of:=IF([.AQ55] = &quot;&quot;; &quot;&quot;;MATCH([.AQ55];[.$GV$2:.$GV$100];0)-3)" office:value-type="float" office:value="41" calcext:value-type="float">
            <text:p>41</text:p>
          </table:table-cell>
          <table:table-cell table:formula="of:=IF([.AR55] = &quot;&quot;; &quot;&quot;;MATCH([.AR55];[.$GV$2:.$GV$100];0)-3)" office:value-type="float" office:value="36" calcext:value-type="float">
            <text:p>36</text:p>
          </table:table-cell>
          <table:table-cell table:number-columns-repeated="2"/>
          <table:table-cell table:style-name="ce1" table:formula="of:=IFERROR(IF(OR(INDIRECT(&quot;$GX&quot; &amp; [.EV55]+4 )&gt;0;INDIRECT(&quot;$HI&quot; &amp; [.EV55]+4 )&gt;0);INDIRECT(&quot;$GY&quot; &amp; [.EV55]+4);&quot;&quot;);&quot;&quot;)">
            <text:p/>
          </table:table-cell>
          <table:table-cell table:style-name="ce1" table:formula="of:=IFERROR(IF(OR(INDIRECT(&quot;$GX&quot; &amp; [.EW55]+4 )&gt;0;INDIRECT(&quot;$HI&quot; &amp; [.EW55]+4 )&gt;0);INDIRECT(&quot;$GY&quot; &amp; [.EW55]+4);&quot;&quot;);&quot;&quot;)" office:value-type="string" office:string-value="Electric" calcext:value-type="string">
            <text:p>Electric</text:p>
          </table:table-cell>
          <table:table-cell table:style-name="ce1" table:formula="of:=IFERROR(IF(OR(INDIRECT(&quot;$GX&quot; &amp; [.EX55]+4 )&gt;0;INDIRECT(&quot;$HI&quot; &amp; [.EX55]+4 )&gt;0);INDIRECT(&quot;$GY&quot; &amp; [.EX55]+4);&quot;&quot;);&quot;&quot;)">
            <text:p/>
          </table:table-cell>
          <table:table-cell table:style-name="ce1" table:formula="of:=IFERROR(IF(OR(INDIRECT(&quot;$GX&quot; &amp; [.EY55]+4 )&gt;0;INDIRECT(&quot;$HI&quot; &amp; [.EY55]+4 )&gt;0);INDIRECT(&quot;$GY&quot; &amp; [.EY55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Z55]+4 )&gt;0;INDIRECT(&quot;$HI&quot; &amp; [.EZ55]+4 )&gt;0);INDIRECT(&quot;$GY&quot; &amp; [.EZ55]+4);&quot;&quot;);&quot;&quot;)" office:value-type="string" office:string-value="Grass" calcext:value-type="string">
            <text:p>Grass</text:p>
          </table:table-cell>
          <table:table-cell table:style-name="ce1" table:formula="of:=IF([.EJ55]=&quot;&quot;;&quot;&quot;;(SMALL([.$EJ55:.$EN55];[.DX55])))" office:value-type="float" office:value="2" calcext:value-type="float">
            <text:p>2</text:p>
          </table:table-cell>
          <table:table-cell table:style-name="ce1" table:formula="of:=IF([.EK55]=&quot;&quot;;&quot;&quot;;(SMALL([.$EJ55:.$EN55];[.DY55])))" office:value-type="float" office:value="3" calcext:value-type="float">
            <text:p>3</text:p>
          </table:table-cell>
          <table:table-cell table:style-name="ce1" table:formula="of:=IF([.EL55]=&quot;&quot;;&quot;&quot;;(SMALL([.$EJ55:.$EN55];[.DZ55])))" office:value-type="float" office:value="4" calcext:value-type="float">
            <text:p>4</text:p>
          </table:table-cell>
          <table:table-cell table:style-name="ce1" table:formula="of:=IF([.EM55]=&quot;&quot;;&quot;&quot;;(SMALL([.$EJ55:.$EN55];[.EA55])))" office:value-type="float" office:value="36" calcext:value-type="float">
            <text:p>36</text:p>
          </table:table-cell>
          <table:table-cell table:style-name="ce1" table:formula="of:=IF([.EN55]=&quot;&quot;;&quot;&quot;;(SMALL([.$EJ55:.$EN55];[.EB55])))" office:value-type="float" office:value="41" calcext:value-type="float">
            <text:p>41</text:p>
          </table:table-cell>
          <table:table-cell table:formula="of:=IF([.EQ55]=&quot;&quot;;&quot;&quot;;CONCATENATE(&quot;symbols/types/only_color_exact/&quot;;[.EQ55];&quot;.png&quot;))">
            <text:p/>
          </table:table-cell>
          <table:table-cell table:formula="of:=IF([.ER55]=&quot;&quot;;&quot;&quot;;CONCATENATE(&quot;symbols/types/only_color_exact/&quot;;[.ER55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formula="of:=IF([.ES55]=&quot;&quot;;&quot;&quot;;CONCATENATE(&quot;symbols/types/only_color_exact/&quot;;[.ES55];&quot;.png&quot;))">
            <text:p/>
          </table:table-cell>
          <table:table-cell table:formula="of:=IF([.ET55]=&quot;&quot;;&quot;&quot;;CONCATENATE(&quot;symbols/types/only_color_exact/&quot;;[.ET55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U55]=&quot;&quot;;&quot;&quot;;CONCATENATE(&quot;symbols/types/only_color_exact/&quot;;[.EU55];&quot;.png&quot;))" office:value-type="string" office:string-value="symbols/types/only_color_exact/Grass.png" calcext:value-type="string">
            <text:p>symbols/types/only_color_exact/Grass.png</text:p>
          </table:table-cell>
          <table:table-cell table:number-columns-repeated="5"/>
          <table:table-cell table:formula="of:=CONCATENATE(&quot;Symbols/Types/Weaknesses/&quot;; [.E55]; &quot;.png&quot;)" office:value-type="string" office:string-value="Symbols/Types/Weaknesses/Psychic.png" calcext:value-type="string">
            <text:p>Symbols/Types/Weaknesses/Psychic.png</text:p>
          </table:table-cell>
          <table:table-cell table:formula="of:=CONCATENATE(&quot;Symbols/Pokemon/&quot;;[.A55];&quot;.png&quot;)" office:value-type="string" office:string-value="Symbols/Pokemon/Ghastly.png" calcext:value-type="string">
            <text:p>Symbols/Pokemon/Ghastly.png</text:p>
          </table:table-cell>
          <table:table-cell table:formula="of:=CONCATENATE(&quot;Symbols/Pokemon/&quot;;[.B55];&quot;.png&quot;)" office:value-type="string" office:string-value="Symbols/Pokemon/Haunter.png" calcext:value-type="string">
            <text:p>Symbols/Pokemon/Haunter.png</text:p>
          </table:table-cell>
          <table:table-cell table:formula="of:=CONCATENATE(&quot;Symbols/Pokemon/&quot;;[.C55];&quot;.png&quot;)" office:value-type="string" office:string-value="Symbols/Pokemon/Gengar.png" calcext:value-type="string">
            <text:p>Symbols/Pokemon/Gengar.png</text:p>
          </table:table-cell>
          <table:table-cell table:formula="of:=IF([.H55]=&quot;&quot;;0;1)+IF([.I55]=&quot;&quot;;0;1) +IF([.J55]=&quot;&quot;;0;1)+ IF([.K55] = &quot;&quot;;0;1)" office:value-type="float" office:value="1" calcext:value-type="float">
            <text:p>1</text:p>
          </table:table-cell>
          <table:table-cell table:formula="of:=IF([.L55]=&quot;&quot;;0;1)+IF([.M55]=&quot;&quot;;0;1) +IF([.N55]=&quot;&quot;;0;1)+ IF([.O55] = &quot;&quot;;0;1)" office:value-type="float" office:value="2" calcext:value-type="float">
            <text:p>2</text:p>
          </table:table-cell>
          <table:table-cell table:formula="of:=IF([.P55]=&quot;&quot;;0;1)+IF([.Q55]=&quot;&quot;;0;1) +IF([.R55]=&quot;&quot;;0;1)+ IF([.S55] = &quot;&quot;;0;1)" office:value-type="float" office:value="3" calcext:value-type="float">
            <text:p>3</text:p>
          </table:table-cell>
          <table:table-cell table:formula="of:=CONCATENATE(&quot;Symbols/Dice/dice_&quot;;[.H55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I5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5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5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55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M55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N5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5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55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Q55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R55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S55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55])" office:value-type="string" office:string-value="Speed: 4" calcext:value-type="string">
            <text:p>Speed: 4</text:p>
          </table:table-cell>
          <table:table-cell/>
          <table:table-cell table:formula="of:=MATCH([.AJ55]; [.$GV$1:.$GV$1048576];0)" office:value-type="float" office:value="92" calcext:value-type="float">
            <text:p>92</text:p>
          </table:table-cell>
          <table:table-cell table:formula="of:=MATCH([.AK55]; [.$GV$1:.$GV$1048576];0)" office:value-type="float" office:value="41" calcext:value-type="float">
            <text:p>41</text:p>
          </table:table-cell>
          <table:table-cell table:formula="of:=MATCH([.AL55]; [.$GV$1:.$GV$1048576];0)" office:value-type="float" office:value="32" calcext:value-type="float">
            <text:p>32</text:p>
          </table:table-cell>
          <table:table-cell table:style-name="ce1" table:formula="of:=INDIRECT(&quot;HC&quot;&amp;[.GG55])" office:value-type="string" office:string-value="Target becomes &lt;b&gt; Flinched&lt;/b&gt;. (Can't use exhaustible attacks next activation)" calcext:value-type="string">
            <text:p>Target becomes &lt;b&gt; Flinched&lt;/b&gt;. (Can't use exhaustible attacks next activation)</text:p>
          </table:table-cell>
          <table:table-cell table:style-name="ce1" table:formula="of:=INDIRECT(&quot;HC&quot;&amp;[.GH55])" office:value-type="string" office:string-value="Target becomes &lt;b&gt;Asleep&lt;/b&gt;. (Miss next activation)" calcext:value-type="string">
            <text:p>Target becomes &lt;b&gt;Asleep&lt;/b&gt;. (Miss next activation)</text:p>
          </table:table-cell>
          <table:table-cell table:style-name="ce1" table:formula="of:=INDIRECT(&quot;HC&quot;&amp;[.GI55])">
            <text:p/>
          </table:table-cell>
          <table:table-cell table:style-name="ce1" table:formula="of:=INDIRECT(&quot;GW&quot;&amp;[.GG55])" office:value-type="float" office:value="1" calcext:value-type="float">
            <text:p>1</text:p>
          </table:table-cell>
          <table:table-cell table:style-name="ce1" table:formula="of:=INDIRECT(&quot;GW&quot;&amp;[.GH55])" office:value-type="float" office:value="1" calcext:value-type="float">
            <text:p>1</text:p>
          </table:table-cell>
          <table:table-cell table:style-name="ce1" table:formula="of:=INDIRECT(&quot;GW&quot;&amp;[.GI55])" office:value-type="float" office:value="0" calcext:value-type="float">
            <text:p>0</text:p>
          </table:table-cell>
          <table:table-cell table:style-name="ce1" table:formula="of:=INDIRECT(&quot;HE&quot;&amp;[.GG55])" office:value-type="string" office:string-value="Damage: (Psychic)(Psychic)" calcext:value-type="string">
            <text:p>Damage: (Psychic)(Psychic)</text:p>
          </table:table-cell>
          <table:table-cell table:style-name="ce1" table:formula="of:=INDIRECT(&quot;HE&quot;&amp;[.GH55])" office:value-type="string" office:string-value="Damage: " calcext:value-type="string">
            <text:p>Damage: </text:p>
          </table:table-cell>
          <table:table-cell table:style-name="ce1" table:formula="of:=INDIRECT(&quot;HE&quot;&amp;[.GI55])" office:value-type="string" office:string-value="Damage: (Psychic)" calcext:value-type="string">
            <text:p>Damage: (Psychic)</text:p>
          </table:table-cell>
          <table:table-cell table:number-columns-repeated="2"/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Poison Ja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 table:formula="of:=CONCATENATE([.HH55]; [.HB55])">
            <text:p/>
          </table:table-cell>
          <table:table-cell table:style-name="ce6" table:formula="of:=CONCATENATE(&quot;(&quot;;[.GY55];&quot;)&quot;)" office:value-type="string" office:string-value="(Grass)" calcext:value-type="string">
            <text:p>(Grass)</text:p>
          </table:table-cell>
          <table:table-cell table:style-name="ce6" table:formula="of:=CONCATENATE(&quot;Damage: &quot;;IF([.GX55]&gt;=1;[.HD55];&quot;&quot;);IF([.GX55]&gt;=2;[.HD55];&quot;&quot;);IF([.GX55]&gt;=3;[.HD55];&quot;&quot;);IF([.GX55]&gt;=4;[.HD55];&quot;&quot;);IF([.GX55]&gt;=5;[.HD55];&quot;&quot;);IF([.HI55]=1;CONCATENATE(&quot;(&quot;;[.GY55];&quot;_x)&quot;);&quot;&quot;))" office:value-type="string" office:string-value="Damage: (Grass)(Grass)" calcext:value-type="string">
            <text:p>Damage: (Grass)(Grass)</text:p>
          </table:table-cell>
          <table:table-cell table:style-name="ce6"/>
          <table:table-cell table:style-name="ce6" table:formula="of:=CONCATENATE(IF([.HA55]&lt;&gt;&quot;all hostile Pok&amp;eacute;mon&quot;;&quot;(&quot;;&quot;&quot;);[.HA55];IF([.HA55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55] &lt;&gt; &quot;&quot;; CONCATENATE(&quot;Affects: &quot;; [.HG55]; &quot;. &quot;);&quot;&quot;)">
            <text:p/>
          </table:table-cell>
          <table:table-cell table:style-name="ce6"/>
          <table:table-cell table:style-name="ce6" table:formula="of:=CONCATENATE([.GV55]; IF([.GW55]=1;&quot; (cc)&quot;;&quot;&quot;))" office:value-type="string" office:string-value="Poison Jab" calcext:value-type="string">
            <text:p>Poison Jab</text:p>
          </table:table-cell>
          <table:table-cell table:style-name="ce6" table:formula="of:=CONCATENATE(&quot;Symbols/attack_imgs/&quot;;[.GV55];&quot;.png&quot;)" office:value-type="string" office:string-value="Symbols/attack_imgs/Poison Jab.png" calcext:value-type="string">
            <text:p>Symbols/attack_imgs/Poison Jab.png</text:p>
          </table:table-cell>
          <table:table-cell table:style-name="ce6" table:formula="of:=CONCATENATE(&quot;TM &quot;; [.GU55]-3; &quot; (&quot;;[.GY55]; &quot;_t) &amp;nbsp &quot;; [.GV55];  IF([.GW55]=1;&quot; (cc)&quot;;&quot;&quot;))" office:value-type="string" office:string-value="TM 51 (Grass_t) &amp;nbsp Poison Jab" calcext:value-type="string">
            <text:p>TM 51 (Grass_t) &amp;nbsp Poison Jab</text:p>
          </table:table-cell>
          <table:table-cell table:style-name="ce6" table:formula="of:=CONCATENATE([.HH55];[.HB55])">
            <text:p/>
          </table:table-cell>
          <table:table-cell/>
          <table:table-cell table:formula="of:=IF([.GZ55]=&quot;none&quot;;&quot;&quot;;[.GZ55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55])=&quot;none&quot;;&quot;&quot;;INDIRECT(&quot;GZ&quot;&amp;[.GG55]))" office:value-type="float" office:value="1" calcext:value-type="float">
            <text:p>1</text:p>
          </table:table-cell>
          <table:table-cell table:formula="of:=IF(INDIRECT(&quot;GZ&quot;&amp;[.GH55])=&quot;none&quot;;&quot;&quot;;INDIRECT(&quot;GZ&quot;&amp;[.GH55]))" office:value-type="float" office:value="6" calcext:value-type="float">
            <text:p>6</text:p>
          </table:table-cell>
          <table:table-cell table:formula="of:=IF(INDIRECT(&quot;GZ&quot;&amp;[.GI55])=&quot;none&quot;;&quot;&quot;;INDIRECT(&quot;GZ&quot;&amp;[.GI55]))"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IP55]=1;&quot;H&quot;;&quot;&quot;)" office:value-type="string" office:string-value="H" calcext:value-type="string">
            <text:p>H</text:p>
          </table:table-cell>
          <table:table-cell table:formula="of:=IF([.IQ55]=1;&quot;H&quot;;&quot;&quot;)">
            <text:p/>
          </table:table-cell>
          <table:table-cell table:formula="of:=IF([.IR55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Cubone</text:p>
          </table:table-cell>
          <table:table-cell office:value-type="string" calcext:value-type="string">
            <text:p>Marowak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Rock Head</text:p>
          </table:table-cell>
          <table:table-cell office:value-type="string" calcext:value-type="string">
            <text:p>Immune to damage during activation and during fiendly pok&amp;eacute;mon's activation.</text:p>
          </table:table-cell>
          <table:table-cell office:value-type="string" calcext:value-type="string">
            <text:p>Rock</text:p>
          </table:table-cell>
          <table:table-cell table:number-columns-repeated="3"/>
          <table:table-cell office:value-type="string" calcext:value-type="string">
            <text:p>Rock</text:p>
          </table:table-cell>
          <table:table-cell office:value-type="string" calcext:value-type="string">
            <text:p>Normal</text:p>
          </table:table-cell>
          <table:table-cell table:number-columns-repeated="6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56:.AE56];&quot;&gt;1&quot;)-COUNTIF([.T56:.AE56];&quot;&gt;2&quot;)-COUNTIF([.T56:.AE56];&quot;&gt;3&quot;)-COUNTIF([.T56:.AE56];&quot;&gt;4&quot;)-COUNTIF([.T56:.AE56];&quot;&gt;5&quot;)-COUNTIF([.T56:.AE56];&quot;&gt;6&quot;)-COUNTIF([.T56:.AE56];&quot;&gt;7&quot;)-COUNTIF([.T56:.AE56];&quot;&gt;8&quot;)" office:value-type="float" office:value="9" calcext:value-type="float">
            <text:p>9</text:p>
          </table:table-cell>
          <table:table-cell table:formula="of:=SUM([.T56:.AE56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e Club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Rock To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Self-Destruct</text:p>
          </table:table-cell>
          <table:table-cell office:value-type="string" calcext:value-type="string">
            <text:p>Reflect</text:p>
          </table:table-cell>
          <table:table-cell table:number-columns-repeated="2"/>
          <table:table-cell table:style-name="ce59" table:formula="of:=ROUND([.AG56]+(12-[.AF56])-[.BA56]/2+[.BF56]+[.BG56]-[.BT56]+[.AZ56]*2/3+[.BC56]-[.AX56];1)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kemon Tower</text:p>
          </table:table-cell>
          <table:table-cell table:style-name="ce1" table:formula="of:=IF([.AW56]=&quot;Starter&quot;; 0;IF([.AW56]=&quot;Route 1&quot;;0; IF([.AW56]=&quot;Viridian Forest&quot;;0;IF([.AW56]=&quot;Cycling Road&quot;;0;0.7))))" office:value-type="float" office:value="0.7" calcext:value-type="float">
            <text:p>0.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D56]=&quot;&quot;;IF([.I56]&lt;&gt;&quot;&quot;;0;IF([.M56]&lt;&gt;&quot;&quot;;[.AH56]-1;[.AI56]-1));IF([.M56]&lt;&gt;&quot;&quot;;0;IF([.Q56]&lt;&gt;&quot;&quot;;[.AH56]-1)))" office:value-type="float" office:value="2" calcext:value-type="float">
            <text:p>2</text:p>
          </table:table-cell>
          <table:table-cell/>
          <table:table-cell table:style-name="ce1" table:formula="of:=IF([.AM56]=1;0;IF([.AM56]=2;1;IF([.AM56]=3;1.7;IF([.AM56]=4;2.2;IF([.AM56]=5;2.55;IF([.AM56]=6;2.8;IF([.AM56]=7;3))))))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BD56] *(2 -[.BE56])/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56])" office:value-type="string" office:string-value="Bone Club" calcext:value-type="string">
            <text:p>Bone Club</text:p>
          </table:table-cell>
          <table:table-cell table:style-name="ce1" table:formula="of:=INDIRECT(&quot;HJ&quot;&amp;[.GH56])" office:value-type="string" office:string-value="Bonemerang (cc)" calcext:value-type="string">
            <text:p>Bonemerang (cc)</text:p>
          </table:table-cell>
          <table:table-cell table:style-name="ce1" table:formula="of:=INDIRECT(&quot;HJ&quot;&amp;[.GI56])" office:value-type="string" office:string-value="Rock Tomb (cc)" calcext:value-type="string">
            <text:p>Rock Tomb (cc)</text:p>
          </table:table-cell>
          <table:table-cell/>
          <table:table-cell table:style-name="ce1" table:formula="of:=IF([.BQ56]&gt;=1; 0;IF([.BR56]&gt;=1;[.AH56]-1;IF([.BS56]&gt;=1;[.AI56]-1;11)))" office:value-type="float" office:value="0" calcext:value-type="float">
            <text:p>0</text:p>
          </table:table-cell>
          <table:table-cell table:formula="of:=IF([.BQ56]&gt;=2; 0;IF([.BR56]&gt;=2;[.AH56]-1;IF([.BS56]&gt;=2;[.AI56]-1;11)))" office:value-type="float" office:value="2" calcext:value-type="float">
            <text:p>2</text:p>
          </table:table-cell>
          <table:table-cell table:formula="of:=IF([.BQ56]&gt;=3; 0;IF([.BR56]&gt;=3;[.AH56]-1;IF([.BS56]&gt;=3;[.AI56]-1;11)))" office:value-type="float" office:value="11" calcext:value-type="float">
            <text:p>11</text:p>
          </table:table-cell>
          <table:table-cell table:formula="of:=IF([.BQ56]&gt;=4; 0;IF([.BR56]&gt;=4;[.AH56]-1;IF([.BS56]&gt;=4;[.AI56]-1;11)))" office:value-type="float" office:value="11" calcext:value-type="float">
            <text:p>11</text:p>
          </table:table-cell>
          <table:table-cell table:formula="of:= 4- COUNTBLANK([.H56:.K56])" office:value-type="float" office:value="1" calcext:value-type="float">
            <text:p>1</text:p>
          </table:table-cell>
          <table:table-cell table:formula="of:= MAX([.BQ56];4 -COUNTBLANK([.L56:.O56]))" office:value-type="float" office:value="2" calcext:value-type="float">
            <text:p>2</text:p>
          </table:table-cell>
          <table:table-cell table:formula="of:=MAX([.BR56];4-COUNTBLANK([.P56:.S56]))" office:value-type="float" office:value="2" calcext:value-type="float">
            <text:p>2</text:p>
          </table:table-cell>
          <table:table-cell table:formula="of:=IF([.D56]&lt;&gt;&quot;&quot;;4;SUM([.BM56:.BP56])/7)" office:value-type="float" office:value="3.42857142857143" calcext:value-type="float">
            <text:p>3.42857142857143</text:p>
          </table:table-cell>
          <table:table-cell table:number-columns-repeated="16"/>
          <table:table-cell table:formula="of:=IF([.A56]=&quot;&quot;;0;1)+IF([.B56]=&quot;&quot;;0;1)+IF([.C56]=&quot;&quot;;0;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IF([.D56]=&quot;&quot;;&quot;&quot;;CONCATENATE(&quot;Symbols/Other/&quot;;[.D56];&quot;.png&quot;))">
            <text:p/>
          </table:table-cell>
          <table:table-cell table:formula="of:=LEN([.A56])" office:value-type="float" office:value="6" calcext:value-type="float">
            <text:p>6</text:p>
          </table:table-cell>
          <table:table-cell table:formula="of:=LEN([.B56])" office:value-type="float" office:value="7" calcext:value-type="float">
            <text:p>7</text:p>
          </table:table-cell>
          <table:table-cell table:formula="of:=LEN([.C56])" office:value-type="float" office:value="0" calcext:value-type="float">
            <text:p>0</text:p>
          </table:table-cell>
          <table:table-cell table:formula="of:=CONCATENATE(IF([.FO56]&gt;0; CONCATENATE([.A56];&quot; (die_&quot;; [.H56]);&quot;&quot;); IF([.FO56]&gt;1; CONCATENATE(&quot;_&quot;;[.I56]);&quot;&quot;);IF([.FO56]&gt;2; CONCATENATE(&quot;_&quot;;[.J56]);&quot;&quot;);IF([.FO56]&gt;3; CONCATENATE(&quot;_&quot;;[.K56]);&quot;&quot;);IF([.FO56]&gt;0;&quot;)&quot;;[.A56]))" office:value-type="string" office:string-value="Cubone (die_Rock)" calcext:value-type="string">
            <text:p>Cubone (die_Rock)</text:p>
          </table:table-cell>
          <table:table-cell table:formula="of:=CONCATENATE(IF([.FP56]&gt;0; CONCATENATE([.B56];&quot; (die_&quot;; [.L56]);&quot;&quot;); IF([.FP56]&gt;1; CONCATENATE(&quot;_&quot;;[.M56]);&quot;&quot;);IF([.FP56]&gt;2; CONCATENATE(&quot;_&quot;;[.N56]);&quot;&quot;);IF([.FP56]&gt;3; CONCATENATE(&quot;_&quot;;[.O56]);&quot;&quot;);IF([.FP56]&gt;0;&quot;)&quot;;&quot;&quot;))" office:value-type="string" office:string-value="Marowak (die_Rock_Normal)" calcext:value-type="string">
            <text:p>Marowak (die_Rock_Normal)</text:p>
          </table:table-cell>
          <table:table-cell table:formula="of:=CONCATENATE(IF([.FQ56]&gt;0; CONCATENATE([.C56];&quot; (die_&quot;; [.P56]);&quot;&quot;); IF([.FQ56]&gt;1; CONCATENATE(&quot;_&quot;;[.Q56]);&quot;&quot;);IF([.FQ56]&gt;2; CONCATENATE(&quot;_&quot;;[.R56]);&quot;&quot;);IF([.FQ56]&gt;3; CONCATENATE(&quot;_&quot;;[.S56]);&quot;&quot;);IF([.FQ56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56] = &quot;&quot;; &quot;&quot;;MATCH([.AN56];[.$GV$2:.$GV$100];0)-3)" office:value-type="float" office:value="31" calcext:value-type="float">
            <text:p>31</text:p>
          </table:table-cell>
          <table:table-cell table:formula="of:=IF([.AO56] = &quot;&quot;; &quot;&quot;;MATCH([.AO56];[.$GV$2:.$GV$100];0)-3)" office:value-type="float" office:value="36" calcext:value-type="float">
            <text:p>36</text:p>
          </table:table-cell>
          <table:table-cell table:formula="of:=IF([.AP56] = &quot;&quot;; &quot;&quot;;MATCH([.AP56];[.$GV$2:.$GV$100];0)-3)" office:value-type="float" office:value="6" calcext:value-type="float">
            <text:p>6</text:p>
          </table:table-cell>
          <table:table-cell table:formula="of:=IF([.AQ56] = &quot;&quot;; &quot;&quot;;MATCH([.AQ56];[.$GV$2:.$GV$100];0)-3)">
            <text:p/>
          </table:table-cell>
          <table:table-cell table:formula="of:=IF([.AR56] = &quot;&quot;; &quot;&quot;;MATCH([.AR56];[.$GV$2:.$GV$100];0)-3)">
            <text:p/>
          </table:table-cell>
          <table:table-cell table:number-columns-repeated="2"/>
          <table:table-cell table:style-name="ce1" table:formula="of:=IFERROR(IF(OR(INDIRECT(&quot;$GX&quot; &amp; [.EV56]+4 )&gt;0;INDIRECT(&quot;$HI&quot; &amp; [.EV56]+4 )&gt;0);INDIRECT(&quot;$GY&quot; &amp; [.EV56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W56]+4 )&gt;0;INDIRECT(&quot;$HI&quot; &amp; [.EW56]+4 )&gt;0);INDIRECT(&quot;$GY&quot; &amp; [.EW56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56]+4 )&gt;0;INDIRECT(&quot;$HI&quot; &amp; [.EX56]+4 )&gt;0);INDIRECT(&quot;$GY&quot; &amp; [.EX56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56]+4 )&gt;0;INDIRECT(&quot;$HI&quot; &amp; [.EY56]+4 )&gt;0);INDIRECT(&quot;$GY&quot; &amp; [.EY56]+4);&quot;&quot;);&quot;&quot;)">
            <text:p/>
          </table:table-cell>
          <table:table-cell table:style-name="ce1" table:formula="of:=IFERROR(IF(OR(INDIRECT(&quot;$GX&quot; &amp; [.EZ56]+4 )&gt;0;INDIRECT(&quot;$HI&quot; &amp; [.EZ56]+4 )&gt;0);INDIRECT(&quot;$GY&quot; &amp; [.EZ56]+4);&quot;&quot;);&quot;&quot;)">
            <text:p/>
          </table:table-cell>
          <table:table-cell table:style-name="ce1" table:formula="of:=IF([.EJ56]=&quot;&quot;;&quot;&quot;;(SMALL([.$EJ56:.$EN56];[.DX56])))" office:value-type="float" office:value="6" calcext:value-type="float">
            <text:p>6</text:p>
          </table:table-cell>
          <table:table-cell table:style-name="ce1" table:formula="of:=IF([.EK56]=&quot;&quot;;&quot;&quot;;(SMALL([.$EJ56:.$EN56];[.DY56])))" office:value-type="float" office:value="31" calcext:value-type="float">
            <text:p>31</text:p>
          </table:table-cell>
          <table:table-cell table:style-name="ce1" table:formula="of:=IF([.EL56]=&quot;&quot;;&quot;&quot;;(SMALL([.$EJ56:.$EN56];[.DZ56])))" office:value-type="float" office:value="36" calcext:value-type="float">
            <text:p>36</text:p>
          </table:table-cell>
          <table:table-cell table:style-name="ce1" table:formula="of:=IF([.EM56]=&quot;&quot;;&quot;&quot;;(SMALL([.$EJ56:.$EN56];[.EA56])))">
            <text:p/>
          </table:table-cell>
          <table:table-cell table:style-name="ce1" table:formula="of:=IF([.EN56]=&quot;&quot;;&quot;&quot;;(SMALL([.$EJ56:.$EN56];[.EB56])))">
            <text:p/>
          </table:table-cell>
          <table:table-cell table:formula="of:=IF([.EQ56]=&quot;&quot;;&quot;&quot;;CONCATENATE(&quot;symbols/types/only_color_exact/&quot;;[.EQ56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R56]=&quot;&quot;;&quot;&quot;;CONCATENATE(&quot;symbols/types/only_color_exact/&quot;;[.ER56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56]=&quot;&quot;;&quot;&quot;;CONCATENATE(&quot;symbols/types/only_color_exact/&quot;;[.ES56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56]=&quot;&quot;;&quot;&quot;;CONCATENATE(&quot;symbols/types/only_color_exact/&quot;;[.ET56];&quot;.png&quot;))">
            <text:p/>
          </table:table-cell>
          <table:table-cell table:formula="of:=IF([.EU56]=&quot;&quot;;&quot;&quot;;CONCATENATE(&quot;symbols/types/only_color_exact/&quot;;[.EU56];&quot;.png&quot;))">
            <text:p/>
          </table:table-cell>
          <table:table-cell table:number-columns-repeated="5"/>
          <table:table-cell table:formula="of:=CONCATENATE(&quot;Symbols/Types/Weaknesses/&quot;; [.E56]; &quot;.png&quot;)" office:value-type="string" office:string-value="Symbols/Types/Weaknesses/Rock.png" calcext:value-type="string">
            <text:p>Symbols/Types/Weaknesses/Rock.png</text:p>
          </table:table-cell>
          <table:table-cell table:formula="of:=CONCATENATE(&quot;Symbols/Pokemon/&quot;;[.A56];&quot;.png&quot;)" office:value-type="string" office:string-value="Symbols/Pokemon/Cubone.png" calcext:value-type="string">
            <text:p>Symbols/Pokemon/Cubone.png</text:p>
          </table:table-cell>
          <table:table-cell table:formula="of:=CONCATENATE(&quot;Symbols/Pokemon/&quot;;[.B56];&quot;.png&quot;)" office:value-type="string" office:string-value="Symbols/Pokemon/Marowak.png" calcext:value-type="string">
            <text:p>Symbols/Pokemon/Marowak.png</text:p>
          </table:table-cell>
          <table:table-cell table:formula="of:=CONCATENATE(&quot;Symbols/Pokemon/&quot;;[.C56];&quot;.png&quot;)" office:value-type="string" office:string-value="Symbols/Pokemon/.png" calcext:value-type="string">
            <text:p>Symbols/Pokemon/.png</text:p>
          </table:table-cell>
          <table:table-cell table:formula="of:=IF([.H56]=&quot;&quot;;0;1)+IF([.I56]=&quot;&quot;;0;1) +IF([.J56]=&quot;&quot;;0;1)+ IF([.K56] = &quot;&quot;;0;1)" office:value-type="float" office:value="1" calcext:value-type="float">
            <text:p>1</text:p>
          </table:table-cell>
          <table:table-cell table:formula="of:=IF([.L56]=&quot;&quot;;0;1)+IF([.M56]=&quot;&quot;;0;1) +IF([.N56]=&quot;&quot;;0;1)+ IF([.O56] = &quot;&quot;;0;1)" office:value-type="float" office:value="2" calcext:value-type="float">
            <text:p>2</text:p>
          </table:table-cell>
          <table:table-cell table:formula="of:=IF([.P56]=&quot;&quot;;0;1)+IF([.Q56]=&quot;&quot;;0;1) +IF([.R56]=&quot;&quot;;0;1)+ IF([.S56] = &quot;&quot;;0;1)" office:value-type="float" office:value="0" calcext:value-type="float">
            <text:p>0</text:p>
          </table:table-cell>
          <table:table-cell table:formula="of:=CONCATENATE(&quot;Symbols/Dice/dice_&quot;;[.H56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I5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5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5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56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M56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N5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5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5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5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5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56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56])" office:value-type="string" office:string-value="Speed: 2" calcext:value-type="string">
            <text:p>Speed: 2</text:p>
          </table:table-cell>
          <table:table-cell/>
          <table:table-cell table:formula="of:=MATCH([.AJ56]; [.$GV$1:.$GV$1048576];0)" office:value-type="float" office:value="62" calcext:value-type="float">
            <text:p>62</text:p>
          </table:table-cell>
          <table:table-cell table:formula="of:=MATCH([.AK56]; [.$GV$1:.$GV$1048576];0)" office:value-type="float" office:value="67" calcext:value-type="float">
            <text:p>67</text:p>
          </table:table-cell>
          <table:table-cell table:formula="of:=MATCH([.AL56]; [.$GV$1:.$GV$1048576];0)" office:value-type="float" office:value="26" calcext:value-type="float">
            <text:p>26</text:p>
          </table:table-cell>
          <table:table-cell table:style-name="ce1" table:formula="of:=INDIRECT(&quot;HC&quot;&amp;[.GG56])" office:value-type="string" office:string-value="Affects: (half). Targets become &lt;b&gt;Flinched&lt;/b&gt;." calcext:value-type="string">
            <text:p>Affects: (half). Targets become &lt;b&gt;Flinched&lt;/b&gt;.</text:p>
          </table:table-cell>
          <table:table-cell table:style-name="ce1" table:formula="of:=INDIRECT(&quot;HC&quot;&amp;[.GH56])" office:value-type="string" office:string-value="Affects: (half). " calcext:value-type="string">
            <text:p>Affects: (half). </text:p>
          </table:table-cell>
          <table:table-cell table:style-name="ce1" table:formula="of:=INDIRECT(&quot;HC&quot;&amp;[.GI56])" office:value-type="string" office:string-value="Affects: (3_hex). Put a boulder on an affected unoccupied hex." calcext:value-type="string">
            <text:p>Affects: (3_hex). Put a boulder on an affected unoccupied hex.</text:p>
          </table:table-cell>
          <table:table-cell table:style-name="ce1" table:formula="of:=INDIRECT(&quot;GW&quot;&amp;[.GG56])" office:value-type="float" office:value="0" calcext:value-type="float">
            <text:p>0</text:p>
          </table:table-cell>
          <table:table-cell table:style-name="ce1" table:formula="of:=INDIRECT(&quot;GW&quot;&amp;[.GH56])" office:value-type="float" office:value="1" calcext:value-type="float">
            <text:p>1</text:p>
          </table:table-cell>
          <table:table-cell table:style-name="ce1" table:formula="of:=INDIRECT(&quot;GW&quot;&amp;[.GI56])" office:value-type="float" office:value="1" calcext:value-type="float">
            <text:p>1</text:p>
          </table:table-cell>
          <table:table-cell table:style-name="ce1" table:formula="of:=INDIRECT(&quot;HE&quot;&amp;[.GG56])" office:value-type="string" office:string-value="Damage: (Rock)" calcext:value-type="string">
            <text:p>Damage: (Rock)</text:p>
          </table:table-cell>
          <table:table-cell table:style-name="ce1" table:formula="of:=INDIRECT(&quot;HE&quot;&amp;[.GH56])" office:value-type="string" office:string-value="Damage: (Rock)(Rock)" calcext:value-type="string">
            <text:p>Damage: (Rock)(Rock)</text:p>
          </table:table-cell>
          <table:table-cell table:style-name="ce1" table:formula="of:=INDIRECT(&quot;HE&quot;&amp;[.GI56])" office:value-type="string" office:string-value="Damage: (Rock)(Rock)" calcext:value-type="string">
            <text:p>Damage: (Rock)(Rock)</text:p>
          </table:table-cell>
          <table:table-cell table:number-columns-repeated="2"/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S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string" calcext:value-type="string">
            <text:p>Targets become &lt;b&gt;Asleep&lt;/b&gt;.</text:p>
          </table:table-cell>
          <table:table-cell table:style-name="ce7" table:formula="of:=CONCATENATE([.HH56]; [.HB56])" office:value-type="string" office:string-value="Affects: (all). Targets become &lt;b&gt;Asleep&lt;/b&gt;." calcext:value-type="string">
            <text:p>Affects: (all). Targets become &lt;b&gt;Asleep&lt;/b&gt;.</text:p>
          </table:table-cell>
          <table:table-cell table:style-name="ce6" table:formula="of:=CONCATENATE(&quot;(&quot;;[.GY56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56]&gt;=1;[.HD56];&quot;&quot;);IF([.GX56]&gt;=2;[.HD56];&quot;&quot;);IF([.GX56]&gt;=3;[.HD56];&quot;&quot;);IF([.GX56]&gt;=4;[.HD56];&quot;&quot;);IF([.GX56]&gt;=5;[.HD56];&quot;&quot;);IF([.HI56]=1;CONCATENATE(&quot;(&quot;;[.GY56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56]&lt;&gt;&quot;all hostile Pok&amp;eacute;mon&quot;;&quot;(&quot;;&quot;&quot;);[.HA56];IF([.HA56]&lt;&gt;&quot;all hostile Pok&amp;eacute;mon&quot;; &quot;)&quot;; &quot;&quot;))" office:value-type="string" office:string-value="(all)" calcext:value-type="string">
            <text:p>(all)</text:p>
          </table:table-cell>
          <table:table-cell table:style-name="ce6" table:formula="of:=IF([.HA56] &lt;&gt; &quot;&quot;; CONCATENATE(&quot;Affects: &quot;; [.HG56]; &quot;. &quot;);&quot;&quot;)" office:value-type="string" office:string-value="Affects: (all). " calcext:value-type="string">
            <text:p>Affects: (all). </text:p>
          </table:table-cell>
          <table:table-cell table:style-name="ce6"/>
          <table:table-cell table:style-name="ce6" table:formula="of:=CONCATENATE([.GV56]; IF([.GW56]=1;&quot; (cc)&quot;;&quot;&quot;))" office:value-type="string" office:string-value="Sing (cc)" calcext:value-type="string">
            <text:p>Sing (cc)</text:p>
          </table:table-cell>
          <table:table-cell table:style-name="ce6" table:formula="of:=CONCATENATE(&quot;Symbols/attack_imgs/&quot;;[.GV56];&quot;.png&quot;)" office:value-type="string" office:string-value="Symbols/attack_imgs/Sing.png" calcext:value-type="string">
            <text:p>Symbols/attack_imgs/Sing.png</text:p>
          </table:table-cell>
          <table:table-cell table:style-name="ce6" table:formula="of:=CONCATENATE(&quot;TM &quot;; [.GU56]-3; &quot; (&quot;;[.GY56]; &quot;_t) &amp;nbsp &quot;; [.GV56];  IF([.GW56]=1;&quot; (cc)&quot;;&quot;&quot;))" office:value-type="string" office:string-value="TM 52 (Normal_t) &amp;nbsp Sing (cc)" calcext:value-type="string">
            <text:p>TM 52 (Normal_t) &amp;nbsp Sing (cc)</text:p>
          </table:table-cell>
          <table:table-cell table:style-name="ce6" table:formula="of:=CONCATENATE([.HH56];[.HB56])" office:value-type="string" office:string-value="Affects: (all). Targets become &lt;b&gt;Asleep&lt;/b&gt;." calcext:value-type="string">
            <text:p>Affects: (all). Targets become &lt;b&gt;Asleep&lt;/b&gt;.</text:p>
          </table:table-cell>
          <table:table-cell/>
          <table:table-cell table:formula="of:=IF([.GZ56]=&quot;none&quot;;&quot;&quot;;[.GZ56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56])=&quot;none&quot;;&quot;&quot;;INDIRECT(&quot;GZ&quot;&amp;[.GG56]))" office:value-type="float" office:value="1" calcext:value-type="float">
            <text:p>1</text:p>
          </table:table-cell>
          <table:table-cell table:formula="of:=IF(INDIRECT(&quot;GZ&quot;&amp;[.GH56])=&quot;none&quot;;&quot;&quot;;INDIRECT(&quot;GZ&quot;&amp;[.GH56]))" office:value-type="float" office:value="4" calcext:value-type="float">
            <text:p>4</text:p>
          </table:table-cell>
          <table:table-cell table:formula="of:=IF(INDIRECT(&quot;GZ&quot;&amp;[.GI56])=&quot;none&quot;;&quot;&quot;;INDIRECT(&quot;GZ&quot;&amp;[.GI56]))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IP56]=1;&quot;H&quot;;&quot;&quot;)">
            <text:p/>
          </table:table-cell>
          <table:table-cell table:formula="of:=IF([.IQ56]=1;&quot;H&quot;;&quot;&quot;)" office:value-type="string" office:string-value="H" calcext:value-type="string">
            <text:p>H</text:p>
          </table:table-cell>
          <table:table-cell table:formula="of:=IF([.IR56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Aerodactyl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office:value-type="string" calcext:value-type="string">
            <text:p>Ancient Instincts</text:p>
          </table:table-cell>
          <table:table-cell office:value-type="string" calcext:value-type="string">
            <text:p>Immune to damage the first round.</text:p>
          </table:table-cell>
          <table:table-cell table:number-columns-repeated="2" office:value-type="string" calcext:value-type="string">
            <text:p>Flying</text:p>
          </table:table-cell>
          <table:table-cell office:value-type="string" calcext:value-type="string">
            <text:p>Rock</text:p>
          </table:table-cell>
          <table:table-cell table:number-columns-repeated="9"/>
          <table:table-cell table:style-name="ce33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57:.AE57];&quot;&gt;1&quot;)-COUNTIF([.T57:.AE57];&quot;&gt;2&quot;)-COUNTIF([.T57:.AE57];&quot;&gt;3&quot;)-COUNTIF([.T57:.AE57];&quot;&gt;4&quot;)-COUNTIF([.T57:.AE57];&quot;&gt;5&quot;)-COUNTIF([.T57:.AE57];&quot;&gt;6&quot;)-COUNTIF([.T57:.AE57];&quot;&gt;7&quot;)-COUNTIF([.T57:.AE57];&quot;&gt;8&quot;)" office:value-type="float" office:value="9" calcext:value-type="float">
            <text:p>9</text:p>
          </table:table-cell>
          <table:table-cell table:formula="of:=SUM([.T57:.AE57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ncient Power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Hyper Be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Dragon Rage</text:p>
          </table:table-cell>
          <table:table-cell/>
          <table:table-cell table:style-name="ce59" table:formula="of:=ROUND([.AG57]+(12-[.AF57])-[.BA57]/2+[.BF57]+[.BG57]-[.BT57]+[.AZ57]*2/3+[.BC57]-[.AX57];1)" office:value-type="float" office:value="10.8" calcext:value-type="float">
            <text:p>10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kemon Tower</text:p>
          </table:table-cell>
          <table:table-cell table:style-name="ce1" table:formula="of:=IF([.AW57]=&quot;Starter&quot;; 0;IF([.AW57]=&quot;Route 1&quot;;0; IF([.AW57]=&quot;Viridian Forest&quot;;0;IF([.AW57]=&quot;Cycling Road&quot;;0;0.7))))" office:value-type="float" office:value="0.7" calcext:value-type="float">
            <text:p>0.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[.D57]=&quot;&quot;;IF([.I57]&lt;&gt;&quot;&quot;;0;IF([.M57]&lt;&gt;&quot;&quot;;[.AH57]-1;[.AI57]-1));IF([.M57]&lt;&gt;&quot;&quot;;0;IF([.Q57]&lt;&gt;&quot;&quot;;[.AH57]-1)))" office:value-type="float" office:value="0" calcext:value-type="float">
            <text:p>0</text:p>
          </table:table-cell>
          <table:table-cell/>
          <table:table-cell table:style-name="ce1" table:formula="of:=IF([.AM57]=1;0;IF([.AM57]=2;1;IF([.AM57]=3;1.7;IF([.AM57]=4;2.2;IF([.AM57]=5;2.55;IF([.AM57]=6;2.8;IF([.AM57]=7;3)))))))" office:value-type="float" office:value="2.55" calcext:value-type="float">
            <text:p>2.55</text:p>
          </table:table-cell>
          <table:table-cell office:value-type="float" office:value="0.5" calcext:value-type="float">
            <text:p>0.5</text:p>
          </table:table-cell>
          <table:table-cell table:formula="of:=[.BD57] *(2 -[.BE57])/2" office:value-type="float" office:value="1.9125" calcext:value-type="float">
            <text:p>1.9125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57])" office:value-type="string" office:string-value="Ancient Power (cc)" calcext:value-type="string">
            <text:p>Ancient Power (cc)</text:p>
          </table:table-cell>
          <table:table-cell table:style-name="ce1" table:formula="of:=INDIRECT(&quot;HJ&quot;&amp;[.GH57])" office:value-type="string" office:string-value="Steel Wing (cc)" calcext:value-type="string">
            <text:p>Steel Wing (cc)</text:p>
          </table:table-cell>
          <table:table-cell table:style-name="ce1" table:formula="of:=INDIRECT(&quot;HJ&quot;&amp;[.GI57])" office:value-type="string" office:string-value="Hyper Beam (cc)" calcext:value-type="string">
            <text:p>Hyper Beam (cc)</text:p>
          </table:table-cell>
          <table:table-cell/>
          <table:table-cell table:style-name="ce1" table:formula="of:=IF([.BQ57]&gt;=1; 0;IF([.BR57]&gt;=1;[.AH57]-1;IF([.BS57]&gt;=1;[.AI57]-1;11)))" office:value-type="float" office:value="0" calcext:value-type="float">
            <text:p>0</text:p>
          </table:table-cell>
          <table:table-cell table:formula="of:=IF([.BQ57]&gt;=2; 0;IF([.BR57]&gt;=2;[.AH57]-1;IF([.BS57]&gt;=2;[.AI57]-1;11)))" office:value-type="float" office:value="0" calcext:value-type="float">
            <text:p>0</text:p>
          </table:table-cell>
          <table:table-cell table:formula="of:=IF([.BQ57]&gt;=3; 0;IF([.BR57]&gt;=3;[.AH57]-1;IF([.BS57]&gt;=3;[.AI57]-1;11)))" office:value-type="float" office:value="0" calcext:value-type="float">
            <text:p>0</text:p>
          </table:table-cell>
          <table:table-cell table:formula="of:=IF([.BQ57]&gt;=4; 0;IF([.BR57]&gt;=4;[.AH57]-1;IF([.BS57]&gt;=4;[.AI57]-1;11)))" office:value-type="float" office:value="11" calcext:value-type="float">
            <text:p>11</text:p>
          </table:table-cell>
          <table:table-cell table:formula="of:= 4- COUNTBLANK([.H57:.K57])" office:value-type="float" office:value="3" calcext:value-type="float">
            <text:p>3</text:p>
          </table:table-cell>
          <table:table-cell table:formula="of:= MAX([.BQ57];4 -COUNTBLANK([.L57:.O57]))" office:value-type="float" office:value="3" calcext:value-type="float">
            <text:p>3</text:p>
          </table:table-cell>
          <table:table-cell table:formula="of:=MAX([.BR57];4-COUNTBLANK([.P57:.S57]))" office:value-type="float" office:value="3" calcext:value-type="float">
            <text:p>3</text:p>
          </table:table-cell>
          <table:table-cell table:formula="of:=IF([.D57]&lt;&gt;&quot;&quot;;4;SUM([.BM57:.BP57])/7)" office:value-type="float" office:value="1.57142857142857" calcext:value-type="float">
            <text:p>1.57142857142857</text:p>
          </table:table-cell>
          <table:table-cell table:number-columns-repeated="16"/>
          <table:table-cell table:formula="of:=IF([.A57]=&quot;&quot;;0;1)+IF([.B57]=&quot;&quot;;0;1)+IF([.C57]=&quot;&quot;;0;1)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IF([.D57]=&quot;&quot;;&quot;&quot;;CONCATENATE(&quot;Symbols/Other/&quot;;[.D57];&quot;.png&quot;))">
            <text:p/>
          </table:table-cell>
          <table:table-cell table:formula="of:=LEN([.A57])" office:value-type="float" office:value="10" calcext:value-type="float">
            <text:p>10</text:p>
          </table:table-cell>
          <table:table-cell table:formula="of:=LEN([.B57])" office:value-type="float" office:value="0" calcext:value-type="float">
            <text:p>0</text:p>
          </table:table-cell>
          <table:table-cell table:formula="of:=LEN([.C57])" office:value-type="float" office:value="0" calcext:value-type="float">
            <text:p>0</text:p>
          </table:table-cell>
          <table:table-cell table:formula="of:=CONCATENATE(IF([.FO57]&gt;0; CONCATENATE([.A57];&quot; (die_&quot;; [.H57]);&quot;&quot;); IF([.FO57]&gt;1; CONCATENATE(&quot;_&quot;;[.I57]);&quot;&quot;);IF([.FO57]&gt;2; CONCATENATE(&quot;_&quot;;[.J57]);&quot;&quot;);IF([.FO57]&gt;3; CONCATENATE(&quot;_&quot;;[.K57]);&quot;&quot;);IF([.FO57]&gt;0;&quot;)&quot;;[.A57]))" office:value-type="string" office:string-value="Aerodactyl (die_Flying_Flying_Rock)" calcext:value-type="string">
            <text:p>Aerodactyl (die_Flying_Flying_Rock)</text:p>
          </table:table-cell>
          <table:table-cell table:formula="of:=CONCATENATE(IF([.FP57]&gt;0; CONCATENATE([.B57];&quot; (die_&quot;; [.L57]);&quot;&quot;); IF([.FP57]&gt;1; CONCATENATE(&quot;_&quot;;[.M57]);&quot;&quot;);IF([.FP57]&gt;2; CONCATENATE(&quot;_&quot;;[.N57]);&quot;&quot;);IF([.FP57]&gt;3; CONCATENATE(&quot;_&quot;;[.O57]);&quot;&quot;);IF([.FP57]&gt;0;&quot;)&quot;;&quot;&quot;))">
            <text:p/>
          </table:table-cell>
          <table:table-cell table:formula="of:=CONCATENATE(IF([.FQ57]&gt;0; CONCATENATE([.C57];&quot; (die_&quot;; [.P57]);&quot;&quot;); IF([.FQ57]&gt;1; CONCATENATE(&quot;_&quot;;[.Q57]);&quot;&quot;);IF([.FQ57]&gt;2; CONCATENATE(&quot;_&quot;;[.R57]);&quot;&quot;);IF([.FQ57]&gt;3; CONCATENATE(&quot;_&quot;;[.S57]);&quot;&quot;);IF([.FQ57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57] = &quot;&quot;; &quot;&quot;;MATCH([.AN57];[.$GV$2:.$GV$100];0)-3)" office:value-type="float" office:value="22" calcext:value-type="float">
            <text:p>22</text:p>
          </table:table-cell>
          <table:table-cell table:formula="of:=IF([.AO57] = &quot;&quot;; &quot;&quot;;MATCH([.AO57];[.$GV$2:.$GV$100];0)-3)" office:value-type="float" office:value="21" calcext:value-type="float">
            <text:p>21</text:p>
          </table:table-cell>
          <table:table-cell table:formula="of:=IF([.AP57] = &quot;&quot;; &quot;&quot;;MATCH([.AP57];[.$GV$2:.$GV$100];0)-3)" office:value-type="float" office:value="7" calcext:value-type="float">
            <text:p>7</text:p>
          </table:table-cell>
          <table:table-cell table:formula="of:=IF([.AQ57] = &quot;&quot;; &quot;&quot;;MATCH([.AQ57];[.$GV$2:.$GV$100];0)-3)" office:value-type="float" office:value="35" calcext:value-type="float">
            <text:p>35</text:p>
          </table:table-cell>
          <table:table-cell table:formula="of:=IF([.AR57] = &quot;&quot;; &quot;&quot;;MATCH([.AR57];[.$GV$2:.$GV$100];0)-3)">
            <text:p/>
          </table:table-cell>
          <table:table-cell table:number-columns-repeated="2"/>
          <table:table-cell table:style-name="ce1" table:formula="of:=IFERROR(IF(OR(INDIRECT(&quot;$GX&quot; &amp; [.EV57]+4 )&gt;0;INDIRECT(&quot;$HI&quot; &amp; [.EV57]+4 )&gt;0);INDIRECT(&quot;$GY&quot; &amp; [.EV57]+4);&quot;&quot;);&quot;&quot;)">
            <text:p/>
          </table:table-cell>
          <table:table-cell table:style-name="ce1" table:formula="of:=IFERROR(IF(OR(INDIRECT(&quot;$GX&quot; &amp; [.EW57]+4 )&gt;0;INDIRECT(&quot;$HI&quot; &amp; [.EW57]+4 )&gt;0);INDIRECT(&quot;$GY&quot; &amp; [.EW57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X57]+4 )&gt;0;INDIRECT(&quot;$HI&quot; &amp; [.EX57]+4 )&gt;0);INDIRECT(&quot;$GY&quot; &amp; [.EX57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Y57]+4 )&gt;0;INDIRECT(&quot;$HI&quot; &amp; [.EY57]+4 )&gt;0);INDIRECT(&quot;$GY&quot; &amp; [.EY57]+4);&quot;&quot;);&quot;&quot;)" office:value-type="string" office:string-value="Fire" calcext:value-type="string">
            <text:p>Fire</text:p>
          </table:table-cell>
          <table:table-cell table:style-name="ce1" table:formula="of:=IFERROR(IF(OR(INDIRECT(&quot;$GX&quot; &amp; [.EZ57]+4 )&gt;0;INDIRECT(&quot;$HI&quot; &amp; [.EZ57]+4 )&gt;0);INDIRECT(&quot;$GY&quot; &amp; [.EZ57]+4);&quot;&quot;);&quot;&quot;)">
            <text:p/>
          </table:table-cell>
          <table:table-cell table:style-name="ce1" table:formula="of:=IF([.EJ57]=&quot;&quot;;&quot;&quot;;(SMALL([.$EJ57:.$EN57];[.DX57])))" office:value-type="float" office:value="7" calcext:value-type="float">
            <text:p>7</text:p>
          </table:table-cell>
          <table:table-cell table:style-name="ce1" table:formula="of:=IF([.EK57]=&quot;&quot;;&quot;&quot;;(SMALL([.$EJ57:.$EN57];[.DY57])))" office:value-type="float" office:value="21" calcext:value-type="float">
            <text:p>21</text:p>
          </table:table-cell>
          <table:table-cell table:style-name="ce1" table:formula="of:=IF([.EL57]=&quot;&quot;;&quot;&quot;;(SMALL([.$EJ57:.$EN57];[.DZ57])))" office:value-type="float" office:value="22" calcext:value-type="float">
            <text:p>22</text:p>
          </table:table-cell>
          <table:table-cell table:style-name="ce1" table:formula="of:=IF([.EM57]=&quot;&quot;;&quot;&quot;;(SMALL([.$EJ57:.$EN57];[.EA57])))" office:value-type="float" office:value="35" calcext:value-type="float">
            <text:p>35</text:p>
          </table:table-cell>
          <table:table-cell table:style-name="ce1" table:formula="of:=IF([.EN57]=&quot;&quot;;&quot;&quot;;(SMALL([.$EJ57:.$EN57];[.EB57])))">
            <text:p/>
          </table:table-cell>
          <table:table-cell table:formula="of:=IF([.EQ57]=&quot;&quot;;&quot;&quot;;CONCATENATE(&quot;symbols/types/only_color_exact/&quot;;[.EQ57];&quot;.png&quot;))">
            <text:p/>
          </table:table-cell>
          <table:table-cell table:formula="of:=IF([.ER57]=&quot;&quot;;&quot;&quot;;CONCATENATE(&quot;symbols/types/only_color_exact/&quot;;[.ER57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S57]=&quot;&quot;;&quot;&quot;;CONCATENATE(&quot;symbols/types/only_color_exact/&quot;;[.ES57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T57]=&quot;&quot;;&quot;&quot;;CONCATENATE(&quot;symbols/types/only_color_exact/&quot;;[.ET57];&quot;.png&quot;))" office:value-type="string" office:string-value="symbols/types/only_color_exact/Fire.png" calcext:value-type="string">
            <text:p>symbols/types/only_color_exact/Fire.png</text:p>
          </table:table-cell>
          <table:table-cell table:formula="of:=IF([.EU57]=&quot;&quot;;&quot;&quot;;CONCATENATE(&quot;symbols/types/only_color_exact/&quot;;[.EU57];&quot;.png&quot;))">
            <text:p/>
          </table:table-cell>
          <table:table-cell table:number-columns-repeated="5"/>
          <table:table-cell table:formula="of:=CONCATENATE(&quot;Symbols/Types/Weaknesses/&quot;; [.E57]; &quot;.png&quot;)" office:value-type="string" office:string-value="Symbols/Types/Weaknesses/Flying.png" calcext:value-type="string">
            <text:p>Symbols/Types/Weaknesses/Flying.png</text:p>
          </table:table-cell>
          <table:table-cell table:formula="of:=CONCATENATE(&quot;Symbols/Pokemon/&quot;;[.A57];&quot;.png&quot;)" office:value-type="string" office:string-value="Symbols/Pokemon/Aerodactyl.png" calcext:value-type="string">
            <text:p>Symbols/Pokemon/Aerodactyl.png</text:p>
          </table:table-cell>
          <table:table-cell table:formula="of:=CONCATENATE(&quot;Symbols/Pokemon/&quot;;[.B57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57];&quot;.png&quot;)" office:value-type="string" office:string-value="Symbols/Pokemon/.png" calcext:value-type="string">
            <text:p>Symbols/Pokemon/.png</text:p>
          </table:table-cell>
          <table:table-cell table:formula="of:=IF([.H57]=&quot;&quot;;0;1)+IF([.I57]=&quot;&quot;;0;1) +IF([.J57]=&quot;&quot;;0;1)+ IF([.K57] = &quot;&quot;;0;1)" office:value-type="float" office:value="3" calcext:value-type="float">
            <text:p>3</text:p>
          </table:table-cell>
          <table:table-cell table:formula="of:=IF([.L57]=&quot;&quot;;0;1)+IF([.M57]=&quot;&quot;;0;1) +IF([.N57]=&quot;&quot;;0;1)+ IF([.O57] = &quot;&quot;;0;1)" office:value-type="float" office:value="0" calcext:value-type="float">
            <text:p>0</text:p>
          </table:table-cell>
          <table:table-cell table:formula="of:=IF([.P57]=&quot;&quot;;0;1)+IF([.Q57]=&quot;&quot;;0;1) +IF([.R57]=&quot;&quot;;0;1)+ IF([.S57] = &quot;&quot;;0;1)" office:value-type="float" office:value="0" calcext:value-type="float">
            <text:p>0</text:p>
          </table:table-cell>
          <table:table-cell table:formula="of:=CONCATENATE(&quot;Symbols/Dice/dice_&quot;;[.H57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I57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J57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K5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5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5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5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5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5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5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5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57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57])" office:value-type="string" office:string-value="Speed: 5" calcext:value-type="string">
            <text:p>Speed: 5</text:p>
          </table:table-cell>
          <table:table-cell/>
          <table:table-cell table:formula="of:=MATCH([.AJ57]; [.$GV$1:.$GV$1048576];0)" office:value-type="float" office:value="95" calcext:value-type="float">
            <text:p>95</text:p>
          </table:table-cell>
          <table:table-cell table:formula="of:=MATCH([.AK57]; [.$GV$1:.$GV$1048576];0)" office:value-type="float" office:value="66" calcext:value-type="float">
            <text:p>66</text:p>
          </table:table-cell>
          <table:table-cell table:formula="of:=MATCH([.AL57]; [.$GV$1:.$GV$1048576];0)" office:value-type="float" office:value="37" calcext:value-type="float">
            <text:p>37</text:p>
          </table:table-cell>
          <table:table-cell table:style-name="ce1" table:formula="of:=INDIRECT(&quot;HC&quot;&amp;[.GG57])" office:value-type="string" office:string-value="Make the attack three times." calcext:value-type="string">
            <text:p>Make the attack three times.</text:p>
          </table:table-cell>
          <table:table-cell table:style-name="ce1" table:formula="of:=INDIRECT(&quot;HC&quot;&amp;[.GH57])" office:value-type="string" office:string-value="Affects: (half). " calcext:value-type="string">
            <text:p>Affects: (half). </text:p>
          </table:table-cell>
          <table:table-cell table:style-name="ce1" table:formula="of:=INDIRECT(&quot;HC&quot;&amp;[.GI57])" office:value-type="string" office:string-value="Affects: (6_line). After activation, become &lt;b&gt;Asleep&lt;/b&gt;. (Miss next activation)" calcext:value-type="string">
            <text:p>Affects: (6_line). After activation, become &lt;b&gt;Asleep&lt;/b&gt;. (Miss next activation)</text:p>
          </table:table-cell>
          <table:table-cell table:style-name="ce1" table:formula="of:=INDIRECT(&quot;GW&quot;&amp;[.GG57])" office:value-type="float" office:value="1" calcext:value-type="float">
            <text:p>1</text:p>
          </table:table-cell>
          <table:table-cell table:style-name="ce1" table:formula="of:=INDIRECT(&quot;GW&quot;&amp;[.GH57])" office:value-type="float" office:value="1" calcext:value-type="float">
            <text:p>1</text:p>
          </table:table-cell>
          <table:table-cell table:style-name="ce1" table:formula="of:=INDIRECT(&quot;GW&quot;&amp;[.GI57])" office:value-type="float" office:value="1" calcext:value-type="float">
            <text:p>1</text:p>
          </table:table-cell>
          <table:table-cell table:style-name="ce1" table:formula="of:=INDIRECT(&quot;HE&quot;&amp;[.GG57])" office:value-type="string" office:string-value="Damage: (Rock)" calcext:value-type="string">
            <text:p>Damage: (Rock)</text:p>
          </table:table-cell>
          <table:table-cell table:style-name="ce1" table:formula="of:=INDIRECT(&quot;HE&quot;&amp;[.GH57])" office:value-type="string" office:string-value="Damage: (flying)(flying)(flying)" calcext:value-type="string">
            <text:p>Damage: (flying)(flying)(flying)</text:p>
          </table:table-cell>
          <table:table-cell table:style-name="ce1" table:formula="of:=INDIRECT(&quot;HE&quot;&amp;[.GI57])" office:value-type="string" office:string-value="Damage: (Normal)(Normal)(Normal)" calcext:value-type="string">
            <text:p>Damage: (Normal)(Normal)(Normal)</text:p>
          </table:table-cell>
          <table:table-cell table:number-columns-repeated="2"/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Flame Whee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ll</text:p>
          </table:table-cell>
          <table:table-cell table:style-name="ce6"/>
          <table:table-cell table:style-name="ce7" table:formula="of:=CONCATENATE([.HH57]; [.HB57])" office:value-type="string" office:string-value="Affects: (all). " calcext:value-type="string">
            <text:p>Affects: (all). </text:p>
          </table:table-cell>
          <table:table-cell table:style-name="ce6" table:formula="of:=CONCATENATE(&quot;(&quot;;[.GY57];&quot;)&quot;)" office:value-type="string" office:string-value="(Fire)" calcext:value-type="string">
            <text:p>(Fire)</text:p>
          </table:table-cell>
          <table:table-cell table:style-name="ce6" table:formula="of:=CONCATENATE(&quot;Damage: &quot;;IF([.GX57]&gt;=1;[.HD57];&quot;&quot;);IF([.GX57]&gt;=2;[.HD57];&quot;&quot;);IF([.GX57]&gt;=3;[.HD57];&quot;&quot;);IF([.GX57]&gt;=4;[.HD57];&quot;&quot;);IF([.GX57]&gt;=5;[.HD57];&quot;&quot;);IF([.HI57]=1;CONCATENATE(&quot;(&quot;;[.GY57];&quot;_x)&quot;);&quot;&quot;))" office:value-type="string" office:string-value="Damage: (Fire)" calcext:value-type="string">
            <text:p>Damage: (Fire)</text:p>
          </table:table-cell>
          <table:table-cell table:style-name="ce6"/>
          <table:table-cell table:style-name="ce6" table:formula="of:=CONCATENATE(IF([.HA57]&lt;&gt;&quot;all hostile Pok&amp;eacute;mon&quot;;&quot;(&quot;;&quot;&quot;);[.HA57];IF([.HA57]&lt;&gt;&quot;all hostile Pok&amp;eacute;mon&quot;; &quot;)&quot;; &quot;&quot;))" office:value-type="string" office:string-value="(all)" calcext:value-type="string">
            <text:p>(all)</text:p>
          </table:table-cell>
          <table:table-cell table:style-name="ce6" table:formula="of:=IF([.HA57] &lt;&gt; &quot;&quot;; CONCATENATE(&quot;Affects: &quot;; [.HG57]; &quot;. &quot;);&quot;&quot;)" office:value-type="string" office:string-value="Affects: (all). " calcext:value-type="string">
            <text:p>Affects: (all). </text:p>
          </table:table-cell>
          <table:table-cell table:style-name="ce6"/>
          <table:table-cell table:style-name="ce6" table:formula="of:=CONCATENATE([.GV57]; IF([.GW57]=1;&quot; (cc)&quot;;&quot;&quot;))" office:value-type="string" office:string-value="Flame Wheel" calcext:value-type="string">
            <text:p>Flame Wheel</text:p>
          </table:table-cell>
          <table:table-cell table:style-name="ce6" table:formula="of:=CONCATENATE(&quot;Symbols/attack_imgs/&quot;;[.GV57];&quot;.png&quot;)" office:value-type="string" office:string-value="Symbols/attack_imgs/Flame Wheel.png" calcext:value-type="string">
            <text:p>Symbols/attack_imgs/Flame Wheel.png</text:p>
          </table:table-cell>
          <table:table-cell table:style-name="ce6" table:formula="of:=CONCATENATE(&quot;TM &quot;; [.GU57]-3; &quot; (&quot;;[.GY57]; &quot;_t) &amp;nbsp &quot;; [.GV57];  IF([.GW57]=1;&quot; (cc)&quot;;&quot;&quot;))" office:value-type="string" office:string-value="TM 53 (Fire_t) &amp;nbsp Flame Wheel" calcext:value-type="string">
            <text:p>TM 53 (Fire_t) &amp;nbsp Flame Wheel</text:p>
          </table:table-cell>
          <table:table-cell table:style-name="ce6" table:formula="of:=CONCATENATE([.HH57];[.HB57])" office:value-type="string" office:string-value="Affects: (all). " calcext:value-type="string">
            <text:p>Affects: (all). </text:p>
          </table:table-cell>
          <table:table-cell/>
          <table:table-cell table:formula="of:=IF([.GZ57]=&quot;none&quot;;&quot;&quot;;[.GZ57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57])=&quot;none&quot;;&quot;&quot;;INDIRECT(&quot;GZ&quot;&amp;[.GG57]))" office:value-type="float" office:value="1" calcext:value-type="float">
            <text:p>1</text:p>
          </table:table-cell>
          <table:table-cell table:formula="of:=IF(INDIRECT(&quot;GZ&quot;&amp;[.GH57])=&quot;none&quot;;&quot;&quot;;INDIRECT(&quot;GZ&quot;&amp;[.GH57]))" office:value-type="float" office:value="1" calcext:value-type="float">
            <text:p>1</text:p>
          </table:table-cell>
          <table:table-cell table:formula="of:=IF(INDIRECT(&quot;GZ&quot;&amp;[.GI57])=&quot;none&quot;;&quot;&quot;;INDIRECT(&quot;GZ&quot;&amp;[.GI57]))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IP57]=1;&quot;H&quot;;&quot;&quot;)" office:value-type="string" office:string-value="H" calcext:value-type="string">
            <text:p>H</text:p>
          </table:table-cell>
          <table:table-cell table:formula="of:=IF([.IQ57]=1;&quot;H&quot;;&quot;&quot;)">
            <text:p/>
          </table:table-cell>
          <table:table-cell table:formula="of:=IF([.IR57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Snorlax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office:value-type="string" calcext:value-type="string">
            <text:p>Restfull Sleep</text:p>
          </table:table-cell>
          <table:table-cell office:value-type="string" calcext:value-type="string">
            <text:p>After becoming &lt;b&gt;Asleep&lt;/b&gt;, regain (health)(health)(health)(health).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9"/>
          <table:table-cell table:style-name="ce33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/>
          <table:table-cell table:style-name="ce52"/>
          <table:table-cell table:style-name="ce54"/>
          <table:table-cell table:style-name="ce56"/>
          <table:table-cell table:formula="of:=12-COUNTIF([.T58:.AE58];&quot;&gt;1&quot;)-COUNTIF([.T58:.AE58];&quot;&gt;2&quot;)-COUNTIF([.T58:.AE58];&quot;&gt;3&quot;)-COUNTIF([.T58:.AE58];&quot;&gt;4&quot;)-COUNTIF([.T58:.AE58];&quot;&gt;5&quot;)-COUNTIF([.T58:.AE58];&quot;&gt;6&quot;)-COUNTIF([.T58:.AE58];&quot;&gt;7&quot;)-COUNTIF([.T58:.AE58];&quot;&gt;8&quot;)" office:value-type="float" office:value="8" calcext:value-type="float">
            <text:p>8</text:p>
          </table:table-cell>
          <table:table-cell table:formula="of:=SUM([.T58:.AE58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est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Sn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Solar Beam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Sunny Day</text:p>
          </table:table-cell>
          <table:table-cell table:style-name="ce59" table:formula="of:=ROUND([.AG58]+(12-[.AF58])-[.BA58]/2+[.BF58]+[.BG58]-[.BT58]+[.AZ58]*2/3+[.BC58]-[.AX58];1)" office:value-type="float" office:value="10.1" calcext:value-type="float">
            <text:p>10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kemon Tower</text:p>
          </table:table-cell>
          <table:table-cell table:style-name="ce1" table:formula="of:=IF([.AW58]=&quot;Starter&quot;; 0;IF([.AW58]=&quot;Route 1&quot;;0; IF([.AW58]=&quot;Viridian Forest&quot;;0;IF([.AW58]=&quot;Cycling Road&quot;;0;0.7))))" office:value-type="float" office:value="0.7" calcext:value-type="float">
            <text:p>0.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[.D58]=&quot;&quot;;IF([.I58]&lt;&gt;&quot;&quot;;0;IF([.M58]&lt;&gt;&quot;&quot;;[.AH58]-1;[.AI58]-1));IF([.M58]&lt;&gt;&quot;&quot;;0;IF([.Q58]&lt;&gt;&quot;&quot;;[.AH58]-1)))" office:value-type="float" office:value="0" calcext:value-type="float">
            <text:p>0</text:p>
          </table:table-cell>
          <table:table-cell/>
          <table:table-cell table:style-name="ce1" table:formula="of:=IF([.AM58]=1;0;IF([.AM58]=2;1;IF([.AM58]=3;1.7;IF([.AM58]=4;2.2;IF([.AM58]=5;2.55;IF([.AM58]=6;2.8;IF([.AM58]=7;3)))))))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BD58] *(2 -[.BE58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58])" office:value-type="string" office:string-value="Rest (cc)" calcext:value-type="string">
            <text:p>Rest (cc)</text:p>
          </table:table-cell>
          <table:table-cell table:style-name="ce1" table:formula="of:=INDIRECT(&quot;HJ&quot;&amp;[.GH58])" office:value-type="string" office:string-value="Pound" calcext:value-type="string">
            <text:p>Pound</text:p>
          </table:table-cell>
          <table:table-cell table:style-name="ce1" table:formula="of:=INDIRECT(&quot;HJ&quot;&amp;[.GI58])" office:value-type="string" office:string-value="Snore" calcext:value-type="string">
            <text:p>Snore</text:p>
          </table:table-cell>
          <table:table-cell/>
          <table:table-cell table:style-name="ce1" table:formula="of:=IF([.BQ58]&gt;=1; 0;IF([.BR58]&gt;=1;[.AH58]-1;IF([.BS58]&gt;=1;[.AI58]-1;11)))" office:value-type="float" office:value="0" calcext:value-type="float">
            <text:p>0</text:p>
          </table:table-cell>
          <table:table-cell table:formula="of:=IF([.BQ58]&gt;=2; 0;IF([.BR58]&gt;=2;[.AH58]-1;IF([.BS58]&gt;=2;[.AI58]-1;11)))" office:value-type="float" office:value="0" calcext:value-type="float">
            <text:p>0</text:p>
          </table:table-cell>
          <table:table-cell table:formula="of:=IF([.BQ58]&gt;=3; 0;IF([.BR58]&gt;=3;[.AH58]-1;IF([.BS58]&gt;=3;[.AI58]-1;11)))" office:value-type="float" office:value="0" calcext:value-type="float">
            <text:p>0</text:p>
          </table:table-cell>
          <table:table-cell table:formula="of:=IF([.BQ58]&gt;=4; 0;IF([.BR58]&gt;=4;[.AH58]-1;IF([.BS58]&gt;=4;[.AI58]-1;11)))" office:value-type="float" office:value="11" calcext:value-type="float">
            <text:p>11</text:p>
          </table:table-cell>
          <table:table-cell table:formula="of:= 4- COUNTBLANK([.H58:.K58])" office:value-type="float" office:value="3" calcext:value-type="float">
            <text:p>3</text:p>
          </table:table-cell>
          <table:table-cell table:formula="of:= MAX([.BQ58];4 -COUNTBLANK([.L58:.O58]))" office:value-type="float" office:value="3" calcext:value-type="float">
            <text:p>3</text:p>
          </table:table-cell>
          <table:table-cell table:formula="of:=MAX([.BR58];4-COUNTBLANK([.P58:.S58]))" office:value-type="float" office:value="3" calcext:value-type="float">
            <text:p>3</text:p>
          </table:table-cell>
          <table:table-cell table:formula="of:=IF([.D58]&lt;&gt;&quot;&quot;;4;SUM([.BM58:.BP58])/7)" office:value-type="float" office:value="1.57142857142857" calcext:value-type="float">
            <text:p>1.57142857142857</text:p>
          </table:table-cell>
          <table:table-cell table:number-columns-repeated="16"/>
          <table:table-cell table:formula="of:=IF([.A58]=&quot;&quot;;0;1)+IF([.B58]=&quot;&quot;;0;1)+IF([.C58]=&quot;&quot;;0;1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IF([.D58]=&quot;&quot;;&quot;&quot;;CONCATENATE(&quot;Symbols/Other/&quot;;[.D58];&quot;.png&quot;))">
            <text:p/>
          </table:table-cell>
          <table:table-cell table:formula="of:=LEN([.A58])" office:value-type="float" office:value="7" calcext:value-type="float">
            <text:p>7</text:p>
          </table:table-cell>
          <table:table-cell table:formula="of:=LEN([.B58])" office:value-type="float" office:value="0" calcext:value-type="float">
            <text:p>0</text:p>
          </table:table-cell>
          <table:table-cell table:formula="of:=LEN([.C58])" office:value-type="float" office:value="0" calcext:value-type="float">
            <text:p>0</text:p>
          </table:table-cell>
          <table:table-cell table:formula="of:=CONCATENATE(IF([.FO58]&gt;0; CONCATENATE([.A58];&quot; (die_&quot;; [.H58]);&quot;&quot;); IF([.FO58]&gt;1; CONCATENATE(&quot;_&quot;;[.I58]);&quot;&quot;);IF([.FO58]&gt;2; CONCATENATE(&quot;_&quot;;[.J58]);&quot;&quot;);IF([.FO58]&gt;3; CONCATENATE(&quot;_&quot;;[.K58]);&quot;&quot;);IF([.FO58]&gt;0;&quot;)&quot;;[.A58]))" office:value-type="string" office:string-value="Snorlax (die_Normal_Normal_Normal)" calcext:value-type="string">
            <text:p>Snorlax (die_Normal_Normal_Normal)</text:p>
          </table:table-cell>
          <table:table-cell table:formula="of:=CONCATENATE(IF([.FP58]&gt;0; CONCATENATE([.B58];&quot; (die_&quot;; [.L58]);&quot;&quot;); IF([.FP58]&gt;1; CONCATENATE(&quot;_&quot;;[.M58]);&quot;&quot;);IF([.FP58]&gt;2; CONCATENATE(&quot;_&quot;;[.N58]);&quot;&quot;);IF([.FP58]&gt;3; CONCATENATE(&quot;_&quot;;[.O58]);&quot;&quot;);IF([.FP58]&gt;0;&quot;)&quot;;&quot;&quot;))">
            <text:p/>
          </table:table-cell>
          <table:table-cell table:formula="of:=CONCATENATE(IF([.FQ58]&gt;0; CONCATENATE([.C58];&quot; (die_&quot;; [.P58]);&quot;&quot;); IF([.FQ58]&gt;1; CONCATENATE(&quot;_&quot;;[.Q58]);&quot;&quot;);IF([.FQ58]&gt;2; CONCATENATE(&quot;_&quot;;[.R58]);&quot;&quot;);IF([.FQ58]&gt;3; CONCATENATE(&quot;_&quot;;[.S58]);&quot;&quot;);IF([.FQ58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58] = &quot;&quot;; &quot;&quot;;MATCH([.AN58];[.$GV$2:.$GV$100];0)-3)" office:value-type="float" office:value="6" calcext:value-type="float">
            <text:p>6</text:p>
          </table:table-cell>
          <table:table-cell table:formula="of:=IF([.AO58] = &quot;&quot;; &quot;&quot;;MATCH([.AO58];[.$GV$2:.$GV$100];0)-3)" office:value-type="float" office:value="20" calcext:value-type="float">
            <text:p>20</text:p>
          </table:table-cell>
          <table:table-cell table:formula="of:=IF([.AP58] = &quot;&quot;; &quot;&quot;;MATCH([.AP58];[.$GV$2:.$GV$100];0)-3)" office:value-type="float" office:value="12" calcext:value-type="float">
            <text:p>12</text:p>
          </table:table-cell>
          <table:table-cell table:formula="of:=IF([.AQ58] = &quot;&quot;; &quot;&quot;;MATCH([.AQ58];[.$GV$2:.$GV$100];0)-3)" office:value-type="float" office:value="14" calcext:value-type="float">
            <text:p>14</text:p>
          </table:table-cell>
          <table:table-cell table:formula="of:=IF([.AR58] = &quot;&quot;; &quot;&quot;;MATCH([.AR58];[.$GV$2:.$GV$100];0)-3)" office:value-type="float" office:value="7" calcext:value-type="float">
            <text:p>7</text:p>
          </table:table-cell>
          <table:table-cell table:number-columns-repeated="2"/>
          <table:table-cell table:style-name="ce1" table:formula="of:=IFERROR(IF(OR(INDIRECT(&quot;$GX&quot; &amp; [.EV58]+4 )&gt;0;INDIRECT(&quot;$HI&quot; &amp; [.EV58]+4 )&gt;0);INDIRECT(&quot;$GY&quot; &amp; [.EV58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W58]+4 )&gt;0;INDIRECT(&quot;$HI&quot; &amp; [.EW58]+4 )&gt;0);INDIRECT(&quot;$GY&quot; &amp; [.EW58]+4);&quot;&quot;);&quot;&quot;)">
            <text:p/>
          </table:table-cell>
          <table:table-cell table:style-name="ce1" table:formula="of:=IFERROR(IF(OR(INDIRECT(&quot;$GX&quot; &amp; [.EX58]+4 )&gt;0;INDIRECT(&quot;$HI&quot; &amp; [.EX58]+4 )&gt;0);INDIRECT(&quot;$GY&quot; &amp; [.EX58]+4);&quot;&quot;);&quot;&quot;)" office:value-type="string" office:string-value="Grass" calcext:value-type="string">
            <text:p>Grass</text:p>
          </table:table-cell>
          <table:table-cell table:style-name="ce1" table:formula="of:=IFERROR(IF(OR(INDIRECT(&quot;$GX&quot; &amp; [.EY58]+4 )&gt;0;INDIRECT(&quot;$HI&quot; &amp; [.EY58]+4 )&gt;0);INDIRECT(&quot;$GY&quot; &amp; [.EY58]+4);&quot;&quot;);&quot;&quot;)" office:value-type="string" office:string-value="Fire" calcext:value-type="string">
            <text:p>Fire</text:p>
          </table:table-cell>
          <table:table-cell table:style-name="ce1" table:formula="of:=IFERROR(IF(OR(INDIRECT(&quot;$GX&quot; &amp; [.EZ58]+4 )&gt;0;INDIRECT(&quot;$HI&quot; &amp; [.EZ58]+4 )&gt;0);INDIRECT(&quot;$GY&quot; &amp; [.EZ58]+4);&quot;&quot;);&quot;&quot;)" office:value-type="string" office:string-value="Rock" calcext:value-type="string">
            <text:p>Rock</text:p>
          </table:table-cell>
          <table:table-cell table:style-name="ce1" table:formula="of:=IF([.EJ58]=&quot;&quot;;&quot;&quot;;(SMALL([.$EJ58:.$EN58];[.DX58])))" office:value-type="float" office:value="6" calcext:value-type="float">
            <text:p>6</text:p>
          </table:table-cell>
          <table:table-cell table:style-name="ce1" table:formula="of:=IF([.EK58]=&quot;&quot;;&quot;&quot;;(SMALL([.$EJ58:.$EN58];[.DY58])))" office:value-type="float" office:value="7" calcext:value-type="float">
            <text:p>7</text:p>
          </table:table-cell>
          <table:table-cell table:style-name="ce1" table:formula="of:=IF([.EL58]=&quot;&quot;;&quot;&quot;;(SMALL([.$EJ58:.$EN58];[.DZ58])))" office:value-type="float" office:value="12" calcext:value-type="float">
            <text:p>12</text:p>
          </table:table-cell>
          <table:table-cell table:style-name="ce1" table:formula="of:=IF([.EM58]=&quot;&quot;;&quot;&quot;;(SMALL([.$EJ58:.$EN58];[.EA58])))" office:value-type="float" office:value="14" calcext:value-type="float">
            <text:p>14</text:p>
          </table:table-cell>
          <table:table-cell table:style-name="ce1" table:formula="of:=IF([.EN58]=&quot;&quot;;&quot;&quot;;(SMALL([.$EJ58:.$EN58];[.EB58])))" office:value-type="float" office:value="20" calcext:value-type="float">
            <text:p>20</text:p>
          </table:table-cell>
          <table:table-cell table:formula="of:=IF([.EQ58]=&quot;&quot;;&quot;&quot;;CONCATENATE(&quot;symbols/types/only_color_exact/&quot;;[.EQ58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R58]=&quot;&quot;;&quot;&quot;;CONCATENATE(&quot;symbols/types/only_color_exact/&quot;;[.ER58];&quot;.png&quot;))">
            <text:p/>
          </table:table-cell>
          <table:table-cell table:formula="of:=IF([.ES58]=&quot;&quot;;&quot;&quot;;CONCATENATE(&quot;symbols/types/only_color_exact/&quot;;[.ES58];&quot;.png&quot;))" office:value-type="string" office:string-value="symbols/types/only_color_exact/Grass.png" calcext:value-type="string">
            <text:p>symbols/types/only_color_exact/Grass.png</text:p>
          </table:table-cell>
          <table:table-cell table:formula="of:=IF([.ET58]=&quot;&quot;;&quot;&quot;;CONCATENATE(&quot;symbols/types/only_color_exact/&quot;;[.ET58];&quot;.png&quot;))" office:value-type="string" office:string-value="symbols/types/only_color_exact/Fire.png" calcext:value-type="string">
            <text:p>symbols/types/only_color_exact/Fire.png</text:p>
          </table:table-cell>
          <table:table-cell table:formula="of:=IF([.EU58]=&quot;&quot;;&quot;&quot;;CONCATENATE(&quot;symbols/types/only_color_exact/&quot;;[.EU58];&quot;.png&quot;))" office:value-type="string" office:string-value="symbols/types/only_color_exact/Rock.png" calcext:value-type="string">
            <text:p>symbols/types/only_color_exact/Rock.png</text:p>
          </table:table-cell>
          <table:table-cell table:number-columns-repeated="5"/>
          <table:table-cell table:formula="of:=CONCATENATE(&quot;Symbols/Types/Weaknesses/&quot;; [.E58]; &quot;.png&quot;)" office:value-type="string" office:string-value="Symbols/Types/Weaknesses/Normal.png" calcext:value-type="string">
            <text:p>Symbols/Types/Weaknesses/Normal.png</text:p>
          </table:table-cell>
          <table:table-cell table:formula="of:=CONCATENATE(&quot;Symbols/Pokemon/&quot;;[.A58];&quot;.png&quot;)" office:value-type="string" office:string-value="Symbols/Pokemon/Snorlax.png" calcext:value-type="string">
            <text:p>Symbols/Pokemon/Snorlax.png</text:p>
          </table:table-cell>
          <table:table-cell table:formula="of:=CONCATENATE(&quot;Symbols/Pokemon/&quot;;[.B58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58];&quot;.png&quot;)" office:value-type="string" office:string-value="Symbols/Pokemon/.png" calcext:value-type="string">
            <text:p>Symbols/Pokemon/.png</text:p>
          </table:table-cell>
          <table:table-cell table:formula="of:=IF([.H58]=&quot;&quot;;0;1)+IF([.I58]=&quot;&quot;;0;1) +IF([.J58]=&quot;&quot;;0;1)+ IF([.K58] = &quot;&quot;;0;1)" office:value-type="float" office:value="3" calcext:value-type="float">
            <text:p>3</text:p>
          </table:table-cell>
          <table:table-cell table:formula="of:=IF([.L58]=&quot;&quot;;0;1)+IF([.M58]=&quot;&quot;;0;1) +IF([.N58]=&quot;&quot;;0;1)+ IF([.O58] = &quot;&quot;;0;1)" office:value-type="float" office:value="0" calcext:value-type="float">
            <text:p>0</text:p>
          </table:table-cell>
          <table:table-cell table:formula="of:=IF([.P58]=&quot;&quot;;0;1)+IF([.Q58]=&quot;&quot;;0;1) +IF([.R58]=&quot;&quot;;0;1)+ IF([.S58] = &quot;&quot;;0;1)" office:value-type="float" office:value="0" calcext:value-type="float">
            <text:p>0</text:p>
          </table:table-cell>
          <table:table-cell table:formula="of:=CONCATENATE(&quot;Symbols/Dice/dice_&quot;;[.H58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I58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J58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K5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5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5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5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5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5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5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5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58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58])" office:value-type="string" office:string-value="Speed: 1" calcext:value-type="string">
            <text:p>Speed: 1</text:p>
          </table:table-cell>
          <table:table-cell/>
          <table:table-cell table:formula="of:=MATCH([.AJ58]; [.$GV$1:.$GV$1048576];0)" office:value-type="float" office:value="101" calcext:value-type="float">
            <text:p>101</text:p>
          </table:table-cell>
          <table:table-cell table:formula="of:=MATCH([.AK58]; [.$GV$1:.$GV$1048576];0)" office:value-type="float" office:value="84" calcext:value-type="float">
            <text:p>84</text:p>
          </table:table-cell>
          <table:table-cell table:formula="of:=MATCH([.AL58]; [.$GV$1:.$GV$1048576];0)" office:value-type="float" office:value="102" calcext:value-type="float">
            <text:p>102</text:p>
          </table:table-cell>
          <table:table-cell table:style-name="ce1" table:formula="of:=INDIRECT(&quot;HC&quot;&amp;[.GG58])" office:value-type="string" office:string-value="Regain (health)(health)(health)(health)(health). Become &lt;b&gt;Asleep&lt;/b&gt; after activation." calcext:value-type="string">
            <text:p>Regain (health)(health)(health)(health)(health). Become &lt;b&gt;Asleep&lt;/b&gt; after activation.</text:p>
          </table:table-cell>
          <table:table-cell table:style-name="ce1" table:formula="of:=INDIRECT(&quot;HC&quot;&amp;[.GH58])">
            <text:p/>
          </table:table-cell>
          <table:table-cell table:style-name="ce1" table:formula="of:=INDIRECT(&quot;HC&quot;&amp;[.GI58])" office:value-type="string" office:string-value="Can be used when &lt;b&gt;Asleep&lt;/b&gt;. Can't be used otherwise." calcext:value-type="string">
            <text:p>Can be used when &lt;b&gt;Asleep&lt;/b&gt;. Can't be used otherwise.</text:p>
          </table:table-cell>
          <table:table-cell table:style-name="ce1" table:formula="of:=INDIRECT(&quot;GW&quot;&amp;[.GG58])" office:value-type="float" office:value="1" calcext:value-type="float">
            <text:p>1</text:p>
          </table:table-cell>
          <table:table-cell table:style-name="ce1" table:formula="of:=INDIRECT(&quot;GW&quot;&amp;[.GH58])" office:value-type="float" office:value="0" calcext:value-type="float">
            <text:p>0</text:p>
          </table:table-cell>
          <table:table-cell table:style-name="ce1" table:formula="of:=INDIRECT(&quot;GW&quot;&amp;[.GI58])" office:value-type="float" office:value="0" calcext:value-type="float">
            <text:p>0</text:p>
          </table:table-cell>
          <table:table-cell table:style-name="ce1" table:formula="of:=INDIRECT(&quot;HE&quot;&amp;[.GG58])" office:value-type="string" office:string-value="Damage: " calcext:value-type="string">
            <text:p>Damage: </text:p>
          </table:table-cell>
          <table:table-cell table:style-name="ce1" table:formula="of:=INDIRECT(&quot;HE&quot;&amp;[.GH58])" office:value-type="string" office:string-value="Damage: (Normal)(Normal)" calcext:value-type="string">
            <text:p>Damage: (Normal)(Normal)</text:p>
          </table:table-cell>
          <table:table-cell table:style-name="ce1" table:formula="of:=INDIRECT(&quot;HE&quot;&amp;[.GI58])" office:value-type="string" office:string-value="Damage: (Normal)(Normal)" calcext:value-type="string">
            <text:p>Damage: (Normal)(Normal)</text:p>
          </table:table-cell>
          <table:table-cell table:number-columns-repeated="2"/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Pe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lyin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 table:formula="of:=CONCATENATE([.HH58]; [.HB58])">
            <text:p/>
          </table:table-cell>
          <table:table-cell table:style-name="ce6" table:formula="of:=CONCATENATE(&quot;(&quot;;[.GY58];&quot;)&quot;)" office:value-type="string" office:string-value="(Flying)" calcext:value-type="string">
            <text:p>(Flying)</text:p>
          </table:table-cell>
          <table:table-cell table:style-name="ce6" table:formula="of:=CONCATENATE(&quot;Damage: &quot;;IF([.GX58]&gt;=1;[.HD58];&quot;&quot;);IF([.GX58]&gt;=2;[.HD58];&quot;&quot;);IF([.GX58]&gt;=3;[.HD58];&quot;&quot;);IF([.GX58]&gt;=4;[.HD58];&quot;&quot;);IF([.GX58]&gt;=5;[.HD58];&quot;&quot;);IF([.HI58]=1;CONCATENATE(&quot;(&quot;;[.GY58];&quot;_x)&quot;);&quot;&quot;))" office:value-type="string" office:string-value="Damage: (Flying)(Flying)" calcext:value-type="string">
            <text:p>Damage: (Flying)(Flying)</text:p>
          </table:table-cell>
          <table:table-cell table:style-name="ce6"/>
          <table:table-cell table:style-name="ce6" table:formula="of:=CONCATENATE(IF([.HA58]&lt;&gt;&quot;all hostile Pok&amp;eacute;mon&quot;;&quot;(&quot;;&quot;&quot;);[.HA58];IF([.HA58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58] &lt;&gt; &quot;&quot;; CONCATENATE(&quot;Affects: &quot;; [.HG58]; &quot;. &quot;);&quot;&quot;)">
            <text:p/>
          </table:table-cell>
          <table:table-cell table:style-name="ce6"/>
          <table:table-cell table:style-name="ce6" table:formula="of:=CONCATENATE([.GV58]; IF([.GW58]=1;&quot; (cc)&quot;;&quot;&quot;))" office:value-type="string" office:string-value="Peck" calcext:value-type="string">
            <text:p>Peck</text:p>
          </table:table-cell>
          <table:table-cell table:style-name="ce6" table:formula="of:=CONCATENATE(&quot;Symbols/attack_imgs/&quot;;[.GV58];&quot;.png&quot;)" office:value-type="string" office:string-value="Symbols/attack_imgs/Peck.png" calcext:value-type="string">
            <text:p>Symbols/attack_imgs/Peck.png</text:p>
          </table:table-cell>
          <table:table-cell table:style-name="ce6" table:formula="of:=CONCATENATE(&quot;TM &quot;; [.GU58]-3; &quot; (&quot;;[.GY58]; &quot;_t) &amp;nbsp &quot;; [.GV58];  IF([.GW58]=1;&quot; (cc)&quot;;&quot;&quot;))" office:value-type="string" office:string-value="TM 54 (Flying_t) &amp;nbsp Peck" calcext:value-type="string">
            <text:p>TM 54 (Flying_t) &amp;nbsp Peck</text:p>
          </table:table-cell>
          <table:table-cell table:style-name="ce6" table:formula="of:=CONCATENATE([.HH58];[.HB58])">
            <text:p/>
          </table:table-cell>
          <table:table-cell/>
          <table:table-cell table:formula="of:=IF([.GZ58]=&quot;none&quot;;&quot;&quot;;[.GZ58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58])=&quot;none&quot;;&quot;&quot;;INDIRECT(&quot;GZ&quot;&amp;[.GG58]))" office:value-type="float" office:value="0" calcext:value-type="float">
            <text:p>0</text:p>
          </table:table-cell>
          <table:table-cell table:formula="of:=IF(INDIRECT(&quot;GZ&quot;&amp;[.GH58])=&quot;none&quot;;&quot;&quot;;INDIRECT(&quot;GZ&quot;&amp;[.GH58]))" office:value-type="float" office:value="1" calcext:value-type="float">
            <text:p>1</text:p>
          </table:table-cell>
          <table:table-cell table:formula="of:=IF(INDIRECT(&quot;GZ&quot;&amp;[.GI58])=&quot;none&quot;;&quot;&quot;;INDIRECT(&quot;GZ&quot;&amp;[.GI58]))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P58]=1;&quot;H&quot;;&quot;&quot;)">
            <text:p/>
          </table:table-cell>
          <table:table-cell table:formula="of:=IF([.IQ58]=1;&quot;H&quot;;&quot;&quot;)">
            <text:p/>
          </table:table-cell>
          <table:table-cell table:formula="of:=IF([.IR58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Magmar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office:value-type="string" calcext:value-type="string">
            <text:p>Flame Body</text:p>
          </table:table-cell>
          <table:table-cell office:value-type="string" calcext:value-type="string">
            <text:p>When a Pok&amp;eacute;mon moves into an adjacent hex, they take (fire).</text:p>
          </table:table-cell>
          <table:table-cell table:number-columns-repeated="3" office:value-type="string" calcext:value-type="string">
            <text:p>Fire</text:p>
          </table:table-cell>
          <table:table-cell table:number-columns-repeated="9"/>
          <table:table-cell table:style-name="ce33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59:.AE59];&quot;&gt;1&quot;)-COUNTIF([.T59:.AE59];&quot;&gt;2&quot;)-COUNTIF([.T59:.AE59];&quot;&gt;3&quot;)-COUNTIF([.T59:.AE59];&quot;&gt;4&quot;)-COUNTIF([.T59:.AE59];&quot;&gt;5&quot;)-COUNTIF([.T59:.AE59];&quot;&gt;6&quot;)-COUNTIF([.T59:.AE59];&quot;&gt;7&quot;)-COUNTIF([.T59:.AE59];&quot;&gt;8&quot;)" office:value-type="float" office:value="9" calcext:value-type="float">
            <text:p>9</text:p>
          </table:table-cell>
          <table:table-cell table:formula="of:=SUM([.T59:.AE59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Ember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Over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Body Slam</text:p>
          </table:table-cell>
          <table:table-cell table:style-name="ce59" table:formula="of:=ROUND([.AG59]+(12-[.AF59])-[.BA59]/2+[.BF59]+[.BG59]-[.BT59]+[.AZ59]*2/3+[.BC59]-[.AX59];1)" office:value-type="float" office:value="10.3" calcext:value-type="float">
            <text:p>10.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kemon Tower</text:p>
          </table:table-cell>
          <table:table-cell table:style-name="ce1" table:formula="of:=IF([.AW59]=&quot;Starter&quot;; 0;IF([.AW59]=&quot;Route 1&quot;;0; IF([.AW59]=&quot;Viridian Forest&quot;;0;IF([.AW59]=&quot;Cycling Road&quot;;0;0.7))))" office:value-type="float" office:value="0.7" calcext:value-type="float">
            <text:p>0.7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D59]=&quot;&quot;;IF([.I59]&lt;&gt;&quot;&quot;;0;IF([.M59]&lt;&gt;&quot;&quot;;[.AH59]-1;[.AI59]-1));IF([.M59]&lt;&gt;&quot;&quot;;0;IF([.Q59]&lt;&gt;&quot;&quot;;[.AH59]-1)))" office:value-type="float" office:value="0" calcext:value-type="float">
            <text:p>0</text:p>
          </table:table-cell>
          <table:table-cell/>
          <table:table-cell table:style-name="ce1" table:formula="of:=IF([.AM59]=1;0;IF([.AM59]=2;1;IF([.AM59]=3;1.7;IF([.AM59]=4;2.2;IF([.AM59]=5;2.55;IF([.AM59]=6;2.8;IF([.AM59]=7;3)))))))"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table:formula="of:=[.BD59] *(2 -[.BE59])/2" office:value-type="float" office:value="1.275" calcext:value-type="float">
            <text:p>1.275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59])" office:value-type="string" office:string-value="Ember" calcext:value-type="string">
            <text:p>Ember</text:p>
          </table:table-cell>
          <table:table-cell table:style-name="ce1" table:formula="of:=INDIRECT(&quot;HJ&quot;&amp;[.GH59])" office:value-type="string" office:string-value="Fire Punch (cc)" calcext:value-type="string">
            <text:p>Fire Punch (cc)</text:p>
          </table:table-cell>
          <table:table-cell table:style-name="ce1" table:formula="of:=INDIRECT(&quot;HJ&quot;&amp;[.GI59])" office:value-type="string" office:string-value="Overheat (cc)" calcext:value-type="string">
            <text:p>Overheat (cc)</text:p>
          </table:table-cell>
          <table:table-cell/>
          <table:table-cell table:style-name="ce1" table:formula="of:=IF([.BQ59]&gt;=1; 0;IF([.BR59]&gt;=1;[.AH59]-1;IF([.BS59]&gt;=1;[.AI59]-1;11)))" office:value-type="float" office:value="0" calcext:value-type="float">
            <text:p>0</text:p>
          </table:table-cell>
          <table:table-cell table:formula="of:=IF([.BQ59]&gt;=2; 0;IF([.BR59]&gt;=2;[.AH59]-1;IF([.BS59]&gt;=2;[.AI59]-1;11)))" office:value-type="float" office:value="0" calcext:value-type="float">
            <text:p>0</text:p>
          </table:table-cell>
          <table:table-cell table:formula="of:=IF([.BQ59]&gt;=3; 0;IF([.BR59]&gt;=3;[.AH59]-1;IF([.BS59]&gt;=3;[.AI59]-1;11)))" office:value-type="float" office:value="0" calcext:value-type="float">
            <text:p>0</text:p>
          </table:table-cell>
          <table:table-cell table:formula="of:=IF([.BQ59]&gt;=4; 0;IF([.BR59]&gt;=4;[.AH59]-1;IF([.BS59]&gt;=4;[.AI59]-1;11)))" office:value-type="float" office:value="11" calcext:value-type="float">
            <text:p>11</text:p>
          </table:table-cell>
          <table:table-cell table:formula="of:= 4- COUNTBLANK([.H59:.K59])" office:value-type="float" office:value="3" calcext:value-type="float">
            <text:p>3</text:p>
          </table:table-cell>
          <table:table-cell table:formula="of:= MAX([.BQ59];4 -COUNTBLANK([.L59:.O59]))" office:value-type="float" office:value="3" calcext:value-type="float">
            <text:p>3</text:p>
          </table:table-cell>
          <table:table-cell table:formula="of:=MAX([.BR59];4-COUNTBLANK([.P59:.S59]))" office:value-type="float" office:value="3" calcext:value-type="float">
            <text:p>3</text:p>
          </table:table-cell>
          <table:table-cell table:formula="of:=IF([.D59]&lt;&gt;&quot;&quot;;4;SUM([.BM59:.BP59])/7)" office:value-type="float" office:value="1.57142857142857" calcext:value-type="float">
            <text:p>1.57142857142857</text:p>
          </table:table-cell>
          <table:table-cell table:number-columns-repeated="16"/>
          <table:table-cell table:formula="of:=IF([.A59]=&quot;&quot;;0;1)+IF([.B59]=&quot;&quot;;0;1)+IF([.C59]=&quot;&quot;;0;1)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IF([.D59]=&quot;&quot;;&quot;&quot;;CONCATENATE(&quot;Symbols/Other/&quot;;[.D59];&quot;.png&quot;))">
            <text:p/>
          </table:table-cell>
          <table:table-cell table:formula="of:=LEN([.A59])" office:value-type="float" office:value="6" calcext:value-type="float">
            <text:p>6</text:p>
          </table:table-cell>
          <table:table-cell table:formula="of:=LEN([.B59])" office:value-type="float" office:value="0" calcext:value-type="float">
            <text:p>0</text:p>
          </table:table-cell>
          <table:table-cell table:formula="of:=LEN([.C59])" office:value-type="float" office:value="0" calcext:value-type="float">
            <text:p>0</text:p>
          </table:table-cell>
          <table:table-cell table:formula="of:=CONCATENATE(IF([.FO59]&gt;0; CONCATENATE([.A59];&quot; (die_&quot;; [.H59]);&quot;&quot;); IF([.FO59]&gt;1; CONCATENATE(&quot;_&quot;;[.I59]);&quot;&quot;);IF([.FO59]&gt;2; CONCATENATE(&quot;_&quot;;[.J59]);&quot;&quot;);IF([.FO59]&gt;3; CONCATENATE(&quot;_&quot;;[.K59]);&quot;&quot;);IF([.FO59]&gt;0;&quot;)&quot;;[.A59]))" office:value-type="string" office:string-value="Magmar (die_Fire_Fire_Fire)" calcext:value-type="string">
            <text:p>Magmar (die_Fire_Fire_Fire)</text:p>
          </table:table-cell>
          <table:table-cell table:formula="of:=CONCATENATE(IF([.FP59]&gt;0; CONCATENATE([.B59];&quot; (die_&quot;; [.L59]);&quot;&quot;); IF([.FP59]&gt;1; CONCATENATE(&quot;_&quot;;[.M59]);&quot;&quot;);IF([.FP59]&gt;2; CONCATENATE(&quot;_&quot;;[.N59]);&quot;&quot;);IF([.FP59]&gt;3; CONCATENATE(&quot;_&quot;;[.O59]);&quot;&quot;);IF([.FP59]&gt;0;&quot;)&quot;;&quot;&quot;))">
            <text:p/>
          </table:table-cell>
          <table:table-cell table:formula="of:=CONCATENATE(IF([.FQ59]&gt;0; CONCATENATE([.C59];&quot; (die_&quot;; [.P59]);&quot;&quot;); IF([.FQ59]&gt;1; CONCATENATE(&quot;_&quot;;[.Q59]);&quot;&quot;);IF([.FQ59]&gt;2; CONCATENATE(&quot;_&quot;;[.R59]);&quot;&quot;);IF([.FQ59]&gt;3; CONCATENATE(&quot;_&quot;;[.S59]);&quot;&quot;);IF([.FQ59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59] = &quot;&quot;; &quot;&quot;;MATCH([.AN59];[.$GV$2:.$GV$100];0)-3)" office:value-type="float" office:value="5" calcext:value-type="float">
            <text:p>5</text:p>
          </table:table-cell>
          <table:table-cell table:formula="of:=IF([.AO59] = &quot;&quot;; &quot;&quot;;MATCH([.AO59];[.$GV$2:.$GV$100];0)-3)" office:value-type="float" office:value="1" calcext:value-type="float">
            <text:p>1</text:p>
          </table:table-cell>
          <table:table-cell table:formula="of:=IF([.AP59] = &quot;&quot;; &quot;&quot;;MATCH([.AP59];[.$GV$2:.$GV$100];0)-3)" office:value-type="float" office:value="16" calcext:value-type="float">
            <text:p>16</text:p>
          </table:table-cell>
          <table:table-cell table:formula="of:=IF([.AQ59] = &quot;&quot;; &quot;&quot;;MATCH([.AQ59];[.$GV$2:.$GV$100];0)-3)" office:value-type="float" office:value="33" calcext:value-type="float">
            <text:p>33</text:p>
          </table:table-cell>
          <table:table-cell table:formula="of:=IF([.AR59] = &quot;&quot;; &quot;&quot;;MATCH([.AR59];[.$GV$2:.$GV$100];0)-3)" office:value-type="float" office:value="13" calcext:value-type="float">
            <text:p>13</text:p>
          </table:table-cell>
          <table:table-cell table:number-columns-repeated="2"/>
          <table:table-cell table:style-name="ce1" table:formula="of:=IFERROR(IF(OR(INDIRECT(&quot;$GX&quot; &amp; [.EV59]+4 )&gt;0;INDIRECT(&quot;$HI&quot; &amp; [.EV59]+4 )&gt;0);INDIRECT(&quot;$GY&quot; &amp; [.EV59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59]+4 )&gt;0;INDIRECT(&quot;$HI&quot; &amp; [.EW59]+4 )&gt;0);INDIRECT(&quot;$GY&quot; &amp; [.EW59]+4);&quot;&quot;);&quot;&quot;)" office:value-type="string" office:string-value="Grass" calcext:value-type="string">
            <text:p>Grass</text:p>
          </table:table-cell>
          <table:table-cell table:style-name="ce1" table:formula="of:=IFERROR(IF(OR(INDIRECT(&quot;$GX&quot; &amp; [.EX59]+4 )&gt;0;INDIRECT(&quot;$HI&quot; &amp; [.EX59]+4 )&gt;0);INDIRECT(&quot;$GY&quot; &amp; [.EX59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59]+4 )&gt;0;INDIRECT(&quot;$HI&quot; &amp; [.EY59]+4 )&gt;0);INDIRECT(&quot;$GY&quot; &amp; [.EY59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Z59]+4 )&gt;0;INDIRECT(&quot;$HI&quot; &amp; [.EZ59]+4 )&gt;0);INDIRECT(&quot;$GY&quot; &amp; [.EZ59]+4);&quot;&quot;);&quot;&quot;)" office:value-type="string" office:string-value="Normal" calcext:value-type="string">
            <text:p>Normal</text:p>
          </table:table-cell>
          <table:table-cell table:style-name="ce1" table:formula="of:=IF([.EJ59]=&quot;&quot;;&quot;&quot;;(SMALL([.$EJ59:.$EN59];[.DX59])))" office:value-type="float" office:value="1" calcext:value-type="float">
            <text:p>1</text:p>
          </table:table-cell>
          <table:table-cell table:style-name="ce1" table:formula="of:=IF([.EK59]=&quot;&quot;;&quot;&quot;;(SMALL([.$EJ59:.$EN59];[.DY59])))" office:value-type="float" office:value="5" calcext:value-type="float">
            <text:p>5</text:p>
          </table:table-cell>
          <table:table-cell table:style-name="ce1" table:formula="of:=IF([.EL59]=&quot;&quot;;&quot;&quot;;(SMALL([.$EJ59:.$EN59];[.DZ59])))" office:value-type="float" office:value="13" calcext:value-type="float">
            <text:p>13</text:p>
          </table:table-cell>
          <table:table-cell table:style-name="ce1" table:formula="of:=IF([.EM59]=&quot;&quot;;&quot;&quot;;(SMALL([.$EJ59:.$EN59];[.EA59])))" office:value-type="float" office:value="16" calcext:value-type="float">
            <text:p>16</text:p>
          </table:table-cell>
          <table:table-cell table:style-name="ce1" table:formula="of:=IF([.EN59]=&quot;&quot;;&quot;&quot;;(SMALL([.$EJ59:.$EN59];[.EB59])))" office:value-type="float" office:value="33" calcext:value-type="float">
            <text:p>33</text:p>
          </table:table-cell>
          <table:table-cell table:formula="of:=IF([.EQ59]=&quot;&quot;;&quot;&quot;;CONCATENATE(&quot;symbols/types/only_color_exact/&quot;;[.EQ59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59]=&quot;&quot;;&quot;&quot;;CONCATENATE(&quot;symbols/types/only_color_exact/&quot;;[.ER59];&quot;.png&quot;))" office:value-type="string" office:string-value="symbols/types/only_color_exact/Grass.png" calcext:value-type="string">
            <text:p>symbols/types/only_color_exact/Grass.png</text:p>
          </table:table-cell>
          <table:table-cell table:formula="of:=IF([.ES59]=&quot;&quot;;&quot;&quot;;CONCATENATE(&quot;symbols/types/only_color_exact/&quot;;[.ES59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59]=&quot;&quot;;&quot;&quot;;CONCATENATE(&quot;symbols/types/only_color_exact/&quot;;[.ET59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U59]=&quot;&quot;;&quot;&quot;;CONCATENATE(&quot;symbols/types/only_color_exact/&quot;;[.EU59];&quot;.png&quot;))" office:value-type="string" office:string-value="symbols/types/only_color_exact/Normal.png" calcext:value-type="string">
            <text:p>symbols/types/only_color_exact/Normal.png</text:p>
          </table:table-cell>
          <table:table-cell table:number-columns-repeated="5"/>
          <table:table-cell table:formula="of:=CONCATENATE(&quot;Symbols/Types/Weaknesses/&quot;; [.E59]; &quot;.png&quot;)" office:value-type="string" office:string-value="Symbols/Types/Weaknesses/Fire.png" calcext:value-type="string">
            <text:p>Symbols/Types/Weaknesses/Fire.png</text:p>
          </table:table-cell>
          <table:table-cell table:formula="of:=CONCATENATE(&quot;Symbols/Pokemon/&quot;;[.A59];&quot;.png&quot;)" office:value-type="string" office:string-value="Symbols/Pokemon/Magmar.png" calcext:value-type="string">
            <text:p>Symbols/Pokemon/Magmar.png</text:p>
          </table:table-cell>
          <table:table-cell table:formula="of:=CONCATENATE(&quot;Symbols/Pokemon/&quot;;[.B59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59];&quot;.png&quot;)" office:value-type="string" office:string-value="Symbols/Pokemon/.png" calcext:value-type="string">
            <text:p>Symbols/Pokemon/.png</text:p>
          </table:table-cell>
          <table:table-cell table:formula="of:=IF([.H59]=&quot;&quot;;0;1)+IF([.I59]=&quot;&quot;;0;1) +IF([.J59]=&quot;&quot;;0;1)+ IF([.K59] = &quot;&quot;;0;1)" office:value-type="float" office:value="3" calcext:value-type="float">
            <text:p>3</text:p>
          </table:table-cell>
          <table:table-cell table:formula="of:=IF([.L59]=&quot;&quot;;0;1)+IF([.M59]=&quot;&quot;;0;1) +IF([.N59]=&quot;&quot;;0;1)+ IF([.O59] = &quot;&quot;;0;1)" office:value-type="float" office:value="0" calcext:value-type="float">
            <text:p>0</text:p>
          </table:table-cell>
          <table:table-cell table:formula="of:=IF([.P59]=&quot;&quot;;0;1)+IF([.Q59]=&quot;&quot;;0;1) +IF([.R59]=&quot;&quot;;0;1)+ IF([.S59] = &quot;&quot;;0;1)" office:value-type="float" office:value="0" calcext:value-type="float">
            <text:p>0</text:p>
          </table:table-cell>
          <table:table-cell table:formula="of:=CONCATENATE(&quot;Symbols/Dice/dice_&quot;;[.H59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I59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J59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K5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5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5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5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5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5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5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5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59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59])" office:value-type="string" office:string-value="Speed: 3" calcext:value-type="string">
            <text:p>Speed: 3</text:p>
          </table:table-cell>
          <table:table-cell/>
          <table:table-cell table:formula="of:=MATCH([.AJ59]; [.$GV$1:.$GV$1048576];0)" office:value-type="float" office:value="63" calcext:value-type="float">
            <text:p>63</text:p>
          </table:table-cell>
          <table:table-cell table:formula="of:=MATCH([.AK59]; [.$GV$1:.$GV$1048576];0)" office:value-type="float" office:value="103" calcext:value-type="float">
            <text:p>103</text:p>
          </table:table-cell>
          <table:table-cell table:formula="of:=MATCH([.AL59]; [.$GV$1:.$GV$1048576];0)" office:value-type="float" office:value="74" calcext:value-type="float">
            <text:p>74</text:p>
          </table:table-cell>
          <table:table-cell table:style-name="ce1" table:formula="of:=INDIRECT(&quot;HC&quot;&amp;[.GG59])" office:value-type="string" office:string-value="Affects: (3_hex). " calcext:value-type="string">
            <text:p>Affects: (3_hex). </text:p>
          </table:table-cell>
          <table:table-cell table:style-name="ce1" table:formula="of:=INDIRECT(&quot;HC&quot;&amp;[.GH59])">
            <text:p/>
          </table:table-cell>
          <table:table-cell table:style-name="ce1" table:formula="of:=INDIRECT(&quot;HC&quot;&amp;[.GI59])" office:value-type="string" office:string-value="Exhaust all your attacks dealing (fire)." calcext:value-type="string">
            <text:p>Exhaust all your attacks dealing (fire).</text:p>
          </table:table-cell>
          <table:table-cell table:style-name="ce1" table:formula="of:=INDIRECT(&quot;GW&quot;&amp;[.GG59])" office:value-type="float" office:value="0" calcext:value-type="float">
            <text:p>0</text:p>
          </table:table-cell>
          <table:table-cell table:style-name="ce1" table:formula="of:=INDIRECT(&quot;GW&quot;&amp;[.GH59])" office:value-type="float" office:value="1" calcext:value-type="float">
            <text:p>1</text:p>
          </table:table-cell>
          <table:table-cell table:style-name="ce1" table:formula="of:=INDIRECT(&quot;GW&quot;&amp;[.GI59])" office:value-type="float" office:value="1" calcext:value-type="float">
            <text:p>1</text:p>
          </table:table-cell>
          <table:table-cell table:style-name="ce1" table:formula="of:=INDIRECT(&quot;HE&quot;&amp;[.GG59])" office:value-type="string" office:string-value="Damage: (fire)" calcext:value-type="string">
            <text:p>Damage: (fire)</text:p>
          </table:table-cell>
          <table:table-cell table:style-name="ce1" table:formula="of:=INDIRECT(&quot;HE&quot;&amp;[.GH59])" office:value-type="string" office:string-value="Damage: (Fire)(Fire)(Fire)" calcext:value-type="string">
            <text:p>Damage: (Fire)(Fire)(Fire)</text:p>
          </table:table-cell>
          <table:table-cell table:style-name="ce1" table:formula="of:=INDIRECT(&quot;HE&quot;&amp;[.GI59])" office:value-type="string" office:string-value="Damage: (Fire)(Fire)(Fire)" calcext:value-type="string">
            <text:p>Damage: (Fire)(Fire)(Fire)</text:p>
          </table:table-cell>
          <table:table-cell table:number-columns-repeated="2"/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Hyper Fa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mal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If target has more (health) than attacker, deal additional (normal)(normal).</text:p>
          </table:table-cell>
          <table:table-cell table:style-name="ce7" table:formula="of:=CONCATENATE([.HH59]; [.HB59])" office:value-type="string" office:string-value="If target has more (health) than attacker, deal additional (normal)(normal)." calcext:value-type="string">
            <text:p>If target has more (health) than attacker, deal additional (normal)(normal).</text:p>
          </table:table-cell>
          <table:table-cell table:style-name="ce6" table:formula="of:=CONCATENATE(&quot;(&quot;;[.GY59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59]&gt;=1;[.HD59];&quot;&quot;);IF([.GX59]&gt;=2;[.HD59];&quot;&quot;);IF([.GX59]&gt;=3;[.HD59];&quot;&quot;);IF([.GX59]&gt;=4;[.HD59];&quot;&quot;);IF([.GX59]&gt;=5;[.HD59];&quot;&quot;);IF([.HI59]=1;CONCATENATE(&quot;(&quot;;[.GY59];&quot;_x)&quot;);&quot;&quot;))" office:value-type="string" office:string-value="Damage: (Normal)(Normal)" calcext:value-type="string">
            <text:p>Damage: (Normal)(Normal)</text:p>
          </table:table-cell>
          <table:table-cell table:style-name="ce6"/>
          <table:table-cell table:style-name="ce6" table:formula="of:=CONCATENATE(IF([.HA59]&lt;&gt;&quot;all hostile Pok&amp;eacute;mon&quot;;&quot;(&quot;;&quot;&quot;);[.HA59];IF([.HA59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59] &lt;&gt; &quot;&quot;; CONCATENATE(&quot;Affects: &quot;; [.HG59]; &quot;. &quot;);&quot;&quot;)">
            <text:p/>
          </table:table-cell>
          <table:table-cell table:style-name="ce6"/>
          <table:table-cell table:style-name="ce6" table:formula="of:=CONCATENATE([.GV59]; IF([.GW59]=1;&quot; (cc)&quot;;&quot;&quot;))" office:value-type="string" office:string-value="Hyper Fang (cc)" calcext:value-type="string">
            <text:p>Hyper Fang (cc)</text:p>
          </table:table-cell>
          <table:table-cell table:style-name="ce6" table:formula="of:=CONCATENATE(&quot;Symbols/attack_imgs/&quot;;[.GV59];&quot;.png&quot;)" office:value-type="string" office:string-value="Symbols/attack_imgs/Hyper Fang.png" calcext:value-type="string">
            <text:p>Symbols/attack_imgs/Hyper Fang.png</text:p>
          </table:table-cell>
          <table:table-cell table:style-name="ce6" table:formula="of:=CONCATENATE(&quot;TM &quot;; [.GU59]-3; &quot; (&quot;;[.GY59]; &quot;_t) &amp;nbsp &quot;; [.GV59];  IF([.GW59]=1;&quot; (cc)&quot;;&quot;&quot;))" office:value-type="string" office:string-value="TM 55 (Normal_t) &amp;nbsp Hyper Fang (cc)" calcext:value-type="string">
            <text:p>TM 55 (Normal_t) &amp;nbsp Hyper Fang (cc)</text:p>
          </table:table-cell>
          <table:table-cell table:style-name="ce6" table:formula="of:=CONCATENATE([.HH59];[.HB59])" office:value-type="string" office:string-value="If target has more (health) than attacker, deal additional (normal)(normal)." calcext:value-type="string">
            <text:p>If target has more (health) than attacker, deal additional (normal)(normal).</text:p>
          </table:table-cell>
          <table:table-cell/>
          <table:table-cell table:formula="of:=IF([.GZ59]=&quot;none&quot;;&quot;&quot;;[.GZ59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59])=&quot;none&quot;;&quot;&quot;;INDIRECT(&quot;GZ&quot;&amp;[.GG59]))" office:value-type="float" office:value="4" calcext:value-type="float">
            <text:p>4</text:p>
          </table:table-cell>
          <table:table-cell table:formula="of:=IF(INDIRECT(&quot;GZ&quot;&amp;[.GH59])=&quot;none&quot;;&quot;&quot;;INDIRECT(&quot;GZ&quot;&amp;[.GH59]))" office:value-type="float" office:value="1" calcext:value-type="float">
            <text:p>1</text:p>
          </table:table-cell>
          <table:table-cell table:formula="of:=IF(INDIRECT(&quot;GZ&quot;&amp;[.GI59])=&quot;none&quot;;&quot;&quot;;INDIRECT(&quot;GZ&quot;&amp;[.GI59]))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IP59]=1;&quot;H&quot;;&quot;&quot;)" office:value-type="string" office:string-value="H" calcext:value-type="string">
            <text:p>H</text:p>
          </table:table-cell>
          <table:table-cell table:formula="of:=IF([.IQ59]=1;&quot;H&quot;;&quot;&quot;)">
            <text:p/>
          </table:table-cell>
          <table:table-cell table:formula="of:=IF([.IR59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Mr. Mime</text:p>
          </table:table-cell>
          <table:table-cell table:number-columns-repeated="3"/>
          <table:table-cell office:value-type="string" calcext:value-type="string">
            <text:p>Psychic</text:p>
          </table:table-cell>
          <table:table-cell office:value-type="string" calcext:value-type="string">
            <text:p>Mime</text:p>
          </table:table-cell>
          <table:table-cell office:value-type="string" calcext:value-type="string">
            <text:p>At the start of the battle, gain the ability of another friendly Pok&amp;eacute;mon.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Normal</text:p>
          </table:table-cell>
          <table:table-cell table:number-columns-repeated="10"/>
          <table:table-cell table:style-name="ce33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60:.AE60];&quot;&gt;1&quot;)-COUNTIF([.T60:.AE60];&quot;&gt;2&quot;)-COUNTIF([.T60:.AE60];&quot;&gt;3&quot;)-COUNTIF([.T60:.AE60];&quot;&gt;4&quot;)-COUNTIF([.T60:.AE60];&quot;&gt;5&quot;)-COUNTIF([.T60:.AE60];&quot;&gt;6&quot;)-COUNTIF([.T60:.AE60];&quot;&gt;7&quot;)-COUNTIF([.T60:.AE60];&quot;&gt;8&quot;)" office:value-type="float" office:value="9" calcext:value-type="float">
            <text:p>9</text:p>
          </table:table-cell>
          <table:table-cell table:formula="of:=SUM([.T60:.AE60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Psych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Po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Solar Beam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hunder Shock</text:p>
          </table:table-cell>
          <table:table-cell table:style-name="ce59" table:formula="of:=ROUND([.AG60]+(12-[.AF60])-[.BA60]/2+[.BF60]+[.BG60]-[.BT60]+[.AZ60]*2/3+[.BC60]-[.AX60];1)" office:value-type="float" office:value="8.9" calcext:value-type="float">
            <text:p>8.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kemon Tower</text:p>
          </table:table-cell>
          <table:table-cell table:style-name="ce1" table:formula="of:=IF([.AW60]=&quot;Starter&quot;; 0;IF([.AW60]=&quot;Route 1&quot;;0; IF([.AW60]=&quot;Viridian Forest&quot;;0;IF([.AW60]=&quot;Cycling Road&quot;;0;0.7))))" office:value-type="float" office:value="0.7" calcext:value-type="float">
            <text:p>0.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D60]=&quot;&quot;;IF([.I60]&lt;&gt;&quot;&quot;;0;IF([.M60]&lt;&gt;&quot;&quot;;[.AH60]-1;[.AI60]-1));IF([.M60]&lt;&gt;&quot;&quot;;0;IF([.Q60]&lt;&gt;&quot;&quot;;[.AH60]-1)))" office:value-type="float" office:value="0" calcext:value-type="float">
            <text:p>0</text:p>
          </table:table-cell>
          <table:table-cell/>
          <table:table-cell table:style-name="ce1" table:formula="of:=IF([.AM60]=1;0;IF([.AM60]=2;1;IF([.AM60]=3;1.7;IF([.AM60]=4;2.2;IF([.AM60]=5;2.55;IF([.AM60]=6;2.8;IF([.AM60]=7;3)))))))"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table:formula="of:=[.BD60] *(2 -[.BE60])/2" office:value-type="float" office:value="1.36" calcext:value-type="float">
            <text:p>1.3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60])" office:value-type="string" office:string-value="Psychic (cc)" calcext:value-type="string">
            <text:p>Psychic (cc)</text:p>
          </table:table-cell>
          <table:table-cell table:style-name="ce1" table:formula="of:=INDIRECT(&quot;HJ&quot;&amp;[.GH60])" office:value-type="string" office:string-value="Mimic (cc)" calcext:value-type="string">
            <text:p>Mimic (cc)</text:p>
          </table:table-cell>
          <table:table-cell table:style-name="ce1" table:formula="of:=INDIRECT(&quot;HJ&quot;&amp;[.GI60])" office:value-type="string" office:string-value="Pound" calcext:value-type="string">
            <text:p>Pound</text:p>
          </table:table-cell>
          <table:table-cell/>
          <table:table-cell table:style-name="ce1" table:formula="of:=IF([.BQ60]&gt;=1; 0;IF([.BR60]&gt;=1;[.AH60]-1;IF([.BS60]&gt;=1;[.AI60]-1;11)))" office:value-type="float" office:value="0" calcext:value-type="float">
            <text:p>0</text:p>
          </table:table-cell>
          <table:table-cell table:formula="of:=IF([.BQ60]&gt;=2; 0;IF([.BR60]&gt;=2;[.AH60]-1;IF([.BS60]&gt;=2;[.AI60]-1;11)))" office:value-type="float" office:value="0" calcext:value-type="float">
            <text:p>0</text:p>
          </table:table-cell>
          <table:table-cell table:formula="of:=IF([.BQ60]&gt;=3; 0;IF([.BR60]&gt;=3;[.AH60]-1;IF([.BS60]&gt;=3;[.AI60]-1;11)))" office:value-type="float" office:value="11" calcext:value-type="float">
            <text:p>11</text:p>
          </table:table-cell>
          <table:table-cell table:formula="of:=IF([.BQ60]&gt;=4; 0;IF([.BR60]&gt;=4;[.AH60]-1;IF([.BS60]&gt;=4;[.AI60]-1;11)))" office:value-type="float" office:value="11" calcext:value-type="float">
            <text:p>11</text:p>
          </table:table-cell>
          <table:table-cell table:formula="of:= 4- COUNTBLANK([.H60:.K60])" office:value-type="float" office:value="2" calcext:value-type="float">
            <text:p>2</text:p>
          </table:table-cell>
          <table:table-cell table:formula="of:= MAX([.BQ60];4 -COUNTBLANK([.L60:.O60]))" office:value-type="float" office:value="2" calcext:value-type="float">
            <text:p>2</text:p>
          </table:table-cell>
          <table:table-cell table:formula="of:=MAX([.BR60];4-COUNTBLANK([.P60:.S60]))" office:value-type="float" office:value="2" calcext:value-type="float">
            <text:p>2</text:p>
          </table:table-cell>
          <table:table-cell table:formula="of:=IF([.D60]&lt;&gt;&quot;&quot;;4;SUM([.BM60:.BP60])/7)" office:value-type="float" office:value="3.14285714285714" calcext:value-type="float">
            <text:p>3.14285714285714</text:p>
          </table:table-cell>
          <table:table-cell table:number-columns-repeated="16"/>
          <table:table-cell table:formula="of:=IF([.A60]=&quot;&quot;;0;1)+IF([.B60]=&quot;&quot;;0;1)+IF([.C60]=&quot;&quot;;0;1)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IF([.D60]=&quot;&quot;;&quot;&quot;;CONCATENATE(&quot;Symbols/Other/&quot;;[.D60];&quot;.png&quot;))">
            <text:p/>
          </table:table-cell>
          <table:table-cell table:formula="of:=LEN([.A60])" office:value-type="float" office:value="8" calcext:value-type="float">
            <text:p>8</text:p>
          </table:table-cell>
          <table:table-cell table:formula="of:=LEN([.B60])" office:value-type="float" office:value="0" calcext:value-type="float">
            <text:p>0</text:p>
          </table:table-cell>
          <table:table-cell table:formula="of:=LEN([.C60])" office:value-type="float" office:value="0" calcext:value-type="float">
            <text:p>0</text:p>
          </table:table-cell>
          <table:table-cell table:formula="of:=CONCATENATE(IF([.FO60]&gt;0; CONCATENATE([.A60];&quot; (die_&quot;; [.H60]);&quot;&quot;); IF([.FO60]&gt;1; CONCATENATE(&quot;_&quot;;[.I60]);&quot;&quot;);IF([.FO60]&gt;2; CONCATENATE(&quot;_&quot;;[.J60]);&quot;&quot;);IF([.FO60]&gt;3; CONCATENATE(&quot;_&quot;;[.K60]);&quot;&quot;);IF([.FO60]&gt;0;&quot;)&quot;;[.A60]))" office:value-type="string" office:string-value="Mr. Mime (die_Psychic_Normal)" calcext:value-type="string">
            <text:p>Mr. Mime (die_Psychic_Normal)</text:p>
          </table:table-cell>
          <table:table-cell table:formula="of:=CONCATENATE(IF([.FP60]&gt;0; CONCATENATE([.B60];&quot; (die_&quot;; [.L60]);&quot;&quot;); IF([.FP60]&gt;1; CONCATENATE(&quot;_&quot;;[.M60]);&quot;&quot;);IF([.FP60]&gt;2; CONCATENATE(&quot;_&quot;;[.N60]);&quot;&quot;);IF([.FP60]&gt;3; CONCATENATE(&quot;_&quot;;[.O60]);&quot;&quot;);IF([.FP60]&gt;0;&quot;)&quot;;&quot;&quot;))">
            <text:p/>
          </table:table-cell>
          <table:table-cell table:formula="of:=CONCATENATE(IF([.FQ60]&gt;0; CONCATENATE([.C60];&quot; (die_&quot;; [.P60]);&quot;&quot;); IF([.FQ60]&gt;1; CONCATENATE(&quot;_&quot;;[.Q60]);&quot;&quot;);IF([.FQ60]&gt;2; CONCATENATE(&quot;_&quot;;[.R60]);&quot;&quot;);IF([.FQ60]&gt;3; CONCATENATE(&quot;_&quot;;[.S60]);&quot;&quot;);IF([.FQ60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60] = &quot;&quot;; &quot;&quot;;MATCH([.AN60];[.$GV$2:.$GV$100];0)-3)" office:value-type="float" office:value="6" calcext:value-type="float">
            <text:p>6</text:p>
          </table:table-cell>
          <table:table-cell table:formula="of:=IF([.AO60] = &quot;&quot;; &quot;&quot;;MATCH([.AO60];[.$GV$2:.$GV$100];0)-3)" office:value-type="float" office:value="12" calcext:value-type="float">
            <text:p>12</text:p>
          </table:table-cell>
          <table:table-cell table:formula="of:=IF([.AP60] = &quot;&quot;; &quot;&quot;;MATCH([.AP60];[.$GV$2:.$GV$100];0)-3)" office:value-type="float" office:value="7" calcext:value-type="float">
            <text:p>7</text:p>
          </table:table-cell>
          <table:table-cell table:formula="of:=IF([.AQ60] = &quot;&quot;; &quot;&quot;;MATCH([.AQ60];[.$GV$2:.$GV$100];0)-3)" office:value-type="float" office:value="2" calcext:value-type="float">
            <text:p>2</text:p>
          </table:table-cell>
          <table:table-cell table:formula="of:=IF([.AR60] = &quot;&quot;; &quot;&quot;;MATCH([.AR60];[.$GV$2:.$GV$100];0)-3)" office:value-type="float" office:value="24" calcext:value-type="float">
            <text:p>24</text:p>
          </table:table-cell>
          <table:table-cell table:number-columns-repeated="2"/>
          <table:table-cell table:style-name="ce1" table:formula="of:=IFERROR(IF(OR(INDIRECT(&quot;$GX&quot; &amp; [.EV60]+4 )&gt;0;INDIRECT(&quot;$HI&quot; &amp; [.EV60]+4 )&gt;0);INDIRECT(&quot;$GY&quot; &amp; [.EV60]+4);&quot;&quot;);&quot;&quot;)">
            <text:p/>
          </table:table-cell>
          <table:table-cell table:style-name="ce1" table:formula="of:=IFERROR(IF(OR(INDIRECT(&quot;$GX&quot; &amp; [.EW60]+4 )&gt;0;INDIRECT(&quot;$HI&quot; &amp; [.EW60]+4 )&gt;0);INDIRECT(&quot;$GY&quot; &amp; [.EW60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X60]+4 )&gt;0;INDIRECT(&quot;$HI&quot; &amp; [.EX60]+4 )&gt;0);INDIRECT(&quot;$GY&quot; &amp; [.EX60]+4);&quot;&quot;);&quot;&quot;)">
            <text:p/>
          </table:table-cell>
          <table:table-cell table:style-name="ce1" table:formula="of:=IFERROR(IF(OR(INDIRECT(&quot;$GX&quot; &amp; [.EY60]+4 )&gt;0;INDIRECT(&quot;$HI&quot; &amp; [.EY60]+4 )&gt;0);INDIRECT(&quot;$GY&quot; &amp; [.EY60]+4);&quot;&quot;);&quot;&quot;)" office:value-type="string" office:string-value="Grass" calcext:value-type="string">
            <text:p>Grass</text:p>
          </table:table-cell>
          <table:table-cell table:style-name="ce1" table:formula="of:=IFERROR(IF(OR(INDIRECT(&quot;$GX&quot; &amp; [.EZ60]+4 )&gt;0;INDIRECT(&quot;$HI&quot; &amp; [.EZ60]+4 )&gt;0);INDIRECT(&quot;$GY&quot; &amp; [.EZ60]+4);&quot;&quot;);&quot;&quot;)" office:value-type="string" office:string-value="Electric" calcext:value-type="string">
            <text:p>Electric</text:p>
          </table:table-cell>
          <table:table-cell table:style-name="ce1" table:formula="of:=IF([.EJ60]=&quot;&quot;;&quot;&quot;;(SMALL([.$EJ60:.$EN60];[.DX60])))" office:value-type="float" office:value="2" calcext:value-type="float">
            <text:p>2</text:p>
          </table:table-cell>
          <table:table-cell table:style-name="ce1" table:formula="of:=IF([.EK60]=&quot;&quot;;&quot;&quot;;(SMALL([.$EJ60:.$EN60];[.DY60])))" office:value-type="float" office:value="6" calcext:value-type="float">
            <text:p>6</text:p>
          </table:table-cell>
          <table:table-cell table:style-name="ce1" table:formula="of:=IF([.EL60]=&quot;&quot;;&quot;&quot;;(SMALL([.$EJ60:.$EN60];[.DZ60])))" office:value-type="float" office:value="7" calcext:value-type="float">
            <text:p>7</text:p>
          </table:table-cell>
          <table:table-cell table:style-name="ce1" table:formula="of:=IF([.EM60]=&quot;&quot;;&quot;&quot;;(SMALL([.$EJ60:.$EN60];[.EA60])))" office:value-type="float" office:value="12" calcext:value-type="float">
            <text:p>12</text:p>
          </table:table-cell>
          <table:table-cell table:style-name="ce1" table:formula="of:=IF([.EN60]=&quot;&quot;;&quot;&quot;;(SMALL([.$EJ60:.$EN60];[.EB60])))" office:value-type="float" office:value="24" calcext:value-type="float">
            <text:p>24</text:p>
          </table:table-cell>
          <table:table-cell table:formula="of:=IF([.EQ60]=&quot;&quot;;&quot;&quot;;CONCATENATE(&quot;symbols/types/only_color_exact/&quot;;[.EQ60];&quot;.png&quot;))">
            <text:p/>
          </table:table-cell>
          <table:table-cell table:formula="of:=IF([.ER60]=&quot;&quot;;&quot;&quot;;CONCATENATE(&quot;symbols/types/only_color_exact/&quot;;[.ER60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S60]=&quot;&quot;;&quot;&quot;;CONCATENATE(&quot;symbols/types/only_color_exact/&quot;;[.ES60];&quot;.png&quot;))">
            <text:p/>
          </table:table-cell>
          <table:table-cell table:formula="of:=IF([.ET60]=&quot;&quot;;&quot;&quot;;CONCATENATE(&quot;symbols/types/only_color_exact/&quot;;[.ET60];&quot;.png&quot;))" office:value-type="string" office:string-value="symbols/types/only_color_exact/Grass.png" calcext:value-type="string">
            <text:p>symbols/types/only_color_exact/Grass.png</text:p>
          </table:table-cell>
          <table:table-cell table:formula="of:=IF([.EU60]=&quot;&quot;;&quot;&quot;;CONCATENATE(&quot;symbols/types/only_color_exact/&quot;;[.EU60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number-columns-repeated="5"/>
          <table:table-cell table:formula="of:=CONCATENATE(&quot;Symbols/Types/Weaknesses/&quot;; [.E60]; &quot;.png&quot;)" office:value-type="string" office:string-value="Symbols/Types/Weaknesses/Psychic.png" calcext:value-type="string">
            <text:p>Symbols/Types/Weaknesses/Psychic.png</text:p>
          </table:table-cell>
          <table:table-cell table:formula="of:=CONCATENATE(&quot;Symbols/Pokemon/&quot;;[.A60];&quot;.png&quot;)" office:value-type="string" office:string-value="Symbols/Pokemon/Mr. Mime.png" calcext:value-type="string">
            <text:p>Symbols/Pokemon/Mr. Mime.png</text:p>
          </table:table-cell>
          <table:table-cell table:formula="of:=CONCATENATE(&quot;Symbols/Pokemon/&quot;;[.B60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60];&quot;.png&quot;)" office:value-type="string" office:string-value="Symbols/Pokemon/.png" calcext:value-type="string">
            <text:p>Symbols/Pokemon/.png</text:p>
          </table:table-cell>
          <table:table-cell table:formula="of:=IF([.H60]=&quot;&quot;;0;1)+IF([.I60]=&quot;&quot;;0;1) +IF([.J60]=&quot;&quot;;0;1)+ IF([.K60] = &quot;&quot;;0;1)" office:value-type="float" office:value="2" calcext:value-type="float">
            <text:p>2</text:p>
          </table:table-cell>
          <table:table-cell table:formula="of:=IF([.L60]=&quot;&quot;;0;1)+IF([.M60]=&quot;&quot;;0;1) +IF([.N60]=&quot;&quot;;0;1)+ IF([.O60] = &quot;&quot;;0;1)" office:value-type="float" office:value="0" calcext:value-type="float">
            <text:p>0</text:p>
          </table:table-cell>
          <table:table-cell table:formula="of:=IF([.P60]=&quot;&quot;;0;1)+IF([.Q60]=&quot;&quot;;0;1) +IF([.R60]=&quot;&quot;;0;1)+ IF([.S60] = &quot;&quot;;0;1)" office:value-type="float" office:value="0" calcext:value-type="float">
            <text:p>0</text:p>
          </table:table-cell>
          <table:table-cell table:formula="of:=CONCATENATE(&quot;Symbols/Dice/dice_&quot;;[.H60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I60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J6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6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6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6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6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6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6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6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6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60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60])" office:value-type="string" office:string-value="Speed: 3" calcext:value-type="string">
            <text:p>Speed: 3</text:p>
          </table:table-cell>
          <table:table-cell/>
          <table:table-cell table:formula="of:=MATCH([.AJ60]; [.$GV$1:.$GV$1048576];0)" office:value-type="float" office:value="33" calcext:value-type="float">
            <text:p>33</text:p>
          </table:table-cell>
          <table:table-cell table:formula="of:=MATCH([.AK60]; [.$GV$1:.$GV$1048576];0)" office:value-type="float" office:value="104" calcext:value-type="float">
            <text:p>104</text:p>
          </table:table-cell>
          <table:table-cell table:formula="of:=MATCH([.AL60]; [.$GV$1:.$GV$1048576];0)" office:value-type="float" office:value="84" calcext:value-type="float">
            <text:p>84</text:p>
          </table:table-cell>
          <table:table-cell table:style-name="ce1" table:formula="of:=INDIRECT(&quot;HC&quot;&amp;[.GG60])">
            <text:p/>
          </table:table-cell>
          <table:table-cell table:style-name="ce1" table:formula="of:=INDIRECT(&quot;HC&quot;&amp;[.GH60])" office:value-type="string" office:string-value="Use the last attack affected by." calcext:value-type="string">
            <text:p>Use the last attack affected by.</text:p>
          </table:table-cell>
          <table:table-cell table:style-name="ce1" table:formula="of:=INDIRECT(&quot;HC&quot;&amp;[.GI60])">
            <text:p/>
          </table:table-cell>
          <table:table-cell table:style-name="ce1" table:formula="of:=INDIRECT(&quot;GW&quot;&amp;[.GG60])" office:value-type="float" office:value="1" calcext:value-type="float">
            <text:p>1</text:p>
          </table:table-cell>
          <table:table-cell table:style-name="ce1" table:formula="of:=INDIRECT(&quot;GW&quot;&amp;[.GH60])" office:value-type="float" office:value="1" calcext:value-type="float">
            <text:p>1</text:p>
          </table:table-cell>
          <table:table-cell table:style-name="ce1" table:formula="of:=INDIRECT(&quot;GW&quot;&amp;[.GI60])" office:value-type="float" office:value="0" calcext:value-type="float">
            <text:p>0</text:p>
          </table:table-cell>
          <table:table-cell table:style-name="ce1" table:formula="of:=INDIRECT(&quot;HE&quot;&amp;[.GG60])" office:value-type="string" office:string-value="Damage: (Psychic)(Psychic)" calcext:value-type="string">
            <text:p>Damage: (Psychic)(Psychic)</text:p>
          </table:table-cell>
          <table:table-cell table:style-name="ce1" table:formula="of:=INDIRECT(&quot;HE&quot;&amp;[.GH60])" office:value-type="string" office:string-value="Damage: " calcext:value-type="string">
            <text:p>Damage: </text:p>
          </table:table-cell>
          <table:table-cell table:style-name="ce1" table:formula="of:=INDIRECT(&quot;HE&quot;&amp;[.GI60])" office:value-type="string" office:string-value="Damage: (Normal)(Normal)" calcext:value-type="string">
            <text:p>Damage: (Normal)(Normal)</text:p>
          </table:table-cell>
          <table:table-cell table:number-columns-repeated="2"/>
          <table:table-cell table:style-name="ce6" office:value-type="float" office:value="59" calcext:value-type="float">
            <text:p>59</text:p>
          </table:table-cell>
          <table:table-cell office:value-type="string" calcext:value-type="string">
            <text:p>Double K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ke the attack twice.</text:p>
          </table:table-cell>
          <table:table-cell table:style-name="ce7" table:formula="of:=CONCATENATE([.HH60]; [.HB60])" office:value-type="string" office:string-value="Make the attack twice." calcext:value-type="string">
            <text:p>Make the attack twice.</text:p>
          </table:table-cell>
          <table:table-cell table:style-name="ce6" table:formula="of:=CONCATENATE(&quot;(&quot;;[.GY60];&quot;)&quot;)" office:value-type="string" office:string-value="(Rock)" calcext:value-type="string">
            <text:p>(Rock)</text:p>
          </table:table-cell>
          <table:table-cell table:style-name="ce6" table:formula="of:=CONCATENATE(&quot;Damage: &quot;;IF([.GX60]&gt;=1;[.HD60];&quot;&quot;);IF([.GX60]&gt;=2;[.HD60];&quot;&quot;);IF([.GX60]&gt;=3;[.HD60];&quot;&quot;);IF([.GX60]&gt;=4;[.HD60];&quot;&quot;);IF([.GX60]&gt;=5;[.HD60];&quot;&quot;);IF([.HI60]=1;CONCATENATE(&quot;(&quot;;[.GY60];&quot;_x)&quot;);&quot;&quot;))" office:value-type="string" office:string-value="Damage: (Rock)" calcext:value-type="string">
            <text:p>Damage: (Rock)</text:p>
          </table:table-cell>
          <table:table-cell table:style-name="ce6"/>
          <table:table-cell table:style-name="ce6" table:formula="of:=CONCATENATE(IF([.HA60]&lt;&gt;&quot;all hostile Pok&amp;eacute;mon&quot;;&quot;(&quot;;&quot;&quot;);[.HA60];IF([.HA60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60] &lt;&gt; &quot;&quot;; CONCATENATE(&quot;Affects: &quot;; [.HG60]; &quot;. &quot;);&quot;&quot;)">
            <text:p/>
          </table:table-cell>
          <table:table-cell table:style-name="ce6"/>
          <table:table-cell table:style-name="ce6" table:formula="of:=CONCATENATE([.GV60]; IF([.GW60]=1;&quot; (cc)&quot;;&quot;&quot;))" office:value-type="string" office:string-value="Double Kick" calcext:value-type="string">
            <text:p>Double Kick</text:p>
          </table:table-cell>
          <table:table-cell table:style-name="ce6" table:formula="of:=CONCATENATE(&quot;Symbols/attack_imgs/&quot;;[.GV60];&quot;.png&quot;)" office:value-type="string" office:string-value="Symbols/attack_imgs/Double Kick.png" calcext:value-type="string">
            <text:p>Symbols/attack_imgs/Double Kick.png</text:p>
          </table:table-cell>
          <table:table-cell table:style-name="ce6" table:formula="of:=CONCATENATE(&quot;TM &quot;; [.GU60]-3; &quot; (&quot;;[.GY60]; &quot;_t) &amp;nbsp &quot;; [.GV60];  IF([.GW60]=1;&quot; (cc)&quot;;&quot;&quot;))" office:value-type="string" office:string-value="TM 56 (Rock_t) &amp;nbsp Double Kick" calcext:value-type="string">
            <text:p>TM 56 (Rock_t) &amp;nbsp Double Kick</text:p>
          </table:table-cell>
          <table:table-cell table:style-name="ce6" table:formula="of:=CONCATENATE([.HH60];[.HB60])" office:value-type="string" office:string-value="Make the attack twice." calcext:value-type="string">
            <text:p>Make the attack twice.</text:p>
          </table:table-cell>
          <table:table-cell/>
          <table:table-cell table:formula="of:=IF([.GZ60]=&quot;none&quot;;&quot;&quot;;[.GZ60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60])=&quot;none&quot;;&quot;&quot;;INDIRECT(&quot;GZ&quot;&amp;[.GG60]))" office:value-type="float" office:value="7" calcext:value-type="float">
            <text:p>7</text:p>
          </table:table-cell>
          <table:table-cell table:formula="of:=IF(INDIRECT(&quot;GZ&quot;&amp;[.GH60])=&quot;none&quot;;&quot;&quot;;INDIRECT(&quot;GZ&quot;&amp;[.GH60]))">
            <text:p/>
          </table:table-cell>
          <table:table-cell table:formula="of:=IF(INDIRECT(&quot;GZ&quot;&amp;[.GI60])=&quot;none&quot;;&quot;&quot;;INDIRECT(&quot;GZ&quot;&amp;[.GI60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IF([.IP60]=1;&quot;H&quot;;&quot;&quot;)">
            <text:p/>
          </table:table-cell>
          <table:table-cell table:formula="of:=IF([.IQ60]=1;&quot;H&quot;;&quot;&quot;)">
            <text:p/>
          </table:table-cell>
          <table:table-cell table:formula="of:=IF([.IR60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Farfetch'd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office:value-type="string" calcext:value-type="string">
            <text:p>Early Bird</text:p>
          </table:table-cell>
          <table:table-cell office:value-type="string" calcext:value-type="string">
            <text:p>Activates before all other Pok&amp;eacute;mon.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Normal</text:p>
          </table:table-cell>
          <table:table-cell table:number-columns-repeated="10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61:.AE61];&quot;&gt;1&quot;)-COUNTIF([.T61:.AE61];&quot;&gt;2&quot;)-COUNTIF([.T61:.AE61];&quot;&gt;3&quot;)-COUNTIF([.T61:.AE61];&quot;&gt;4&quot;)-COUNTIF([.T61:.AE61];&quot;&gt;5&quot;)-COUNTIF([.T61:.AE61];&quot;&gt;6&quot;)-COUNTIF([.T61:.AE61];&quot;&gt;7&quot;)-COUNTIF([.T61:.AE61];&quot;&gt;8&quot;)" office:value-type="float" office:value="10" calcext:value-type="float">
            <text:p>10</text:p>
          </table:table-cell>
          <table:table-cell table:formula="of:=SUM([.T61:.AE61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eck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Air Cut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Close Combat</text:p>
          </table:table-cell>
          <table:table-cell table:number-columns-repeated="2"/>
          <table:table-cell table:style-name="ce59" table:formula="of:=ROUND([.AG61]+(12-[.AF61])-[.BA61]/2+[.BF61]+[.BG61]-[.BT61]+[.AZ61]*2/3+[.BC61]-[.AX61];1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kemon Tower</text:p>
          </table:table-cell>
          <table:table-cell table:style-name="ce1" table:formula="of:=IF([.AW61]=&quot;Starter&quot;; 0;IF([.AW61]=&quot;Route 1&quot;;0; IF([.AW61]=&quot;Viridian Forest&quot;;0;IF([.AW61]=&quot;Cycling Road&quot;;0;0.7))))" office:value-type="float" office:value="0.7" calcext:value-type="float">
            <text:p>0.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D61]=&quot;&quot;;IF([.I61]&lt;&gt;&quot;&quot;;0;IF([.M61]&lt;&gt;&quot;&quot;;[.AH61]-1;[.AI61]-1));IF([.M61]&lt;&gt;&quot;&quot;;0;IF([.Q61]&lt;&gt;&quot;&quot;;[.AH61]-1)))" office:value-type="float" office:value="0" calcext:value-type="float">
            <text:p>0</text:p>
          </table:table-cell>
          <table:table-cell/>
          <table:table-cell table:style-name="ce1" table:formula="of:=IF([.AM61]=1;0;IF([.AM61]=2;1;IF([.AM61]=3;1.7;IF([.AM61]=4;2.2;IF([.AM61]=5;2.55;IF([.AM61]=6;2.8;IF([.AM61]=7;3)))))))"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table:formula="of:=[.BD61] *(2 -[.BE61])/2" office:value-type="float" office:value="1.87" calcext:value-type="float">
            <text:p>1.87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61])" office:value-type="string" office:string-value="Peck" calcext:value-type="string">
            <text:p>Peck</text:p>
          </table:table-cell>
          <table:table-cell table:style-name="ce1" table:formula="of:=INDIRECT(&quot;HJ&quot;&amp;[.GH61])" office:value-type="string" office:string-value="Slash (cc)" calcext:value-type="string">
            <text:p>Slash (cc)</text:p>
          </table:table-cell>
          <table:table-cell table:style-name="ce1" table:formula="of:=INDIRECT(&quot;HJ&quot;&amp;[.GI61])" office:value-type="string" office:string-value="Air Cutter (cc)" calcext:value-type="string">
            <text:p>Air Cutter (cc)</text:p>
          </table:table-cell>
          <table:table-cell/>
          <table:table-cell table:style-name="ce1" table:formula="of:=IF([.BQ61]&gt;=1; 0;IF([.BR61]&gt;=1;[.AH61]-1;IF([.BS61]&gt;=1;[.AI61]-1;11)))" office:value-type="float" office:value="0" calcext:value-type="float">
            <text:p>0</text:p>
          </table:table-cell>
          <table:table-cell table:formula="of:=IF([.BQ61]&gt;=2; 0;IF([.BR61]&gt;=2;[.AH61]-1;IF([.BS61]&gt;=2;[.AI61]-1;11)))" office:value-type="float" office:value="0" calcext:value-type="float">
            <text:p>0</text:p>
          </table:table-cell>
          <table:table-cell table:formula="of:=IF([.BQ61]&gt;=3; 0;IF([.BR61]&gt;=3;[.AH61]-1;IF([.BS61]&gt;=3;[.AI61]-1;11)))" office:value-type="float" office:value="11" calcext:value-type="float">
            <text:p>11</text:p>
          </table:table-cell>
          <table:table-cell table:formula="of:=IF([.BQ61]&gt;=4; 0;IF([.BR61]&gt;=4;[.AH61]-1;IF([.BS61]&gt;=4;[.AI61]-1;11)))" office:value-type="float" office:value="11" calcext:value-type="float">
            <text:p>11</text:p>
          </table:table-cell>
          <table:table-cell table:formula="of:= 4- COUNTBLANK([.H61:.K61])" office:value-type="float" office:value="2" calcext:value-type="float">
            <text:p>2</text:p>
          </table:table-cell>
          <table:table-cell table:formula="of:= MAX([.BQ61];4 -COUNTBLANK([.L61:.O61]))" office:value-type="float" office:value="2" calcext:value-type="float">
            <text:p>2</text:p>
          </table:table-cell>
          <table:table-cell table:formula="of:=MAX([.BR61];4-COUNTBLANK([.P61:.S61]))" office:value-type="float" office:value="2" calcext:value-type="float">
            <text:p>2</text:p>
          </table:table-cell>
          <table:table-cell table:formula="of:=IF([.D61]&lt;&gt;&quot;&quot;;4;SUM([.BM61:.BP61])/7)" office:value-type="float" office:value="3.14285714285714" calcext:value-type="float">
            <text:p>3.14285714285714</text:p>
          </table:table-cell>
          <table:table-cell table:number-columns-repeated="16"/>
          <table:table-cell table:formula="of:=IF([.A61]=&quot;&quot;;0;1)+IF([.B61]=&quot;&quot;;0;1)+IF([.C61]=&quot;&quot;;0;1)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formula="of:=IF([.D61]=&quot;&quot;;&quot;&quot;;CONCATENATE(&quot;Symbols/Other/&quot;;[.D61];&quot;.png&quot;))">
            <text:p/>
          </table:table-cell>
          <table:table-cell table:formula="of:=LEN([.A61])" office:value-type="float" office:value="10" calcext:value-type="float">
            <text:p>10</text:p>
          </table:table-cell>
          <table:table-cell table:formula="of:=LEN([.B61])" office:value-type="float" office:value="0" calcext:value-type="float">
            <text:p>0</text:p>
          </table:table-cell>
          <table:table-cell table:formula="of:=LEN([.C61])" office:value-type="float" office:value="0" calcext:value-type="float">
            <text:p>0</text:p>
          </table:table-cell>
          <table:table-cell table:formula="of:=CONCATENATE(IF([.FO61]&gt;0; CONCATENATE([.A61];&quot; (die_&quot;; [.H61]);&quot;&quot;); IF([.FO61]&gt;1; CONCATENATE(&quot;_&quot;;[.I61]);&quot;&quot;);IF([.FO61]&gt;2; CONCATENATE(&quot;_&quot;;[.J61]);&quot;&quot;);IF([.FO61]&gt;3; CONCATENATE(&quot;_&quot;;[.K61]);&quot;&quot;);IF([.FO61]&gt;0;&quot;)&quot;;[.A61]))" office:value-type="string" office:string-value="Farfetch'd (die_Flying_Normal)" calcext:value-type="string">
            <text:p>Farfetch'd (die_Flying_Normal)</text:p>
          </table:table-cell>
          <table:table-cell table:formula="of:=CONCATENATE(IF([.FP61]&gt;0; CONCATENATE([.B61];&quot; (die_&quot;; [.L61]);&quot;&quot;); IF([.FP61]&gt;1; CONCATENATE(&quot;_&quot;;[.M61]);&quot;&quot;);IF([.FP61]&gt;2; CONCATENATE(&quot;_&quot;;[.N61]);&quot;&quot;);IF([.FP61]&gt;3; CONCATENATE(&quot;_&quot;;[.O61]);&quot;&quot;);IF([.FP61]&gt;0;&quot;)&quot;;&quot;&quot;))">
            <text:p/>
          </table:table-cell>
          <table:table-cell table:formula="of:=CONCATENATE(IF([.FQ61]&gt;0; CONCATENATE([.C61];&quot; (die_&quot;; [.P61]);&quot;&quot;); IF([.FQ61]&gt;1; CONCATENATE(&quot;_&quot;;[.Q61]);&quot;&quot;);IF([.FQ61]&gt;2; CONCATENATE(&quot;_&quot;;[.R61]);&quot;&quot;);IF([.FQ61]&gt;3; CONCATENATE(&quot;_&quot;;[.S61]);&quot;&quot;);IF([.FQ61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61] = &quot;&quot;; &quot;&quot;;MATCH([.AN61];[.$GV$2:.$GV$100];0)-3)" office:value-type="float" office:value="18" calcext:value-type="float">
            <text:p>18</text:p>
          </table:table-cell>
          <table:table-cell table:formula="of:=IF([.AO61] = &quot;&quot;; &quot;&quot;;MATCH([.AO61];[.$GV$2:.$GV$100];0)-3)" office:value-type="float" office:value="25" calcext:value-type="float">
            <text:p>25</text:p>
          </table:table-cell>
          <table:table-cell table:formula="of:=IF([.AP61] = &quot;&quot;; &quot;&quot;;MATCH([.AP61];[.$GV$2:.$GV$100];0)-3)" office:value-type="float" office:value="32" calcext:value-type="float">
            <text:p>32</text:p>
          </table:table-cell>
          <table:table-cell table:formula="of:=IF([.AQ61] = &quot;&quot;; &quot;&quot;;MATCH([.AQ61];[.$GV$2:.$GV$100];0)-3)">
            <text:p/>
          </table:table-cell>
          <table:table-cell table:formula="of:=IF([.AR61] = &quot;&quot;; &quot;&quot;;MATCH([.AR61];[.$GV$2:.$GV$100];0)-3)">
            <text:p/>
          </table:table-cell>
          <table:table-cell table:number-columns-repeated="2"/>
          <table:table-cell table:style-name="ce1" table:formula="of:=IFERROR(IF(OR(INDIRECT(&quot;$GX&quot; &amp; [.EV61]+4 )&gt;0;INDIRECT(&quot;$HI&quot; &amp; [.EV61]+4 )&gt;0);INDIRECT(&quot;$GY&quot; &amp; [.EV61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W61]+4 )&gt;0;INDIRECT(&quot;$HI&quot; &amp; [.EW61]+4 )&gt;0);INDIRECT(&quot;$GY&quot; &amp; [.EW61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X61]+4 )&gt;0;INDIRECT(&quot;$HI&quot; &amp; [.EX61]+4 )&gt;0);INDIRECT(&quot;$GY&quot; &amp; [.EX61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Y61]+4 )&gt;0;INDIRECT(&quot;$HI&quot; &amp; [.EY61]+4 )&gt;0);INDIRECT(&quot;$GY&quot; &amp; [.EY61]+4);&quot;&quot;);&quot;&quot;)">
            <text:p/>
          </table:table-cell>
          <table:table-cell table:style-name="ce1" table:formula="of:=IFERROR(IF(OR(INDIRECT(&quot;$GX&quot; &amp; [.EZ61]+4 )&gt;0;INDIRECT(&quot;$HI&quot; &amp; [.EZ61]+4 )&gt;0);INDIRECT(&quot;$GY&quot; &amp; [.EZ61]+4);&quot;&quot;);&quot;&quot;)">
            <text:p/>
          </table:table-cell>
          <table:table-cell table:style-name="ce1" table:formula="of:=IF([.EJ61]=&quot;&quot;;&quot;&quot;;(SMALL([.$EJ61:.$EN61];[.DX61])))" office:value-type="float" office:value="18" calcext:value-type="float">
            <text:p>18</text:p>
          </table:table-cell>
          <table:table-cell table:style-name="ce1" table:formula="of:=IF([.EK61]=&quot;&quot;;&quot;&quot;;(SMALL([.$EJ61:.$EN61];[.DY61])))" office:value-type="float" office:value="25" calcext:value-type="float">
            <text:p>25</text:p>
          </table:table-cell>
          <table:table-cell table:style-name="ce1" table:formula="of:=IF([.EL61]=&quot;&quot;;&quot;&quot;;(SMALL([.$EJ61:.$EN61];[.DZ61])))" office:value-type="float" office:value="32" calcext:value-type="float">
            <text:p>32</text:p>
          </table:table-cell>
          <table:table-cell table:style-name="ce1" table:formula="of:=IF([.EM61]=&quot;&quot;;&quot;&quot;;(SMALL([.$EJ61:.$EN61];[.EA61])))">
            <text:p/>
          </table:table-cell>
          <table:table-cell table:style-name="ce1" table:formula="of:=IF([.EN61]=&quot;&quot;;&quot;&quot;;(SMALL([.$EJ61:.$EN61];[.EB61])))">
            <text:p/>
          </table:table-cell>
          <table:table-cell table:formula="of:=IF([.EQ61]=&quot;&quot;;&quot;&quot;;CONCATENATE(&quot;symbols/types/only_color_exact/&quot;;[.EQ61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R61]=&quot;&quot;;&quot;&quot;;CONCATENATE(&quot;symbols/types/only_color_exact/&quot;;[.ER61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S61]=&quot;&quot;;&quot;&quot;;CONCATENATE(&quot;symbols/types/only_color_exact/&quot;;[.ES61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T61]=&quot;&quot;;&quot;&quot;;CONCATENATE(&quot;symbols/types/only_color_exact/&quot;;[.ET61];&quot;.png&quot;))">
            <text:p/>
          </table:table-cell>
          <table:table-cell table:formula="of:=IF([.EU61]=&quot;&quot;;&quot;&quot;;CONCATENATE(&quot;symbols/types/only_color_exact/&quot;;[.EU61];&quot;.png&quot;))">
            <text:p/>
          </table:table-cell>
          <table:table-cell table:number-columns-repeated="5"/>
          <table:table-cell table:formula="of:=CONCATENATE(&quot;Symbols/Types/Weaknesses/&quot;; [.E61]; &quot;.png&quot;)" office:value-type="string" office:string-value="Symbols/Types/Weaknesses/Flying.png" calcext:value-type="string">
            <text:p>Symbols/Types/Weaknesses/Flying.png</text:p>
          </table:table-cell>
          <table:table-cell table:formula="of:=CONCATENATE(&quot;Symbols/Pokemon/&quot;;[.A61];&quot;.png&quot;)" office:value-type="string" office:string-value="Symbols/Pokemon/Farfetch'd.png" calcext:value-type="string">
            <text:p>Symbols/Pokemon/Farfetch'd.png</text:p>
          </table:table-cell>
          <table:table-cell table:formula="of:=CONCATENATE(&quot;Symbols/Pokemon/&quot;;[.B61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61];&quot;.png&quot;)" office:value-type="string" office:string-value="Symbols/Pokemon/.png" calcext:value-type="string">
            <text:p>Symbols/Pokemon/.png</text:p>
          </table:table-cell>
          <table:table-cell table:formula="of:=IF([.H61]=&quot;&quot;;0;1)+IF([.I61]=&quot;&quot;;0;1) +IF([.J61]=&quot;&quot;;0;1)+ IF([.K61] = &quot;&quot;;0;1)" office:value-type="float" office:value="2" calcext:value-type="float">
            <text:p>2</text:p>
          </table:table-cell>
          <table:table-cell table:formula="of:=IF([.L61]=&quot;&quot;;0;1)+IF([.M61]=&quot;&quot;;0;1) +IF([.N61]=&quot;&quot;;0;1)+ IF([.O61] = &quot;&quot;;0;1)" office:value-type="float" office:value="0" calcext:value-type="float">
            <text:p>0</text:p>
          </table:table-cell>
          <table:table-cell table:formula="of:=IF([.P61]=&quot;&quot;;0;1)+IF([.Q61]=&quot;&quot;;0;1) +IF([.R61]=&quot;&quot;;0;1)+ IF([.S61] = &quot;&quot;;0;1)" office:value-type="float" office:value="0" calcext:value-type="float">
            <text:p>0</text:p>
          </table:table-cell>
          <table:table-cell table:formula="of:=CONCATENATE(&quot;Symbols/Dice/dice_&quot;;[.H61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I61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J6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6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6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6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6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6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6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6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6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61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61])" office:value-type="string" office:string-value="Speed: 4" calcext:value-type="string">
            <text:p>Speed: 4</text:p>
          </table:table-cell>
          <table:table-cell/>
          <table:table-cell table:formula="of:=MATCH([.AJ61]; [.$GV$1:.$GV$1048576];0)" office:value-type="float" office:value="58" calcext:value-type="float">
            <text:p>58</text:p>
          </table:table-cell>
          <table:table-cell table:formula="of:=MATCH([.AK61]; [.$GV$1:.$GV$1048576];0)" office:value-type="float" office:value="38" calcext:value-type="float">
            <text:p>38</text:p>
          </table:table-cell>
          <table:table-cell table:formula="of:=MATCH([.AL61]; [.$GV$1:.$GV$1048576];0)" office:value-type="float" office:value="50" calcext:value-type="float">
            <text:p>50</text:p>
          </table:table-cell>
          <table:table-cell table:style-name="ce1" table:formula="of:=INDIRECT(&quot;HC&quot;&amp;[.GG61])">
            <text:p/>
          </table:table-cell>
          <table:table-cell table:style-name="ce1" table:formula="of:=INDIRECT(&quot;HC&quot;&amp;[.GH61])" office:value-type="string" office:string-value="Affects: (half). " calcext:value-type="string">
            <text:p>Affects: (half). </text:p>
          </table:table-cell>
          <table:table-cell table:style-name="ce1" table:formula="of:=INDIRECT(&quot;HC&quot;&amp;[.GI61])" office:value-type="string" office:string-value="Affects: (half). " calcext:value-type="string">
            <text:p>Affects: (half). </text:p>
          </table:table-cell>
          <table:table-cell table:style-name="ce1" table:formula="of:=INDIRECT(&quot;GW&quot;&amp;[.GG61])" office:value-type="float" office:value="0" calcext:value-type="float">
            <text:p>0</text:p>
          </table:table-cell>
          <table:table-cell table:style-name="ce1" table:formula="of:=INDIRECT(&quot;GW&quot;&amp;[.GH61])" office:value-type="float" office:value="1" calcext:value-type="float">
            <text:p>1</text:p>
          </table:table-cell>
          <table:table-cell table:style-name="ce1" table:formula="of:=INDIRECT(&quot;GW&quot;&amp;[.GI61])" office:value-type="float" office:value="1" calcext:value-type="float">
            <text:p>1</text:p>
          </table:table-cell>
          <table:table-cell table:style-name="ce1" table:formula="of:=INDIRECT(&quot;HE&quot;&amp;[.GG61])" office:value-type="string" office:string-value="Damage: (Flying)(Flying)" calcext:value-type="string">
            <text:p>Damage: (Flying)(Flying)</text:p>
          </table:table-cell>
          <table:table-cell table:style-name="ce1" table:formula="of:=INDIRECT(&quot;HE&quot;&amp;[.GH61])" office:value-type="string" office:string-value="Damage: (Normal)(Normal)(Normal)" calcext:value-type="string">
            <text:p>Damage: (Normal)(Normal)(Normal)</text:p>
          </table:table-cell>
          <table:table-cell table:style-name="ce1" table:formula="of:=INDIRECT(&quot;HE&quot;&amp;[.GI61])" office:value-type="string" office:string-value="Damage: (Flying)(Flying)" calcext:value-type="string">
            <text:p>Damage: (Flying)(Flying)</text:p>
          </table:table-cell>
          <table:table-cell table:number-columns-repeated="2"/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Focus Punc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Rock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Can't move during activaton.</text:p>
          </table:table-cell>
          <table:table-cell table:style-name="ce7" table:formula="of:=CONCATENATE([.HH61]; [.HB61])" office:value-type="string" office:string-value="Can't move during activaton." calcext:value-type="string">
            <text:p>Can't move during activaton.</text:p>
          </table:table-cell>
          <table:table-cell table:style-name="ce6" table:formula="of:=CONCATENATE(&quot;(&quot;;[.GY61];&quot;)&quot;)" office:value-type="string" office:string-value="(Rock)" calcext:value-type="string">
            <text:p>(Rock)</text:p>
          </table:table-cell>
          <table:table-cell table:style-name="ce6" table:formula="of:=CONCATENATE(&quot;Damage: &quot;;IF([.GX61]&gt;=1;[.HD61];&quot;&quot;);IF([.GX61]&gt;=2;[.HD61];&quot;&quot;);IF([.GX61]&gt;=3;[.HD61];&quot;&quot;);IF([.GX61]&gt;=4;[.HD61];&quot;&quot;);IF([.GX61]&gt;=5;[.HD61];&quot;&quot;);IF([.HI61]=1;CONCATENATE(&quot;(&quot;;[.GY61];&quot;_x)&quot;);&quot;&quot;))" office:value-type="string" office:string-value="Damage: (Rock)(Rock)(Rock)(Rock)" calcext:value-type="string">
            <text:p>Damage: (Rock)(Rock)(Rock)(Rock)</text:p>
          </table:table-cell>
          <table:table-cell table:style-name="ce6"/>
          <table:table-cell table:style-name="ce6" table:formula="of:=CONCATENATE(IF([.HA61]&lt;&gt;&quot;all hostile Pok&amp;eacute;mon&quot;;&quot;(&quot;;&quot;&quot;);[.HA61];IF([.HA61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61] &lt;&gt; &quot;&quot;; CONCATENATE(&quot;Affects: &quot;; [.HG61]; &quot;. &quot;);&quot;&quot;)">
            <text:p/>
          </table:table-cell>
          <table:table-cell table:style-name="ce6"/>
          <table:table-cell table:style-name="ce6" table:formula="of:=CONCATENATE([.GV61]; IF([.GW61]=1;&quot; (cc)&quot;;&quot;&quot;))" office:value-type="string" office:string-value="Focus Punch (cc)" calcext:value-type="string">
            <text:p>Focus Punch (cc)</text:p>
          </table:table-cell>
          <table:table-cell table:style-name="ce6" table:formula="of:=CONCATENATE(&quot;Symbols/attack_imgs/&quot;;[.GV61];&quot;.png&quot;)" office:value-type="string" office:string-value="Symbols/attack_imgs/Focus Punch.png" calcext:value-type="string">
            <text:p>Symbols/attack_imgs/Focus Punch.png</text:p>
          </table:table-cell>
          <table:table-cell table:style-name="ce6" table:formula="of:=CONCATENATE(&quot;TM &quot;; [.GU61]-3; &quot; (&quot;;[.GY61]; &quot;_t) &amp;nbsp &quot;; [.GV61];  IF([.GW61]=1;&quot; (cc)&quot;;&quot;&quot;))" office:value-type="string" office:string-value="TM 57 (Rock_t) &amp;nbsp Focus Punch (cc)" calcext:value-type="string">
            <text:p>TM 57 (Rock_t) &amp;nbsp Focus Punch (cc)</text:p>
          </table:table-cell>
          <table:table-cell table:style-name="ce6" table:formula="of:=CONCATENATE([.HH61];[.HB61])" office:value-type="string" office:string-value="Can't move during activaton." calcext:value-type="string">
            <text:p>Can't move during activaton.</text:p>
          </table:table-cell>
          <table:table-cell/>
          <table:table-cell table:formula="of:=IF([.GZ61]=&quot;none&quot;;&quot;&quot;;[.GZ61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61])=&quot;none&quot;;&quot;&quot;;INDIRECT(&quot;GZ&quot;&amp;[.GG61]))" office:value-type="float" office:value="1" calcext:value-type="float">
            <text:p>1</text:p>
          </table:table-cell>
          <table:table-cell table:formula="of:=IF(INDIRECT(&quot;GZ&quot;&amp;[.GH61])=&quot;none&quot;;&quot;&quot;;INDIRECT(&quot;GZ&quot;&amp;[.GH61]))" office:value-type="float" office:value="1" calcext:value-type="float">
            <text:p>1</text:p>
          </table:table-cell>
          <table:table-cell table:formula="of:=IF(INDIRECT(&quot;GZ&quot;&amp;[.GI61])=&quot;none&quot;;&quot;&quot;;INDIRECT(&quot;GZ&quot;&amp;[.GI61]))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IF([.IP61]=1;&quot;H&quot;;&quot;&quot;)">
            <text:p/>
          </table:table-cell>
          <table:table-cell table:formula="of:=IF([.IQ61]=1;&quot;H&quot;;&quot;&quot;)">
            <text:p/>
          </table:table-cell>
          <table:table-cell table:formula="of:=IF([.IR61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Hypno</text:p>
          </table:table-cell>
          <table:table-cell table:number-columns-repeated="2"/>
          <table:table-cell office:value-type="string" calcext:value-type="string">
            <text:p>Psychic</text:p>
          </table:table-cell>
          <table:table-cell office:value-type="string" calcext:value-type="string">
            <text:p>Hypnotic</text:p>
          </table:table-cell>
          <table:table-cell office:value-type="string" calcext:value-type="string">
            <text:p>Targets that take (psychic) become &lt;b&gt;Flinched&lt;/b&gt;. (Can't use exhaustible attacks)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table:number-columns-repeated="2" office:value-type="string" calcext:value-type="string">
            <text:p>Psychic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62:.AE62];&quot;&gt;1&quot;)-COUNTIF([.T62:.AE62];&quot;&gt;2&quot;)-COUNTIF([.T62:.AE62];&quot;&gt;3&quot;)-COUNTIF([.T62:.AE62];&quot;&gt;4&quot;)-COUNTIF([.T62:.AE62];&quot;&gt;5&quot;)-COUNTIF([.T62:.AE62];&quot;&gt;6&quot;)-COUNTIF([.T62:.AE62];&quot;&gt;7&quot;)-COUNTIF([.T62:.AE62];&quot;&gt;8&quot;)" office:value-type="float" office:value="10" calcext:value-type="float">
            <text:p>10</text:p>
          </table:table-cell>
          <table:table-cell table:formula="of:=SUM([.T62:.AE62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Hypno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Rain Dance</text:p>
          </table:table-cell>
          <table:table-cell/>
          <table:table-cell table:style-name="ce59" table:formula="of:=ROUND([.AG62]+(12-[.AF62])-[.BA62]/2+[.BF62]+[.BG62]-[.BT62]+[.AZ62]*2/3+[.BC62]-[.AX62];1)" office:value-type="float" office:value="10.2" calcext:value-type="float">
            <text:p>10.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kemon Tower</text:p>
          </table:table-cell>
          <table:table-cell table:style-name="ce1" table:formula="of:=IF([.AW62]=&quot;Starter&quot;; 0;IF([.AW62]=&quot;Route 1&quot;;0; IF([.AW62]=&quot;Viridian Forest&quot;;0;IF([.AW62]=&quot;Cycling Road&quot;;0;0.7))))" office:value-type="float" office:value="0.7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[.D62]=&quot;&quot;;IF([.I62]&lt;&gt;&quot;&quot;;0;IF([.M62]&lt;&gt;&quot;&quot;;[.AH62]-1;[.AI62]-1));IF([.M62]&lt;&gt;&quot;&quot;;0;IF([.Q62]&lt;&gt;&quot;&quot;;[.AH62]-1)))" office:value-type="float" office:value="0" calcext:value-type="float">
            <text:p>0</text:p>
          </table:table-cell>
          <table:table-cell/>
          <table:table-cell table:style-name="ce1" table:formula="of:=IF([.AM62]=1;0;IF([.AM62]=2;1;IF([.AM62]=3;1.7;IF([.AM62]=4;2.2;IF([.AM62]=5;2.55;IF([.AM62]=6;2.8;IF([.AM62]=7;3)))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D62] *(2 -[.BE62])/2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62])" office:value-type="string" office:string-value="Psychic (cc)" calcext:value-type="string">
            <text:p>Psychic (cc)</text:p>
          </table:table-cell>
          <table:table-cell table:style-name="ce1" table:formula="of:=INDIRECT(&quot;HJ&quot;&amp;[.GH62])" office:value-type="string" office:string-value="Shadow Ball" calcext:value-type="string">
            <text:p>Shadow Ball</text:p>
          </table:table-cell>
          <table:table-cell table:style-name="ce1" table:formula="of:=INDIRECT(&quot;HJ&quot;&amp;[.GI62])" office:value-type="string" office:string-value="Hypnosis (cc)" calcext:value-type="string">
            <text:p>Hypnosis (cc)</text:p>
          </table:table-cell>
          <table:table-cell/>
          <table:table-cell table:style-name="ce1" table:formula="of:=IF([.BQ62]&gt;=1; 0;IF([.BR62]&gt;=1;[.AH62]-1;IF([.BS62]&gt;=1;[.AI62]-1;11)))" office:value-type="float" office:value="0" calcext:value-type="float">
            <text:p>0</text:p>
          </table:table-cell>
          <table:table-cell table:formula="of:=IF([.BQ62]&gt;=2; 0;IF([.BR62]&gt;=2;[.AH62]-1;IF([.BS62]&gt;=2;[.AI62]-1;11)))" office:value-type="float" office:value="0" calcext:value-type="float">
            <text:p>0</text:p>
          </table:table-cell>
          <table:table-cell table:formula="of:=IF([.BQ62]&gt;=3; 0;IF([.BR62]&gt;=3;[.AH62]-1;IF([.BS62]&gt;=3;[.AI62]-1;11)))" office:value-type="float" office:value="4" calcext:value-type="float">
            <text:p>4</text:p>
          </table:table-cell>
          <table:table-cell table:formula="of:=IF([.BQ62]&gt;=4; 0;IF([.BR62]&gt;=4;[.AH62]-1;IF([.BS62]&gt;=4;[.AI62]-1;11)))" office:value-type="float" office:value="11" calcext:value-type="float">
            <text:p>11</text:p>
          </table:table-cell>
          <table:table-cell table:formula="of:= 4- COUNTBLANK([.H62:.K62])" office:value-type="float" office:value="2" calcext:value-type="float">
            <text:p>2</text:p>
          </table:table-cell>
          <table:table-cell table:formula="of:= MAX([.BQ62];4 -COUNTBLANK([.L62:.O62]))" office:value-type="float" office:value="3" calcext:value-type="float">
            <text:p>3</text:p>
          </table:table-cell>
          <table:table-cell table:formula="of:=MAX([.BR62];4-COUNTBLANK([.P62:.S62]))" office:value-type="float" office:value="3" calcext:value-type="float">
            <text:p>3</text:p>
          </table:table-cell>
          <table:table-cell table:formula="of:=IF([.D62]&lt;&gt;&quot;&quot;;4;SUM([.BM62:.BP62])/7)" office:value-type="float" office:value="2.14285714285714" calcext:value-type="float">
            <text:p>2.14285714285714</text:p>
          </table:table-cell>
          <table:table-cell table:number-columns-repeated="16"/>
          <table:table-cell table:formula="of:=IF([.A62]=&quot;&quot;;0;1)+IF([.B62]=&quot;&quot;;0;1)+IF([.C62]=&quot;&quot;;0;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IF([.D62]=&quot;&quot;;&quot;&quot;;CONCATENATE(&quot;Symbols/Other/&quot;;[.D62];&quot;.png&quot;))">
            <text:p/>
          </table:table-cell>
          <table:table-cell table:formula="of:=LEN([.A62])" office:value-type="float" office:value="7" calcext:value-type="float">
            <text:p>7</text:p>
          </table:table-cell>
          <table:table-cell table:formula="of:=LEN([.B62])" office:value-type="float" office:value="5" calcext:value-type="float">
            <text:p>5</text:p>
          </table:table-cell>
          <table:table-cell table:formula="of:=LEN([.C62])" office:value-type="float" office:value="0" calcext:value-type="float">
            <text:p>0</text:p>
          </table:table-cell>
          <table:table-cell table:formula="of:=CONCATENATE(IF([.FO62]&gt;0; CONCATENATE([.A62];&quot; (die_&quot;; [.H62]);&quot;&quot;); IF([.FO62]&gt;1; CONCATENATE(&quot;_&quot;;[.I62]);&quot;&quot;);IF([.FO62]&gt;2; CONCATENATE(&quot;_&quot;;[.J62]);&quot;&quot;);IF([.FO62]&gt;3; CONCATENATE(&quot;_&quot;;[.K62]);&quot;&quot;);IF([.FO62]&gt;0;&quot;)&quot;;[.A62]))" office:value-type="string" office:string-value="Drowzee (die_Psychic_Normal)" calcext:value-type="string">
            <text:p>Drowzee (die_Psychic_Normal)</text:p>
          </table:table-cell>
          <table:table-cell table:formula="of:=CONCATENATE(IF([.FP62]&gt;0; CONCATENATE([.B62];&quot; (die_&quot;; [.L62]);&quot;&quot;); IF([.FP62]&gt;1; CONCATENATE(&quot;_&quot;;[.M62]);&quot;&quot;);IF([.FP62]&gt;2; CONCATENATE(&quot;_&quot;;[.N62]);&quot;&quot;);IF([.FP62]&gt;3; CONCATENATE(&quot;_&quot;;[.O62]);&quot;&quot;);IF([.FP62]&gt;0;&quot;)&quot;;&quot;&quot;))" office:value-type="string" office:string-value="Hypno (die_Psychic_Psychic_Normal)" calcext:value-type="string">
            <text:p>Hypno (die_Psychic_Psychic_Normal)</text:p>
          </table:table-cell>
          <table:table-cell table:formula="of:=CONCATENATE(IF([.FQ62]&gt;0; CONCATENATE([.C62];&quot; (die_&quot;; [.P62]);&quot;&quot;); IF([.FQ62]&gt;1; CONCATENATE(&quot;_&quot;;[.Q62]);&quot;&quot;);IF([.FQ62]&gt;2; CONCATENATE(&quot;_&quot;;[.R62]);&quot;&quot;);IF([.FQ62]&gt;3; CONCATENATE(&quot;_&quot;;[.S62]);&quot;&quot;);IF([.FQ62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62] = &quot;&quot;; &quot;&quot;;MATCH([.AN62];[.$GV$2:.$GV$100];0)-3)" office:value-type="float" office:value="3" calcext:value-type="float">
            <text:p>3</text:p>
          </table:table-cell>
          <table:table-cell table:formula="of:=IF([.AO62] = &quot;&quot;; &quot;&quot;;MATCH([.AO62];[.$GV$2:.$GV$100];0)-3)" office:value-type="float" office:value="25" calcext:value-type="float">
            <text:p>25</text:p>
          </table:table-cell>
          <table:table-cell table:formula="of:=IF([.AP62] = &quot;&quot;; &quot;&quot;;MATCH([.AP62];[.$GV$2:.$GV$100];0)-3)" office:value-type="float" office:value="13" calcext:value-type="float">
            <text:p>13</text:p>
          </table:table-cell>
          <table:table-cell table:formula="of:=IF([.AQ62] = &quot;&quot;; &quot;&quot;;MATCH([.AQ62];[.$GV$2:.$GV$100];0)-3)" office:value-type="float" office:value="2" calcext:value-type="float">
            <text:p>2</text:p>
          </table:table-cell>
          <table:table-cell table:formula="of:=IF([.AR62] = &quot;&quot;; &quot;&quot;;MATCH([.AR62];[.$GV$2:.$GV$100];0)-3)">
            <text:p/>
          </table:table-cell>
          <table:table-cell table:number-columns-repeated="2"/>
          <table:table-cell table:style-name="ce1" table:formula="of:=IFERROR(IF(OR(INDIRECT(&quot;$GX&quot; &amp; [.EV62]+4 )&gt;0;INDIRECT(&quot;$HI&quot; &amp; [.EV62]+4 )&gt;0);INDIRECT(&quot;$GY&quot; &amp; [.EV62]+4);&quot;&quot;);&quot;&quot;)">
            <text:p/>
          </table:table-cell>
          <table:table-cell table:style-name="ce1" table:formula="of:=IFERROR(IF(OR(INDIRECT(&quot;$GX&quot; &amp; [.EW62]+4 )&gt;0;INDIRECT(&quot;$HI&quot; &amp; [.EW62]+4 )&gt;0);INDIRECT(&quot;$GY&quot; &amp; [.EW62]+4);&quot;&quot;);&quot;&quot;)" office:value-type="string" office:string-value="Electric" calcext:value-type="string">
            <text:p>Electric</text:p>
          </table:table-cell>
          <table:table-cell table:style-name="ce1" table:formula="of:=IFERROR(IF(OR(INDIRECT(&quot;$GX&quot; &amp; [.EX62]+4 )&gt;0;INDIRECT(&quot;$HI&quot; &amp; [.EX62]+4 )&gt;0);INDIRECT(&quot;$GY&quot; &amp; [.EX62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62]+4 )&gt;0;INDIRECT(&quot;$HI&quot; &amp; [.EY62]+4 )&gt;0);INDIRECT(&quot;$GY&quot; &amp; [.EY62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Z62]+4 )&gt;0;INDIRECT(&quot;$HI&quot; &amp; [.EZ62]+4 )&gt;0);INDIRECT(&quot;$GY&quot; &amp; [.EZ62]+4);&quot;&quot;);&quot;&quot;)">
            <text:p/>
          </table:table-cell>
          <table:table-cell table:style-name="ce1" table:formula="of:=IF([.EJ62]=&quot;&quot;;&quot;&quot;;(SMALL([.$EJ62:.$EN62];[.DX62])))" office:value-type="float" office:value="2" calcext:value-type="float">
            <text:p>2</text:p>
          </table:table-cell>
          <table:table-cell table:style-name="ce1" table:formula="of:=IF([.EK62]=&quot;&quot;;&quot;&quot;;(SMALL([.$EJ62:.$EN62];[.DY62])))" office:value-type="float" office:value="3" calcext:value-type="float">
            <text:p>3</text:p>
          </table:table-cell>
          <table:table-cell table:style-name="ce1" table:formula="of:=IF([.EL62]=&quot;&quot;;&quot;&quot;;(SMALL([.$EJ62:.$EN62];[.DZ62])))" office:value-type="float" office:value="13" calcext:value-type="float">
            <text:p>13</text:p>
          </table:table-cell>
          <table:table-cell table:style-name="ce1" table:formula="of:=IF([.EM62]=&quot;&quot;;&quot;&quot;;(SMALL([.$EJ62:.$EN62];[.EA62])))" office:value-type="float" office:value="25" calcext:value-type="float">
            <text:p>25</text:p>
          </table:table-cell>
          <table:table-cell table:style-name="ce1" table:formula="of:=IF([.EN62]=&quot;&quot;;&quot;&quot;;(SMALL([.$EJ62:.$EN62];[.EB62])))">
            <text:p/>
          </table:table-cell>
          <table:table-cell table:formula="of:=IF([.EQ62]=&quot;&quot;;&quot;&quot;;CONCATENATE(&quot;symbols/types/only_color_exact/&quot;;[.EQ62];&quot;.png&quot;))">
            <text:p/>
          </table:table-cell>
          <table:table-cell table:formula="of:=IF([.ER62]=&quot;&quot;;&quot;&quot;;CONCATENATE(&quot;symbols/types/only_color_exact/&quot;;[.ER62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formula="of:=IF([.ES62]=&quot;&quot;;&quot;&quot;;CONCATENATE(&quot;symbols/types/only_color_exact/&quot;;[.ES62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62]=&quot;&quot;;&quot;&quot;;CONCATENATE(&quot;symbols/types/only_color_exact/&quot;;[.ET62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U62]=&quot;&quot;;&quot;&quot;;CONCATENATE(&quot;symbols/types/only_color_exact/&quot;;[.EU62];&quot;.png&quot;))">
            <text:p/>
          </table:table-cell>
          <table:table-cell table:number-columns-repeated="5"/>
          <table:table-cell table:formula="of:=CONCATENATE(&quot;Symbols/Types/Weaknesses/&quot;; [.E62]; &quot;.png&quot;)" office:value-type="string" office:string-value="Symbols/Types/Weaknesses/Psychic.png" calcext:value-type="string">
            <text:p>Symbols/Types/Weaknesses/Psychic.png</text:p>
          </table:table-cell>
          <table:table-cell table:formula="of:=CONCATENATE(&quot;Symbols/Pokemon/&quot;;[.A62];&quot;.png&quot;)" office:value-type="string" office:string-value="Symbols/Pokemon/Drowzee.png" calcext:value-type="string">
            <text:p>Symbols/Pokemon/Drowzee.png</text:p>
          </table:table-cell>
          <table:table-cell table:formula="of:=CONCATENATE(&quot;Symbols/Pokemon/&quot;;[.B62];&quot;.png&quot;)" office:value-type="string" office:string-value="Symbols/Pokemon/Hypno.png" calcext:value-type="string">
            <text:p>Symbols/Pokemon/Hypno.png</text:p>
          </table:table-cell>
          <table:table-cell table:formula="of:=CONCATENATE(&quot;Symbols/Pokemon/&quot;;[.C62];&quot;.png&quot;)" office:value-type="string" office:string-value="Symbols/Pokemon/.png" calcext:value-type="string">
            <text:p>Symbols/Pokemon/.png</text:p>
          </table:table-cell>
          <table:table-cell table:formula="of:=IF([.H62]=&quot;&quot;;0;1)+IF([.I62]=&quot;&quot;;0;1) +IF([.J62]=&quot;&quot;;0;1)+ IF([.K62] = &quot;&quot;;0;1)" office:value-type="float" office:value="2" calcext:value-type="float">
            <text:p>2</text:p>
          </table:table-cell>
          <table:table-cell table:formula="of:=IF([.L62]=&quot;&quot;;0;1)+IF([.M62]=&quot;&quot;;0;1) +IF([.N62]=&quot;&quot;;0;1)+ IF([.O62] = &quot;&quot;;0;1)" office:value-type="float" office:value="3" calcext:value-type="float">
            <text:p>3</text:p>
          </table:table-cell>
          <table:table-cell table:formula="of:=IF([.P62]=&quot;&quot;;0;1)+IF([.Q62]=&quot;&quot;;0;1) +IF([.R62]=&quot;&quot;;0;1)+ IF([.S62] = &quot;&quot;;0;1)" office:value-type="float" office:value="0" calcext:value-type="float">
            <text:p>0</text:p>
          </table:table-cell>
          <table:table-cell table:formula="of:=CONCATENATE(&quot;Symbols/Dice/dice_&quot;;[.H62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I62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J6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6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62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M62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N62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O6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6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6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6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62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62])" office:value-type="string" office:string-value="Speed: 2" calcext:value-type="string">
            <text:p>Speed: 2</text:p>
          </table:table-cell>
          <table:table-cell/>
          <table:table-cell table:formula="of:=MATCH([.AJ62]; [.$GV$1:.$GV$1048576];0)" office:value-type="float" office:value="33" calcext:value-type="float">
            <text:p>33</text:p>
          </table:table-cell>
          <table:table-cell table:formula="of:=MATCH([.AK62]; [.$GV$1:.$GV$1048576];0)" office:value-type="float" office:value="32" calcext:value-type="float">
            <text:p>32</text:p>
          </table:table-cell>
          <table:table-cell table:formula="of:=MATCH([.AL62]; [.$GV$1:.$GV$1048576];0)" office:value-type="float" office:value="41" calcext:value-type="float">
            <text:p>41</text:p>
          </table:table-cell>
          <table:table-cell table:style-name="ce1" table:formula="of:=INDIRECT(&quot;HC&quot;&amp;[.GG62])">
            <text:p/>
          </table:table-cell>
          <table:table-cell table:style-name="ce1" table:formula="of:=INDIRECT(&quot;HC&quot;&amp;[.GH62])">
            <text:p/>
          </table:table-cell>
          <table:table-cell table:style-name="ce1" table:formula="of:=INDIRECT(&quot;HC&quot;&amp;[.GI62])" office:value-type="string" office:string-value="Target becomes &lt;b&gt;Asleep&lt;/b&gt;. (Miss next activation)" calcext:value-type="string">
            <text:p>Target becomes &lt;b&gt;Asleep&lt;/b&gt;. (Miss next activation)</text:p>
          </table:table-cell>
          <table:table-cell table:style-name="ce1" table:formula="of:=INDIRECT(&quot;GW&quot;&amp;[.GG62])" office:value-type="float" office:value="1" calcext:value-type="float">
            <text:p>1</text:p>
          </table:table-cell>
          <table:table-cell table:style-name="ce1" table:formula="of:=INDIRECT(&quot;GW&quot;&amp;[.GH62])" office:value-type="float" office:value="0" calcext:value-type="float">
            <text:p>0</text:p>
          </table:table-cell>
          <table:table-cell table:style-name="ce1" table:formula="of:=INDIRECT(&quot;GW&quot;&amp;[.GI62])" office:value-type="float" office:value="1" calcext:value-type="float">
            <text:p>1</text:p>
          </table:table-cell>
          <table:table-cell table:style-name="ce1" table:formula="of:=INDIRECT(&quot;HE&quot;&amp;[.GG62])" office:value-type="string" office:string-value="Damage: (Psychic)(Psychic)" calcext:value-type="string">
            <text:p>Damage: (Psychic)(Psychic)</text:p>
          </table:table-cell>
          <table:table-cell table:style-name="ce1" table:formula="of:=INDIRECT(&quot;HE&quot;&amp;[.GH62])" office:value-type="string" office:string-value="Damage: (Psychic)" calcext:value-type="string">
            <text:p>Damage: (Psychic)</text:p>
          </table:table-cell>
          <table:table-cell table:style-name="ce1" table:formula="of:=INDIRECT(&quot;HE&quot;&amp;[.GI62])" office:value-type="string" office:string-value="Damage: " calcext:value-type="string">
            <text:p>Damage: </text:p>
          </table:table-cell>
          <table:table-cell table:number-columns-repeated="2"/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Bone Clu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alf</text:p>
          </table:table-cell>
          <table:table-cell table:style-name="ce6" office:value-type="string" calcext:value-type="string">
            <text:p>Targets become &lt;b&gt;Flinched&lt;/b&gt;.</text:p>
          </table:table-cell>
          <table:table-cell table:style-name="ce7" table:formula="of:=CONCATENATE([.HH62]; [.HB62])" office:value-type="string" office:string-value="Affects: (half). Targets become &lt;b&gt;Flinched&lt;/b&gt;." calcext:value-type="string">
            <text:p>Affects: (half). Targets become &lt;b&gt;Flinched&lt;/b&gt;.</text:p>
          </table:table-cell>
          <table:table-cell table:style-name="ce6" table:formula="of:=CONCATENATE(&quot;(&quot;;[.GY62];&quot;)&quot;)" office:value-type="string" office:string-value="(Rock)" calcext:value-type="string">
            <text:p>(Rock)</text:p>
          </table:table-cell>
          <table:table-cell table:style-name="ce6" table:formula="of:=CONCATENATE(&quot;Damage: &quot;;IF([.GX62]&gt;=1;[.HD62];&quot;&quot;);IF([.GX62]&gt;=2;[.HD62];&quot;&quot;);IF([.GX62]&gt;=3;[.HD62];&quot;&quot;);IF([.GX62]&gt;=4;[.HD62];&quot;&quot;);IF([.GX62]&gt;=5;[.HD62];&quot;&quot;);IF([.HI62]=1;CONCATENATE(&quot;(&quot;;[.GY62];&quot;_x)&quot;);&quot;&quot;))" office:value-type="string" office:string-value="Damage: (Rock)" calcext:value-type="string">
            <text:p>Damage: (Rock)</text:p>
          </table:table-cell>
          <table:table-cell table:style-name="ce6"/>
          <table:table-cell table:style-name="ce6" table:formula="of:=CONCATENATE(IF([.HA62]&lt;&gt;&quot;all hostile Pok&amp;eacute;mon&quot;;&quot;(&quot;;&quot;&quot;);[.HA62];IF([.HA62]&lt;&gt;&quot;all hostile Pok&amp;eacute;mon&quot;; &quot;)&quot;; &quot;&quot;))" office:value-type="string" office:string-value="(half)" calcext:value-type="string">
            <text:p>(half)</text:p>
          </table:table-cell>
          <table:table-cell table:style-name="ce6" table:formula="of:=IF([.HA62] &lt;&gt; &quot;&quot;; CONCATENATE(&quot;Affects: &quot;; [.HG62]; &quot;. &quot;);&quot;&quot;)" office:value-type="string" office:string-value="Affects: (half). " calcext:value-type="string">
            <text:p>Affects: (half). </text:p>
          </table:table-cell>
          <table:table-cell table:style-name="ce6"/>
          <table:table-cell table:style-name="ce6" table:formula="of:=CONCATENATE([.GV62]; IF([.GW62]=1;&quot; (cc)&quot;;&quot;&quot;))" office:value-type="string" office:string-value="Bone Club" calcext:value-type="string">
            <text:p>Bone Club</text:p>
          </table:table-cell>
          <table:table-cell table:style-name="ce6" table:formula="of:=CONCATENATE(&quot;Symbols/attack_imgs/&quot;;[.GV62];&quot;.png&quot;)" office:value-type="string" office:string-value="Symbols/attack_imgs/Bone Club.png" calcext:value-type="string">
            <text:p>Symbols/attack_imgs/Bone Club.png</text:p>
          </table:table-cell>
          <table:table-cell table:style-name="ce6" table:formula="of:=CONCATENATE(&quot;TM &quot;; [.GU62]-3; &quot; (&quot;;[.GY62]; &quot;_t) &amp;nbsp &quot;; [.GV62];  IF([.GW62]=1;&quot; (cc)&quot;;&quot;&quot;))" office:value-type="string" office:string-value="TM 58 (Rock_t) &amp;nbsp Bone Club" calcext:value-type="string">
            <text:p>TM 58 (Rock_t) &amp;nbsp Bone Club</text:p>
          </table:table-cell>
          <table:table-cell table:style-name="ce6" table:formula="of:=CONCATENATE([.HH62];[.HB62])" office:value-type="string" office:string-value="Affects: (half). Targets become &lt;b&gt;Flinched&lt;/b&gt;." calcext:value-type="string">
            <text:p>Affects: (half). Targets become &lt;b&gt;Flinched&lt;/b&gt;.</text:p>
          </table:table-cell>
          <table:table-cell/>
          <table:table-cell table:formula="of:=IF([.GZ62]=&quot;none&quot;;&quot;&quot;;[.GZ62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62])=&quot;none&quot;;&quot;&quot;;INDIRECT(&quot;GZ&quot;&amp;[.GG62]))" office:value-type="float" office:value="7" calcext:value-type="float">
            <text:p>7</text:p>
          </table:table-cell>
          <table:table-cell table:formula="of:=IF(INDIRECT(&quot;GZ&quot;&amp;[.GH62])=&quot;none&quot;;&quot;&quot;;INDIRECT(&quot;GZ&quot;&amp;[.GH62]))" office:value-type="float" office:value="7" calcext:value-type="float">
            <text:p>7</text:p>
          </table:table-cell>
          <table:table-cell table:formula="of:=IF(INDIRECT(&quot;GZ&quot;&amp;[.GI62])=&quot;none&quot;;&quot;&quot;;INDIRECT(&quot;GZ&quot;&amp;[.GI62]))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IF([.IP62]=1;&quot;H&quot;;&quot;&quot;)">
            <text:p/>
          </table:table-cell>
          <table:table-cell table:formula="of:=IF([.IQ62]=1;&quot;H&quot;;&quot;&quot;)">
            <text:p/>
          </table:table-cell>
          <table:table-cell table:formula="of:=IF([.IR62]=1;&quot;H&quot;;&quot;&quot;)">
            <text:p/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Ditto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Miss first activation to gain another Pok&amp;eacute;mon's type, ability, speed and learned inherent attacks.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63:.AE63];&quot;&gt;1&quot;)-COUNTIF([.T63:.AE63];&quot;&gt;2&quot;)-COUNTIF([.T63:.AE63];&quot;&gt;3&quot;)-COUNTIF([.T63:.AE63];&quot;&gt;4&quot;)-COUNTIF([.T63:.AE63];&quot;&gt;5&quot;)-COUNTIF([.T63:.AE63];&quot;&gt;6&quot;)-COUNTIF([.T63:.AE63];&quot;&gt;7&quot;)-COUNTIF([.T63:.AE63];&quot;&gt;8&quot;)" office:value-type="float" office:value="10" calcext:value-type="float">
            <text:p>10</text:p>
          </table:table-cell>
          <table:table-cell table:formula="of:=SUM([.T63:.AE63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ttack 1</text:p>
          </table:table-cell>
          <table:table-cell office:value-type="string" calcext:value-type="string">
            <text:p>Attack 2</text:p>
          </table:table-cell>
          <table:table-cell office:value-type="string" calcext:value-type="string">
            <text:p>Attack 3</text:p>
          </table:table-cell>
          <table:table-cell/>
          <table:table-cell office:value-type="string" calcext:value-type="string">
            <text:p>Rain Dance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Flash</text:p>
          </table:table-cell>
          <table:table-cell table:style-name="ce59" table:formula="of:=ROUND([.AG63]+(12-[.AF63])-[.BA63]/2+[.BF63]+[.BG63]-[.BT63]+[.AZ63]*2/3+[.BC63]-[.AX63];1)" office:value-type="float" office:value="8.2" calcext:value-type="float">
            <text:p>8.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kemon Tower</text:p>
          </table:table-cell>
          <table:table-cell table:style-name="ce1" table:formula="of:=IF([.AW63]=&quot;Starter&quot;; 0;IF([.AW63]=&quot;Route 1&quot;;0; IF([.AW63]=&quot;Viridian Forest&quot;;0;IF([.AW63]=&quot;Cycling Road&quot;;0;0.7))))" office:value-type="float" office:value="0.7" calcext:value-type="float">
            <text:p>0.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D63]=&quot;&quot;;IF([.I63]&lt;&gt;&quot;&quot;;0;IF([.M63]&lt;&gt;&quot;&quot;;[.AH63]-1;[.AI63]-1));IF([.M63]&lt;&gt;&quot;&quot;;0;IF([.Q63]&lt;&gt;&quot;&quot;;[.AH63]-1)))" office:value-type="float" office:value="0" calcext:value-type="float">
            <text:p>0</text:p>
          </table:table-cell>
          <table:table-cell/>
          <table:table-cell table:style-name="ce17" table:formula="of:=IF([.AM63]=1;0;IF([.AM63]=2;1;IF([.AM63]=3;1.7;IF([.AM63]=4;2.2;IF([.AM63]=5;2.55;IF([.AM63]=6;2.8;IF([.AM63]=7;3)))))))" office:value-type="boolean" office:boolean-value="false" calcext:value-type="boolean">
            <text:p>FALSE</text:p>
          </table:table-cell>
          <table:table-cell office:value-type="float" office:value="0.5" calcext:value-type="float">
            <text:p>0.5</text:p>
          </table:table-cell>
          <table:table-cell table:formula="of:=[.BD63] *(2 -[.BE63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63])" office:value-type="string" office:string-value="Attack 1" calcext:value-type="string">
            <text:p>Attack 1</text:p>
          </table:table-cell>
          <table:table-cell table:style-name="ce1" table:formula="of:=INDIRECT(&quot;HJ&quot;&amp;[.GH63])" office:value-type="string" office:string-value="Attack 2" calcext:value-type="string">
            <text:p>Attack 2</text:p>
          </table:table-cell>
          <table:table-cell table:style-name="ce1" table:formula="of:=INDIRECT(&quot;HJ&quot;&amp;[.GI63])" office:value-type="string" office:string-value="Attack 3" calcext:value-type="string">
            <text:p>Attack 3</text:p>
          </table:table-cell>
          <table:table-cell/>
          <table:table-cell table:style-name="ce1" table:formula="of:=IF([.BQ63]&gt;=1; 0;IF([.BR63]&gt;=1;[.AH63]-1;IF([.BS63]&gt;=1;[.AI63]-1;11)))" office:value-type="float" office:value="0" calcext:value-type="float">
            <text:p>0</text:p>
          </table:table-cell>
          <table:table-cell table:formula="of:=IF([.BQ63]&gt;=2; 0;IF([.BR63]&gt;=2;[.AH63]-1;IF([.BS63]&gt;=2;[.AI63]-1;11)))" office:value-type="float" office:value="0" calcext:value-type="float">
            <text:p>0</text:p>
          </table:table-cell>
          <table:table-cell table:formula="of:=IF([.BQ63]&gt;=3; 0;IF([.BR63]&gt;=3;[.AH63]-1;IF([.BS63]&gt;=3;[.AI63]-1;11)))" office:value-type="float" office:value="11" calcext:value-type="float">
            <text:p>11</text:p>
          </table:table-cell>
          <table:table-cell table:formula="of:=IF([.BQ63]&gt;=4; 0;IF([.BR63]&gt;=4;[.AH63]-1;IF([.BS63]&gt;=4;[.AI63]-1;11)))" office:value-type="float" office:value="11" calcext:value-type="float">
            <text:p>11</text:p>
          </table:table-cell>
          <table:table-cell table:formula="of:= 4- COUNTBLANK([.H63:.K63])" office:value-type="float" office:value="2" calcext:value-type="float">
            <text:p>2</text:p>
          </table:table-cell>
          <table:table-cell table:formula="of:= MAX([.BQ63];4 -COUNTBLANK([.L63:.O63]))" office:value-type="float" office:value="2" calcext:value-type="float">
            <text:p>2</text:p>
          </table:table-cell>
          <table:table-cell table:formula="of:=MAX([.BR63];4-COUNTBLANK([.P63:.S63]))" office:value-type="float" office:value="2" calcext:value-type="float">
            <text:p>2</text:p>
          </table:table-cell>
          <table:table-cell table:formula="of:=IF([.D63]&lt;&gt;&quot;&quot;;4;SUM([.BM63:.BP63])/7)" office:value-type="float" office:value="3.14285714285714" calcext:value-type="float">
            <text:p>3.14285714285714</text:p>
          </table:table-cell>
          <table:table-cell table:number-columns-repeated="16"/>
          <table:table-cell table:formula="of:=IF([.A63]=&quot;&quot;;0;1)+IF([.B63]=&quot;&quot;;0;1)+IF([.C63]=&quot;&quot;;0;1)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F([.D63]=&quot;&quot;;&quot;&quot;;CONCATENATE(&quot;Symbols/Other/&quot;;[.D63];&quot;.png&quot;))">
            <text:p/>
          </table:table-cell>
          <table:table-cell table:formula="of:=LEN([.A63])" office:value-type="float" office:value="5" calcext:value-type="float">
            <text:p>5</text:p>
          </table:table-cell>
          <table:table-cell table:formula="of:=LEN([.B63])" office:value-type="float" office:value="0" calcext:value-type="float">
            <text:p>0</text:p>
          </table:table-cell>
          <table:table-cell table:formula="of:=LEN([.C63])" office:value-type="float" office:value="0" calcext:value-type="float">
            <text:p>0</text:p>
          </table:table-cell>
          <table:table-cell table:formula="of:=CONCATENATE(IF([.FO63]&gt;0; CONCATENATE([.A63];&quot; (die_&quot;; [.H63]);&quot;&quot;); IF([.FO63]&gt;1; CONCATENATE(&quot;_&quot;;[.I63]);&quot;&quot;);IF([.FO63]&gt;2; CONCATENATE(&quot;_&quot;;[.J63]);&quot;&quot;);IF([.FO63]&gt;3; CONCATENATE(&quot;_&quot;;[.K63]);&quot;&quot;);IF([.FO63]&gt;0;&quot;)&quot;;[.A63]))" office:value-type="string" office:string-value="Ditto (die_Normal_Normal)" calcext:value-type="string">
            <text:p>Ditto (die_Normal_Normal)</text:p>
          </table:table-cell>
          <table:table-cell table:formula="of:=CONCATENATE(IF([.FP63]&gt;0; CONCATENATE([.B63];&quot; (die_&quot;; [.L63]);&quot;&quot;); IF([.FP63]&gt;1; CONCATENATE(&quot;_&quot;;[.M63]);&quot;&quot;);IF([.FP63]&gt;2; CONCATENATE(&quot;_&quot;;[.N63]);&quot;&quot;);IF([.FP63]&gt;3; CONCATENATE(&quot;_&quot;;[.O63]);&quot;&quot;);IF([.FP63]&gt;0;&quot;)&quot;;&quot;&quot;))">
            <text:p/>
          </table:table-cell>
          <table:table-cell table:formula="of:=CONCATENATE(IF([.FQ63]&gt;0; CONCATENATE([.C63];&quot; (die_&quot;; [.P63]);&quot;&quot;); IF([.FQ63]&gt;1; CONCATENATE(&quot;_&quot;;[.Q63]);&quot;&quot;);IF([.FQ63]&gt;2; CONCATENATE(&quot;_&quot;;[.R63]);&quot;&quot;);IF([.FQ63]&gt;3; CONCATENATE(&quot;_&quot;;[.S63]);&quot;&quot;);IF([.FQ63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63] = &quot;&quot;; &quot;&quot;;MATCH([.AN63];[.$GV$2:.$GV$100];0)-3)" office:value-type="float" office:value="2" calcext:value-type="float">
            <text:p>2</text:p>
          </table:table-cell>
          <table:table-cell table:formula="of:=IF([.AO63] = &quot;&quot;; &quot;&quot;;MATCH([.AO63];[.$GV$2:.$GV$100];0)-3)" office:value-type="float" office:value="7" calcext:value-type="float">
            <text:p>7</text:p>
          </table:table-cell>
          <table:table-cell table:formula="of:=IF([.AP63] = &quot;&quot;; &quot;&quot;;MATCH([.AP63];[.$GV$2:.$GV$100];0)-3)" office:value-type="float" office:value="4" calcext:value-type="float">
            <text:p>4</text:p>
          </table:table-cell>
          <table:table-cell table:formula="of:=IF([.AQ63] = &quot;&quot;; &quot;&quot;;MATCH([.AQ63];[.$GV$2:.$GV$100];0)-3)" office:value-type="float" office:value="1" calcext:value-type="float">
            <text:p>1</text:p>
          </table:table-cell>
          <table:table-cell table:formula="of:=IF([.AR63] = &quot;&quot;; &quot;&quot;;MATCH([.AR63];[.$GV$2:.$GV$100];0)-3)" office:value-type="float" office:value="3" calcext:value-type="float">
            <text:p>3</text:p>
          </table:table-cell>
          <table:table-cell table:number-columns-repeated="2"/>
          <table:table-cell table:style-name="ce1" table:formula="of:=IFERROR(IF(OR(INDIRECT(&quot;$GX&quot; &amp; [.EV63]+4 )&gt;0;INDIRECT(&quot;$HI&quot; &amp; [.EV63]+4 )&gt;0);INDIRECT(&quot;$GY&quot; &amp; [.EV63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63]+4 )&gt;0;INDIRECT(&quot;$HI&quot; &amp; [.EW63]+4 )&gt;0);INDIRECT(&quot;$GY&quot; &amp; [.EW63]+4);&quot;&quot;);&quot;&quot;)">
            <text:p/>
          </table:table-cell>
          <table:table-cell table:style-name="ce1" table:formula="of:=IFERROR(IF(OR(INDIRECT(&quot;$GX&quot; &amp; [.EX63]+4 )&gt;0;INDIRECT(&quot;$HI&quot; &amp; [.EX63]+4 )&gt;0);INDIRECT(&quot;$GY&quot; &amp; [.EX63]+4);&quot;&quot;);&quot;&quot;)" office:value-type="string" office:string-value="Electric" calcext:value-type="string">
            <text:p>Electric</text:p>
          </table:table-cell>
          <table:table-cell table:style-name="ce1" table:formula="of:=IFERROR(IF(OR(INDIRECT(&quot;$GX&quot; &amp; [.EY63]+4 )&gt;0;INDIRECT(&quot;$HI&quot; &amp; [.EY63]+4 )&gt;0);INDIRECT(&quot;$GY&quot; &amp; [.EY63]+4);&quot;&quot;);&quot;&quot;)">
            <text:p/>
          </table:table-cell>
          <table:table-cell table:style-name="ce1" table:formula="of:=IFERROR(IF(OR(INDIRECT(&quot;$GX&quot; &amp; [.EZ63]+4 )&gt;0;INDIRECT(&quot;$HI&quot; &amp; [.EZ63]+4 )&gt;0);INDIRECT(&quot;$GY&quot; &amp; [.EZ63]+4);&quot;&quot;);&quot;&quot;)">
            <text:p/>
          </table:table-cell>
          <table:table-cell table:style-name="ce1" table:formula="of:=IF([.EJ63]=&quot;&quot;;&quot;&quot;;(SMALL([.$EJ63:.$EN63];[.DX63])))" office:value-type="float" office:value="1" calcext:value-type="float">
            <text:p>1</text:p>
          </table:table-cell>
          <table:table-cell table:style-name="ce1" table:formula="of:=IF([.EK63]=&quot;&quot;;&quot;&quot;;(SMALL([.$EJ63:.$EN63];[.DY63])))" office:value-type="float" office:value="2" calcext:value-type="float">
            <text:p>2</text:p>
          </table:table-cell>
          <table:table-cell table:style-name="ce1" table:formula="of:=IF([.EL63]=&quot;&quot;;&quot;&quot;;(SMALL([.$EJ63:.$EN63];[.DZ63])))" office:value-type="float" office:value="3" calcext:value-type="float">
            <text:p>3</text:p>
          </table:table-cell>
          <table:table-cell table:style-name="ce1" table:formula="of:=IF([.EM63]=&quot;&quot;;&quot;&quot;;(SMALL([.$EJ63:.$EN63];[.EA63])))" office:value-type="float" office:value="4" calcext:value-type="float">
            <text:p>4</text:p>
          </table:table-cell>
          <table:table-cell table:style-name="ce1" table:formula="of:=IF([.EN63]=&quot;&quot;;&quot;&quot;;(SMALL([.$EJ63:.$EN63];[.EB63])))" office:value-type="float" office:value="7" calcext:value-type="float">
            <text:p>7</text:p>
          </table:table-cell>
          <table:table-cell table:formula="of:=IF([.EQ63]=&quot;&quot;;&quot;&quot;;CONCATENATE(&quot;symbols/types/only_color_exact/&quot;;[.EQ63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63]=&quot;&quot;;&quot;&quot;;CONCATENATE(&quot;symbols/types/only_color_exact/&quot;;[.ER63];&quot;.png&quot;))">
            <text:p/>
          </table:table-cell>
          <table:table-cell table:formula="of:=IF([.ES63]=&quot;&quot;;&quot;&quot;;CONCATENATE(&quot;symbols/types/only_color_exact/&quot;;[.ES63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formula="of:=IF([.ET63]=&quot;&quot;;&quot;&quot;;CONCATENATE(&quot;symbols/types/only_color_exact/&quot;;[.ET63];&quot;.png&quot;))">
            <text:p/>
          </table:table-cell>
          <table:table-cell table:formula="of:=IF([.EU63]=&quot;&quot;;&quot;&quot;;CONCATENATE(&quot;symbols/types/only_color_exact/&quot;;[.EU63];&quot;.png&quot;))">
            <text:p/>
          </table:table-cell>
          <table:table-cell table:number-columns-repeated="5"/>
          <table:table-cell table:formula="of:=CONCATENATE(&quot;Symbols/Types/Weaknesses/&quot;; [.E63]; &quot;.png&quot;)" office:value-type="string" office:string-value="Symbols/Types/Weaknesses/Normal.png" calcext:value-type="string">
            <text:p>Symbols/Types/Weaknesses/Normal.png</text:p>
          </table:table-cell>
          <table:table-cell table:formula="of:=CONCATENATE(&quot;Symbols/Pokemon/&quot;;[.A63];&quot;.png&quot;)" office:value-type="string" office:string-value="Symbols/Pokemon/Ditto.png" calcext:value-type="string">
            <text:p>Symbols/Pokemon/Ditto.png</text:p>
          </table:table-cell>
          <table:table-cell table:formula="of:=CONCATENATE(&quot;Symbols/Pokemon/&quot;;[.B63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63];&quot;.png&quot;)" office:value-type="string" office:string-value="Symbols/Pokemon/.png" calcext:value-type="string">
            <text:p>Symbols/Pokemon/.png</text:p>
          </table:table-cell>
          <table:table-cell table:formula="of:=IF([.H63]=&quot;&quot;;0;1)+IF([.I63]=&quot;&quot;;0;1) +IF([.J63]=&quot;&quot;;0;1)+ IF([.K63] = &quot;&quot;;0;1)" office:value-type="float" office:value="2" calcext:value-type="float">
            <text:p>2</text:p>
          </table:table-cell>
          <table:table-cell table:formula="of:=IF([.L63]=&quot;&quot;;0;1)+IF([.M63]=&quot;&quot;;0;1) +IF([.N63]=&quot;&quot;;0;1)+ IF([.O63] = &quot;&quot;;0;1)" office:value-type="float" office:value="0" calcext:value-type="float">
            <text:p>0</text:p>
          </table:table-cell>
          <table:table-cell table:formula="of:=IF([.P63]=&quot;&quot;;0;1)+IF([.Q63]=&quot;&quot;;0;1) +IF([.R63]=&quot;&quot;;0;1)+ IF([.S63] = &quot;&quot;;0;1)" office:value-type="float" office:value="0" calcext:value-type="float">
            <text:p>0</text:p>
          </table:table-cell>
          <table:table-cell table:formula="of:=CONCATENATE(&quot;Symbols/Dice/dice_&quot;;[.H63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I63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J6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6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6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6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6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6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6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6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6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63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63])" office:value-type="string" office:string-value="Speed: " calcext:value-type="string">
            <text:p>Speed: </text:p>
          </table:table-cell>
          <table:table-cell/>
          <table:table-cell table:formula="of:=MATCH([.AJ63]; [.$GV$1:.$GV$1048576];0)" office:value-type="float" office:value="112" calcext:value-type="float">
            <text:p>112</text:p>
          </table:table-cell>
          <table:table-cell table:formula="of:=MATCH([.AK63]; [.$GV$1:.$GV$1048576];0)" office:value-type="float" office:value="113" calcext:value-type="float">
            <text:p>113</text:p>
          </table:table-cell>
          <table:table-cell table:formula="of:=MATCH([.AL63]; [.$GV$1:.$GV$1048576];0)" office:value-type="float" office:value="114" calcext:value-type="float">
            <text:p>114</text:p>
          </table:table-cell>
          <table:table-cell table:style-name="ce1" table:formula="of:=INDIRECT(&quot;HC&quot;&amp;[.GG63])">
            <text:p/>
          </table:table-cell>
          <table:table-cell table:style-name="ce1" table:formula="of:=INDIRECT(&quot;HC&quot;&amp;[.GH63])">
            <text:p/>
          </table:table-cell>
          <table:table-cell table:style-name="ce1" table:formula="of:=INDIRECT(&quot;HC&quot;&amp;[.GI63])">
            <text:p/>
          </table:table-cell>
          <table:table-cell table:style-name="ce1" table:formula="of:=INDIRECT(&quot;GW&quot;&amp;[.GG63])" office:value-type="float" office:value="0" calcext:value-type="float">
            <text:p>0</text:p>
          </table:table-cell>
          <table:table-cell table:style-name="ce1" table:formula="of:=INDIRECT(&quot;GW&quot;&amp;[.GH63])" office:value-type="float" office:value="0" calcext:value-type="float">
            <text:p>0</text:p>
          </table:table-cell>
          <table:table-cell table:style-name="ce1" table:formula="of:=INDIRECT(&quot;GW&quot;&amp;[.GI63])" office:value-type="float" office:value="0" calcext:value-type="float">
            <text:p>0</text:p>
          </table:table-cell>
          <table:table-cell table:style-name="ce1" table:formula="of:=INDIRECT(&quot;HE&quot;&amp;[.GG63])" office:value-type="string" office:string-value="Damage: " calcext:value-type="string">
            <text:p>Damage: </text:p>
          </table:table-cell>
          <table:table-cell table:style-name="ce1" table:formula="of:=INDIRECT(&quot;HE&quot;&amp;[.GH63])" office:value-type="string" office:string-value="Damage: " calcext:value-type="string">
            <text:p>Damage: </text:p>
          </table:table-cell>
          <table:table-cell table:style-name="ce1" table:formula="of:=INDIRECT(&quot;HE&quot;&amp;[.GI63])" office:value-type="string" office:string-value="Damage: " calcext:value-type="string">
            <text:p>Damage: </text:p>
          </table:table-cell>
          <table:table-cell table:number-columns-repeated="2"/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mbe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3_hex</text:p>
          </table:table-cell>
          <table:table-cell table:style-name="ce6"/>
          <table:table-cell table:style-name="ce7" table:formula="of:=CONCATENATE([.HH63]; [.HB63])" office:value-type="string" office:string-value="Affects: (3_hex). " calcext:value-type="string">
            <text:p>Affects: (3_hex). </text:p>
          </table:table-cell>
          <table:table-cell table:style-name="ce6" table:formula="of:=CONCATENATE(&quot;(&quot;;[.GY63];&quot;)&quot;)" office:value-type="string" office:string-value="(fire)" calcext:value-type="string">
            <text:p>(fire)</text:p>
          </table:table-cell>
          <table:table-cell table:style-name="ce6" table:formula="of:=CONCATENATE(&quot;Damage: &quot;;IF([.GX63]&gt;=1;[.HD63];&quot;&quot;);IF([.GX63]&gt;=2;[.HD63];&quot;&quot;);IF([.GX63]&gt;=3;[.HD63];&quot;&quot;);IF([.GX63]&gt;=4;[.HD63];&quot;&quot;);IF([.GX63]&gt;=5;[.HD63];&quot;&quot;);IF([.HI63]=1;CONCATENATE(&quot;(&quot;;[.GY63];&quot;_x)&quot;);&quot;&quot;))" office:value-type="string" office:string-value="Damage: (fire)" calcext:value-type="string">
            <text:p>Damage: (fire)</text:p>
          </table:table-cell>
          <table:table-cell table:style-name="ce6"/>
          <table:table-cell table:style-name="ce6" table:formula="of:=CONCATENATE(IF([.HA63]&lt;&gt;&quot;all hostile Pok&amp;eacute;mon&quot;;&quot;(&quot;;&quot;&quot;);[.HA63];IF([.HA63]&lt;&gt;&quot;all hostile Pok&amp;eacute;mon&quot;; &quot;)&quot;; &quot;&quot;))" office:value-type="string" office:string-value="(3_hex)" calcext:value-type="string">
            <text:p>(3_hex)</text:p>
          </table:table-cell>
          <table:table-cell table:style-name="ce6" table:formula="of:=IF([.HA63] &lt;&gt; &quot;&quot;; CONCATENATE(&quot;Affects: &quot;; [.HG63]; &quot;. &quot;);&quot;&quot;)" office:value-type="string" office:string-value="Affects: (3_hex). " calcext:value-type="string">
            <text:p>Affects: (3_hex). </text:p>
          </table:table-cell>
          <table:table-cell table:style-name="ce6"/>
          <table:table-cell table:style-name="ce6" table:formula="of:=CONCATENATE([.GV63]; IF([.GW63]=1;&quot; (cc)&quot;;&quot;&quot;))" office:value-type="string" office:string-value="Ember" calcext:value-type="string">
            <text:p>Ember</text:p>
          </table:table-cell>
          <table:table-cell table:style-name="ce6" table:formula="of:=CONCATENATE(&quot;Symbols/attack_imgs/&quot;;[.GV63];&quot;.png&quot;)" office:value-type="string" office:string-value="Symbols/attack_imgs/Ember.png" calcext:value-type="string">
            <text:p>Symbols/attack_imgs/Ember.png</text:p>
          </table:table-cell>
          <table:table-cell table:style-name="ce6" table:formula="of:=CONCATENATE(&quot;TM &quot;; [.GU63]-3; &quot; (&quot;;[.GY63]; &quot;_t) &amp;nbsp &quot;; [.GV63];  IF([.GW63]=1;&quot; (cc)&quot;;&quot;&quot;))" office:value-type="string" office:string-value="TM 59 (fire_t) &amp;nbsp Ember" calcext:value-type="string">
            <text:p>TM 59 (fire_t) &amp;nbsp Ember</text:p>
          </table:table-cell>
          <table:table-cell table:style-name="ce6" table:formula="of:=CONCATENATE([.HH63];[.HB63])" office:value-type="string" office:string-value="Affects: (3_hex). " calcext:value-type="string">
            <text:p>Affects: (3_hex). </text:p>
          </table:table-cell>
          <table:table-cell/>
          <table:table-cell table:formula="of:=IF([.GZ63]=&quot;none&quot;;&quot;&quot;;[.GZ63])" office:value-type="float" office:value="4" calcext:value-type="float">
            <text:p>4</text:p>
          </table:table-cell>
          <table:table-cell table:number-columns-repeated="2"/>
          <table:table-cell table:formula="of:=IF(INDIRECT(&quot;GZ&quot;&amp;[.GG63])=&quot;none&quot;;&quot;&quot;;INDIRECT(&quot;GZ&quot;&amp;[.GG63]))">
            <text:p/>
          </table:table-cell>
          <table:table-cell table:formula="of:=IF(INDIRECT(&quot;GZ&quot;&amp;[.GH63])=&quot;none&quot;;&quot;&quot;;INDIRECT(&quot;GZ&quot;&amp;[.GH63]))">
            <text:p/>
          </table:table-cell>
          <table:table-cell table:formula="of:=IF(INDIRECT(&quot;GZ&quot;&amp;[.GI63])=&quot;none&quot;;&quot;&quot;;INDIRECT(&quot;GZ&quot;&amp;[.GI63]))">
            <text:p/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IF([.IP63]=1;&quot;H&quot;;&quot;&quot;)">
            <text:p/>
          </table:table-cell>
          <table:table-cell table:formula="of:=IF([.IQ63]=1;&quot;H&quot;;&quot;&quot;)">
            <text:p/>
          </table:table-cell>
          <table:table-cell table:formula="of:=IF([.IR63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Magikarp</text:p>
          </table:table-cell>
          <table:table-cell office:value-type="string" calcext:value-type="string">
            <text:p>Gyarados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Only fully evolved Pok&amp;eacute;mon may attack Gyarados.</text:p>
          </table:table-cell>
          <table:table-cell table:number-columns-repeated="4"/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Fire</text:p>
          </table:table-cell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64:.AE64];&quot;&gt;1&quot;)-COUNTIF([.T64:.AE64];&quot;&gt;2&quot;)-COUNTIF([.T64:.AE64];&quot;&gt;3&quot;)-COUNTIF([.T64:.AE64];&quot;&gt;4&quot;)-COUNTIF([.T64:.AE64];&quot;&gt;5&quot;)-COUNTIF([.T64:.AE64];&quot;&gt;6&quot;)-COUNTIF([.T64:.AE64];&quot;&gt;7&quot;)-COUNTIF([.T64:.AE64];&quot;&gt;8&quot;)" office:value-type="float" office:value="10" calcext:value-type="float">
            <text:p>10</text:p>
          </table:table-cell>
          <table:table-cell table:formula="of:=SUM([.T64:.AE64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lash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G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Hyper Beam</text:p>
          </table:table-cell>
          <table:table-cell table:style-name="ce59" table:formula="of:=ROUND([.AG64]+(12-[.AF64])-[.BA64]/2+[.BF64]+[.BG64]-[.BT64]+[.AZ64]*2/3+[.BC64]-[.AX64];1)" office:value-type="float" office:value="11.1" calcext:value-type="float">
            <text:p>11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afoam Islands</text:p>
          </table:table-cell>
          <table:table-cell table:style-name="ce1" table:formula="of:=IF([.AW64]=&quot;Starter&quot;; 0;IF([.AW64]=&quot;Route 1&quot;;0; IF([.AW64]=&quot;Viridian Forest&quot;;0;IF([.AW64]=&quot;Cycling Road&quot;;0;0.7))))" office:value-type="float" office:value="0.7" calcext:value-type="float">
            <text:p>0.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64]=&quot;&quot;;IF([.I64]&lt;&gt;&quot;&quot;;0;IF([.M64]&lt;&gt;&quot;&quot;;[.AH64]-1;[.AI64]-1));IF([.M64]&lt;&gt;&quot;&quot;;0;IF([.Q64]&lt;&gt;&quot;&quot;;[.AH64]-1)))" office:value-type="float" office:value="3" calcext:value-type="float">
            <text:p>3</text:p>
          </table:table-cell>
          <table:table-cell/>
          <table:table-cell table:style-name="ce1" table:formula="of:=IF([.AM64]=1;0;IF([.AM64]=2;1;IF([.AM64]=3;1.7;IF([.AM64]=4;2.2;IF([.AM64]=5;2.55;IF([.AM64]=6;2.8;IF([.AM64]=7;3)))))))"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table:formula="of:=[.BD64] *(2 -[.BE64])/2" office:value-type="float" office:value="1.87" calcext:value-type="float">
            <text:p>1.87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64])" office:value-type="string" office:string-value="Splash" calcext:value-type="string">
            <text:p>Splash</text:p>
          </table:table-cell>
          <table:table-cell table:style-name="ce1" table:formula="of:=INDIRECT(&quot;HJ&quot;&amp;[.GH64])" office:value-type="string" office:string-value="Aqua Tail" calcext:value-type="string">
            <text:p>Aqua Tail</text:p>
          </table:table-cell>
          <table:table-cell table:style-name="ce1" table:formula="of:=INDIRECT(&quot;HJ&quot;&amp;[.GI64])" office:value-type="string" office:string-value="Gust (cc)" calcext:value-type="string">
            <text:p>Gust (cc)</text:p>
          </table:table-cell>
          <table:table-cell/>
          <table:table-cell table:style-name="ce1" table:formula="of:=IF([.BQ64]&gt;=1; 0;IF([.BR64]&gt;=1;[.AH64]-1;IF([.BS64]&gt;=1;[.AI64]-1;11)))" office:value-type="float" office:value="3" calcext:value-type="float">
            <text:p>3</text:p>
          </table:table-cell>
          <table:table-cell table:formula="of:=IF([.BQ64]&gt;=2; 0;IF([.BR64]&gt;=2;[.AH64]-1;IF([.BS64]&gt;=2;[.AI64]-1;11)))" office:value-type="float" office:value="3" calcext:value-type="float">
            <text:p>3</text:p>
          </table:table-cell>
          <table:table-cell table:formula="of:=IF([.BQ64]&gt;=3; 0;IF([.BR64]&gt;=3;[.AH64]-1;IF([.BS64]&gt;=3;[.AI64]-1;11)))" office:value-type="float" office:value="3" calcext:value-type="float">
            <text:p>3</text:p>
          </table:table-cell>
          <table:table-cell table:formula="of:=IF([.BQ64]&gt;=4; 0;IF([.BR64]&gt;=4;[.AH64]-1;IF([.BS64]&gt;=4;[.AI64]-1;11)))" office:value-type="float" office:value="11" calcext:value-type="float">
            <text:p>11</text:p>
          </table:table-cell>
          <table:table-cell table:formula="of:= 4- COUNTBLANK([.H64:.K64])" office:value-type="float" office:value="0" calcext:value-type="float">
            <text:p>0</text:p>
          </table:table-cell>
          <table:table-cell table:formula="of:= MAX([.BQ64];4 -COUNTBLANK([.L64:.O64]))" office:value-type="float" office:value="3" calcext:value-type="float">
            <text:p>3</text:p>
          </table:table-cell>
          <table:table-cell table:formula="of:=MAX([.BR64];4-COUNTBLANK([.P64:.S64]))" office:value-type="float" office:value="3" calcext:value-type="float">
            <text:p>3</text:p>
          </table:table-cell>
          <table:table-cell table:formula="of:=IF([.D64]&lt;&gt;&quot;&quot;;4;SUM([.BM64:.BP64])/7)" office:value-type="float" office:value="2.85714285714286" calcext:value-type="float">
            <text:p>2.85714285714286</text:p>
          </table:table-cell>
          <table:table-cell table:number-columns-repeated="16"/>
          <table:table-cell table:formula="of:=IF([.A64]=&quot;&quot;;0;1)+IF([.B64]=&quot;&quot;;0;1)+IF([.C64]=&quot;&quot;;0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F([.D64]=&quot;&quot;;&quot;&quot;;CONCATENATE(&quot;Symbols/Other/&quot;;[.D64];&quot;.png&quot;))">
            <text:p/>
          </table:table-cell>
          <table:table-cell table:formula="of:=LEN([.A64])" office:value-type="float" office:value="8" calcext:value-type="float">
            <text:p>8</text:p>
          </table:table-cell>
          <table:table-cell table:formula="of:=LEN([.B64])" office:value-type="float" office:value="8" calcext:value-type="float">
            <text:p>8</text:p>
          </table:table-cell>
          <table:table-cell table:formula="of:=LEN([.C64])" office:value-type="float" office:value="0" calcext:value-type="float">
            <text:p>0</text:p>
          </table:table-cell>
          <table:table-cell table:formula="of:=CONCATENATE(IF([.FO64]&gt;0; CONCATENATE([.A64];&quot; (die_&quot;; [.H64]);&quot;&quot;); IF([.FO64]&gt;1; CONCATENATE(&quot;_&quot;;[.I64]);&quot;&quot;);IF([.FO64]&gt;2; CONCATENATE(&quot;_&quot;;[.J64]);&quot;&quot;);IF([.FO64]&gt;3; CONCATENATE(&quot;_&quot;;[.K64]);&quot;&quot;);IF([.FO64]&gt;0;&quot;)&quot;;[.A64]))" office:value-type="string" office:string-value="Magikarp" calcext:value-type="string">
            <text:p>Magikarp</text:p>
          </table:table-cell>
          <table:table-cell table:formula="of:=CONCATENATE(IF([.FP64]&gt;0; CONCATENATE([.B64];&quot; (die_&quot;; [.L64]);&quot;&quot;); IF([.FP64]&gt;1; CONCATENATE(&quot;_&quot;;[.M64]);&quot;&quot;);IF([.FP64]&gt;2; CONCATENATE(&quot;_&quot;;[.N64]);&quot;&quot;);IF([.FP64]&gt;3; CONCATENATE(&quot;_&quot;;[.O64]);&quot;&quot;);IF([.FP64]&gt;0;&quot;)&quot;;&quot;&quot;))" office:value-type="string" office:string-value="Gyarados (die_Water_Flying_Fire)" calcext:value-type="string">
            <text:p>Gyarados (die_Water_Flying_Fire)</text:p>
          </table:table-cell>
          <table:table-cell table:formula="of:=CONCATENATE(IF([.FQ64]&gt;0; CONCATENATE([.C64];&quot; (die_&quot;; [.P64]);&quot;&quot;); IF([.FQ64]&gt;1; CONCATENATE(&quot;_&quot;;[.Q64]);&quot;&quot;);IF([.FQ64]&gt;2; CONCATENATE(&quot;_&quot;;[.R64]);&quot;&quot;);IF([.FQ64]&gt;3; CONCATENATE(&quot;_&quot;;[.S64]);&quot;&quot;);IF([.FQ64]&gt;0;&quot;)&quot;;&quot;&quot;)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64] = &quot;&quot;; &quot;&quot;;MATCH([.AN64];[.$GV$2:.$GV$100];0)-3)" office:value-type="float" office:value="35" calcext:value-type="float">
            <text:p>35</text:p>
          </table:table-cell>
          <table:table-cell table:formula="of:=IF([.AO64] = &quot;&quot;; &quot;&quot;;MATCH([.AO64];[.$GV$2:.$GV$100];0)-3)" office:value-type="float" office:value="7" calcext:value-type="float">
            <text:p>7</text:p>
          </table:table-cell>
          <table:table-cell table:formula="of:=IF([.AP64] = &quot;&quot;; &quot;&quot;;MATCH([.AP64];[.$GV$2:.$GV$100];0)-3)" office:value-type="float" office:value="3" calcext:value-type="float">
            <text:p>3</text:p>
          </table:table-cell>
          <table:table-cell table:formula="of:=IF([.AQ64] = &quot;&quot;; &quot;&quot;;MATCH([.AQ64];[.$GV$2:.$GV$100];0)-3)" office:value-type="float" office:value="26" calcext:value-type="float">
            <text:p>26</text:p>
          </table:table-cell>
          <table:table-cell table:formula="of:=IF([.AR64] = &quot;&quot;; &quot;&quot;;MATCH([.AR64];[.$GV$2:.$GV$100];0)-3)" office:value-type="float" office:value="33" calcext:value-type="float">
            <text:p>33</text:p>
          </table:table-cell>
          <table:table-cell table:number-columns-repeated="2"/>
          <table:table-cell table:style-name="ce1" table:formula="of:=IFERROR(IF(OR(INDIRECT(&quot;$GX&quot; &amp; [.EV64]+4 )&gt;0;INDIRECT(&quot;$HI&quot; &amp; [.EV64]+4 )&gt;0);INDIRECT(&quot;$GY&quot; &amp; [.EV64]+4);&quot;&quot;);&quot;&quot;)" office:value-type="string" office:string-value="Electric" calcext:value-type="string">
            <text:p>Electric</text:p>
          </table:table-cell>
          <table:table-cell table:style-name="ce1" table:formula="of:=IFERROR(IF(OR(INDIRECT(&quot;$GX&quot; &amp; [.EW64]+4 )&gt;0;INDIRECT(&quot;$HI&quot; &amp; [.EW64]+4 )&gt;0);INDIRECT(&quot;$GY&quot; &amp; [.EW64]+4);&quot;&quot;);&quot;&quot;)">
            <text:p/>
          </table:table-cell>
          <table:table-cell table:style-name="ce1" table:formula="of:=IFERROR(IF(OR(INDIRECT(&quot;$GX&quot; &amp; [.EX64]+4 )&gt;0;INDIRECT(&quot;$HI&quot; &amp; [.EX64]+4 )&gt;0);INDIRECT(&quot;$GY&quot; &amp; [.EX64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64]+4 )&gt;0;INDIRECT(&quot;$HI&quot; &amp; [.EY64]+4 )&gt;0);INDIRECT(&quot;$GY&quot; &amp; [.EY64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Z64]+4 )&gt;0;INDIRECT(&quot;$HI&quot; &amp; [.EZ64]+4 )&gt;0);INDIRECT(&quot;$GY&quot; &amp; [.EZ64]+4);&quot;&quot;);&quot;&quot;)" office:value-type="string" office:string-value="Fire" calcext:value-type="string">
            <text:p>Fire</text:p>
          </table:table-cell>
          <table:table-cell table:style-name="ce1" table:formula="of:=IF([.EJ64]=&quot;&quot;;&quot;&quot;;(SMALL([.$EJ64:.$EN64];[.DX64])))" office:value-type="float" office:value="3" calcext:value-type="float">
            <text:p>3</text:p>
          </table:table-cell>
          <table:table-cell table:style-name="ce1" table:formula="of:=IF([.EK64]=&quot;&quot;;&quot;&quot;;(SMALL([.$EJ64:.$EN64];[.DY64])))" office:value-type="float" office:value="7" calcext:value-type="float">
            <text:p>7</text:p>
          </table:table-cell>
          <table:table-cell table:style-name="ce1" table:formula="of:=IF([.EL64]=&quot;&quot;;&quot;&quot;;(SMALL([.$EJ64:.$EN64];[.DZ64])))" office:value-type="float" office:value="26" calcext:value-type="float">
            <text:p>26</text:p>
          </table:table-cell>
          <table:table-cell table:style-name="ce1" table:formula="of:=IF([.EM64]=&quot;&quot;;&quot;&quot;;(SMALL([.$EJ64:.$EN64];[.EA64])))" office:value-type="float" office:value="33" calcext:value-type="float">
            <text:p>33</text:p>
          </table:table-cell>
          <table:table-cell table:style-name="ce1" table:formula="of:=IF([.EN64]=&quot;&quot;;&quot;&quot;;(SMALL([.$EJ64:.$EN64];[.EB64])))" office:value-type="float" office:value="35" calcext:value-type="float">
            <text:p>35</text:p>
          </table:table-cell>
          <table:table-cell table:formula="of:=IF([.EQ64]=&quot;&quot;;&quot;&quot;;CONCATENATE(&quot;symbols/types/only_color_exact/&quot;;[.EQ64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formula="of:=IF([.ER64]=&quot;&quot;;&quot;&quot;;CONCATENATE(&quot;symbols/types/only_color_exact/&quot;;[.ER64];&quot;.png&quot;))">
            <text:p/>
          </table:table-cell>
          <table:table-cell table:formula="of:=IF([.ES64]=&quot;&quot;;&quot;&quot;;CONCATENATE(&quot;symbols/types/only_color_exact/&quot;;[.ES64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64]=&quot;&quot;;&quot;&quot;;CONCATENATE(&quot;symbols/types/only_color_exact/&quot;;[.ET64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U64]=&quot;&quot;;&quot;&quot;;CONCATENATE(&quot;symbols/types/only_color_exact/&quot;;[.EU64];&quot;.png&quot;))" office:value-type="string" office:string-value="symbols/types/only_color_exact/Fire.png" calcext:value-type="string">
            <text:p>symbols/types/only_color_exact/Fire.png</text:p>
          </table:table-cell>
          <table:table-cell table:number-columns-repeated="5"/>
          <table:table-cell table:formula="of:=CONCATENATE(&quot;Symbols/Types/Weaknesses/&quot;; [.E64]; &quot;.png&quot;)" office:value-type="string" office:string-value="Symbols/Types/Weaknesses/Water.png" calcext:value-type="string">
            <text:p>Symbols/Types/Weaknesses/Water.png</text:p>
          </table:table-cell>
          <table:table-cell table:formula="of:=CONCATENATE(&quot;Symbols/Pokemon/&quot;;[.A64];&quot;.png&quot;)" office:value-type="string" office:string-value="Symbols/Pokemon/Magikarp.png" calcext:value-type="string">
            <text:p>Symbols/Pokemon/Magikarp.png</text:p>
          </table:table-cell>
          <table:table-cell table:formula="of:=CONCATENATE(&quot;Symbols/Pokemon/&quot;;[.B64];&quot;.png&quot;)" office:value-type="string" office:string-value="Symbols/Pokemon/Gyarados.png" calcext:value-type="string">
            <text:p>Symbols/Pokemon/Gyarados.png</text:p>
          </table:table-cell>
          <table:table-cell table:formula="of:=CONCATENATE(&quot;Symbols/Pokemon/&quot;;[.C64];&quot;.png&quot;)" office:value-type="string" office:string-value="Symbols/Pokemon/.png" calcext:value-type="string">
            <text:p>Symbols/Pokemon/.png</text:p>
          </table:table-cell>
          <table:table-cell table:formula="of:=IF([.H64]=&quot;&quot;;0;1)+IF([.I64]=&quot;&quot;;0;1) +IF([.J64]=&quot;&quot;;0;1)+ IF([.K64] = &quot;&quot;;0;1)" office:value-type="float" office:value="0" calcext:value-type="float">
            <text:p>0</text:p>
          </table:table-cell>
          <table:table-cell table:formula="of:=IF([.L64]=&quot;&quot;;0;1)+IF([.M64]=&quot;&quot;;0;1) +IF([.N64]=&quot;&quot;;0;1)+ IF([.O64] = &quot;&quot;;0;1)" office:value-type="float" office:value="3" calcext:value-type="float">
            <text:p>3</text:p>
          </table:table-cell>
          <table:table-cell table:formula="of:=IF([.P64]=&quot;&quot;;0;1)+IF([.Q64]=&quot;&quot;;0;1) +IF([.R64]=&quot;&quot;;0;1)+ IF([.S64] = &quot;&quot;;0;1)" office:value-type="float" office:value="0" calcext:value-type="float">
            <text:p>0</text:p>
          </table:table-cell>
          <table:table-cell table:formula="of:=CONCATENATE(&quot;Symbols/Dice/dice_&quot;;[.H6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I6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6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6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64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M64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N64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O6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6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6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6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64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64])" office:value-type="string" office:string-value="Speed: 4" calcext:value-type="string">
            <text:p>Speed: 4</text:p>
          </table:table-cell>
          <table:table-cell/>
          <table:table-cell table:formula="of:=MATCH([.AJ64]; [.$GV$1:.$GV$1048576];0)" office:value-type="float" office:value="109" calcext:value-type="float">
            <text:p>109</text:p>
          </table:table-cell>
          <table:table-cell table:formula="of:=MATCH([.AK64]; [.$GV$1:.$GV$1048576];0)" office:value-type="float" office:value="69" calcext:value-type="float">
            <text:p>69</text:p>
          </table:table-cell>
          <table:table-cell table:formula="of:=MATCH([.AL64]; [.$GV$1:.$GV$1048576];0)" office:value-type="float" office:value="49" calcext:value-type="float">
            <text:p>49</text:p>
          </table:table-cell>
          <table:table-cell table:style-name="ce1" table:formula="of:=INDIRECT(&quot;HC&quot;&amp;[.GG64])" office:value-type="string" office:string-value="No effect!" calcext:value-type="string">
            <text:p>No effect!</text:p>
          </table:table-cell>
          <table:table-cell table:style-name="ce1" table:formula="of:=INDIRECT(&quot;HC&quot;&amp;[.GH64])" office:value-type="string" office:string-value="Affects: (half). " calcext:value-type="string">
            <text:p>Affects: (half). </text:p>
          </table:table-cell>
          <table:table-cell table:style-name="ce1" table:formula="of:=INDIRECT(&quot;HC&quot;&amp;[.GI64])" office:value-type="string" office:string-value="May move target up to 2 hexes." calcext:value-type="string">
            <text:p>May move target up to 2 hexes.</text:p>
          </table:table-cell>
          <table:table-cell table:style-name="ce1" table:formula="of:=INDIRECT(&quot;GW&quot;&amp;[.GG64])" office:value-type="float" office:value="0" calcext:value-type="float">
            <text:p>0</text:p>
          </table:table-cell>
          <table:table-cell table:style-name="ce1" table:formula="of:=INDIRECT(&quot;GW&quot;&amp;[.GH64])" office:value-type="float" office:value="0" calcext:value-type="float">
            <text:p>0</text:p>
          </table:table-cell>
          <table:table-cell table:style-name="ce1" table:formula="of:=INDIRECT(&quot;GW&quot;&amp;[.GI64])" office:value-type="float" office:value="1" calcext:value-type="float">
            <text:p>1</text:p>
          </table:table-cell>
          <table:table-cell table:style-name="ce1" table:formula="of:=INDIRECT(&quot;HE&quot;&amp;[.GG64])" office:value-type="string" office:string-value="Damage: " calcext:value-type="string">
            <text:p>Damage: </text:p>
          </table:table-cell>
          <table:table-cell table:style-name="ce1" table:formula="of:=INDIRECT(&quot;HE&quot;&amp;[.GH64])" office:value-type="string" office:string-value="Damage: (Water)(Water)" calcext:value-type="string">
            <text:p>Damage: (Water)(Water)</text:p>
          </table:table-cell>
          <table:table-cell table:style-name="ce1" table:formula="of:=INDIRECT(&quot;HE&quot;&amp;[.GI64])" office:value-type="string" office:string-value="Damage: (Flying)" calcext:value-type="string">
            <text:p>Damage: (Flying)</text:p>
          </table:table-cell>
          <table:table-cell table:number-columns-repeated="2"/>
          <table:table-cell table:style-name="ce6" office:value-type="float" office:value="63" calcext:value-type="float">
            <text:p>63</text:p>
          </table:table-cell>
          <table:table-cell office:value-type="string" calcext:value-type="string">
            <text:p>High Jump Ki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in 1 free move before attack and take (normal) after.</text:p>
          </table:table-cell>
          <table:table-cell table:style-name="ce7" table:formula="of:=CONCATENATE([.HH64]; [.HB64])" office:value-type="string" office:string-value="Gain 1 free move before attack and take (normal) after." calcext:value-type="string">
            <text:p>Gain 1 free move before attack and take (normal) after.</text:p>
          </table:table-cell>
          <table:table-cell table:style-name="ce6" table:formula="of:=CONCATENATE(&quot;(&quot;;[.GY64];&quot;)&quot;)" office:value-type="string" office:string-value="(Rock)" calcext:value-type="string">
            <text:p>(Rock)</text:p>
          </table:table-cell>
          <table:table-cell table:style-name="ce6" table:formula="of:=CONCATENATE(&quot;Damage: &quot;;IF([.GX64]&gt;=1;[.HD64];&quot;&quot;);IF([.GX64]&gt;=2;[.HD64];&quot;&quot;);IF([.GX64]&gt;=3;[.HD64];&quot;&quot;);IF([.GX64]&gt;=4;[.HD64];&quot;&quot;);IF([.GX64]&gt;=5;[.HD64];&quot;&quot;);IF([.HI64]=1;CONCATENATE(&quot;(&quot;;[.GY64];&quot;_x)&quot;);&quot;&quot;))" office:value-type="string" office:string-value="Damage: (Rock)(Rock)(Rock)(Rock)" calcext:value-type="string">
            <text:p>Damage: (Rock)(Rock)(Rock)(Rock)</text:p>
          </table:table-cell>
          <table:table-cell table:style-name="ce6"/>
          <table:table-cell table:style-name="ce6" table:formula="of:=CONCATENATE(IF([.HA64]&lt;&gt;&quot;all hostile Pok&amp;eacute;mon&quot;;&quot;(&quot;;&quot;&quot;);[.HA64];IF([.HA64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64] &lt;&gt; &quot;&quot;; CONCATENATE(&quot;Affects: &quot;; [.HG64]; &quot;. &quot;);&quot;&quot;)">
            <text:p/>
          </table:table-cell>
          <table:table-cell table:style-name="ce6"/>
          <table:table-cell table:style-name="ce6" table:formula="of:=CONCATENATE([.GV64]; IF([.GW64]=1;&quot; (cc)&quot;;&quot;&quot;))" office:value-type="string" office:string-value="High Jump Kick (cc)" calcext:value-type="string">
            <text:p>High Jump Kick (cc)</text:p>
          </table:table-cell>
          <table:table-cell table:style-name="ce6" table:formula="of:=CONCATENATE(&quot;Symbols/attack_imgs/&quot;;[.GV64];&quot;.png&quot;)" office:value-type="string" office:string-value="Symbols/attack_imgs/High Jump Kick.png" calcext:value-type="string">
            <text:p>Symbols/attack_imgs/High Jump Kick.png</text:p>
          </table:table-cell>
          <table:table-cell table:style-name="ce6" table:formula="of:=CONCATENATE(&quot;TM &quot;; [.GU64]-3; &quot; (&quot;;[.GY64]; &quot;_t) &amp;nbsp &quot;; [.GV64];  IF([.GW64]=1;&quot; (cc)&quot;;&quot;&quot;))" office:value-type="string" office:string-value="TM 60 (Rock_t) &amp;nbsp High Jump Kick (cc)" calcext:value-type="string">
            <text:p>TM 60 (Rock_t) &amp;nbsp High Jump Kick (cc)</text:p>
          </table:table-cell>
          <table:table-cell table:style-name="ce6" table:formula="of:=CONCATENATE([.HH64];[.HB64])" office:value-type="string" office:string-value="Gain 1 free move before attack and take (normal) after." calcext:value-type="string">
            <text:p>Gain 1 free move before attack and take (normal) after.</text:p>
          </table:table-cell>
          <table:table-cell/>
          <table:table-cell table:formula="of:=IF([.GZ64]=&quot;none&quot;;&quot;&quot;;[.GZ64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64])=&quot;none&quot;;&quot;&quot;;INDIRECT(&quot;GZ&quot;&amp;[.GG64]))" office:value-type="float" office:value="0" calcext:value-type="float">
            <text:p>0</text:p>
          </table:table-cell>
          <table:table-cell table:formula="of:=IF(INDIRECT(&quot;GZ&quot;&amp;[.GH64])=&quot;none&quot;;&quot;&quot;;INDIRECT(&quot;GZ&quot;&amp;[.GH64]))" office:value-type="float" office:value="1" calcext:value-type="float">
            <text:p>1</text:p>
          </table:table-cell>
          <table:table-cell table:formula="of:=IF(INDIRECT(&quot;GZ&quot;&amp;[.GI64])=&quot;none&quot;;&quot;&quot;;INDIRECT(&quot;GZ&quot;&amp;[.GI64]))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IP64]=1;&quot;H&quot;;&quot;&quot;)">
            <text:p/>
          </table:table-cell>
          <table:table-cell table:formula="of:=IF([.IQ64]=1;&quot;H&quot;;&quot;&quot;)" office:value-type="string" office:string-value="H" calcext:value-type="string">
            <text:p>H</text:p>
          </table:table-cell>
          <table:table-cell table:formula="of:=IF([.IR64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Lapras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office:value-type="string" calcext:value-type="string">
            <text:p>Water Absorb</text:p>
          </table:table-cell>
          <table:table-cell office:value-type="string" calcext:value-type="string">
            <text:p>When taking (water), gain (health) instead of loosing (health).</text:p>
          </table:table-cell>
          <table:table-cell table:number-columns-repeated="3" office:value-type="string" calcext:value-type="string">
            <text:p>Water</text:p>
          </table:table-cell>
          <table:table-cell table:number-columns-repeated="9"/>
          <table:table-cell table:style-name="ce33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65:.AE65];&quot;&gt;1&quot;)-COUNTIF([.T65:.AE65];&quot;&gt;2&quot;)-COUNTIF([.T65:.AE65];&quot;&gt;3&quot;)-COUNTIF([.T65:.AE65];&quot;&gt;4&quot;)-COUNTIF([.T65:.AE65];&quot;&gt;5&quot;)-COUNTIF([.T65:.AE65];&quot;&gt;6&quot;)-COUNTIF([.T65:.AE65];&quot;&gt;7&quot;)-COUNTIF([.T65:.AE65];&quot;&gt;8&quot;)" office:value-type="float" office:value="9" calcext:value-type="float">
            <text:p>9</text:p>
          </table:table-cell>
          <table:table-cell table:formula="of:=SUM([.T65:.AE65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Blizzard</text:p>
          </table:table-cell>
          <table:table-cell office:value-type="string" calcext:value-type="string">
            <text:p>Bubble Beam</text:p>
          </table:table-cell>
          <table:table-cell office:value-type="string" calcext:value-type="string">
            <text:p>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Reflect</text:p>
          </table:table-cell>
          <table:table-cell table:style-name="ce59" table:formula="of:=ROUND([.AG65]+(12-[.AF65])-[.BA65]/2+[.BF65]+[.BG65]-[.BT65]+[.AZ65]*2/3+[.BC65]-[.AX65];1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afoam Islands</text:p>
          </table:table-cell>
          <table:table-cell table:style-name="ce1" table:formula="of:=IF([.AW65]=&quot;Starter&quot;; 0;IF([.AW65]=&quot;Route 1&quot;;0; IF([.AW65]=&quot;Viridian Forest&quot;;0;IF([.AW65]=&quot;Cycling Road&quot;;0;0.7))))" office:value-type="float" office:value="0.7" calcext:value-type="float">
            <text:p>0.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[.D65]=&quot;&quot;;IF([.I65]&lt;&gt;&quot;&quot;;0;IF([.M65]&lt;&gt;&quot;&quot;;[.AH65]-1;[.AI65]-1));IF([.M65]&lt;&gt;&quot;&quot;;0;IF([.Q65]&lt;&gt;&quot;&quot;;[.AH65]-1)))" office:value-type="float" office:value="0" calcext:value-type="float">
            <text:p>0</text:p>
          </table:table-cell>
          <table:table-cell/>
          <table:table-cell table:formula="of:=IF([.AM65]=1;0;IF([.AM65]=2;1;IF([.AM65]=3;1.7;IF([.AM65]=4;2.2;IF([.AM65]=5;2.55;IF([.AM65]=6;2.8;IF([.AM65]=7;3)))))))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[.BD65] *(2 -[.BE65])/2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65])" office:value-type="string" office:string-value="Blizzard (cc)" calcext:value-type="string">
            <text:p>Blizzard (cc)</text:p>
          </table:table-cell>
          <table:table-cell table:style-name="ce1" table:formula="of:=INDIRECT(&quot;HJ&quot;&amp;[.GH65])" office:value-type="string" office:string-value="Bubble Beam" calcext:value-type="string">
            <text:p>Bubble Beam</text:p>
          </table:table-cell>
          <table:table-cell table:style-name="ce1" table:formula="of:=INDIRECT(&quot;HJ&quot;&amp;[.GI65])" office:value-type="string" office:string-value="Sing (cc)" calcext:value-type="string">
            <text:p>Sing (cc)</text:p>
          </table:table-cell>
          <table:table-cell/>
          <table:table-cell table:style-name="ce1" table:formula="of:=IF([.BQ65]&gt;=1; 0;IF([.BR65]&gt;=1;[.AH65]-1;IF([.BS65]&gt;=1;[.AI65]-1;11)))" office:value-type="float" office:value="0" calcext:value-type="float">
            <text:p>0</text:p>
          </table:table-cell>
          <table:table-cell table:formula="of:=IF([.BQ65]&gt;=2; 0;IF([.BR65]&gt;=2;[.AH65]-1;IF([.BS65]&gt;=2;[.AI65]-1;11)))" office:value-type="float" office:value="0" calcext:value-type="float">
            <text:p>0</text:p>
          </table:table-cell>
          <table:table-cell table:formula="of:=IF([.BQ65]&gt;=3; 0;IF([.BR65]&gt;=3;[.AH65]-1;IF([.BS65]&gt;=3;[.AI65]-1;11)))" office:value-type="float" office:value="0" calcext:value-type="float">
            <text:p>0</text:p>
          </table:table-cell>
          <table:table-cell table:formula="of:=IF([.BQ65]&gt;=4; 0;IF([.BR65]&gt;=4;[.AH65]-1;IF([.BS65]&gt;=4;[.AI65]-1;11)))" office:value-type="float" office:value="11" calcext:value-type="float">
            <text:p>11</text:p>
          </table:table-cell>
          <table:table-cell table:formula="of:= 4- COUNTBLANK([.H65:.K65])" office:value-type="float" office:value="3" calcext:value-type="float">
            <text:p>3</text:p>
          </table:table-cell>
          <table:table-cell table:formula="of:= MAX([.BQ65];4 -COUNTBLANK([.L65:.O65]))" office:value-type="float" office:value="3" calcext:value-type="float">
            <text:p>3</text:p>
          </table:table-cell>
          <table:table-cell table:formula="of:=MAX([.BR65];4-COUNTBLANK([.P65:.S65]))" office:value-type="float" office:value="3" calcext:value-type="float">
            <text:p>3</text:p>
          </table:table-cell>
          <table:table-cell table:formula="of:=IF([.D65]&lt;&gt;&quot;&quot;;4;SUM([.BM65:.BP65])/7)" office:value-type="float" office:value="1.57142857142857" calcext:value-type="float">
            <text:p>1.57142857142857</text:p>
          </table:table-cell>
          <table:table-cell table:number-columns-repeated="16"/>
          <table:table-cell table:formula="of:=IF([.A65]=&quot;&quot;;0;1)+IF([.B65]=&quot;&quot;;0;1)+IF([.C65]=&quot;&quot;;0;1)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IF([.D65]=&quot;&quot;;&quot;&quot;;CONCATENATE(&quot;Symbols/Other/&quot;;[.D65];&quot;.png&quot;))">
            <text:p/>
          </table:table-cell>
          <table:table-cell table:formula="of:=LEN([.A65])" office:value-type="float" office:value="6" calcext:value-type="float">
            <text:p>6</text:p>
          </table:table-cell>
          <table:table-cell table:formula="of:=LEN([.B65])" office:value-type="float" office:value="0" calcext:value-type="float">
            <text:p>0</text:p>
          </table:table-cell>
          <table:table-cell table:formula="of:=LEN([.C65])" office:value-type="float" office:value="0" calcext:value-type="float">
            <text:p>0</text:p>
          </table:table-cell>
          <table:table-cell table:formula="of:=CONCATENATE(IF([.FO65]&gt;0; CONCATENATE([.A65];&quot; (die_&quot;; [.H65]);&quot;&quot;); IF([.FO65]&gt;1; CONCATENATE(&quot;_&quot;;[.I65]);&quot;&quot;);IF([.FO65]&gt;2; CONCATENATE(&quot;_&quot;;[.J65]);&quot;&quot;);IF([.FO65]&gt;3; CONCATENATE(&quot;_&quot;;[.K65]);&quot;&quot;);IF([.FO65]&gt;0;&quot;)&quot;;[.A65]))" office:value-type="string" office:string-value="Lapras (die_Water_Water_Water)" calcext:value-type="string">
            <text:p>Lapras (die_Water_Water_Water)</text:p>
          </table:table-cell>
          <table:table-cell table:formula="of:=CONCATENATE(IF([.FP65]&gt;0; CONCATENATE([.B65];&quot; (die_&quot;; [.L65]);&quot;&quot;); IF([.FP65]&gt;1; CONCATENATE(&quot;_&quot;;[.M65]);&quot;&quot;);IF([.FP65]&gt;2; CONCATENATE(&quot;_&quot;;[.N65]);&quot;&quot;);IF([.FP65]&gt;3; CONCATENATE(&quot;_&quot;;[.O65]);&quot;&quot;);IF([.FP65]&gt;0;&quot;)&quot;;&quot;&quot;))">
            <text:p/>
          </table:table-cell>
          <table:table-cell table:formula="of:=CONCATENATE(IF([.FQ65]&gt;0; CONCATENATE([.C65];&quot; (die_&quot;; [.P65]);&quot;&quot;); IF([.FQ65]&gt;1; CONCATENATE(&quot;_&quot;;[.Q65]);&quot;&quot;);IF([.FQ65]&gt;2; CONCATENATE(&quot;_&quot;;[.R65]);&quot;&quot;);IF([.FQ65]&gt;3; CONCATENATE(&quot;_&quot;;[.S65]);&quot;&quot;);IF([.FQ65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65] = &quot;&quot;; &quot;&quot;;MATCH([.AN65];[.$GV$2:.$GV$100];0)-3)" office:value-type="float" office:value="13" calcext:value-type="float">
            <text:p>13</text:p>
          </table:table-cell>
          <table:table-cell table:formula="of:=IF([.AO65] = &quot;&quot;; &quot;&quot;;MATCH([.AO65];[.$GV$2:.$GV$100];0)-3)" office:value-type="float" office:value="4" calcext:value-type="float">
            <text:p>4</text:p>
          </table:table-cell>
          <table:table-cell table:formula="of:=IF([.AP65] = &quot;&quot;; &quot;&quot;;MATCH([.AP65];[.$GV$2:.$GV$100];0)-3)" office:value-type="float" office:value="40" calcext:value-type="float">
            <text:p>40</text:p>
          </table:table-cell>
          <table:table-cell table:formula="of:=IF([.AQ65] = &quot;&quot;; &quot;&quot;;MATCH([.AQ65];[.$GV$2:.$GV$100];0)-3)" office:value-type="float" office:value="29" calcext:value-type="float">
            <text:p>29</text:p>
          </table:table-cell>
          <table:table-cell table:formula="of:=IF([.AR65] = &quot;&quot;; &quot;&quot;;MATCH([.AR65];[.$GV$2:.$GV$100];0)-3)" office:value-type="float" office:value="6" calcext:value-type="float">
            <text:p>6</text:p>
          </table:table-cell>
          <table:table-cell table:number-columns-repeated="2"/>
          <table:table-cell table:style-name="ce1" table:formula="of:=IFERROR(IF(OR(INDIRECT(&quot;$GX&quot; &amp; [.EV65]+4 )&gt;0;INDIRECT(&quot;$HI&quot; &amp; [.EV65]+4 )&gt;0);INDIRECT(&quot;$GY&quot; &amp; [.EV65]+4);&quot;&quot;);&quot;&quot;)">
            <text:p/>
          </table:table-cell>
          <table:table-cell table:style-name="ce1" table:formula="of:=IFERROR(IF(OR(INDIRECT(&quot;$GX&quot; &amp; [.EW65]+4 )&gt;0;INDIRECT(&quot;$HI&quot; &amp; [.EW65]+4 )&gt;0);INDIRECT(&quot;$GY&quot; &amp; [.EW65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X65]+4 )&gt;0;INDIRECT(&quot;$HI&quot; &amp; [.EX65]+4 )&gt;0);INDIRECT(&quot;$GY&quot; &amp; [.EX65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65]+4 )&gt;0;INDIRECT(&quot;$HI&quot; &amp; [.EY65]+4 )&gt;0);INDIRECT(&quot;$GY&quot; &amp; [.EY65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Z65]+4 )&gt;0;INDIRECT(&quot;$HI&quot; &amp; [.EZ65]+4 )&gt;0);INDIRECT(&quot;$GY&quot; &amp; [.EZ65]+4);&quot;&quot;);&quot;&quot;)" office:value-type="string" office:string-value="Electric" calcext:value-type="string">
            <text:p>Electric</text:p>
          </table:table-cell>
          <table:table-cell table:formula="of:=IF([.EJ65]=&quot;&quot;;&quot;&quot;;(SMALL([.$EJ65:.$EN65];[.DX65])))" office:value-type="float" office:value="4" calcext:value-type="float">
            <text:p>4</text:p>
          </table:table-cell>
          <table:table-cell table:formula="of:=IF([.EK65]=&quot;&quot;;&quot;&quot;;(SMALL([.$EJ65:.$EN65];[.DY65])))" office:value-type="float" office:value="6" calcext:value-type="float">
            <text:p>6</text:p>
          </table:table-cell>
          <table:table-cell table:formula="of:=IF([.EL65]=&quot;&quot;;&quot;&quot;;(SMALL([.$EJ65:.$EN65];[.DZ65])))" office:value-type="float" office:value="13" calcext:value-type="float">
            <text:p>13</text:p>
          </table:table-cell>
          <table:table-cell table:style-name="ce1" table:formula="of:=IF([.EM65]=&quot;&quot;;&quot;&quot;;(SMALL([.$EJ65:.$EN65];[.EA65])))" office:value-type="float" office:value="29" calcext:value-type="float">
            <text:p>29</text:p>
          </table:table-cell>
          <table:table-cell table:style-name="ce1" table:formula="of:=IF([.EN65]=&quot;&quot;;&quot;&quot;;(SMALL([.$EJ65:.$EN65];[.EB65])))" office:value-type="float" office:value="40" calcext:value-type="float">
            <text:p>40</text:p>
          </table:table-cell>
          <table:table-cell table:formula="of:=IF([.EQ65]=&quot;&quot;;&quot;&quot;;CONCATENATE(&quot;symbols/types/only_color_exact/&quot;;[.EQ65];&quot;.png&quot;))">
            <text:p/>
          </table:table-cell>
          <table:table-cell table:formula="of:=IF([.ER65]=&quot;&quot;;&quot;&quot;;CONCATENATE(&quot;symbols/types/only_color_exact/&quot;;[.ER65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S65]=&quot;&quot;;&quot;&quot;;CONCATENATE(&quot;symbols/types/only_color_exact/&quot;;[.ES65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65]=&quot;&quot;;&quot;&quot;;CONCATENATE(&quot;symbols/types/only_color_exact/&quot;;[.ET65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U65]=&quot;&quot;;&quot;&quot;;CONCATENATE(&quot;symbols/types/only_color_exact/&quot;;[.EU65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number-columns-repeated="5"/>
          <table:table-cell table:formula="of:=CONCATENATE(&quot;Symbols/Types/Weaknesses/&quot;; [.E65]; &quot;.png&quot;)" office:value-type="string" office:string-value="Symbols/Types/Weaknesses/Water.png" calcext:value-type="string">
            <text:p>Symbols/Types/Weaknesses/Water.png</text:p>
          </table:table-cell>
          <table:table-cell table:formula="of:=CONCATENATE(&quot;Symbols/Pokemon/&quot;;[.A65];&quot;.png&quot;)" office:value-type="string" office:string-value="Symbols/Pokemon/Lapras.png" calcext:value-type="string">
            <text:p>Symbols/Pokemon/Lapras.png</text:p>
          </table:table-cell>
          <table:table-cell table:formula="of:=CONCATENATE(&quot;Symbols/Pokemon/&quot;;[.B65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65];&quot;.png&quot;)" office:value-type="string" office:string-value="Symbols/Pokemon/.png" calcext:value-type="string">
            <text:p>Symbols/Pokemon/.png</text:p>
          </table:table-cell>
          <table:table-cell table:formula="of:=IF([.H65]=&quot;&quot;;0;1)+IF([.I65]=&quot;&quot;;0;1) +IF([.J65]=&quot;&quot;;0;1)+ IF([.K65] = &quot;&quot;;0;1)" office:value-type="float" office:value="3" calcext:value-type="float">
            <text:p>3</text:p>
          </table:table-cell>
          <table:table-cell table:formula="of:=IF([.L65]=&quot;&quot;;0;1)+IF([.M65]=&quot;&quot;;0;1) +IF([.N65]=&quot;&quot;;0;1)+ IF([.O65] = &quot;&quot;;0;1)" office:value-type="float" office:value="0" calcext:value-type="float">
            <text:p>0</text:p>
          </table:table-cell>
          <table:table-cell table:formula="of:=IF([.P65]=&quot;&quot;;0;1)+IF([.Q65]=&quot;&quot;;0;1) +IF([.R65]=&quot;&quot;;0;1)+ IF([.S65] = &quot;&quot;;0;1)" office:value-type="float" office:value="0" calcext:value-type="float">
            <text:p>0</text:p>
          </table:table-cell>
          <table:table-cell table:formula="of:=CONCATENATE(&quot;Symbols/Dice/dice_&quot;;[.H65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I65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J65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K6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6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6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6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6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6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6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6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65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65])" office:value-type="string" office:string-value="Speed: 2" calcext:value-type="string">
            <text:p>Speed: 2</text:p>
          </table:table-cell>
          <table:table-cell/>
          <table:table-cell table:formula="of:=MATCH([.AJ65]; [.$GV$1:.$GV$1048576];0)" office:value-type="float" office:value="52" calcext:value-type="float">
            <text:p>52</text:p>
          </table:table-cell>
          <table:table-cell table:formula="of:=MATCH([.AK65]; [.$GV$1:.$GV$1048576];0)" office:value-type="float" office:value="83" calcext:value-type="float">
            <text:p>83</text:p>
          </table:table-cell>
          <table:table-cell table:formula="of:=MATCH([.AL65]; [.$GV$1:.$GV$1048576];0)" office:value-type="float" office:value="56" calcext:value-type="float">
            <text:p>56</text:p>
          </table:table-cell>
          <table:table-cell table:style-name="ce1" table:formula="of:=INDIRECT(&quot;HC&quot;&amp;[.GG65])" office:value-type="string" office:string-value="Affects: (circle). " calcext:value-type="string">
            <text:p>Affects: (circle). </text:p>
          </table:table-cell>
          <table:table-cell table:style-name="ce1" table:formula="of:=INDIRECT(&quot;HC&quot;&amp;[.GH65])" office:value-type="string" office:string-value="Affects: (2_line). " calcext:value-type="string">
            <text:p>Affects: (2_line). </text:p>
          </table:table-cell>
          <table:table-cell table:style-name="ce1" table:formula="of:=INDIRECT(&quot;HC&quot;&amp;[.GI65])" office:value-type="string" office:string-value="Affects: (all). Targets become &lt;b&gt;Asleep&lt;/b&gt;." calcext:value-type="string">
            <text:p>Affects: (all). Targets become &lt;b&gt;Asleep&lt;/b&gt;.</text:p>
          </table:table-cell>
          <table:table-cell table:style-name="ce1" table:formula="of:=INDIRECT(&quot;GW&quot;&amp;[.GG65])" office:value-type="float" office:value="1" calcext:value-type="float">
            <text:p>1</text:p>
          </table:table-cell>
          <table:table-cell table:style-name="ce1" table:formula="of:=INDIRECT(&quot;GW&quot;&amp;[.GH65])" office:value-type="float" office:value="0" calcext:value-type="float">
            <text:p>0</text:p>
          </table:table-cell>
          <table:table-cell table:style-name="ce1" table:formula="of:=INDIRECT(&quot;GW&quot;&amp;[.GI65])" office:value-type="float" office:value="1" calcext:value-type="float">
            <text:p>1</text:p>
          </table:table-cell>
          <table:table-cell table:style-name="ce1" table:formula="of:=INDIRECT(&quot;HE&quot;&amp;[.GG65])" office:value-type="string" office:string-value="Damage: (Water)(Water)" calcext:value-type="string">
            <text:p>Damage: (Water)(Water)</text:p>
          </table:table-cell>
          <table:table-cell table:style-name="ce1" table:formula="of:=INDIRECT(&quot;HE&quot;&amp;[.GH65])" office:value-type="string" office:string-value="Damage: (Water)(Water)" calcext:value-type="string">
            <text:p>Damage: (Water)(Water)</text:p>
          </table:table-cell>
          <table:table-cell table:style-name="ce1" table:formula="of:=INDIRECT(&quot;HE&quot;&amp;[.GI65])" office:value-type="string" office:string-value="Damage: " calcext:value-type="string">
            <text:p>Damage: </text:p>
          </table:table-cell>
          <table:table-cell table:number-columns-repeated="2"/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Gain 2 free moves, Affects each hexagon adjacent to the 2 hexagons moved into.</text:p>
          </table:table-cell>
          <table:table-cell table:style-name="ce7" table:formula="of:=CONCATENATE([.HH65]; [.HB65])" office:value-type="string" office:string-value="Gain 2 free moves, Affects each hexagon adjacent to the 2 hexagons moved into." calcext:value-type="string">
            <text:p>Gain 2 free moves, Affects each hexagon adjacent to the 2 hexagons moved into.</text:p>
          </table:table-cell>
          <table:table-cell table:style-name="ce6" table:formula="of:=CONCATENATE(&quot;(&quot;;[.GY65];&quot;)&quot;)" office:value-type="string" office:string-value="(Fire)" calcext:value-type="string">
            <text:p>(Fire)</text:p>
          </table:table-cell>
          <table:table-cell table:style-name="ce6" table:formula="of:=CONCATENATE(&quot;Damage: &quot;;IF([.GX65]&gt;=1;[.HD65];&quot;&quot;);IF([.GX65]&gt;=2;[.HD65];&quot;&quot;);IF([.GX65]&gt;=3;[.HD65];&quot;&quot;);IF([.GX65]&gt;=4;[.HD65];&quot;&quot;);IF([.GX65]&gt;=5;[.HD65];&quot;&quot;);IF([.HI65]=1;CONCATENATE(&quot;(&quot;;[.GY65];&quot;_x)&quot;);&quot;&quot;))" office:value-type="string" office:string-value="Damage: (Fire)(Fire)" calcext:value-type="string">
            <text:p>Damage: (Fire)(Fire)</text:p>
          </table:table-cell>
          <table:table-cell table:style-name="ce6"/>
          <table:table-cell table:style-name="ce6" table:formula="of:=CONCATENATE(IF([.HA65]&lt;&gt;&quot;all hostile Pok&amp;eacute;mon&quot;;&quot;(&quot;;&quot;&quot;);[.HA65];IF([.HA65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65] &lt;&gt; &quot;&quot;; CONCATENATE(&quot;Affects: &quot;; [.HG65]; &quot;. &quot;);&quot;&quot;)">
            <text:p/>
          </table:table-cell>
          <table:table-cell table:style-name="ce6"/>
          <table:table-cell table:style-name="ce6" table:formula="of:=CONCATENATE([.GV65]; IF([.GW65]=1;&quot; (cc)&quot;;&quot;&quot;))" office:value-type="string" office:string-value="Wildfire (cc)" calcext:value-type="string">
            <text:p>Wildfire (cc)</text:p>
          </table:table-cell>
          <table:table-cell table:style-name="ce6" table:formula="of:=CONCATENATE(&quot;Symbols/attack_imgs/&quot;;[.GV65];&quot;.png&quot;)" office:value-type="string" office:string-value="Symbols/attack_imgs/Wildfire.png" calcext:value-type="string">
            <text:p>Symbols/attack_imgs/Wildfire.png</text:p>
          </table:table-cell>
          <table:table-cell table:style-name="ce6" table:formula="of:=CONCATENATE(&quot;TM &quot;; [.GU65]-3; &quot; (&quot;;[.GY65]; &quot;_t) &amp;nbsp &quot;; [.GV65];  IF([.GW65]=1;&quot; (cc)&quot;;&quot;&quot;))" office:value-type="string" office:string-value="TM 61 (Fire_t) &amp;nbsp Wildfire (cc)" calcext:value-type="string">
            <text:p>TM 61 (Fire_t) &amp;nbsp Wildfire (cc)</text:p>
          </table:table-cell>
          <table:table-cell table:style-name="ce6" table:formula="of:=CONCATENATE([.HH65];[.HB65])" office:value-type="string" office:string-value="Gain 2 free moves, Affects each hexagon adjacent to the 2 hexagons moved into." calcext:value-type="string">
            <text:p>Gain 2 free moves, Affects each hexagon adjacent to the 2 hexagons moved into.</text:p>
          </table:table-cell>
          <table:table-cell/>
          <table:table-cell table:formula="of:=IF([.GZ65]=&quot;none&quot;;&quot;&quot;;[.GZ65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65])=&quot;none&quot;;&quot;&quot;;INDIRECT(&quot;GZ&quot;&amp;[.GG65]))" office:value-type="float" office:value="3" calcext:value-type="float">
            <text:p>3</text:p>
          </table:table-cell>
          <table:table-cell table:formula="of:=IF(INDIRECT(&quot;GZ&quot;&amp;[.GH65])=&quot;none&quot;;&quot;&quot;;INDIRECT(&quot;GZ&quot;&amp;[.GH65]))" office:value-type="float" office:value="2" calcext:value-type="float">
            <text:p>2</text:p>
          </table:table-cell>
          <table:table-cell table:formula="of:=IF(INDIRECT(&quot;GZ&quot;&amp;[.GI65])=&quot;none&quot;;&quot;&quot;;INDIRECT(&quot;GZ&quot;&amp;[.GI65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IF([.IP65]=1;&quot;H&quot;;&quot;&quot;)">
            <text:p/>
          </table:table-cell>
          <table:table-cell table:formula="of:=IF([.IQ65]=1;&quot;H&quot;;&quot;&quot;)">
            <text:p/>
          </table:table-cell>
          <table:table-cell table:formula="of:=IF([.IR65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ruel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Liquid Ooze</text:p>
          </table:table-cell>
          <table:table-cell office:value-type="string" calcext:value-type="string">
            <text:p>Adjacent hostile Pok&amp;eacute;mon are &lt;b&gt;Poisoned&lt;/b&gt;.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table:number-columns-repeated="2"/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66:.AE66];&quot;&gt;1&quot;)-COUNTIF([.T66:.AE66];&quot;&gt;2&quot;)-COUNTIF([.T66:.AE66];&quot;&gt;3&quot;)-COUNTIF([.T66:.AE66];&quot;&gt;4&quot;)-COUNTIF([.T66:.AE66];&quot;&gt;5&quot;)-COUNTIF([.T66:.AE66];&quot;&gt;6&quot;)-COUNTIF([.T66:.AE66];&quot;&gt;7&quot;)-COUNTIF([.T66:.AE66];&quot;&gt;8&quot;)" office:value-type="float" office:value="9" calcext:value-type="float">
            <text:p>9</text:p>
          </table:table-cell>
          <table:table-cell table:formula="of:=SUM([.T66:.AE66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ater Pulse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Wr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Skull Bash</text:p>
          </table:table-cell>
          <table:table-cell/>
          <table:table-cell table:style-name="ce59" table:formula="of:=ROUND([.AG66]+(12-[.AF66])-[.BA66]/2+[.BF66]+[.BG66]-[.BT66]+[.AZ66]*2/3+[.BC66]-[.AX66];1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afoam Islands</text:p>
          </table:table-cell>
          <table:table-cell table:style-name="ce1" table:formula="of:=IF([.AW66]=&quot;Starter&quot;; 0;IF([.AW66]=&quot;Route 1&quot;;0; IF([.AW66]=&quot;Viridian Forest&quot;;0;IF([.AW66]=&quot;Cycling Road&quot;;0;0.7))))" office:value-type="float" office:value="0.7" calcext:value-type="float">
            <text:p>0.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D66]=&quot;&quot;;IF([.I66]&lt;&gt;&quot;&quot;;0;IF([.M66]&lt;&gt;&quot;&quot;;[.AH66]-1;[.AI66]-1));IF([.M66]&lt;&gt;&quot;&quot;;0;IF([.Q66]&lt;&gt;&quot;&quot;;[.AH66]-1)))" office:value-type="float" office:value="0" calcext:value-type="float">
            <text:p>0</text:p>
          </table:table-cell>
          <table:table-cell/>
          <table:table-cell table:style-name="ce1" table:formula="of:=IF([.AM66]=1;0;IF([.AM66]=2;1;IF([.AM66]=3;1.7;IF([.AM66]=4;2.2;IF([.AM66]=5;2.55;IF([.AM66]=6;2.8;IF([.AM66]=7;3)))))))"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table:formula="of:=[.BD66] *(2 -[.BE66])/2"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66])" office:value-type="string" office:string-value="Water Pulse (cc)" calcext:value-type="string">
            <text:p>Water Pulse (cc)</text:p>
          </table:table-cell>
          <table:table-cell table:style-name="ce1" table:formula="of:=INDIRECT(&quot;HJ&quot;&amp;[.GH66])" office:value-type="string" office:string-value="Poison Sting" calcext:value-type="string">
            <text:p>Poison Sting</text:p>
          </table:table-cell>
          <table:table-cell table:style-name="ce1" table:formula="of:=INDIRECT(&quot;HJ&quot;&amp;[.GI66])" office:value-type="string" office:string-value="Wrap" calcext:value-type="string">
            <text:p>Wrap</text:p>
          </table:table-cell>
          <table:table-cell/>
          <table:table-cell table:style-name="ce1" table:formula="of:=IF([.BQ66]&gt;=1; 0;IF([.BR66]&gt;=1;[.AH66]-1;IF([.BS66]&gt;=1;[.AI66]-1;11)))" office:value-type="float" office:value="0" calcext:value-type="float">
            <text:p>0</text:p>
          </table:table-cell>
          <table:table-cell table:formula="of:=IF([.BQ66]&gt;=2; 0;IF([.BR66]&gt;=2;[.AH66]-1;IF([.BS66]&gt;=2;[.AI66]-1;11)))" office:value-type="float" office:value="0" calcext:value-type="float">
            <text:p>0</text:p>
          </table:table-cell>
          <table:table-cell table:formula="of:=IF([.BQ66]&gt;=3; 0;IF([.BR66]&gt;=3;[.AH66]-1;IF([.BS66]&gt;=3;[.AI66]-1;11)))" office:value-type="float" office:value="4" calcext:value-type="float">
            <text:p>4</text:p>
          </table:table-cell>
          <table:table-cell table:formula="of:=IF([.BQ66]&gt;=4; 0;IF([.BR66]&gt;=4;[.AH66]-1;IF([.BS66]&gt;=4;[.AI66]-1;11)))" office:value-type="float" office:value="11" calcext:value-type="float">
            <text:p>11</text:p>
          </table:table-cell>
          <table:table-cell table:formula="of:= 4- COUNTBLANK([.H66:.K66])" office:value-type="float" office:value="2" calcext:value-type="float">
            <text:p>2</text:p>
          </table:table-cell>
          <table:table-cell table:formula="of:= MAX([.BQ66];4 -COUNTBLANK([.L66:.O66]))" office:value-type="float" office:value="3" calcext:value-type="float">
            <text:p>3</text:p>
          </table:table-cell>
          <table:table-cell table:formula="of:=MAX([.BR66];4-COUNTBLANK([.P66:.S66]))" office:value-type="float" office:value="3" calcext:value-type="float">
            <text:p>3</text:p>
          </table:table-cell>
          <table:table-cell table:formula="of:=IF([.D66]&lt;&gt;&quot;&quot;;4;SUM([.BM66:.BP66])/7)" office:value-type="float" office:value="2.14285714285714" calcext:value-type="float">
            <text:p>2.14285714285714</text:p>
          </table:table-cell>
          <table:table-cell table:number-columns-repeated="16"/>
          <table:table-cell table:formula="of:=IF([.A66]=&quot;&quot;;0;1)+IF([.B66]=&quot;&quot;;0;1)+IF([.C66]=&quot;&quot;;0;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IF([.D66]=&quot;&quot;;&quot;&quot;;CONCATENATE(&quot;Symbols/Other/&quot;;[.D66];&quot;.png&quot;))">
            <text:p/>
          </table:table-cell>
          <table:table-cell table:formula="of:=LEN([.A66])" office:value-type="float" office:value="9" calcext:value-type="float">
            <text:p>9</text:p>
          </table:table-cell>
          <table:table-cell table:formula="of:=LEN([.B66])" office:value-type="float" office:value="10" calcext:value-type="float">
            <text:p>10</text:p>
          </table:table-cell>
          <table:table-cell table:formula="of:=LEN([.C66])" office:value-type="float" office:value="0" calcext:value-type="float">
            <text:p>0</text:p>
          </table:table-cell>
          <table:table-cell table:formula="of:=CONCATENATE(IF([.FO66]&gt;0; CONCATENATE([.A66];&quot; (die_&quot;; [.H66]);&quot;&quot;); IF([.FO66]&gt;1; CONCATENATE(&quot;_&quot;;[.I66]);&quot;&quot;);IF([.FO66]&gt;2; CONCATENATE(&quot;_&quot;;[.J66]);&quot;&quot;);IF([.FO66]&gt;3; CONCATENATE(&quot;_&quot;;[.K66]);&quot;&quot;);IF([.FO66]&gt;0;&quot;)&quot;;[.A66]))" office:value-type="string" office:string-value="Tentacool (die_Water_Grass)" calcext:value-type="string">
            <text:p>Tentacool (die_Water_Grass)</text:p>
          </table:table-cell>
          <table:table-cell table:formula="of:=CONCATENATE(IF([.FP66]&gt;0; CONCATENATE([.B66];&quot; (die_&quot;; [.L66]);&quot;&quot;); IF([.FP66]&gt;1; CONCATENATE(&quot;_&quot;;[.M66]);&quot;&quot;);IF([.FP66]&gt;2; CONCATENATE(&quot;_&quot;;[.N66]);&quot;&quot;);IF([.FP66]&gt;3; CONCATENATE(&quot;_&quot;;[.O66]);&quot;&quot;);IF([.FP66]&gt;0;&quot;)&quot;;&quot;&quot;))" office:value-type="string" office:string-value="Tentacruel (die_Water_Water_Grass)" calcext:value-type="string">
            <text:p>Tentacruel (die_Water_Water_Grass)</text:p>
          </table:table-cell>
          <table:table-cell table:formula="of:=CONCATENATE(IF([.FQ66]&gt;0; CONCATENATE([.C66];&quot; (die_&quot;; [.P66]);&quot;&quot;); IF([.FQ66]&gt;1; CONCATENATE(&quot;_&quot;;[.Q66]);&quot;&quot;);IF([.FQ66]&gt;2; CONCATENATE(&quot;_&quot;;[.R66]);&quot;&quot;);IF([.FQ66]&gt;3; CONCATENATE(&quot;_&quot;;[.S66]);&quot;&quot;);IF([.FQ66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66] = &quot;&quot;; &quot;&quot;;MATCH([.AN66];[.$GV$2:.$GV$100];0)-3)" office:value-type="float" office:value="41" calcext:value-type="float">
            <text:p>41</text:p>
          </table:table-cell>
          <table:table-cell table:formula="of:=IF([.AO66] = &quot;&quot;; &quot;&quot;;MATCH([.AO66];[.$GV$2:.$GV$100];0)-3)" office:value-type="float" office:value="4" calcext:value-type="float">
            <text:p>4</text:p>
          </table:table-cell>
          <table:table-cell table:formula="of:=IF([.AP66] = &quot;&quot;; &quot;&quot;;MATCH([.AP66];[.$GV$2:.$GV$100];0)-3)" office:value-type="float" office:value="5" calcext:value-type="float">
            <text:p>5</text:p>
          </table:table-cell>
          <table:table-cell table:formula="of:=IF([.AQ66] = &quot;&quot;; &quot;&quot;;MATCH([.AQ66];[.$GV$2:.$GV$100];0)-3)" office:value-type="float" office:value="30" calcext:value-type="float">
            <text:p>30</text:p>
          </table:table-cell>
          <table:table-cell table:formula="of:=IF([.AR66] = &quot;&quot;; &quot;&quot;;MATCH([.AR66];[.$GV$2:.$GV$100];0)-3)">
            <text:p/>
          </table:table-cell>
          <table:table-cell table:number-columns-repeated="2"/>
          <table:table-cell table:style-name="ce1" table:formula="of:=IFERROR(IF(OR(INDIRECT(&quot;$GX&quot; &amp; [.EV66]+4 )&gt;0;INDIRECT(&quot;$HI&quot; &amp; [.EV66]+4 )&gt;0);INDIRECT(&quot;$GY&quot; &amp; [.EV66]+4);&quot;&quot;);&quot;&quot;)">
            <text:p/>
          </table:table-cell>
          <table:table-cell table:style-name="ce1" table:formula="of:=IFERROR(IF(OR(INDIRECT(&quot;$GX&quot; &amp; [.EW66]+4 )&gt;0;INDIRECT(&quot;$HI&quot; &amp; [.EW66]+4 )&gt;0);INDIRECT(&quot;$GY&quot; &amp; [.EW66]+4);&quot;&quot;);&quot;&quot;)" office:value-type="string" office:string-value="Grass" calcext:value-type="string">
            <text:p>Grass</text:p>
          </table:table-cell>
          <table:table-cell table:style-name="ce1" table:formula="of:=IFERROR(IF(OR(INDIRECT(&quot;$GX&quot; &amp; [.EX66]+4 )&gt;0;INDIRECT(&quot;$HI&quot; &amp; [.EX66]+4 )&gt;0);INDIRECT(&quot;$GY&quot; &amp; [.EX66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66]+4 )&gt;0;INDIRECT(&quot;$HI&quot; &amp; [.EY66]+4 )&gt;0);INDIRECT(&quot;$GY&quot; &amp; [.EY66]+4);&quot;&quot;);&quot;&quot;)" office:value-type="string" office:string-value="Grass" calcext:value-type="string">
            <text:p>Grass</text:p>
          </table:table-cell>
          <table:table-cell table:style-name="ce1" table:formula="of:=IFERROR(IF(OR(INDIRECT(&quot;$GX&quot; &amp; [.EZ66]+4 )&gt;0;INDIRECT(&quot;$HI&quot; &amp; [.EZ66]+4 )&gt;0);INDIRECT(&quot;$GY&quot; &amp; [.EZ66]+4);&quot;&quot;);&quot;&quot;)">
            <text:p/>
          </table:table-cell>
          <table:table-cell table:style-name="ce1" table:formula="of:=IF([.EJ66]=&quot;&quot;;&quot;&quot;;(SMALL([.$EJ66:.$EN66];[.DX66])))" office:value-type="float" office:value="4" calcext:value-type="float">
            <text:p>4</text:p>
          </table:table-cell>
          <table:table-cell table:style-name="ce1" table:formula="of:=IF([.EK66]=&quot;&quot;;&quot;&quot;;(SMALL([.$EJ66:.$EN66];[.DY66])))" office:value-type="float" office:value="5" calcext:value-type="float">
            <text:p>5</text:p>
          </table:table-cell>
          <table:table-cell table:style-name="ce1" table:formula="of:=IF([.EL66]=&quot;&quot;;&quot;&quot;;(SMALL([.$EJ66:.$EN66];[.DZ66])))" office:value-type="float" office:value="30" calcext:value-type="float">
            <text:p>30</text:p>
          </table:table-cell>
          <table:table-cell table:style-name="ce1" table:formula="of:=IF([.EM66]=&quot;&quot;;&quot;&quot;;(SMALL([.$EJ66:.$EN66];[.EA66])))" office:value-type="float" office:value="41" calcext:value-type="float">
            <text:p>41</text:p>
          </table:table-cell>
          <table:table-cell table:style-name="ce1" table:formula="of:=IF([.EN66]=&quot;&quot;;&quot;&quot;;(SMALL([.$EJ66:.$EN66];[.EB66])))">
            <text:p/>
          </table:table-cell>
          <table:table-cell table:formula="of:=IF([.EQ66]=&quot;&quot;;&quot;&quot;;CONCATENATE(&quot;symbols/types/only_color_exact/&quot;;[.EQ66];&quot;.png&quot;))">
            <text:p/>
          </table:table-cell>
          <table:table-cell table:formula="of:=IF([.ER66]=&quot;&quot;;&quot;&quot;;CONCATENATE(&quot;symbols/types/only_color_exact/&quot;;[.ER66];&quot;.png&quot;))" office:value-type="string" office:string-value="symbols/types/only_color_exact/Grass.png" calcext:value-type="string">
            <text:p>symbols/types/only_color_exact/Grass.png</text:p>
          </table:table-cell>
          <table:table-cell table:formula="of:=IF([.ES66]=&quot;&quot;;&quot;&quot;;CONCATENATE(&quot;symbols/types/only_color_exact/&quot;;[.ES66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66]=&quot;&quot;;&quot;&quot;;CONCATENATE(&quot;symbols/types/only_color_exact/&quot;;[.ET66];&quot;.png&quot;))" office:value-type="string" office:string-value="symbols/types/only_color_exact/Grass.png" calcext:value-type="string">
            <text:p>symbols/types/only_color_exact/Grass.png</text:p>
          </table:table-cell>
          <table:table-cell table:formula="of:=IF([.EU66]=&quot;&quot;;&quot;&quot;;CONCATENATE(&quot;symbols/types/only_color_exact/&quot;;[.EU66];&quot;.png&quot;))">
            <text:p/>
          </table:table-cell>
          <table:table-cell table:number-columns-repeated="5"/>
          <table:table-cell table:formula="of:=CONCATENATE(&quot;Symbols/Types/Weaknesses/&quot;; [.E66]; &quot;.png&quot;)" office:value-type="string" office:string-value="Symbols/Types/Weaknesses/Water.png" calcext:value-type="string">
            <text:p>Symbols/Types/Weaknesses/Water.png</text:p>
          </table:table-cell>
          <table:table-cell table:formula="of:=CONCATENATE(&quot;Symbols/Pokemon/&quot;;[.A66];&quot;.png&quot;)" office:value-type="string" office:string-value="Symbols/Pokemon/Tentacool.png" calcext:value-type="string">
            <text:p>Symbols/Pokemon/Tentacool.png</text:p>
          </table:table-cell>
          <table:table-cell table:formula="of:=CONCATENATE(&quot;Symbols/Pokemon/&quot;;[.B66];&quot;.png&quot;)" office:value-type="string" office:string-value="Symbols/Pokemon/Tentacruel.png" calcext:value-type="string">
            <text:p>Symbols/Pokemon/Tentacruel.png</text:p>
          </table:table-cell>
          <table:table-cell table:formula="of:=CONCATENATE(&quot;Symbols/Pokemon/&quot;;[.C66];&quot;.png&quot;)" office:value-type="string" office:string-value="Symbols/Pokemon/.png" calcext:value-type="string">
            <text:p>Symbols/Pokemon/.png</text:p>
          </table:table-cell>
          <table:table-cell table:formula="of:=IF([.H66]=&quot;&quot;;0;1)+IF([.I66]=&quot;&quot;;0;1) +IF([.J66]=&quot;&quot;;0;1)+ IF([.K66] = &quot;&quot;;0;1)" office:value-type="float" office:value="2" calcext:value-type="float">
            <text:p>2</text:p>
          </table:table-cell>
          <table:table-cell table:formula="of:=IF([.L66]=&quot;&quot;;0;1)+IF([.M66]=&quot;&quot;;0;1) +IF([.N66]=&quot;&quot;;0;1)+ IF([.O66] = &quot;&quot;;0;1)" office:value-type="float" office:value="3" calcext:value-type="float">
            <text:p>3</text:p>
          </table:table-cell>
          <table:table-cell table:formula="of:=IF([.P66]=&quot;&quot;;0;1)+IF([.Q66]=&quot;&quot;;0;1) +IF([.R66]=&quot;&quot;;0;1)+ IF([.S66] = &quot;&quot;;0;1)" office:value-type="float" office:value="0" calcext:value-type="float">
            <text:p>0</text:p>
          </table:table-cell>
          <table:table-cell table:formula="of:=CONCATENATE(&quot;Symbols/Dice/dice_&quot;;[.H66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I66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J6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6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66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M66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N66];&quot;.png&quot;)" office:value-type="string" office:string-value="Symbols/Dice/dice_Grass.png" calcext:value-type="string">
            <text:p>Symbols/Dice/dice_Grass.png</text:p>
          </table:table-cell>
          <table:table-cell table:formula="of:=CONCATENATE(&quot;Symbols/Dice/dice_&quot;;[.O6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6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6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6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66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66])" office:value-type="string" office:string-value="Speed: 3" calcext:value-type="string">
            <text:p>Speed: 3</text:p>
          </table:table-cell>
          <table:table-cell/>
          <table:table-cell table:formula="of:=MATCH([.AJ66]; [.$GV$1:.$GV$1048576];0)" office:value-type="float" office:value="21" calcext:value-type="float">
            <text:p>21</text:p>
          </table:table-cell>
          <table:table-cell table:formula="of:=MATCH([.AK66]; [.$GV$1:.$GV$1048576];0)" office:value-type="float" office:value="14" calcext:value-type="float">
            <text:p>14</text:p>
          </table:table-cell>
          <table:table-cell table:formula="of:=MATCH([.AL66]; [.$GV$1:.$GV$1048576];0)" office:value-type="float" office:value="42" calcext:value-type="float">
            <text:p>42</text:p>
          </table:table-cell>
          <table:table-cell table:style-name="ce1" table:formula="of:=INDIRECT(&quot;HC&quot;&amp;[.GG66])" office:value-type="string" office:string-value="Target becomes &lt;b&gt;Flinched&lt;/b&gt;. (Can't use exhaustible attacks next activation)" calcext:value-type="string">
            <text:p>Target becomes &lt;b&gt;Flinched&lt;/b&gt;. (Can't use exhaustible attacks next activation)</text:p>
          </table:table-cell>
          <table:table-cell table:style-name="ce1" table:formula="of:=INDIRECT(&quot;HC&quot;&amp;[.GH66])" office:value-type="string" office:string-value="Target becomes &lt;b&gt;Poisoned&lt;/b&gt;.  (Take an additional (normal) from attacks)" calcext:value-type="string">
            <text:p>Target becomes &lt;b&gt;Poisoned&lt;/b&gt;. <text:s/>(Take an additional (normal) from attacks)</text:p>
          </table:table-cell>
          <table:table-cell table:style-name="ce1" table:formula="of:=INDIRECT(&quot;HC&quot;&amp;[.GI66])" office:value-type="string" office:string-value="Target becomes &lt;b&gt;Slowed&lt;/b&gt; to 0. (Speed is 0 next activation)" calcext:value-type="string">
            <text:p>Target becomes &lt;b&gt;Slowed&lt;/b&gt; to 0. (Speed is 0 next activation)</text:p>
          </table:table-cell>
          <table:table-cell table:style-name="ce1" table:formula="of:=INDIRECT(&quot;GW&quot;&amp;[.GG66])" office:value-type="float" office:value="1" calcext:value-type="float">
            <text:p>1</text:p>
          </table:table-cell>
          <table:table-cell table:style-name="ce1" table:formula="of:=INDIRECT(&quot;GW&quot;&amp;[.GH66])" office:value-type="float" office:value="0" calcext:value-type="float">
            <text:p>0</text:p>
          </table:table-cell>
          <table:table-cell table:style-name="ce1" table:formula="of:=INDIRECT(&quot;GW&quot;&amp;[.GI66])" office:value-type="float" office:value="0" calcext:value-type="float">
            <text:p>0</text:p>
          </table:table-cell>
          <table:table-cell table:style-name="ce1" table:formula="of:=INDIRECT(&quot;HE&quot;&amp;[.GG66])" office:value-type="string" office:string-value="Damage: (Water)" calcext:value-type="string">
            <text:p>Damage: (Water)</text:p>
          </table:table-cell>
          <table:table-cell table:style-name="ce1" table:formula="of:=INDIRECT(&quot;HE&quot;&amp;[.GH66])" office:value-type="string" office:string-value="Damage: " calcext:value-type="string">
            <text:p>Damage: </text:p>
          </table:table-cell>
          <table:table-cell table:style-name="ce1" table:formula="of:=INDIRECT(&quot;HE&quot;&amp;[.GI66])" office:value-type="string" office:string-value="Damage: (Normal)(Normal)" calcext:value-type="string">
            <text:p>Damage: (Normal)(Normal)</text:p>
          </table:table-cell>
          <table:table-cell table:number-columns-repeated="2"/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Steel W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fly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alf</text:p>
          </table:table-cell>
          <table:table-cell table:style-name="ce6"/>
          <table:table-cell table:style-name="ce7" table:formula="of:=CONCATENATE([.HH66]; [.HB66])" office:value-type="string" office:string-value="Affects: (half). " calcext:value-type="string">
            <text:p>Affects: (half). </text:p>
          </table:table-cell>
          <table:table-cell table:style-name="ce6" table:formula="of:=CONCATENATE(&quot;(&quot;;[.GY66];&quot;)&quot;)" office:value-type="string" office:string-value="(flying)" calcext:value-type="string">
            <text:p>(flying)</text:p>
          </table:table-cell>
          <table:table-cell table:style-name="ce6" table:formula="of:=CONCATENATE(&quot;Damage: &quot;;IF([.GX66]&gt;=1;[.HD66];&quot;&quot;);IF([.GX66]&gt;=2;[.HD66];&quot;&quot;);IF([.GX66]&gt;=3;[.HD66];&quot;&quot;);IF([.GX66]&gt;=4;[.HD66];&quot;&quot;);IF([.GX66]&gt;=5;[.HD66];&quot;&quot;);IF([.HI66]=1;CONCATENATE(&quot;(&quot;;[.GY66];&quot;_x)&quot;);&quot;&quot;))" office:value-type="string" office:string-value="Damage: (flying)(flying)(flying)" calcext:value-type="string">
            <text:p>Damage: (flying)(flying)(flying)</text:p>
          </table:table-cell>
          <table:table-cell table:style-name="ce6"/>
          <table:table-cell table:style-name="ce6" table:formula="of:=CONCATENATE(IF([.HA66]&lt;&gt;&quot;all hostile Pok&amp;eacute;mon&quot;;&quot;(&quot;;&quot;&quot;);[.HA66];IF([.HA66]&lt;&gt;&quot;all hostile Pok&amp;eacute;mon&quot;; &quot;)&quot;; &quot;&quot;))" office:value-type="string" office:string-value="(half)" calcext:value-type="string">
            <text:p>(half)</text:p>
          </table:table-cell>
          <table:table-cell table:style-name="ce6" table:formula="of:=IF([.HA66] &lt;&gt; &quot;&quot;; CONCATENATE(&quot;Affects: &quot;; [.HG66]; &quot;. &quot;);&quot;&quot;)" office:value-type="string" office:string-value="Affects: (half). " calcext:value-type="string">
            <text:p>Affects: (half). </text:p>
          </table:table-cell>
          <table:table-cell table:style-name="ce6"/>
          <table:table-cell table:style-name="ce6" table:formula="of:=CONCATENATE([.GV66]; IF([.GW66]=1;&quot; (cc)&quot;;&quot;&quot;))" office:value-type="string" office:string-value="Steel Wing (cc)" calcext:value-type="string">
            <text:p>Steel Wing (cc)</text:p>
          </table:table-cell>
          <table:table-cell table:style-name="ce6" table:formula="of:=CONCATENATE(&quot;Symbols/attack_imgs/&quot;;[.GV66];&quot;.png&quot;)" office:value-type="string" office:string-value="Symbols/attack_imgs/Steel Wing.png" calcext:value-type="string">
            <text:p>Symbols/attack_imgs/Steel Wing.png</text:p>
          </table:table-cell>
          <table:table-cell table:style-name="ce6" table:formula="of:=CONCATENATE(&quot;TM &quot;; [.GU66]-3; &quot; (&quot;;[.GY66]; &quot;_t) &amp;nbsp &quot;; [.GV66];  IF([.GW66]=1;&quot; (cc)&quot;;&quot;&quot;))" office:value-type="string" office:string-value="TM 62 (flying_t) &amp;nbsp Steel Wing (cc)" calcext:value-type="string">
            <text:p>TM 62 (flying_t) &amp;nbsp Steel Wing (cc)</text:p>
          </table:table-cell>
          <table:table-cell table:style-name="ce6" table:formula="of:=CONCATENATE([.HH66];[.HB66])" office:value-type="string" office:string-value="Affects: (half). " calcext:value-type="string">
            <text:p>Affects: (half). </text:p>
          </table:table-cell>
          <table:table-cell/>
          <table:table-cell table:formula="of:=IF([.GZ66]=&quot;none&quot;;&quot;&quot;;[.GZ66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66])=&quot;none&quot;;&quot;&quot;;INDIRECT(&quot;GZ&quot;&amp;[.GG66]))" office:value-type="float" office:value="7" calcext:value-type="float">
            <text:p>7</text:p>
          </table:table-cell>
          <table:table-cell table:formula="of:=IF(INDIRECT(&quot;GZ&quot;&amp;[.GH66])=&quot;none&quot;;&quot;&quot;;INDIRECT(&quot;GZ&quot;&amp;[.GH66]))" office:value-type="float" office:value="7" calcext:value-type="float">
            <text:p>7</text:p>
          </table:table-cell>
          <table:table-cell table:formula="of:=IF(INDIRECT(&quot;GZ&quot;&amp;[.GI66])=&quot;none&quot;;&quot;&quot;;INDIRECT(&quot;GZ&quot;&amp;[.GI66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IF([.IP66]=1;&quot;H&quot;;&quot;&quot;)">
            <text:p/>
          </table:table-cell>
          <table:table-cell table:formula="of:=IF([.IQ66]=1;&quot;H&quot;;&quot;&quot;)">
            <text:p/>
          </table:table-cell>
          <table:table-cell table:formula="of:=IF([.IR66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Cloyster</text:p>
          </table:table-cell>
          <table:table-cell/>
          <table:table-cell office:value-type="string" calcext:value-type="string">
            <text:p>Water_ston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hell Armor</text:p>
          </table:table-cell>
          <table:table-cell office:value-type="string" calcext:value-type="string">
            <text:p>Reduce (health) lost by 1 when attacked.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67:.AE67];&quot;&gt;1&quot;)-COUNTIF([.T67:.AE67];&quot;&gt;2&quot;)-COUNTIF([.T67:.AE67];&quot;&gt;3&quot;)-COUNTIF([.T67:.AE67];&quot;&gt;4&quot;)-COUNTIF([.T67:.AE67];&quot;&gt;5&quot;)-COUNTIF([.T67:.AE67];&quot;&gt;6&quot;)-COUNTIF([.T67:.AE67];&quot;&gt;7&quot;)-COUNTIF([.T67:.AE67];&quot;&gt;8&quot;)" office:value-type="float" office:value="10" calcext:value-type="float">
            <text:p>10</text:p>
          </table:table-cell>
          <table:table-cell table:formula="of:=SUM([.T67:.AE67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cicle Spear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Ice B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yper Beam</text:p>
          </table:table-cell>
          <table:table-cell table:number-columns-repeated="2"/>
          <table:table-cell table:style-name="ce59" table:formula="of:=ROUND([.AG67]+(12-[.AF67])-[.BA67]/2+[.BF67]+[.BG67]-[.BT67]+[.AZ67]*2/3+[.BC67]-[.AX67];1)" office:value-type="float" office:value="7.8" calcext:value-type="float">
            <text:p>7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afoam Islands</text:p>
          </table:table-cell>
          <table:table-cell table:style-name="ce1" table:formula="of:=IF([.AW67]=&quot;Starter&quot;; 0;IF([.AW67]=&quot;Route 1&quot;;0; IF([.AW67]=&quot;Viridian Forest&quot;;0;IF([.AW67]=&quot;Cycling Road&quot;;0;0.7))))" office:value-type="float" office:value="0.7" calcext:value-type="float">
            <text:p>0.7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table:formula="of:=IF([.D67]=&quot;&quot;;IF([.I67]&lt;&gt;&quot;&quot;;0;IF([.M67]&lt;&gt;&quot;&quot;;[.AH67]-1;[.AI67]-1));IF([.M67]&lt;&gt;&quot;&quot;;0;IF([.Q67]&lt;&gt;&quot;&quot;;[.AH67]-1)))" office:value-type="float" office:value="0" calcext:value-type="float">
            <text:p>0</text:p>
          </table:table-cell>
          <table:table-cell/>
          <table:table-cell table:style-name="ce1" table:formula="of:=IF([.AM67]=1;0;IF([.AM67]=2;1;IF([.AM67]=3;1.7;IF([.AM67]=4;2.2;IF([.AM67]=5;2.55;IF([.AM67]=6;2.8;IF([.AM67]=7;3)))))))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formula="of:=[.BD67] *(2 -[.BE67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67])" office:value-type="string" office:string-value="Icicle Spear (cc)" calcext:value-type="string">
            <text:p>Icicle Spear (cc)</text:p>
          </table:table-cell>
          <table:table-cell table:style-name="ce1" table:formula="of:=INDIRECT(&quot;HJ&quot;&amp;[.GH67])" office:value-type="string" office:string-value="Clamp (cc)" calcext:value-type="string">
            <text:p>Clamp (cc)</text:p>
          </table:table-cell>
          <table:table-cell table:style-name="ce1" table:formula="of:=INDIRECT(&quot;HJ&quot;&amp;[.GI67])" office:value-type="string" office:string-value="Ice Beam" calcext:value-type="string">
            <text:p>Ice Beam</text:p>
          </table:table-cell>
          <table:table-cell/>
          <table:table-cell table:style-name="ce1" table:formula="of:=IF([.BQ67]&gt;=1; 0;IF([.BR67]&gt;=1;[.AH67]-1;IF([.BS67]&gt;=1;[.AI67]-1;11)))" office:value-type="float" office:value="0" calcext:value-type="float">
            <text:p>0</text:p>
          </table:table-cell>
          <table:table-cell table:formula="of:=IF([.BQ67]&gt;=2; 0;IF([.BR67]&gt;=2;[.AH67]-1;IF([.BS67]&gt;=2;[.AI67]-1;11)))" office:value-type="float" office:value="-1" calcext:value-type="float">
            <text:p>-1</text:p>
          </table:table-cell>
          <table:table-cell table:formula="of:=IF([.BQ67]&gt;=3; 0;IF([.BR67]&gt;=3;[.AH67]-1;IF([.BS67]&gt;=3;[.AI67]-1;11)))" office:value-type="float" office:value="-1" calcext:value-type="float">
            <text:p>-1</text:p>
          </table:table-cell>
          <table:table-cell table:formula="of:=IF([.BQ67]&gt;=4; 0;IF([.BR67]&gt;=4;[.AH67]-1;IF([.BS67]&gt;=4;[.AI67]-1;11)))" office:value-type="float" office:value="11" calcext:value-type="float">
            <text:p>11</text:p>
          </table:table-cell>
          <table:table-cell table:formula="of:= 4- COUNTBLANK([.H67:.K67])" office:value-type="float" office:value="1" calcext:value-type="float">
            <text:p>1</text:p>
          </table:table-cell>
          <table:table-cell table:formula="of:= MAX([.BQ67];4 -COUNTBLANK([.L67:.O67]))" office:value-type="float" office:value="3" calcext:value-type="float">
            <text:p>3</text:p>
          </table:table-cell>
          <table:table-cell table:formula="of:=MAX([.BR67];4-COUNTBLANK([.P67:.S67]))" office:value-type="float" office:value="3" calcext:value-type="float">
            <text:p>3</text:p>
          </table:table-cell>
          <table:table-cell table:formula="of:=IF([.D67]&lt;&gt;&quot;&quot;;4;SUM([.BM67:.BP67])/7)" office:value-type="float" office:value="4" calcext:value-type="float">
            <text:p>4</text:p>
          </table:table-cell>
          <table:table-cell table:number-columns-repeated="16"/>
          <table:table-cell table:formula="of:=IF([.A67]=&quot;&quot;;0;1)+IF([.B67]=&quot;&quot;;0;1)+IF([.C67]=&quot;&quot;;0;1)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IF([.D67]=&quot;&quot;;&quot;&quot;;CONCATENATE(&quot;Symbols/Other/&quot;;[.D67];&quot;.png&quot;))" office:value-type="string" office:string-value="Symbols/Other/Water_stone.png" calcext:value-type="string">
            <text:p>Symbols/Other/Water_stone.png</text:p>
          </table:table-cell>
          <table:table-cell table:formula="of:=LEN([.A67])" office:value-type="float" office:value="8" calcext:value-type="float">
            <text:p>8</text:p>
          </table:table-cell>
          <table:table-cell table:formula="of:=LEN([.B67])" office:value-type="float" office:value="8" calcext:value-type="float">
            <text:p>8</text:p>
          </table:table-cell>
          <table:table-cell table:formula="of:=LEN([.C67])" office:value-type="float" office:value="0" calcext:value-type="float">
            <text:p>0</text:p>
          </table:table-cell>
          <table:table-cell table:formula="of:=CONCATENATE(IF([.FO67]&gt;0; CONCATENATE([.A67];&quot; (die_&quot;; [.H67]);&quot;&quot;); IF([.FO67]&gt;1; CONCATENATE(&quot;_&quot;;[.I67]);&quot;&quot;);IF([.FO67]&gt;2; CONCATENATE(&quot;_&quot;;[.J67]);&quot;&quot;);IF([.FO67]&gt;3; CONCATENATE(&quot;_&quot;;[.K67]);&quot;&quot;);IF([.FO67]&gt;0;&quot;)&quot;;[.A67]))" office:value-type="string" office:string-value="Shellder (die_Water)" calcext:value-type="string">
            <text:p>Shellder (die_Water)</text:p>
          </table:table-cell>
          <table:table-cell table:formula="of:=CONCATENATE(IF([.FP67]&gt;0; CONCATENATE([.B67];&quot; (die_&quot;; [.L67]);&quot;&quot;); IF([.FP67]&gt;1; CONCATENATE(&quot;_&quot;;[.M67]);&quot;&quot;);IF([.FP67]&gt;2; CONCATENATE(&quot;_&quot;;[.N67]);&quot;&quot;);IF([.FP67]&gt;3; CONCATENATE(&quot;_&quot;;[.O67]);&quot;&quot;);IF([.FP67]&gt;0;&quot;)&quot;;&quot;&quot;))" office:value-type="string" office:string-value="Cloyster (die_Water_Water_Normal)" calcext:value-type="string">
            <text:p>Cloyster (die_Water_Water_Normal)</text:p>
          </table:table-cell>
          <table:table-cell table:formula="of:=CONCATENATE(IF([.FQ67]&gt;0; CONCATENATE([.C67];&quot; (die_&quot;; [.P67]);&quot;&quot;); IF([.FQ67]&gt;1; CONCATENATE(&quot;_&quot;;[.Q67]);&quot;&quot;);IF([.FQ67]&gt;2; CONCATENATE(&quot;_&quot;;[.R67]);&quot;&quot;);IF([.FQ67]&gt;3; CONCATENATE(&quot;_&quot;;[.S67]);&quot;&quot;);IF([.FQ67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67] = &quot;&quot;; &quot;&quot;;MATCH([.AN67];[.$GV$2:.$GV$100];0)-3)" office:value-type="float" office:value="6" calcext:value-type="float">
            <text:p>6</text:p>
          </table:table-cell>
          <table:table-cell table:formula="of:=IF([.AO67] = &quot;&quot;; &quot;&quot;;MATCH([.AO67];[.$GV$2:.$GV$100];0)-3)" office:value-type="float" office:value="18" calcext:value-type="float">
            <text:p>18</text:p>
          </table:table-cell>
          <table:table-cell table:formula="of:=IF([.AP67] = &quot;&quot;; &quot;&quot;;MATCH([.AP67];[.$GV$2:.$GV$100];0)-3)" office:value-type="float" office:value="33" calcext:value-type="float">
            <text:p>33</text:p>
          </table:table-cell>
          <table:table-cell table:formula="of:=IF([.AQ67] = &quot;&quot;; &quot;&quot;;MATCH([.AQ67];[.$GV$2:.$GV$100];0)-3)">
            <text:p/>
          </table:table-cell>
          <table:table-cell table:formula="of:=IF([.AR67] = &quot;&quot;; &quot;&quot;;MATCH([.AR67];[.$GV$2:.$GV$100];0)-3)">
            <text:p/>
          </table:table-cell>
          <table:table-cell table:number-columns-repeated="2"/>
          <table:table-cell table:style-name="ce1" table:formula="of:=IFERROR(IF(OR(INDIRECT(&quot;$GX&quot; &amp; [.EV67]+4 )&gt;0;INDIRECT(&quot;$HI&quot; &amp; [.EV67]+4 )&gt;0);INDIRECT(&quot;$GY&quot; &amp; [.EV67]+4);&quot;&quot;);&quot;&quot;)" office:value-type="string" office:string-value="Psychic" calcext:value-type="string">
            <text:p>Psychic</text:p>
          </table:table-cell>
          <table:table-cell table:style-name="ce1" table:formula="of:=IFERROR(IF(OR(INDIRECT(&quot;$GX&quot; &amp; [.EW67]+4 )&gt;0;INDIRECT(&quot;$HI&quot; &amp; [.EW67]+4 )&gt;0);INDIRECT(&quot;$GY&quot; &amp; [.EW67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67]+4 )&gt;0;INDIRECT(&quot;$HI&quot; &amp; [.EX67]+4 )&gt;0);INDIRECT(&quot;$GY&quot; &amp; [.EX67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67]+4 )&gt;0;INDIRECT(&quot;$HI&quot; &amp; [.EY67]+4 )&gt;0);INDIRECT(&quot;$GY&quot; &amp; [.EY67]+4);&quot;&quot;);&quot;&quot;)">
            <text:p/>
          </table:table-cell>
          <table:table-cell table:style-name="ce1" table:formula="of:=IFERROR(IF(OR(INDIRECT(&quot;$GX&quot; &amp; [.EZ67]+4 )&gt;0;INDIRECT(&quot;$HI&quot; &amp; [.EZ67]+4 )&gt;0);INDIRECT(&quot;$GY&quot; &amp; [.EZ67]+4);&quot;&quot;);&quot;&quot;)">
            <text:p/>
          </table:table-cell>
          <table:table-cell table:style-name="ce1" table:formula="of:=IF([.EJ67]=&quot;&quot;;&quot;&quot;;(SMALL([.$EJ67:.$EN67];[.DX67])))" office:value-type="float" office:value="6" calcext:value-type="float">
            <text:p>6</text:p>
          </table:table-cell>
          <table:table-cell table:style-name="ce1" table:formula="of:=IF([.EK67]=&quot;&quot;;&quot;&quot;;(SMALL([.$EJ67:.$EN67];[.DY67])))" office:value-type="float" office:value="18" calcext:value-type="float">
            <text:p>18</text:p>
          </table:table-cell>
          <table:table-cell table:style-name="ce1" table:formula="of:=IF([.EL67]=&quot;&quot;;&quot;&quot;;(SMALL([.$EJ67:.$EN67];[.DZ67])))" office:value-type="float" office:value="33" calcext:value-type="float">
            <text:p>33</text:p>
          </table:table-cell>
          <table:table-cell table:style-name="ce1" table:formula="of:=IF([.EM67]=&quot;&quot;;&quot;&quot;;(SMALL([.$EJ67:.$EN67];[.EA67])))">
            <text:p/>
          </table:table-cell>
          <table:table-cell table:style-name="ce1" table:formula="of:=IF([.EN67]=&quot;&quot;;&quot;&quot;;(SMALL([.$EJ67:.$EN67];[.EB67])))">
            <text:p/>
          </table:table-cell>
          <table:table-cell table:formula="of:=IF([.EQ67]=&quot;&quot;;&quot;&quot;;CONCATENATE(&quot;symbols/types/only_color_exact/&quot;;[.EQ67];&quot;.png&quot;))" office:value-type="string" office:string-value="symbols/types/only_color_exact/Psychic.png" calcext:value-type="string">
            <text:p>symbols/types/only_color_exact/Psychic.png</text:p>
          </table:table-cell>
          <table:table-cell table:formula="of:=IF([.ER67]=&quot;&quot;;&quot;&quot;;CONCATENATE(&quot;symbols/types/only_color_exact/&quot;;[.ER67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67]=&quot;&quot;;&quot;&quot;;CONCATENATE(&quot;symbols/types/only_color_exact/&quot;;[.ES67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67]=&quot;&quot;;&quot;&quot;;CONCATENATE(&quot;symbols/types/only_color_exact/&quot;;[.ET67];&quot;.png&quot;))">
            <text:p/>
          </table:table-cell>
          <table:table-cell table:formula="of:=IF([.EU67]=&quot;&quot;;&quot;&quot;;CONCATENATE(&quot;symbols/types/only_color_exact/&quot;;[.EU67];&quot;.png&quot;))">
            <text:p/>
          </table:table-cell>
          <table:table-cell table:number-columns-repeated="5"/>
          <table:table-cell table:formula="of:=CONCATENATE(&quot;Symbols/Types/Weaknesses/&quot;; [.E67]; &quot;.png&quot;)" office:value-type="string" office:string-value="Symbols/Types/Weaknesses/Water.png" calcext:value-type="string">
            <text:p>Symbols/Types/Weaknesses/Water.png</text:p>
          </table:table-cell>
          <table:table-cell table:formula="of:=CONCATENATE(&quot;Symbols/Pokemon/&quot;;[.A67];&quot;.png&quot;)" office:value-type="string" office:string-value="Symbols/Pokemon/Shellder.png" calcext:value-type="string">
            <text:p>Symbols/Pokemon/Shellder.png</text:p>
          </table:table-cell>
          <table:table-cell table:formula="of:=CONCATENATE(&quot;Symbols/Pokemon/&quot;;[.B67];&quot;.png&quot;)" office:value-type="string" office:string-value="Symbols/Pokemon/Cloyster.png" calcext:value-type="string">
            <text:p>Symbols/Pokemon/Cloyster.png</text:p>
          </table:table-cell>
          <table:table-cell table:formula="of:=CONCATENATE(&quot;Symbols/Pokemon/&quot;;[.C67];&quot;.png&quot;)" office:value-type="string" office:string-value="Symbols/Pokemon/.png" calcext:value-type="string">
            <text:p>Symbols/Pokemon/.png</text:p>
          </table:table-cell>
          <table:table-cell table:formula="of:=IF([.H67]=&quot;&quot;;0;1)+IF([.I67]=&quot;&quot;;0;1) +IF([.J67]=&quot;&quot;;0;1)+ IF([.K67] = &quot;&quot;;0;1)" office:value-type="float" office:value="1" calcext:value-type="float">
            <text:p>1</text:p>
          </table:table-cell>
          <table:table-cell table:formula="of:=IF([.L67]=&quot;&quot;;0;1)+IF([.M67]=&quot;&quot;;0;1) +IF([.N67]=&quot;&quot;;0;1)+ IF([.O67] = &quot;&quot;;0;1)" office:value-type="float" office:value="3" calcext:value-type="float">
            <text:p>3</text:p>
          </table:table-cell>
          <table:table-cell table:formula="of:=IF([.P67]=&quot;&quot;;0;1)+IF([.Q67]=&quot;&quot;;0;1) +IF([.R67]=&quot;&quot;;0;1)+ IF([.S67] = &quot;&quot;;0;1)" office:value-type="float" office:value="0" calcext:value-type="float">
            <text:p>0</text:p>
          </table:table-cell>
          <table:table-cell table:formula="of:=CONCATENATE(&quot;Symbols/Dice/dice_&quot;;[.H67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I6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6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6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67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M67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N67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O6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6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6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6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67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67])" office:value-type="string" office:string-value="Speed: 1" calcext:value-type="string">
            <text:p>Speed: 1</text:p>
          </table:table-cell>
          <table:table-cell/>
          <table:table-cell table:formula="of:=MATCH([.AJ67]; [.$GV$1:.$GV$1048576];0)" office:value-type="float" office:value="108" calcext:value-type="float">
            <text:p>108</text:p>
          </table:table-cell>
          <table:table-cell table:formula="of:=MATCH([.AK67]; [.$GV$1:.$GV$1048576];0)" office:value-type="float" office:value="107" calcext:value-type="float">
            <text:p>107</text:p>
          </table:table-cell>
          <table:table-cell table:formula="of:=MATCH([.AL67]; [.$GV$1:.$GV$1048576];0)" office:value-type="float" office:value="51" calcext:value-type="float">
            <text:p>51</text:p>
          </table:table-cell>
          <table:table-cell table:style-name="ce1" table:formula="of:=INDIRECT(&quot;HC&quot;&amp;[.GG67])">
            <text:p/>
          </table:table-cell>
          <table:table-cell table:style-name="ce1" table:formula="of:=INDIRECT(&quot;HC&quot;&amp;[.GH67])" office:value-type="string" office:string-value="Target becomes &lt;b&gt;Slowed&lt;/b&gt; to 0." calcext:value-type="string">
            <text:p>Target becomes &lt;b&gt;Slowed&lt;/b&gt; to 0.</text:p>
          </table:table-cell>
          <table:table-cell table:style-name="ce1" table:formula="of:=INDIRECT(&quot;HC&quot;&amp;[.GI67])" office:value-type="string" office:string-value="Affects: (4_line). Targets become &lt;b&gt;Slowed&lt;/b&gt; by 1." calcext:value-type="string">
            <text:p>Affects: (4_line). Targets become &lt;b&gt;Slowed&lt;/b&gt; by 1.</text:p>
          </table:table-cell>
          <table:table-cell table:style-name="ce1" table:formula="of:=INDIRECT(&quot;GW&quot;&amp;[.GG67])" office:value-type="float" office:value="1" calcext:value-type="float">
            <text:p>1</text:p>
          </table:table-cell>
          <table:table-cell table:style-name="ce1" table:formula="of:=INDIRECT(&quot;GW&quot;&amp;[.GH67])" office:value-type="float" office:value="1" calcext:value-type="float">
            <text:p>1</text:p>
          </table:table-cell>
          <table:table-cell table:style-name="ce1" table:formula="of:=INDIRECT(&quot;GW&quot;&amp;[.GI67])" office:value-type="float" office:value="0" calcext:value-type="float">
            <text:p>0</text:p>
          </table:table-cell>
          <table:table-cell table:style-name="ce1" table:formula="of:=INDIRECT(&quot;HE&quot;&amp;[.GG67])" office:value-type="string" office:string-value="Damage: (Water)(Water)" calcext:value-type="string">
            <text:p>Damage: (Water)(Water)</text:p>
          </table:table-cell>
          <table:table-cell table:style-name="ce1" table:formula="of:=INDIRECT(&quot;HE&quot;&amp;[.GH67])" office:value-type="string" office:string-value="Damage: (Water)(Water)(Water)" calcext:value-type="string">
            <text:p>Damage: (Water)(Water)(Water)</text:p>
          </table:table-cell>
          <table:table-cell table:style-name="ce1" table:formula="of:=INDIRECT(&quot;HE&quot;&amp;[.GI67])" office:value-type="string" office:string-value="Damage: (Water)" calcext:value-type="string">
            <text:p>Damage: (Water)</text:p>
          </table:table-cell>
          <table:table-cell table:number-columns-repeated="2"/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Bonemera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ock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half</text:p>
          </table:table-cell>
          <table:table-cell table:style-name="ce6"/>
          <table:table-cell table:style-name="ce7" table:formula="of:=CONCATENATE([.HH67]; [.HB67])" office:value-type="string" office:string-value="Affects: (half). " calcext:value-type="string">
            <text:p>Affects: (half). </text:p>
          </table:table-cell>
          <table:table-cell table:style-name="ce6" table:formula="of:=CONCATENATE(&quot;(&quot;;[.GY67];&quot;)&quot;)" office:value-type="string" office:string-value="(Rock)" calcext:value-type="string">
            <text:p>(Rock)</text:p>
          </table:table-cell>
          <table:table-cell table:style-name="ce6" table:formula="of:=CONCATENATE(&quot;Damage: &quot;;IF([.GX67]&gt;=1;[.HD67];&quot;&quot;);IF([.GX67]&gt;=2;[.HD67];&quot;&quot;);IF([.GX67]&gt;=3;[.HD67];&quot;&quot;);IF([.GX67]&gt;=4;[.HD67];&quot;&quot;);IF([.GX67]&gt;=5;[.HD67];&quot;&quot;);IF([.HI67]=1;CONCATENATE(&quot;(&quot;;[.GY67];&quot;_x)&quot;);&quot;&quot;))" office:value-type="string" office:string-value="Damage: (Rock)(Rock)" calcext:value-type="string">
            <text:p>Damage: (Rock)(Rock)</text:p>
          </table:table-cell>
          <table:table-cell table:style-name="ce6"/>
          <table:table-cell table:style-name="ce6" table:formula="of:=CONCATENATE(IF([.HA67]&lt;&gt;&quot;all hostile Pok&amp;eacute;mon&quot;;&quot;(&quot;;&quot;&quot;);[.HA67];IF([.HA67]&lt;&gt;&quot;all hostile Pok&amp;eacute;mon&quot;; &quot;)&quot;; &quot;&quot;))" office:value-type="string" office:string-value="(half)" calcext:value-type="string">
            <text:p>(half)</text:p>
          </table:table-cell>
          <table:table-cell table:style-name="ce6" table:formula="of:=IF([.HA67] &lt;&gt; &quot;&quot;; CONCATENATE(&quot;Affects: &quot;; [.HG67]; &quot;. &quot;);&quot;&quot;)" office:value-type="string" office:string-value="Affects: (half). " calcext:value-type="string">
            <text:p>Affects: (half). </text:p>
          </table:table-cell>
          <table:table-cell table:style-name="ce6"/>
          <table:table-cell table:style-name="ce6" table:formula="of:=CONCATENATE([.GV67]; IF([.GW67]=1;&quot; (cc)&quot;;&quot;&quot;))" office:value-type="string" office:string-value="Bonemerang (cc)" calcext:value-type="string">
            <text:p>Bonemerang (cc)</text:p>
          </table:table-cell>
          <table:table-cell table:style-name="ce6" table:formula="of:=CONCATENATE(&quot;Symbols/attack_imgs/&quot;;[.GV67];&quot;.png&quot;)" office:value-type="string" office:string-value="Symbols/attack_imgs/Bonemerang.png" calcext:value-type="string">
            <text:p>Symbols/attack_imgs/Bonemerang.png</text:p>
          </table:table-cell>
          <table:table-cell table:style-name="ce6" table:formula="of:=CONCATENATE(&quot;TM &quot;; [.GU67]-3; &quot; (&quot;;[.GY67]; &quot;_t) &amp;nbsp &quot;; [.GV67];  IF([.GW67]=1;&quot; (cc)&quot;;&quot;&quot;))" office:value-type="string" office:string-value="TM 63 (Rock_t) &amp;nbsp Bonemerang (cc)" calcext:value-type="string">
            <text:p>TM 63 (Rock_t) &amp;nbsp Bonemerang (cc)</text:p>
          </table:table-cell>
          <table:table-cell table:style-name="ce6" table:formula="of:=CONCATENATE([.HH67];[.HB67])" office:value-type="string" office:string-value="Affects: (half). " calcext:value-type="string">
            <text:p>Affects: (half). </text:p>
          </table:table-cell>
          <table:table-cell/>
          <table:table-cell table:formula="of:=IF([.GZ67]=&quot;none&quot;;&quot;&quot;;[.GZ67])" office:value-type="float" office:value="4" calcext:value-type="float">
            <text:p>4</text:p>
          </table:table-cell>
          <table:table-cell table:number-columns-repeated="2"/>
          <table:table-cell table:formula="of:=IF(INDIRECT(&quot;GZ&quot;&amp;[.GG67])=&quot;none&quot;;&quot;&quot;;INDIRECT(&quot;GZ&quot;&amp;[.GG67]))" office:value-type="float" office:value="6" calcext:value-type="float">
            <text:p>6</text:p>
          </table:table-cell>
          <table:table-cell table:formula="of:=IF(INDIRECT(&quot;GZ&quot;&amp;[.GH67])=&quot;none&quot;;&quot;&quot;;INDIRECT(&quot;GZ&quot;&amp;[.GH67]))" office:value-type="float" office:value="1" calcext:value-type="float">
            <text:p>1</text:p>
          </table:table-cell>
          <table:table-cell table:formula="of:=IF(INDIRECT(&quot;GZ&quot;&amp;[.GI67])=&quot;none&quot;;&quot;&quot;;INDIRECT(&quot;GZ&quot;&amp;[.GI67]))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IF([.IP67]=1;&quot;H&quot;;&quot;&quot;)">
            <text:p/>
          </table:table-cell>
          <table:table-cell table:formula="of:=IF([.IQ67]=1;&quot;H&quot;;&quot;&quot;)">
            <text:p/>
          </table:table-cell>
          <table:table-cell table:formula="of:=IF([.IR67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Horsea</text:p>
          </table:table-cell>
          <table:table-cell office:value-type="string" calcext:value-type="string">
            <text:p>Seadra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When attacking, treat the range as if it was 2 higher.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table:number-columns-repeated="2" office:value-type="string" calcext:value-type="string">
            <text:p>Water</text:p>
          </table:table-cell>
          <table:table-cell table:number-columns-repeated="6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68:.AE68];&quot;&gt;1&quot;)-COUNTIF([.T68:.AE68];&quot;&gt;2&quot;)-COUNTIF([.T68:.AE68];&quot;&gt;3&quot;)-COUNTIF([.T68:.AE68];&quot;&gt;4&quot;)-COUNTIF([.T68:.AE68];&quot;&gt;5&quot;)-COUNTIF([.T68:.AE68];&quot;&gt;6&quot;)-COUNTIF([.T68:.AE68];&quot;&gt;7&quot;)-COUNTIF([.T68:.AE68];&quot;&gt;8&quot;)" office:value-type="float" office:value="10" calcext:value-type="float">
            <text:p>10</text:p>
          </table:table-cell>
          <table:table-cell table:formula="of:=SUM([.T68:.AE68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Bubble Beam</text:p>
          </table:table-cell>
          <table:table-cell office:value-type="string" calcext:value-type="string">
            <text:p>Hydro Pu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Skull Bash</text:p>
          </table:table-cell>
          <table:table-cell table:number-columns-repeated="2"/>
          <table:table-cell table:style-name="ce59" table:formula="of:=ROUND([.AG68]+(12-[.AF68])-[.BA68]/2+[.BF68]+[.BG68]-[.BT68]+[.AZ68]*2/3+[.BC68]-[.AX68];1)" office:value-type="float" office:value="9.2" calcext:value-type="float">
            <text:p>9.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afoam Islands</text:p>
          </table:table-cell>
          <table:table-cell table:style-name="ce1" table:formula="of:=IF([.AW68]=&quot;Starter&quot;; 0;IF([.AW68]=&quot;Route 1&quot;;0; IF([.AW68]=&quot;Viridian Forest&quot;;0;IF([.AW68]=&quot;Cycling Road&quot;;0;0.7))))" office:value-type="float" office:value="0.7" calcext:value-type="float">
            <text:p>0.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68]=&quot;&quot;;IF([.I68]&lt;&gt;&quot;&quot;;0;IF([.M68]&lt;&gt;&quot;&quot;;[.AH68]-1;[.AI68]-1));IF([.M68]&lt;&gt;&quot;&quot;;0;IF([.Q68]&lt;&gt;&quot;&quot;;[.AH68]-1)))" office:value-type="float" office:value="2" calcext:value-type="float">
            <text:p>2</text:p>
          </table:table-cell>
          <table:table-cell/>
          <table:table-cell table:style-name="ce1" table:formula="of:=IF([.AM68]=1;0;IF([.AM68]=2;1;IF([.AM68]=3;1.7;IF([.AM68]=4;2.2;IF([.AM68]=5;2.55;IF([.AM68]=6;2.8;IF([.AM68]=7;3)))))))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formula="of:=[.BD68] *(2 -[.BE68])/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68])" office:value-type="string" office:string-value="Water Gun" calcext:value-type="string">
            <text:p>Water Gun</text:p>
          </table:table-cell>
          <table:table-cell table:style-name="ce1" table:formula="of:=INDIRECT(&quot;HJ&quot;&amp;[.GH68])" office:value-type="string" office:string-value="Bubble Beam" calcext:value-type="string">
            <text:p>Bubble Beam</text:p>
          </table:table-cell>
          <table:table-cell table:style-name="ce1" table:formula="of:=INDIRECT(&quot;HJ&quot;&amp;[.GI68])" office:value-type="string" office:string-value="Hydro Pump (cc)" calcext:value-type="string">
            <text:p>Hydro Pump (cc)</text:p>
          </table:table-cell>
          <table:table-cell/>
          <table:table-cell table:style-name="ce1" table:formula="of:=IF([.BQ68]&gt;=1; 0;IF([.BR68]&gt;=1;[.AH68]-1;IF([.BS68]&gt;=1;[.AI68]-1;11)))" office:value-type="float" office:value="0" calcext:value-type="float">
            <text:p>0</text:p>
          </table:table-cell>
          <table:table-cell table:formula="of:=IF([.BQ68]&gt;=2; 0;IF([.BR68]&gt;=2;[.AH68]-1;IF([.BS68]&gt;=2;[.AI68]-1;11)))" office:value-type="float" office:value="2" calcext:value-type="float">
            <text:p>2</text:p>
          </table:table-cell>
          <table:table-cell table:formula="of:=IF([.BQ68]&gt;=3; 0;IF([.BR68]&gt;=3;[.AH68]-1;IF([.BS68]&gt;=3;[.AI68]-1;11)))" office:value-type="float" office:value="11" calcext:value-type="float">
            <text:p>11</text:p>
          </table:table-cell>
          <table:table-cell table:formula="of:=IF([.BQ68]&gt;=4; 0;IF([.BR68]&gt;=4;[.AH68]-1;IF([.BS68]&gt;=4;[.AI68]-1;11)))" office:value-type="float" office:value="11" calcext:value-type="float">
            <text:p>11</text:p>
          </table:table-cell>
          <table:table-cell table:formula="of:= 4- COUNTBLANK([.H68:.K68])" office:value-type="float" office:value="1" calcext:value-type="float">
            <text:p>1</text:p>
          </table:table-cell>
          <table:table-cell table:formula="of:= MAX([.BQ68];4 -COUNTBLANK([.L68:.O68]))" office:value-type="float" office:value="2" calcext:value-type="float">
            <text:p>2</text:p>
          </table:table-cell>
          <table:table-cell table:formula="of:=MAX([.BR68];4-COUNTBLANK([.P68:.S68]))" office:value-type="float" office:value="2" calcext:value-type="float">
            <text:p>2</text:p>
          </table:table-cell>
          <table:table-cell table:formula="of:=IF([.D68]&lt;&gt;&quot;&quot;;4;SUM([.BM68:.BP68])/7)" office:value-type="float" office:value="3.42857142857143" calcext:value-type="float">
            <text:p>3.42857142857143</text:p>
          </table:table-cell>
          <table:table-cell table:number-columns-repeated="16"/>
          <table:table-cell table:formula="of:=IF([.A68]=&quot;&quot;;0;1)+IF([.B68]=&quot;&quot;;0;1)+IF([.C68]=&quot;&quot;;0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formula="of:=IF([.D68]=&quot;&quot;;&quot;&quot;;CONCATENATE(&quot;Symbols/Other/&quot;;[.D68];&quot;.png&quot;))">
            <text:p/>
          </table:table-cell>
          <table:table-cell table:formula="of:=LEN([.A68])" office:value-type="float" office:value="6" calcext:value-type="float">
            <text:p>6</text:p>
          </table:table-cell>
          <table:table-cell table:formula="of:=LEN([.B68])" office:value-type="float" office:value="6" calcext:value-type="float">
            <text:p>6</text:p>
          </table:table-cell>
          <table:table-cell table:formula="of:=LEN([.C68])" office:value-type="float" office:value="0" calcext:value-type="float">
            <text:p>0</text:p>
          </table:table-cell>
          <table:table-cell table:formula="of:=CONCATENATE(IF([.FO68]&gt;0; CONCATENATE([.A68];&quot; (die_&quot;; [.H68]);&quot;&quot;); IF([.FO68]&gt;1; CONCATENATE(&quot;_&quot;;[.I68]);&quot;&quot;);IF([.FO68]&gt;2; CONCATENATE(&quot;_&quot;;[.J68]);&quot;&quot;);IF([.FO68]&gt;3; CONCATENATE(&quot;_&quot;;[.K68]);&quot;&quot;);IF([.FO68]&gt;0;&quot;)&quot;;[.A68]))" office:value-type="string" office:string-value="Horsea (die_Water)" calcext:value-type="string">
            <text:p>Horsea (die_Water)</text:p>
          </table:table-cell>
          <table:table-cell table:formula="of:=CONCATENATE(IF([.FP68]&gt;0; CONCATENATE([.B68];&quot; (die_&quot;; [.L68]);&quot;&quot;); IF([.FP68]&gt;1; CONCATENATE(&quot;_&quot;;[.M68]);&quot;&quot;);IF([.FP68]&gt;2; CONCATENATE(&quot;_&quot;;[.N68]);&quot;&quot;);IF([.FP68]&gt;3; CONCATENATE(&quot;_&quot;;[.O68]);&quot;&quot;);IF([.FP68]&gt;0;&quot;)&quot;;&quot;&quot;))" office:value-type="string" office:string-value="Seadra (die_Water_Water)" calcext:value-type="string">
            <text:p>Seadra (die_Water_Water)</text:p>
          </table:table-cell>
          <table:table-cell table:formula="of:=CONCATENATE(IF([.FQ68]&gt;0; CONCATENATE([.C68];&quot; (die_&quot;; [.P68]);&quot;&quot;); IF([.FQ68]&gt;1; CONCATENATE(&quot;_&quot;;[.Q68]);&quot;&quot;);IF([.FQ68]&gt;2; CONCATENATE(&quot;_&quot;;[.R68]);&quot;&quot;);IF([.FQ68]&gt;3; CONCATENATE(&quot;_&quot;;[.S68]);&quot;&quot;);IF([.FQ68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68] = &quot;&quot;; &quot;&quot;;MATCH([.AN68];[.$GV$2:.$GV$100];0)-3)" office:value-type="float" office:value="5" calcext:value-type="float">
            <text:p>5</text:p>
          </table:table-cell>
          <table:table-cell table:formula="of:=IF([.AO68] = &quot;&quot;; &quot;&quot;;MATCH([.AO68];[.$GV$2:.$GV$100];0)-3)" office:value-type="float" office:value="18" calcext:value-type="float">
            <text:p>18</text:p>
          </table:table-cell>
          <table:table-cell table:formula="of:=IF([.AP68] = &quot;&quot;; &quot;&quot;;MATCH([.AP68];[.$GV$2:.$GV$100];0)-3)" office:value-type="float" office:value="30" calcext:value-type="float">
            <text:p>30</text:p>
          </table:table-cell>
          <table:table-cell table:formula="of:=IF([.AQ68] = &quot;&quot;; &quot;&quot;;MATCH([.AQ68];[.$GV$2:.$GV$100];0)-3)">
            <text:p/>
          </table:table-cell>
          <table:table-cell table:formula="of:=IF([.AR68] = &quot;&quot;; &quot;&quot;;MATCH([.AR68];[.$GV$2:.$GV$100];0)-3)">
            <text:p/>
          </table:table-cell>
          <table:table-cell table:number-columns-repeated="2"/>
          <table:table-cell table:style-name="ce1" table:formula="of:=IFERROR(IF(OR(INDIRECT(&quot;$GX&quot; &amp; [.EV68]+4 )&gt;0;INDIRECT(&quot;$HI&quot; &amp; [.EV68]+4 )&gt;0);INDIRECT(&quot;$GY&quot; &amp; [.EV68]+4);&quot;&quot;);&quot;&quot;)" office:value-type="string" office:string-value="Grass" calcext:value-type="string">
            <text:p>Grass</text:p>
          </table:table-cell>
          <table:table-cell table:style-name="ce1" table:formula="of:=IFERROR(IF(OR(INDIRECT(&quot;$GX&quot; &amp; [.EW68]+4 )&gt;0;INDIRECT(&quot;$HI&quot; &amp; [.EW68]+4 )&gt;0);INDIRECT(&quot;$GY&quot; &amp; [.EW68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68]+4 )&gt;0;INDIRECT(&quot;$HI&quot; &amp; [.EX68]+4 )&gt;0);INDIRECT(&quot;$GY&quot; &amp; [.EX68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68]+4 )&gt;0;INDIRECT(&quot;$HI&quot; &amp; [.EY68]+4 )&gt;0);INDIRECT(&quot;$GY&quot; &amp; [.EY68]+4);&quot;&quot;);&quot;&quot;)">
            <text:p/>
          </table:table-cell>
          <table:table-cell table:style-name="ce1" table:formula="of:=IFERROR(IF(OR(INDIRECT(&quot;$GX&quot; &amp; [.EZ68]+4 )&gt;0;INDIRECT(&quot;$HI&quot; &amp; [.EZ68]+4 )&gt;0);INDIRECT(&quot;$GY&quot; &amp; [.EZ68]+4);&quot;&quot;);&quot;&quot;)">
            <text:p/>
          </table:table-cell>
          <table:table-cell table:style-name="ce1" table:formula="of:=IF([.EJ68]=&quot;&quot;;&quot;&quot;;(SMALL([.$EJ68:.$EN68];[.DX68])))" office:value-type="float" office:value="5" calcext:value-type="float">
            <text:p>5</text:p>
          </table:table-cell>
          <table:table-cell table:style-name="ce1" table:formula="of:=IF([.EK68]=&quot;&quot;;&quot;&quot;;(SMALL([.$EJ68:.$EN68];[.DY68])))" office:value-type="float" office:value="18" calcext:value-type="float">
            <text:p>18</text:p>
          </table:table-cell>
          <table:table-cell table:style-name="ce1" table:formula="of:=IF([.EL68]=&quot;&quot;;&quot;&quot;;(SMALL([.$EJ68:.$EN68];[.DZ68])))" office:value-type="float" office:value="30" calcext:value-type="float">
            <text:p>30</text:p>
          </table:table-cell>
          <table:table-cell table:style-name="ce1" table:formula="of:=IF([.EM68]=&quot;&quot;;&quot;&quot;;(SMALL([.$EJ68:.$EN68];[.EA68])))">
            <text:p/>
          </table:table-cell>
          <table:table-cell table:style-name="ce1" table:formula="of:=IF([.EN68]=&quot;&quot;;&quot;&quot;;(SMALL([.$EJ68:.$EN68];[.EB68])))">
            <text:p/>
          </table:table-cell>
          <table:table-cell table:formula="of:=IF([.EQ68]=&quot;&quot;;&quot;&quot;;CONCATENATE(&quot;symbols/types/only_color_exact/&quot;;[.EQ68];&quot;.png&quot;))" office:value-type="string" office:string-value="symbols/types/only_color_exact/Grass.png" calcext:value-type="string">
            <text:p>symbols/types/only_color_exact/Grass.png</text:p>
          </table:table-cell>
          <table:table-cell table:formula="of:=IF([.ER68]=&quot;&quot;;&quot;&quot;;CONCATENATE(&quot;symbols/types/only_color_exact/&quot;;[.ER68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68]=&quot;&quot;;&quot;&quot;;CONCATENATE(&quot;symbols/types/only_color_exact/&quot;;[.ES68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68]=&quot;&quot;;&quot;&quot;;CONCATENATE(&quot;symbols/types/only_color_exact/&quot;;[.ET68];&quot;.png&quot;))">
            <text:p/>
          </table:table-cell>
          <table:table-cell table:formula="of:=IF([.EU68]=&quot;&quot;;&quot;&quot;;CONCATENATE(&quot;symbols/types/only_color_exact/&quot;;[.EU68];&quot;.png&quot;))">
            <text:p/>
          </table:table-cell>
          <table:table-cell table:number-columns-repeated="5"/>
          <table:table-cell table:formula="of:=CONCATENATE(&quot;Symbols/Types/Weaknesses/&quot;; [.E68]; &quot;.png&quot;)" office:value-type="string" office:string-value="Symbols/Types/Weaknesses/Water.png" calcext:value-type="string">
            <text:p>Symbols/Types/Weaknesses/Water.png</text:p>
          </table:table-cell>
          <table:table-cell table:formula="of:=CONCATENATE(&quot;Symbols/Pokemon/&quot;;[.A68];&quot;.png&quot;)" office:value-type="string" office:string-value="Symbols/Pokemon/Horsea.png" calcext:value-type="string">
            <text:p>Symbols/Pokemon/Horsea.png</text:p>
          </table:table-cell>
          <table:table-cell table:formula="of:=CONCATENATE(&quot;Symbols/Pokemon/&quot;;[.B68];&quot;.png&quot;)" office:value-type="string" office:string-value="Symbols/Pokemon/Seadra.png" calcext:value-type="string">
            <text:p>Symbols/Pokemon/Seadra.png</text:p>
          </table:table-cell>
          <table:table-cell table:formula="of:=CONCATENATE(&quot;Symbols/Pokemon/&quot;;[.C68];&quot;.png&quot;)" office:value-type="string" office:string-value="Symbols/Pokemon/.png" calcext:value-type="string">
            <text:p>Symbols/Pokemon/.png</text:p>
          </table:table-cell>
          <table:table-cell table:formula="of:=IF([.H68]=&quot;&quot;;0;1)+IF([.I68]=&quot;&quot;;0;1) +IF([.J68]=&quot;&quot;;0;1)+ IF([.K68] = &quot;&quot;;0;1)" office:value-type="float" office:value="1" calcext:value-type="float">
            <text:p>1</text:p>
          </table:table-cell>
          <table:table-cell table:formula="of:=IF([.L68]=&quot;&quot;;0;1)+IF([.M68]=&quot;&quot;;0;1) +IF([.N68]=&quot;&quot;;0;1)+ IF([.O68] = &quot;&quot;;0;1)" office:value-type="float" office:value="2" calcext:value-type="float">
            <text:p>2</text:p>
          </table:table-cell>
          <table:table-cell table:formula="of:=IF([.P68]=&quot;&quot;;0;1)+IF([.Q68]=&quot;&quot;;0;1) +IF([.R68]=&quot;&quot;;0;1)+ IF([.S68] = &quot;&quot;;0;1)" office:value-type="float" office:value="0" calcext:value-type="float">
            <text:p>0</text:p>
          </table:table-cell>
          <table:table-cell table:formula="of:=CONCATENATE(&quot;Symbols/Dice/dice_&quot;;[.H68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I6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6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6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68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M68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N6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6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6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6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6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68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68])" office:value-type="string" office:string-value="Speed: 2" calcext:value-type="string">
            <text:p>Speed: 2</text:p>
          </table:table-cell>
          <table:table-cell/>
          <table:table-cell table:formula="of:=MATCH([.AJ68]; [.$GV$1:.$GV$1048576];0)" office:value-type="float" office:value="68" calcext:value-type="float">
            <text:p>68</text:p>
          </table:table-cell>
          <table:table-cell table:formula="of:=MATCH([.AK68]; [.$GV$1:.$GV$1048576];0)" office:value-type="float" office:value="83" calcext:value-type="float">
            <text:p>83</text:p>
          </table:table-cell>
          <table:table-cell table:formula="of:=MATCH([.AL68]; [.$GV$1:.$GV$1048576];0)" office:value-type="float" office:value="72" calcext:value-type="float">
            <text:p>72</text:p>
          </table:table-cell>
          <table:table-cell table:style-name="ce1" table:formula="of:=INDIRECT(&quot;HC&quot;&amp;[.GG68])" office:value-type="string" office:string-value="Affects: (3_hex). " calcext:value-type="string">
            <text:p>Affects: (3_hex). </text:p>
          </table:table-cell>
          <table:table-cell table:style-name="ce1" table:formula="of:=INDIRECT(&quot;HC&quot;&amp;[.GH68])" office:value-type="string" office:string-value="Affects: (2_line). " calcext:value-type="string">
            <text:p>Affects: (2_line). </text:p>
          </table:table-cell>
          <table:table-cell table:style-name="ce1" table:formula="of:=INDIRECT(&quot;HC&quot;&amp;[.GI68])" office:value-type="string" office:string-value="Affects: (5_line). Destroys boulders affected, which each adds (rock) to subsequent hexes." calcext:value-type="string">
            <text:p>Affects: (5_line). Destroys boulders affected, which each adds (rock) to subsequent hexes.</text:p>
          </table:table-cell>
          <table:table-cell table:style-name="ce1" table:formula="of:=INDIRECT(&quot;GW&quot;&amp;[.GG68])" office:value-type="float" office:value="0" calcext:value-type="float">
            <text:p>0</text:p>
          </table:table-cell>
          <table:table-cell table:style-name="ce1" table:formula="of:=INDIRECT(&quot;GW&quot;&amp;[.GH68])" office:value-type="float" office:value="0" calcext:value-type="float">
            <text:p>0</text:p>
          </table:table-cell>
          <table:table-cell table:style-name="ce1" table:formula="of:=INDIRECT(&quot;GW&quot;&amp;[.GI68])" office:value-type="float" office:value="1" calcext:value-type="float">
            <text:p>1</text:p>
          </table:table-cell>
          <table:table-cell table:style-name="ce1" table:formula="of:=INDIRECT(&quot;HE&quot;&amp;[.GG68])" office:value-type="string" office:string-value="Damage: (Water)" calcext:value-type="string">
            <text:p>Damage: (Water)</text:p>
          </table:table-cell>
          <table:table-cell table:style-name="ce1" table:formula="of:=INDIRECT(&quot;HE&quot;&amp;[.GH68])" office:value-type="string" office:string-value="Damage: (Water)(Water)" calcext:value-type="string">
            <text:p>Damage: (Water)(Water)</text:p>
          </table:table-cell>
          <table:table-cell table:style-name="ce1" table:formula="of:=INDIRECT(&quot;HE&quot;&amp;[.GI68])" office:value-type="string" office:string-value="Damage: (Water)" calcext:value-type="string">
            <text:p>Damage: (Water)</text:p>
          </table:table-cell>
          <table:table-cell table:number-columns-repeated="2"/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Water Gu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3_hex</text:p>
          </table:table-cell>
          <table:table-cell table:style-name="ce6"/>
          <table:table-cell table:style-name="ce7" table:formula="of:=CONCATENATE([.HH68]; [.HB68])" office:value-type="string" office:string-value="Affects: (3_hex). " calcext:value-type="string">
            <text:p>Affects: (3_hex). </text:p>
          </table:table-cell>
          <table:table-cell table:style-name="ce6" table:formula="of:=CONCATENATE(&quot;(&quot;;[.GY68];&quot;)&quot;)" office:value-type="string" office:string-value="(Water)" calcext:value-type="string">
            <text:p>(Water)</text:p>
          </table:table-cell>
          <table:table-cell table:style-name="ce6" table:formula="of:=CONCATENATE(&quot;Damage: &quot;;IF([.GX68]&gt;=1;[.HD68];&quot;&quot;);IF([.GX68]&gt;=2;[.HD68];&quot;&quot;);IF([.GX68]&gt;=3;[.HD68];&quot;&quot;);IF([.GX68]&gt;=4;[.HD68];&quot;&quot;);IF([.GX68]&gt;=5;[.HD68];&quot;&quot;);IF([.HI68]=1;CONCATENATE(&quot;(&quot;;[.GY68];&quot;_x)&quot;);&quot;&quot;))" office:value-type="string" office:string-value="Damage: (Water)" calcext:value-type="string">
            <text:p>Damage: (Water)</text:p>
          </table:table-cell>
          <table:table-cell table:style-name="ce6"/>
          <table:table-cell table:style-name="ce6" table:formula="of:=CONCATENATE(IF([.HA68]&lt;&gt;&quot;all hostile Pok&amp;eacute;mon&quot;;&quot;(&quot;;&quot;&quot;);[.HA68];IF([.HA68]&lt;&gt;&quot;all hostile Pok&amp;eacute;mon&quot;; &quot;)&quot;; &quot;&quot;))" office:value-type="string" office:string-value="(3_hex)" calcext:value-type="string">
            <text:p>(3_hex)</text:p>
          </table:table-cell>
          <table:table-cell table:style-name="ce6" table:formula="of:=IF([.HA68] &lt;&gt; &quot;&quot;; CONCATENATE(&quot;Affects: &quot;; [.HG68]; &quot;. &quot;);&quot;&quot;)" office:value-type="string" office:string-value="Affects: (3_hex). " calcext:value-type="string">
            <text:p>Affects: (3_hex). </text:p>
          </table:table-cell>
          <table:table-cell table:style-name="ce6"/>
          <table:table-cell table:style-name="ce6" table:formula="of:=CONCATENATE([.GV68]; IF([.GW68]=1;&quot; (cc)&quot;;&quot;&quot;))" office:value-type="string" office:string-value="Water Gun" calcext:value-type="string">
            <text:p>Water Gun</text:p>
          </table:table-cell>
          <table:table-cell table:style-name="ce6" table:formula="of:=CONCATENATE(&quot;Symbols/attack_imgs/&quot;;[.GV68];&quot;.png&quot;)" office:value-type="string" office:string-value="Symbols/attack_imgs/Water Gun.png" calcext:value-type="string">
            <text:p>Symbols/attack_imgs/Water Gun.png</text:p>
          </table:table-cell>
          <table:table-cell table:style-name="ce6" table:formula="of:=CONCATENATE(&quot;TM &quot;; [.GU68]-3; &quot; (&quot;;[.GY68]; &quot;_t) &amp;nbsp &quot;; [.GV68];  IF([.GW68]=1;&quot; (cc)&quot;;&quot;&quot;))" office:value-type="string" office:string-value="TM 64 (Water_t) &amp;nbsp Water Gun" calcext:value-type="string">
            <text:p>TM 64 (Water_t) &amp;nbsp Water Gun</text:p>
          </table:table-cell>
          <table:table-cell table:style-name="ce6" table:formula="of:=CONCATENATE([.HH68];[.HB68])" office:value-type="string" office:string-value="Affects: (3_hex). " calcext:value-type="string">
            <text:p>Affects: (3_hex). </text:p>
          </table:table-cell>
          <table:table-cell/>
          <table:table-cell table:formula="of:=IF([.GZ68]=&quot;none&quot;;&quot;&quot;;[.GZ68])" office:value-type="float" office:value="4" calcext:value-type="float">
            <text:p>4</text:p>
          </table:table-cell>
          <table:table-cell table:number-columns-repeated="2"/>
          <table:table-cell table:formula="of:=IF(INDIRECT(&quot;GZ&quot;&amp;[.GG68])=&quot;none&quot;;&quot;&quot;;INDIRECT(&quot;GZ&quot;&amp;[.GG68]))" office:value-type="float" office:value="4" calcext:value-type="float">
            <text:p>4</text:p>
          </table:table-cell>
          <table:table-cell table:formula="of:=IF(INDIRECT(&quot;GZ&quot;&amp;[.GH68])=&quot;none&quot;;&quot;&quot;;INDIRECT(&quot;GZ&quot;&amp;[.GH68]))" office:value-type="float" office:value="2" calcext:value-type="float">
            <text:p>2</text:p>
          </table:table-cell>
          <table:table-cell table:formula="of:=IF(INDIRECT(&quot;GZ&quot;&amp;[.GI68])=&quot;none&quot;;&quot;&quot;;INDIRECT(&quot;GZ&quot;&amp;[.GI68]))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IP68]=1;&quot;H&quot;;&quot;&quot;)">
            <text:p/>
          </table:table-cell>
          <table:table-cell table:formula="of:=IF([.IQ68]=1;&quot;H&quot;;&quot;&quot;)" office:value-type="string" office:string-value="H" calcext:value-type="string">
            <text:p>H</text:p>
          </table:table-cell>
          <table:table-cell table:formula="of:=IF([.IR68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Seel</text:p>
          </table:table-cell>
          <table:table-cell office:value-type="string" calcext:value-type="string">
            <text:p>Dewgong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Chilling Cold</text:p>
          </table:table-cell>
          <table:table-cell office:value-type="string" calcext:value-type="string">
            <text:p>After attacking and dealing (water), target becomes &lt;b&gt;Slowed&lt;/b&gt; by 1.</text:p>
          </table:table-cell>
          <table:table-cell table:number-columns-repeated="2" office:value-type="string" calcext:value-type="string">
            <text:p>Water</text:p>
          </table:table-cell>
          <table:table-cell table:number-columns-repeated="2"/>
          <table:table-cell table:number-columns-repeated="3" office:value-type="string" calcext:value-type="string">
            <text:p>Water</text:p>
          </table:table-cell>
          <table:table-cell table:number-columns-repeated="5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69:.AE69];&quot;&gt;1&quot;)-COUNTIF([.T69:.AE69];&quot;&gt;2&quot;)-COUNTIF([.T69:.AE69];&quot;&gt;3&quot;)-COUNTIF([.T69:.AE69];&quot;&gt;4&quot;)-COUNTIF([.T69:.AE69];&quot;&gt;5&quot;)-COUNTIF([.T69:.AE69];&quot;&gt;6&quot;)-COUNTIF([.T69:.AE69];&quot;&gt;7&quot;)-COUNTIF([.T69:.AE69];&quot;&gt;8&quot;)" office:value-type="float" office:value="9" calcext:value-type="float">
            <text:p>9</text:p>
          </table:table-cell>
          <table:table-cell table:formula="of:=SUM([.T69:.AE69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Water Pu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Iron Tail</text:p>
          </table:table-cell>
          <table:table-cell table:number-columns-repeated="2"/>
          <table:table-cell table:style-name="ce59" table:formula="of:=ROUND([.AG69]+(12-[.AF69])-[.BA69]/2+[.BF69]+[.BG69]-[.BT69]+[.AZ69]*2/3+[.BC69]-[.AX69];1)" office:value-type="float" office:value="10.2" calcext:value-type="float">
            <text:p>10.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afoam Islands</text:p>
          </table:table-cell>
          <table:table-cell table:style-name="ce1" table:formula="of:=IF([.AW69]=&quot;Starter&quot;; 0;IF([.AW69]=&quot;Route 1&quot;;0; IF([.AW69]=&quot;Viridian Forest&quot;;0;IF([.AW69]=&quot;Cycling Road&quot;;0;0.7))))" office:value-type="float" office:value="0.7" calcext:value-type="float">
            <text:p>0.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D69]=&quot;&quot;;IF([.I69]&lt;&gt;&quot;&quot;;0;IF([.M69]&lt;&gt;&quot;&quot;;[.AH69]-1;[.AI69]-1));IF([.M69]&lt;&gt;&quot;&quot;;0;IF([.Q69]&lt;&gt;&quot;&quot;;[.AH69]-1)))" office:value-type="float" office:value="0" calcext:value-type="float">
            <text:p>0</text:p>
          </table:table-cell>
          <table:table-cell/>
          <table:table-cell table:style-name="ce1" table:formula="of:=IF([.AM69]=1;0;IF([.AM69]=2;1;IF([.AM69]=3;1.7;IF([.AM69]=4;2.2;IF([.AM69]=5;2.55;IF([.AM69]=6;2.8;IF([.AM69]=7;3))))))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BD69] *(2 -[.BE69])/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69])" office:value-type="string" office:string-value="Ice Beam" calcext:value-type="string">
            <text:p>Ice Beam</text:p>
          </table:table-cell>
          <table:table-cell table:style-name="ce1" table:formula="of:=INDIRECT(&quot;HJ&quot;&amp;[.GH69])" office:value-type="string" office:string-value="Blizzard (cc)" calcext:value-type="string">
            <text:p>Blizzard (cc)</text:p>
          </table:table-cell>
          <table:table-cell table:style-name="ce1" table:formula="of:=INDIRECT(&quot;HJ&quot;&amp;[.GI69])" office:value-type="string" office:string-value="Water Pulse (cc)" calcext:value-type="string">
            <text:p>Water Pulse (cc)</text:p>
          </table:table-cell>
          <table:table-cell/>
          <table:table-cell table:style-name="ce1" table:formula="of:=IF([.BQ69]&gt;=1; 0;IF([.BR69]&gt;=1;[.AH69]-1;IF([.BS69]&gt;=1;[.AI69]-1;11)))" office:value-type="float" office:value="0" calcext:value-type="float">
            <text:p>0</text:p>
          </table:table-cell>
          <table:table-cell table:formula="of:=IF([.BQ69]&gt;=2; 0;IF([.BR69]&gt;=2;[.AH69]-1;IF([.BS69]&gt;=2;[.AI69]-1;11)))" office:value-type="float" office:value="0" calcext:value-type="float">
            <text:p>0</text:p>
          </table:table-cell>
          <table:table-cell table:formula="of:=IF([.BQ69]&gt;=3; 0;IF([.BR69]&gt;=3;[.AH69]-1;IF([.BS69]&gt;=3;[.AI69]-1;11)))" office:value-type="float" office:value="4" calcext:value-type="float">
            <text:p>4</text:p>
          </table:table-cell>
          <table:table-cell table:formula="of:=IF([.BQ69]&gt;=4; 0;IF([.BR69]&gt;=4;[.AH69]-1;IF([.BS69]&gt;=4;[.AI69]-1;11)))" office:value-type="float" office:value="11" calcext:value-type="float">
            <text:p>11</text:p>
          </table:table-cell>
          <table:table-cell table:formula="of:= 4- COUNTBLANK([.H69:.K69])" office:value-type="float" office:value="2" calcext:value-type="float">
            <text:p>2</text:p>
          </table:table-cell>
          <table:table-cell table:formula="of:= MAX([.BQ69];4 -COUNTBLANK([.L69:.O69]))" office:value-type="float" office:value="3" calcext:value-type="float">
            <text:p>3</text:p>
          </table:table-cell>
          <table:table-cell table:formula="of:=MAX([.BR69];4-COUNTBLANK([.P69:.S69]))" office:value-type="float" office:value="3" calcext:value-type="float">
            <text:p>3</text:p>
          </table:table-cell>
          <table:table-cell table:formula="of:=IF([.D69]&lt;&gt;&quot;&quot;;4;SUM([.BM69:.BP69])/7)" office:value-type="float" office:value="2.14285714285714" calcext:value-type="float">
            <text:p>2.14285714285714</text:p>
          </table:table-cell>
          <table:table-cell table:number-columns-repeated="16"/>
          <table:table-cell table:formula="of:=IF([.A69]=&quot;&quot;;0;1)+IF([.B69]=&quot;&quot;;0;1)+IF([.C69]=&quot;&quot;;0;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IF([.D69]=&quot;&quot;;&quot;&quot;;CONCATENATE(&quot;Symbols/Other/&quot;;[.D69];&quot;.png&quot;))">
            <text:p/>
          </table:table-cell>
          <table:table-cell table:formula="of:=LEN([.A69])" office:value-type="float" office:value="4" calcext:value-type="float">
            <text:p>4</text:p>
          </table:table-cell>
          <table:table-cell table:formula="of:=LEN([.B69])" office:value-type="float" office:value="7" calcext:value-type="float">
            <text:p>7</text:p>
          </table:table-cell>
          <table:table-cell table:formula="of:=LEN([.C69])" office:value-type="float" office:value="0" calcext:value-type="float">
            <text:p>0</text:p>
          </table:table-cell>
          <table:table-cell table:formula="of:=CONCATENATE(IF([.FO69]&gt;0; CONCATENATE([.A69];&quot; (die_&quot;; [.H69]);&quot;&quot;); IF([.FO69]&gt;1; CONCATENATE(&quot;_&quot;;[.I69]);&quot;&quot;);IF([.FO69]&gt;2; CONCATENATE(&quot;_&quot;;[.J69]);&quot;&quot;);IF([.FO69]&gt;3; CONCATENATE(&quot;_&quot;;[.K69]);&quot;&quot;);IF([.FO69]&gt;0;&quot;)&quot;;[.A69]))" office:value-type="string" office:string-value="Seel (die_Water_Water)" calcext:value-type="string">
            <text:p>Seel (die_Water_Water)</text:p>
          </table:table-cell>
          <table:table-cell table:formula="of:=CONCATENATE(IF([.FP69]&gt;0; CONCATENATE([.B69];&quot; (die_&quot;; [.L69]);&quot;&quot;); IF([.FP69]&gt;1; CONCATENATE(&quot;_&quot;;[.M69]);&quot;&quot;);IF([.FP69]&gt;2; CONCATENATE(&quot;_&quot;;[.N69]);&quot;&quot;);IF([.FP69]&gt;3; CONCATENATE(&quot;_&quot;;[.O69]);&quot;&quot;);IF([.FP69]&gt;0;&quot;)&quot;;&quot;&quot;))" office:value-type="string" office:string-value="Dewgong (die_Water_Water_Water)" calcext:value-type="string">
            <text:p>Dewgong (die_Water_Water_Water)</text:p>
          </table:table-cell>
          <table:table-cell table:formula="of:=CONCATENATE(IF([.FQ69]&gt;0; CONCATENATE([.C69];&quot; (die_&quot;; [.P69]);&quot;&quot;); IF([.FQ69]&gt;1; CONCATENATE(&quot;_&quot;;[.Q69]);&quot;&quot;);IF([.FQ69]&gt;2; CONCATENATE(&quot;_&quot;;[.R69]);&quot;&quot;);IF([.FQ69]&gt;3; CONCATENATE(&quot;_&quot;;[.S69]);&quot;&quot;);IF([.FQ69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69] = &quot;&quot;; &quot;&quot;;MATCH([.AN69];[.$GV$2:.$GV$100];0)-3)" office:value-type="float" office:value="30" calcext:value-type="float">
            <text:p>30</text:p>
          </table:table-cell>
          <table:table-cell table:formula="of:=IF([.AO69] = &quot;&quot;; &quot;&quot;;MATCH([.AO69];[.$GV$2:.$GV$100];0)-3)" office:value-type="float" office:value="13" calcext:value-type="float">
            <text:p>13</text:p>
          </table:table-cell>
          <table:table-cell table:formula="of:=IF([.AP69] = &quot;&quot;; &quot;&quot;;MATCH([.AP69];[.$GV$2:.$GV$100];0)-3)" office:value-type="float" office:value="16" calcext:value-type="float">
            <text:p>16</text:p>
          </table:table-cell>
          <table:table-cell table:formula="of:=IF([.AQ69] = &quot;&quot;; &quot;&quot;;MATCH([.AQ69];[.$GV$2:.$GV$100];0)-3)">
            <text:p/>
          </table:table-cell>
          <table:table-cell table:formula="of:=IF([.AR69] = &quot;&quot;; &quot;&quot;;MATCH([.AR69];[.$GV$2:.$GV$100];0)-3)">
            <text:p/>
          </table:table-cell>
          <table:table-cell table:number-columns-repeated="2"/>
          <table:table-cell table:style-name="ce1" table:formula="of:=IFERROR(IF(OR(INDIRECT(&quot;$GX&quot; &amp; [.EV69]+4 )&gt;0;INDIRECT(&quot;$HI&quot; &amp; [.EV69]+4 )&gt;0);INDIRECT(&quot;$GY&quot; &amp; [.EV69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W69]+4 )&gt;0;INDIRECT(&quot;$HI&quot; &amp; [.EW69]+4 )&gt;0);INDIRECT(&quot;$GY&quot; &amp; [.EW69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69]+4 )&gt;0;INDIRECT(&quot;$HI&quot; &amp; [.EX69]+4 )&gt;0);INDIRECT(&quot;$GY&quot; &amp; [.EX69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69]+4 )&gt;0;INDIRECT(&quot;$HI&quot; &amp; [.EY69]+4 )&gt;0);INDIRECT(&quot;$GY&quot; &amp; [.EY69]+4);&quot;&quot;);&quot;&quot;)">
            <text:p/>
          </table:table-cell>
          <table:table-cell table:style-name="ce1" table:formula="of:=IFERROR(IF(OR(INDIRECT(&quot;$GX&quot; &amp; [.EZ69]+4 )&gt;0;INDIRECT(&quot;$HI&quot; &amp; [.EZ69]+4 )&gt;0);INDIRECT(&quot;$GY&quot; &amp; [.EZ69]+4);&quot;&quot;);&quot;&quot;)">
            <text:p/>
          </table:table-cell>
          <table:table-cell table:style-name="ce1" table:formula="of:=IF([.EJ69]=&quot;&quot;;&quot;&quot;;(SMALL([.$EJ69:.$EN69];[.DX69])))" office:value-type="float" office:value="13" calcext:value-type="float">
            <text:p>13</text:p>
          </table:table-cell>
          <table:table-cell table:style-name="ce1" table:formula="of:=IF([.EK69]=&quot;&quot;;&quot;&quot;;(SMALL([.$EJ69:.$EN69];[.DY69])))" office:value-type="float" office:value="16" calcext:value-type="float">
            <text:p>16</text:p>
          </table:table-cell>
          <table:table-cell table:style-name="ce1" table:formula="of:=IF([.EL69]=&quot;&quot;;&quot;&quot;;(SMALL([.$EJ69:.$EN69];[.DZ69])))" office:value-type="float" office:value="30" calcext:value-type="float">
            <text:p>30</text:p>
          </table:table-cell>
          <table:table-cell table:style-name="ce1" table:formula="of:=IF([.EM69]=&quot;&quot;;&quot;&quot;;(SMALL([.$EJ69:.$EN69];[.EA69])))">
            <text:p/>
          </table:table-cell>
          <table:table-cell table:style-name="ce1" table:formula="of:=IF([.EN69]=&quot;&quot;;&quot;&quot;;(SMALL([.$EJ69:.$EN69];[.EB69])))">
            <text:p/>
          </table:table-cell>
          <table:table-cell table:formula="of:=IF([.EQ69]=&quot;&quot;;&quot;&quot;;CONCATENATE(&quot;symbols/types/only_color_exact/&quot;;[.EQ69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R69]=&quot;&quot;;&quot;&quot;;CONCATENATE(&quot;symbols/types/only_color_exact/&quot;;[.ER69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69]=&quot;&quot;;&quot;&quot;;CONCATENATE(&quot;symbols/types/only_color_exact/&quot;;[.ES69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69]=&quot;&quot;;&quot;&quot;;CONCATENATE(&quot;symbols/types/only_color_exact/&quot;;[.ET69];&quot;.png&quot;))">
            <text:p/>
          </table:table-cell>
          <table:table-cell table:formula="of:=IF([.EU69]=&quot;&quot;;&quot;&quot;;CONCATENATE(&quot;symbols/types/only_color_exact/&quot;;[.EU69];&quot;.png&quot;))">
            <text:p/>
          </table:table-cell>
          <table:table-cell table:number-columns-repeated="5"/>
          <table:table-cell table:formula="of:=CONCATENATE(&quot;Symbols/Types/Weaknesses/&quot;; [.E69]; &quot;.png&quot;)" office:value-type="string" office:string-value="Symbols/Types/Weaknesses/Water.png" calcext:value-type="string">
            <text:p>Symbols/Types/Weaknesses/Water.png</text:p>
          </table:table-cell>
          <table:table-cell table:formula="of:=CONCATENATE(&quot;Symbols/Pokemon/&quot;;[.A69];&quot;.png&quot;)" office:value-type="string" office:string-value="Symbols/Pokemon/Seel.png" calcext:value-type="string">
            <text:p>Symbols/Pokemon/Seel.png</text:p>
          </table:table-cell>
          <table:table-cell table:formula="of:=CONCATENATE(&quot;Symbols/Pokemon/&quot;;[.B69];&quot;.png&quot;)" office:value-type="string" office:string-value="Symbols/Pokemon/Dewgong.png" calcext:value-type="string">
            <text:p>Symbols/Pokemon/Dewgong.png</text:p>
          </table:table-cell>
          <table:table-cell table:formula="of:=CONCATENATE(&quot;Symbols/Pokemon/&quot;;[.C69];&quot;.png&quot;)" office:value-type="string" office:string-value="Symbols/Pokemon/.png" calcext:value-type="string">
            <text:p>Symbols/Pokemon/.png</text:p>
          </table:table-cell>
          <table:table-cell table:formula="of:=IF([.H69]=&quot;&quot;;0;1)+IF([.I69]=&quot;&quot;;0;1) +IF([.J69]=&quot;&quot;;0;1)+ IF([.K69] = &quot;&quot;;0;1)" office:value-type="float" office:value="2" calcext:value-type="float">
            <text:p>2</text:p>
          </table:table-cell>
          <table:table-cell table:formula="of:=IF([.L69]=&quot;&quot;;0;1)+IF([.M69]=&quot;&quot;;0;1) +IF([.N69]=&quot;&quot;;0;1)+ IF([.O69] = &quot;&quot;;0;1)" office:value-type="float" office:value="3" calcext:value-type="float">
            <text:p>3</text:p>
          </table:table-cell>
          <table:table-cell table:formula="of:=IF([.P69]=&quot;&quot;;0;1)+IF([.Q69]=&quot;&quot;;0;1) +IF([.R69]=&quot;&quot;;0;1)+ IF([.S69] = &quot;&quot;;0;1)" office:value-type="float" office:value="0" calcext:value-type="float">
            <text:p>0</text:p>
          </table:table-cell>
          <table:table-cell table:formula="of:=CONCATENATE(&quot;Symbols/Dice/dice_&quot;;[.H69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I69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J6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6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69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M69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N69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O6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6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6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6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69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69])" office:value-type="string" office:string-value="Speed: 2" calcext:value-type="string">
            <text:p>Speed: 2</text:p>
          </table:table-cell>
          <table:table-cell/>
          <table:table-cell table:formula="of:=MATCH([.AJ69]; [.$GV$1:.$GV$1048576];0)" office:value-type="float" office:value="51" calcext:value-type="float">
            <text:p>51</text:p>
          </table:table-cell>
          <table:table-cell table:formula="of:=MATCH([.AK69]; [.$GV$1:.$GV$1048576];0)" office:value-type="float" office:value="52" calcext:value-type="float">
            <text:p>52</text:p>
          </table:table-cell>
          <table:table-cell table:formula="of:=MATCH([.AL69]; [.$GV$1:.$GV$1048576];0)" office:value-type="float" office:value="21" calcext:value-type="float">
            <text:p>21</text:p>
          </table:table-cell>
          <table:table-cell table:style-name="ce1" table:formula="of:=INDIRECT(&quot;HC&quot;&amp;[.GG69])" office:value-type="string" office:string-value="Affects: (4_line). Targets become &lt;b&gt;Slowed&lt;/b&gt; by 1." calcext:value-type="string">
            <text:p>Affects: (4_line). Targets become &lt;b&gt;Slowed&lt;/b&gt; by 1.</text:p>
          </table:table-cell>
          <table:table-cell table:style-name="ce1" table:formula="of:=INDIRECT(&quot;HC&quot;&amp;[.GH69])" office:value-type="string" office:string-value="Affects: (circle). " calcext:value-type="string">
            <text:p>Affects: (circle). </text:p>
          </table:table-cell>
          <table:table-cell table:style-name="ce1" table:formula="of:=INDIRECT(&quot;HC&quot;&amp;[.GI69])" office:value-type="string" office:string-value="Target becomes &lt;b&gt;Flinched&lt;/b&gt;. (Can't use exhaustible attacks next activation)" calcext:value-type="string">
            <text:p>Target becomes &lt;b&gt;Flinched&lt;/b&gt;. (Can't use exhaustible attacks next activation)</text:p>
          </table:table-cell>
          <table:table-cell table:style-name="ce1" table:formula="of:=INDIRECT(&quot;GW&quot;&amp;[.GG69])" office:value-type="float" office:value="0" calcext:value-type="float">
            <text:p>0</text:p>
          </table:table-cell>
          <table:table-cell table:style-name="ce1" table:formula="of:=INDIRECT(&quot;GW&quot;&amp;[.GH69])" office:value-type="float" office:value="1" calcext:value-type="float">
            <text:p>1</text:p>
          </table:table-cell>
          <table:table-cell table:style-name="ce1" table:formula="of:=INDIRECT(&quot;GW&quot;&amp;[.GI69])" office:value-type="float" office:value="1" calcext:value-type="float">
            <text:p>1</text:p>
          </table:table-cell>
          <table:table-cell table:style-name="ce1" table:formula="of:=INDIRECT(&quot;HE&quot;&amp;[.GG69])" office:value-type="string" office:string-value="Damage: (Water)" calcext:value-type="string">
            <text:p>Damage: (Water)</text:p>
          </table:table-cell>
          <table:table-cell table:style-name="ce1" table:formula="of:=INDIRECT(&quot;HE&quot;&amp;[.GH69])" office:value-type="string" office:string-value="Damage: (Water)(Water)" calcext:value-type="string">
            <text:p>Damage: (Water)(Water)</text:p>
          </table:table-cell>
          <table:table-cell table:style-name="ce1" table:formula="of:=INDIRECT(&quot;HE&quot;&amp;[.GI69])" office:value-type="string" office:string-value="Damage: (Water)" calcext:value-type="string">
            <text:p>Damage: (Water)</text:p>
          </table:table-cell>
          <table:table-cell table:number-columns-repeated="2"/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qua Tai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alf</text:p>
          </table:table-cell>
          <table:table-cell table:style-name="ce6"/>
          <table:table-cell table:style-name="ce7" table:formula="of:=CONCATENATE([.HH69]; [.HB69])" office:value-type="string" office:string-value="Affects: (half). " calcext:value-type="string">
            <text:p>Affects: (half). </text:p>
          </table:table-cell>
          <table:table-cell table:style-name="ce6" table:formula="of:=CONCATENATE(&quot;(&quot;;[.GY69];&quot;)&quot;)" office:value-type="string" office:string-value="(Water)" calcext:value-type="string">
            <text:p>(Water)</text:p>
          </table:table-cell>
          <table:table-cell table:style-name="ce6" table:formula="of:=CONCATENATE(&quot;Damage: &quot;;IF([.GX69]&gt;=1;[.HD69];&quot;&quot;);IF([.GX69]&gt;=2;[.HD69];&quot;&quot;);IF([.GX69]&gt;=3;[.HD69];&quot;&quot;);IF([.GX69]&gt;=4;[.HD69];&quot;&quot;);IF([.GX69]&gt;=5;[.HD69];&quot;&quot;);IF([.HI69]=1;CONCATENATE(&quot;(&quot;;[.GY69];&quot;_x)&quot;);&quot;&quot;))" office:value-type="string" office:string-value="Damage: (Water)(Water)" calcext:value-type="string">
            <text:p>Damage: (Water)(Water)</text:p>
          </table:table-cell>
          <table:table-cell table:style-name="ce6"/>
          <table:table-cell table:style-name="ce6" table:formula="of:=CONCATENATE(IF([.HA69]&lt;&gt;&quot;all hostile Pok&amp;eacute;mon&quot;;&quot;(&quot;;&quot;&quot;);[.HA69];IF([.HA69]&lt;&gt;&quot;all hostile Pok&amp;eacute;mon&quot;; &quot;)&quot;; &quot;&quot;))" office:value-type="string" office:string-value="(half)" calcext:value-type="string">
            <text:p>(half)</text:p>
          </table:table-cell>
          <table:table-cell table:style-name="ce6" table:formula="of:=IF([.HA69] &lt;&gt; &quot;&quot;; CONCATENATE(&quot;Affects: &quot;; [.HG69]; &quot;. &quot;);&quot;&quot;)" office:value-type="string" office:string-value="Affects: (half). " calcext:value-type="string">
            <text:p>Affects: (half). </text:p>
          </table:table-cell>
          <table:table-cell table:style-name="ce6"/>
          <table:table-cell table:style-name="ce6" table:formula="of:=CONCATENATE([.GV69]; IF([.GW69]=1;&quot; (cc)&quot;;&quot;&quot;))" office:value-type="string" office:string-value="Aqua Tail" calcext:value-type="string">
            <text:p>Aqua Tail</text:p>
          </table:table-cell>
          <table:table-cell table:style-name="ce6" table:formula="of:=CONCATENATE(&quot;Symbols/attack_imgs/&quot;;[.GV69];&quot;.png&quot;)" office:value-type="string" office:string-value="Symbols/attack_imgs/Aqua Tail.png" calcext:value-type="string">
            <text:p>Symbols/attack_imgs/Aqua Tail.png</text:p>
          </table:table-cell>
          <table:table-cell table:style-name="ce6" table:formula="of:=CONCATENATE(&quot;TM &quot;; [.GU69]-3; &quot; (&quot;;[.GY69]; &quot;_t) &amp;nbsp &quot;; [.GV69];  IF([.GW69]=1;&quot; (cc)&quot;;&quot;&quot;))" office:value-type="string" office:string-value="TM 65 (Water_t) &amp;nbsp Aqua Tail" calcext:value-type="string">
            <text:p>TM 65 (Water_t) &amp;nbsp Aqua Tail</text:p>
          </table:table-cell>
          <table:table-cell table:style-name="ce6" table:formula="of:=CONCATENATE([.HH69];[.HB69])" office:value-type="string" office:string-value="Affects: (half). " calcext:value-type="string">
            <text:p>Affects: (half). </text:p>
          </table:table-cell>
          <table:table-cell/>
          <table:table-cell table:formula="of:=IF([.GZ69]=&quot;none&quot;;&quot;&quot;;[.GZ69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69])=&quot;none&quot;;&quot;&quot;;INDIRECT(&quot;GZ&quot;&amp;[.GG69]))" office:value-type="float" office:value="4" calcext:value-type="float">
            <text:p>4</text:p>
          </table:table-cell>
          <table:table-cell table:formula="of:=IF(INDIRECT(&quot;GZ&quot;&amp;[.GH69])=&quot;none&quot;;&quot;&quot;;INDIRECT(&quot;GZ&quot;&amp;[.GH69]))" office:value-type="float" office:value="3" calcext:value-type="float">
            <text:p>3</text:p>
          </table:table-cell>
          <table:table-cell table:formula="of:=IF(INDIRECT(&quot;GZ&quot;&amp;[.GI69])=&quot;none&quot;;&quot;&quot;;INDIRECT(&quot;GZ&quot;&amp;[.GI69]))"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IP69]=1;&quot;H&quot;;&quot;&quot;)" office:value-type="string" office:string-value="H" calcext:value-type="string">
            <text:p>H</text:p>
          </table:table-cell>
          <table:table-cell table:formula="of:=IF([.IQ69]=1;&quot;H&quot;;&quot;&quot;)" office:value-type="string" office:string-value="H" calcext:value-type="string">
            <text:p>H</text:p>
          </table:table-cell>
          <table:table-cell table:formula="of:=IF([.IR69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Jynx</text:p>
          </table:table-cell>
          <table:table-cell table:number-columns-repeated="3"/>
          <table:table-cell office:value-type="string" calcext:value-type="string">
            <text:p>Psychic</text:p>
          </table:table-cell>
          <table:table-cell office:value-type="string" calcext:value-type="string">
            <text:p>Hypnotic Dance</text:p>
          </table:table-cell>
          <table:table-cell office:value-type="string" calcext:value-type="string">
            <text:p>Before the match, you decide who starts with initiative.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10"/>
          <table:table-cell table:style-name="ce33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70:.AE70];&quot;&gt;1&quot;)-COUNTIF([.T70:.AE70];&quot;&gt;2&quot;)-COUNTIF([.T70:.AE70];&quot;&gt;3&quot;)-COUNTIF([.T70:.AE70];&quot;&gt;4&quot;)-COUNTIF([.T70:.AE70];&quot;&gt;5&quot;)-COUNTIF([.T70:.AE70];&quot;&gt;6&quot;)-COUNTIF([.T70:.AE70];&quot;&gt;7&quot;)-COUNTIF([.T70:.AE70];&quot;&gt;8&quot;)" office:value-type="float" office:value="9" calcext:value-type="float">
            <text:p>9</text:p>
          </table:table-cell>
          <table:table-cell table:formula="of:=SUM([.T70:.AE70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ce Punch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Rain Dance</text:p>
          </table:table-cell>
          <table:table-cell/>
          <table:table-cell table:style-name="ce59" table:formula="of:=ROUND([.AG70]+(12-[.AF70])-[.BA70]/2+[.BF70]+[.BG70]-[.BT70]+[.AZ70]*2/3+[.BC70]-[.AX70];1)" office:value-type="float" office:value="9.2" calcext:value-type="float">
            <text:p>9.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afoam Islands</text:p>
          </table:table-cell>
          <table:table-cell table:style-name="ce1" table:formula="of:=IF([.AW70]=&quot;Starter&quot;; 0;IF([.AW70]=&quot;Route 1&quot;;0; IF([.AW70]=&quot;Viridian Forest&quot;;0;IF([.AW70]=&quot;Cycling Road&quot;;0;0.7))))" office:value-type="float" office:value="0.7" calcext:value-type="float">
            <text:p>0.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D70]=&quot;&quot;;IF([.I70]&lt;&gt;&quot;&quot;;0;IF([.M70]&lt;&gt;&quot;&quot;;[.AH70]-1;[.AI70]-1));IF([.M70]&lt;&gt;&quot;&quot;;0;IF([.Q70]&lt;&gt;&quot;&quot;;[.AH70]-1)))" office:value-type="float" office:value="0" calcext:value-type="float">
            <text:p>0</text:p>
          </table:table-cell>
          <table:table-cell/>
          <table:table-cell table:style-name="ce1" table:formula="of:=IF([.AM70]=1;0;IF([.AM70]=2;1;IF([.AM70]=3;1.7;IF([.AM70]=4;2.2;IF([.AM70]=5;2.55;IF([.AM70]=6;2.8;IF([.AM70]=7;3)))))))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[.BD70] *(2 -[.BE70])/2"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70])" office:value-type="string" office:string-value="Ice Punch (cc)" calcext:value-type="string">
            <text:p>Ice Punch (cc)</text:p>
          </table:table-cell>
          <table:table-cell table:style-name="ce1" table:formula="of:=INDIRECT(&quot;HJ&quot;&amp;[.GH70])" office:value-type="string" office:string-value="Psychic (cc)" calcext:value-type="string">
            <text:p>Psychic (cc)</text:p>
          </table:table-cell>
          <table:table-cell table:style-name="ce1" table:formula="of:=INDIRECT(&quot;HJ&quot;&amp;[.GI70])" office:value-type="string" office:string-value="Kiss" calcext:value-type="string">
            <text:p>Kiss</text:p>
          </table:table-cell>
          <table:table-cell/>
          <table:table-cell table:style-name="ce1" table:formula="of:=IF([.BQ70]&gt;=1; 0;IF([.BR70]&gt;=1;[.AH70]-1;IF([.BS70]&gt;=1;[.AI70]-1;11)))" office:value-type="float" office:value="0" calcext:value-type="float">
            <text:p>0</text:p>
          </table:table-cell>
          <table:table-cell table:formula="of:=IF([.BQ70]&gt;=2; 0;IF([.BR70]&gt;=2;[.AH70]-1;IF([.BS70]&gt;=2;[.AI70]-1;11)))" office:value-type="float" office:value="0" calcext:value-type="float">
            <text:p>0</text:p>
          </table:table-cell>
          <table:table-cell table:formula="of:=IF([.BQ70]&gt;=3; 0;IF([.BR70]&gt;=3;[.AH70]-1;IF([.BS70]&gt;=3;[.AI70]-1;11)))" office:value-type="float" office:value="11" calcext:value-type="float">
            <text:p>11</text:p>
          </table:table-cell>
          <table:table-cell table:formula="of:=IF([.BQ70]&gt;=4; 0;IF([.BR70]&gt;=4;[.AH70]-1;IF([.BS70]&gt;=4;[.AI70]-1;11)))" office:value-type="float" office:value="11" calcext:value-type="float">
            <text:p>11</text:p>
          </table:table-cell>
          <table:table-cell table:formula="of:= 4- COUNTBLANK([.H70:.K70])" office:value-type="float" office:value="2" calcext:value-type="float">
            <text:p>2</text:p>
          </table:table-cell>
          <table:table-cell table:formula="of:= MAX([.BQ70];4 -COUNTBLANK([.L70:.O70]))" office:value-type="float" office:value="2" calcext:value-type="float">
            <text:p>2</text:p>
          </table:table-cell>
          <table:table-cell table:formula="of:=MAX([.BR70];4-COUNTBLANK([.P70:.S70]))" office:value-type="float" office:value="2" calcext:value-type="float">
            <text:p>2</text:p>
          </table:table-cell>
          <table:table-cell table:formula="of:=IF([.D70]&lt;&gt;&quot;&quot;;4;SUM([.BM70:.BP70])/7)" office:value-type="float" office:value="3.14285714285714" calcext:value-type="float">
            <text:p>3.14285714285714</text:p>
          </table:table-cell>
          <table:table-cell table:number-columns-repeated="16"/>
          <table:table-cell table:formula="of:=IF([.A70]=&quot;&quot;;0;1)+IF([.B70]=&quot;&quot;;0;1)+IF([.C70]=&quot;&quot;;0;1)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IF([.D70]=&quot;&quot;;&quot;&quot;;CONCATENATE(&quot;Symbols/Other/&quot;;[.D70];&quot;.png&quot;))">
            <text:p/>
          </table:table-cell>
          <table:table-cell table:formula="of:=LEN([.A70])" office:value-type="float" office:value="4" calcext:value-type="float">
            <text:p>4</text:p>
          </table:table-cell>
          <table:table-cell table:formula="of:=LEN([.B70])" office:value-type="float" office:value="0" calcext:value-type="float">
            <text:p>0</text:p>
          </table:table-cell>
          <table:table-cell table:formula="of:=LEN([.C70])" office:value-type="float" office:value="0" calcext:value-type="float">
            <text:p>0</text:p>
          </table:table-cell>
          <table:table-cell table:formula="of:=CONCATENATE(IF([.FO70]&gt;0; CONCATENATE([.A70];&quot; (die_&quot;; [.H70]);&quot;&quot;); IF([.FO70]&gt;1; CONCATENATE(&quot;_&quot;;[.I70]);&quot;&quot;);IF([.FO70]&gt;2; CONCATENATE(&quot;_&quot;;[.J70]);&quot;&quot;);IF([.FO70]&gt;3; CONCATENATE(&quot;_&quot;;[.K70]);&quot;&quot;);IF([.FO70]&gt;0;&quot;)&quot;;[.A70]))" office:value-type="string" office:string-value="Jynx (die_Water_Psychic)" calcext:value-type="string">
            <text:p>Jynx (die_Water_Psychic)</text:p>
          </table:table-cell>
          <table:table-cell table:formula="of:=CONCATENATE(IF([.FP70]&gt;0; CONCATENATE([.B70];&quot; (die_&quot;; [.L70]);&quot;&quot;); IF([.FP70]&gt;1; CONCATENATE(&quot;_&quot;;[.M70]);&quot;&quot;);IF([.FP70]&gt;2; CONCATENATE(&quot;_&quot;;[.N70]);&quot;&quot;);IF([.FP70]&gt;3; CONCATENATE(&quot;_&quot;;[.O70]);&quot;&quot;);IF([.FP70]&gt;0;&quot;)&quot;;&quot;&quot;))">
            <text:p/>
          </table:table-cell>
          <table:table-cell table:formula="of:=CONCATENATE(IF([.FQ70]&gt;0; CONCATENATE([.C70];&quot; (die_&quot;; [.P70]);&quot;&quot;); IF([.FQ70]&gt;1; CONCATENATE(&quot;_&quot;;[.Q70]);&quot;&quot;);IF([.FQ70]&gt;2; CONCATENATE(&quot;_&quot;;[.R70]);&quot;&quot;);IF([.FQ70]&gt;3; CONCATENATE(&quot;_&quot;;[.S70]);&quot;&quot;);IF([.FQ70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70] = &quot;&quot;; &quot;&quot;;MATCH([.AN70];[.$GV$2:.$GV$100];0)-3)" office:value-type="float" office:value="25" calcext:value-type="float">
            <text:p>25</text:p>
          </table:table-cell>
          <table:table-cell table:formula="of:=IF([.AO70] = &quot;&quot;; &quot;&quot;;MATCH([.AO70];[.$GV$2:.$GV$100];0)-3)" office:value-type="float" office:value="17" calcext:value-type="float">
            <text:p>17</text:p>
          </table:table-cell>
          <table:table-cell table:formula="of:=IF([.AP70] = &quot;&quot;; &quot;&quot;;MATCH([.AP70];[.$GV$2:.$GV$100];0)-3)" office:value-type="float" office:value="13" calcext:value-type="float">
            <text:p>13</text:p>
          </table:table-cell>
          <table:table-cell table:formula="of:=IF([.AQ70] = &quot;&quot;; &quot;&quot;;MATCH([.AQ70];[.$GV$2:.$GV$100];0)-3)" office:value-type="float" office:value="2" calcext:value-type="float">
            <text:p>2</text:p>
          </table:table-cell>
          <table:table-cell table:formula="of:=IF([.AR70] = &quot;&quot;; &quot;&quot;;MATCH([.AR70];[.$GV$2:.$GV$100];0)-3)">
            <text:p/>
          </table:table-cell>
          <table:table-cell table:number-columns-repeated="2"/>
          <table:table-cell table:style-name="ce1" table:formula="of:=IFERROR(IF(OR(INDIRECT(&quot;$GX&quot; &amp; [.EV70]+4 )&gt;0;INDIRECT(&quot;$HI&quot; &amp; [.EV70]+4 )&gt;0);INDIRECT(&quot;$GY&quot; &amp; [.EV70]+4);&quot;&quot;);&quot;&quot;)">
            <text:p/>
          </table:table-cell>
          <table:table-cell table:style-name="ce1" table:formula="of:=IFERROR(IF(OR(INDIRECT(&quot;$GX&quot; &amp; [.EW70]+4 )&gt;0;INDIRECT(&quot;$HI&quot; &amp; [.EW70]+4 )&gt;0);INDIRECT(&quot;$GY&quot; &amp; [.EW70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70]+4 )&gt;0;INDIRECT(&quot;$HI&quot; &amp; [.EX70]+4 )&gt;0);INDIRECT(&quot;$GY&quot; &amp; [.EX70]+4);&quot;&quot;);&quot;&quot;)" office:value-type="string" office:string-value="Water" calcext:value-type="string">
            <text:p>Water</text:p>
          </table:table-cell>
          <table:table-cell table:style-name="ce1" table:formula="of:=IFERROR(IF(OR(INDIRECT(&quot;$GX&quot; &amp; [.EY70]+4 )&gt;0;INDIRECT(&quot;$HI&quot; &amp; [.EY70]+4 )&gt;0);INDIRECT(&quot;$GY&quot; &amp; [.EY70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Z70]+4 )&gt;0;INDIRECT(&quot;$HI&quot; &amp; [.EZ70]+4 )&gt;0);INDIRECT(&quot;$GY&quot; &amp; [.EZ70]+4);&quot;&quot;);&quot;&quot;)">
            <text:p/>
          </table:table-cell>
          <table:table-cell table:style-name="ce1" table:formula="of:=IF([.EJ70]=&quot;&quot;;&quot;&quot;;(SMALL([.$EJ70:.$EN70];[.DX70])))" office:value-type="float" office:value="2" calcext:value-type="float">
            <text:p>2</text:p>
          </table:table-cell>
          <table:table-cell table:style-name="ce1" table:formula="of:=IF([.EK70]=&quot;&quot;;&quot;&quot;;(SMALL([.$EJ70:.$EN70];[.DY70])))" office:value-type="float" office:value="13" calcext:value-type="float">
            <text:p>13</text:p>
          </table:table-cell>
          <table:table-cell table:style-name="ce1" table:formula="of:=IF([.EL70]=&quot;&quot;;&quot;&quot;;(SMALL([.$EJ70:.$EN70];[.DZ70])))" office:value-type="float" office:value="17" calcext:value-type="float">
            <text:p>17</text:p>
          </table:table-cell>
          <table:table-cell table:style-name="ce1" table:formula="of:=IF([.EM70]=&quot;&quot;;&quot;&quot;;(SMALL([.$EJ70:.$EN70];[.EA70])))" office:value-type="float" office:value="25" calcext:value-type="float">
            <text:p>25</text:p>
          </table:table-cell>
          <table:table-cell table:style-name="ce1" table:formula="of:=IF([.EN70]=&quot;&quot;;&quot;&quot;;(SMALL([.$EJ70:.$EN70];[.EB70])))">
            <text:p/>
          </table:table-cell>
          <table:table-cell table:formula="of:=IF([.EQ70]=&quot;&quot;;&quot;&quot;;CONCATENATE(&quot;symbols/types/only_color_exact/&quot;;[.EQ70];&quot;.png&quot;))">
            <text:p/>
          </table:table-cell>
          <table:table-cell table:formula="of:=IF([.ER70]=&quot;&quot;;&quot;&quot;;CONCATENATE(&quot;symbols/types/only_color_exact/&quot;;[.ER70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70]=&quot;&quot;;&quot;&quot;;CONCATENATE(&quot;symbols/types/only_color_exact/&quot;;[.ES70];&quot;.png&quot;))" office:value-type="string" office:string-value="symbols/types/only_color_exact/Water.png" calcext:value-type="string">
            <text:p>symbols/types/only_color_exact/Water.png</text:p>
          </table:table-cell>
          <table:table-cell table:formula="of:=IF([.ET70]=&quot;&quot;;&quot;&quot;;CONCATENATE(&quot;symbols/types/only_color_exact/&quot;;[.ET70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U70]=&quot;&quot;;&quot;&quot;;CONCATENATE(&quot;symbols/types/only_color_exact/&quot;;[.EU70];&quot;.png&quot;))">
            <text:p/>
          </table:table-cell>
          <table:table-cell table:number-columns-repeated="5"/>
          <table:table-cell table:formula="of:=CONCATENATE(&quot;Symbols/Types/Weaknesses/&quot;; [.E70]; &quot;.png&quot;)" office:value-type="string" office:string-value="Symbols/Types/Weaknesses/Psychic.png" calcext:value-type="string">
            <text:p>Symbols/Types/Weaknesses/Psychic.png</text:p>
          </table:table-cell>
          <table:table-cell table:formula="of:=CONCATENATE(&quot;Symbols/Pokemon/&quot;;[.A70];&quot;.png&quot;)" office:value-type="string" office:string-value="Symbols/Pokemon/Jynx.png" calcext:value-type="string">
            <text:p>Symbols/Pokemon/Jynx.png</text:p>
          </table:table-cell>
          <table:table-cell table:formula="of:=CONCATENATE(&quot;Symbols/Pokemon/&quot;;[.B70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70];&quot;.png&quot;)" office:value-type="string" office:string-value="Symbols/Pokemon/.png" calcext:value-type="string">
            <text:p>Symbols/Pokemon/.png</text:p>
          </table:table-cell>
          <table:table-cell table:formula="of:=IF([.H70]=&quot;&quot;;0;1)+IF([.I70]=&quot;&quot;;0;1) +IF([.J70]=&quot;&quot;;0;1)+ IF([.K70] = &quot;&quot;;0;1)" office:value-type="float" office:value="2" calcext:value-type="float">
            <text:p>2</text:p>
          </table:table-cell>
          <table:table-cell table:formula="of:=IF([.L70]=&quot;&quot;;0;1)+IF([.M70]=&quot;&quot;;0;1) +IF([.N70]=&quot;&quot;;0;1)+ IF([.O70] = &quot;&quot;;0;1)" office:value-type="float" office:value="0" calcext:value-type="float">
            <text:p>0</text:p>
          </table:table-cell>
          <table:table-cell table:formula="of:=IF([.P70]=&quot;&quot;;0;1)+IF([.Q70]=&quot;&quot;;0;1) +IF([.R70]=&quot;&quot;;0;1)+ IF([.S70] = &quot;&quot;;0;1)" office:value-type="float" office:value="0" calcext:value-type="float">
            <text:p>0</text:p>
          </table:table-cell>
          <table:table-cell table:formula="of:=CONCATENATE(&quot;Symbols/Dice/dice_&quot;;[.H70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I70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J7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7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7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7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7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7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7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7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7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70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70])" office:value-type="string" office:string-value="Speed: 2" calcext:value-type="string">
            <text:p>Speed: 2</text:p>
          </table:table-cell>
          <table:table-cell/>
          <table:table-cell table:formula="of:=MATCH([.AJ70]; [.$GV$1:.$GV$1048576];0)" office:value-type="float" office:value="106" calcext:value-type="float">
            <text:p>106</text:p>
          </table:table-cell>
          <table:table-cell table:formula="of:=MATCH([.AK70]; [.$GV$1:.$GV$1048576];0)" office:value-type="float" office:value="33" calcext:value-type="float">
            <text:p>33</text:p>
          </table:table-cell>
          <table:table-cell table:formula="of:=MATCH([.AL70]; [.$GV$1:.$GV$1048576];0)" office:value-type="float" office:value="105" calcext:value-type="float">
            <text:p>105</text:p>
          </table:table-cell>
          <table:table-cell table:style-name="ce1" table:formula="of:=INDIRECT(&quot;HC&quot;&amp;[.GG70])" office:value-type="string" office:string-value="Target becomes &lt;b&gt;Slowed&lt;/b&gt; by 1." calcext:value-type="string">
            <text:p>Target becomes &lt;b&gt;Slowed&lt;/b&gt; by 1.</text:p>
          </table:table-cell>
          <table:table-cell table:style-name="ce1" table:formula="of:=INDIRECT(&quot;HC&quot;&amp;[.GH70])">
            <text:p/>
          </table:table-cell>
          <table:table-cell table:style-name="ce1" table:formula="of:=INDIRECT(&quot;HC&quot;&amp;[.GI70])" office:value-type="string" office:string-value="Target becomes &lt;b&gt;Asleep&lt;/b&gt;. (Miss next activation)" calcext:value-type="string">
            <text:p>Target becomes &lt;b&gt;Asleep&lt;/b&gt;. (Miss next activation)</text:p>
          </table:table-cell>
          <table:table-cell table:style-name="ce1" table:formula="of:=INDIRECT(&quot;GW&quot;&amp;[.GG70])" office:value-type="float" office:value="1" calcext:value-type="float">
            <text:p>1</text:p>
          </table:table-cell>
          <table:table-cell table:style-name="ce1" table:formula="of:=INDIRECT(&quot;GW&quot;&amp;[.GH70])" office:value-type="float" office:value="1" calcext:value-type="float">
            <text:p>1</text:p>
          </table:table-cell>
          <table:table-cell table:style-name="ce1" table:formula="of:=INDIRECT(&quot;GW&quot;&amp;[.GI70])" office:value-type="float" office:value="0" calcext:value-type="float">
            <text:p>0</text:p>
          </table:table-cell>
          <table:table-cell table:style-name="ce1" table:formula="of:=INDIRECT(&quot;HE&quot;&amp;[.GG70])" office:value-type="string" office:string-value="Damage: (Water)(Water)(Water)" calcext:value-type="string">
            <text:p>Damage: (Water)(Water)(Water)</text:p>
          </table:table-cell>
          <table:table-cell table:style-name="ce1" table:formula="of:=INDIRECT(&quot;HE&quot;&amp;[.GH70])" office:value-type="string" office:string-value="Damage: (Psychic)(Psychic)" calcext:value-type="string">
            <text:p>Damage: (Psychic)(Psychic)</text:p>
          </table:table-cell>
          <table:table-cell table:style-name="ce1" table:formula="of:=INDIRECT(&quot;HE&quot;&amp;[.GI70])" office:value-type="string" office:string-value="Damage: " calcext:value-type="string">
            <text:p>Damage: </text:p>
          </table:table-cell>
          <table:table-cell table:number-columns-repeated="2"/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Fury Cutter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Before attacking, put a (+1) on the card. Deal a (grass) for every (+1) collected.</text:p>
          </table:table-cell>
          <table:table-cell table:style-name="ce7" table:formula="of:=CONCATENATE([.HH70]; [.HB70])" office:value-type="string" office:string-value="Before attacking, put a (+1) on the card. Deal a (grass) for every (+1) collected." calcext:value-type="string">
            <text:p>Before attacking, put a (+1) on the card. Deal a (grass) for every (+1) collected.</text:p>
          </table:table-cell>
          <table:table-cell table:style-name="ce6" table:formula="of:=CONCATENATE(&quot;(&quot;;[.GY70];&quot;)&quot;)" office:value-type="string" office:string-value="(Grass)" calcext:value-type="string">
            <text:p>(Grass)</text:p>
          </table:table-cell>
          <table:table-cell table:style-name="ce6" table:formula="of:=CONCATENATE(&quot;Damage: &quot;;IF([.GX70]&gt;=1;[.HD70];&quot;&quot;);IF([.GX70]&gt;=2;[.HD70];&quot;&quot;);IF([.GX70]&gt;=3;[.HD70];&quot;&quot;);IF([.GX70]&gt;=4;[.HD70];&quot;&quot;);IF([.GX70]&gt;=5;[.HD70];&quot;&quot;);IF([.HI70]=1;CONCATENATE(&quot;(&quot;;[.GY70];&quot;_x)&quot;);&quot;&quot;))" office:value-type="string" office:string-value="Damage: (Grass_x)" calcext:value-type="string">
            <text:p>Damage: (Grass_x)</text:p>
          </table:table-cell>
          <table:table-cell table:style-name="ce6"/>
          <table:table-cell table:style-name="ce6" table:formula="of:=CONCATENATE(IF([.HA70]&lt;&gt;&quot;all hostile Pok&amp;eacute;mon&quot;;&quot;(&quot;;&quot;&quot;);[.HA70];IF([.HA70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70] &lt;&gt; &quot;&quot;; CONCATENATE(&quot;Affects: &quot;; [.HG70]; &quot;. &quot;);&quot;&quot;)">
            <text:p/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CONCATENATE([.GV70]; IF([.GW70]=1;&quot; (cc)&quot;;&quot;&quot;))" office:value-type="string" office:string-value="Fury Cutter" calcext:value-type="string">
            <text:p>Fury Cutter</text:p>
          </table:table-cell>
          <table:table-cell table:style-name="ce6" table:formula="of:=CONCATENATE(&quot;Symbols/attack_imgs/&quot;;[.GV70];&quot;.png&quot;)" office:value-type="string" office:string-value="Symbols/attack_imgs/Fury Cutter.png" calcext:value-type="string">
            <text:p>Symbols/attack_imgs/Fury Cutter.png</text:p>
          </table:table-cell>
          <table:table-cell table:style-name="ce6" table:formula="of:=CONCATENATE(&quot;TM &quot;; [.GU70]-3; &quot; (&quot;;[.GY70]; &quot;_t) &amp;nbsp &quot;; [.GV70];  IF([.GW70]=1;&quot; (cc)&quot;;&quot;&quot;))" office:value-type="string" office:string-value="TM 66 (Grass_t) &amp;nbsp Fury Cutter" calcext:value-type="string">
            <text:p>TM 66 (Grass_t) &amp;nbsp Fury Cutter</text:p>
          </table:table-cell>
          <table:table-cell table:style-name="ce6" table:formula="of:=CONCATENATE([.HH70];[.HB70])" office:value-type="string" office:string-value="Before attacking, put a (+1) on the card. Deal a (grass) for every (+1) collected." calcext:value-type="string">
            <text:p>Before attacking, put a (+1) on the card. Deal a (grass) for every (+1) collected.</text:p>
          </table:table-cell>
          <table:table-cell/>
          <table:table-cell table:formula="of:=IF([.GZ70]=&quot;none&quot;;&quot;&quot;;[.GZ70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70])=&quot;none&quot;;&quot;&quot;;INDIRECT(&quot;GZ&quot;&amp;[.GG70]))" office:value-type="float" office:value="1" calcext:value-type="float">
            <text:p>1</text:p>
          </table:table-cell>
          <table:table-cell table:formula="of:=IF(INDIRECT(&quot;GZ&quot;&amp;[.GH70])=&quot;none&quot;;&quot;&quot;;INDIRECT(&quot;GZ&quot;&amp;[.GH70]))" office:value-type="float" office:value="7" calcext:value-type="float">
            <text:p>7</text:p>
          </table:table-cell>
          <table:table-cell table:formula="of:=IF(INDIRECT(&quot;GZ&quot;&amp;[.GI70])=&quot;none&quot;;&quot;&quot;;INDIRECT(&quot;GZ&quot;&amp;[.GI70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IF([.IP70]=1;&quot;H&quot;;&quot;&quot;)">
            <text:p/>
          </table:table-cell>
          <table:table-cell table:formula="of:=IF([.IQ70]=1;&quot;H&quot;;&quot;&quot;)">
            <text:p/>
          </table:table-cell>
          <table:table-cell table:formula="of:=IF([.IR70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Vulpix</text:p>
          </table:table-cell>
          <table:table-cell office:value-type="string" calcext:value-type="string">
            <text:p>Ninetales</text:p>
          </table:table-cell>
          <table:table-cell/>
          <table:table-cell office:value-type="string" calcext:value-type="string">
            <text:p>Fire_ston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ash Fire</text:p>
          </table:table-cell>
          <table:table-cell office:value-type="string" calcext:value-type="string">
            <text:p>When taking (fire), gain (health) instead of loosing (health).</text:p>
          </table:table-cell>
          <table:table-cell office:value-type="string" calcext:value-type="string">
            <text:p>Fire</text:p>
          </table:table-cell>
          <table:table-cell table:number-columns-repeated="3"/>
          <table:table-cell table:number-columns-repeated="3" office:value-type="string" calcext:value-type="string">
            <text:p>Fire</text:p>
          </table:table-cell>
          <table:table-cell table:number-columns-repeated="5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71:.AE71];&quot;&gt;1&quot;)-COUNTIF([.T71:.AE71];&quot;&gt;2&quot;)-COUNTIF([.T71:.AE71];&quot;&gt;3&quot;)-COUNTIF([.T71:.AE71];&quot;&gt;4&quot;)-COUNTIF([.T71:.AE71];&quot;&gt;5&quot;)-COUNTIF([.T71:.AE71];&quot;&gt;6&quot;)-COUNTIF([.T71:.AE71];&quot;&gt;7&quot;)-COUNTIF([.T71:.AE71];&quot;&gt;8&quot;)" office:value-type="float" office:value="10" calcext:value-type="float">
            <text:p>10</text:p>
          </table:table-cell>
          <table:table-cell table:formula="of:=SUM([.T71:.AE71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lame Wheel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Quick Att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Disable</text:p>
          </table:table-cell>
          <table:table-cell/>
          <table:table-cell table:style-name="ce59" table:formula="of:=ROUND([.AG71]+(12-[.AF71])-[.BA71]/2+[.BF71]+[.BG71]-[.BT71]+[.AZ71]*2/3+[.BC71]-[.AX71];1)" office:value-type="float" office:value="8.4" calcext:value-type="float">
            <text:p>8.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afoam Islands</text:p>
          </table:table-cell>
          <table:table-cell table:style-name="ce1" table:formula="of:=IF([.AW71]=&quot;Starter&quot;; 0;IF([.AW71]=&quot;Route 1&quot;;0; IF([.AW71]=&quot;Viridian Forest&quot;;0;IF([.AW71]=&quot;Cycling Road&quot;;0;0.7))))" office:value-type="float" office:value="0.7" calcext:value-type="float">
            <text:p>0.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table:formula="of:=IF([.D71]=&quot;&quot;;IF([.I71]&lt;&gt;&quot;&quot;;0;IF([.M71]&lt;&gt;&quot;&quot;;[.AH71]-1;[.AI71]-1));IF([.M71]&lt;&gt;&quot;&quot;;0;IF([.Q71]&lt;&gt;&quot;&quot;;[.AH71]-1)))" office:value-type="float" office:value="0" calcext:value-type="float">
            <text:p>0</text:p>
          </table:table-cell>
          <table:table-cell/>
          <table:table-cell table:style-name="ce1" table:formula="of:=IF([.AM71]=1;0;IF([.AM71]=2;1;IF([.AM71]=3;1.7;IF([.AM71]=4;2.2;IF([.AM71]=5;2.55;IF([.AM71]=6;2.8;IF([.AM71]=7;3)))))))"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table:formula="of:=[.BD71] *(2 -[.BE71])/2" office:value-type="float" office:value="1.98" calcext:value-type="float">
            <text:p>1.98</text:p>
          </table:table-cell>
          <table:table-cell office:value-type="float" office:value="-0.5" calcext:value-type="float">
            <text:p>-0.5</text:p>
          </table:table-cell>
          <table:table-cell/>
          <table:table-cell table:style-name="ce1" table:formula="of:=INDIRECT(&quot;HJ&quot;&amp;[.GG71])" office:value-type="string" office:string-value="Flame Wheel" calcext:value-type="string">
            <text:p>Flame Wheel</text:p>
          </table:table-cell>
          <table:table-cell table:style-name="ce1" table:formula="of:=INDIRECT(&quot;HJ&quot;&amp;[.GH71])" office:value-type="string" office:string-value="Flamethrower (cc)" calcext:value-type="string">
            <text:p>Flamethrower (cc)</text:p>
          </table:table-cell>
          <table:table-cell table:style-name="ce1" table:formula="of:=INDIRECT(&quot;HJ&quot;&amp;[.GI71])" office:value-type="string" office:string-value="Quick attack (cc)" calcext:value-type="string">
            <text:p>Quick attack (cc)</text:p>
          </table:table-cell>
          <table:table-cell/>
          <table:table-cell table:style-name="ce1" table:formula="of:=IF([.BQ71]&gt;=1; 0;IF([.BR71]&gt;=1;[.AH71]-1;IF([.BS71]&gt;=1;[.AI71]-1;11)))" office:value-type="float" office:value="0" calcext:value-type="float">
            <text:p>0</text:p>
          </table:table-cell>
          <table:table-cell table:formula="of:=IF([.BQ71]&gt;=2; 0;IF([.BR71]&gt;=2;[.AH71]-1;IF([.BS71]&gt;=2;[.AI71]-1;11)))" office:value-type="float" office:value="-1" calcext:value-type="float">
            <text:p>-1</text:p>
          </table:table-cell>
          <table:table-cell table:formula="of:=IF([.BQ71]&gt;=3; 0;IF([.BR71]&gt;=3;[.AH71]-1;IF([.BS71]&gt;=3;[.AI71]-1;11)))" office:value-type="float" office:value="-1" calcext:value-type="float">
            <text:p>-1</text:p>
          </table:table-cell>
          <table:table-cell table:formula="of:=IF([.BQ71]&gt;=4; 0;IF([.BR71]&gt;=4;[.AH71]-1;IF([.BS71]&gt;=4;[.AI71]-1;11)))" office:value-type="float" office:value="11" calcext:value-type="float">
            <text:p>11</text:p>
          </table:table-cell>
          <table:table-cell table:formula="of:= 4- COUNTBLANK([.H71:.K71])" office:value-type="float" office:value="1" calcext:value-type="float">
            <text:p>1</text:p>
          </table:table-cell>
          <table:table-cell table:formula="of:= MAX([.BQ71];4 -COUNTBLANK([.L71:.O71]))" office:value-type="float" office:value="3" calcext:value-type="float">
            <text:p>3</text:p>
          </table:table-cell>
          <table:table-cell table:formula="of:=MAX([.BR71];4-COUNTBLANK([.P71:.S71]))" office:value-type="float" office:value="3" calcext:value-type="float">
            <text:p>3</text:p>
          </table:table-cell>
          <table:table-cell table:formula="of:=IF([.D71]&lt;&gt;&quot;&quot;;4;SUM([.BM71:.BP71])/7)" office:value-type="float" office:value="4" calcext:value-type="float">
            <text:p>4</text:p>
          </table:table-cell>
          <table:table-cell table:number-columns-repeated="16"/>
          <table:table-cell table:formula="of:=IF([.A71]=&quot;&quot;;0;1)+IF([.B71]=&quot;&quot;;0;1)+IF([.C71]=&quot;&quot;;0;1)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IF([.D71]=&quot;&quot;;&quot;&quot;;CONCATENATE(&quot;Symbols/Other/&quot;;[.D71];&quot;.png&quot;))" office:value-type="string" office:string-value="Symbols/Other/Fire_stone.png" calcext:value-type="string">
            <text:p>Symbols/Other/Fire_stone.png</text:p>
          </table:table-cell>
          <table:table-cell table:formula="of:=LEN([.A71])" office:value-type="float" office:value="6" calcext:value-type="float">
            <text:p>6</text:p>
          </table:table-cell>
          <table:table-cell table:formula="of:=LEN([.B71])" office:value-type="float" office:value="9" calcext:value-type="float">
            <text:p>9</text:p>
          </table:table-cell>
          <table:table-cell table:formula="of:=LEN([.C71])" office:value-type="float" office:value="0" calcext:value-type="float">
            <text:p>0</text:p>
          </table:table-cell>
          <table:table-cell table:formula="of:=CONCATENATE(IF([.FO71]&gt;0; CONCATENATE([.A71];&quot; (die_&quot;; [.H71]);&quot;&quot;); IF([.FO71]&gt;1; CONCATENATE(&quot;_&quot;;[.I71]);&quot;&quot;);IF([.FO71]&gt;2; CONCATENATE(&quot;_&quot;;[.J71]);&quot;&quot;);IF([.FO71]&gt;3; CONCATENATE(&quot;_&quot;;[.K71]);&quot;&quot;);IF([.FO71]&gt;0;&quot;)&quot;;[.A71]))" office:value-type="string" office:string-value="Vulpix (die_Fire)" calcext:value-type="string">
            <text:p>Vulpix (die_Fire)</text:p>
          </table:table-cell>
          <table:table-cell table:formula="of:=CONCATENATE(IF([.FP71]&gt;0; CONCATENATE([.B71];&quot; (die_&quot;; [.L71]);&quot;&quot;); IF([.FP71]&gt;1; CONCATENATE(&quot;_&quot;;[.M71]);&quot;&quot;);IF([.FP71]&gt;2; CONCATENATE(&quot;_&quot;;[.N71]);&quot;&quot;);IF([.FP71]&gt;3; CONCATENATE(&quot;_&quot;;[.O71]);&quot;&quot;);IF([.FP71]&gt;0;&quot;)&quot;;&quot;&quot;))" office:value-type="string" office:string-value="Ninetales (die_Fire_Fire_Fire)" calcext:value-type="string">
            <text:p>Ninetales (die_Fire_Fire_Fire)</text:p>
          </table:table-cell>
          <table:table-cell table:formula="of:=CONCATENATE(IF([.FQ71]&gt;0; CONCATENATE([.C71];&quot; (die_&quot;; [.P71]);&quot;&quot;); IF([.FQ71]&gt;1; CONCATENATE(&quot;_&quot;;[.Q71]);&quot;&quot;);IF([.FQ71]&gt;2; CONCATENATE(&quot;_&quot;;[.R71]);&quot;&quot;);IF([.FQ71]&gt;3; CONCATENATE(&quot;_&quot;;[.S71]);&quot;&quot;);IF([.FQ71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71] = &quot;&quot;; &quot;&quot;;MATCH([.AN71];[.$GV$2:.$GV$100];0)-3)" office:value-type="float" office:value="1" calcext:value-type="float">
            <text:p>1</text:p>
          </table:table-cell>
          <table:table-cell table:formula="of:=IF([.AO71] = &quot;&quot;; &quot;&quot;;MATCH([.AO71];[.$GV$2:.$GV$100];0)-3)" office:value-type="float" office:value="37" calcext:value-type="float">
            <text:p>37</text:p>
          </table:table-cell>
          <table:table-cell table:formula="of:=IF([.AP71] = &quot;&quot;; &quot;&quot;;MATCH([.AP71];[.$GV$2:.$GV$100];0)-3)" office:value-type="float" office:value="16" calcext:value-type="float">
            <text:p>16</text:p>
          </table:table-cell>
          <table:table-cell table:formula="of:=IF([.AQ71] = &quot;&quot;; &quot;&quot;;MATCH([.AQ71];[.$GV$2:.$GV$100];0)-3)" office:value-type="float" office:value="27" calcext:value-type="float">
            <text:p>27</text:p>
          </table:table-cell>
          <table:table-cell table:formula="of:=IF([.AR71] = &quot;&quot;; &quot;&quot;;MATCH([.AR71];[.$GV$2:.$GV$100];0)-3)">
            <text:p/>
          </table:table-cell>
          <table:table-cell table:number-columns-repeated="2"/>
          <table:table-cell table:style-name="ce1" table:formula="of:=IFERROR(IF(OR(INDIRECT(&quot;$GX&quot; &amp; [.EV71]+4 )&gt;0;INDIRECT(&quot;$HI&quot; &amp; [.EV71]+4 )&gt;0);INDIRECT(&quot;$GY&quot; &amp; [.EV71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71]+4 )&gt;0;INDIRECT(&quot;$HI&quot; &amp; [.EW71]+4 )&gt;0);INDIRECT(&quot;$GY&quot; &amp; [.EW71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71]+4 )&gt;0;INDIRECT(&quot;$HI&quot; &amp; [.EX71]+4 )&gt;0);INDIRECT(&quot;$GY&quot; &amp; [.EX71]+4);&quot;&quot;);&quot;&quot;)">
            <text:p/>
          </table:table-cell>
          <table:table-cell table:style-name="ce1" table:formula="of:=IFERROR(IF(OR(INDIRECT(&quot;$GX&quot; &amp; [.EY71]+4 )&gt;0;INDIRECT(&quot;$HI&quot; &amp; [.EY71]+4 )&gt;0);INDIRECT(&quot;$GY&quot; &amp; [.EY71]+4);&quot;&quot;);&quot;&quot;)">
            <text:p/>
          </table:table-cell>
          <table:table-cell table:style-name="ce1" table:formula="of:=IFERROR(IF(OR(INDIRECT(&quot;$GX&quot; &amp; [.EZ71]+4 )&gt;0;INDIRECT(&quot;$HI&quot; &amp; [.EZ71]+4 )&gt;0);INDIRECT(&quot;$GY&quot; &amp; [.EZ71]+4);&quot;&quot;);&quot;&quot;)">
            <text:p/>
          </table:table-cell>
          <table:table-cell table:style-name="ce1" table:formula="of:=IF([.EJ71]=&quot;&quot;;&quot;&quot;;(SMALL([.$EJ71:.$EN71];[.DX71])))" office:value-type="float" office:value="1" calcext:value-type="float">
            <text:p>1</text:p>
          </table:table-cell>
          <table:table-cell table:style-name="ce1" table:formula="of:=IF([.EK71]=&quot;&quot;;&quot;&quot;;(SMALL([.$EJ71:.$EN71];[.DY71])))" office:value-type="float" office:value="16" calcext:value-type="float">
            <text:p>16</text:p>
          </table:table-cell>
          <table:table-cell table:style-name="ce1" table:formula="of:=IF([.EL71]=&quot;&quot;;&quot;&quot;;(SMALL([.$EJ71:.$EN71];[.DZ71])))" office:value-type="float" office:value="27" calcext:value-type="float">
            <text:p>27</text:p>
          </table:table-cell>
          <table:table-cell table:style-name="ce1" table:formula="of:=IF([.EM71]=&quot;&quot;;&quot;&quot;;(SMALL([.$EJ71:.$EN71];[.EA71])))" office:value-type="float" office:value="37" calcext:value-type="float">
            <text:p>37</text:p>
          </table:table-cell>
          <table:table-cell table:style-name="ce1" table:formula="of:=IF([.EN71]=&quot;&quot;;&quot;&quot;;(SMALL([.$EJ71:.$EN71];[.EB71])))">
            <text:p/>
          </table:table-cell>
          <table:table-cell table:formula="of:=IF([.EQ71]=&quot;&quot;;&quot;&quot;;CONCATENATE(&quot;symbols/types/only_color_exact/&quot;;[.EQ71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71]=&quot;&quot;;&quot;&quot;;CONCATENATE(&quot;symbols/types/only_color_exact/&quot;;[.ER71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71]=&quot;&quot;;&quot;&quot;;CONCATENATE(&quot;symbols/types/only_color_exact/&quot;;[.ES71];&quot;.png&quot;))">
            <text:p/>
          </table:table-cell>
          <table:table-cell table:formula="of:=IF([.ET71]=&quot;&quot;;&quot;&quot;;CONCATENATE(&quot;symbols/types/only_color_exact/&quot;;[.ET71];&quot;.png&quot;))">
            <text:p/>
          </table:table-cell>
          <table:table-cell table:formula="of:=IF([.EU71]=&quot;&quot;;&quot;&quot;;CONCATENATE(&quot;symbols/types/only_color_exact/&quot;;[.EU71];&quot;.png&quot;))">
            <text:p/>
          </table:table-cell>
          <table:table-cell table:number-columns-repeated="5"/>
          <table:table-cell table:formula="of:=CONCATENATE(&quot;Symbols/Types/Weaknesses/&quot;; [.E71]; &quot;.png&quot;)" office:value-type="string" office:string-value="Symbols/Types/Weaknesses/Fire.png" calcext:value-type="string">
            <text:p>Symbols/Types/Weaknesses/Fire.png</text:p>
          </table:table-cell>
          <table:table-cell table:formula="of:=CONCATENATE(&quot;Symbols/Pokemon/&quot;;[.A71];&quot;.png&quot;)" office:value-type="string" office:string-value="Symbols/Pokemon/Vulpix.png" calcext:value-type="string">
            <text:p>Symbols/Pokemon/Vulpix.png</text:p>
          </table:table-cell>
          <table:table-cell table:formula="of:=CONCATENATE(&quot;Symbols/Pokemon/&quot;;[.B71];&quot;.png&quot;)" office:value-type="string" office:string-value="Symbols/Pokemon/Ninetales.png" calcext:value-type="string">
            <text:p>Symbols/Pokemon/Ninetales.png</text:p>
          </table:table-cell>
          <table:table-cell table:formula="of:=CONCATENATE(&quot;Symbols/Pokemon/&quot;;[.C71];&quot;.png&quot;)" office:value-type="string" office:string-value="Symbols/Pokemon/.png" calcext:value-type="string">
            <text:p>Symbols/Pokemon/.png</text:p>
          </table:table-cell>
          <table:table-cell table:formula="of:=IF([.H71]=&quot;&quot;;0;1)+IF([.I71]=&quot;&quot;;0;1) +IF([.J71]=&quot;&quot;;0;1)+ IF([.K71] = &quot;&quot;;0;1)" office:value-type="float" office:value="1" calcext:value-type="float">
            <text:p>1</text:p>
          </table:table-cell>
          <table:table-cell table:formula="of:=IF([.L71]=&quot;&quot;;0;1)+IF([.M71]=&quot;&quot;;0;1) +IF([.N71]=&quot;&quot;;0;1)+ IF([.O71] = &quot;&quot;;0;1)" office:value-type="float" office:value="3" calcext:value-type="float">
            <text:p>3</text:p>
          </table:table-cell>
          <table:table-cell table:formula="of:=IF([.P71]=&quot;&quot;;0;1)+IF([.Q71]=&quot;&quot;;0;1) +IF([.R71]=&quot;&quot;;0;1)+ IF([.S71] = &quot;&quot;;0;1)" office:value-type="float" office:value="0" calcext:value-type="float">
            <text:p>0</text:p>
          </table:table-cell>
          <table:table-cell table:formula="of:=CONCATENATE(&quot;Symbols/Dice/dice_&quot;;[.H71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I7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7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7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71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M71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N71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O7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7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7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71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71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71])" office:value-type="string" office:string-value="Speed: 4" calcext:value-type="string">
            <text:p>Speed: 4</text:p>
          </table:table-cell>
          <table:table-cell/>
          <table:table-cell table:formula="of:=MATCH([.AJ71]; [.$GV$1:.$GV$1048576];0)" office:value-type="float" office:value="57" calcext:value-type="float">
            <text:p>57</text:p>
          </table:table-cell>
          <table:table-cell table:formula="of:=MATCH([.AK71]; [.$GV$1:.$GV$1048576];0)" office:value-type="float" office:value="12" calcext:value-type="float">
            <text:p>12</text:p>
          </table:table-cell>
          <table:table-cell table:formula="of:=MATCH([.AL71]; [.$GV$1:.$GV$1048576];0)" office:value-type="float" office:value="27" calcext:value-type="float">
            <text:p>27</text:p>
          </table:table-cell>
          <table:table-cell table:style-name="ce1" table:formula="of:=INDIRECT(&quot;HC&quot;&amp;[.GG71])" office:value-type="string" office:string-value="Affects: (all). " calcext:value-type="string">
            <text:p>Affects: (all). </text:p>
          </table:table-cell>
          <table:table-cell table:style-name="ce1" table:formula="of:=INDIRECT(&quot;HC&quot;&amp;[.GH71])" office:value-type="string" office:string-value="Affects: (4_line). " calcext:value-type="string">
            <text:p>Affects: (4_line). </text:p>
          </table:table-cell>
          <table:table-cell table:style-name="ce1" table:formula="of:=INDIRECT(&quot;HC&quot;&amp;[.GI71])" office:value-type="string" office:string-value="Gain 2 free moves before attacking. May make a free, different, attack after." calcext:value-type="string">
            <text:p>Gain 2 free moves before attacking. May make a free, different, attack after.</text:p>
          </table:table-cell>
          <table:table-cell table:style-name="ce1" table:formula="of:=INDIRECT(&quot;GW&quot;&amp;[.GG71])" office:value-type="float" office:value="0" calcext:value-type="float">
            <text:p>0</text:p>
          </table:table-cell>
          <table:table-cell table:style-name="ce1" table:formula="of:=INDIRECT(&quot;GW&quot;&amp;[.GH71])" office:value-type="float" office:value="1" calcext:value-type="float">
            <text:p>1</text:p>
          </table:table-cell>
          <table:table-cell table:style-name="ce1" table:formula="of:=INDIRECT(&quot;GW&quot;&amp;[.GI71])" office:value-type="float" office:value="1" calcext:value-type="float">
            <text:p>1</text:p>
          </table:table-cell>
          <table:table-cell table:style-name="ce1" table:formula="of:=INDIRECT(&quot;HE&quot;&amp;[.GG71])" office:value-type="string" office:string-value="Damage: (Fire)" calcext:value-type="string">
            <text:p>Damage: (Fire)</text:p>
          </table:table-cell>
          <table:table-cell table:style-name="ce1" table:formula="of:=INDIRECT(&quot;HE&quot;&amp;[.GH71])" office:value-type="string" office:string-value="Damage: (fire)(fire)" calcext:value-type="string">
            <text:p>Damage: (fire)(fire)</text:p>
          </table:table-cell>
          <table:table-cell table:style-name="ce1" table:formula="of:=INDIRECT(&quot;HE&quot;&amp;[.GI71])" office:value-type="string" office:string-value="Damage: (Normal)" calcext:value-type="string">
            <text:p>Damage: (Normal)</text:p>
          </table:table-cell>
          <table:table-cell table:number-columns-repeated="2"/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Vine Whip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string" calcext:value-type="string">
            <text:p>May move target one hexagon.</text:p>
          </table:table-cell>
          <table:table-cell table:style-name="ce7" table:formula="of:=CONCATENATE([.HH71]; [.HB71])" office:value-type="string" office:string-value="May move target one hexagon." calcext:value-type="string">
            <text:p>May move target one hexagon.</text:p>
          </table:table-cell>
          <table:table-cell table:style-name="ce6" table:formula="of:=CONCATENATE(&quot;(&quot;;[.GY71];&quot;)&quot;)" office:value-type="string" office:string-value="(Grass)" calcext:value-type="string">
            <text:p>(Grass)</text:p>
          </table:table-cell>
          <table:table-cell table:style-name="ce6" table:formula="of:=CONCATENATE(&quot;Damage: &quot;;IF([.GX71]&gt;=1;[.HD71];&quot;&quot;);IF([.GX71]&gt;=2;[.HD71];&quot;&quot;);IF([.GX71]&gt;=3;[.HD71];&quot;&quot;);IF([.GX71]&gt;=4;[.HD71];&quot;&quot;);IF([.GX71]&gt;=5;[.HD71];&quot;&quot;);IF([.HI71]=1;CONCATENATE(&quot;(&quot;;[.GY71];&quot;_x)&quot;);&quot;&quot;))" office:value-type="string" office:string-value="Damage: (Grass)" calcext:value-type="string">
            <text:p>Damage: (Grass)</text:p>
          </table:table-cell>
          <table:table-cell table:style-name="ce6"/>
          <table:table-cell table:style-name="ce6" table:formula="of:=CONCATENATE(IF([.HA71]&lt;&gt;&quot;all hostile Pok&amp;eacute;mon&quot;;&quot;(&quot;;&quot;&quot;);[.HA71];IF([.HA71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71] &lt;&gt; &quot;&quot;; CONCATENATE(&quot;Affects: &quot;; [.HG71]; &quot;. &quot;);&quot;&quot;)">
            <text:p/>
          </table:table-cell>
          <table:table-cell table:style-name="ce6"/>
          <table:table-cell table:style-name="ce6" table:formula="of:=CONCATENATE([.GV71]; IF([.GW71]=1;&quot; (cc)&quot;;&quot;&quot;))" office:value-type="string" office:string-value="Vine Whip" calcext:value-type="string">
            <text:p>Vine Whip</text:p>
          </table:table-cell>
          <table:table-cell table:style-name="ce6" table:formula="of:=CONCATENATE(&quot;Symbols/attack_imgs/&quot;;[.GV71];&quot;.png&quot;)" office:value-type="string" office:string-value="Symbols/attack_imgs/Vine Whip.png" calcext:value-type="string">
            <text:p>Symbols/attack_imgs/Vine Whip.png</text:p>
          </table:table-cell>
          <table:table-cell table:style-name="ce6" table:formula="of:=CONCATENATE(&quot;TM &quot;; [.GU71]-3; &quot; (&quot;;[.GY71]; &quot;_t) &amp;nbsp &quot;; [.GV71];  IF([.GW71]=1;&quot; (cc)&quot;;&quot;&quot;))" office:value-type="string" office:string-value="TM 67 (Grass_t) &amp;nbsp Vine Whip" calcext:value-type="string">
            <text:p>TM 67 (Grass_t) &amp;nbsp Vine Whip</text:p>
          </table:table-cell>
          <table:table-cell table:style-name="ce6" table:formula="of:=CONCATENATE([.HH71];[.HB71])" office:value-type="string" office:string-value="May move target one hexagon." calcext:value-type="string">
            <text:p>May move target one hexagon.</text:p>
          </table:table-cell>
          <table:table-cell/>
          <table:table-cell table:formula="of:=IF([.GZ71]=&quot;none&quot;;&quot;&quot;;[.GZ71])" office:value-type="float" office:value="4" calcext:value-type="float">
            <text:p>4</text:p>
          </table:table-cell>
          <table:table-cell table:number-columns-repeated="2"/>
          <table:table-cell table:formula="of:=IF(INDIRECT(&quot;GZ&quot;&amp;[.GG71])=&quot;none&quot;;&quot;&quot;;INDIRECT(&quot;GZ&quot;&amp;[.GG71]))" office:value-type="float" office:value="1" calcext:value-type="float">
            <text:p>1</text:p>
          </table:table-cell>
          <table:table-cell table:formula="of:=IF(INDIRECT(&quot;GZ&quot;&amp;[.GH71])=&quot;none&quot;;&quot;&quot;;INDIRECT(&quot;GZ&quot;&amp;[.GH71]))" office:value-type="float" office:value="4" calcext:value-type="float">
            <text:p>4</text:p>
          </table:table-cell>
          <table:table-cell table:formula="of:=IF(INDIRECT(&quot;GZ&quot;&amp;[.GI71])=&quot;none&quot;;&quot;&quot;;INDIRECT(&quot;GZ&quot;&amp;[.GI71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IP71]=1;&quot;H&quot;;&quot;&quot;)" office:value-type="string" office:string-value="H" calcext:value-type="string">
            <text:p>H</text:p>
          </table:table-cell>
          <table:table-cell table:formula="of:=IF([.IQ71]=1;&quot;H&quot;;&quot;&quot;)">
            <text:p/>
          </table:table-cell>
          <table:table-cell table:formula="of:=IF([.IR71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Arcanine</text:p>
          </table:table-cell>
          <table:table-cell/>
          <table:table-cell office:value-type="string" calcext:value-type="string">
            <text:p>Fire_ston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Regal</text:p>
          </table:table-cell>
          <table:table-cell office:value-type="string" calcext:value-type="string">
            <text:p>When at full health and attacked, reduce (health) lost by 2.</text:p>
          </table:table-cell>
          <table:table-cell table:number-columns-repeated="2" office:value-type="string" calcext:value-type="string">
            <text:p>Fire</text:p>
          </table:table-cell>
          <table:table-cell table:number-columns-repeated="2"/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style-name="ce33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72:.AE72];&quot;&gt;1&quot;)-COUNTIF([.T72:.AE72];&quot;&gt;2&quot;)-COUNTIF([.T72:.AE72];&quot;&gt;3&quot;)-COUNTIF([.T72:.AE72];&quot;&gt;4&quot;)-COUNTIF([.T72:.AE72];&quot;&gt;5&quot;)-COUNTIF([.T72:.AE72];&quot;&gt;6&quot;)-COUNTIF([.T72:.AE72];&quot;&gt;7&quot;)-COUNTIF([.T72:.AE72];&quot;&gt;8&quot;)" office:value-type="float" office:value="9" calcext:value-type="float">
            <text:p>9</text:p>
          </table:table-cell>
          <table:table-cell table:formula="of:=SUM([.T72:.AE72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lamethrower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Extreme Spe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Solar Beam</text:p>
          </table:table-cell>
          <table:table-cell table:style-name="ce59" table:formula="of:=ROUND([.AG72]+(12-[.AF72])-[.BA72]/2+[.BF72]+[.BG72]-[.BT72]+[.AZ72]*2/3+[.BC72]-[.AX72];1)" office:value-type="float" office:value="9.3" calcext:value-type="float">
            <text:p>9.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afoam Islands</text:p>
          </table:table-cell>
          <table:table-cell table:style-name="ce1" table:formula="of:=IF([.AW72]=&quot;Starter&quot;; 0;IF([.AW72]=&quot;Route 1&quot;;0; IF([.AW72]=&quot;Viridian Forest&quot;;0;IF([.AW72]=&quot;Cycling Road&quot;;0;0.7))))" office:value-type="float" office:value="0.7" calcext:value-type="float">
            <text:p>0.7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formula="of:=IF([.D72]=&quot;&quot;;IF([.I72]&lt;&gt;&quot;&quot;;0;IF([.M72]&lt;&gt;&quot;&quot;;[.AH72]-1;[.AI72]-1));IF([.M72]&lt;&gt;&quot;&quot;;0;IF([.Q72]&lt;&gt;&quot;&quot;;[.AH72]-1)))" office:value-type="float" office:value="0" calcext:value-type="float">
            <text:p>0</text:p>
          </table:table-cell>
          <table:table-cell/>
          <table:table-cell table:style-name="ce1" table:formula="of:=IF([.AM72]=1;0;IF([.AM72]=2;1;IF([.AM72]=3;1.7;IF([.AM72]=4;2.2;IF([.AM72]=5;2.55;IF([.AM72]=6;2.8;IF([.AM72]=7;3)))))))"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formula="of:=[.BD72] *(2 -[.BE72])/2" office:value-type="float" office:value="1.53" calcext:value-type="float">
            <text:p>1.53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72])" office:value-type="string" office:string-value="Flamethrower (cc)" calcext:value-type="string">
            <text:p>Flamethrower (cc)</text:p>
          </table:table-cell>
          <table:table-cell table:style-name="ce1" table:formula="of:=INDIRECT(&quot;HJ&quot;&amp;[.GH72])" office:value-type="string" office:string-value="Fire Blast (cc)" calcext:value-type="string">
            <text:p>Fire Blast (cc)</text:p>
          </table:table-cell>
          <table:table-cell table:style-name="ce1" table:formula="of:=INDIRECT(&quot;HJ&quot;&amp;[.GI72])" office:value-type="string" office:string-value="Extreme Speed" calcext:value-type="string">
            <text:p>Extreme Speed</text:p>
          </table:table-cell>
          <table:table-cell/>
          <table:table-cell table:style-name="ce1" table:formula="of:=IF([.BQ72]&gt;=1; 0;IF([.BR72]&gt;=1;[.AH72]-1;IF([.BS72]&gt;=1;[.AI72]-1;11)))" office:value-type="float" office:value="0" calcext:value-type="float">
            <text:p>0</text:p>
          </table:table-cell>
          <table:table-cell table:formula="of:=IF([.BQ72]&gt;=2; 0;IF([.BR72]&gt;=2;[.AH72]-1;IF([.BS72]&gt;=2;[.AI72]-1;11)))" office:value-type="float" office:value="0" calcext:value-type="float">
            <text:p>0</text:p>
          </table:table-cell>
          <table:table-cell table:formula="of:=IF([.BQ72]&gt;=3; 0;IF([.BR72]&gt;=3;[.AH72]-1;IF([.BS72]&gt;=3;[.AI72]-1;11)))" office:value-type="float" office:value="-1" calcext:value-type="float">
            <text:p>-1</text:p>
          </table:table-cell>
          <table:table-cell table:formula="of:=IF([.BQ72]&gt;=4; 0;IF([.BR72]&gt;=4;[.AH72]-1;IF([.BS72]&gt;=4;[.AI72]-1;11)))" office:value-type="float" office:value="11" calcext:value-type="float">
            <text:p>11</text:p>
          </table:table-cell>
          <table:table-cell table:formula="of:= 4- COUNTBLANK([.H72:.K72])" office:value-type="float" office:value="2" calcext:value-type="float">
            <text:p>2</text:p>
          </table:table-cell>
          <table:table-cell table:formula="of:= MAX([.BQ72];4 -COUNTBLANK([.L72:.O72]))" office:value-type="float" office:value="3" calcext:value-type="float">
            <text:p>3</text:p>
          </table:table-cell>
          <table:table-cell table:formula="of:=MAX([.BR72];4-COUNTBLANK([.P72:.S72]))" office:value-type="float" office:value="3" calcext:value-type="float">
            <text:p>3</text:p>
          </table:table-cell>
          <table:table-cell table:formula="of:=IF([.D72]&lt;&gt;&quot;&quot;;4;SUM([.BM72:.BP72])/7)" office:value-type="float" office:value="4" calcext:value-type="float">
            <text:p>4</text:p>
          </table:table-cell>
          <table:table-cell table:number-columns-repeated="16"/>
          <table:table-cell table:formula="of:=IF([.A72]=&quot;&quot;;0;1)+IF([.B72]=&quot;&quot;;0;1)+IF([.C72]=&quot;&quot;;0;1)"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IF([.D72]=&quot;&quot;;&quot;&quot;;CONCATENATE(&quot;Symbols/Other/&quot;;[.D72];&quot;.png&quot;))" office:value-type="string" office:string-value="Symbols/Other/Fire_stone.png" calcext:value-type="string">
            <text:p>Symbols/Other/Fire_stone.png</text:p>
          </table:table-cell>
          <table:table-cell table:formula="of:=LEN([.A72])" office:value-type="float" office:value="9" calcext:value-type="float">
            <text:p>9</text:p>
          </table:table-cell>
          <table:table-cell table:formula="of:=LEN([.B72])" office:value-type="float" office:value="8" calcext:value-type="float">
            <text:p>8</text:p>
          </table:table-cell>
          <table:table-cell table:formula="of:=LEN([.C72])" office:value-type="float" office:value="0" calcext:value-type="float">
            <text:p>0</text:p>
          </table:table-cell>
          <table:table-cell table:formula="of:=CONCATENATE(IF([.FO72]&gt;0; CONCATENATE([.A72];&quot; (die_&quot;; [.H72]);&quot;&quot;); IF([.FO72]&gt;1; CONCATENATE(&quot;_&quot;;[.I72]);&quot;&quot;);IF([.FO72]&gt;2; CONCATENATE(&quot;_&quot;;[.J72]);&quot;&quot;);IF([.FO72]&gt;3; CONCATENATE(&quot;_&quot;;[.K72]);&quot;&quot;);IF([.FO72]&gt;0;&quot;)&quot;;[.A72]))" office:value-type="string" office:string-value="Growlithe (die_Fire_Fire)" calcext:value-type="string">
            <text:p>Growlithe (die_Fire_Fire)</text:p>
          </table:table-cell>
          <table:table-cell table:formula="of:=CONCATENATE(IF([.FP72]&gt;0; CONCATENATE([.B72];&quot; (die_&quot;; [.L72]);&quot;&quot;); IF([.FP72]&gt;1; CONCATENATE(&quot;_&quot;;[.M72]);&quot;&quot;);IF([.FP72]&gt;2; CONCATENATE(&quot;_&quot;;[.N72]);&quot;&quot;);IF([.FP72]&gt;3; CONCATENATE(&quot;_&quot;;[.O72]);&quot;&quot;);IF([.FP72]&gt;0;&quot;)&quot;;&quot;&quot;))" office:value-type="string" office:string-value="Arcanine (die_Fire_Fire_Normal)" calcext:value-type="string">
            <text:p>Arcanine (die_Fire_Fire_Normal)</text:p>
          </table:table-cell>
          <table:table-cell table:formula="of:=CONCATENATE(IF([.FQ72]&gt;0; CONCATENATE([.C72];&quot; (die_&quot;; [.P72]);&quot;&quot;); IF([.FQ72]&gt;1; CONCATENATE(&quot;_&quot;;[.Q72]);&quot;&quot;);IF([.FQ72]&gt;2; CONCATENATE(&quot;_&quot;;[.R72]);&quot;&quot;);IF([.FQ72]&gt;3; CONCATENATE(&quot;_&quot;;[.S72]);&quot;&quot;);IF([.FQ72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72] = &quot;&quot;; &quot;&quot;;MATCH([.AN72];[.$GV$2:.$GV$100];0)-3)" office:value-type="float" office:value="26" calcext:value-type="float">
            <text:p>26</text:p>
          </table:table-cell>
          <table:table-cell table:formula="of:=IF([.AO72] = &quot;&quot;; &quot;&quot;;MATCH([.AO72];[.$GV$2:.$GV$100];0)-3)" office:value-type="float" office:value="31" calcext:value-type="float">
            <text:p>31</text:p>
          </table:table-cell>
          <table:table-cell table:formula="of:=IF([.AP72] = &quot;&quot;; &quot;&quot;;MATCH([.AP72];[.$GV$2:.$GV$100];0)-3)" office:value-type="float" office:value="33" calcext:value-type="float">
            <text:p>33</text:p>
          </table:table-cell>
          <table:table-cell table:formula="of:=IF([.AQ72] = &quot;&quot;; &quot;&quot;;MATCH([.AQ72];[.$GV$2:.$GV$100];0)-3)" office:value-type="float" office:value="1" calcext:value-type="float">
            <text:p>1</text:p>
          </table:table-cell>
          <table:table-cell table:formula="of:=IF([.AR72] = &quot;&quot;; &quot;&quot;;MATCH([.AR72];[.$GV$2:.$GV$100];0)-3)" office:value-type="float" office:value="12" calcext:value-type="float">
            <text:p>12</text:p>
          </table:table-cell>
          <table:table-cell table:number-columns-repeated="2"/>
          <table:table-cell table:style-name="ce1" table:formula="of:=IFERROR(IF(OR(INDIRECT(&quot;$GX&quot; &amp; [.EV72]+4 )&gt;0;INDIRECT(&quot;$HI&quot; &amp; [.EV72]+4 )&gt;0);INDIRECT(&quot;$GY&quot; &amp; [.EV72]+4);&quot;&quot;);&quot;&quot;)" office:value-type="string" office:string-value="Rock" calcext:value-type="string">
            <text:p>Rock</text:p>
          </table:table-cell>
          <table:table-cell table:style-name="ce1" table:formula="of:=IFERROR(IF(OR(INDIRECT(&quot;$GX&quot; &amp; [.EW72]+4 )&gt;0;INDIRECT(&quot;$HI&quot; &amp; [.EW72]+4 )&gt;0);INDIRECT(&quot;$GY&quot; &amp; [.EW72]+4);&quot;&quot;);&quot;&quot;)" office:value-type="string" office:string-value="Grass" calcext:value-type="string">
            <text:p>Grass</text:p>
          </table:table-cell>
          <table:table-cell table:style-name="ce1" table:formula="of:=IFERROR(IF(OR(INDIRECT(&quot;$GX&quot; &amp; [.EX72]+4 )&gt;0;INDIRECT(&quot;$HI&quot; &amp; [.EX72]+4 )&gt;0);INDIRECT(&quot;$GY&quot; &amp; [.EX72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72]+4 )&gt;0;INDIRECT(&quot;$HI&quot; &amp; [.EY72]+4 )&gt;0);INDIRECT(&quot;$GY&quot; &amp; [.EY72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Z72]+4 )&gt;0;INDIRECT(&quot;$HI&quot; &amp; [.EZ72]+4 )&gt;0);INDIRECT(&quot;$GY&quot; &amp; [.EZ72]+4);&quot;&quot;);&quot;&quot;)" office:value-type="string" office:string-value="Normal" calcext:value-type="string">
            <text:p>Normal</text:p>
          </table:table-cell>
          <table:table-cell table:style-name="ce1" table:formula="of:=IF([.EJ72]=&quot;&quot;;&quot;&quot;;(SMALL([.$EJ72:.$EN72];[.DX72])))" office:value-type="float" office:value="1" calcext:value-type="float">
            <text:p>1</text:p>
          </table:table-cell>
          <table:table-cell table:style-name="ce1" table:formula="of:=IF([.EK72]=&quot;&quot;;&quot;&quot;;(SMALL([.$EJ72:.$EN72];[.DY72])))" office:value-type="float" office:value="12" calcext:value-type="float">
            <text:p>12</text:p>
          </table:table-cell>
          <table:table-cell table:style-name="ce1" table:formula="of:=IF([.EL72]=&quot;&quot;;&quot;&quot;;(SMALL([.$EJ72:.$EN72];[.DZ72])))" office:value-type="float" office:value="26" calcext:value-type="float">
            <text:p>26</text:p>
          </table:table-cell>
          <table:table-cell table:style-name="ce1" table:formula="of:=IF([.EM72]=&quot;&quot;;&quot;&quot;;(SMALL([.$EJ72:.$EN72];[.EA72])))" office:value-type="float" office:value="31" calcext:value-type="float">
            <text:p>31</text:p>
          </table:table-cell>
          <table:table-cell table:style-name="ce1" table:formula="of:=IF([.EN72]=&quot;&quot;;&quot;&quot;;(SMALL([.$EJ72:.$EN72];[.EB72])))" office:value-type="float" office:value="33" calcext:value-type="float">
            <text:p>33</text:p>
          </table:table-cell>
          <table:table-cell table:formula="of:=IF([.EQ72]=&quot;&quot;;&quot;&quot;;CONCATENATE(&quot;symbols/types/only_color_exact/&quot;;[.EQ72];&quot;.png&quot;))" office:value-type="string" office:string-value="symbols/types/only_color_exact/Rock.png" calcext:value-type="string">
            <text:p>symbols/types/only_color_exact/Rock.png</text:p>
          </table:table-cell>
          <table:table-cell table:formula="of:=IF([.ER72]=&quot;&quot;;&quot;&quot;;CONCATENATE(&quot;symbols/types/only_color_exact/&quot;;[.ER72];&quot;.png&quot;))" office:value-type="string" office:string-value="symbols/types/only_color_exact/Grass.png" calcext:value-type="string">
            <text:p>symbols/types/only_color_exact/Grass.png</text:p>
          </table:table-cell>
          <table:table-cell table:formula="of:=IF([.ES72]=&quot;&quot;;&quot;&quot;;CONCATENATE(&quot;symbols/types/only_color_exact/&quot;;[.ES72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72]=&quot;&quot;;&quot;&quot;;CONCATENATE(&quot;symbols/types/only_color_exact/&quot;;[.ET72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U72]=&quot;&quot;;&quot;&quot;;CONCATENATE(&quot;symbols/types/only_color_exact/&quot;;[.EU72];&quot;.png&quot;))" office:value-type="string" office:string-value="symbols/types/only_color_exact/Normal.png" calcext:value-type="string">
            <text:p>symbols/types/only_color_exact/Normal.png</text:p>
          </table:table-cell>
          <table:table-cell table:number-columns-repeated="5"/>
          <table:table-cell table:formula="of:=CONCATENATE(&quot;Symbols/Types/Weaknesses/&quot;; [.E72]; &quot;.png&quot;)" office:value-type="string" office:string-value="Symbols/Types/Weaknesses/Fire.png" calcext:value-type="string">
            <text:p>Symbols/Types/Weaknesses/Fire.png</text:p>
          </table:table-cell>
          <table:table-cell table:formula="of:=CONCATENATE(&quot;Symbols/Pokemon/&quot;;[.A72];&quot;.png&quot;)" office:value-type="string" office:string-value="Symbols/Pokemon/Growlithe.png" calcext:value-type="string">
            <text:p>Symbols/Pokemon/Growlithe.png</text:p>
          </table:table-cell>
          <table:table-cell table:formula="of:=CONCATENATE(&quot;Symbols/Pokemon/&quot;;[.B72];&quot;.png&quot;)" office:value-type="string" office:string-value="Symbols/Pokemon/Arcanine.png" calcext:value-type="string">
            <text:p>Symbols/Pokemon/Arcanine.png</text:p>
          </table:table-cell>
          <table:table-cell table:formula="of:=CONCATENATE(&quot;Symbols/Pokemon/&quot;;[.C72];&quot;.png&quot;)" office:value-type="string" office:string-value="Symbols/Pokemon/.png" calcext:value-type="string">
            <text:p>Symbols/Pokemon/.png</text:p>
          </table:table-cell>
          <table:table-cell table:formula="of:=IF([.H72]=&quot;&quot;;0;1)+IF([.I72]=&quot;&quot;;0;1) +IF([.J72]=&quot;&quot;;0;1)+ IF([.K72] = &quot;&quot;;0;1)" office:value-type="float" office:value="2" calcext:value-type="float">
            <text:p>2</text:p>
          </table:table-cell>
          <table:table-cell table:formula="of:=IF([.L72]=&quot;&quot;;0;1)+IF([.M72]=&quot;&quot;;0;1) +IF([.N72]=&quot;&quot;;0;1)+ IF([.O72] = &quot;&quot;;0;1)" office:value-type="float" office:value="3" calcext:value-type="float">
            <text:p>3</text:p>
          </table:table-cell>
          <table:table-cell table:formula="of:=IF([.P72]=&quot;&quot;;0;1)+IF([.Q72]=&quot;&quot;;0;1) +IF([.R72]=&quot;&quot;;0;1)+ IF([.S72] = &quot;&quot;;0;1)" office:value-type="float" office:value="0" calcext:value-type="float">
            <text:p>0</text:p>
          </table:table-cell>
          <table:table-cell table:formula="of:=CONCATENATE(&quot;Symbols/Dice/dice_&quot;;[.H72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I72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J7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7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72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M72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N72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O7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7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7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72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72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72])" office:value-type="string" office:string-value="Speed: 3" calcext:value-type="string">
            <text:p>Speed: 3</text:p>
          </table:table-cell>
          <table:table-cell/>
          <table:table-cell table:formula="of:=MATCH([.AJ72]; [.$GV$1:.$GV$1048576];0)" office:value-type="float" office:value="12" calcext:value-type="float">
            <text:p>12</text:p>
          </table:table-cell>
          <table:table-cell table:formula="of:=MATCH([.AK72]; [.$GV$1:.$GV$1048576];0)" office:value-type="float" office:value="18" calcext:value-type="float">
            <text:p>18</text:p>
          </table:table-cell>
          <table:table-cell table:formula="of:=MATCH([.AL72]; [.$GV$1:.$GV$1048576];0)" office:value-type="float" office:value="110" calcext:value-type="float">
            <text:p>110</text:p>
          </table:table-cell>
          <table:table-cell table:style-name="ce1" table:formula="of:=INDIRECT(&quot;HC&quot;&amp;[.GG72])" office:value-type="string" office:string-value="Affects: (4_line). " calcext:value-type="string">
            <text:p>Affects: (4_line). </text:p>
          </table:table-cell>
          <table:table-cell table:style-name="ce1" table:formula="of:=INDIRECT(&quot;HC&quot;&amp;[.GH72])" office:value-type="string" office:string-value="Affects: (circle). " calcext:value-type="string">
            <text:p>Affects: (circle). </text:p>
          </table:table-cell>
          <table:table-cell table:style-name="ce1" table:formula="of:=INDIRECT(&quot;HC&quot;&amp;[.GI72])" office:value-type="string" office:string-value="Gain 3 free moves before attacking." calcext:value-type="string">
            <text:p>Gain 3 free moves before attacking.</text:p>
          </table:table-cell>
          <table:table-cell table:style-name="ce1" table:formula="of:=INDIRECT(&quot;GW&quot;&amp;[.GG72])" office:value-type="float" office:value="1" calcext:value-type="float">
            <text:p>1</text:p>
          </table:table-cell>
          <table:table-cell table:style-name="ce1" table:formula="of:=INDIRECT(&quot;GW&quot;&amp;[.GH72])" office:value-type="float" office:value="1" calcext:value-type="float">
            <text:p>1</text:p>
          </table:table-cell>
          <table:table-cell table:style-name="ce1" table:formula="of:=INDIRECT(&quot;GW&quot;&amp;[.GI72])" office:value-type="float" office:value="0" calcext:value-type="float">
            <text:p>0</text:p>
          </table:table-cell>
          <table:table-cell table:style-name="ce1" table:formula="of:=INDIRECT(&quot;HE&quot;&amp;[.GG72])" office:value-type="string" office:string-value="Damage: (fire)(fire)" calcext:value-type="string">
            <text:p>Damage: (fire)(fire)</text:p>
          </table:table-cell>
          <table:table-cell table:style-name="ce1" table:formula="of:=INDIRECT(&quot;HE&quot;&amp;[.GH72])" office:value-type="string" office:string-value="Damage: (Fire)" calcext:value-type="string">
            <text:p>Damage: (Fire)</text:p>
          </table:table-cell>
          <table:table-cell table:style-name="ce1" table:formula="of:=INDIRECT(&quot;HE&quot;&amp;[.GI72])" office:value-type="string" office:string-value="Damage: (Normal)(Normal)" calcext:value-type="string">
            <text:p>Damage: (Normal)(Normal)</text:p>
          </table:table-cell>
          <table:table-cell table:number-columns-repeated="2"/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Hydro Pump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5_line</text:p>
          </table:table-cell>
          <table:table-cell table:style-name="ce6" office:value-type="string" calcext:value-type="string">
            <text:p>Destroys boulders affected, which each adds (rock) to subsequent hexes.</text:p>
          </table:table-cell>
          <table:table-cell table:style-name="ce7" table:formula="of:=CONCATENATE([.HH72]; [.HB72])" office:value-type="string" office:string-value="Affects: (5_line). Destroys boulders affected, which each adds (rock) to subsequent hexes." calcext:value-type="string">
            <text:p>Affects: (5_line). Destroys boulders affected, which each adds (rock) to subsequent hexes.</text:p>
          </table:table-cell>
          <table:table-cell table:style-name="ce6" table:formula="of:=CONCATENATE(&quot;(&quot;;[.GY72];&quot;)&quot;)" office:value-type="string" office:string-value="(Water)" calcext:value-type="string">
            <text:p>(Water)</text:p>
          </table:table-cell>
          <table:table-cell table:style-name="ce6" table:formula="of:=CONCATENATE(&quot;Damage: &quot;;IF([.GX72]&gt;=1;[.HD72];&quot;&quot;);IF([.GX72]&gt;=2;[.HD72];&quot;&quot;);IF([.GX72]&gt;=3;[.HD72];&quot;&quot;);IF([.GX72]&gt;=4;[.HD72];&quot;&quot;);IF([.GX72]&gt;=5;[.HD72];&quot;&quot;);IF([.HI72]=1;CONCATENATE(&quot;(&quot;;[.GY72];&quot;_x)&quot;);&quot;&quot;))" office:value-type="string" office:string-value="Damage: (Water)" calcext:value-type="string">
            <text:p>Damage: (Water)</text:p>
          </table:table-cell>
          <table:table-cell table:style-name="ce6"/>
          <table:table-cell table:style-name="ce6" table:formula="of:=CONCATENATE(IF([.HA72]&lt;&gt;&quot;all hostile Pok&amp;eacute;mon&quot;;&quot;(&quot;;&quot;&quot;);[.HA72];IF([.HA72]&lt;&gt;&quot;all hostile Pok&amp;eacute;mon&quot;; &quot;)&quot;; &quot;&quot;))" office:value-type="string" office:string-value="(5_line)" calcext:value-type="string">
            <text:p>(5_line)</text:p>
          </table:table-cell>
          <table:table-cell table:style-name="ce6" table:formula="of:=IF([.HA72] &lt;&gt; &quot;&quot;; CONCATENATE(&quot;Affects: &quot;; [.HG72]; &quot;. &quot;);&quot;&quot;)" office:value-type="string" office:string-value="Affects: (5_line). " calcext:value-type="string">
            <text:p>Affects: (5_line). </text:p>
          </table:table-cell>
          <table:table-cell table:style-name="ce6"/>
          <table:table-cell table:style-name="ce6" table:formula="of:=CONCATENATE([.GV72]; IF([.GW72]=1;&quot; (cc)&quot;;&quot;&quot;))" office:value-type="string" office:string-value="Hydro Pump (cc)" calcext:value-type="string">
            <text:p>Hydro Pump (cc)</text:p>
          </table:table-cell>
          <table:table-cell table:style-name="ce6" table:formula="of:=CONCATENATE(&quot;Symbols/attack_imgs/&quot;;[.GV72];&quot;.png&quot;)" office:value-type="string" office:string-value="Symbols/attack_imgs/Hydro Pump.png" calcext:value-type="string">
            <text:p>Symbols/attack_imgs/Hydro Pump.png</text:p>
          </table:table-cell>
          <table:table-cell table:style-name="ce6" table:formula="of:=CONCATENATE(&quot;TM &quot;; [.GU72]-3; &quot; (&quot;;[.GY72]; &quot;_t) &amp;nbsp &quot;; [.GV72];  IF([.GW72]=1;&quot; (cc)&quot;;&quot;&quot;))" office:value-type="string" office:string-value="TM 68 (Water_t) &amp;nbsp Hydro Pump (cc)" calcext:value-type="string">
            <text:p>TM 68 (Water_t) &amp;nbsp Hydro Pump (cc)</text:p>
          </table:table-cell>
          <table:table-cell table:style-name="ce6" table:formula="of:=CONCATENATE([.HH72];[.HB72])" office:value-type="string" office:string-value="Affects: (5_line). Destroys boulders affected, which each adds (rock) to subsequent hexes." calcext:value-type="string">
            <text:p>Affects: (5_line). Destroys boulders affected, which each adds (rock) to subsequent hexes.</text:p>
          </table:table-cell>
          <table:table-cell/>
          <table:table-cell table:formula="of:=IF([.GZ72]=&quot;none&quot;;&quot;&quot;;[.GZ72])" office:value-type="float" office:value="5" calcext:value-type="float">
            <text:p>5</text:p>
          </table:table-cell>
          <table:table-cell table:number-columns-repeated="2"/>
          <table:table-cell table:formula="of:=IF(INDIRECT(&quot;GZ&quot;&amp;[.GG72])=&quot;none&quot;;&quot;&quot;;INDIRECT(&quot;GZ&quot;&amp;[.GG72]))" office:value-type="float" office:value="4" calcext:value-type="float">
            <text:p>4</text:p>
          </table:table-cell>
          <table:table-cell table:formula="of:=IF(INDIRECT(&quot;GZ&quot;&amp;[.GH72])=&quot;none&quot;;&quot;&quot;;INDIRECT(&quot;GZ&quot;&amp;[.GH72]))" office:value-type="float" office:value="7" calcext:value-type="float">
            <text:p>7</text:p>
          </table:table-cell>
          <table:table-cell table:formula="of:=IF(INDIRECT(&quot;GZ&quot;&amp;[.GI72])=&quot;none&quot;;&quot;&quot;;INDIRECT(&quot;GZ&quot;&amp;[.GI72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IP72]=1;&quot;H&quot;;&quot;&quot;)">
            <text:p/>
          </table:table-cell>
          <table:table-cell table:formula="of:=IF([.IQ72]=1;&quot;H&quot;;&quot;&quot;)" office:value-type="string" office:string-value="H" calcext:value-type="string">
            <text:p>H</text:p>
          </table:table-cell>
          <table:table-cell table:formula="of:=IF([.IR72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Porygon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After activating on the first turn, gain the ability of another Pok&amp;eacute;mon.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"/>
          <table:table-cell table:style-name="ce33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54"/>
          <table:table-cell table:style-name="ce56"/>
          <table:table-cell table:formula="of:=12-COUNTIF([.T73:.AE73];&quot;&gt;1&quot;)-COUNTIF([.T73:.AE73];&quot;&gt;2&quot;)-COUNTIF([.T73:.AE73];&quot;&gt;3&quot;)-COUNTIF([.T73:.AE73];&quot;&gt;4&quot;)-COUNTIF([.T73:.AE73];&quot;&gt;5&quot;)-COUNTIF([.T73:.AE73];&quot;&gt;6&quot;)-COUNTIF([.T73:.AE73];&quot;&gt;7&quot;)-COUNTIF([.T73:.AE73];&quot;&gt;8&quot;)" office:value-type="float" office:value="9" calcext:value-type="float">
            <text:p>9</text:p>
          </table:table-cell>
          <table:table-cell table:formula="of:=SUM([.T73:.AE73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sybeam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Conver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Thunder Shock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Flash</text:p>
          </table:table-cell>
          <table:table-cell table:style-name="ce59" table:formula="of:=ROUND([.AG73]+(12-[.AF73])-[.BA73]/2+[.BF73]+[.BG73]-[.BT73]+[.AZ73]*2/3+[.BC73]-[.AX73];1)" office:value-type="float" office:value="9.4" calcext:value-type="float">
            <text:p>9.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p</text:p>
          </table:table-cell>
          <table:table-cell table:style-name="ce1" table:formula="of:=IF([.AW73]=&quot;Starter&quot;; 0;IF([.AW73]=&quot;Route 1&quot;;0; IF([.AW73]=&quot;Viridian Forest&quot;;0;IF([.AW73]=&quot;Cycling Road&quot;;0;0.7))))" office:value-type="float" office:value="0.7" calcext:value-type="float">
            <text:p>0.7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[.D73]=&quot;&quot;;IF([.I73]&lt;&gt;&quot;&quot;;0;IF([.M73]&lt;&gt;&quot;&quot;;[.AH73]-1;[.AI73]-1));IF([.M73]&lt;&gt;&quot;&quot;;0;IF([.Q73]&lt;&gt;&quot;&quot;;[.AH73]-1)))" office:value-type="float" office:value="0" calcext:value-type="float">
            <text:p>0</text:p>
          </table:table-cell>
          <table:table-cell/>
          <table:table-cell table:style-name="ce1" table:formula="of:=IF([.AM73]=1;0;IF([.AM73]=2;1;IF([.AM73]=3;1.7;IF([.AM73]=4;2.2;IF([.AM73]=5;2.55;IF([.AM73]=6;2.8;IF([.AM73]=7;3)))))))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formula="of:=[.BD73] *(2 -[.BE73])/2"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73])" office:value-type="string" office:string-value="Psybeam (cc)" calcext:value-type="string">
            <text:p>Psybeam (cc)</text:p>
          </table:table-cell>
          <table:table-cell table:style-name="ce1" table:formula="of:=INDIRECT(&quot;HJ&quot;&amp;[.GH73])" office:value-type="string" office:string-value="Tri Attack (cc)" calcext:value-type="string">
            <text:p>Tri Attack (cc)</text:p>
          </table:table-cell>
          <table:table-cell table:style-name="ce1" table:formula="of:=INDIRECT(&quot;HJ&quot;&amp;[.GI73])" office:value-type="string" office:string-value="Conversion (cc)" calcext:value-type="string">
            <text:p>Conversion (cc)</text:p>
          </table:table-cell>
          <table:table-cell/>
          <table:table-cell table:style-name="ce1" table:formula="of:=IF([.BQ73]&gt;=1; 0;IF([.BR73]&gt;=1;[.AH73]-1;IF([.BS73]&gt;=1;[.AI73]-1;11)))" office:value-type="float" office:value="0" calcext:value-type="float">
            <text:p>0</text:p>
          </table:table-cell>
          <table:table-cell table:formula="of:=IF([.BQ73]&gt;=2; 0;IF([.BR73]&gt;=2;[.AH73]-1;IF([.BS73]&gt;=2;[.AI73]-1;11)))" office:value-type="float" office:value="0" calcext:value-type="float">
            <text:p>0</text:p>
          </table:table-cell>
          <table:table-cell table:formula="of:=IF([.BQ73]&gt;=3; 0;IF([.BR73]&gt;=3;[.AH73]-1;IF([.BS73]&gt;=3;[.AI73]-1;11)))" office:value-type="float" office:value="11" calcext:value-type="float">
            <text:p>11</text:p>
          </table:table-cell>
          <table:table-cell table:formula="of:=IF([.BQ73]&gt;=4; 0;IF([.BR73]&gt;=4;[.AH73]-1;IF([.BS73]&gt;=4;[.AI73]-1;11)))" office:value-type="float" office:value="11" calcext:value-type="float">
            <text:p>11</text:p>
          </table:table-cell>
          <table:table-cell table:formula="of:= 4- COUNTBLANK([.H73:.K73])" office:value-type="float" office:value="2" calcext:value-type="float">
            <text:p>2</text:p>
          </table:table-cell>
          <table:table-cell table:formula="of:= MAX([.BQ73];4 -COUNTBLANK([.L73:.O73]))" office:value-type="float" office:value="2" calcext:value-type="float">
            <text:p>2</text:p>
          </table:table-cell>
          <table:table-cell table:formula="of:=MAX([.BR73];4-COUNTBLANK([.P73:.S73]))" office:value-type="float" office:value="2" calcext:value-type="float">
            <text:p>2</text:p>
          </table:table-cell>
          <table:table-cell table:formula="of:=IF([.D73]&lt;&gt;&quot;&quot;;4;SUM([.BM73:.BP73])/7)" office:value-type="float" office:value="3.14285714285714" calcext:value-type="float">
            <text:p>3.14285714285714</text:p>
          </table:table-cell>
          <table:table-cell table:number-columns-repeated="16"/>
          <table:table-cell table:formula="of:=IF([.A73]=&quot;&quot;;0;1)+IF([.B73]=&quot;&quot;;0;1)+IF([.C73]=&quot;&quot;;0;1)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IF([.D73]=&quot;&quot;;&quot;&quot;;CONCATENATE(&quot;Symbols/Other/&quot;;[.D73];&quot;.png&quot;))">
            <text:p/>
          </table:table-cell>
          <table:table-cell table:formula="of:=LEN([.A73])" office:value-type="float" office:value="7" calcext:value-type="float">
            <text:p>7</text:p>
          </table:table-cell>
          <table:table-cell table:formula="of:=LEN([.B73])" office:value-type="float" office:value="0" calcext:value-type="float">
            <text:p>0</text:p>
          </table:table-cell>
          <table:table-cell table:formula="of:=LEN([.C73])" office:value-type="float" office:value="0" calcext:value-type="float">
            <text:p>0</text:p>
          </table:table-cell>
          <table:table-cell table:formula="of:=CONCATENATE(IF([.FO73]&gt;0; CONCATENATE([.A73];&quot; (die_&quot;; [.H73]);&quot;&quot;); IF([.FO73]&gt;1; CONCATENATE(&quot;_&quot;;[.I73]);&quot;&quot;);IF([.FO73]&gt;2; CONCATENATE(&quot;_&quot;;[.J73]);&quot;&quot;);IF([.FO73]&gt;3; CONCATENATE(&quot;_&quot;;[.K73]);&quot;&quot;);IF([.FO73]&gt;0;&quot;)&quot;;[.A73]))" office:value-type="string" office:string-value="Porygon (die_Normal_Normal)" calcext:value-type="string">
            <text:p>Porygon (die_Normal_Normal)</text:p>
          </table:table-cell>
          <table:table-cell table:formula="of:=CONCATENATE(IF([.FP73]&gt;0; CONCATENATE([.B73];&quot; (die_&quot;; [.L73]);&quot;&quot;); IF([.FP73]&gt;1; CONCATENATE(&quot;_&quot;;[.M73]);&quot;&quot;);IF([.FP73]&gt;2; CONCATENATE(&quot;_&quot;;[.N73]);&quot;&quot;);IF([.FP73]&gt;3; CONCATENATE(&quot;_&quot;;[.O73]);&quot;&quot;);IF([.FP73]&gt;0;&quot;)&quot;;&quot;&quot;))">
            <text:p/>
          </table:table-cell>
          <table:table-cell table:formula="of:=CONCATENATE(IF([.FQ73]&gt;0; CONCATENATE([.C73];&quot; (die_&quot;; [.P73]);&quot;&quot;); IF([.FQ73]&gt;1; CONCATENATE(&quot;_&quot;;[.Q73]);&quot;&quot;);IF([.FQ73]&gt;2; CONCATENATE(&quot;_&quot;;[.R73]);&quot;&quot;);IF([.FQ73]&gt;3; CONCATENATE(&quot;_&quot;;[.S73]);&quot;&quot;);IF([.FQ73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73] = &quot;&quot;; &quot;&quot;;MATCH([.AN73];[.$GV$2:.$GV$100];0)-3)" office:value-type="float" office:value="17" calcext:value-type="float">
            <text:p>17</text:p>
          </table:table-cell>
          <table:table-cell table:formula="of:=IF([.AO73] = &quot;&quot;; &quot;&quot;;MATCH([.AO73];[.$GV$2:.$GV$100];0)-3)" office:value-type="float" office:value="24" calcext:value-type="float">
            <text:p>24</text:p>
          </table:table-cell>
          <table:table-cell table:formula="of:=IF([.AP73] = &quot;&quot;; &quot;&quot;;MATCH([.AP73];[.$GV$2:.$GV$100];0)-3)" office:value-type="float" office:value="29" calcext:value-type="float">
            <text:p>29</text:p>
          </table:table-cell>
          <table:table-cell table:formula="of:=IF([.AQ73] = &quot;&quot;; &quot;&quot;;MATCH([.AQ73];[.$GV$2:.$GV$100];0)-3)" office:value-type="float" office:value="2" calcext:value-type="float">
            <text:p>2</text:p>
          </table:table-cell>
          <table:table-cell table:formula="of:=IF([.AR73] = &quot;&quot;; &quot;&quot;;MATCH([.AR73];[.$GV$2:.$GV$100];0)-3)" office:value-type="float" office:value="3" calcext:value-type="float">
            <text:p>3</text:p>
          </table:table-cell>
          <table:table-cell table:number-columns-repeated="2"/>
          <table:table-cell table:style-name="ce1" table:formula="of:=IFERROR(IF(OR(INDIRECT(&quot;$GX&quot; &amp; [.EV73]+4 )&gt;0;INDIRECT(&quot;$HI&quot; &amp; [.EV73]+4 )&gt;0);INDIRECT(&quot;$GY&quot; &amp; [.EV73]+4);&quot;&quot;);&quot;&quot;)">
            <text:p/>
          </table:table-cell>
          <table:table-cell table:style-name="ce1" table:formula="of:=IFERROR(IF(OR(INDIRECT(&quot;$GX&quot; &amp; [.EW73]+4 )&gt;0;INDIRECT(&quot;$HI&quot; &amp; [.EW73]+4 )&gt;0);INDIRECT(&quot;$GY&quot; &amp; [.EW73]+4);&quot;&quot;);&quot;&quot;)" office:value-type="string" office:string-value="Electric" calcext:value-type="string">
            <text:p>Electric</text:p>
          </table:table-cell>
          <table:table-cell table:style-name="ce1" table:formula="of:=IFERROR(IF(OR(INDIRECT(&quot;$GX&quot; &amp; [.EX73]+4 )&gt;0;INDIRECT(&quot;$HI&quot; &amp; [.EX73]+4 )&gt;0);INDIRECT(&quot;$GY&quot; &amp; [.EX73]+4);&quot;&quot;);&quot;&quot;)" office:value-type="string" office:string-value="Water" calcext:value-type="string">
            <text:p>Water</text:p>
          </table:table-cell>
          <table:table-cell table:style-name="ce1" table:formula="of:=IFERROR(IF(OR(INDIRECT(&quot;$GX&quot; &amp; [.EY73]+4 )&gt;0;INDIRECT(&quot;$HI&quot; &amp; [.EY73]+4 )&gt;0);INDIRECT(&quot;$GY&quot; &amp; [.EY73]+4);&quot;&quot;);&quot;&quot;)" office:value-type="string" office:string-value="Electric" calcext:value-type="string">
            <text:p>Electric</text:p>
          </table:table-cell>
          <table:table-cell table:style-name="ce1" table:formula="of:=IFERROR(IF(OR(INDIRECT(&quot;$GX&quot; &amp; [.EZ73]+4 )&gt;0;INDIRECT(&quot;$HI&quot; &amp; [.EZ73]+4 )&gt;0);INDIRECT(&quot;$GY&quot; &amp; [.EZ73]+4);&quot;&quot;);&quot;&quot;)" office:value-type="string" office:string-value="Psychic" calcext:value-type="string">
            <text:p>Psychic</text:p>
          </table:table-cell>
          <table:table-cell table:style-name="ce1" table:formula="of:=IF([.EJ73]=&quot;&quot;;&quot;&quot;;(SMALL([.$EJ73:.$EN73];[.DX73])))" office:value-type="float" office:value="2" calcext:value-type="float">
            <text:p>2</text:p>
          </table:table-cell>
          <table:table-cell table:style-name="ce1" table:formula="of:=IF([.EK73]=&quot;&quot;;&quot;&quot;;(SMALL([.$EJ73:.$EN73];[.DY73])))" office:value-type="float" office:value="3" calcext:value-type="float">
            <text:p>3</text:p>
          </table:table-cell>
          <table:table-cell table:style-name="ce1" table:formula="of:=IF([.EL73]=&quot;&quot;;&quot;&quot;;(SMALL([.$EJ73:.$EN73];[.DZ73])))" office:value-type="float" office:value="17" calcext:value-type="float">
            <text:p>17</text:p>
          </table:table-cell>
          <table:table-cell table:style-name="ce1" table:formula="of:=IF([.EM73]=&quot;&quot;;&quot;&quot;;(SMALL([.$EJ73:.$EN73];[.EA73])))" office:value-type="float" office:value="24" calcext:value-type="float">
            <text:p>24</text:p>
          </table:table-cell>
          <table:table-cell table:style-name="ce1" table:formula="of:=IF([.EN73]=&quot;&quot;;&quot;&quot;;(SMALL([.$EJ73:.$EN73];[.EB73])))" office:value-type="float" office:value="29" calcext:value-type="float">
            <text:p>29</text:p>
          </table:table-cell>
          <table:table-cell table:formula="of:=IF([.EQ73]=&quot;&quot;;&quot;&quot;;CONCATENATE(&quot;symbols/types/only_color_exact/&quot;;[.EQ73];&quot;.png&quot;))">
            <text:p/>
          </table:table-cell>
          <table:table-cell table:formula="of:=IF([.ER73]=&quot;&quot;;&quot;&quot;;CONCATENATE(&quot;symbols/types/only_color_exact/&quot;;[.ER73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formula="of:=IF([.ES73]=&quot;&quot;;&quot;&quot;;CONCATENATE(&quot;symbols/types/only_color_exact/&quot;;[.ES73];&quot;.png&quot;))" office:value-type="string" office:string-value="symbols/types/only_color_exact/Water.png" calcext:value-type="string">
            <text:p>symbols/types/only_color_exact/Water.png</text:p>
          </table:table-cell>
          <table:table-cell table:formula="of:=IF([.ET73]=&quot;&quot;;&quot;&quot;;CONCATENATE(&quot;symbols/types/only_color_exact/&quot;;[.ET73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formula="of:=IF([.EU73]=&quot;&quot;;&quot;&quot;;CONCATENATE(&quot;symbols/types/only_color_exact/&quot;;[.EU73];&quot;.png&quot;))" office:value-type="string" office:string-value="symbols/types/only_color_exact/Psychic.png" calcext:value-type="string">
            <text:p>symbols/types/only_color_exact/Psychic.png</text:p>
          </table:table-cell>
          <table:table-cell table:number-columns-repeated="5"/>
          <table:table-cell table:formula="of:=CONCATENATE(&quot;Symbols/Types/Weaknesses/&quot;; [.E73]; &quot;.png&quot;)" office:value-type="string" office:string-value="Symbols/Types/Weaknesses/Normal.png" calcext:value-type="string">
            <text:p>Symbols/Types/Weaknesses/Normal.png</text:p>
          </table:table-cell>
          <table:table-cell table:formula="of:=CONCATENATE(&quot;Symbols/Pokemon/&quot;;[.A73];&quot;.png&quot;)" office:value-type="string" office:string-value="Symbols/Pokemon/Porygon.png" calcext:value-type="string">
            <text:p>Symbols/Pokemon/Porygon.png</text:p>
          </table:table-cell>
          <table:table-cell table:formula="of:=CONCATENATE(&quot;Symbols/Pokemon/&quot;;[.B73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73];&quot;.png&quot;)" office:value-type="string" office:string-value="Symbols/Pokemon/.png" calcext:value-type="string">
            <text:p>Symbols/Pokemon/.png</text:p>
          </table:table-cell>
          <table:table-cell table:formula="of:=IF([.H73]=&quot;&quot;;0;1)+IF([.I73]=&quot;&quot;;0;1) +IF([.J73]=&quot;&quot;;0;1)+ IF([.K73] = &quot;&quot;;0;1)" office:value-type="float" office:value="2" calcext:value-type="float">
            <text:p>2</text:p>
          </table:table-cell>
          <table:table-cell table:formula="of:=IF([.L73]=&quot;&quot;;0;1)+IF([.M73]=&quot;&quot;;0;1) +IF([.N73]=&quot;&quot;;0;1)+ IF([.O73] = &quot;&quot;;0;1)" office:value-type="float" office:value="0" calcext:value-type="float">
            <text:p>0</text:p>
          </table:table-cell>
          <table:table-cell table:formula="of:=IF([.P73]=&quot;&quot;;0;1)+IF([.Q73]=&quot;&quot;;0;1) +IF([.R73]=&quot;&quot;;0;1)+ IF([.S73] = &quot;&quot;;0;1)" office:value-type="float" office:value="0" calcext:value-type="float">
            <text:p>0</text:p>
          </table:table-cell>
          <table:table-cell table:formula="of:=CONCATENATE(&quot;Symbols/Dice/dice_&quot;;[.H73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I73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J7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7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7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7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7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7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7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7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73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73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73])" office:value-type="string" office:string-value="Speed: 2" calcext:value-type="string">
            <text:p>Speed: 2</text:p>
          </table:table-cell>
          <table:table-cell/>
          <table:table-cell table:formula="of:=MATCH([.AJ73]; [.$GV$1:.$GV$1048576];0)" office:value-type="float" office:value="85" calcext:value-type="float">
            <text:p>85</text:p>
          </table:table-cell>
          <table:table-cell table:formula="of:=MATCH([.AK73]; [.$GV$1:.$GV$1048576];0)" office:value-type="float" office:value="81" calcext:value-type="float">
            <text:p>81</text:p>
          </table:table-cell>
          <table:table-cell table:formula="of:=MATCH([.AL73]; [.$GV$1:.$GV$1048576];0)" office:value-type="float" office:value="111" calcext:value-type="float">
            <text:p>111</text:p>
          </table:table-cell>
          <table:table-cell table:style-name="ce1" table:formula="of:=INDIRECT(&quot;HC&quot;&amp;[.GG73])" office:value-type="string" office:string-value="Affects: (4_line). " calcext:value-type="string">
            <text:p>Affects: (4_line). </text:p>
          </table:table-cell>
          <table:table-cell table:style-name="ce1" table:formula="of:=INDIRECT(&quot;HC&quot;&amp;[.GH73])" office:value-type="string" office:string-value="Affects: (half). " calcext:value-type="string">
            <text:p>Affects: (half). </text:p>
          </table:table-cell>
          <table:table-cell table:style-name="ce1" table:formula="of:=INDIRECT(&quot;HC&quot;&amp;[.GI73])" office:value-type="string" office:string-value="Make a free attack where all damage is super effective." calcext:value-type="string">
            <text:p>Make a free attack where all damage is super effective.</text:p>
          </table:table-cell>
          <table:table-cell table:style-name="ce1" table:formula="of:=INDIRECT(&quot;GW&quot;&amp;[.GG73])" office:value-type="float" office:value="1" calcext:value-type="float">
            <text:p>1</text:p>
          </table:table-cell>
          <table:table-cell table:style-name="ce1" table:formula="of:=INDIRECT(&quot;GW&quot;&amp;[.GH73])" office:value-type="float" office:value="1" calcext:value-type="float">
            <text:p>1</text:p>
          </table:table-cell>
          <table:table-cell table:style-name="ce1" table:formula="of:=INDIRECT(&quot;GW&quot;&amp;[.GI73])" office:value-type="float" office:value="1" calcext:value-type="float">
            <text:p>1</text:p>
          </table:table-cell>
          <table:table-cell table:style-name="ce1" table:formula="of:=INDIRECT(&quot;HE&quot;&amp;[.GG73])" office:value-type="string" office:string-value="Damage: (Psychic)(Psychic)" calcext:value-type="string">
            <text:p>Damage: (Psychic)(Psychic)</text:p>
          </table:table-cell>
          <table:table-cell table:style-name="ce1" table:formula="of:=INDIRECT(&quot;HE&quot;&amp;[.GH73])" office:value-type="string" office:string-value="Damage: (normal)(normal)" calcext:value-type="string">
            <text:p>Damage: (normal)(normal)</text:p>
          </table:table-cell>
          <table:table-cell table:style-name="ce1" table:formula="of:=INDIRECT(&quot;HE&quot;&amp;[.GI73])" office:value-type="string" office:string-value="Damage: " calcext:value-type="string">
            <text:p>Damage: </text:p>
          </table:table-cell>
          <table:table-cell table:number-columns-repeated="2"/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Sky 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lying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6_line</text:p>
          </table:table-cell>
          <table:table-cell table:style-name="ce6" office:value-type="string" calcext:value-type="string">
            <text:p>After attack, teleport to last available hex affected.</text:p>
          </table:table-cell>
          <table:table-cell table:style-name="ce7" table:formula="of:=CONCATENATE([.HH73]; [.HB73])" office:value-type="string" office:string-value="Affects: (6_line). After attack, teleport to last available hex affected." calcext:value-type="string">
            <text:p>Affects: (6_line). After attack, teleport to last available hex affected.</text:p>
          </table:table-cell>
          <table:table-cell table:style-name="ce6" table:formula="of:=CONCATENATE(&quot;(&quot;;[.GY73];&quot;)&quot;)" office:value-type="string" office:string-value="(Flying)" calcext:value-type="string">
            <text:p>(Flying)</text:p>
          </table:table-cell>
          <table:table-cell table:style-name="ce6" table:formula="of:=CONCATENATE(&quot;Damage: &quot;;IF([.GX73]&gt;=1;[.HD73];&quot;&quot;);IF([.GX73]&gt;=2;[.HD73];&quot;&quot;);IF([.GX73]&gt;=3;[.HD73];&quot;&quot;);IF([.GX73]&gt;=4;[.HD73];&quot;&quot;);IF([.GX73]&gt;=5;[.HD73];&quot;&quot;);IF([.HI73]=1;CONCATENATE(&quot;(&quot;;[.GY73];&quot;_x)&quot;);&quot;&quot;))" office:value-type="string" office:string-value="Damage: (Flying)(Flying)" calcext:value-type="string">
            <text:p>Damage: (Flying)(Flying)</text:p>
          </table:table-cell>
          <table:table-cell table:style-name="ce6"/>
          <table:table-cell table:style-name="ce6" table:formula="of:=CONCATENATE(IF([.HA73]&lt;&gt;&quot;all hostile Pok&amp;eacute;mon&quot;;&quot;(&quot;;&quot;&quot;);[.HA73];IF([.HA73]&lt;&gt;&quot;all hostile Pok&amp;eacute;mon&quot;; &quot;)&quot;; &quot;&quot;))" office:value-type="string" office:string-value="(6_line)" calcext:value-type="string">
            <text:p>(6_line)</text:p>
          </table:table-cell>
          <table:table-cell table:style-name="ce6" table:formula="of:=IF([.HA73] &lt;&gt; &quot;&quot;; CONCATENATE(&quot;Affects: &quot;; [.HG73]; &quot;. &quot;);&quot;&quot;)" office:value-type="string" office:string-value="Affects: (6_line). " calcext:value-type="string">
            <text:p>Affects: (6_line). </text:p>
          </table:table-cell>
          <table:table-cell table:style-name="ce6"/>
          <table:table-cell table:style-name="ce6" table:formula="of:=CONCATENATE([.GV73]; IF([.GW73]=1;&quot; (cc)&quot;;&quot;&quot;))" office:value-type="string" office:string-value="Sky Attack (cc)" calcext:value-type="string">
            <text:p>Sky Attack (cc)</text:p>
          </table:table-cell>
          <table:table-cell table:style-name="ce6" table:formula="of:=CONCATENATE(&quot;Symbols/attack_imgs/&quot;;[.GV73];&quot;.png&quot;)" office:value-type="string" office:string-value="Symbols/attack_imgs/Sky Attack.png" calcext:value-type="string">
            <text:p>Symbols/attack_imgs/Sky Attack.png</text:p>
          </table:table-cell>
          <table:table-cell table:style-name="ce6" table:formula="of:=CONCATENATE(&quot;TM &quot;; [.GU73]-3; &quot; (&quot;;[.GY73]; &quot;_t) &amp;nbsp &quot;; [.GV73];  IF([.GW73]=1;&quot; (cc)&quot;;&quot;&quot;))" office:value-type="string" office:string-value="TM 69 (Flying_t) &amp;nbsp Sky Attack (cc)" calcext:value-type="string">
            <text:p>TM 69 (Flying_t) &amp;nbsp Sky Attack (cc)</text:p>
          </table:table-cell>
          <table:table-cell table:style-name="ce6" table:formula="of:=CONCATENATE([.HH73];[.HB73])" office:value-type="string" office:string-value="Affects: (6_line). After attack, teleport to last available hex affected." calcext:value-type="string">
            <text:p>Affects: (6_line). After attack, teleport to last available hex affected.</text:p>
          </table:table-cell>
          <table:table-cell/>
          <table:table-cell table:formula="of:=IF([.GZ73]=&quot;none&quot;;&quot;&quot;;[.GZ73])" office:value-type="float" office:value="6" calcext:value-type="float">
            <text:p>6</text:p>
          </table:table-cell>
          <table:table-cell table:number-columns-repeated="2"/>
          <table:table-cell table:formula="of:=IF(INDIRECT(&quot;GZ&quot;&amp;[.GG73])=&quot;none&quot;;&quot;&quot;;INDIRECT(&quot;GZ&quot;&amp;[.GG73]))" office:value-type="float" office:value="4" calcext:value-type="float">
            <text:p>4</text:p>
          </table:table-cell>
          <table:table-cell table:formula="of:=IF(INDIRECT(&quot;GZ&quot;&amp;[.GH73])=&quot;none&quot;;&quot;&quot;;INDIRECT(&quot;GZ&quot;&amp;[.GH73]))" office:value-type="float" office:value="3" calcext:value-type="float">
            <text:p>3</text:p>
          </table:table-cell>
          <table:table-cell table:formula="of:=IF(INDIRECT(&quot;GZ&quot;&amp;[.GI73])=&quot;none&quot;;&quot;&quot;;INDIRECT(&quot;GZ&quot;&amp;[.GI73]))">
            <text:p/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P73]=1;&quot;H&quot;;&quot;&quot;)">
            <text:p/>
          </table:table-cell>
          <table:table-cell table:formula="of:=IF([.IQ73]=1;&quot;H&quot;;&quot;&quot;)">
            <text:p/>
          </table:table-cell>
          <table:table-cell table:formula="of:=IF([.IR73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Hitmonlee</text:p>
          </table:table-cell>
          <table:table-cell table:number-columns-repeated="3"/>
          <table:table-cell office:value-type="string" calcext:value-type="string">
            <text:p>Rock</text:p>
          </table:table-cell>
          <table:table-cell office:value-type="string" calcext:value-type="string">
            <text:p>Reckless</text:p>
          </table:table-cell>
          <table:table-cell office:value-type="string" calcext:value-type="string">
            <text:p>May take (normal) before attacking to deal an additional (rock).</text:p>
          </table:table-cell>
          <table:table-cell table:number-columns-repeated="2" office:value-type="string" calcext:value-type="string">
            <text:p>Rock</text:p>
          </table:table-cell>
          <table:table-cell table:number-columns-repeated="10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74:.AE74];&quot;&gt;1&quot;)-COUNTIF([.T74:.AE74];&quot;&gt;2&quot;)-COUNTIF([.T74:.AE74];&quot;&gt;3&quot;)-COUNTIF([.T74:.AE74];&quot;&gt;4&quot;)-COUNTIF([.T74:.AE74];&quot;&gt;5&quot;)-COUNTIF([.T74:.AE74];&quot;&gt;6&quot;)-COUNTIF([.T74:.AE74];&quot;&gt;7&quot;)-COUNTIF([.T74:.AE74];&quot;&gt;8&quot;)" office:value-type="float" office:value="10" calcext:value-type="float">
            <text:p>10</text:p>
          </table:table-cell>
          <table:table-cell table:formula="of:=SUM([.T74:.AE74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ow Kick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High Jump K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Swift</text:p>
          </table:table-cell>
          <table:table-cell table:number-columns-repeated="3"/>
          <table:table-cell table:style-name="ce59" table:formula="of:=ROUND([.AG74]+(12-[.AF74])-[.BA74]/2+[.BF74]+[.BG74]-[.BT74]+[.AZ74]*2/3+[.BC74]-[.AX74];1)" office:value-type="float" office:value="9.4" calcext:value-type="float">
            <text:p>9.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ward</text:p>
          </table:table-cell>
          <table:table-cell table:style-name="ce1" table:formula="of:=IF([.AW74]=&quot;Starter&quot;; 0;IF([.AW74]=&quot;Route 1&quot;;0; IF([.AW74]=&quot;Viridian Forest&quot;;0;IF([.AW74]=&quot;Cycling Road&quot;;0;0.7))))" office:value-type="float" office:value="0.7" calcext:value-type="float">
            <text:p>0.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D74]=&quot;&quot;;IF([.I74]&lt;&gt;&quot;&quot;;0;IF([.M74]&lt;&gt;&quot;&quot;;[.AH74]-1;[.AI74]-1));IF([.M74]&lt;&gt;&quot;&quot;;0;IF([.Q74]&lt;&gt;&quot;&quot;;[.AH74]-1)))" office:value-type="float" office:value="0" calcext:value-type="float">
            <text:p>0</text:p>
          </table:table-cell>
          <table:table-cell/>
          <table:table-cell table:style-name="ce1" table:formula="of:=IF([.AM74]=1;0;IF([.AM74]=2;1;IF([.AM74]=3;1.7;IF([.AM74]=4;2.2;IF([.AM74]=5;2.55;IF([.AM74]=6;2.8;IF([.AM74]=7;3)))))))"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table:formula="of:=[.BD74] *(2 -[.BE74])/2" office:value-type="float" office:value="2.09" calcext:value-type="float">
            <text:p>2.09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INDIRECT(&quot;HJ&quot;&amp;[.GG74])" office:value-type="string" office:string-value="Low Kick (cc)" calcext:value-type="string">
            <text:p>Low Kick (cc)</text:p>
          </table:table-cell>
          <table:table-cell table:style-name="ce1" table:formula="of:=INDIRECT(&quot;HJ&quot;&amp;[.GH74])" office:value-type="string" office:string-value="Close Combat" calcext:value-type="string">
            <text:p>Close Combat</text:p>
          </table:table-cell>
          <table:table-cell table:style-name="ce1" table:formula="of:=INDIRECT(&quot;HJ&quot;&amp;[.GI74])" office:value-type="string" office:string-value="High Jump Kick (cc)" calcext:value-type="string">
            <text:p>High Jump Kick (cc)</text:p>
          </table:table-cell>
          <table:table-cell/>
          <table:table-cell table:style-name="ce1" table:formula="of:=IF([.BQ74]&gt;=1; 0;IF([.BR74]&gt;=1;[.AH74]-1;IF([.BS74]&gt;=1;[.AI74]-1;11)))" office:value-type="float" office:value="0" calcext:value-type="float">
            <text:p>0</text:p>
          </table:table-cell>
          <table:table-cell table:formula="of:=IF([.BQ74]&gt;=2; 0;IF([.BR74]&gt;=2;[.AH74]-1;IF([.BS74]&gt;=2;[.AI74]-1;11)))" office:value-type="float" office:value="0" calcext:value-type="float">
            <text:p>0</text:p>
          </table:table-cell>
          <table:table-cell table:formula="of:=IF([.BQ74]&gt;=3; 0;IF([.BR74]&gt;=3;[.AH74]-1;IF([.BS74]&gt;=3;[.AI74]-1;11)))" office:value-type="float" office:value="11" calcext:value-type="float">
            <text:p>11</text:p>
          </table:table-cell>
          <table:table-cell table:formula="of:=IF([.BQ74]&gt;=4; 0;IF([.BR74]&gt;=4;[.AH74]-1;IF([.BS74]&gt;=4;[.AI74]-1;11)))" office:value-type="float" office:value="11" calcext:value-type="float">
            <text:p>11</text:p>
          </table:table-cell>
          <table:table-cell table:formula="of:= 4- COUNTBLANK([.H74:.K74])" office:value-type="float" office:value="2" calcext:value-type="float">
            <text:p>2</text:p>
          </table:table-cell>
          <table:table-cell table:formula="of:= MAX([.BQ74];4 -COUNTBLANK([.L74:.O74]))" office:value-type="float" office:value="2" calcext:value-type="float">
            <text:p>2</text:p>
          </table:table-cell>
          <table:table-cell table:formula="of:=MAX([.BR74];4-COUNTBLANK([.P74:.S74]))" office:value-type="float" office:value="2" calcext:value-type="float">
            <text:p>2</text:p>
          </table:table-cell>
          <table:table-cell table:formula="of:=IF([.D74]&lt;&gt;&quot;&quot;;4;SUM([.BM74:.BP74])/7)" office:value-type="float" office:value="3.14285714285714" calcext:value-type="float">
            <text:p>3.14285714285714</text:p>
          </table:table-cell>
          <table:table-cell table:number-columns-repeated="16"/>
          <table:table-cell table:formula="of:=IF([.A74]=&quot;&quot;;0;1)+IF([.B74]=&quot;&quot;;0;1)+IF([.C74]=&quot;&quot;;0;1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IF([.D74]=&quot;&quot;;&quot;&quot;;CONCATENATE(&quot;Symbols/Other/&quot;;[.D74];&quot;.png&quot;))">
            <text:p/>
          </table:table-cell>
          <table:table-cell table:formula="of:=LEN([.A74])" office:value-type="float" office:value="9" calcext:value-type="float">
            <text:p>9</text:p>
          </table:table-cell>
          <table:table-cell table:formula="of:=LEN([.B74])" office:value-type="float" office:value="0" calcext:value-type="float">
            <text:p>0</text:p>
          </table:table-cell>
          <table:table-cell table:formula="of:=LEN([.C74])" office:value-type="float" office:value="0" calcext:value-type="float">
            <text:p>0</text:p>
          </table:table-cell>
          <table:table-cell table:formula="of:=CONCATENATE(IF([.FO74]&gt;0; CONCATENATE([.A74];&quot; (die_&quot;; [.H74]);&quot;&quot;); IF([.FO74]&gt;1; CONCATENATE(&quot;_&quot;;[.I74]);&quot;&quot;);IF([.FO74]&gt;2; CONCATENATE(&quot;_&quot;;[.J74]);&quot;&quot;);IF([.FO74]&gt;3; CONCATENATE(&quot;_&quot;;[.K74]);&quot;&quot;);IF([.FO74]&gt;0;&quot;)&quot;;[.A74]))" office:value-type="string" office:string-value="Hitmonlee (die_Rock_Rock)" calcext:value-type="string">
            <text:p>Hitmonlee (die_Rock_Rock)</text:p>
          </table:table-cell>
          <table:table-cell table:formula="of:=CONCATENATE(IF([.FP74]&gt;0; CONCATENATE([.B74];&quot; (die_&quot;; [.L74]);&quot;&quot;); IF([.FP74]&gt;1; CONCATENATE(&quot;_&quot;;[.M74]);&quot;&quot;);IF([.FP74]&gt;2; CONCATENATE(&quot;_&quot;;[.N74]);&quot;&quot;);IF([.FP74]&gt;3; CONCATENATE(&quot;_&quot;;[.O74]);&quot;&quot;);IF([.FP74]&gt;0;&quot;)&quot;;&quot;&quot;))">
            <text:p/>
          </table:table-cell>
          <table:table-cell table:formula="of:=CONCATENATE(IF([.FQ74]&gt;0; CONCATENATE([.C74];&quot; (die_&quot;; [.P74]);&quot;&quot;); IF([.FQ74]&gt;1; CONCATENATE(&quot;_&quot;;[.Q74]);&quot;&quot;);IF([.FQ74]&gt;2; CONCATENATE(&quot;_&quot;;[.R74]);&quot;&quot;);IF([.FQ74]&gt;3; CONCATENATE(&quot;_&quot;;[.S74]);&quot;&quot;);IF([.FQ74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74] = &quot;&quot;; &quot;&quot;;MATCH([.AN74];[.$GV$2:.$GV$100];0)-3)" office:value-type="float" office:value="31" calcext:value-type="float">
            <text:p>31</text:p>
          </table:table-cell>
          <table:table-cell table:formula="of:=IF([.AO74] = &quot;&quot;; &quot;&quot;;MATCH([.AO74];[.$GV$2:.$GV$100];0)-3)" office:value-type="float" office:value="18" calcext:value-type="float">
            <text:p>18</text:p>
          </table:table-cell>
          <table:table-cell table:formula="of:=IF([.AP74] = &quot;&quot;; &quot;&quot;;MATCH([.AP74];[.$GV$2:.$GV$100];0)-3)">
            <text:p/>
          </table:table-cell>
          <table:table-cell table:formula="of:=IF([.AQ74] = &quot;&quot;; &quot;&quot;;MATCH([.AQ74];[.$GV$2:.$GV$100];0)-3)">
            <text:p/>
          </table:table-cell>
          <table:table-cell table:formula="of:=IF([.AR74] = &quot;&quot;; &quot;&quot;;MATCH([.AR74];[.$GV$2:.$GV$100];0)-3)">
            <text:p/>
          </table:table-cell>
          <table:table-cell table:number-columns-repeated="2"/>
          <table:table-cell table:style-name="ce1" table:formula="of:=IFERROR(IF(OR(INDIRECT(&quot;$GX&quot; &amp; [.EV74]+4 )&gt;0;INDIRECT(&quot;$HI&quot; &amp; [.EV74]+4 )&gt;0);INDIRECT(&quot;$GY&quot; &amp; [.EV74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W74]+4 )&gt;0;INDIRECT(&quot;$HI&quot; &amp; [.EW74]+4 )&gt;0);INDIRECT(&quot;$GY&quot; &amp; [.EW74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74]+4 )&gt;0;INDIRECT(&quot;$HI&quot; &amp; [.EX74]+4 )&gt;0);INDIRECT(&quot;$GY&quot; &amp; [.EX74]+4);&quot;&quot;);&quot;&quot;)">
            <text:p/>
          </table:table-cell>
          <table:table-cell table:style-name="ce1" table:formula="of:=IFERROR(IF(OR(INDIRECT(&quot;$GX&quot; &amp; [.EY74]+4 )&gt;0;INDIRECT(&quot;$HI&quot; &amp; [.EY74]+4 )&gt;0);INDIRECT(&quot;$GY&quot; &amp; [.EY74]+4);&quot;&quot;);&quot;&quot;)">
            <text:p/>
          </table:table-cell>
          <table:table-cell table:style-name="ce1" table:formula="of:=IFERROR(IF(OR(INDIRECT(&quot;$GX&quot; &amp; [.EZ74]+4 )&gt;0;INDIRECT(&quot;$HI&quot; &amp; [.EZ74]+4 )&gt;0);INDIRECT(&quot;$GY&quot; &amp; [.EZ74]+4);&quot;&quot;);&quot;&quot;)">
            <text:p/>
          </table:table-cell>
          <table:table-cell table:style-name="ce1" table:formula="of:=IF([.EJ74]=&quot;&quot;;&quot;&quot;;(SMALL([.$EJ74:.$EN74];[.DX74])))" office:value-type="float" office:value="18" calcext:value-type="float">
            <text:p>18</text:p>
          </table:table-cell>
          <table:table-cell table:style-name="ce1" table:formula="of:=IF([.EK74]=&quot;&quot;;&quot;&quot;;(SMALL([.$EJ74:.$EN74];[.DY74])))" office:value-type="float" office:value="31" calcext:value-type="float">
            <text:p>31</text:p>
          </table:table-cell>
          <table:table-cell table:formula="of:=IF([.EL74]=&quot;&quot;;&quot;&quot;;(SMALL([.$EJ74:.$EN74];[.DZ74])))">
            <text:p/>
          </table:table-cell>
          <table:table-cell table:style-name="ce1" table:formula="of:=IF([.EM74]=&quot;&quot;;&quot;&quot;;(SMALL([.$EJ74:.$EN74];[.EA74])))">
            <text:p/>
          </table:table-cell>
          <table:table-cell table:style-name="ce1" table:formula="of:=IF([.EN74]=&quot;&quot;;&quot;&quot;;(SMALL([.$EJ74:.$EN74];[.EB74])))">
            <text:p/>
          </table:table-cell>
          <table:table-cell table:formula="of:=IF([.EQ74]=&quot;&quot;;&quot;&quot;;CONCATENATE(&quot;symbols/types/only_color_exact/&quot;;[.EQ74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R74]=&quot;&quot;;&quot;&quot;;CONCATENATE(&quot;symbols/types/only_color_exact/&quot;;[.ER74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74]=&quot;&quot;;&quot;&quot;;CONCATENATE(&quot;symbols/types/only_color_exact/&quot;;[.ES74];&quot;.png&quot;))">
            <text:p/>
          </table:table-cell>
          <table:table-cell table:formula="of:=IF([.ET74]=&quot;&quot;;&quot;&quot;;CONCATENATE(&quot;symbols/types/only_color_exact/&quot;;[.ET74];&quot;.png&quot;))">
            <text:p/>
          </table:table-cell>
          <table:table-cell table:formula="of:=IF([.EU74]=&quot;&quot;;&quot;&quot;;CONCATENATE(&quot;symbols/types/only_color_exact/&quot;;[.EU74];&quot;.png&quot;))">
            <text:p/>
          </table:table-cell>
          <table:table-cell table:number-columns-repeated="5"/>
          <table:table-cell table:formula="of:=CONCATENATE(&quot;Symbols/Types/Weaknesses/&quot;; [.E74]; &quot;.png&quot;)" office:value-type="string" office:string-value="Symbols/Types/Weaknesses/Rock.png" calcext:value-type="string">
            <text:p>Symbols/Types/Weaknesses/Rock.png</text:p>
          </table:table-cell>
          <table:table-cell table:formula="of:=CONCATENATE(&quot;Symbols/Pokemon/&quot;;[.A74];&quot;.png&quot;)" office:value-type="string" office:string-value="Symbols/Pokemon/Hitmonlee.png" calcext:value-type="string">
            <text:p>Symbols/Pokemon/Hitmonlee.png</text:p>
          </table:table-cell>
          <table:table-cell table:formula="of:=CONCATENATE(&quot;Symbols/Pokemon/&quot;;[.B74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74];&quot;.png&quot;)" office:value-type="string" office:string-value="Symbols/Pokemon/.png" calcext:value-type="string">
            <text:p>Symbols/Pokemon/.png</text:p>
          </table:table-cell>
          <table:table-cell table:formula="of:=IF([.H74]=&quot;&quot;;0;1)+IF([.I74]=&quot;&quot;;0;1) +IF([.J74]=&quot;&quot;;0;1)+ IF([.K74] = &quot;&quot;;0;1)" office:value-type="float" office:value="2" calcext:value-type="float">
            <text:p>2</text:p>
          </table:table-cell>
          <table:table-cell table:formula="of:=IF([.L74]=&quot;&quot;;0;1)+IF([.M74]=&quot;&quot;;0;1) +IF([.N74]=&quot;&quot;;0;1)+ IF([.O74] = &quot;&quot;;0;1)" office:value-type="float" office:value="0" calcext:value-type="float">
            <text:p>0</text:p>
          </table:table-cell>
          <table:table-cell table:formula="of:=IF([.P74]=&quot;&quot;;0;1)+IF([.Q74]=&quot;&quot;;0;1) +IF([.R74]=&quot;&quot;;0;1)+ IF([.S74] = &quot;&quot;;0;1)" office:value-type="float" office:value="0" calcext:value-type="float">
            <text:p>0</text:p>
          </table:table-cell>
          <table:table-cell table:formula="of:=CONCATENATE(&quot;Symbols/Dice/dice_&quot;;[.H74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I74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J7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7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7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7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7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7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7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7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74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74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74])" office:value-type="string" office:string-value="Speed: 4" calcext:value-type="string">
            <text:p>Speed: 4</text:p>
          </table:table-cell>
          <table:table-cell/>
          <table:table-cell table:formula="of:=MATCH([.AJ74]; [.$GV$1:.$GV$1048576];0)" office:value-type="float" office:value="48" calcext:value-type="float">
            <text:p>48</text:p>
          </table:table-cell>
          <table:table-cell table:formula="of:=MATCH([.AK74]; [.$GV$1:.$GV$1048576];0)" office:value-type="float" office:value="36" calcext:value-type="float">
            <text:p>36</text:p>
          </table:table-cell>
          <table:table-cell table:formula="of:=MATCH([.AL74]; [.$GV$1:.$GV$1048576];0)" office:value-type="float" office:value="64" calcext:value-type="float">
            <text:p>64</text:p>
          </table:table-cell>
          <table:table-cell table:style-name="ce1" table:formula="of:=INDIRECT(&quot;HC&quot;&amp;[.GG74])" office:value-type="string" office:string-value="Target becomes &lt;b&gt;Slowed&lt;/b&gt; by 1." calcext:value-type="string">
            <text:p>Target becomes &lt;b&gt;Slowed&lt;/b&gt; by 1.</text:p>
          </table:table-cell>
          <table:table-cell table:style-name="ce1" table:formula="of:=INDIRECT(&quot;HC&quot;&amp;[.GH74])" office:value-type="string" office:string-value="Affects: (all). " calcext:value-type="string">
            <text:p>Affects: (all). </text:p>
          </table:table-cell>
          <table:table-cell table:style-name="ce1" table:formula="of:=INDIRECT(&quot;HC&quot;&amp;[.GI74])" office:value-type="string" office:string-value="Gain 1 free move before attack and take (normal) after." calcext:value-type="string">
            <text:p>Gain 1 free move before attack and take (normal) after.</text:p>
          </table:table-cell>
          <table:table-cell table:style-name="ce1" table:formula="of:=INDIRECT(&quot;GW&quot;&amp;[.GG74])" office:value-type="float" office:value="1" calcext:value-type="float">
            <text:p>1</text:p>
          </table:table-cell>
          <table:table-cell table:style-name="ce1" table:formula="of:=INDIRECT(&quot;GW&quot;&amp;[.GH74])" office:value-type="float" office:value="0" calcext:value-type="float">
            <text:p>0</text:p>
          </table:table-cell>
          <table:table-cell table:style-name="ce1" table:formula="of:=INDIRECT(&quot;GW&quot;&amp;[.GI74])" office:value-type="float" office:value="1" calcext:value-type="float">
            <text:p>1</text:p>
          </table:table-cell>
          <table:table-cell table:style-name="ce1" table:formula="of:=INDIRECT(&quot;HE&quot;&amp;[.GG74])" office:value-type="string" office:string-value="Damage: (Rock)(Rock)(Rock)" calcext:value-type="string">
            <text:p>Damage: (Rock)(Rock)(Rock)</text:p>
          </table:table-cell>
          <table:table-cell table:style-name="ce1" table:formula="of:=INDIRECT(&quot;HE&quot;&amp;[.GH74])" office:value-type="string" office:string-value="Damage: (Rock)" calcext:value-type="string">
            <text:p>Damage: (Rock)</text:p>
          </table:table-cell>
          <table:table-cell table:style-name="ce1" table:formula="of:=INDIRECT(&quot;HE&quot;&amp;[.GI74])" office:value-type="string" office:string-value="Damage: (Rock)(Rock)(Rock)(Rock)" calcext:value-type="string">
            <text:p>Damage: (Rock)(Rock)(Rock)(Rock)</text:p>
          </table:table-cell>
          <table:table-cell table:number-columns-repeated="2"/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Overhea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string" calcext:value-type="string">
            <text:p>Exhaust all your attacks dealing (fire).</text:p>
          </table:table-cell>
          <table:table-cell table:style-name="ce7" table:formula="of:=CONCATENATE([.HH74]; [.HB74])" office:value-type="string" office:string-value="Exhaust all your attacks dealing (fire)." calcext:value-type="string">
            <text:p>Exhaust all your attacks dealing (fire).</text:p>
          </table:table-cell>
          <table:table-cell table:style-name="ce6" table:formula="of:=CONCATENATE(&quot;(&quot;;[.GY74];&quot;)&quot;)" office:value-type="string" office:string-value="(Fire)" calcext:value-type="string">
            <text:p>(Fire)</text:p>
          </table:table-cell>
          <table:table-cell table:style-name="ce6" table:formula="of:=CONCATENATE(&quot;Damage: &quot;;IF([.GX74]&gt;=1;[.HD74];&quot;&quot;);IF([.GX74]&gt;=2;[.HD74];&quot;&quot;);IF([.GX74]&gt;=3;[.HD74];&quot;&quot;);IF([.GX74]&gt;=4;[.HD74];&quot;&quot;);IF([.GX74]&gt;=5;[.HD74];&quot;&quot;);IF([.HI74]=1;CONCATENATE(&quot;(&quot;;[.GY74];&quot;_x)&quot;);&quot;&quot;))" office:value-type="string" office:string-value="Damage: (Fire)(Fire)(Fire)" calcext:value-type="string">
            <text:p>Damage: (Fire)(Fire)(Fire)</text:p>
          </table:table-cell>
          <table:table-cell table:style-name="ce6"/>
          <table:table-cell table:style-name="ce6" table:formula="of:=CONCATENATE(IF([.HA74]&lt;&gt;&quot;all hostile Pok&amp;eacute;mon&quot;;&quot;(&quot;;&quot;&quot;);[.HA74];IF([.HA74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74] &lt;&gt; &quot;&quot;; CONCATENATE(&quot;Affects: &quot;; [.HG74]; &quot;. &quot;);&quot;&quot;)">
            <text:p/>
          </table:table-cell>
          <table:table-cell table:style-name="ce6"/>
          <table:table-cell table:style-name="ce6" table:formula="of:=CONCATENATE([.GV74]; IF([.GW74]=1;&quot; (cc)&quot;;&quot;&quot;))" office:value-type="string" office:string-value="Overheat (cc)" calcext:value-type="string">
            <text:p>Overheat (cc)</text:p>
          </table:table-cell>
          <table:table-cell table:style-name="ce6" table:formula="of:=CONCATENATE(&quot;Symbols/attack_imgs/&quot;;[.GV74];&quot;.png&quot;)" office:value-type="string" office:string-value="Symbols/attack_imgs/Overheat.png" calcext:value-type="string">
            <text:p>Symbols/attack_imgs/Overheat.png</text:p>
          </table:table-cell>
          <table:table-cell table:style-name="ce6" table:formula="of:=CONCATENATE(&quot;TM &quot;; [.GU74]-3; &quot; (&quot;;[.GY74]; &quot;_t) &amp;nbsp &quot;; [.GV74];  IF([.GW74]=1;&quot; (cc)&quot;;&quot;&quot;))" office:value-type="string" office:string-value="TM 70 (Fire_t) &amp;nbsp Overheat (cc)" calcext:value-type="string">
            <text:p>TM 70 (Fire_t) &amp;nbsp Overheat (cc)</text:p>
          </table:table-cell>
          <table:table-cell table:style-name="ce6" table:formula="of:=CONCATENATE([.HH74];[.HB74])" office:value-type="string" office:string-value="Exhaust all your attacks dealing (fire)." calcext:value-type="string">
            <text:p>Exhaust all your attacks dealing (fire).</text:p>
          </table:table-cell>
          <table:table-cell/>
          <table:table-cell table:formula="of:=IF([.GZ74]=&quot;none&quot;;&quot;&quot;;[.GZ74])" office:value-type="float" office:value="4" calcext:value-type="float">
            <text:p>4</text:p>
          </table:table-cell>
          <table:table-cell table:number-columns-repeated="2"/>
          <table:table-cell table:formula="of:=IF(INDIRECT(&quot;GZ&quot;&amp;[.GG74])=&quot;none&quot;;&quot;&quot;;INDIRECT(&quot;GZ&quot;&amp;[.GG74]))" office:value-type="float" office:value="1" calcext:value-type="float">
            <text:p>1</text:p>
          </table:table-cell>
          <table:table-cell table:formula="of:=IF(INDIRECT(&quot;GZ&quot;&amp;[.GH74])=&quot;none&quot;;&quot;&quot;;INDIRECT(&quot;GZ&quot;&amp;[.GH74]))" office:value-type="float" office:value="1" calcext:value-type="float">
            <text:p>1</text:p>
          </table:table-cell>
          <table:table-cell table:formula="of:=IF(INDIRECT(&quot;GZ&quot;&amp;[.GI74])=&quot;none&quot;;&quot;&quot;;INDIRECT(&quot;GZ&quot;&amp;[.GI74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IF([.IP74]=1;&quot;H&quot;;&quot;&quot;)">
            <text:p/>
          </table:table-cell>
          <table:table-cell table:formula="of:=IF([.IQ74]=1;&quot;H&quot;;&quot;&quot;)">
            <text:p/>
          </table:table-cell>
          <table:table-cell table:formula="of:=IF([.IR74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Hitmonchan</text:p>
          </table:table-cell>
          <table:table-cell table:number-columns-repeated="3"/>
          <table:table-cell office:value-type="string" calcext:value-type="string">
            <text:p>Rock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Reduce (health) lost by 1 when attacked by adjacent Pok&amp;eacute;mon.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Normal</text:p>
          </table:table-cell>
          <table:table-cell table:number-columns-repeated="10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4"/>
          <table:table-cell table:style-name="ce56"/>
          <table:table-cell table:formula="of:=12-COUNTIF([.T75:.AE75];&quot;&gt;1&quot;)-COUNTIF([.T75:.AE75];&quot;&gt;2&quot;)-COUNTIF([.T75:.AE75];&quot;&gt;3&quot;)-COUNTIF([.T75:.AE75];&quot;&gt;4&quot;)-COUNTIF([.T75:.AE75];&quot;&gt;5&quot;)-COUNTIF([.T75:.AE75];&quot;&gt;6&quot;)-COUNTIF([.T75:.AE75];&quot;&gt;7&quot;)-COUNTIF([.T75:.AE75];&quot;&gt;8&quot;)" office:value-type="float" office:value="10" calcext:value-type="float">
            <text:p>10</text:p>
          </table:table-cell>
          <table:table-cell table:formula="of:=SUM([.T75:.AE75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Ice 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Thunder Pun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ft</text:p>
          </table:table-cell>
          <table:table-cell table:number-columns-repeated="4"/>
          <table:table-cell table:style-name="ce59" table:formula="of:=ROUND([.AG75]+(12-[.AF75])-[.BA75]/2+[.BF75]+[.BG75]-[.BT75]+[.AZ75]*2/3+[.BC75]-[.AX75];1)" office:value-type="float" office:value="10.2" calcext:value-type="float">
            <text:p>10.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ward</text:p>
          </table:table-cell>
          <table:table-cell table:style-name="ce1" table:formula="of:=IF([.AW75]=&quot;Starter&quot;; 0;IF([.AW75]=&quot;Route 1&quot;;0; IF([.AW75]=&quot;Viridian Forest&quot;;0;IF([.AW75]=&quot;Cycling Road&quot;;0;0.7))))" office:value-type="float" office:value="0.7" calcext:value-type="float">
            <text:p>0.7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D75]=&quot;&quot;;IF([.I75]&lt;&gt;&quot;&quot;;0;IF([.M75]&lt;&gt;&quot;&quot;;[.AH75]-1;[.AI75]-1));IF([.M75]&lt;&gt;&quot;&quot;;0;IF([.Q75]&lt;&gt;&quot;&quot;;[.AH75]-1)))" office:value-type="float" office:value="0" calcext:value-type="float">
            <text:p>0</text:p>
          </table:table-cell>
          <table:table-cell/>
          <table:table-cell table:style-name="ce1" table:formula="of:=IF([.AM75]=1;0;IF([.AM75]=2;1;IF([.AM75]=3;1.7;IF([.AM75]=4;2.2;IF([.AM75]=5;2.55;IF([.AM75]=6;2.8;IF([.AM75]=7;3)))))))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[.BD75] *(2 -[.BE75])/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75])" office:value-type="string" office:string-value="Ice Punch (cc)" calcext:value-type="string">
            <text:p>Ice Punch (cc)</text:p>
          </table:table-cell>
          <table:table-cell table:style-name="ce1" table:formula="of:=INDIRECT(&quot;HJ&quot;&amp;[.GH75])" office:value-type="string" office:string-value="Fire Punch (cc)" calcext:value-type="string">
            <text:p>Fire Punch (cc)</text:p>
          </table:table-cell>
          <table:table-cell table:style-name="ce1" table:formula="of:=INDIRECT(&quot;HJ&quot;&amp;[.GI75])" office:value-type="string" office:string-value="Thunder Punch" calcext:value-type="string">
            <text:p>Thunder Punch</text:p>
          </table:table-cell>
          <table:table-cell/>
          <table:table-cell table:style-name="ce1" table:formula="of:=IF([.BQ75]&gt;=1; 0;IF([.BR75]&gt;=1;[.AH75]-1;IF([.BS75]&gt;=1;[.AI75]-1;11)))" office:value-type="float" office:value="0" calcext:value-type="float">
            <text:p>0</text:p>
          </table:table-cell>
          <table:table-cell table:formula="of:=IF([.BQ75]&gt;=2; 0;IF([.BR75]&gt;=2;[.AH75]-1;IF([.BS75]&gt;=2;[.AI75]-1;11)))" office:value-type="float" office:value="0" calcext:value-type="float">
            <text:p>0</text:p>
          </table:table-cell>
          <table:table-cell table:formula="of:=IF([.BQ75]&gt;=3; 0;IF([.BR75]&gt;=3;[.AH75]-1;IF([.BS75]&gt;=3;[.AI75]-1;11)))" office:value-type="float" office:value="11" calcext:value-type="float">
            <text:p>11</text:p>
          </table:table-cell>
          <table:table-cell table:formula="of:=IF([.BQ75]&gt;=4; 0;IF([.BR75]&gt;=4;[.AH75]-1;IF([.BS75]&gt;=4;[.AI75]-1;11)))" office:value-type="float" office:value="11" calcext:value-type="float">
            <text:p>11</text:p>
          </table:table-cell>
          <table:table-cell table:formula="of:= 4- COUNTBLANK([.H75:.K75])" office:value-type="float" office:value="2" calcext:value-type="float">
            <text:p>2</text:p>
          </table:table-cell>
          <table:table-cell table:formula="of:= MAX([.BQ75];4 -COUNTBLANK([.L75:.O75]))" office:value-type="float" office:value="2" calcext:value-type="float">
            <text:p>2</text:p>
          </table:table-cell>
          <table:table-cell table:formula="of:=MAX([.BR75];4-COUNTBLANK([.P75:.S75]))" office:value-type="float" office:value="2" calcext:value-type="float">
            <text:p>2</text:p>
          </table:table-cell>
          <table:table-cell table:formula="of:=IF([.D75]&lt;&gt;&quot;&quot;;4;SUM([.BM75:.BP75])/7)" office:value-type="float" office:value="3.14285714285714" calcext:value-type="float">
            <text:p>3.14285714285714</text:p>
          </table:table-cell>
          <table:table-cell table:number-columns-repeated="16"/>
          <table:table-cell table:formula="of:=IF([.A75]=&quot;&quot;;0;1)+IF([.B75]=&quot;&quot;;0;1)+IF([.C75]=&quot;&quot;;0;1)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IF([.D74]=&quot;&quot;;&quot;&quot;;CONCATENATE(&quot;Symbols/Other/&quot;;[.D74];&quot;.png&quot;))">
            <text:p/>
          </table:table-cell>
          <table:table-cell table:formula="of:=LEN([.A74])" office:value-type="float" office:value="9" calcext:value-type="float">
            <text:p>9</text:p>
          </table:table-cell>
          <table:table-cell table:formula="of:=LEN([.B74])" office:value-type="float" office:value="0" calcext:value-type="float">
            <text:p>0</text:p>
          </table:table-cell>
          <table:table-cell table:formula="of:=LEN([.C74])" office:value-type="float" office:value="0" calcext:value-type="float">
            <text:p>0</text:p>
          </table:table-cell>
          <table:table-cell table:formula="of:=CONCATENATE(IF([.FO75]&gt;0; CONCATENATE([.A75];&quot; (die_&quot;; [.H75]);&quot;&quot;); IF([.FO75]&gt;1; CONCATENATE(&quot;_&quot;;[.I75]);&quot;&quot;);IF([.FO75]&gt;2; CONCATENATE(&quot;_&quot;;[.J75]);&quot;&quot;);IF([.FO75]&gt;3; CONCATENATE(&quot;_&quot;;[.K75]);&quot;&quot;);IF([.FO75]&gt;0;&quot;)&quot;;[.A75]))" office:value-type="string" office:string-value="Hitmonchan (die_Rock_Normal)" calcext:value-type="string">
            <text:p>Hitmonchan (die_Rock_Normal)</text:p>
          </table:table-cell>
          <table:table-cell table:formula="of:=CONCATENATE(IF([.FP75]&gt;0; CONCATENATE([.B75];&quot; (die_&quot;; [.L75]);&quot;&quot;); IF([.FP75]&gt;1; CONCATENATE(&quot;_&quot;;[.M75]);&quot;&quot;);IF([.FP75]&gt;2; CONCATENATE(&quot;_&quot;;[.N75]);&quot;&quot;);IF([.FP75]&gt;3; CONCATENATE(&quot;_&quot;;[.O75]);&quot;&quot;);IF([.FP75]&gt;0;&quot;)&quot;;&quot;&quot;))">
            <text:p/>
          </table:table-cell>
          <table:table-cell table:formula="of:=CONCATENATE(IF([.FQ75]&gt;0; CONCATENATE([.C75];&quot; (die_&quot;; [.P75]);&quot;&quot;); IF([.FQ75]&gt;1; CONCATENATE(&quot;_&quot;;[.Q75]);&quot;&quot;);IF([.FQ75]&gt;2; CONCATENATE(&quot;_&quot;;[.R75]);&quot;&quot;);IF([.FQ75]&gt;3; CONCATENATE(&quot;_&quot;;[.S75]);&quot;&quot;);IF([.FQ75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75] = &quot;&quot;; &quot;&quot;;MATCH([.AN75];[.$GV$2:.$GV$100];0)-3)" office:value-type="float" office:value="18" calcext:value-type="float">
            <text:p>18</text:p>
          </table:table-cell>
          <table:table-cell table:formula="of:=IF([.AO75] = &quot;&quot;; &quot;&quot;;MATCH([.AO75];[.$GV$2:.$GV$100];0)-3)">
            <text:p/>
          </table:table-cell>
          <table:table-cell table:formula="of:=IF([.AP75] = &quot;&quot;; &quot;&quot;;MATCH([.AP75];[.$GV$2:.$GV$100];0)-3)">
            <text:p/>
          </table:table-cell>
          <table:table-cell table:formula="of:=IF([.AQ75] = &quot;&quot;; &quot;&quot;;MATCH([.AQ75];[.$GV$2:.$GV$100];0)-3)">
            <text:p/>
          </table:table-cell>
          <table:table-cell table:formula="of:=IF([.AR75] = &quot;&quot;; &quot;&quot;;MATCH([.AR75];[.$GV$2:.$GV$100];0)-3)">
            <text:p/>
          </table:table-cell>
          <table:table-cell table:number-columns-repeated="2"/>
          <table:table-cell table:style-name="ce1" table:formula="of:=IFERROR(IF(OR(INDIRECT(&quot;$GX&quot; &amp; [.EV75]+4 )&gt;0;INDIRECT(&quot;$HI&quot; &amp; [.EV75]+4 )&gt;0);INDIRECT(&quot;$GY&quot; &amp; [.EV75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W75]+4 )&gt;0;INDIRECT(&quot;$HI&quot; &amp; [.EW75]+4 )&gt;0);INDIRECT(&quot;$GY&quot; &amp; [.EW75]+4);&quot;&quot;);&quot;&quot;)">
            <text:p/>
          </table:table-cell>
          <table:table-cell table:style-name="ce1" table:formula="of:=IFERROR(IF(OR(INDIRECT(&quot;$GX&quot; &amp; [.EX75]+4 )&gt;0;INDIRECT(&quot;$HI&quot; &amp; [.EX75]+4 )&gt;0);INDIRECT(&quot;$GY&quot; &amp; [.EX75]+4);&quot;&quot;);&quot;&quot;)">
            <text:p/>
          </table:table-cell>
          <table:table-cell table:style-name="ce1" table:formula="of:=IFERROR(IF(OR(INDIRECT(&quot;$GX&quot; &amp; [.EY75]+4 )&gt;0;INDIRECT(&quot;$HI&quot; &amp; [.EY75]+4 )&gt;0);INDIRECT(&quot;$GY&quot; &amp; [.EY75]+4);&quot;&quot;);&quot;&quot;)">
            <text:p/>
          </table:table-cell>
          <table:table-cell table:style-name="ce1" table:formula="of:=IFERROR(IF(OR(INDIRECT(&quot;$GX&quot; &amp; [.EZ75]+4 )&gt;0;INDIRECT(&quot;$HI&quot; &amp; [.EZ75]+4 )&gt;0);INDIRECT(&quot;$GY&quot; &amp; [.EZ75]+4);&quot;&quot;);&quot;&quot;)">
            <text:p/>
          </table:table-cell>
          <table:table-cell table:style-name="ce1" table:formula="of:=IF([.EJ75]=&quot;&quot;;&quot;&quot;;(SMALL([.$EJ75:.$EN75];[.DX75])))" office:value-type="float" office:value="18" calcext:value-type="float">
            <text:p>18</text:p>
          </table:table-cell>
          <table:table-cell table:formula="of:=IF([.EK75]=&quot;&quot;;&quot;&quot;;(SMALL([.$EJ75:.$EN75];[.DY75])))">
            <text:p/>
          </table:table-cell>
          <table:table-cell table:formula="of:=IF([.EL75]=&quot;&quot;;&quot;&quot;;(SMALL([.$EJ75:.$EN75];[.DZ75])))">
            <text:p/>
          </table:table-cell>
          <table:table-cell table:style-name="ce1" table:formula="of:=IF([.EM75]=&quot;&quot;;&quot;&quot;;(SMALL([.$EJ75:.$EN75];[.EA75])))">
            <text:p/>
          </table:table-cell>
          <table:table-cell table:style-name="ce1" table:formula="of:=IF([.EN75]=&quot;&quot;;&quot;&quot;;(SMALL([.$EJ75:.$EN75];[.EB75])))">
            <text:p/>
          </table:table-cell>
          <table:table-cell table:formula="of:=IF([.EQ75]=&quot;&quot;;&quot;&quot;;CONCATENATE(&quot;symbols/types/only_color_exact/&quot;;[.EQ75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R75]=&quot;&quot;;&quot;&quot;;CONCATENATE(&quot;symbols/types/only_color_exact/&quot;;[.ER75];&quot;.png&quot;))">
            <text:p/>
          </table:table-cell>
          <table:table-cell table:formula="of:=IF([.ES75]=&quot;&quot;;&quot;&quot;;CONCATENATE(&quot;symbols/types/only_color_exact/&quot;;[.ES75];&quot;.png&quot;))">
            <text:p/>
          </table:table-cell>
          <table:table-cell table:formula="of:=IF([.ET75]=&quot;&quot;;&quot;&quot;;CONCATENATE(&quot;symbols/types/only_color_exact/&quot;;[.ET75];&quot;.png&quot;))">
            <text:p/>
          </table:table-cell>
          <table:table-cell table:formula="of:=IF([.EU75]=&quot;&quot;;&quot;&quot;;CONCATENATE(&quot;symbols/types/only_color_exact/&quot;;[.EU75];&quot;.png&quot;))">
            <text:p/>
          </table:table-cell>
          <table:table-cell table:number-columns-repeated="5"/>
          <table:table-cell table:formula="of:=CONCATENATE(&quot;Symbols/Types/Weaknesses/&quot;; [.E75]; &quot;.png&quot;)" office:value-type="string" office:string-value="Symbols/Types/Weaknesses/Rock.png" calcext:value-type="string">
            <text:p>Symbols/Types/Weaknesses/Rock.png</text:p>
          </table:table-cell>
          <table:table-cell table:formula="of:=CONCATENATE(&quot;Symbols/Pokemon/&quot;;[.A75];&quot;.png&quot;)" office:value-type="string" office:string-value="Symbols/Pokemon/Hitmonchan.png" calcext:value-type="string">
            <text:p>Symbols/Pokemon/Hitmonchan.png</text:p>
          </table:table-cell>
          <table:table-cell table:formula="of:=CONCATENATE(&quot;Symbols/Pokemon/&quot;;[.B75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75];&quot;.png&quot;)" office:value-type="string" office:string-value="Symbols/Pokemon/.png" calcext:value-type="string">
            <text:p>Symbols/Pokemon/.png</text:p>
          </table:table-cell>
          <table:table-cell table:formula="of:=IF([.H75]=&quot;&quot;;0;1)+IF([.I75]=&quot;&quot;;0;1) +IF([.J75]=&quot;&quot;;0;1)+ IF([.K75] = &quot;&quot;;0;1)" office:value-type="float" office:value="2" calcext:value-type="float">
            <text:p>2</text:p>
          </table:table-cell>
          <table:table-cell table:formula="of:=IF([.L75]=&quot;&quot;;0;1)+IF([.M75]=&quot;&quot;;0;1) +IF([.N75]=&quot;&quot;;0;1)+ IF([.O75] = &quot;&quot;;0;1)" office:value-type="float" office:value="0" calcext:value-type="float">
            <text:p>0</text:p>
          </table:table-cell>
          <table:table-cell table:formula="of:=IF([.P75]=&quot;&quot;;0;1)+IF([.Q75]=&quot;&quot;;0;1) +IF([.R75]=&quot;&quot;;0;1)+ IF([.S75] = &quot;&quot;;0;1)" office:value-type="float" office:value="0" calcext:value-type="float">
            <text:p>0</text:p>
          </table:table-cell>
          <table:table-cell table:formula="of:=CONCATENATE(&quot;Symbols/Dice/dice_&quot;;[.H75];&quot;.png&quot;)" office:value-type="string" office:string-value="Symbols/Dice/dice_Rock.png" calcext:value-type="string">
            <text:p>Symbols/Dice/dice_Rock.png</text:p>
          </table:table-cell>
          <table:table-cell table:formula="of:=CONCATENATE(&quot;Symbols/Dice/dice_&quot;;[.I75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J7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7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7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7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7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7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7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7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75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75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75])" office:value-type="string" office:string-value="Speed: 3" calcext:value-type="string">
            <text:p>Speed: 3</text:p>
          </table:table-cell>
          <table:table-cell/>
          <table:table-cell table:formula="of:=MATCH([.AJ75]; [.$GV$1:.$GV$1048576];0)" office:value-type="float" office:value="106" calcext:value-type="float">
            <text:p>106</text:p>
          </table:table-cell>
          <table:table-cell table:formula="of:=MATCH([.AK75]; [.$GV$1:.$GV$1048576];0)" office:value-type="float" office:value="103" calcext:value-type="float">
            <text:p>103</text:p>
          </table:table-cell>
          <table:table-cell table:formula="of:=MATCH([.AL75]; [.$GV$1:.$GV$1048576];0)" office:value-type="float" office:value="96" calcext:value-type="float">
            <text:p>96</text:p>
          </table:table-cell>
          <table:table-cell table:style-name="ce1" table:formula="of:=INDIRECT(&quot;HC&quot;&amp;[.GG75])" office:value-type="string" office:string-value="Target becomes &lt;b&gt;Slowed&lt;/b&gt; by 1." calcext:value-type="string">
            <text:p>Target becomes &lt;b&gt;Slowed&lt;/b&gt; by 1.</text:p>
          </table:table-cell>
          <table:table-cell table:style-name="ce1" table:formula="of:=INDIRECT(&quot;HC&quot;&amp;[.GH75])">
            <text:p/>
          </table:table-cell>
          <table:table-cell table:style-name="ce1" table:formula="of:=INDIRECT(&quot;HC&quot;&amp;[.GI75])" office:value-type="string" office:string-value="Target becomes &lt;b&gt;Flinched&lt;/b&gt;. (Can't use exhaustible attacks next activation)" calcext:value-type="string">
            <text:p>Target becomes &lt;b&gt;Flinched&lt;/b&gt;. (Can't use exhaustible attacks next activation)</text:p>
          </table:table-cell>
          <table:table-cell table:style-name="ce1" table:formula="of:=INDIRECT(&quot;GW&quot;&amp;[.GG75])" office:value-type="float" office:value="1" calcext:value-type="float">
            <text:p>1</text:p>
          </table:table-cell>
          <table:table-cell table:style-name="ce1" table:formula="of:=INDIRECT(&quot;GW&quot;&amp;[.GH75])" office:value-type="float" office:value="1" calcext:value-type="float">
            <text:p>1</text:p>
          </table:table-cell>
          <table:table-cell table:style-name="ce1" table:formula="of:=INDIRECT(&quot;GW&quot;&amp;[.GI75])" office:value-type="float" office:value="0" calcext:value-type="float">
            <text:p>0</text:p>
          </table:table-cell>
          <table:table-cell table:style-name="ce1" table:formula="of:=INDIRECT(&quot;HE&quot;&amp;[.GG75])" office:value-type="string" office:string-value="Damage: (Water)(Water)(Water)" calcext:value-type="string">
            <text:p>Damage: (Water)(Water)(Water)</text:p>
          </table:table-cell>
          <table:table-cell table:style-name="ce1" table:formula="of:=INDIRECT(&quot;HE&quot;&amp;[.GH75])" office:value-type="string" office:string-value="Damage: (Fire)(Fire)(Fire)" calcext:value-type="string">
            <text:p>Damage: (Fire)(Fire)(Fire)</text:p>
          </table:table-cell>
          <table:table-cell table:style-name="ce1" table:formula="of:=INDIRECT(&quot;HE&quot;&amp;[.GI75])" office:value-type="string" office:string-value="Damage: (Electric)" calcext:value-type="string">
            <text:p>Damage: (Electric)</text:p>
          </table:table-cell>
          <table:table-cell table:number-columns-repeated="2"/>
          <table:table-cell table:style-name="ce6" office:value-type="float" office:value="74" calcext:value-type="float">
            <text:p>74</text:p>
          </table:table-cell>
          <table:table-cell office:value-type="string" calcext:value-type="string">
            <text:p>String Sh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rget becomes &lt;b&gt;Slowed&lt;/b&gt; by 1. (Speed is reduced by 1 next activation)</text:p>
          </table:table-cell>
          <table:table-cell table:style-name="ce7" table:formula="of:=CONCATENATE([.HH75]; [.HB75])" office:value-type="string" office:string-value="Target becomes &lt;b&gt;Slowed&lt;/b&gt; by 1. (Speed is reduced by 1 next activation)" calcext:value-type="string">
            <text:p>Target becomes &lt;b&gt;Slowed&lt;/b&gt; by 1. (Speed is reduced by 1 next activation)</text:p>
          </table:table-cell>
          <table:table-cell table:style-name="ce6" table:formula="of:=CONCATENATE(&quot;(&quot;;[.GY75];&quot;)&quot;)" office:value-type="string" office:string-value="(Grass)" calcext:value-type="string">
            <text:p>(Grass)</text:p>
          </table:table-cell>
          <table:table-cell table:style-name="ce6" table:formula="of:=CONCATENATE(&quot;Damage: &quot;;IF([.GX75]&gt;=1;[.HD75];&quot;&quot;);IF([.GX75]&gt;=2;[.HD75];&quot;&quot;);IF([.GX75]&gt;=3;[.HD75];&quot;&quot;);IF([.GX75]&gt;=4;[.HD75];&quot;&quot;);IF([.GX75]&gt;=5;[.HD75];&quot;&quot;);IF([.HI75]=1;CONCATENATE(&quot;(&quot;;[.GY75];&quot;_x)&quot;);&quot;&quot;))" office:value-type="string" office:string-value="Damage: (Grass)" calcext:value-type="string">
            <text:p>Damage: (Grass)</text:p>
          </table:table-cell>
          <table:table-cell table:style-name="ce6"/>
          <table:table-cell table:style-name="ce6" table:formula="of:=CONCATENATE(IF([.HA75]&lt;&gt;&quot;all hostile Pok&amp;eacute;mon&quot;;&quot;(&quot;;&quot;&quot;);[.HA75];IF([.HA75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75] &lt;&gt; &quot;&quot;; CONCATENATE(&quot;Affects: &quot;; [.HG75]; &quot;. &quot;);&quot;&quot;)">
            <text:p/>
          </table:table-cell>
          <table:table-cell table:style-name="ce6"/>
          <table:table-cell table:style-name="ce6" table:formula="of:=CONCATENATE([.GV75]; IF([.GW75]=1;&quot; (cc)&quot;;&quot;&quot;))" office:value-type="string" office:string-value="String Shot" calcext:value-type="string">
            <text:p>String Shot</text:p>
          </table:table-cell>
          <table:table-cell table:style-name="ce6" table:formula="of:=CONCATENATE(&quot;Symbols/attack_imgs/&quot;;[.GV75];&quot;.png&quot;)" office:value-type="string" office:string-value="Symbols/attack_imgs/String Shot.png" calcext:value-type="string">
            <text:p>Symbols/attack_imgs/String Shot.png</text:p>
          </table:table-cell>
          <table:table-cell table:style-name="ce6" table:formula="of:=CONCATENATE(&quot;TM &quot;; [.GU75]-3; &quot; (&quot;;[.GY75]; &quot;_t) &amp;nbsp &quot;; [.GV75];  IF([.GW75]=1;&quot; (cc)&quot;;&quot;&quot;))" office:value-type="string" office:string-value="TM 71 (Grass_t) &amp;nbsp String Shot" calcext:value-type="string">
            <text:p>TM 71 (Grass_t) &amp;nbsp String Shot</text:p>
          </table:table-cell>
          <table:table-cell table:style-name="ce6" table:formula="of:=CONCATENATE([.HH75];[.HB75])" office:value-type="string" office:string-value="Target becomes &lt;b&gt;Slowed&lt;/b&gt; by 1. (Speed is reduced by 1 next activation)" calcext:value-type="string">
            <text:p>Target becomes &lt;b&gt;Slowed&lt;/b&gt; by 1. (Speed is reduced by 1 next activation)</text:p>
          </table:table-cell>
          <table:table-cell/>
          <table:table-cell table:formula="of:=IF([.GZ75]=&quot;none&quot;;&quot;&quot;;[.GZ75])" office:value-type="float" office:value="4" calcext:value-type="float">
            <text:p>4</text:p>
          </table:table-cell>
          <table:table-cell table:number-columns-repeated="2"/>
          <table:table-cell table:formula="of:=IF(INDIRECT(&quot;GZ&quot;&amp;[.GG75])=&quot;none&quot;;&quot;&quot;;INDIRECT(&quot;GZ&quot;&amp;[.GG75]))" office:value-type="float" office:value="1" calcext:value-type="float">
            <text:p>1</text:p>
          </table:table-cell>
          <table:table-cell table:formula="of:=IF(INDIRECT(&quot;GZ&quot;&amp;[.GH75])=&quot;none&quot;;&quot;&quot;;INDIRECT(&quot;GZ&quot;&amp;[.GH75]))" office:value-type="float" office:value="1" calcext:value-type="float">
            <text:p>1</text:p>
          </table:table-cell>
          <table:table-cell table:formula="of:=IF(INDIRECT(&quot;GZ&quot;&amp;[.GI75])=&quot;none&quot;;&quot;&quot;;INDIRECT(&quot;GZ&quot;&amp;[.GI75])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P75]=1;&quot;H&quot;;&quot;&quot;)">
            <text:p/>
          </table:table-cell>
          <table:table-cell table:formula="of:=IF([.IQ75]=1;&quot;H&quot;;&quot;&quot;)">
            <text:p/>
          </table:table-cell>
          <table:table-cell table:formula="of:=IF([.IR75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Articuno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office:value-type="string" calcext:value-type="string">
            <text:p>Sub-Zero</text:p>
          </table:table-cell>
          <table:table-cell office:value-type="string" calcext:value-type="string">
            <text:p>Attacks that deal (water) deal an additional (water).</text:p>
          </table:table-cell>
          <table:table-cell table:number-columns-repeated="3"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/>
          <table:table-cell table:style-name="ce50"/>
          <table:table-cell table:style-name="ce52"/>
          <table:table-cell table:style-name="ce54"/>
          <table:table-cell table:style-name="ce56"/>
          <table:table-cell table:formula="of:=12-COUNTIF([.T76:.AE76];&quot;&gt;1&quot;)-COUNTIF([.T76:.AE76];&quot;&gt;2&quot;)-COUNTIF([.T76:.AE76];&quot;&gt;3&quot;)-COUNTIF([.T76:.AE76];&quot;&gt;4&quot;)-COUNTIF([.T76:.AE76];&quot;&gt;5&quot;)-COUNTIF([.T76:.AE76];&quot;&gt;6&quot;)-COUNTIF([.T76:.AE76];&quot;&gt;7&quot;)-COUNTIF([.T76:.AE76];&quot;&gt;8&quot;)" office:value-type="float" office:value="7" calcext:value-type="float">
            <text:p>7</text:p>
          </table:table-cell>
          <table:table-cell table:formula="of:=SUM([.T76:.AE76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ir Cutter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Ice B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Iron Tail</text:p>
          </table:table-cell>
          <table:table-cell table:number-columns-repeated="2"/>
          <table:table-cell table:style-name="ce59" table:formula="of:=ROUND([.AG76]+(12-[.AF76])-[.BA76]/2+[.BF76]+[.BG76]-[.BT76]+[.AZ76]*2/3+[.BC76]-[.AX76];1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ndary</text:p>
          </table:table-cell>
          <table:table-cell table:style-name="ce1" table:formula="of:=IF([.AW76]=&quot;Starter&quot;; 0;IF([.AW76]=&quot;Route 1&quot;;0; IF([.AW76]=&quot;Viridian Forest&quot;;0;IF([.AW76]=&quot;Cycling Road&quot;;0;0.7))))" office:value-type="float" office:value="0.7" calcext:value-type="float">
            <text:p>0.7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IF([.D76]=&quot;&quot;;IF([.I76]&lt;&gt;&quot;&quot;;0;IF([.M76]&lt;&gt;&quot;&quot;;[.AH76]-1;[.AI76]-1));IF([.M76]&lt;&gt;&quot;&quot;;0;IF([.Q76]&lt;&gt;&quot;&quot;;[.AH76]-1)))" office:value-type="float" office:value="0" calcext:value-type="float">
            <text:p>0</text:p>
          </table:table-cell>
          <table:table-cell/>
          <table:table-cell table:formula="of:=IF([.AM76]=1;0;IF([.AM76]=2;1;IF([.AM76]=3;1.7;IF([.AM76]=4;2.2;IF([.AM76]=5;2.55;IF([.AM76]=6;2.8;IF([.AM76]=7;3)))))))"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table:formula="of:=[.BD76] *(2 -[.BE76])/2"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76])" office:value-type="string" office:string-value="Air Cutter (cc)" calcext:value-type="string">
            <text:p>Air Cutter (cc)</text:p>
          </table:table-cell>
          <table:table-cell table:style-name="ce1" table:formula="of:=INDIRECT(&quot;HJ&quot;&amp;[.GH76])" office:value-type="string" office:string-value="Blizzard (cc)" calcext:value-type="string">
            <text:p>Blizzard (cc)</text:p>
          </table:table-cell>
          <table:table-cell table:style-name="ce1" table:formula="of:=INDIRECT(&quot;HJ&quot;&amp;[.GI76])" office:value-type="string" office:string-value="Ice Beam" calcext:value-type="string">
            <text:p>Ice Beam</text:p>
          </table:table-cell>
          <table:table-cell/>
          <table:table-cell table:style-name="ce1" table:formula="of:=IF([.BQ76]&gt;=1; 0;IF([.BR76]&gt;=1;[.AH76]-1;IF([.BS76]&gt;=1;[.AI76]-1;11)))" office:value-type="float" office:value="0" calcext:value-type="float">
            <text:p>0</text:p>
          </table:table-cell>
          <table:table-cell table:formula="of:=IF([.BQ76]&gt;=2; 0;IF([.BR76]&gt;=2;[.AH76]-1;IF([.BS76]&gt;=2;[.AI76]-1;11)))" office:value-type="float" office:value="0" calcext:value-type="float">
            <text:p>0</text:p>
          </table:table-cell>
          <table:table-cell table:formula="of:=IF([.BQ76]&gt;=3; 0;IF([.BR76]&gt;=3;[.AH76]-1;IF([.BS76]&gt;=3;[.AI76]-1;11)))" office:value-type="float" office:value="0" calcext:value-type="float">
            <text:p>0</text:p>
          </table:table-cell>
          <table:table-cell table:formula="of:=IF([.BQ76]&gt;=4; 0;IF([.BR76]&gt;=4;[.AH76]-1;IF([.BS76]&gt;=4;[.AI76]-1;11)))" office:value-type="float" office:value="0" calcext:value-type="float">
            <text:p>0</text:p>
          </table:table-cell>
          <table:table-cell table:formula="of:= 4- COUNTBLANK([.H76:.K76])" office:value-type="float" office:value="4" calcext:value-type="float">
            <text:p>4</text:p>
          </table:table-cell>
          <table:table-cell table:formula="of:= MAX([.BQ76];4 -COUNTBLANK([.L76:.O76]))" office:value-type="float" office:value="4" calcext:value-type="float">
            <text:p>4</text:p>
          </table:table-cell>
          <table:table-cell table:formula="of:=MAX([.BR76];4-COUNTBLANK([.P76:.S76]))" office:value-type="float" office:value="4" calcext:value-type="float">
            <text:p>4</text:p>
          </table:table-cell>
          <table:table-cell table:formula="of:=IF([.D76]&lt;&gt;&quot;&quot;;4;SUM([.BM76:.BP76])/7)" office:value-type="float" office:value="0" calcext:value-type="float">
            <text:p>0</text:p>
          </table:table-cell>
          <table:table-cell table:number-columns-repeated="16"/>
          <table:table-cell table:formula="of:=IF([.A76]=&quot;&quot;;0;1)+IF([.B76]=&quot;&quot;;0;1)+IF([.C76]=&quot;&quot;;0;1)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IF([.D76]=&quot;&quot;;&quot;&quot;;CONCATENATE(&quot;Symbols/Other/&quot;;[.D76];&quot;.png&quot;))">
            <text:p/>
          </table:table-cell>
          <table:table-cell table:formula="of:=LEN([.A76])" office:value-type="float" office:value="8" calcext:value-type="float">
            <text:p>8</text:p>
          </table:table-cell>
          <table:table-cell table:formula="of:=LEN([.B76])" office:value-type="float" office:value="0" calcext:value-type="float">
            <text:p>0</text:p>
          </table:table-cell>
          <table:table-cell table:formula="of:=LEN([.C76])" office:value-type="float" office:value="0" calcext:value-type="float">
            <text:p>0</text:p>
          </table:table-cell>
          <table:table-cell table:formula="of:=CONCATENATE(IF([.FO76]&gt;0; CONCATENATE([.A76];&quot; (die_&quot;; [.H76]);&quot;&quot;); IF([.FO76]&gt;1; CONCATENATE(&quot;_&quot;;[.I76]);&quot;&quot;);IF([.FO76]&gt;2; CONCATENATE(&quot;_&quot;;[.J76]);&quot;&quot;);IF([.FO76]&gt;3; CONCATENATE(&quot;_&quot;;[.K76]);&quot;&quot;);IF([.FO76]&gt;0;&quot;)&quot;;[.A76]))" office:value-type="string" office:string-value="Articuno (die_Water_Water_Water_Flying)" calcext:value-type="string">
            <text:p>Articuno (die_Water_Water_Water_Flying)</text:p>
          </table:table-cell>
          <table:table-cell table:formula="of:=CONCATENATE(IF([.FP76]&gt;0; CONCATENATE([.B76];&quot; (die_&quot;; [.L76]);&quot;&quot;); IF([.FP76]&gt;1; CONCATENATE(&quot;_&quot;;[.M76]);&quot;&quot;);IF([.FP76]&gt;2; CONCATENATE(&quot;_&quot;;[.N76]);&quot;&quot;);IF([.FP76]&gt;3; CONCATENATE(&quot;_&quot;;[.O76]);&quot;&quot;);IF([.FP76]&gt;0;&quot;)&quot;;&quot;&quot;))">
            <text:p/>
          </table:table-cell>
          <table:table-cell table:formula="of:=CONCATENATE(IF([.FQ76]&gt;0; CONCATENATE([.C76];&quot; (die_&quot;; [.P76]);&quot;&quot;); IF([.FQ76]&gt;1; CONCATENATE(&quot;_&quot;;[.Q76]);&quot;&quot;);IF([.FQ76]&gt;2; CONCATENATE(&quot;_&quot;;[.R76]);&quot;&quot;);IF([.FQ76]&gt;3; CONCATENATE(&quot;_&quot;;[.S76]);&quot;&quot;);IF([.FQ76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76] = &quot;&quot;; &quot;&quot;;MATCH([.AN76];[.$GV$2:.$GV$100];0)-3)" office:value-type="float" office:value="33" calcext:value-type="float">
            <text:p>33</text:p>
          </table:table-cell>
          <table:table-cell table:formula="of:=IF([.AO76] = &quot;&quot;; &quot;&quot;;MATCH([.AO76];[.$GV$2:.$GV$100];0)-3)" office:value-type="float" office:value="15" calcext:value-type="float">
            <text:p>15</text:p>
          </table:table-cell>
          <table:table-cell table:formula="of:=IF([.AP76] = &quot;&quot;; &quot;&quot;;MATCH([.AP76];[.$GV$2:.$GV$100];0)-3)" office:value-type="float" office:value="16" calcext:value-type="float">
            <text:p>16</text:p>
          </table:table-cell>
          <table:table-cell table:formula="of:=IF([.AQ76] = &quot;&quot;; &quot;&quot;;MATCH([.AQ76];[.$GV$2:.$GV$100];0)-3)">
            <text:p/>
          </table:table-cell>
          <table:table-cell table:formula="of:=IF([.AR76] = &quot;&quot;; &quot;&quot;;MATCH([.AR76];[.$GV$2:.$GV$100];0)-3)">
            <text:p/>
          </table:table-cell>
          <table:table-cell table:number-columns-repeated="2"/>
          <table:table-cell table:style-name="ce1" table:formula="of:=IFERROR(IF(OR(INDIRECT(&quot;$GX&quot; &amp; [.EV76]+4 )&gt;0;INDIRECT(&quot;$HI&quot; &amp; [.EV76]+4 )&gt;0);INDIRECT(&quot;$GY&quot; &amp; [.EV76]+4);&quot;&quot;);&quot;&quot;)" office:value-type="string" office:string-value="Flying" calcext:value-type="string">
            <text:p>Flying</text:p>
          </table:table-cell>
          <table:table-cell table:style-name="ce1" table:formula="of:=IFERROR(IF(OR(INDIRECT(&quot;$GX&quot; &amp; [.EW76]+4 )&gt;0;INDIRECT(&quot;$HI&quot; &amp; [.EW76]+4 )&gt;0);INDIRECT(&quot;$GY&quot; &amp; [.EW76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X76]+4 )&gt;0;INDIRECT(&quot;$HI&quot; &amp; [.EX76]+4 )&gt;0);INDIRECT(&quot;$GY&quot; &amp; [.EX76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76]+4 )&gt;0;INDIRECT(&quot;$HI&quot; &amp; [.EY76]+4 )&gt;0);INDIRECT(&quot;$GY&quot; &amp; [.EY76]+4);&quot;&quot;);&quot;&quot;)">
            <text:p/>
          </table:table-cell>
          <table:table-cell table:style-name="ce1" table:formula="of:=IFERROR(IF(OR(INDIRECT(&quot;$GX&quot; &amp; [.EZ76]+4 )&gt;0;INDIRECT(&quot;$HI&quot; &amp; [.EZ76]+4 )&gt;0);INDIRECT(&quot;$GY&quot; &amp; [.EZ76]+4);&quot;&quot;);&quot;&quot;)">
            <text:p/>
          </table:table-cell>
          <table:table-cell table:formula="of:=IF([.EJ76]=&quot;&quot;;&quot;&quot;;(SMALL([.$EJ76:.$EN76];[.DX76])))" office:value-type="float" office:value="15" calcext:value-type="float">
            <text:p>15</text:p>
          </table:table-cell>
          <table:table-cell table:formula="of:=IF([.EK76]=&quot;&quot;;&quot;&quot;;(SMALL([.$EJ76:.$EN76];[.DY76])))" office:value-type="float" office:value="16" calcext:value-type="float">
            <text:p>16</text:p>
          </table:table-cell>
          <table:table-cell table:formula="of:=IF([.EL76]=&quot;&quot;;&quot;&quot;;(SMALL([.$EJ76:.$EN76];[.DZ76])))" office:value-type="float" office:value="33" calcext:value-type="float">
            <text:p>33</text:p>
          </table:table-cell>
          <table:table-cell table:style-name="ce1" table:formula="of:=IF([.EM76]=&quot;&quot;;&quot;&quot;;(SMALL([.$EJ76:.$EN76];[.EA76])))">
            <text:p/>
          </table:table-cell>
          <table:table-cell table:style-name="ce1" table:formula="of:=IF([.EN76]=&quot;&quot;;&quot;&quot;;(SMALL([.$EJ76:.$EN76];[.EB76])))">
            <text:p/>
          </table:table-cell>
          <table:table-cell table:formula="of:=IF([.EQ76]=&quot;&quot;;&quot;&quot;;CONCATENATE(&quot;symbols/types/only_color_exact/&quot;;[.EQ76];&quot;.png&quot;))" office:value-type="string" office:string-value="symbols/types/only_color_exact/Flying.png" calcext:value-type="string">
            <text:p>symbols/types/only_color_exact/Flying.png</text:p>
          </table:table-cell>
          <table:table-cell table:formula="of:=IF([.ER76]=&quot;&quot;;&quot;&quot;;CONCATENATE(&quot;symbols/types/only_color_exact/&quot;;[.ER76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S76]=&quot;&quot;;&quot;&quot;;CONCATENATE(&quot;symbols/types/only_color_exact/&quot;;[.ES76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76]=&quot;&quot;;&quot;&quot;;CONCATENATE(&quot;symbols/types/only_color_exact/&quot;;[.ET76];&quot;.png&quot;))">
            <text:p/>
          </table:table-cell>
          <table:table-cell table:formula="of:=IF([.EU76]=&quot;&quot;;&quot;&quot;;CONCATENATE(&quot;symbols/types/only_color_exact/&quot;;[.EU76];&quot;.png&quot;))">
            <text:p/>
          </table:table-cell>
          <table:table-cell table:number-columns-repeated="5"/>
          <table:table-cell table:formula="of:=CONCATENATE(&quot;Symbols/Types/Weaknesses/&quot;; [.E76]; &quot;.png&quot;)" office:value-type="string" office:string-value="Symbols/Types/Weaknesses/water.png" calcext:value-type="string">
            <text:p>Symbols/Types/Weaknesses/water.png</text:p>
          </table:table-cell>
          <table:table-cell table:formula="of:=CONCATENATE(&quot;Symbols/Pokemon/&quot;;[.A76];&quot;.png&quot;)" office:value-type="string" office:string-value="Symbols/Pokemon/Articuno.png" calcext:value-type="string">
            <text:p>Symbols/Pokemon/Articuno.png</text:p>
          </table:table-cell>
          <table:table-cell table:formula="of:=CONCATENATE(&quot;Symbols/Pokemon/&quot;;[.B76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76];&quot;.png&quot;)" office:value-type="string" office:string-value="Symbols/Pokemon/.png" calcext:value-type="string">
            <text:p>Symbols/Pokemon/.png</text:p>
          </table:table-cell>
          <table:table-cell table:formula="of:=IF([.H76]=&quot;&quot;;0;1)+IF([.I76]=&quot;&quot;;0;1) +IF([.J76]=&quot;&quot;;0;1)+ IF([.K76] = &quot;&quot;;0;1)" office:value-type="float" office:value="4" calcext:value-type="float">
            <text:p>4</text:p>
          </table:table-cell>
          <table:table-cell table:formula="of:=IF([.L76]=&quot;&quot;;0;1)+IF([.M76]=&quot;&quot;;0;1) +IF([.N76]=&quot;&quot;;0;1)+ IF([.O76] = &quot;&quot;;0;1)" office:value-type="float" office:value="0" calcext:value-type="float">
            <text:p>0</text:p>
          </table:table-cell>
          <table:table-cell table:formula="of:=IF([.P76]=&quot;&quot;;0;1)+IF([.Q76]=&quot;&quot;;0;1) +IF([.R76]=&quot;&quot;;0;1)+ IF([.S76] = &quot;&quot;;0;1)" office:value-type="float" office:value="0" calcext:value-type="float">
            <text:p>0</text:p>
          </table:table-cell>
          <table:table-cell table:formula="of:=CONCATENATE(&quot;Symbols/Dice/dice_&quot;;[.H76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I76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J76];&quot;.png&quot;)" office:value-type="string" office:string-value="Symbols/Dice/dice_Water.png" calcext:value-type="string">
            <text:p>Symbols/Dice/dice_Water.png</text:p>
          </table:table-cell>
          <table:table-cell table:formula="of:=CONCATENATE(&quot;Symbols/Dice/dice_&quot;;[.K76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L7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7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7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7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7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7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76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76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76])" office:value-type="string" office:string-value="Speed: 4" calcext:value-type="string">
            <text:p>Speed: 4</text:p>
          </table:table-cell>
          <table:table-cell/>
          <table:table-cell table:formula="of:=MATCH([.AJ76]; [.$GV$1:.$GV$1048576];0)" office:value-type="float" office:value="50" calcext:value-type="float">
            <text:p>50</text:p>
          </table:table-cell>
          <table:table-cell table:formula="of:=MATCH([.AK76]; [.$GV$1:.$GV$1048576];0)" office:value-type="float" office:value="52" calcext:value-type="float">
            <text:p>52</text:p>
          </table:table-cell>
          <table:table-cell table:formula="of:=MATCH([.AL76]; [.$GV$1:.$GV$1048576];0)" office:value-type="float" office:value="51" calcext:value-type="float">
            <text:p>51</text:p>
          </table:table-cell>
          <table:table-cell table:style-name="ce1" table:formula="of:=INDIRECT(&quot;HC&quot;&amp;[.GG76])" office:value-type="string" office:string-value="Affects: (half). " calcext:value-type="string">
            <text:p>Affects: (half). </text:p>
          </table:table-cell>
          <table:table-cell table:style-name="ce1" table:formula="of:=INDIRECT(&quot;HC&quot;&amp;[.GH76])" office:value-type="string" office:string-value="Affects: (circle). " calcext:value-type="string">
            <text:p>Affects: (circle). </text:p>
          </table:table-cell>
          <table:table-cell table:style-name="ce1" table:formula="of:=INDIRECT(&quot;HC&quot;&amp;[.GI76])" office:value-type="string" office:string-value="Affects: (4_line). Targets become &lt;b&gt;Slowed&lt;/b&gt; by 1." calcext:value-type="string">
            <text:p>Affects: (4_line). Targets become &lt;b&gt;Slowed&lt;/b&gt; by 1.</text:p>
          </table:table-cell>
          <table:table-cell table:style-name="ce1" table:formula="of:=INDIRECT(&quot;GW&quot;&amp;[.GG76])" office:value-type="float" office:value="1" calcext:value-type="float">
            <text:p>1</text:p>
          </table:table-cell>
          <table:table-cell table:style-name="ce1" table:formula="of:=INDIRECT(&quot;GW&quot;&amp;[.GH76])" office:value-type="float" office:value="1" calcext:value-type="float">
            <text:p>1</text:p>
          </table:table-cell>
          <table:table-cell table:style-name="ce1" table:formula="of:=INDIRECT(&quot;GW&quot;&amp;[.GI76])" office:value-type="float" office:value="0" calcext:value-type="float">
            <text:p>0</text:p>
          </table:table-cell>
          <table:table-cell table:style-name="ce1" table:formula="of:=INDIRECT(&quot;HE&quot;&amp;[.GG76])" office:value-type="string" office:string-value="Damage: (Flying)(Flying)" calcext:value-type="string">
            <text:p>Damage: (Flying)(Flying)</text:p>
          </table:table-cell>
          <table:table-cell table:style-name="ce1" table:formula="of:=INDIRECT(&quot;HE&quot;&amp;[.GH76])" office:value-type="string" office:string-value="Damage: (Water)(Water)" calcext:value-type="string">
            <text:p>Damage: (Water)(Water)</text:p>
          </table:table-cell>
          <table:table-cell table:style-name="ce1" table:formula="of:=INDIRECT(&quot;HE&quot;&amp;[.GI76])" office:value-type="string" office:string-value="Damage: (Water)" calcext:value-type="string">
            <text:p>Damage: (Water)</text:p>
          </table:table-cell>
          <table:table-cell table:number-columns-repeated="2"/>
          <table:table-cell table:style-name="ce6" office:value-type="float" office:value="75" calcext:value-type="float">
            <text:p>75</text:p>
          </table:table-cell>
          <table:table-cell office:value-type="string" calcext:value-type="string">
            <text:p>Giga Dra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gain a (health) for every (health) lost by target.</text:p>
          </table:table-cell>
          <table:table-cell table:style-name="ce7" table:formula="of:=CONCATENATE([.HH76]; [.HB76])" office:value-type="string" office:string-value="Regain a (health) for every (health) lost by target." calcext:value-type="string">
            <text:p>Regain a (health) for every (health) lost by target.</text:p>
          </table:table-cell>
          <table:table-cell table:style-name="ce6" table:formula="of:=CONCATENATE(&quot;(&quot;;[.GY76];&quot;)&quot;)" office:value-type="string" office:string-value="(Grass)" calcext:value-type="string">
            <text:p>(Grass)</text:p>
          </table:table-cell>
          <table:table-cell table:style-name="ce6" table:formula="of:=CONCATENATE(&quot;Damage: &quot;;IF([.GX76]&gt;=1;[.HD76];&quot;&quot;);IF([.GX76]&gt;=2;[.HD76];&quot;&quot;);IF([.GX76]&gt;=3;[.HD76];&quot;&quot;);IF([.GX76]&gt;=4;[.HD76];&quot;&quot;);IF([.GX76]&gt;=5;[.HD76];&quot;&quot;);IF([.HI76]=1;CONCATENATE(&quot;(&quot;;[.GY76];&quot;_x)&quot;);&quot;&quot;))" office:value-type="string" office:string-value="Damage: (Grass)(Grass)" calcext:value-type="string">
            <text:p>Damage: (Grass)(Grass)</text:p>
          </table:table-cell>
          <table:table-cell table:style-name="ce6"/>
          <table:table-cell table:style-name="ce6" table:formula="of:=CONCATENATE(IF([.HA76]&lt;&gt;&quot;all hostile Pok&amp;eacute;mon&quot;;&quot;(&quot;;&quot;&quot;);[.HA76];IF([.HA76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76] &lt;&gt; &quot;&quot;; CONCATENATE(&quot;Affects: &quot;; [.HG76]; &quot;. &quot;);&quot;&quot;)">
            <text:p/>
          </table:table-cell>
          <table:table-cell table:style-name="ce6"/>
          <table:table-cell table:style-name="ce6" table:formula="of:=CONCATENATE([.GV76]; IF([.GW76]=1;&quot; (cc)&quot;;&quot;&quot;))" office:value-type="string" office:string-value="Giga Drain (cc)" calcext:value-type="string">
            <text:p>Giga Drain (cc)</text:p>
          </table:table-cell>
          <table:table-cell table:style-name="ce6" table:formula="of:=CONCATENATE(&quot;Symbols/attack_imgs/&quot;;[.GV76];&quot;.png&quot;)" office:value-type="string" office:string-value="Symbols/attack_imgs/Giga Drain.png" calcext:value-type="string">
            <text:p>Symbols/attack_imgs/Giga Drain.png</text:p>
          </table:table-cell>
          <table:table-cell table:style-name="ce6" table:formula="of:=CONCATENATE(&quot;TM &quot;; [.GU76]-3; &quot; (&quot;;[.GY76]; &quot;_t) &amp;nbsp &quot;; [.GV76];  IF([.GW76]=1;&quot; (cc)&quot;;&quot;&quot;))" office:value-type="string" office:string-value="TM 72 (Grass_t) &amp;nbsp Giga Drain (cc)" calcext:value-type="string">
            <text:p>TM 72 (Grass_t) &amp;nbsp Giga Drain (cc)</text:p>
          </table:table-cell>
          <table:table-cell table:style-name="ce6" table:formula="of:=CONCATENATE([.HH76];[.HB76])" office:value-type="string" office:string-value="Regain a (health) for every (health) lost by target." calcext:value-type="string">
            <text:p>Regain a (health) for every (health) lost by target.</text:p>
          </table:table-cell>
          <table:table-cell/>
          <table:table-cell table:formula="of:=IF([.GZ76]=&quot;none&quot;;&quot;&quot;;[.GZ76])" office:value-type="float" office:value="2" calcext:value-type="float">
            <text:p>2</text:p>
          </table:table-cell>
          <table:table-cell table:number-columns-repeated="2"/>
          <table:table-cell table:formula="of:=IF(INDIRECT(&quot;GZ&quot;&amp;[.GG76])=&quot;none&quot;;&quot;&quot;;INDIRECT(&quot;GZ&quot;&amp;[.GG76]))" office:value-type="float" office:value="4" calcext:value-type="float">
            <text:p>4</text:p>
          </table:table-cell>
          <table:table-cell table:formula="of:=IF(INDIRECT(&quot;GZ&quot;&amp;[.GH76])=&quot;none&quot;;&quot;&quot;;INDIRECT(&quot;GZ&quot;&amp;[.GH76]))" office:value-type="float" office:value="3" calcext:value-type="float">
            <text:p>3</text:p>
          </table:table-cell>
          <table:table-cell table:formula="of:=IF(INDIRECT(&quot;GZ&quot;&amp;[.GI76])=&quot;none&quot;;&quot;&quot;;INDIRECT(&quot;GZ&quot;&amp;[.GI76]))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IF([.IP76]=1;&quot;H&quot;;&quot;&quot;)">
            <text:p/>
          </table:table-cell>
          <table:table-cell table:formula="of:=IF([.IQ76]=1;&quot;H&quot;;&quot;&quot;)">
            <text:p/>
          </table:table-cell>
          <table:table-cell table:formula="of:=IF([.IR76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Zapdos</text:p>
          </table:table-cell>
          <table:table-cell table:number-columns-repeated="3"/>
          <table:table-cell office:value-type="string" calcext:value-type="string">
            <text:p>Electric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fter being attacked, the attack is exhausted.</text:p>
          </table:table-cell>
          <table:table-cell table:number-columns-repeated="3"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/>
          <table:table-cell table:style-name="ce50"/>
          <table:table-cell table:style-name="ce52"/>
          <table:table-cell table:style-name="ce54"/>
          <table:table-cell table:style-name="ce56"/>
          <table:table-cell table:formula="of:=12-COUNTIF([.T77:.AE77];&quot;&gt;1&quot;)-COUNTIF([.T77:.AE77];&quot;&gt;2&quot;)-COUNTIF([.T77:.AE77];&quot;&gt;3&quot;)-COUNTIF([.T77:.AE77];&quot;&gt;4&quot;)-COUNTIF([.T77:.AE77];&quot;&gt;5&quot;)-COUNTIF([.T77:.AE77];&quot;&gt;6&quot;)-COUNTIF([.T77:.AE77];&quot;&gt;7&quot;)-COUNTIF([.T77:.AE77];&quot;&gt;8&quot;)" office:value-type="float" office:value="7" calcext:value-type="float">
            <text:p>7</text:p>
          </table:table-cell>
          <table:table-cell table:formula="of:=SUM([.T77:.AE77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rill Peck</text:p>
          </table:table-cell>
          <table:table-cell office:value-type="string" calcext:value-type="string">
            <text:p>Thunder Shock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Smokescreen</text:p>
          </table:table-cell>
          <table:table-cell table:number-columns-repeated="2"/>
          <table:table-cell table:style-name="ce59" table:formula="of:=ROUND([.AG77]+(12-[.AF77])-[.BA77]/2+[.BF77]+[.BG77]-[.BT77]+[.AZ77]*2/3+[.BC77]-[.AX77];1)" office:value-type="float" office:value="13" calcext:value-type="float">
            <text:p>13</text:p>
          </table:table-cell>
          <table:table-cell table:style-name="ce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ndary</text:p>
          </table:table-cell>
          <table:table-cell table:style-name="ce1" table:formula="of:=IF([.AW77]=&quot;Starter&quot;; 0;IF([.AW77]=&quot;Route 1&quot;;0; IF([.AW77]=&quot;Viridian Forest&quot;;0;IF([.AW77]=&quot;Cycling Road&quot;;0;0.7))))" office:value-type="float" office:value="0.7" calcext:value-type="float">
            <text:p>0.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([.D77]=&quot;&quot;;IF([.I77]&lt;&gt;&quot;&quot;;0;IF([.M77]&lt;&gt;&quot;&quot;;[.AH77]-1;[.AI77]-1));IF([.M77]&lt;&gt;&quot;&quot;;0;IF([.Q77]&lt;&gt;&quot;&quot;;[.AH77]-1)))" office:value-type="float" office:value="0" calcext:value-type="float">
            <text:p>0</text:p>
          </table:table-cell>
          <table:table-cell/>
          <table:table-cell table:style-name="ce1" table:formula="of:=IF([.AM77]=1;0;IF([.AM77]=2;1;IF([.AM77]=3;1.7;IF([.AM77]=4;2.2;IF([.AM77]=5;2.55;IF([.AM77]=6;2.8;IF([.AM77]=7;3)))))))" office:value-type="float" office:value="2.55" calcext:value-type="float">
            <text:p>2.55</text:p>
          </table:table-cell>
          <table:table-cell table:style-name="ce9" office:value-type="float" office:value="0.8" calcext:value-type="float">
            <text:p>0.8</text:p>
          </table:table-cell>
          <table:table-cell table:formula="of:=[.BD77] *(2 -[.BE77])/2" office:value-type="float" office:value="1.53" calcext:value-type="float">
            <text:p>1.53</text:p>
          </table:table-cell>
          <table:table-cell table:style-name="ce9" office:value-type="float" office:value="0.5" calcext:value-type="float">
            <text:p>0.5</text:p>
          </table:table-cell>
          <table:table-cell table:style-name="ce9"/>
          <table:table-cell table:style-name="ce1" table:formula="of:=INDIRECT(&quot;HJ&quot;&amp;[.GG77])" office:value-type="string" office:string-value="Drill Peck (cc)" calcext:value-type="string">
            <text:p>Drill Peck (cc)</text:p>
          </table:table-cell>
          <table:table-cell table:style-name="ce1" table:formula="of:=INDIRECT(&quot;HJ&quot;&amp;[.GH77])" office:value-type="string" office:string-value="Thunder Shock" calcext:value-type="string">
            <text:p>Thunder Shock</text:p>
          </table:table-cell>
          <table:table-cell table:style-name="ce1" table:formula="of:=INDIRECT(&quot;HJ&quot;&amp;[.GI77])" office:value-type="string" office:string-value="Thunder (cc)" calcext:value-type="string">
            <text:p>Thunder (cc)</text:p>
          </table:table-cell>
          <table:table-cell table:style-name="ce9"/>
          <table:table-cell table:style-name="ce1" table:formula="of:=IF([.BQ77]&gt;=1; 0;IF([.BR77]&gt;=1;[.AH77]-1;IF([.BS77]&gt;=1;[.AI77]-1;11)))" office:value-type="float" office:value="0" calcext:value-type="float">
            <text:p>0</text:p>
          </table:table-cell>
          <table:table-cell table:formula="of:=IF([.BQ77]&gt;=2; 0;IF([.BR77]&gt;=2;[.AH77]-1;IF([.BS77]&gt;=2;[.AI77]-1;11)))" office:value-type="float" office:value="0" calcext:value-type="float">
            <text:p>0</text:p>
          </table:table-cell>
          <table:table-cell table:formula="of:=IF([.BQ77]&gt;=3; 0;IF([.BR77]&gt;=3;[.AH77]-1;IF([.BS77]&gt;=3;[.AI77]-1;11)))" office:value-type="float" office:value="0" calcext:value-type="float">
            <text:p>0</text:p>
          </table:table-cell>
          <table:table-cell table:formula="of:=IF([.BQ77]&gt;=4; 0;IF([.BR77]&gt;=4;[.AH77]-1;IF([.BS77]&gt;=4;[.AI77]-1;11)))" office:value-type="float" office:value="0" calcext:value-type="float">
            <text:p>0</text:p>
          </table:table-cell>
          <table:table-cell table:formula="of:= 4- COUNTBLANK([.H77:.K77])" office:value-type="float" office:value="4" calcext:value-type="float">
            <text:p>4</text:p>
          </table:table-cell>
          <table:table-cell table:formula="of:= MAX([.BQ77];4 -COUNTBLANK([.L77:.O77]))" office:value-type="float" office:value="4" calcext:value-type="float">
            <text:p>4</text:p>
          </table:table-cell>
          <table:table-cell table:formula="of:=MAX([.BR77];4-COUNTBLANK([.P77:.S77]))" office:value-type="float" office:value="4" calcext:value-type="float">
            <text:p>4</text:p>
          </table:table-cell>
          <table:table-cell table:formula="of:=IF([.D77]&lt;&gt;&quot;&quot;;4;SUM([.BM77:.BP77])/7)" office:value-type="float" office:value="0" calcext:value-type="float">
            <text:p>0</text:p>
          </table:table-cell>
          <table:table-cell table:style-name="ce9"/>
          <table:table-cell table:number-columns-repeated="13"/>
          <table:table-cell table:style-name="ce9" table:number-columns-repeated="2"/>
          <table:table-cell table:formula="of:=IF([.A77]=&quot;&quot;;0;1)+IF([.B77]=&quot;&quot;;0;1)+IF([.C77]=&quot;&quot;;0;1)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style-name="ce9" table:number-columns-repeated="2"/>
          <table:table-cell table:style-name="ce9" table:formula="of:=IF([.D77]=&quot;&quot;;&quot;&quot;;CONCATENATE(&quot;Symbols/Other/&quot;;[.D77];&quot;.png&quot;))">
            <text:p/>
          </table:table-cell>
          <table:table-cell table:style-name="ce9" table:formula="of:=LEN([.A77])" office:value-type="float" office:value="6" calcext:value-type="float">
            <text:p>6</text:p>
          </table:table-cell>
          <table:table-cell table:style-name="ce9" table:formula="of:=LEN([.B77])" office:value-type="float" office:value="0" calcext:value-type="float">
            <text:p>0</text:p>
          </table:table-cell>
          <table:table-cell table:style-name="ce9" table:formula="of:=LEN([.C77])" office:value-type="float" office:value="0" calcext:value-type="float">
            <text:p>0</text:p>
          </table:table-cell>
          <table:table-cell table:formula="of:=CONCATENATE(IF([.FO77]&gt;0; CONCATENATE([.A77];&quot; (die_&quot;; [.H77]);&quot;&quot;); IF([.FO77]&gt;1; CONCATENATE(&quot;_&quot;;[.I77]);&quot;&quot;);IF([.FO77]&gt;2; CONCATENATE(&quot;_&quot;;[.J77]);&quot;&quot;);IF([.FO77]&gt;3; CONCATENATE(&quot;_&quot;;[.K77]);&quot;&quot;);IF([.FO77]&gt;0;&quot;)&quot;;[.A77]))" office:value-type="string" office:string-value="Zapdos (die_Electric_Electric_Electric_Flying)" calcext:value-type="string">
            <text:p>Zapdos (die_Electric_Electric_Electric_Flying)</text:p>
          </table:table-cell>
          <table:table-cell table:formula="of:=CONCATENATE(IF([.FP77]&gt;0; CONCATENATE([.B77];&quot; (die_&quot;; [.L77]);&quot;&quot;); IF([.FP77]&gt;1; CONCATENATE(&quot;_&quot;;[.M77]);&quot;&quot;);IF([.FP77]&gt;2; CONCATENATE(&quot;_&quot;;[.N77]);&quot;&quot;);IF([.FP77]&gt;3; CONCATENATE(&quot;_&quot;;[.O77]);&quot;&quot;);IF([.FP77]&gt;0;&quot;)&quot;;&quot;&quot;))">
            <text:p/>
          </table:table-cell>
          <table:table-cell table:formula="of:=CONCATENATE(IF([.FQ77]&gt;0; CONCATENATE([.C77];&quot; (die_&quot;; [.P77]);&quot;&quot;); IF([.FQ77]&gt;1; CONCATENATE(&quot;_&quot;;[.Q77]);&quot;&quot;);IF([.FQ77]&gt;2; CONCATENATE(&quot;_&quot;;[.R77]);&quot;&quot;);IF([.FQ77]&gt;3; CONCATENATE(&quot;_&quot;;[.S77]);&quot;&quot;);IF([.FQ77]&gt;0;&quot;)&quot;;&quot;&quot;))">
            <text:p/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1" calcext:value-type="float">
            <text:p>1</text:p>
          </table:table-cell>
          <table:table-cell table:style-name="ce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77] = &quot;&quot;; &quot;&quot;;MATCH([.AN77];[.$GV$2:.$GV$100];0)-3)" office:value-type="float" office:value="15" calcext:value-type="float">
            <text:p>15</text:p>
          </table:table-cell>
          <table:table-cell table:formula="of:=IF([.AO77] = &quot;&quot;; &quot;&quot;;MATCH([.AO77];[.$GV$2:.$GV$100];0)-3)" office:value-type="float" office:value="33" calcext:value-type="float">
            <text:p>33</text:p>
          </table:table-cell>
          <table:table-cell table:formula="of:=IF([.AP77] = &quot;&quot;; &quot;&quot;;MATCH([.AP77];[.$GV$2:.$GV$100];0)-3)" office:value-type="float" office:value="5" calcext:value-type="float">
            <text:p>5</text:p>
          </table:table-cell>
          <table:table-cell table:formula="of:=IF([.AQ77] = &quot;&quot;; &quot;&quot;;MATCH([.AQ77];[.$GV$2:.$GV$100];0)-3)">
            <text:p/>
          </table:table-cell>
          <table:table-cell table:formula="of:=IF([.AR77] = &quot;&quot;; &quot;&quot;;MATCH([.AR77];[.$GV$2:.$GV$100];0)-3)">
            <text:p/>
          </table:table-cell>
          <table:table-cell table:number-columns-repeated="2"/>
          <table:table-cell table:style-name="ce1" table:formula="of:=IFERROR(IF(OR(INDIRECT(&quot;$GX&quot; &amp; [.EV77]+4 )&gt;0;INDIRECT(&quot;$HI&quot; &amp; [.EV77]+4 )&gt;0);INDIRECT(&quot;$GY&quot; &amp; [.EV77]+4);&quot;&quot;);&quot;&quot;)" office:value-type="string" office:string-value="Grass" calcext:value-type="string">
            <text:p>Grass</text:p>
          </table:table-cell>
          <table:table-cell table:style-name="ce1" table:formula="of:=IFERROR(IF(OR(INDIRECT(&quot;$GX&quot; &amp; [.EW77]+4 )&gt;0;INDIRECT(&quot;$HI&quot; &amp; [.EW77]+4 )&gt;0);INDIRECT(&quot;$GY&quot; &amp; [.EW77]+4);&quot;&quot;);&quot;&quot;)" office:value-type="string" office:string-value="Flying" calcext:value-type="string">
            <text:p>Flying</text:p>
          </table:table-cell>
          <table:table-cell table:style-name="ce1" table:formula="of:=IFERROR(IF(OR(INDIRECT(&quot;$GX&quot; &amp; [.EX77]+4 )&gt;0;INDIRECT(&quot;$HI&quot; &amp; [.EX77]+4 )&gt;0);INDIRECT(&quot;$GY&quot; &amp; [.EX77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Y77]+4 )&gt;0;INDIRECT(&quot;$HI&quot; &amp; [.EY77]+4 )&gt;0);INDIRECT(&quot;$GY&quot; &amp; [.EY77]+4);&quot;&quot;);&quot;&quot;)">
            <text:p/>
          </table:table-cell>
          <table:table-cell table:style-name="ce1" table:formula="of:=IFERROR(IF(OR(INDIRECT(&quot;$GX&quot; &amp; [.EZ77]+4 )&gt;0;INDIRECT(&quot;$HI&quot; &amp; [.EZ77]+4 )&gt;0);INDIRECT(&quot;$GY&quot; &amp; [.EZ77]+4);&quot;&quot;);&quot;&quot;)">
            <text:p/>
          </table:table-cell>
          <table:table-cell table:style-name="ce1" table:formula="of:=IF([.EJ77]=&quot;&quot;;&quot;&quot;;(SMALL([.$EJ77:.$EN77];[.DX77])))" office:value-type="float" office:value="5" calcext:value-type="float">
            <text:p>5</text:p>
          </table:table-cell>
          <table:table-cell table:style-name="ce1" table:formula="of:=IF([.EK77]=&quot;&quot;;&quot;&quot;;(SMALL([.$EJ77:.$EN77];[.DY77])))" office:value-type="float" office:value="15" calcext:value-type="float">
            <text:p>15</text:p>
          </table:table-cell>
          <table:table-cell table:style-name="ce1" table:formula="of:=IF([.EL77]=&quot;&quot;;&quot;&quot;;(SMALL([.$EJ77:.$EN77];[.DZ77])))" office:value-type="float" office:value="33" calcext:value-type="float">
            <text:p>33</text:p>
          </table:table-cell>
          <table:table-cell table:style-name="ce1" table:formula="of:=IF([.EM77]=&quot;&quot;;&quot;&quot;;(SMALL([.$EJ77:.$EN77];[.EA77])))">
            <text:p/>
          </table:table-cell>
          <table:table-cell table:style-name="ce1" table:formula="of:=IF([.EN77]=&quot;&quot;;&quot;&quot;;(SMALL([.$EJ77:.$EN77];[.EB77])))">
            <text:p/>
          </table:table-cell>
          <table:table-cell table:formula="of:=IF([.EQ77]=&quot;&quot;;&quot;&quot;;CONCATENATE(&quot;symbols/types/only_color_exact/&quot;;[.EQ77];&quot;.png&quot;))" office:value-type="string" office:string-value="symbols/types/only_color_exact/Grass.png" calcext:value-type="string">
            <text:p>symbols/types/only_color_exact/Grass.png</text:p>
          </table:table-cell>
          <table:table-cell table:formula="of:=IF([.ER77]=&quot;&quot;;&quot;&quot;;CONCATENATE(&quot;symbols/types/only_color_exact/&quot;;[.ER77];&quot;.png&quot;))" office:value-type="string" office:string-value="symbols/types/only_color_exact/Flying.png" calcext:value-type="string">
            <text:p>symbols/types/only_color_exact/Flying.png</text:p>
          </table:table-cell>
          <table:table-cell table:formula="of:=IF([.ES77]=&quot;&quot;;&quot;&quot;;CONCATENATE(&quot;symbols/types/only_color_exact/&quot;;[.ES77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T77]=&quot;&quot;;&quot;&quot;;CONCATENATE(&quot;symbols/types/only_color_exact/&quot;;[.ET77];&quot;.png&quot;))">
            <text:p/>
          </table:table-cell>
          <table:table-cell table:formula="of:=IF([.EU77]=&quot;&quot;;&quot;&quot;;CONCATENATE(&quot;symbols/types/only_color_exact/&quot;;[.EU77];&quot;.png&quot;))">
            <text:p/>
          </table:table-cell>
          <table:table-cell table:style-name="ce9" table:formula="of:=IF([.EV77]=&quot;&quot;;&quot;&quot;;CONCATENATE(&quot;symbols/types/vanilla/&quot;;[.EV77];&quot;.png&quot;))" office:value-type="string" office:string-value="symbols/types/vanilla/5.png" calcext:value-type="string">
            <text:p>symbols/types/vanilla/5.png</text:p>
          </table:table-cell>
          <table:table-cell table:style-name="ce9" table:number-columns-repeated="4"/>
          <table:table-cell table:formula="of:=CONCATENATE(&quot;Symbols/Types/Weaknesses/&quot;; [.E77]; &quot;.png&quot;)" office:value-type="string" office:string-value="Symbols/Types/Weaknesses/Electric.png" calcext:value-type="string">
            <text:p>Symbols/Types/Weaknesses/Electric.png</text:p>
          </table:table-cell>
          <table:table-cell table:formula="of:=CONCATENATE(&quot;Symbols/Pokemon/&quot;;[.A77];&quot;.png&quot;)" office:value-type="string" office:string-value="Symbols/Pokemon/Zapdos.png" calcext:value-type="string">
            <text:p>Symbols/Pokemon/Zapdos.png</text:p>
          </table:table-cell>
          <table:table-cell table:formula="of:=CONCATENATE(&quot;Symbols/Pokemon/&quot;;[.B77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77];&quot;.png&quot;)" office:value-type="string" office:string-value="Symbols/Pokemon/.png" calcext:value-type="string">
            <text:p>Symbols/Pokemon/.png</text:p>
          </table:table-cell>
          <table:table-cell table:formula="of:=IF([.H77]=&quot;&quot;;0;1)+IF([.I77]=&quot;&quot;;0;1) +IF([.J77]=&quot;&quot;;0;1)+ IF([.K77] = &quot;&quot;;0;1)" office:value-type="float" office:value="4" calcext:value-type="float">
            <text:p>4</text:p>
          </table:table-cell>
          <table:table-cell table:formula="of:=IF([.L77]=&quot;&quot;;0;1)+IF([.M77]=&quot;&quot;;0;1) +IF([.N77]=&quot;&quot;;0;1)+ IF([.O77] = &quot;&quot;;0;1)" office:value-type="float" office:value="0" calcext:value-type="float">
            <text:p>0</text:p>
          </table:table-cell>
          <table:table-cell table:formula="of:=IF([.P77]=&quot;&quot;;0;1)+IF([.Q77]=&quot;&quot;;0;1) +IF([.R77]=&quot;&quot;;0;1)+ IF([.S77] = &quot;&quot;;0;1)" office:value-type="float" office:value="0" calcext:value-type="float">
            <text:p>0</text:p>
          </table:table-cell>
          <table:table-cell table:formula="of:=CONCATENATE(&quot;Symbols/Dice/dice_&quot;;[.H77];&quot;.png&quot;)" office:value-type="string" office:string-value="Symbols/Dice/dice_Electric.png" calcext:value-type="string">
            <text:p>Symbols/Dice/dice_Electric.png</text:p>
          </table:table-cell>
          <table:table-cell table:formula="of:=CONCATENATE(&quot;Symbols/Dice/dice_&quot;;[.I77];&quot;.png&quot;)" office:value-type="string" office:string-value="Symbols/Dice/dice_Electric.png" calcext:value-type="string">
            <text:p>Symbols/Dice/dice_Electric.png</text:p>
          </table:table-cell>
          <table:table-cell table:formula="of:=CONCATENATE(&quot;Symbols/Dice/dice_&quot;;[.J77];&quot;.png&quot;)" office:value-type="string" office:string-value="Symbols/Dice/dice_Electric.png" calcext:value-type="string">
            <text:p>Symbols/Dice/dice_Electric.png</text:p>
          </table:table-cell>
          <table:table-cell table:formula="of:=CONCATENATE(&quot;Symbols/Dice/dice_&quot;;[.K77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L7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7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7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7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7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7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77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77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77])" office:value-type="string" office:string-value="Speed: 5" calcext:value-type="string">
            <text:p>Speed: 5</text:p>
          </table:table-cell>
          <table:table-cell/>
          <table:table-cell table:formula="of:=MATCH([.AJ77]; [.$GV$1:.$GV$1048576];0)" office:value-type="float" office:value="43" calcext:value-type="float">
            <text:p>43</text:p>
          </table:table-cell>
          <table:table-cell table:formula="of:=MATCH([.AK77]; [.$GV$1:.$GV$1048576];0)" office:value-type="float" office:value="28" calcext:value-type="float">
            <text:p>28</text:p>
          </table:table-cell>
          <table:table-cell table:formula="of:=MATCH([.AL77]; [.$GV$1:.$GV$1048576];0)" office:value-type="float" office:value="97" calcext:value-type="float">
            <text:p>97</text:p>
          </table:table-cell>
          <table:table-cell table:style-name="ce1" table:formula="of:=INDIRECT(&quot;HC&quot;&amp;[.GG77])">
            <text:p/>
          </table:table-cell>
          <table:table-cell table:style-name="ce1" table:formula="of:=INDIRECT(&quot;HC&quot;&amp;[.GH77])">
            <text:p/>
          </table:table-cell>
          <table:table-cell table:style-name="ce1" table:formula="of:=INDIRECT(&quot;HC&quot;&amp;[.GI77])" office:value-type="string" office:string-value="Affects: (circle). Destroys boulders affected, which each adds (rock) to the attack." calcext:value-type="string">
            <text:p>Affects: (circle). Destroys boulders affected, which each adds (rock) to the attack.</text:p>
          </table:table-cell>
          <table:table-cell table:style-name="ce1" table:formula="of:=INDIRECT(&quot;GW&quot;&amp;[.GG77])" office:value-type="float" office:value="1" calcext:value-type="float">
            <text:p>1</text:p>
          </table:table-cell>
          <table:table-cell table:style-name="ce1" table:formula="of:=INDIRECT(&quot;GW&quot;&amp;[.GH77])" office:value-type="float" office:value="0" calcext:value-type="float">
            <text:p>0</text:p>
          </table:table-cell>
          <table:table-cell table:style-name="ce1" table:formula="of:=INDIRECT(&quot;GW&quot;&amp;[.GI77])" office:value-type="float" office:value="1" calcext:value-type="float">
            <text:p>1</text:p>
          </table:table-cell>
          <table:table-cell table:style-name="ce1" table:formula="of:=INDIRECT(&quot;HE&quot;&amp;[.GG77])" office:value-type="string" office:string-value="Damage: (Flying)(Flying)(Flying)" calcext:value-type="string">
            <text:p>Damage: (Flying)(Flying)(Flying)</text:p>
          </table:table-cell>
          <table:table-cell table:style-name="ce1" table:formula="of:=INDIRECT(&quot;HE&quot;&amp;[.GH77])" office:value-type="string" office:string-value="Damage: (Electric)" calcext:value-type="string">
            <text:p>Damage: (Electric)</text:p>
          </table:table-cell>
          <table:table-cell table:style-name="ce1" table:formula="of:=INDIRECT(&quot;HE&quot;&amp;[.GI77])" office:value-type="string" office:string-value="Damage: (Electric)" calcext:value-type="string">
            <text:p>Damage: (Electric)</text:p>
          </table:table-cell>
          <table:table-cell/>
          <table:table-cell table:style-name="ce9"/>
          <table:table-cell table:style-name="ce6" office:value-type="float" office:value="76" calcext:value-type="float">
            <text:p>76</text:p>
          </table:table-cell>
          <table:table-cell table:style-name="ce9" office:value-type="string" calcext:value-type="string">
            <text:p>Absor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rass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string" calcext:value-type="string">
            <text:p>Regain a (health) for every (health) lost by target.</text:p>
          </table:table-cell>
          <table:table-cell table:style-name="ce7" table:formula="of:=CONCATENATE([.HH77]; [.HB77])" office:value-type="string" office:string-value="Regain a (health) for every (health) lost by target." calcext:value-type="string">
            <text:p>Regain a (health) for every (health) lost by target.</text:p>
          </table:table-cell>
          <table:table-cell table:style-name="ce6" table:formula="of:=CONCATENATE(&quot;(&quot;;[.GY77];&quot;)&quot;)" office:value-type="string" office:string-value="(Grass)" calcext:value-type="string">
            <text:p>(Grass)</text:p>
          </table:table-cell>
          <table:table-cell table:style-name="ce6" table:formula="of:=CONCATENATE(&quot;Damage: &quot;;IF([.GX77]&gt;=1;[.HD77];&quot;&quot;);IF([.GX77]&gt;=2;[.HD77];&quot;&quot;);IF([.GX77]&gt;=3;[.HD77];&quot;&quot;);IF([.GX77]&gt;=4;[.HD77];&quot;&quot;);IF([.GX77]&gt;=5;[.HD77];&quot;&quot;);IF([.HI77]=1;CONCATENATE(&quot;(&quot;;[.GY77];&quot;_x)&quot;);&quot;&quot;))" office:value-type="string" office:string-value="Damage: (Grass)" calcext:value-type="string">
            <text:p>Damage: (Grass)</text:p>
          </table:table-cell>
          <table:table-cell table:style-name="ce6"/>
          <table:table-cell table:style-name="ce6" table:formula="of:=CONCATENATE(IF([.HA77]&lt;&gt;&quot;all hostile Pok&amp;eacute;mon&quot;;&quot;(&quot;;&quot;&quot;);[.HA77];IF([.HA77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77] &lt;&gt; &quot;&quot;; CONCATENATE(&quot;Affects: &quot;; [.HG77]; &quot;. &quot;);&quot;&quot;)">
            <text:p/>
          </table:table-cell>
          <table:table-cell table:style-name="ce6"/>
          <table:table-cell table:style-name="ce6" table:formula="of:=CONCATENATE([.GV77]; IF([.GW77]=1;&quot; (cc)&quot;;&quot;&quot;))" office:value-type="string" office:string-value="Absorb" calcext:value-type="string">
            <text:p>Absorb</text:p>
          </table:table-cell>
          <table:table-cell table:style-name="ce6" table:formula="of:=CONCATENATE(&quot;Symbols/attack_imgs/&quot;;[.GV77];&quot;.png&quot;)" office:value-type="string" office:string-value="Symbols/attack_imgs/Absorb.png" calcext:value-type="string">
            <text:p>Symbols/attack_imgs/Absorb.png</text:p>
          </table:table-cell>
          <table:table-cell table:style-name="ce6" table:formula="of:=CONCATENATE(&quot;TM &quot;; [.GU77]-3; &quot; (&quot;;[.GY77]; &quot;_t) &amp;nbsp &quot;; [.GV77];  IF([.GW77]=1;&quot; (cc)&quot;;&quot;&quot;))" office:value-type="string" office:string-value="TM 73 (Grass_t) &amp;nbsp Absorb" calcext:value-type="string">
            <text:p>TM 73 (Grass_t) &amp;nbsp Absorb</text:p>
          </table:table-cell>
          <table:table-cell table:style-name="ce6" table:formula="of:=CONCATENATE([.HH77];[.HB77])" office:value-type="string" office:string-value="Regain a (health) for every (health) lost by target." calcext:value-type="string">
            <text:p>Regain a (health) for every (health) lost by target.</text:p>
          </table:table-cell>
          <table:table-cell/>
          <table:table-cell table:formula="of:=IF([.GZ76]=&quot;none&quot;;&quot;&quot;;[.GZ76])" office:value-type="float" office:value="2" calcext:value-type="float">
            <text:p>2</text:p>
          </table:table-cell>
          <table:table-cell table:number-columns-repeated="2"/>
          <table:table-cell table:formula="of:=IF(INDIRECT(&quot;GZ&quot;&amp;[.GG77])=&quot;none&quot;;&quot;&quot;;INDIRECT(&quot;GZ&quot;&amp;[.GG77]))" office:value-type="float" office:value="1" calcext:value-type="float">
            <text:p>1</text:p>
          </table:table-cell>
          <table:table-cell table:formula="of:=IF(INDIRECT(&quot;GZ&quot;&amp;[.GH77])=&quot;none&quot;;&quot;&quot;;INDIRECT(&quot;GZ&quot;&amp;[.GH77]))" office:value-type="float" office:value="6" calcext:value-type="float">
            <text:p>6</text:p>
          </table:table-cell>
          <table:table-cell table:formula="of:=IF(INDIRECT(&quot;GZ&quot;&amp;[.GI77])=&quot;none&quot;;&quot;&quot;;INDIRECT(&quot;GZ&quot;&amp;[.GI77]))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3"/>
          <table:table-cell table:formula="of:=IF([.IP77]=1;&quot;H&quot;;&quot;&quot;)">
            <text:p/>
          </table:table-cell>
          <table:table-cell table:formula="of:=IF([.IQ77]=1;&quot;H&quot;;&quot;&quot;)">
            <text:p/>
          </table:table-cell>
          <table:table-cell table:formula="of:=IF([.IR77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Moltres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Attacks that deal (fire) deal an additional (fire).</text:p>
          </table:table-cell>
          <table:table-cell table:number-columns-repeated="3" table:style-name="ce9" office:value-type="string" calcext:value-type="string">
            <text:p>Fire</text:p>
          </table:table-cell>
          <table:table-cell table:style-name="ce9" office:value-type="string" calcext:value-type="string">
            <text:p>Flying</text:p>
          </table:table-cell>
          <table:table-cell table:style-name="ce9" table:number-columns-repeated="8"/>
          <table:table-cell table:style-name="ce16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8"/>
          <table:table-cell table:style-name="ce30"/>
          <table:table-cell table:style-name="ce32"/>
          <table:table-cell table:style-name="ce9" table:formula="of:=12-COUNTIF([.T78:.AE78];&quot;&gt;1&quot;)-COUNTIF([.T78:.AE78];&quot;&gt;2&quot;)-COUNTIF([.T78:.AE78];&quot;&gt;3&quot;)-COUNTIF([.T78:.AE78];&quot;&gt;4&quot;)-COUNTIF([.T78:.AE78];&quot;&gt;5&quot;)-COUNTIF([.T78:.AE78];&quot;&gt;6&quot;)-COUNTIF([.T78:.AE78];&quot;&gt;7&quot;)-COUNTIF([.T78:.AE78];&quot;&gt;8&quot;)" office:value-type="float" office:value="7" calcext:value-type="float">
            <text:p>7</text:p>
          </table:table-cell>
          <table:table-cell table:style-name="ce9" table:formula="of:=SUM([.T78:.AE78])" office:value-type="float" office:value="10" calcext:value-type="float">
            <text:p>10</text:p>
          </table:table-cell>
          <table:table-cell table:style-name="ce9" table:number-columns-repeated="2"/>
          <table:table-cell table:style-name="ce9" office:value-type="string" calcext:value-type="string">
            <text:p>Flamethrower</text:p>
          </table:table-cell>
          <table:table-cell table:style-name="ce9" office:value-type="string" calcext:value-type="string">
            <text:p>Fire Blast</text:p>
          </table:table-cell>
          <table:table-cell table:style-name="ce9" office:value-type="string" calcext:value-type="string">
            <text:p>Sky Attac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Wing Attack</text:p>
          </table:table-cell>
          <table:table-cell table:style-name="ce9" office:value-type="string" calcext:value-type="string">
            <text:p>Drill Peck</text:p>
          </table:table-cell>
          <table:table-cell table:style-name="ce9" office:value-type="string" calcext:value-type="string">
            <text:p>Hyper Beam</text:p>
          </table:table-cell>
          <table:table-cell table:style-name="ce9" office:value-type="string" calcext:value-type="string">
            <text:p>Rain Dance</text:p>
          </table:table-cell>
          <table:table-cell table:style-name="ce9" office:value-type="string" calcext:value-type="string">
            <text:p>Smokescreen</text:p>
          </table:table-cell>
          <table:table-cell table:style-name="ce59" table:formula="of:=ROUND([.AG78]+(12-[.AF78])-[.BA78]/2+[.BF78]+[.BG78]-[.BT78]+[.AZ78]*2/3+[.BC78]-[.AX78];1)" office:value-type="float" office:value="12.5" calcext:value-type="float">
            <text:p>12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ndary</text:p>
          </table:table-cell>
          <table:table-cell table:style-name="ce1" table:formula="of:=IF([.AW78]=&quot;Starter&quot;; 0;IF([.AW78]=&quot;Route 1&quot;;0; IF([.AW78]=&quot;Viridian Forest&quot;;0;IF([.AW78]=&quot;Cycling Road&quot;;0;0.7))))" office:value-type="float" office:value="0.7" calcext:value-type="float">
            <text:p>0.7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2" calcext:value-type="float">
            <text:p>12</text:p>
          </table:table-cell>
          <table:table-cell table:formula="of:=IF([.D78]=&quot;&quot;;IF([.I78]&lt;&gt;&quot;&quot;;0;IF([.M78]&lt;&gt;&quot;&quot;;[.AH78]-1;[.AI78]-1));IF([.M78]&lt;&gt;&quot;&quot;;0;IF([.Q78]&lt;&gt;&quot;&quot;;[.AH78]-1)))" office:value-type="float" office:value="0" calcext:value-type="float">
            <text:p>0</text:p>
          </table:table-cell>
          <table:table-cell table:style-name="ce9"/>
          <table:table-cell table:style-name="ce1" table:formula="of:=IF([.AM78]=1;0;IF([.AM78]=2;1;IF([.AM78]=3;1.7;IF([.AM78]=4;2.2;IF([.AM78]=5;2.55;IF([.AM78]=6;2.8;IF([.AM78]=7;3)))))))" office:value-type="float" office:value="2.55" calcext:value-type="float">
            <text:p>2.55</text:p>
          </table:table-cell>
          <table:table-cell office:value-type="float" office:value="0.3" calcext:value-type="float">
            <text:p>0.3</text:p>
          </table:table-cell>
          <table:table-cell table:formula="of:=[.BD78] *(2 -[.BE78])/2" office:value-type="float" office:value="2.1675" calcext:value-type="float">
            <text:p>2.167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78])" office:value-type="string" office:string-value="Flamethrower (cc)" calcext:value-type="string">
            <text:p>Flamethrower (cc)</text:p>
          </table:table-cell>
          <table:table-cell table:style-name="ce1" table:formula="of:=INDIRECT(&quot;HJ&quot;&amp;[.GH78])" office:value-type="string" office:string-value="Fire Blast (cc)" calcext:value-type="string">
            <text:p>Fire Blast (cc)</text:p>
          </table:table-cell>
          <table:table-cell table:style-name="ce1" table:formula="of:=INDIRECT(&quot;HJ&quot;&amp;[.GI78])" office:value-type="string" office:string-value="Sky Attack (cc)" calcext:value-type="string">
            <text:p>Sky Attack (cc)</text:p>
          </table:table-cell>
          <table:table-cell/>
          <table:table-cell table:style-name="ce1" table:formula="of:=IF([.BQ78]&gt;=1; 0;IF([.BR78]&gt;=1;[.AH78]-1;IF([.BS78]&gt;=1;[.AI78]-1;11)))" office:value-type="float" office:value="0" calcext:value-type="float">
            <text:p>0</text:p>
          </table:table-cell>
          <table:table-cell table:formula="of:=IF([.BQ78]&gt;=2; 0;IF([.BR78]&gt;=2;[.AH78]-1;IF([.BS78]&gt;=2;[.AI78]-1;11)))" office:value-type="float" office:value="0" calcext:value-type="float">
            <text:p>0</text:p>
          </table:table-cell>
          <table:table-cell table:formula="of:=IF([.BQ78]&gt;=3; 0;IF([.BR78]&gt;=3;[.AH78]-1;IF([.BS78]&gt;=3;[.AI78]-1;11)))" office:value-type="float" office:value="0" calcext:value-type="float">
            <text:p>0</text:p>
          </table:table-cell>
          <table:table-cell table:formula="of:=IF([.BQ78]&gt;=4; 0;IF([.BR78]&gt;=4;[.AH78]-1;IF([.BS78]&gt;=4;[.AI78]-1;11)))" office:value-type="float" office:value="0" calcext:value-type="float">
            <text:p>0</text:p>
          </table:table-cell>
          <table:table-cell table:formula="of:= 4- COUNTBLANK([.H78:.K78])" office:value-type="float" office:value="4" calcext:value-type="float">
            <text:p>4</text:p>
          </table:table-cell>
          <table:table-cell table:formula="of:= MAX([.BQ78];4 -COUNTBLANK([.L78:.O78]))" office:value-type="float" office:value="4" calcext:value-type="float">
            <text:p>4</text:p>
          </table:table-cell>
          <table:table-cell table:formula="of:=MAX([.BR78];4-COUNTBLANK([.P78:.S78]))" office:value-type="float" office:value="4" calcext:value-type="float">
            <text:p>4</text:p>
          </table:table-cell>
          <table:table-cell table:formula="of:=IF([.D78]&lt;&gt;&quot;&quot;;4;SUM([.BM78:.BP78])/7)" office:value-type="float" office:value="0" calcext:value-type="float">
            <text:p>0</text:p>
          </table:table-cell>
          <table:table-cell table:number-columns-repeated="16"/>
          <table:table-cell table:formula="of:=IF([.A78]=&quot;&quot;;0;1)+IF([.B78]=&quot;&quot;;0;1)+IF([.C78]=&quot;&quot;;0;1)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IF([.D78]=&quot;&quot;;&quot;&quot;;CONCATENATE(&quot;Symbols/Other/&quot;;[.D78];&quot;.png&quot;))">
            <text:p/>
          </table:table-cell>
          <table:table-cell table:formula="of:=LEN([.A78])" office:value-type="float" office:value="7" calcext:value-type="float">
            <text:p>7</text:p>
          </table:table-cell>
          <table:table-cell table:formula="of:=LEN([.B78])" office:value-type="float" office:value="0" calcext:value-type="float">
            <text:p>0</text:p>
          </table:table-cell>
          <table:table-cell table:formula="of:=LEN([.C78])" office:value-type="float" office:value="0" calcext:value-type="float">
            <text:p>0</text:p>
          </table:table-cell>
          <table:table-cell table:formula="of:=CONCATENATE(IF([.FO78]&gt;0; CONCATENATE([.A78];&quot; (die_&quot;; [.H78]);&quot;&quot;); IF([.FO78]&gt;1; CONCATENATE(&quot;_&quot;;[.I78]);&quot;&quot;);IF([.FO78]&gt;2; CONCATENATE(&quot;_&quot;;[.J78]);&quot;&quot;);IF([.FO78]&gt;3; CONCATENATE(&quot;_&quot;;[.K78]);&quot;&quot;);IF([.FO78]&gt;0;&quot;)&quot;;[.A78]))" office:value-type="string" office:string-value="Moltres (die_Fire_Fire_Fire_Flying)" calcext:value-type="string">
            <text:p>Moltres (die_Fire_Fire_Fire_Flying)</text:p>
          </table:table-cell>
          <table:table-cell table:formula="of:=CONCATENATE(IF([.FP78]&gt;0; CONCATENATE([.B78];&quot; (die_&quot;; [.L78]);&quot;&quot;); IF([.FP78]&gt;1; CONCATENATE(&quot;_&quot;;[.M78]);&quot;&quot;);IF([.FP78]&gt;2; CONCATENATE(&quot;_&quot;;[.N78]);&quot;&quot;);IF([.FP78]&gt;3; CONCATENATE(&quot;_&quot;;[.O78]);&quot;&quot;);IF([.FP78]&gt;0;&quot;)&quot;;&quot;&quot;))">
            <text:p/>
          </table:table-cell>
          <table:table-cell table:formula="of:=CONCATENATE(IF([.FQ78]&gt;0; CONCATENATE([.C78];&quot; (die_&quot;; [.P78]);&quot;&quot;); IF([.FQ78]&gt;1; CONCATENATE(&quot;_&quot;;[.Q78]);&quot;&quot;);IF([.FQ78]&gt;2; CONCATENATE(&quot;_&quot;;[.R78]);&quot;&quot;);IF([.FQ78]&gt;3; CONCATENATE(&quot;_&quot;;[.S78]);&quot;&quot;);IF([.FQ78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78] = &quot;&quot;; &quot;&quot;;MATCH([.AN78];[.$GV$2:.$GV$100];0)-3)" office:value-type="float" office:value="15" calcext:value-type="float">
            <text:p>15</text:p>
          </table:table-cell>
          <table:table-cell table:formula="of:=IF([.AO78] = &quot;&quot;; &quot;&quot;;MATCH([.AO78];[.$GV$2:.$GV$100];0)-3)" office:value-type="float" office:value="39" calcext:value-type="float">
            <text:p>39</text:p>
          </table:table-cell>
          <table:table-cell table:formula="of:=IF([.AP78] = &quot;&quot;; &quot;&quot;;MATCH([.AP78];[.$GV$2:.$GV$100];0)-3)" office:value-type="float" office:value="33" calcext:value-type="float">
            <text:p>33</text:p>
          </table:table-cell>
          <table:table-cell table:formula="of:=IF([.AQ78] = &quot;&quot;; &quot;&quot;;MATCH([.AQ78];[.$GV$2:.$GV$100];0)-3)" office:value-type="float" office:value="2" calcext:value-type="float">
            <text:p>2</text:p>
          </table:table-cell>
          <table:table-cell table:formula="of:=IF([.AR78] = &quot;&quot;; &quot;&quot;;MATCH([.AR78];[.$GV$2:.$GV$100];0)-3)" office:value-type="float" office:value="5" calcext:value-type="float">
            <text:p>5</text:p>
          </table:table-cell>
          <table:table-cell table:number-columns-repeated="2"/>
          <table:table-cell table:style-name="ce1" table:formula="of:=IFERROR(IF(OR(INDIRECT(&quot;$GX&quot; &amp; [.EV78]+4 )&gt;0;INDIRECT(&quot;$HI&quot; &amp; [.EV78]+4 )&gt;0);INDIRECT(&quot;$GY&quot; &amp; [.EV78]+4);&quot;&quot;);&quot;&quot;)">
            <text:p/>
          </table:table-cell>
          <table:table-cell table:style-name="ce1" table:formula="of:=IFERROR(IF(OR(INDIRECT(&quot;$GX&quot; &amp; [.EW78]+4 )&gt;0;INDIRECT(&quot;$HI&quot; &amp; [.EW78]+4 )&gt;0);INDIRECT(&quot;$GY&quot; &amp; [.EW78]+4);&quot;&quot;);&quot;&quot;)" office:value-type="string" office:string-value="Grass" calcext:value-type="string">
            <text:p>Grass</text:p>
          </table:table-cell>
          <table:table-cell table:style-name="ce1" table:formula="of:=IFERROR(IF(OR(INDIRECT(&quot;$GX&quot; &amp; [.EX78]+4 )&gt;0;INDIRECT(&quot;$HI&quot; &amp; [.EX78]+4 )&gt;0);INDIRECT(&quot;$GY&quot; &amp; [.EX78]+4);&quot;&quot;);&quot;&quot;)" office:value-type="string" office:string-value="Flying" calcext:value-type="string">
            <text:p>Flying</text:p>
          </table:table-cell>
          <table:table-cell table:style-name="ce1" table:formula="of:=IFERROR(IF(OR(INDIRECT(&quot;$GX&quot; &amp; [.EY78]+4 )&gt;0;INDIRECT(&quot;$HI&quot; &amp; [.EY78]+4 )&gt;0);INDIRECT(&quot;$GY&quot; &amp; [.EY78]+4);&quot;&quot;);&quot;&quot;)" office:value-type="string" office:string-value="Normal" calcext:value-type="string">
            <text:p>Normal</text:p>
          </table:table-cell>
          <table:table-cell table:style-name="ce1" table:formula="of:=IFERROR(IF(OR(INDIRECT(&quot;$GX&quot; &amp; [.EZ78]+4 )&gt;0;INDIRECT(&quot;$HI&quot; &amp; [.EZ78]+4 )&gt;0);INDIRECT(&quot;$GY&quot; &amp; [.EZ78]+4);&quot;&quot;);&quot;&quot;)" office:value-type="string" office:string-value="Flying" calcext:value-type="string">
            <text:p>Flying</text:p>
          </table:table-cell>
          <table:table-cell table:style-name="ce1" table:formula="of:=IF([.EJ78]=&quot;&quot;;&quot;&quot;;(SMALL([.$EJ78:.$EN78];[.DX78])))" office:value-type="float" office:value="2" calcext:value-type="float">
            <text:p>2</text:p>
          </table:table-cell>
          <table:table-cell table:style-name="ce1" table:formula="of:=IF([.EK78]=&quot;&quot;;&quot;&quot;;(SMALL([.$EJ78:.$EN78];[.DY78])))" office:value-type="float" office:value="5" calcext:value-type="float">
            <text:p>5</text:p>
          </table:table-cell>
          <table:table-cell table:style-name="ce1" table:formula="of:=IF([.EL78]=&quot;&quot;;&quot;&quot;;(SMALL([.$EJ78:.$EN78];[.DZ78])))" office:value-type="float" office:value="15" calcext:value-type="float">
            <text:p>15</text:p>
          </table:table-cell>
          <table:table-cell table:style-name="ce1" table:formula="of:=IF([.EM78]=&quot;&quot;;&quot;&quot;;(SMALL([.$EJ78:.$EN78];[.EA78])))" office:value-type="float" office:value="33" calcext:value-type="float">
            <text:p>33</text:p>
          </table:table-cell>
          <table:table-cell table:style-name="ce1" table:formula="of:=IF([.EN78]=&quot;&quot;;&quot;&quot;;(SMALL([.$EJ78:.$EN78];[.EB78])))" office:value-type="float" office:value="39" calcext:value-type="float">
            <text:p>39</text:p>
          </table:table-cell>
          <table:table-cell table:formula="of:=IF([.EQ78]=&quot;&quot;;&quot;&quot;;CONCATENATE(&quot;symbols/types/only_color_exact/&quot;;[.EQ78];&quot;.png&quot;))">
            <text:p/>
          </table:table-cell>
          <table:table-cell table:formula="of:=IF([.ER78]=&quot;&quot;;&quot;&quot;;CONCATENATE(&quot;symbols/types/only_color_exact/&quot;;[.ER78];&quot;.png&quot;))" office:value-type="string" office:string-value="symbols/types/only_color_exact/Grass.png" calcext:value-type="string">
            <text:p>symbols/types/only_color_exact/Grass.png</text:p>
          </table:table-cell>
          <table:table-cell table:formula="of:=IF([.ES78]=&quot;&quot;;&quot;&quot;;CONCATENATE(&quot;symbols/types/only_color_exact/&quot;;[.ES78];&quot;.png&quot;))" office:value-type="string" office:string-value="symbols/types/only_color_exact/Flying.png" calcext:value-type="string">
            <text:p>symbols/types/only_color_exact/Flying.png</text:p>
          </table:table-cell>
          <table:table-cell table:formula="of:=IF([.ET78]=&quot;&quot;;&quot;&quot;;CONCATENATE(&quot;symbols/types/only_color_exact/&quot;;[.ET78];&quot;.png&quot;))" office:value-type="string" office:string-value="symbols/types/only_color_exact/Normal.png" calcext:value-type="string">
            <text:p>symbols/types/only_color_exact/Normal.png</text:p>
          </table:table-cell>
          <table:table-cell table:formula="of:=IF([.EU78]=&quot;&quot;;&quot;&quot;;CONCATENATE(&quot;symbols/types/only_color_exact/&quot;;[.EU78];&quot;.png&quot;))" office:value-type="string" office:string-value="symbols/types/only_color_exact/Flying.png" calcext:value-type="string">
            <text:p>symbols/types/only_color_exact/Flying.png</text:p>
          </table:table-cell>
          <table:table-cell table:number-columns-repeated="5"/>
          <table:table-cell table:formula="of:=CONCATENATE(&quot;Symbols/Types/Weaknesses/&quot;; [.E78]; &quot;.png&quot;)" office:value-type="string" office:string-value="Symbols/Types/Weaknesses/Fire.png" calcext:value-type="string">
            <text:p>Symbols/Types/Weaknesses/Fire.png</text:p>
          </table:table-cell>
          <table:table-cell table:formula="of:=CONCATENATE(&quot;Symbols/Pokemon/&quot;;[.A78];&quot;.png&quot;)" office:value-type="string" office:string-value="Symbols/Pokemon/Moltres.png" calcext:value-type="string">
            <text:p>Symbols/Pokemon/Moltres.png</text:p>
          </table:table-cell>
          <table:table-cell table:formula="of:=CONCATENATE(&quot;Symbols/Pokemon/&quot;;[.B78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78];&quot;.png&quot;)" office:value-type="string" office:string-value="Symbols/Pokemon/.png" calcext:value-type="string">
            <text:p>Symbols/Pokemon/.png</text:p>
          </table:table-cell>
          <table:table-cell table:formula="of:=IF([.H78]=&quot;&quot;;0;1)+IF([.I78]=&quot;&quot;;0;1) +IF([.J78]=&quot;&quot;;0;1)+ IF([.K78] = &quot;&quot;;0;1)" office:value-type="float" office:value="4" calcext:value-type="float">
            <text:p>4</text:p>
          </table:table-cell>
          <table:table-cell table:formula="of:=IF([.L78]=&quot;&quot;;0;1)+IF([.M78]=&quot;&quot;;0;1) +IF([.N78]=&quot;&quot;;0;1)+ IF([.O78] = &quot;&quot;;0;1)" office:value-type="float" office:value="0" calcext:value-type="float">
            <text:p>0</text:p>
          </table:table-cell>
          <table:table-cell table:formula="of:=IF([.P78]=&quot;&quot;;0;1)+IF([.Q78]=&quot;&quot;;0;1) +IF([.R78]=&quot;&quot;;0;1)+ IF([.S78] = &quot;&quot;;0;1)" office:value-type="float" office:value="0" calcext:value-type="float">
            <text:p>0</text:p>
          </table:table-cell>
          <table:table-cell table:formula="of:=CONCATENATE(&quot;Symbols/Dice/dice_&quot;;[.H78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I78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J78];&quot;.png&quot;)" office:value-type="string" office:string-value="Symbols/Dice/dice_Fire.png" calcext:value-type="string">
            <text:p>Symbols/Dice/dice_Fire.png</text:p>
          </table:table-cell>
          <table:table-cell table:formula="of:=CONCATENATE(&quot;Symbols/Dice/dice_&quot;;[.K78];&quot;.png&quot;)" office:value-type="string" office:string-value="Symbols/Dice/dice_Flying.png" calcext:value-type="string">
            <text:p>Symbols/Dice/dice_Flying.png</text:p>
          </table:table-cell>
          <table:table-cell table:formula="of:=CONCATENATE(&quot;Symbols/Dice/dice_&quot;;[.L7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7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7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7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7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7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78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78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78])" office:value-type="string" office:string-value="Speed: 5" calcext:value-type="string">
            <text:p>Speed: 5</text:p>
          </table:table-cell>
          <table:table-cell/>
          <table:table-cell table:formula="of:=MATCH([.AJ78]; [.$GV$1:.$GV$1048576];0)" office:value-type="float" office:value="12" calcext:value-type="float">
            <text:p>12</text:p>
          </table:table-cell>
          <table:table-cell table:formula="of:=MATCH([.AK78]; [.$GV$1:.$GV$1048576];0)" office:value-type="float" office:value="18" calcext:value-type="float">
            <text:p>18</text:p>
          </table:table-cell>
          <table:table-cell table:formula="of:=MATCH([.AL78]; [.$GV$1:.$GV$1048576];0)" office:value-type="float" office:value="73" calcext:value-type="float">
            <text:p>73</text:p>
          </table:table-cell>
          <table:table-cell table:style-name="ce1" table:formula="of:=INDIRECT(&quot;HC&quot;&amp;[.GG78])" office:value-type="string" office:string-value="Affects: (4_line). " calcext:value-type="string">
            <text:p>Affects: (4_line). </text:p>
          </table:table-cell>
          <table:table-cell table:style-name="ce1" table:formula="of:=INDIRECT(&quot;HC&quot;&amp;[.GH78])" office:value-type="string" office:string-value="Affects: (circle). " calcext:value-type="string">
            <text:p>Affects: (circle). </text:p>
          </table:table-cell>
          <table:table-cell table:style-name="ce1" table:formula="of:=INDIRECT(&quot;HC&quot;&amp;[.GI78])" office:value-type="string" office:string-value="Affects: (6_line). After attack, teleport to last available hex affected." calcext:value-type="string">
            <text:p>Affects: (6_line). After attack, teleport to last available hex affected.</text:p>
          </table:table-cell>
          <table:table-cell table:style-name="ce1" table:formula="of:=INDIRECT(&quot;GW&quot;&amp;[.GG78])" office:value-type="float" office:value="1" calcext:value-type="float">
            <text:p>1</text:p>
          </table:table-cell>
          <table:table-cell table:style-name="ce1" table:formula="of:=INDIRECT(&quot;GW&quot;&amp;[.GH78])" office:value-type="float" office:value="1" calcext:value-type="float">
            <text:p>1</text:p>
          </table:table-cell>
          <table:table-cell table:style-name="ce1" table:formula="of:=INDIRECT(&quot;GW&quot;&amp;[.GI78])" office:value-type="float" office:value="1" calcext:value-type="float">
            <text:p>1</text:p>
          </table:table-cell>
          <table:table-cell table:style-name="ce1" table:formula="of:=INDIRECT(&quot;HE&quot;&amp;[.GG78])" office:value-type="string" office:string-value="Damage: (fire)(fire)" calcext:value-type="string">
            <text:p>Damage: (fire)(fire)</text:p>
          </table:table-cell>
          <table:table-cell table:style-name="ce1" table:formula="of:=INDIRECT(&quot;HE&quot;&amp;[.GH78])" office:value-type="string" office:string-value="Damage: (Fire)" calcext:value-type="string">
            <text:p>Damage: (Fire)</text:p>
          </table:table-cell>
          <table:table-cell table:style-name="ce1" table:formula="of:=INDIRECT(&quot;HE&quot;&amp;[.GI78])" office:value-type="string" office:string-value="Damage: (Flying)(Flying)" calcext:value-type="string">
            <text:p>Damage: (Flying)(Flying)</text:p>
          </table:table-cell>
          <table:table-cell table:number-columns-repeated="2"/>
          <table:table-cell table:style-name="ce9" office:value-type="float" office:value="77" calcext:value-type="float">
            <text:p>77</text:p>
          </table:table-cell>
          <table:table-cell office:value-type="string" calcext:value-type="string">
            <text:p>X-sciss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table:formula="of:=CONCATENATE([.HH78]; [.HB78])">
            <text:p/>
          </table:table-cell>
          <table:table-cell table:style-name="ce6" table:formula="of:=CONCATENATE(&quot;(&quot;;[.GY78];&quot;)&quot;)" office:value-type="string" office:string-value="(Grass)" calcext:value-type="string">
            <text:p>(Grass)</text:p>
          </table:table-cell>
          <table:table-cell table:style-name="ce6" table:formula="of:=CONCATENATE(&quot;Damage: &quot;;IF([.GX78]&gt;=1;[.HD78];&quot;&quot;);IF([.GX78]&gt;=2;[.HD78];&quot;&quot;);IF([.GX78]&gt;=3;[.HD78];&quot;&quot;);IF([.GX78]&gt;=4;[.HD78];&quot;&quot;);IF([.GX78]&gt;=5;[.HD78];&quot;&quot;);IF([.HI78]=1;CONCATENATE(&quot;(&quot;;[.GY78];&quot;_x)&quot;);&quot;&quot;))" office:value-type="string" office:string-value="Damage: (Grass)(Grass)(Grass)" calcext:value-type="string">
            <text:p>Damage: (Grass)(Grass)(Grass)</text:p>
          </table:table-cell>
          <table:table-cell table:style-name="ce6"/>
          <table:table-cell table:style-name="ce6" table:formula="of:=CONCATENATE(IF([.HA78]&lt;&gt;&quot;all hostile Pok&amp;eacute;mon&quot;;&quot;(&quot;;&quot;&quot;);[.HA78];IF([.HA78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78] &lt;&gt; &quot;&quot;; CONCATENATE(&quot;Affects: &quot;; [.HG78]; &quot;. &quot;);&quot;&quot;)">
            <text:p/>
          </table:table-cell>
          <table:table-cell table:style-name="ce6"/>
          <table:table-cell table:style-name="ce6" table:formula="of:=CONCATENATE([.GV78]; IF([.GW78]=1;&quot; (cc)&quot;;&quot;&quot;))" office:value-type="string" office:string-value="X-scissor (cc)" calcext:value-type="string">
            <text:p>X-scissor (cc)</text:p>
          </table:table-cell>
          <table:table-cell table:style-name="ce6" table:formula="of:=CONCATENATE(&quot;Symbols/attack_imgs/&quot;;[.GV78];&quot;.png&quot;)" office:value-type="string" office:string-value="Symbols/attack_imgs/X-scissor.png" calcext:value-type="string">
            <text:p>Symbols/attack_imgs/X-scissor.png</text:p>
          </table:table-cell>
          <table:table-cell table:style-name="ce6" table:formula="of:=CONCATENATE(&quot;TM &quot;; [.GU78]-3; &quot; (&quot;;[.GY78]; &quot;_t) &amp;nbsp &quot;; [.GV78];  IF([.GW78]=1;&quot; (cc)&quot;;&quot;&quot;))" office:value-type="string" office:string-value="TM 74 (Grass_t) &amp;nbsp X-scissor (cc)" calcext:value-type="string">
            <text:p>TM 74 (Grass_t) &amp;nbsp X-scissor (cc)</text:p>
          </table:table-cell>
          <table:table-cell table:style-name="ce6" table:formula="of:=CONCATENATE([.HH78];[.HB78])">
            <text:p/>
          </table:table-cell>
          <table:table-cell table:style-name="ce9"/>
          <table:table-cell table:formula="of:=IF([.GZ77]=&quot;none&quot;;&quot;&quot;;[.GZ77])" office:value-type="float" office:value="2" calcext:value-type="float">
            <text:p>2</text:p>
          </table:table-cell>
          <table:table-cell table:style-name="ce9" table:number-columns-repeated="2"/>
          <table:table-cell table:formula="of:=IF(INDIRECT(&quot;GZ&quot;&amp;[.GG78])=&quot;none&quot;;&quot;&quot;;INDIRECT(&quot;GZ&quot;&amp;[.GG78]))" office:value-type="float" office:value="4" calcext:value-type="float">
            <text:p>4</text:p>
          </table:table-cell>
          <table:table-cell table:formula="of:=IF(INDIRECT(&quot;GZ&quot;&amp;[.GH78])=&quot;none&quot;;&quot;&quot;;INDIRECT(&quot;GZ&quot;&amp;[.GH78]))" office:value-type="float" office:value="7" calcext:value-type="float">
            <text:p>7</text:p>
          </table:table-cell>
          <table:table-cell table:formula="of:=IF(INDIRECT(&quot;GZ&quot;&amp;[.GI78])=&quot;none&quot;;&quot;&quot;;INDIRECT(&quot;GZ&quot;&amp;[.GI78]))" office:value-type="float" office:value="6" calcext:value-type="float">
            <text:p>6</text:p>
          </table:table-cell>
          <table:table-cell table:style-name="ce9"/>
          <table:table-cell table:number-columns-repeated="6"/>
          <table:table-cell table:style-name="ce9" table:number-columns-repeated="5"/>
          <table:table-cell office:value-type="string" calcext:value-type="string">
            <text:p>Symbols/Backgrounds/pokemon_back.png</text:p>
          </table:table-cell>
          <table:table-cell table:style-name="ce9"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P78]=1;&quot;H&quot;;&quot;&quot;)">
            <text:p/>
          </table:table-cell>
          <table:table-cell table:formula="of:=IF([.IQ78]=1;&quot;H&quot;;&quot;&quot;)">
            <text:p/>
          </table:table-cell>
          <table:table-cell table:formula="of:=IF([.IR78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style-name="ce9" table:number-columns-repeated="760"/>
        </table:table-row>
        <table:table-row table:style-name="ro1">
          <table:table-cell office:value-type="string" calcext:value-type="string">
            <text:p>Mewtwo</text:p>
          </table:table-cell>
          <table:table-cell table:number-columns-repeated="3"/>
          <table:table-cell office:value-type="string" calcext:value-type="string">
            <text:p>Psychic</text:p>
          </table:table-cell>
          <table:table-cell office:value-type="string" calcext:value-type="string">
            <text:p>Dominate</text:p>
          </table:table-cell>
          <table:table-cell office:value-type="string" calcext:value-type="string">
            <text:p>May use adjacent hostile Pok&amp;eacute;mon's attacks without exhausting them.</text:p>
          </table:table-cell>
          <table:table-cell table:number-columns-repeated="3" office:value-type="string" calcext:value-type="string">
            <text:p>Psychic</text:p>
          </table:table-cell>
          <table:table-cell office:value-type="string" calcext:value-type="string">
            <text:p>Normal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/>
          <table:table-cell table:style-name="ce50"/>
          <table:table-cell table:style-name="ce52"/>
          <table:table-cell table:style-name="ce54"/>
          <table:table-cell table:style-name="ce56"/>
          <table:table-cell table:formula="of:=12-COUNTIF([.T79:.AE79];&quot;&gt;1&quot;)-COUNTIF([.T79:.AE79];&quot;&gt;2&quot;)-COUNTIF([.T79:.AE79];&quot;&gt;3&quot;)-COUNTIF([.T79:.AE79];&quot;&gt;4&quot;)-COUNTIF([.T79:.AE79];&quot;&gt;5&quot;)-COUNTIF([.T79:.AE79];&quot;&gt;6&quot;)-COUNTIF([.T79:.AE79];&quot;&gt;7&quot;)-COUNTIF([.T79:.AE79];&quot;&gt;8&quot;)" office:value-type="float" office:value="7" calcext:value-type="float">
            <text:p>7</text:p>
          </table:table-cell>
          <table:table-cell table:formula="of:=SUM([.T79:.AE79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sychic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Disa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Solar Beam</text:p>
          </table:table-cell>
          <table:table-cell office:value-type="string" calcext:value-type="string">
            <text:p>Sunny Day</text:p>
          </table:table-cell>
          <table:table-cell table:style-name="ce59" table:formula="of:=ROUND([.AG79]+(12-[.AF79])-[.BA79]/2+[.BF79]+[.BG79]-[.BT79]+[.AZ79]*2/3+[.BC79]-[.AX79];1)" office:value-type="float" office:value="12.4" calcext:value-type="float">
            <text:p>12.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ndary</text:p>
          </table:table-cell>
          <table:table-cell table:style-name="ce1" table:formula="of:=IF([.AW79]=&quot;Starter&quot;; 0;IF([.AW79]=&quot;Route 1&quot;;0; IF([.AW79]=&quot;Viridian Forest&quot;;0;IF([.AW79]=&quot;Cycling Road&quot;;0;0.7))))" office:value-type="float" office:value="0.7" calcext:value-type="float">
            <text:p>0.7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IF([.D79]=&quot;&quot;;IF([.I79]&lt;&gt;&quot;&quot;;0;IF([.M79]&lt;&gt;&quot;&quot;;[.AH79]-1;[.AI79]-1));IF([.M79]&lt;&gt;&quot;&quot;;0;IF([.Q79]&lt;&gt;&quot;&quot;;[.AH79]-1)))" office:value-type="float" office:value="0" calcext:value-type="float">
            <text:p>0</text:p>
          </table:table-cell>
          <table:table-cell/>
          <table:table-cell table:style-name="ce1" table:formula="of:=IF([.AM79]=1;0;IF([.AM79]=2;1;IF([.AM79]=3;1.7;IF([.AM79]=4;2.2;IF([.AM79]=5;2.55;IF([.AM79]=6;2.8;IF([.AM79]=7;3)))))))"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formula="of:=[.BD79] *(2 -[.BE79])/2"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79])" office:value-type="string" office:string-value="Psychic (cc)" calcext:value-type="string">
            <text:p>Psychic (cc)</text:p>
          </table:table-cell>
          <table:table-cell table:style-name="ce1" table:formula="of:=INDIRECT(&quot;HJ&quot;&amp;[.GH79])" office:value-type="string" office:string-value="Shadow Ball" calcext:value-type="string">
            <text:p>Shadow Ball</text:p>
          </table:table-cell>
          <table:table-cell table:style-name="ce1" table:formula="of:=INDIRECT(&quot;HJ&quot;&amp;[.GI79])" office:value-type="string" office:string-value="Disable (cc)" calcext:value-type="string">
            <text:p>Disable (cc)</text:p>
          </table:table-cell>
          <table:table-cell/>
          <table:table-cell table:style-name="ce1" table:formula="of:=IF([.BQ79]&gt;=1; 0;IF([.BR79]&gt;=1;[.AH79]-1;IF([.BS79]&gt;=1;[.AI79]-1;11)))" office:value-type="float" office:value="0" calcext:value-type="float">
            <text:p>0</text:p>
          </table:table-cell>
          <table:table-cell table:formula="of:=IF([.BQ79]&gt;=2; 0;IF([.BR79]&gt;=2;[.AH79]-1;IF([.BS79]&gt;=2;[.AI79]-1;11)))" office:value-type="float" office:value="0" calcext:value-type="float">
            <text:p>0</text:p>
          </table:table-cell>
          <table:table-cell table:formula="of:=IF([.BQ79]&gt;=3; 0;IF([.BR79]&gt;=3;[.AH79]-1;IF([.BS79]&gt;=3;[.AI79]-1;11)))" office:value-type="float" office:value="0" calcext:value-type="float">
            <text:p>0</text:p>
          </table:table-cell>
          <table:table-cell table:formula="of:=IF([.BQ79]&gt;=4; 0;IF([.BR79]&gt;=4;[.AH79]-1;IF([.BS79]&gt;=4;[.AI79]-1;11)))" office:value-type="float" office:value="0" calcext:value-type="float">
            <text:p>0</text:p>
          </table:table-cell>
          <table:table-cell table:formula="of:= 4- COUNTBLANK([.H79:.K79])" office:value-type="float" office:value="4" calcext:value-type="float">
            <text:p>4</text:p>
          </table:table-cell>
          <table:table-cell table:formula="of:= MAX([.BQ79];4 -COUNTBLANK([.L79:.O79]))" office:value-type="float" office:value="4" calcext:value-type="float">
            <text:p>4</text:p>
          </table:table-cell>
          <table:table-cell table:formula="of:=MAX([.BR79];4-COUNTBLANK([.P79:.S79]))" office:value-type="float" office:value="4" calcext:value-type="float">
            <text:p>4</text:p>
          </table:table-cell>
          <table:table-cell table:formula="of:=IF([.D79]&lt;&gt;&quot;&quot;;4;SUM([.BM79:.BP79])/7)" office:value-type="float" office:value="0" calcext:value-type="float">
            <text:p>0</text:p>
          </table:table-cell>
          <table:table-cell table:number-columns-repeated="16"/>
          <table:table-cell table:formula="of:=IF([.A79]=&quot;&quot;;0;1)+IF([.B79]=&quot;&quot;;0;1)+IF([.C79]=&quot;&quot;;0;1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IF([.D79]=&quot;&quot;;&quot;&quot;;CONCATENATE(&quot;Symbols/Other/&quot;;[.D79];&quot;.png&quot;))">
            <text:p/>
          </table:table-cell>
          <table:table-cell table:formula="of:=LEN([.A79])" office:value-type="float" office:value="6" calcext:value-type="float">
            <text:p>6</text:p>
          </table:table-cell>
          <table:table-cell table:formula="of:=LEN([.B79])" office:value-type="float" office:value="0" calcext:value-type="float">
            <text:p>0</text:p>
          </table:table-cell>
          <table:table-cell table:formula="of:=LEN([.C79])" office:value-type="float" office:value="0" calcext:value-type="float">
            <text:p>0</text:p>
          </table:table-cell>
          <table:table-cell table:formula="of:=CONCATENATE(IF([.FO79]&gt;0; CONCATENATE([.A79];&quot; (die_&quot;; [.H79]);&quot;&quot;); IF([.FO79]&gt;1; CONCATENATE(&quot;_&quot;;[.I79]);&quot;&quot;);IF([.FO79]&gt;2; CONCATENATE(&quot;_&quot;;[.J79]);&quot;&quot;);IF([.FO79]&gt;3; CONCATENATE(&quot;_&quot;;[.K79]);&quot;&quot;);IF([.FO79]&gt;0;&quot;)&quot;;[.A79]))" office:value-type="string" office:string-value="Mewtwo (die_Psychic_Psychic_Psychic_Normal)" calcext:value-type="string">
            <text:p>Mewtwo (die_Psychic_Psychic_Psychic_Normal)</text:p>
          </table:table-cell>
          <table:table-cell table:formula="of:=CONCATENATE(IF([.FP79]&gt;0; CONCATENATE([.B79];&quot; (die_&quot;; [.L79]);&quot;&quot;); IF([.FP79]&gt;1; CONCATENATE(&quot;_&quot;;[.M79]);&quot;&quot;);IF([.FP79]&gt;2; CONCATENATE(&quot;_&quot;;[.N79]);&quot;&quot;);IF([.FP79]&gt;3; CONCATENATE(&quot;_&quot;;[.O79]);&quot;&quot;);IF([.FP79]&gt;0;&quot;)&quot;;&quot;&quot;))">
            <text:p/>
          </table:table-cell>
          <table:table-cell table:formula="of:=CONCATENATE(IF([.FQ79]&gt;0; CONCATENATE([.C79];&quot; (die_&quot;; [.P79]);&quot;&quot;); IF([.FQ79]&gt;1; CONCATENATE(&quot;_&quot;;[.Q79]);&quot;&quot;);IF([.FQ79]&gt;2; CONCATENATE(&quot;_&quot;;[.R79]);&quot;&quot;);IF([.FQ79]&gt;3; CONCATENATE(&quot;_&quot;;[.S79]);&quot;&quot;);IF([.FQ79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79] = &quot;&quot;; &quot;&quot;;MATCH([.AN79];[.$GV$2:.$GV$100];0)-3)" office:value-type="float" office:value="14" calcext:value-type="float">
            <text:p>14</text:p>
          </table:table-cell>
          <table:table-cell table:formula="of:=IF([.AO79] = &quot;&quot;; &quot;&quot;;MATCH([.AO79];[.$GV$2:.$GV$100];0)-3)" office:value-type="float" office:value="40" calcext:value-type="float">
            <text:p>40</text:p>
          </table:table-cell>
          <table:table-cell table:formula="of:=IF([.AP79] = &quot;&quot;; &quot;&quot;;MATCH([.AP79];[.$GV$2:.$GV$100];0)-3)" office:value-type="float" office:value="17" calcext:value-type="float">
            <text:p>17</text:p>
          </table:table-cell>
          <table:table-cell table:formula="of:=IF([.AQ79] = &quot;&quot;; &quot;&quot;;MATCH([.AQ79];[.$GV$2:.$GV$100];0)-3)" office:value-type="float" office:value="12" calcext:value-type="float">
            <text:p>12</text:p>
          </table:table-cell>
          <table:table-cell table:formula="of:=IF([.AR79] = &quot;&quot;; &quot;&quot;;MATCH([.AR79];[.$GV$2:.$GV$100];0)-3)" office:value-type="float" office:value="7" calcext:value-type="float">
            <text:p>7</text:p>
          </table:table-cell>
          <table:table-cell table:number-columns-repeated="2"/>
          <table:table-cell table:style-name="ce1" table:formula="of:=IFERROR(IF(OR(INDIRECT(&quot;$GX&quot; &amp; [.EV79]+4 )&gt;0;INDIRECT(&quot;$HI&quot; &amp; [.EV79]+4 )&gt;0);INDIRECT(&quot;$GY&quot; &amp; [.EV79]+4);&quot;&quot;);&quot;&quot;)">
            <text:p/>
          </table:table-cell>
          <table:table-cell table:style-name="ce1" table:formula="of:=IFERROR(IF(OR(INDIRECT(&quot;$GX&quot; &amp; [.EW79]+4 )&gt;0;INDIRECT(&quot;$HI&quot; &amp; [.EW79]+4 )&gt;0);INDIRECT(&quot;$GY&quot; &amp; [.EW79]+4);&quot;&quot;);&quot;&quot;)" office:value-type="string" office:string-value="Grass" calcext:value-type="string">
            <text:p>Grass</text:p>
          </table:table-cell>
          <table:table-cell table:style-name="ce1" table:formula="of:=IFERROR(IF(OR(INDIRECT(&quot;$GX&quot; &amp; [.EX79]+4 )&gt;0;INDIRECT(&quot;$HI&quot; &amp; [.EX79]+4 )&gt;0);INDIRECT(&quot;$GY&quot; &amp; [.EX79]+4);&quot;&quot;);&quot;&quot;)" office:value-type="string" office:string-value="Fire" calcext:value-type="string">
            <text:p>Fire</text:p>
          </table:table-cell>
          <table:table-cell table:style-name="ce1" table:formula="of:=IFERROR(IF(OR(INDIRECT(&quot;$GX&quot; &amp; [.EY79]+4 )&gt;0;INDIRECT(&quot;$HI&quot; &amp; [.EY79]+4 )&gt;0);INDIRECT(&quot;$GY&quot; &amp; [.EY79]+4);&quot;&quot;);&quot;&quot;)" office:value-type="string" office:string-value="Water" calcext:value-type="string">
            <text:p>Water</text:p>
          </table:table-cell>
          <table:table-cell table:style-name="ce1" table:formula="of:=IFERROR(IF(OR(INDIRECT(&quot;$GX&quot; &amp; [.EZ79]+4 )&gt;0;INDIRECT(&quot;$HI&quot; &amp; [.EZ79]+4 )&gt;0);INDIRECT(&quot;$GY&quot; &amp; [.EZ79]+4);&quot;&quot;);&quot;&quot;)" office:value-type="string" office:string-value="Electric" calcext:value-type="string">
            <text:p>Electric</text:p>
          </table:table-cell>
          <table:table-cell table:style-name="ce1" table:formula="of:=IF([.EJ79]=&quot;&quot;;&quot;&quot;;(SMALL([.$EJ79:.$EN79];[.DX79])))" office:value-type="float" office:value="7" calcext:value-type="float">
            <text:p>7</text:p>
          </table:table-cell>
          <table:table-cell table:style-name="ce1" table:formula="of:=IF([.EK79]=&quot;&quot;;&quot;&quot;;(SMALL([.$EJ79:.$EN79];[.DY79])))" office:value-type="float" office:value="12" calcext:value-type="float">
            <text:p>12</text:p>
          </table:table-cell>
          <table:table-cell table:style-name="ce1" table:formula="of:=IF([.EL79]=&quot;&quot;;&quot;&quot;;(SMALL([.$EJ79:.$EN79];[.DZ79])))" office:value-type="float" office:value="14" calcext:value-type="float">
            <text:p>14</text:p>
          </table:table-cell>
          <table:table-cell table:style-name="ce1" table:formula="of:=IF([.EM79]=&quot;&quot;;&quot;&quot;;(SMALL([.$EJ79:.$EN79];[.EA79])))" office:value-type="float" office:value="17" calcext:value-type="float">
            <text:p>17</text:p>
          </table:table-cell>
          <table:table-cell table:style-name="ce1" table:formula="of:=IF([.EN79]=&quot;&quot;;&quot;&quot;;(SMALL([.$EJ79:.$EN79];[.EB79])))" office:value-type="float" office:value="40" calcext:value-type="float">
            <text:p>40</text:p>
          </table:table-cell>
          <table:table-cell table:formula="of:=IF([.EQ79]=&quot;&quot;;&quot;&quot;;CONCATENATE(&quot;symbols/types/only_color_exact/&quot;;[.EQ79];&quot;.png&quot;))">
            <text:p/>
          </table:table-cell>
          <table:table-cell table:formula="of:=IF([.ER79]=&quot;&quot;;&quot;&quot;;CONCATENATE(&quot;symbols/types/only_color_exact/&quot;;[.ER79];&quot;.png&quot;))" office:value-type="string" office:string-value="symbols/types/only_color_exact/Grass.png" calcext:value-type="string">
            <text:p>symbols/types/only_color_exact/Grass.png</text:p>
          </table:table-cell>
          <table:table-cell table:formula="of:=IF([.ES79]=&quot;&quot;;&quot;&quot;;CONCATENATE(&quot;symbols/types/only_color_exact/&quot;;[.ES79];&quot;.png&quot;))" office:value-type="string" office:string-value="symbols/types/only_color_exact/Fire.png" calcext:value-type="string">
            <text:p>symbols/types/only_color_exact/Fire.png</text:p>
          </table:table-cell>
          <table:table-cell table:formula="of:=IF([.ET79]=&quot;&quot;;&quot;&quot;;CONCATENATE(&quot;symbols/types/only_color_exact/&quot;;[.ET79];&quot;.png&quot;))" office:value-type="string" office:string-value="symbols/types/only_color_exact/Water.png" calcext:value-type="string">
            <text:p>symbols/types/only_color_exact/Water.png</text:p>
          </table:table-cell>
          <table:table-cell table:formula="of:=IF([.EU79]=&quot;&quot;;&quot;&quot;;CONCATENATE(&quot;symbols/types/only_color_exact/&quot;;[.EU79];&quot;.png&quot;))" office:value-type="string" office:string-value="symbols/types/only_color_exact/Electric.png" calcext:value-type="string">
            <text:p>symbols/types/only_color_exact/Electric.png</text:p>
          </table:table-cell>
          <table:table-cell table:style-name="ce1" table:formula="of:=IF([.EV79]=&quot;&quot;;&quot;&quot;;CONCATENATE(&quot;symbols/types/vanilla/&quot;;[.EV79];&quot;.png&quot;))" office:value-type="string" office:string-value="symbols/types/vanilla/7.png" calcext:value-type="string">
            <text:p>symbols/types/vanilla/7.png</text:p>
          </table:table-cell>
          <table:table-cell table:number-columns-repeated="4"/>
          <table:table-cell table:formula="of:=CONCATENATE(&quot;Symbols/Types/Weaknesses/&quot;; [.E79]; &quot;.png&quot;)" office:value-type="string" office:string-value="Symbols/Types/Weaknesses/Psychic.png" calcext:value-type="string">
            <text:p>Symbols/Types/Weaknesses/Psychic.png</text:p>
          </table:table-cell>
          <table:table-cell table:formula="of:=CONCATENATE(&quot;Symbols/Pokemon/&quot;;[.A79];&quot;.png&quot;)" office:value-type="string" office:string-value="Symbols/Pokemon/Mewtwo.png" calcext:value-type="string">
            <text:p>Symbols/Pokemon/Mewtwo.png</text:p>
          </table:table-cell>
          <table:table-cell table:formula="of:=CONCATENATE(&quot;Symbols/Pokemon/&quot;;[.B79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79];&quot;.png&quot;)" office:value-type="string" office:string-value="Symbols/Pokemon/.png" calcext:value-type="string">
            <text:p>Symbols/Pokemon/.png</text:p>
          </table:table-cell>
          <table:table-cell table:formula="of:=IF([.H79]=&quot;&quot;;0;1)+IF([.I79]=&quot;&quot;;0;1) +IF([.J79]=&quot;&quot;;0;1)+ IF([.K79] = &quot;&quot;;0;1)" office:value-type="float" office:value="4" calcext:value-type="float">
            <text:p>4</text:p>
          </table:table-cell>
          <table:table-cell table:formula="of:=IF([.L79]=&quot;&quot;;0;1)+IF([.M79]=&quot;&quot;;0;1) +IF([.N79]=&quot;&quot;;0;1)+ IF([.O79] = &quot;&quot;;0;1)" office:value-type="float" office:value="0" calcext:value-type="float">
            <text:p>0</text:p>
          </table:table-cell>
          <table:table-cell table:formula="of:=IF([.P79]=&quot;&quot;;0;1)+IF([.Q79]=&quot;&quot;;0;1) +IF([.R79]=&quot;&quot;;0;1)+ IF([.S79] = &quot;&quot;;0;1)" office:value-type="float" office:value="0" calcext:value-type="float">
            <text:p>0</text:p>
          </table:table-cell>
          <table:table-cell table:formula="of:=CONCATENATE(&quot;Symbols/Dice/dice_&quot;;[.H79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I79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J79];&quot;.png&quot;)" office:value-type="string" office:string-value="Symbols/Dice/dice_Psychic.png" calcext:value-type="string">
            <text:p>Symbols/Dice/dice_Psychic.png</text:p>
          </table:table-cell>
          <table:table-cell table:formula="of:=CONCATENATE(&quot;Symbols/Dice/dice_&quot;;[.K79];&quot;.png&quot;)" office:value-type="string" office:string-value="Symbols/Dice/dice_Normal.png" calcext:value-type="string">
            <text:p>Symbols/Dice/dice_Normal.png</text:p>
          </table:table-cell>
          <table:table-cell table:formula="of:=CONCATENATE(&quot;Symbols/Dice/dice_&quot;;[.L7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7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7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7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7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7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79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79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79])" office:value-type="string" office:string-value="Speed: 4" calcext:value-type="string">
            <text:p>Speed: 4</text:p>
          </table:table-cell>
          <table:table-cell/>
          <table:table-cell table:formula="of:=MATCH([.AJ79]; [.$GV$1:.$GV$1048576];0)" office:value-type="float" office:value="33" calcext:value-type="float">
            <text:p>33</text:p>
          </table:table-cell>
          <table:table-cell table:formula="of:=MATCH([.AK79]; [.$GV$1:.$GV$1048576];0)" office:value-type="float" office:value="32" calcext:value-type="float">
            <text:p>32</text:p>
          </table:table-cell>
          <table:table-cell table:formula="of:=MATCH([.AL79]; [.$GV$1:.$GV$1048576];0)" office:value-type="float" office:value="31" calcext:value-type="float">
            <text:p>31</text:p>
          </table:table-cell>
          <table:table-cell table:style-name="ce1" table:formula="of:=INDIRECT(&quot;HC&quot;&amp;[.GG79])">
            <text:p/>
          </table:table-cell>
          <table:table-cell table:style-name="ce1" table:formula="of:=INDIRECT(&quot;HC&quot;&amp;[.GH79])">
            <text:p/>
          </table:table-cell>
          <table:table-cell table:style-name="ce1" table:formula="of:=INDIRECT(&quot;HC&quot;&amp;[.GI79])" office:value-type="string" office:string-value="Exhaust one of the target's attacks." calcext:value-type="string">
            <text:p>Exhaust one of the target's attacks.</text:p>
          </table:table-cell>
          <table:table-cell table:style-name="ce1" table:formula="of:=INDIRECT(&quot;GW&quot;&amp;[.GG79])" office:value-type="float" office:value="1" calcext:value-type="float">
            <text:p>1</text:p>
          </table:table-cell>
          <table:table-cell table:style-name="ce1" table:formula="of:=INDIRECT(&quot;GW&quot;&amp;[.GH79])" office:value-type="float" office:value="0" calcext:value-type="float">
            <text:p>0</text:p>
          </table:table-cell>
          <table:table-cell table:style-name="ce1" table:formula="of:=INDIRECT(&quot;GW&quot;&amp;[.GI79])" office:value-type="float" office:value="1" calcext:value-type="float">
            <text:p>1</text:p>
          </table:table-cell>
          <table:table-cell table:style-name="ce1" table:formula="of:=INDIRECT(&quot;HE&quot;&amp;[.GG79])" office:value-type="string" office:string-value="Damage: (Psychic)(Psychic)" calcext:value-type="string">
            <text:p>Damage: (Psychic)(Psychic)</text:p>
          </table:table-cell>
          <table:table-cell table:style-name="ce1" table:formula="of:=INDIRECT(&quot;HE&quot;&amp;[.GH79])" office:value-type="string" office:string-value="Damage: (Psychic)" calcext:value-type="string">
            <text:p>Damage: (Psychic)</text:p>
          </table:table-cell>
          <table:table-cell table:style-name="ce1" table:formula="of:=INDIRECT(&quot;HE&quot;&amp;[.GI79])" office:value-type="string" office:string-value="Damage: " calcext:value-type="string">
            <text:p>Damage: </text:p>
          </table:table-cell>
          <table:table-cell table:number-columns-repeated="2"/>
          <table:table-cell table:style-name="ce6" office:value-type="float" office:value="78" calcext:value-type="float">
            <text:p>78</text:p>
          </table:table-cell>
          <table:table-cell office:value-type="string" calcext:value-type="string">
            <text:p>Crabhamm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table:formula="of:=CONCATENATE([.HH79]; [.HB79])">
            <text:p/>
          </table:table-cell>
          <table:table-cell table:style-name="ce6" table:formula="of:=CONCATENATE(&quot;(&quot;;[.GY79];&quot;)&quot;)" office:value-type="string" office:string-value="(Water)" calcext:value-type="string">
            <text:p>(Water)</text:p>
          </table:table-cell>
          <table:table-cell table:style-name="ce6" table:formula="of:=CONCATENATE(&quot;Damage: &quot;;IF([.GX79]&gt;=1;[.HD79];&quot;&quot;);IF([.GX79]&gt;=2;[.HD79];&quot;&quot;);IF([.GX79]&gt;=3;[.HD79];&quot;&quot;);IF([.GX79]&gt;=4;[.HD79];&quot;&quot;);IF([.GX79]&gt;=5;[.HD79];&quot;&quot;);IF([.HI79]=1;CONCATENATE(&quot;(&quot;;[.GY79];&quot;_x)&quot;);&quot;&quot;))" office:value-type="string" office:string-value="Damage: (Water)(Water)" calcext:value-type="string">
            <text:p>Damage: (Water)(Water)</text:p>
          </table:table-cell>
          <table:table-cell table:style-name="ce6"/>
          <table:table-cell table:style-name="ce6" table:formula="of:=CONCATENATE(IF([.HA79]&lt;&gt;&quot;all hostile Pok&amp;eacute;mon&quot;;&quot;(&quot;;&quot;&quot;);[.HA79];IF([.HA79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79] &lt;&gt; &quot;&quot;; CONCATENATE(&quot;Affects: &quot;; [.HG79]; &quot;. &quot;);&quot;&quot;)">
            <text:p/>
          </table:table-cell>
          <table:table-cell table:style-name="ce6"/>
          <table:table-cell table:style-name="ce6" table:formula="of:=CONCATENATE([.GV79]; IF([.GW79]=1;&quot; (cc)&quot;;&quot;&quot;))" office:value-type="string" office:string-value="Crabhammer" calcext:value-type="string">
            <text:p>Crabhammer</text:p>
          </table:table-cell>
          <table:table-cell table:style-name="ce6" table:formula="of:=CONCATENATE(&quot;Symbols/attack_imgs/&quot;;[.GV79];&quot;.png&quot;)" office:value-type="string" office:string-value="Symbols/attack_imgs/Crabhammer.png" calcext:value-type="string">
            <text:p>Symbols/attack_imgs/Crabhammer.png</text:p>
          </table:table-cell>
          <table:table-cell table:style-name="ce6" table:formula="of:=CONCATENATE(&quot;TM &quot;; [.GU79]-3; &quot; (&quot;;[.GY79]; &quot;_t) &amp;nbsp &quot;; [.GV79];  IF([.GW79]=1;&quot; (cc)&quot;;&quot;&quot;))" office:value-type="string" office:string-value="TM 75 (Water_t) &amp;nbsp Crabhammer" calcext:value-type="string">
            <text:p>TM 75 (Water_t) &amp;nbsp Crabhammer</text:p>
          </table:table-cell>
          <table:table-cell table:style-name="ce6" table:formula="of:=CONCATENATE([.HH79];[.HB79])">
            <text:p/>
          </table:table-cell>
          <table:table-cell/>
          <table:table-cell table:formula="of:=IF([.GZ78]=&quot;none&quot;;&quot;&quot;;[.GZ78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79])=&quot;none&quot;;&quot;&quot;;INDIRECT(&quot;GZ&quot;&amp;[.GG79]))" office:value-type="float" office:value="7" calcext:value-type="float">
            <text:p>7</text:p>
          </table:table-cell>
          <table:table-cell table:formula="of:=IF(INDIRECT(&quot;GZ&quot;&amp;[.GH79])=&quot;none&quot;;&quot;&quot;;INDIRECT(&quot;GZ&quot;&amp;[.GH79]))" office:value-type="float" office:value="7" calcext:value-type="float">
            <text:p>7</text:p>
          </table:table-cell>
          <table:table-cell table:formula="of:=IF(INDIRECT(&quot;GZ&quot;&amp;[.GI79])=&quot;none&quot;;&quot;&quot;;INDIRECT(&quot;GZ&quot;&amp;[.GI79]))"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P79]=1;&quot;H&quot;;&quot;&quot;)">
            <text:p/>
          </table:table-cell>
          <table:table-cell table:formula="of:=IF([.IQ79]=1;&quot;H&quot;;&quot;&quot;)">
            <text:p/>
          </table:table-cell>
          <table:table-cell table:formula="of:=IF([.IR79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office:value-type="string" calcext:value-type="string">
            <text:p>Mew</text:p>
          </table:table-cell>
          <table:table-cell table:number-columns-repeated="3"/>
          <table:table-cell office:value-type="string" calcext:value-type="string">
            <text:p>Psychic</text:p>
          </table:table-cell>
          <table:table-cell office:value-type="string" calcext:value-type="string">
            <text:p>Progenitor</text:p>
          </table:table-cell>
          <table:table-cell office:value-type="string" calcext:value-type="string">
            <text:p>Can learn every TM and HM except synthesis. Attacks are not exhausted when used.</text:p>
          </table:table-cell>
          <table:table-cell office:value-type="string" calcext:value-type="string">
            <text:p>mew</text:p>
          </table:table-cell>
          <table:table-cell table:number-columns-repeated="11"/>
          <table:table-cell table:style-name="ce33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0"/>
          <table:table-cell table:style-name="ce52"/>
          <table:table-cell table:style-name="ce54"/>
          <table:table-cell table:style-name="ce56"/>
          <table:table-cell table:formula="of:=12-COUNTIF([.T80:.AE80];&quot;&gt;1&quot;)-COUNTIF([.T80:.AE80];&quot;&gt;2&quot;)-COUNTIF([.T80:.AE80];&quot;&gt;3&quot;)-COUNTIF([.T80:.AE80];&quot;&gt;4&quot;)-COUNTIF([.T80:.AE80];&quot;&gt;5&quot;)-COUNTIF([.T80:.AE80];&quot;&gt;6&quot;)-COUNTIF([.T80:.AE80];&quot;&gt;7&quot;)-COUNTIF([.T80:.AE80];&quot;&gt;8&quot;)" office:value-type="float" office:value="8" calcext:value-type="float">
            <text:p>8</text:p>
          </table:table-cell>
          <table:table-cell table:formula="of:=SUM([.T80:.AE80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Psychic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Hyper Beam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59" table:formula="of:=ROUND([.AG80]+(12-[.AF80])-[.BA80]/2+[.BF80]+[.BG80]-[.BT80]+[.AZ80]*2/3+[.BC80]-[.AX80];1)" office:value-type="float" office:value="10.5" calcext:value-type="float">
            <text:p>10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ndary</text:p>
          </table:table-cell>
          <table:table-cell table:style-name="ce1" table:formula="of:=IF([.AW80]=&quot;Starter&quot;; 0;IF([.AW80]=&quot;Route 1&quot;;0; IF([.AW80]=&quot;Viridian Forest&quot;;0;IF([.AW80]=&quot;Cycling Road&quot;;0;0.7))))" office:value-type="float" office:value="0.7" calcext:value-type="float">
            <text:p>0.7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IF([.D80]=&quot;&quot;;IF([.I80]&lt;&gt;&quot;&quot;;0;IF([.M80]&lt;&gt;&quot;&quot;;[.AH80]-1;[.AI80]-1));IF([.M80]&lt;&gt;&quot;&quot;;0;IF([.Q80]&lt;&gt;&quot;&quot;;[.AH80]-1)))" office:value-type="float" office:value="-1" calcext:value-type="float">
            <text:p>-1</text:p>
          </table:table-cell>
          <table:table-cell/>
          <table:table-cell table:style-name="ce1" table:formula="of:=IF([.AM80]=1;0;IF([.AM80]=2;1;IF([.AM80]=3;1.7;IF([.AM80]=4;2.2;IF([.AM80]=5;2.55;IF([.AM80]=6;2.8;IF([.AM80]=7;3)))))))" office:value-type="float" office:value="2.55" calcext:value-type="float">
            <text:p>2.55</text:p>
          </table:table-cell>
          <table:table-cell office:value-type="float" office:value="0.8" calcext:value-type="float">
            <text:p>0.8</text:p>
          </table:table-cell>
          <table:table-cell table:formula="of:=[.BD80] *(2 -[.BE80])/2"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NDIRECT(&quot;HJ&quot;&amp;[.GG80])" office:value-type="string" office:string-value="Psychic (cc)" calcext:value-type="string">
            <text:p>Psychic (cc)</text:p>
          </table:table-cell>
          <table:table-cell table:style-name="ce1" table:formula="of:=INDIRECT(&quot;HJ&quot;&amp;[.GH80])" office:value-type="string" office:string-value="Ancient Power (cc)" calcext:value-type="string">
            <text:p>Ancient Power (cc)</text:p>
          </table:table-cell>
          <table:table-cell table:style-name="ce1" table:formula="of:=INDIRECT(&quot;HJ&quot;&amp;[.GI80])" office:value-type="string" office:string-value="Hyper Beam (cc)" calcext:value-type="string">
            <text:p>Hyper Beam (cc)</text:p>
          </table:table-cell>
          <table:table-cell/>
          <table:table-cell table:style-name="ce1" table:formula="of:=IF([.BQ80]&gt;=1; 0;IF([.BR80]&gt;=1;[.AH80]-1;IF([.BS80]&gt;=1;[.AI80]-1;11)))" office:value-type="float" office:value="0" calcext:value-type="float">
            <text:p>0</text:p>
          </table:table-cell>
          <table:table-cell table:formula="of:=IF([.BQ80]&gt;=2; 0;IF([.BR80]&gt;=2;[.AH80]-1;IF([.BS80]&gt;=2;[.AI80]-1;11)))" office:value-type="float" office:value="0" calcext:value-type="float">
            <text:p>0</text:p>
          </table:table-cell>
          <table:table-cell table:formula="of:=IF([.BQ80]&gt;=3; 0;IF([.BR80]&gt;=3;[.AH80]-1;IF([.BS80]&gt;=3;[.AI80]-1;11)))" office:value-type="float" office:value="0" calcext:value-type="float">
            <text:p>0</text:p>
          </table:table-cell>
          <table:table-cell table:formula="of:=IF([.BQ80]&gt;=4; 0;IF([.BR80]&gt;=4;[.AH80]-1;IF([.BS80]&gt;=4;[.AI80]-1;11)))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[.D80]&lt;&gt;&quot;&quot;;4;SUM([.BM80:.BP80])/7)" office:value-type="float" office:value="0" calcext:value-type="float">
            <text:p>0</text:p>
          </table:table-cell>
          <table:table-cell table:number-columns-repeated="16"/>
          <table:table-cell table:formula="of:=IF([.A80]=&quot;&quot;;0;1)+IF([.B80]=&quot;&quot;;0;1)+IF([.C80]=&quot;&quot;;0;1)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IF([.D80]=&quot;&quot;;&quot;&quot;;CONCATENATE(&quot;Symbols/Other/&quot;;[.D80];&quot;.png&quot;))">
            <text:p/>
          </table:table-cell>
          <table:table-cell table:formula="of:=LEN([.A80])" office:value-type="float" office:value="3" calcext:value-type="float">
            <text:p>3</text:p>
          </table:table-cell>
          <table:table-cell table:formula="of:=LEN([.B80])" office:value-type="float" office:value="0" calcext:value-type="float">
            <text:p>0</text:p>
          </table:table-cell>
          <table:table-cell table:formula="of:=LEN([.C80])" office:value-type="float" office:value="0" calcext:value-type="float">
            <text:p>0</text:p>
          </table:table-cell>
          <table:table-cell table:formula="of:=CONCATENATE(IF([.FO80]&gt;0; CONCATENATE([.A80];&quot; (die_&quot;; [.H80]);&quot;&quot;); IF([.FO80]&gt;1; CONCATENATE(&quot;_&quot;;[.I80]);&quot;&quot;);IF([.FO80]&gt;2; CONCATENATE(&quot;_&quot;;[.J80]);&quot;&quot;);IF([.FO80]&gt;3; CONCATENATE(&quot;_&quot;;[.K80]);&quot;&quot;);IF([.FO80]&gt;0;&quot;)&quot;;[.A80]))" office:value-type="string" office:string-value="Mew (die_mew)" calcext:value-type="string">
            <text:p>Mew (die_mew)</text:p>
          </table:table-cell>
          <table:table-cell table:formula="of:=CONCATENATE(IF([.FP80]&gt;0; CONCATENATE([.B80];&quot; (die_&quot;; [.L80]);&quot;&quot;); IF([.FP80]&gt;1; CONCATENATE(&quot;_&quot;;[.M80]);&quot;&quot;);IF([.FP80]&gt;2; CONCATENATE(&quot;_&quot;;[.N80]);&quot;&quot;);IF([.FP80]&gt;3; CONCATENATE(&quot;_&quot;;[.O80]);&quot;&quot;);IF([.FP80]&gt;0;&quot;)&quot;;&quot;&quot;))">
            <text:p/>
          </table:table-cell>
          <table:table-cell table:formula="of:=CONCATENATE(IF([.FQ80]&gt;0; CONCATENATE([.C80];&quot; (die_&quot;; [.P80]);&quot;&quot;); IF([.FQ80]&gt;1; CONCATENATE(&quot;_&quot;;[.Q80]);&quot;&quot;);IF([.FQ80]&gt;2; CONCATENATE(&quot;_&quot;;[.R80]);&quot;&quot;);IF([.FQ80]&gt;3; CONCATENATE(&quot;_&quot;;[.S80]);&quot;&quot;);IF([.FQ80]&gt;0;&quot;)&quot;;&quot;&quot;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N80] = &quot;&quot;; &quot;&quot;;MATCH([.AN80];[.$GV$2:.$GV$100];0))">
            <text:p/>
          </table:table-cell>
          <table:table-cell table:formula="of:=IF([.AO80] = &quot;&quot;; &quot;&quot;;MATCH([.AO80];[.$GV$2:.$GV$100];0))">
            <text:p/>
          </table:table-cell>
          <table:table-cell table:formula="of:=IF([.AP80] = &quot;&quot;; &quot;&quot;;MATCH([.AP80];[.$GV$2:.$GV$100];0))">
            <text:p/>
          </table:table-cell>
          <table:table-cell table:formula="of:=IF([.AQ80] = &quot;&quot;; &quot;&quot;;MATCH([.AQ80];[.$GV$2:.$GV$100];0))">
            <text:p/>
          </table:table-cell>
          <table:table-cell table:formula="of:=IF([.AR80] = &quot;&quot;; &quot;&quot;;MATCH([.AR80];[.$GV$2:.$GV$100];0))">
            <text:p/>
          </table:table-cell>
          <table:table-cell table:number-columns-repeated="2"/>
          <table:table-cell table:formula="of:=IFERROR(IF(OR(INDIRECT(&quot;$GS&quot; &amp; [.EV80]+1 )&gt;0;INDIRECT(&quot;$HC&quot; &amp; [.EV80]+1 )&gt;0);INDIRECT(&quot;$GT&quot; &amp; [.EV80]+1);&quot;&quot;);&quot;&quot;)">
            <text:p/>
          </table:table-cell>
          <table:table-cell table:formula="of:=IFERROR(IF(OR(INDIRECT(&quot;$GS&quot; &amp; [.EW80]+1 )&gt;0;INDIRECT(&quot;$HC&quot; &amp; [.EW80]+1 )&gt;0);INDIRECT(&quot;$GT&quot; &amp; [.EW80]+1);&quot;&quot;);&quot;&quot;)">
            <text:p/>
          </table:table-cell>
          <table:table-cell table:formula="of:=IFERROR(IF(OR(INDIRECT(&quot;$GS&quot; &amp; [.EX80]+1 )&gt;0;INDIRECT(&quot;$HC&quot; &amp; [.EX80]+1 )&gt;0);INDIRECT(&quot;$GT&quot; &amp; [.EX80]+1);&quot;&quot;);&quot;&quot;)">
            <text:p/>
          </table:table-cell>
          <table:table-cell table:formula="of:=IFERROR(IF(OR(INDIRECT(&quot;$GS&quot; &amp; [.EY80]+1 )&gt;0;INDIRECT(&quot;$HC&quot; &amp; [.EY80]+1 )&gt;0);INDIRECT(&quot;$GT&quot; &amp; [.EY80]+1);&quot;&quot;);&quot;&quot;)">
            <text:p/>
          </table:table-cell>
          <table:table-cell table:formula="of:=IFERROR(IF(OR(INDIRECT(&quot;$GS&quot; &amp; [.EZ80]+1 )&gt;0;INDIRECT(&quot;$HC&quot; &amp; [.EZ80]+1 )&gt;0);INDIRECT(&quot;$GT&quot; &amp; [.EZ80]+1);&quot;&quot;);&quot;&quot;)">
            <text:p/>
          </table:table-cell>
          <table:table-cell table:formula="of:=IF([.EJ80]=&quot;&quot;;&quot;&quot;;(SMALL([.$EJ80:.$EN80];[.DX80])))">
            <text:p/>
          </table:table-cell>
          <table:table-cell table:formula="of:=IF([.EK80]=&quot;&quot;;&quot;&quot;;(SMALL([.$EJ80:.$EN80];[.DY80])))">
            <text:p/>
          </table:table-cell>
          <table:table-cell table:formula="of:=IF([.EL80]=&quot;&quot;;&quot;&quot;;(SMALL([.$EJ80:.$EN80];[.DZ80])))">
            <text:p/>
          </table:table-cell>
          <table:table-cell table:style-name="ce1" table:formula="of:=IF([.EM80]=&quot;&quot;;&quot;&quot;;(SMALL([.$EJ80:.$EN80];[.EA80])))">
            <text:p/>
          </table:table-cell>
          <table:table-cell table:style-name="ce1" table:formula="of:=IF([.EN80]=&quot;&quot;;&quot;&quot;;(SMALL([.$EJ80:.$EN80];[.EB80])))">
            <text:p/>
          </table:table-cell>
          <table:table-cell table:formula="of:=IF([.EQ80]=&quot;&quot;;&quot;&quot;;CONCATENATE(&quot;symbols/types/only_color_exact/&quot;;[.EQ80];&quot;.png&quot;))">
            <text:p/>
          </table:table-cell>
          <table:table-cell table:formula="of:=IF([.ER80]=&quot;&quot;;&quot;&quot;;CONCATENATE(&quot;symbols/types/only_color_exact/&quot;;[.ER80];&quot;.png&quot;))">
            <text:p/>
          </table:table-cell>
          <table:table-cell table:formula="of:=IF([.ES80]=&quot;&quot;;&quot;&quot;;CONCATENATE(&quot;symbols/types/only_color_exact/&quot;;[.ES80];&quot;.png&quot;))">
            <text:p/>
          </table:table-cell>
          <table:table-cell table:formula="of:=IF([.ET80]=&quot;&quot;;&quot;&quot;;CONCATENATE(&quot;symbols/types/only_color_exact/&quot;;[.ET80];&quot;.png&quot;))">
            <text:p/>
          </table:table-cell>
          <table:table-cell table:formula="of:=IF([.EU80]=&quot;&quot;;&quot;&quot;;CONCATENATE(&quot;symbols/types/only_color_exact/&quot;;[.EU80];&quot;.png&quot;))">
            <text:p/>
          </table:table-cell>
          <table:table-cell table:number-columns-repeated="5"/>
          <table:table-cell table:formula="of:=CONCATENATE(&quot;Symbols/Types/Weaknesses/&quot;; [.E80]; &quot;.png&quot;)" office:value-type="string" office:string-value="Symbols/Types/Weaknesses/Psychic.png" calcext:value-type="string">
            <text:p>Symbols/Types/Weaknesses/Psychic.png</text:p>
          </table:table-cell>
          <table:table-cell table:formula="of:=CONCATENATE(&quot;Symbols/Pokemon/&quot;;[.A80];&quot;.png&quot;)" office:value-type="string" office:string-value="Symbols/Pokemon/Mew.png" calcext:value-type="string">
            <text:p>Symbols/Pokemon/Mew.png</text:p>
          </table:table-cell>
          <table:table-cell table:formula="of:=CONCATENATE(&quot;Symbols/Pokemon/&quot;;[.B80];&quot;.png&quot;)" office:value-type="string" office:string-value="Symbols/Pokemon/.png" calcext:value-type="string">
            <text:p>Symbols/Pokemon/.png</text:p>
          </table:table-cell>
          <table:table-cell table:formula="of:=CONCATENATE(&quot;Symbols/Pokemon/&quot;;[.C80];&quot;.png&quot;)" office:value-type="string" office:string-value="Symbols/Pokemon/.png" calcext:value-type="string">
            <text:p>Symbols/Pokemon/.png</text:p>
          </table:table-cell>
          <table:table-cell table:formula="of:=IF([.H80]=&quot;&quot;;0;1)+IF([.I80]=&quot;&quot;;0;1) +IF([.J80]=&quot;&quot;;0;1)+ IF([.K80] = &quot;&quot;;0;1)" office:value-type="float" office:value="1" calcext:value-type="float">
            <text:p>1</text:p>
          </table:table-cell>
          <table:table-cell table:formula="of:=IF([.L80]=&quot;&quot;;0;1)+IF([.M80]=&quot;&quot;;0;1) +IF([.N80]=&quot;&quot;;0;1)+ IF([.O80] = &quot;&quot;;0;1)" office:value-type="float" office:value="0" calcext:value-type="float">
            <text:p>0</text:p>
          </table:table-cell>
          <table:table-cell table:formula="of:=IF([.P80]=&quot;&quot;;0;1)+IF([.Q80]=&quot;&quot;;0;1) +IF([.R80]=&quot;&quot;;0;1)+ IF([.S80] = &quot;&quot;;0;1)" office:value-type="float" office:value="0" calcext:value-type="float">
            <text:p>0</text:p>
          </table:table-cell>
          <table:table-cell table:formula="of:=CONCATENATE(&quot;Symbols/Dice/dice_&quot;;[.H80];&quot;.png&quot;)" office:value-type="string" office:string-value="Symbols/Dice/dice_mew.png" calcext:value-type="string">
            <text:p>Symbols/Dice/dice_mew.png</text:p>
          </table:table-cell>
          <table:table-cell table:formula="of:=CONCATENATE(&quot;Symbols/Dice/dice_&quot;;[.I8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J8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K8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L8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M8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N8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O8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P8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Q8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R80];&quot;.png&quot;)" office:value-type="string" office:string-value="Symbols/Dice/dice_.png" calcext:value-type="string">
            <text:p>Symbols/Dice/dice_.png</text:p>
          </table:table-cell>
          <table:table-cell table:formula="of:=CONCATENATE(&quot;Symbols/Dice/dice_&quot;;[.S80];&quot;.png&quot;)" office:value-type="string" office:string-value="Symbols/Dice/dice_.png" calcext:value-type="string">
            <text:p>Symbols/Dice/dice_.png</text:p>
          </table:table-cell>
          <table:table-cell/>
          <table:table-cell table:formula="of:=CONCATENATE(&quot;Speed: &quot;; [.AM80])" office:value-type="string" office:string-value="Speed: 5" calcext:value-type="string">
            <text:p>Speed: 5</text:p>
          </table:table-cell>
          <table:table-cell/>
          <table:table-cell table:formula="of:=MATCH([.AJ80]; [.$GV$1:.$GV$1048576];0)" office:value-type="float" office:value="33" calcext:value-type="float">
            <text:p>33</text:p>
          </table:table-cell>
          <table:table-cell table:formula="of:=MATCH([.AK80]; [.$GV$1:.$GV$1048576];0)" office:value-type="float" office:value="95" calcext:value-type="float">
            <text:p>95</text:p>
          </table:table-cell>
          <table:table-cell table:formula="of:=MATCH([.AL80]; [.$GV$1:.$GV$1048576];0)" office:value-type="float" office:value="37" calcext:value-type="float">
            <text:p>37</text:p>
          </table:table-cell>
          <table:table-cell table:style-name="ce1" table:formula="of:=INDIRECT(&quot;HC&quot;&amp;[.GG80])">
            <text:p/>
          </table:table-cell>
          <table:table-cell table:style-name="ce1" table:formula="of:=INDIRECT(&quot;HC&quot;&amp;[.GH80])" office:value-type="string" office:string-value="Make the attack three times." calcext:value-type="string">
            <text:p>Make the attack three times.</text:p>
          </table:table-cell>
          <table:table-cell table:style-name="ce1" table:formula="of:=INDIRECT(&quot;HC&quot;&amp;[.GI80])" office:value-type="string" office:string-value="Affects: (6_line). After activation, become &lt;b&gt;Asleep&lt;/b&gt;. (Miss next activation)" calcext:value-type="string">
            <text:p>Affects: (6_line). After activation, become &lt;b&gt;Asleep&lt;/b&gt;. (Miss next activation)</text:p>
          </table:table-cell>
          <table:table-cell table:style-name="ce1" table:formula="of:=INDIRECT(&quot;GW&quot;&amp;[.GG80])" office:value-type="float" office:value="1" calcext:value-type="float">
            <text:p>1</text:p>
          </table:table-cell>
          <table:table-cell table:style-name="ce1" table:formula="of:=INDIRECT(&quot;GW&quot;&amp;[.GH80])" office:value-type="float" office:value="1" calcext:value-type="float">
            <text:p>1</text:p>
          </table:table-cell>
          <table:table-cell table:style-name="ce1" table:formula="of:=INDIRECT(&quot;GW&quot;&amp;[.GI80])" office:value-type="float" office:value="1" calcext:value-type="float">
            <text:p>1</text:p>
          </table:table-cell>
          <table:table-cell table:style-name="ce1" table:formula="of:=INDIRECT(&quot;HE&quot;&amp;[.GG80])" office:value-type="string" office:string-value="Damage: (Psychic)(Psychic)" calcext:value-type="string">
            <text:p>Damage: (Psychic)(Psychic)</text:p>
          </table:table-cell>
          <table:table-cell table:style-name="ce1" table:formula="of:=INDIRECT(&quot;HE&quot;&amp;[.GH80])" office:value-type="string" office:string-value="Damage: (Rock)" calcext:value-type="string">
            <text:p>Damage: (Rock)</text:p>
          </table:table-cell>
          <table:table-cell table:style-name="ce1" table:formula="of:=INDIRECT(&quot;HE&quot;&amp;[.GI80])" office:value-type="string" office:string-value="Damage: (Normal)(Normal)(Normal)" calcext:value-type="string">
            <text:p>Damage: (Normal)(Normal)(Normal)</text:p>
          </table:table-cell>
          <table:table-cell table:number-columns-repeated="2"/>
          <table:table-cell table:style-name="ce6" office:value-type="float" office:value="79" calcext:value-type="float">
            <text:p>79</text:p>
          </table:table-cell>
          <table:table-cell office:value-type="string" calcext:value-type="string">
            <text:p>Rock Sli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formula="of:=CONCATENATE([.HH80]; [.HB80])">
            <text:p/>
          </table:table-cell>
          <table:table-cell table:style-name="ce6" table:formula="of:=CONCATENATE(&quot;(&quot;;[.GY80];&quot;)&quot;)" office:value-type="string" office:string-value="(Rock)" calcext:value-type="string">
            <text:p>(Rock)</text:p>
          </table:table-cell>
          <table:table-cell table:style-name="ce6" table:formula="of:=CONCATENATE(&quot;Damage: &quot;;IF([.GX80]&gt;=1;[.HD80];&quot;&quot;);IF([.GX80]&gt;=2;[.HD80];&quot;&quot;);IF([.GX80]&gt;=3;[.HD80];&quot;&quot;);IF([.GX80]&gt;=4;[.HD80];&quot;&quot;);IF([.GX80]&gt;=5;[.HD80];&quot;&quot;);IF([.HI80]=1;CONCATENATE(&quot;(&quot;;[.GY80];&quot;_x)&quot;);&quot;&quot;))" office:value-type="string" office:string-value="Damage: (Rock)(Rock)" calcext:value-type="string">
            <text:p>Damage: (Rock)(Rock)</text:p>
          </table:table-cell>
          <table:table-cell table:style-name="ce6"/>
          <table:table-cell table:style-name="ce6" table:formula="of:=CONCATENATE(IF([.HA80]&lt;&gt;&quot;all hostile Pok&amp;eacute;mon&quot;;&quot;(&quot;;&quot;&quot;);[.HA80];IF([.HA80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80] &lt;&gt; &quot;&quot;; CONCATENATE(&quot;Affects: &quot;; [.HG80]; &quot;. &quot;);&quot;&quot;)">
            <text:p/>
          </table:table-cell>
          <table:table-cell table:style-name="ce6"/>
          <table:table-cell table:style-name="ce6" table:formula="of:=CONCATENATE([.GV80]; IF([.GW80]=1;&quot; (cc)&quot;;&quot;&quot;))" office:value-type="string" office:string-value="Rock Slide (cc)" calcext:value-type="string">
            <text:p>Rock Slide (cc)</text:p>
          </table:table-cell>
          <table:table-cell table:style-name="ce6" table:formula="of:=CONCATENATE(&quot;Symbols/attack_imgs/&quot;;[.GV80];&quot;.png&quot;)" office:value-type="string" office:string-value="Symbols/attack_imgs/Rock Slide.png" calcext:value-type="string">
            <text:p>Symbols/attack_imgs/Rock Slide.png</text:p>
          </table:table-cell>
          <table:table-cell table:style-name="ce6" table:formula="of:=CONCATENATE(&quot;TM &quot;; [.GU80]-3; &quot; (&quot;;[.GY80]; &quot;_t) &amp;nbsp &quot;; [.GV80];  IF([.GW80]=1;&quot; (cc)&quot;;&quot;&quot;))" office:value-type="string" office:string-value="TM 76 (Rock_t) &amp;nbsp Rock Slide (cc)" calcext:value-type="string">
            <text:p>TM 76 (Rock_t) &amp;nbsp Rock Slide (cc)</text:p>
          </table:table-cell>
          <table:table-cell table:style-name="ce6" table:formula="of:=CONCATENATE([.HH80];[.HB80])">
            <text:p/>
          </table:table-cell>
          <table:table-cell/>
          <table:table-cell table:formula="of:=IF([.GZ79]=&quot;none&quot;;&quot;&quot;;[.GZ79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80])=&quot;none&quot;;&quot;&quot;;INDIRECT(&quot;GZ&quot;&amp;[.GG80]))" office:value-type="float" office:value="7" calcext:value-type="float">
            <text:p>7</text:p>
          </table:table-cell>
          <table:table-cell table:formula="of:=IF(INDIRECT(&quot;GZ&quot;&amp;[.GH80])=&quot;none&quot;;&quot;&quot;;INDIRECT(&quot;GZ&quot;&amp;[.GH80]))" office:value-type="float" office:value="1" calcext:value-type="float">
            <text:p>1</text:p>
          </table:table-cell>
          <table:table-cell table:formula="of:=IF(INDIRECT(&quot;GZ&quot;&amp;[.GI80])=&quot;none&quot;;&quot;&quot;;INDIRECT(&quot;GZ&quot;&amp;[.GI80]))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Symbols/Backgrounds/pokemon_back.pn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P80]=1;&quot;H&quot;;&quot;&quot;)">
            <text:p/>
          </table:table-cell>
          <table:table-cell table:formula="of:=IF([.IQ80]=1;&quot;H&quot;;&quot;&quot;)">
            <text:p/>
          </table:table-cell>
          <table:table-cell table:formula="of:=IF([.IR80]=1;&quot;H&quot;;&quot;&quot;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6" table:number-columns-repeated="55"/>
          <table:table-cell table:style-name="ce20"/>
          <table:table-cell table:style-name="ce6" table:number-columns-repeated="4"/>
          <table:table-cell table:style-name="ce7" table:number-columns-repeated="3"/>
          <table:table-cell table:style-name="ce6"/>
          <table:table-cell table:style-name="ce7"/>
          <table:table-cell table:style-name="ce6" table:number-columns-repeated="89"/>
          <table:table-cell table:style-name="ce7" table:number-columns-repeated="2"/>
          <table:table-cell table:style-name="ce6" table:number-columns-repeated="35"/>
          <table:table-cell table:style-name="ce7" table:number-columns-repeated="9"/>
          <table:table-cell table:style-name="ce6" table:number-columns-repeated="2"/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Tri 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mal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alf</text:p>
          </table:table-cell>
          <table:table-cell table:style-name="ce6"/>
          <table:table-cell table:style-name="ce7" table:formula="of:=CONCATENATE([.HH81]; [.HB81])" office:value-type="string" office:string-value="Affects: (half). " calcext:value-type="string">
            <text:p>Affects: (half). </text:p>
          </table:table-cell>
          <table:table-cell table:style-name="ce6" table:formula="of:=CONCATENATE(&quot;(&quot;;[.GY81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81]&gt;=1;[.HD81];&quot;&quot;);IF([.GX81]&gt;=2;[.HD81];&quot;&quot;);IF([.GX81]&gt;=3;[.HD81];&quot;&quot;);IF([.GX81]&gt;=4;[.HD81];&quot;&quot;);IF([.GX81]&gt;=5;[.HD81];&quot;&quot;);IF([.HI81]=1;CONCATENATE(&quot;(&quot;;[.GY81];&quot;_x)&quot;);&quot;&quot;))" office:value-type="string" office:string-value="Damage: (normal)(normal)" calcext:value-type="string">
            <text:p>Damage: (normal)(normal)</text:p>
          </table:table-cell>
          <table:table-cell table:style-name="ce6"/>
          <table:table-cell table:style-name="ce6" table:formula="of:=CONCATENATE(IF([.HA81]&lt;&gt;&quot;all hostile Pok&amp;eacute;mon&quot;;&quot;(&quot;;&quot;&quot;);[.HA81];IF([.HA81]&lt;&gt;&quot;all hostile Pok&amp;eacute;mon&quot;; &quot;)&quot;; &quot;&quot;))" office:value-type="string" office:string-value="(half)" calcext:value-type="string">
            <text:p>(half)</text:p>
          </table:table-cell>
          <table:table-cell table:style-name="ce6" table:formula="of:=IF([.HA81] &lt;&gt; &quot;&quot;; CONCATENATE(&quot;Affects: &quot;; [.HG81]; &quot;. &quot;);&quot;&quot;)" office:value-type="string" office:string-value="Affects: (half). " calcext:value-type="string">
            <text:p>Affects: (half). </text:p>
          </table:table-cell>
          <table:table-cell table:style-name="ce6"/>
          <table:table-cell table:style-name="ce6" table:formula="of:=CONCATENATE([.GV81]; IF([.GW81]=1;&quot; (cc)&quot;;&quot;&quot;))" office:value-type="string" office:string-value="Tri Attack (cc)" calcext:value-type="string">
            <text:p>Tri Attack (cc)</text:p>
          </table:table-cell>
          <table:table-cell table:style-name="ce6" table:formula="of:=CONCATENATE(&quot;Symbols/attack_imgs/&quot;;[.GV81];&quot;.png&quot;)" office:value-type="string" office:string-value="Symbols/attack_imgs/Tri Attack.png" calcext:value-type="string">
            <text:p>Symbols/attack_imgs/Tri Attack.png</text:p>
          </table:table-cell>
          <table:table-cell table:style-name="ce6" table:formula="of:=CONCATENATE(&quot;TM &quot;; [.GU81]-3; &quot; (&quot;;[.GY81]; &quot;_t) &amp;nbsp &quot;; [.GV81];  IF([.GW81]=1;&quot; (cc)&quot;;&quot;&quot;))" office:value-type="string" office:string-value="TM 77 (normal_t) &amp;nbsp Tri Attack (cc)" calcext:value-type="string">
            <text:p>TM 77 (normal_t) &amp;nbsp Tri Attack (cc)</text:p>
          </table:table-cell>
          <table:table-cell table:style-name="ce6" table:formula="of:=CONCATENATE([.HH81];[.HB81])" office:value-type="string" office:string-value="Affects: (half). " calcext:value-type="string">
            <text:p>Affects: (half). </text:p>
          </table:table-cell>
          <table:table-cell table:style-name="ce6" table:number-columns-repeated="40"/>
          <table:table-cell table:number-columns-repeated="3"/>
          <table:table-cell table:style-name="ce6" table:number-columns-repeated="760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style-name="Default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style-name="Default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style-name="ce6" office:value-type="float" office:value="81" calcext:value-type="float">
            <text:p>81</text:p>
          </table:table-cell>
          <table:table-cell table:number-columns-repeated="7"/>
          <table:table-cell table:style-name="ce7" table:formula="of:=CONCATENATE([.HH82]; [.HB82])">
            <text:p/>
          </table:table-cell>
          <table:table-cell table:style-name="ce6" table:formula="of:=CONCATENATE(&quot;(&quot;;[.GY82];&quot;)&quot;)" office:value-type="string" office:string-value="()" calcext:value-type="string">
            <text:p>()</text:p>
          </table:table-cell>
          <table:table-cell table:style-name="ce6" table:formula="of:=CONCATENATE(&quot;Damage: &quot;;IF([.GX82]&gt;=1;[.HD82];&quot;&quot;);IF([.GX82]&gt;=2;[.HD82];&quot;&quot;);IF([.GX82]&gt;=3;[.HD82];&quot;&quot;);IF([.GX82]&gt;=4;[.HD82];&quot;&quot;);IF([.GX82]&gt;=5;[.HD82];&quot;&quot;);IF([.HI82]=1;CONCATENATE(&quot;(&quot;;[.GY82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82]&lt;&gt;&quot;all hostile Pok&amp;eacute;mon&quot;;&quot;(&quot;;&quot;&quot;);[.HA82];IF([.HA82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82] &lt;&gt; &quot;&quot;; CONCATENATE(&quot;Affects: &quot;; [.HG82]; &quot;. &quot;);&quot;&quot;)">
            <text:p/>
          </table:table-cell>
          <table:table-cell table:style-name="ce6"/>
          <table:table-cell table:style-name="ce6" table:formula="of:=CONCATENATE([.GV82]; IF([.GW82]=1;&quot; (cc)&quot;;&quot;&quot;))">
            <text:p/>
          </table:table-cell>
          <table:table-cell table:style-name="ce6" table:formula="of:=CONCATENATE(&quot;Symbols/attack_imgs/&quot;;[.GV82];&quot;.png&quot;)" office:value-type="string" office:string-value="Symbols/attack_imgs/.png" calcext:value-type="string">
            <text:p>Symbols/attack_imgs/.png</text:p>
          </table:table-cell>
          <table:table-cell table:style-name="ce6" table:formula="of:=CONCATENATE(&quot;TM &quot;; [.GU82]-3; &quot; (&quot;;[.GY82]; &quot;_t) &amp;nbsp &quot;; [.GV82];  IF([.GW82]=1;&quot; (cc)&quot;;&quot;&quot;))" office:value-type="string" office:string-value="TM 78 (_t) &amp;nbsp " calcext:value-type="string">
            <text:p>TM 78 (_t) &amp;nbsp </text:p>
          </table:table-cell>
          <table:table-cell table:style-name="ce6" table:formula="of:=CONCATENATE([.HH82];[.HB82])">
            <text:p/>
          </table:table-cell>
          <table:table-cell table:number-columns-repeated="803"/>
        </table:table-row>
        <table:table-row table:style-name="ro1">
          <table:table-cell table:style-name="ce2"/>
          <table:table-cell table:number-columns-repeated="54"/>
          <table:table-cell table:style-name="ce17"/>
          <table:table-cell table:number-columns-repeated="4"/>
          <table:table-cell table:style-name="ce1" table:number-columns-repeated="3"/>
          <table:table-cell table:number-columns-repeated="91"/>
          <table:table-cell table:style-name="ce1" table:number-columns-repeated="2"/>
          <table:table-cell table:number-columns-repeated="35"/>
          <table:table-cell table:style-name="ce1" table:number-columns-repeated="9"/>
          <table:table-cell table:number-columns-repeated="2"/>
          <table:table-cell table:style-name="ce6" office:value-type="float" office:value="82" calcext:value-type="float">
            <text:p>82</text:p>
          </table:table-cell>
          <table:table-cell office:value-type="string" calcext:value-type="string">
            <text:p>Bubble Be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line</text:p>
          </table:table-cell>
          <table:table-cell/>
          <table:table-cell table:style-name="ce7" table:formula="of:=CONCATENATE([.HH83]; [.HB83])" office:value-type="string" office:string-value="Affects: (2_line). " calcext:value-type="string">
            <text:p>Affects: (2_line). </text:p>
          </table:table-cell>
          <table:table-cell table:style-name="ce6" table:formula="of:=CONCATENATE(&quot;(&quot;;[.GY83];&quot;)&quot;)" office:value-type="string" office:string-value="(Water)" calcext:value-type="string">
            <text:p>(Water)</text:p>
          </table:table-cell>
          <table:table-cell table:style-name="ce6" table:formula="of:=CONCATENATE(&quot;Damage: &quot;;IF([.GX83]&gt;=1;[.HD83];&quot;&quot;);IF([.GX83]&gt;=2;[.HD83];&quot;&quot;);IF([.GX83]&gt;=3;[.HD83];&quot;&quot;);IF([.GX83]&gt;=4;[.HD83];&quot;&quot;);IF([.GX83]&gt;=5;[.HD83];&quot;&quot;);IF([.HI83]=1;CONCATENATE(&quot;(&quot;;[.GY83];&quot;_x)&quot;);&quot;&quot;))" office:value-type="string" office:string-value="Damage: (Water)(Water)" calcext:value-type="string">
            <text:p>Damage: (Water)(Water)</text:p>
          </table:table-cell>
          <table:table-cell table:style-name="ce6"/>
          <table:table-cell table:style-name="ce6" table:formula="of:=CONCATENATE(IF([.HA83]&lt;&gt;&quot;all hostile Pok&amp;eacute;mon&quot;;&quot;(&quot;;&quot;&quot;);[.HA83];IF([.HA83]&lt;&gt;&quot;all hostile Pok&amp;eacute;mon&quot;; &quot;)&quot;; &quot;&quot;))" office:value-type="string" office:string-value="(2_line)" calcext:value-type="string">
            <text:p>(2_line)</text:p>
          </table:table-cell>
          <table:table-cell table:style-name="ce6" table:formula="of:=IF([.HA83] &lt;&gt; &quot;&quot;; CONCATENATE(&quot;Affects: &quot;; [.HG83]; &quot;. &quot;);&quot;&quot;)" office:value-type="string" office:string-value="Affects: (2_line). " calcext:value-type="string">
            <text:p>Affects: (2_line). </text:p>
          </table:table-cell>
          <table:table-cell table:style-name="ce6"/>
          <table:table-cell table:style-name="ce6" table:formula="of:=CONCATENATE([.GV83]; IF([.GW83]=1;&quot; (cc)&quot;;&quot;&quot;))" office:value-type="string" office:string-value="Bubble Beam" calcext:value-type="string">
            <text:p>Bubble Beam</text:p>
          </table:table-cell>
          <table:table-cell table:style-name="ce6" table:formula="of:=CONCATENATE(&quot;Symbols/attack_imgs/&quot;;[.GV83];&quot;.png&quot;)" office:value-type="string" office:string-value="Symbols/attack_imgs/Bubble Beam.png" calcext:value-type="string">
            <text:p>Symbols/attack_imgs/Bubble Beam.png</text:p>
          </table:table-cell>
          <table:table-cell table:style-name="ce6" table:formula="of:=CONCATENATE(&quot;TM &quot;; [.GU83]-3; &quot; (&quot;;[.GY83]; &quot;_t) &amp;nbsp &quot;; [.GV83];  IF([.GW83]=1;&quot; (cc)&quot;;&quot;&quot;))" office:value-type="string" office:string-value="TM 79 (Water_t) &amp;nbsp Bubble Beam" calcext:value-type="string">
            <text:p>TM 79 (Water_t) &amp;nbsp Bubble Beam</text:p>
          </table:table-cell>
          <table:table-cell table:style-name="ce6" table:formula="of:=CONCATENATE([.HH83];[.HB83])" office:value-type="string" office:string-value="Affects: (2_line). " calcext:value-type="string">
            <text:p>Affects: (2_line). </text:p>
          </table:table-cell>
          <table:table-cell/>
          <table:table-cell table:formula="of:=IF([.GZ82]=&quot;none&quot;;&quot;&quot;;[.GZ82])" office:value-type="float" office:value="0" calcext:value-type="float">
            <text:p>0</text:p>
          </table:table-cell>
          <table:table-cell table:number-columns-repeated="2"/>
          <table:table-cell table:formula="of:=IF(INDIRECT(&quot;GZ&quot;&amp;[.GG83])=&quot;none&quot;;&quot;&quot;;INDIRECT(&quot;GZ&quot;&amp;[.GG83]))" office:value-type="string" office:string-value="" calcext:value-type="error">
            <text:p>#REF!</text:p>
          </table:table-cell>
          <table:table-cell table:formula="of:=IF(INDIRECT(&quot;GZ&quot;&amp;[.GH83])=&quot;none&quot;;&quot;&quot;;INDIRECT(&quot;GZ&quot;&amp;[.GH83]))" office:value-type="string" office:string-value="" calcext:value-type="error">
            <text:p>#REF!</text:p>
          </table:table-cell>
          <table:table-cell table:formula="of:=IF(INDIRECT(&quot;GZ&quot;&amp;[.GI83])=&quot;none&quot;;&quot;&quot;;INDIRECT(&quot;GZ&quot;&amp;[.GI83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number-columns-repeated="48"/>
          <table:table-cell table:style-name="ce17"/>
          <table:table-cell table:number-columns-repeated="4"/>
          <table:table-cell table:style-name="ce1" table:number-columns-repeated="3"/>
          <table:table-cell table:number-columns-repeated="91"/>
          <table:table-cell table:style-name="ce1" table:number-columns-repeated="2"/>
          <table:table-cell table:number-columns-repeated="35"/>
          <table:table-cell table:style-name="ce1" table:number-columns-repeated="9"/>
          <table:table-cell table:number-columns-repeated="2"/>
          <table:table-cell table:style-name="ce6" office:value-type="float" office:value="83" calcext:value-type="float">
            <text:p>83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table:formula="of:=CONCATENATE([.HH84]; [.HB84])">
            <text:p/>
          </table:table-cell>
          <table:table-cell table:style-name="ce6" table:formula="of:=CONCATENATE(&quot;(&quot;;[.GY84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84]&gt;=1;[.HD84];&quot;&quot;);IF([.GX84]&gt;=2;[.HD84];&quot;&quot;);IF([.GX84]&gt;=3;[.HD84];&quot;&quot;);IF([.GX84]&gt;=4;[.HD84];&quot;&quot;);IF([.GX84]&gt;=5;[.HD84];&quot;&quot;);IF([.HI84]=1;CONCATENATE(&quot;(&quot;;[.GY84];&quot;_x)&quot;);&quot;&quot;))" office:value-type="string" office:string-value="Damage: (Normal)(Normal)" calcext:value-type="string">
            <text:p>Damage: (Normal)(Normal)</text:p>
          </table:table-cell>
          <table:table-cell table:style-name="ce6"/>
          <table:table-cell table:style-name="ce6" table:formula="of:=CONCATENATE(IF([.HA84]&lt;&gt;&quot;all hostile Pok&amp;eacute;mon&quot;;&quot;(&quot;;&quot;&quot;);[.HA84];IF([.HA84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84] &lt;&gt; &quot;&quot;; CONCATENATE(&quot;Affects: &quot;; [.HG84]; &quot;. &quot;);&quot;&quot;)">
            <text:p/>
          </table:table-cell>
          <table:table-cell table:style-name="ce6"/>
          <table:table-cell table:style-name="ce6" table:formula="of:=CONCATENATE([.GV84]; IF([.GW84]=1;&quot; (cc)&quot;;&quot;&quot;))" office:value-type="string" office:string-value="Pound" calcext:value-type="string">
            <text:p>Pound</text:p>
          </table:table-cell>
          <table:table-cell table:style-name="ce6" table:formula="of:=CONCATENATE(&quot;Symbols/attack_imgs/&quot;;[.GV84];&quot;.png&quot;)" office:value-type="string" office:string-value="Symbols/attack_imgs/Pound.png" calcext:value-type="string">
            <text:p>Symbols/attack_imgs/Pound.png</text:p>
          </table:table-cell>
          <table:table-cell table:style-name="ce6" table:formula="of:=CONCATENATE(&quot;TM &quot;; [.GU84]-3; &quot; (&quot;;[.GY84]; &quot;_t) &amp;nbsp &quot;; [.GV84];  IF([.GW84]=1;&quot; (cc)&quot;;&quot;&quot;))" office:value-type="string" office:string-value="TM 80 (Normal_t) &amp;nbsp Pound" calcext:value-type="string">
            <text:p>TM 80 (Normal_t) &amp;nbsp Pound</text:p>
          </table:table-cell>
          <table:table-cell table:style-name="ce6" table:formula="of:=CONCATENATE([.HH84];[.HB84])">
            <text:p/>
          </table:table-cell>
          <table:table-cell/>
          <table:table-cell table:formula="of:=IF([.GZ83]=&quot;none&quot;;&quot;&quot;;[.GZ83])" office:value-type="float" office:value="2" calcext:value-type="float">
            <text:p>2</text:p>
          </table:table-cell>
          <table:table-cell table:number-columns-repeated="2"/>
          <table:table-cell table:formula="of:=IF(INDIRECT(&quot;GZ&quot;&amp;[.GG84])=&quot;none&quot;;&quot;&quot;;INDIRECT(&quot;GZ&quot;&amp;[.GG84]))" office:value-type="string" office:string-value="" calcext:value-type="error">
            <text:p>#REF!</text:p>
          </table:table-cell>
          <table:table-cell table:formula="of:=IF(INDIRECT(&quot;GZ&quot;&amp;[.GH84])=&quot;none&quot;;&quot;&quot;;INDIRECT(&quot;GZ&quot;&amp;[.GH84]))" office:value-type="string" office:string-value="" calcext:value-type="error">
            <text:p>#REF!</text:p>
          </table:table-cell>
          <table:table-cell table:formula="of:=IF(INDIRECT(&quot;GZ&quot;&amp;[.GI84])=&quot;none&quot;;&quot;&quot;;INDIRECT(&quot;GZ&quot;&amp;[.GI84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 table:number-columns-repeated="4"/>
          <table:table-cell table:number-columns-repeated="51"/>
          <table:table-cell table:style-name="ce17"/>
          <table:table-cell table:number-columns-repeated="4"/>
          <table:table-cell table:style-name="ce1" table:number-columns-repeated="3"/>
          <table:table-cell table:number-columns-repeated="91"/>
          <table:table-cell table:style-name="ce1" table:number-columns-repeated="2"/>
          <table:table-cell table:number-columns-repeated="35"/>
          <table:table-cell table:style-name="ce1" table:number-columns-repeated="9"/>
          <table:table-cell table:number-columns-repeated="2"/>
          <table:table-cell table:style-name="ce6" office:value-type="float" office:value="84" calcext:value-type="float">
            <text:p>84</text:p>
          </table:table-cell>
          <table:table-cell office:value-type="string" calcext:value-type="string">
            <text:p>Psybe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_line</text:p>
          </table:table-cell>
          <table:table-cell/>
          <table:table-cell table:style-name="ce7" table:formula="of:=CONCATENATE([.HH85]; [.HB85])" office:value-type="string" office:string-value="Affects: (4_line). " calcext:value-type="string">
            <text:p>Affects: (4_line). </text:p>
          </table:table-cell>
          <table:table-cell table:style-name="ce6" table:formula="of:=CONCATENATE(&quot;(&quot;;[.GY85];&quot;)&quot;)" office:value-type="string" office:string-value="(Psychic)" calcext:value-type="string">
            <text:p>(Psychic)</text:p>
          </table:table-cell>
          <table:table-cell table:style-name="ce6" table:formula="of:=CONCATENATE(&quot;Damage: &quot;;IF([.GX85]&gt;=1;[.HD85];&quot;&quot;);IF([.GX85]&gt;=2;[.HD85];&quot;&quot;);IF([.GX85]&gt;=3;[.HD85];&quot;&quot;);IF([.GX85]&gt;=4;[.HD85];&quot;&quot;);IF([.GX85]&gt;=5;[.HD85];&quot;&quot;);IF([.HI85]=1;CONCATENATE(&quot;(&quot;;[.GY85];&quot;_x)&quot;);&quot;&quot;))" office:value-type="string" office:string-value="Damage: (Psychic)(Psychic)" calcext:value-type="string">
            <text:p>Damage: (Psychic)(Psychic)</text:p>
          </table:table-cell>
          <table:table-cell table:style-name="ce6"/>
          <table:table-cell table:style-name="ce6" table:formula="of:=CONCATENATE(IF([.HA85]&lt;&gt;&quot;all hostile Pok&amp;eacute;mon&quot;;&quot;(&quot;;&quot;&quot;);[.HA85];IF([.HA85]&lt;&gt;&quot;all hostile Pok&amp;eacute;mon&quot;; &quot;)&quot;; &quot;&quot;))" office:value-type="string" office:string-value="(4_line)" calcext:value-type="string">
            <text:p>(4_line)</text:p>
          </table:table-cell>
          <table:table-cell table:style-name="ce6" table:formula="of:=IF([.HA85] &lt;&gt; &quot;&quot;; CONCATENATE(&quot;Affects: &quot;; [.HG85]; &quot;. &quot;);&quot;&quot;)" office:value-type="string" office:string-value="Affects: (4_line). " calcext:value-type="string">
            <text:p>Affects: (4_line). </text:p>
          </table:table-cell>
          <table:table-cell table:style-name="ce6"/>
          <table:table-cell table:style-name="ce6" table:formula="of:=CONCATENATE([.GV85]; IF([.GW85]=1;&quot; (cc)&quot;;&quot;&quot;))" office:value-type="string" office:string-value="Psybeam (cc)" calcext:value-type="string">
            <text:p>Psybeam (cc)</text:p>
          </table:table-cell>
          <table:table-cell table:style-name="ce6" table:formula="of:=CONCATENATE(&quot;Symbols/attack_imgs/&quot;;[.GV85];&quot;.png&quot;)" office:value-type="string" office:string-value="Symbols/attack_imgs/Psybeam.png" calcext:value-type="string">
            <text:p>Symbols/attack_imgs/Psybeam.png</text:p>
          </table:table-cell>
          <table:table-cell table:style-name="ce6" table:formula="of:=CONCATENATE(&quot;TM &quot;; [.GU85]-3; &quot; (&quot;;[.GY85]; &quot;_t) &amp;nbsp &quot;; [.GV85];  IF([.GW85]=1;&quot; (cc)&quot;;&quot;&quot;))" office:value-type="string" office:string-value="TM 81 (Psychic_t) &amp;nbsp Psybeam (cc)" calcext:value-type="string">
            <text:p>TM 81 (Psychic_t) &amp;nbsp Psybeam (cc)</text:p>
          </table:table-cell>
          <table:table-cell table:style-name="ce6" table:formula="of:=CONCATENATE([.HH85];[.HB85])" office:value-type="string" office:string-value="Affects: (4_line). " calcext:value-type="string">
            <text:p>Affects: (4_line). </text:p>
          </table:table-cell>
          <table:table-cell/>
          <table:table-cell table:formula="of:=IF([.GZ84]=&quot;none&quot;;&quot;&quot;;[.GZ84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85])=&quot;none&quot;;&quot;&quot;;INDIRECT(&quot;GZ&quot;&amp;[.GG85]))" office:value-type="string" office:string-value="" calcext:value-type="error">
            <text:p>#REF!</text:p>
          </table:table-cell>
          <table:table-cell table:formula="of:=IF(INDIRECT(&quot;GZ&quot;&amp;[.GH85])=&quot;none&quot;;&quot;&quot;;INDIRECT(&quot;GZ&quot;&amp;[.GH85]))" office:value-type="string" office:string-value="" calcext:value-type="error">
            <text:p>#REF!</text:p>
          </table:table-cell>
          <table:table-cell table:formula="of:=IF(INDIRECT(&quot;GZ&quot;&amp;[.GI85])=&quot;none&quot;;&quot;&quot;;INDIRECT(&quot;GZ&quot;&amp;[.GI85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 table:number-columns-repeated="4"/>
          <table:table-cell table:number-columns-repeated="51"/>
          <table:table-cell table:style-name="ce17"/>
          <table:table-cell table:number-columns-repeated="4"/>
          <table:table-cell table:style-name="ce1" table:number-columns-repeated="3"/>
          <table:table-cell table:number-columns-repeated="91"/>
          <table:table-cell table:style-name="ce1" table:number-columns-repeated="2"/>
          <table:table-cell table:number-columns-repeated="35"/>
          <table:table-cell table:style-name="ce1" table:number-columns-repeated="9"/>
          <table:table-cell table:number-columns-repeated="2"/>
          <table:table-cell table:style-name="ce6" office:value-type="float" office:value="85" calcext:value-type="float">
            <text:p>85</text:p>
          </table:table-cell>
          <table:table-cell office:value-type="string" calcext:value-type="string">
            <text:p>Rapid Sp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ay make 2 free moves before attacking.</text:p>
          </table:table-cell>
          <table:table-cell table:style-name="ce7" table:formula="of:=CONCATENATE([.HH86]; [.HB86])" office:value-type="string" office:string-value="Affects: (all). May make 2 free moves before attacking." calcext:value-type="string">
            <text:p>Affects: (all). May make 2 free moves before attacking.</text:p>
          </table:table-cell>
          <table:table-cell table:style-name="ce6" table:formula="of:=CONCATENATE(&quot;(&quot;;[.GY86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86]&gt;=1;[.HD86];&quot;&quot;);IF([.GX86]&gt;=2;[.HD86];&quot;&quot;);IF([.GX86]&gt;=3;[.HD86];&quot;&quot;);IF([.GX86]&gt;=4;[.HD86];&quot;&quot;);IF([.GX86]&gt;=5;[.HD86];&quot;&quot;);IF([.HI86]=1;CONCATENATE(&quot;(&quot;;[.GY86];&quot;_x)&quot;);&quot;&quot;))" office:value-type="string" office:string-value="Damage: (Normal)" calcext:value-type="string">
            <text:p>Damage: (Normal)</text:p>
          </table:table-cell>
          <table:table-cell table:style-name="ce6"/>
          <table:table-cell table:style-name="ce6" table:formula="of:=CONCATENATE(IF([.HA86]&lt;&gt;&quot;all hostile Pok&amp;eacute;mon&quot;;&quot;(&quot;;&quot;&quot;);[.HA86];IF([.HA86]&lt;&gt;&quot;all hostile Pok&amp;eacute;mon&quot;; &quot;)&quot;; &quot;&quot;))" office:value-type="string" office:string-value="(all)" calcext:value-type="string">
            <text:p>(all)</text:p>
          </table:table-cell>
          <table:table-cell table:style-name="ce6" table:formula="of:=IF([.HA86] &lt;&gt; &quot;&quot;; CONCATENATE(&quot;Affects: &quot;; [.HG86]; &quot;. &quot;);&quot;&quot;)" office:value-type="string" office:string-value="Affects: (all). " calcext:value-type="string">
            <text:p>Affects: (all). </text:p>
          </table:table-cell>
          <table:table-cell table:style-name="ce6"/>
          <table:table-cell table:style-name="ce6" table:formula="of:=CONCATENATE([.GV86]; IF([.GW86]=1;&quot; (cc)&quot;;&quot;&quot;))" office:value-type="string" office:string-value="Rapid Spin" calcext:value-type="string">
            <text:p>Rapid Spin</text:p>
          </table:table-cell>
          <table:table-cell table:style-name="ce6" table:formula="of:=CONCATENATE(&quot;Symbols/attack_imgs/&quot;;[.GV86];&quot;.png&quot;)" office:value-type="string" office:string-value="Symbols/attack_imgs/Rapid Spin.png" calcext:value-type="string">
            <text:p>Symbols/attack_imgs/Rapid Spin.png</text:p>
          </table:table-cell>
          <table:table-cell table:style-name="ce6" table:formula="of:=CONCATENATE(&quot;TM &quot;; [.GU86]-3; &quot; (&quot;;[.GY86]; &quot;_t) &amp;nbsp &quot;; [.GV86];  IF([.GW86]=1;&quot; (cc)&quot;;&quot;&quot;))" office:value-type="string" office:string-value="TM 82 (Normal_t) &amp;nbsp Rapid Spin" calcext:value-type="string">
            <text:p>TM 82 (Normal_t) &amp;nbsp Rapid Spin</text:p>
          </table:table-cell>
          <table:table-cell table:style-name="ce6" table:formula="of:=CONCATENATE([.HH86];[.HB86])" office:value-type="string" office:string-value="Affects: (all). May make 2 free moves before attacking." calcext:value-type="string">
            <text:p>Affects: (all). May make 2 free moves before attacking.</text:p>
          </table:table-cell>
          <table:table-cell/>
          <table:table-cell table:formula="of:=IF([.GZ85]=&quot;none&quot;;&quot;&quot;;[.GZ85])" office:value-type="float" office:value="4" calcext:value-type="float">
            <text:p>4</text:p>
          </table:table-cell>
          <table:table-cell table:number-columns-repeated="2"/>
          <table:table-cell table:formula="of:=IF(INDIRECT(&quot;GZ&quot;&amp;[.GG86])=&quot;none&quot;;&quot;&quot;;INDIRECT(&quot;GZ&quot;&amp;[.GG86]))" office:value-type="string" office:string-value="" calcext:value-type="error">
            <text:p>#REF!</text:p>
          </table:table-cell>
          <table:table-cell table:formula="of:=IF(INDIRECT(&quot;GZ&quot;&amp;[.GH86])=&quot;none&quot;;&quot;&quot;;INDIRECT(&quot;GZ&quot;&amp;[.GH86]))" office:value-type="string" office:string-value="" calcext:value-type="error">
            <text:p>#REF!</text:p>
          </table:table-cell>
          <table:table-cell table:formula="of:=IF(INDIRECT(&quot;GZ&quot;&amp;[.GI86])=&quot;none&quot;;&quot;&quot;;INDIRECT(&quot;GZ&quot;&amp;[.GI86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number-columns-repeated="55"/>
          <table:table-cell table:style-name="ce17"/>
          <table:table-cell table:number-columns-repeated="4"/>
          <table:table-cell table:style-name="ce1" table:number-columns-repeated="3"/>
          <table:table-cell table:number-columns-repeated="21"/>
          <table:table-cell table:style-name="ce9" table:number-columns-repeated="2"/>
          <table:table-cell table:number-columns-repeated="68"/>
          <table:table-cell table:style-name="ce1" table:number-columns-repeated="2"/>
          <table:table-cell table:number-columns-repeated="35"/>
          <table:table-cell table:style-name="ce1" table:number-columns-repeated="9"/>
          <table:table-cell table:number-columns-repeated="2"/>
          <table:table-cell table:style-name="ce6" office:value-type="float" office:value="86" calcext:value-type="float">
            <text:p>86</text:p>
          </table:table-cell>
          <table:table-cell office:value-type="string" calcext:value-type="string">
            <text:p>Smo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Targets become &lt;b&gt;Poisoned&lt;/b&gt;. (Take an additional (normal) from attacks)</text:p>
          </table:table-cell>
          <table:table-cell table:style-name="ce7" table:formula="of:=CONCATENATE([.HH87]; [.HB87])" office:value-type="string" office:string-value="Affects: (circle). Targets become &lt;b&gt;Poisoned&lt;/b&gt;. (Take an additional (normal) from attacks)" calcext:value-type="string">
            <text:p>Affects: (circle). Targets become &lt;b&gt;Poisoned&lt;/b&gt;. (Take an additional (normal) from attacks)</text:p>
          </table:table-cell>
          <table:table-cell table:style-name="ce6" table:formula="of:=CONCATENATE(&quot;(&quot;;[.GY87];&quot;)&quot;)" office:value-type="string" office:string-value="(Grass)" calcext:value-type="string">
            <text:p>(Grass)</text:p>
          </table:table-cell>
          <table:table-cell table:style-name="ce6" table:formula="of:=CONCATENATE(&quot;Damage: &quot;;IF([.GX87]&gt;=1;[.HD87];&quot;&quot;);IF([.GX87]&gt;=2;[.HD87];&quot;&quot;);IF([.GX87]&gt;=3;[.HD87];&quot;&quot;);IF([.GX87]&gt;=4;[.HD87];&quot;&quot;);IF([.GX87]&gt;=5;[.HD87];&quot;&quot;);IF([.HI87]=1;CONCATENATE(&quot;(&quot;;[.GY87];&quot;_x)&quot;);&quot;&quot;))" office:value-type="string" office:string-value="Damage: (Grass)" calcext:value-type="string">
            <text:p>Damage: (Grass)</text:p>
          </table:table-cell>
          <table:table-cell table:style-name="ce6"/>
          <table:table-cell table:style-name="ce6" table:formula="of:=CONCATENATE(IF([.HA87]&lt;&gt;&quot;all hostile Pok&amp;eacute;mon&quot;;&quot;(&quot;;&quot;&quot;);[.HA87];IF([.HA87]&lt;&gt;&quot;all hostile Pok&amp;eacute;mon&quot;; &quot;)&quot;; &quot;&quot;))" office:value-type="string" office:string-value="(circle)" calcext:value-type="string">
            <text:p>(circle)</text:p>
          </table:table-cell>
          <table:table-cell table:style-name="ce6" table:formula="of:=IF([.HA87] &lt;&gt; &quot;&quot;; CONCATENATE(&quot;Affects: &quot;; [.HG87]; &quot;. &quot;);&quot;&quot;)" office:value-type="string" office:string-value="Affects: (circle). " calcext:value-type="string">
            <text:p>Affects: (circle). </text:p>
          </table:table-cell>
          <table:table-cell table:style-name="ce6"/>
          <table:table-cell table:style-name="ce6" table:formula="of:=CONCATENATE([.GV87]; IF([.GW87]=1;&quot; (cc)&quot;;&quot;&quot;))" office:value-type="string" office:string-value="Smog (cc)" calcext:value-type="string">
            <text:p>Smog (cc)</text:p>
          </table:table-cell>
          <table:table-cell table:style-name="ce6" table:formula="of:=CONCATENATE(&quot;Symbols/attack_imgs/&quot;;[.GV87];&quot;.png&quot;)" office:value-type="string" office:string-value="Symbols/attack_imgs/Smog.png" calcext:value-type="string">
            <text:p>Symbols/attack_imgs/Smog.png</text:p>
          </table:table-cell>
          <table:table-cell table:style-name="ce6" table:formula="of:=CONCATENATE(&quot;TM &quot;; [.GU87]-3; &quot; (&quot;;[.GY87]; &quot;_t) &amp;nbsp &quot;; [.GV87];  IF([.GW87]=1;&quot; (cc)&quot;;&quot;&quot;))" office:value-type="string" office:string-value="TM 83 (Grass_t) &amp;nbsp Smog (cc)" calcext:value-type="string">
            <text:p>TM 83 (Grass_t) &amp;nbsp Smog (cc)</text:p>
          </table:table-cell>
          <table:table-cell table:style-name="ce6" table:formula="of:=CONCATENATE([.HH87];[.HB87])" office:value-type="string" office:string-value="Affects: (circle). Targets become &lt;b&gt;Poisoned&lt;/b&gt;. (Take an additional (normal) from attacks)" calcext:value-type="string">
            <text:p>Affects: (circle). Targets become &lt;b&gt;Poisoned&lt;/b&gt;. (Take an additional (normal) from attacks)</text:p>
          </table:table-cell>
          <table:table-cell/>
          <table:table-cell table:formula="of:=IF([.GZ86]=&quot;none&quot;;&quot;&quot;;[.GZ86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87])=&quot;none&quot;;&quot;&quot;;INDIRECT(&quot;GZ&quot;&amp;[.GG87]))" office:value-type="string" office:string-value="" calcext:value-type="error">
            <text:p>#REF!</text:p>
          </table:table-cell>
          <table:table-cell table:formula="of:=IF(INDIRECT(&quot;GZ&quot;&amp;[.GH87])=&quot;none&quot;;&quot;&quot;;INDIRECT(&quot;GZ&quot;&amp;[.GH87]))" office:value-type="string" office:string-value="" calcext:value-type="error">
            <text:p>#REF!</text:p>
          </table:table-cell>
          <table:table-cell table:formula="of:=IF(INDIRECT(&quot;GZ&quot;&amp;[.GI87])=&quot;none&quot;;&quot;&quot;;INDIRECT(&quot;GZ&quot;&amp;[.GI87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4"/>
          <table:table-cell table:style-name="ce17"/>
          <table:table-cell table:number-columns-repeated="4"/>
          <table:table-cell table:style-name="ce1" table:number-columns-repeated="3"/>
          <table:table-cell table:number-columns-repeated="91"/>
          <table:table-cell table:style-name="ce1" table:number-columns-repeated="2"/>
          <table:table-cell table:number-columns-repeated="35"/>
          <table:table-cell table:style-name="ce1" table:number-columns-repeated="9"/>
          <table:table-cell table:number-columns-repeated="2"/>
          <table:table-cell table:style-name="ce6" office:value-type="float" office:value="87" calcext:value-type="float">
            <text:p>87</text:p>
          </table:table-cell>
          <table:table-cell office:value-type="string" calcext:value-type="string">
            <text:p>Slud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_hex</text:p>
          </table:table-cell>
          <table:table-cell office:value-type="string" calcext:value-type="string">
            <text:p>Targets become &lt;b&gt;Poisoned&lt;/b&gt;. (Take an additional (normal) from attacks)</text:p>
          </table:table-cell>
          <table:table-cell table:style-name="ce7" table:formula="of:=CONCATENATE([.HH88]; [.HB88])" office:value-type="string" office:string-value="Affects: (3_hex). Targets become &lt;b&gt;Poisoned&lt;/b&gt;. (Take an additional (normal) from attacks)" calcext:value-type="string">
            <text:p>Affects: (3_hex). Targets become &lt;b&gt;Poisoned&lt;/b&gt;. (Take an additional (normal) from attacks)</text:p>
          </table:table-cell>
          <table:table-cell table:style-name="ce6" table:formula="of:=CONCATENATE(&quot;(&quot;;[.GY88];&quot;)&quot;)" office:value-type="string" office:string-value="(Grass)" calcext:value-type="string">
            <text:p>(Grass)</text:p>
          </table:table-cell>
          <table:table-cell table:style-name="ce6" table:formula="of:=CONCATENATE(&quot;Damage: &quot;;IF([.GX88]&gt;=1;[.HD88];&quot;&quot;);IF([.GX88]&gt;=2;[.HD88];&quot;&quot;);IF([.GX88]&gt;=3;[.HD88];&quot;&quot;);IF([.GX88]&gt;=4;[.HD88];&quot;&quot;);IF([.GX88]&gt;=5;[.HD88];&quot;&quot;);IF([.HI88]=1;CONCATENATE(&quot;(&quot;;[.GY88];&quot;_x)&quot;);&quot;&quot;))" office:value-type="string" office:string-value="Damage: (Grass)(Grass)" calcext:value-type="string">
            <text:p>Damage: (Grass)(Grass)</text:p>
          </table:table-cell>
          <table:table-cell table:style-name="ce6"/>
          <table:table-cell table:style-name="ce6" table:formula="of:=CONCATENATE(IF([.HA88]&lt;&gt;&quot;all hostile Pok&amp;eacute;mon&quot;;&quot;(&quot;;&quot;&quot;);[.HA88];IF([.HA88]&lt;&gt;&quot;all hostile Pok&amp;eacute;mon&quot;; &quot;)&quot;; &quot;&quot;))" office:value-type="string" office:string-value="(3_hex)" calcext:value-type="string">
            <text:p>(3_hex)</text:p>
          </table:table-cell>
          <table:table-cell table:style-name="ce6" table:formula="of:=IF([.HA88] &lt;&gt; &quot;&quot;; CONCATENATE(&quot;Affects: &quot;; [.HG88]; &quot;. &quot;);&quot;&quot;)" office:value-type="string" office:string-value="Affects: (3_hex). " calcext:value-type="string">
            <text:p>Affects: (3_hex). </text:p>
          </table:table-cell>
          <table:table-cell table:style-name="ce6"/>
          <table:table-cell table:style-name="ce6" table:formula="of:=CONCATENATE([.GV88]; IF([.GW88]=1;&quot; (cc)&quot;;&quot;&quot;))" office:value-type="string" office:string-value="Sludge (cc)" calcext:value-type="string">
            <text:p>Sludge (cc)</text:p>
          </table:table-cell>
          <table:table-cell table:style-name="ce6" table:formula="of:=CONCATENATE(&quot;Symbols/attack_imgs/&quot;;[.GV88];&quot;.png&quot;)" office:value-type="string" office:string-value="Symbols/attack_imgs/Sludge.png" calcext:value-type="string">
            <text:p>Symbols/attack_imgs/Sludge.png</text:p>
          </table:table-cell>
          <table:table-cell table:style-name="ce6" table:formula="of:=CONCATENATE(&quot;TM &quot;; [.GU88]-3; &quot; (&quot;;[.GY88]; &quot;_t) &amp;nbsp &quot;; [.GV88];  IF([.GW88]=1;&quot; (cc)&quot;;&quot;&quot;))" office:value-type="string" office:string-value="TM 84 (Grass_t) &amp;nbsp Sludge (cc)" calcext:value-type="string">
            <text:p>TM 84 (Grass_t) &amp;nbsp Sludge (cc)</text:p>
          </table:table-cell>
          <table:table-cell table:style-name="ce6" table:formula="of:=CONCATENATE([.HH88];[.HB88])" office:value-type="string" office:string-value="Affects: (3_hex). Targets become &lt;b&gt;Poisoned&lt;/b&gt;. (Take an additional (normal) from attacks)" calcext:value-type="string">
            <text:p>Affects: (3_hex). Targets become &lt;b&gt;Poisoned&lt;/b&gt;. (Take an additional (normal) from attacks)</text:p>
          </table:table-cell>
          <table:table-cell/>
          <table:table-cell table:formula="of:=IF([.GZ87]=&quot;none&quot;;&quot;&quot;;[.GZ87])" office:value-type="float" office:value="4" calcext:value-type="float">
            <text:p>4</text:p>
          </table:table-cell>
          <table:table-cell table:number-columns-repeated="2"/>
          <table:table-cell table:formula="of:=IF(INDIRECT(&quot;GZ&quot;&amp;[.GG88])=&quot;none&quot;;&quot;&quot;;INDIRECT(&quot;GZ&quot;&amp;[.GG88]))" office:value-type="string" office:string-value="" calcext:value-type="error">
            <text:p>#REF!</text:p>
          </table:table-cell>
          <table:table-cell table:formula="of:=IF(INDIRECT(&quot;GZ&quot;&amp;[.GH88])=&quot;none&quot;;&quot;&quot;;INDIRECT(&quot;GZ&quot;&amp;[.GH88]))" office:value-type="string" office:string-value="" calcext:value-type="error">
            <text:p>#REF!</text:p>
          </table:table-cell>
          <table:table-cell table:formula="of:=IF(INDIRECT(&quot;GZ&quot;&amp;[.GI88])=&quot;none&quot;;&quot;&quot;;INDIRECT(&quot;GZ&quot;&amp;[.GI88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4"/>
          <table:table-cell table:style-name="ce13"/>
          <table:table-cell table:number-columns-repeated="49"/>
          <table:table-cell table:style-name="ce17"/>
          <table:table-cell table:number-columns-repeated="4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table:style-name="ce6" office:value-type="float" office:value="88" calcext:value-type="float">
            <text:p>88</text:p>
          </table:table-cell>
          <table:table-cell office:value-type="string" calcext:value-type="string">
            <text:p>Constric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 only be used on Pok&amp;eacute;mon with speed 0.</text:p>
          </table:table-cell>
          <table:table-cell table:style-name="ce7" table:formula="of:=CONCATENATE([.HH89]; [.HB89])" office:value-type="string" office:string-value="Can only be used on Pok&amp;eacute;mon with speed 0." calcext:value-type="string">
            <text:p>Can only be used on Pok&amp;eacute;mon with speed 0.</text:p>
          </table:table-cell>
          <table:table-cell table:style-name="ce6" table:formula="of:=CONCATENATE(&quot;(&quot;;[.GY89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89]&gt;=1;[.HD89];&quot;&quot;);IF([.GX89]&gt;=2;[.HD89];&quot;&quot;);IF([.GX89]&gt;=3;[.HD89];&quot;&quot;);IF([.GX89]&gt;=4;[.HD89];&quot;&quot;);IF([.GX89]&gt;=5;[.HD89];&quot;&quot;);IF([.HI89]=1;CONCATENATE(&quot;(&quot;;[.GY89];&quot;_x)&quot;);&quot;&quot;))" office:value-type="string" office:string-value="Damage: (Normal)(Normal)(Normal)(Normal)" calcext:value-type="string">
            <text:p>Damage: (Normal)(Normal)(Normal)(Normal)</text:p>
          </table:table-cell>
          <table:table-cell table:style-name="ce6"/>
          <table:table-cell table:style-name="ce6" table:formula="of:=CONCATENATE(IF([.HA89]&lt;&gt;&quot;all hostile Pok&amp;eacute;mon&quot;;&quot;(&quot;;&quot;&quot;);[.HA89];IF([.HA89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89] &lt;&gt; &quot;&quot;; CONCATENATE(&quot;Affects: &quot;; [.HG89]; &quot;. &quot;);&quot;&quot;)">
            <text:p/>
          </table:table-cell>
          <table:table-cell table:style-name="ce6"/>
          <table:table-cell table:style-name="ce6" table:formula="of:=CONCATENATE([.GV89]; IF([.GW89]=1;&quot; (cc)&quot;;&quot;&quot;))" office:value-type="string" office:string-value="Constrict (cc)" calcext:value-type="string">
            <text:p>Constrict (cc)</text:p>
          </table:table-cell>
          <table:table-cell table:style-name="ce6" table:formula="of:=CONCATENATE(&quot;Symbols/attack_imgs/&quot;;[.GV89];&quot;.png&quot;)" office:value-type="string" office:string-value="Symbols/attack_imgs/Constrict.png" calcext:value-type="string">
            <text:p>Symbols/attack_imgs/Constrict.png</text:p>
          </table:table-cell>
          <table:table-cell table:style-name="ce6" table:formula="of:=CONCATENATE(&quot;TM &quot;; [.GU89]-3; &quot; (&quot;;[.GY89]; &quot;_t) &amp;nbsp &quot;; [.GV89];  IF([.GW89]=1;&quot; (cc)&quot;;&quot;&quot;))" office:value-type="string" office:string-value="TM 85 (Normal_t) &amp;nbsp Constrict (cc)" calcext:value-type="string">
            <text:p>TM 85 (Normal_t) &amp;nbsp Constrict (cc)</text:p>
          </table:table-cell>
          <table:table-cell table:style-name="ce6" table:formula="of:=CONCATENATE([.HH89];[.HB89])" office:value-type="string" office:string-value="Can only be used on Pok&amp;eacute;mon with speed 0." calcext:value-type="string">
            <text:p>Can only be used on Pok&amp;eacute;mon with speed 0.</text:p>
          </table:table-cell>
          <table:table-cell/>
          <table:table-cell table:formula="of:=IF([.GZ88]=&quot;none&quot;;&quot;&quot;;[.GZ88])" office:value-type="float" office:value="2" calcext:value-type="float">
            <text:p>2</text:p>
          </table:table-cell>
          <table:table-cell table:number-columns-repeated="2"/>
          <table:table-cell table:formula="of:=IF(INDIRECT(&quot;GZ&quot;&amp;[.GG89])=&quot;none&quot;;&quot;&quot;;INDIRECT(&quot;GZ&quot;&amp;[.GG89]))" office:value-type="string" office:string-value="" calcext:value-type="error">
            <text:p>#REF!</text:p>
          </table:table-cell>
          <table:table-cell table:formula="of:=IF(INDIRECT(&quot;GZ&quot;&amp;[.GH89])=&quot;none&quot;;&quot;&quot;;INDIRECT(&quot;GZ&quot;&amp;[.GH89]))" office:value-type="string" office:string-value="" calcext:value-type="error">
            <text:p>#REF!</text:p>
          </table:table-cell>
          <table:table-cell table:formula="of:=IF(INDIRECT(&quot;GZ&quot;&amp;[.GI89])=&quot;none&quot;;&quot;&quot;;INDIRECT(&quot;GZ&quot;&amp;[.GI89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4"/>
          <table:table-cell table:style-name="ce17"/>
          <table:table-cell table:number-columns-repeated="4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table:style-name="ce6" office:value-type="float" office:value="89" calcext:value-type="float">
            <text:p>89</text:p>
          </table:table-cell>
          <table:table-cell office:value-type="string" calcext:value-type="string">
            <text:p>Stom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 only be used when having 3 or more unused movements.</text:p>
          </table:table-cell>
          <table:table-cell table:style-name="ce7" table:formula="of:=CONCATENATE([.HH90]; [.HB90])" office:value-type="string" office:string-value="Can only be used when having 3 or more unused movements." calcext:value-type="string">
            <text:p>Can only be used when having 3 or more unused movements.</text:p>
          </table:table-cell>
          <table:table-cell table:style-name="ce6" table:formula="of:=CONCATENATE(&quot;(&quot;;[.GY90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90]&gt;=1;[.HD90];&quot;&quot;);IF([.GX90]&gt;=2;[.HD90];&quot;&quot;);IF([.GX90]&gt;=3;[.HD90];&quot;&quot;);IF([.GX90]&gt;=4;[.HD90];&quot;&quot;);IF([.GX90]&gt;=5;[.HD90];&quot;&quot;);IF([.HI90]=1;CONCATENATE(&quot;(&quot;;[.GY90];&quot;_x)&quot;);&quot;&quot;))" office:value-type="string" office:string-value="Damage: (Normal)(Normal)(Normal)" calcext:value-type="string">
            <text:p>Damage: (Normal)(Normal)(Normal)</text:p>
          </table:table-cell>
          <table:table-cell table:style-name="ce6"/>
          <table:table-cell table:style-name="ce6" table:formula="of:=CONCATENATE(IF([.HA90]&lt;&gt;&quot;all hostile Pok&amp;eacute;mon&quot;;&quot;(&quot;;&quot;&quot;);[.HA90];IF([.HA90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90] &lt;&gt; &quot;&quot;; CONCATENATE(&quot;Affects: &quot;; [.HG90]; &quot;. &quot;);&quot;&quot;)">
            <text:p/>
          </table:table-cell>
          <table:table-cell table:style-name="ce6"/>
          <table:table-cell table:style-name="ce6" table:formula="of:=CONCATENATE([.GV90]; IF([.GW90]=1;&quot; (cc)&quot;;&quot;&quot;))" office:value-type="string" office:string-value="Stomp" calcext:value-type="string">
            <text:p>Stomp</text:p>
          </table:table-cell>
          <table:table-cell table:style-name="ce6" table:formula="of:=CONCATENATE(&quot;Symbols/attack_imgs/&quot;;[.GV90];&quot;.png&quot;)" office:value-type="string" office:string-value="Symbols/attack_imgs/Stomp.png" calcext:value-type="string">
            <text:p>Symbols/attack_imgs/Stomp.png</text:p>
          </table:table-cell>
          <table:table-cell table:style-name="ce6" table:formula="of:=CONCATENATE(&quot;TM &quot;; [.GU90]-3; &quot; (&quot;;[.GY90]; &quot;_t) &amp;nbsp &quot;; [.GV90];  IF([.GW90]=1;&quot; (cc)&quot;;&quot;&quot;))" office:value-type="string" office:string-value="TM 86 (Normal_t) &amp;nbsp Stomp" calcext:value-type="string">
            <text:p>TM 86 (Normal_t) &amp;nbsp Stomp</text:p>
          </table:table-cell>
          <table:table-cell table:style-name="ce6" table:formula="of:=CONCATENATE([.HH90];[.HB90])" office:value-type="string" office:string-value="Can only be used when having 3 or more unused movements." calcext:value-type="string">
            <text:p>Can only be used when having 3 or more unused movements.</text:p>
          </table:table-cell>
          <table:table-cell/>
          <table:table-cell table:formula="of:=IF([.GZ89]=&quot;none&quot;;&quot;&quot;;[.GZ89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90])=&quot;none&quot;;&quot;&quot;;INDIRECT(&quot;GZ&quot;&amp;[.GG90]))" office:value-type="string" office:string-value="" calcext:value-type="error">
            <text:p>#REF!</text:p>
          </table:table-cell>
          <table:table-cell table:formula="of:=IF(INDIRECT(&quot;GZ&quot;&amp;[.GH90])=&quot;none&quot;;&quot;&quot;;INDIRECT(&quot;GZ&quot;&amp;[.GH90]))" office:value-type="string" office:string-value="" calcext:value-type="error">
            <text:p>#REF!</text:p>
          </table:table-cell>
          <table:table-cell table:formula="of:=IF(INDIRECT(&quot;GZ&quot;&amp;[.GI90])=&quot;none&quot;;&quot;&quot;;INDIRECT(&quot;GZ&quot;&amp;[.GI90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4"/>
          <table:table-cell table:style-name="ce17"/>
          <table:table-cell table:number-columns-repeated="4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table:style-name="ce6" office:value-type="float" office:value="90" calcext:value-type="float">
            <text:p>90</text:p>
          </table:table-cell>
          <table:table-cell office:value-type="string" calcext:value-type="string">
            <text:p>Soft-Boil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gain (health)(health)(health)(health).</text:p>
          </table:table-cell>
          <table:table-cell table:style-name="ce7" table:formula="of:=CONCATENATE([.HH91]; [.HB91])" office:value-type="string" office:string-value="Regain (health)(health)(health)(health)." calcext:value-type="string">
            <text:p>Regain (health)(health)(health)(health).</text:p>
          </table:table-cell>
          <table:table-cell table:style-name="ce6" table:formula="of:=CONCATENATE(&quot;(&quot;;[.GY91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91]&gt;=1;[.HD91];&quot;&quot;);IF([.GX91]&gt;=2;[.HD91];&quot;&quot;);IF([.GX91]&gt;=3;[.HD91];&quot;&quot;);IF([.GX91]&gt;=4;[.HD91];&quot;&quot;);IF([.GX91]&gt;=5;[.HD91];&quot;&quot;);IF([.HI91]=1;CONCATENATE(&quot;(&quot;;[.GY91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91]&lt;&gt;&quot;all hostile Pok&amp;eacute;mon&quot;;&quot;(&quot;;&quot;&quot;);[.HA91];IF([.HA91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91] &lt;&gt; &quot;&quot;; CONCATENATE(&quot;Affects: &quot;; [.HG91]; &quot;. &quot;);&quot;&quot;)">
            <text:p/>
          </table:table-cell>
          <table:table-cell table:style-name="ce6"/>
          <table:table-cell table:style-name="ce6" table:formula="of:=CONCATENATE([.GV91]; IF([.GW91]=1;&quot; (cc)&quot;;&quot;&quot;))" office:value-type="string" office:string-value="Soft-Boiled (cc)" calcext:value-type="string">
            <text:p>Soft-Boiled (cc)</text:p>
          </table:table-cell>
          <table:table-cell table:style-name="ce6" table:formula="of:=CONCATENATE(&quot;Symbols/attack_imgs/&quot;;[.GV91];&quot;.png&quot;)" office:value-type="string" office:string-value="Symbols/attack_imgs/Soft-Boiled.png" calcext:value-type="string">
            <text:p>Symbols/attack_imgs/Soft-Boiled.png</text:p>
          </table:table-cell>
          <table:table-cell table:style-name="ce6" table:formula="of:=CONCATENATE(&quot;TM &quot;; [.GU91]-3; &quot; (&quot;;[.GY91]; &quot;_t) &amp;nbsp &quot;; [.GV91];  IF([.GW91]=1;&quot; (cc)&quot;;&quot;&quot;))" office:value-type="string" office:string-value="TM 87 (Normal_t) &amp;nbsp Soft-Boiled (cc)" calcext:value-type="string">
            <text:p>TM 87 (Normal_t) &amp;nbsp Soft-Boiled (cc)</text:p>
          </table:table-cell>
          <table:table-cell table:style-name="ce6" table:formula="of:=CONCATENATE([.HH91];[.HB91])" office:value-type="string" office:string-value="Regain (health)(health)(health)(health)." calcext:value-type="string">
            <text:p>Regain (health)(health)(health)(health).</text:p>
          </table:table-cell>
          <table:table-cell/>
          <table:table-cell table:formula="of:=IF([.GZ90]=&quot;none&quot;;&quot;&quot;;[.GZ90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91])=&quot;none&quot;;&quot;&quot;;INDIRECT(&quot;GZ&quot;&amp;[.GG91]))" office:value-type="string" office:string-value="" calcext:value-type="error">
            <text:p>#REF!</text:p>
          </table:table-cell>
          <table:table-cell table:formula="of:=IF(INDIRECT(&quot;GZ&quot;&amp;[.GH91])=&quot;none&quot;;&quot;&quot;;INDIRECT(&quot;GZ&quot;&amp;[.GH91]))" office:value-type="string" office:string-value="" calcext:value-type="error">
            <text:p>#REF!</text:p>
          </table:table-cell>
          <table:table-cell table:formula="of:=IF(INDIRECT(&quot;GZ&quot;&amp;[.GI91])=&quot;none&quot;;&quot;&quot;;INDIRECT(&quot;GZ&quot;&amp;[.GI91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4"/>
          <table:table-cell table:style-name="ce17"/>
          <table:table-cell table:number-columns-repeated="4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table:style-name="ce6" office:value-type="float" office:value="91" calcext:value-type="float">
            <text:p>91</text:p>
          </table:table-cell>
          <table:table-cell office:value-type="string" calcext:value-type="string">
            <text:p>L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rget becomes &lt;b&gt; Flinched&lt;/b&gt;. (Can't use exhaustible attacks next activation)</text:p>
          </table:table-cell>
          <table:table-cell table:style-name="ce7" table:formula="of:=CONCATENATE([.HH92]; [.HB92])" office:value-type="string" office:string-value="Target becomes &lt;b&gt; Flinched&lt;/b&gt;. (Can't use exhaustible attacks next activation)" calcext:value-type="string">
            <text:p>Target becomes &lt;b&gt; Flinched&lt;/b&gt;. (Can't use exhaustible attacks next activation)</text:p>
          </table:table-cell>
          <table:table-cell table:style-name="ce6" table:formula="of:=CONCATENATE(&quot;(&quot;;[.GY92];&quot;)&quot;)" office:value-type="string" office:string-value="(Psychic)" calcext:value-type="string">
            <text:p>(Psychic)</text:p>
          </table:table-cell>
          <table:table-cell table:style-name="ce6" table:formula="of:=CONCATENATE(&quot;Damage: &quot;;IF([.GX92]&gt;=1;[.HD92];&quot;&quot;);IF([.GX92]&gt;=2;[.HD92];&quot;&quot;);IF([.GX92]&gt;=3;[.HD92];&quot;&quot;);IF([.GX92]&gt;=4;[.HD92];&quot;&quot;);IF([.GX92]&gt;=5;[.HD92];&quot;&quot;);IF([.HI92]=1;CONCATENATE(&quot;(&quot;;[.GY92];&quot;_x)&quot;);&quot;&quot;))" office:value-type="string" office:string-value="Damage: (Psychic)(Psychic)" calcext:value-type="string">
            <text:p>Damage: (Psychic)(Psychic)</text:p>
          </table:table-cell>
          <table:table-cell table:style-name="ce6"/>
          <table:table-cell table:style-name="ce6" table:formula="of:=CONCATENATE(IF([.HA92]&lt;&gt;&quot;all hostile Pok&amp;eacute;mon&quot;;&quot;(&quot;;&quot;&quot;);[.HA92];IF([.HA92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92] &lt;&gt; &quot;&quot;; CONCATENATE(&quot;Affects: &quot;; [.HG92]; &quot;. &quot;);&quot;&quot;)">
            <text:p/>
          </table:table-cell>
          <table:table-cell table:style-name="ce6"/>
          <table:table-cell table:style-name="ce6" table:formula="of:=CONCATENATE([.GV92]; IF([.GW92]=1;&quot; (cc)&quot;;&quot;&quot;))" office:value-type="string" office:string-value="Lick (cc)" calcext:value-type="string">
            <text:p>Lick (cc)</text:p>
          </table:table-cell>
          <table:table-cell table:style-name="ce6" table:formula="of:=CONCATENATE(&quot;Symbols/attack_imgs/&quot;;[.GV92];&quot;.png&quot;)" office:value-type="string" office:string-value="Symbols/attack_imgs/Lick.png" calcext:value-type="string">
            <text:p>Symbols/attack_imgs/Lick.png</text:p>
          </table:table-cell>
          <table:table-cell table:style-name="ce6" table:formula="of:=CONCATENATE(&quot;TM &quot;; [.GU92]-3; &quot; (&quot;;[.GY92]; &quot;_t) &amp;nbsp &quot;; [.GV92];  IF([.GW92]=1;&quot; (cc)&quot;;&quot;&quot;))" office:value-type="string" office:string-value="TM 88 (Psychic_t) &amp;nbsp Lick (cc)" calcext:value-type="string">
            <text:p>TM 88 (Psychic_t) &amp;nbsp Lick (cc)</text:p>
          </table:table-cell>
          <table:table-cell table:style-name="ce6" table:formula="of:=CONCATENATE([.HH92];[.HB92])" office:value-type="string" office:string-value="Target becomes &lt;b&gt; Flinched&lt;/b&gt;. (Can't use exhaustible attacks next activation)" calcext:value-type="string">
            <text:p>Target becomes &lt;b&gt; Flinched&lt;/b&gt;. (Can't use exhaustible attacks next activation)</text:p>
          </table:table-cell>
          <table:table-cell/>
          <table:table-cell table:formula="of:=IF([.GZ91]=&quot;none&quot;;&quot;&quot;;[.GZ91])" office:value-type="float" office:value="0" calcext:value-type="float">
            <text:p>0</text:p>
          </table:table-cell>
          <table:table-cell table:number-columns-repeated="2"/>
          <table:table-cell table:formula="of:=IF(INDIRECT(&quot;GZ&quot;&amp;[.GG92])=&quot;none&quot;;&quot;&quot;;INDIRECT(&quot;GZ&quot;&amp;[.GG92]))" office:value-type="string" office:string-value="" calcext:value-type="error">
            <text:p>#REF!</text:p>
          </table:table-cell>
          <table:table-cell table:formula="of:=IF(INDIRECT(&quot;GZ&quot;&amp;[.GH92])=&quot;none&quot;;&quot;&quot;;INDIRECT(&quot;GZ&quot;&amp;[.GH92]))" office:value-type="string" office:string-value="" calcext:value-type="error">
            <text:p>#REF!</text:p>
          </table:table-cell>
          <table:table-cell table:formula="of:=IF(INDIRECT(&quot;GZ&quot;&amp;[.GI92])=&quot;none&quot;;&quot;&quot;;INDIRECT(&quot;GZ&quot;&amp;[.GI92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4"/>
          <table:table-cell table:style-name="ce17"/>
          <table:table-cell table:number-columns-repeated="4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table:style-name="ce6" office:value-type="float" office:value="92" calcext:value-type="float">
            <text:p>92</text:p>
          </table:table-cell>
          <table:table-cell office:value-type="string" calcext:value-type="string">
            <text:p>Metrono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se an attack used by a hostile Pok&amp;eacute;mon in the current round.</text:p>
          </table:table-cell>
          <table:table-cell table:style-name="ce7" table:formula="of:=CONCATENATE([.HH93]; [.HB93])" office:value-type="string" office:string-value="Use an attack used by a hostile Pok&amp;eacute;mon in the current round." calcext:value-type="string">
            <text:p>Use an attack used by a hostile Pok&amp;eacute;mon in the current round.</text:p>
          </table:table-cell>
          <table:table-cell table:style-name="ce6" table:formula="of:=CONCATENATE(&quot;(&quot;;[.GY93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93]&gt;=1;[.HD93];&quot;&quot;);IF([.GX93]&gt;=2;[.HD93];&quot;&quot;);IF([.GX93]&gt;=3;[.HD93];&quot;&quot;);IF([.GX93]&gt;=4;[.HD93];&quot;&quot;);IF([.GX93]&gt;=5;[.HD93];&quot;&quot;);IF([.HI93]=1;CONCATENATE(&quot;(&quot;;[.GY93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93]&lt;&gt;&quot;all hostile Pok&amp;eacute;mon&quot;;&quot;(&quot;;&quot;&quot;);[.HA93];IF([.HA93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93] &lt;&gt; &quot;&quot;; CONCATENATE(&quot;Affects: &quot;; [.HG93]; &quot;. &quot;);&quot;&quot;)">
            <text:p/>
          </table:table-cell>
          <table:table-cell table:style-name="ce6"/>
          <table:table-cell table:style-name="ce6" table:formula="of:=CONCATENATE([.GV93]; IF([.GW93]=1;&quot; (cc)&quot;;&quot;&quot;))" office:value-type="string" office:string-value="Metronome (cc)" calcext:value-type="string">
            <text:p>Metronome (cc)</text:p>
          </table:table-cell>
          <table:table-cell table:style-name="ce6" table:formula="of:=CONCATENATE(&quot;Symbols/attack_imgs/&quot;;[.GV93];&quot;.png&quot;)" office:value-type="string" office:string-value="Symbols/attack_imgs/Metronome.png" calcext:value-type="string">
            <text:p>Symbols/attack_imgs/Metronome.png</text:p>
          </table:table-cell>
          <table:table-cell table:style-name="ce6" table:formula="of:=CONCATENATE(&quot;TM &quot;; [.GU93]-3; &quot; (&quot;;[.GY93]; &quot;_t) &amp;nbsp &quot;; [.GV93];  IF([.GW93]=1;&quot; (cc)&quot;;&quot;&quot;))" office:value-type="string" office:string-value="TM 89 (Normal_t) &amp;nbsp Metronome (cc)" calcext:value-type="string">
            <text:p>TM 89 (Normal_t) &amp;nbsp Metronome (cc)</text:p>
          </table:table-cell>
          <table:table-cell table:style-name="ce6" table:formula="of:=CONCATENATE([.HH93];[.HB93])" office:value-type="string" office:string-value="Use an attack used by a hostile Pok&amp;eacute;mon in the current round." calcext:value-type="string">
            <text:p>Use an attack used by a hostile Pok&amp;eacute;mon in the current round.</text:p>
          </table:table-cell>
          <table:table-cell/>
          <table:table-cell table:formula="of:=IF([.GZ92]=&quot;none&quot;;&quot;&quot;;[.GZ92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93])=&quot;none&quot;;&quot;&quot;;INDIRECT(&quot;GZ&quot;&amp;[.GG93]))" office:value-type="string" office:string-value="" calcext:value-type="error">
            <text:p>#REF!</text:p>
          </table:table-cell>
          <table:table-cell table:formula="of:=IF(INDIRECT(&quot;GZ&quot;&amp;[.GH93])=&quot;none&quot;;&quot;&quot;;INDIRECT(&quot;GZ&quot;&amp;[.GH93]))" office:value-type="string" office:string-value="" calcext:value-type="error">
            <text:p>#REF!</text:p>
          </table:table-cell>
          <table:table-cell table:formula="of:=IF(INDIRECT(&quot;GZ&quot;&amp;[.GI93])=&quot;none&quot;;&quot;&quot;;INDIRECT(&quot;GZ&quot;&amp;[.GI93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4"/>
          <table:table-cell table:style-name="ce17"/>
          <table:table-cell table:number-columns-repeated="4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table:style-name="ce6" office:value-type="float" office:value="93" calcext:value-type="float">
            <text:p>93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sychic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hange a Pok&amp;eacute;mon's position to any available hex.</text:p>
          </table:table-cell>
          <table:table-cell table:style-name="ce7" table:formula="of:=CONCATENATE([.HH94]; [.HB94])" office:value-type="string" office:string-value="Change a Pok&amp;eacute;mon's position to any available hex." calcext:value-type="string">
            <text:p>Change a Pok&amp;eacute;mon's position to any available hex.</text:p>
          </table:table-cell>
          <table:table-cell table:style-name="ce6" table:formula="of:=CONCATENATE(&quot;(&quot;;[.GY94];&quot;)&quot;)" office:value-type="string" office:string-value="(Psychic)" calcext:value-type="string">
            <text:p>(Psychic)</text:p>
          </table:table-cell>
          <table:table-cell table:style-name="ce6" table:formula="of:=CONCATENATE(&quot;Damage: &quot;;IF([.GX94]&gt;=1;[.HD94];&quot;&quot;);IF([.GX94]&gt;=2;[.HD94];&quot;&quot;);IF([.GX94]&gt;=3;[.HD94];&quot;&quot;);IF([.GX94]&gt;=4;[.HD94];&quot;&quot;);IF([.GX94]&gt;=5;[.HD94];&quot;&quot;);IF([.HI94]=1;CONCATENATE(&quot;(&quot;;[.GY94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94]&lt;&gt;&quot;all hostile Pok&amp;eacute;mon&quot;;&quot;(&quot;;&quot;&quot;);[.HA94];IF([.HA94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94] &lt;&gt; &quot;&quot;; CONCATENATE(&quot;Affects: &quot;; [.HG94]; &quot;. &quot;);&quot;&quot;)">
            <text:p/>
          </table:table-cell>
          <table:table-cell table:style-name="ce6"/>
          <table:table-cell table:style-name="ce6" table:formula="of:=CONCATENATE([.GV94]; IF([.GW94]=1;&quot; (cc)&quot;;&quot;&quot;))" office:value-type="string" office:string-value="Teleport (cc)" calcext:value-type="string">
            <text:p>Teleport (cc)</text:p>
          </table:table-cell>
          <table:table-cell table:style-name="ce6" table:formula="of:=CONCATENATE(&quot;Symbols/attack_imgs/&quot;;[.GV94];&quot;.png&quot;)" office:value-type="string" office:string-value="Symbols/attack_imgs/Teleport.png" calcext:value-type="string">
            <text:p>Symbols/attack_imgs/Teleport.png</text:p>
          </table:table-cell>
          <table:table-cell table:style-name="ce6" table:formula="of:=CONCATENATE(&quot;TM &quot;; [.GU94]-3; &quot; (&quot;;[.GY94]; &quot;_t) &amp;nbsp &quot;; [.GV94];  IF([.GW94]=1;&quot; (cc)&quot;;&quot;&quot;))" office:value-type="string" office:string-value="TM 90 (Psychic_t) &amp;nbsp Teleport (cc)" calcext:value-type="string">
            <text:p>TM 90 (Psychic_t) &amp;nbsp Teleport (cc)</text:p>
          </table:table-cell>
          <table:table-cell table:style-name="ce6" table:formula="of:=CONCATENATE([.HH94];[.HB94])" office:value-type="string" office:string-value="Change a Pok&amp;eacute;mon's position to any available hex." calcext:value-type="string">
            <text:p>Change a Pok&amp;eacute;mon's position to any available hex.</text:p>
          </table:table-cell>
          <table:table-cell/>
          <table:table-cell table:style-name="ce1" table:formula="of:=IF([.GZ93]=&quot;none&quot;;&quot;&quot;;[.GZ93])">
            <text:p/>
          </table:table-cell>
          <table:table-cell table:number-columns-repeated="2"/>
          <table:table-cell table:formula="of:=IF(INDIRECT(&quot;GZ&quot;&amp;[.GG94])=&quot;none&quot;;&quot;&quot;;INDIRECT(&quot;GZ&quot;&amp;[.GG94]))" office:value-type="string" office:string-value="" calcext:value-type="error">
            <text:p>#REF!</text:p>
          </table:table-cell>
          <table:table-cell table:formula="of:=IF(INDIRECT(&quot;GZ&quot;&amp;[.GH94])=&quot;none&quot;;&quot;&quot;;INDIRECT(&quot;GZ&quot;&amp;[.GH94]))" office:value-type="string" office:string-value="" calcext:value-type="error">
            <text:p>#REF!</text:p>
          </table:table-cell>
          <table:table-cell table:formula="of:=IF(INDIRECT(&quot;GZ&quot;&amp;[.GI94])=&quot;none&quot;;&quot;&quot;;INDIRECT(&quot;GZ&quot;&amp;[.GI94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number-columns-repeated="55"/>
          <table:table-cell table:style-name="ce17"/>
          <table:table-cell table:number-columns-repeated="4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table:style-name="ce6" office:value-type="float" office:value="94" calcext:value-type="float">
            <text:p>94</text:p>
          </table:table-cell>
          <table:table-cell office:value-type="string" calcext:value-type="string">
            <text:p>Ancient Pow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ke the attack three times.</text:p>
          </table:table-cell>
          <table:table-cell table:style-name="ce7" table:formula="of:=CONCATENATE([.HH95]; [.HB95])" office:value-type="string" office:string-value="Make the attack three times." calcext:value-type="string">
            <text:p>Make the attack three times.</text:p>
          </table:table-cell>
          <table:table-cell table:style-name="ce6" table:formula="of:=CONCATENATE(&quot;(&quot;;[.GY95];&quot;)&quot;)" office:value-type="string" office:string-value="(Rock)" calcext:value-type="string">
            <text:p>(Rock)</text:p>
          </table:table-cell>
          <table:table-cell table:style-name="ce6" table:formula="of:=CONCATENATE(&quot;Damage: &quot;;IF([.GX95]&gt;=1;[.HD95];&quot;&quot;);IF([.GX95]&gt;=2;[.HD95];&quot;&quot;);IF([.GX95]&gt;=3;[.HD95];&quot;&quot;);IF([.GX95]&gt;=4;[.HD95];&quot;&quot;);IF([.GX95]&gt;=5;[.HD95];&quot;&quot;);IF([.HI95]=1;CONCATENATE(&quot;(&quot;;[.GY95];&quot;_x)&quot;);&quot;&quot;))" office:value-type="string" office:string-value="Damage: (Rock)" calcext:value-type="string">
            <text:p>Damage: (Rock)</text:p>
          </table:table-cell>
          <table:table-cell table:style-name="ce6"/>
          <table:table-cell table:style-name="ce6" table:formula="of:=CONCATENATE(IF([.HA95]&lt;&gt;&quot;all hostile Pok&amp;eacute;mon&quot;;&quot;(&quot;;&quot;&quot;);[.HA95];IF([.HA95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95] &lt;&gt; &quot;&quot;; CONCATENATE(&quot;Affects: &quot;; [.HG95]; &quot;. &quot;);&quot;&quot;)">
            <text:p/>
          </table:table-cell>
          <table:table-cell table:style-name="ce6"/>
          <table:table-cell table:style-name="ce6" table:formula="of:=CONCATENATE([.GV95]; IF([.GW95]=1;&quot; (cc)&quot;;&quot;&quot;))" office:value-type="string" office:string-value="Ancient Power (cc)" calcext:value-type="string">
            <text:p>Ancient Power (cc)</text:p>
          </table:table-cell>
          <table:table-cell table:style-name="ce6" table:formula="of:=CONCATENATE(&quot;Symbols/attack_imgs/&quot;;[.GV95];&quot;.png&quot;)" office:value-type="string" office:string-value="Symbols/attack_imgs/Ancient Power.png" calcext:value-type="string">
            <text:p>Symbols/attack_imgs/Ancient Power.png</text:p>
          </table:table-cell>
          <table:table-cell table:style-name="ce6" table:formula="of:=CONCATENATE(&quot;TM &quot;; [.GU95]-3; &quot; (&quot;;[.GY95]; &quot;_t) &amp;nbsp &quot;; [.GV95];  IF([.GW95]=1;&quot; (cc)&quot;;&quot;&quot;))" office:value-type="string" office:string-value="TM 91 (Rock_t) &amp;nbsp Ancient Power (cc)" calcext:value-type="string">
            <text:p>TM 91 (Rock_t) &amp;nbsp Ancient Power (cc)</text:p>
          </table:table-cell>
          <table:table-cell table:style-name="ce6" table:formula="of:=CONCATENATE([.HH95];[.HB95])" office:value-type="string" office:string-value="Make the attack three times." calcext:value-type="string">
            <text:p>Make the attack three times.</text:p>
          </table:table-cell>
          <table:table-cell/>
          <table:table-cell table:formula="of:=IF([.GZ94]=&quot;none&quot;;&quot;&quot;;[.GZ94])" office:value-type="float" office:value="9" calcext:value-type="float">
            <text:p>9</text:p>
          </table:table-cell>
          <table:table-cell table:number-columns-repeated="2"/>
          <table:table-cell table:formula="of:=IF(INDIRECT(&quot;GZ&quot;&amp;[.GG95])=&quot;none&quot;;&quot;&quot;;INDIRECT(&quot;GZ&quot;&amp;[.GG95]))" office:value-type="string" office:string-value="" calcext:value-type="error">
            <text:p>#REF!</text:p>
          </table:table-cell>
          <table:table-cell table:formula="of:=IF(INDIRECT(&quot;GZ&quot;&amp;[.GH95])=&quot;none&quot;;&quot;&quot;;INDIRECT(&quot;GZ&quot;&amp;[.GH95]))" office:value-type="string" office:string-value="" calcext:value-type="error">
            <text:p>#REF!</text:p>
          </table:table-cell>
          <table:table-cell table:formula="of:=IF(INDIRECT(&quot;GZ&quot;&amp;[.GI95])=&quot;none&quot;;&quot;&quot;;INDIRECT(&quot;GZ&quot;&amp;[.GI95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number-columns-repeated="55"/>
          <table:table-cell table:style-name="ce17"/>
          <table:table-cell table:number-columns-repeated="4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table:style-name="ce6" office:value-type="float" office:value="95" calcext:value-type="float">
            <text:p>95</text:p>
          </table:table-cell>
          <table:table-cell office:value-type="string" calcext:value-type="string">
            <text:p>Thunder Pu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rget becomes &lt;b&gt;Flinched&lt;/b&gt;. (Can't use exhaustible attacks next activation)</text:p>
          </table:table-cell>
          <table:table-cell table:style-name="ce7" table:formula="of:=CONCATENATE([.HH96]; [.HB96])" office:value-type="string" office:string-value="Target becomes &lt;b&gt;Flinched&lt;/b&gt;. (Can't use exhaustible attacks next activation)" calcext:value-type="string">
            <text:p>Target becomes &lt;b&gt;Flinched&lt;/b&gt;. (Can't use exhaustible attacks next activation)</text:p>
          </table:table-cell>
          <table:table-cell table:style-name="ce6" table:formula="of:=CONCATENATE(&quot;(&quot;;[.GY96];&quot;)&quot;)" office:value-type="string" office:string-value="(Electric)" calcext:value-type="string">
            <text:p>(Electric)</text:p>
          </table:table-cell>
          <table:table-cell table:style-name="ce6" table:formula="of:=CONCATENATE(&quot;Damage: &quot;;IF([.GX96]&gt;=1;[.HD96];&quot;&quot;);IF([.GX96]&gt;=2;[.HD96];&quot;&quot;);IF([.GX96]&gt;=3;[.HD96];&quot;&quot;);IF([.GX96]&gt;=4;[.HD96];&quot;&quot;);IF([.GX96]&gt;=5;[.HD96];&quot;&quot;);IF([.HI96]=1;CONCATENATE(&quot;(&quot;;[.GY96];&quot;_x)&quot;);&quot;&quot;))" office:value-type="string" office:string-value="Damage: (Electric)" calcext:value-type="string">
            <text:p>Damage: (Electric)</text:p>
          </table:table-cell>
          <table:table-cell table:style-name="ce6"/>
          <table:table-cell table:style-name="ce6" table:formula="of:=CONCATENATE(IF([.HA96]&lt;&gt;&quot;all hostile Pok&amp;eacute;mon&quot;;&quot;(&quot;;&quot;&quot;);[.HA96];IF([.HA96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96] &lt;&gt; &quot;&quot;; CONCATENATE(&quot;Affects: &quot;; [.HG96]; &quot;. &quot;);&quot;&quot;)">
            <text:p/>
          </table:table-cell>
          <table:table-cell table:style-name="ce6"/>
          <table:table-cell table:style-name="ce6" table:formula="of:=CONCATENATE([.GV96]; IF([.GW96]=1;&quot; (cc)&quot;;&quot;&quot;))" office:value-type="string" office:string-value="Thunder Punch" calcext:value-type="string">
            <text:p>Thunder Punch</text:p>
          </table:table-cell>
          <table:table-cell table:style-name="ce6" table:formula="of:=CONCATENATE(&quot;Symbols/attack_imgs/&quot;;[.GV96];&quot;.png&quot;)" office:value-type="string" office:string-value="Symbols/attack_imgs/Thunder Punch.png" calcext:value-type="string">
            <text:p>Symbols/attack_imgs/Thunder Punch.png</text:p>
          </table:table-cell>
          <table:table-cell table:style-name="ce6" table:formula="of:=CONCATENATE(&quot;TM &quot;; [.GU96]-3; &quot; (&quot;;[.GY96]; &quot;_t) &amp;nbsp &quot;; [.GV96];  IF([.GW96]=1;&quot; (cc)&quot;;&quot;&quot;))" office:value-type="string" office:string-value="TM 92 (Electric_t) &amp;nbsp Thunder Punch" calcext:value-type="string">
            <text:p>TM 92 (Electric_t) &amp;nbsp Thunder Punch</text:p>
          </table:table-cell>
          <table:table-cell table:style-name="ce6" table:formula="of:=CONCATENATE([.HH96];[.HB96])" office:value-type="string" office:string-value="Target becomes &lt;b&gt;Flinched&lt;/b&gt;. (Can't use exhaustible attacks next activation)" calcext:value-type="string">
            <text:p>Target becomes &lt;b&gt;Flinched&lt;/b&gt;. (Can't use exhaustible attacks next activation)</text:p>
          </table:table-cell>
          <table:table-cell/>
          <table:table-cell table:formula="of:=IF([.GZ95]=&quot;none&quot;;&quot;&quot;;[.GZ95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96])=&quot;none&quot;;&quot;&quot;;INDIRECT(&quot;GZ&quot;&amp;[.GG96]))" office:value-type="string" office:string-value="" calcext:value-type="error">
            <text:p>#REF!</text:p>
          </table:table-cell>
          <table:table-cell table:formula="of:=IF(INDIRECT(&quot;GZ&quot;&amp;[.GH96])=&quot;none&quot;;&quot;&quot;;INDIRECT(&quot;GZ&quot;&amp;[.GH96]))" office:value-type="string" office:string-value="" calcext:value-type="error">
            <text:p>#REF!</text:p>
          </table:table-cell>
          <table:table-cell table:formula="of:=IF(INDIRECT(&quot;GZ&quot;&amp;[.GI96])=&quot;none&quot;;&quot;&quot;;INDIRECT(&quot;GZ&quot;&amp;[.GI96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number-columns-repeated="55"/>
          <table:table-cell table:style-name="ce17"/>
          <table:table-cell table:number-columns-repeated="4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table:style-name="ce6" office:value-type="float" office:value="96" calcext:value-type="float">
            <text:p>96</text:p>
          </table:table-cell>
          <table:table-cell office:value-type="string" calcext:value-type="string">
            <text:p>Thun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estroys boulders affected, which each adds (rock) to the attack.</text:p>
          </table:table-cell>
          <table:table-cell table:style-name="ce7" table:formula="of:=CONCATENATE([.HH97]; [.HB97])" office:value-type="string" office:string-value="Affects: (circle). Destroys boulders affected, which each adds (rock) to the attack." calcext:value-type="string">
            <text:p>Affects: (circle). Destroys boulders affected, which each adds (rock) to the attack.</text:p>
          </table:table-cell>
          <table:table-cell table:style-name="ce6" table:formula="of:=CONCATENATE(&quot;(&quot;;[.GY97];&quot;)&quot;)" office:value-type="string" office:string-value="(Electric)" calcext:value-type="string">
            <text:p>(Electric)</text:p>
          </table:table-cell>
          <table:table-cell table:style-name="ce6" table:formula="of:=CONCATENATE(&quot;Damage: &quot;;IF([.GX97]&gt;=1;[.HD97];&quot;&quot;);IF([.GX97]&gt;=2;[.HD97];&quot;&quot;);IF([.GX97]&gt;=3;[.HD97];&quot;&quot;);IF([.GX97]&gt;=4;[.HD97];&quot;&quot;);IF([.GX97]&gt;=5;[.HD97];&quot;&quot;);IF([.HI97]=1;CONCATENATE(&quot;(&quot;;[.GY97];&quot;_x)&quot;);&quot;&quot;))" office:value-type="string" office:string-value="Damage: (Electric)" calcext:value-type="string">
            <text:p>Damage: (Electric)</text:p>
          </table:table-cell>
          <table:table-cell table:style-name="ce6"/>
          <table:table-cell table:style-name="ce6" table:formula="of:=CONCATENATE(IF([.HA97]&lt;&gt;&quot;all hostile Pok&amp;eacute;mon&quot;;&quot;(&quot;;&quot;&quot;);[.HA97];IF([.HA97]&lt;&gt;&quot;all hostile Pok&amp;eacute;mon&quot;; &quot;)&quot;; &quot;&quot;))" office:value-type="string" office:string-value="(circle)" calcext:value-type="string">
            <text:p>(circle)</text:p>
          </table:table-cell>
          <table:table-cell table:style-name="ce6" table:formula="of:=IF([.HA97] &lt;&gt; &quot;&quot;; CONCATENATE(&quot;Affects: &quot;; [.HG97]; &quot;. &quot;);&quot;&quot;)" office:value-type="string" office:string-value="Affects: (circle). " calcext:value-type="string">
            <text:p>Affects: (circle). </text:p>
          </table:table-cell>
          <table:table-cell table:style-name="ce6"/>
          <table:table-cell table:style-name="ce6" table:formula="of:=CONCATENATE([.GV97]; IF([.GW97]=1;&quot; (cc)&quot;;&quot;&quot;))" office:value-type="string" office:string-value="Thunder (cc)" calcext:value-type="string">
            <text:p>Thunder (cc)</text:p>
          </table:table-cell>
          <table:table-cell table:style-name="ce6" table:formula="of:=CONCATENATE(&quot;Symbols/attack_imgs/&quot;;[.GV97];&quot;.png&quot;)" office:value-type="string" office:string-value="Symbols/attack_imgs/Thunder.png" calcext:value-type="string">
            <text:p>Symbols/attack_imgs/Thunder.png</text:p>
          </table:table-cell>
          <table:table-cell table:style-name="ce6" table:formula="of:=CONCATENATE(&quot;TM &quot;; [.GU97]-3; &quot; (&quot;;[.GY97]; &quot;_t) &amp;nbsp &quot;; [.GV97];  IF([.GW97]=1;&quot; (cc)&quot;;&quot;&quot;))" office:value-type="string" office:string-value="TM 93 (Electric_t) &amp;nbsp Thunder (cc)" calcext:value-type="string">
            <text:p>TM 93 (Electric_t) &amp;nbsp Thunder (cc)</text:p>
          </table:table-cell>
          <table:table-cell table:style-name="ce6" table:formula="of:=CONCATENATE([.HH97];[.HB97])" office:value-type="string" office:string-value="Affects: (circle). Destroys boulders affected, which each adds (rock) to the attack." calcext:value-type="string">
            <text:p>Affects: (circle). Destroys boulders affected, which each adds (rock) to the attack.</text:p>
          </table:table-cell>
          <table:table-cell/>
          <table:table-cell table:formula="of:=IF([.GZ96]=&quot;none&quot;;&quot;&quot;;[.GZ96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97])=&quot;none&quot;;&quot;&quot;;INDIRECT(&quot;GZ&quot;&amp;[.GG97]))" office:value-type="string" office:string-value="" calcext:value-type="error">
            <text:p>#REF!</text:p>
          </table:table-cell>
          <table:table-cell table:formula="of:=IF(INDIRECT(&quot;GZ&quot;&amp;[.GH97])=&quot;none&quot;;&quot;&quot;;INDIRECT(&quot;GZ&quot;&amp;[.GH97]))" office:value-type="string" office:string-value="" calcext:value-type="error">
            <text:p>#REF!</text:p>
          </table:table-cell>
          <table:table-cell table:formula="of:=IF(INDIRECT(&quot;GZ&quot;&amp;[.GI97])=&quot;none&quot;;&quot;&quot;;INDIRECT(&quot;GZ&quot;&amp;[.GI97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number-columns-repeated="60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table:style-name="ce6" office:value-type="float" office:value="97" calcext:value-type="float">
            <text:p>97</text:p>
          </table:table-cell>
          <table:table-cell office:value-type="string" calcext:value-type="string">
            <text:p>Sonic Bo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_hex</text:p>
          </table:table-cell>
          <table:table-cell/>
          <table:table-cell table:style-name="ce7" table:formula="of:=CONCATENATE([.HH98]; [.HB98])" office:value-type="string" office:string-value="Affects: (3_hex). " calcext:value-type="string">
            <text:p>Affects: (3_hex). </text:p>
          </table:table-cell>
          <table:table-cell table:style-name="ce6" table:formula="of:=CONCATENATE(&quot;(&quot;;[.GY98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98]&gt;=1;[.HD98];&quot;&quot;);IF([.GX98]&gt;=2;[.HD98];&quot;&quot;);IF([.GX98]&gt;=3;[.HD98];&quot;&quot;);IF([.GX98]&gt;=4;[.HD98];&quot;&quot;);IF([.GX98]&gt;=5;[.HD98];&quot;&quot;);IF([.HI98]=1;CONCATENATE(&quot;(&quot;;[.GY98];&quot;_x)&quot;);&quot;&quot;))" office:value-type="string" office:string-value="Damage: (Normal)" calcext:value-type="string">
            <text:p>Damage: (Normal)</text:p>
          </table:table-cell>
          <table:table-cell table:style-name="ce6"/>
          <table:table-cell table:style-name="ce6" table:formula="of:=CONCATENATE(IF([.HA98]&lt;&gt;&quot;all hostile Pok&amp;eacute;mon&quot;;&quot;(&quot;;&quot;&quot;);[.HA98];IF([.HA98]&lt;&gt;&quot;all hostile Pok&amp;eacute;mon&quot;; &quot;)&quot;; &quot;&quot;))" office:value-type="string" office:string-value="(3_hex)" calcext:value-type="string">
            <text:p>(3_hex)</text:p>
          </table:table-cell>
          <table:table-cell table:style-name="ce6" table:formula="of:=IF([.HA98] &lt;&gt; &quot;&quot;; CONCATENATE(&quot;Affects: &quot;; [.HG98]; &quot;. &quot;);&quot;&quot;)" office:value-type="string" office:string-value="Affects: (3_hex). " calcext:value-type="string">
            <text:p>Affects: (3_hex). </text:p>
          </table:table-cell>
          <table:table-cell table:style-name="ce6"/>
          <table:table-cell table:style-name="ce6" table:formula="of:=CONCATENATE([.GV98]; IF([.GW98]=1;&quot; (cc)&quot;;&quot;&quot;))" office:value-type="string" office:string-value="Sonic Boom" calcext:value-type="string">
            <text:p>Sonic Boom</text:p>
          </table:table-cell>
          <table:table-cell table:style-name="ce6" table:formula="of:=CONCATENATE(&quot;Symbols/attack_imgs/&quot;;[.GV98];&quot;.png&quot;)" office:value-type="string" office:string-value="Symbols/attack_imgs/Sonic Boom.png" calcext:value-type="string">
            <text:p>Symbols/attack_imgs/Sonic Boom.png</text:p>
          </table:table-cell>
          <table:table-cell table:style-name="ce6" table:formula="of:=CONCATENATE(&quot;TM &quot;; [.GU98]-3; &quot; (&quot;;[.GY98]; &quot;_t) &amp;nbsp &quot;; [.GV98];  IF([.GW98]=1;&quot; (cc)&quot;;&quot;&quot;))" office:value-type="string" office:string-value="TM 94 (Normal_t) &amp;nbsp Sonic Boom" calcext:value-type="string">
            <text:p>TM 94 (Normal_t) &amp;nbsp Sonic Boom</text:p>
          </table:table-cell>
          <table:table-cell table:style-name="ce6" table:formula="of:=CONCATENATE([.HH98];[.HB98])" office:value-type="string" office:string-value="Affects: (3_hex). " calcext:value-type="string">
            <text:p>Affects: (3_hex). </text:p>
          </table:table-cell>
          <table:table-cell/>
          <table:table-cell table:formula="of:=IF([.GZ97]=&quot;none&quot;;&quot;&quot;;[.GZ97])" office:value-type="float" office:value="5" calcext:value-type="float">
            <text:p>5</text:p>
          </table:table-cell>
          <table:table-cell table:number-columns-repeated="2"/>
          <table:table-cell table:formula="of:=IF(INDIRECT(&quot;GZ&quot;&amp;[.GG98])=&quot;none&quot;;&quot;&quot;;INDIRECT(&quot;GZ&quot;&amp;[.GG98]))" office:value-type="string" office:string-value="" calcext:value-type="error">
            <text:p>#REF!</text:p>
          </table:table-cell>
          <table:table-cell table:formula="of:=IF(INDIRECT(&quot;GZ&quot;&amp;[.GH98])=&quot;none&quot;;&quot;&quot;;INDIRECT(&quot;GZ&quot;&amp;[.GH98]))" office:value-type="string" office:string-value="" calcext:value-type="error">
            <text:p>#REF!</text:p>
          </table:table-cell>
          <table:table-cell table:formula="of:=IF(INDIRECT(&quot;GZ&quot;&amp;[.GI98])=&quot;none&quot;;&quot;&quot;;INDIRECT(&quot;GZ&quot;&amp;[.GI98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number-columns-repeated="60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table:style-name="ce6" office:value-type="float" office:value="98" calcext:value-type="float">
            <text:p>98</text:p>
          </table:table-cell>
          <table:table-cell office:value-type="string" calcext:value-type="string">
            <text:p>Spar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table:formula="of:=CONCATENATE([.HH99]; [.HB99])">
            <text:p/>
          </table:table-cell>
          <table:table-cell table:style-name="ce6" table:formula="of:=CONCATENATE(&quot;(&quot;;[.GY99];&quot;)&quot;)" office:value-type="string" office:string-value="(Electric)" calcext:value-type="string">
            <text:p>(Electric)</text:p>
          </table:table-cell>
          <table:table-cell table:style-name="ce6" table:formula="of:=CONCATENATE(&quot;Damage: &quot;;IF([.GX99]&gt;=1;[.HD99];&quot;&quot;);IF([.GX99]&gt;=2;[.HD99];&quot;&quot;);IF([.GX99]&gt;=3;[.HD99];&quot;&quot;);IF([.GX99]&gt;=4;[.HD99];&quot;&quot;);IF([.GX99]&gt;=5;[.HD99];&quot;&quot;);IF([.HI99]=1;CONCATENATE(&quot;(&quot;;[.GY99];&quot;_x)&quot;);&quot;&quot;))" office:value-type="string" office:string-value="Damage: (Electric)(Electric)(Electric)" calcext:value-type="string">
            <text:p>Damage: (Electric)(Electric)(Electric)</text:p>
          </table:table-cell>
          <table:table-cell table:style-name="ce6"/>
          <table:table-cell table:style-name="ce6" table:formula="of:=CONCATENATE(IF([.HA99]&lt;&gt;&quot;all hostile Pok&amp;eacute;mon&quot;;&quot;(&quot;;&quot;&quot;);[.HA99];IF([.HA99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99] &lt;&gt; &quot;&quot;; CONCATENATE(&quot;Affects: &quot;; [.HG99]; &quot;. &quot;);&quot;&quot;)">
            <text:p/>
          </table:table-cell>
          <table:table-cell table:style-name="ce6"/>
          <table:table-cell table:style-name="ce6" table:formula="of:=CONCATENATE([.GV99]; IF([.GW99]=1;&quot; (cc)&quot;;&quot;&quot;))" office:value-type="string" office:string-value="Spark (cc)" calcext:value-type="string">
            <text:p>Spark (cc)</text:p>
          </table:table-cell>
          <table:table-cell table:style-name="ce6" table:formula="of:=CONCATENATE(&quot;Symbols/attack_imgs/&quot;;[.GV99];&quot;.png&quot;)" office:value-type="string" office:string-value="Symbols/attack_imgs/Spark.png" calcext:value-type="string">
            <text:p>Symbols/attack_imgs/Spark.png</text:p>
          </table:table-cell>
          <table:table-cell table:style-name="ce6" table:formula="of:=CONCATENATE(&quot;TM &quot;; [.GU99]-3; &quot; (&quot;;[.GY99]; &quot;_t) &amp;nbsp &quot;; [.GV99];  IF([.GW99]=1;&quot; (cc)&quot;;&quot;&quot;))" office:value-type="string" office:string-value="TM 95 (Electric_t) &amp;nbsp Spark (cc)" calcext:value-type="string">
            <text:p>TM 95 (Electric_t) &amp;nbsp Spark (cc)</text:p>
          </table:table-cell>
          <table:table-cell table:style-name="ce6" table:formula="of:=CONCATENATE([.HH99];[.HB99])">
            <text:p/>
          </table:table-cell>
          <table:table-cell/>
          <table:table-cell table:formula="of:=IF([.GZ98]=&quot;none&quot;;&quot;&quot;;[.GZ98])" office:value-type="float" office:value="4" calcext:value-type="float">
            <text:p>4</text:p>
          </table:table-cell>
          <table:table-cell table:number-columns-repeated="2"/>
          <table:table-cell table:formula="of:=IF(INDIRECT(&quot;GZ&quot;&amp;[.GG99])=&quot;none&quot;;&quot;&quot;;INDIRECT(&quot;GZ&quot;&amp;[.GG99]))" office:value-type="string" office:string-value="" calcext:value-type="error">
            <text:p>#REF!</text:p>
          </table:table-cell>
          <table:table-cell table:formula="of:=IF(INDIRECT(&quot;GZ&quot;&amp;[.GH99])=&quot;none&quot;;&quot;&quot;;INDIRECT(&quot;GZ&quot;&amp;[.GH99]))" office:value-type="string" office:string-value="" calcext:value-type="error">
            <text:p>#REF!</text:p>
          </table:table-cell>
          <table:table-cell table:formula="of:=IF(INDIRECT(&quot;GZ&quot;&amp;[.GI99])=&quot;none&quot;;&quot;&quot;;INDIRECT(&quot;GZ&quot;&amp;[.GI99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9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Bi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ffects hexes adjacent to tail. Targets become &lt;b&gt;Slowed&lt;/b&gt; to 0.</text:p>
          </table:table-cell>
          <table:table-cell table:style-name="ce7" table:formula="of:=CONCATENATE([.HH100]; [.HB100])" office:value-type="string" office:string-value="Affects: (all). Affects hexes adjacent to tail. Targets become &lt;b&gt;Slowed&lt;/b&gt; to 0." calcext:value-type="string">
            <text:p>Affects: (all). Affects hexes adjacent to tail. Targets become &lt;b&gt;Slowed&lt;/b&gt; to 0.</text:p>
          </table:table-cell>
          <table:table-cell table:style-name="ce6" table:formula="of:=CONCATENATE(&quot;(&quot;;[.GY100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100]&gt;=1;[.HD100];&quot;&quot;);IF([.GX100]&gt;=2;[.HD100];&quot;&quot;);IF([.GX100]&gt;=3;[.HD100];&quot;&quot;);IF([.GX100]&gt;=4;[.HD100];&quot;&quot;);IF([.GX100]&gt;=5;[.HD100];&quot;&quot;);IF([.HI100]=1;CONCATENATE(&quot;(&quot;;[.GY100];&quot;_x)&quot;);&quot;&quot;))" office:value-type="string" office:string-value="Damage: (Normal)" calcext:value-type="string">
            <text:p>Damage: (Normal)</text:p>
          </table:table-cell>
          <table:table-cell table:style-name="ce6"/>
          <table:table-cell table:style-name="ce6" table:formula="of:=CONCATENATE(IF([.HA100]&lt;&gt;&quot;all hostile Pok&amp;eacute;mon&quot;;&quot;(&quot;;&quot;&quot;);[.HA100];IF([.HA100]&lt;&gt;&quot;all hostile Pok&amp;eacute;mon&quot;; &quot;)&quot;; &quot;&quot;))" office:value-type="string" office:string-value="(all)" calcext:value-type="string">
            <text:p>(all)</text:p>
          </table:table-cell>
          <table:table-cell table:style-name="ce6" table:formula="of:=IF([.HA100] &lt;&gt; &quot;&quot;; CONCATENATE(&quot;Affects: &quot;; [.HG100]; &quot;. &quot;);&quot;&quot;)" office:value-type="string" office:string-value="Affects: (all). " calcext:value-type="string">
            <text:p>Affects: (all). </text:p>
          </table:table-cell>
          <table:table-cell table:style-name="ce6"/>
          <table:table-cell table:style-name="ce6" table:formula="of:=CONCATENATE([.GV100]; IF([.GW100]=1;&quot; (cc)&quot;;&quot;&quot;))" office:value-type="string" office:string-value="Bind" calcext:value-type="string">
            <text:p>Bind</text:p>
          </table:table-cell>
          <table:table-cell table:style-name="ce6" table:formula="of:=CONCATENATE(&quot;Symbols/attack_imgs/&quot;;[.GV100];&quot;.png&quot;)" office:value-type="string" office:string-value="Symbols/attack_imgs/Bind.png" calcext:value-type="string">
            <text:p>Symbols/attack_imgs/Bind.png</text:p>
          </table:table-cell>
          <table:table-cell table:style-name="ce6" table:formula="of:=CONCATENATE(&quot;TM &quot;; [.GU100]-3; &quot; (&quot;;[.GY100]; &quot;_t) &amp;nbsp &quot;; [.GV100];  IF([.GW100]=1;&quot; (cc)&quot;;&quot;&quot;))" office:value-type="string" office:string-value="TM 96 (Normal_t) &amp;nbsp Bind" calcext:value-type="string">
            <text:p>TM 96 (Normal_t) &amp;nbsp Bind</text:p>
          </table:table-cell>
          <table:table-cell table:style-name="ce6" table:formula="of:=CONCATENATE([.HH100];[.HB100])" office:value-type="string" office:string-value="Affects: (all). Affects hexes adjacent to tail. Targets become &lt;b&gt;Slowed&lt;/b&gt; to 0." calcext:value-type="string">
            <text:p>Affects: (all). Affects hexes adjacent to tail. Targets become &lt;b&gt;Slowed&lt;/b&gt; to 0.</text:p>
          </table:table-cell>
          <table:table-cell/>
          <table:table-cell table:formula="of:=IF([.GZ99]=&quot;none&quot;;&quot;&quot;;[.GZ99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100])=&quot;none&quot;;&quot;&quot;;INDIRECT(&quot;GZ&quot;&amp;[.GG100]))" office:value-type="string" office:string-value="" calcext:value-type="error">
            <text:p>#REF!</text:p>
          </table:table-cell>
          <table:table-cell table:formula="of:=IF(INDIRECT(&quot;GZ&quot;&amp;[.GH100])=&quot;none&quot;;&quot;&quot;;INDIRECT(&quot;GZ&quot;&amp;[.GH100]))" office:value-type="string" office:string-value="" calcext:value-type="error">
            <text:p>#REF!</text:p>
          </table:table-cell>
          <table:table-cell table:formula="of:=IF(INDIRECT(&quot;GZ&quot;&amp;[.GI100])=&quot;none&quot;;&quot;&quot;;INDIRECT(&quot;GZ&quot;&amp;[.GI100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9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Re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gain (health)(health)(health)(health)(health). Become &lt;b&gt;Asleep&lt;/b&gt; after activation.</text:p>
          </table:table-cell>
          <table:table-cell table:style-name="ce7" table:formula="of:=CONCATENATE([.HH101]; [.HB101])" office:value-type="string" office:string-value="Regain (health)(health)(health)(health)(health). Become &lt;b&gt;Asleep&lt;/b&gt; after activation." calcext:value-type="string">
            <text:p>Regain (health)(health)(health)(health)(health). Become &lt;b&gt;Asleep&lt;/b&gt; after activation.</text:p>
          </table:table-cell>
          <table:table-cell table:style-name="ce6" table:formula="of:=CONCATENATE(&quot;(&quot;;[.GY101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101]&gt;=1;[.HD101];&quot;&quot;);IF([.GX101]&gt;=2;[.HD101];&quot;&quot;);IF([.GX101]&gt;=3;[.HD101];&quot;&quot;);IF([.GX101]&gt;=4;[.HD101];&quot;&quot;);IF([.GX101]&gt;=5;[.HD101];&quot;&quot;);IF([.HI101]=1;CONCATENATE(&quot;(&quot;;[.GY101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101]&lt;&gt;&quot;all hostile Pok&amp;eacute;mon&quot;;&quot;(&quot;;&quot;&quot;);[.HA101];IF([.HA101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01] &lt;&gt; &quot;&quot;; CONCATENATE(&quot;Affects: &quot;; [.HG101]; &quot;. &quot;);&quot;&quot;)">
            <text:p/>
          </table:table-cell>
          <table:table-cell table:style-name="ce6"/>
          <table:table-cell table:style-name="ce6" table:formula="of:=CONCATENATE([.GV101]; IF([.GW101]=1;&quot; (cc)&quot;;&quot;&quot;))" office:value-type="string" office:string-value="Rest (cc)" calcext:value-type="string">
            <text:p>Rest (cc)</text:p>
          </table:table-cell>
          <table:table-cell table:style-name="ce6" table:formula="of:=CONCATENATE(&quot;Symbols/attack_imgs/&quot;;[.GV101];&quot;.png&quot;)" office:value-type="string" office:string-value="Symbols/attack_imgs/Rest.png" calcext:value-type="string">
            <text:p>Symbols/attack_imgs/Rest.png</text:p>
          </table:table-cell>
          <table:table-cell table:style-name="ce6" table:formula="of:=CONCATENATE(&quot;TM &quot;; [.GU101]-3; &quot; (&quot;;[.GY101]; &quot;_t) &amp;nbsp &quot;; [.GV101];  IF([.GW101]=1;&quot; (cc)&quot;;&quot;&quot;))" office:value-type="string" office:string-value="TM 97 (Normal_t) &amp;nbsp Rest (cc)" calcext:value-type="string">
            <text:p>TM 97 (Normal_t) &amp;nbsp Rest (cc)</text:p>
          </table:table-cell>
          <table:table-cell table:style-name="ce6" table:formula="of:=CONCATENATE([.HH101];[.HB101])" office:value-type="string" office:string-value="Regain (health)(health)(health)(health)(health). Become &lt;b&gt;Asleep&lt;/b&gt; after activation." calcext:value-type="string">
            <text:p>Regain (health)(health)(health)(health)(health). Become &lt;b&gt;Asleep&lt;/b&gt; after activation.</text:p>
          </table:table-cell>
          <table:table-cell/>
          <table:table-cell table:formula="of:=IF([.GZ100]=&quot;none&quot;;&quot;&quot;;[.GZ100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101])=&quot;none&quot;;&quot;&quot;;INDIRECT(&quot;GZ&quot;&amp;[.GG101]))" office:value-type="string" office:string-value="" calcext:value-type="error">
            <text:p>#REF!</text:p>
          </table:table-cell>
          <table:table-cell table:formula="of:=IF(INDIRECT(&quot;GZ&quot;&amp;[.GH101])=&quot;none&quot;;&quot;&quot;;INDIRECT(&quot;GZ&quot;&amp;[.GH101]))" office:value-type="string" office:string-value="" calcext:value-type="error">
            <text:p>#REF!</text:p>
          </table:table-cell>
          <table:table-cell table:formula="of:=IF(INDIRECT(&quot;GZ&quot;&amp;[.GI101])=&quot;none&quot;;&quot;&quot;;INDIRECT(&quot;GZ&quot;&amp;[.GI101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9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Sno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n be used when &lt;b&gt;Asleep&lt;/b&gt;. Can't be used otherwise.</text:p>
          </table:table-cell>
          <table:table-cell table:style-name="ce7" table:formula="of:=CONCATENATE([.HH102]; [.HB102])" office:value-type="string" office:string-value="Can be used when &lt;b&gt;Asleep&lt;/b&gt;. Can't be used otherwise." calcext:value-type="string">
            <text:p>Can be used when &lt;b&gt;Asleep&lt;/b&gt;. Can't be used otherwise.</text:p>
          </table:table-cell>
          <table:table-cell table:style-name="ce6" table:formula="of:=CONCATENATE(&quot;(&quot;;[.GY102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102]&gt;=1;[.HD102];&quot;&quot;);IF([.GX102]&gt;=2;[.HD102];&quot;&quot;);IF([.GX102]&gt;=3;[.HD102];&quot;&quot;);IF([.GX102]&gt;=4;[.HD102];&quot;&quot;);IF([.GX102]&gt;=5;[.HD102];&quot;&quot;);IF([.HI102]=1;CONCATENATE(&quot;(&quot;;[.GY102];&quot;_x)&quot;);&quot;&quot;))" office:value-type="string" office:string-value="Damage: (Normal)(Normal)" calcext:value-type="string">
            <text:p>Damage: (Normal)(Normal)</text:p>
          </table:table-cell>
          <table:table-cell table:style-name="ce6"/>
          <table:table-cell table:style-name="ce6" table:formula="of:=CONCATENATE(IF([.HA102]&lt;&gt;&quot;all hostile Pok&amp;eacute;mon&quot;;&quot;(&quot;;&quot;&quot;);[.HA102];IF([.HA102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02] &lt;&gt; &quot;&quot;; CONCATENATE(&quot;Affects: &quot;; [.HG102]; &quot;. &quot;);&quot;&quot;)">
            <text:p/>
          </table:table-cell>
          <table:table-cell table:style-name="ce6"/>
          <table:table-cell table:style-name="ce6" table:formula="of:=CONCATENATE([.GV102]; IF([.GW102]=1;&quot; (cc)&quot;;&quot;&quot;))" office:value-type="string" office:string-value="Snore" calcext:value-type="string">
            <text:p>Snore</text:p>
          </table:table-cell>
          <table:table-cell table:style-name="ce6" table:formula="of:=CONCATENATE(&quot;Symbols/attack_imgs/&quot;;[.GV102];&quot;.png&quot;)" office:value-type="string" office:string-value="Symbols/attack_imgs/Snore.png" calcext:value-type="string">
            <text:p>Symbols/attack_imgs/Snore.png</text:p>
          </table:table-cell>
          <table:table-cell table:style-name="ce6" table:formula="of:=CONCATENATE(&quot;TM &quot;; [.GU102]-3; &quot; (&quot;;[.GY102]; &quot;_t) &amp;nbsp &quot;; [.GV102];  IF([.GW102]=1;&quot; (cc)&quot;;&quot;&quot;))" office:value-type="string" office:string-value="TM 98 (Normal_t) &amp;nbsp Snore" calcext:value-type="string">
            <text:p>TM 98 (Normal_t) &amp;nbsp Snore</text:p>
          </table:table-cell>
          <table:table-cell table:style-name="ce6" table:formula="of:=CONCATENATE([.HH102];[.HB102])" office:value-type="string" office:string-value="Can be used when &lt;b&gt;Asleep&lt;/b&gt;. Can't be used otherwise." calcext:value-type="string">
            <text:p>Can be used when &lt;b&gt;Asleep&lt;/b&gt;. Can't be used otherwise.</text:p>
          </table:table-cell>
          <table:table-cell/>
          <table:table-cell table:formula="of:=IF([.GZ101]=&quot;none&quot;;&quot;&quot;;[.GZ101])" office:value-type="float" office:value="0" calcext:value-type="float">
            <text:p>0</text:p>
          </table:table-cell>
          <table:table-cell table:number-columns-repeated="2"/>
          <table:table-cell table:formula="of:=IF(INDIRECT(&quot;GZ&quot;&amp;[.GG102])=&quot;none&quot;;&quot;&quot;;INDIRECT(&quot;GZ&quot;&amp;[.GG102]))" office:value-type="string" office:string-value="" calcext:value-type="error">
            <text:p>#REF!</text:p>
          </table:table-cell>
          <table:table-cell table:formula="of:=IF(INDIRECT(&quot;GZ&quot;&amp;[.GH102])=&quot;none&quot;;&quot;&quot;;INDIRECT(&quot;GZ&quot;&amp;[.GH102]))" office:value-type="string" office:string-value="" calcext:value-type="error">
            <text:p>#REF!</text:p>
          </table:table-cell>
          <table:table-cell table:formula="of:=IF(INDIRECT(&quot;GZ&quot;&amp;[.GI102])=&quot;none&quot;;&quot;&quot;;INDIRECT(&quot;GZ&quot;&amp;[.GI102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number-columns-repeated="60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Fire Pun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table:formula="of:=CONCATENATE([.HH103]; [.HB103])">
            <text:p/>
          </table:table-cell>
          <table:table-cell table:style-name="ce6" table:formula="of:=CONCATENATE(&quot;(&quot;;[.GY103];&quot;)&quot;)" office:value-type="string" office:string-value="(Fire)" calcext:value-type="string">
            <text:p>(Fire)</text:p>
          </table:table-cell>
          <table:table-cell table:style-name="ce6" table:formula="of:=CONCATENATE(&quot;Damage: &quot;;IF([.GX103]&gt;=1;[.HD103];&quot;&quot;);IF([.GX103]&gt;=2;[.HD103];&quot;&quot;);IF([.GX103]&gt;=3;[.HD103];&quot;&quot;);IF([.GX103]&gt;=4;[.HD103];&quot;&quot;);IF([.GX103]&gt;=5;[.HD103];&quot;&quot;);IF([.HI103]=1;CONCATENATE(&quot;(&quot;;[.GY103];&quot;_x)&quot;);&quot;&quot;))" office:value-type="string" office:string-value="Damage: (Fire)(Fire)(Fire)" calcext:value-type="string">
            <text:p>Damage: (Fire)(Fire)(Fire)</text:p>
          </table:table-cell>
          <table:table-cell table:style-name="ce6"/>
          <table:table-cell table:style-name="ce6" table:formula="of:=CONCATENATE(IF([.HA103]&lt;&gt;&quot;all hostile Pok&amp;eacute;mon&quot;;&quot;(&quot;;&quot;&quot;);[.HA103];IF([.HA103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03] &lt;&gt; &quot;&quot;; CONCATENATE(&quot;Affects: &quot;; [.HG103]; &quot;. &quot;);&quot;&quot;)">
            <text:p/>
          </table:table-cell>
          <table:table-cell table:style-name="ce6"/>
          <table:table-cell table:style-name="ce6" table:formula="of:=CONCATENATE([.GV103]; IF([.GW103]=1;&quot; (cc)&quot;;&quot;&quot;))" office:value-type="string" office:string-value="Fire Punch (cc)" calcext:value-type="string">
            <text:p>Fire Punch (cc)</text:p>
          </table:table-cell>
          <table:table-cell table:style-name="ce6" table:formula="of:=CONCATENATE(&quot;Symbols/attack_imgs/&quot;;[.GV103];&quot;.png&quot;)" office:value-type="string" office:string-value="Symbols/attack_imgs/Fire Punch.png" calcext:value-type="string">
            <text:p>Symbols/attack_imgs/Fire Punch.png</text:p>
          </table:table-cell>
          <table:table-cell table:style-name="ce6" table:formula="of:=CONCATENATE(&quot;TM &quot;; [.GU103]-3; &quot; (&quot;;[.GY103]; &quot;_t) &amp;nbsp &quot;; [.GV103];  IF([.GW103]=1;&quot; (cc)&quot;;&quot;&quot;))" office:value-type="string" office:string-value="TM 99 (Fire_t) &amp;nbsp Fire Punch (cc)" calcext:value-type="string">
            <text:p>TM 99 (Fire_t) &amp;nbsp Fire Punch (cc)</text:p>
          </table:table-cell>
          <table:table-cell table:style-name="ce6" table:formula="of:=CONCATENATE([.HH103];[.HB103])">
            <text:p/>
          </table:table-cell>
          <table:table-cell/>
          <table:table-cell table:formula="of:=IF([.GZ102]=&quot;none&quot;;&quot;&quot;;[.GZ102])" office:value-type="float" office:value="3" calcext:value-type="float">
            <text:p>3</text:p>
          </table:table-cell>
          <table:table-cell table:number-columns-repeated="2"/>
          <table:table-cell table:formula="of:=IF(INDIRECT(&quot;GZ&quot;&amp;[.GG103])=&quot;none&quot;;&quot;&quot;;INDIRECT(&quot;GZ&quot;&amp;[.GG103]))" office:value-type="string" office:string-value="" calcext:value-type="error">
            <text:p>#REF!</text:p>
          </table:table-cell>
          <table:table-cell table:formula="of:=IF(INDIRECT(&quot;GZ&quot;&amp;[.GH103])=&quot;none&quot;;&quot;&quot;;INDIRECT(&quot;GZ&quot;&amp;[.GH103]))" office:value-type="string" office:string-value="" calcext:value-type="error">
            <text:p>#REF!</text:p>
          </table:table-cell>
          <table:table-cell table:formula="of:=IF(INDIRECT(&quot;GZ&quot;&amp;[.GI103])=&quot;none&quot;;&quot;&quot;;INDIRECT(&quot;GZ&quot;&amp;[.GI103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9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Mim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se the last attack affected by.</text:p>
          </table:table-cell>
          <table:table-cell table:style-name="ce7" table:formula="of:=CONCATENATE([.HH104]; [.HB104])" office:value-type="string" office:string-value="Use the last attack affected by." calcext:value-type="string">
            <text:p>Use the last attack affected by.</text:p>
          </table:table-cell>
          <table:table-cell table:style-name="ce6" table:formula="of:=CONCATENATE(&quot;(&quot;;[.GY104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104]&gt;=1;[.HD104];&quot;&quot;);IF([.GX104]&gt;=2;[.HD104];&quot;&quot;);IF([.GX104]&gt;=3;[.HD104];&quot;&quot;);IF([.GX104]&gt;=4;[.HD104];&quot;&quot;);IF([.GX104]&gt;=5;[.HD104];&quot;&quot;);IF([.HI104]=1;CONCATENATE(&quot;(&quot;;[.GY104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104]&lt;&gt;&quot;all hostile Pok&amp;eacute;mon&quot;;&quot;(&quot;;&quot;&quot;);[.HA104];IF([.HA104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04] &lt;&gt; &quot;&quot;; CONCATENATE(&quot;Affects: &quot;; [.HG104]; &quot;. &quot;);&quot;&quot;)">
            <text:p/>
          </table:table-cell>
          <table:table-cell table:style-name="ce6"/>
          <table:table-cell table:style-name="ce6" table:formula="of:=CONCATENATE([.GV104]; IF([.GW104]=1;&quot; (cc)&quot;;&quot;&quot;))" office:value-type="string" office:string-value="Mimic (cc)" calcext:value-type="string">
            <text:p>Mimic (cc)</text:p>
          </table:table-cell>
          <table:table-cell table:style-name="ce6" table:formula="of:=CONCATENATE(&quot;Symbols/attack_imgs/&quot;;[.GV104];&quot;.png&quot;)" office:value-type="string" office:string-value="Symbols/attack_imgs/Mimic.png" calcext:value-type="string">
            <text:p>Symbols/attack_imgs/Mimic.png</text:p>
          </table:table-cell>
          <table:table-cell table:style-name="ce6" table:formula="of:=CONCATENATE(&quot;TM &quot;; [.GU104]-3; &quot; (&quot;;[.GY104]; &quot;_t) &amp;nbsp &quot;; [.GV104];  IF([.GW104]=1;&quot; (cc)&quot;;&quot;&quot;))" office:value-type="string" office:string-value="TM 100 (Normal_t) &amp;nbsp Mimic (cc)" calcext:value-type="string">
            <text:p>TM 100 (Normal_t) &amp;nbsp Mimic (cc)</text:p>
          </table:table-cell>
          <table:table-cell table:style-name="ce6" table:formula="of:=CONCATENATE([.HH104];[.HB104])" office:value-type="string" office:string-value="Use the last attack affected by." calcext:value-type="string">
            <text:p>Use the last attack affected by.</text:p>
          </table:table-cell>
          <table:table-cell/>
          <table:table-cell table:formula="of:=IF([.GZ103]=&quot;none&quot;;&quot;&quot;;[.GZ103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104])=&quot;none&quot;;&quot;&quot;;INDIRECT(&quot;GZ&quot;&amp;[.GG104]))" office:value-type="string" office:string-value="" calcext:value-type="error">
            <text:p>#REF!</text:p>
          </table:table-cell>
          <table:table-cell table:formula="of:=IF(INDIRECT(&quot;GZ&quot;&amp;[.GH104])=&quot;none&quot;;&quot;&quot;;INDIRECT(&quot;GZ&quot;&amp;[.GH104]))" office:value-type="string" office:string-value="" calcext:value-type="error">
            <text:p>#REF!</text:p>
          </table:table-cell>
          <table:table-cell table:formula="of:=IF(INDIRECT(&quot;GZ&quot;&amp;[.GI104])=&quot;none&quot;;&quot;&quot;;INDIRECT(&quot;GZ&quot;&amp;[.GI104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9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Ki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sychi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rget becomes &lt;b&gt;Asleep&lt;/b&gt;. (Miss next activation)</text:p>
          </table:table-cell>
          <table:table-cell table:style-name="ce7" table:formula="of:=CONCATENATE([.HH105]; [.HB105])" office:value-type="string" office:string-value="Target becomes &lt;b&gt;Asleep&lt;/b&gt;. (Miss next activation)" calcext:value-type="string">
            <text:p>Target becomes &lt;b&gt;Asleep&lt;/b&gt;. (Miss next activation)</text:p>
          </table:table-cell>
          <table:table-cell table:style-name="ce6" table:formula="of:=CONCATENATE(&quot;(&quot;;[.GY105];&quot;)&quot;)" office:value-type="string" office:string-value="(Psychic)" calcext:value-type="string">
            <text:p>(Psychic)</text:p>
          </table:table-cell>
          <table:table-cell table:style-name="ce6" table:formula="of:=CONCATENATE(&quot;Damage: &quot;;IF([.GX105]&gt;=1;[.HD105];&quot;&quot;);IF([.GX105]&gt;=2;[.HD105];&quot;&quot;);IF([.GX105]&gt;=3;[.HD105];&quot;&quot;);IF([.GX105]&gt;=4;[.HD105];&quot;&quot;);IF([.GX105]&gt;=5;[.HD105];&quot;&quot;);IF([.HI105]=1;CONCATENATE(&quot;(&quot;;[.GY105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105]&lt;&gt;&quot;all hostile Pok&amp;eacute;mon&quot;;&quot;(&quot;;&quot;&quot;);[.HA105];IF([.HA105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05] &lt;&gt; &quot;&quot;; CONCATENATE(&quot;Affects: &quot;; [.HG105]; &quot;. &quot;);&quot;&quot;)">
            <text:p/>
          </table:table-cell>
          <table:table-cell table:style-name="ce6"/>
          <table:table-cell table:style-name="ce6" table:formula="of:=CONCATENATE([.GV105]; IF([.GW105]=1;&quot; (cc)&quot;;&quot;&quot;))" office:value-type="string" office:string-value="Kiss" calcext:value-type="string">
            <text:p>Kiss</text:p>
          </table:table-cell>
          <table:table-cell table:style-name="ce6" table:formula="of:=CONCATENATE(&quot;Symbols/attack_imgs/&quot;;[.GV105];&quot;.png&quot;)" office:value-type="string" office:string-value="Symbols/attack_imgs/Kiss.png" calcext:value-type="string">
            <text:p>Symbols/attack_imgs/Kiss.png</text:p>
          </table:table-cell>
          <table:table-cell table:style-name="ce6" table:formula="of:=CONCATENATE(&quot;TM &quot;; [.GU105]-3; &quot; (&quot;;[.GY105]; &quot;_t) &amp;nbsp &quot;; [.GV105];  IF([.GW105]=1;&quot; (cc)&quot;;&quot;&quot;))" office:value-type="string" office:string-value="TM 101 (Psychic_t) &amp;nbsp Kiss" calcext:value-type="string">
            <text:p>TM 101 (Psychic_t) &amp;nbsp Kiss</text:p>
          </table:table-cell>
          <table:table-cell table:style-name="ce6" table:formula="of:=CONCATENATE([.HH105];[.HB105])" office:value-type="string" office:string-value="Target becomes &lt;b&gt;Asleep&lt;/b&gt;. (Miss next activation)" calcext:value-type="string">
            <text:p>Target becomes &lt;b&gt;Asleep&lt;/b&gt;. (Miss next activation)</text:p>
          </table:table-cell>
          <table:table-cell/>
          <table:table-cell table:style-name="ce1" table:formula="of:=IF([.GZ104]=&quot;none&quot;;&quot;&quot;;[.GZ104])">
            <text:p/>
          </table:table-cell>
          <table:table-cell table:number-columns-repeated="2"/>
          <table:table-cell table:formula="of:=IF(INDIRECT(&quot;GZ&quot;&amp;[.GG105])=&quot;none&quot;;&quot;&quot;;INDIRECT(&quot;GZ&quot;&amp;[.GG105]))" office:value-type="string" office:string-value="" calcext:value-type="error">
            <text:p>#REF!</text:p>
          </table:table-cell>
          <table:table-cell table:formula="of:=IF(INDIRECT(&quot;GZ&quot;&amp;[.GH105])=&quot;none&quot;;&quot;&quot;;INDIRECT(&quot;GZ&quot;&amp;[.GH105]))" office:value-type="string" office:string-value="" calcext:value-type="error">
            <text:p>#REF!</text:p>
          </table:table-cell>
          <table:table-cell table:formula="of:=IF(INDIRECT(&quot;GZ&quot;&amp;[.GI105])=&quot;none&quot;;&quot;&quot;;INDIRECT(&quot;GZ&quot;&amp;[.GI105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9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Ice Pun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rget becomes &lt;b&gt;Slowed&lt;/b&gt; by 1.</text:p>
          </table:table-cell>
          <table:table-cell table:style-name="ce7" table:formula="of:=CONCATENATE([.HH106]; [.HB106])" office:value-type="string" office:string-value="Target becomes &lt;b&gt;Slowed&lt;/b&gt; by 1." calcext:value-type="string">
            <text:p>Target becomes &lt;b&gt;Slowed&lt;/b&gt; by 1.</text:p>
          </table:table-cell>
          <table:table-cell table:style-name="ce6" table:formula="of:=CONCATENATE(&quot;(&quot;;[.GY106];&quot;)&quot;)" office:value-type="string" office:string-value="(Water)" calcext:value-type="string">
            <text:p>(Water)</text:p>
          </table:table-cell>
          <table:table-cell table:style-name="ce6" table:formula="of:=CONCATENATE(&quot;Damage: &quot;;IF([.GX106]&gt;=1;[.HD106];&quot;&quot;);IF([.GX106]&gt;=2;[.HD106];&quot;&quot;);IF([.GX106]&gt;=3;[.HD106];&quot;&quot;);IF([.GX106]&gt;=4;[.HD106];&quot;&quot;);IF([.GX106]&gt;=5;[.HD106];&quot;&quot;);IF([.HI106]=1;CONCATENATE(&quot;(&quot;;[.GY106];&quot;_x)&quot;);&quot;&quot;))" office:value-type="string" office:string-value="Damage: (Water)(Water)(Water)" calcext:value-type="string">
            <text:p>Damage: (Water)(Water)(Water)</text:p>
          </table:table-cell>
          <table:table-cell table:style-name="ce6"/>
          <table:table-cell table:style-name="ce6" table:formula="of:=CONCATENATE(IF([.HA106]&lt;&gt;&quot;all hostile Pok&amp;eacute;mon&quot;;&quot;(&quot;;&quot;&quot;);[.HA106];IF([.HA106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06] &lt;&gt; &quot;&quot;; CONCATENATE(&quot;Affects: &quot;; [.HG106]; &quot;. &quot;);&quot;&quot;)">
            <text:p/>
          </table:table-cell>
          <table:table-cell table:style-name="ce6"/>
          <table:table-cell table:style-name="ce6" table:formula="of:=CONCATENATE([.GV106]; IF([.GW106]=1;&quot; (cc)&quot;;&quot;&quot;))" office:value-type="string" office:string-value="Ice Punch (cc)" calcext:value-type="string">
            <text:p>Ice Punch (cc)</text:p>
          </table:table-cell>
          <table:table-cell table:style-name="ce6" table:formula="of:=CONCATENATE(&quot;Symbols/attack_imgs/&quot;;[.GV106];&quot;.png&quot;)" office:value-type="string" office:string-value="Symbols/attack_imgs/Ice Punch.png" calcext:value-type="string">
            <text:p>Symbols/attack_imgs/Ice Punch.png</text:p>
          </table:table-cell>
          <table:table-cell table:style-name="ce6" table:formula="of:=CONCATENATE(&quot;TM &quot;; [.GU106]-3; &quot; (&quot;;[.GY106]; &quot;_t) &amp;nbsp &quot;; [.GV106];  IF([.GW106]=1;&quot; (cc)&quot;;&quot;&quot;))" office:value-type="string" office:string-value="TM 102 (Water_t) &amp;nbsp Ice Punch (cc)" calcext:value-type="string">
            <text:p>TM 102 (Water_t) &amp;nbsp Ice Punch (cc)</text:p>
          </table:table-cell>
          <table:table-cell table:style-name="ce6" table:formula="of:=CONCATENATE([.HH106];[.HB106])" office:value-type="string" office:string-value="Target becomes &lt;b&gt;Slowed&lt;/b&gt; by 1." calcext:value-type="string">
            <text:p>Target becomes &lt;b&gt;Slowed&lt;/b&gt; by 1.</text:p>
          </table:table-cell>
          <table:table-cell/>
          <table:table-cell table:formula="of:=IF([.GZ105]=&quot;none&quot;;&quot;&quot;;[.GZ105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106])=&quot;none&quot;;&quot;&quot;;INDIRECT(&quot;GZ&quot;&amp;[.GG106]))" office:value-type="string" office:string-value="" calcext:value-type="error">
            <text:p>#REF!</text:p>
          </table:table-cell>
          <table:table-cell table:formula="of:=IF(INDIRECT(&quot;GZ&quot;&amp;[.GH106])=&quot;none&quot;;&quot;&quot;;INDIRECT(&quot;GZ&quot;&amp;[.GH106]))" office:value-type="string" office:string-value="" calcext:value-type="error">
            <text:p>#REF!</text:p>
          </table:table-cell>
          <table:table-cell table:formula="of:=IF(INDIRECT(&quot;GZ&quot;&amp;[.GI106])=&quot;none&quot;;&quot;&quot;;INDIRECT(&quot;GZ&quot;&amp;[.GI106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number-columns-repeated="60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Clam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rget becomes &lt;b&gt;Slowed&lt;/b&gt; to 0.</text:p>
          </table:table-cell>
          <table:table-cell table:style-name="ce7" table:formula="of:=CONCATENATE([.HH107]; [.HB107])" office:value-type="string" office:string-value="Target becomes &lt;b&gt;Slowed&lt;/b&gt; to 0." calcext:value-type="string">
            <text:p>Target becomes &lt;b&gt;Slowed&lt;/b&gt; to 0.</text:p>
          </table:table-cell>
          <table:table-cell table:style-name="ce6" table:formula="of:=CONCATENATE(&quot;(&quot;;[.GY107];&quot;)&quot;)" office:value-type="string" office:string-value="(Water)" calcext:value-type="string">
            <text:p>(Water)</text:p>
          </table:table-cell>
          <table:table-cell table:style-name="ce6" table:formula="of:=CONCATENATE(&quot;Damage: &quot;;IF([.GX107]&gt;=1;[.HD107];&quot;&quot;);IF([.GX107]&gt;=2;[.HD107];&quot;&quot;);IF([.GX107]&gt;=3;[.HD107];&quot;&quot;);IF([.GX107]&gt;=4;[.HD107];&quot;&quot;);IF([.GX107]&gt;=5;[.HD107];&quot;&quot;);IF([.HI107]=1;CONCATENATE(&quot;(&quot;;[.GY107];&quot;_x)&quot;);&quot;&quot;))" office:value-type="string" office:string-value="Damage: (Water)(Water)(Water)" calcext:value-type="string">
            <text:p>Damage: (Water)(Water)(Water)</text:p>
          </table:table-cell>
          <table:table-cell table:style-name="ce6"/>
          <table:table-cell table:style-name="ce6" table:formula="of:=CONCATENATE(IF([.HA107]&lt;&gt;&quot;all hostile Pok&amp;eacute;mon&quot;;&quot;(&quot;;&quot;&quot;);[.HA107];IF([.HA107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07] &lt;&gt; &quot;&quot;; CONCATENATE(&quot;Affects: &quot;; [.HG107]; &quot;. &quot;);&quot;&quot;)">
            <text:p/>
          </table:table-cell>
          <table:table-cell table:style-name="ce6"/>
          <table:table-cell table:style-name="ce6" table:formula="of:=CONCATENATE([.GV107]; IF([.GW107]=1;&quot; (cc)&quot;;&quot;&quot;))" office:value-type="string" office:string-value="Clamp (cc)" calcext:value-type="string">
            <text:p>Clamp (cc)</text:p>
          </table:table-cell>
          <table:table-cell table:style-name="ce6" table:formula="of:=CONCATENATE(&quot;Symbols/attack_imgs/&quot;;[.GV107];&quot;.png&quot;)" office:value-type="string" office:string-value="Symbols/attack_imgs/Clamp.png" calcext:value-type="string">
            <text:p>Symbols/attack_imgs/Clamp.png</text:p>
          </table:table-cell>
          <table:table-cell table:style-name="ce6" table:formula="of:=CONCATENATE(&quot;TM &quot;; [.GU107]-3; &quot; (&quot;;[.GY107]; &quot;_t) &amp;nbsp &quot;; [.GV107];  IF([.GW107]=1;&quot; (cc)&quot;;&quot;&quot;))" office:value-type="string" office:string-value="TM 103 (Water_t) &amp;nbsp Clamp (cc)" calcext:value-type="string">
            <text:p>TM 103 (Water_t) &amp;nbsp Clamp (cc)</text:p>
          </table:table-cell>
          <table:table-cell table:style-name="ce6" table:formula="of:=CONCATENATE([.HH107];[.HB107])" office:value-type="string" office:string-value="Target becomes &lt;b&gt;Slowed&lt;/b&gt; to 0." calcext:value-type="string">
            <text:p>Target becomes &lt;b&gt;Slowed&lt;/b&gt; to 0.</text:p>
          </table:table-cell>
          <table:table-cell/>
          <table:table-cell table:formula="of:=IF([.GZ106]=&quot;none&quot;;&quot;&quot;;[.GZ106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107])=&quot;none&quot;;&quot;&quot;;INDIRECT(&quot;GZ&quot;&amp;[.GG107]))" office:value-type="string" office:string-value="" calcext:value-type="error">
            <text:p>#REF!</text:p>
          </table:table-cell>
          <table:table-cell table:formula="of:=IF(INDIRECT(&quot;GZ&quot;&amp;[.GH107])=&quot;none&quot;;&quot;&quot;;INDIRECT(&quot;GZ&quot;&amp;[.GH107]))" office:value-type="string" office:string-value="" calcext:value-type="error">
            <text:p>#REF!</text:p>
          </table:table-cell>
          <table:table-cell table:formula="of:=IF(INDIRECT(&quot;GZ&quot;&amp;[.GI107])=&quot;none&quot;;&quot;&quot;;INDIRECT(&quot;GZ&quot;&amp;[.GI107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9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Icicle Sp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CONCATENATE([.HH108]; [.HB108])">
            <text:p/>
          </table:table-cell>
          <table:table-cell table:style-name="ce6" table:formula="of:=CONCATENATE(&quot;(&quot;;[.GY108];&quot;)&quot;)" office:value-type="string" office:string-value="(Water)" calcext:value-type="string">
            <text:p>(Water)</text:p>
          </table:table-cell>
          <table:table-cell table:style-name="ce6" table:formula="of:=CONCATENATE(&quot;Damage: &quot;;IF([.GX108]&gt;=1;[.HD108];&quot;&quot;);IF([.GX108]&gt;=2;[.HD108];&quot;&quot;);IF([.GX108]&gt;=3;[.HD108];&quot;&quot;);IF([.GX108]&gt;=4;[.HD108];&quot;&quot;);IF([.GX108]&gt;=5;[.HD108];&quot;&quot;);IF([.HI108]=1;CONCATENATE(&quot;(&quot;;[.GY108];&quot;_x)&quot;);&quot;&quot;))" office:value-type="string" office:string-value="Damage: (Water)(Water)" calcext:value-type="string">
            <text:p>Damage: (Water)(Water)</text:p>
          </table:table-cell>
          <table:table-cell table:style-name="ce6"/>
          <table:table-cell table:style-name="ce6" table:formula="of:=CONCATENATE(IF([.HA108]&lt;&gt;&quot;all hostile Pok&amp;eacute;mon&quot;;&quot;(&quot;;&quot;&quot;);[.HA108];IF([.HA108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08] &lt;&gt; &quot;&quot;; CONCATENATE(&quot;Affects: &quot;; [.HG108]; &quot;. &quot;);&quot;&quot;)">
            <text:p/>
          </table:table-cell>
          <table:table-cell table:style-name="ce6"/>
          <table:table-cell table:style-name="ce6" table:formula="of:=CONCATENATE([.GV108]; IF([.GW108]=1;&quot; (cc)&quot;;&quot;&quot;))" office:value-type="string" office:string-value="Icicle Spear (cc)" calcext:value-type="string">
            <text:p>Icicle Spear (cc)</text:p>
          </table:table-cell>
          <table:table-cell table:style-name="ce6" table:formula="of:=CONCATENATE(&quot;Symbols/attack_imgs/&quot;;[.GV108];&quot;.png&quot;)" office:value-type="string" office:string-value="Symbols/attack_imgs/Icicle Spear.png" calcext:value-type="string">
            <text:p>Symbols/attack_imgs/Icicle Spear.png</text:p>
          </table:table-cell>
          <table:table-cell table:style-name="ce6" table:formula="of:=CONCATENATE(&quot;TM &quot;; [.GU108]-3; &quot; (&quot;;[.GY108]; &quot;_t) &amp;nbsp &quot;; [.GV108];  IF([.GW108]=1;&quot; (cc)&quot;;&quot;&quot;))" office:value-type="string" office:string-value="TM 104 (Water_t) &amp;nbsp Icicle Spear (cc)" calcext:value-type="string">
            <text:p>TM 104 (Water_t) &amp;nbsp Icicle Spear (cc)</text:p>
          </table:table-cell>
          <table:table-cell table:style-name="ce6" table:formula="of:=CONCATENATE([.HH108];[.HB108])">
            <text:p/>
          </table:table-cell>
          <table:table-cell/>
          <table:table-cell table:formula="of:=IF([.GZ107]=&quot;none&quot;;&quot;&quot;;[.GZ107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108])=&quot;none&quot;;&quot;&quot;;INDIRECT(&quot;GZ&quot;&amp;[.GG108]))" office:value-type="string" office:string-value="" calcext:value-type="error">
            <text:p>#REF!</text:p>
          </table:table-cell>
          <table:table-cell table:formula="of:=IF(INDIRECT(&quot;GZ&quot;&amp;[.GH108])=&quot;none&quot;;&quot;&quot;;INDIRECT(&quot;GZ&quot;&amp;[.GH108]))" office:value-type="string" office:string-value="" calcext:value-type="error">
            <text:p>#REF!</text:p>
          </table:table-cell>
          <table:table-cell table:formula="of:=IF(INDIRECT(&quot;GZ&quot;&amp;[.GI108])=&quot;none&quot;;&quot;&quot;;INDIRECT(&quot;GZ&quot;&amp;[.GI108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9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Spla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effect!</text:p>
          </table:table-cell>
          <table:table-cell table:style-name="ce7" table:formula="of:=CONCATENATE([.HH109]; [.HB109])" office:value-type="string" office:string-value="No effect!" calcext:value-type="string">
            <text:p>No effect!</text:p>
          </table:table-cell>
          <table:table-cell table:style-name="ce6" table:formula="of:=CONCATENATE(&quot;(&quot;;[.GY109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109]&gt;=1;[.HD109];&quot;&quot;);IF([.GX109]&gt;=2;[.HD109];&quot;&quot;);IF([.GX109]&gt;=3;[.HD109];&quot;&quot;);IF([.GX109]&gt;=4;[.HD109];&quot;&quot;);IF([.GX109]&gt;=5;[.HD109];&quot;&quot;);IF([.HI109]=1;CONCATENATE(&quot;(&quot;;[.GY109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109]&lt;&gt;&quot;all hostile Pok&amp;eacute;mon&quot;;&quot;(&quot;;&quot;&quot;);[.HA109];IF([.HA109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09] &lt;&gt; &quot;&quot;; CONCATENATE(&quot;Affects: &quot;; [.HG109]; &quot;. &quot;);&quot;&quot;)">
            <text:p/>
          </table:table-cell>
          <table:table-cell table:style-name="ce6"/>
          <table:table-cell table:style-name="ce6" table:formula="of:=CONCATENATE([.GV109]; IF([.GW109]=1;&quot; (cc)&quot;;&quot;&quot;))" office:value-type="string" office:string-value="Splash" calcext:value-type="string">
            <text:p>Splash</text:p>
          </table:table-cell>
          <table:table-cell table:style-name="ce6" table:formula="of:=CONCATENATE(&quot;Symbols/attack_imgs/&quot;;[.GV109];&quot;.png&quot;)" office:value-type="string" office:string-value="Symbols/attack_imgs/Splash.png" calcext:value-type="string">
            <text:p>Symbols/attack_imgs/Splash.png</text:p>
          </table:table-cell>
          <table:table-cell table:style-name="ce6" table:formula="of:=CONCATENATE(&quot;TM &quot;; [.GU109]-3; &quot; (&quot;;[.GY109]; &quot;_t) &amp;nbsp &quot;; [.GV109];  IF([.GW109]=1;&quot; (cc)&quot;;&quot;&quot;))" office:value-type="string" office:string-value="TM 105 (Normal_t) &amp;nbsp Splash" calcext:value-type="string">
            <text:p>TM 105 (Normal_t) &amp;nbsp Splash</text:p>
          </table:table-cell>
          <table:table-cell table:style-name="ce6" table:formula="of:=CONCATENATE([.HH109];[.HB109])" office:value-type="string" office:string-value="No effect!" calcext:value-type="string">
            <text:p>No effect!</text:p>
          </table:table-cell>
          <table:table-cell/>
          <table:table-cell table:formula="of:=IF([.GZ108]=&quot;none&quot;;&quot;&quot;;[.GZ108])" office:value-type="float" office:value="6" calcext:value-type="float">
            <text:p>6</text:p>
          </table:table-cell>
          <table:table-cell table:number-columns-repeated="2"/>
          <table:table-cell table:formula="of:=IF(INDIRECT(&quot;GZ&quot;&amp;[.GG109])=&quot;none&quot;;&quot;&quot;;INDIRECT(&quot;GZ&quot;&amp;[.GG109]))" office:value-type="string" office:string-value="" calcext:value-type="error">
            <text:p>#REF!</text:p>
          </table:table-cell>
          <table:table-cell table:formula="of:=IF(INDIRECT(&quot;GZ&quot;&amp;[.GH109])=&quot;none&quot;;&quot;&quot;;INDIRECT(&quot;GZ&quot;&amp;[.GH109]))" office:value-type="string" office:string-value="" calcext:value-type="error">
            <text:p>#REF!</text:p>
          </table:table-cell>
          <table:table-cell table:formula="of:=IF(INDIRECT(&quot;GZ&quot;&amp;[.GI109])=&quot;none&quot;;&quot;&quot;;INDIRECT(&quot;GZ&quot;&amp;[.GI109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6"/>
          <table:table-cell table:style-name="ce9"/>
          <table:table-cell table:number-columns-repeated="52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Extreme Spe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in 3 free moves before attacking.</text:p>
          </table:table-cell>
          <table:table-cell table:style-name="ce7" table:formula="of:=CONCATENATE([.HH110]; [.HB110])" office:value-type="string" office:string-value="Gain 3 free moves before attacking." calcext:value-type="string">
            <text:p>Gain 3 free moves before attacking.</text:p>
          </table:table-cell>
          <table:table-cell table:style-name="ce6" table:formula="of:=CONCATENATE(&quot;(&quot;;[.GY110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110]&gt;=1;[.HD110];&quot;&quot;);IF([.GX110]&gt;=2;[.HD110];&quot;&quot;);IF([.GX110]&gt;=3;[.HD110];&quot;&quot;);IF([.GX110]&gt;=4;[.HD110];&quot;&quot;);IF([.GX110]&gt;=5;[.HD110];&quot;&quot;);IF([.HI110]=1;CONCATENATE(&quot;(&quot;;[.GY110];&quot;_x)&quot;);&quot;&quot;))" office:value-type="string" office:string-value="Damage: (Normal)(Normal)" calcext:value-type="string">
            <text:p>Damage: (Normal)(Normal)</text:p>
          </table:table-cell>
          <table:table-cell table:style-name="ce6"/>
          <table:table-cell table:style-name="ce6" table:formula="of:=CONCATENATE(IF([.HA110]&lt;&gt;&quot;all hostile Pok&amp;eacute;mon&quot;;&quot;(&quot;;&quot;&quot;);[.HA110];IF([.HA110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10] &lt;&gt; &quot;&quot;; CONCATENATE(&quot;Affects: &quot;; [.HG110]; &quot;. &quot;);&quot;&quot;)">
            <text:p/>
          </table:table-cell>
          <table:table-cell table:style-name="ce6"/>
          <table:table-cell table:style-name="ce6" table:formula="of:=CONCATENATE([.GV110]; IF([.GW110]=1;&quot; (cc)&quot;;&quot;&quot;))" office:value-type="string" office:string-value="Extreme Speed" calcext:value-type="string">
            <text:p>Extreme Speed</text:p>
          </table:table-cell>
          <table:table-cell table:style-name="ce6" table:formula="of:=CONCATENATE(&quot;Symbols/attack_imgs/&quot;;[.GV110];&quot;.png&quot;)" office:value-type="string" office:string-value="Symbols/attack_imgs/Extreme Speed.png" calcext:value-type="string">
            <text:p>Symbols/attack_imgs/Extreme Speed.png</text:p>
          </table:table-cell>
          <table:table-cell table:style-name="ce6" table:formula="of:=CONCATENATE(&quot;TM &quot;; [.GU110]-3; &quot; (&quot;;[.GY110]; &quot;_t) &amp;nbsp &quot;; [.GV110];  IF([.GW110]=1;&quot; (cc)&quot;;&quot;&quot;))" office:value-type="string" office:string-value="TM 106 (Normal_t) &amp;nbsp Extreme Speed" calcext:value-type="string">
            <text:p>TM 106 (Normal_t) &amp;nbsp Extreme Speed</text:p>
          </table:table-cell>
          <table:table-cell table:style-name="ce6" table:formula="of:=CONCATENATE([.HH110];[.HB110])" office:value-type="string" office:string-value="Gain 3 free moves before attacking." calcext:value-type="string">
            <text:p>Gain 3 free moves before attacking.</text:p>
          </table:table-cell>
          <table:table-cell/>
          <table:table-cell table:formula="of:=IF([.GZ109]=&quot;none&quot;;&quot;&quot;;[.GZ109])" office:value-type="float" office:value="0" calcext:value-type="float">
            <text:p>0</text:p>
          </table:table-cell>
          <table:table-cell table:number-columns-repeated="2"/>
          <table:table-cell table:formula="of:=IF(INDIRECT(&quot;GZ&quot;&amp;[.GG110])=&quot;none&quot;;&quot;&quot;;INDIRECT(&quot;GZ&quot;&amp;[.GG110]))" office:value-type="string" office:string-value="" calcext:value-type="error">
            <text:p>#REF!</text:p>
          </table:table-cell>
          <table:table-cell table:formula="of:=IF(INDIRECT(&quot;GZ&quot;&amp;[.GH110])=&quot;none&quot;;&quot;&quot;;INDIRECT(&quot;GZ&quot;&amp;[.GH110]))" office:value-type="string" office:string-value="" calcext:value-type="error">
            <text:p>#REF!</text:p>
          </table:table-cell>
          <table:table-cell table:formula="of:=IF(INDIRECT(&quot;GZ&quot;&amp;[.GI110])=&quot;none&quot;;&quot;&quot;;INDIRECT(&quot;GZ&quot;&amp;[.GI110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9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Make a free attack where all damage is super effective.</text:p>
          </table:table-cell>
          <table:table-cell table:style-name="ce7" table:formula="of:=CONCATENATE([.HH111]; [.HB111])" office:value-type="string" office:string-value="Make a free attack where all damage is super effective." calcext:value-type="string">
            <text:p>Make a free attack where all damage is super effective.</text:p>
          </table:table-cell>
          <table:table-cell table:style-name="ce6" table:formula="of:=CONCATENATE(&quot;(&quot;;[.GY111];&quot;)&quot;)" office:value-type="string" office:string-value="(Normal)" calcext:value-type="string">
            <text:p>(Normal)</text:p>
          </table:table-cell>
          <table:table-cell table:style-name="ce6" table:formula="of:=CONCATENATE(&quot;Damage: &quot;;IF([.GX111]&gt;=1;[.HD111];&quot;&quot;);IF([.GX111]&gt;=2;[.HD111];&quot;&quot;);IF([.GX111]&gt;=3;[.HD111];&quot;&quot;);IF([.GX111]&gt;=4;[.HD111];&quot;&quot;);IF([.GX111]&gt;=5;[.HD111];&quot;&quot;);IF([.HI111]=1;CONCATENATE(&quot;(&quot;;[.GY111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111]&lt;&gt;&quot;all hostile Pok&amp;eacute;mon&quot;;&quot;(&quot;;&quot;&quot;);[.HA111];IF([.HA111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11] &lt;&gt; &quot;&quot;; CONCATENATE(&quot;Affects: &quot;; [.HG111]; &quot;. &quot;);&quot;&quot;)">
            <text:p/>
          </table:table-cell>
          <table:table-cell table:style-name="ce6"/>
          <table:table-cell table:style-name="ce6" table:formula="of:=CONCATENATE([.GV111]; IF([.GW111]=1;&quot; (cc)&quot;;&quot;&quot;))" office:value-type="string" office:string-value="Conversion (cc)" calcext:value-type="string">
            <text:p>Conversion (cc)</text:p>
          </table:table-cell>
          <table:table-cell table:style-name="ce6" table:formula="of:=CONCATENATE(&quot;Symbols/attack_imgs/&quot;;[.GV111];&quot;.png&quot;)" office:value-type="string" office:string-value="Symbols/attack_imgs/Conversion.png" calcext:value-type="string">
            <text:p>Symbols/attack_imgs/Conversion.png</text:p>
          </table:table-cell>
          <table:table-cell table:style-name="ce6" table:formula="of:=CONCATENATE(&quot;TM &quot;; [.GU111]-3; &quot; (&quot;;[.GY111]; &quot;_t) &amp;nbsp &quot;; [.GV111];  IF([.GW111]=1;&quot; (cc)&quot;;&quot;&quot;))" office:value-type="string" office:string-value="TM 107 (Normal_t) &amp;nbsp Conversion (cc)" calcext:value-type="string">
            <text:p>TM 107 (Normal_t) &amp;nbsp Conversion (cc)</text:p>
          </table:table-cell>
          <table:table-cell table:style-name="ce6" table:formula="of:=CONCATENATE([.HH111];[.HB111])" office:value-type="string" office:string-value="Make a free attack where all damage is super effective." calcext:value-type="string">
            <text:p>Make a free attack where all damage is super effective.</text:p>
          </table:table-cell>
          <table:table-cell/>
          <table:table-cell table:formula="of:=IF([.GZ110]=&quot;none&quot;;&quot;&quot;;[.GZ110])" office:value-type="float" office:value="1" calcext:value-type="float">
            <text:p>1</text:p>
          </table:table-cell>
          <table:table-cell table:number-columns-repeated="2"/>
          <table:table-cell table:formula="of:=IF(INDIRECT(&quot;GZ&quot;&amp;[.GG111])=&quot;none&quot;;&quot;&quot;;INDIRECT(&quot;GZ&quot;&amp;[.GG111]))" office:value-type="string" office:string-value="" calcext:value-type="error">
            <text:p>#REF!</text:p>
          </table:table-cell>
          <table:table-cell table:formula="of:=IF(INDIRECT(&quot;GZ&quot;&amp;[.GH111])=&quot;none&quot;;&quot;&quot;;INDIRECT(&quot;GZ&quot;&amp;[.GH111]))" office:value-type="string" office:string-value="" calcext:value-type="error">
            <text:p>#REF!</text:p>
          </table:table-cell>
          <table:table-cell table:formula="of:=IF(INDIRECT(&quot;GZ&quot;&amp;[.GI111])=&quot;none&quot;;&quot;&quot;;INDIRECT(&quot;GZ&quot;&amp;[.GI111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9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office:value-type="float" office:value="111" calcext:value-type="float">
            <text:p>111</text:p>
          </table:table-cell>
          <table:table-cell office:value-type="string" calcext:value-type="string">
            <text:p>Attack 1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table:number-columns-repeated="2"/>
          <table:table-cell table:style-name="ce7" table:formula="of:=CONCATENATE([.HH112]; [.HB112])">
            <text:p/>
          </table:table-cell>
          <table:table-cell table:style-name="ce6" table:formula="of:=CONCATENATE(&quot;(&quot;;[.GY112];&quot;)&quot;)" office:value-type="string" office:string-value="()" calcext:value-type="string">
            <text:p>()</text:p>
          </table:table-cell>
          <table:table-cell table:style-name="ce6" table:formula="of:=CONCATENATE(&quot;Damage: &quot;;IF([.GX112]&gt;=1;[.HD112];&quot;&quot;);IF([.GX112]&gt;=2;[.HD112];&quot;&quot;);IF([.GX112]&gt;=3;[.HD112];&quot;&quot;);IF([.GX112]&gt;=4;[.HD112];&quot;&quot;);IF([.GX112]&gt;=5;[.HD112];&quot;&quot;);IF([.HI112]=1;CONCATENATE(&quot;(&quot;;[.GY112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112]&lt;&gt;&quot;all hostile Pok&amp;eacute;mon&quot;;&quot;(&quot;;&quot;&quot;);[.HA112];IF([.HA112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12] &lt;&gt; &quot;&quot;; CONCATENATE(&quot;Affects: &quot;; [.HG112]; &quot;. &quot;);&quot;&quot;)">
            <text:p/>
          </table:table-cell>
          <table:table-cell table:style-name="ce6"/>
          <table:table-cell table:style-name="ce6" table:formula="of:=CONCATENATE([.GV112]; IF([.GW112]=1;&quot; (cc)&quot;;&quot;&quot;))" office:value-type="string" office:string-value="Attack 1" calcext:value-type="string">
            <text:p>Attack 1</text:p>
          </table:table-cell>
          <table:table-cell table:style-name="ce6" table:formula="of:=CONCATENATE(&quot;Symbols/attack_imgs/&quot;;[.GV112];&quot;.png&quot;)" office:value-type="string" office:string-value="Symbols/attack_imgs/Attack 1.png" calcext:value-type="string">
            <text:p>Symbols/attack_imgs/Attack 1.png</text:p>
          </table:table-cell>
          <table:table-cell table:style-name="ce6" table:formula="of:=CONCATENATE(&quot;TM &quot;; [.GU112]-3; &quot; (&quot;;[.GY112]; &quot;_t) &amp;nbsp &quot;; [.GV112];  IF([.GW112]=1;&quot; (cc)&quot;;&quot;&quot;))" office:value-type="string" office:string-value="TM 108 (_t) &amp;nbsp Attack 1" calcext:value-type="string">
            <text:p>TM 108 (_t) &amp;nbsp Attack 1</text:p>
          </table:table-cell>
          <table:table-cell table:style-name="ce6" table:formula="of:=CONCATENATE([.HH112];[.HB112])">
            <text:p/>
          </table:table-cell>
          <table:table-cell/>
          <table:table-cell table:formula="of:=IF([.GZ111]=&quot;none&quot;;&quot;&quot;;[.GZ111])">
            <text:p/>
          </table:table-cell>
          <table:table-cell table:number-columns-repeated="2"/>
          <table:table-cell table:formula="of:=IF(INDIRECT(&quot;GZ&quot;&amp;[.GG112])=&quot;none&quot;;&quot;&quot;;INDIRECT(&quot;GZ&quot;&amp;[.GG112]))" office:value-type="string" office:string-value="" calcext:value-type="error">
            <text:p>#REF!</text:p>
          </table:table-cell>
          <table:table-cell table:formula="of:=IF(INDIRECT(&quot;GZ&quot;&amp;[.GH112])=&quot;none&quot;;&quot;&quot;;INDIRECT(&quot;GZ&quot;&amp;[.GH112]))" office:value-type="string" office:string-value="" calcext:value-type="error">
            <text:p>#REF!</text:p>
          </table:table-cell>
          <table:table-cell table:formula="of:=IF(INDIRECT(&quot;GZ&quot;&amp;[.GI112])=&quot;none&quot;;&quot;&quot;;INDIRECT(&quot;GZ&quot;&amp;[.GI112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9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Attack 2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table:number-columns-repeated="2"/>
          <table:table-cell table:style-name="ce7" table:formula="of:=CONCATENATE([.HH113]; [.HB113])">
            <text:p/>
          </table:table-cell>
          <table:table-cell table:style-name="ce6" table:formula="of:=CONCATENATE(&quot;(&quot;;[.GY113];&quot;)&quot;)" office:value-type="string" office:string-value="()" calcext:value-type="string">
            <text:p>()</text:p>
          </table:table-cell>
          <table:table-cell table:style-name="ce6" table:formula="of:=CONCATENATE(&quot;Damage: &quot;;IF([.GX113]&gt;=1;[.HD113];&quot;&quot;);IF([.GX113]&gt;=2;[.HD113];&quot;&quot;);IF([.GX113]&gt;=3;[.HD113];&quot;&quot;);IF([.GX113]&gt;=4;[.HD113];&quot;&quot;);IF([.GX113]&gt;=5;[.HD113];&quot;&quot;);IF([.HI113]=1;CONCATENATE(&quot;(&quot;;[.GY113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113]&lt;&gt;&quot;all hostile Pok&amp;eacute;mon&quot;;&quot;(&quot;;&quot;&quot;);[.HA113];IF([.HA113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13] &lt;&gt; &quot;&quot;; CONCATENATE(&quot;Affects: &quot;; [.HG113]; &quot;. &quot;);&quot;&quot;)">
            <text:p/>
          </table:table-cell>
          <table:table-cell table:style-name="ce6"/>
          <table:table-cell table:style-name="ce6" table:formula="of:=CONCATENATE([.GV113]; IF([.GW113]=1;&quot; (cc)&quot;;&quot;&quot;))" office:value-type="string" office:string-value="Attack 2" calcext:value-type="string">
            <text:p>Attack 2</text:p>
          </table:table-cell>
          <table:table-cell table:style-name="ce6" table:formula="of:=CONCATENATE(&quot;Symbols/attack_imgs/&quot;;[.GV113];&quot;.png&quot;)" office:value-type="string" office:string-value="Symbols/attack_imgs/Attack 2.png" calcext:value-type="string">
            <text:p>Symbols/attack_imgs/Attack 2.png</text:p>
          </table:table-cell>
          <table:table-cell table:style-name="ce6" table:formula="of:=CONCATENATE(&quot;TM &quot;; [.GU113]-3; &quot; (&quot;;[.GY113]; &quot;_t) &amp;nbsp &quot;; [.GV113];  IF([.GW113]=1;&quot; (cc)&quot;;&quot;&quot;))" office:value-type="string" office:string-value="TM 109 (_t) &amp;nbsp Attack 2" calcext:value-type="string">
            <text:p>TM 109 (_t) &amp;nbsp Attack 2</text:p>
          </table:table-cell>
          <table:table-cell table:style-name="ce6" table:formula="of:=CONCATENATE([.HH113];[.HB113])">
            <text:p/>
          </table:table-cell>
          <table:table-cell/>
          <table:table-cell table:style-name="ce1" table:formula="of:=IF([.GZ112]=&quot;none&quot;;&quot;&quot;;[.GZ112])">
            <text:p/>
          </table:table-cell>
          <table:table-cell table:number-columns-repeated="2"/>
          <table:table-cell table:formula="of:=IF(INDIRECT(&quot;GZ&quot;&amp;[.GG113])=&quot;none&quot;;&quot;&quot;;INDIRECT(&quot;GZ&quot;&amp;[.GG113]))" office:value-type="string" office:string-value="" calcext:value-type="error">
            <text:p>#REF!</text:p>
          </table:table-cell>
          <table:table-cell table:formula="of:=IF(INDIRECT(&quot;GZ&quot;&amp;[.GH113])=&quot;none&quot;;&quot;&quot;;INDIRECT(&quot;GZ&quot;&amp;[.GH113]))" office:value-type="string" office:string-value="" calcext:value-type="error">
            <text:p>#REF!</text:p>
          </table:table-cell>
          <table:table-cell table:formula="of:=IF(INDIRECT(&quot;GZ&quot;&amp;[.GI113])=&quot;none&quot;;&quot;&quot;;INDIRECT(&quot;GZ&quot;&amp;[.GI113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9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Attack 3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table:number-columns-repeated="2"/>
          <table:table-cell table:style-name="ce7" table:formula="of:=CONCATENATE([.HH114]; [.HB114])">
            <text:p/>
          </table:table-cell>
          <table:table-cell table:style-name="ce6" table:formula="of:=CONCATENATE(&quot;(&quot;;[.GY114];&quot;)&quot;)" office:value-type="string" office:string-value="()" calcext:value-type="string">
            <text:p>()</text:p>
          </table:table-cell>
          <table:table-cell table:style-name="ce6" table:formula="of:=CONCATENATE(&quot;Damage: &quot;;IF([.GX114]&gt;=1;[.HD114];&quot;&quot;);IF([.GX114]&gt;=2;[.HD114];&quot;&quot;);IF([.GX114]&gt;=3;[.HD114];&quot;&quot;);IF([.GX114]&gt;=4;[.HD114];&quot;&quot;);IF([.GX114]&gt;=5;[.HD114];&quot;&quot;);IF([.HI114]=1;CONCATENATE(&quot;(&quot;;[.GY114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114]&lt;&gt;&quot;all hostile Pok&amp;eacute;mon&quot;;&quot;(&quot;;&quot;&quot;);[.HA114];IF([.HA114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14] &lt;&gt; &quot;&quot;; CONCATENATE(&quot;Affects: &quot;; [.HG114]; &quot;. &quot;);&quot;&quot;)">
            <text:p/>
          </table:table-cell>
          <table:table-cell table:style-name="ce6"/>
          <table:table-cell table:style-name="ce6" table:formula="of:=CONCATENATE([.GV114]; IF([.GW114]=1;&quot; (cc)&quot;;&quot;&quot;))" office:value-type="string" office:string-value="Attack 3" calcext:value-type="string">
            <text:p>Attack 3</text:p>
          </table:table-cell>
          <table:table-cell table:style-name="ce6" table:formula="of:=CONCATENATE(&quot;Symbols/attack_imgs/&quot;;[.GV114];&quot;.png&quot;)" office:value-type="string" office:string-value="Symbols/attack_imgs/Attack 3.png" calcext:value-type="string">
            <text:p>Symbols/attack_imgs/Attack 3.png</text:p>
          </table:table-cell>
          <table:table-cell table:style-name="ce6" table:formula="of:=CONCATENATE(&quot;TM &quot;; [.GU114]-3; &quot; (&quot;;[.GY114]; &quot;_t) &amp;nbsp &quot;; [.GV114];  IF([.GW114]=1;&quot; (cc)&quot;;&quot;&quot;))" office:value-type="string" office:string-value="TM 110 (_t) &amp;nbsp Attack 3" calcext:value-type="string">
            <text:p>TM 110 (_t) &amp;nbsp Attack 3</text:p>
          </table:table-cell>
          <table:table-cell table:style-name="ce6" table:formula="of:=CONCATENATE([.HH114];[.HB114])">
            <text:p/>
          </table:table-cell>
          <table:table-cell/>
          <table:table-cell table:style-name="ce1" table:formula="of:=IF([.GZ113]=&quot;none&quot;;&quot;&quot;;[.GZ113])">
            <text:p/>
          </table:table-cell>
          <table:table-cell table:number-columns-repeated="2"/>
          <table:table-cell table:formula="of:=IF(INDIRECT(&quot;GZ&quot;&amp;[.GG114])=&quot;none&quot;;&quot;&quot;;INDIRECT(&quot;GZ&quot;&amp;[.GG114]))" office:value-type="string" office:string-value="" calcext:value-type="error">
            <text:p>#REF!</text:p>
          </table:table-cell>
          <table:table-cell table:formula="of:=IF(INDIRECT(&quot;GZ&quot;&amp;[.GH114])=&quot;none&quot;;&quot;&quot;;INDIRECT(&quot;GZ&quot;&amp;[.GH114]))" office:value-type="string" office:string-value="" calcext:value-type="error">
            <text:p>#REF!</text:p>
          </table:table-cell>
          <table:table-cell table:formula="of:=IF(INDIRECT(&quot;GZ&quot;&amp;[.GI114])=&quot;none&quot;;&quot;&quot;;INDIRECT(&quot;GZ&quot;&amp;[.GI114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9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office:value-type="float" office:value="114" calcext:value-type="float">
            <text:p>114</text:p>
          </table:table-cell>
          <table:table-cell office:value-type="string" calcext:value-type="string">
            <text:p>Attack 3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table:number-columns-repeated="2"/>
          <table:table-cell table:style-name="ce7" table:formula="of:=CONCATENATE([.HH115]; [.HB115])">
            <text:p/>
          </table:table-cell>
          <table:table-cell table:style-name="ce6" table:formula="of:=CONCATENATE(&quot;(&quot;;[.GY115];&quot;)&quot;)" office:value-type="string" office:string-value="()" calcext:value-type="string">
            <text:p>()</text:p>
          </table:table-cell>
          <table:table-cell table:style-name="ce6" table:formula="of:=CONCATENATE(&quot;Damage: &quot;;IF([.GX115]&gt;=1;[.HD115];&quot;&quot;);IF([.GX115]&gt;=2;[.HD115];&quot;&quot;);IF([.GX115]&gt;=3;[.HD115];&quot;&quot;);IF([.GX115]&gt;=4;[.HD115];&quot;&quot;);IF([.GX115]&gt;=5;[.HD115];&quot;&quot;);IF([.HI115]=1;CONCATENATE(&quot;(&quot;;[.GY115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115]&lt;&gt;&quot;all hostile Pok&amp;eacute;mon&quot;;&quot;(&quot;;&quot;&quot;);[.HA115];IF([.HA115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15] &lt;&gt; &quot;&quot;; CONCATENATE(&quot;Affects: &quot;; [.HG115]; &quot;. &quot;);&quot;&quot;)">
            <text:p/>
          </table:table-cell>
          <table:table-cell table:style-name="ce6"/>
          <table:table-cell table:style-name="ce6" table:formula="of:=CONCATENATE([.GV115]; IF([.GW115]=1;&quot; (cc)&quot;;&quot;&quot;))" office:value-type="string" office:string-value="Attack 3" calcext:value-type="string">
            <text:p>Attack 3</text:p>
          </table:table-cell>
          <table:table-cell table:style-name="ce6" table:formula="of:=CONCATENATE(&quot;Symbols/attack_imgs/&quot;;[.GV115];&quot;.png&quot;)" office:value-type="string" office:string-value="Symbols/attack_imgs/Attack 3.png" calcext:value-type="string">
            <text:p>Symbols/attack_imgs/Attack 3.png</text:p>
          </table:table-cell>
          <table:table-cell table:style-name="ce6" table:formula="of:=CONCATENATE(&quot;TM &quot;; [.GU115]-3; &quot; (&quot;;[.GY115]; &quot;_t) &amp;nbsp &quot;; [.GV115];  IF([.GW115]=1;&quot; (cc)&quot;;&quot;&quot;))" office:value-type="string" office:string-value="TM 111 (_t) &amp;nbsp Attack 3" calcext:value-type="string">
            <text:p>TM 111 (_t) &amp;nbsp Attack 3</text:p>
          </table:table-cell>
          <table:table-cell table:style-name="ce6" table:formula="of:=CONCATENATE([.HH115];[.HB115])">
            <text:p/>
          </table:table-cell>
          <table:table-cell/>
          <table:table-cell table:style-name="ce1" table:formula="of:=IF([.GZ114]=&quot;none&quot;;&quot;&quot;;[.GZ114])">
            <text:p/>
          </table:table-cell>
          <table:table-cell table:number-columns-repeated="2"/>
          <table:table-cell table:formula="of:=IF(INDIRECT(&quot;GZ&quot;&amp;[.GG115])=&quot;none&quot;;&quot;&quot;;INDIRECT(&quot;GZ&quot;&amp;[.GG115]))" office:value-type="string" office:string-value="" calcext:value-type="error">
            <text:p>#REF!</text:p>
          </table:table-cell>
          <table:table-cell table:formula="of:=IF(INDIRECT(&quot;GZ&quot;&amp;[.GH115])=&quot;none&quot;;&quot;&quot;;INDIRECT(&quot;GZ&quot;&amp;[.GH115]))" office:value-type="string" office:string-value="" calcext:value-type="error">
            <text:p>#REF!</text:p>
          </table:table-cell>
          <table:table-cell table:formula="of:=IF(INDIRECT(&quot;GZ&quot;&amp;[.GI115])=&quot;none&quot;;&quot;&quot;;INDIRECT(&quot;GZ&quot;&amp;[.GI115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9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7"/>
          <table:table-cell table:style-name="ce7" table:formula="of:=CONCATENATE([.HH116]; [.HB116])">
            <text:p/>
          </table:table-cell>
          <table:table-cell table:style-name="ce6" table:formula="of:=CONCATENATE(&quot;(&quot;;[.GY116];&quot;)&quot;)" office:value-type="string" office:string-value="()" calcext:value-type="string">
            <text:p>()</text:p>
          </table:table-cell>
          <table:table-cell table:style-name="ce6" table:formula="of:=CONCATENATE(&quot;Damage: &quot;;IF([.GX116]&gt;=1;[.HD116];&quot;&quot;);IF([.GX116]&gt;=2;[.HD116];&quot;&quot;);IF([.GX116]&gt;=3;[.HD116];&quot;&quot;);IF([.GX116]&gt;=4;[.HD116];&quot;&quot;);IF([.GX116]&gt;=5;[.HD116];&quot;&quot;);IF([.HI116]=1;CONCATENATE(&quot;(&quot;;[.GY116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116]&lt;&gt;&quot;all hostile Pok&amp;eacute;mon&quot;;&quot;(&quot;;&quot;&quot;);[.HA116];IF([.HA116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16] &lt;&gt; &quot;&quot;; CONCATENATE(&quot;Affects: &quot;; [.HG116]; &quot;. &quot;);&quot;&quot;)">
            <text:p/>
          </table:table-cell>
          <table:table-cell table:style-name="ce6"/>
          <table:table-cell table:style-name="ce6" table:formula="of:=CONCATENATE([.GV116]; IF([.GW116]=1;&quot; (cc)&quot;;&quot;&quot;))">
            <text:p/>
          </table:table-cell>
          <table:table-cell table:style-name="ce6" table:formula="of:=CONCATENATE(&quot;Symbols/attack_imgs/&quot;;[.GV116];&quot;.png&quot;)" office:value-type="string" office:string-value="Symbols/attack_imgs/.png" calcext:value-type="string">
            <text:p>Symbols/attack_imgs/.png</text:p>
          </table:table-cell>
          <table:table-cell table:style-name="ce6" table:formula="of:=CONCATENATE(&quot;TM &quot;; [.GU116]-3; &quot; (&quot;;[.GY116]; &quot;_t) &amp;nbsp &quot;; [.GV116];  IF([.GW116]=1;&quot; (cc)&quot;;&quot;&quot;))" office:value-type="string" office:string-value="TM 112 (_t) &amp;nbsp " calcext:value-type="string">
            <text:p>TM 112 (_t) &amp;nbsp </text:p>
          </table:table-cell>
          <table:table-cell table:style-name="ce6" table:formula="of:=CONCATENATE([.HH116];[.HB116])">
            <text:p/>
          </table:table-cell>
          <table:table-cell/>
          <table:table-cell table:style-name="ce1" table:formula="of:=IF([.GZ115]=&quot;none&quot;;&quot;&quot;;[.GZ115])">
            <text:p/>
          </table:table-cell>
          <table:table-cell table:number-columns-repeated="2"/>
          <table:table-cell table:formula="of:=IF(INDIRECT(&quot;GZ&quot;&amp;[.GG116])=&quot;none&quot;;&quot;&quot;;INDIRECT(&quot;GZ&quot;&amp;[.GG116]))" office:value-type="string" office:string-value="" calcext:value-type="error">
            <text:p>#REF!</text:p>
          </table:table-cell>
          <table:table-cell table:formula="of:=IF(INDIRECT(&quot;GZ&quot;&amp;[.GH116])=&quot;none&quot;;&quot;&quot;;INDIRECT(&quot;GZ&quot;&amp;[.GH116]))" office:value-type="string" office:string-value="" calcext:value-type="error">
            <text:p>#REF!</text:p>
          </table:table-cell>
          <table:table-cell table:formula="of:=IF(INDIRECT(&quot;GZ&quot;&amp;[.GI116])=&quot;none&quot;;&quot;&quot;;INDIRECT(&quot;GZ&quot;&amp;[.GI116]))" office:value-type="string" office:string-value="" calcext:value-type="error">
            <text:p>#REF!</text:p>
          </table:table-cell>
          <table:table-cell table:number-columns-repeated="796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number-columns-repeated="53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10"/>
          <table:table-cell table:style-name="ce7" table:formula="of:=CONCATENATE([.HH117]; [.HB117])">
            <text:p/>
          </table:table-cell>
          <table:table-cell table:style-name="ce6" table:formula="of:=CONCATENATE(&quot;(&quot;;[.GY117];&quot;)&quot;)" office:value-type="string" office:string-value="()" calcext:value-type="string">
            <text:p>()</text:p>
          </table:table-cell>
          <table:table-cell table:style-name="ce6" table:formula="of:=CONCATENATE(&quot;Damage: &quot;;IF([.GX117]&gt;=1;[.HD117];&quot;&quot;);IF([.GX117]&gt;=2;[.HD117];&quot;&quot;);IF([.GX117]&gt;=3;[.HD117];&quot;&quot;);IF([.GX117]&gt;=4;[.HD117];&quot;&quot;);IF([.GX117]&gt;=5;[.HD117];&quot;&quot;);IF([.HI117]=1;CONCATENATE(&quot;(&quot;;[.GY117];&quot;_x)&quot;);&quot;&quot;))" office:value-type="string" office:string-value="Damage: " calcext:value-type="string">
            <text:p>Damage: </text:p>
          </table:table-cell>
          <table:table-cell table:style-name="ce6"/>
          <table:table-cell table:style-name="ce6" table:formula="of:=CONCATENATE(IF([.HA117]&lt;&gt;&quot;all hostile Pok&amp;eacute;mon&quot;;&quot;(&quot;;&quot;&quot;);[.HA117];IF([.HA117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formula="of:=IF([.HA117] &lt;&gt; &quot;&quot;; CONCATENATE(&quot;Affects: &quot;; [.HG117]; &quot;. &quot;);&quot;&quot;)">
            <text:p/>
          </table:table-cell>
          <table:table-cell table:style-name="ce6"/>
          <table:table-cell table:style-name="ce6" table:formula="of:=CONCATENATE([.GV117]; IF([.GW117]=1;&quot; (cc)&quot;;&quot;&quot;))">
            <text:p/>
          </table:table-cell>
          <table:table-cell table:style-name="ce6" table:formula="of:=CONCATENATE(&quot;Symbols/attack_imgs/&quot;;[.GV117];&quot;.png&quot;)" office:value-type="string" office:string-value="Symbols/attack_imgs/.png" calcext:value-type="string">
            <text:p>Symbols/attack_imgs/.png</text:p>
          </table:table-cell>
          <table:table-cell table:style-name="ce6" table:formula="of:=CONCATENATE(&quot;TM &quot;; [.GU117]; &quot; (&quot;;[.GY117]; &quot;_t) &amp;nbsp &quot;; [.GV117];  IF([.GW117]=1;&quot; (cc)&quot;;&quot;&quot;))" office:value-type="string" office:string-value="TM  (_t) &amp;nbsp " calcext:value-type="string">
            <text:p>TM <text:s/>(_t) &amp;nbsp </text:p>
          </table:table-cell>
          <table:table-cell table:style-name="ce6" table:formula="of:=CONCATENATE([.HH117];[.HB117])">
            <text:p/>
          </table:table-cell>
          <table:table-cell table:number-columns-repeated="803"/>
        </table:table-row>
        <table:table-row table:style-name="ro1">
          <table:table-cell table:style-name="ce2"/>
          <table:table-cell table:number-columns-repeated="59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10"/>
          <table:table-cell table:style-name="ce7"/>
          <table:table-cell table:style-name="ce6" table:number-columns-repeated="3"/>
          <table:table-cell table:style-name="ce6" table:formula="of:=CONCATENATE(IF([.HA118]&lt;&gt;&quot;all hostile Pok&amp;eacute;mon&quot;;&quot;(&quot;;&quot;&quot;);[.HA118];IF([.HA118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number-columns-repeated="6"/>
          <table:table-cell table:number-columns-repeated="803"/>
        </table:table-row>
        <table:table-row table:style-name="ro1">
          <table:table-cell table:style-name="ce2"/>
          <table:table-cell table:number-columns-repeated="59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table:style-name="ce6" table:number-columns-repeated="7"/>
          <table:table-cell/>
          <table:table-cell table:style-name="ce7"/>
          <table:table-cell table:style-name="ce6" table:number-columns-repeated="3"/>
          <table:table-cell table:style-name="ce6" table:formula="of:=CONCATENATE(IF([.HA119]&lt;&gt;&quot;all hostile Pok&amp;eacute;mon&quot;;&quot;(&quot;;&quot;&quot;);[.HA119];IF([.HA119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number-columns-repeated="6"/>
          <table:table-cell table:number-columns-repeated="803"/>
        </table:table-row>
        <table:table-row table:style-name="ro1">
          <table:table-cell table:number-columns-repeated="60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table:style-name="ce6" table:number-columns-repeated="7"/>
          <table:table-cell/>
          <table:table-cell table:style-name="ce7"/>
          <table:table-cell table:style-name="ce6" table:number-columns-repeated="3"/>
          <table:table-cell table:style-name="ce6" table:formula="of:=CONCATENATE(IF([.HA120]&lt;&gt;&quot;all hostile Pok&amp;eacute;mon&quot;;&quot;(&quot;;&quot;&quot;);[.HA120];IF([.HA120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number-columns-repeated="6"/>
          <table:table-cell table:number-columns-repeated="803"/>
        </table:table-row>
        <table:table-row table:style-name="ro1">
          <table:table-cell table:style-name="ce2"/>
          <table:table-cell table:number-columns-repeated="59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2"/>
          <table:table-cell table:style-name="ce6" table:number-columns-repeated="7"/>
          <table:table-cell/>
          <table:table-cell table:style-name="ce7"/>
          <table:table-cell table:style-name="ce6" table:number-columns-repeated="3"/>
          <table:table-cell table:style-name="ce6" table:formula="of:=CONCATENATE(IF([.HA121]&lt;&gt;&quot;all hostile Pok&amp;eacute;mon&quot;;&quot;(&quot;;&quot;&quot;);[.HA121];IF([.HA121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number-columns-repeated="6"/>
          <table:table-cell table:number-columns-repeated="803"/>
        </table:table-row>
        <table:table-row table:style-name="ro1">
          <table:table-cell table:style-name="ce2"/>
          <table:table-cell table:number-columns-repeated="4"/>
          <table:table-cell table:style-name="ce13"/>
          <table:table-cell table:number-columns-repeated="54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10"/>
          <table:table-cell table:style-name="ce7"/>
          <table:table-cell table:style-name="ce6" table:number-columns-repeated="3"/>
          <table:table-cell table:style-name="ce6" table:formula="of:=CONCATENATE(IF([.HA122]&lt;&gt;&quot;all hostile Pok&amp;eacute;mon&quot;;&quot;(&quot;;&quot;&quot;);[.HA122];IF([.HA122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number-columns-repeated="6"/>
          <table:table-cell table:number-columns-repeated="803"/>
        </table:table-row>
        <table:table-row table:style-name="ro1">
          <table:table-cell table:style-name="ce2"/>
          <table:table-cell table:number-columns-repeated="59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10"/>
          <table:table-cell table:style-name="ce7"/>
          <table:table-cell table:style-name="ce6" table:number-columns-repeated="3"/>
          <table:table-cell table:style-name="ce6" table:formula="of:=CONCATENATE(IF([.HA123]&lt;&gt;&quot;all hostile Pok&amp;eacute;mon&quot;;&quot;(&quot;;&quot;&quot;);[.HA123];IF([.HA123]&lt;&gt;&quot;all hostile Pok&amp;eacute;mon&quot;; &quot;)&quot;; &quot;&quot;))" office:value-type="string" office:string-value="()" calcext:value-type="string">
            <text:p>()</text:p>
          </table:table-cell>
          <table:table-cell table:style-name="ce6" table:number-columns-repeated="6"/>
          <table:table-cell table:number-columns-repeated="803"/>
        </table:table-row>
        <table:table-row table:style-name="ro1" table:number-rows-repeated="4">
          <table:table-cell table:style-name="ce2"/>
          <table:table-cell table:number-columns-repeated="59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10"/>
          <table:table-cell table:style-name="ce7"/>
          <table:table-cell table:style-name="ce6" table:number-columns-repeated="10"/>
          <table:table-cell table:number-columns-repeated="803"/>
        </table:table-row>
        <table:table-row table:style-name="ro1" table:number-rows-repeated="2">
          <table:table-cell table:style-name="ce2"/>
          <table:table-cell table:number-columns-repeated="59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15"/>
          <table:table-cell table:style-name="ce6"/>
          <table:table-cell table:number-columns-repeated="2"/>
          <table:table-cell table:style-name="ce6" table:number-columns-repeated="3"/>
          <table:table-cell table:number-columns-repeated="803"/>
        </table:table-row>
        <table:table-row table:style-name="ro1">
          <table:table-cell table:style-name="ce2"/>
          <table:table-cell table:number-columns-repeated="59"/>
          <table:table-cell table:style-name="ce1" table:number-columns-repeated="3"/>
          <table:table-cell table:number-columns-repeated="128"/>
          <table:table-cell table:style-name="ce1" table:number-columns-repeated="9"/>
          <table:table-cell table:number-columns-repeated="18"/>
          <table:table-cell table:style-name="ce6" table:number-columns-repeated="3"/>
          <table:table-cell table:number-columns-repeated="803"/>
        </table:table-row>
        <table:table-row table:style-name="ro1">
          <table:table-cell table:style-name="ce2"/>
          <table:table-cell table:number-columns-repeated="190"/>
          <table:table-cell table:style-name="ce1" table:number-columns-repeated="9"/>
          <table:table-cell table:number-columns-repeated="18"/>
          <table:table-cell table:style-name="ce6" table:number-columns-repeated="3"/>
          <table:table-cell table:number-columns-repeated="803"/>
        </table:table-row>
        <table:table-row table:style-name="ro1">
          <table:table-cell table:number-columns-repeated="191"/>
          <table:table-cell table:style-name="ce1" table:number-columns-repeated="9"/>
          <table:table-cell table:number-columns-repeated="18"/>
          <table:table-cell table:style-name="ce6" table:number-columns-repeated="3"/>
          <table:table-cell table:number-columns-repeated="80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number-columns-repeated="184"/>
          <table:table-cell table:style-name="ce1" table:number-columns-repeated="9"/>
          <table:table-cell table:number-columns-repeated="18"/>
          <table:table-cell table:style-name="ce6" table:number-columns-repeated="3"/>
          <table:table-cell table:number-columns-repeated="803"/>
        </table:table-row>
        <table:table-row table:style-name="ro1">
          <table:table-cell table:style-name="ce2"/>
          <table:table-cell table:number-columns-repeated="30"/>
          <table:table-cell table:style-name="Default" table:number-columns-repeated="2"/>
          <table:table-cell table:number-columns-repeated="58"/>
          <table:table-cell table:style-name="Default" table:number-columns-repeated="2"/>
          <table:table-cell table:number-columns-repeated="98"/>
          <table:table-cell table:style-name="ce1" table:number-columns-repeated="9"/>
          <table:table-cell table:number-columns-repeated="18"/>
          <table:table-cell table:style-name="ce6" table:number-columns-repeated="3"/>
          <table:table-cell table:number-columns-repeated="803"/>
        </table:table-row>
        <table:table-row table:style-name="ro1">
          <table:table-cell table:number-columns-repeated="191"/>
          <table:table-cell table:style-name="ce1" table:number-columns-repeated="9"/>
          <table:table-cell table:number-columns-repeated="18"/>
          <table:table-cell table:style-name="ce6" table:number-columns-repeated="3"/>
          <table:table-cell table:number-columns-repeated="803"/>
        </table:table-row>
        <table:table-row table:style-name="ro1">
          <table:table-cell table:style-name="ce2"/>
          <table:table-cell table:number-columns-repeated="190"/>
          <table:table-cell table:style-name="ce1" table:number-columns-repeated="9"/>
          <table:table-cell table:number-columns-repeated="18"/>
          <table:table-cell table:style-name="ce6" table:number-columns-repeated="3"/>
          <table:table-cell table:number-columns-repeated="803"/>
        </table:table-row>
        <table:table-row table:style-name="ro1" table:number-rows-repeated="4">
          <table:table-cell table:style-name="ce2"/>
          <table:table-cell table:number-columns-repeated="190"/>
          <table:table-cell table:style-name="ce1" table:number-columns-repeated="3"/>
          <table:table-cell table:number-columns-repeated="24"/>
          <table:table-cell table:style-name="ce6" table:number-columns-repeated="3"/>
          <table:table-cell table:number-columns-repeated="803"/>
        </table:table-row>
        <table:table-row table:style-name="ro1" table:number-rows-repeated="17">
          <table:table-cell table:number-columns-repeated="191"/>
          <table:table-cell table:style-name="ce1" table:number-columns-repeated="3"/>
          <table:table-cell table:number-columns-repeated="24"/>
          <table:table-cell table:style-name="ce6" table:number-columns-repeated="3"/>
          <table:table-cell table:number-columns-repeated="803"/>
        </table:table-row>
        <table:table-row table:style-name="ro1" table:number-rows-repeated="4">
          <table:table-cell table:number-columns-repeated="218"/>
          <table:table-cell table:style-name="ce6" table:number-columns-repeated="3"/>
          <table:table-cell table:number-columns-repeated="803"/>
        </table:table-row>
        <table:table-row table:style-name="ro1">
          <table:table-cell table:style-name="ce2"/>
          <table:table-cell table:number-columns-repeated="217"/>
          <table:table-cell table:style-name="ce6" table:number-columns-repeated="3"/>
          <table:table-cell table:number-columns-repeated="803"/>
        </table:table-row>
        <table:table-row table:style-name="ro1" table:number-rows-repeated="2">
          <table:table-cell table:number-columns-repeated="218"/>
          <table:table-cell table:style-name="ce6" table:number-columns-repeated="3"/>
          <table:table-cell table:number-columns-repeated="803"/>
        </table:table-row>
        <table:table-row table:style-name="ro1">
          <table:table-cell table:style-name="ce8"/>
          <table:table-cell table:style-name="ce9" table:number-columns-repeated="6"/>
          <table:table-cell table:number-columns-repeated="211"/>
          <table:table-cell table:style-name="ce6" table:number-columns-repeated="3"/>
          <table:table-cell table:number-columns-repeated="803"/>
        </table:table-row>
        <table:table-row table:style-name="ro1">
          <table:table-cell table:number-columns-repeated="218"/>
          <table:table-cell table:style-name="ce6" table:number-columns-repeated="3"/>
          <table:table-cell table:number-columns-repeated="803"/>
        </table:table-row>
        <table:table-row table:style-name="ro1">
          <table:table-cell table:style-name="ce2"/>
          <table:table-cell table:number-columns-repeated="217"/>
          <table:table-cell table:style-name="ce6" table:number-columns-repeated="3"/>
          <table:table-cell table:number-columns-repeated="803"/>
        </table:table-row>
        <table:table-row table:style-name="ro1" table:number-rows-repeated="48">
          <table:table-cell table:number-columns-repeated="218"/>
          <table:table-cell table:style-name="ce6" table:number-columns-repeated="3"/>
          <table:table-cell table:number-columns-repeated="80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156"/>
          <table:table-cell table:formula="of:=IF([.EQ236]=&quot;&quot;;&quot;&quot;;CONCATENATE(&quot;symbols/types/only_color_exact/&quot;;[.EQ236];&quot;.png&quot;))">
            <text:p/>
          </table:table-cell>
          <table:table-cell table:formula="of:=IF([.ER236]=&quot;&quot;;&quot;&quot;;CONCATENATE(&quot;symbols/types/only_color_exact/&quot;;[.ER236];&quot;.png&quot;))">
            <text:p/>
          </table:table-cell>
          <table:table-cell table:formula="of:=IF([.ES236]=&quot;&quot;;&quot;&quot;;CONCATENATE(&quot;symbols/types/only_color_exact/&quot;;[.ES236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37]=&quot;&quot;;&quot;&quot;;CONCATENATE(&quot;symbols/types/only_color_exact/&quot;;[.EQ237];&quot;.png&quot;))">
            <text:p/>
          </table:table-cell>
          <table:table-cell table:formula="of:=IF([.ER237]=&quot;&quot;;&quot;&quot;;CONCATENATE(&quot;symbols/types/only_color_exact/&quot;;[.ER237];&quot;.png&quot;))">
            <text:p/>
          </table:table-cell>
          <table:table-cell table:formula="of:=IF([.ES237]=&quot;&quot;;&quot;&quot;;CONCATENATE(&quot;symbols/types/only_color_exact/&quot;;[.ES237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38]=&quot;&quot;;&quot;&quot;;CONCATENATE(&quot;symbols/types/only_color_exact/&quot;;[.EQ238];&quot;.png&quot;))">
            <text:p/>
          </table:table-cell>
          <table:table-cell table:formula="of:=IF([.ER238]=&quot;&quot;;&quot;&quot;;CONCATENATE(&quot;symbols/types/only_color_exact/&quot;;[.ER238];&quot;.png&quot;))">
            <text:p/>
          </table:table-cell>
          <table:table-cell table:formula="of:=IF([.ES238]=&quot;&quot;;&quot;&quot;;CONCATENATE(&quot;symbols/types/only_color_exact/&quot;;[.ES238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39]=&quot;&quot;;&quot;&quot;;CONCATENATE(&quot;symbols/types/only_color_exact/&quot;;[.EQ239];&quot;.png&quot;))">
            <text:p/>
          </table:table-cell>
          <table:table-cell table:formula="of:=IF([.ER239]=&quot;&quot;;&quot;&quot;;CONCATENATE(&quot;symbols/types/only_color_exact/&quot;;[.ER239];&quot;.png&quot;))">
            <text:p/>
          </table:table-cell>
          <table:table-cell table:formula="of:=IF([.ES239]=&quot;&quot;;&quot;&quot;;CONCATENATE(&quot;symbols/types/only_color_exact/&quot;;[.ES239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40]=&quot;&quot;;&quot;&quot;;CONCATENATE(&quot;symbols/types/only_color_exact/&quot;;[.EQ240];&quot;.png&quot;))">
            <text:p/>
          </table:table-cell>
          <table:table-cell table:formula="of:=IF([.ER240]=&quot;&quot;;&quot;&quot;;CONCATENATE(&quot;symbols/types/only_color_exact/&quot;;[.ER240];&quot;.png&quot;))">
            <text:p/>
          </table:table-cell>
          <table:table-cell table:formula="of:=IF([.ES240]=&quot;&quot;;&quot;&quot;;CONCATENATE(&quot;symbols/types/only_color_exact/&quot;;[.ES240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41]=&quot;&quot;;&quot;&quot;;CONCATENATE(&quot;symbols/types/only_color_exact/&quot;;[.EQ241];&quot;.png&quot;))">
            <text:p/>
          </table:table-cell>
          <table:table-cell table:formula="of:=IF([.ER241]=&quot;&quot;;&quot;&quot;;CONCATENATE(&quot;symbols/types/only_color_exact/&quot;;[.ER241];&quot;.png&quot;))">
            <text:p/>
          </table:table-cell>
          <table:table-cell table:formula="of:=IF([.ES241]=&quot;&quot;;&quot;&quot;;CONCATENATE(&quot;symbols/types/only_color_exact/&quot;;[.ES241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42]=&quot;&quot;;&quot;&quot;;CONCATENATE(&quot;symbols/types/only_color_exact/&quot;;[.EQ242];&quot;.png&quot;))">
            <text:p/>
          </table:table-cell>
          <table:table-cell table:formula="of:=IF([.ER242]=&quot;&quot;;&quot;&quot;;CONCATENATE(&quot;symbols/types/only_color_exact/&quot;;[.ER242];&quot;.png&quot;))">
            <text:p/>
          </table:table-cell>
          <table:table-cell table:formula="of:=IF([.ES242]=&quot;&quot;;&quot;&quot;;CONCATENATE(&quot;symbols/types/only_color_exact/&quot;;[.ES242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43]=&quot;&quot;;&quot;&quot;;CONCATENATE(&quot;symbols/types/only_color_exact/&quot;;[.EQ243];&quot;.png&quot;))">
            <text:p/>
          </table:table-cell>
          <table:table-cell table:formula="of:=IF([.ER243]=&quot;&quot;;&quot;&quot;;CONCATENATE(&quot;symbols/types/only_color_exact/&quot;;[.ER243];&quot;.png&quot;))">
            <text:p/>
          </table:table-cell>
          <table:table-cell table:formula="of:=IF([.ES243]=&quot;&quot;;&quot;&quot;;CONCATENATE(&quot;symbols/types/only_color_exact/&quot;;[.ES243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44]=&quot;&quot;;&quot;&quot;;CONCATENATE(&quot;symbols/types/only_color_exact/&quot;;[.EQ244];&quot;.png&quot;))">
            <text:p/>
          </table:table-cell>
          <table:table-cell table:formula="of:=IF([.ER244]=&quot;&quot;;&quot;&quot;;CONCATENATE(&quot;symbols/types/only_color_exact/&quot;;[.ER244];&quot;.png&quot;))">
            <text:p/>
          </table:table-cell>
          <table:table-cell table:formula="of:=IF([.ES244]=&quot;&quot;;&quot;&quot;;CONCATENATE(&quot;symbols/types/only_color_exact/&quot;;[.ES244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45]=&quot;&quot;;&quot;&quot;;CONCATENATE(&quot;symbols/types/only_color_exact/&quot;;[.EQ245];&quot;.png&quot;))">
            <text:p/>
          </table:table-cell>
          <table:table-cell table:formula="of:=IF([.ER245]=&quot;&quot;;&quot;&quot;;CONCATENATE(&quot;symbols/types/only_color_exact/&quot;;[.ER245];&quot;.png&quot;))">
            <text:p/>
          </table:table-cell>
          <table:table-cell table:formula="of:=IF([.ES245]=&quot;&quot;;&quot;&quot;;CONCATENATE(&quot;symbols/types/only_color_exact/&quot;;[.ES245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46]=&quot;&quot;;&quot;&quot;;CONCATENATE(&quot;symbols/types/only_color_exact/&quot;;[.EQ246];&quot;.png&quot;))">
            <text:p/>
          </table:table-cell>
          <table:table-cell table:formula="of:=IF([.ER246]=&quot;&quot;;&quot;&quot;;CONCATENATE(&quot;symbols/types/only_color_exact/&quot;;[.ER246];&quot;.png&quot;))">
            <text:p/>
          </table:table-cell>
          <table:table-cell table:formula="of:=IF([.ES246]=&quot;&quot;;&quot;&quot;;CONCATENATE(&quot;symbols/types/only_color_exact/&quot;;[.ES246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47]=&quot;&quot;;&quot;&quot;;CONCATENATE(&quot;symbols/types/only_color_exact/&quot;;[.EQ247];&quot;.png&quot;))">
            <text:p/>
          </table:table-cell>
          <table:table-cell table:formula="of:=IF([.ER247]=&quot;&quot;;&quot;&quot;;CONCATENATE(&quot;symbols/types/only_color_exact/&quot;;[.ER247];&quot;.png&quot;))">
            <text:p/>
          </table:table-cell>
          <table:table-cell table:formula="of:=IF([.ES247]=&quot;&quot;;&quot;&quot;;CONCATENATE(&quot;symbols/types/only_color_exact/&quot;;[.ES247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48]=&quot;&quot;;&quot;&quot;;CONCATENATE(&quot;symbols/types/only_color_exact/&quot;;[.EQ248];&quot;.png&quot;))">
            <text:p/>
          </table:table-cell>
          <table:table-cell table:formula="of:=IF([.ER248]=&quot;&quot;;&quot;&quot;;CONCATENATE(&quot;symbols/types/only_color_exact/&quot;;[.ER248];&quot;.png&quot;))">
            <text:p/>
          </table:table-cell>
          <table:table-cell table:formula="of:=IF([.ES248]=&quot;&quot;;&quot;&quot;;CONCATENATE(&quot;symbols/types/only_color_exact/&quot;;[.ES248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49]=&quot;&quot;;&quot;&quot;;CONCATENATE(&quot;symbols/types/only_color_exact/&quot;;[.EQ249];&quot;.png&quot;))">
            <text:p/>
          </table:table-cell>
          <table:table-cell table:formula="of:=IF([.ER249]=&quot;&quot;;&quot;&quot;;CONCATENATE(&quot;symbols/types/only_color_exact/&quot;;[.ER249];&quot;.png&quot;))">
            <text:p/>
          </table:table-cell>
          <table:table-cell table:formula="of:=IF([.ES249]=&quot;&quot;;&quot;&quot;;CONCATENATE(&quot;symbols/types/only_color_exact/&quot;;[.ES249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50]=&quot;&quot;;&quot;&quot;;CONCATENATE(&quot;symbols/types/only_color_exact/&quot;;[.EQ250];&quot;.png&quot;))">
            <text:p/>
          </table:table-cell>
          <table:table-cell table:formula="of:=IF([.ER250]=&quot;&quot;;&quot;&quot;;CONCATENATE(&quot;symbols/types/only_color_exact/&quot;;[.ER250];&quot;.png&quot;))">
            <text:p/>
          </table:table-cell>
          <table:table-cell table:formula="of:=IF([.ES250]=&quot;&quot;;&quot;&quot;;CONCATENATE(&quot;symbols/types/only_color_exact/&quot;;[.ES250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51]=&quot;&quot;;&quot;&quot;;CONCATENATE(&quot;symbols/types/only_color_exact/&quot;;[.EQ251];&quot;.png&quot;))">
            <text:p/>
          </table:table-cell>
          <table:table-cell table:formula="of:=IF([.ER251]=&quot;&quot;;&quot;&quot;;CONCATENATE(&quot;symbols/types/only_color_exact/&quot;;[.ER251];&quot;.png&quot;))">
            <text:p/>
          </table:table-cell>
          <table:table-cell table:formula="of:=IF([.ES251]=&quot;&quot;;&quot;&quot;;CONCATENATE(&quot;symbols/types/only_color_exact/&quot;;[.ES251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52]=&quot;&quot;;&quot;&quot;;CONCATENATE(&quot;symbols/types/only_color_exact/&quot;;[.EQ252];&quot;.png&quot;))">
            <text:p/>
          </table:table-cell>
          <table:table-cell table:formula="of:=IF([.ER252]=&quot;&quot;;&quot;&quot;;CONCATENATE(&quot;symbols/types/only_color_exact/&quot;;[.ER252];&quot;.png&quot;))">
            <text:p/>
          </table:table-cell>
          <table:table-cell table:formula="of:=IF([.ES252]=&quot;&quot;;&quot;&quot;;CONCATENATE(&quot;symbols/types/only_color_exact/&quot;;[.ES252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53]=&quot;&quot;;&quot;&quot;;CONCATENATE(&quot;symbols/types/only_color_exact/&quot;;[.EQ253];&quot;.png&quot;))">
            <text:p/>
          </table:table-cell>
          <table:table-cell table:formula="of:=IF([.ER253]=&quot;&quot;;&quot;&quot;;CONCATENATE(&quot;symbols/types/only_color_exact/&quot;;[.ER253];&quot;.png&quot;))">
            <text:p/>
          </table:table-cell>
          <table:table-cell table:formula="of:=IF([.ES253]=&quot;&quot;;&quot;&quot;;CONCATENATE(&quot;symbols/types/only_color_exact/&quot;;[.ES253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54]=&quot;&quot;;&quot;&quot;;CONCATENATE(&quot;symbols/types/only_color_exact/&quot;;[.EQ254];&quot;.png&quot;))">
            <text:p/>
          </table:table-cell>
          <table:table-cell table:formula="of:=IF([.ER254]=&quot;&quot;;&quot;&quot;;CONCATENATE(&quot;symbols/types/only_color_exact/&quot;;[.ER254];&quot;.png&quot;))">
            <text:p/>
          </table:table-cell>
          <table:table-cell table:formula="of:=IF([.ES254]=&quot;&quot;;&quot;&quot;;CONCATENATE(&quot;symbols/types/only_color_exact/&quot;;[.ES254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55]=&quot;&quot;;&quot;&quot;;CONCATENATE(&quot;symbols/types/only_color_exact/&quot;;[.EQ255];&quot;.png&quot;))">
            <text:p/>
          </table:table-cell>
          <table:table-cell table:formula="of:=IF([.ER255]=&quot;&quot;;&quot;&quot;;CONCATENATE(&quot;symbols/types/only_color_exact/&quot;;[.ER255];&quot;.png&quot;))">
            <text:p/>
          </table:table-cell>
          <table:table-cell table:formula="of:=IF([.ES255]=&quot;&quot;;&quot;&quot;;CONCATENATE(&quot;symbols/types/only_color_exact/&quot;;[.ES255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56]=&quot;&quot;;&quot;&quot;;CONCATENATE(&quot;symbols/types/only_color_exact/&quot;;[.EQ256];&quot;.png&quot;))">
            <text:p/>
          </table:table-cell>
          <table:table-cell table:formula="of:=IF([.ER256]=&quot;&quot;;&quot;&quot;;CONCATENATE(&quot;symbols/types/only_color_exact/&quot;;[.ER256];&quot;.png&quot;))">
            <text:p/>
          </table:table-cell>
          <table:table-cell table:formula="of:=IF([.ES256]=&quot;&quot;;&quot;&quot;;CONCATENATE(&quot;symbols/types/only_color_exact/&quot;;[.ES256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57]=&quot;&quot;;&quot;&quot;;CONCATENATE(&quot;symbols/types/only_color_exact/&quot;;[.EQ257];&quot;.png&quot;))">
            <text:p/>
          </table:table-cell>
          <table:table-cell table:formula="of:=IF([.ER257]=&quot;&quot;;&quot;&quot;;CONCATENATE(&quot;symbols/types/only_color_exact/&quot;;[.ER257];&quot;.png&quot;))">
            <text:p/>
          </table:table-cell>
          <table:table-cell table:formula="of:=IF([.ES257]=&quot;&quot;;&quot;&quot;;CONCATENATE(&quot;symbols/types/only_color_exact/&quot;;[.ES257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58]=&quot;&quot;;&quot;&quot;;CONCATENATE(&quot;symbols/types/only_color_exact/&quot;;[.EQ258];&quot;.png&quot;))">
            <text:p/>
          </table:table-cell>
          <table:table-cell table:formula="of:=IF([.ER258]=&quot;&quot;;&quot;&quot;;CONCATENATE(&quot;symbols/types/only_color_exact/&quot;;[.ER258];&quot;.png&quot;))">
            <text:p/>
          </table:table-cell>
          <table:table-cell table:formula="of:=IF([.ES258]=&quot;&quot;;&quot;&quot;;CONCATENATE(&quot;symbols/types/only_color_exact/&quot;;[.ES258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59]=&quot;&quot;;&quot;&quot;;CONCATENATE(&quot;symbols/types/only_color_exact/&quot;;[.EQ259];&quot;.png&quot;))">
            <text:p/>
          </table:table-cell>
          <table:table-cell table:formula="of:=IF([.ER259]=&quot;&quot;;&quot;&quot;;CONCATENATE(&quot;symbols/types/only_color_exact/&quot;;[.ER259];&quot;.png&quot;))">
            <text:p/>
          </table:table-cell>
          <table:table-cell table:formula="of:=IF([.ES259]=&quot;&quot;;&quot;&quot;;CONCATENATE(&quot;symbols/types/only_color_exact/&quot;;[.ES259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60]=&quot;&quot;;&quot;&quot;;CONCATENATE(&quot;symbols/types/only_color_exact/&quot;;[.EQ260];&quot;.png&quot;))">
            <text:p/>
          </table:table-cell>
          <table:table-cell table:formula="of:=IF([.ER260]=&quot;&quot;;&quot;&quot;;CONCATENATE(&quot;symbols/types/only_color_exact/&quot;;[.ER260];&quot;.png&quot;))">
            <text:p/>
          </table:table-cell>
          <table:table-cell table:formula="of:=IF([.ES260]=&quot;&quot;;&quot;&quot;;CONCATENATE(&quot;symbols/types/only_color_exact/&quot;;[.ES260];&quot;.png&quot;))">
            <text:p/>
          </table:table-cell>
          <table:table-cell table:number-columns-repeated="865"/>
        </table:table-row>
        <table:table-row table:style-name="ro1">
          <table:table-cell table:number-columns-repeated="156"/>
          <table:table-cell table:formula="of:=IF([.EQ261]=&quot;&quot;;&quot;&quot;;CONCATENATE(&quot;symbols/types/only_color_exact/&quot;;[.EQ261];&quot;.png&quot;))">
            <text:p/>
          </table:table-cell>
          <table:table-cell table:formula="of:=IF([.ER261]=&quot;&quot;;&quot;&quot;;CONCATENATE(&quot;symbols/types/only_color_exact/&quot;;[.ER261];&quot;.png&quot;))">
            <text:p/>
          </table:table-cell>
          <table:table-cell table:formula="of:=IF([.ES261]=&quot;&quot;;&quot;&quot;;CONCATENATE(&quot;symbols/types/only_color_exact/&quot;;[.ES261];&quot;.png&quot;))">
            <text:p/>
          </table:table-cell>
          <table:table-cell table:number-columns-repeated="865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okemon_cards_1.T2:Pokemon_cards_1.T80">
            <calcext:condition calcext:apply-style-name="Good" calcext:value="formula-is([.AF2] &gt;= 1)" calcext:base-cell-address="Pokemon_cards_1.T2"/>
          </calcext:conditional-format>
          <calcext:conditional-format calcext:target-range-address="Pokemon_cards_1.Z2:Pokemon_cards_1.Z80">
            <calcext:condition calcext:apply-style-name="Good" calcext:value="formula-is(OR([.AF2]=7;[.AH2]=7;[.AI2]=7))" calcext:base-cell-address="Pokemon_cards_1.Z2"/>
          </calcext:conditional-format>
          <calcext:conditional-format calcext:target-range-address="Pokemon_cards_1.AA2:Pokemon_cards_1.AA80">
            <calcext:condition calcext:apply-style-name="Good" calcext:value="formula-is(OR([.AF2]=8;[.AH2]=8;[.AI2]=8))" calcext:base-cell-address="Pokemon_cards_1.AA2"/>
          </calcext:conditional-format>
          <calcext:conditional-format calcext:target-range-address="Pokemon_cards_1.AB2:Pokemon_cards_1.AB80">
            <calcext:condition calcext:apply-style-name="Good" calcext:value="formula-is(OR([.AF2]=9;[.AH2]=9;[.AI2]=9))" calcext:base-cell-address="Pokemon_cards_1.AB2"/>
          </calcext:conditional-format>
          <calcext:conditional-format calcext:target-range-address="Pokemon_cards_1.AC2:Pokemon_cards_1.AC80">
            <calcext:condition calcext:apply-style-name="Good" calcext:value="formula-is(OR([.AF2]=10;[.AH2]=10;[.AI2]=10))" calcext:base-cell-address="Pokemon_cards_1.AC2"/>
          </calcext:conditional-format>
          <calcext:conditional-format calcext:target-range-address="Pokemon_cards_1.AD2:Pokemon_cards_1.AD80">
            <calcext:condition calcext:apply-style-name="Good" calcext:value="formula-is(OR([.AF2] = 11;[.AH2]=11;[.AI2]=11))" calcext:base-cell-address="Pokemon_cards_1.AD2"/>
          </calcext:conditional-format>
          <calcext:conditional-format calcext:target-range-address="Pokemon_cards_1.AE2:Pokemon_cards_1.AE80">
            <calcext:condition calcext:apply-style-name="Good" calcext:value="formula-is([.AF2]&gt;=12)" calcext:base-cell-address="Pokemon_cards_1.AE2"/>
          </calcext:conditional-format>
          <calcext:conditional-format calcext:target-range-address="Pokemon_cards_1.AS2:Pokemon_cards_1.AS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Pokemon_cards_1.V2:Pokemon_cards_1.V80">
            <calcext:condition calcext:apply-style-name="Good" calcext:value="formula-is(OR([.AH2] =3;[.AI2]=3))" calcext:base-cell-address="Pokemon_cards_1.V2"/>
          </calcext:conditional-format>
          <calcext:conditional-format calcext:target-range-address="Pokemon_cards_1.U2:Pokemon_cards_1.U80">
            <calcext:condition calcext:apply-style-name="Good" calcext:value="formula-is(OR([.AH2] = 2;[.AI2]= 2))" calcext:base-cell-address="Pokemon_cards_1.U2"/>
          </calcext:conditional-format>
          <calcext:conditional-format calcext:target-range-address="Pokemon_cards_1.W2:Pokemon_cards_1.W80">
            <calcext:condition calcext:apply-style-name="Good" calcext:value="formula-is(OR([.AH2] = 4;[.AI2]=4))" calcext:base-cell-address="Pokemon_cards_1.W2"/>
          </calcext:conditional-format>
          <calcext:conditional-format calcext:target-range-address="Pokemon_cards_1.X2:Pokemon_cards_1.X80">
            <calcext:condition calcext:apply-style-name="Good" calcext:value="formula-is(OR([.AH2] = 5;[.AI2] = 5))" calcext:base-cell-address="Pokemon_cards_1.X2"/>
          </calcext:conditional-format>
          <calcext:conditional-format calcext:target-range-address="Pokemon_cards_1.Y2:Pokemon_cards_1.Y80">
            <calcext:condition calcext:apply-style-name="Good" calcext:value="formula-is(OR([.AH2]=6;[.AI2]=6))" calcext:base-cell-address="Pokemon_cards_1.Y2"/>
          </calcext:conditional-format>
        </calcext:conditional-formats>
      </table:table>
      <table:table table:name="Sheet2" table:style-name="ta1">
        <table:table-column table:style-name="co15" table:number-columns-repeated="10" table:default-cell-style-name="Default"/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Adventure_text_2</text:p>
          </table:table-cell>
          <table:table-cell table:number-columns-repeated="2"/>
          <table:table-cell office:value-type="string" calcext:value-type="string">
            <text:p>base_img</text:p>
          </table:table-cell>
          <table:table-cell/>
          <table:table-cell office:value-type="string" calcext:value-type="string">
            <text:p>Back_name</text:p>
          </table:table-cell>
          <table:table-cell office:value-type="string" calcext:value-type="string">
            <text:p>back_name_2</text:p>
          </table:table-cell>
          <table:table-cell office:value-type="string" calcext:value-type="string">
            <text:p>Flip_symbol</text:p>
          </table:table-cell>
          <table:table-cell office:value-type="string" calcext:value-type="string">
            <text:p>Back_text</text:p>
          </table:table-cell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May be taught to (hm_normal) and (hm_grass) Pok&amp;eacute;mon to traverse (tree) obstacles.</text:p>
          </table:table-cell>
          <table:table-cell table:number-columns-repeated="2"/>
          <table:table-cell office:value-type="string" calcext:value-type="string">
            <text:p>Decks/Attacks/Hm/hm_borderless.png</text:p>
          </table:table-cell>
          <table:table-cell/>
          <table:table-cell office:value-type="string" calcext:value-type="string">
            <text:p>HM 1 Cut</text:p>
          </table:table-cell>
          <table:table-cell office:value-type="string" calcext:value-type="string">
            <text:p>to traverse (tree)</text:p>
          </table:table-cell>
          <table:table-cell/>
          <table:table-cell office:value-type="string" calcext:value-type="string">
            <text:p>While one of your Pok&amp;eacute;mon knows Cut you may traverse (tree) obstacles.</text:p>
          </table:table-cell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May be taught to (hm_water) Pok&amp;eacute;mon and Pok&amp;eacute;mon with (die_water) attack to traverse (hm_water) obstacles.</text:p>
          </table:table-cell>
          <table:table-cell table:number-columns-repeated="2"/>
          <table:table-cell office:value-type="string" calcext:value-type="string">
            <text:p>Decks/Attacks/Hm/hm_borderless.png</text:p>
          </table:table-cell>
          <table:table-cell/>
          <table:table-cell office:value-type="string" calcext:value-type="string">
            <text:p>HM 2 Surf</text:p>
          </table:table-cell>
          <table:table-cell office:value-type="string" calcext:value-type="string">
            <text:p>to traverse (hm_water)</text:p>
          </table:table-cell>
          <table:table-cell/>
          <table:table-cell office:value-type="string" calcext:value-type="string">
            <text:p>While one of your Pok&amp;eacute;mon knows Surf you may traverse (water) obstacles.</text:p>
          </table:table-cell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May be taught to (hm_flying) Pok&amp;eacute;mon and Pok&amp;eacute;mon with (die_flying) attack to traverse (hm_flying) obstacles.</text:p>
          </table:table-cell>
          <table:table-cell table:number-columns-repeated="2"/>
          <table:table-cell office:value-type="string" calcext:value-type="string">
            <text:p>Decks/Attacks/Hm/hm_borderless.png</text:p>
          </table:table-cell>
          <table:table-cell/>
          <table:table-cell office:value-type="string" calcext:value-type="string">
            <text:p>HM 3 Fly</text:p>
          </table:table-cell>
          <table:table-cell office:value-type="string" calcext:value-type="string">
            <text:p>to traverse (hm_flying)</text:p>
          </table:table-cell>
          <table:table-cell/>
          <table:table-cell office:value-type="string" calcext:value-type="string">
            <text:p>While one of your Pok&amp;eacute;mon knows Fly you may traverse (flying) obstacles.</text:p>
          </table:table-cell>
        </table:table-row>
        <table:table-row table:style-name="ro1">
          <table:table-cell office:value-type="string" calcext:value-type="string">
            <text:p>gym</text:p>
          </table:table-cell>
          <table:table-cell table:number-columns-repeated="3"/>
          <table:table-cell office:value-type="string" calcext:value-type="string">
            <text:p>Decks/Attacks/hm/tm_borderless.png</text:p>
          </table:table-cell>
          <table:table-cell/>
          <table:table-cell office:value-type="string" calcext:value-type="string">
            <text:p>TM 1 Dig</text:p>
          </table:table-cell>
          <table:table-cell table:number-columns-repeated="2"/>
          <table:table-cell table:formula="of:=[Pokemon_cards_1.HN2]" office:value-type="string" office:string-value="While one of your Pok&amp;eacute;mon knows Dig, you may once a turn, when in a (brown_node) or (pink_node) node, move to a node connected to any (brown_node) or (pink_node) node respectively." calcext:value-type="string">
            <text:p>While one of your Pok&amp;eacute;mon knows Dig, you may once a turn, when in a (brown_node) or (pink_node) node, move to a node connected to any (brown_node) or (pink_node) node respectively.</text:p>
          </table:table-cell>
        </table:table-row>
        <table:table-row table:style-name="ro1">
          <table:table-cell office:value-type="string" calcext:value-type="string">
            <text:p>gym</text:p>
          </table:table-cell>
          <table:table-cell table:number-columns-repeated="3"/>
          <table:table-cell office:value-type="string" calcext:value-type="string">
            <text:p>Decks/Attacks/hm/tm_borderless.png</text:p>
          </table:table-cell>
          <table:table-cell/>
          <table:table-cell office:value-type="string" calcext:value-type="string">
            <text:p>TM 2 Rain Dance</text:p>
          </table:table-cell>
          <table:table-cell table:number-columns-repeated="2"/>
          <table:table-cell table:formula="of:=[Pokemon_cards_1.HN3]" office:value-type="string" office:string-value="While one of your Pok&amp;eacute;mon knows Rain Dance, you may once a turn, when adjacent to a (water) obstacle, spend an action to encounter a discarded (blue_token) token." calcext:value-type="string">
            <text:p>While one of your Pok&amp;eacute;mon knows Rain Dance, you may once a turn, when adjacent to a (water) obstacle, spend an action to encounter a discarded (blue_token) token.</text:p>
          </table:table-cell>
        </table:table-row>
        <table:table-row table:style-name="ro1">
          <table:table-cell office:value-type="string" calcext:value-type="string">
            <text:p>gym</text:p>
          </table:table-cell>
          <table:table-cell table:number-columns-repeated="3"/>
          <table:table-cell office:value-type="string" calcext:value-type="string">
            <text:p>Decks/Attacks/hm/tm_borderless.png</text:p>
          </table:table-cell>
          <table:table-cell/>
          <table:table-cell office:value-type="string" calcext:value-type="string">
            <text:p>TM 3 Flash</text:p>
          </table:table-cell>
          <table:table-cell table:number-columns-repeated="2"/>
          <table:table-cell table:formula="of:=[Pokemon_cards_1.HN4]" office:value-type="string" office:string-value="While one of your Pok&amp;eacute;mon knows Flash, you may flip tokens for free in your location." calcext:value-type="string">
            <text:p>While one of your Pok&amp;eacute;mon knows Flash, you may flip tokens for free in your location.</text:p>
          </table:table-cell>
        </table:table-row>
        <table:table-row table:style-name="ro1">
          <table:table-cell office:value-type="string" calcext:value-type="string">
            <text:p>gym</text:p>
          </table:table-cell>
          <table:table-cell table:number-columns-repeated="3"/>
          <table:table-cell office:value-type="string" calcext:value-type="string">
            <text:p>Decks/Attacks/hm/tm_borderless.png</text:p>
          </table:table-cell>
          <table:table-cell/>
          <table:table-cell office:value-type="string" calcext:value-type="string">
            <text:p>TM 4 Synthesis</text:p>
          </table:table-cell>
          <table:table-cell table:number-columns-repeated="2"/>
          <table:table-cell table:formula="of:=[Pokemon_cards_1.HN5]" office:value-type="string" office:string-value="While one of your Pok&amp;eacute;mon knows Synthesis, the Pok&amp;eacute;mon may once a turn regain a (health)." calcext:value-type="string">
            <text:p>While one of your Pok&amp;eacute;mon knows Synthesis, the Pok&amp;eacute;mon may once a turn regain a (health).</text:p>
          </table:table-cell>
        </table:table-row>
        <table:table-row table:style-name="ro1">
          <table:table-cell office:value-type="string" calcext:value-type="string">
            <text:p>gym</text:p>
          </table:table-cell>
          <table:table-cell table:number-columns-repeated="3"/>
          <table:table-cell office:value-type="string" calcext:value-type="string">
            <text:p>Decks/Attacks/hm/tm_borderless.png</text:p>
          </table:table-cell>
          <table:table-cell/>
          <table:table-cell office:value-type="string" calcext:value-type="string">
            <text:p>TM 5 Smokescreen</text:p>
          </table:table-cell>
          <table:table-cell table:number-columns-repeated="2"/>
          <table:table-cell table:formula="of:=[Pokemon_cards_1.HN6]" office:value-type="string" office:string-value="While one of your Pok&amp;eacute;mon knows Smokescreen, you may once a turn run away from trainers. Gain a free movement if you do." calcext:value-type="string">
            <text:p>While one of your Pok&amp;eacute;mon knows Smokescreen, you may once a turn run away from trainers. Gain a free movement if you do.</text:p>
          </table:table-cell>
        </table:table-row>
        <table:table-row table:style-name="ro1">
          <table:table-cell office:value-type="string" calcext:value-type="string">
            <text:p>gym</text:p>
          </table:table-cell>
          <table:table-cell table:number-columns-repeated="3"/>
          <table:table-cell office:value-type="string" calcext:value-type="string">
            <text:p>Decks/Attacks/hm/tm_borderless.png</text:p>
          </table:table-cell>
          <table:table-cell/>
          <table:table-cell office:value-type="string" calcext:value-type="string">
            <text:p>TM 6 Reflect</text:p>
          </table:table-cell>
          <table:table-cell table:number-columns-repeated="2"/>
          <table:table-cell table:formula="of:=[Pokemon_cards_1.HN7]" office:value-type="string" office:string-value="While one of your Pok&amp;eacute;mon knows Reflect, you may once a turn ignore damage from a wild Pok&amp;eacute;mon." calcext:value-type="string">
            <text:p>While one of your Pok&amp;eacute;mon knows Reflect, you may once a turn ignore damage from a wild Pok&amp;eacute;mon.</text:p>
          </table:table-cell>
        </table:table-row>
        <table:table-row table:style-name="ro1">
          <table:table-cell office:value-type="string" calcext:value-type="string">
            <text:p>gym</text:p>
          </table:table-cell>
          <table:table-cell table:number-columns-repeated="3"/>
          <table:table-cell office:value-type="string" calcext:value-type="string">
            <text:p>Decks/Attacks/hm/tm_borderless.png</text:p>
          </table:table-cell>
          <table:table-cell/>
          <table:table-cell office:value-type="string" calcext:value-type="string">
            <text:p>TM 7 Sunny Day</text:p>
          </table:table-cell>
          <table:table-cell table:number-columns-repeated="2"/>
          <table:table-cell table:formula="of:=[Pokemon_cards_1.HN8]" office:value-type="string" office:string-value="While one of your Pok&amp;eacute;mon knows Sunny Day, you may once a turn, when adjacent to a (tree) obstacle, spend a move to encounter a discarded (green_token) token." calcext:value-type="string">
            <text:p>While one of your Pok&amp;eacute;mon knows Sunny Day, you may once a turn, when adjacent to a (tree) obstacle, spend a move to encounter a discarded (green_token) token.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table:number-columns-repeated="3"/>
          <table:table-cell office:value-type="string" calcext:value-type="string">
            <text:p>Decks/Attacks/hm/tm_borderless.png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 style:data-style-name="N2" text:time-value="16:12:56.094377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09T16:38:01.441204640</dc:date>
    <meta:editing-duration>P6DT59M21S</meta:editing-duration>
    <meta:editing-cycles>819</meta:editing-cycles>
    <meta:generator>LibreOffice/6.4.7.2$Linux_X86_64 LibreOffice_project/40$Build-2</meta:generator>
    <meta:document-statistic meta:table-count="2" meta:cell-count="16049" meta:object-count="1"/>
  </office:meta>
</office:document-meta>
</file>

<file path=Basic/Standard/heart_2.xml><?xml version="1.0" encoding="utf-8"?>
<!DOCTYPE module  PUBLIC '-//OpenOffice.org//DTD OfficeDocument 1.0//EN'  'module.dtd'>
<script:module xmlns:script="http://openoffice.org/2000/script" script:name="heart_2" script:language="StarBasic" script:moduleType="normal">REM  *****  BASIC  *****

Sub Main

End Sub
</script:module>
</file>

<file path=Basic/Standard/heart_spot_calc.xml><?xml version="1.0" encoding="utf-8"?>
<!DOCTYPE module  PUBLIC '-//OpenOffice.org//DTD OfficeDocument 1.0//EN'  'module.dtd'>
<script:module xmlns:script="http://openoffice.org/2000/script" script:name="heart_spot_calc" script:language="StarBasic" script:moduleType="normal">REM  *****  BASIC  *****
Sub SayHello()
	Msgbox "Hello World!"
	

	For i = 1 To 12
		range("e3").Value = 1
	Next i


End Sub
</script:module>
</file>

<file path=Basic/Standard/hello_world.xml><?xml version="1.0" encoding="utf-8"?>
<!DOCTYPE module  PUBLIC '-//OpenOffice.org//DTD OfficeDocument 1.0//EN'  'module.dtd'>
<script:module xmlns:script="http://openoffice.org/2000/script" script:name="hello_world" script:language="StarBasic" script:moduleType="normal">REM  *****  BASIC  *****

Sub Main
	MsgBox "Hello World!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heart_spot_calc"/>
  <library:element library:name="heart_2"/>
  <library:element library:name="hello_world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